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4.710812" calcext:value-type="float">
            <text:p>4.710812</text:p>
          </table:table-cell>
          <table:table-cell office:value-type="float" office:value="2.91" calcext:value-type="float">
            <text:p>2.91</text:p>
          </table:table-cell>
          <table:table-cell office:value-type="float" office:value="-2.93" calcext:value-type="float">
            <text:p>-2.93</text:p>
          </table:table-cell>
          <table:table-cell office:value-type="float" office:value="0.630569" calcext:value-type="float">
            <text:p>0.630569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331.524" calcext:value-type="float">
            <text:p>331.524</text:p>
          </table:table-cell>
          <table:table-cell office:value-type="float" office:value="0" calcext:value-type="float">
            <text:p>0</text:p>
          </table:table-cell>
          <table:table-cell office:value-type="float" office:value="6.327789" calcext:value-type="float">
            <text:p>6.327789</text:p>
          </table:table-cell>
          <table:table-cell office:value-type="float" office:value="-3.532318" calcext:value-type="float">
            <text:p>-3.532318</text:p>
          </table:table-cell>
          <table:table-cell office:value-type="float" office:value="1.044128" calcext:value-type="float">
            <text:p>1.044128</text:p>
          </table:table-cell>
          <table:table-cell office:value-type="float" office:value="-0.8813782" calcext:value-type="float">
            <text:p>-0.8813782</text:p>
          </table:table-cell>
          <table:table-cell office:value-type="float" office:value="0.828186" calcext:value-type="float">
            <text:p>0.828186</text:p>
          </table:table-cell>
          <table:table-cell office:value-type="float" office:value="-0.09411621" calcext:value-type="float">
            <text:p>-0.09411621</text:p>
          </table:table-cell>
          <table:table-cell office:value-type="float" office:value="0.9332275" calcext:value-type="float">
            <text:p>0.9332275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1.129333" calcext:value-type="float">
            <text:p>1.129333</text:p>
          </table:table-cell>
          <table:table-cell office:value-type="float" office:value="0.8298645" calcext:value-type="float">
            <text:p>0.8298645</text:p>
          </table:table-cell>
          <table:table-cell office:value-type="float" office:value="1.486053" calcext:value-type="float">
            <text:p>1.486053</text:p>
          </table:table-cell>
          <table:table-cell office:value-type="float" office:value="1.307465" calcext:value-type="float">
            <text:p>1.307465</text:p>
          </table:table-cell>
          <table:table-cell office:value-type="float" office:value="1.937073" calcext:value-type="float">
            <text:p>1.937073</text:p>
          </table:table-cell>
          <table:table-cell office:value-type="float" office:value="1.827454" calcext:value-type="float">
            <text:p>1.827454</text:p>
          </table:table-cell>
          <table:table-cell office:value-type="float" office:value="2.671356" calcext:value-type="float">
            <text:p>2.671356</text:p>
          </table:table-cell>
          <table:table-cell office:value-type="float" office:value="2.653931" calcext:value-type="float">
            <text:p>2.653931</text:p>
          </table:table-cell>
          <table:table-cell office:value-type="float" office:value="4.117798" calcext:value-type="float">
            <text:p>4.117798</text:p>
          </table:table-cell>
          <table:table-cell office:value-type="float" office:value="4.070282" calcext:value-type="float">
            <text:p>4.070282</text:p>
          </table:table-cell>
          <table:table-cell office:value-type="float" office:value="5.858063" calcext:value-type="float">
            <text:p>5.858063</text:p>
          </table:table-cell>
          <table:table-cell office:value-type="float" office:value="5.762024" calcext:value-type="float">
            <text:p>5.762024</text:p>
          </table:table-cell>
          <table:table-cell office:value-type="float" office:value="7.16156" calcext:value-type="float">
            <text:p>7.16156</text:p>
          </table:table-cell>
          <table:table-cell office:value-type="float" office:value="7.055817" calcext:value-type="float">
            <text:p>7.055817</text:p>
          </table:table-cell>
          <table:table-cell office:value-type="float" office:value="8.196075" calcext:value-type="float">
            <text:p>8.196075</text:p>
          </table:table-cell>
          <table:table-cell office:value-type="float" office:value="8.094574" calcext:value-type="float">
            <text:p>8.094574</text:p>
          </table:table-cell>
          <table:table-cell office:value-type="float" office:value="8.972778" calcext:value-type="float">
            <text:p>8.972778</text:p>
          </table:table-cell>
          <table:table-cell office:value-type="float" office:value="8.879822" calcext:value-type="float">
            <text:p>8.879822</text:p>
          </table:table-cell>
          <table:table-cell office:value-type="float" office:value="9.363281" calcext:value-type="float">
            <text:p>9.363281</text:p>
          </table:table-cell>
          <table:table-cell office:value-type="float" office:value="9.277618" calcext:value-type="float">
            <text:p>9.277618</text:p>
          </table:table-cell>
          <table:table-cell office:value-type="float" office:value="9.764252" calcext:value-type="float">
            <text:p>9.764252</text:p>
          </table:table-cell>
          <table:table-cell office:value-type="float" office:value="-6.808319" calcext:value-type="float">
            <text:p>-6.808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7.255758" calcext:value-type="float">
            <text:p>7.255758</text:p>
          </table:table-cell>
          <table:table-cell office:value-type="float" office:value="2.19" calcext:value-type="float">
            <text:p>2.19</text:p>
          </table:table-cell>
          <table:table-cell office:value-type="float" office:value="-5.9" calcext:value-type="float">
            <text:p>-5.9</text:p>
          </table:table-cell>
          <table:table-cell office:value-type="float" office:value="0.6301469" calcext:value-type="float">
            <text:p>0.6301469</text:p>
          </table:table-cell>
          <table:table-cell office:value-type="float" office:value="0.349557" calcext:value-type="float">
            <text:p>0.349557</text:p>
          </table:table-cell>
          <table:table-cell office:value-type="float" office:value="247.068" calcext:value-type="float">
            <text:p>247.068</text:p>
          </table:table-cell>
          <table:table-cell office:value-type="float" office:value="0" calcext:value-type="float">
            <text:p>0</text:p>
          </table:table-cell>
          <table:table-cell office:value-type="float" office:value="8.28595" calcext:value-type="float">
            <text:p>8.28595</text:p>
          </table:table-cell>
          <table:table-cell office:value-type="float" office:value="-4.957672" calcext:value-type="float">
            <text:p>-4.957672</text:p>
          </table:table-cell>
          <table:table-cell office:value-type="float" office:value="0.9647827" calcext:value-type="float">
            <text:p>0.9647827</text:p>
          </table:table-cell>
          <table:table-cell office:value-type="float" office:value="-1.352295" calcext:value-type="float">
            <text:p>-1.352295</text:p>
          </table:table-cell>
          <table:table-cell office:value-type="float" office:value="0.4253845" calcext:value-type="float">
            <text:p>0.425384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6421509" calcext:value-type="float">
            <text:p>0.6421509</text:p>
          </table:table-cell>
          <table:table-cell office:value-type="float" office:value="0.3580627" calcext:value-type="float">
            <text:p>0.3580627</text:p>
          </table:table-cell>
          <table:table-cell office:value-type="float" office:value="0.9197693" calcext:value-type="float">
            <text:p>0.9197693</text:p>
          </table:table-cell>
          <table:table-cell office:value-type="float" office:value="0.7600708" calcext:value-type="float">
            <text:p>0.7600708</text:p>
          </table:table-cell>
          <table:table-cell office:value-type="float" office:value="1.378937" calcext:value-type="float">
            <text:p>1.378937</text:p>
          </table:table-cell>
          <table:table-cell office:value-type="float" office:value="1.248657" calcext:value-type="float">
            <text:p>1.248657</text:p>
          </table:table-cell>
          <table:table-cell office:value-type="float" office:value="1.878235" calcext:value-type="float">
            <text:p>1.878235</text:p>
          </table:table-cell>
          <table:table-cell office:value-type="float" office:value="1.777069" calcext:value-type="float">
            <text:p>1.777069</text:p>
          </table:table-cell>
          <table:table-cell office:value-type="float" office:value="2.656281" calcext:value-type="float">
            <text:p>2.656281</text:p>
          </table:table-cell>
          <table:table-cell office:value-type="float" office:value="2.601318" calcext:value-type="float">
            <text:p>2.601318</text:p>
          </table:table-cell>
          <table:table-cell office:value-type="float" office:value="4.069794" calcext:value-type="float">
            <text:p>4.069794</text:p>
          </table:table-cell>
          <table:table-cell office:value-type="float" office:value="4.015533" calcext:value-type="float">
            <text:p>4.015533</text:p>
          </table:table-cell>
          <table:table-cell office:value-type="float" office:value="5.761108" calcext:value-type="float">
            <text:p>5.761108</text:p>
          </table:table-cell>
          <table:table-cell office:value-type="float" office:value="5.673492" calcext:value-type="float">
            <text:p>5.673492</text:p>
          </table:table-cell>
          <table:table-cell office:value-type="float" office:value="7.054749" calcext:value-type="float">
            <text:p>7.054749</text:p>
          </table:table-cell>
          <table:table-cell office:value-type="float" office:value="6.955139" calcext:value-type="float">
            <text:p>6.955139</text:p>
          </table:table-cell>
          <table:table-cell office:value-type="float" office:value="8.093475" calcext:value-type="float">
            <text:p>8.093475</text:p>
          </table:table-cell>
          <table:table-cell office:value-type="float" office:value="7.993439" calcext:value-type="float">
            <text:p>7.993439</text:p>
          </table:table-cell>
          <table:table-cell office:value-type="float" office:value="8.878876" calcext:value-type="float">
            <text:p>8.878876</text:p>
          </table:table-cell>
          <table:table-cell office:value-type="float" office:value="8.786133" calcext:value-type="float">
            <text:p>8.786133</text:p>
          </table:table-cell>
          <table:table-cell office:value-type="float" office:value="9.276703" calcext:value-type="float">
            <text:p>9.276703</text:p>
          </table:table-cell>
          <table:table-cell office:value-type="float" office:value="9.19104" calcext:value-type="float">
            <text:p>9.19104</text:p>
          </table:table-cell>
          <table:table-cell office:value-type="float" office:value="12.88647" calcext:value-type="float">
            <text:p>12.88647</text:p>
          </table:table-cell>
          <table:table-cell office:value-type="float" office:value="-9.164948" calcext:value-type="float">
            <text:p>-9.164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8.689022" calcext:value-type="float">
            <text:p>8.689022</text:p>
          </table:table-cell>
          <table:table-cell office:value-type="float" office:value="9.11" calcext:value-type="float">
            <text:p>9.11</text:p>
          </table:table-cell>
          <table:table-cell office:value-type="float" office:value="-6.89" calcext:value-type="float">
            <text:p>-6.89</text:p>
          </table:table-cell>
          <table:table-cell office:value-type="float" office:value="0.7964921" calcext:value-type="float">
            <text:p>0.7964921</text:p>
          </table:table-cell>
          <table:table-cell office:value-type="float" office:value="0.3244375" calcext:value-type="float">
            <text:p>0.3244375</text:p>
          </table:table-cell>
          <table:table-cell office:value-type="float" office:value="245.952" calcext:value-type="float">
            <text:p>245.952</text:p>
          </table:table-cell>
          <table:table-cell office:value-type="float" office:value="0" calcext:value-type="float">
            <text:p>0</text:p>
          </table:table-cell>
          <table:table-cell office:value-type="float" office:value="11.38104" calcext:value-type="float">
            <text:p>11.38104</text:p>
          </table:table-cell>
          <table:table-cell office:value-type="float" office:value="-5.507568" calcext:value-type="float">
            <text:p>-5.507568</text:p>
          </table:table-cell>
          <table:table-cell office:value-type="float" office:value="4.183655" calcext:value-type="float">
            <text:p>4.183655</text:p>
          </table:table-cell>
          <table:table-cell office:value-type="float" office:value="-1.776154" calcext:value-type="float">
            <text:p>-1.776154</text:p>
          </table:table-cell>
          <table:table-cell office:value-type="float" office:value="2.174438" calcext:value-type="float">
            <text:p>2.174438</text:p>
          </table:table-cell>
          <table:table-cell office:value-type="float" office:value="-0.2435913" calcext:value-type="float">
            <text:p>-0.2435913</text:p>
          </table:table-cell>
          <table:table-cell office:value-type="float" office:value="1.656921" calcext:value-type="float">
            <text:p>1.656921</text:p>
          </table:table-cell>
          <table:table-cell office:value-type="float" office:value="0.2798157" calcext:value-type="float">
            <text:p>0.2798157</text:p>
          </table:table-cell>
          <table:table-cell office:value-type="float" office:value="1.569794" calcext:value-type="float">
            <text:p>1.569794</text:p>
          </table:table-cell>
          <table:table-cell office:value-type="float" office:value="0.6820679" calcext:value-type="float">
            <text:p>0.6820679</text:p>
          </table:table-cell>
          <table:table-cell office:value-type="float" office:value="1.640503" calcext:value-type="float">
            <text:p>1.640503</text:p>
          </table:table-cell>
          <table:table-cell office:value-type="float" office:value="1.172852" calcext:value-type="float">
            <text:p>1.172852</text:p>
          </table:table-cell>
          <table:table-cell office:value-type="float" office:value="1.967346" calcext:value-type="float">
            <text:p>1.967346</text:p>
          </table:table-cell>
          <table:table-cell office:value-type="float" office:value="1.707336" calcext:value-type="float">
            <text:p>1.707336</text:p>
          </table:table-cell>
          <table:table-cell office:value-type="float" office:value="2.6008" calcext:value-type="float">
            <text:p>2.6008</text:p>
          </table:table-cell>
          <table:table-cell office:value-type="float" office:value="2.548798" calcext:value-type="float">
            <text:p>2.548798</text:p>
          </table:table-cell>
          <table:table-cell office:value-type="float" office:value="4.014923" calcext:value-type="float">
            <text:p>4.014923</text:p>
          </table:table-cell>
          <table:table-cell office:value-type="float" office:value="3.952087" calcext:value-type="float">
            <text:p>3.952087</text:p>
          </table:table-cell>
          <table:table-cell office:value-type="float" office:value="5.672607" calcext:value-type="float">
            <text:p>5.672607</text:p>
          </table:table-cell>
          <table:table-cell office:value-type="float" office:value="5.58902" calcext:value-type="float">
            <text:p>5.58902</text:p>
          </table:table-cell>
          <table:table-cell office:value-type="float" office:value="6.954102" calcext:value-type="float">
            <text:p>6.954102</text:p>
          </table:table-cell>
          <table:table-cell office:value-type="float" office:value="6.859009" calcext:value-type="float">
            <text:p>6.859009</text:p>
          </table:table-cell>
          <table:table-cell office:value-type="float" office:value="7.992432" calcext:value-type="float">
            <text:p>7.992432</text:p>
          </table:table-cell>
          <table:table-cell office:value-type="float" office:value="7.894989" calcext:value-type="float">
            <text:p>7.894989</text:p>
          </table:table-cell>
          <table:table-cell office:value-type="float" office:value="8.785126" calcext:value-type="float">
            <text:p>8.785126</text:p>
          </table:table-cell>
          <table:table-cell office:value-type="float" office:value="8.69281" calcext:value-type="float">
            <text:p>8.69281</text:p>
          </table:table-cell>
          <table:table-cell office:value-type="float" office:value="9.190155" calcext:value-type="float">
            <text:p>9.190155</text:p>
          </table:table-cell>
          <table:table-cell office:value-type="float" office:value="9.104156" calcext:value-type="float">
            <text:p>9.104156</text:p>
          </table:table-cell>
          <table:table-cell office:value-type="float" office:value="18.09631" calcext:value-type="float">
            <text:p>18.09631</text:p>
          </table:table-cell>
          <table:table-cell office:value-type="float" office:value="-10.048" calcext:value-type="float">
            <text:p>-10.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3.999531" calcext:value-type="float">
            <text:p>3.999531</text:p>
          </table:table-cell>
          <table:table-cell office:value-type="float" office:value="8.71" calcext:value-type="float">
            <text:p>8.71</text:p>
          </table:table-cell>
          <table:table-cell office:value-type="float" office:value="-0.99" calcext:value-type="float">
            <text:p>-0.99</text:p>
          </table:table-cell>
          <table:table-cell office:value-type="float" office:value="0.8971989" calcext:value-type="float">
            <text:p>0.8971989</text:p>
          </table:table-cell>
          <table:table-cell office:value-type="float" office:value="0.5019479" calcext:value-type="float">
            <text:p>0.5019479</text:p>
          </table:table-cell>
          <table:table-cell office:value-type="float" office:value="376.056" calcext:value-type="float">
            <text:p>376.056</text:p>
          </table:table-cell>
          <table:table-cell office:value-type="float" office:value="0.7" calcext:value-type="float">
            <text:p>0.7</text:p>
          </table:table-cell>
          <table:table-cell office:value-type="float" office:value="9.495087" calcext:value-type="float">
            <text:p>9.495087</text:p>
          </table:table-cell>
          <table:table-cell office:value-type="float" office:value="-2.829987" calcext:value-type="float">
            <text:p>-2.829987</text:p>
          </table:table-cell>
          <table:table-cell office:value-type="float" office:value="6.094849" calcext:value-type="float">
            <text:p>6.094849</text:p>
          </table:table-cell>
          <table:table-cell office:value-type="float" office:value="-0.6110229" calcext:value-type="float">
            <text:p>-0.6110229</text:p>
          </table:table-cell>
          <table:table-cell office:value-type="float" office:value="4.33667" calcext:value-type="float">
            <text:p>4.33667</text:p>
          </table:table-cell>
          <table:table-cell office:value-type="float" office:value="-0.001983643" calcext:value-type="float">
            <text:p>-0.001983643</text:p>
          </table:table-cell>
          <table:table-cell office:value-type="float" office:value="3.248627" calcext:value-type="float">
            <text:p>3.248627</text:p>
          </table:table-cell>
          <table:table-cell office:value-type="float" office:value="0.5614014" calcext:value-type="float">
            <text:p>0.5614014</text:p>
          </table:table-cell>
          <table:table-cell office:value-type="float" office:value="2.774872" calcext:value-type="float">
            <text:p>2.774872</text:p>
          </table:table-cell>
          <table:table-cell office:value-type="float" office:value="0.937439" calcext:value-type="float">
            <text:p>0.937439</text:p>
          </table:table-cell>
          <table:table-cell office:value-type="float" office:value="2.496124" calcext:value-type="float">
            <text:p>2.496124</text:p>
          </table:table-cell>
          <table:table-cell office:value-type="float" office:value="1.388733" calcext:value-type="float">
            <text:p>1.388733</text:p>
          </table:table-cell>
          <table:table-cell office:value-type="float" office:value="2.548676" calcext:value-type="float">
            <text:p>2.548676</text:p>
          </table:table-cell>
          <table:table-cell office:value-type="float" office:value="1.860382" calcext:value-type="float">
            <text:p>1.860382</text:p>
          </table:table-cell>
          <table:table-cell office:value-type="float" office:value="2.75293" calcext:value-type="float">
            <text:p>2.75293</text:p>
          </table:table-cell>
          <table:table-cell office:value-type="float" office:value="2.577728" calcext:value-type="float">
            <text:p>2.577728</text:p>
          </table:table-cell>
          <table:table-cell office:value-type="float" office:value="3.951569" calcext:value-type="float">
            <text:p>3.951569</text:p>
          </table:table-cell>
          <table:table-cell office:value-type="float" office:value="3.923737" calcext:value-type="float">
            <text:p>3.923737</text:p>
          </table:table-cell>
          <table:table-cell office:value-type="float" office:value="5.588196" calcext:value-type="float">
            <text:p>5.588196</text:p>
          </table:table-cell>
          <table:table-cell office:value-type="float" office:value="5.51062" calcext:value-type="float">
            <text:p>5.51062</text:p>
          </table:table-cell>
          <table:table-cell office:value-type="float" office:value="6.858032" calcext:value-type="float">
            <text:p>6.858032</text:p>
          </table:table-cell>
          <table:table-cell office:value-type="float" office:value="6.766632" calcext:value-type="float">
            <text:p>6.766632</text:p>
          </table:table-cell>
          <table:table-cell office:value-type="float" office:value="7.893951" calcext:value-type="float">
            <text:p>7.893951</text:p>
          </table:table-cell>
          <table:table-cell office:value-type="float" office:value="7.798706" calcext:value-type="float">
            <text:p>7.798706</text:p>
          </table:table-cell>
          <table:table-cell office:value-type="float" office:value="8.691864" calcext:value-type="float">
            <text:p>8.691864</text:p>
          </table:table-cell>
          <table:table-cell office:value-type="float" office:value="8.600616" calcext:value-type="float">
            <text:p>8.600616</text:p>
          </table:table-cell>
          <table:table-cell office:value-type="float" office:value="9.10321" calcext:value-type="float">
            <text:p>9.10321</text:p>
          </table:table-cell>
          <table:table-cell office:value-type="float" office:value="9.017029" calcext:value-type="float">
            <text:p>9.017029</text:p>
          </table:table-cell>
          <table:table-cell office:value-type="float" office:value="12.24289" calcext:value-type="float">
            <text:p>12.24289</text:p>
          </table:table-cell>
          <table:table-cell office:value-type="float" office:value="-5.67334" calcext:value-type="float">
            <text:p>-5.673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2.409738" calcext:value-type="float">
            <text:p>2.409738</text:p>
          </table:table-cell>
          <table:table-cell office:value-type="float" office:value="3.73" calcext:value-type="float">
            <text:p>3.73</text:p>
          </table:table-cell>
          <table:table-cell office:value-type="float" office:value="-4.64" calcext:value-type="float">
            <text:p>-4.64</text:p>
          </table:table-cell>
          <table:table-cell office:value-type="float" office:value="0.7022061" calcext:value-type="float">
            <text:p>0.7022061</text:p>
          </table:table-cell>
          <table:table-cell office:value-type="float" office:value="0.3840528" calcext:value-type="float">
            <text:p>0.3840528</text:p>
          </table:table-cell>
          <table:table-cell office:value-type="float" office:value="367.992" calcext:value-type="float">
            <text:p>367.992</text:p>
          </table:table-cell>
          <table:table-cell office:value-type="float" office:value="0" calcext:value-type="float">
            <text:p>0</text:p>
          </table:table-cell>
          <table:table-cell office:value-type="float" office:value="2.569092" calcext:value-type="float">
            <text:p>2.569092</text:p>
          </table:table-cell>
          <table:table-cell office:value-type="float" office:value="-3.718109" calcext:value-type="float">
            <text:p>-3.718109</text:p>
          </table:table-cell>
          <table:table-cell office:value-type="float" office:value="0.2284851" calcext:value-type="float">
            <text:p>0.2284851</text:p>
          </table:table-cell>
          <table:table-cell office:value-type="float" office:value="-0.7685242" calcext:value-type="float">
            <text:p>-0.7685242</text:p>
          </table:table-cell>
          <table:table-cell office:value-type="float" office:value="1.219543" calcext:value-type="float">
            <text:p>1.219543</text:p>
          </table:table-cell>
          <table:table-cell office:value-type="float" office:value="0.01559448" calcext:value-type="float">
            <text:p>0.01559448</text:p>
          </table:table-cell>
          <table:table-cell office:value-type="float" office:value="1.93219" calcext:value-type="float">
            <text:p>1.93219</text:p>
          </table:table-cell>
          <table:table-cell office:value-type="float" office:value="0.6098938" calcext:value-type="float">
            <text:p>0.6098938</text:p>
          </table:table-cell>
          <table:table-cell office:value-type="float" office:value="2.220306" calcext:value-type="float">
            <text:p>2.220306</text:p>
          </table:table-cell>
          <table:table-cell office:value-type="float" office:value="1.041809" calcext:value-type="float">
            <text:p>1.041809</text:p>
          </table:table-cell>
          <table:table-cell office:value-type="float" office:value="2.450653" calcext:value-type="float">
            <text:p>2.450653</text:p>
          </table:table-cell>
          <table:table-cell office:value-type="float" office:value="1.558746" calcext:value-type="float">
            <text:p>1.558746</text:p>
          </table:table-cell>
          <table:table-cell office:value-type="float" office:value="2.553986" calcext:value-type="float">
            <text:p>2.553986</text:p>
          </table:table-cell>
          <table:table-cell office:value-type="float" office:value="2.06311" calcext:value-type="float">
            <text:p>2.06311</text:p>
          </table:table-cell>
          <table:table-cell office:value-type="float" office:value="2.867218" calcext:value-type="float">
            <text:p>2.867218</text:p>
          </table:table-cell>
          <table:table-cell office:value-type="float" office:value="2.758118" calcext:value-type="float">
            <text:p>2.758118</text:p>
          </table:table-cell>
          <table:table-cell office:value-type="float" office:value="3.961151" calcext:value-type="float">
            <text:p>3.961151</text:p>
          </table:table-cell>
          <table:table-cell office:value-type="float" office:value="3.925659" calcext:value-type="float">
            <text:p>3.925659</text:p>
          </table:table-cell>
          <table:table-cell office:value-type="float" office:value="5.509857" calcext:value-type="float">
            <text:p>5.509857</text:p>
          </table:table-cell>
          <table:table-cell office:value-type="float" office:value="5.449249" calcext:value-type="float">
            <text:p>5.449249</text:p>
          </table:table-cell>
          <table:table-cell office:value-type="float" office:value="6.765686" calcext:value-type="float">
            <text:p>6.765686</text:p>
          </table:table-cell>
          <table:table-cell office:value-type="float" office:value="6.680206" calcext:value-type="float">
            <text:p>6.680206</text:p>
          </table:table-cell>
          <table:table-cell office:value-type="float" office:value="7.797699" calcext:value-type="float">
            <text:p>7.797699</text:p>
          </table:table-cell>
          <table:table-cell office:value-type="float" office:value="7.704712" calcext:value-type="float">
            <text:p>7.704712</text:p>
          </table:table-cell>
          <table:table-cell office:value-type="float" office:value="8.59967" calcext:value-type="float">
            <text:p>8.59967</text:p>
          </table:table-cell>
          <table:table-cell office:value-type="float" office:value="8.508331" calcext:value-type="float">
            <text:p>8.508331</text:p>
          </table:table-cell>
          <table:table-cell office:value-type="float" office:value="9.016144" calcext:value-type="float">
            <text:p>9.016144</text:p>
          </table:table-cell>
          <table:table-cell office:value-type="float" office:value="8.930725" calcext:value-type="float">
            <text:p>8.930725</text:p>
          </table:table-cell>
          <table:table-cell office:value-type="float" office:value="4.431122" calcext:value-type="float">
            <text:p>4.431122</text:p>
          </table:table-cell>
          <table:table-cell office:value-type="float" office:value="-7.248749" calcext:value-type="float">
            <text:p>-7.248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2.8476" calcext:value-type="float">
            <text:p>2.8476</text:p>
          </table:table-cell>
          <table:table-cell office:value-type="float" office:value="-0.79" calcext:value-type="float">
            <text:p>-0.79</text:p>
          </table:table-cell>
          <table:table-cell office:value-type="float" office:value="-6.98" calcext:value-type="float">
            <text:p>-6.98</text:p>
          </table:table-cell>
          <table:table-cell office:value-type="float" office:value="0.5092595" calcext:value-type="float">
            <text:p>0.5092595</text:p>
          </table:table-cell>
          <table:table-cell office:value-type="float" office:value="0.3222367" calcext:value-type="float">
            <text:p>0.3222367</text:p>
          </table:table-cell>
          <table:table-cell office:value-type="float" office:value="268.2" calcext:value-type="float">
            <text:p>268.2</text:p>
          </table:table-cell>
          <table:table-cell office:value-type="float" office:value="0" calcext:value-type="float">
            <text:p>0</text:p>
          </table:table-cell>
          <table:table-cell office:value-type="float" office:value="0.3306885" calcext:value-type="float">
            <text:p>0.3306885</text:p>
          </table:table-cell>
          <table:table-cell office:value-type="float" office:value="-5.419556" calcext:value-type="float">
            <text:p>-5.419556</text:p>
          </table:table-cell>
          <table:table-cell office:value-type="float" office:value="-0.442627" calcext:value-type="float">
            <text:p>-0.442627</text:p>
          </table:table-cell>
          <table:table-cell office:value-type="float" office:value="-1.679565" calcext:value-type="float">
            <text:p>-1.679565</text:p>
          </table:table-cell>
          <table:table-cell office:value-type="float" office:value="0.006622314" calcext:value-type="float">
            <text:p>0.006622314</text:p>
          </table:table-cell>
          <table:table-cell office:value-type="float" office:value="-0.2333984" calcext:value-type="float">
            <text:p>-0.2333984</text:p>
          </table:table-cell>
          <table:table-cell office:value-type="float" office:value="0.6018677" calcext:value-type="float">
            <text:p>0.6018677</text:p>
          </table:table-cell>
          <table:table-cell office:value-type="float" office:value="0.3085327" calcext:value-type="float">
            <text:p>0.3085327</text:p>
          </table:table-cell>
          <table:table-cell office:value-type="float" office:value="1.03476" calcext:value-type="float">
            <text:p>1.03476</text:p>
          </table:table-cell>
          <table:table-cell office:value-type="float" office:value="0.7268677" calcext:value-type="float">
            <text:p>0.7268677</text:p>
          </table:table-cell>
          <table:table-cell office:value-type="float" office:value="1.553253" calcext:value-type="float">
            <text:p>1.553253</text:p>
          </table:table-cell>
          <table:table-cell office:value-type="float" office:value="1.241638" calcext:value-type="float">
            <text:p>1.241638</text:p>
          </table:table-cell>
          <table:table-cell office:value-type="float" office:value="2.059448" calcext:value-type="float">
            <text:p>2.059448</text:p>
          </table:table-cell>
          <table:table-cell office:value-type="float" office:value="1.789856" calcext:value-type="float">
            <text:p>1.789856</text:p>
          </table:table-cell>
          <table:table-cell office:value-type="float" office:value="2.811249" calcext:value-type="float">
            <text:p>2.811249</text:p>
          </table:table-cell>
          <table:table-cell office:value-type="float" office:value="2.639709" calcext:value-type="float">
            <text:p>2.639709</text:p>
          </table:table-cell>
          <table:table-cell office:value-type="float" office:value="3.961182" calcext:value-type="float">
            <text:p>3.961182</text:p>
          </table:table-cell>
          <table:table-cell office:value-type="float" office:value="3.924408" calcext:value-type="float">
            <text:p>3.924408</text:p>
          </table:table-cell>
          <table:table-cell office:value-type="float" office:value="5.448669" calcext:value-type="float">
            <text:p>5.448669</text:p>
          </table:table-cell>
          <table:table-cell office:value-type="float" office:value="5.395966" calcext:value-type="float">
            <text:p>5.395966</text:p>
          </table:table-cell>
          <table:table-cell office:value-type="float" office:value="6.679352" calcext:value-type="float">
            <text:p>6.679352</text:p>
          </table:table-cell>
          <table:table-cell office:value-type="float" office:value="6.600739" calcext:value-type="float">
            <text:p>6.600739</text:p>
          </table:table-cell>
          <table:table-cell office:value-type="float" office:value="7.703735" calcext:value-type="float">
            <text:p>7.703735</text:p>
          </table:table-cell>
          <table:table-cell office:value-type="float" office:value="7.61377" calcext:value-type="float">
            <text:p>7.61377</text:p>
          </table:table-cell>
          <table:table-cell office:value-type="float" office:value="8.507355" calcext:value-type="float">
            <text:p>8.507355</text:p>
          </table:table-cell>
          <table:table-cell office:value-type="float" office:value="8.417694" calcext:value-type="float">
            <text:p>8.417694</text:p>
          </table:table-cell>
          <table:table-cell office:value-type="float" office:value="8.929871" calcext:value-type="float">
            <text:p>8.929871</text:p>
          </table:table-cell>
          <table:table-cell office:value-type="float" office:value="8.845184" calcext:value-type="float">
            <text:p>8.845184</text:p>
          </table:table-cell>
          <table:table-cell office:value-type="float" office:value="1.507263" calcext:value-type="float">
            <text:p>1.507263</text:p>
          </table:table-cell>
          <table:table-cell office:value-type="float" office:value="-9.508881" calcext:value-type="float">
            <text:p>-9.508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8.93739" calcext:value-type="float">
            <text:p>8.93739</text:p>
          </table:table-cell>
          <table:table-cell office:value-type="float" office:value="18.74" calcext:value-type="float">
            <text:p>18.74</text:p>
          </table:table-cell>
          <table:table-cell office:value-type="float" office:value="-4.97" calcext:value-type="float">
            <text:p>-4.97</text:p>
          </table:table-cell>
          <table:table-cell office:value-type="float" office:value="0.9092479" calcext:value-type="float">
            <text:p>0.9092479</text:p>
          </table:table-cell>
          <table:table-cell office:value-type="float" office:value="0.3747343" calcext:value-type="float">
            <text:p>0.3747343</text:p>
          </table:table-cell>
          <table:table-cell office:value-type="float" office:value="255.96" calcext:value-type="float">
            <text:p>255.96</text:p>
          </table:table-cell>
          <table:table-cell office:value-type="float" office:value="0" calcext:value-type="float">
            <text:p>0</text:p>
          </table:table-cell>
          <table:table-cell office:value-type="float" office:value="14.52026" calcext:value-type="float">
            <text:p>14.52026</text:p>
          </table:table-cell>
          <table:table-cell office:value-type="float" office:value="-5.510345" calcext:value-type="float">
            <text:p>-5.510345</text:p>
          </table:table-cell>
          <table:table-cell office:value-type="float" office:value="6.472198" calcext:value-type="float">
            <text:p>6.472198</text:p>
          </table:table-cell>
          <table:table-cell office:value-type="float" office:value="-2.350159" calcext:value-type="float">
            <text:p>-2.350159</text:p>
          </table:table-cell>
          <table:table-cell office:value-type="float" office:value="1.988708" calcext:value-type="float">
            <text:p>1.988708</text:p>
          </table:table-cell>
          <table:table-cell office:value-type="float" office:value="-0.3731079" calcext:value-type="float">
            <text:p>-0.3731079</text:p>
          </table:table-cell>
          <table:table-cell office:value-type="float" office:value="1.624817" calcext:value-type="float">
            <text:p>1.624817</text:p>
          </table:table-cell>
          <table:table-cell office:value-type="float" office:value="0.1763916" calcext:value-type="float">
            <text:p>0.1763916</text:p>
          </table:table-cell>
          <table:table-cell office:value-type="float" office:value="1.574463" calcext:value-type="float">
            <text:p>1.574463</text:p>
          </table:table-cell>
          <table:table-cell office:value-type="float" office:value="0.6056824" calcext:value-type="float">
            <text:p>0.6056824</text:p>
          </table:table-cell>
          <table:table-cell office:value-type="float" office:value="1.664764" calcext:value-type="float">
            <text:p>1.664764</text:p>
          </table:table-cell>
          <table:table-cell office:value-type="float" office:value="1.124969" calcext:value-type="float">
            <text:p>1.124969</text:p>
          </table:table-cell>
          <table:table-cell office:value-type="float" office:value="1.94989" calcext:value-type="float">
            <text:p>1.94989</text:p>
          </table:table-cell>
          <table:table-cell office:value-type="float" office:value="1.677185" calcext:value-type="float">
            <text:p>1.677185</text:p>
          </table:table-cell>
          <table:table-cell office:value-type="float" office:value="2.638031" calcext:value-type="float">
            <text:p>2.638031</text:p>
          </table:table-cell>
          <table:table-cell office:value-type="float" office:value="2.521729" calcext:value-type="float">
            <text:p>2.521729</text:p>
          </table:table-cell>
          <table:table-cell office:value-type="float" office:value="3.923706" calcext:value-type="float">
            <text:p>3.923706</text:p>
          </table:table-cell>
          <table:table-cell office:value-type="float" office:value="3.844177" calcext:value-type="float">
            <text:p>3.844177</text:p>
          </table:table-cell>
          <table:table-cell office:value-type="float" office:value="5.395386" calcext:value-type="float">
            <text:p>5.395386</text:p>
          </table:table-cell>
          <table:table-cell office:value-type="float" office:value="5.335114" calcext:value-type="float">
            <text:p>5.335114</text:p>
          </table:table-cell>
          <table:table-cell office:value-type="float" office:value="6.599976" calcext:value-type="float">
            <text:p>6.599976</text:p>
          </table:table-cell>
          <table:table-cell office:value-type="float" office:value="6.526001" calcext:value-type="float">
            <text:p>6.526001</text:p>
          </table:table-cell>
          <table:table-cell office:value-type="float" office:value="7.612823" calcext:value-type="float">
            <text:p>7.612823</text:p>
          </table:table-cell>
          <table:table-cell office:value-type="float" office:value="7.526703" calcext:value-type="float">
            <text:p>7.526703</text:p>
          </table:table-cell>
          <table:table-cell office:value-type="float" office:value="8.416718" calcext:value-type="float">
            <text:p>8.416718</text:p>
          </table:table-cell>
          <table:table-cell office:value-type="float" office:value="8.328552" calcext:value-type="float">
            <text:p>8.328552</text:p>
          </table:table-cell>
          <table:table-cell office:value-type="float" office:value="8.844299" calcext:value-type="float">
            <text:p>8.844299</text:p>
          </table:table-cell>
          <table:table-cell office:value-type="float" office:value="8.76004" calcext:value-type="float">
            <text:p>8.76004</text:p>
          </table:table-cell>
          <table:table-cell office:value-type="float" office:value="23.22034" calcext:value-type="float">
            <text:p>23.22034</text:p>
          </table:table-cell>
          <table:table-cell office:value-type="float" office:value="-8.981903" calcext:value-type="float">
            <text:p>-8.9819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9.312776" calcext:value-type="float">
            <text:p>9.312776</text:p>
          </table:table-cell>
          <table:table-cell office:value-type="float" office:value="20.64" calcext:value-type="float">
            <text:p>20.64</text:p>
          </table:table-cell>
          <table:table-cell office:value-type="float" office:value="-1.72" calcext:value-type="float">
            <text:p>-1.72</text:p>
          </table:table-cell>
          <table:table-cell office:value-type="float" office:value="0.7955718" calcext:value-type="float">
            <text:p>0.7955718</text:p>
          </table:table-cell>
          <table:table-cell office:value-type="float" office:value="0.4760527" calcext:value-type="float">
            <text:p>0.4760527</text:p>
          </table:table-cell>
          <table:table-cell office:value-type="float" office:value="295.812" calcext:value-type="float">
            <text:p>295.812</text:p>
          </table:table-cell>
          <table:table-cell office:value-type="float" office:value="0" calcext:value-type="float">
            <text:p>0</text:p>
          </table:table-cell>
          <table:table-cell office:value-type="float" office:value="19.9256" calcext:value-type="float">
            <text:p>19.9256</text:p>
          </table:table-cell>
          <table:table-cell office:value-type="float" office:value="-2.698059" calcext:value-type="float">
            <text:p>-2.698059</text:p>
          </table:table-cell>
          <table:table-cell office:value-type="float" office:value="12.17325" calcext:value-type="float">
            <text:p>12.17325</text:p>
          </table:table-cell>
          <table:table-cell office:value-type="float" office:value="-0.5991516" calcext:value-type="float">
            <text:p>-0.5991516</text:p>
          </table:table-cell>
          <table:table-cell office:value-type="float" office:value="8.345215" calcext:value-type="float">
            <text:p>8.345215</text:p>
          </table:table-cell>
          <table:table-cell office:value-type="float" office:value="-0.02264404" calcext:value-type="float">
            <text:p>-0.02264404</text:p>
          </table:table-cell>
          <table:table-cell office:value-type="float" office:value="5.90155" calcext:value-type="float">
            <text:p>5.90155</text:p>
          </table:table-cell>
          <table:table-cell office:value-type="float" office:value="0.5495605" calcext:value-type="float">
            <text:p>0.5495605</text:p>
          </table:table-cell>
          <table:table-cell office:value-type="float" office:value="4.640076" calcext:value-type="float">
            <text:p>4.640076</text:p>
          </table:table-cell>
          <table:table-cell office:value-type="float" office:value="0.9564514" calcext:value-type="float">
            <text:p>0.9564514</text:p>
          </table:table-cell>
          <table:table-cell office:value-type="float" office:value="3.695404" calcext:value-type="float">
            <text:p>3.695404</text:p>
          </table:table-cell>
          <table:table-cell office:value-type="float" office:value="1.423004" calcext:value-type="float">
            <text:p>1.423004</text:p>
          </table:table-cell>
          <table:table-cell office:value-type="float" office:value="3.287903" calcext:value-type="float">
            <text:p>3.287903</text:p>
          </table:table-cell>
          <table:table-cell office:value-type="float" office:value="1.876282" calcext:value-type="float">
            <text:p>1.876282</text:p>
          </table:table-cell>
          <table:table-cell office:value-type="float" office:value="2.872131" calcext:value-type="float">
            <text:p>2.872131</text:p>
          </table:table-cell>
          <table:table-cell office:value-type="float" office:value="2.538544" calcext:value-type="float">
            <text:p>2.538544</text:p>
          </table:table-cell>
          <table:table-cell office:value-type="float" office:value="3.843445" calcext:value-type="float">
            <text:p>3.843445</text:p>
          </table:table-cell>
          <table:table-cell office:value-type="float" office:value="3.809113" calcext:value-type="float">
            <text:p>3.809113</text:p>
          </table:table-cell>
          <table:table-cell office:value-type="float" office:value="5.334412" calcext:value-type="float">
            <text:p>5.334412</text:p>
          </table:table-cell>
          <table:table-cell office:value-type="float" office:value="5.270752" calcext:value-type="float">
            <text:p>5.270752</text:p>
          </table:table-cell>
          <table:table-cell office:value-type="float" office:value="6.525238" calcext:value-type="float">
            <text:p>6.525238</text:p>
          </table:table-cell>
          <table:table-cell office:value-type="float" office:value="6.450836" calcext:value-type="float">
            <text:p>6.450836</text:p>
          </table:table-cell>
          <table:table-cell office:value-type="float" office:value="7.525787" calcext:value-type="float">
            <text:p>7.525787</text:p>
          </table:table-cell>
          <table:table-cell office:value-type="float" office:value="7.442352" calcext:value-type="float">
            <text:p>7.442352</text:p>
          </table:table-cell>
          <table:table-cell office:value-type="float" office:value="8.327637" calcext:value-type="float">
            <text:p>8.327637</text:p>
          </table:table-cell>
          <table:table-cell office:value-type="float" office:value="8.241058" calcext:value-type="float">
            <text:p>8.241058</text:p>
          </table:table-cell>
          <table:table-cell office:value-type="float" office:value="8.759155" calcext:value-type="float">
            <text:p>8.759155</text:p>
          </table:table-cell>
          <table:table-cell office:value-type="float" office:value="8.675262" calcext:value-type="float">
            <text:p>8.675262</text:p>
          </table:table-cell>
          <table:table-cell office:value-type="float" office:value="25.14359" calcext:value-type="float">
            <text:p>25.14359</text:p>
          </table:table-cell>
          <table:table-cell office:value-type="float" office:value="-5.513489" calcext:value-type="float">
            <text:p>-5.513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9.476348" calcext:value-type="float">
            <text:p>9.476348</text:p>
          </table:table-cell>
          <table:table-cell office:value-type="float" office:value="3.56" calcext:value-type="float">
            <text:p>3.56</text:p>
          </table:table-cell>
          <table:table-cell office:value-type="float" office:value="-3.13" calcext:value-type="float">
            <text:p>-3.13</text:p>
          </table:table-cell>
          <table:table-cell office:value-type="float" office:value="0.6467586" calcext:value-type="float">
            <text:p>0.646758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683.676" calcext:value-type="float">
            <text:p>683.676</text:p>
          </table:table-cell>
          <table:table-cell office:value-type="float" office:value="0" calcext:value-type="float">
            <text:p>0</text:p>
          </table:table-cell>
          <table:table-cell office:value-type="float" office:value="15.11078" calcext:value-type="float">
            <text:p>15.11078</text:p>
          </table:table-cell>
          <table:table-cell office:value-type="float" office:value="-3.66803" calcext:value-type="float">
            <text:p>-3.66803</text:p>
          </table:table-cell>
          <table:table-cell office:value-type="float" office:value="9.651123" calcext:value-type="float">
            <text:p>9.651123</text:p>
          </table:table-cell>
          <table:table-cell office:value-type="float" office:value="-0.4280396" calcext:value-type="float">
            <text:p>-0.4280396</text:p>
          </table:table-cell>
          <table:table-cell office:value-type="float" office:value="7.128479" calcext:value-type="float">
            <text:p>7.128479</text:p>
          </table:table-cell>
          <table:table-cell office:value-type="float" office:value="0.8771667" calcext:value-type="float">
            <text:p>0.8771667</text:p>
          </table:table-cell>
          <table:table-cell office:value-type="float" office:value="5.461823" calcext:value-type="float">
            <text:p>5.461823</text:p>
          </table:table-cell>
          <table:table-cell office:value-type="float" office:value="1.783875" calcext:value-type="float">
            <text:p>1.783875</text:p>
          </table:table-cell>
          <table:table-cell office:value-type="float" office:value="4.601471" calcext:value-type="float">
            <text:p>4.601471</text:p>
          </table:table-cell>
          <table:table-cell office:value-type="float" office:value="2.273712" calcext:value-type="float">
            <text:p>2.273712</text:p>
          </table:table-cell>
          <table:table-cell office:value-type="float" office:value="3.888702" calcext:value-type="float">
            <text:p>3.888702</text:p>
          </table:table-cell>
          <table:table-cell office:value-type="float" office:value="2.729919" calcext:value-type="float">
            <text:p>2.729919</text:p>
          </table:table-cell>
          <table:table-cell office:value-type="float" office:value="3.618927" calcext:value-type="float">
            <text:p>3.618927</text:p>
          </table:table-cell>
          <table:table-cell office:value-type="float" office:value="2.944641" calcext:value-type="float">
            <text:p>2.944641</text:p>
          </table:table-cell>
          <table:table-cell office:value-type="float" office:value="3.416046" calcext:value-type="float">
            <text:p>3.416046</text:p>
          </table:table-cell>
          <table:table-cell office:value-type="float" office:value="2.883209" calcext:value-type="float">
            <text:p>2.883209</text:p>
          </table:table-cell>
          <table:table-cell office:value-type="float" office:value="3.972351" calcext:value-type="float">
            <text:p>3.972351</text:p>
          </table:table-cell>
          <table:table-cell office:value-type="float" office:value="3.818237" calcext:value-type="float">
            <text:p>3.818237</text:p>
          </table:table-cell>
          <table:table-cell office:value-type="float" office:value="5.270172" calcext:value-type="float">
            <text:p>5.270172</text:p>
          </table:table-cell>
          <table:table-cell office:value-type="float" office:value="5.235199" calcext:value-type="float">
            <text:p>5.235199</text:p>
          </table:table-cell>
          <table:table-cell office:value-type="float" office:value="6.450043" calcext:value-type="float">
            <text:p>6.450043</text:p>
          </table:table-cell>
          <table:table-cell office:value-type="float" office:value="6.379822" calcext:value-type="float">
            <text:p>6.379822</text:p>
          </table:table-cell>
          <table:table-cell office:value-type="float" office:value="7.441467" calcext:value-type="float">
            <text:p>7.441467</text:p>
          </table:table-cell>
          <table:table-cell office:value-type="float" office:value="7.359497" calcext:value-type="float">
            <text:p>7.359497</text:p>
          </table:table-cell>
          <table:table-cell office:value-type="float" office:value="8.240143" calcext:value-type="float">
            <text:p>8.240143</text:p>
          </table:table-cell>
          <table:table-cell office:value-type="float" office:value="8.15509" calcext:value-type="float">
            <text:p>8.15509</text:p>
          </table:table-cell>
          <table:table-cell office:value-type="float" office:value="8.674377" calcext:value-type="float">
            <text:p>8.674377</text:p>
          </table:table-cell>
          <table:table-cell office:value-type="float" office:value="8.592041" calcext:value-type="float">
            <text:p>8.592041</text:p>
          </table:table-cell>
          <table:table-cell office:value-type="float" office:value="18.91379" calcext:value-type="float">
            <text:p>18.91379</text:p>
          </table:table-cell>
          <table:table-cell office:value-type="float" office:value="-6.841003" calcext:value-type="float">
            <text:p>-6.841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9.61818" calcext:value-type="float">
            <text:p>9.61818</text:p>
          </table:table-cell>
          <table:table-cell office:value-type="float" office:value="-2.26" calcext:value-type="float">
            <text:p>-2.26</text:p>
          </table:table-cell>
          <table:table-cell office:value-type="float" office:value="-14.3" calcext:value-type="float">
            <text:p>-14.3</text:p>
          </table:table-cell>
          <table:table-cell office:value-type="float" office:value="0.4576771" calcext:value-type="float">
            <text:p>0.4576771</text:p>
          </table:table-cell>
          <table:table-cell office:value-type="float" office:value="0.1823306" calcext:value-type="float">
            <text:p>0.1823306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0" calcext:value-type="float">
            <text:p>0</text:p>
          </table:table-cell>
          <table:table-cell office:value-type="float" office:value="9.244537" calcext:value-type="float">
            <text:p>9.244537</text:p>
          </table:table-cell>
          <table:table-cell office:value-type="float" office:value="-9.416107" calcext:value-type="float">
            <text:p>-9.416107</text:p>
          </table:table-cell>
          <table:table-cell office:value-type="float" office:value="4.308136" calcext:value-type="float">
            <text:p>4.308136</text:p>
          </table:table-cell>
          <table:table-cell office:value-type="float" office:value="-1.832886" calcext:value-type="float">
            <text:p>-1.832886</text:p>
          </table:table-cell>
          <table:table-cell office:value-type="float" office:value="2.995331" calcext:value-type="float">
            <text:p>2.995331</text:p>
          </table:table-cell>
          <table:table-cell office:value-type="float" office:value="-0.1805115" calcext:value-type="float">
            <text:p>-0.1805115</text:p>
          </table:table-cell>
          <table:table-cell office:value-type="float" office:value="2.480499" calcext:value-type="float">
            <text:p>2.480499</text:p>
          </table:table-cell>
          <table:table-cell office:value-type="float" office:value="0.7944946" calcext:value-type="float">
            <text:p>0.7944946</text:p>
          </table:table-cell>
          <table:table-cell office:value-type="float" office:value="3.071991" calcext:value-type="float">
            <text:p>3.071991</text:p>
          </table:table-cell>
          <table:table-cell office:value-type="float" office:value="1.452484" calcext:value-type="float">
            <text:p>1.452484</text:p>
          </table:table-cell>
          <table:table-cell office:value-type="float" office:value="3.563385" calcext:value-type="float">
            <text:p>3.563385</text:p>
          </table:table-cell>
          <table:table-cell office:value-type="float" office:value="2.186279" calcext:value-type="float">
            <text:p>2.186279</text:p>
          </table:table-cell>
          <table:table-cell office:value-type="float" office:value="3.583221" calcext:value-type="float">
            <text:p>3.583221</text:p>
          </table:table-cell>
          <table:table-cell office:value-type="float" office:value="2.69751" calcext:value-type="float">
            <text:p>2.69751</text:p>
          </table:table-cell>
          <table:table-cell office:value-type="float" office:value="3.488159" calcext:value-type="float">
            <text:p>3.488159</text:p>
          </table:table-cell>
          <table:table-cell office:value-type="float" office:value="3.314117" calcext:value-type="float">
            <text:p>3.314117</text:p>
          </table:table-cell>
          <table:table-cell office:value-type="float" office:value="4.101746" calcext:value-type="float">
            <text:p>4.101746</text:p>
          </table:table-cell>
          <table:table-cell office:value-type="float" office:value="3.974396" calcext:value-type="float">
            <text:p>3.974396</text:p>
          </table:table-cell>
          <table:table-cell office:value-type="float" office:value="5.236542" calcext:value-type="float">
            <text:p>5.236542</text:p>
          </table:table-cell>
          <table:table-cell office:value-type="float" office:value="5.233002" calcext:value-type="float">
            <text:p>5.233002</text:p>
          </table:table-cell>
          <table:table-cell office:value-type="float" office:value="6.37912" calcext:value-type="float">
            <text:p>6.37912</text:p>
          </table:table-cell>
          <table:table-cell office:value-type="float" office:value="6.322845" calcext:value-type="float">
            <text:p>6.322845</text:p>
          </table:table-cell>
          <table:table-cell office:value-type="float" office:value="7.358643" calcext:value-type="float">
            <text:p>7.358643</text:p>
          </table:table-cell>
          <table:table-cell office:value-type="float" office:value="7.280914" calcext:value-type="float">
            <text:p>7.280914</text:p>
          </table:table-cell>
          <table:table-cell office:value-type="float" office:value="8.154205" calcext:value-type="float">
            <text:p>8.154205</text:p>
          </table:table-cell>
          <table:table-cell office:value-type="float" office:value="8.071198" calcext:value-type="float">
            <text:p>8.071198</text:p>
          </table:table-cell>
          <table:table-cell office:value-type="float" office:value="8.591187" calcext:value-type="float">
            <text:p>8.591187</text:p>
          </table:table-cell>
          <table:table-cell office:value-type="float" office:value="8.509705" calcext:value-type="float">
            <text:p>8.509705</text:p>
          </table:table-cell>
          <table:table-cell office:value-type="float" office:value="14.86844" calcext:value-type="float">
            <text:p>14.86844</text:p>
          </table:table-cell>
          <table:table-cell office:value-type="float" office:value="-15.15024" calcext:value-type="float">
            <text:p>-15.150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9.45153" calcext:value-type="float">
            <text:p>9.45153</text:p>
          </table:table-cell>
          <table:table-cell office:value-type="float" office:value="0.11" calcext:value-type="float">
            <text:p>0.11</text:p>
          </table:table-cell>
          <table:table-cell office:value-type="float" office:value="-16.45" calcext:value-type="float">
            <text:p>-16.45</text:p>
          </table:table-cell>
          <table:table-cell office:value-type="float" office:value="0.5433609" calcext:value-type="float">
            <text:p>0.5433609</text:p>
          </table:table-cell>
          <table:table-cell office:value-type="float" office:value="0.1532985" calcext:value-type="float">
            <text:p>0.1532985</text:p>
          </table:table-cell>
          <table:table-cell office:value-type="float" office:value="182.808" calcext:value-type="float">
            <text:p>182.808</text:p>
          </table:table-cell>
          <table:table-cell office:value-type="float" office:value="0" calcext:value-type="float">
            <text:p>0</text:p>
          </table:table-cell>
          <table:table-cell office:value-type="float" office:value="10.52652" calcext:value-type="float">
            <text:p>10.52652</text:p>
          </table:table-cell>
          <table:table-cell office:value-type="float" office:value="-11.65115" calcext:value-type="float">
            <text:p>-11.65115</text:p>
          </table:table-cell>
          <table:table-cell office:value-type="float" office:value="0.7733765" calcext:value-type="float">
            <text:p>0.7733765</text:p>
          </table:table-cell>
          <table:table-cell office:value-type="float" office:value="-4.289886" calcext:value-type="float">
            <text:p>-4.289886</text:p>
          </table:table-cell>
          <table:table-cell office:value-type="float" office:value="0.0723877" calcext:value-type="float">
            <text:p>0.0723877</text:p>
          </table:table-cell>
          <table:table-cell office:value-type="float" office:value="-0.634552" calcext:value-type="float">
            <text:p>-0.634552</text:p>
          </table:table-cell>
          <table:table-cell office:value-type="float" office:value="0.7720642" calcext:value-type="float">
            <text:p>0.7720642</text:p>
          </table:table-cell>
          <table:table-cell office:value-type="float" office:value="0.2338867" calcext:value-type="float">
            <text:p>0.2338867</text:p>
          </table:table-cell>
          <table:table-cell office:value-type="float" office:value="1.429108" calcext:value-type="float">
            <text:p>1.429108</text:p>
          </table:table-cell>
          <table:table-cell office:value-type="float" office:value="0.8096313" calcext:value-type="float">
            <text:p>0.8096313</text:p>
          </table:table-cell>
          <table:table-cell office:value-type="float" office:value="2.166779" calcext:value-type="float">
            <text:p>2.166779</text:p>
          </table:table-cell>
          <table:table-cell office:value-type="float" office:value="1.403992" calcext:value-type="float">
            <text:p>1.403992</text:p>
          </table:table-cell>
          <table:table-cell office:value-type="float" office:value="2.686798" calcext:value-type="float">
            <text:p>2.686798</text:p>
          </table:table-cell>
          <table:table-cell office:value-type="float" office:value="2.014709" calcext:value-type="float">
            <text:p>2.014709</text:p>
          </table:table-cell>
          <table:table-cell office:value-type="float" office:value="3.31189" calcext:value-type="float">
            <text:p>3.31189</text:p>
          </table:table-cell>
          <table:table-cell office:value-type="float" office:value="2.932709" calcext:value-type="float">
            <text:p>2.932709</text:p>
          </table:table-cell>
          <table:table-cell office:value-type="float" office:value="4.107483" calcext:value-type="float">
            <text:p>4.107483</text:p>
          </table:table-cell>
          <table:table-cell office:value-type="float" office:value="4.063416" calcext:value-type="float">
            <text:p>4.063416</text:p>
          </table:table-cell>
          <table:table-cell office:value-type="float" office:value="5.238068" calcext:value-type="float">
            <text:p>5.238068</text:p>
          </table:table-cell>
          <table:table-cell office:value-type="float" office:value="5.233215" calcext:value-type="float">
            <text:p>5.233215</text:p>
          </table:table-cell>
          <table:table-cell office:value-type="float" office:value="6.322327" calcext:value-type="float">
            <text:p>6.322327</text:p>
          </table:table-cell>
          <table:table-cell office:value-type="float" office:value="6.277771" calcext:value-type="float">
            <text:p>6.277771</text:p>
          </table:table-cell>
          <table:table-cell office:value-type="float" office:value="7.280121" calcext:value-type="float">
            <text:p>7.280121</text:p>
          </table:table-cell>
          <table:table-cell office:value-type="float" office:value="7.207947" calcext:value-type="float">
            <text:p>7.207947</text:p>
          </table:table-cell>
          <table:table-cell office:value-type="float" office:value="8.070312" calcext:value-type="float">
            <text:p>8.070312</text:p>
          </table:table-cell>
          <table:table-cell office:value-type="float" office:value="7.98938" calcext:value-type="float">
            <text:p>7.98938</text:p>
          </table:table-cell>
          <table:table-cell office:value-type="float" office:value="8.50885" calcext:value-type="float">
            <text:p>8.50885</text:p>
          </table:table-cell>
          <table:table-cell office:value-type="float" office:value="8.428497" calcext:value-type="float">
            <text:p>8.428497</text:p>
          </table:table-cell>
          <table:table-cell office:value-type="float" office:value="17.84549" calcext:value-type="float">
            <text:p>17.84549</text:p>
          </table:table-cell>
          <table:table-cell office:value-type="float" office:value="-17.23808" calcext:value-type="float">
            <text:p>-17.23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9.436646" calcext:value-type="float">
            <text:p>9.436646</text:p>
          </table:table-cell>
          <table:table-cell office:value-type="float" office:value="9.41" calcext:value-type="float">
            <text:p>9.41</text:p>
          </table:table-cell>
          <table:table-cell office:value-type="float" office:value="-15.24" calcext:value-type="float">
            <text:p>-15.24</text:p>
          </table:table-cell>
          <table:table-cell office:value-type="float" office:value="0.7610467" calcext:value-type="float">
            <text:p>0.7610467</text:p>
          </table:table-cell>
          <table:table-cell office:value-type="float" office:value="0.1690764" calcext:value-type="float">
            <text:p>0.1690764</text:p>
          </table:table-cell>
          <table:table-cell office:value-type="float" office:value="318.096" calcext:value-type="float">
            <text:p>318.096</text:p>
          </table:table-cell>
          <table:table-cell office:value-type="float" office:value="0" calcext:value-type="float">
            <text:p>0</text:p>
          </table:table-cell>
          <table:table-cell office:value-type="float" office:value="13.58218" calcext:value-type="float">
            <text:p>13.58218</text:p>
          </table:table-cell>
          <table:table-cell office:value-type="float" office:value="-10.68265" calcext:value-type="float">
            <text:p>-10.68265</text:p>
          </table:table-cell>
          <table:table-cell office:value-type="float" office:value="2.967743" calcext:value-type="float">
            <text:p>2.967743</text:p>
          </table:table-cell>
          <table:table-cell office:value-type="float" office:value="-4.20047" calcext:value-type="float">
            <text:p>-4.20047</text:p>
          </table:table-cell>
          <table:table-cell office:value-type="float" office:value="0.28479" calcext:value-type="float">
            <text:p>0.28479</text:p>
          </table:table-cell>
          <table:table-cell office:value-type="float" office:value="-0.8146667" calcext:value-type="float">
            <text:p>-0.8146667</text:p>
          </table:table-cell>
          <table:table-cell office:value-type="float" office:value="0.5313721" calcext:value-type="float">
            <text:p>0.5313721</text:p>
          </table:table-cell>
          <table:table-cell office:value-type="float" office:value="-0.05944824" calcext:value-type="float">
            <text:p>-0.0594482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491272" calcext:value-type="float">
            <text:p>0.491272</text:p>
          </table:table-cell>
          <table:table-cell office:value-type="float" office:value="1.399445" calcext:value-type="float">
            <text:p>1.399445</text:p>
          </table:table-cell>
          <table:table-cell office:value-type="float" office:value="1.128784" calcext:value-type="float">
            <text:p>1.128784</text:p>
          </table:table-cell>
          <table:table-cell office:value-type="float" office:value="2.010803" calcext:value-type="float">
            <text:p>2.010803</text:p>
          </table:table-cell>
          <table:table-cell office:value-type="float" office:value="1.756897" calcext:value-type="float">
            <text:p>1.756897</text:p>
          </table:table-cell>
          <table:table-cell office:value-type="float" office:value="2.929199" calcext:value-type="float">
            <text:p>2.929199</text:p>
          </table:table-cell>
          <table:table-cell office:value-type="float" office:value="2.635956" calcext:value-type="float">
            <text:p>2.635956</text:p>
          </table:table-cell>
          <table:table-cell office:value-type="float" office:value="4.062317" calcext:value-type="float">
            <text:p>4.062317</text:p>
          </table:table-cell>
          <table:table-cell office:value-type="float" office:value="3.930664" calcext:value-type="float">
            <text:p>3.930664</text:p>
          </table:table-cell>
          <table:table-cell office:value-type="float" office:value="5.233063" calcext:value-type="float">
            <text:p>5.233063</text:p>
          </table:table-cell>
          <table:table-cell office:value-type="float" office:value="5.199554" calcext:value-type="float">
            <text:p>5.199554</text:p>
          </table:table-cell>
          <table:table-cell office:value-type="float" office:value="6.277313" calcext:value-type="float">
            <text:p>6.277313</text:p>
          </table:table-cell>
          <table:table-cell office:value-type="float" office:value="6.232483" calcext:value-type="float">
            <text:p>6.232483</text:p>
          </table:table-cell>
          <table:table-cell office:value-type="float" office:value="7.207245" calcext:value-type="float">
            <text:p>7.207245</text:p>
          </table:table-cell>
          <table:table-cell office:value-type="float" office:value="7.140289" calcext:value-type="float">
            <text:p>7.140289</text:p>
          </table:table-cell>
          <table:table-cell office:value-type="float" office:value="7.988525" calcext:value-type="float">
            <text:p>7.988525</text:p>
          </table:table-cell>
          <table:table-cell office:value-type="float" office:value="7.910645" calcext:value-type="float">
            <text:p>7.910645</text:p>
          </table:table-cell>
          <table:table-cell office:value-type="float" office:value="8.427643" calcext:value-type="float">
            <text:p>8.427643</text:p>
          </table:table-cell>
          <table:table-cell office:value-type="float" office:value="8.349274" calcext:value-type="float">
            <text:p>8.349274</text:p>
          </table:table-cell>
          <table:table-cell office:value-type="float" office:value="24.94806" calcext:value-type="float">
            <text:p>24.94806</text:p>
          </table:table-cell>
          <table:table-cell office:value-type="float" office:value="-16.38968" calcext:value-type="float">
            <text:p>-16.38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6.87159" calcext:value-type="float">
            <text:p>6.87159</text:p>
          </table:table-cell>
          <table:table-cell office:value-type="float" office:value="-1.17" calcext:value-type="float">
            <text:p>-1.17</text:p>
          </table:table-cell>
          <table:table-cell office:value-type="float" office:value="-10.39" calcext:value-type="float">
            <text:p>-10.39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0.2481289" calcext:value-type="float">
            <text:p>0.2481289</text:p>
          </table:table-cell>
          <table:table-cell office:value-type="float" office:value="195.912" calcext:value-type="float">
            <text:p>195.912</text:p>
          </table:table-cell>
          <table:table-cell office:value-type="float" office:value="0" calcext:value-type="float">
            <text:p>0</text:p>
          </table:table-cell>
          <table:table-cell office:value-type="float" office:value="8.435455" calcext:value-type="float">
            <text:p>8.435455</text:p>
          </table:table-cell>
          <table:table-cell office:value-type="float" office:value="-7.678925" calcext:value-type="float">
            <text:p>-7.678925</text:p>
          </table:table-cell>
          <table:table-cell office:value-type="float" office:value="0.3857117" calcext:value-type="float">
            <text:p>0.3857117</text:p>
          </table:table-cell>
          <table:table-cell office:value-type="float" office:value="-2.150146" calcext:value-type="float">
            <text:p>-2.150146</text:p>
          </table:table-cell>
          <table:table-cell office:value-type="float" office:value="-0.1032104" calcext:value-type="float">
            <text:p>-0.1032104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0.302002" calcext:value-type="float">
            <text:p>0.302002</text:p>
          </table:table-cell>
          <table:table-cell office:value-type="float" office:value="0.1279907" calcext:value-type="float">
            <text:p>0.1279907</text:p>
          </table:table-cell>
          <table:table-cell office:value-type="float" office:value="0.7126465" calcext:value-type="float">
            <text:p>0.7126465</text:p>
          </table:table-cell>
          <table:table-cell office:value-type="float" office:value="0.5531921" calcext:value-type="float">
            <text:p>0.5531921</text:p>
          </table:table-cell>
          <table:table-cell office:value-type="float" office:value="1.217346" calcext:value-type="float">
            <text:p>1.217346</text:p>
          </table:table-cell>
          <table:table-cell office:value-type="float" office:value="1.058197" calcext:value-type="float">
            <text:p>1.058197</text:p>
          </table:table-cell>
          <table:table-cell office:value-type="float" office:value="1.766846" calcext:value-type="float">
            <text:p>1.766846</text:p>
          </table:table-cell>
          <table:table-cell office:value-type="float" office:value="1.604828" calcext:value-type="float">
            <text:p>1.604828</text:p>
          </table:table-cell>
          <table:table-cell office:value-type="float" office:value="2.634094" calcext:value-type="float">
            <text:p>2.634094</text:p>
          </table:table-cell>
          <table:table-cell office:value-type="float" office:value="2.463562" calcext:value-type="float">
            <text:p>2.463562</text:p>
          </table:table-cell>
          <table:table-cell office:value-type="float" office:value="3.929138" calcext:value-type="float">
            <text:p>3.929138</text:p>
          </table:table-cell>
          <table:table-cell office:value-type="float" office:value="3.792542" calcext:value-type="float">
            <text:p>3.792542</text:p>
          </table:table-cell>
          <table:table-cell office:value-type="float" office:value="5.199036" calcext:value-type="float">
            <text:p>5.199036</text:p>
          </table:table-cell>
          <table:table-cell office:value-type="float" office:value="5.138977" calcext:value-type="float">
            <text:p>5.138977</text:p>
          </table:table-cell>
          <table:table-cell office:value-type="float" office:value="6.231964" calcext:value-type="float">
            <text:p>6.231964</text:p>
          </table:table-cell>
          <table:table-cell office:value-type="float" office:value="6.179626" calcext:value-type="float">
            <text:p>6.179626</text:p>
          </table:table-cell>
          <table:table-cell office:value-type="float" office:value="7.139557" calcext:value-type="float">
            <text:p>7.139557</text:p>
          </table:table-cell>
          <table:table-cell office:value-type="float" office:value="7.074982" calcext:value-type="float">
            <text:p>7.074982</text:p>
          </table:table-cell>
          <table:table-cell office:value-type="float" office:value="7.909821" calcext:value-type="float">
            <text:p>7.909821</text:p>
          </table:table-cell>
          <table:table-cell office:value-type="float" office:value="7.83432" calcext:value-type="float">
            <text:p>7.83432</text:p>
          </table:table-cell>
          <table:table-cell office:value-type="float" office:value="8.34845" calcext:value-type="float">
            <text:p>8.34845</text:p>
          </table:table-cell>
          <table:table-cell office:value-type="float" office:value="8.272064" calcext:value-type="float">
            <text:p>8.272064</text:p>
          </table:table-cell>
          <table:table-cell office:value-type="float" office:value="13.59201" calcext:value-type="float">
            <text:p>13.59201</text:p>
          </table:table-cell>
          <table:table-cell office:value-type="float" office:value="-13.23285" calcext:value-type="float">
            <text:p>-13.23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10.15267" calcext:value-type="float">
            <text:p>10.15267</text:p>
          </table:table-cell>
          <table:table-cell office:value-type="float" office:value="-3.02" calcext:value-type="float">
            <text:p>-3.02</text:p>
          </table:table-cell>
          <table:table-cell office:value-type="float" office:value="-13.22" calcext:value-type="float">
            <text:p>-13.22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0.1987121" calcext:value-type="float">
            <text:p>0.1987121</text:p>
          </table:table-cell>
          <table:table-cell office:value-type="float" office:value="296.028" calcext:value-type="float">
            <text:p>296.028</text:p>
          </table:table-cell>
          <table:table-cell office:value-type="float" office:value="0" calcext:value-type="float">
            <text:p>0</text:p>
          </table:table-cell>
          <table:table-cell office:value-type="float" office:value="8.234283" calcext:value-type="float">
            <text:p>8.234283</text:p>
          </table:table-cell>
          <table:table-cell office:value-type="float" office:value="-9.350342" calcext:value-type="float">
            <text:p>-9.350342</text:p>
          </table:table-cell>
          <table:table-cell office:value-type="float" office:value="0.4160767" calcext:value-type="float">
            <text:p>0.4160767</text:p>
          </table:table-cell>
          <table:table-cell office:value-type="float" office:value="-3.392853" calcext:value-type="float">
            <text:p>-3.392853</text:p>
          </table:table-cell>
          <table:table-cell office:value-type="float" office:value="-0.2859497" calcext:value-type="float">
            <text:p>-0.2859497</text:p>
          </table:table-cell>
          <table:table-cell office:value-type="float" office:value="-0.8185425" calcext:value-type="float">
            <text:p>-0.8185425</text:p>
          </table:table-cell>
          <table:table-cell office:value-type="float" office:value="0.1358643" calcext:value-type="float">
            <text:p>0.1358643</text:p>
          </table:table-cell>
          <table:table-cell office:value-type="float" office:value="-0.08184814" calcext:value-type="float">
            <text:p>-0.08184814</text:p>
          </table:table-cell>
          <table:table-cell office:value-type="float" office:value="0.5494995" calcext:value-type="float">
            <text:p>0.5494995</text:p>
          </table:table-cell>
          <table:table-cell office:value-type="float" office:value="0.3484192" calcext:value-type="float">
            <text:p>0.3484192</text:p>
          </table:table-cell>
          <table:table-cell office:value-type="float" office:value="1.055908" calcext:value-type="float">
            <text:p>1.055908</text:p>
          </table:table-cell>
          <table:table-cell office:value-type="float" office:value="0.8614807" calcext:value-type="float">
            <text:p>0.8614807</text:p>
          </table:table-cell>
          <table:table-cell office:value-type="float" office:value="1.603119" calcext:value-type="float">
            <text:p>1.603119</text:p>
          </table:table-cell>
          <table:table-cell office:value-type="float" office:value="1.420105" calcext:value-type="float">
            <text:p>1.420105</text:p>
          </table:table-cell>
          <table:table-cell office:value-type="float" office:value="2.462036" calcext:value-type="float">
            <text:p>2.462036</text:p>
          </table:table-cell>
          <table:table-cell office:value-type="float" office:value="2.29837" calcext:value-type="float">
            <text:p>2.29837</text:p>
          </table:table-cell>
          <table:table-cell office:value-type="float" office:value="3.791168" calcext:value-type="float">
            <text:p>3.791168</text:p>
          </table:table-cell>
          <table:table-cell office:value-type="float" office:value="3.662109" calcext:value-type="float">
            <text:p>3.662109</text:p>
          </table:table-cell>
          <table:table-cell office:value-type="float" office:value="5.138245" calcext:value-type="float">
            <text:p>5.138245</text:p>
          </table:table-cell>
          <table:table-cell office:value-type="float" office:value="5.062714" calcext:value-type="float">
            <text:p>5.062714</text:p>
          </table:table-cell>
          <table:table-cell office:value-type="float" office:value="6.179016" calcext:value-type="float">
            <text:p>6.179016</text:p>
          </table:table-cell>
          <table:table-cell office:value-type="float" office:value="6.117981" calcext:value-type="float">
            <text:p>6.117981</text:p>
          </table:table-cell>
          <table:table-cell office:value-type="float" office:value="7.074341" calcext:value-type="float">
            <text:p>7.074341</text:p>
          </table:table-cell>
          <table:table-cell office:value-type="float" office:value="7.009247" calcext:value-type="float">
            <text:p>7.009247</text:p>
          </table:table-cell>
          <table:table-cell office:value-type="float" office:value="7.833557" calcext:value-type="float">
            <text:p>7.833557</text:p>
          </table:table-cell>
          <table:table-cell office:value-type="float" office:value="7.760559" calcext:value-type="float">
            <text:p>7.760559</text:p>
          </table:table-cell>
          <table:table-cell office:value-type="float" office:value="8.271271" calcext:value-type="float">
            <text:p>8.271271</text:p>
          </table:table-cell>
          <table:table-cell office:value-type="float" office:value="8.196747" calcext:value-type="float">
            <text:p>8.196747</text:p>
          </table:table-cell>
          <table:table-cell office:value-type="float" office:value="13.69998" calcext:value-type="float">
            <text:p>13.69998</text:p>
          </table:table-cell>
          <table:table-cell office:value-type="float" office:value="-15.58063" calcext:value-type="float">
            <text:p>-15.58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2.6208" calcext:value-type="float">
            <text:p>2.6208</text:p>
          </table:table-cell>
          <table:table-cell office:value-type="float" office:value="-5.62" calcext:value-type="float">
            <text:p>-5.62</text:p>
          </table:table-cell>
          <table:table-cell office:value-type="float" office:value="-9.6" calcext:value-type="float">
            <text:p>-9.6</text:p>
          </table:table-cell>
          <table:table-cell office:value-type="float" office:value="0.3569721" calcext:value-type="float">
            <text:p>0.3569721</text:p>
          </table:table-cell>
          <table:table-cell office:value-type="float" office:value="0.2637747" calcext:value-type="float">
            <text:p>0.2637747</text:p>
          </table:table-cell>
          <table:table-cell office:value-type="float" office:value="283.932" calcext:value-type="float">
            <text:p>283.932</text:p>
          </table:table-cell>
          <table:table-cell office:value-type="float" office:value="0" calcext:value-type="float">
            <text:p>0</text:p>
          </table:table-cell>
          <table:table-cell office:value-type="float" office:value="-2.028656" calcext:value-type="float">
            <text:p>-2.028656</text:p>
          </table:table-cell>
          <table:table-cell office:value-type="float" office:value="-8.694702" calcext:value-type="float">
            <text:p>-8.694702</text:p>
          </table:table-cell>
          <table:table-cell office:value-type="float" office:value="-2.164185" calcext:value-type="float">
            <text:p>-2.164185</text:p>
          </table:table-cell>
          <table:table-cell office:value-type="float" office:value="-4.1875" calcext:value-type="float">
            <text:p>-4.1875</text:p>
          </table:table-cell>
          <table:table-cell office:value-type="float" office:value="-0.671051" calcext:value-type="float">
            <text:p>-0.671051</text:p>
          </table:table-cell>
          <table:table-cell office:value-type="float" office:value="-1.820709" calcext:value-type="float">
            <text:p>-1.820709</text:p>
          </table:table-cell>
          <table:table-cell office:value-type="float" office:value="-0.06707764" calcext:value-type="float">
            <text:p>-0.06707764</text:p>
          </table:table-cell>
          <table:table-cell office:value-type="float" office:value="-0.2576599" calcext:value-type="float">
            <text:p>-0.2576599</text:p>
          </table:table-cell>
          <table:table-cell office:value-type="float" office:value="0.3463745" calcext:value-type="float">
            <text:p>0.3463745</text:p>
          </table:table-cell>
          <table:table-cell office:value-type="float" office:value="0.1634521" calcext:value-type="float">
            <text:p>0.1634521</text:p>
          </table:table-cell>
          <table:table-cell office:value-type="float" office:value="0.859436" calcext:value-type="float">
            <text:p>0.859436</text:p>
          </table:table-cell>
          <table:table-cell office:value-type="float" office:value="0.6907654" calcext:value-type="float">
            <text:p>0.6907654</text:p>
          </table:table-cell>
          <table:table-cell office:value-type="float" office:value="1.418396" calcext:value-type="float">
            <text:p>1.418396</text:p>
          </table:table-cell>
          <table:table-cell office:value-type="float" office:value="1.259033" calcext:value-type="float">
            <text:p>1.259033</text:p>
          </table:table-cell>
          <table:table-cell office:value-type="float" office:value="2.296814" calcext:value-type="float">
            <text:p>2.296814</text:p>
          </table:table-cell>
          <table:table-cell office:value-type="float" office:value="2.148895" calcext:value-type="float">
            <text:p>2.148895</text:p>
          </table:table-cell>
          <table:table-cell office:value-type="float" office:value="3.660797" calcext:value-type="float">
            <text:p>3.660797</text:p>
          </table:table-cell>
          <table:table-cell office:value-type="float" office:value="3.535675" calcext:value-type="float">
            <text:p>3.535675</text:p>
          </table:table-cell>
          <table:table-cell office:value-type="float" office:value="5.061829" calcext:value-type="float">
            <text:p>5.061829</text:p>
          </table:table-cell>
          <table:table-cell office:value-type="float" office:value="4.977966" calcext:value-type="float">
            <text:p>4.977966</text:p>
          </table:table-cell>
          <table:table-cell office:value-type="float" office:value="6.11731" calcext:value-type="float">
            <text:p>6.11731</text:p>
          </table:table-cell>
          <table:table-cell office:value-type="float" office:value="6.049194" calcext:value-type="float">
            <text:p>6.049194</text:p>
          </table:table-cell>
          <table:table-cell office:value-type="float" office:value="7.008545" calcext:value-type="float">
            <text:p>7.008545</text:p>
          </table:table-cell>
          <table:table-cell office:value-type="float" office:value="6.941803" calcext:value-type="float">
            <text:p>6.941803</text:p>
          </table:table-cell>
          <table:table-cell office:value-type="float" office:value="7.759796" calcext:value-type="float">
            <text:p>7.759796</text:p>
          </table:table-cell>
          <table:table-cell office:value-type="float" office:value="7.68808" calcext:value-type="float">
            <text:p>7.68808</text:p>
          </table:table-cell>
          <table:table-cell office:value-type="float" office:value="8.195953" calcext:value-type="float">
            <text:p>8.195953</text:p>
          </table:table-cell>
          <table:table-cell office:value-type="float" office:value="8.123657" calcext:value-type="float">
            <text:p>8.123657</text:p>
          </table:table-cell>
          <table:table-cell office:value-type="float" office:value="-3.323425" calcext:value-type="float">
            <text:p>-3.323425</text:p>
          </table:table-cell>
          <table:table-cell office:value-type="float" office:value="-13.42307" calcext:value-type="float">
            <text:p>-13.42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10.25146" calcext:value-type="float">
            <text:p>10.25146</text:p>
          </table:table-cell>
          <table:table-cell office:value-type="float" office:value="-7.68" calcext:value-type="float">
            <text:p>-7.68</text:p>
          </table:table-cell>
          <table:table-cell office:value-type="float" office:value="-14.33" calcext:value-type="float">
            <text:p>-14.33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514.476" calcext:value-type="float">
            <text:p>514.476</text:p>
          </table:table-cell>
          <table:table-cell office:value-type="float" office:value="0" calcext:value-type="float">
            <text:p>0</text:p>
          </table:table-cell>
          <table:table-cell office:value-type="float" office:value="7.20459" calcext:value-type="float">
            <text:p>7.20459</text:p>
          </table:table-cell>
          <table:table-cell office:value-type="float" office:value="-10.20599" calcext:value-type="float">
            <text:p>-10.20599</text:p>
          </table:table-cell>
          <table:table-cell office:value-type="float" office:value="-0.2333984" calcext:value-type="float">
            <text:p>-0.2333984</text:p>
          </table:table-cell>
          <table:table-cell office:value-type="float" office:value="-4.97821" calcext:value-type="float">
            <text:p>-4.97821</text:p>
          </table:table-cell>
          <table:table-cell office:value-type="float" office:value="-1.089294" calcext:value-type="float">
            <text:p>-1.089294</text:p>
          </table:table-cell>
          <table:table-cell office:value-type="float" office:value="-2.542725" calcext:value-type="float">
            <text:p>-2.542725</text:p>
          </table:table-cell>
          <table:table-cell office:value-type="float" office:value="-0.2497253" calcext:value-type="float">
            <text:p>-0.2497253</text:p>
          </table:table-cell>
          <table:table-cell office:value-type="float" office:value="-0.4121094" calcext:value-type="float">
            <text:p>-0.4121094</text:p>
          </table:table-cell>
          <table:table-cell office:value-type="float" office:value="0.1598816" calcext:value-type="float">
            <text:p>0.1598816</text:p>
          </table:table-cell>
          <table:table-cell office:value-type="float" office:value="0.01947021" calcext:value-type="float">
            <text:p>0.01947021</text:p>
          </table:table-cell>
          <table:table-cell office:value-type="float" office:value="0.6882629" calcext:value-type="float">
            <text:p>0.6882629</text:p>
          </table:table-cell>
          <table:table-cell office:value-type="float" office:value="0.5526733" calcext:value-type="float">
            <text:p>0.5526733</text:p>
          </table:table-cell>
          <table:table-cell office:value-type="float" office:value="1.257172" calcext:value-type="float">
            <text:p>1.257172</text:p>
          </table:table-cell>
          <table:table-cell office:value-type="float" office:value="1.111481" calcext:value-type="float">
            <text:p>1.111481</text:p>
          </table:table-cell>
          <table:table-cell office:value-type="float" office:value="2.147369" calcext:value-type="float">
            <text:p>2.147369</text:p>
          </table:table-cell>
          <table:table-cell office:value-type="float" office:value="1.99646" calcext:value-type="float">
            <text:p>1.99646</text:p>
          </table:table-cell>
          <table:table-cell office:value-type="float" office:value="3.534363" calcext:value-type="float">
            <text:p>3.534363</text:p>
          </table:table-cell>
          <table:table-cell office:value-type="float" office:value="3.410095" calcext:value-type="float">
            <text:p>3.410095</text:p>
          </table:table-cell>
          <table:table-cell office:value-type="float" office:value="4.97702" calcext:value-type="float">
            <text:p>4.97702</text:p>
          </table:table-cell>
          <table:table-cell office:value-type="float" office:value="4.887543" calcext:value-type="float">
            <text:p>4.887543</text:p>
          </table:table-cell>
          <table:table-cell office:value-type="float" office:value="6.048431" calcext:value-type="float">
            <text:p>6.048431</text:p>
          </table:table-cell>
          <table:table-cell office:value-type="float" office:value="5.974976" calcext:value-type="float">
            <text:p>5.974976</text:p>
          </table:table-cell>
          <table:table-cell office:value-type="float" office:value="6.941101" calcext:value-type="float">
            <text:p>6.941101</text:p>
          </table:table-cell>
          <table:table-cell office:value-type="float" office:value="6.872375" calcext:value-type="float">
            <text:p>6.872375</text:p>
          </table:table-cell>
          <table:table-cell office:value-type="float" office:value="7.687347" calcext:value-type="float">
            <text:p>7.687347</text:p>
          </table:table-cell>
          <table:table-cell office:value-type="float" office:value="7.616516" calcext:value-type="float">
            <text:p>7.616516</text:p>
          </table:table-cell>
          <table:table-cell office:value-type="float" office:value="8.122925" calcext:value-type="float">
            <text:p>8.122925</text:p>
          </table:table-cell>
          <table:table-cell office:value-type="float" office:value="8.052399" calcext:value-type="float">
            <text:p>8.052399</text:p>
          </table:table-cell>
          <table:table-cell office:value-type="float" office:value="12.17041" calcext:value-type="float">
            <text:p>12.17041</text:p>
          </table:table-cell>
          <table:table-cell office:value-type="float" office:value="-17.2135" calcext:value-type="float">
            <text:p>-17.2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10.92229" calcext:value-type="float">
            <text:p>10.92229</text:p>
          </table:table-cell>
          <table:table-cell office:value-type="float" office:value="-5.14" calcext:value-type="float">
            <text:p>-5.14</text:p>
          </table:table-cell>
          <table:table-cell office:value-type="float" office:value="-22.74" calcext:value-type="float">
            <text:p>-22.74</text:p>
          </table:table-cell>
          <table:table-cell office:value-type="float" office:value="0.370013" calcext:value-type="float">
            <text:p>0.370013</text:p>
          </table:table-cell>
          <table:table-cell office:value-type="float" office:value="0.09073069" calcext:value-type="float">
            <text:p>0.09073069</text:p>
          </table:table-cell>
          <table:table-cell office:value-type="float" office:value="260.856" calcext:value-type="float">
            <text:p>260.856</text:p>
          </table:table-cell>
          <table:table-cell office:value-type="float" office:value="0" calcext:value-type="float">
            <text:p>0</text:p>
          </table:table-cell>
          <table:table-cell office:value-type="float" office:value="4.357697" calcext:value-type="float">
            <text:p>4.357697</text:p>
          </table:table-cell>
          <table:table-cell office:value-type="float" office:value="-15.09375" calcext:value-type="float">
            <text:p>-15.09375</text:p>
          </table:table-cell>
          <table:table-cell office:value-type="float" office:value="-1.399445" calcext:value-type="float">
            <text:p>-1.399445</text:p>
          </table:table-cell>
          <table:table-cell office:value-type="float" office:value="-7.317963" calcext:value-type="float">
            <text:p>-7.317963</text:p>
          </table:table-cell>
          <table:table-cell office:value-type="float" office:value="-1.72345" calcext:value-type="float">
            <text:p>-1.72345</text:p>
          </table:table-cell>
          <table:table-cell office:value-type="float" office:value="-3.532806" calcext:value-type="float">
            <text:p>-3.532806</text:p>
          </table:table-cell>
          <table:table-cell office:value-type="float" office:value="-0.3687439" calcext:value-type="float">
            <text:p>-0.3687439</text:p>
          </table:table-cell>
          <table:table-cell office:value-type="float" office:value="-0.9734497" calcext:value-type="float">
            <text:p>-0.9734497</text:p>
          </table:table-cell>
          <table:table-cell office:value-type="float" office:value="0.03323364" calcext:value-type="float">
            <text:p>0.03323364</text:p>
          </table:table-cell>
          <table:table-cell office:value-type="float" office:value="-0.1973572" calcext:value-type="float">
            <text:p>-0.1973572</text:p>
          </table:table-cell>
          <table:table-cell office:value-type="float" office:value="0.5504456" calcext:value-type="float">
            <text:p>0.5504456</text:p>
          </table:table-cell>
          <table:table-cell office:value-type="float" office:value="0.3374329" calcext:value-type="float">
            <text:p>0.3374329</text:p>
          </table:table-cell>
          <table:table-cell office:value-type="float" office:value="1.110107" calcext:value-type="float">
            <text:p>1.110107</text:p>
          </table:table-cell>
          <table:table-cell office:value-type="float" office:value="0.9239502" calcext:value-type="float">
            <text:p>0.9239502</text:p>
          </table:table-cell>
          <table:table-cell office:value-type="float" office:value="1.995148" calcext:value-type="float">
            <text:p>1.995148</text:p>
          </table:table-cell>
          <table:table-cell office:value-type="float" office:value="1.845306" calcext:value-type="float">
            <text:p>1.845306</text:p>
          </table:table-cell>
          <table:table-cell office:value-type="float" office:value="3.408783" calcext:value-type="float">
            <text:p>3.408783</text:p>
          </table:table-cell>
          <table:table-cell office:value-type="float" office:value="3.285339" calcext:value-type="float">
            <text:p>3.285339</text:p>
          </table:table-cell>
          <table:table-cell office:value-type="float" office:value="4.886566" calcext:value-type="float">
            <text:p>4.886566</text:p>
          </table:table-cell>
          <table:table-cell office:value-type="float" office:value="4.792511" calcext:value-type="float">
            <text:p>4.792511</text:p>
          </table:table-cell>
          <table:table-cell office:value-type="float" office:value="5.974182" calcext:value-type="float">
            <text:p>5.974182</text:p>
          </table:table-cell>
          <table:table-cell office:value-type="float" office:value="5.896057" calcext:value-type="float">
            <text:p>5.896057</text:p>
          </table:table-cell>
          <table:table-cell office:value-type="float" office:value="6.871643" calcext:value-type="float">
            <text:p>6.871643</text:p>
          </table:table-cell>
          <table:table-cell office:value-type="float" office:value="6.800964" calcext:value-type="float">
            <text:p>6.800964</text:p>
          </table:table-cell>
          <table:table-cell office:value-type="float" office:value="7.615784" calcext:value-type="float">
            <text:p>7.615784</text:p>
          </table:table-cell>
          <table:table-cell office:value-type="float" office:value="7.545227" calcext:value-type="float">
            <text:p>7.545227</text:p>
          </table:table-cell>
          <table:table-cell office:value-type="float" office:value="8.051636" calcext:value-type="float">
            <text:p>8.051636</text:p>
          </table:table-cell>
          <table:table-cell office:value-type="float" office:value="7.982178" calcext:value-type="float">
            <text:p>7.982178</text:p>
          </table:table-cell>
          <table:table-cell office:value-type="float" office:value="5.432159" calcext:value-type="float">
            <text:p>5.432159</text:p>
          </table:table-cell>
          <table:table-cell office:value-type="float" office:value="-23.72318" calcext:value-type="float">
            <text:p>-23.72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10.31256" calcext:value-type="float">
            <text:p>10.31256</text:p>
          </table:table-cell>
          <table:table-cell office:value-type="float" office:value="-2.86" calcext:value-type="float">
            <text:p>-2.86</text:p>
          </table:table-cell>
          <table:table-cell office:value-type="float" office:value="-13.92" calcext:value-type="float">
            <text:p>-13.92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0.1879493" calcext:value-type="float">
            <text:p>0.1879493</text:p>
          </table:table-cell>
          <table:table-cell office:value-type="float" office:value="411.948" calcext:value-type="float">
            <text:p>411.948</text:p>
          </table:table-cell>
          <table:table-cell office:value-type="float" office:value="0" calcext:value-type="float">
            <text:p>0</text:p>
          </table:table-cell>
          <table:table-cell office:value-type="float" office:value="8.297028" calcext:value-type="float">
            <text:p>8.297028</text:p>
          </table:table-cell>
          <table:table-cell office:value-type="float" office:value="-10.41901" calcext:value-type="float">
            <text:p>-10.41901</text:p>
          </table:table-cell>
          <table:table-cell office:value-type="float" office:value="-0.1078796" calcext:value-type="float">
            <text:p>-0.1078796</text:p>
          </table:table-cell>
          <table:table-cell office:value-type="float" office:value="-4.598907" calcext:value-type="float">
            <text:p>-4.598907</text:p>
          </table:table-cell>
          <table:table-cell office:value-type="float" office:value="-1.330963" calcext:value-type="float">
            <text:p>-1.330963</text:p>
          </table:table-cell>
          <table:table-cell office:value-type="float" office:value="-2.707886" calcext:value-type="float">
            <text:p>-2.707886</text:p>
          </table:table-cell>
          <table:table-cell office:value-type="float" office:value="-0.8795471" calcext:value-type="float">
            <text:p>-0.8795471</text:p>
          </table:table-cell>
          <table:table-cell office:value-type="float" office:value="-1.18689" calcext:value-type="float">
            <text:p>-1.18689</text:p>
          </table:table-cell>
          <table:table-cell office:value-type="float" office:value="-0.1998901" calcext:value-type="float">
            <text:p>-0.1998901</text:p>
          </table:table-cell>
          <table:table-cell office:value-type="float" office:value="-0.2745056" calcext:value-type="float">
            <text:p>-0.2745056</text:p>
          </table:table-cell>
          <table:table-cell office:value-type="float" office:value="0.3352661" calcext:value-type="float">
            <text:p>0.3352661</text:p>
          </table:table-cell>
          <table:table-cell office:value-type="float" office:value="0.245636" calcext:value-type="float">
            <text:p>0.245636</text:p>
          </table:table-cell>
          <table:table-cell office:value-type="float" office:value="0.9221497" calcext:value-type="float">
            <text:p>0.9221497</text:p>
          </table:table-cell>
          <table:table-cell office:value-type="float" office:value="0.8050232" calcext:value-type="float">
            <text:p>0.8050232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1.702454" calcext:value-type="float">
            <text:p>1.702454</text:p>
          </table:table-cell>
          <table:table-cell office:value-type="float" office:value="3.284027" calcext:value-type="float">
            <text:p>3.284027</text:p>
          </table:table-cell>
          <table:table-cell office:value-type="float" office:value="3.158691" calcext:value-type="float">
            <text:p>3.158691</text:p>
          </table:table-cell>
          <table:table-cell office:value-type="float" office:value="4.791504" calcext:value-type="float">
            <text:p>4.791504</text:p>
          </table:table-cell>
          <table:table-cell office:value-type="float" office:value="4.69397" calcext:value-type="float">
            <text:p>4.69397</text:p>
          </table:table-cell>
          <table:table-cell office:value-type="float" office:value="5.895203" calcext:value-type="float">
            <text:p>5.895203</text:p>
          </table:table-cell>
          <table:table-cell office:value-type="float" office:value="5.813629" calcext:value-type="float">
            <text:p>5.813629</text:p>
          </table:table-cell>
          <table:table-cell office:value-type="float" office:value="6.800232" calcext:value-type="float">
            <text:p>6.800232</text:p>
          </table:table-cell>
          <table:table-cell office:value-type="float" office:value="6.727386" calcext:value-type="float">
            <text:p>6.727386</text:p>
          </table:table-cell>
          <table:table-cell office:value-type="float" office:value="7.544464" calcext:value-type="float">
            <text:p>7.544464</text:p>
          </table:table-cell>
          <table:table-cell office:value-type="float" office:value="7.474335" calcext:value-type="float">
            <text:p>7.474335</text:p>
          </table:table-cell>
          <table:table-cell office:value-type="float" office:value="7.981445" calcext:value-type="float">
            <text:p>7.981445</text:p>
          </table:table-cell>
          <table:table-cell office:value-type="float" office:value="7.913086" calcext:value-type="float">
            <text:p>7.913086</text:p>
          </table:table-cell>
          <table:table-cell office:value-type="float" office:value="14.0188" calcext:value-type="float">
            <text:p>14.0188</text:p>
          </table:table-cell>
          <table:table-cell office:value-type="float" office:value="-15.65619" calcext:value-type="float">
            <text:p>-15.65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9.450376" calcext:value-type="float">
            <text:p>9.450376</text:p>
          </table:table-cell>
          <table:table-cell office:value-type="float" office:value="6.22" calcext:value-type="float">
            <text:p>6.22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8105145" calcext:value-type="float">
            <text:p>0.8105145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208.62" calcext:value-type="float">
            <text:p>208.62</text:p>
          </table:table-cell>
          <table:table-cell office:value-type="float" office:value="0" calcext:value-type="float">
            <text:p>0</text:p>
          </table:table-cell>
          <table:table-cell office:value-type="float" office:value="13.85172" calcext:value-type="float">
            <text:p>13.85172</text:p>
          </table:table-cell>
          <table:table-cell office:value-type="float" office:value="-12.03262" calcext:value-type="float">
            <text:p>-12.03262</text:p>
          </table:table-cell>
          <table:table-cell office:value-type="float" office:value="0.6855774" calcext:value-type="float">
            <text:p>0.6855774</text:p>
          </table:table-cell>
          <table:table-cell office:value-type="float" office:value="-6.272797" calcext:value-type="float">
            <text:p>-6.272797</text:p>
          </table:table-cell>
          <table:table-cell office:value-type="float" office:value="-1.042816" calcext:value-type="float">
            <text:p>-1.042816</text:p>
          </table:table-cell>
          <table:table-cell office:value-type="float" office:value="-3.478607" calcext:value-type="float">
            <text:p>-3.478607</text:p>
          </table:table-cell>
          <table:table-cell office:value-type="float" office:value="-0.8025818" calcext:value-type="float">
            <text:p>-0.8025818</text:p>
          </table:table-cell>
          <table:table-cell office:value-type="float" office:value="-1.424042" calcext:value-type="float">
            <text:p>-1.424042</text:p>
          </table:table-cell>
          <table:table-cell office:value-type="float" office:value="-0.2414856" calcext:value-type="float">
            <text:p>-0.2414856</text:p>
          </table:table-cell>
          <table:table-cell office:value-type="float" office:value="-0.4012756" calcext:value-type="float">
            <text:p>-0.4012756</text:p>
          </table:table-cell>
          <table:table-cell office:value-type="float" office:value="0.2446899" calcext:value-type="float">
            <text:p>0.2446899</text:p>
          </table:table-cell>
          <table:table-cell office:value-type="float" office:value="0.1207886" calcext:value-type="float">
            <text:p>0.1207886</text:p>
          </table:table-cell>
          <table:table-cell office:value-type="float" office:value="0.8042603" calcext:value-type="float">
            <text:p>0.8042603</text:p>
          </table:table-cell>
          <table:table-cell office:value-type="float" office:value="0.6891785" calcext:value-type="float">
            <text:p>0.6891785</text:p>
          </table:table-cell>
          <table:table-cell office:value-type="float" office:value="1.701263" calcext:value-type="float">
            <text:p>1.701263</text:p>
          </table:table-cell>
          <table:table-cell office:value-type="float" office:value="1.578705" calcext:value-type="float">
            <text:p>1.578705</text:p>
          </table:table-cell>
          <table:table-cell office:value-type="float" office:value="3.15741" calcext:value-type="float">
            <text:p>3.15741</text:p>
          </table:table-cell>
          <table:table-cell office:value-type="float" office:value="3.03833" calcext:value-type="float">
            <text:p>3.03833</text:p>
          </table:table-cell>
          <table:table-cell office:value-type="float" office:value="4.692932" calcext:value-type="float">
            <text:p>4.692932</text:p>
          </table:table-cell>
          <table:table-cell office:value-type="float" office:value="4.592987" calcext:value-type="float">
            <text:p>4.592987</text:p>
          </table:table-cell>
          <table:table-cell office:value-type="float" office:value="5.812744" calcext:value-type="float">
            <text:p>5.812744</text:p>
          </table:table-cell>
          <table:table-cell office:value-type="float" office:value="5.72821" calcext:value-type="float">
            <text:p>5.72821</text:p>
          </table:table-cell>
          <table:table-cell office:value-type="float" office:value="6.726624" calcext:value-type="float">
            <text:p>6.726624</text:p>
          </table:table-cell>
          <table:table-cell office:value-type="float" office:value="6.651794" calcext:value-type="float">
            <text:p>6.651794</text:p>
          </table:table-cell>
          <table:table-cell office:value-type="float" office:value="7.473541" calcext:value-type="float">
            <text:p>7.473541</text:p>
          </table:table-cell>
          <table:table-cell office:value-type="float" office:value="7.403198" calcext:value-type="float">
            <text:p>7.403198</text:p>
          </table:table-cell>
          <table:table-cell office:value-type="float" office:value="7.912384" calcext:value-type="float">
            <text:p>7.912384</text:p>
          </table:table-cell>
          <table:table-cell office:value-type="float" office:value="7.844879" calcext:value-type="float">
            <text:p>7.844879</text:p>
          </table:table-cell>
          <table:table-cell office:value-type="float" office:value="24.38806" calcext:value-type="float">
            <text:p>24.38806</text:p>
          </table:table-cell>
          <table:table-cell office:value-type="float" office:value="-17.96764" calcext:value-type="float">
            <text:p>-17.967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9.146266" calcext:value-type="float">
            <text:p>9.146266</text:p>
          </table:table-cell>
          <table:table-cell office:value-type="float" office:value="-2.2" calcext:value-type="float">
            <text:p>-2.2</text:p>
          </table:table-cell>
          <table:table-cell office:value-type="float" office:value="-7.59" calcext:value-type="float">
            <text:p>-7.59</text:p>
          </table:table-cell>
          <table:table-cell office:value-type="float" office:value="0.4596862" calcext:value-type="float">
            <text:p>0.4596862</text:p>
          </table:table-cell>
          <table:table-cell office:value-type="float" office:value="0.3076712" calcext:value-type="float">
            <text:p>0.3076712</text:p>
          </table:table-cell>
          <table:table-cell office:value-type="float" office:value="341.136" calcext:value-type="float">
            <text:p>341.136</text:p>
          </table:table-cell>
          <table:table-cell office:value-type="float" office:value="0" calcext:value-type="float">
            <text:p>0</text:p>
          </table:table-cell>
          <table:table-cell office:value-type="float" office:value="10.18988" calcext:value-type="float">
            <text:p>10.18988</text:p>
          </table:table-cell>
          <table:table-cell office:value-type="float" office:value="-6.684265" calcext:value-type="float">
            <text:p>-6.684265</text:p>
          </table:table-cell>
          <table:table-cell office:value-type="float" office:value="0.6611023" calcext:value-type="float">
            <text:p>0.6611023</text:p>
          </table:table-cell>
          <table:table-cell office:value-type="float" office:value="-2.558105" calcext:value-type="float">
            <text:p>-2.558105</text:p>
          </table:table-cell>
          <table:table-cell office:value-type="float" office:value="-0.7333069" calcext:value-type="float">
            <text:p>-0.7333069</text:p>
          </table:table-cell>
          <table:table-cell office:value-type="float" office:value="-1.358154" calcext:value-type="float">
            <text:p>-1.358154</text:p>
          </table:table-cell>
          <table:table-cell office:value-type="float" office:value="-0.6215515" calcext:value-type="float">
            <text:p>-0.6215515</text:p>
          </table:table-cell>
          <table:table-cell office:value-type="float" office:value="-0.7989502" calcext:value-type="float">
            <text:p>-0.7989502</text:p>
          </table:table-cell>
          <table:table-cell office:value-type="float" office:value="-0.2680664" calcext:value-type="float">
            <text:p>-0.2680664</text:p>
          </table:table-cell>
          <table:table-cell office:value-type="float" office:value="-0.3074951" calcext:value-type="float">
            <text:p>-0.3074951</text:p>
          </table:table-cell>
          <table:table-cell office:value-type="float" office:value="0.1566467" calcext:value-type="float">
            <text:p>0.1566467</text:p>
          </table:table-cell>
          <table:table-cell office:value-type="float" office:value="0.1417236" calcext:value-type="float">
            <text:p>0.1417236</text:p>
          </table:table-cell>
          <table:table-cell office:value-type="float" office:value="0.6890869" calcext:value-type="float">
            <text:p>0.6890869</text:p>
          </table:table-cell>
          <table:table-cell office:value-type="float" office:value="0.6699219" calcext:value-type="float">
            <text:p>0.6699219</text:p>
          </table:table-cell>
          <table:table-cell office:value-type="float" office:value="1.577667" calcext:value-type="float">
            <text:p>1.577667</text:p>
          </table:table-cell>
          <table:table-cell office:value-type="float" office:value="1.502869" calcext:value-type="float">
            <text:p>1.502869</text:p>
          </table:table-cell>
          <table:table-cell office:value-type="float" office:value="3.037109" calcext:value-type="float">
            <text:p>3.037109</text:p>
          </table:table-cell>
          <table:table-cell office:value-type="float" office:value="2.929138" calcext:value-type="float">
            <text:p>2.929138</text:p>
          </table:table-cell>
          <table:table-cell office:value-type="float" office:value="4.591949" calcext:value-type="float">
            <text:p>4.591949</text:p>
          </table:table-cell>
          <table:table-cell office:value-type="float" office:value="4.49231" calcext:value-type="float">
            <text:p>4.49231</text:p>
          </table:table-cell>
          <table:table-cell office:value-type="float" office:value="5.727295" calcext:value-type="float">
            <text:p>5.727295</text:p>
          </table:table-cell>
          <table:table-cell office:value-type="float" office:value="5.640869" calcext:value-type="float">
            <text:p>5.640869</text:p>
          </table:table-cell>
          <table:table-cell office:value-type="float" office:value="6.651001" calcext:value-type="float">
            <text:p>6.651001</text:p>
          </table:table-cell>
          <table:table-cell office:value-type="float" office:value="6.574646" calcext:value-type="float">
            <text:p>6.574646</text:p>
          </table:table-cell>
          <table:table-cell office:value-type="float" office:value="7.402435" calcext:value-type="float">
            <text:p>7.402435</text:p>
          </table:table-cell>
          <table:table-cell office:value-type="float" office:value="7.331421" calcext:value-type="float">
            <text:p>7.331421</text:p>
          </table:table-cell>
          <table:table-cell office:value-type="float" office:value="7.844177" calcext:value-type="float">
            <text:p>7.844177</text:p>
          </table:table-cell>
          <table:table-cell office:value-type="float" office:value="7.7771" calcext:value-type="float">
            <text:p>7.7771</text:p>
          </table:table-cell>
          <table:table-cell office:value-type="float" office:value="17.33847" calcext:value-type="float">
            <text:p>17.33847</text:p>
          </table:table-cell>
          <table:table-cell office:value-type="float" office:value="-11.3735" calcext:value-type="float">
            <text:p>-11.37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6.003364" calcext:value-type="float">
            <text:p>6.003364</text:p>
          </table:table-cell>
          <table:table-cell office:value-type="float" office:value="-7.75" calcext:value-type="float">
            <text:p>-7.75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0.251619" calcext:value-type="float">
            <text:p>0.251619</text:p>
          </table:table-cell>
          <table:table-cell office:value-type="float" office:value="276.48" calcext:value-type="float">
            <text:p>276.48</text:p>
          </table:table-cell>
          <table:table-cell office:value-type="float" office:value="0" calcext:value-type="float">
            <text:p>0</text:p>
          </table:table-cell>
          <table:table-cell office:value-type="float" office:value="2.147552" calcext:value-type="float">
            <text:p>2.147552</text:p>
          </table:table-cell>
          <table:table-cell office:value-type="float" office:value="-9.118164" calcext:value-type="float">
            <text:p>-9.118164</text:p>
          </table:table-cell>
          <table:table-cell office:value-type="float" office:value="-1.636139" calcext:value-type="float">
            <text:p>-1.636139</text:p>
          </table:table-cell>
          <table:table-cell office:value-type="float" office:value="-4.676361" calcext:value-type="float">
            <text:p>-4.676361</text:p>
          </table:table-cell>
          <table:table-cell office:value-type="float" office:value="-1.120361" calcext:value-type="float">
            <text:p>-1.120361</text:p>
          </table:table-cell>
          <table:table-cell office:value-type="float" office:value="-2.424347" calcext:value-type="float">
            <text:p>-2.424347</text:p>
          </table:table-cell>
          <table:table-cell office:value-type="float" office:value="-0.6362" calcext:value-type="float">
            <text:p>-0.6362</text:p>
          </table:table-cell>
          <table:table-cell office:value-type="float" office:value="-1.053406" calcext:value-type="float">
            <text:p>-1.053406</text:p>
          </table:table-cell>
          <table:table-cell office:value-type="float" office:value="-0.2697144" calcext:value-type="float">
            <text:p>-0.2697144</text:p>
          </table:table-cell>
          <table:table-cell office:value-type="float" office:value="-0.4194641" calcext:value-type="float">
            <text:p>-0.4194641</text:p>
          </table:table-cell>
          <table:table-cell office:value-type="float" office:value="0.1563416" calcext:value-type="float">
            <text:p>0.1563416</text:p>
          </table:table-cell>
          <table:table-cell office:value-type="float" office:value="0.05435181" calcext:value-type="float">
            <text:p>0.05435181</text:p>
          </table:table-cell>
          <table:table-cell office:value-type="float" office:value="0.6696777" calcext:value-type="float">
            <text:p>0.6696777</text:p>
          </table:table-cell>
          <table:table-cell office:value-type="float" office:value="0.5909729" calcext:value-type="float">
            <text:p>0.5909729</text:p>
          </table:table-cell>
          <table:table-cell office:value-type="float" office:value="1.502289" calcext:value-type="float">
            <text:p>1.502289</text:p>
          </table:table-cell>
          <table:table-cell office:value-type="float" office:value="1.434875" calcext:value-type="float">
            <text:p>1.434875</text:p>
          </table:table-cell>
          <table:table-cell office:value-type="float" office:value="2.928101" calcext:value-type="float">
            <text:p>2.928101</text:p>
          </table:table-cell>
          <table:table-cell office:value-type="float" office:value="2.836243" calcext:value-type="float">
            <text:p>2.836243</text:p>
          </table:table-cell>
          <table:table-cell office:value-type="float" office:value="4.491272" calcext:value-type="float">
            <text:p>4.491272</text:p>
          </table:table-cell>
          <table:table-cell office:value-type="float" office:value="4.395142" calcext:value-type="float">
            <text:p>4.395142</text:p>
          </table:table-cell>
          <table:table-cell office:value-type="float" office:value="5.639954" calcext:value-type="float">
            <text:p>5.639954</text:p>
          </table:table-cell>
          <table:table-cell office:value-type="float" office:value="5.552887" calcext:value-type="float">
            <text:p>5.552887</text:p>
          </table:table-cell>
          <table:table-cell office:value-type="float" office:value="6.573822" calcext:value-type="float">
            <text:p>6.573822</text:p>
          </table:table-cell>
          <table:table-cell office:value-type="float" office:value="6.496002" calcext:value-type="float">
            <text:p>6.496002</text:p>
          </table:table-cell>
          <table:table-cell office:value-type="float" office:value="7.330688" calcext:value-type="float">
            <text:p>7.330688</text:p>
          </table:table-cell>
          <table:table-cell office:value-type="float" office:value="7.259369" calcext:value-type="float">
            <text:p>7.259369</text:p>
          </table:table-cell>
          <table:table-cell office:value-type="float" office:value="7.776428" calcext:value-type="float">
            <text:p>7.776428</text:p>
          </table:table-cell>
          <table:table-cell office:value-type="float" office:value="7.709595" calcext:value-type="float">
            <text:p>7.709595</text:p>
          </table:table-cell>
          <table:table-cell office:value-type="float" office:value="3.154327" calcext:value-type="float">
            <text:p>3.154327</text:p>
          </table:table-cell>
          <table:table-cell office:value-type="float" office:value="-14.04617" calcext:value-type="float">
            <text:p>-14.046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9.244081" calcext:value-type="float">
            <text:p>9.244081</text:p>
          </table:table-cell>
          <table:table-cell office:value-type="float" office:value="-10.07" calcext:value-type="float">
            <text:p>-10.07</text:p>
          </table:table-cell>
          <table:table-cell office:value-type="float" office:value="-21.73" calcext:value-type="float">
            <text:p>-21.73</text:p>
          </table:table-cell>
          <table:table-cell office:value-type="float" office:value="0.2543629" calcext:value-type="float">
            <text:p>0.2543629</text:p>
          </table:table-cell>
          <table:table-cell office:value-type="float" office:value="0.09887791" calcext:value-type="float">
            <text:p>0.09887791</text:p>
          </table:table-cell>
          <table:table-cell office:value-type="float" office:value="509.796" calcext:value-type="float">
            <text:p>509.796</text:p>
          </table:table-cell>
          <table:table-cell office:value-type="float" office:value="0" calcext:value-type="float">
            <text:p>0</text:p>
          </table:table-cell>
          <table:table-cell office:value-type="float" office:value="5.376099" calcext:value-type="float">
            <text:p>5.376099</text:p>
          </table:table-cell>
          <table:table-cell office:value-type="float" office:value="-14.90381" calcext:value-type="float">
            <text:p>-14.90381</text:p>
          </table:table-cell>
          <table:table-cell office:value-type="float" office:value="-1.312439" calcext:value-type="float">
            <text:p>-1.312439</text:p>
          </table:table-cell>
          <table:table-cell office:value-type="float" office:value="-7.521393" calcext:value-type="float">
            <text:p>-7.521393</text:p>
          </table:table-cell>
          <table:table-cell office:value-type="float" office:value="-2.048889" calcext:value-type="float">
            <text:p>-2.048889</text:p>
          </table:table-cell>
          <table:table-cell office:value-type="float" office:value="-3.964752" calcext:value-type="float">
            <text:p>-3.964752</text:p>
          </table:table-cell>
          <table:table-cell office:value-type="float" office:value="-1.064423" calcext:value-type="float">
            <text:p>-1.064423</text:p>
          </table:table-cell>
          <table:table-cell office:value-type="float" office:value="-1.855133" calcext:value-type="float">
            <text:p>-1.855133</text:p>
          </table:table-cell>
          <table:table-cell office:value-type="float" office:value="-0.423584" calcext:value-type="float">
            <text:p>-0.423584</text:p>
          </table:table-cell>
          <table:table-cell office:value-type="float" office:value="-0.9046021" calcext:value-type="float">
            <text:p>-0.9046021</text:p>
          </table:table-cell>
          <table:table-cell office:value-type="float" office:value="0.05194092" calcext:value-type="float">
            <text:p>0.05194092</text:p>
          </table:table-cell>
          <table:table-cell office:value-type="float" office:value="-0.0774231" calcext:value-type="float">
            <text:p>-0.0774231</text:p>
          </table:table-cell>
          <table:table-cell office:value-type="float" office:value="0.5894775" calcext:value-type="float">
            <text:p>0.5894775</text:p>
          </table:table-cell>
          <table:table-cell office:value-type="float" office:value="0.4614258" calcext:value-type="float">
            <text:p>0.4614258</text:p>
          </table:table-cell>
          <table:table-cell office:value-type="float" office:value="1.43399" calcext:value-type="float">
            <text:p>1.43399</text:p>
          </table:table-cell>
          <table:table-cell office:value-type="float" office:value="1.324615" calcext:value-type="float">
            <text:p>1.324615</text:p>
          </table:table-cell>
          <table:table-cell office:value-type="float" office:value="2.835297" calcext:value-type="float">
            <text:p>2.835297</text:p>
          </table:table-cell>
          <table:table-cell office:value-type="float" office:value="2.741974" calcext:value-type="float">
            <text:p>2.741974</text:p>
          </table:table-cell>
          <table:table-cell office:value-type="float" office:value="4.394135" calcext:value-type="float">
            <text:p>4.394135</text:p>
          </table:table-cell>
          <table:table-cell office:value-type="float" office:value="4.300568" calcext:value-type="float">
            <text:p>4.300568</text:p>
          </table:table-cell>
          <table:table-cell office:value-type="float" office:value="5.551971" calcext:value-type="float">
            <text:p>5.551971</text:p>
          </table:table-cell>
          <table:table-cell office:value-type="float" office:value="5.465179" calcext:value-type="float">
            <text:p>5.465179</text:p>
          </table:table-cell>
          <table:table-cell office:value-type="float" office:value="6.495178" calcext:value-type="float">
            <text:p>6.495178</text:p>
          </table:table-cell>
          <table:table-cell office:value-type="float" office:value="6.416565" calcext:value-type="float">
            <text:p>6.416565</text:p>
          </table:table-cell>
          <table:table-cell office:value-type="float" office:value="7.258636" calcext:value-type="float">
            <text:p>7.258636</text:p>
          </table:table-cell>
          <table:table-cell office:value-type="float" office:value="7.187103" calcext:value-type="float">
            <text:p>7.187103</text:p>
          </table:table-cell>
          <table:table-cell office:value-type="float" office:value="7.708862" calcext:value-type="float">
            <text:p>7.708862</text:p>
          </table:table-cell>
          <table:table-cell office:value-type="float" office:value="7.642334" calcext:value-type="float">
            <text:p>7.642334</text:p>
          </table:table-cell>
          <table:table-cell office:value-type="float" office:value="9.060547" calcext:value-type="float">
            <text:p>9.060547</text:p>
          </table:table-cell>
          <table:table-cell office:value-type="float" office:value="-23.4939" calcext:value-type="float">
            <text:p>-23.4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10.89351" calcext:value-type="float">
            <text:p>10.89351</text:p>
          </table:table-cell>
          <table:table-cell office:value-type="float" office:value="-14.52" calcext:value-type="float">
            <text:p>-14.52</text:p>
          </table:table-cell>
          <table:table-cell office:value-type="float" office:value="-25.1" calcext:value-type="float">
            <text:p>-25.1</text:p>
          </table:table-cell>
          <table:table-cell office:value-type="float" office:value="0.179147" calcext:value-type="float">
            <text:p>0.179147</text:p>
          </table:table-cell>
          <table:table-cell office:value-type="float" office:value="0.07401343" calcext:value-type="float">
            <text:p>0.07401343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0" calcext:value-type="float">
            <text:p>0</text:p>
          </table:table-cell>
          <table:table-cell office:value-type="float" office:value="3.1492" calcext:value-type="float">
            <text:p>3.1492</text:p>
          </table:table-cell>
          <table:table-cell office:value-type="float" office:value="-18.10576" calcext:value-type="float">
            <text:p>-18.10576</text:p>
          </table:table-cell>
          <table:table-cell office:value-type="float" office:value="-3.101471" calcext:value-type="float">
            <text:p>-3.101471</text:p>
          </table:table-cell>
          <table:table-cell office:value-type="float" office:value="-10.48114" calcext:value-type="float">
            <text:p>-10.48114</text:p>
          </table:table-cell>
          <table:table-cell office:value-type="float" office:value="-3.589752" calcext:value-type="float">
            <text:p>-3.589752</text:p>
          </table:table-cell>
          <table:table-cell office:value-type="float" office:value="-6.63681" calcext:value-type="float">
            <text:p>-6.63681</text:p>
          </table:table-cell>
          <table:table-cell office:value-type="float" office:value="-1.885529" calcext:value-type="float">
            <text:p>-1.885529</text:p>
          </table:table-cell>
          <table:table-cell office:value-type="float" office:value="-3.528656" calcext:value-type="float">
            <text:p>-3.528656</text:p>
          </table:table-cell>
          <table:table-cell office:value-type="float" office:value="-0.9165649" calcext:value-type="float">
            <text:p>-0.9165649</text:p>
          </table:table-cell>
          <table:table-cell office:value-type="float" office:value="-1.891998" calcext:value-type="float">
            <text:p>-1.891998</text:p>
          </table:table-cell>
          <table:table-cell office:value-type="float" office:value="-0.07827759" calcext:value-type="float">
            <text:p>-0.07827759</text:p>
          </table:table-cell>
          <table:table-cell office:value-type="float" office:value="-0.1785889" calcext:value-type="float">
            <text:p>-0.1785889</text:p>
          </table:table-cell>
          <table:table-cell office:value-type="float" office:value="0.4605713" calcext:value-type="float">
            <text:p>0.4605713</text:p>
          </table:table-cell>
          <table:table-cell office:value-type="float" office:value="0.3564148" calcext:value-type="float">
            <text:p>0.3564148</text:p>
          </table:table-cell>
          <table:table-cell office:value-type="float" office:value="1.323639" calcext:value-type="float">
            <text:p>1.323639</text:p>
          </table:table-cell>
          <table:table-cell office:value-type="float" office:value="1.22168" calcext:value-type="float">
            <text:p>1.22168</text:p>
          </table:table-cell>
          <table:table-cell office:value-type="float" office:value="2.740936" calcext:value-type="float">
            <text:p>2.740936</text:p>
          </table:table-cell>
          <table:table-cell office:value-type="float" office:value="2.644043" calcext:value-type="float">
            <text:p>2.644043</text:p>
          </table:table-cell>
          <table:table-cell office:value-type="float" office:value="4.299561" calcext:value-type="float">
            <text:p>4.299561</text:p>
          </table:table-cell>
          <table:table-cell office:value-type="float" office:value="4.206818" calcext:value-type="float">
            <text:p>4.206818</text:p>
          </table:table-cell>
          <table:table-cell office:value-type="float" office:value="5.464294" calcext:value-type="float">
            <text:p>5.464294</text:p>
          </table:table-cell>
          <table:table-cell office:value-type="float" office:value="5.378113" calcext:value-type="float">
            <text:p>5.378113</text:p>
          </table:table-cell>
          <table:table-cell office:value-type="float" office:value="6.415771" calcext:value-type="float">
            <text:p>6.415771</text:p>
          </table:table-cell>
          <table:table-cell office:value-type="float" office:value="6.336548" calcext:value-type="float">
            <text:p>6.336548</text:p>
          </table:table-cell>
          <table:table-cell office:value-type="float" office:value="7.18634" calcext:value-type="float">
            <text:p>7.18634</text:p>
          </table:table-cell>
          <table:table-cell office:value-type="float" office:value="7.114319" calcext:value-type="float">
            <text:p>7.114319</text:p>
          </table:table-cell>
          <table:table-cell office:value-type="float" office:value="7.641632" calcext:value-type="float">
            <text:p>7.641632</text:p>
          </table:table-cell>
          <table:table-cell office:value-type="float" office:value="7.575165" calcext:value-type="float">
            <text:p>7.575165</text:p>
          </table:table-cell>
          <table:table-cell office:value-type="float" office:value="4.698578" calcext:value-type="float">
            <text:p>4.698578</text:p>
          </table:table-cell>
          <table:table-cell office:value-type="float" office:value="-26.01637" calcext:value-type="float">
            <text:p>-26.01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10.33973" calcext:value-type="float">
            <text:p>10.33973</text:p>
          </table:table-cell>
          <table:table-cell office:value-type="float" office:value="-4.65" calcext:value-type="float">
            <text:p>-4.65</text:p>
          </table:table-cell>
          <table:table-cell office:value-type="float" office:value="-14.39" calcext:value-type="float">
            <text:p>-14.39</text:p>
          </table:table-cell>
          <table:table-cell office:value-type="float" office:value="0.3837677" calcext:value-type="float">
            <text:p>0.3837677</text:p>
          </table:table-cell>
          <table:table-cell office:value-type="float" office:value="0.1810217" calcext:value-type="float">
            <text:p>0.1810217</text:p>
          </table:table-cell>
          <table:table-cell office:value-type="float" office:value="392.904" calcext:value-type="float">
            <text:p>392.904</text:p>
          </table:table-cell>
          <table:table-cell office:value-type="float" office:value="0" calcext:value-type="float">
            <text:p>0</text:p>
          </table:table-cell>
          <table:table-cell office:value-type="float" office:value="8.854218" calcext:value-type="float">
            <text:p>8.854218</text:p>
          </table:table-cell>
          <table:table-cell office:value-type="float" office:value="-12.69754" calcext:value-type="float">
            <text:p>-12.69754</text:p>
          </table:table-cell>
          <table:table-cell office:value-type="float" office:value="-0.9265137" calcext:value-type="float">
            <text:p>-0.9265137</text:p>
          </table:table-cell>
          <table:table-cell office:value-type="float" office:value="-8.240143" calcext:value-type="float">
            <text:p>-8.240143</text:p>
          </table:table-cell>
          <table:table-cell office:value-type="float" office:value="-2.45108" calcext:value-type="float">
            <text:p>-2.45108</text:p>
          </table:table-cell>
          <table:table-cell office:value-type="float" office:value="-5.928162" calcext:value-type="float">
            <text:p>-5.928162</text:p>
          </table:table-cell>
          <table:table-cell office:value-type="float" office:value="-2.098022" calcext:value-type="float">
            <text:p>-2.098022</text:p>
          </table:table-cell>
          <table:table-cell office:value-type="float" office:value="-3.737305" calcext:value-type="float">
            <text:p>-3.737305</text:p>
          </table:table-cell>
          <table:table-cell office:value-type="float" office:value="-1.376801" calcext:value-type="float">
            <text:p>-1.376801</text:p>
          </table:table-cell>
          <table:table-cell office:value-type="float" office:value="-2.213287" calcext:value-type="float">
            <text:p>-2.213287</text:p>
          </table:table-cell>
          <table:table-cell office:value-type="float" office:value="-0.1799622" calcext:value-type="float">
            <text:p>-0.1799622</text:p>
          </table:table-cell>
          <table:table-cell office:value-type="float" office:value="-0.2485962" calcext:value-type="float">
            <text:p>-0.2485962</text:p>
          </table:table-cell>
          <table:table-cell office:value-type="float" office:value="0.3553467" calcext:value-type="float">
            <text:p>0.3553467</text:p>
          </table:table-cell>
          <table:table-cell office:value-type="float" office:value="0.2680054" calcext:value-type="float">
            <text:p>0.2680054</text:p>
          </table:table-cell>
          <table:table-cell office:value-type="float" office:value="1.220673" calcext:value-type="float">
            <text:p>1.220673</text:p>
          </table:table-cell>
          <table:table-cell office:value-type="float" office:value="1.122131" calcext:value-type="float">
            <text:p>1.122131</text:p>
          </table:table-cell>
          <table:table-cell office:value-type="float" office:value="2.643036" calcext:value-type="float">
            <text:p>2.643036</text:p>
          </table:table-cell>
          <table:table-cell office:value-type="float" office:value="2.546051" calcext:value-type="float">
            <text:p>2.546051</text:p>
          </table:table-cell>
          <table:table-cell office:value-type="float" office:value="4.205811" calcext:value-type="float">
            <text:p>4.205811</text:p>
          </table:table-cell>
          <table:table-cell office:value-type="float" office:value="4.113922" calcext:value-type="float">
            <text:p>4.113922</text:p>
          </table:table-cell>
          <table:table-cell office:value-type="float" office:value="5.377197" calcext:value-type="float">
            <text:p>5.377197</text:p>
          </table:table-cell>
          <table:table-cell office:value-type="float" office:value="5.291931" calcext:value-type="float">
            <text:p>5.291931</text:p>
          </table:table-cell>
          <table:table-cell office:value-type="float" office:value="6.335724" calcext:value-type="float">
            <text:p>6.335724</text:p>
          </table:table-cell>
          <table:table-cell office:value-type="float" office:value="6.256592" calcext:value-type="float">
            <text:p>6.256592</text:p>
          </table:table-cell>
          <table:table-cell office:value-type="float" office:value="7.113556" calcext:value-type="float">
            <text:p>7.113556</text:p>
          </table:table-cell>
          <table:table-cell office:value-type="float" office:value="7.041321" calcext:value-type="float">
            <text:p>7.041321</text:p>
          </table:table-cell>
          <table:table-cell office:value-type="float" office:value="7.574463" calcext:value-type="float">
            <text:p>7.574463</text:p>
          </table:table-cell>
          <table:table-cell office:value-type="float" office:value="7.508087" calcext:value-type="float">
            <text:p>7.508087</text:p>
          </table:table-cell>
          <table:table-cell office:value-type="float" office:value="15.91806" calcext:value-type="float">
            <text:p>15.91806</text:p>
          </table:table-cell>
          <table:table-cell office:value-type="float" office:value="-18.17065" calcext:value-type="float">
            <text:p>-18.17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6.437665" calcext:value-type="float">
            <text:p>6.437665</text:p>
          </table:table-cell>
          <table:table-cell office:value-type="float" office:value="-2.96" calcext:value-type="float">
            <text:p>-2.96</text:p>
          </table:table-cell>
          <table:table-cell office:value-type="float" office:value="-14.37" calcext:value-type="float">
            <text:p>-14.37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0.1813121" calcext:value-type="float">
            <text:p>0.1813121</text:p>
          </table:table-cell>
          <table:table-cell office:value-type="float" office:value="362.736" calcext:value-type="float">
            <text:p>362.736</text:p>
          </table:table-cell>
          <table:table-cell office:value-type="float" office:value="0" calcext:value-type="float">
            <text:p>0</text:p>
          </table:table-cell>
          <table:table-cell office:value-type="float" office:value="3.159393" calcext:value-type="float">
            <text:p>3.159393</text:p>
          </table:table-cell>
          <table:table-cell office:value-type="float" office:value="-12.16586" calcext:value-type="float">
            <text:p>-12.16586</text:p>
          </table:table-cell>
          <table:table-cell office:value-type="float" office:value="-1.874207" calcext:value-type="float">
            <text:p>-1.874207</text:p>
          </table:table-cell>
          <table:table-cell office:value-type="float" office:value="-7.044678" calcext:value-type="float">
            <text:p>-7.044678</text:p>
          </table:table-cell>
          <table:table-cell office:value-type="float" office:value="-2.665802" calcext:value-type="float">
            <text:p>-2.665802</text:p>
          </table:table-cell>
          <table:table-cell office:value-type="float" office:value="-4.599548" calcext:value-type="float">
            <text:p>-4.599548</text:p>
          </table:table-cell>
          <table:table-cell office:value-type="float" office:value="-2.120422" calcext:value-type="float">
            <text:p>-2.120422</text:p>
          </table:table-cell>
          <table:table-cell office:value-type="float" office:value="-2.717255" calcext:value-type="float">
            <text:p>-2.717255</text:p>
          </table:table-cell>
          <table:table-cell office:value-type="float" office:value="-1.372894" calcext:value-type="float">
            <text:p>-1.372894</text:p>
          </table:table-cell>
          <table:table-cell office:value-type="float" office:value="-1.618225" calcext:value-type="float">
            <text:p>-1.618225</text:p>
          </table:table-cell>
          <table:table-cell office:value-type="float" office:value="-0.2463684" calcext:value-type="float">
            <text:p>-0.2463684</text:p>
          </table:table-cell>
          <table:table-cell office:value-type="float" office:value="-0.3737183" calcext:value-type="float">
            <text:p>-0.3737183</text:p>
          </table:table-cell>
          <table:table-cell office:value-type="float" office:value="0.267334" calcext:value-type="float">
            <text:p>0.267334</text:p>
          </table:table-cell>
          <table:table-cell office:value-type="float" office:value="0.1539001" calcext:value-type="float">
            <text:p>0.1539001</text:p>
          </table:table-cell>
          <table:table-cell office:value-type="float" office:value="1.121307" calcext:value-type="float">
            <text:p>1.121307</text:p>
          </table:table-cell>
          <table:table-cell office:value-type="float" office:value="1.026703" calcext:value-type="float">
            <text:p>1.026703</text:p>
          </table:table-cell>
          <table:table-cell office:value-type="float" office:value="2.545044" calcext:value-type="float">
            <text:p>2.545044</text:p>
          </table:table-cell>
          <table:table-cell office:value-type="float" office:value="2.450897" calcext:value-type="float">
            <text:p>2.450897</text:p>
          </table:table-cell>
          <table:table-cell office:value-type="float" office:value="4.112976" calcext:value-type="float">
            <text:p>4.112976</text:p>
          </table:table-cell>
          <table:table-cell office:value-type="float" office:value="4.021637" calcext:value-type="float">
            <text:p>4.021637</text:p>
          </table:table-cell>
          <table:table-cell office:value-type="float" office:value="5.291016" calcext:value-type="float">
            <text:p>5.291016</text:p>
          </table:table-cell>
          <table:table-cell office:value-type="float" office:value="5.204926" calcext:value-type="float">
            <text:p>5.204926</text:p>
          </table:table-cell>
          <table:table-cell office:value-type="float" office:value="6.255768" calcext:value-type="float">
            <text:p>6.255768</text:p>
          </table:table-cell>
          <table:table-cell office:value-type="float" office:value="6.17627" calcext:value-type="float">
            <text:p>6.17627</text:p>
          </table:table-cell>
          <table:table-cell office:value-type="float" office:value="7.040558" calcext:value-type="float">
            <text:p>7.040558</text:p>
          </table:table-cell>
          <table:table-cell office:value-type="float" office:value="6.96814" calcext:value-type="float">
            <text:p>6.96814</text:p>
          </table:table-cell>
          <table:table-cell office:value-type="float" office:value="7.507416" calcext:value-type="float">
            <text:p>7.507416</text:p>
          </table:table-cell>
          <table:table-cell office:value-type="float" office:value="7.440613" calcext:value-type="float">
            <text:p>7.440613</text:p>
          </table:table-cell>
          <table:table-cell office:value-type="float" office:value="7.195099" calcext:value-type="float">
            <text:p>7.195099</text:p>
          </table:table-cell>
          <table:table-cell office:value-type="float" office:value="-17.08722" calcext:value-type="float">
            <text:p>-17.087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11.09914" calcext:value-type="float">
            <text:p>11.09914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6.1" calcext:value-type="float">
            <text:p>-16.1</text:p>
          </table:table-cell>
          <table:table-cell office:value-type="float" office:value="0.229168" calcext:value-type="float">
            <text:p>0.229168</text:p>
          </table:table-cell>
          <table:table-cell office:value-type="float" office:value="0.1577196" calcext:value-type="float">
            <text:p>0.1577196</text:p>
          </table:table-cell>
          <table:table-cell office:value-type="float" office:value="362.124" calcext:value-type="float">
            <text:p>362.124</text:p>
          </table:table-cell>
          <table:table-cell office:value-type="float" office:value="0" calcext:value-type="float">
            <text:p>0</text:p>
          </table:table-cell>
          <table:table-cell office:value-type="float" office:value="5.047852" calcext:value-type="float">
            <text:p>5.047852</text:p>
          </table:table-cell>
          <table:table-cell office:value-type="float" office:value="-12.92764" calcext:value-type="float">
            <text:p>-12.92764</text:p>
          </table:table-cell>
          <table:table-cell office:value-type="float" office:value="-1.675964" calcext:value-type="float">
            <text:p>-1.675964</text:p>
          </table:table-cell>
          <table:table-cell office:value-type="float" office:value="-7.76593" calcext:value-type="float">
            <text:p>-7.76593</text:p>
          </table:table-cell>
          <table:table-cell office:value-type="float" office:value="-2.809601" calcext:value-type="float">
            <text:p>-2.809601</text:p>
          </table:table-cell>
          <table:table-cell office:value-type="float" office:value="-5.185974" calcext:value-type="float">
            <text:p>-5.185974</text:p>
          </table:table-cell>
          <table:table-cell office:value-type="float" office:value="-2.29599" calcext:value-type="float">
            <text:p>-2.29599</text:p>
          </table:table-cell>
          <table:table-cell office:value-type="float" office:value="-3.121429" calcext:value-type="float">
            <text:p>-3.121429</text:p>
          </table:table-cell>
          <table:table-cell office:value-type="float" office:value="-1.444061" calcext:value-type="float">
            <text:p>-1.444061</text:p>
          </table:table-cell>
          <table:table-cell office:value-type="float" office:value="-1.913544" calcext:value-type="float">
            <text:p>-1.913544</text:p>
          </table:table-cell>
          <table:table-cell office:value-type="float" office:value="-0.3755798" calcext:value-type="float">
            <text:p>-0.3755798</text:p>
          </table:table-cell>
          <table:table-cell office:value-type="float" office:value="-0.6253357" calcext:value-type="float">
            <text:p>-0.6253357</text:p>
          </table:table-cell>
          <table:table-cell office:value-type="float" office:value="0.1525269" calcext:value-type="float">
            <text:p>0.1525269</text:p>
          </table:table-cell>
          <table:table-cell office:value-type="float" office:value="-0.0335083" calcext:value-type="float">
            <text:p>-0.0335083</text:p>
          </table:table-cell>
          <table:table-cell office:value-type="float" office:value="1.025574" calcext:value-type="float">
            <text:p>1.025574</text:p>
          </table:table-cell>
          <table:table-cell office:value-type="float" office:value="0.8905029" calcext:value-type="float">
            <text:p>0.8905029</text:p>
          </table:table-cell>
          <table:table-cell office:value-type="float" office:value="2.44989" calcext:value-type="float">
            <text:p>2.44989</text:p>
          </table:table-cell>
          <table:table-cell office:value-type="float" office:value="2.349945" calcext:value-type="float">
            <text:p>2.349945</text:p>
          </table:table-cell>
          <table:table-cell office:value-type="float" office:value="4.020691" calcext:value-type="float">
            <text:p>4.020691</text:p>
          </table:table-cell>
          <table:table-cell office:value-type="float" office:value="3.930267" calcext:value-type="float">
            <text:p>3.930267</text:p>
          </table:table-cell>
          <table:table-cell office:value-type="float" office:value="5.20401" calcext:value-type="float">
            <text:p>5.20401</text:p>
          </table:table-cell>
          <table:table-cell office:value-type="float" office:value="5.118408" calcext:value-type="float">
            <text:p>5.118408</text:p>
          </table:table-cell>
          <table:table-cell office:value-type="float" office:value="6.175446" calcext:value-type="float">
            <text:p>6.175446</text:p>
          </table:table-cell>
          <table:table-cell office:value-type="float" office:value="6.096222" calcext:value-type="float">
            <text:p>6.096222</text:p>
          </table:table-cell>
          <table:table-cell office:value-type="float" office:value="6.967377" calcext:value-type="float">
            <text:p>6.967377</text:p>
          </table:table-cell>
          <table:table-cell office:value-type="float" office:value="6.894714" calcext:value-type="float">
            <text:p>6.894714</text:p>
          </table:table-cell>
          <table:table-cell office:value-type="float" office:value="7.439941" calcext:value-type="float">
            <text:p>7.439941</text:p>
          </table:table-cell>
          <table:table-cell office:value-type="float" office:value="7.37323" calcext:value-type="float">
            <text:p>7.37323</text:p>
          </table:table-cell>
          <table:table-cell office:value-type="float" office:value="7.109039" calcext:value-type="float">
            <text:p>7.109039</text:p>
          </table:table-cell>
          <table:table-cell office:value-type="float" office:value="-18.68898" calcext:value-type="float">
            <text:p>-18.68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10.75511" calcext:value-type="float">
            <text:p>10.75511</text:p>
          </table:table-cell>
          <table:table-cell office:value-type="float" office:value="1.33" calcext:value-type="float">
            <text:p>1.33</text:p>
          </table:table-cell>
          <table:table-cell office:value-type="float" office:value="-10.82" calcext:value-type="float">
            <text:p>-10.82</text:p>
          </table:table-cell>
          <table:table-cell office:value-type="float" office:value="0.59286" calcext:value-type="float">
            <text:p>0.59286</text:p>
          </table:table-cell>
          <table:table-cell office:value-type="float" office:value="0.2399697" calcext:value-type="float">
            <text:p>0.2399697</text:p>
          </table:table-cell>
          <table:table-cell office:value-type="float" office:value="411.84" calcext:value-type="float">
            <text:p>411.84</text:p>
          </table:table-cell>
          <table:table-cell office:value-type="float" office:value="0" calcext:value-type="float">
            <text:p>0</text:p>
          </table:table-cell>
          <table:table-cell office:value-type="float" office:value="10.65222" calcext:value-type="float">
            <text:p>10.65222</text:p>
          </table:table-cell>
          <table:table-cell office:value-type="float" office:value="-10.70081" calcext:value-type="float">
            <text:p>-10.70081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6.800262" calcext:value-type="float">
            <text:p>-6.800262</text:p>
          </table:table-cell>
          <table:table-cell office:value-type="float" office:value="-1.828766" calcext:value-type="float">
            <text:p>-1.828766</text:p>
          </table:table-cell>
          <table:table-cell office:value-type="float" office:value="-4.881409" calcext:value-type="float">
            <text:p>-4.881409</text:p>
          </table:table-cell>
          <table:table-cell office:value-type="float" office:value="-1.752502" calcext:value-type="float">
            <text:p>-1.752502</text:p>
          </table:table-cell>
          <table:table-cell office:value-type="float" office:value="-3.178284" calcext:value-type="float">
            <text:p>-3.178284</text:p>
          </table:table-cell>
          <table:table-cell office:value-type="float" office:value="-1.43457" calcext:value-type="float">
            <text:p>-1.43457</text:p>
          </table:table-cell>
          <table:table-cell office:value-type="float" office:value="-2.09021" calcext:value-type="float">
            <text:p>-2.09021</text:p>
          </table:table-cell>
          <table:table-cell office:value-type="float" office:value="-0.6283569" calcext:value-type="float">
            <text:p>-0.6283569</text:p>
          </table:table-cell>
          <table:table-cell office:value-type="float" office:value="-0.8349609" calcext:value-type="float">
            <text:p>-0.8349609</text:p>
          </table:table-cell>
          <table:table-cell office:value-type="float" office:value="-0.03372192" calcext:value-type="float">
            <text:p>-0.03372192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0.8890381" calcext:value-type="float">
            <text:p>0.8890381</text:p>
          </table:table-cell>
          <table:table-cell office:value-type="float" office:value="0.7945862" calcext:value-type="float">
            <text:p>0.7945862</text:p>
          </table:table-cell>
          <table:table-cell office:value-type="float" office:value="2.348785" calcext:value-type="float">
            <text:p>2.348785</text:p>
          </table:table-cell>
          <table:table-cell office:value-type="float" office:value="2.243805" calcext:value-type="float">
            <text:p>2.243805</text:p>
          </table:table-cell>
          <table:table-cell office:value-type="float" office:value="3.929291" calcext:value-type="float">
            <text:p>3.929291</text:p>
          </table:table-cell>
          <table:table-cell office:value-type="float" office:value="3.836792" calcext:value-type="float">
            <text:p>3.836792</text:p>
          </table:table-cell>
          <table:table-cell office:value-type="float" office:value="5.117493" calcext:value-type="float">
            <text:p>5.117493</text:p>
          </table:table-cell>
          <table:table-cell office:value-type="float" office:value="5.032867" calcext:value-type="float">
            <text:p>5.032867</text:p>
          </table:table-cell>
          <table:table-cell office:value-type="float" office:value="6.095367" calcext:value-type="float">
            <text:p>6.095367</text:p>
          </table:table-cell>
          <table:table-cell office:value-type="float" office:value="6.015808" calcext:value-type="float">
            <text:p>6.015808</text:p>
          </table:table-cell>
          <table:table-cell office:value-type="float" office:value="6.893951" calcext:value-type="float">
            <text:p>6.893951</text:p>
          </table:table-cell>
          <table:table-cell office:value-type="float" office:value="6.821198" calcext:value-type="float">
            <text:p>6.821198</text:p>
          </table:table-cell>
          <table:table-cell office:value-type="float" office:value="7.372498" calcext:value-type="float">
            <text:p>7.372498</text:p>
          </table:table-cell>
          <table:table-cell office:value-type="float" office:value="7.305664" calcext:value-type="float">
            <text:p>7.305664</text:p>
          </table:table-cell>
          <table:table-cell office:value-type="float" office:value="19.14221" calcext:value-type="float">
            <text:p>19.14221</text:p>
          </table:table-cell>
          <table:table-cell office:value-type="float" office:value="-15.37393" calcext:value-type="float">
            <text:p>-15.37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2.8728" calcext:value-type="float">
            <text:p>2.8728</text:p>
          </table:table-cell>
          <table:table-cell office:value-type="float" office:value="1.52" calcext:value-type="float">
            <text:p>1.52</text:p>
          </table:table-cell>
          <table:table-cell office:value-type="float" office:value="-3.5" calcext:value-type="float">
            <text:p>-3.5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178716" calcext:value-type="float">
            <text:p>0.4178716</text:p>
          </table:table-cell>
          <table:table-cell office:value-type="float" office:value="324.648" calcext:value-type="float">
            <text:p>324.648</text:p>
          </table:table-cell>
          <table:table-cell office:value-type="float" office:value="0.3" calcext:value-type="float">
            <text:p>0.3</text:p>
          </table:table-cell>
          <table:table-cell office:value-type="float" office:value="2.119537" calcext:value-type="float">
            <text:p>2.119537</text:p>
          </table:table-cell>
          <table:table-cell office:value-type="float" office:value="-5.527069" calcext:value-type="float">
            <text:p>-5.527069</text:p>
          </table:table-cell>
          <table:table-cell office:value-type="float" office:value="-1.229797" calcext:value-type="float">
            <text:p>-1.229797</text:p>
          </table:table-cell>
          <table:table-cell office:value-type="float" office:value="-3.191925" calcext:value-type="float">
            <text:p>-3.191925</text:p>
          </table:table-cell>
          <table:table-cell office:value-type="float" office:value="-1.659393" calcext:value-type="float">
            <text:p>-1.659393</text:p>
          </table:table-cell>
          <table:table-cell office:value-type="float" office:value="-2.311157" calcext:value-type="float">
            <text:p>-2.311157</text:p>
          </table:table-cell>
          <table:table-cell office:value-type="float" office:value="-1.474976" calcext:value-type="float">
            <text:p>-1.474976</text:p>
          </table:table-cell>
          <table:table-cell office:value-type="float" office:value="-1.755493" calcext:value-type="float">
            <text:p>-1.755493</text:p>
          </table:table-cell>
          <table:table-cell office:value-type="float" office:value="-1.200531" calcext:value-type="float">
            <text:p>-1.200531</text:p>
          </table:table-cell>
          <table:table-cell office:value-type="float" office:value="-1.429413" calcext:value-type="float">
            <text:p>-1.429413</text:p>
          </table:table-cell>
          <table:table-cell office:value-type="float" office:value="-0.7663269" calcext:value-type="float">
            <text:p>-0.7663269</text:p>
          </table:table-cell>
          <table:table-cell office:value-type="float" office:value="-0.8295898" calcext:value-type="float">
            <text:p>-0.8295898</text:p>
          </table:table-cell>
          <table:table-cell office:value-type="float" office:value="-0.05566406" calcext:value-type="float">
            <text:p>-0.05566406</text:p>
          </table:table-cell>
          <table:table-cell office:value-type="float" office:value="-0.05679321" calcext:value-type="float">
            <text:p>-0.05679321</text:p>
          </table:table-cell>
          <table:table-cell office:value-type="float" office:value="0.7939453" calcext:value-type="float">
            <text:p>0.7939453</text:p>
          </table:table-cell>
          <table:table-cell office:value-type="float" office:value="0.7460022" calcext:value-type="float">
            <text:p>0.7460022</text:p>
          </table:table-cell>
          <table:table-cell office:value-type="float" office:value="2.242798" calcext:value-type="float">
            <text:p>2.242798</text:p>
          </table:table-cell>
          <table:table-cell office:value-type="float" office:value="2.153687" calcext:value-type="float">
            <text:p>2.153687</text:p>
          </table:table-cell>
          <table:table-cell office:value-type="float" office:value="3.835846" calcext:value-type="float">
            <text:p>3.835846</text:p>
          </table:table-cell>
          <table:table-cell office:value-type="float" office:value="3.744598" calcext:value-type="float">
            <text:p>3.744598</text:p>
          </table:table-cell>
          <table:table-cell office:value-type="float" office:value="5.031952" calcext:value-type="float">
            <text:p>5.031952</text:p>
          </table:table-cell>
          <table:table-cell office:value-type="float" office:value="4.947021" calcext:value-type="float">
            <text:p>4.947021</text:p>
          </table:table-cell>
          <table:table-cell office:value-type="float" office:value="6.014984" calcext:value-type="float">
            <text:p>6.014984</text:p>
          </table:table-cell>
          <table:table-cell office:value-type="float" office:value="5.935425" calcext:value-type="float">
            <text:p>5.935425</text:p>
          </table:table-cell>
          <table:table-cell office:value-type="float" office:value="6.820435" calcext:value-type="float">
            <text:p>6.820435</text:p>
          </table:table-cell>
          <table:table-cell office:value-type="float" office:value="6.747803" calcext:value-type="float">
            <text:p>6.747803</text:p>
          </table:table-cell>
          <table:table-cell office:value-type="float" office:value="7.304932" calcext:value-type="float">
            <text:p>7.304932</text:p>
          </table:table-cell>
          <table:table-cell office:value-type="float" office:value="7.237915" calcext:value-type="float">
            <text:p>7.237915</text:p>
          </table:table-cell>
          <table:table-cell office:value-type="float" office:value="4.834381" calcext:value-type="float">
            <text:p>4.834381</text:p>
          </table:table-cell>
          <table:table-cell office:value-type="float" office:value="-8.690094" calcext:value-type="float">
            <text:p>-8.690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5.72004" calcext:value-type="float">
            <text:p>5.72004</text:p>
          </table:table-cell>
          <table:table-cell office:value-type="float" office:value="-0.47" calcext:value-type="float">
            <text:p>-0.47</text:p>
          </table:table-cell>
          <table:table-cell office:value-type="float" office:value="-2.61" calcext:value-type="float">
            <text:p>-2.61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257.22" calcext:value-type="float">
            <text:p>257.22</text:p>
          </table:table-cell>
          <table:table-cell office:value-type="float" office:value="0" calcext:value-type="float">
            <text:p>0</text:p>
          </table:table-cell>
          <table:table-cell office:value-type="float" office:value="4.28717" calcext:value-type="float">
            <text:p>4.28717</text:p>
          </table:table-cell>
          <table:table-cell office:value-type="float" office:value="-5.242523" calcext:value-type="float">
            <text:p>-5.242523</text:p>
          </table:table-cell>
          <table:table-cell office:value-type="float" office:value="-0.6774292" calcext:value-type="float">
            <text:p>-0.6774292</text:p>
          </table:table-cell>
          <table:table-cell office:value-type="float" office:value="-3.135223" calcext:value-type="float">
            <text:p>-3.135223</text:p>
          </table:table-cell>
          <table:table-cell office:value-type="float" office:value="-1.451752" calcext:value-type="float">
            <text:p>-1.451752</text:p>
          </table:table-cell>
          <table:table-cell office:value-type="float" office:value="-2.137238" calcext:value-type="float">
            <text:p>-2.137238</text:p>
          </table:table-cell>
          <table:table-cell office:value-type="float" office:value="-1.331116" calcext:value-type="float">
            <text:p>-1.331116</text:p>
          </table:table-cell>
          <table:table-cell office:value-type="float" office:value="-1.556305" calcext:value-type="float">
            <text:p>-1.556305</text:p>
          </table:table-cell>
          <table:table-cell office:value-type="float" office:value="-1.082397" calcext:value-type="float">
            <text:p>-1.082397</text:p>
          </table:table-cell>
          <table:table-cell office:value-type="float" office:value="-1.201965" calcext:value-type="float">
            <text:p>-1.201965</text:p>
          </table:table-cell>
          <table:table-cell office:value-type="float" office:value="-0.6954956" calcext:value-type="float">
            <text:p>-0.6954956</text:p>
          </table:table-cell>
          <table:table-cell office:value-type="float" office:value="-0.7654114" calcext:value-type="float">
            <text:p>-0.7654114</text:p>
          </table:table-cell>
          <table:table-cell office:value-type="float" office:value="-0.05349731" calcext:value-type="float">
            <text:p>-0.05349731</text:p>
          </table:table-cell>
          <table:table-cell office:value-type="float" office:value="-0.05584717" calcext:value-type="float">
            <text:p>-0.05584717</text:p>
          </table:table-cell>
          <table:table-cell office:value-type="float" office:value="0.745636" calcext:value-type="float">
            <text:p>0.745636</text:p>
          </table:table-cell>
          <table:table-cell office:value-type="float" office:value="0.7147217" calcext:value-type="float">
            <text:p>0.7147217</text:p>
          </table:table-cell>
          <table:table-cell office:value-type="float" office:value="2.152863" calcext:value-type="float">
            <text:p>2.152863</text:p>
          </table:table-cell>
          <table:table-cell office:value-type="float" office:value="2.080261" calcext:value-type="float">
            <text:p>2.080261</text:p>
          </table:table-cell>
          <table:table-cell office:value-type="float" office:value="3.743622" calcext:value-type="float">
            <text:p>3.743622</text:p>
          </table:table-cell>
          <table:table-cell office:value-type="float" office:value="3.656006" calcext:value-type="float">
            <text:p>3.656006</text:p>
          </table:table-cell>
          <table:table-cell office:value-type="float" office:value="4.946136" calcext:value-type="float">
            <text:p>4.946136</text:p>
          </table:table-cell>
          <table:table-cell office:value-type="float" office:value="4.861145" calcext:value-type="float">
            <text:p>4.861145</text:p>
          </table:table-cell>
          <table:table-cell office:value-type="float" office:value="5.934601" calcext:value-type="float">
            <text:p>5.934601</text:p>
          </table:table-cell>
          <table:table-cell office:value-type="float" office:value="5.855652" calcext:value-type="float">
            <text:p>5.855652</text:p>
          </table:table-cell>
          <table:table-cell office:value-type="float" office:value="6.74704" calcext:value-type="float">
            <text:p>6.74704</text:p>
          </table:table-cell>
          <table:table-cell office:value-type="float" office:value="6.674072" calcext:value-type="float">
            <text:p>6.674072</text:p>
          </table:table-cell>
          <table:table-cell office:value-type="float" office:value="7.237213" calcext:value-type="float">
            <text:p>7.237213</text:p>
          </table:table-cell>
          <table:table-cell office:value-type="float" office:value="7.169861" calcext:value-type="float">
            <text:p>7.169861</text:p>
          </table:table-cell>
          <table:table-cell office:value-type="float" office:value="6.542633" calcext:value-type="float">
            <text:p>6.542633</text:p>
          </table:table-cell>
          <table:table-cell office:value-type="float" office:value="-7.438538" calcext:value-type="float">
            <text:p>-7.438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7.694408" calcext:value-type="float">
            <text:p>7.694408</text:p>
          </table:table-cell>
          <table:table-cell office:value-type="float" office:value="5.83" calcext:value-type="float">
            <text:p>5.83</text:p>
          </table:table-cell>
          <table:table-cell office:value-type="float" office:value="-5.44" calcext:value-type="float">
            <text:p>-5.44</text:p>
          </table:table-cell>
          <table:table-cell office:value-type="float" office:value="0.8123613" calcext:value-type="float">
            <text:p>0.8123613</text:p>
          </table:table-cell>
          <table:table-cell office:value-type="float" office:value="0.3618132" calcext:value-type="float">
            <text:p>0.3618132</text:p>
          </table:table-cell>
          <table:table-cell office:value-type="float" office:value="345.096" calcext:value-type="float">
            <text:p>345.096</text:p>
          </table:table-cell>
          <table:table-cell office:value-type="float" office:value="0.9" calcext:value-type="float">
            <text:p>0.9</text:p>
          </table:table-cell>
          <table:table-cell office:value-type="float" office:value="11.49484" calcext:value-type="float">
            <text:p>11.49484</text:p>
          </table:table-cell>
          <table:table-cell office:value-type="float" office:value="-6.362305" calcext:value-type="float">
            <text:p>-6.362305</text:p>
          </table:table-cell>
          <table:table-cell office:value-type="float" office:value="2.550781" calcext:value-type="float">
            <text:p>2.550781</text:p>
          </table:table-cell>
          <table:table-cell office:value-type="float" office:value="-3.374756" calcext:value-type="float">
            <text:p>-3.374756</text:p>
          </table:table-cell>
          <table:table-cell office:value-type="float" office:value="-0.6471558" calcext:value-type="float">
            <text:p>-0.6471558</text:p>
          </table:table-cell>
          <table:table-cell office:value-type="float" office:value="-2.118469" calcext:value-type="float">
            <text:p>-2.118469</text:p>
          </table:table-cell>
          <table:table-cell office:value-type="float" office:value="-0.9874268" calcext:value-type="float">
            <text:p>-0.9874268</text:p>
          </table:table-cell>
          <table:table-cell office:value-type="float" office:value="-1.453522" calcext:value-type="float">
            <text:p>-1.453522</text:p>
          </table:table-cell>
          <table:table-cell office:value-type="float" office:value="-0.8853149" calcext:value-type="float">
            <text:p>-0.8853149</text:p>
          </table:table-cell>
          <table:table-cell office:value-type="float" office:value="-1.105255" calcext:value-type="float">
            <text:p>-1.105255</text:p>
          </table:table-cell>
          <table:table-cell office:value-type="float" office:value="-0.6199341" calcext:value-type="float">
            <text:p>-0.6199341</text:p>
          </table:table-cell>
          <table:table-cell office:value-type="float" office:value="-0.6947937" calcext:value-type="float">
            <text:p>-0.6947937</text:p>
          </table:table-cell>
          <table:table-cell office:value-type="float" office:value="-0.04937744" calcext:value-type="float">
            <text:p>-0.04937744</text:p>
          </table:table-cell>
          <table:table-cell office:value-type="float" office:value="-0.05340576" calcext:value-type="float">
            <text:p>-0.05340576</text:p>
          </table:table-cell>
          <table:table-cell office:value-type="float" office:value="0.714447" calcext:value-type="float">
            <text:p>0.714447</text:p>
          </table:table-cell>
          <table:table-cell office:value-type="float" office:value="0.6913147" calcext:value-type="float">
            <text:p>0.6913147</text:p>
          </table:table-cell>
          <table:table-cell office:value-type="float" office:value="2.079559" calcext:value-type="float">
            <text:p>2.079559</text:p>
          </table:table-cell>
          <table:table-cell office:value-type="float" office:value="2.019226" calcext:value-type="float">
            <text:p>2.019226</text:p>
          </table:table-cell>
          <table:table-cell office:value-type="float" office:value="3.65506" calcext:value-type="float">
            <text:p>3.65506</text:p>
          </table:table-cell>
          <table:table-cell office:value-type="float" office:value="3.573578" calcext:value-type="float">
            <text:p>3.573578</text:p>
          </table:table-cell>
          <table:table-cell office:value-type="float" office:value="4.860229" calcext:value-type="float">
            <text:p>4.860229</text:p>
          </table:table-cell>
          <table:table-cell office:value-type="float" office:value="4.77713" calcext:value-type="float">
            <text:p>4.77713</text:p>
          </table:table-cell>
          <table:table-cell office:value-type="float" office:value="5.854858" calcext:value-type="float">
            <text:p>5.854858</text:p>
          </table:table-cell>
          <table:table-cell office:value-type="float" office:value="5.775848" calcext:value-type="float">
            <text:p>5.775848</text:p>
          </table:table-cell>
          <table:table-cell office:value-type="float" office:value="6.673279" calcext:value-type="float">
            <text:p>6.673279</text:p>
          </table:table-cell>
          <table:table-cell office:value-type="float" office:value="6.600708" calcext:value-type="float">
            <text:p>6.600708</text:p>
          </table:table-cell>
          <table:table-cell office:value-type="float" office:value="7.169128" calcext:value-type="float">
            <text:p>7.169128</text:p>
          </table:table-cell>
          <table:table-cell office:value-type="float" office:value="7.101807" calcext:value-type="float">
            <text:p>7.101807</text:p>
          </table:table-cell>
          <table:table-cell office:value-type="float" office:value="18.20618" calcext:value-type="float">
            <text:p>18.20618</text:p>
          </table:table-cell>
          <table:table-cell office:value-type="float" office:value="-9.454987" calcext:value-type="float">
            <text:p>-9.454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6.68268" calcext:value-type="float">
            <text:p>6.68268</text:p>
          </table:table-cell>
          <table:table-cell office:value-type="float" office:value="5.76" calcext:value-type="float">
            <text:p>5.76</text:p>
          </table:table-cell>
          <table:table-cell office:value-type="float" office:value="-1.9" calcext:value-type="float">
            <text:p>-1.9</text:p>
          </table:table-cell>
          <table:table-cell office:value-type="float" office:value="0.7962559" calcext:value-type="float">
            <text:p>0.7962559</text:p>
          </table:table-cell>
          <table:table-cell office:value-type="float" office:value="0.4698553" calcext:value-type="float">
            <text:p>0.4698553</text:p>
          </table:table-cell>
          <table:table-cell office:value-type="float" office:value="400.824" calcext:value-type="float">
            <text:p>400.824</text:p>
          </table:table-cell>
          <table:table-cell office:value-type="float" office:value="0" calcext:value-type="float">
            <text:p>0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-3.32489" calcext:value-type="float">
            <text:p>-3.32489</text:p>
          </table:table-cell>
          <table:table-cell office:value-type="float" office:value="5.191803" calcext:value-type="float">
            <text:p>5.191803</text:p>
          </table:table-cell>
          <table:table-cell office:value-type="float" office:value="-1.306213" calcext:value-type="float">
            <text:p>-1.306213</text:p>
          </table:table-cell>
          <table:table-cell office:value-type="float" office:value="0.310791" calcext:value-type="float">
            <text:p>0.310791</text:p>
          </table:table-cell>
          <table:table-cell office:value-type="float" office:value="-0.9269104" calcext:value-type="float">
            <text:p>-0.9269104</text:p>
          </table:table-cell>
          <table:table-cell office:value-type="float" office:value="-0.609375" calcext:value-type="float">
            <text:p>-0.609375</text:p>
          </table:table-cell>
          <table:table-cell office:value-type="float" office:value="-0.9847412" calcext:value-type="float">
            <text:p>-0.9847412</text:p>
          </table:table-cell>
          <table:table-cell office:value-type="float" office:value="-0.6241455" calcext:value-type="float">
            <text:p>-0.6241455</text:p>
          </table:table-cell>
          <table:table-cell office:value-type="float" office:value="-0.8826904" calcext:value-type="float">
            <text:p>-0.8826904</text:p>
          </table:table-cell>
          <table:table-cell office:value-type="float" office:value="-0.5059814" calcext:value-type="float">
            <text:p>-0.5059814</text:p>
          </table:table-cell>
          <table:table-cell office:value-type="float" office:value="-0.6188354" calcext:value-type="float">
            <text:p>-0.6188354</text:p>
          </table:table-cell>
          <table:table-cell office:value-type="float" office:value="-0.04071045" calcext:value-type="float">
            <text:p>-0.04071045</text:p>
          </table:table-cell>
          <table:table-cell office:value-type="float" office:value="-0.04919434" calcext:value-type="float">
            <text:p>-0.04919434</text:p>
          </table:table-cell>
          <table:table-cell office:value-type="float" office:value="0.6911316" calcext:value-type="float">
            <text:p>0.6911316</text:p>
          </table:table-cell>
          <table:table-cell office:value-type="float" office:value="0.674469" calcext:value-type="float">
            <text:p>0.674469</text:p>
          </table:table-cell>
          <table:table-cell office:value-type="float" office:value="2.018646" calcext:value-type="float">
            <text:p>2.018646</text:p>
          </table:table-cell>
          <table:table-cell office:value-type="float" office:value="1.966431" calcext:value-type="float">
            <text:p>1.966431</text:p>
          </table:table-cell>
          <table:table-cell office:value-type="float" office:value="3.572754" calcext:value-type="float">
            <text:p>3.572754</text:p>
          </table:table-cell>
          <table:table-cell office:value-type="float" office:value="3.496582" calcext:value-type="float">
            <text:p>3.496582</text:p>
          </table:table-cell>
          <table:table-cell office:value-type="float" office:value="4.776276" calcext:value-type="float">
            <text:p>4.776276</text:p>
          </table:table-cell>
          <table:table-cell office:value-type="float" office:value="4.69577" calcext:value-type="float">
            <text:p>4.69577</text:p>
          </table:table-cell>
          <table:table-cell office:value-type="float" office:value="5.775024" calcext:value-type="float">
            <text:p>5.775024</text:p>
          </table:table-cell>
          <table:table-cell office:value-type="float" office:value="5.696808" calcext:value-type="float">
            <text:p>5.696808</text:p>
          </table:table-cell>
          <table:table-cell office:value-type="float" office:value="6.599945" calcext:value-type="float">
            <text:p>6.599945</text:p>
          </table:table-cell>
          <table:table-cell office:value-type="float" office:value="6.527405" calcext:value-type="float">
            <text:p>6.527405</text:p>
          </table:table-cell>
          <table:table-cell office:value-type="float" office:value="7.101105" calcext:value-type="float">
            <text:p>7.101105</text:p>
          </table:table-cell>
          <table:table-cell office:value-type="float" office:value="7.03363" calcext:value-type="float">
            <text:p>7.03363</text:p>
          </table:table-cell>
          <table:table-cell office:value-type="float" office:value="16.48032" calcext:value-type="float">
            <text:p>16.48032</text:p>
          </table:table-cell>
          <table:table-cell office:value-type="float" office:value="-5.946869" calcext:value-type="float">
            <text:p>-5.9468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8.2476" calcext:value-type="float">
            <text:p>8.2476</text:p>
          </table:table-cell>
          <table:table-cell office:value-type="float" office:value="12.11" calcext:value-type="float">
            <text:p>12.11</text:p>
          </table:table-cell>
          <table:table-cell office:value-type="float" office:value="-1.54" calcext:value-type="float">
            <text:p>-1.54</text:p>
          </table:table-cell>
          <table:table-cell office:value-type="float" office:value="1.029537" calcext:value-type="float">
            <text:p>1.029537</text:p>
          </table:table-cell>
          <table:table-cell office:value-type="float" office:value="0.4823234" calcext:value-type="float">
            <text:p>0.4823234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14.75311" calcext:value-type="float">
            <text:p>14.75311</text:p>
          </table:table-cell>
          <table:table-cell office:value-type="float" office:value="-3.872711" calcext:value-type="float">
            <text:p>-3.872711</text:p>
          </table:table-cell>
          <table:table-cell office:value-type="float" office:value="6.59024" calcext:value-type="float">
            <text:p>6.59024</text:p>
          </table:table-cell>
          <table:table-cell office:value-type="float" office:value="-1.774414" calcext:value-type="float">
            <text:p>-1.774414</text:p>
          </table:table-cell>
          <table:table-cell office:value-type="float" office:value="0.5886536" calcext:value-type="float">
            <text:p>0.5886536</text:p>
          </table:table-cell>
          <table:table-cell office:value-type="float" office:value="-0.7368774" calcext:value-type="float">
            <text:p>-0.7368774</text:p>
          </table:table-cell>
          <table:table-cell office:value-type="float" office:value="-0.3904114" calcext:value-type="float">
            <text:p>-0.3904114</text:p>
          </table:table-cell>
          <table:table-cell office:value-type="float" office:value="-0.6406555" calcext:value-type="float">
            <text:p>-0.6406555</text:p>
          </table:table-cell>
          <table:table-cell office:value-type="float" office:value="-0.4664001" calcext:value-type="float">
            <text:p>-0.4664001</text:p>
          </table:table-cell>
          <table:table-cell office:value-type="float" office:value="-0.6227722" calcext:value-type="float">
            <text:p>-0.6227722</text:p>
          </table:table-cell>
          <table:table-cell office:value-type="float" office:value="-0.4102478" calcext:value-type="float">
            <text:p>-0.4102478</text:p>
          </table:table-cell>
          <table:table-cell office:value-type="float" office:value="-0.5048523" calcext:value-type="float">
            <text:p>-0.5048523</text:p>
          </table:table-cell>
          <table:table-cell office:value-type="float" office:value="-0.03234863" calcext:value-type="float">
            <text:p>-0.03234863</text:p>
          </table:table-cell>
          <table:table-cell office:value-type="float" office:value="-0.04064941" calcext:value-type="float">
            <text:p>-0.04064941</text:p>
          </table:table-cell>
          <table:table-cell office:value-type="float" office:value="0.6743164" calcext:value-type="float">
            <text:p>0.6743164</text:p>
          </table:table-cell>
          <table:table-cell office:value-type="float" office:value="0.6620178" calcext:value-type="float">
            <text:p>0.6620178</text:p>
          </table:table-cell>
          <table:table-cell office:value-type="float" office:value="1.965912" calcext:value-type="float">
            <text:p>1.965912</text:p>
          </table:table-cell>
          <table:table-cell office:value-type="float" office:value="1.920654" calcext:value-type="float">
            <text:p>1.920654</text:p>
          </table:table-cell>
          <table:table-cell office:value-type="float" office:value="3.49585" calcext:value-type="float">
            <text:p>3.49585</text:p>
          </table:table-cell>
          <table:table-cell office:value-type="float" office:value="3.425232" calcext:value-type="float">
            <text:p>3.425232</text:p>
          </table:table-cell>
          <table:table-cell office:value-type="float" office:value="4.694946" calcext:value-type="float">
            <text:p>4.694946</text:p>
          </table:table-cell>
          <table:table-cell office:value-type="float" office:value="4.617706" calcext:value-type="float">
            <text:p>4.617706</text:p>
          </table:table-cell>
          <table:table-cell office:value-type="float" office:value="5.695984" calcext:value-type="float">
            <text:p>5.695984</text:p>
          </table:table-cell>
          <table:table-cell office:value-type="float" office:value="5.619171" calcext:value-type="float">
            <text:p>5.619171</text:p>
          </table:table-cell>
          <table:table-cell office:value-type="float" office:value="6.526672" calcext:value-type="float">
            <text:p>6.526672</text:p>
          </table:table-cell>
          <table:table-cell office:value-type="float" office:value="6.454498" calcext:value-type="float">
            <text:p>6.454498</text:p>
          </table:table-cell>
          <table:table-cell office:value-type="float" office:value="7.032898" calcext:value-type="float">
            <text:p>7.032898</text:p>
          </table:table-cell>
          <table:table-cell office:value-type="float" office:value="6.96521" calcext:value-type="float">
            <text:p>6.96521</text:p>
          </table:table-cell>
          <table:table-cell office:value-type="float" office:value="19.55188" calcext:value-type="float">
            <text:p>19.55188</text:p>
          </table:table-cell>
          <table:table-cell office:value-type="float" office:value="-6.15033" calcext:value-type="float">
            <text:p>-6.15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5.88708" calcext:value-type="float">
            <text:p>5.88708</text:p>
          </table:table-cell>
          <table:table-cell office:value-type="float" office:value="9.16" calcext:value-type="float">
            <text:p>9.16</text:p>
          </table:table-cell>
          <table:table-cell office:value-type="float" office:value="1.78" calcext:value-type="float">
            <text:p>1.78</text:p>
          </table:table-cell>
          <table:table-cell office:value-type="float" office:value="0.9680353" calcext:value-type="float">
            <text:p>0.9680353</text:p>
          </table:table-cell>
          <table:table-cell office:value-type="float" office:value="0.6121157" calcext:value-type="float">
            <text:p>0.6121157</text:p>
          </table:table-cell>
          <table:table-cell office:value-type="float" office:value="341.424" calcext:value-type="float">
            <text:p>341.424</text:p>
          </table:table-cell>
          <table:table-cell office:value-type="float" office:value="0" calcext:value-type="float">
            <text:p>0</text:p>
          </table:table-cell>
          <table:table-cell office:value-type="float" office:value="11.76627" calcext:value-type="float">
            <text:p>11.76627</text:p>
          </table:table-cell>
          <table:table-cell office:value-type="float" office:value="-2.025116" calcext:value-type="float">
            <text:p>-2.025116</text:p>
          </table:table-cell>
          <table:table-cell office:value-type="float" office:value="5.449341" calcext:value-type="float">
            <text:p>5.449341</text:p>
          </table:table-cell>
          <table:table-cell office:value-type="float" office:value="-0.9573364" calcext:value-type="float">
            <text:p>-0.9573364</text:p>
          </table:table-cell>
          <table:table-cell office:value-type="float" office:value="0.5751648" calcext:value-type="float">
            <text:p>0.5751648</text:p>
          </table:table-cell>
          <table:table-cell office:value-type="float" office:value="-0.3494263" calcext:value-type="float">
            <text:p>-0.3494263</text:p>
          </table:table-cell>
          <table:table-cell office:value-type="float" office:value="-0.2530518" calcext:value-type="float">
            <text:p>-0.2530518</text:p>
          </table:table-cell>
          <table:table-cell office:value-type="float" office:value="-0.4302673" calcext:value-type="float">
            <text:p>-0.4302673</text:p>
          </table:table-cell>
          <table:table-cell office:value-type="float" office:value="-0.3563843" calcext:value-type="float">
            <text:p>-0.3563843</text:p>
          </table:table-cell>
          <table:table-cell office:value-type="float" office:value="-0.4654236" calcext:value-type="float">
            <text:p>-0.4654236</text:p>
          </table:table-cell>
          <table:table-cell office:value-type="float" office:value="-0.3352051" calcext:value-type="float">
            <text:p>-0.3352051</text:p>
          </table:table-cell>
          <table:table-cell office:value-type="float" office:value="-0.4094543" calcext:value-type="float">
            <text:p>-0.4094543</text:p>
          </table:table-cell>
          <table:table-cell office:value-type="float" office:value="-0.02536011" calcext:value-type="float">
            <text:p>-0.02536011</text:p>
          </table:table-cell>
          <table:table-cell office:value-type="float" office:value="-0.03222656" calcext:value-type="float">
            <text:p>-0.03222656</text:p>
          </table:table-cell>
          <table:table-cell office:value-type="float" office:value="0.6618652" calcext:value-type="float">
            <text:p>0.6618652</text:p>
          </table:table-cell>
          <table:table-cell office:value-type="float" office:value="0.6515503" calcext:value-type="float">
            <text:p>0.6515503</text:p>
          </table:table-cell>
          <table:table-cell office:value-type="float" office:value="1.920197" calcext:value-type="float">
            <text:p>1.920197</text:p>
          </table:table-cell>
          <table:table-cell office:value-type="float" office:value="1.880585" calcext:value-type="float">
            <text:p>1.880585</text:p>
          </table:table-cell>
          <table:table-cell office:value-type="float" office:value="3.42453" calcext:value-type="float">
            <text:p>3.42453</text:p>
          </table:table-cell>
          <table:table-cell office:value-type="float" office:value="3.359161" calcext:value-type="float">
            <text:p>3.359161</text:p>
          </table:table-cell>
          <table:table-cell office:value-type="float" office:value="4.616913" calcext:value-type="float">
            <text:p>4.616913</text:p>
          </table:table-cell>
          <table:table-cell office:value-type="float" office:value="4.542206" calcext:value-type="float">
            <text:p>4.542206</text:p>
          </table:table-cell>
          <table:table-cell office:value-type="float" office:value="5.618378" calcext:value-type="float">
            <text:p>5.618378</text:p>
          </table:table-cell>
          <table:table-cell office:value-type="float" office:value="5.542419" calcext:value-type="float">
            <text:p>5.542419</text:p>
          </table:table-cell>
          <table:table-cell office:value-type="float" office:value="6.453705" calcext:value-type="float">
            <text:p>6.453705</text:p>
          </table:table-cell>
          <table:table-cell office:value-type="float" office:value="6.381226" calcext:value-type="float">
            <text:p>6.381226</text:p>
          </table:table-cell>
          <table:table-cell office:value-type="float" office:value="6.964508" calcext:value-type="float">
            <text:p>6.964508</text:p>
          </table:table-cell>
          <table:table-cell office:value-type="float" office:value="6.896912" calcext:value-type="float">
            <text:p>6.896912</text:p>
          </table:table-cell>
          <table:table-cell office:value-type="float" office:value="15.85214" calcext:value-type="float">
            <text:p>15.85214</text:p>
          </table:table-cell>
          <table:table-cell office:value-type="float" office:value="-3.068176" calcext:value-type="float">
            <text:p>-3.068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5.72472" calcext:value-type="float">
            <text:p>5.72472</text:p>
          </table:table-cell>
          <table:table-cell office:value-type="float" office:value="1.3" calcext:value-type="float">
            <text:p>1.3</text:p>
          </table:table-cell>
          <table:table-cell office:value-type="float" office:value="-8.93" calcext:value-type="float">
            <text:p>-8.93</text:p>
          </table:table-cell>
          <table:table-cell office:value-type="float" office:value="0.5915955" calcext:value-type="float">
            <text:p>0.5915955</text:p>
          </table:table-cell>
          <table:table-cell office:value-type="float" office:value="0.2777355" calcext:value-type="float">
            <text:p>0.2777355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0" calcext:value-type="float">
            <text:p>0</text:p>
          </table:table-cell>
          <table:table-cell office:value-type="float" office:value="4.695038" calcext:value-type="float">
            <text:p>4.695038</text:p>
          </table:table-cell>
          <table:table-cell office:value-type="float" office:value="-7.012573" calcext:value-type="float">
            <text:p>-7.012573</text:p>
          </table:table-cell>
          <table:table-cell office:value-type="float" office:value="2.05954" calcext:value-type="float">
            <text:p>2.05954</text:p>
          </table:table-cell>
          <table:table-cell office:value-type="float" office:value="-2.292145" calcext:value-type="float">
            <text:p>-2.292145</text:p>
          </table:table-cell>
          <table:table-cell office:value-type="float" office:value="0.1426392" calcext:value-type="float">
            <text:p>0.1426392</text:p>
          </table:table-cell>
          <table:table-cell office:value-type="float" office:value="-0.4725342" calcext:value-type="float">
            <text:p>-0.4725342</text:p>
          </table:table-cell>
          <table:table-cell office:value-type="float" office:value="-0.2400208" calcext:value-type="float">
            <text:p>-0.2400208</text:p>
          </table:table-cell>
          <table:table-cell office:value-type="float" office:value="-0.31073" calcext:value-type="float">
            <text:p>-0.31073</text:p>
          </table:table-cell>
          <table:table-cell office:value-type="float" office:value="-0.3077393" calcext:value-type="float">
            <text:p>-0.3077393</text:p>
          </table:table-cell>
          <table:table-cell office:value-type="float" office:value="-0.3555908" calcext:value-type="float">
            <text:p>-0.3555908</text:p>
          </table:table-cell>
          <table:table-cell office:value-type="float" office:value="-0.2825623" calcext:value-type="float">
            <text:p>-0.2825623</text:p>
          </table:table-cell>
          <table:table-cell office:value-type="float" office:value="-0.3346252" calcext:value-type="float">
            <text:p>-0.3346252</text:p>
          </table:table-cell>
          <table:table-cell office:value-type="float" office:value="-0.01977539" calcext:value-type="float">
            <text:p>-0.01977539</text:p>
          </table:table-cell>
          <table:table-cell office:value-type="float" office:value="-0.02526855" calcext:value-type="float">
            <text:p>-0.02526855</text:p>
          </table:table-cell>
          <table:table-cell office:value-type="float" office:value="0.6514893" calcext:value-type="float">
            <text:p>0.6514893</text:p>
          </table:table-cell>
          <table:table-cell office:value-type="float" office:value="0.6422424" calcext:value-type="float">
            <text:p>0.6422424</text:p>
          </table:table-cell>
          <table:table-cell office:value-type="float" office:value="1.880188" calcext:value-type="float">
            <text:p>1.880188</text:p>
          </table:table-cell>
          <table:table-cell office:value-type="float" office:value="1.844238" calcext:value-type="float">
            <text:p>1.844238</text:p>
          </table:table-cell>
          <table:table-cell office:value-type="float" office:value="3.35849" calcext:value-type="float">
            <text:p>3.35849</text:p>
          </table:table-cell>
          <table:table-cell office:value-type="float" office:value="3.297241" calcext:value-type="float">
            <text:p>3.297241</text:p>
          </table:table-cell>
          <table:table-cell office:value-type="float" office:value="4.541443" calcext:value-type="float">
            <text:p>4.541443</text:p>
          </table:table-cell>
          <table:table-cell office:value-type="float" office:value="4.470917" calcext:value-type="float">
            <text:p>4.470917</text:p>
          </table:table-cell>
          <table:table-cell office:value-type="float" office:value="5.541595" calcext:value-type="float">
            <text:p>5.541595</text:p>
          </table:table-cell>
          <table:table-cell office:value-type="float" office:value="5.467682" calcext:value-type="float">
            <text:p>5.467682</text:p>
          </table:table-cell>
          <table:table-cell office:value-type="float" office:value="6.380432" calcext:value-type="float">
            <text:p>6.380432</text:p>
          </table:table-cell>
          <table:table-cell office:value-type="float" office:value="6.308746" calcext:value-type="float">
            <text:p>6.308746</text:p>
          </table:table-cell>
          <table:table-cell office:value-type="float" office:value="6.896179" calcext:value-type="float">
            <text:p>6.896179</text:p>
          </table:table-cell>
          <table:table-cell office:value-type="float" office:value="6.828735" calcext:value-type="float">
            <text:p>6.828735</text:p>
          </table:table-cell>
          <table:table-cell office:value-type="float" office:value="5.893677" calcext:value-type="float">
            <text:p>5.893677</text:p>
          </table:table-cell>
          <table:table-cell office:value-type="float" office:value="-12.12469" calcext:value-type="float">
            <text:p>-12.12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11.52302" calcext:value-type="float">
            <text:p>11.52302</text:p>
          </table:table-cell>
          <table:table-cell office:value-type="float" office:value="-4.62" calcext:value-type="float">
            <text:p>-4.62</text:p>
          </table:table-cell>
          <table:table-cell office:value-type="float" office:value="-12.12" calcext:value-type="float">
            <text:p>-12.12</text:p>
          </table:table-cell>
          <table:table-cell office:value-type="float" office:value="0.3846245" calcext:value-type="float">
            <text:p>0.3846245</text:p>
          </table:table-cell>
          <table:table-cell office:value-type="float" office:value="0.2167524" calcext:value-type="float">
            <text:p>0.2167524</text:p>
          </table:table-cell>
          <table:table-cell office:value-type="float" office:value="208.476" calcext:value-type="float">
            <text:p>208.476</text:p>
          </table:table-cell>
          <table:table-cell office:value-type="float" office:value="0" calcext:value-type="float">
            <text:p>0</text:p>
          </table:table-cell>
          <table:table-cell office:value-type="float" office:value="7.509705" calcext:value-type="float">
            <text:p>7.509705</text:p>
          </table:table-cell>
          <table:table-cell office:value-type="float" office:value="-9.292419" calcext:value-type="float">
            <text:p>-9.292419</text:p>
          </table:table-cell>
          <table:table-cell office:value-type="float" office:value="1.914459" calcext:value-type="float">
            <text:p>1.914459</text:p>
          </table:table-cell>
          <table:table-cell office:value-type="float" office:value="-3.907043" calcext:value-type="float">
            <text:p>-3.907043</text:p>
          </table:table-cell>
          <table:table-cell office:value-type="float" office:value="-0.1324158" calcext:value-type="float">
            <text:p>-0.1324158</text:p>
          </table:table-cell>
          <table:table-cell office:value-type="float" office:value="-0.9237976" calcext:value-type="float">
            <text:p>-0.9237976</text:p>
          </table:table-cell>
          <table:table-cell office:value-type="float" office:value="-0.3088379" calcext:value-type="float">
            <text:p>-0.3088379</text:p>
          </table:table-cell>
          <table:table-cell office:value-type="float" office:value="-0.4311523" calcext:value-type="float">
            <text:p>-0.4311523</text:p>
          </table:table-cell>
          <table:table-cell office:value-type="float" office:value="-0.3059692" calcext:value-type="float">
            <text:p>-0.3059692</text:p>
          </table:table-cell>
          <table:table-cell office:value-type="float" office:value="-0.3328552" calcext:value-type="float">
            <text:p>-0.3328552</text:p>
          </table:table-cell>
          <table:table-cell office:value-type="float" office:value="-0.2523804" calcext:value-type="float">
            <text:p>-0.2523804</text:p>
          </table:table-cell>
          <table:table-cell office:value-type="float" office:value="-0.2821655" calcext:value-type="float">
            <text:p>-0.2821655</text:p>
          </table:table-cell>
          <table:table-cell office:value-type="float" office:value="-0.01641846" calcext:value-type="float">
            <text:p>-0.01641846</text:p>
          </table:table-cell>
          <table:table-cell office:value-type="float" office:value="-0.01971436" calcext:value-type="float">
            <text:p>-0.01971436</text:p>
          </table:table-cell>
          <table:table-cell office:value-type="float" office:value="0.6421204" calcext:value-type="float">
            <text:p>0.6421204</text:p>
          </table:table-cell>
          <table:table-cell office:value-type="float" office:value="0.6329041" calcext:value-type="float">
            <text:p>0.6329041</text:p>
          </table:table-cell>
          <table:table-cell office:value-type="float" office:value="1.843872" calcext:value-type="float">
            <text:p>1.843872</text:p>
          </table:table-cell>
          <table:table-cell office:value-type="float" office:value="1.810608" calcext:value-type="float">
            <text:p>1.810608</text:p>
          </table:table-cell>
          <table:table-cell office:value-type="float" office:value="3.2966" calcext:value-type="float">
            <text:p>3.2966</text:p>
          </table:table-cell>
          <table:table-cell office:value-type="float" office:value="3.239502" calcext:value-type="float">
            <text:p>3.239502</text:p>
          </table:table-cell>
          <table:table-cell office:value-type="float" office:value="4.470184" calcext:value-type="float">
            <text:p>4.470184</text:p>
          </table:table-cell>
          <table:table-cell office:value-type="float" office:value="4.402222" calcext:value-type="float">
            <text:p>4.402222</text:p>
          </table:table-cell>
          <table:table-cell office:value-type="float" office:value="5.466919" calcext:value-type="float">
            <text:p>5.466919</text:p>
          </table:table-cell>
          <table:table-cell office:value-type="float" office:value="5.394257" calcext:value-type="float">
            <text:p>5.394257</text:p>
          </table:table-cell>
          <table:table-cell office:value-type="float" office:value="6.308014" calcext:value-type="float">
            <text:p>6.308014</text:p>
          </table:table-cell>
          <table:table-cell office:value-type="float" office:value="6.236969" calcext:value-type="float">
            <text:p>6.236969</text:p>
          </table:table-cell>
          <table:table-cell office:value-type="float" office:value="6.828003" calcext:value-type="float">
            <text:p>6.828003</text:p>
          </table:table-cell>
          <table:table-cell office:value-type="float" office:value="6.760864" calcext:value-type="float">
            <text:p>6.760864</text:p>
          </table:table-cell>
          <table:table-cell office:value-type="float" office:value="9.318146" calcext:value-type="float">
            <text:p>9.318146</text:p>
          </table:table-cell>
          <table:table-cell office:value-type="float" office:value="-14.91711" calcext:value-type="float">
            <text:p>-14.91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8.244" calcext:value-type="float">
            <text:p>8.244</text:p>
          </table:table-cell>
          <table:table-cell office:value-type="float" office:value="-0.12" calcext:value-type="float">
            <text:p>-0.12</text:p>
          </table:table-cell>
          <table:table-cell office:value-type="float" office:value="-7.87" calcext:value-type="float">
            <text:p>-7.87</text:p>
          </table:table-cell>
          <table:table-cell office:value-type="float" office:value="0.5344573" calcext:value-type="float">
            <text:p>0.5344573</text:p>
          </table:table-cell>
          <table:table-cell office:value-type="float" office:value="0.3011858" calcext:value-type="float">
            <text:p>0.3011858</text:p>
          </table:table-cell>
          <table:table-cell office:value-type="float" office:value="311.58" calcext:value-type="float">
            <text:p>311.58</text:p>
          </table:table-cell>
          <table:table-cell office:value-type="float" office:value="0" calcext:value-type="float">
            <text:p>0</text:p>
          </table:table-cell>
          <table:table-cell office:value-type="float" office:value="9.749146" calcext:value-type="float">
            <text:p>9.749146</text:p>
          </table:table-cell>
          <table:table-cell office:value-type="float" office:value="-7.545868" calcext:value-type="float">
            <text:p>-7.545868</text:p>
          </table:table-cell>
          <table:table-cell office:value-type="float" office:value="2.025421" calcext:value-type="float">
            <text:p>2.025421</text:p>
          </table:table-cell>
          <table:table-cell office:value-type="float" office:value="-3.763916" calcext:value-type="float">
            <text:p>-3.763916</text:p>
          </table:table-cell>
          <table:table-cell office:value-type="float" office:value="-0.4928894" calcext:value-type="float">
            <text:p>-0.4928894</text:p>
          </table:table-cell>
          <table:table-cell office:value-type="float" office:value="-1.562195" calcext:value-type="float">
            <text:p>-1.562195</text:p>
          </table:table-cell>
          <table:table-cell office:value-type="float" office:value="-0.434906" calcext:value-type="float">
            <text:p>-0.434906</text:p>
          </table:table-cell>
          <table:table-cell office:value-type="float" office:value="-0.6190491" calcext:value-type="float">
            <text:p>-0.6190491</text:p>
          </table:table-cell>
          <table:table-cell office:value-type="float" office:value="-0.3339539" calcext:value-type="float">
            <text:p>-0.3339539</text:p>
          </table:table-cell>
          <table:table-cell office:value-type="float" office:value="-0.4169006" calcext:value-type="float">
            <text:p>-0.4169006</text:p>
          </table:table-cell>
          <table:table-cell office:value-type="float" office:value="-0.2455139" calcext:value-type="float">
            <text:p>-0.2455139</text:p>
          </table:table-cell>
          <table:table-cell office:value-type="float" office:value="-0.2521667" calcext:value-type="float">
            <text:p>-0.2521667</text:p>
          </table:table-cell>
          <table:table-cell office:value-type="float" office:value="-0.01498413" calcext:value-type="float">
            <text:p>-0.01498413</text:p>
          </table:table-cell>
          <table:table-cell office:value-type="float" office:value="-0.01641846" calcext:value-type="float">
            <text:p>-0.01641846</text:p>
          </table:table-cell>
          <table:table-cell office:value-type="float" office:value="0.632843" calcext:value-type="float">
            <text:p>0.632843</text:p>
          </table:table-cell>
          <table:table-cell office:value-type="float" office:value="0.6232605" calcext:value-type="float">
            <text:p>0.6232605</text:p>
          </table:table-cell>
          <table:table-cell office:value-type="float" office:value="1.810272" calcext:value-type="float">
            <text:p>1.810272</text:p>
          </table:table-cell>
          <table:table-cell office:value-type="float" office:value="1.779144" calcext:value-type="float">
            <text:p>1.779144</text:p>
          </table:table-cell>
          <table:table-cell office:value-type="float" office:value="3.238922" calcext:value-type="float">
            <text:p>3.238922</text:p>
          </table:table-cell>
          <table:table-cell office:value-type="float" office:value="3.185211" calcext:value-type="float">
            <text:p>3.185211</text:p>
          </table:table-cell>
          <table:table-cell office:value-type="float" office:value="4.401489" calcext:value-type="float">
            <text:p>4.401489</text:p>
          </table:table-cell>
          <table:table-cell office:value-type="float" office:value="4.336029" calcext:value-type="float">
            <text:p>4.336029</text:p>
          </table:table-cell>
          <table:table-cell office:value-type="float" office:value="5.393494" calcext:value-type="float">
            <text:p>5.393494</text:p>
          </table:table-cell>
          <table:table-cell office:value-type="float" office:value="5.322632" calcext:value-type="float">
            <text:p>5.322632</text:p>
          </table:table-cell>
          <table:table-cell office:value-type="float" office:value="6.236237" calcext:value-type="float">
            <text:p>6.236237</text:p>
          </table:table-cell>
          <table:table-cell office:value-type="float" office:value="6.166016" calcext:value-type="float">
            <text:p>6.166016</text:p>
          </table:table-cell>
          <table:table-cell office:value-type="float" office:value="6.760132" calcext:value-type="float">
            <text:p>6.760132</text:p>
          </table:table-cell>
          <table:table-cell office:value-type="float" office:value="6.693451" calcext:value-type="float">
            <text:p>6.693451</text:p>
          </table:table-cell>
          <table:table-cell office:value-type="float" office:value="16.92841" calcext:value-type="float">
            <text:p>16.92841</text:p>
          </table:table-cell>
          <table:table-cell office:value-type="float" office:value="-12.10312" calcext:value-type="float">
            <text:p>-12.10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11.75616" calcext:value-type="float">
            <text:p>11.75616</text:p>
          </table:table-cell>
          <table:table-cell office:value-type="float" office:value="-3.24" calcext:value-type="float">
            <text:p>-3.24</text:p>
          </table:table-cell>
          <table:table-cell office:value-type="float" office:value="-17.41" calcext:value-type="float">
            <text:p>-17.41</text:p>
          </table:table-cell>
          <table:table-cell office:value-type="float" office:value="0.4259505" calcext:value-type="float">
            <text:p>0.4259505</text:p>
          </table:table-cell>
          <table:table-cell office:value-type="float" office:value="0.1417416" calcext:value-type="float">
            <text:p>0.1417416</text:p>
          </table:table-cell>
          <table:table-cell office:value-type="float" office:value="514.224" calcext:value-type="float">
            <text:p>514.224</text:p>
          </table:table-cell>
          <table:table-cell office:value-type="float" office:value="0" calcext:value-type="float">
            <text:p>0</text:p>
          </table:table-cell>
          <table:table-cell office:value-type="float" office:value="9.650482" calcext:value-type="float">
            <text:p>9.650482</text:p>
          </table:table-cell>
          <table:table-cell office:value-type="float" office:value="-11.7728" calcext:value-type="float">
            <text:p>-11.7728</text:p>
          </table:table-cell>
          <table:table-cell office:value-type="float" office:value="2.33194" calcext:value-type="float">
            <text:p>2.33194</text:p>
          </table:table-cell>
          <table:table-cell office:value-type="float" office:value="-4.590088" calcext:value-type="float">
            <text:p>-4.590088</text:p>
          </table:table-cell>
          <table:table-cell office:value-type="float" office:value="-0.5234375" calcext:value-type="float">
            <text:p>-0.5234375</text:p>
          </table:table-cell>
          <table:table-cell office:value-type="float" office:value="-1.758423" calcext:value-type="float">
            <text:p>-1.758423</text:p>
          </table:table-cell>
          <table:table-cell office:value-type="float" office:value="-0.6100769" calcext:value-type="float">
            <text:p>-0.6100769</text:p>
          </table:table-cell>
          <table:table-cell office:value-type="float" office:value="-0.8413086" calcext:value-type="float">
            <text:p>-0.8413086</text:p>
          </table:table-cell>
          <table:table-cell office:value-type="float" office:value="-0.4179688" calcext:value-type="float">
            <text:p>-0.4179688</text:p>
          </table:table-cell>
          <table:table-cell office:value-type="float" office:value="-0.5304565" calcext:value-type="float">
            <text:p>-0.5304565</text:p>
          </table:table-cell>
          <table:table-cell office:value-type="float" office:value="-0.245636" calcext:value-type="float">
            <text:p>-0.245636</text:p>
          </table:table-cell>
          <table:table-cell office:value-type="float" office:value="-0.2558899" calcext:value-type="float">
            <text:p>-0.2558899</text:p>
          </table:table-cell>
          <table:table-cell office:value-type="float" office:value="-0.01486206" calcext:value-type="float">
            <text:p>-0.01486206</text:p>
          </table:table-cell>
          <table:table-cell office:value-type="float" office:value="-0.01535034" calcext:value-type="float">
            <text:p>-0.01535034</text:p>
          </table:table-cell>
          <table:table-cell office:value-type="float" office:value="0.6231689" calcext:value-type="float">
            <text:p>0.6231689</text:p>
          </table:table-cell>
          <table:table-cell office:value-type="float" office:value="0.6131287" calcext:value-type="float">
            <text:p>0.6131287</text:p>
          </table:table-cell>
          <table:table-cell office:value-type="float" office:value="1.778809" calcext:value-type="float">
            <text:p>1.778809</text:p>
          </table:table-cell>
          <table:table-cell office:value-type="float" office:value="1.749298" calcext:value-type="float">
            <text:p>1.749298</text:p>
          </table:table-cell>
          <table:table-cell office:value-type="float" office:value="3.184631" calcext:value-type="float">
            <text:p>3.184631</text:p>
          </table:table-cell>
          <table:table-cell office:value-type="float" office:value="3.133606" calcext:value-type="float">
            <text:p>3.133606</text:p>
          </table:table-cell>
          <table:table-cell office:value-type="float" office:value="4.335358" calcext:value-type="float">
            <text:p>4.335358</text:p>
          </table:table-cell>
          <table:table-cell office:value-type="float" office:value="4.272247" calcext:value-type="float">
            <text:p>4.272247</text:p>
          </table:table-cell>
          <table:table-cell office:value-type="float" office:value="5.32193" calcext:value-type="float">
            <text:p>5.32193</text:p>
          </table:table-cell>
          <table:table-cell office:value-type="float" office:value="5.253052" calcext:value-type="float">
            <text:p>5.253052</text:p>
          </table:table-cell>
          <table:table-cell office:value-type="float" office:value="6.165283" calcext:value-type="float">
            <text:p>6.165283</text:p>
          </table:table-cell>
          <table:table-cell office:value-type="float" office:value="6.096069" calcext:value-type="float">
            <text:p>6.096069</text:p>
          </table:table-cell>
          <table:table-cell office:value-type="float" office:value="6.692749" calcext:value-type="float">
            <text:p>6.692749</text:p>
          </table:table-cell>
          <table:table-cell office:value-type="float" office:value="6.626495" calcext:value-type="float">
            <text:p>6.626495</text:p>
          </table:table-cell>
          <table:table-cell office:value-type="float" office:value="16.65506" calcext:value-type="float">
            <text:p>16.65506</text:p>
          </table:table-cell>
          <table:table-cell office:value-type="float" office:value="-19.11357" calcext:value-type="float">
            <text:p>-19.11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13.73974" calcext:value-type="float">
            <text:p>13.73974</text:p>
          </table:table-cell>
          <table:table-cell office:value-type="float" office:value="-3.04" calcext:value-type="float">
            <text:p>-3.04</text:p>
          </table:table-cell>
          <table:table-cell office:value-type="float" office:value="-20.8" calcext:value-type="float">
            <text:p>-20.8</text:p>
          </table:table-cell>
          <table:table-cell office:value-type="float" office:value="0.4322592" calcext:value-type="float">
            <text:p>0.4322592</text:p>
          </table:table-cell>
          <table:table-cell office:value-type="float" office:value="0.1069598" calcext:value-type="float">
            <text:p>0.1069598</text:p>
          </table:table-cell>
          <table:table-cell office:value-type="float" office:value="336.492" calcext:value-type="float">
            <text:p>336.492</text:p>
          </table:table-cell>
          <table:table-cell office:value-type="float" office:value="0" calcext:value-type="float">
            <text:p>0</text:p>
          </table:table-cell>
          <table:table-cell office:value-type="float" office:value="12.08636" calcext:value-type="float">
            <text:p>12.08636</text:p>
          </table:table-cell>
          <table:table-cell office:value-type="float" office:value="-15.49683" calcext:value-type="float">
            <text:p>-15.49683</text:p>
          </table:table-cell>
          <table:table-cell office:value-type="float" office:value="2.709259" calcext:value-type="float">
            <text:p>2.709259</text:p>
          </table:table-cell>
          <table:table-cell office:value-type="float" office:value="-7.851349" calcext:value-type="float">
            <text:p>-7.851349</text:p>
          </table:table-cell>
          <table:table-cell office:value-type="float" office:value="-0.9439697" calcext:value-type="float">
            <text:p>-0.9439697</text:p>
          </table:table-cell>
          <table:table-cell office:value-type="float" office:value="-3.998383" calcext:value-type="float">
            <text:p>-3.998383</text:p>
          </table:table-cell>
          <table:table-cell office:value-type="float" office:value="-0.8522949" calcext:value-type="float">
            <text:p>-0.8522949</text:p>
          </table:table-cell>
          <table:table-cell office:value-type="float" office:value="-1.633911" calcext:value-type="float">
            <text:p>-1.633911</text:p>
          </table:table-cell>
          <table:table-cell office:value-type="float" office:value="-0.533905" calcext:value-type="float">
            <text:p>-0.533905</text:p>
          </table:table-cell>
          <table:table-cell office:value-type="float" office:value="-0.8669434" calcext:value-type="float">
            <text:p>-0.8669434</text:p>
          </table:table-cell>
          <table:table-cell office:value-type="float" office:value="-0.2562561" calcext:value-type="float">
            <text:p>-0.2562561</text:p>
          </table:table-cell>
          <table:table-cell office:value-type="float" office:value="-0.3158569" calcext:value-type="float">
            <text:p>-0.3158569</text:p>
          </table:table-cell>
          <table:table-cell office:value-type="float" office:value="-0.01522827" calcext:value-type="float">
            <text:p>-0.01522827</text:p>
          </table:table-cell>
          <table:table-cell office:value-type="float" office:value="-0.01977539" calcext:value-type="float">
            <text:p>-0.01977539</text:p>
          </table:table-cell>
          <table:table-cell office:value-type="float" office:value="0.6130066" calcext:value-type="float">
            <text:p>0.6130066</text:p>
          </table:table-cell>
          <table:table-cell office:value-type="float" office:value="0.6011963" calcext:value-type="float">
            <text:p>0.6011963</text:p>
          </table:table-cell>
          <table:table-cell office:value-type="float" office:value="1.748993" calcext:value-type="float">
            <text:p>1.748993</text:p>
          </table:table-cell>
          <table:table-cell office:value-type="float" office:value="1.720276" calcext:value-type="float">
            <text:p>1.720276</text:p>
          </table:table-cell>
          <table:table-cell office:value-type="float" office:value="3.133087" calcext:value-type="float">
            <text:p>3.133087</text:p>
          </table:table-cell>
          <table:table-cell office:value-type="float" office:value="3.084412" calcext:value-type="float">
            <text:p>3.084412</text:p>
          </table:table-cell>
          <table:table-cell office:value-type="float" office:value="4.271606" calcext:value-type="float">
            <text:p>4.271606</text:p>
          </table:table-cell>
          <table:table-cell office:value-type="float" office:value="4.211395" calcext:value-type="float">
            <text:p>4.211395</text:p>
          </table:table-cell>
          <table:table-cell office:value-type="float" office:value="5.252319" calcext:value-type="float">
            <text:p>5.252319</text:p>
          </table:table-cell>
          <table:table-cell office:value-type="float" office:value="5.185211" calcext:value-type="float">
            <text:p>5.185211</text:p>
          </table:table-cell>
          <table:table-cell office:value-type="float" office:value="6.095337" calcext:value-type="float">
            <text:p>6.095337</text:p>
          </table:table-cell>
          <table:table-cell office:value-type="float" office:value="6.0271" calcext:value-type="float">
            <text:p>6.0271</text:p>
          </table:table-cell>
          <table:table-cell office:value-type="float" office:value="6.625763" calcext:value-type="float">
            <text:p>6.625763</text:p>
          </table:table-cell>
          <table:table-cell office:value-type="float" office:value="6.560333" calcext:value-type="float">
            <text:p>6.560333</text:p>
          </table:table-cell>
          <table:table-cell office:value-type="float" office:value="19.95386" calcext:value-type="float">
            <text:p>19.95386</text:p>
          </table:table-cell>
          <table:table-cell office:value-type="float" office:value="-21.36754" calcext:value-type="float">
            <text:p>-21.367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8.55936" calcext:value-type="float">
            <text:p>8.55936</text:p>
          </table:table-cell>
          <table:table-cell office:value-type="float" office:value="1.73" calcext:value-type="float">
            <text:p>1.73</text:p>
          </table:table-cell>
          <table:table-cell office:value-type="float" office:value="-8.91" calcext:value-type="float">
            <text:p>-8.91</text:p>
          </table:table-cell>
          <table:table-cell office:value-type="float" office:value="0.6099493" calcext:value-type="float">
            <text:p>0.6099493</text:p>
          </table:table-cell>
          <table:table-cell office:value-type="float" office:value="0.2781618" calcext:value-type="float">
            <text:p>0.2781618</text:p>
          </table:table-cell>
          <table:table-cell office:value-type="float" office:value="289.62" calcext:value-type="float">
            <text:p>289.62</text:p>
          </table:table-cell>
          <table:table-cell office:value-type="float" office:value="0" calcext:value-type="float">
            <text:p>0</text:p>
          </table:table-cell>
          <table:table-cell office:value-type="float" office:value="9.890503" calcext:value-type="float">
            <text:p>9.890503</text:p>
          </table:table-cell>
          <table:table-cell office:value-type="float" office:value="-7.680481" calcext:value-type="float">
            <text:p>-7.680481</text:p>
          </table:table-cell>
          <table:table-cell office:value-type="float" office:value="2.84436" calcext:value-type="float">
            <text:p>2.84436</text:p>
          </table:table-cell>
          <table:table-cell office:value-type="float" office:value="-3.286102" calcext:value-type="float">
            <text:p>-3.286102</text:p>
          </table:table-cell>
          <table:table-cell office:value-type="float" office:value="-0.4112854" calcext:value-type="float">
            <text:p>-0.4112854</text:p>
          </table:table-cell>
          <table:table-cell office:value-type="float" office:value="-2.051819" calcext:value-type="float">
            <text:p>-2.051819</text:p>
          </table:table-cell>
          <table:table-cell office:value-type="float" office:value="-0.9082642" calcext:value-type="float">
            <text:p>-0.9082642</text:p>
          </table:table-cell>
          <table:table-cell office:value-type="float" office:value="-1.27533" calcext:value-type="float">
            <text:p>-1.27533</text:p>
          </table:table-cell>
          <table:table-cell office:value-type="float" office:value="-0.7024231" calcext:value-type="float">
            <text:p>-0.7024231</text:p>
          </table:table-cell>
          <table:table-cell office:value-type="float" office:value="-0.8436584" calcext:value-type="float">
            <text:p>-0.8436584</text:p>
          </table:table-cell>
          <table:table-cell office:value-type="float" office:value="-0.3164062" calcext:value-type="float">
            <text:p>-0.3164062</text:p>
          </table:table-cell>
          <table:table-cell office:value-type="float" office:value="-0.3464966" calcext:value-type="float">
            <text:p>-0.3464966</text:p>
          </table:table-cell>
          <table:table-cell office:value-type="float" office:value="-0.01986694" calcext:value-type="float">
            <text:p>-0.01986694</text:p>
          </table:table-cell>
          <table:table-cell office:value-type="float" office:value="-0.02279663" calcext:value-type="float">
            <text:p>-0.02279663</text:p>
          </table:table-cell>
          <table:table-cell office:value-type="float" office:value="0.6010437" calcext:value-type="float">
            <text:p>0.6010437</text:p>
          </table:table-cell>
          <table:table-cell office:value-type="float" office:value="0.5891418" calcext:value-type="float">
            <text:p>0.5891418</text:p>
          </table:table-cell>
          <table:table-cell office:value-type="float" office:value="1.719971" calcext:value-type="float">
            <text:p>1.719971</text:p>
          </table:table-cell>
          <table:table-cell office:value-type="float" office:value="1.691559" calcext:value-type="float">
            <text:p>1.691559</text:p>
          </table:table-cell>
          <table:table-cell office:value-type="float" office:value="3.083893" calcext:value-type="float">
            <text:p>3.083893</text:p>
          </table:table-cell>
          <table:table-cell office:value-type="float" office:value="3.036957" calcext:value-type="float">
            <text:p>3.036957</text:p>
          </table:table-cell>
          <table:table-cell office:value-type="float" office:value="4.210785" calcext:value-type="float">
            <text:p>4.210785</text:p>
          </table:table-cell>
          <table:table-cell office:value-type="float" office:value="4.15152" calcext:value-type="float">
            <text:p>4.15152</text:p>
          </table:table-cell>
          <table:table-cell office:value-type="float" office:value="5.184479" calcext:value-type="float">
            <text:p>5.184479</text:p>
          </table:table-cell>
          <table:table-cell office:value-type="float" office:value="5.118835" calcext:value-type="float">
            <text:p>5.118835</text:p>
          </table:table-cell>
          <table:table-cell office:value-type="float" office:value="6.026367" calcext:value-type="float">
            <text:p>6.026367</text:p>
          </table:table-cell>
          <table:table-cell office:value-type="float" office:value="5.959351" calcext:value-type="float">
            <text:p>5.959351</text:p>
          </table:table-cell>
          <table:table-cell office:value-type="float" office:value="6.559692" calcext:value-type="float">
            <text:p>6.559692</text:p>
          </table:table-cell>
          <table:table-cell office:value-type="float" office:value="6.494904" calcext:value-type="float">
            <text:p>6.494904</text:p>
          </table:table-cell>
          <table:table-cell office:value-type="float" office:value="17.57114" calcext:value-type="float">
            <text:p>17.57114</text:p>
          </table:table-cell>
          <table:table-cell office:value-type="float" office:value="-12.82779" calcext:value-type="float">
            <text:p>-12.827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7.021801" calcext:value-type="float">
            <text:p>7.021801</text:p>
          </table:table-cell>
          <table:table-cell office:value-type="float" office:value="-1.34" calcext:value-type="float">
            <text:p>-1.34</text:p>
          </table:table-cell>
          <table:table-cell office:value-type="float" office:value="-9.32" calcext:value-type="float">
            <text:p>-9.32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0.2695302" calcext:value-type="float">
            <text:p>0.2695302</text:p>
          </table:table-cell>
          <table:table-cell office:value-type="float" office:value="237.384" calcext:value-type="float">
            <text:p>237.384</text:p>
          </table:table-cell>
          <table:table-cell office:value-type="float" office:value="0" calcext:value-type="float">
            <text:p>0</text:p>
          </table:table-cell>
          <table:table-cell office:value-type="float" office:value="8.09436" calcext:value-type="float">
            <text:p>8.09436</text:p>
          </table:table-cell>
          <table:table-cell office:value-type="float" office:value="-8.211273" calcext:value-type="float">
            <text:p>-8.211273</text:p>
          </table:table-cell>
          <table:table-cell office:value-type="float" office:value="0.06799316" calcext:value-type="float">
            <text:p>0.06799316</text:p>
          </table:table-cell>
          <table:table-cell office:value-type="float" office:value="-4.319153" calcext:value-type="float">
            <text:p>-4.319153</text:p>
          </table:table-cell>
          <table:table-cell office:value-type="float" office:value="-1.246063" calcext:value-type="float">
            <text:p>-1.246063</text:p>
          </table:table-cell>
          <table:table-cell office:value-type="float" office:value="-2.210999" calcext:value-type="float">
            <text:p>-2.210999</text:p>
          </table:table-cell>
          <table:table-cell office:value-type="float" office:value="-0.937439" calcext:value-type="float">
            <text:p>-0.937439</text:p>
          </table:table-cell>
          <table:table-cell office:value-type="float" office:value="-1.211823" calcext:value-type="float">
            <text:p>-1.211823</text:p>
          </table:table-cell>
          <table:table-cell office:value-type="float" office:value="-0.7029419" calcext:value-type="float">
            <text:p>-0.7029419</text:p>
          </table:table-cell>
          <table:table-cell office:value-type="float" office:value="-0.8027344" calcext:value-type="float">
            <text:p>-0.8027344</text:p>
          </table:table-cell>
          <table:table-cell office:value-type="float" office:value="-0.3467102" calcext:value-type="float">
            <text:p>-0.3467102</text:p>
          </table:table-cell>
          <table:table-cell office:value-type="float" office:value="-0.381073" calcext:value-type="float">
            <text:p>-0.381073</text:p>
          </table:table-cell>
          <table:table-cell office:value-type="float" office:value="-0.02276611" calcext:value-type="float">
            <text:p>-0.02276611</text:p>
          </table:table-cell>
          <table:table-cell office:value-type="float" office:value="-0.02609253" calcext:value-type="float">
            <text:p>-0.02609253</text:p>
          </table:table-cell>
          <table:table-cell office:value-type="float" office:value="0.5890503" calcext:value-type="float">
            <text:p>0.5890503</text:p>
          </table:table-cell>
          <table:table-cell office:value-type="float" office:value="0.5771179" calcext:value-type="float">
            <text:p>0.5771179</text:p>
          </table:table-cell>
          <table:table-cell office:value-type="float" office:value="1.691254" calcext:value-type="float">
            <text:p>1.691254</text:p>
          </table:table-cell>
          <table:table-cell office:value-type="float" office:value="1.663269" calcext:value-type="float">
            <text:p>1.663269</text:p>
          </table:table-cell>
          <table:table-cell office:value-type="float" office:value="3.036469" calcext:value-type="float">
            <text:p>3.036469</text:p>
          </table:table-cell>
          <table:table-cell office:value-type="float" office:value="2.99115" calcext:value-type="float">
            <text:p>2.99115</text:p>
          </table:table-cell>
          <table:table-cell office:value-type="float" office:value="4.150909" calcext:value-type="float">
            <text:p>4.150909</text:p>
          </table:table-cell>
          <table:table-cell office:value-type="float" office:value="4.094452" calcext:value-type="float">
            <text:p>4.094452</text:p>
          </table:table-cell>
          <table:table-cell office:value-type="float" office:value="5.118134" calcext:value-type="float">
            <text:p>5.118134</text:p>
          </table:table-cell>
          <table:table-cell office:value-type="float" office:value="5.05426" calcext:value-type="float">
            <text:p>5.05426</text:p>
          </table:table-cell>
          <table:table-cell office:value-type="float" office:value="5.958649" calcext:value-type="float">
            <text:p>5.958649</text:p>
          </table:table-cell>
          <table:table-cell office:value-type="float" office:value="5.892609" calcext:value-type="float">
            <text:p>5.892609</text:p>
          </table:table-cell>
          <table:table-cell office:value-type="float" office:value="6.494263" calcext:value-type="float">
            <text:p>6.494263</text:p>
          </table:table-cell>
          <table:table-cell office:value-type="float" office:value="6.430115" calcext:value-type="float">
            <text:p>6.430115</text:p>
          </table:table-cell>
          <table:table-cell office:value-type="float" office:value="12.81192" calcext:value-type="float">
            <text:p>12.81192</text:p>
          </table:table-cell>
          <table:table-cell office:value-type="float" office:value="-13.24698" calcext:value-type="float">
            <text:p>-13.24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8.455576" calcext:value-type="float">
            <text:p>8.455576</text:p>
          </table:table-cell>
          <table:table-cell office:value-type="float" office:value="-4.79" calcext:value-type="float">
            <text:p>-4.79</text:p>
          </table:table-cell>
          <table:table-cell office:value-type="float" office:value="-10.4" calcext:value-type="float">
            <text:p>-10.4</text:p>
          </table:table-cell>
          <table:table-cell office:value-type="float" office:value="0.3797913" calcext:value-type="float">
            <text:p>0.3797913</text:p>
          </table:table-cell>
          <table:table-cell office:value-type="float" office:value="0.247937" calcext:value-type="float">
            <text:p>0.247937</text:p>
          </table:table-cell>
          <table:table-cell office:value-type="float" office:value="273.636" calcext:value-type="float">
            <text:p>273.636</text:p>
          </table:table-cell>
          <table:table-cell office:value-type="float" office:value="0" calcext:value-type="float">
            <text:p>0</text:p>
          </table:table-cell>
          <table:table-cell office:value-type="float" office:value="5.366699" calcext:value-type="float">
            <text:p>5.366699</text:p>
          </table:table-cell>
          <table:table-cell office:value-type="float" office:value="-9.330841" calcext:value-type="float">
            <text:p>-9.330841</text:p>
          </table:table-cell>
          <table:table-cell office:value-type="float" office:value="-1.350708" calcext:value-type="float">
            <text:p>-1.350708</text:p>
          </table:table-cell>
          <table:table-cell office:value-type="float" office:value="-4.897705" calcext:value-type="float">
            <text:p>-4.897705</text:p>
          </table:table-cell>
          <table:table-cell office:value-type="float" office:value="-1.665344" calcext:value-type="float">
            <text:p>-1.665344</text:p>
          </table:table-cell>
          <table:table-cell office:value-type="float" office:value="-2.684174" calcext:value-type="float">
            <text:p>-2.684174</text:p>
          </table:table-cell>
          <table:table-cell office:value-type="float" office:value="-1.127686" calcext:value-type="float">
            <text:p>-1.127686</text:p>
          </table:table-cell>
          <table:table-cell office:value-type="float" office:value="-1.511993" calcext:value-type="float">
            <text:p>-1.511993</text:p>
          </table:table-cell>
          <table:table-cell office:value-type="float" office:value="-0.7960815" calcext:value-type="float">
            <text:p>-0.7960815</text:p>
          </table:table-cell>
          <table:table-cell office:value-type="float" office:value="-0.9896545" calcext:value-type="float">
            <text:p>-0.9896545</text:p>
          </table:table-cell>
          <table:table-cell office:value-type="float" office:value="-0.3815308" calcext:value-type="float">
            <text:p>-0.3815308</text:p>
          </table:table-cell>
          <table:table-cell office:value-type="float" office:value="-0.4388733" calcext:value-type="float">
            <text:p>-0.4388733</text:p>
          </table:table-cell>
          <table:table-cell office:value-type="float" office:value="-0.02612305" calcext:value-type="float">
            <text:p>-0.02612305</text:p>
          </table:table-cell>
          <table:table-cell office:value-type="float" office:value="-0.03146362" calcext:value-type="float">
            <text:p>-0.03146362</text:p>
          </table:table-cell>
          <table:table-cell office:value-type="float" office:value="0.5769958" calcext:value-type="float">
            <text:p>0.5769958</text:p>
          </table:table-cell>
          <table:table-cell office:value-type="float" office:value="0.5647583" calcext:value-type="float">
            <text:p>0.5647583</text:p>
          </table:table-cell>
          <table:table-cell office:value-type="float" office:value="1.662994" calcext:value-type="float">
            <text:p>1.662994</text:p>
          </table:table-cell>
          <table:table-cell office:value-type="float" office:value="1.636444" calcext:value-type="float">
            <text:p>1.636444</text:p>
          </table:table-cell>
          <table:table-cell office:value-type="float" office:value="2.990662" calcext:value-type="float">
            <text:p>2.990662</text:p>
          </table:table-cell>
          <table:table-cell office:value-type="float" office:value="2.946808" calcext:value-type="float">
            <text:p>2.946808</text:p>
          </table:table-cell>
          <table:table-cell office:value-type="float" office:value="4.093872" calcext:value-type="float">
            <text:p>4.093872</text:p>
          </table:table-cell>
          <table:table-cell office:value-type="float" office:value="4.03891" calcext:value-type="float">
            <text:p>4.03891</text:p>
          </table:table-cell>
          <table:table-cell office:value-type="float" office:value="5.053589" calcext:value-type="float">
            <text:p>5.053589</text:p>
          </table:table-cell>
          <table:table-cell office:value-type="float" office:value="4.991333" calcext:value-type="float">
            <text:p>4.991333</text:p>
          </table:table-cell>
          <table:table-cell office:value-type="float" office:value="5.891907" calcext:value-type="float">
            <text:p>5.891907</text:p>
          </table:table-cell>
          <table:table-cell office:value-type="float" office:value="5.826996" calcext:value-type="float">
            <text:p>5.826996</text:p>
          </table:table-cell>
          <table:table-cell office:value-type="float" office:value="6.429474" calcext:value-type="float">
            <text:p>6.429474</text:p>
          </table:table-cell>
          <table:table-cell office:value-type="float" office:value="6.366394" calcext:value-type="float">
            <text:p>6.366394</text:p>
          </table:table-cell>
          <table:table-cell office:value-type="float" office:value="8.042328" calcext:value-type="float">
            <text:p>8.042328</text:p>
          </table:table-cell>
          <table:table-cell office:value-type="float" office:value="-14.83987" calcext:value-type="float">
            <text:p>-14.83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10.81994" calcext:value-type="float">
            <text:p>10.81994</text:p>
          </table:table-cell>
          <table:table-cell office:value-type="float" office:value="7.22" calcext:value-type="float">
            <text:p>7.22</text:p>
          </table:table-cell>
          <table:table-cell office:value-type="float" office:value="-11.41" calcext:value-type="float">
            <text:p>-11.41</text:p>
          </table:table-cell>
          <table:table-cell office:value-type="float" office:value="0.7689121" calcext:value-type="float">
            <text:p>0.7689121</text:p>
          </table:table-cell>
          <table:table-cell office:value-type="float" office:value="0.229168" calcext:value-type="float">
            <text:p>0.229168</text:p>
          </table:table-cell>
          <table:table-cell office:value-type="float" office:value="442.404" calcext:value-type="float">
            <text:p>442.404</text:p>
          </table:table-cell>
          <table:table-cell office:value-type="float" office:value="0" calcext:value-type="float">
            <text:p>0</text:p>
          </table:table-cell>
          <table:table-cell office:value-type="float" office:value="14.34912" calcext:value-type="float">
            <text:p>14.34912</text:p>
          </table:table-cell>
          <table:table-cell office:value-type="float" office:value="-10.07297" calcext:value-type="float">
            <text:p>-10.07297</text:p>
          </table:table-cell>
          <table:table-cell office:value-type="float" office:value="4.293915" calcext:value-type="float">
            <text:p>4.293915</text:p>
          </table:table-cell>
          <table:table-cell office:value-type="float" office:value="-5.883636" calcext:value-type="float">
            <text:p>-5.883636</text:p>
          </table:table-cell>
          <table:table-cell office:value-type="float" office:value="-0.3891296" calcext:value-type="float">
            <text:p>-0.3891296</text:p>
          </table:table-cell>
          <table:table-cell office:value-type="float" office:value="-3.693634" calcext:value-type="float">
            <text:p>-3.693634</text:p>
          </table:table-cell>
          <table:table-cell office:value-type="float" office:value="-1.149597" calcext:value-type="float">
            <text:p>-1.149597</text:p>
          </table:table-cell>
          <table:table-cell office:value-type="float" office:value="-2.073395" calcext:value-type="float">
            <text:p>-2.073395</text:p>
          </table:table-cell>
          <table:table-cell office:value-type="float" office:value="-0.9334106" calcext:value-type="float">
            <text:p>-0.9334106</text:p>
          </table:table-cell>
          <table:table-cell office:value-type="float" office:value="-1.293152" calcext:value-type="float">
            <text:p>-1.293152</text:p>
          </table:table-cell>
          <table:table-cell office:value-type="float" office:value="-0.4399719" calcext:value-type="float">
            <text:p>-0.4399719</text:p>
          </table:table-cell>
          <table:table-cell office:value-type="float" office:value="-0.5121155" calcext:value-type="float">
            <text:p>-0.5121155</text:p>
          </table:table-cell>
          <table:table-cell office:value-type="float" office:value="-0.03158569" calcext:value-type="float">
            <text:p>-0.03158569</text:p>
          </table:table-cell>
          <table:table-cell office:value-type="float" office:value="-0.03897095" calcext:value-type="float">
            <text:p>-0.03897095</text:p>
          </table:table-cell>
          <table:table-cell office:value-type="float" office:value="0.5646362" calcext:value-type="float">
            <text:p>0.5646362</text:p>
          </table:table-cell>
          <table:table-cell office:value-type="float" office:value="0.5504761" calcext:value-type="float">
            <text:p>0.5504761</text:p>
          </table:table-cell>
          <table:table-cell office:value-type="float" office:value="1.636139" calcext:value-type="float">
            <text:p>1.636139</text:p>
          </table:table-cell>
          <table:table-cell office:value-type="float" office:value="1.609894" calcext:value-type="float">
            <text:p>1.609894</text:p>
          </table:table-cell>
          <table:table-cell office:value-type="float" office:value="2.94635" calcext:value-type="float">
            <text:p>2.94635</text:p>
          </table:table-cell>
          <table:table-cell office:value-type="float" office:value="2.903809" calcext:value-type="float">
            <text:p>2.903809</text:p>
          </table:table-cell>
          <table:table-cell office:value-type="float" office:value="4.03833" calcext:value-type="float">
            <text:p>4.03833</text:p>
          </table:table-cell>
          <table:table-cell office:value-type="float" office:value="3.984528" calcext:value-type="float">
            <text:p>3.984528</text:p>
          </table:table-cell>
          <table:table-cell office:value-type="float" office:value="4.990692" calcext:value-type="float">
            <text:p>4.990692</text:p>
          </table:table-cell>
          <table:table-cell office:value-type="float" office:value="4.929535" calcext:value-type="float">
            <text:p>4.929535</text:p>
          </table:table-cell>
          <table:table-cell office:value-type="float" office:value="5.826294" calcext:value-type="float">
            <text:p>5.826294</text:p>
          </table:table-cell>
          <table:table-cell office:value-type="float" office:value="5.762939" calcext:value-type="float">
            <text:p>5.762939</text:p>
          </table:table-cell>
          <table:table-cell office:value-type="float" office:value="6.365723" calcext:value-type="float">
            <text:p>6.365723</text:p>
          </table:table-cell>
          <table:table-cell office:value-type="float" office:value="6.303589" calcext:value-type="float">
            <text:p>6.303589</text:p>
          </table:table-cell>
          <table:table-cell office:value-type="float" office:value="27.22696" calcext:value-type="float">
            <text:p>27.22696</text:p>
          </table:table-cell>
          <table:table-cell office:value-type="float" office:value="-15.11414" calcext:value-type="float">
            <text:p>-15.114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13.57409" calcext:value-type="float">
            <text:p>13.57409</text:p>
          </table:table-cell>
          <table:table-cell office:value-type="float" office:value="6.37" calcext:value-type="float">
            <text:p>6.37</text:p>
          </table:table-cell>
          <table:table-cell office:value-type="float" office:value="-11.3" calcext:value-type="float">
            <text:p>-11.3</text:p>
          </table:table-cell>
          <table:table-cell office:value-type="float" office:value="0.7448552" calcext:value-type="float">
            <text:p>0.7448552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130.86" calcext:value-type="float">
            <text:p>130.86</text:p>
          </table:table-cell>
          <table:table-cell office:value-type="float" office:value="0" calcext:value-type="float">
            <text:p>0</text:p>
          </table:table-cell>
          <table:table-cell office:value-type="float" office:value="17.50275" calcext:value-type="float">
            <text:p>17.50275</text:p>
          </table:table-cell>
          <table:table-cell office:value-type="float" office:value="-9.714325" calcext:value-type="float">
            <text:p>-9.714325</text:p>
          </table:table-cell>
          <table:table-cell office:value-type="float" office:value="6.553314" calcext:value-type="float">
            <text:p>6.553314</text:p>
          </table:table-cell>
          <table:table-cell office:value-type="float" office:value="-5.054718" calcext:value-type="float">
            <text:p>-5.054718</text:p>
          </table:table-cell>
          <table:table-cell office:value-type="float" office:value="0.2046509" calcext:value-type="float">
            <text:p>0.2046509</text:p>
          </table:table-cell>
          <table:table-cell office:value-type="float" office:value="-2.633575" calcext:value-type="float">
            <text:p>-2.633575</text:p>
          </table:table-cell>
          <table:table-cell office:value-type="float" office:value="-0.8319702" calcext:value-type="float">
            <text:p>-0.8319702</text:p>
          </table:table-cell>
          <table:table-cell office:value-type="float" office:value="-1.486755" calcext:value-type="float">
            <text:p>-1.486755</text:p>
          </table:table-cell>
          <table:table-cell office:value-type="float" office:value="-0.7467651" calcext:value-type="float">
            <text:p>-0.7467651</text:p>
          </table:table-cell>
          <table:table-cell office:value-type="float" office:value="-1.025879" calcext:value-type="float">
            <text:p>-1.025879</text:p>
          </table:table-cell>
          <table:table-cell office:value-type="float" office:value="-0.4986572" calcext:value-type="float">
            <text:p>-0.4986572</text:p>
          </table:table-cell>
          <table:table-cell office:value-type="float" office:value="-0.5281982" calcext:value-type="float">
            <text:p>-0.5281982</text:p>
          </table:table-cell>
          <table:table-cell office:value-type="float" office:value="-0.03881836" calcext:value-type="float">
            <text:p>-0.03881836</text:p>
          </table:table-cell>
          <table:table-cell office:value-type="float" office:value="-0.04119873" calcext:value-type="float">
            <text:p>-0.04119873</text:p>
          </table:table-cell>
          <table:table-cell office:value-type="float" office:value="0.5503235" calcext:value-type="float">
            <text:p>0.5503235</text:p>
          </table:table-cell>
          <table:table-cell office:value-type="float" office:value="0.5384216" calcext:value-type="float">
            <text:p>0.5384216</text:p>
          </table:table-cell>
          <table:table-cell office:value-type="float" office:value="1.609589" calcext:value-type="float">
            <text:p>1.609589</text:p>
          </table:table-cell>
          <table:table-cell office:value-type="float" office:value="1.583618" calcext:value-type="float">
            <text:p>1.583618</text:p>
          </table:table-cell>
          <table:table-cell office:value-type="float" office:value="2.903412" calcext:value-type="float">
            <text:p>2.903412</text:p>
          </table:table-cell>
          <table:table-cell office:value-type="float" office:value="2.861908" calcext:value-type="float">
            <text:p>2.861908</text:p>
          </table:table-cell>
          <table:table-cell office:value-type="float" office:value="3.983978" calcext:value-type="float">
            <text:p>3.983978</text:p>
          </table:table-cell>
          <table:table-cell office:value-type="float" office:value="3.932068" calcext:value-type="float">
            <text:p>3.932068</text:p>
          </table:table-cell>
          <table:table-cell office:value-type="float" office:value="4.928894" calcext:value-type="float">
            <text:p>4.928894</text:p>
          </table:table-cell>
          <table:table-cell office:value-type="float" office:value="4.869629" calcext:value-type="float">
            <text:p>4.869629</text:p>
          </table:table-cell>
          <table:table-cell office:value-type="float" office:value="5.762268" calcext:value-type="float">
            <text:p>5.762268</text:p>
          </table:table-cell>
          <table:table-cell office:value-type="float" office:value="5.699921" calcext:value-type="float">
            <text:p>5.699921</text:p>
          </table:table-cell>
          <table:table-cell office:value-type="float" office:value="6.302917" calcext:value-type="float">
            <text:p>6.302917</text:p>
          </table:table-cell>
          <table:table-cell office:value-type="float" office:value="6.24176" calcext:value-type="float">
            <text:p>6.24176</text:p>
          </table:table-cell>
          <table:table-cell office:value-type="float" office:value="23.53415" calcext:value-type="float">
            <text:p>23.53415</text:p>
          </table:table-cell>
          <table:table-cell office:value-type="float" office:value="-14.85324" calcext:value-type="float">
            <text:p>-14.853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1.75443" calcext:value-type="float">
            <text:p>11.75443</text:p>
          </table:table-cell>
          <table:table-cell office:value-type="float" office:value="9.41" calcext:value-type="float">
            <text:p>9.41</text:p>
          </table:table-cell>
          <table:table-cell office:value-type="float" office:value="-7.96" calcext:value-type="float">
            <text:p>-7.96</text:p>
          </table:table-cell>
          <table:table-cell office:value-type="float" office:value="0.8207164" calcext:value-type="float">
            <text:p>0.8207164</text:p>
          </table:table-cell>
          <table:table-cell office:value-type="float" office:value="0.2991275" calcext:value-type="float">
            <text:p>0.2991275</text:p>
          </table:table-cell>
          <table:table-cell office:value-type="float" office:value="184.608" calcext:value-type="float">
            <text:p>184.608</text:p>
          </table:table-cell>
          <table:table-cell office:value-type="float" office:value="0" calcext:value-type="float">
            <text:p>0</text:p>
          </table:table-cell>
          <table:table-cell office:value-type="float" office:value="19.10471" calcext:value-type="float">
            <text:p>19.10471</text:p>
          </table:table-cell>
          <table:table-cell office:value-type="float" office:value="-7.670288" calcext:value-type="float">
            <text:p>-7.670288</text:p>
          </table:table-cell>
          <table:table-cell office:value-type="float" office:value="7.522125" calcext:value-type="float">
            <text:p>7.522125</text:p>
          </table:table-cell>
          <table:table-cell office:value-type="float" office:value="-3.42099" calcext:value-type="float">
            <text:p>-3.42099</text:p>
          </table:table-cell>
          <table:table-cell office:value-type="float" office:value="0.5951233" calcext:value-type="float">
            <text:p>0.5951233</text:p>
          </table:table-cell>
          <table:table-cell office:value-type="float" office:value="-1.39624" calcext:value-type="float">
            <text:p>-1.39624</text:p>
          </table:table-cell>
          <table:table-cell office:value-type="float" office:value="-0.526886" calcext:value-type="float">
            <text:p>-0.526886</text:p>
          </table:table-cell>
          <table:table-cell office:value-type="float" office:value="-0.9207153" calcext:value-type="float">
            <text:p>-0.9207153</text:p>
          </table:table-cell>
          <table:table-cell office:value-type="float" office:value="-0.5433655" calcext:value-type="float">
            <text:p>-0.5433655</text:p>
          </table:table-cell>
          <table:table-cell office:value-type="float" office:value="-0.7451477" calcext:value-type="float">
            <text:p>-0.7451477</text:p>
          </table:table-cell>
          <table:table-cell office:value-type="float" office:value="-0.4309387" calcext:value-type="float">
            <text:p>-0.4309387</text:p>
          </table:table-cell>
          <table:table-cell office:value-type="float" office:value="-0.4979553" calcext:value-type="float">
            <text:p>-0.4979553</text:p>
          </table:table-cell>
          <table:table-cell office:value-type="float" office:value="-0.03567505" calcext:value-type="float">
            <text:p>-0.03567505</text:p>
          </table:table-cell>
          <table:table-cell office:value-type="float" office:value="-0.03973389" calcext:value-type="float">
            <text:p>-0.03973389</text:p>
          </table:table-cell>
          <table:table-cell office:value-type="float" office:value="0.5383301" calcext:value-type="float">
            <text:p>0.5383301</text:p>
          </table:table-cell>
          <table:table-cell office:value-type="float" office:value="0.5301208" calcext:value-type="float">
            <text:p>0.5301208</text:p>
          </table:table-cell>
          <table:table-cell office:value-type="float" office:value="1.583374" calcext:value-type="float">
            <text:p>1.583374</text:p>
          </table:table-cell>
          <table:table-cell office:value-type="float" office:value="1.558899" calcext:value-type="float">
            <text:p>1.558899</text:p>
          </table:table-cell>
          <table:table-cell office:value-type="float" office:value="2.861481" calcext:value-type="float">
            <text:p>2.861481</text:p>
          </table:table-cell>
          <table:table-cell office:value-type="float" office:value="2.821533" calcext:value-type="float">
            <text:p>2.821533</text:p>
          </table:table-cell>
          <table:table-cell office:value-type="float" office:value="3.931519" calcext:value-type="float">
            <text:p>3.931519</text:p>
          </table:table-cell>
          <table:table-cell office:value-type="float" office:value="3.88089" calcext:value-type="float">
            <text:p>3.88089</text:p>
          </table:table-cell>
          <table:table-cell office:value-type="float" office:value="4.868988" calcext:value-type="float">
            <text:p>4.868988</text:p>
          </table:table-cell>
          <table:table-cell office:value-type="float" office:value="4.811005" calcext:value-type="float">
            <text:p>4.811005</text:p>
          </table:table-cell>
          <table:table-cell office:value-type="float" office:value="5.699249" calcext:value-type="float">
            <text:p>5.699249</text:p>
          </table:table-cell>
          <table:table-cell office:value-type="float" office:value="5.637939" calcext:value-type="float">
            <text:p>5.637939</text:p>
          </table:table-cell>
          <table:table-cell office:value-type="float" office:value="6.241119" calcext:value-type="float">
            <text:p>6.241119</text:p>
          </table:table-cell>
          <table:table-cell office:value-type="float" office:value="6.180664" calcext:value-type="float">
            <text:p>6.180664</text:p>
          </table:table-cell>
          <table:table-cell office:value-type="float" office:value="26.97299" calcext:value-type="float">
            <text:p>26.97299</text:p>
          </table:table-cell>
          <table:table-cell office:value-type="float" office:value="-12.72678" calcext:value-type="float">
            <text:p>-12.72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1.61172" calcext:value-type="float">
            <text:p>1.61172</text:p>
          </table:table-cell>
          <table:table-cell office:value-type="float" office:value="3.76" calcext:value-type="float">
            <text:p>3.76</text:p>
          </table:table-cell>
          <table:table-cell office:value-type="float" office:value="-0.72" calcext:value-type="float">
            <text:p>-0.72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0.5118413" calcext:value-type="float">
            <text:p>0.5118413</text:p>
          </table:table-cell>
          <table:table-cell office:value-type="float" office:value="379.512" calcext:value-type="float">
            <text:p>379.512</text:p>
          </table:table-cell>
          <table:table-cell office:value-type="float" office:value="13.5" calcext:value-type="float">
            <text:p>13.5</text:p>
          </table:table-cell>
          <table:table-cell office:value-type="float" office:value="2.651459" calcext:value-type="float">
            <text:p>2.651459</text:p>
          </table:table-cell>
          <table:table-cell office:value-type="float" office:value="-1.971405" calcext:value-type="float">
            <text:p>-1.971405</text:p>
          </table:table-cell>
          <table:table-cell office:value-type="float" office:value="1.134583" calcext:value-type="float">
            <text:p>1.134583</text:p>
          </table:table-cell>
          <table:table-cell office:value-type="float" office:value="-1.097961" calcext:value-type="float">
            <text:p>-1.097961</text:p>
          </table:table-cell>
          <table:table-cell office:value-type="float" office:value="-0.1221008" calcext:value-type="float">
            <text:p>-0.1221008</text:p>
          </table:table-cell>
          <table:table-cell office:value-type="float" office:value="-0.4403687" calcext:value-type="float">
            <text:p>-0.4403687</text:p>
          </table:table-cell>
          <table:table-cell office:value-type="float" office:value="-0.3710632" calcext:value-type="float">
            <text:p>-0.3710632</text:p>
          </table:table-cell>
          <table:table-cell office:value-type="float" office:value="-0.527771" calcext:value-type="float">
            <text:p>-0.527771</text:p>
          </table:table-cell>
          <table:table-cell office:value-type="float" office:value="-0.4130249" calcext:value-type="float">
            <text:p>-0.4130249</text:p>
          </table:table-cell>
          <table:table-cell office:value-type="float" office:value="-0.5417786" calcext:value-type="float">
            <text:p>-0.5417786</text:p>
          </table:table-cell>
          <table:table-cell office:value-type="float" office:value="-0.3590393" calcext:value-type="float">
            <text:p>-0.3590393</text:p>
          </table:table-cell>
          <table:table-cell office:value-type="float" office:value="-0.4301453" calcext:value-type="float">
            <text:p>-0.4301453</text:p>
          </table:table-cell>
          <table:table-cell office:value-type="float" office:value="-0.01702881" calcext:value-type="float">
            <text:p>-0.01702881</text:p>
          </table:table-cell>
          <table:table-cell office:value-type="float" office:value="-0.0355835" calcext:value-type="float">
            <text:p>-0.0355835</text:p>
          </table:table-cell>
          <table:table-cell office:value-type="float" office:value="0.5300598" calcext:value-type="float">
            <text:p>0.5300598</text:p>
          </table:table-cell>
          <table:table-cell office:value-type="float" office:value="0.5255432" calcext:value-type="float">
            <text:p>0.5255432</text:p>
          </table:table-cell>
          <table:table-cell office:value-type="float" office:value="1.558655" calcext:value-type="float">
            <text:p>1.558655</text:p>
          </table:table-cell>
          <table:table-cell office:value-type="float" office:value="1.536224" calcext:value-type="float">
            <text:p>1.536224</text:p>
          </table:table-cell>
          <table:table-cell office:value-type="float" office:value="2.821136" calcext:value-type="float">
            <text:p>2.821136</text:p>
          </table:table-cell>
          <table:table-cell office:value-type="float" office:value="2.782593" calcext:value-type="float">
            <text:p>2.782593</text:p>
          </table:table-cell>
          <table:table-cell office:value-type="float" office:value="3.880371" calcext:value-type="float">
            <text:p>3.880371</text:p>
          </table:table-cell>
          <table:table-cell office:value-type="float" office:value="3.830841" calcext:value-type="float">
            <text:p>3.830841</text:p>
          </table:table-cell>
          <table:table-cell office:value-type="float" office:value="4.810394" calcext:value-type="float">
            <text:p>4.810394</text:p>
          </table:table-cell>
          <table:table-cell office:value-type="float" office:value="4.753784" calcext:value-type="float">
            <text:p>4.753784</text:p>
          </table:table-cell>
          <table:table-cell office:value-type="float" office:value="5.637299" calcext:value-type="float">
            <text:p>5.637299</text:p>
          </table:table-cell>
          <table:table-cell office:value-type="float" office:value="5.577362" calcext:value-type="float">
            <text:p>5.577362</text:p>
          </table:table-cell>
          <table:table-cell office:value-type="float" office:value="6.180054" calcext:value-type="float">
            <text:p>6.180054</text:p>
          </table:table-cell>
          <table:table-cell office:value-type="float" office:value="6.120941" calcext:value-type="float">
            <text:p>6.120941</text:p>
          </table:table-cell>
          <table:table-cell office:value-type="float" office:value="4.067871" calcext:value-type="float">
            <text:p>4.067871</text:p>
          </table:table-cell>
          <table:table-cell office:value-type="float" office:value="-2.612915" calcext:value-type="float">
            <text:p>-2.6129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12.60036" calcext:value-type="float">
            <text:p>12.60036</text:p>
          </table:table-cell>
          <table:table-cell office:value-type="float" office:value="-2.14" calcext:value-type="float">
            <text:p>-2.14</text:p>
          </table:table-cell>
          <table:table-cell office:value-type="float" office:value="-13.83" calcext:value-type="float">
            <text:p>-13.83</text:p>
          </table:table-cell>
          <table:table-cell office:value-type="float" office:value="0.4617043" calcext:value-type="float">
            <text:p>0.4617043</text:p>
          </table:table-cell>
          <table:table-cell office:value-type="float" office:value="0.1893033" calcext:value-type="float">
            <text:p>0.1893033</text:p>
          </table:table-cell>
          <table:table-cell office:value-type="float" office:value="627.48" calcext:value-type="float">
            <text:p>627.48</text:p>
          </table:table-cell>
          <table:table-cell office:value-type="float" office:value="0" calcext:value-type="float">
            <text:p>0</text:p>
          </table:table-cell>
          <table:table-cell office:value-type="float" office:value="4.24469" calcext:value-type="float">
            <text:p>4.24469</text:p>
          </table:table-cell>
          <table:table-cell office:value-type="float" office:value="-6.84375" calcext:value-type="float">
            <text:p>-6.84375</text:p>
          </table:table-cell>
          <table:table-cell office:value-type="float" office:value="0.6539307" calcext:value-type="float">
            <text:p>0.6539307</text:p>
          </table:table-cell>
          <table:table-cell office:value-type="float" office:value="-1.028351" calcext:value-type="float">
            <text:p>-1.028351</text:p>
          </table:table-cell>
          <table:table-cell office:value-type="float" office:value="-0.1303101" calcext:value-type="float">
            <text:p>-0.1303101</text:p>
          </table:table-cell>
          <table:table-cell office:value-type="float" office:value="-0.359314" calcext:value-type="float">
            <text:p>-0.359314</text:p>
          </table:table-cell>
          <table:table-cell office:value-type="float" office:value="-0.3287354" calcext:value-type="float">
            <text:p>-0.3287354</text:p>
          </table:table-cell>
          <table:table-cell office:value-type="float" office:value="-0.370697" calcext:value-type="float">
            <text:p>-0.370697</text:p>
          </table:table-cell>
          <table:table-cell office:value-type="float" office:value="-0.3479614" calcext:value-type="float">
            <text:p>-0.3479614</text:p>
          </table:table-cell>
          <table:table-cell office:value-type="float" office:value="-0.4121704" calcext:value-type="float">
            <text:p>-0.4121704</text:p>
          </table:table-cell>
          <table:table-cell office:value-type="float" office:value="-0.3016357" calcext:value-type="float">
            <text:p>-0.3016357</text:p>
          </table:table-cell>
          <table:table-cell office:value-type="float" office:value="-0.3583069" calcext:value-type="float">
            <text:p>-0.3583069</text:p>
          </table:table-cell>
          <table:table-cell office:value-type="float" office:value="-0.01220703" calcext:value-type="float">
            <text:p>-0.01220703</text:p>
          </table:table-cell>
          <table:table-cell office:value-type="float" office:value="-0.01675415" calcext:value-type="float">
            <text:p>-0.01675415</text:p>
          </table:table-cell>
          <table:table-cell office:value-type="float" office:value="0.5264587" calcext:value-type="float">
            <text:p>0.5264587</text:p>
          </table:table-cell>
          <table:table-cell office:value-type="float" office:value="0.5250854" calcext:value-type="float">
            <text:p>0.5250854</text:p>
          </table:table-cell>
          <table:table-cell office:value-type="float" office:value="1.536011" calcext:value-type="float">
            <text:p>1.536011</text:p>
          </table:table-cell>
          <table:table-cell office:value-type="float" office:value="1.516235" calcext:value-type="float">
            <text:p>1.516235</text:p>
          </table:table-cell>
          <table:table-cell office:value-type="float" office:value="2.782196" calcext:value-type="float">
            <text:p>2.782196</text:p>
          </table:table-cell>
          <table:table-cell office:value-type="float" office:value="2.744995" calcext:value-type="float">
            <text:p>2.744995</text:p>
          </table:table-cell>
          <table:table-cell office:value-type="float" office:value="3.830353" calcext:value-type="float">
            <text:p>3.830353</text:p>
          </table:table-cell>
          <table:table-cell office:value-type="float" office:value="3.782196" calcext:value-type="float">
            <text:p>3.782196</text:p>
          </table:table-cell>
          <table:table-cell office:value-type="float" office:value="4.753174" calcext:value-type="float">
            <text:p>4.753174</text:p>
          </table:table-cell>
          <table:table-cell office:value-type="float" office:value="4.697815" calcext:value-type="float">
            <text:p>4.697815</text:p>
          </table:table-cell>
          <table:table-cell office:value-type="float" office:value="5.576752" calcext:value-type="float">
            <text:p>5.576752</text:p>
          </table:table-cell>
          <table:table-cell office:value-type="float" office:value="5.517944" calcext:value-type="float">
            <text:p>5.517944</text:p>
          </table:table-cell>
          <table:table-cell office:value-type="float" office:value="6.120331" calcext:value-type="float">
            <text:p>6.120331</text:p>
          </table:table-cell>
          <table:table-cell office:value-type="float" office:value="6.061768" calcext:value-type="float">
            <text:p>6.061768</text:p>
          </table:table-cell>
          <table:table-cell office:value-type="float" office:value="8.347534" calcext:value-type="float">
            <text:p>8.347534</text:p>
          </table:table-cell>
          <table:table-cell office:value-type="float" office:value="-14.12988" calcext:value-type="float">
            <text:p>-14.12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5.30217" calcext:value-type="float">
            <text:p>15.30217</text:p>
          </table:table-cell>
          <table:table-cell office:value-type="float" office:value="-5.64" calcext:value-type="float">
            <text:p>-5.64</text:p>
          </table:table-cell>
          <table:table-cell office:value-type="float" office:value="-17.96" calcext:value-type="float">
            <text:p>-17.96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0.1354817" calcext:value-type="float">
            <text:p>0.1354817</text:p>
          </table:table-cell>
          <table:table-cell office:value-type="float" office:value="136.584" calcext:value-type="float">
            <text:p>136.584</text:p>
          </table:table-cell>
          <table:table-cell office:value-type="float" office:value="0.5" calcext:value-type="float">
            <text:p>0.5</text:p>
          </table:table-cell>
          <table:table-cell office:value-type="float" office:value="4.175232" calcext:value-type="float">
            <text:p>4.175232</text:p>
          </table:table-cell>
          <table:table-cell office:value-type="float" office:value="-9.799408" calcext:value-type="float">
            <text:p>-9.799408</text:p>
          </table:table-cell>
          <table:table-cell office:value-type="float" office:value="0.2003174" calcext:value-type="float">
            <text:p>0.2003174</text:p>
          </table:table-cell>
          <table:table-cell office:value-type="float" office:value="-2.145294" calcext:value-type="float">
            <text:p>-2.145294</text:p>
          </table:table-cell>
          <table:table-cell office:value-type="float" office:value="-0.2918701" calcext:value-type="float">
            <text:p>-0.2918701</text:p>
          </table:table-cell>
          <table:table-cell office:value-type="float" office:value="-0.7014771" calcext:value-type="float">
            <text:p>-0.7014771</text:p>
          </table:table-cell>
          <table:table-cell office:value-type="float" office:value="-0.3440857" calcext:value-type="float">
            <text:p>-0.3440857</text:p>
          </table:table-cell>
          <table:table-cell office:value-type="float" office:value="-0.4016418" calcext:value-type="float">
            <text:p>-0.4016418</text:p>
          </table:table-cell>
          <table:table-cell office:value-type="float" office:value="-0.3326111" calcext:value-type="float">
            <text:p>-0.3326111</text:p>
          </table:table-cell>
          <table:table-cell office:value-type="float" office:value="-0.3479614" calcext:value-type="float">
            <text:p>-0.3479614</text:p>
          </table:table-cell>
          <table:table-cell office:value-type="float" office:value="-0.2654419" calcext:value-type="float">
            <text:p>-0.2654419</text:p>
          </table:table-cell>
          <table:table-cell office:value-type="float" office:value="-0.3011475" calcext:value-type="float">
            <text:p>-0.3011475</text:p>
          </table:table-cell>
          <table:table-cell office:value-type="float" office:value="-0.01187134" calcext:value-type="float">
            <text:p>-0.01187134</text:p>
          </table:table-cell>
          <table:table-cell office:value-type="float" office:value="-0.01239014" calcext:value-type="float">
            <text:p>-0.01239014</text:p>
          </table:table-cell>
          <table:table-cell office:value-type="float" office:value="0.5250244" calcext:value-type="float">
            <text:p>0.5250244</text:p>
          </table:table-cell>
          <table:table-cell office:value-type="float" office:value="0.5204773" calcext:value-type="float">
            <text:p>0.5204773</text:p>
          </table:table-cell>
          <table:table-cell office:value-type="float" office:value="1.516022" calcext:value-type="float">
            <text:p>1.516022</text:p>
          </table:table-cell>
          <table:table-cell office:value-type="float" office:value="1.496857" calcext:value-type="float">
            <text:p>1.496857</text:p>
          </table:table-cell>
          <table:table-cell office:value-type="float" office:value="2.744629" calcext:value-type="float">
            <text:p>2.744629</text:p>
          </table:table-cell>
          <table:table-cell office:value-type="float" office:value="2.70874" calcext:value-type="float">
            <text:p>2.70874</text:p>
          </table:table-cell>
          <table:table-cell office:value-type="float" office:value="3.781677" calcext:value-type="float">
            <text:p>3.781677</text:p>
          </table:table-cell>
          <table:table-cell office:value-type="float" office:value="3.734772" calcext:value-type="float">
            <text:p>3.734772</text:p>
          </table:table-cell>
          <table:table-cell office:value-type="float" office:value="4.697235" calcext:value-type="float">
            <text:p>4.697235</text:p>
          </table:table-cell>
          <table:table-cell office:value-type="float" office:value="4.643127" calcext:value-type="float">
            <text:p>4.643127</text:p>
          </table:table-cell>
          <table:table-cell office:value-type="float" office:value="5.517273" calcext:value-type="float">
            <text:p>5.517273</text:p>
          </table:table-cell>
          <table:table-cell office:value-type="float" office:value="5.459564" calcext:value-type="float">
            <text:p>5.459564</text:p>
          </table:table-cell>
          <table:table-cell office:value-type="float" office:value="6.061188" calcext:value-type="float">
            <text:p>6.061188</text:p>
          </table:table-cell>
          <table:table-cell office:value-type="float" office:value="6.003998" calcext:value-type="float">
            <text:p>6.003998</text:p>
          </table:table-cell>
          <table:table-cell office:value-type="float" office:value="6.983032" calcext:value-type="float">
            <text:p>6.983032</text:p>
          </table:table-cell>
          <table:table-cell office:value-type="float" office:value="-17.33377" calcext:value-type="float">
            <text:p>-17.333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3.08708" calcext:value-type="float">
            <text:p>13.08708</text:p>
          </table:table-cell>
          <table:table-cell office:value-type="float" office:value="2.7" calcext:value-type="float">
            <text:p>2.7</text:p>
          </table:table-cell>
          <table:table-cell office:value-type="float" office:value="-14.9" calcext:value-type="float">
            <text:p>-14.9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0.1737663" calcext:value-type="float">
            <text:p>0.1737663</text:p>
          </table:table-cell>
          <table:table-cell office:value-type="float" office:value="266.04" calcext:value-type="float">
            <text:p>266.04</text:p>
          </table:table-cell>
          <table:table-cell office:value-type="float" office:value="0.1" calcext:value-type="float">
            <text:p>0.1</text:p>
          </table:table-cell>
          <table:table-cell office:value-type="float" office:value="9.656891" calcext:value-type="float">
            <text:p>9.656891</text:p>
          </table:table-cell>
          <table:table-cell office:value-type="float" office:value="-9.923859" calcext:value-type="float">
            <text:p>-9.923859</text:p>
          </table:table-cell>
          <table:table-cell office:value-type="float" office:value="0.5683289" calcext:value-type="float">
            <text:p>0.5683289</text:p>
          </table:table-cell>
          <table:table-cell office:value-type="float" office:value="-4.457397" calcext:value-type="float">
            <text:p>-4.457397</text:p>
          </table:table-cell>
          <table:table-cell office:value-type="float" office:value="-0.7171021" calcext:value-type="float">
            <text:p>-0.7171021</text:p>
          </table:table-cell>
          <table:table-cell office:value-type="float" office:value="-1.616608" calcext:value-type="float">
            <text:p>-1.616608</text:p>
          </table:table-cell>
          <table:table-cell office:value-type="float" office:value="-0.4049683" calcext:value-type="float">
            <text:p>-0.4049683</text:p>
          </table:table-cell>
          <table:table-cell office:value-type="float" office:value="-0.609314" calcext:value-type="float">
            <text:p>-0.609314</text:p>
          </table:table-cell>
          <table:table-cell office:value-type="float" office:value="-0.3403931" calcext:value-type="float">
            <text:p>-0.3403931</text:p>
          </table:table-cell>
          <table:table-cell office:value-type="float" office:value="-0.4075928" calcext:value-type="float">
            <text:p>-0.4075928</text:p>
          </table:table-cell>
          <table:table-cell office:value-type="float" office:value="-0.2536011" calcext:value-type="float">
            <text:p>-0.2536011</text:p>
          </table:table-cell>
          <table:table-cell office:value-type="float" office:value="-0.2652893" calcext:value-type="float">
            <text:p>-0.2652893</text:p>
          </table:table-cell>
          <table:table-cell office:value-type="float" office:value="-0.01190186" calcext:value-type="float">
            <text:p>-0.01190186</text:p>
          </table:table-cell>
          <table:table-cell office:value-type="float" office:value="-0.01235962" calcext:value-type="float">
            <text:p>-0.01235962</text:p>
          </table:table-cell>
          <table:table-cell office:value-type="float" office:value="0.5204468" calcext:value-type="float">
            <text:p>0.5204468</text:p>
          </table:table-cell>
          <table:table-cell office:value-type="float" office:value="0.5147705" calcext:value-type="float">
            <text:p>0.5147705</text:p>
          </table:table-cell>
          <table:table-cell office:value-type="float" office:value="1.496643" calcext:value-type="float">
            <text:p>1.496643</text:p>
          </table:table-cell>
          <table:table-cell office:value-type="float" office:value="1.478058" calcext:value-type="float">
            <text:p>1.478058</text:p>
          </table:table-cell>
          <table:table-cell office:value-type="float" office:value="2.708374" calcext:value-type="float">
            <text:p>2.708374</text:p>
          </table:table-cell>
          <table:table-cell office:value-type="float" office:value="2.674042" calcext:value-type="float">
            <text:p>2.674042</text:p>
          </table:table-cell>
          <table:table-cell office:value-type="float" office:value="3.734283" calcext:value-type="float">
            <text:p>3.734283</text:p>
          </table:table-cell>
          <table:table-cell office:value-type="float" office:value="3.689148" calcext:value-type="float">
            <text:p>3.689148</text:p>
          </table:table-cell>
          <table:table-cell office:value-type="float" office:value="4.642578" calcext:value-type="float">
            <text:p>4.642578</text:p>
          </table:table-cell>
          <table:table-cell office:value-type="float" office:value="4.5896" calcext:value-type="float">
            <text:p>4.5896</text:p>
          </table:table-cell>
          <table:table-cell office:value-type="float" office:value="5.458954" calcext:value-type="float">
            <text:p>5.458954</text:p>
          </table:table-cell>
          <table:table-cell office:value-type="float" office:value="5.402283" calcext:value-type="float">
            <text:p>5.402283</text:p>
          </table:table-cell>
          <table:table-cell office:value-type="float" office:value="6.003387" calcext:value-type="float">
            <text:p>6.003387</text:p>
          </table:table-cell>
          <table:table-cell office:value-type="float" office:value="5.947662" calcext:value-type="float">
            <text:p>5.947662</text:p>
          </table:table-cell>
          <table:table-cell office:value-type="float" office:value="12.07639" calcext:value-type="float">
            <text:p>12.07639</text:p>
          </table:table-cell>
          <table:table-cell office:value-type="float" office:value="-14.24374" calcext:value-type="float">
            <text:p>-14.243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13.64546" calcext:value-type="float">
            <text:p>13.64546</text:p>
          </table:table-cell>
          <table:table-cell office:value-type="float" office:value="8.48" calcext:value-type="float">
            <text:p>8.48</text:p>
          </table:table-cell>
          <table:table-cell office:value-type="float" office:value="-4.86" calcext:value-type="float">
            <text:p>-4.86</text:p>
          </table:table-cell>
          <table:table-cell office:value-type="float" office:value="0.860347" calcext:value-type="float">
            <text:p>0.860347</text:p>
          </table:table-cell>
          <table:table-cell office:value-type="float" office:value="0.3778181" calcext:value-type="float">
            <text:p>0.3778181</text:p>
          </table:table-cell>
          <table:table-cell office:value-type="float" office:value="158.112" calcext:value-type="float">
            <text:p>158.112</text:p>
          </table:table-cell>
          <table:table-cell office:value-type="float" office:value="0" calcext:value-type="float">
            <text:p>0</text:p>
          </table:table-cell>
          <table:table-cell office:value-type="float" office:value="12.89154" calcext:value-type="float">
            <text:p>12.89154</text:p>
          </table:table-cell>
          <table:table-cell office:value-type="float" office:value="-4.097168" calcext:value-type="float">
            <text:p>-4.097168</text:p>
          </table:table-cell>
          <table:table-cell office:value-type="float" office:value="1.714508" calcext:value-type="float">
            <text:p>1.714508</text:p>
          </table:table-cell>
          <table:table-cell office:value-type="float" office:value="-1.298126" calcext:value-type="float">
            <text:p>-1.298126</text:p>
          </table:table-cell>
          <table:table-cell office:value-type="float" office:value="-0.1737366" calcext:value-type="float">
            <text:p>-0.1737366</text:p>
          </table:table-cell>
          <table:table-cell office:value-type="float" office:value="-0.8013916" calcext:value-type="float">
            <text:p>-0.8013916</text:p>
          </table:table-cell>
          <table:table-cell office:value-type="float" office:value="-0.4362488" calcext:value-type="float">
            <text:p>-0.4362488</text:p>
          </table:table-cell>
          <table:table-cell office:value-type="float" office:value="-0.558197" calcext:value-type="float">
            <text:p>-0.558197</text:p>
          </table:table-cell>
          <table:table-cell office:value-type="float" office:value="-0.3721924" calcext:value-type="float">
            <text:p>-0.3721924</text:p>
          </table:table-cell>
          <table:table-cell office:value-type="float" office:value="-0.4146423" calcext:value-type="float">
            <text:p>-0.4146423</text:p>
          </table:table-cell>
          <table:table-cell office:value-type="float" office:value="-0.2411499" calcext:value-type="float">
            <text:p>-0.2411499</text:p>
          </table:table-cell>
          <table:table-cell office:value-type="float" office:value="-0.2534485" calcext:value-type="float">
            <text:p>-0.2534485</text:p>
          </table:table-cell>
          <table:table-cell office:value-type="float" office:value="-0.01193237" calcext:value-type="float">
            <text:p>-0.01193237</text:p>
          </table:table-cell>
          <table:table-cell office:value-type="float" office:value="-0.01248169" calcext:value-type="float">
            <text:p>-0.01248169</text:p>
          </table:table-cell>
          <table:table-cell office:value-type="float" office:value="0.51474" calcext:value-type="float">
            <text:p>0.51474</text:p>
          </table:table-cell>
          <table:table-cell office:value-type="float" office:value="0.508728" calcext:value-type="float">
            <text:p>0.508728</text:p>
          </table:table-cell>
          <table:table-cell office:value-type="float" office:value="1.477844" calcext:value-type="float">
            <text:p>1.477844</text:p>
          </table:table-cell>
          <table:table-cell office:value-type="float" office:value="1.459473" calcext:value-type="float">
            <text:p>1.459473</text:p>
          </table:table-cell>
          <table:table-cell office:value-type="float" office:value="2.673737" calcext:value-type="float">
            <text:p>2.673737</text:p>
          </table:table-cell>
          <table:table-cell office:value-type="float" office:value="2.640442" calcext:value-type="float">
            <text:p>2.640442</text:p>
          </table:table-cell>
          <table:table-cell office:value-type="float" office:value="3.68869" calcext:value-type="float">
            <text:p>3.68869</text:p>
          </table:table-cell>
          <table:table-cell office:value-type="float" office:value="3.64502" calcext:value-type="float">
            <text:p>3.64502</text:p>
          </table:table-cell>
          <table:table-cell office:value-type="float" office:value="4.58905" calcext:value-type="float">
            <text:p>4.58905</text:p>
          </table:table-cell>
          <table:table-cell office:value-type="float" office:value="4.537537" calcext:value-type="float">
            <text:p>4.537537</text:p>
          </table:table-cell>
          <table:table-cell office:value-type="float" office:value="5.401672" calcext:value-type="float">
            <text:p>5.401672</text:p>
          </table:table-cell>
          <table:table-cell office:value-type="float" office:value="5.346649" calcext:value-type="float">
            <text:p>5.346649</text:p>
          </table:table-cell>
          <table:table-cell office:value-type="float" office:value="5.947113" calcext:value-type="float">
            <text:p>5.947113</text:p>
          </table:table-cell>
          <table:table-cell office:value-type="float" office:value="5.892181" calcext:value-type="float">
            <text:p>5.892181</text:p>
          </table:table-cell>
          <table:table-cell office:value-type="float" office:value="19.10181" calcext:value-type="float">
            <text:p>19.10181</text:p>
          </table:table-cell>
          <table:table-cell office:value-type="float" office:value="-7.010712" calcext:value-type="float">
            <text:p>-7.010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15.14972" calcext:value-type="float">
            <text:p>15.14972</text:p>
          </table:table-cell>
          <table:table-cell office:value-type="float" office:value="8.24" calcext:value-type="float">
            <text:p>8.24</text:p>
          </table:table-cell>
          <table:table-cell office:value-type="float" office:value="-7.45" calcext:value-type="float">
            <text:p>-7.45</text:p>
          </table:table-cell>
          <table:table-cell office:value-type="float" office:value="0.8777166" calcext:value-type="float">
            <text:p>0.8777166</text:p>
          </table:table-cell>
          <table:table-cell office:value-type="float" office:value="0.31096" calcext:value-type="float">
            <text:p>0.31096</text:p>
          </table:table-cell>
          <table:table-cell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14.85959" calcext:value-type="float">
            <text:p>14.85959</text:p>
          </table:table-cell>
          <table:table-cell office:value-type="float" office:value="-5.332611" calcext:value-type="float">
            <text:p>-5.332611</text:p>
          </table:table-cell>
          <table:table-cell office:value-type="float" office:value="3.185669" calcext:value-type="float">
            <text:p>3.185669</text:p>
          </table:table-cell>
          <table:table-cell office:value-type="float" office:value="-0.9827576" calcext:value-type="float">
            <text:p>-0.9827576</text:p>
          </table:table-cell>
          <table:table-cell office:value-type="float" office:value="0.2122803" calcext:value-type="float">
            <text:p>0.2122803</text:p>
          </table:table-cell>
          <table:table-cell office:value-type="float" office:value="-0.4989014" calcext:value-type="float">
            <text:p>-0.4989014</text:p>
          </table:table-cell>
          <table:table-cell office:value-type="float" office:value="-0.2971191" calcext:value-type="float">
            <text:p>-0.2971191</text:p>
          </table:table-cell>
          <table:table-cell office:value-type="float" office:value="-0.4356384" calcext:value-type="float">
            <text:p>-0.4356384</text:p>
          </table:table-cell>
          <table:table-cell office:value-type="float" office:value="-0.3090515" calcext:value-type="float">
            <text:p>-0.3090515</text:p>
          </table:table-cell>
          <table:table-cell office:value-type="float" office:value="-0.3718567" calcext:value-type="float">
            <text:p>-0.3718567</text:p>
          </table:table-cell>
          <table:table-cell office:value-type="float" office:value="-0.2226868" calcext:value-type="float">
            <text:p>-0.2226868</text:p>
          </table:table-cell>
          <table:table-cell office:value-type="float" office:value="-0.2409668" calcext:value-type="float">
            <text:p>-0.2409668</text:p>
          </table:table-cell>
          <table:table-cell office:value-type="float" office:value="-0.0111084" calcext:value-type="float">
            <text:p>-0.0111084</text:p>
          </table:table-cell>
          <table:table-cell office:value-type="float" office:value="-0.01205444" calcext:value-type="float">
            <text:p>-0.01205444</text:p>
          </table:table-cell>
          <table:table-cell office:value-type="float" office:value="0.508667" calcext:value-type="float">
            <text:p>0.508667</text:p>
          </table:table-cell>
          <table:table-cell office:value-type="float" office:value="0.5031738" calcext:value-type="float">
            <text:p>0.5031738</text:p>
          </table:table-cell>
          <table:table-cell office:value-type="float" office:value="1.459259" calcext:value-type="float">
            <text:p>1.459259</text:p>
          </table:table-cell>
          <table:table-cell office:value-type="float" office:value="1.441467" calcext:value-type="float">
            <text:p>1.441467</text:p>
          </table:table-cell>
          <table:table-cell office:value-type="float" office:value="2.640137" calcext:value-type="float">
            <text:p>2.640137</text:p>
          </table:table-cell>
          <table:table-cell office:value-type="float" office:value="2.607819" calcext:value-type="float">
            <text:p>2.607819</text:p>
          </table:table-cell>
          <table:table-cell office:value-type="float" office:value="3.644531" calcext:value-type="float">
            <text:p>3.644531</text:p>
          </table:table-cell>
          <table:table-cell office:value-type="float" office:value="3.601562" calcext:value-type="float">
            <text:p>3.601562</text:p>
          </table:table-cell>
          <table:table-cell office:value-type="float" office:value="4.536987" calcext:value-type="float">
            <text:p>4.536987</text:p>
          </table:table-cell>
          <table:table-cell office:value-type="float" office:value="4.486816" calcext:value-type="float">
            <text:p>4.486816</text:p>
          </table:table-cell>
          <table:table-cell office:value-type="float" office:value="5.346039" calcext:value-type="float">
            <text:p>5.346039</text:p>
          </table:table-cell>
          <table:table-cell office:value-type="float" office:value="5.291718" calcext:value-type="float">
            <text:p>5.291718</text:p>
          </table:table-cell>
          <table:table-cell office:value-type="float" office:value="5.891602" calcext:value-type="float">
            <text:p>5.891602</text:p>
          </table:table-cell>
          <table:table-cell office:value-type="float" office:value="5.837708" calcext:value-type="float">
            <text:p>5.837708</text:p>
          </table:table-cell>
          <table:table-cell office:value-type="float" office:value="22.0289" calcext:value-type="float">
            <text:p>22.0289</text:p>
          </table:table-cell>
          <table:table-cell office:value-type="float" office:value="-9.426392" calcext:value-type="float">
            <text:p>-9.4263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5.38041" calcext:value-type="float">
            <text:p>15.38041</text:p>
          </table:table-cell>
          <table:table-cell office:value-type="float" office:value="12.28" calcext:value-type="float">
            <text:p>12.28</text:p>
          </table:table-cell>
          <table:table-cell office:value-type="float" office:value="1.62" calcext:value-type="float">
            <text:p>1.62</text:p>
          </table:table-cell>
          <table:table-cell office:value-type="float" office:value="0.9663549" calcext:value-type="float">
            <text:p>0.9663549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375.408" calcext:value-type="float">
            <text:p>375.408</text:p>
          </table:table-cell>
          <table:table-cell office:value-type="float" office:value="0" calcext:value-type="float">
            <text:p>0</text:p>
          </table:table-cell>
          <table:table-cell office:value-type="float" office:value="21.17068" calcext:value-type="float">
            <text:p>21.17068</text:p>
          </table:table-cell>
          <table:table-cell office:value-type="float" office:value="-1.099121" calcext:value-type="float">
            <text:p>-1.099121</text:p>
          </table:table-cell>
          <table:table-cell office:value-type="float" office:value="10.56503" calcext:value-type="float">
            <text:p>10.56503</text:p>
          </table:table-cell>
          <table:table-cell office:value-type="float" office:value="-0.2143555" calcext:value-type="float">
            <text:p>-0.2143555</text:p>
          </table:table-cell>
          <table:table-cell office:value-type="float" office:value="4.136108" calcext:value-type="float">
            <text:p>4.136108</text:p>
          </table:table-cell>
          <table:table-cell office:value-type="float" office:value="-0.2073669" calcext:value-type="float">
            <text:p>-0.2073669</text:p>
          </table:table-cell>
          <table:table-cell office:value-type="float" office:value="0.3279724" calcext:value-type="float">
            <text:p>0.3279724</text:p>
          </table:table-cell>
          <table:table-cell office:value-type="float" office:value="-0.3209839" calcext:value-type="float">
            <text:p>-0.3209839</text:p>
          </table:table-cell>
          <table:table-cell office:value-type="float" office:value="-0.1170044" calcext:value-type="float">
            <text:p>-0.1170044</text:p>
          </table:table-cell>
          <table:table-cell office:value-type="float" office:value="-0.3085632" calcext:value-type="float">
            <text:p>-0.3085632</text:p>
          </table:table-cell>
          <table:table-cell office:value-type="float" office:value="-0.1922302" calcext:value-type="float">
            <text:p>-0.1922302</text:p>
          </table:table-cell>
          <table:table-cell office:value-type="float" office:value="-0.2224426" calcext:value-type="float">
            <text:p>-0.2224426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1126099" calcext:value-type="float">
            <text:p>-0.01126099</text:p>
          </table:table-cell>
          <table:table-cell office:value-type="float" office:value="0.5031128" calcext:value-type="float">
            <text:p>0.5031128</text:p>
          </table:table-cell>
          <table:table-cell office:value-type="float" office:value="0.498291" calcext:value-type="float">
            <text:p>0.498291</text:p>
          </table:table-cell>
          <table:table-cell office:value-type="float" office:value="1.441284" calcext:value-type="float">
            <text:p>1.441284</text:p>
          </table:table-cell>
          <table:table-cell office:value-type="float" office:value="1.424133" calcext:value-type="float">
            <text:p>1.424133</text:p>
          </table:table-cell>
          <table:table-cell office:value-type="float" office:value="2.607513" calcext:value-type="float">
            <text:p>2.607513</text:p>
          </table:table-cell>
          <table:table-cell office:value-type="float" office:value="2.575989" calcext:value-type="float">
            <text:p>2.575989</text:p>
          </table:table-cell>
          <table:table-cell office:value-type="float" office:value="3.601105" calcext:value-type="float">
            <text:p>3.601105</text:p>
          </table:table-cell>
          <table:table-cell office:value-type="float" office:value="3.559814" calcext:value-type="float">
            <text:p>3.559814</text:p>
          </table:table-cell>
          <table:table-cell office:value-type="float" office:value="4.486298" calcext:value-type="float">
            <text:p>4.486298</text:p>
          </table:table-cell>
          <table:table-cell office:value-type="float" office:value="4.437286" calcext:value-type="float">
            <text:p>4.437286</text:p>
          </table:table-cell>
          <table:table-cell office:value-type="float" office:value="5.291138" calcext:value-type="float">
            <text:p>5.291138</text:p>
          </table:table-cell>
          <table:table-cell office:value-type="float" office:value="5.238281" calcext:value-type="float">
            <text:p>5.238281</text:p>
          </table:table-cell>
          <table:table-cell office:value-type="float" office:value="5.837158" calcext:value-type="float">
            <text:p>5.837158</text:p>
          </table:table-cell>
          <table:table-cell office:value-type="float" office:value="5.784119" calcext:value-type="float">
            <text:p>5.784119</text:p>
          </table:table-cell>
          <table:table-cell office:value-type="float" office:value="26.54965" calcext:value-type="float">
            <text:p>26.54965</text:p>
          </table:table-cell>
          <table:table-cell office:value-type="float" office:value="-2.449249" calcext:value-type="float">
            <text:p>-2.449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8.488804" calcext:value-type="float">
            <text:p>8.488804</text:p>
          </table:table-cell>
          <table:table-cell office:value-type="float" office:value="4.31" calcext:value-type="float">
            <text:p>4.31</text:p>
          </table:table-cell>
          <table:table-cell office:value-type="float" office:value="-3.02" calcext:value-type="float">
            <text:p>-3.02</text:p>
          </table:table-cell>
          <table:table-cell office:value-type="float" office:value="0.7312049" calcext:value-type="float">
            <text:p>0.7312049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384.84" calcext:value-type="float">
            <text:p>384.84</text:p>
          </table:table-cell>
          <table:table-cell office:value-type="float" office:value="0" calcext:value-type="float">
            <text:p>0</text:p>
          </table:table-cell>
          <table:table-cell office:value-type="float" office:value="13.48154" calcext:value-type="float">
            <text:p>13.48154</text:p>
          </table:table-cell>
          <table:table-cell office:value-type="float" office:value="-2.810883" calcext:value-type="float">
            <text:p>-2.810883</text:p>
          </table:table-cell>
          <table:table-cell office:value-type="float" office:value="5.562988" calcext:value-type="float">
            <text:p>5.562988</text:p>
          </table:table-cell>
          <table:table-cell office:value-type="float" office:value="-0.4871216" calcext:value-type="float">
            <text:p>-0.4871216</text:p>
          </table:table-cell>
          <table:table-cell office:value-type="float" office:value="2.539368" calcext:value-type="float">
            <text:p>2.539368</text:p>
          </table:table-cell>
          <table:table-cell office:value-type="float" office:value="-0.1209412" calcext:value-type="float">
            <text:p>-0.1209412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1279907" calcext:value-type="float">
            <text:p>-0.1279907</text:p>
          </table:table-cell>
          <table:table-cell office:value-type="float" office:value="-0.09091187" calcext:value-type="float">
            <text:p>-0.09091187</text:p>
          </table:table-cell>
          <table:table-cell office:value-type="float" office:value="-0.1897278" calcext:value-type="float">
            <text:p>-0.1897278</text:p>
          </table:table-cell>
          <table:table-cell office:value-type="float" office:value="-0.1631165" calcext:value-type="float">
            <text:p>-0.1631165</text:p>
          </table:table-cell>
          <table:table-cell office:value-type="float" office:value="-0.1919556" calcext:value-type="float">
            <text:p>-0.1919556</text:p>
          </table:table-cell>
          <table:table-cell office:value-type="float" office:value="-0.007202148" calcext:value-type="float">
            <text:p>-0.007202148</text:p>
          </table:table-cell>
          <table:table-cell office:value-type="float" office:value="-0.009368896" calcext:value-type="float">
            <text:p>-0.009368896</text:p>
          </table:table-cell>
          <table:table-cell office:value-type="float" office:value="0.4982605" calcext:value-type="float">
            <text:p>0.4982605</text:p>
          </table:table-cell>
          <table:table-cell office:value-type="float" office:value="0.4941101" calcext:value-type="float">
            <text:p>0.4941101</text:p>
          </table:table-cell>
          <table:table-cell office:value-type="float" office:value="1.42395" calcext:value-type="float">
            <text:p>1.42395</text:p>
          </table:table-cell>
          <table:table-cell office:value-type="float" office:value="1.407288" calcext:value-type="float">
            <text:p>1.407288</text:p>
          </table:table-cell>
          <table:table-cell office:value-type="float" office:value="2.575684" calcext:value-type="float">
            <text:p>2.575684</text:p>
          </table:table-cell>
          <table:table-cell office:value-type="float" office:value="2.54538" calcext:value-type="float">
            <text:p>2.54538</text:p>
          </table:table-cell>
          <table:table-cell office:value-type="float" office:value="3.559387" calcext:value-type="float">
            <text:p>3.559387</text:p>
          </table:table-cell>
          <table:table-cell office:value-type="float" office:value="3.518524" calcext:value-type="float">
            <text:p>3.518524</text:p>
          </table:table-cell>
          <table:table-cell office:value-type="float" office:value="4.436829" calcext:value-type="float">
            <text:p>4.436829</text:p>
          </table:table-cell>
          <table:table-cell office:value-type="float" office:value="4.38913" calcext:value-type="float">
            <text:p>4.38913</text:p>
          </table:table-cell>
          <table:table-cell office:value-type="float" office:value="5.237732" calcext:value-type="float">
            <text:p>5.237732</text:p>
          </table:table-cell>
          <table:table-cell office:value-type="float" office:value="5.185974" calcext:value-type="float">
            <text:p>5.185974</text:p>
          </table:table-cell>
          <table:table-cell office:value-type="float" office:value="5.7836" calcext:value-type="float">
            <text:p>5.7836</text:p>
          </table:table-cell>
          <table:table-cell office:value-type="float" office:value="5.731598" calcext:value-type="float">
            <text:p>5.731598</text:p>
          </table:table-cell>
          <table:table-cell office:value-type="float" office:value="18.44171" calcext:value-type="float">
            <text:p>18.44171</text:p>
          </table:table-cell>
          <table:table-cell office:value-type="float" office:value="-5.875854" calcext:value-type="float">
            <text:p>-5.875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8.01828" calcext:value-type="float">
            <text:p>8.01828</text:p>
          </table:table-cell>
          <table:table-cell office:value-type="float" office:value="-3.48" calcext:value-type="float">
            <text:p>-3.48</text:p>
          </table:table-cell>
          <table:table-cell office:value-type="float" office:value="-6.78" calcext:value-type="float">
            <text:p>-6.78</text:p>
          </table:table-cell>
          <table:table-cell office:value-type="float" office:value="0.4184879" calcext:value-type="float">
            <text:p>0.4184879</text:p>
          </table:table-cell>
          <table:table-cell office:value-type="float" office:value="0.3271461" calcext:value-type="float">
            <text:p>0.3271461</text:p>
          </table:table-cell>
          <table:table-cell office:value-type="float" office:value="536.04" calcext:value-type="float">
            <text:p>536.04</text:p>
          </table:table-cell>
          <table:table-cell office:value-type="float" office:value="0" calcext:value-type="float">
            <text:p>0</text:p>
          </table:table-cell>
          <table:table-cell office:value-type="float" office:value="5.468414" calcext:value-type="float">
            <text:p>5.468414</text:p>
          </table:table-cell>
          <table:table-cell office:value-type="float" office:value="-5.244476" calcext:value-type="float">
            <text:p>-5.244476</text:p>
          </table:table-cell>
          <table:table-cell office:value-type="float" office:value="0.5352173" calcext:value-type="float">
            <text:p>0.5352173</text:p>
          </table:table-cell>
          <table:table-cell office:value-type="float" office:value="-1.100464" calcext:value-type="float">
            <text:p>-1.100464</text:p>
          </table:table-cell>
          <table:table-cell office:value-type="float" office:value="-0.004852295" calcext:value-type="float">
            <text:p>-0.004852295</text:p>
          </table:table-cell>
          <table:table-cell office:value-type="float" office:value="-0.2360229" calcext:value-type="float">
            <text:p>-0.2360229</text:p>
          </table:table-cell>
          <table:table-cell office:value-type="float" office:value="-0.08398438" calcext:value-type="float">
            <text:p>-0.08398438</text:p>
          </table:table-cell>
          <table:table-cell office:value-type="float" office:value="-0.1143799" calcext:value-type="float">
            <text:p>-0.1143799</text:p>
          </table:table-cell>
          <table:table-cell office:value-type="float" office:value="-0.1209717" calcext:value-type="float">
            <text:p>-0.1209717</text:p>
          </table:table-cell>
          <table:table-cell office:value-type="float" office:value="-0.1349792" calcext:value-type="float">
            <text:p>-0.1349792</text:p>
          </table:table-cell>
          <table:table-cell office:value-type="float" office:value="-0.1410522" calcext:value-type="float">
            <text:p>-0.1410522</text:p>
          </table:table-cell>
          <table:table-cell office:value-type="float" office:value="-0.1628723" calcext:value-type="float">
            <text:p>-0.1628723</text:p>
          </table:table-cell>
          <table:table-cell office:value-type="float" office:value="-0.005584717" calcext:value-type="float">
            <text:p>-0.005584717</text:p>
          </table:table-cell>
          <table:table-cell office:value-type="float" office:value="-0.007232666" calcext:value-type="float">
            <text:p>-0.007232666</text:p>
          </table:table-cell>
          <table:table-cell office:value-type="float" office:value="0.4940491" calcext:value-type="float">
            <text:p>0.4940491</text:p>
          </table:table-cell>
          <table:table-cell office:value-type="float" office:value="0.4897461" calcext:value-type="float">
            <text:p>0.4897461</text:p>
          </table:table-cell>
          <table:table-cell office:value-type="float" office:value="1.407135" calcext:value-type="float">
            <text:p>1.407135</text:p>
          </table:table-cell>
          <table:table-cell office:value-type="float" office:value="1.391266" calcext:value-type="float">
            <text:p>1.391266</text:p>
          </table:table-cell>
          <table:table-cell office:value-type="float" office:value="2.545044" calcext:value-type="float">
            <text:p>2.545044</text:p>
          </table:table-cell>
          <table:table-cell office:value-type="float" office:value="2.515259" calcext:value-type="float">
            <text:p>2.515259</text:p>
          </table:table-cell>
          <table:table-cell office:value-type="float" office:value="3.518097" calcext:value-type="float">
            <text:p>3.518097</text:p>
          </table:table-cell>
          <table:table-cell office:value-type="float" office:value="3.47876" calcext:value-type="float">
            <text:p>3.47876</text:p>
          </table:table-cell>
          <table:table-cell office:value-type="float" office:value="4.388611" calcext:value-type="float">
            <text:p>4.388611</text:p>
          </table:table-cell>
          <table:table-cell office:value-type="float" office:value="4.341644" calcext:value-type="float">
            <text:p>4.341644</text:p>
          </table:table-cell>
          <table:table-cell office:value-type="float" office:value="5.185425" calcext:value-type="float">
            <text:p>5.185425</text:p>
          </table:table-cell>
          <table:table-cell office:value-type="float" office:value="5.13446" calcext:value-type="float">
            <text:p>5.13446</text:p>
          </table:table-cell>
          <table:table-cell office:value-type="float" office:value="5.731079" calcext:value-type="float">
            <text:p>5.731079</text:p>
          </table:table-cell>
          <table:table-cell office:value-type="float" office:value="5.679993" calcext:value-type="float">
            <text:p>5.679993</text:p>
          </table:table-cell>
          <table:table-cell office:value-type="float" office:value="7.460602" calcext:value-type="float">
            <text:p>7.460602</text:p>
          </table:table-cell>
          <table:table-cell office:value-type="float" office:value="-9.682953" calcext:value-type="float">
            <text:p>-9.6829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7.53084" calcext:value-type="float">
            <text:p>7.53084</text:p>
          </table:table-cell>
          <table:table-cell office:value-type="float" office:value="-7.38" calcext:value-type="float">
            <text:p>-7.38</text:p>
          </table:table-cell>
          <table:table-cell office:value-type="float" office:value="-16.17" calcext:value-type="float">
            <text:p>-16.17</text:p>
          </table:table-cell>
          <table:table-cell office:value-type="float" office:value="0.3126168" calcext:value-type="float">
            <text:p>0.3126168</text:p>
          </table:table-cell>
          <table:table-cell office:value-type="float" office:value="0.1568261" calcext:value-type="float">
            <text:p>0.1568261</text:p>
          </table:table-cell>
          <table:table-cell office:value-type="float" office:value="547.704" calcext:value-type="float">
            <text:p>547.704</text:p>
          </table:table-cell>
          <table:table-cell office:value-type="float" office:value="0" calcext:value-type="float">
            <text:p>0</text:p>
          </table:table-cell>
          <table:table-cell office:value-type="float" office:value="-0.2450562" calcext:value-type="float">
            <text:p>-0.2450562</text:p>
          </table:table-cell>
          <table:table-cell office:value-type="float" office:value="-10.93286" calcext:value-type="float">
            <text:p>-10.93286</text:p>
          </table:table-cell>
          <table:table-cell office:value-type="float" office:value="-1.106812" calcext:value-type="float">
            <text:p>-1.106812</text:p>
          </table:table-cell>
          <table:table-cell office:value-type="float" office:value="-4.391632" calcext:value-type="float">
            <text:p>-4.391632</text:p>
          </table:table-cell>
          <table:table-cell office:value-type="float" office:value="-0.2408447" calcext:value-type="float">
            <text:p>-0.2408447</text:p>
          </table:table-cell>
          <table:table-cell office:value-type="float" office:value="-1.059723" calcext:value-type="float">
            <text:p>-1.059723</text:p>
          </table:table-cell>
          <table:table-cell office:value-type="float" office:value="-0.1150513" calcext:value-type="float">
            <text:p>-0.1150513</text:p>
          </table:table-cell>
          <table:table-cell office:value-type="float" office:value="-0.2485046" calcext:value-type="float">
            <text:p>-0.2485046</text:p>
          </table:table-cell>
          <table:table-cell office:value-type="float" office:value="-0.122345" calcext:value-type="float">
            <text:p>-0.122345</text:p>
          </table:table-cell>
          <table:table-cell office:value-type="float" office:value="-0.1513062" calcext:value-type="float">
            <text:p>-0.1513062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-0.1408997" calcext:value-type="float">
            <text:p>-0.1408997</text:p>
          </table:table-cell>
          <table:table-cell office:value-type="float" office:value="0.08358765" calcext:value-type="float">
            <text:p>0.08358765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4934387" calcext:value-type="float">
            <text:p>0.4934387</text:p>
          </table:table-cell>
          <table:table-cell office:value-type="float" office:value="0.4861145" calcext:value-type="float">
            <text:p>0.4861145</text:p>
          </table:table-cell>
          <table:table-cell office:value-type="float" office:value="1.391113" calcext:value-type="float">
            <text:p>1.391113</text:p>
          </table:table-cell>
          <table:table-cell office:value-type="float" office:value="1.376068" calcext:value-type="float">
            <text:p>1.376068</text:p>
          </table:table-cell>
          <table:table-cell office:value-type="float" office:value="2.514923" calcext:value-type="float">
            <text:p>2.514923</text:p>
          </table:table-cell>
          <table:table-cell office:value-type="float" office:value="2.486725" calcext:value-type="float">
            <text:p>2.486725</text:p>
          </table:table-cell>
          <table:table-cell office:value-type="float" office:value="3.478363" calcext:value-type="float">
            <text:p>3.478363</text:p>
          </table:table-cell>
          <table:table-cell office:value-type="float" office:value="3.440643" calcext:value-type="float">
            <text:p>3.440643</text:p>
          </table:table-cell>
          <table:table-cell office:value-type="float" office:value="4.341187" calcext:value-type="float">
            <text:p>4.341187</text:p>
          </table:table-cell>
          <table:table-cell office:value-type="float" office:value="4.295441" calcext:value-type="float">
            <text:p>4.295441</text:p>
          </table:table-cell>
          <table:table-cell office:value-type="float" office:value="5.133942" calcext:value-type="float">
            <text:p>5.133942</text:p>
          </table:table-cell>
          <table:table-cell office:value-type="float" office:value="5.083832" calcext:value-type="float">
            <text:p>5.083832</text:p>
          </table:table-cell>
          <table:table-cell office:value-type="float" office:value="5.679474" calcext:value-type="float">
            <text:p>5.679474</text:p>
          </table:table-cell>
          <table:table-cell office:value-type="float" office:value="5.629639" calcext:value-type="float">
            <text:p>5.629639</text:p>
          </table:table-cell>
          <table:table-cell office:value-type="float" office:value="0.01742554" calcext:value-type="float">
            <text:p>0.01742554</text:p>
          </table:table-cell>
          <table:table-cell office:value-type="float" office:value="-17.72163" calcext:value-type="float">
            <text:p>-17.72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16.25657" calcext:value-type="float">
            <text:p>16.25657</text:p>
          </table:table-cell>
          <table:table-cell office:value-type="float" office:value="-12.84" calcext:value-type="float">
            <text:p>-12.84</text:p>
          </table:table-cell>
          <table:table-cell office:value-type="float" office:value="-20.08" calcext:value-type="float">
            <text:p>-20.08</text:p>
          </table:table-cell>
          <table:table-cell office:value-type="float" office:value="0.2047847" calcext:value-type="float">
            <text:p>0.2047847</text:p>
          </table:table-cell>
          <table:table-cell office:value-type="float" office:value="0.1136226" calcext:value-type="float">
            <text:p>0.1136226</text:p>
          </table:table-cell>
          <table:table-cell office:value-type="float" office:value="392.148" calcext:value-type="float">
            <text:p>392.148</text:p>
          </table:table-cell>
          <table:table-cell office:value-type="float" office:value="0" calcext:value-type="float">
            <text:p>0</text:p>
          </table:table-cell>
          <table:table-cell office:value-type="float" office:value="8.589569" calcext:value-type="float">
            <text:p>8.589569</text:p>
          </table:table-cell>
          <table:table-cell office:value-type="float" office:value="-13.93982" calcext:value-type="float">
            <text:p>-13.93982</text:p>
          </table:table-cell>
          <table:table-cell office:value-type="float" office:value="0.1019897" calcext:value-type="float">
            <text:p>0.1019897</text:p>
          </table:table-cell>
          <table:table-cell office:value-type="float" office:value="-5.935333" calcext:value-type="float">
            <text:p>-5.935333</text:p>
          </table:table-cell>
          <table:table-cell office:value-type="float" office:value="-0.9756165" calcext:value-type="float">
            <text:p>-0.9756165</text:p>
          </table:table-cell>
          <table:table-cell office:value-type="float" office:value="-2.29541" calcext:value-type="float">
            <text:p>-2.29541</text:p>
          </table:table-cell>
          <table:table-cell office:value-type="float" office:value="-0.2532349" calcext:value-type="float">
            <text:p>-0.2532349</text:p>
          </table:table-cell>
          <table:table-cell office:value-type="float" office:value="-0.6004639" calcext:value-type="float">
            <text:p>-0.6004639</text:p>
          </table:table-cell>
          <table:table-cell office:value-type="float" office:value="-0.1524353" calcext:value-type="float">
            <text:p>-0.1524353</text:p>
          </table:table-cell>
          <table:table-cell office:value-type="float" office:value="-0.2666016" calcext:value-type="float">
            <text:p>-0.2666016</text:p>
          </table:table-cell>
          <table:table-cell office:value-type="float" office:value="-0.113739" calcext:value-type="float">
            <text:p>-0.113739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1322937" calcext:value-type="float">
            <text:p>0.1322937</text:p>
          </table:table-cell>
          <table:table-cell office:value-type="float" office:value="0.08630371" calcext:value-type="float">
            <text:p>0.08630371</text:p>
          </table:table-cell>
          <table:table-cell office:value-type="float" office:value="0.5533142" calcext:value-type="float">
            <text:p>0.5533142</text:p>
          </table:table-cell>
          <table:table-cell office:value-type="float" office:value="0.4942932" calcext:value-type="float">
            <text:p>0.4942932</text:p>
          </table:table-cell>
          <table:table-cell office:value-type="float" office:value="1.376404" calcext:value-type="float">
            <text:p>1.376404</text:p>
          </table:table-cell>
          <table:table-cell office:value-type="float" office:value="1.374023" calcext:value-type="float">
            <text:p>1.374023</text:p>
          </table:table-cell>
          <table:table-cell office:value-type="float" office:value="2.486389" calcext:value-type="float">
            <text:p>2.486389</text:p>
          </table:table-cell>
          <table:table-cell office:value-type="float" office:value="2.459717" calcext:value-type="float">
            <text:p>2.459717</text:p>
          </table:table-cell>
          <table:table-cell office:value-type="float" office:value="3.440216" calcext:value-type="float">
            <text:p>3.440216</text:p>
          </table:table-cell>
          <table:table-cell office:value-type="float" office:value="3.4021" calcext:value-type="float">
            <text:p>3.4021</text:p>
          </table:table-cell>
          <table:table-cell office:value-type="float" office:value="4.294952" calcext:value-type="float">
            <text:p>4.294952</text:p>
          </table:table-cell>
          <table:table-cell office:value-type="float" office:value="4.250183" calcext:value-type="float">
            <text:p>4.250183</text:p>
          </table:table-cell>
          <table:table-cell office:value-type="float" office:value="5.083344" calcext:value-type="float">
            <text:p>5.083344</text:p>
          </table:table-cell>
          <table:table-cell office:value-type="float" office:value="5.034607" calcext:value-type="float">
            <text:p>5.034607</text:p>
          </table:table-cell>
          <table:table-cell office:value-type="float" office:value="5.629089" calcext:value-type="float">
            <text:p>5.629089</text:p>
          </table:table-cell>
          <table:table-cell office:value-type="float" office:value="5.580322" calcext:value-type="float">
            <text:p>5.580322</text:p>
          </table:table-cell>
          <table:table-cell office:value-type="float" office:value="9.54483" calcext:value-type="float">
            <text:p>9.54483</text:p>
          </table:table-cell>
          <table:table-cell office:value-type="float" office:value="-20.05501" calcext:value-type="float">
            <text:p>-20.05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4.46336" calcext:value-type="float">
            <text:p>14.46336</text:p>
          </table:table-cell>
          <table:table-cell office:value-type="float" office:value="-8.86" calcext:value-type="float">
            <text:p>-8.86</text:p>
          </table:table-cell>
          <table:table-cell office:value-type="float" office:value="-21.32" calcext:value-type="float">
            <text:p>-21.32</text:p>
          </table:table-cell>
          <table:table-cell office:value-type="float" office:value="0.2792316" calcext:value-type="float">
            <text:p>0.2792316</text:p>
          </table:table-cell>
          <table:table-cell office:value-type="float" office:value="0.1023698" calcext:value-type="float">
            <text:p>0.1023698</text:p>
          </table:table-cell>
          <table:table-cell office:value-type="float" office:value="288.216" calcext:value-type="float">
            <text:p>288.216</text:p>
          </table:table-cell>
          <table:table-cell office:value-type="float" office:value="0" calcext:value-type="float">
            <text:p>0</text:p>
          </table:table-cell>
          <table:table-cell office:value-type="float" office:value="10.37189" calcext:value-type="float">
            <text:p>10.37189</text:p>
          </table:table-cell>
          <table:table-cell office:value-type="float" office:value="-15.45572" calcext:value-type="float">
            <text:p>-15.45572</text:p>
          </table:table-cell>
          <table:table-cell office:value-type="float" office:value="-0.1625671" calcext:value-type="float">
            <text:p>-0.1625671</text:p>
          </table:table-cell>
          <table:table-cell office:value-type="float" office:value="-7.845642" calcext:value-type="float">
            <text:p>-7.845642</text:p>
          </table:table-cell>
          <table:table-cell office:value-type="float" office:value="-1.484833" calcext:value-type="float">
            <text:p>-1.484833</text:p>
          </table:table-cell>
          <table:table-cell office:value-type="float" office:value="-4.268463" calcext:value-type="float">
            <text:p>-4.268463</text:p>
          </table:table-cell>
          <table:table-cell office:value-type="float" office:value="-0.614563" calcext:value-type="float">
            <text:p>-0.614563</text:p>
          </table:table-cell>
          <table:table-cell office:value-type="float" office:value="-1.349396" calcext:value-type="float">
            <text:p>-1.349396</text:p>
          </table:table-cell>
          <table:table-cell office:value-type="float" office:value="-0.2704163" calcext:value-type="float">
            <text:p>-0.2704163</text:p>
          </table:table-cell>
          <table:table-cell office:value-type="float" office:value="-0.6024475" calcext:value-type="float">
            <text:p>-0.6024475</text:p>
          </table:table-cell>
          <table:table-cell office:value-type="float" office:value="-0.1151428" calcext:value-type="float">
            <text:p>-0.1151428</text:p>
          </table:table-cell>
          <table:table-cell office:value-type="float" office:value="-0.1465759" calcext:value-type="float">
            <text:p>-0.1465759</text:p>
          </table:table-cell>
          <table:table-cell office:value-type="float" office:value="0.1326294" calcext:value-type="float">
            <text:p>0.1326294</text:p>
          </table:table-cell>
          <table:table-cell office:value-type="float" office:value="0.1192322" calcext:value-type="float">
            <text:p>0.1192322</text:p>
          </table:table-cell>
          <table:table-cell office:value-type="float" office:value="0.5658569" calcext:value-type="float">
            <text:p>0.5658569</text:p>
          </table:table-cell>
          <table:table-cell office:value-type="float" office:value="0.5536804" calcext:value-type="float">
            <text:p>0.5536804</text:p>
          </table:table-cell>
          <table:table-cell office:value-type="float" office:value="1.380615" calcext:value-type="float">
            <text:p>1.380615</text:p>
          </table:table-cell>
          <table:table-cell office:value-type="float" office:value="1.376465" calcext:value-type="float">
            <text:p>1.376465</text:p>
          </table:table-cell>
          <table:table-cell office:value-type="float" office:value="2.459473" calcext:value-type="float">
            <text:p>2.459473</text:p>
          </table:table-cell>
          <table:table-cell office:value-type="float" office:value="2.4375" calcext:value-type="float">
            <text:p>2.4375</text:p>
          </table:table-cell>
          <table:table-cell office:value-type="float" office:value="3.401672" calcext:value-type="float">
            <text:p>3.401672</text:p>
          </table:table-cell>
          <table:table-cell office:value-type="float" office:value="3.366272" calcext:value-type="float">
            <text:p>3.366272</text:p>
          </table:table-cell>
          <table:table-cell office:value-type="float" office:value="4.249725" calcext:value-type="float">
            <text:p>4.249725</text:p>
          </table:table-cell>
          <table:table-cell office:value-type="float" office:value="4.205963" calcext:value-type="float">
            <text:p>4.205963</text:p>
          </table:table-cell>
          <table:table-cell office:value-type="float" office:value="5.034119" calcext:value-type="float">
            <text:p>5.034119</text:p>
          </table:table-cell>
          <table:table-cell office:value-type="float" office:value="4.986481" calcext:value-type="float">
            <text:p>4.986481</text:p>
          </table:table-cell>
          <table:table-cell office:value-type="float" office:value="5.579803" calcext:value-type="float">
            <text:p>5.579803</text:p>
          </table:table-cell>
          <table:table-cell office:value-type="float" office:value="5.532288" calcext:value-type="float">
            <text:p>5.532288</text:p>
          </table:table-cell>
          <table:table-cell office:value-type="float" office:value="14.96472" calcext:value-type="float">
            <text:p>14.96472</text:p>
          </table:table-cell>
          <table:table-cell office:value-type="float" office:value="-21.33992" calcext:value-type="float">
            <text:p>-21.33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6.38537" calcext:value-type="float">
            <text:p>16.38537</text:p>
          </table:table-cell>
          <table:table-cell office:value-type="float" office:value="-3.16" calcext:value-type="float">
            <text:p>-3.16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4284637" calcext:value-type="float">
            <text:p>0.4284637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198.576" calcext:value-type="float">
            <text:p>198.576</text:p>
          </table:table-cell>
          <table:table-cell office:value-type="float" office:value="0" calcext:value-type="float">
            <text:p>0</text:p>
          </table:table-cell>
          <table:table-cell office:value-type="float" office:value="14.00885" calcext:value-type="float">
            <text:p>14.00885</text:p>
          </table:table-cell>
          <table:table-cell office:value-type="float" office:value="-12.97186" calcext:value-type="float">
            <text:p>-12.97186</text:p>
          </table:table-cell>
          <table:table-cell office:value-type="float" office:value="0.7452393" calcext:value-type="float">
            <text:p>0.7452393</text:p>
          </table:table-cell>
          <table:table-cell office:value-type="float" office:value="-6.927032" calcext:value-type="float">
            <text:p>-6.927032</text:p>
          </table:table-cell>
          <table:table-cell office:value-type="float" office:value="-1.208527" calcext:value-type="float">
            <text:p>-1.208527</text:p>
          </table:table-cell>
          <table:table-cell office:value-type="float" office:value="-3.873138" calcext:value-type="float">
            <text:p>-3.873138</text:p>
          </table:table-cell>
          <table:table-cell office:value-type="float" office:value="-1.107513" calcext:value-type="float">
            <text:p>-1.107513</text:p>
          </table:table-cell>
          <table:table-cell office:value-type="float" office:value="-1.781403" calcext:value-type="float">
            <text:p>-1.781403</text:p>
          </table:table-cell>
          <table:table-cell office:value-type="float" office:value="-0.6068115" calcext:value-type="float">
            <text:p>-0.6068115</text:p>
          </table:table-cell>
          <table:table-cell office:value-type="float" office:value="-0.9047546" calcext:value-type="float">
            <text:p>-0.9047546</text:p>
          </table:table-cell>
          <table:table-cell office:value-type="float" office:value="-0.1470337" calcext:value-type="float">
            <text:p>-0.1470337</text:p>
          </table:table-cell>
          <table:table-cell office:value-type="float" office:value="-0.193512" calcext:value-type="float">
            <text:p>-0.193512</text:p>
          </table:table-cell>
          <table:table-cell office:value-type="float" office:value="0.1189575" calcext:value-type="float">
            <text:p>0.1189575</text:p>
          </table:table-cell>
          <table:table-cell office:value-type="float" office:value="0.08285522" calcext:value-type="float">
            <text:p>0.08285522</text:p>
          </table:table-cell>
          <table:table-cell office:value-type="float" office:value="0.5657959" calcext:value-type="float">
            <text:p>0.5657959</text:p>
          </table:table-cell>
          <table:table-cell office:value-type="float" office:value="0.5506592" calcext:value-type="float">
            <text:p>0.5506592</text:p>
          </table:table-cell>
          <table:table-cell office:value-type="float" office:value="1.380676" calcext:value-type="float">
            <text:p>1.380676</text:p>
          </table:table-cell>
          <table:table-cell office:value-type="float" office:value="1.375824" calcext:value-type="float">
            <text:p>1.375824</text:p>
          </table:table-cell>
          <table:table-cell office:value-type="float" office:value="2.437286" calcext:value-type="float">
            <text:p>2.437286</text:p>
          </table:table-cell>
          <table:table-cell office:value-type="float" office:value="2.416718" calcext:value-type="float">
            <text:p>2.416718</text:p>
          </table:table-cell>
          <table:table-cell office:value-type="float" office:value="3.365936" calcext:value-type="float">
            <text:p>3.365936</text:p>
          </table:table-cell>
          <table:table-cell office:value-type="float" office:value="3.332245" calcext:value-type="float">
            <text:p>3.332245</text:p>
          </table:table-cell>
          <table:table-cell office:value-type="float" office:value="4.205505" calcext:value-type="float">
            <text:p>4.205505</text:p>
          </table:table-cell>
          <table:table-cell office:value-type="float" office:value="4.163086" calcext:value-type="float">
            <text:p>4.163086</text:p>
          </table:table-cell>
          <table:table-cell office:value-type="float" office:value="4.985962" calcext:value-type="float">
            <text:p>4.985962</text:p>
          </table:table-cell>
          <table:table-cell office:value-type="float" office:value="4.939209" calcext:value-type="float">
            <text:p>4.939209</text:p>
          </table:table-cell>
          <table:table-cell office:value-type="float" office:value="5.531769" calcext:value-type="float">
            <text:p>5.531769</text:p>
          </table:table-cell>
          <table:table-cell office:value-type="float" office:value="5.485291" calcext:value-type="float">
            <text:p>5.485291</text:p>
          </table:table-cell>
          <table:table-cell office:value-type="float" office:value="20.83026" calcext:value-type="float">
            <text:p>20.83026</text:p>
          </table:table-cell>
          <table:table-cell office:value-type="float" office:value="-17.91855" calcext:value-type="float">
            <text:p>-17.918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12.7152" calcext:value-type="float">
            <text:p>12.7152</text:p>
          </table:table-cell>
          <table:table-cell office:value-type="float" office:value="0.71" calcext:value-type="float">
            <text:p>0.71</text:p>
          </table:table-cell>
          <table:table-cell office:value-type="float" office:value="-11.49" calcext:value-type="float">
            <text:p>-11.49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0.2277379" calcext:value-type="float">
            <text:p>0.2277379</text:p>
          </table:table-cell>
          <table:table-cell office:value-type="float" office:value="94.356" calcext:value-type="float">
            <text:p>94.356</text:p>
          </table:table-cell>
          <table:table-cell office:value-type="float" office:value="0" calcext:value-type="float">
            <text:p>0</text:p>
          </table:table-cell>
          <table:table-cell office:value-type="float" office:value="10.66104" calcext:value-type="float">
            <text:p>10.66104</text:p>
          </table:table-cell>
          <table:table-cell office:value-type="float" office:value="-9.639282" calcext:value-type="float">
            <text:p>-9.639282</text:p>
          </table:table-cell>
          <table:table-cell office:value-type="float" office:value="0.5456238" calcext:value-type="float">
            <text:p>0.5456238</text:p>
          </table:table-cell>
          <table:table-cell office:value-type="float" office:value="-4.478302" calcext:value-type="float">
            <text:p>-4.478302</text:p>
          </table:table-cell>
          <table:table-cell office:value-type="float" office:value="-0.9192505" calcext:value-type="float">
            <text:p>-0.9192505</text:p>
          </table:table-cell>
          <table:table-cell office:value-type="float" office:value="-2.311371" calcext:value-type="float">
            <text:p>-2.311371</text:p>
          </table:table-cell>
          <table:table-cell office:value-type="float" office:value="-0.8934937" calcext:value-type="float">
            <text:p>-0.8934937</text:p>
          </table:table-cell>
          <table:table-cell office:value-type="float" office:value="-1.278656" calcext:value-type="float">
            <text:p>-1.278656</text:p>
          </table:table-cell>
          <table:table-cell office:value-type="float" office:value="-0.6448364" calcext:value-type="float">
            <text:p>-0.6448364</text:p>
          </table:table-cell>
          <table:table-cell office:value-type="float" office:value="-0.7854309" calcext:value-type="float">
            <text:p>-0.7854309</text:p>
          </table:table-cell>
          <table:table-cell office:value-type="float" office:value="-0.1937256" calcext:value-type="float">
            <text:p>-0.1937256</text:p>
          </table:table-cell>
          <table:table-cell office:value-type="float" office:value="-0.2211914" calcext:value-type="float">
            <text:p>-0.2211914</text:p>
          </table:table-cell>
          <table:table-cell office:value-type="float" office:value="0.08261108" calcext:value-type="float">
            <text:p>0.08261108</text:p>
          </table:table-cell>
          <table:table-cell office:value-type="float" office:value="0.05654907" calcext:value-type="float">
            <text:p>0.05654907</text:p>
          </table:table-cell>
          <table:table-cell office:value-type="float" office:value="0.5504761" calcext:value-type="float">
            <text:p>0.5504761</text:p>
          </table:table-cell>
          <table:table-cell office:value-type="float" office:value="0.5298767" calcext:value-type="float">
            <text:p>0.5298767</text:p>
          </table:table-cell>
          <table:table-cell office:value-type="float" office:value="1.375732" calcext:value-type="float">
            <text:p>1.375732</text:p>
          </table:table-cell>
          <table:table-cell office:value-type="float" office:value="1.36261" calcext:value-type="float">
            <text:p>1.36261</text:p>
          </table:table-cell>
          <table:table-cell office:value-type="float" office:value="2.416504" calcext:value-type="float">
            <text:p>2.416504</text:p>
          </table:table-cell>
          <table:table-cell office:value-type="float" office:value="2.395782" calcext:value-type="float">
            <text:p>2.395782</text:p>
          </table:table-cell>
          <table:table-cell office:value-type="float" office:value="3.331909" calcext:value-type="float">
            <text:p>3.331909</text:p>
          </table:table-cell>
          <table:table-cell office:value-type="float" office:value="3.299591" calcext:value-type="float">
            <text:p>3.299591</text:p>
          </table:table-cell>
          <table:table-cell office:value-type="float" office:value="4.162628" calcext:value-type="float">
            <text:p>4.162628</text:p>
          </table:table-cell>
          <table:table-cell office:value-type="float" office:value="4.121796" calcext:value-type="float">
            <text:p>4.121796</text:p>
          </table:table-cell>
          <table:table-cell office:value-type="float" office:value="4.938721" calcext:value-type="float">
            <text:p>4.938721</text:p>
          </table:table-cell>
          <table:table-cell office:value-type="float" office:value="4.893494" calcext:value-type="float">
            <text:p>4.893494</text:p>
          </table:table-cell>
          <table:table-cell office:value-type="float" office:value="5.484802" calcext:value-type="float">
            <text:p>5.484802</text:p>
          </table:table-cell>
          <table:table-cell office:value-type="float" office:value="5.439545" calcext:value-type="float">
            <text:p>5.439545</text:p>
          </table:table-cell>
          <table:table-cell office:value-type="float" office:value="15.67447" calcext:value-type="float">
            <text:p>15.67447</text:p>
          </table:table-cell>
          <table:table-cell office:value-type="float" office:value="-14.69104" calcext:value-type="float">
            <text:p>-14.69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2.0654" calcext:value-type="float">
            <text:p>12.0654</text:p>
          </table:table-cell>
          <table:table-cell office:value-type="float" office:value="2.21" calcext:value-type="float">
            <text:p>2.21</text:p>
          </table:table-cell>
          <table:table-cell office:value-type="float" office:value="-7.94" calcext:value-type="float">
            <text:p>-7.94</text:p>
          </table:table-cell>
          <table:table-cell office:value-type="float" office:value="0.6310377" calcext:value-type="float">
            <text:p>0.6310377</text:p>
          </table:table-cell>
          <table:table-cell office:value-type="float" office:value="0.2995836" calcext:value-type="float">
            <text:p>0.2995836</text:p>
          </table:table-cell>
          <table:table-cell office:value-type="float" office:value="137.196" calcext:value-type="float">
            <text:p>137.196</text:p>
          </table:table-cell>
          <table:table-cell office:value-type="float" office:value="0" calcext:value-type="float">
            <text:p>0</text:p>
          </table:table-cell>
          <table:table-cell office:value-type="float" office:value="13.76587" calcext:value-type="float">
            <text:p>13.76587</text:p>
          </table:table-cell>
          <table:table-cell office:value-type="float" office:value="-7.197601" calcext:value-type="float">
            <text:p>-7.197601</text:p>
          </table:table-cell>
          <table:table-cell office:value-type="float" office:value="0.993866" calcext:value-type="float">
            <text:p>0.993866</text:p>
          </table:table-cell>
          <table:table-cell office:value-type="float" office:value="-2.779663" calcext:value-type="float">
            <text:p>-2.779663</text:p>
          </table:table-cell>
          <table:table-cell office:value-type="float" office:value="-0.615448" calcext:value-type="float">
            <text:p>-0.615448</text:p>
          </table:table-cell>
          <table:table-cell office:value-type="float" office:value="-1.428772" calcext:value-type="float">
            <text:p>-1.428772</text:p>
          </table:table-cell>
          <table:table-cell office:value-type="float" office:value="-0.6818542" calcext:value-type="float">
            <text:p>-0.6818542</text:p>
          </table:table-cell>
          <table:table-cell office:value-type="float" office:value="-0.921814" calcext:value-type="float">
            <text:p>-0.921814</text:p>
          </table:table-cell>
          <table:table-cell office:value-type="float" office:value="-0.522583" calcext:value-type="float">
            <text:p>-0.522583</text:p>
          </table:table-cell>
          <table:table-cell office:value-type="float" office:value="-0.6433411" calcext:value-type="float">
            <text:p>-0.6433411</text:p>
          </table:table-cell>
          <table:table-cell office:value-type="float" office:value="-0.221344" calcext:value-type="float">
            <text:p>-0.221344</text:p>
          </table:table-cell>
          <table:table-cell office:value-type="float" office:value="-0.2322083" calcext:value-type="float">
            <text:p>-0.2322083</text:p>
          </table:table-cell>
          <table:table-cell office:value-type="float" office:value="0.05636597" calcext:value-type="float">
            <text:p>0.05636597</text:p>
          </table:table-cell>
          <table:table-cell office:value-type="float" office:value="0.04156494" calcext:value-type="float">
            <text:p>0.04156494</text:p>
          </table:table-cell>
          <table:table-cell office:value-type="float" office:value="0.5296631" calcext:value-type="float">
            <text:p>0.5296631</text:p>
          </table:table-cell>
          <table:table-cell office:value-type="float" office:value="0.5114441" calcext:value-type="float">
            <text:p>0.5114441</text:p>
          </table:table-cell>
          <table:table-cell office:value-type="float" office:value="1.362457" calcext:value-type="float">
            <text:p>1.362457</text:p>
          </table:table-cell>
          <table:table-cell office:value-type="float" office:value="1.345032" calcext:value-type="float">
            <text:p>1.345032</text:p>
          </table:table-cell>
          <table:table-cell office:value-type="float" office:value="2.395569" calcext:value-type="float">
            <text:p>2.395569</text:p>
          </table:table-cell>
          <table:table-cell office:value-type="float" office:value="2.373444" calcext:value-type="float">
            <text:p>2.373444</text:p>
          </table:table-cell>
          <table:table-cell office:value-type="float" office:value="3.299286" calcext:value-type="float">
            <text:p>3.299286</text:p>
          </table:table-cell>
          <table:table-cell office:value-type="float" office:value="3.267975" calcext:value-type="float">
            <text:p>3.267975</text:p>
          </table:table-cell>
          <table:table-cell office:value-type="float" office:value="4.121368" calcext:value-type="float">
            <text:p>4.121368</text:p>
          </table:table-cell>
          <table:table-cell office:value-type="float" office:value="4.081909" calcext:value-type="float">
            <text:p>4.081909</text:p>
          </table:table-cell>
          <table:table-cell office:value-type="float" office:value="4.893066" calcext:value-type="float">
            <text:p>4.893066</text:p>
          </table:table-cell>
          <table:table-cell office:value-type="float" office:value="4.848755" calcext:value-type="float">
            <text:p>4.848755</text:p>
          </table:table-cell>
          <table:table-cell office:value-type="float" office:value="5.439056" calcext:value-type="float">
            <text:p>5.439056</text:p>
          </table:table-cell>
          <table:table-cell office:value-type="float" office:value="5.39444" calcext:value-type="float">
            <text:p>5.39444</text:p>
          </table:table-cell>
          <table:table-cell office:value-type="float" office:value="20.79248" calcext:value-type="float">
            <text:p>20.79248</text:p>
          </table:table-cell>
          <table:table-cell office:value-type="float" office:value="-12.53214" calcext:value-type="float">
            <text:p>-12.532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8.031599" calcext:value-type="float">
            <text:p>8.031599</text:p>
          </table:table-cell>
          <table:table-cell office:value-type="float" office:value="4.01" calcext:value-type="float">
            <text:p>4.01</text:p>
          </table:table-cell>
          <table:table-cell office:value-type="float" office:value="-3.25" calcext:value-type="float">
            <text:p>-3.25</text:p>
          </table:table-cell>
          <table:table-cell office:value-type="float" office:value="0.7160743" calcext:value-type="float">
            <text:p>0.7160743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306.72" calcext:value-type="float">
            <text:p>306.72</text:p>
          </table:table-cell>
          <table:table-cell office:value-type="float" office:value="0" calcext:value-type="float">
            <text:p>0</text:p>
          </table:table-cell>
          <table:table-cell office:value-type="float" office:value="10.42175" calcext:value-type="float">
            <text:p>10.42175</text:p>
          </table:table-cell>
          <table:table-cell office:value-type="float" office:value="-4.477203" calcext:value-type="float">
            <text:p>-4.477203</text:p>
          </table:table-cell>
          <table:table-cell office:value-type="float" office:value="0.9597778" calcext:value-type="float">
            <text:p>0.9597778</text:p>
          </table:table-cell>
          <table:table-cell office:value-type="float" office:value="-1.41449" calcext:value-type="float">
            <text:p>-1.41449</text:p>
          </table:table-cell>
          <table:table-cell office:value-type="float" office:value="-0.4018555" calcext:value-type="float">
            <text:p>-0.4018555</text:p>
          </table:table-cell>
          <table:table-cell office:value-type="float" office:value="-0.8507385" calcext:value-type="float">
            <text:p>-0.8507385</text:p>
          </table:table-cell>
          <table:table-cell office:value-type="float" office:value="-0.541687" calcext:value-type="float">
            <text:p>-0.541687</text:p>
          </table:table-cell>
          <table:table-cell office:value-type="float" office:value="-0.6805115" calcext:value-type="float">
            <text:p>-0.6805115</text:p>
          </table:table-cell>
          <table:table-cell office:value-type="float" office:value="-0.4334106" calcext:value-type="float">
            <text:p>-0.4334106</text:p>
          </table:table-cell>
          <table:table-cell office:value-type="float" office:value="-0.521637" calcext:value-type="float">
            <text:p>-0.521637</text:p>
          </table:table-cell>
          <table:table-cell office:value-type="float" office:value="-0.2286987" calcext:value-type="float">
            <text:p>-0.2286987</text:p>
          </table:table-cell>
          <table:table-cell office:value-type="float" office:value="-0.2330933" calcext:value-type="float">
            <text:p>-0.2330933</text:p>
          </table:table-cell>
          <table:table-cell office:value-type="float" office:value="0.04147339" calcext:value-type="float">
            <text:p>0.04147339</text:p>
          </table:table-cell>
          <table:table-cell office:value-type="float" office:value="0.03799438" calcext:value-type="float">
            <text:p>0.03799438</text:p>
          </table:table-cell>
          <table:table-cell office:value-type="float" office:value="0.511322" calcext:value-type="float">
            <text:p>0.511322</text:p>
          </table:table-cell>
          <table:table-cell office:value-type="float" office:value="0.4992065" calcext:value-type="float">
            <text:p>0.4992065</text:p>
          </table:table-cell>
          <table:table-cell office:value-type="float" office:value="1.344849" calcext:value-type="float">
            <text:p>1.344849</text:p>
          </table:table-cell>
          <table:table-cell office:value-type="float" office:value="1.327179" calcext:value-type="float">
            <text:p>1.327179</text:p>
          </table:table-cell>
          <table:table-cell office:value-type="float" office:value="2.37323" calcext:value-type="float">
            <text:p>2.37323</text:p>
          </table:table-cell>
          <table:table-cell office:value-type="float" office:value="2.349823" calcext:value-type="float">
            <text:p>2.349823</text:p>
          </table:table-cell>
          <table:table-cell office:value-type="float" office:value="3.267639" calcext:value-type="float">
            <text:p>3.267639</text:p>
          </table:table-cell>
          <table:table-cell office:value-type="float" office:value="3.23642" calcext:value-type="float">
            <text:p>3.23642</text:p>
          </table:table-cell>
          <table:table-cell office:value-type="float" office:value="4.081512" calcext:value-type="float">
            <text:p>4.081512</text:p>
          </table:table-cell>
          <table:table-cell office:value-type="float" office:value="4.04303" calcext:value-type="float">
            <text:p>4.04303</text:p>
          </table:table-cell>
          <table:table-cell office:value-type="float" office:value="4.848267" calcext:value-type="float">
            <text:p>4.848267</text:p>
          </table:table-cell>
          <table:table-cell office:value-type="float" office:value="4.805206" calcext:value-type="float">
            <text:p>4.805206</text:p>
          </table:table-cell>
          <table:table-cell office:value-type="float" office:value="5.393982" calcext:value-type="float">
            <text:p>5.393982</text:p>
          </table:table-cell>
          <table:table-cell office:value-type="float" office:value="5.350769" calcext:value-type="float">
            <text:p>5.350769</text:p>
          </table:table-cell>
          <table:table-cell office:value-type="float" office:value="17.73038" calcext:value-type="float">
            <text:p>17.73038</text:p>
          </table:table-cell>
          <table:table-cell office:value-type="float" office:value="-8.034546" calcext:value-type="float">
            <text:p>-8.034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17.37848" calcext:value-type="float">
            <text:p>17.37848</text:p>
          </table:table-cell>
          <table:table-cell office:value-type="float" office:value="-4.12" calcext:value-type="float">
            <text:p>-4.12</text:p>
          </table:table-cell>
          <table:table-cell office:value-type="float" office:value="-12.25" calcext:value-type="float">
            <text:p>-12.25</text:p>
          </table:table-cell>
          <table:table-cell office:value-type="float" office:value="0.399161" calcext:value-type="float">
            <text:p>0.399161</text:p>
          </table:table-cell>
          <table:table-cell office:value-type="float" office:value="0.2145459" calcext:value-type="float">
            <text:p>0.2145459</text:p>
          </table:table-cell>
          <table:table-cell office:value-type="float" office:value="399.276" calcext:value-type="float">
            <text:p>399.276</text:p>
          </table:table-cell>
          <table:table-cell office:value-type="float" office:value="0" calcext:value-type="float">
            <text:p>0</text:p>
          </table:table-cell>
          <table:table-cell office:value-type="float" office:value="11.57477" calcext:value-type="float">
            <text:p>11.57477</text:p>
          </table:table-cell>
          <table:table-cell office:value-type="float" office:value="-8.418427" calcext:value-type="float">
            <text:p>-8.418427</text:p>
          </table:table-cell>
          <table:table-cell office:value-type="float" office:value="1.030151" calcext:value-type="float">
            <text:p>1.030151</text:p>
          </table:table-cell>
          <table:table-cell office:value-type="float" office:value="-2.20462" calcext:value-type="float">
            <text:p>-2.20462</text:p>
          </table:table-cell>
          <table:table-cell office:value-type="float" office:value="-0.3265991" calcext:value-type="float">
            <text:p>-0.3265991</text:p>
          </table:table-cell>
          <table:table-cell office:value-type="float" office:value="-0.8764343" calcext:value-type="float">
            <text:p>-0.8764343</text:p>
          </table:table-cell>
          <table:table-cell office:value-type="float" office:value="-0.4775696" calcext:value-type="float">
            <text:p>-0.4775696</text:p>
          </table:table-cell>
          <table:table-cell office:value-type="float" office:value="-0.5739136" calcext:value-type="float">
            <text:p>-0.5739136</text:p>
          </table:table-cell>
          <table:table-cell office:value-type="float" office:value="-0.3851624" calcext:value-type="float">
            <text:p>-0.3851624</text:p>
          </table:table-cell>
          <table:table-cell office:value-type="float" office:value="-0.4328003" calcext:value-type="float">
            <text:p>-0.4328003</text:p>
          </table:table-cell>
          <table:table-cell office:value-type="float" office:value="-0.2192078" calcext:value-type="float">
            <text:p>-0.2192078</text:p>
          </table:table-cell>
          <table:table-cell office:value-type="float" office:value="-0.2286072" calcext:value-type="float">
            <text:p>-0.2286072</text:p>
          </table:table-cell>
          <table:table-cell office:value-type="float" office:value="0.04190063" calcext:value-type="float">
            <text:p>0.04190063</text:p>
          </table:table-cell>
          <table:table-cell office:value-type="float" office:value="0.03848267" calcext:value-type="float">
            <text:p>0.03848267</text:p>
          </table:table-cell>
          <table:table-cell office:value-type="float" office:value="0.4991455" calcext:value-type="float">
            <text:p>0.4991455</text:p>
          </table:table-cell>
          <table:table-cell office:value-type="float" office:value="0.493042" calcext:value-type="float">
            <text:p>0.493042</text:p>
          </table:table-cell>
          <table:table-cell office:value-type="float" office:value="1.326996" calcext:value-type="float">
            <text:p>1.326996</text:p>
          </table:table-cell>
          <table:table-cell office:value-type="float" office:value="1.310944" calcext:value-type="float">
            <text:p>1.310944</text:p>
          </table:table-cell>
          <table:table-cell office:value-type="float" office:value="2.349548" calcext:value-type="float">
            <text:p>2.349548</text:p>
          </table:table-cell>
          <table:table-cell office:value-type="float" office:value="2.325531" calcext:value-type="float">
            <text:p>2.325531</text:p>
          </table:table-cell>
          <table:table-cell office:value-type="float" office:value="3.236084" calcext:value-type="float">
            <text:p>3.236084</text:p>
          </table:table-cell>
          <table:table-cell office:value-type="float" office:value="3.204712" calcext:value-type="float">
            <text:p>3.204712</text:p>
          </table:table-cell>
          <table:table-cell office:value-type="float" office:value="4.042603" calcext:value-type="float">
            <text:p>4.042603</text:p>
          </table:table-cell>
          <table:table-cell office:value-type="float" office:value="4.004822" calcext:value-type="float">
            <text:p>4.004822</text:p>
          </table:table-cell>
          <table:table-cell office:value-type="float" office:value="4.80481" calcext:value-type="float">
            <text:p>4.80481</text:p>
          </table:table-cell>
          <table:table-cell office:value-type="float" office:value="4.76297" calcext:value-type="float">
            <text:p>4.76297</text:p>
          </table:table-cell>
          <table:table-cell office:value-type="float" office:value="5.350281" calcext:value-type="float">
            <text:p>5.350281</text:p>
          </table:table-cell>
          <table:table-cell office:value-type="float" office:value="5.307892" calcext:value-type="float">
            <text:p>5.307892</text:p>
          </table:table-cell>
          <table:table-cell office:value-type="float" office:value="16.01895" calcext:value-type="float">
            <text:p>16.01895</text:p>
          </table:table-cell>
          <table:table-cell office:value-type="float" office:value="-15.02396" calcext:value-type="float">
            <text:p>-15.02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12.81581" calcext:value-type="float">
            <text:p>12.81581</text:p>
          </table:table-cell>
          <table:table-cell office:value-type="float" office:value="8.83" calcext:value-type="float">
            <text:p>8.83</text:p>
          </table:table-cell>
          <table:table-cell office:value-type="float" office:value="-4.52" calcext:value-type="float">
            <text:p>-4.52</text:p>
          </table:table-cell>
          <table:table-cell office:value-type="float" office:value="0.8520805" calcext:value-type="float">
            <text:p>0.8520805</text:p>
          </table:table-cell>
          <table:table-cell office:value-type="float" office:value="0.3874936" calcext:value-type="float">
            <text:p>0.3874936</text:p>
          </table:table-cell>
          <table:table-cell office:value-type="float" office:value="328.104" calcext:value-type="float">
            <text:p>328.104</text:p>
          </table:table-cell>
          <table:table-cell office:value-type="float" office:value="0" calcext:value-type="float">
            <text:p>0</text:p>
          </table:table-cell>
          <table:table-cell office:value-type="float" office:value="18.21133" calcext:value-type="float">
            <text:p>18.21133</text:p>
          </table:table-cell>
          <table:table-cell office:value-type="float" office:value="-4.840576" calcext:value-type="float">
            <text:p>-4.840576</text:p>
          </table:table-cell>
          <table:table-cell office:value-type="float" office:value="6.114441" calcext:value-type="float">
            <text:p>6.114441</text:p>
          </table:table-cell>
          <table:table-cell office:value-type="float" office:value="-1.457794" calcext:value-type="float">
            <text:p>-1.457794</text:p>
          </table:table-cell>
          <table:table-cell office:value-type="float" office:value="0.5610352" calcext:value-type="float">
            <text:p>0.5610352</text:p>
          </table:table-cell>
          <table:table-cell office:value-type="float" office:value="-0.710083" calcext:value-type="float">
            <text:p>-0.710083</text:p>
          </table:table-cell>
          <table:table-cell office:value-type="float" office:value="-0.2846375" calcext:value-type="float">
            <text:p>-0.2846375</text:p>
          </table:table-cell>
          <table:table-cell office:value-type="float" office:value="-0.4986877" calcext:value-type="float">
            <text:p>-0.4986877</text:p>
          </table:table-cell>
          <table:table-cell office:value-type="float" office:value="-0.31427" calcext:value-type="float">
            <text:p>-0.31427</text:p>
          </table:table-cell>
          <table:table-cell office:value-type="float" office:value="-0.3848267" calcext:value-type="float">
            <text:p>-0.3848267</text:p>
          </table:table-cell>
          <table:table-cell office:value-type="float" office:value="-0.2025452" calcext:value-type="float">
            <text:p>-0.2025452</text:p>
          </table:table-cell>
          <table:table-cell office:value-type="float" office:value="-0.2190857" calcext:value-type="float">
            <text:p>-0.2190857</text:p>
          </table:table-cell>
          <table:table-cell office:value-type="float" office:value="0.05133057" calcext:value-type="float">
            <text:p>0.05133057</text:p>
          </table:table-cell>
          <table:table-cell office:value-type="float" office:value="0.04196167" calcext:value-type="float">
            <text:p>0.04196167</text:p>
          </table:table-cell>
          <table:table-cell office:value-type="float" office:value="0.4930115" calcext:value-type="float">
            <text:p>0.4930115</text:p>
          </table:table-cell>
          <table:table-cell office:value-type="float" office:value="0.4910583" calcext:value-type="float">
            <text:p>0.4910583</text:p>
          </table:table-cell>
          <table:table-cell office:value-type="float" office:value="1.310791" calcext:value-type="float">
            <text:p>1.310791</text:p>
          </table:table-cell>
          <table:table-cell office:value-type="float" office:value="1.296051" calcext:value-type="float">
            <text:p>1.296051</text:p>
          </table:table-cell>
          <table:table-cell office:value-type="float" office:value="2.325226" calcext:value-type="float">
            <text:p>2.325226</text:p>
          </table:table-cell>
          <table:table-cell office:value-type="float" office:value="2.301758" calcext:value-type="float">
            <text:p>2.301758</text:p>
          </table:table-cell>
          <table:table-cell office:value-type="float" office:value="3.204376" calcext:value-type="float">
            <text:p>3.204376</text:p>
          </table:table-cell>
          <table:table-cell office:value-type="float" office:value="3.174011" calcext:value-type="float">
            <text:p>3.174011</text:p>
          </table:table-cell>
          <table:table-cell office:value-type="float" office:value="4.004425" calcext:value-type="float">
            <text:p>4.004425</text:p>
          </table:table-cell>
          <table:table-cell office:value-type="float" office:value="3.967773" calcext:value-type="float">
            <text:p>3.967773</text:p>
          </table:table-cell>
          <table:table-cell office:value-type="float" office:value="4.762512" calcext:value-type="float">
            <text:p>4.762512</text:p>
          </table:table-cell>
          <table:table-cell office:value-type="float" office:value="4.721802" calcext:value-type="float">
            <text:p>4.721802</text:p>
          </table:table-cell>
          <table:table-cell office:value-type="float" office:value="5.307434" calcext:value-type="float">
            <text:p>5.307434</text:p>
          </table:table-cell>
          <table:table-cell office:value-type="float" office:value="5.266327" calcext:value-type="float">
            <text:p>5.266327</text:p>
          </table:table-cell>
          <table:table-cell office:value-type="float" office:value="28.67386" calcext:value-type="float">
            <text:p>28.67386</text:p>
          </table:table-cell>
          <table:table-cell office:value-type="float" office:value="-8.38382" calcext:value-type="float">
            <text:p>-8.38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4.04136" calcext:value-type="float">
            <text:p>4.04136</text:p>
          </table:table-cell>
          <table:table-cell office:value-type="float" office:value="0.18" calcext:value-type="float">
            <text:p>0.18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5460978" calcext:value-type="float">
            <text:p>0.5460978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639.936" calcext:value-type="float">
            <text:p>639.936</text:p>
          </table:table-cell>
          <table:table-cell office:value-type="float" office:value="0" calcext:value-type="float">
            <text:p>0</text:p>
          </table:table-cell>
          <table:table-cell office:value-type="float" office:value="-1.297089" calcext:value-type="float">
            <text:p>-1.297089</text:p>
          </table:table-cell>
          <table:table-cell office:value-type="float" office:value="-9.660248" calcext:value-type="float">
            <text:p>-9.660248</text:p>
          </table:table-cell>
          <table:table-cell office:value-type="float" office:value="-0.5191345" calcext:value-type="float">
            <text:p>-0.5191345</text:p>
          </table:table-cell>
          <table:table-cell office:value-type="float" office:value="-4.036743" calcext:value-type="float">
            <text:p>-4.036743</text:p>
          </table:table-cell>
          <table:table-cell office:value-type="float" office:value="-0.2572327" calcext:value-type="float">
            <text:p>-0.2572327</text:p>
          </table:table-cell>
          <table:table-cell office:value-type="float" office:value="-1.230042" calcext:value-type="float">
            <text:p>-1.230042</text:p>
          </table:table-cell>
          <table:table-cell office:value-type="float" office:value="-0.3374329" calcext:value-type="float">
            <text:p>-0.3374329</text:p>
          </table:table-cell>
          <table:table-cell office:value-type="float" office:value="-0.4852295" calcext:value-type="float">
            <text:p>-0.4852295</text:p>
          </table:table-cell>
          <table:table-cell office:value-type="float" office:value="-0.2980957" calcext:value-type="float">
            <text:p>-0.2980957</text:p>
          </table:table-cell>
          <table:table-cell office:value-type="float" office:value="-0.326355" calcext:value-type="float">
            <text:p>-0.326355</text:p>
          </table:table-cell>
          <table:table-cell office:value-type="float" office:value="-0.188324" calcext:value-type="float">
            <text:p>-0.188324</text:p>
          </table:table-cell>
          <table:table-cell office:value-type="float" office:value="-0.2023926" calcext:value-type="float">
            <text:p>-0.2023926</text:p>
          </table:table-cell>
          <table:table-cell office:value-type="float" office:value="0.06173706" calcext:value-type="float">
            <text:p>0.06173706</text:p>
          </table:table-cell>
          <table:table-cell office:value-type="float" office:value="0.05145264" calcext:value-type="float">
            <text:p>0.05145264</text:p>
          </table:table-cell>
          <table:table-cell office:value-type="float" office:value="0.4932251" calcext:value-type="float">
            <text:p>0.4932251</text:p>
          </table:table-cell>
          <table:table-cell office:value-type="float" office:value="0.4912109" calcext:value-type="float">
            <text:p>0.4912109</text:p>
          </table:table-cell>
          <table:table-cell office:value-type="float" office:value="1.295929" calcext:value-type="float">
            <text:p>1.295929</text:p>
          </table:table-cell>
          <table:table-cell office:value-type="float" office:value="1.284546" calcext:value-type="float">
            <text:p>1.284546</text:p>
          </table:table-cell>
          <table:table-cell office:value-type="float" office:value="2.301514" calcext:value-type="float">
            <text:p>2.301514</text:p>
          </table:table-cell>
          <table:table-cell office:value-type="float" office:value="2.278748" calcext:value-type="float">
            <text:p>2.278748</text:p>
          </table:table-cell>
          <table:table-cell office:value-type="float" office:value="3.173706" calcext:value-type="float">
            <text:p>3.173706</text:p>
          </table:table-cell>
          <table:table-cell office:value-type="float" office:value="3.144012" calcext:value-type="float">
            <text:p>3.144012</text:p>
          </table:table-cell>
          <table:table-cell office:value-type="float" office:value="3.967377" calcext:value-type="float">
            <text:p>3.967377</text:p>
          </table:table-cell>
          <table:table-cell office:value-type="float" office:value="3.931335" calcext:value-type="float">
            <text:p>3.931335</text:p>
          </table:table-cell>
          <table:table-cell office:value-type="float" office:value="4.721375" calcext:value-type="float">
            <text:p>4.721375</text:p>
          </table:table-cell>
          <table:table-cell office:value-type="float" office:value="4.681274" calcext:value-type="float">
            <text:p>4.681274</text:p>
          </table:table-cell>
          <table:table-cell office:value-type="float" office:value="5.265869" calcext:value-type="float">
            <text:p>5.265869</text:p>
          </table:table-cell>
          <table:table-cell office:value-type="float" office:value="5.225403" calcext:value-type="float">
            <text:p>5.225403</text:p>
          </table:table-cell>
          <table:table-cell office:value-type="float" office:value="-3.776001" calcext:value-type="float">
            <text:p>-3.776001</text:p>
          </table:table-cell>
          <table:table-cell office:value-type="float" office:value="-16.1489" calcext:value-type="float">
            <text:p>-16.1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13.05112" calcext:value-type="float">
            <text:p>13.05112</text:p>
          </table:table-cell>
          <table:table-cell office:value-type="float" office:value="-8.7" calcext:value-type="float">
            <text:p>-8.7</text:p>
          </table:table-cell>
          <table:table-cell office:value-type="float" office:value="-15.72" calcext:value-type="float">
            <text:p>-15.72</text:p>
          </table:table-cell>
          <table:table-cell office:value-type="float" office:value="0.2826786" calcext:value-type="float">
            <text:p>0.2826786</text:p>
          </table:table-cell>
          <table:table-cell office:value-type="float" office:value="0.1626497" calcext:value-type="float">
            <text:p>0.1626497</text:p>
          </table:table-cell>
          <table:table-cell office:value-type="float" office:value="199.332" calcext:value-type="float">
            <text:p>199.332</text:p>
          </table:table-cell>
          <table:table-cell office:value-type="float" office:value="0.7" calcext:value-type="float">
            <text:p>0.7</text:p>
          </table:table-cell>
          <table:table-cell office:value-type="float" office:value="5.925018" calcext:value-type="float">
            <text:p>5.925018</text:p>
          </table:table-cell>
          <table:table-cell office:value-type="float" office:value="-11.85245" calcext:value-type="float">
            <text:p>-11.85245</text:p>
          </table:table-cell>
          <table:table-cell office:value-type="float" office:value="-0.7792969" calcext:value-type="float">
            <text:p>-0.7792969</text:p>
          </table:table-cell>
          <table:table-cell office:value-type="float" office:value="-5.745605" calcext:value-type="float">
            <text:p>-5.745605</text:p>
          </table:table-cell>
          <table:table-cell office:value-type="float" office:value="-1.259186" calcext:value-type="float">
            <text:p>-1.259186</text:p>
          </table:table-cell>
          <table:table-cell office:value-type="float" office:value="-2.48175" calcext:value-type="float">
            <text:p>-2.48175</text:p>
          </table:table-cell>
          <table:table-cell office:value-type="float" office:value="-0.4911499" calcext:value-type="float">
            <text:p>-0.4911499</text:p>
          </table:table-cell>
          <table:table-cell office:value-type="float" office:value="-0.9263" calcext:value-type="float">
            <text:p>-0.9263</text:p>
          </table:table-cell>
          <table:table-cell office:value-type="float" office:value="-0.3279419" calcext:value-type="float">
            <text:p>-0.3279419</text:p>
          </table:table-cell>
          <table:table-cell office:value-type="float" office:value="-0.5268555" calcext:value-type="float">
            <text:p>-0.5268555</text:p>
          </table:table-cell>
          <table:table-cell office:value-type="float" office:value="-0.1883545" calcext:value-type="float">
            <text:p>-0.1883545</text:p>
          </table:table-cell>
          <table:table-cell office:value-type="float" office:value="-0.2044373" calcext:value-type="float">
            <text:p>-0.2044373</text:p>
          </table:table-cell>
          <table:table-cell office:value-type="float" office:value="0.0619812" calcext:value-type="float">
            <text:p>0.0619812</text:p>
          </table:table-cell>
          <table:table-cell office:value-type="float" office:value="0.05224609" calcext:value-type="float">
            <text:p>0.05224609</text:p>
          </table:table-cell>
          <table:table-cell office:value-type="float" office:value="0.4935913" calcext:value-type="float">
            <text:p>0.4935913</text:p>
          </table:table-cell>
          <table:table-cell office:value-type="float" office:value="0.4897156" calcext:value-type="float">
            <text:p>0.4897156</text:p>
          </table:table-cell>
          <table:table-cell office:value-type="float" office:value="1.284424" calcext:value-type="float">
            <text:p>1.284424</text:p>
          </table:table-cell>
          <table:table-cell office:value-type="float" office:value="1.273834" calcext:value-type="float">
            <text:p>1.273834</text:p>
          </table:table-cell>
          <table:table-cell office:value-type="float" office:value="2.278503" calcext:value-type="float">
            <text:p>2.278503</text:p>
          </table:table-cell>
          <table:table-cell office:value-type="float" office:value="2.256622" calcext:value-type="float">
            <text:p>2.256622</text:p>
          </table:table-cell>
          <table:table-cell office:value-type="float" office:value="3.143707" calcext:value-type="float">
            <text:p>3.143707</text:p>
          </table:table-cell>
          <table:table-cell office:value-type="float" office:value="3.113739" calcext:value-type="float">
            <text:p>3.113739</text:p>
          </table:table-cell>
          <table:table-cell office:value-type="float" office:value="3.931" calcext:value-type="float">
            <text:p>3.931</text:p>
          </table:table-cell>
          <table:table-cell office:value-type="float" office:value="3.895844" calcext:value-type="float">
            <text:p>3.895844</text:p>
          </table:table-cell>
          <table:table-cell office:value-type="float" office:value="4.680847" calcext:value-type="float">
            <text:p>4.680847</text:p>
          </table:table-cell>
          <table:table-cell office:value-type="float" office:value="4.641846" calcext:value-type="float">
            <text:p>4.641846</text:p>
          </table:table-cell>
          <table:table-cell office:value-type="float" office:value="5.224976" calcext:value-type="float">
            <text:p>5.224976</text:p>
          </table:table-cell>
          <table:table-cell office:value-type="float" office:value="5.185822" calcext:value-type="float">
            <text:p>5.185822</text:p>
          </table:table-cell>
          <table:table-cell office:value-type="float" office:value="9.206543" calcext:value-type="float">
            <text:p>9.206543</text:p>
          </table:table-cell>
          <table:table-cell office:value-type="float" office:value="-17.89162" calcext:value-type="float">
            <text:p>-17.89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16.10671" calcext:value-type="float">
            <text:p>16.10671</text:p>
          </table:table-cell>
          <table:table-cell office:value-type="float" office:value="5.22" calcext:value-type="float">
            <text:p>5.22</text:p>
          </table:table-cell>
          <table:table-cell office:value-type="float" office:value="-13.84" calcext:value-type="float">
            <text:p>-13.84</text:p>
          </table:table-cell>
          <table:table-cell office:value-type="float" office:value="0.7788706" calcext:value-type="float">
            <text:p>0.7788706</text:p>
          </table:table-cell>
          <table:table-cell office:value-type="float" office:value="0.1891524" calcext:value-type="float">
            <text:p>0.1891524</text:p>
          </table:table-cell>
          <table:table-cell office:value-type="float" office:value="512.172" calcext:value-type="float">
            <text:p>512.172</text:p>
          </table:table-cell>
          <table:table-cell office:value-type="float" office:value="0.1" calcext:value-type="float">
            <text:p>0.1</text:p>
          </table:table-cell>
          <table:table-cell office:value-type="float" office:value="14.35071" calcext:value-type="float">
            <text:p>14.35071</text:p>
          </table:table-cell>
          <table:table-cell office:value-type="float" office:value="-9.754425" calcext:value-type="float">
            <text:p>-9.754425</text:p>
          </table:table-cell>
          <table:table-cell office:value-type="float" office:value="1.01947" calcext:value-type="float">
            <text:p>1.01947</text:p>
          </table:table-cell>
          <table:table-cell office:value-type="float" office:value="-5.174469" calcext:value-type="float">
            <text:p>-5.174469</text:p>
          </table:table-cell>
          <table:table-cell office:value-type="float" office:value="-0.929657" calcext:value-type="float">
            <text:p>-0.929657</text:p>
          </table:table-cell>
          <table:table-cell office:value-type="float" office:value="-2.902649" calcext:value-type="float">
            <text:p>-2.902649</text:p>
          </table:table-cell>
          <table:table-cell office:value-type="float" office:value="-0.8874207" calcext:value-type="float">
            <text:p>-0.8874207</text:p>
          </table:table-cell>
          <table:table-cell office:value-type="float" office:value="-1.347595" calcext:value-type="float">
            <text:p>-1.347595</text:p>
          </table:table-cell>
          <table:table-cell office:value-type="float" office:value="-0.530304" calcext:value-type="float">
            <text:p>-0.530304</text:p>
          </table:table-cell>
          <table:table-cell office:value-type="float" office:value="-0.7325745" calcext:value-type="float">
            <text:p>-0.7325745</text:p>
          </table:table-cell>
          <table:table-cell office:value-type="float" office:value="-0.2048645" calcext:value-type="float">
            <text:p>-0.2048645</text:p>
          </table:table-cell>
          <table:table-cell office:value-type="float" office:value="-0.2438965" calcext:value-type="float">
            <text:p>-0.2438965</text:p>
          </table:table-cell>
          <table:table-cell office:value-type="float" office:value="0.05203247" calcext:value-type="float">
            <text:p>0.05203247</text:p>
          </table:table-cell>
          <table:table-cell office:value-type="float" office:value="0.01974487" calcext:value-type="float">
            <text:p>0.01974487</text:p>
          </table:table-cell>
          <table:table-cell office:value-type="float" office:value="0.4895935" calcext:value-type="float">
            <text:p>0.4895935</text:p>
          </table:table-cell>
          <table:table-cell office:value-type="float" office:value="0.4710388" calcext:value-type="float">
            <text:p>0.4710388</text:p>
          </table:table-cell>
          <table:table-cell office:value-type="float" office:value="1.273743" calcext:value-type="float">
            <text:p>1.273743</text:p>
          </table:table-cell>
          <table:table-cell office:value-type="float" office:value="1.260193" calcext:value-type="float">
            <text:p>1.260193</text:p>
          </table:table-cell>
          <table:table-cell office:value-type="float" office:value="2.256409" calcext:value-type="float">
            <text:p>2.256409</text:p>
          </table:table-cell>
          <table:table-cell office:value-type="float" office:value="2.235077" calcext:value-type="float">
            <text:p>2.235077</text:p>
          </table:table-cell>
          <table:table-cell office:value-type="float" office:value="3.113434" calcext:value-type="float">
            <text:p>3.113434</text:p>
          </table:table-cell>
          <table:table-cell office:value-type="float" office:value="3.084686" calcext:value-type="float">
            <text:p>3.084686</text:p>
          </table:table-cell>
          <table:table-cell office:value-type="float" office:value="3.895447" calcext:value-type="float">
            <text:p>3.895447</text:p>
          </table:table-cell>
          <table:table-cell office:value-type="float" office:value="3.860321" calcext:value-type="float">
            <text:p>3.860321</text:p>
          </table:table-cell>
          <table:table-cell office:value-type="float" office:value="4.641449" calcext:value-type="float">
            <text:p>4.641449</text:p>
          </table:table-cell>
          <table:table-cell office:value-type="float" office:value="4.603485" calcext:value-type="float">
            <text:p>4.603485</text:p>
          </table:table-cell>
          <table:table-cell office:value-type="float" office:value="5.185394" calcext:value-type="float">
            <text:p>5.185394</text:p>
          </table:table-cell>
          <table:table-cell office:value-type="float" office:value="5.14682" calcext:value-type="float">
            <text:p>5.14682</text:p>
          </table:table-cell>
          <table:table-cell office:value-type="float" office:value="22.51715" calcext:value-type="float">
            <text:p>22.51715</text:p>
          </table:table-cell>
          <table:table-cell office:value-type="float" office:value="-15.95166" calcext:value-type="float">
            <text:p>-15.95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15.12968" calcext:value-type="float">
            <text:p>15.12968</text:p>
          </table:table-cell>
          <table:table-cell office:value-type="float" office:value="-1.19" calcext:value-type="float">
            <text:p>-1.19</text:p>
          </table:table-cell>
          <table:table-cell office:value-type="float" office:value="-8.71" calcext:value-type="float">
            <text:p>-8.71</text:p>
          </table:table-cell>
          <table:table-cell office:value-type="float" office:value="0.4947301" calcext:value-type="float">
            <text:p>0.4947301</text:p>
          </table:table-cell>
          <table:table-cell office:value-type="float" office:value="0.2824624" calcext:value-type="float">
            <text:p>0.2824624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0" calcext:value-type="float">
            <text:p>0</text:p>
          </table:table-cell>
          <table:table-cell office:value-type="float" office:value="11.8819" calcext:value-type="float">
            <text:p>11.8819</text:p>
          </table:table-cell>
          <table:table-cell office:value-type="float" office:value="-6.922943" calcext:value-type="float">
            <text:p>-6.922943</text:p>
          </table:table-cell>
          <table:table-cell office:value-type="float" office:value="1.060944" calcext:value-type="float">
            <text:p>1.060944</text:p>
          </table:table-cell>
          <table:table-cell office:value-type="float" office:value="-2.174255" calcext:value-type="float">
            <text:p>-2.174255</text:p>
          </table:table-cell>
          <table:table-cell office:value-type="float" office:value="-0.4964294" calcext:value-type="float">
            <text:p>-0.4964294</text:p>
          </table:table-cell>
          <table:table-cell office:value-type="float" office:value="-1.173309" calcext:value-type="float">
            <text:p>-1.173309</text:p>
          </table:table-cell>
          <table:table-cell office:value-type="float" office:value="-0.6494141" calcext:value-type="float">
            <text:p>-0.6494141</text:p>
          </table:table-cell>
          <table:table-cell office:value-type="float" office:value="-0.8840332" calcext:value-type="float">
            <text:p>-0.8840332</text:p>
          </table:table-cell>
          <table:table-cell office:value-type="float" office:value="-0.5116882" calcext:value-type="float">
            <text:p>-0.5116882</text:p>
          </table:table-cell>
          <table:table-cell office:value-type="float" office:value="-0.6405029" calcext:value-type="float">
            <text:p>-0.6405029</text:p>
          </table:table-cell>
          <table:table-cell office:value-type="float" office:value="-0.2441101" calcext:value-type="float">
            <text:p>-0.2441101</text:p>
          </table:table-cell>
          <table:table-cell office:value-type="float" office:value="-0.2529602" calcext:value-type="float">
            <text:p>-0.2529602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0567627" calcext:value-type="float">
            <text:p>0.00567627</text:p>
          </table:table-cell>
          <table:table-cell office:value-type="float" office:value="0.4708252" calcext:value-type="float">
            <text:p>0.4708252</text:p>
          </table:table-cell>
          <table:table-cell office:value-type="float" office:value="0.4519958" calcext:value-type="float">
            <text:p>0.4519958</text:p>
          </table:table-cell>
          <table:table-cell office:value-type="float" office:value="1.26001" calcext:value-type="float">
            <text:p>1.26001</text:p>
          </table:table-cell>
          <table:table-cell office:value-type="float" office:value="1.24234" calcext:value-type="float">
            <text:p>1.24234</text:p>
          </table:table-cell>
          <table:table-cell office:value-type="float" office:value="2.234894" calcext:value-type="float">
            <text:p>2.234894</text:p>
          </table:table-cell>
          <table:table-cell office:value-type="float" office:value="2.213196" calcext:value-type="float">
            <text:p>2.213196</text:p>
          </table:table-cell>
          <table:table-cell office:value-type="float" office:value="3.084381" calcext:value-type="float">
            <text:p>3.084381</text:p>
          </table:table-cell>
          <table:table-cell office:value-type="float" office:value="3.056244" calcext:value-type="float">
            <text:p>3.056244</text:p>
          </table:table-cell>
          <table:table-cell office:value-type="float" office:value="3.859955" calcext:value-type="float">
            <text:p>3.859955</text:p>
          </table:table-cell>
          <table:table-cell office:value-type="float" office:value="3.826355" calcext:value-type="float">
            <text:p>3.826355</text:p>
          </table:table-cell>
          <table:table-cell office:value-type="float" office:value="4.603119" calcext:value-type="float">
            <text:p>4.603119</text:p>
          </table:table-cell>
          <table:table-cell office:value-type="float" office:value="4.565796" calcext:value-type="float">
            <text:p>4.565796</text:p>
          </table:table-cell>
          <table:table-cell office:value-type="float" office:value="5.146393" calcext:value-type="float">
            <text:p>5.146393</text:p>
          </table:table-cell>
          <table:table-cell office:value-type="float" office:value="5.109039" calcext:value-type="float">
            <text:p>5.109039</text:p>
          </table:table-cell>
          <table:table-cell office:value-type="float" office:value="17.83899" calcext:value-type="float">
            <text:p>17.83899</text:p>
          </table:table-cell>
          <table:table-cell office:value-type="float" office:value="-11.89847" calcext:value-type="float">
            <text:p>-11.89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10.8126" calcext:value-type="float">
            <text:p>10.8126</text:p>
          </table:table-cell>
          <table:table-cell office:value-type="float" office:value="-1.46" calcext:value-type="float">
            <text:p>-1.46</text:p>
          </table:table-cell>
          <table:table-cell office:value-type="float" office:value="-14.12" calcext:value-type="float">
            <text:p>-14.12</text:p>
          </table:table-cell>
          <table:table-cell office:value-type="float" office:value="0.4851347" calcext:value-type="float">
            <text:p>0.4851347</text:p>
          </table:table-cell>
          <table:table-cell office:value-type="float" office:value="0.1849729" calcext:value-type="float">
            <text:p>0.1849729</text:p>
          </table:table-cell>
          <table:table-cell office:value-type="float" office:value="548.496" calcext:value-type="float">
            <text:p>548.496</text:p>
          </table:table-cell>
          <table:table-cell office:value-type="float" office:value="0" calcext:value-type="float">
            <text:p>0</text:p>
          </table:table-cell>
          <table:table-cell office:value-type="float" office:value="8.589661" calcext:value-type="float">
            <text:p>8.589661</text:p>
          </table:table-cell>
          <table:table-cell office:value-type="float" office:value="-9.372192" calcext:value-type="float">
            <text:p>-9.372192</text:p>
          </table:table-cell>
          <table:table-cell office:value-type="float" office:value="0.6252441" calcext:value-type="float">
            <text:p>0.6252441</text:p>
          </table:table-cell>
          <table:table-cell office:value-type="float" office:value="-2.608887" calcext:value-type="float">
            <text:p>-2.608887</text:p>
          </table:table-cell>
          <table:table-cell office:value-type="float" office:value="-0.5016479" calcext:value-type="float">
            <text:p>-0.5016479</text:p>
          </table:table-cell>
          <table:table-cell office:value-type="float" office:value="-1.0448" calcext:value-type="float">
            <text:p>-1.0448</text:p>
          </table:table-cell>
          <table:table-cell office:value-type="float" office:value="-0.582428" calcext:value-type="float">
            <text:p>-0.582428</text:p>
          </table:table-cell>
          <table:table-cell office:value-type="float" office:value="-0.6528015" calcext:value-type="float">
            <text:p>-0.6528015</text:p>
          </table:table-cell>
          <table:table-cell office:value-type="float" office:value="-0.4655151" calcext:value-type="float">
            <text:p>-0.4655151</text:p>
          </table:table-cell>
          <table:table-cell office:value-type="float" office:value="-0.5106201" calcext:value-type="float">
            <text:p>-0.5106201</text:p>
          </table:table-cell>
          <table:table-cell office:value-type="float" office:value="-0.252655" calcext:value-type="float">
            <text:p>-0.252655</text:p>
          </table:table-cell>
          <table:table-cell office:value-type="float" office:value="-0.2540894" calcext:value-type="float">
            <text:p>-0.2540894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0.0008239746" calcext:value-type="float">
            <text:p>0.0008239746</text:p>
          </table:table-cell>
          <table:table-cell office:value-type="float" office:value="0.4518738" calcext:value-type="float">
            <text:p>0.4518738</text:p>
          </table:table-cell>
          <table:table-cell office:value-type="float" office:value="0.4396973" calcext:value-type="float">
            <text:p>0.4396973</text:p>
          </table:table-cell>
          <table:table-cell office:value-type="float" office:value="1.242157" calcext:value-type="float">
            <text:p>1.242157</text:p>
          </table:table-cell>
          <table:table-cell office:value-type="float" office:value="1.224335" calcext:value-type="float">
            <text:p>1.224335</text:p>
          </table:table-cell>
          <table:table-cell office:value-type="float" office:value="2.212982" calcext:value-type="float">
            <text:p>2.212982</text:p>
          </table:table-cell>
          <table:table-cell office:value-type="float" office:value="2.190735" calcext:value-type="float">
            <text:p>2.190735</text:p>
          </table:table-cell>
          <table:table-cell office:value-type="float" office:value="3.055939" calcext:value-type="float">
            <text:p>3.055939</text:p>
          </table:table-cell>
          <table:table-cell office:value-type="float" office:value="3.028046" calcext:value-type="float">
            <text:p>3.028046</text:p>
          </table:table-cell>
          <table:table-cell office:value-type="float" office:value="3.825989" calcext:value-type="float">
            <text:p>3.825989</text:p>
          </table:table-cell>
          <table:table-cell office:value-type="float" office:value="3.792816" calcext:value-type="float">
            <text:p>3.792816</text:p>
          </table:table-cell>
          <table:table-cell office:value-type="float" office:value="4.565338" calcext:value-type="float">
            <text:p>4.565338</text:p>
          </table:table-cell>
          <table:table-cell office:value-type="float" office:value="4.528748" calcext:value-type="float">
            <text:p>4.528748</text:p>
          </table:table-cell>
          <table:table-cell office:value-type="float" office:value="5.108643" calcext:value-type="float">
            <text:p>5.108643</text:p>
          </table:table-cell>
          <table:table-cell office:value-type="float" office:value="5.071747" calcext:value-type="float">
            <text:p>5.071747</text:p>
          </table:table-cell>
          <table:table-cell office:value-type="float" office:value="14.51117" calcext:value-type="float">
            <text:p>14.51117</text:p>
          </table:table-cell>
          <table:table-cell office:value-type="float" office:value="-16.65469" calcext:value-type="float">
            <text:p>-16.65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18.30027" calcext:value-type="float">
            <text:p>18.30027</text:p>
          </table:table-cell>
          <table:table-cell office:value-type="float" office:value="-4.66" calcext:value-type="float">
            <text:p>-4.66</text:p>
          </table:table-cell>
          <table:table-cell office:value-type="float" office:value="-14.78" calcext:value-type="float">
            <text:p>-14.78</text:p>
          </table:table-cell>
          <table:table-cell office:value-type="float" office:value="0.3834824" calcext:value-type="float">
            <text:p>0.3834824</text:p>
          </table:table-cell>
          <table:table-cell office:value-type="float" office:value="0.1754494" calcext:value-type="float">
            <text:p>0.1754494</text:p>
          </table:table-cell>
          <table:table-cell office:value-type="float" office:value="289.62" calcext:value-type="float">
            <text:p>289.62</text:p>
          </table:table-cell>
          <table:table-cell office:value-type="float" office:value="0" calcext:value-type="float">
            <text:p>0</text:p>
          </table:table-cell>
          <table:table-cell office:value-type="float" office:value="13.81131" calcext:value-type="float">
            <text:p>13.81131</text:p>
          </table:table-cell>
          <table:table-cell office:value-type="float" office:value="-11.02029" calcext:value-type="float">
            <text:p>-11.02029</text:p>
          </table:table-cell>
          <table:table-cell office:value-type="float" office:value="2.043793" calcext:value-type="float">
            <text:p>2.043793</text:p>
          </table:table-cell>
          <table:table-cell office:value-type="float" office:value="-5.040985" calcext:value-type="float">
            <text:p>-5.040985</text:p>
          </table:table-cell>
          <table:table-cell office:value-type="float" office:value="-0.4662476" calcext:value-type="float">
            <text:p>-0.4662476</text:p>
          </table:table-cell>
          <table:table-cell office:value-type="float" office:value="-2.123688" calcext:value-type="float">
            <text:p>-2.123688</text:p>
          </table:table-cell>
          <table:table-cell office:value-type="float" office:value="-0.6446228" calcext:value-type="float">
            <text:p>-0.6446228</text:p>
          </table:table-cell>
          <table:table-cell office:value-type="float" office:value="-0.9066162" calcext:value-type="float">
            <text:p>-0.9066162</text:p>
          </table:table-cell>
          <table:table-cell office:value-type="float" office:value="-0.472229" calcext:value-type="float">
            <text:p>-0.472229</text:p>
          </table:table-cell>
          <table:table-cell office:value-type="float" office:value="-0.5595703" calcext:value-type="float">
            <text:p>-0.5595703</text:p>
          </table:table-cell>
          <table:table-cell office:value-type="float" office:value="-0.2530212" calcext:value-type="float">
            <text:p>-0.2530212</text:p>
          </table:table-cell>
          <table:table-cell office:value-type="float" office:value="-0.2658691" calcext:value-type="float">
            <text:p>-0.2658691</text:p>
          </table:table-cell>
          <table:table-cell office:value-type="float" office:value="0.000793457" calcext:value-type="float">
            <text:p>0.000793457</text:p>
          </table:table-cell>
          <table:table-cell office:value-type="float" office:value="-0.01171875" calcext:value-type="float">
            <text:p>-0.01171875</text:p>
          </table:table-cell>
          <table:table-cell office:value-type="float" office:value="0.4396057" calcext:value-type="float">
            <text:p>0.4396057</text:p>
          </table:table-cell>
          <table:table-cell office:value-type="float" office:value="0.4271851" calcext:value-type="float">
            <text:p>0.4271851</text:p>
          </table:table-cell>
          <table:table-cell office:value-type="float" office:value="1.224121" calcext:value-type="float">
            <text:p>1.224121</text:p>
          </table:table-cell>
          <table:table-cell office:value-type="float" office:value="1.207336" calcext:value-type="float">
            <text:p>1.207336</text:p>
          </table:table-cell>
          <table:table-cell office:value-type="float" office:value="2.190491" calcext:value-type="float">
            <text:p>2.190491</text:p>
          </table:table-cell>
          <table:table-cell office:value-type="float" office:value="2.16803" calcext:value-type="float">
            <text:p>2.16803</text:p>
          </table:table-cell>
          <table:table-cell office:value-type="float" office:value="3.02774" calcext:value-type="float">
            <text:p>3.02774</text:p>
          </table:table-cell>
          <table:table-cell office:value-type="float" office:value="2.999176" calcext:value-type="float">
            <text:p>2.999176</text:p>
          </table:table-cell>
          <table:table-cell office:value-type="float" office:value="3.79245" calcext:value-type="float">
            <text:p>3.79245</text:p>
          </table:table-cell>
          <table:table-cell office:value-type="float" office:value="3.759766" calcext:value-type="float">
            <text:p>3.759766</text:p>
          </table:table-cell>
          <table:table-cell office:value-type="float" office:value="4.528351" calcext:value-type="float">
            <text:p>4.528351</text:p>
          </table:table-cell>
          <table:table-cell office:value-type="float" office:value="4.492645" calcext:value-type="float">
            <text:p>4.492645</text:p>
          </table:table-cell>
          <table:table-cell office:value-type="float" office:value="5.071381" calcext:value-type="float">
            <text:p>5.071381</text:p>
          </table:table-cell>
          <table:table-cell office:value-type="float" office:value="5.035522" calcext:value-type="float">
            <text:p>5.035522</text:p>
          </table:table-cell>
          <table:table-cell office:value-type="float" office:value="20.40787" calcext:value-type="float">
            <text:p>20.40787</text:p>
          </table:table-cell>
          <table:table-cell office:value-type="float" office:value="-17.20027" calcext:value-type="float">
            <text:p>-17.20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17.94036" calcext:value-type="float">
            <text:p>17.94036</text:p>
          </table:table-cell>
          <table:table-cell office:value-type="float" office:value="1.68" calcext:value-type="float">
            <text:p>1.68</text:p>
          </table:table-cell>
          <table:table-cell office:value-type="float" office:value="-10.68" calcext:value-type="float">
            <text:p>-10.68</text:p>
          </table:table-cell>
          <table:table-cell office:value-type="float" office:value="0.607789" calcext:value-type="float">
            <text:p>0.607789</text:p>
          </table:table-cell>
          <table:table-cell office:value-type="float" office:value="0.2425997" calcext:value-type="float">
            <text:p>0.2425997</text:p>
          </table:table-cell>
          <table:table-cell office:value-type="float" office:value="281.16" calcext:value-type="float">
            <text:p>281.16</text:p>
          </table:table-cell>
          <table:table-cell office:value-type="float" office:value="0" calcext:value-type="float">
            <text:p>0</text:p>
          </table:table-cell>
          <table:table-cell office:value-type="float" office:value="16.91006" calcext:value-type="float">
            <text:p>16.91006</text:p>
          </table:table-cell>
          <table:table-cell office:value-type="float" office:value="-8.655914" calcext:value-type="float">
            <text:p>-8.655914</text:p>
          </table:table-cell>
          <table:table-cell office:value-type="float" office:value="5.605774" calcext:value-type="float">
            <text:p>5.605774</text:p>
          </table:table-cell>
          <table:table-cell office:value-type="float" office:value="-3.582916" calcext:value-type="float">
            <text:p>-3.582916</text:p>
          </table:table-cell>
          <table:table-cell office:value-type="float" office:value="0.2318115" calcext:value-type="float">
            <text:p>0.2318115</text:p>
          </table:table-cell>
          <table:table-cell office:value-type="float" office:value="-1.580048" calcext:value-type="float">
            <text:p>-1.580048</text:p>
          </table:table-cell>
          <table:table-cell office:value-type="float" office:value="-0.5383606" calcext:value-type="float">
            <text:p>-0.5383606</text:p>
          </table:table-cell>
          <table:table-cell office:value-type="float" office:value="-0.8439331" calcext:value-type="float">
            <text:p>-0.8439331</text:p>
          </table:table-cell>
          <table:table-cell office:value-type="float" office:value="-0.4656982" calcext:value-type="float">
            <text:p>-0.4656982</text:p>
          </table:table-cell>
          <table:table-cell office:value-type="float" office:value="-0.5629272" calcext:value-type="float">
            <text:p>-0.5629272</text:p>
          </table:table-cell>
          <table:table-cell office:value-type="float" office:value="-0.2659607" calcext:value-type="float">
            <text:p>-0.2659607</text:p>
          </table:table-cell>
          <table:table-cell office:value-type="float" office:value="-0.2735291" calcext:value-type="float">
            <text:p>-0.2735291</text:p>
          </table:table-cell>
          <table:table-cell office:value-type="float" office:value="-0.0118103" calcext:value-type="float">
            <text:p>-0.0118103</text:p>
          </table:table-cell>
          <table:table-cell office:value-type="float" office:value="-0.01983643" calcext:value-type="float">
            <text:p>-0.01983643</text:p>
          </table:table-cell>
          <table:table-cell office:value-type="float" office:value="0.427063" calcext:value-type="float">
            <text:p>0.427063</text:p>
          </table:table-cell>
          <table:table-cell office:value-type="float" office:value="0.4144592" calcext:value-type="float">
            <text:p>0.4144592</text:p>
          </table:table-cell>
          <table:table-cell office:value-type="float" office:value="1.207153" calcext:value-type="float">
            <text:p>1.207153</text:p>
          </table:table-cell>
          <table:table-cell office:value-type="float" office:value="1.189819" calcext:value-type="float">
            <text:p>1.189819</text:p>
          </table:table-cell>
          <table:table-cell office:value-type="float" office:value="2.167755" calcext:value-type="float">
            <text:p>2.167755</text:p>
          </table:table-cell>
          <table:table-cell office:value-type="float" office:value="2.145081" calcext:value-type="float">
            <text:p>2.145081</text:p>
          </table:table-cell>
          <table:table-cell office:value-type="float" office:value="2.998901" calcext:value-type="float">
            <text:p>2.998901</text:p>
          </table:table-cell>
          <table:table-cell office:value-type="float" office:value="2.97052" calcext:value-type="float">
            <text:p>2.97052</text:p>
          </table:table-cell>
          <table:table-cell office:value-type="float" office:value="3.75946" calcext:value-type="float">
            <text:p>3.75946</text:p>
          </table:table-cell>
          <table:table-cell office:value-type="float" office:value="3.727295" calcext:value-type="float">
            <text:p>3.727295</text:p>
          </table:table-cell>
          <table:table-cell office:value-type="float" office:value="4.492249" calcext:value-type="float">
            <text:p>4.492249</text:p>
          </table:table-cell>
          <table:table-cell office:value-type="float" office:value="4.457642" calcext:value-type="float">
            <text:p>4.457642</text:p>
          </table:table-cell>
          <table:table-cell office:value-type="float" office:value="5.035126" calcext:value-type="float">
            <text:p>5.035126</text:p>
          </table:table-cell>
          <table:table-cell office:value-type="float" office:value="5.000122" calcext:value-type="float">
            <text:p>5.000122</text:p>
          </table:table-cell>
          <table:table-cell office:value-type="float" office:value="24.7717" calcext:value-type="float">
            <text:p>24.7717</text:p>
          </table:table-cell>
          <table:table-cell office:value-type="float" office:value="-14.23132" calcext:value-type="float">
            <text:p>-14.23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18.07029" calcext:value-type="float">
            <text:p>18.07029</text:p>
          </table:table-cell>
          <table:table-cell office:value-type="float" office:value="17.25" calcext:value-type="float">
            <text:p>17.25</text:p>
          </table:table-cell>
          <table:table-cell office:value-type="float" office:value="-4.42" calcext:value-type="float">
            <text:p>-4.42</text:p>
          </table:table-cell>
          <table:table-cell office:value-type="float" office:value="0.9393908" calcext:value-type="float">
            <text:p>0.9393908</text:p>
          </table:table-cell>
          <table:table-cell office:value-type="float" office:value="0.3903806" calcext:value-type="float">
            <text:p>0.3903806</text:p>
          </table:table-cell>
          <table:table-cell office:value-type="float" office:value="329.184" calcext:value-type="float">
            <text:p>329.184</text:p>
          </table:table-cell>
          <table:table-cell office:value-type="float" office:value="0" calcext:value-type="float">
            <text:p>0</text:p>
          </table:table-cell>
          <table:table-cell office:value-type="float" office:value="28.91589" calcext:value-type="float">
            <text:p>28.91589</text:p>
          </table:table-cell>
          <table:table-cell office:value-type="float" office:value="-4.815002" calcext:value-type="float">
            <text:p>-4.815002</text:p>
          </table:table-cell>
          <table:table-cell office:value-type="float" office:value="11.75244" calcext:value-type="float">
            <text:p>11.75244</text:p>
          </table:table-cell>
          <table:table-cell office:value-type="float" office:value="-1.305267" calcext:value-type="float">
            <text:p>-1.305267</text:p>
          </table:table-cell>
          <table:table-cell office:value-type="float" office:value="3.400909" calcext:value-type="float">
            <text:p>3.400909</text:p>
          </table:table-cell>
          <table:table-cell office:value-type="float" office:value="-0.6443787" calcext:value-type="float">
            <text:p>-0.6443787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-0.5554199" calcext:value-type="float">
            <text:p>-0.5554199</text:p>
          </table:table-cell>
          <table:table-cell office:value-type="float" office:value="-0.2244568" calcext:value-type="float">
            <text:p>-0.2244568</text:p>
          </table:table-cell>
          <table:table-cell office:value-type="float" office:value="-0.4648132" calcext:value-type="float">
            <text:p>-0.4648132</text:p>
          </table:table-cell>
          <table:table-cell office:value-type="float" office:value="-0.2359009" calcext:value-type="float">
            <text:p>-0.2359009</text:p>
          </table:table-cell>
          <table:table-cell office:value-type="float" office:value="-0.2685547" calcext:value-type="float">
            <text:p>-0.2685547</text:p>
          </table:table-cell>
          <table:table-cell office:value-type="float" office:value="-0.0007629395" calcext:value-type="float">
            <text:p>-0.0007629395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0.4143372" calcext:value-type="float">
            <text:p>0.4143372</text:p>
          </table:table-cell>
          <table:table-cell office:value-type="float" office:value="0.4099426" calcext:value-type="float">
            <text:p>0.4099426</text:p>
          </table:table-cell>
          <table:table-cell office:value-type="float" office:value="1.189667" calcext:value-type="float">
            <text:p>1.189667</text:p>
          </table:table-cell>
          <table:table-cell office:value-type="float" office:value="1.173737" calcext:value-type="float">
            <text:p>1.173737</text:p>
          </table:table-cell>
          <table:table-cell office:value-type="float" office:value="2.144867" calcext:value-type="float">
            <text:p>2.144867</text:p>
          </table:table-cell>
          <table:table-cell office:value-type="float" office:value="2.121674" calcext:value-type="float">
            <text:p>2.121674</text:p>
          </table:table-cell>
          <table:table-cell office:value-type="float" office:value="2.970215" calcext:value-type="float">
            <text:p>2.970215</text:p>
          </table:table-cell>
          <table:table-cell office:value-type="float" office:value="2.942413" calcext:value-type="float">
            <text:p>2.942413</text:p>
          </table:table-cell>
          <table:table-cell office:value-type="float" office:value="3.726929" calcext:value-type="float">
            <text:p>3.726929</text:p>
          </table:table-cell>
          <table:table-cell office:value-type="float" office:value="3.695251" calcext:value-type="float">
            <text:p>3.695251</text:p>
          </table:table-cell>
          <table:table-cell office:value-type="float" office:value="4.457306" calcext:value-type="float">
            <text:p>4.457306</text:p>
          </table:table-cell>
          <table:table-cell office:value-type="float" office:value="4.423309" calcext:value-type="float">
            <text:p>4.423309</text:p>
          </table:table-cell>
          <table:table-cell office:value-type="float" office:value="4.999756" calcext:value-type="float">
            <text:p>4.999756</text:p>
          </table:table-cell>
          <table:table-cell office:value-type="float" office:value="4.965515" calcext:value-type="float">
            <text:p>4.965515</text:p>
          </table:table-cell>
          <table:table-cell office:value-type="float" office:value="41.81311" calcext:value-type="float">
            <text:p>41.81311</text:p>
          </table:table-cell>
          <table:table-cell office:value-type="float" office:value="-8.798584" calcext:value-type="float">
            <text:p>-8.798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.96504" calcext:value-type="float">
            <text:p>3.96504</text:p>
          </table:table-cell>
          <table:table-cell office:value-type="float" office:value="1.69" calcext:value-type="float">
            <text:p>1.6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082208" calcext:value-type="float">
            <text:p>0.6082208</text:p>
          </table:table-cell>
          <table:table-cell office:value-type="float" office:value="0.5215338" calcext:value-type="float">
            <text:p>0.5215338</text:p>
          </table:table-cell>
          <table:table-cell office:value-type="float" office:value="247.608" calcext:value-type="float">
            <text:p>247.608</text:p>
          </table:table-cell>
          <table:table-cell office:value-type="float" office:value="0" calcext:value-type="float">
            <text:p>0</text:p>
          </table:table-cell>
          <table:table-cell office:value-type="float" office:value="4.787598" calcext:value-type="float">
            <text:p>4.787598</text:p>
          </table:table-cell>
          <table:table-cell office:value-type="float" office:value="-2.919098" calcext:value-type="float">
            <text:p>-2.919098</text:p>
          </table:table-cell>
          <table:table-cell office:value-type="float" office:value="1.845215" calcext:value-type="float">
            <text:p>1.845215</text:p>
          </table:table-cell>
          <table:table-cell office:value-type="float" office:value="-0.6400452" calcext:value-type="float">
            <text:p>-0.6400452</text:p>
          </table:table-cell>
          <table:table-cell office:value-type="float" office:value="0.4871826" calcext:value-type="float">
            <text:p>0.4871826</text:p>
          </table:table-cell>
          <table:table-cell office:value-type="float" office:value="-0.1710815" calcext:value-type="float">
            <text:p>-0.1710815</text:p>
          </table:table-cell>
          <table:table-cell office:value-type="float" office:value="-0.1055908" calcext:value-type="float">
            <text:p>-0.1055908</text:p>
          </table:table-cell>
          <table:table-cell office:value-type="float" office:value="-0.1995544" calcext:value-type="float">
            <text:p>-0.1995544</text:p>
          </table:table-cell>
          <table:table-cell office:value-type="float" office:value="-0.20755" calcext:value-type="float">
            <text:p>-0.20755</text:p>
          </table:table-cell>
          <table:table-cell office:value-type="float" office:value="-0.2633667" calcext:value-type="float">
            <text:p>-0.2633667</text:p>
          </table:table-cell>
          <table:table-cell office:value-type="float" office:value="-0.2015686" calcext:value-type="float">
            <text:p>-0.2015686</text:p>
          </table:table-cell>
          <table:table-cell office:value-type="float" office:value="-0.2356873" calcext:value-type="float">
            <text:p>-0.2356873</text:p>
          </table:table-cell>
          <table:table-cell office:value-type="float" office:value="0.02438354" calcext:value-type="float">
            <text:p>0.02438354</text:p>
          </table:table-cell>
          <table:table-cell office:value-type="float" office:value="-0.0005493164" calcext:value-type="float">
            <text:p>-0.0005493164</text:p>
          </table:table-cell>
          <table:table-cell office:value-type="float" office:value="0.4207153" calcext:value-type="float">
            <text:p>0.4207153</text:p>
          </table:table-cell>
          <table:table-cell office:value-type="float" office:value="0.411377" calcext:value-type="float">
            <text:p>0.411377</text:p>
          </table:table-cell>
          <table:table-cell office:value-type="float" office:value="1.173615" calcext:value-type="float">
            <text:p>1.173615</text:p>
          </table:table-cell>
          <table:table-cell office:value-type="float" office:value="1.163239" calcext:value-type="float">
            <text:p>1.163239</text:p>
          </table:table-cell>
          <table:table-cell office:value-type="float" office:value="2.121429" calcext:value-type="float">
            <text:p>2.121429</text:p>
          </table:table-cell>
          <table:table-cell office:value-type="float" office:value="2.099426" calcext:value-type="float">
            <text:p>2.099426</text:p>
          </table:table-cell>
          <table:table-cell office:value-type="float" office:value="2.942139" calcext:value-type="float">
            <text:p>2.942139</text:p>
          </table:table-cell>
          <table:table-cell office:value-type="float" office:value="2.915619" calcext:value-type="float">
            <text:p>2.915619</text:p>
          </table:table-cell>
          <table:table-cell office:value-type="float" office:value="3.694916" calcext:value-type="float">
            <text:p>3.694916</text:p>
          </table:table-cell>
          <table:table-cell office:value-type="float" office:value="3.664032" calcext:value-type="float">
            <text:p>3.664032</text:p>
          </table:table-cell>
          <table:table-cell office:value-type="float" office:value="4.422974" calcext:value-type="float">
            <text:p>4.422974</text:p>
          </table:table-cell>
          <table:table-cell office:value-type="float" office:value="4.38916" calcext:value-type="float">
            <text:p>4.38916</text:p>
          </table:table-cell>
          <table:table-cell office:value-type="float" office:value="4.965118" calcext:value-type="float">
            <text:p>4.965118</text:p>
          </table:table-cell>
          <table:table-cell office:value-type="float" office:value="4.931396" calcext:value-type="float">
            <text:p>4.931396</text:p>
          </table:table-cell>
          <table:table-cell office:value-type="float" office:value="7.055481" calcext:value-type="float">
            <text:p>7.055481</text:p>
          </table:table-cell>
          <table:table-cell office:value-type="float" office:value="-5.571289" calcext:value-type="float">
            <text:p>-5.571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12.61224" calcext:value-type="float">
            <text:p>12.61224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0.9739382" calcext:value-type="float">
            <text:p>0.973938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0" calcext:value-type="float">
            <text:p>0</text:p>
          </table:table-cell>
          <table:table-cell office:value-type="float" office:value="20.26602" calcext:value-type="float">
            <text:p>20.26602</text:p>
          </table:table-cell>
          <table:table-cell office:value-type="float" office:value="-2.914062" calcext:value-type="float">
            <text:p>-2.914062</text:p>
          </table:table-cell>
          <table:table-cell office:value-type="float" office:value="10.56915" calcext:value-type="float">
            <text:p>10.56915</text:p>
          </table:table-cell>
          <table:table-cell office:value-type="float" office:value="-0.8612366" calcext:value-type="float">
            <text:p>-0.8612366</text:p>
          </table:table-cell>
          <table:table-cell office:value-type="float" office:value="5.410919" calcext:value-type="float">
            <text:p>5.410919</text:p>
          </table:table-cell>
          <table:table-cell office:value-type="float" office:value="-0.2151489" calcext:value-type="float">
            <text:p>-0.2151489</text:p>
          </table:table-cell>
          <table:table-cell office:value-type="float" office:value="0.5380859" calcext:value-type="float">
            <text:p>0.5380859</text:p>
          </table:table-cell>
          <table:table-cell office:value-type="float" office:value="-0.1810303" calcext:value-type="float">
            <text:p>-0.1810303</text:p>
          </table:table-cell>
          <table:table-cell office:value-type="float" office:value="-0.01965332" calcext:value-type="float">
            <text:p>-0.01965332</text:p>
          </table:table-cell>
          <table:table-cell office:value-type="float" office:value="-0.2106018" calcext:value-type="float">
            <text:p>-0.2106018</text:p>
          </table:table-cell>
          <table:table-cell office:value-type="float" office:value="-0.1621094" calcext:value-type="float">
            <text:p>-0.1621094</text:p>
          </table:table-cell>
          <table:table-cell office:value-type="float" office:value="-0.2012329" calcext:value-type="float">
            <text:p>-0.2012329</text:p>
          </table:table-cell>
          <table:table-cell office:value-type="float" office:value="0.05578613" calcext:value-type="float">
            <text:p>0.05578613</text:p>
          </table:table-cell>
          <table:table-cell office:value-type="float" office:value="0.02462769" calcext:value-type="float">
            <text:p>0.02462769</text:p>
          </table:table-cell>
          <table:table-cell office:value-type="float" office:value="0.4356995" calcext:value-type="float">
            <text:p>0.4356995</text:p>
          </table:table-cell>
          <table:table-cell office:value-type="float" office:value="0.4207764" calcext:value-type="float">
            <text:p>0.4207764</text:p>
          </table:table-cell>
          <table:table-cell office:value-type="float" office:value="1.163147" calcext:value-type="float">
            <text:p>1.163147</text:p>
          </table:table-cell>
          <table:table-cell office:value-type="float" office:value="1.15741" calcext:value-type="float">
            <text:p>1.15741</text:p>
          </table:table-cell>
          <table:table-cell office:value-type="float" office:value="2.099182" calcext:value-type="float">
            <text:p>2.099182</text:p>
          </table:table-cell>
          <table:table-cell office:value-type="float" office:value="2.080566" calcext:value-type="float">
            <text:p>2.080566</text:p>
          </table:table-cell>
          <table:table-cell office:value-type="float" office:value="2.915314" calcext:value-type="float">
            <text:p>2.915314</text:p>
          </table:table-cell>
          <table:table-cell office:value-type="float" office:value="2.889099" calcext:value-type="float">
            <text:p>2.889099</text:p>
          </table:table-cell>
          <table:table-cell office:value-type="float" office:value="3.663696" calcext:value-type="float">
            <text:p>3.663696</text:p>
          </table:table-cell>
          <table:table-cell office:value-type="float" office:value="3.633362" calcext:value-type="float">
            <text:p>3.633362</text:p>
          </table:table-cell>
          <table:table-cell office:value-type="float" office:value="4.388794" calcext:value-type="float">
            <text:p>4.388794</text:p>
          </table:table-cell>
          <table:table-cell office:value-type="float" office:value="4.356018" calcext:value-type="float">
            <text:p>4.356018</text:p>
          </table:table-cell>
          <table:table-cell office:value-type="float" office:value="4.931091" calcext:value-type="float">
            <text:p>4.931091</text:p>
          </table:table-cell>
          <table:table-cell office:value-type="float" office:value="4.897919" calcext:value-type="float">
            <text:p>4.897919</text:p>
          </table:table-cell>
          <table:table-cell office:value-type="float" office:value="29.52884" calcext:value-type="float">
            <text:p>29.52884</text:p>
          </table:table-cell>
          <table:table-cell office:value-type="float" office:value="-4.962616" calcext:value-type="float">
            <text:p>-4.962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19.00728" calcext:value-type="float">
            <text:p>19.00728</text:p>
          </table:table-cell>
          <table:table-cell office:value-type="float" office:value="21.83" calcext:value-type="float">
            <text:p>21.83</text:p>
          </table:table-cell>
          <table:table-cell office:value-type="float" office:value="1.51" calcext:value-type="float">
            <text:p>1.51</text:p>
          </table:table-cell>
          <table:table-cell office:value-type="float" office:value="1.11197" calcext:value-type="float">
            <text:p>1.11197</text:p>
          </table:table-cell>
          <table:table-cell office:value-type="float" office:value="0.6004969" calcext:value-type="float">
            <text:p>0.6004969</text:p>
          </table:table-cell>
          <table:table-cell office:value-type="float" office:value="450.252" calcext:value-type="float">
            <text:p>450.252</text:p>
          </table:table-cell>
          <table:table-cell office:value-type="float" office:value="0" calcext:value-type="float">
            <text:p>0</text:p>
          </table:table-cell>
          <table:table-cell office:value-type="float" office:value="34.94897" calcext:value-type="float">
            <text:p>34.94897</text:p>
          </table:table-cell>
          <table:table-cell office:value-type="float" office:value="-2.126831" calcext:value-type="float">
            <text:p>-2.126831</text:p>
          </table:table-cell>
          <table:table-cell office:value-type="float" office:value="19.33618" calcext:value-type="float">
            <text:p>19.33618</text:p>
          </table:table-cell>
          <table:table-cell office:value-type="float" office:value="-0.5626221" calcext:value-type="float">
            <text:p>-0.5626221</text:p>
          </table:table-cell>
          <table:table-cell office:value-type="float" office:value="10.71475" calcext:value-type="float">
            <text:p>10.71475</text:p>
          </table:table-cell>
          <table:table-cell office:value-type="float" office:value="-0.1567383" calcext:value-type="float">
            <text:p>-0.1567383</text:p>
          </table:table-cell>
          <table:table-cell office:value-type="float" office:value="4.75943" calcext:value-type="float">
            <text:p>4.75943</text:p>
          </table:table-cell>
          <table:table-cell office:value-type="float" office:value="-0.0864563" calcext:value-type="float">
            <text:p>-0.0864563</text:p>
          </table:table-cell>
          <table:table-cell office:value-type="float" office:value="0.9047241" calcext:value-type="float">
            <text:p>0.9047241</text:p>
          </table:table-cell>
          <table:table-cell office:value-type="float" office:value="-0.1266174" calcext:value-type="float">
            <text:p>-0.1266174</text:p>
          </table:table-cell>
          <table:table-cell office:value-type="float" office:value="-0.0553894" calcext:value-type="float">
            <text:p>-0.0553894</text:p>
          </table:table-cell>
          <table:table-cell office:value-type="float" office:value="-0.1619263" calcext:value-type="float">
            <text:p>-0.1619263</text:p>
          </table:table-cell>
          <table:table-cell office:value-type="float" office:value="0.1280823" calcext:value-type="float">
            <text:p>0.1280823</text:p>
          </table:table-cell>
          <table:table-cell office:value-type="float" office:value="0.05596924" calcext:value-type="float">
            <text:p>0.05596924</text:p>
          </table:table-cell>
          <table:table-cell office:value-type="float" office:value="0.4650269" calcext:value-type="float">
            <text:p>0.4650269</text:p>
          </table:table-cell>
          <table:table-cell office:value-type="float" office:value="0.4358826" calcext:value-type="float">
            <text:p>0.4358826</text:p>
          </table:table-cell>
          <table:table-cell office:value-type="float" office:value="1.157379" calcext:value-type="float">
            <text:p>1.157379</text:p>
          </table:table-cell>
          <table:table-cell office:value-type="float" office:value="1.155792" calcext:value-type="float">
            <text:p>1.155792</text:p>
          </table:table-cell>
          <table:table-cell office:value-type="float" office:value="2.080353" calcext:value-type="float">
            <text:p>2.080353</text:p>
          </table:table-cell>
          <table:table-cell office:value-type="float" office:value="2.063354" calcext:value-type="float">
            <text:p>2.063354</text:p>
          </table:table-cell>
          <table:table-cell office:value-type="float" office:value="2.888824" calcext:value-type="float">
            <text:p>2.888824</text:p>
          </table:table-cell>
          <table:table-cell office:value-type="float" office:value="2.864441" calcext:value-type="float">
            <text:p>2.864441</text:p>
          </table:table-cell>
          <table:table-cell office:value-type="float" office:value="3.633026" calcext:value-type="float">
            <text:p>3.633026</text:p>
          </table:table-cell>
          <table:table-cell office:value-type="float" office:value="3.603424" calcext:value-type="float">
            <text:p>3.603424</text:p>
          </table:table-cell>
          <table:table-cell office:value-type="float" office:value="4.355652" calcext:value-type="float">
            <text:p>4.355652</text:p>
          </table:table-cell>
          <table:table-cell office:value-type="float" office:value="4.323517" calcext:value-type="float">
            <text:p>4.323517</text:p>
          </table:table-cell>
          <table:table-cell office:value-type="float" office:value="4.897583" calcext:value-type="float">
            <text:p>4.897583</text:p>
          </table:table-cell>
          <table:table-cell office:value-type="float" office:value="4.865265" calcext:value-type="float">
            <text:p>4.865265</text:p>
          </table:table-cell>
          <table:table-cell office:value-type="float" office:value="48.31509" calcext:value-type="float">
            <text:p>48.31509</text:p>
          </table:table-cell>
          <table:table-cell office:value-type="float" office:value="-3.68808" calcext:value-type="float">
            <text:p>-3.68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18.77985" calcext:value-type="float">
            <text:p>18.77985</text:p>
          </table:table-cell>
          <table:table-cell office:value-type="float" office:value="28.89" calcext:value-type="float">
            <text:p>28.89</text:p>
          </table:table-cell>
          <table:table-cell office:value-type="float" office:value="3.68" calcext:value-type="float">
            <text:p>3.68</text:p>
          </table:table-cell>
          <table:table-cell office:value-type="float" office:value="1.146628" calcext:value-type="float">
            <text:p>1.146628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421.452" calcext:value-type="float">
            <text:p>421.452</text:p>
          </table:table-cell>
          <table:table-cell office:value-type="float" office:value="0" calcext:value-type="float">
            <text:p>0</text:p>
          </table:table-cell>
          <table:table-cell office:value-type="float" office:value="39.84598" calcext:value-type="float">
            <text:p>39.84598</text:p>
          </table:table-cell>
          <table:table-cell office:value-type="float" office:value="-0.4684448" calcext:value-type="float">
            <text:p>-0.4684448</text:p>
          </table:table-cell>
          <table:table-cell office:value-type="float" office:value="23.8461" calcext:value-type="float">
            <text:p>23.8461</text:p>
          </table:table-cell>
          <table:table-cell office:value-type="float" office:value="0.4501038" calcext:value-type="float">
            <text:p>0.4501038</text:p>
          </table:table-cell>
          <table:table-cell office:value-type="float" office:value="15.29367" calcext:value-type="float">
            <text:p>15.29367</text:p>
          </table:table-cell>
          <table:table-cell office:value-type="float" office:value="0.5854797" calcext:value-type="float">
            <text:p>0.5854797</text:p>
          </table:table-cell>
          <table:table-cell office:value-type="float" office:value="8.620514" calcext:value-type="float">
            <text:p>8.620514</text:p>
          </table:table-cell>
          <table:table-cell office:value-type="float" office:value="0.3249817" calcext:value-type="float">
            <text:p>0.3249817</text:p>
          </table:table-cell>
          <table:table-cell office:value-type="float" office:value="4.834534" calcext:value-type="float">
            <text:p>4.834534</text:p>
          </table:table-cell>
          <table:table-cell office:value-type="float" office:value="0.03799438" calcext:value-type="float">
            <text:p>0.03799438</text:p>
          </table:table-cell>
          <table:table-cell office:value-type="float" office:value="0.2641602" calcext:value-type="float">
            <text:p>0.2641602</text:p>
          </table:table-cell>
          <table:table-cell office:value-type="float" office:value="-0.08502197" calcext:value-type="float">
            <text:p>-0.08502197</text:p>
          </table:table-cell>
          <table:table-cell office:value-type="float" office:value="0.3383789" calcext:value-type="float">
            <text:p>0.3383789</text:p>
          </table:table-cell>
          <table:table-cell office:value-type="float" office:value="0.1222229" calcext:value-type="float">
            <text:p>0.1222229</text:p>
          </table:table-cell>
          <table:table-cell office:value-type="float" office:value="0.5401001" calcext:value-type="float">
            <text:p>0.5401001</text:p>
          </table:table-cell>
          <table:table-cell office:value-type="float" office:value="0.4654846" calcext:value-type="float">
            <text:p>0.4654846</text:p>
          </table:table-cell>
          <table:table-cell office:value-type="float" office:value="1.166168" calcext:value-type="float">
            <text:p>1.166168</text:p>
          </table:table-cell>
          <table:table-cell office:value-type="float" office:value="1.156525" calcext:value-type="float">
            <text:p>1.156525</text:p>
          </table:table-cell>
          <table:table-cell office:value-type="float" office:value="2.063171" calcext:value-type="float">
            <text:p>2.063171</text:p>
          </table:table-cell>
          <table:table-cell office:value-type="float" office:value="2.048767" calcext:value-type="float">
            <text:p>2.048767</text:p>
          </table:table-cell>
          <table:table-cell office:value-type="float" office:value="2.864197" calcext:value-type="float">
            <text:p>2.864197</text:p>
          </table:table-cell>
          <table:table-cell office:value-type="float" office:value="2.841095" calcext:value-type="float">
            <text:p>2.841095</text:p>
          </table:table-cell>
          <table:table-cell office:value-type="float" office:value="3.603088" calcext:value-type="float">
            <text:p>3.603088</text:p>
          </table:table-cell>
          <table:table-cell office:value-type="float" office:value="3.574646" calcext:value-type="float">
            <text:p>3.574646</text:p>
          </table:table-cell>
          <table:table-cell office:value-type="float" office:value="4.323181" calcext:value-type="float">
            <text:p>4.323181</text:p>
          </table:table-cell>
          <table:table-cell office:value-type="float" office:value="4.291931" calcext:value-type="float">
            <text:p>4.291931</text:p>
          </table:table-cell>
          <table:table-cell office:value-type="float" office:value="4.864929" calcext:value-type="float">
            <text:p>4.864929</text:p>
          </table:table-cell>
          <table:table-cell office:value-type="float" office:value="4.833252" calcext:value-type="float">
            <text:p>4.833252</text:p>
          </table:table-cell>
          <table:table-cell office:value-type="float" office:value="53.18692" calcext:value-type="float">
            <text:p>53.18692</text:p>
          </table:table-cell>
          <table:table-cell office:value-type="float" office:value="-1.359558" calcext:value-type="float">
            <text:p>-1.359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17.56804" calcext:value-type="float">
            <text:p>17.56804</text:p>
          </table:table-cell>
          <table:table-cell office:value-type="float" office:value="26.56" calcext:value-type="float">
            <text:p>26.56</text:p>
          </table:table-cell>
          <table:table-cell office:value-type="float" office:value="7.07" calcext:value-type="float">
            <text:p>7.07</text:p>
          </table:table-cell>
          <table:table-cell office:value-type="float" office:value="1.342044" calcext:value-type="float">
            <text:p>1.342044</text:p>
          </table:table-cell>
          <table:table-cell office:value-type="float" office:value="0.8844498" calcext:value-type="float">
            <text:p>0.8844498</text:p>
          </table:table-cell>
          <table:table-cell office:value-type="float" office:value="179.208" calcext:value-type="float">
            <text:p>179.208</text:p>
          </table:table-cell>
          <table:table-cell office:value-type="float" office:value="0" calcext:value-type="float">
            <text:p>0</text:p>
          </table:table-cell>
          <table:table-cell office:value-type="float" office:value="38.32889" calcext:value-type="float">
            <text:p>38.32889</text:p>
          </table:table-cell>
          <table:table-cell office:value-type="float" office:value="4.015686" calcext:value-type="float">
            <text:p>4.015686</text:p>
          </table:table-cell>
          <table:table-cell office:value-type="float" office:value="23.67117" calcext:value-type="float">
            <text:p>23.67117</text:p>
          </table:table-cell>
          <table:table-cell office:value-type="float" office:value="4.862976" calcext:value-type="float">
            <text:p>4.862976</text:p>
          </table:table-cell>
          <table:table-cell office:value-type="float" office:value="16.69043" calcext:value-type="float">
            <text:p>16.69043</text:p>
          </table:table-cell>
          <table:table-cell office:value-type="float" office:value="4.294556" calcext:value-type="float">
            <text:p>4.294556</text:p>
          </table:table-cell>
          <table:table-cell office:value-type="float" office:value="11.46274" calcext:value-type="float">
            <text:p>11.46274</text:p>
          </table:table-cell>
          <table:table-cell office:value-type="float" office:value="3.062286" calcext:value-type="float">
            <text:p>3.062286</text:p>
          </table:table-cell>
          <table:table-cell office:value-type="float" office:value="8.466766" calcext:value-type="float">
            <text:p>8.466766</text:p>
          </table:table-cell>
          <table:table-cell office:value-type="float" office:value="1.777527" calcext:value-type="float">
            <text:p>1.777527</text:p>
          </table:table-cell>
          <table:table-cell office:value-type="float" office:value="5.965332" calcext:value-type="float">
            <text:p>5.965332</text:p>
          </table:table-cell>
          <table:table-cell office:value-type="float" office:value="0.0993042" calcext:value-type="float">
            <text:p>0.0993042</text:p>
          </table:table-cell>
          <table:table-cell office:value-type="float" office:value="3.890869" calcext:value-type="float">
            <text:p>3.890869</text:p>
          </table:table-cell>
          <table:table-cell office:value-type="float" office:value="0.2843933" calcext:value-type="float">
            <text:p>0.2843933</text:p>
          </table:table-cell>
          <table:table-cell office:value-type="float" office:value="1.378937" calcext:value-type="float">
            <text:p>1.378937</text:p>
          </table:table-cell>
          <table:table-cell office:value-type="float" office:value="0.5417175" calcext:value-type="float">
            <text:p>0.5417175</text:p>
          </table:table-cell>
          <table:table-cell office:value-type="float" office:value="1.24881" calcext:value-type="float">
            <text:p>1.24881</text:p>
          </table:table-cell>
          <table:table-cell office:value-type="float" office:value="1.166443" calcext:value-type="float">
            <text:p>1.166443</text:p>
          </table:table-cell>
          <table:table-cell office:value-type="float" office:value="2.048645" calcext:value-type="float">
            <text:p>2.048645</text:p>
          </table:table-cell>
          <table:table-cell office:value-type="float" office:value="2.041565" calcext:value-type="float">
            <text:p>2.041565</text:p>
          </table:table-cell>
          <table:table-cell office:value-type="float" office:value="2.840851" calcext:value-type="float">
            <text:p>2.840851</text:p>
          </table:table-cell>
          <table:table-cell office:value-type="float" office:value="2.819702" calcext:value-type="float">
            <text:p>2.819702</text:p>
          </table:table-cell>
          <table:table-cell office:value-type="float" office:value="3.574341" calcext:value-type="float">
            <text:p>3.574341</text:p>
          </table:table-cell>
          <table:table-cell office:value-type="float" office:value="3.547119" calcext:value-type="float">
            <text:p>3.547119</text:p>
          </table:table-cell>
          <table:table-cell office:value-type="float" office:value="4.291626" calcext:value-type="float">
            <text:p>4.291626</text:p>
          </table:table-cell>
          <table:table-cell office:value-type="float" office:value="4.260864" calcext:value-type="float">
            <text:p>4.260864</text:p>
          </table:table-cell>
          <table:table-cell office:value-type="float" office:value="4.832947" calcext:value-type="float">
            <text:p>4.832947</text:p>
          </table:table-cell>
          <table:table-cell office:value-type="float" office:value="4.801392" calcext:value-type="float">
            <text:p>4.801392</text:p>
          </table:table-cell>
          <table:table-cell office:value-type="float" office:value="47.17316" calcext:value-type="float">
            <text:p>47.17316</text:p>
          </table:table-cell>
          <table:table-cell office:value-type="float" office:value="2.816589" calcext:value-type="float">
            <text:p>2.8165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8.38584" calcext:value-type="float">
            <text:p>8.38584</text:p>
          </table:table-cell>
          <table:table-cell office:value-type="float" office:value="20.71" calcext:value-type="float">
            <text:p>20.71</text:p>
          </table:table-cell>
          <table:table-cell office:value-type="float" office:value="9.05" calcext:value-type="float">
            <text:p>9.05</text:p>
          </table:table-cell>
          <table:table-cell office:value-type="float" office:value="1.48836" calcext:value-type="float">
            <text:p>1.48836</text:p>
          </table:table-cell>
          <table:table-cell office:value-type="float" office:value="1.011482" calcext:value-type="float">
            <text:p>1.011482</text:p>
          </table:table-cell>
          <table:table-cell office:value-type="float" office:value="215.712" calcext:value-type="float">
            <text:p>215.712</text:p>
          </table:table-cell>
          <table:table-cell office:value-type="float" office:value="0" calcext:value-type="float">
            <text:p>0</text:p>
          </table:table-cell>
          <table:table-cell office:value-type="float" office:value="29.08557" calcext:value-type="float">
            <text:p>29.08557</text:p>
          </table:table-cell>
          <table:table-cell office:value-type="float" office:value="6.273163" calcext:value-type="float">
            <text:p>6.273163</text:p>
          </table:table-cell>
          <table:table-cell office:value-type="float" office:value="18.60986" calcext:value-type="float">
            <text:p>18.60986</text:p>
          </table:table-cell>
          <table:table-cell office:value-type="float" office:value="7.362061" calcext:value-type="float">
            <text:p>7.362061</text:p>
          </table:table-cell>
          <table:table-cell office:value-type="float" office:value="14.33401" calcext:value-type="float">
            <text:p>14.33401</text:p>
          </table:table-cell>
          <table:table-cell office:value-type="float" office:value="7.504852" calcext:value-type="float">
            <text:p>7.504852</text:p>
          </table:table-cell>
          <table:table-cell office:value-type="float" office:value="11.24283" calcext:value-type="float">
            <text:p>11.24283</text:p>
          </table:table-cell>
          <table:table-cell office:value-type="float" office:value="7.080475" calcext:value-type="float">
            <text:p>7.080475</text:p>
          </table:table-cell>
          <table:table-cell office:value-type="float" office:value="9.312744" calcext:value-type="float">
            <text:p>9.312744</text:p>
          </table:table-cell>
          <table:table-cell office:value-type="float" office:value="6.484497" calcext:value-type="float">
            <text:p>6.484497</text:p>
          </table:table-cell>
          <table:table-cell office:value-type="float" office:value="7.370697" calcext:value-type="float">
            <text:p>7.370697</text:p>
          </table:table-cell>
          <table:table-cell office:value-type="float" office:value="5.594971" calcext:value-type="float">
            <text:p>5.594971</text:p>
          </table:table-cell>
          <table:table-cell office:value-type="float" office:value="5.727783" calcext:value-type="float">
            <text:p>5.727783</text:p>
          </table:table-cell>
          <table:table-cell office:value-type="float" office:value="3.933319" calcext:value-type="float">
            <text:p>3.933319</text:p>
          </table:table-cell>
          <table:table-cell office:value-type="float" office:value="3.334686" calcext:value-type="float">
            <text:p>3.334686</text:p>
          </table:table-cell>
          <table:table-cell office:value-type="float" office:value="1.407959" calcext:value-type="float">
            <text:p>1.407959</text:p>
          </table:table-cell>
          <table:table-cell office:value-type="float" office:value="1.867096" calcext:value-type="float">
            <text:p>1.867096</text:p>
          </table:table-cell>
          <table:table-cell office:value-type="float" office:value="1.252441" calcext:value-type="float">
            <text:p>1.252441</text:p>
          </table:table-cell>
          <table:table-cell office:value-type="float" office:value="2.115631" calcext:value-type="float">
            <text:p>2.115631</text:p>
          </table:table-cell>
          <table:table-cell office:value-type="float" office:value="2.042236" calcext:value-type="float">
            <text:p>2.042236</text:p>
          </table:table-cell>
          <table:table-cell office:value-type="float" office:value="2.819489" calcext:value-type="float">
            <text:p>2.819489</text:p>
          </table:table-cell>
          <table:table-cell office:value-type="float" office:value="2.810516" calcext:value-type="float">
            <text:p>2.810516</text:p>
          </table:table-cell>
          <table:table-cell office:value-type="float" office:value="3.546814" calcext:value-type="float">
            <text:p>3.546814</text:p>
          </table:table-cell>
          <table:table-cell office:value-type="float" office:value="3.521088" calcext:value-type="float">
            <text:p>3.521088</text:p>
          </table:table-cell>
          <table:table-cell office:value-type="float" office:value="4.260529" calcext:value-type="float">
            <text:p>4.260529</text:p>
          </table:table-cell>
          <table:table-cell office:value-type="float" office:value="4.230438" calcext:value-type="float">
            <text:p>4.230438</text:p>
          </table:table-cell>
          <table:table-cell office:value-type="float" office:value="4.801086" calcext:value-type="float">
            <text:p>4.801086</text:p>
          </table:table-cell>
          <table:table-cell office:value-type="float" office:value="4.771423" calcext:value-type="float">
            <text:p>4.771423</text:p>
          </table:table-cell>
          <table:table-cell office:value-type="float" office:value="40.18896" calcext:value-type="float">
            <text:p>40.18896</text:p>
          </table:table-cell>
          <table:table-cell office:value-type="float" office:value="5.0112" calcext:value-type="float">
            <text:p>5.0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13.25504" calcext:value-type="float">
            <text:p>13.25504</text:p>
          </table:table-cell>
          <table:table-cell office:value-type="float" office:value="21.09" calcext:value-type="float">
            <text:p>21.09</text:p>
          </table:table-cell>
          <table:table-cell office:value-type="float" office:value="8.62" calcext:value-type="float">
            <text:p>8.62</text:p>
          </table:table-cell>
          <table:table-cell office:value-type="float" office:value="1.409561" calcext:value-type="float">
            <text:p>1.409561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479.556" calcext:value-type="float">
            <text:p>479.556</text:p>
          </table:table-cell>
          <table:table-cell office:value-type="float" office:value="0" calcext:value-type="float">
            <text:p>0</text:p>
          </table:table-cell>
          <table:table-cell office:value-type="float" office:value="32.06189" calcext:value-type="float">
            <text:p>32.06189</text:p>
          </table:table-cell>
          <table:table-cell office:value-type="float" office:value="6.257965" calcext:value-type="float">
            <text:p>6.257965</text:p>
          </table:table-cell>
          <table:table-cell office:value-type="float" office:value="22.2012" calcext:value-type="float">
            <text:p>22.2012</text:p>
          </table:table-cell>
          <table:table-cell office:value-type="float" office:value="7.384094" calcext:value-type="float">
            <text:p>7.384094</text:p>
          </table:table-cell>
          <table:table-cell office:value-type="float" office:value="17.22638" calcext:value-type="float">
            <text:p>17.22638</text:p>
          </table:table-cell>
          <table:table-cell office:value-type="float" office:value="7.768585" calcext:value-type="float">
            <text:p>7.768585</text:p>
          </table:table-cell>
          <table:table-cell office:value-type="float" office:value="13.53976" calcext:value-type="float">
            <text:p>13.53976</text:p>
          </table:table-cell>
          <table:table-cell office:value-type="float" office:value="7.643829" calcext:value-type="float">
            <text:p>7.643829</text:p>
          </table:table-cell>
          <table:table-cell office:value-type="float" office:value="11.30487" calcext:value-type="float">
            <text:p>11.30487</text:p>
          </table:table-cell>
          <table:table-cell office:value-type="float" office:value="7.288361" calcext:value-type="float">
            <text:p>7.288361</text:p>
          </table:table-cell>
          <table:table-cell office:value-type="float" office:value="9.137543" calcext:value-type="float">
            <text:p>9.137543</text:p>
          </table:table-cell>
          <table:table-cell office:value-type="float" office:value="6.666351" calcext:value-type="float">
            <text:p>6.666351</text:p>
          </table:table-cell>
          <table:table-cell office:value-type="float" office:value="7.322113" calcext:value-type="float">
            <text:p>7.322113</text:p>
          </table:table-cell>
          <table:table-cell office:value-type="float" office:value="5.65979" calcext:value-type="float">
            <text:p>5.65979</text:p>
          </table:table-cell>
          <table:table-cell office:value-type="float" office:value="4.672638" calcext:value-type="float">
            <text:p>4.672638</text:p>
          </table:table-cell>
          <table:table-cell office:value-type="float" office:value="3.353516" calcext:value-type="float">
            <text:p>3.353516</text:p>
          </table:table-cell>
          <table:table-cell office:value-type="float" office:value="2.651245" calcext:value-type="float">
            <text:p>2.651245</text:p>
          </table:table-cell>
          <table:table-cell office:value-type="float" office:value="1.875122" calcext:value-type="float">
            <text:p>1.875122</text:p>
          </table:table-cell>
          <table:table-cell office:value-type="float" office:value="2.320099" calcext:value-type="float">
            <text:p>2.320099</text:p>
          </table:table-cell>
          <table:table-cell office:value-type="float" office:value="2.117126" calcext:value-type="float">
            <text:p>2.117126</text:p>
          </table:table-cell>
          <table:table-cell office:value-type="float" office:value="2.84552" calcext:value-type="float">
            <text:p>2.84552</text:p>
          </table:table-cell>
          <table:table-cell office:value-type="float" office:value="2.811584" calcext:value-type="float">
            <text:p>2.811584</text:p>
          </table:table-cell>
          <table:table-cell office:value-type="float" office:value="3.520813" calcext:value-type="float">
            <text:p>3.520813</text:p>
          </table:table-cell>
          <table:table-cell office:value-type="float" office:value="3.503387" calcext:value-type="float">
            <text:p>3.503387</text:p>
          </table:table-cell>
          <table:table-cell office:value-type="float" office:value="4.230133" calcext:value-type="float">
            <text:p>4.230133</text:p>
          </table:table-cell>
          <table:table-cell office:value-type="float" office:value="4.201935" calcext:value-type="float">
            <text:p>4.201935</text:p>
          </table:table-cell>
          <table:table-cell office:value-type="float" office:value="4.771088" calcext:value-type="float">
            <text:p>4.771088</text:p>
          </table:table-cell>
          <table:table-cell office:value-type="float" office:value="4.741882" calcext:value-type="float">
            <text:p>4.741882</text:p>
          </table:table-cell>
          <table:table-cell office:value-type="float" office:value="44.48209" calcext:value-type="float">
            <text:p>44.48209</text:p>
          </table:table-cell>
          <table:table-cell office:value-type="float" office:value="5.065247" calcext:value-type="float">
            <text:p>5.065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2.65212" calcext:value-type="float">
            <text:p>2.65212</text:p>
          </table:table-cell>
          <table:table-cell office:value-type="float" office:value="9.41" calcext:value-type="float">
            <text:p>9.41</text:p>
          </table:table-cell>
          <table:table-cell office:value-type="float" office:value="4.82" calcext:value-type="float">
            <text:p>4.82</text:p>
          </table:table-cell>
          <table:table-cell office:value-type="float" office:value="1.036258" calcext:value-type="float">
            <text:p>1.036258</text:p>
          </table:table-cell>
          <table:table-cell office:value-type="float" office:value="0.7575863" calcext:value-type="float">
            <text:p>0.7575863</text:p>
          </table:table-cell>
          <table:table-cell office:value-type="float" office:value="730.26" calcext:value-type="float">
            <text:p>730.26</text:p>
          </table:table-cell>
          <table:table-cell office:value-type="float" office:value="10.5" calcext:value-type="float">
            <text:p>10.5</text:p>
          </table:table-cell>
          <table:table-cell office:value-type="float" office:value="10.59366" calcext:value-type="float">
            <text:p>10.59366</text:p>
          </table:table-cell>
          <table:table-cell office:value-type="float" office:value="2.900391" calcext:value-type="float">
            <text:p>2.900391</text:p>
          </table:table-cell>
          <table:table-cell office:value-type="float" office:value="11.44824" calcext:value-type="float">
            <text:p>11.44824</text:p>
          </table:table-cell>
          <table:table-cell office:value-type="float" office:value="4.095337" calcext:value-type="float">
            <text:p>4.095337</text:p>
          </table:table-cell>
          <table:table-cell office:value-type="float" office:value="11.94757" calcext:value-type="float">
            <text:p>11.94757</text:p>
          </table:table-cell>
          <table:table-cell office:value-type="float" office:value="5.386383" calcext:value-type="float">
            <text:p>5.386383</text:p>
          </table:table-cell>
          <table:table-cell office:value-type="float" office:value="11.45343" calcext:value-type="float">
            <text:p>11.45343</text:p>
          </table:table-cell>
          <table:table-cell office:value-type="float" office:value="6.277954" calcext:value-type="float">
            <text:p>6.277954</text:p>
          </table:table-cell>
          <table:table-cell office:value-type="float" office:value="10.52698" calcext:value-type="float">
            <text:p>10.52698</text:p>
          </table:table-cell>
          <table:table-cell office:value-type="float" office:value="6.592468" calcext:value-type="float">
            <text:p>6.592468</text:p>
          </table:table-cell>
          <table:table-cell office:value-type="float" office:value="9.120514" calcext:value-type="float">
            <text:p>9.120514</text:p>
          </table:table-cell>
          <table:table-cell office:value-type="float" office:value="6.756012" calcext:value-type="float">
            <text:p>6.756012</text:p>
          </table:table-cell>
          <table:table-cell office:value-type="float" office:value="7.405334" calcext:value-type="float">
            <text:p>7.405334</text:p>
          </table:table-cell>
          <table:table-cell office:value-type="float" office:value="6.355255" calcext:value-type="float">
            <text:p>6.355255</text:p>
          </table:table-cell>
          <table:table-cell office:value-type="float" office:value="5.344788" calcext:value-type="float">
            <text:p>5.344788</text:p>
          </table:table-cell>
          <table:table-cell office:value-type="float" office:value="4.690948" calcext:value-type="float">
            <text:p>4.690948</text:p>
          </table:table-cell>
          <table:table-cell office:value-type="float" office:value="3.419006" calcext:value-type="float">
            <text:p>3.419006</text:p>
          </table:table-cell>
          <table:table-cell office:value-type="float" office:value="2.65976" calcext:value-type="float">
            <text:p>2.65976</text:p>
          </table:table-cell>
          <table:table-cell office:value-type="float" office:value="2.621216" calcext:value-type="float">
            <text:p>2.621216</text:p>
          </table:table-cell>
          <table:table-cell office:value-type="float" office:value="2.322815" calcext:value-type="float">
            <text:p>2.322815</text:p>
          </table:table-cell>
          <table:table-cell office:value-type="float" office:value="2.933594" calcext:value-type="float">
            <text:p>2.933594</text:p>
          </table:table-cell>
          <table:table-cell office:value-type="float" office:value="2.84613" calcext:value-type="float">
            <text:p>2.84613</text:p>
          </table:table-cell>
          <table:table-cell office:value-type="float" office:value="3.503265" calcext:value-type="float">
            <text:p>3.503265</text:p>
          </table:table-cell>
          <table:table-cell office:value-type="float" office:value="3.500305" calcext:value-type="float">
            <text:p>3.500305</text:p>
          </table:table-cell>
          <table:table-cell office:value-type="float" office:value="4.20163" calcext:value-type="float">
            <text:p>4.20163</text:p>
          </table:table-cell>
          <table:table-cell office:value-type="float" office:value="4.177185" calcext:value-type="float">
            <text:p>4.177185</text:p>
          </table:table-cell>
          <table:table-cell office:value-type="float" office:value="4.741577" calcext:value-type="float">
            <text:p>4.741577</text:p>
          </table:table-cell>
          <table:table-cell office:value-type="float" office:value="4.713379" calcext:value-type="float">
            <text:p>4.713379</text:p>
          </table:table-cell>
          <table:table-cell office:value-type="float" office:value="11.50034" calcext:value-type="float">
            <text:p>11.50034</text:p>
          </table:table-cell>
          <table:table-cell office:value-type="float" office:value="2.459076" calcext:value-type="float">
            <text:p>2.4590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6.34464" calcext:value-type="float">
            <text:p>6.34464</text:p>
          </table:table-cell>
          <table:table-cell office:value-type="float" office:value="8.09" calcext:value-type="float">
            <text:p>8.09</text:p>
          </table:table-cell>
          <table:table-cell office:value-type="float" office:value="1.32" calcext:value-type="float">
            <text:p>1.32</text:p>
          </table:table-cell>
          <table:table-cell office:value-type="float" office:value="0.9273819" calcext:value-type="float">
            <text:p>0.9273819</text:p>
          </table:table-cell>
          <table:table-cell office:value-type="float" office:value="0.5924392" calcext:value-type="float">
            <text:p>0.5924392</text:p>
          </table:table-cell>
          <table:table-cell office:value-type="float" office:value="514.944" calcext:value-type="float">
            <text:p>514.944</text:p>
          </table:table-cell>
          <table:table-cell office:value-type="float" office:value="5.5" calcext:value-type="float">
            <text:p>5.5</text:p>
          </table:table-cell>
          <table:table-cell office:value-type="float" office:value="13.88141" calcext:value-type="float">
            <text:p>13.88141</text:p>
          </table:table-cell>
          <table:table-cell office:value-type="float" office:value="0.5933228" calcext:value-type="float">
            <text:p>0.5933228</text:p>
          </table:table-cell>
          <table:table-cell office:value-type="float" office:value="9.91394" calcext:value-type="float">
            <text:p>9.91394</text:p>
          </table:table-cell>
          <table:table-cell office:value-type="float" office:value="2.389984" calcext:value-type="float">
            <text:p>2.389984</text:p>
          </table:table-cell>
          <table:table-cell office:value-type="float" office:value="8.266327" calcext:value-type="float">
            <text:p>8.266327</text:p>
          </table:table-cell>
          <table:table-cell office:value-type="float" office:value="3.496826" calcext:value-type="float">
            <text:p>3.496826</text:p>
          </table:table-cell>
          <table:table-cell office:value-type="float" office:value="7.123169" calcext:value-type="float">
            <text:p>7.123169</text:p>
          </table:table-cell>
          <table:table-cell office:value-type="float" office:value="4.411224" calcext:value-type="float">
            <text:p>4.411224</text:p>
          </table:table-cell>
          <table:table-cell office:value-type="float" office:value="6.536041" calcext:value-type="float">
            <text:p>6.536041</text:p>
          </table:table-cell>
          <table:table-cell office:value-type="float" office:value="4.877197" calcext:value-type="float">
            <text:p>4.877197</text:p>
          </table:table-cell>
          <table:table-cell office:value-type="float" office:value="6.722168" calcext:value-type="float">
            <text:p>6.722168</text:p>
          </table:table-cell>
          <table:table-cell office:value-type="float" office:value="5.202148" calcext:value-type="float">
            <text:p>5.202148</text:p>
          </table:table-cell>
          <table:table-cell office:value-type="float" office:value="6.338257" calcext:value-type="float">
            <text:p>6.338257</text:p>
          </table:table-cell>
          <table:table-cell office:value-type="float" office:value="5.208069" calcext:value-type="float">
            <text:p>5.208069</text:p>
          </table:table-cell>
          <table:table-cell office:value-type="float" office:value="5.343292" calcext:value-type="float">
            <text:p>5.343292</text:p>
          </table:table-cell>
          <table:table-cell office:value-type="float" office:value="4.93335" calcext:value-type="float">
            <text:p>4.93335</text:p>
          </table:table-cell>
          <table:table-cell office:value-type="float" office:value="3.799377" calcext:value-type="float">
            <text:p>3.799377</text:p>
          </table:table-cell>
          <table:table-cell office:value-type="float" office:value="3.425293" calcext:value-type="float">
            <text:p>3.425293</text:p>
          </table:table-cell>
          <table:table-cell office:value-type="float" office:value="2.937714" calcext:value-type="float">
            <text:p>2.937714</text:p>
          </table:table-cell>
          <table:table-cell office:value-type="float" office:value="2.624603" calcext:value-type="float">
            <text:p>2.624603</text:p>
          </table:table-cell>
          <table:table-cell office:value-type="float" office:value="3.066711" calcext:value-type="float">
            <text:p>3.066711</text:p>
          </table:table-cell>
          <table:table-cell office:value-type="float" office:value="2.934814" calcext:value-type="float">
            <text:p>2.934814</text:p>
          </table:table-cell>
          <table:table-cell office:value-type="float" office:value="3.523865" calcext:value-type="float">
            <text:p>3.523865</text:p>
          </table:table-cell>
          <table:table-cell office:value-type="float" office:value="3.502502" calcext:value-type="float">
            <text:p>3.502502</text:p>
          </table:table-cell>
          <table:table-cell office:value-type="float" office:value="4.176971" calcext:value-type="float">
            <text:p>4.176971</text:p>
          </table:table-cell>
          <table:table-cell office:value-type="float" office:value="4.159149" calcext:value-type="float">
            <text:p>4.159149</text:p>
          </table:table-cell>
          <table:table-cell office:value-type="float" office:value="4.713104" calcext:value-type="float">
            <text:p>4.713104</text:p>
          </table:table-cell>
          <table:table-cell office:value-type="float" office:value="4.687256" calcext:value-type="float">
            <text:p>4.687256</text:p>
          </table:table-cell>
          <table:table-cell office:value-type="float" office:value="18.05969" calcext:value-type="float">
            <text:p>18.05969</text:p>
          </table:table-cell>
          <table:table-cell office:value-type="float" office:value="-1.270874" calcext:value-type="float">
            <text:p>-1.270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21.21578" calcext:value-type="float">
            <text:p>21.21578</text:p>
          </table:table-cell>
          <table:table-cell office:value-type="float" office:value="14.1" calcext:value-type="float">
            <text:p>14.1</text:p>
          </table:table-cell>
          <table:table-cell office:value-type="float" office:value="-0.94" calcext:value-type="float">
            <text:p>-0.94</text:p>
          </table:table-cell>
          <table:table-cell office:value-type="float" office:value="0.8553715" calcext:value-type="float">
            <text:p>0.8553715</text:p>
          </table:table-cell>
          <table:table-cell office:value-type="float" office:value="0.5037665" calcext:value-type="float">
            <text:p>0.5037665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0" calcext:value-type="float">
            <text:p>0</text:p>
          </table:table-cell>
          <table:table-cell office:value-type="float" office:value="26.72897" calcext:value-type="float">
            <text:p>26.72897</text:p>
          </table:table-cell>
          <table:table-cell office:value-type="float" office:value="-0.8690796" calcext:value-type="float">
            <text:p>-0.8690796</text:p>
          </table:table-cell>
          <table:table-cell office:value-type="float" office:value="19.23682" calcext:value-type="float">
            <text:p>19.23682</text:p>
          </table:table-cell>
          <table:table-cell office:value-type="float" office:value="0.6156921" calcext:value-type="float">
            <text:p>0.6156921</text:p>
          </table:table-cell>
          <table:table-cell office:value-type="float" office:value="14.44287" calcext:value-type="float">
            <text:p>14.44287</text:p>
          </table:table-cell>
          <table:table-cell office:value-type="float" office:value="2.042145" calcext:value-type="float">
            <text:p>2.042145</text:p>
          </table:table-cell>
          <table:table-cell office:value-type="float" office:value="11.06952" calcext:value-type="float">
            <text:p>11.06952</text:p>
          </table:table-cell>
          <table:table-cell office:value-type="float" office:value="3.152679" calcext:value-type="float">
            <text:p>3.152679</text:p>
          </table:table-cell>
          <table:table-cell office:value-type="float" office:value="9.176147" calcext:value-type="float">
            <text:p>9.176147</text:p>
          </table:table-cell>
          <table:table-cell office:value-type="float" office:value="3.795654" calcext:value-type="float">
            <text:p>3.795654</text:p>
          </table:table-cell>
          <table:table-cell office:value-type="float" office:value="7.482025" calcext:value-type="float">
            <text:p>7.482025</text:p>
          </table:table-cell>
          <table:table-cell office:value-type="float" office:value="4.400696" calcext:value-type="float">
            <text:p>4.400696</text:p>
          </table:table-cell>
          <table:table-cell office:value-type="float" office:value="6.397766" calcext:value-type="float">
            <text:p>6.397766</text:p>
          </table:table-cell>
          <table:table-cell office:value-type="float" office:value="4.621368" calcext:value-type="float">
            <text:p>4.621368</text:p>
          </table:table-cell>
          <table:table-cell office:value-type="float" office:value="4.932373" calcext:value-type="float">
            <text:p>4.932373</text:p>
          </table:table-cell>
          <table:table-cell office:value-type="float" office:value="4.664886" calcext:value-type="float">
            <text:p>4.664886</text:p>
          </table:table-cell>
          <table:table-cell office:value-type="float" office:value="3.937531" calcext:value-type="float">
            <text:p>3.937531</text:p>
          </table:table-cell>
          <table:table-cell office:value-type="float" office:value="3.801636" calcext:value-type="float">
            <text:p>3.801636</text:p>
          </table:table-cell>
          <table:table-cell office:value-type="float" office:value="3.192932" calcext:value-type="float">
            <text:p>3.192932</text:p>
          </table:table-cell>
          <table:table-cell office:value-type="float" office:value="2.940704" calcext:value-type="float">
            <text:p>2.940704</text:p>
          </table:table-cell>
          <table:table-cell office:value-type="float" office:value="3.214478" calcext:value-type="float">
            <text:p>3.214478</text:p>
          </table:table-cell>
          <table:table-cell office:value-type="float" office:value="3.068268" calcext:value-type="float">
            <text:p>3.068268</text:p>
          </table:table-cell>
          <table:table-cell office:value-type="float" office:value="3.566071" calcext:value-type="float">
            <text:p>3.566071</text:p>
          </table:table-cell>
          <table:table-cell office:value-type="float" office:value="3.5242" calcext:value-type="float">
            <text:p>3.5242</text:p>
          </table:table-cell>
          <table:table-cell office:value-type="float" office:value="4.159027" calcext:value-type="float">
            <text:p>4.159027</text:p>
          </table:table-cell>
          <table:table-cell office:value-type="float" office:value="4.149994" calcext:value-type="float">
            <text:p>4.149994</text:p>
          </table:table-cell>
          <table:table-cell office:value-type="float" office:value="4.686981" calcext:value-type="float">
            <text:p>4.686981</text:p>
          </table:table-cell>
          <table:table-cell office:value-type="float" office:value="4.664307" calcext:value-type="float">
            <text:p>4.664307</text:p>
          </table:table-cell>
          <table:table-cell office:value-type="float" office:value="30.47134" calcext:value-type="float">
            <text:p>30.47134</text:p>
          </table:table-cell>
          <table:table-cell office:value-type="float" office:value="-2.61264" calcext:value-type="float">
            <text:p>-2.61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20.8779" calcext:value-type="float">
            <text:p>20.8779</text:p>
          </table:table-cell>
          <table:table-cell office:value-type="float" office:value="17.91" calcext:value-type="float">
            <text:p>17.91</text:p>
          </table:table-cell>
          <table:table-cell office:value-type="float" office:value="-2.2" calcext:value-type="float">
            <text:p>-2.2</text:p>
          </table:table-cell>
          <table:table-cell office:value-type="float" office:value="0.8664941" calcext:value-type="float">
            <text:p>0.8664941</text:p>
          </table:table-cell>
          <table:table-cell office:value-type="float" office:value="0.4596862" calcext:value-type="float">
            <text:p>0.4596862</text:p>
          </table:table-cell>
          <table:table-cell office:value-type="float" office:value="141.66" calcext:value-type="float">
            <text:p>141.66</text:p>
          </table:table-cell>
          <table:table-cell office:value-type="float" office:value="0" calcext:value-type="float">
            <text:p>0</text:p>
          </table:table-cell>
          <table:table-cell office:value-type="float" office:value="25.68521" calcext:value-type="float">
            <text:p>25.68521</text:p>
          </table:table-cell>
          <table:table-cell office:value-type="float" office:value="-0.9706116" calcext:value-type="float">
            <text:p>-0.9706116</text:p>
          </table:table-cell>
          <table:table-cell office:value-type="float" office:value="18.34842" calcext:value-type="float">
            <text:p>18.34842</text:p>
          </table:table-cell>
          <table:table-cell office:value-type="float" office:value="1.27829" calcext:value-type="float">
            <text:p>1.27829</text:p>
          </table:table-cell>
          <table:table-cell office:value-type="float" office:value="14.40704" calcext:value-type="float">
            <text:p>14.40704</text:p>
          </table:table-cell>
          <table:table-cell office:value-type="float" office:value="3.072449" calcext:value-type="float">
            <text:p>3.072449</text:p>
          </table:table-cell>
          <table:table-cell office:value-type="float" office:value="11.418" calcext:value-type="float">
            <text:p>11.418</text:p>
          </table:table-cell>
          <table:table-cell office:value-type="float" office:value="4.400116" calcext:value-type="float">
            <text:p>4.400116</text:p>
          </table:table-cell>
          <table:table-cell office:value-type="float" office:value="9.675201" calcext:value-type="float">
            <text:p>9.675201</text:p>
          </table:table-cell>
          <table:table-cell office:value-type="float" office:value="5.054749" calcext:value-type="float">
            <text:p>5.054749</text:p>
          </table:table-cell>
          <table:table-cell office:value-type="float" office:value="8.065399" calcext:value-type="float">
            <text:p>8.065399</text:p>
          </table:table-cell>
          <table:table-cell office:value-type="float" office:value="5.548706" calcext:value-type="float">
            <text:p>5.548706</text:p>
          </table:table-cell>
          <table:table-cell office:value-type="float" office:value="6.941711" calcext:value-type="float">
            <text:p>6.941711</text:p>
          </table:table-cell>
          <table:table-cell office:value-type="float" office:value="5.48114" calcext:value-type="float">
            <text:p>5.48114</text:p>
          </table:table-cell>
          <table:table-cell office:value-type="float" office:value="5.360718" calcext:value-type="float">
            <text:p>5.360718</text:p>
          </table:table-cell>
          <table:table-cell office:value-type="float" office:value="4.925385" calcext:value-type="float">
            <text:p>4.925385</text:p>
          </table:table-cell>
          <table:table-cell office:value-type="float" office:value="4.166992" calcext:value-type="float">
            <text:p>4.166992</text:p>
          </table:table-cell>
          <table:table-cell office:value-type="float" office:value="3.939484" calcext:value-type="float">
            <text:p>3.939484</text:p>
          </table:table-cell>
          <table:table-cell office:value-type="float" office:value="3.406281" calcext:value-type="float">
            <text:p>3.406281</text:p>
          </table:table-cell>
          <table:table-cell office:value-type="float" office:value="3.195221" calcext:value-type="float">
            <text:p>3.195221</text:p>
          </table:table-cell>
          <table:table-cell office:value-type="float" office:value="3.356873" calcext:value-type="float">
            <text:p>3.356873</text:p>
          </table:table-cell>
          <table:table-cell office:value-type="float" office:value="3.216003" calcext:value-type="float">
            <text:p>3.216003</text:p>
          </table:table-cell>
          <table:table-cell office:value-type="float" office:value="3.622437" calcext:value-type="float">
            <text:p>3.622437</text:p>
          </table:table-cell>
          <table:table-cell office:value-type="float" office:value="3.56662" calcext:value-type="float">
            <text:p>3.56662</text:p>
          </table:table-cell>
          <table:table-cell office:value-type="float" office:value="4.150391" calcext:value-type="float">
            <text:p>4.150391</text:p>
          </table:table-cell>
          <table:table-cell office:value-type="float" office:value="4.148895" calcext:value-type="float">
            <text:p>4.148895</text:p>
          </table:table-cell>
          <table:table-cell office:value-type="float" office:value="4.664093" calcext:value-type="float">
            <text:p>4.664093</text:p>
          </table:table-cell>
          <table:table-cell office:value-type="float" office:value="4.646118" calcext:value-type="float">
            <text:p>4.646118</text:p>
          </table:table-cell>
          <table:table-cell office:value-type="float" office:value="27.70804" calcext:value-type="float">
            <text:p>27.70804</text:p>
          </table:table-cell>
          <table:table-cell office:value-type="float" office:value="-3.271484" calcext:value-type="float">
            <text:p>-3.271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17.80977" calcext:value-type="float">
            <text:p>17.80977</text:p>
          </table:table-cell>
          <table:table-cell office:value-type="float" office:value="23.36" calcext:value-type="float">
            <text:p>23.36</text:p>
          </table:table-cell>
          <table:table-cell office:value-type="float" office:value="3.03" calcext:value-type="float">
            <text:p>3.03</text:p>
          </table:table-cell>
          <table:table-cell office:value-type="float" office:value="1.189153" calcext:value-type="float">
            <text:p>1.189153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470.664" calcext:value-type="float">
            <text:p>470.664</text:p>
          </table:table-cell>
          <table:table-cell office:value-type="float" office:value="0" calcext:value-type="float">
            <text:p>0</text:p>
          </table:table-cell>
          <table:table-cell office:value-type="float" office:value="34.5835" calcext:value-type="float">
            <text:p>34.5835</text:p>
          </table:table-cell>
          <table:table-cell office:value-type="float" office:value="1.950073" calcext:value-type="float">
            <text:p>1.950073</text:p>
          </table:table-cell>
          <table:table-cell office:value-type="float" office:value="22.39868" calcext:value-type="float">
            <text:p>22.39868</text:p>
          </table:table-cell>
          <table:table-cell office:value-type="float" office:value="4.569519" calcext:value-type="float">
            <text:p>4.569519</text:p>
          </table:table-cell>
          <table:table-cell office:value-type="float" office:value="17.99432" calcext:value-type="float">
            <text:p>17.99432</text:p>
          </table:table-cell>
          <table:table-cell office:value-type="float" office:value="5.868134" calcext:value-type="float">
            <text:p>5.868134</text:p>
          </table:table-cell>
          <table:table-cell office:value-type="float" office:value="14.39447" calcext:value-type="float">
            <text:p>14.39447</text:p>
          </table:table-cell>
          <table:table-cell office:value-type="float" office:value="6.581696" calcext:value-type="float">
            <text:p>6.581696</text:p>
          </table:table-cell>
          <table:table-cell office:value-type="float" office:value="12.19196" calcext:value-type="float">
            <text:p>12.19196</text:p>
          </table:table-cell>
          <table:table-cell office:value-type="float" office:value="6.816956" calcext:value-type="float">
            <text:p>6.816956</text:p>
          </table:table-cell>
          <table:table-cell office:value-type="float" office:value="10.16791" calcext:value-type="float">
            <text:p>10.16791</text:p>
          </table:table-cell>
          <table:table-cell office:value-type="float" office:value="6.8685" calcext:value-type="float">
            <text:p>6.8685</text:p>
          </table:table-cell>
          <table:table-cell office:value-type="float" office:value="8.445953" calcext:value-type="float">
            <text:p>8.445953</text:p>
          </table:table-cell>
          <table:table-cell office:value-type="float" office:value="6.468597" calcext:value-type="float">
            <text:p>6.468597</text:p>
          </table:table-cell>
          <table:table-cell office:value-type="float" office:value="6.118622" calcext:value-type="float">
            <text:p>6.118622</text:p>
          </table:table-cell>
          <table:table-cell office:value-type="float" office:value="5.371704" calcext:value-type="float">
            <text:p>5.371704</text:p>
          </table:table-cell>
          <table:table-cell office:value-type="float" office:value="4.500153" calcext:value-type="float">
            <text:p>4.500153</text:p>
          </table:table-cell>
          <table:table-cell office:value-type="float" office:value="4.169952" calcext:value-type="float">
            <text:p>4.169952</text:p>
          </table:table-cell>
          <table:table-cell office:value-type="float" office:value="3.617218" calcext:value-type="float">
            <text:p>3.617218</text:p>
          </table:table-cell>
          <table:table-cell office:value-type="float" office:value="3.408417" calcext:value-type="float">
            <text:p>3.408417</text:p>
          </table:table-cell>
          <table:table-cell office:value-type="float" office:value="3.495361" calcext:value-type="float">
            <text:p>3.495361</text:p>
          </table:table-cell>
          <table:table-cell office:value-type="float" office:value="3.358307" calcext:value-type="float">
            <text:p>3.358307</text:p>
          </table:table-cell>
          <table:table-cell office:value-type="float" office:value="3.687256" calcext:value-type="float">
            <text:p>3.687256</text:p>
          </table:table-cell>
          <table:table-cell office:value-type="float" office:value="3.623047" calcext:value-type="float">
            <text:p>3.623047</text:p>
          </table:table-cell>
          <table:table-cell office:value-type="float" office:value="4.159454" calcext:value-type="float">
            <text:p>4.159454</text:p>
          </table:table-cell>
          <table:table-cell office:value-type="float" office:value="4.150421" calcext:value-type="float">
            <text:p>4.150421</text:p>
          </table:table-cell>
          <table:table-cell office:value-type="float" office:value="4.645935" calcext:value-type="float">
            <text:p>4.645935</text:p>
          </table:table-cell>
          <table:table-cell office:value-type="float" office:value="4.634125" calcext:value-type="float">
            <text:p>4.634125</text:p>
          </table:table-cell>
          <table:table-cell office:value-type="float" office:value="46.93475" calcext:value-type="float">
            <text:p>46.93475</text:p>
          </table:table-cell>
          <table:table-cell office:value-type="float" office:value="-0.999176" calcext:value-type="float">
            <text:p>-0.999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12.31865" calcext:value-type="float">
            <text:p>12.31865</text:p>
          </table:table-cell>
          <table:table-cell office:value-type="float" office:value="15.67" calcext:value-type="float">
            <text:p>15.67</text:p>
          </table:table-cell>
          <table:table-cell office:value-type="float" office:value="6.86" calcext:value-type="float">
            <text:p>6.86</text:p>
          </table:table-cell>
          <table:table-cell office:value-type="float" office:value="1.082306" calcext:value-type="float">
            <text:p>1.082306</text:p>
          </table:table-cell>
          <table:table-cell office:value-type="float" office:value="0.8455966" calcext:value-type="float">
            <text:p>0.8455966</text:p>
          </table:table-cell>
          <table:table-cell office:value-type="float" office:value="362.412" calcext:value-type="float">
            <text:p>362.412</text:p>
          </table:table-cell>
          <table:table-cell office:value-type="float" office:value="0.4" calcext:value-type="float">
            <text:p>0.4</text:p>
          </table:table-cell>
          <table:table-cell office:value-type="float" office:value="31.26749" calcext:value-type="float">
            <text:p>31.26749</text:p>
          </table:table-cell>
          <table:table-cell office:value-type="float" office:value="6.206238" calcext:value-type="float">
            <text:p>6.206238</text:p>
          </table:table-cell>
          <table:table-cell office:value-type="float" office:value="21.25049" calcext:value-type="float">
            <text:p>21.25049</text:p>
          </table:table-cell>
          <table:table-cell office:value-type="float" office:value="8.887268" calcext:value-type="float">
            <text:p>8.887268</text:p>
          </table:table-cell>
          <table:table-cell office:value-type="float" office:value="16.82281" calcext:value-type="float">
            <text:p>16.82281</text:p>
          </table:table-cell>
          <table:table-cell office:value-type="float" office:value="10.10129" calcext:value-type="float">
            <text:p>10.10129</text:p>
          </table:table-cell>
          <table:table-cell office:value-type="float" office:value="14.02612" calcext:value-type="float">
            <text:p>14.02612</text:p>
          </table:table-cell>
          <table:table-cell office:value-type="float" office:value="10.24396" calcext:value-type="float">
            <text:p>10.24396</text:p>
          </table:table-cell>
          <table:table-cell office:value-type="float" office:value="12.40955" calcext:value-type="float">
            <text:p>12.40955</text:p>
          </table:table-cell>
          <table:table-cell office:value-type="float" office:value="9.987305" calcext:value-type="float">
            <text:p>9.987305</text:p>
          </table:table-cell>
          <table:table-cell office:value-type="float" office:value="10.73718" calcext:value-type="float">
            <text:p>10.73718</text:p>
          </table:table-cell>
          <table:table-cell office:value-type="float" office:value="9.443817" calcext:value-type="float">
            <text:p>9.443817</text:p>
          </table:table-cell>
          <table:table-cell office:value-type="float" office:value="9.302124" calcext:value-type="float">
            <text:p>9.302124</text:p>
          </table:table-cell>
          <table:table-cell office:value-type="float" office:value="8.448914" calcext:value-type="float">
            <text:p>8.448914</text:p>
          </table:table-cell>
          <table:table-cell office:value-type="float" office:value="7.233765" calcext:value-type="float">
            <text:p>7.233765</text:p>
          </table:table-cell>
          <table:table-cell office:value-type="float" office:value="6.135773" calcext:value-type="float">
            <text:p>6.135773</text:p>
          </table:table-cell>
          <table:table-cell office:value-type="float" office:value="5.041046" calcext:value-type="float">
            <text:p>5.041046</text:p>
          </table:table-cell>
          <table:table-cell office:value-type="float" office:value="4.5047" calcext:value-type="float">
            <text:p>4.5047</text:p>
          </table:table-cell>
          <table:table-cell office:value-type="float" office:value="3.862762" calcext:value-type="float">
            <text:p>3.862762</text:p>
          </table:table-cell>
          <table:table-cell office:value-type="float" office:value="3.619507" calcext:value-type="float">
            <text:p>3.619507</text:p>
          </table:table-cell>
          <table:table-cell office:value-type="float" office:value="3.638672" calcext:value-type="float">
            <text:p>3.638672</text:p>
          </table:table-cell>
          <table:table-cell office:value-type="float" office:value="3.496826" calcext:value-type="float">
            <text:p>3.496826</text:p>
          </table:table-cell>
          <table:table-cell office:value-type="float" office:value="3.758484" calcext:value-type="float">
            <text:p>3.758484</text:p>
          </table:table-cell>
          <table:table-cell office:value-type="float" office:value="3.687958" calcext:value-type="float">
            <text:p>3.687958</text:p>
          </table:table-cell>
          <table:table-cell office:value-type="float" office:value="4.176361" calcext:value-type="float">
            <text:p>4.176361</text:p>
          </table:table-cell>
          <table:table-cell office:value-type="float" office:value="4.159637" calcext:value-type="float">
            <text:p>4.159637</text:p>
          </table:table-cell>
          <table:table-cell office:value-type="float" office:value="4.634033" calcext:value-type="float">
            <text:p>4.634033</text:p>
          </table:table-cell>
          <table:table-cell office:value-type="float" office:value="4.628723" calcext:value-type="float">
            <text:p>4.628723</text:p>
          </table:table-cell>
          <table:table-cell office:value-type="float" office:value="39.29367" calcext:value-type="float">
            <text:p>39.29367</text:p>
          </table:table-cell>
          <table:table-cell office:value-type="float" office:value="3.628082" calcext:value-type="float">
            <text:p>3.6280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20.24754" calcext:value-type="float">
            <text:p>20.24754</text:p>
          </table:table-cell>
          <table:table-cell office:value-type="float" office:value="17.34" calcext:value-type="float">
            <text:p>17.34</text:p>
          </table:table-cell>
          <table:table-cell office:value-type="float" office:value="0.96" calcext:value-type="float">
            <text:p>0.96</text:p>
          </table:table-cell>
          <table:table-cell office:value-type="float" office:value="0.8545691" calcext:value-type="float">
            <text:p>0.8545691</text:p>
          </table:table-cell>
          <table:table-cell office:value-type="float" office:value="0.5774366" calcext:value-type="float">
            <text:p>0.5774366</text:p>
          </table:table-cell>
          <table:table-cell office:value-type="float" office:value="198.792" calcext:value-type="float">
            <text:p>198.792</text:p>
          </table:table-cell>
          <table:table-cell office:value-type="float" office:value="0" calcext:value-type="float">
            <text:p>0</text:p>
          </table:table-cell>
          <table:table-cell office:value-type="float" office:value="36.2439" calcext:value-type="float">
            <text:p>36.2439</text:p>
          </table:table-cell>
          <table:table-cell office:value-type="float" office:value="1.381378" calcext:value-type="float">
            <text:p>1.381378</text:p>
          </table:table-cell>
          <table:table-cell office:value-type="float" office:value="23.50696" calcext:value-type="float">
            <text:p>23.50696</text:p>
          </table:table-cell>
          <table:table-cell office:value-type="float" office:value="5.155396" calcext:value-type="float">
            <text:p>5.155396</text:p>
          </table:table-cell>
          <table:table-cell office:value-type="float" office:value="18.716" calcext:value-type="float">
            <text:p>18.716</text:p>
          </table:table-cell>
          <table:table-cell office:value-type="float" office:value="6.937561" calcext:value-type="float">
            <text:p>6.937561</text:p>
          </table:table-cell>
          <table:table-cell office:value-type="float" office:value="15.1731" calcext:value-type="float">
            <text:p>15.1731</text:p>
          </table:table-cell>
          <table:table-cell office:value-type="float" office:value="8.010071" calcext:value-type="float">
            <text:p>8.010071</text:p>
          </table:table-cell>
          <table:table-cell office:value-type="float" office:value="13.10596" calcext:value-type="float">
            <text:p>13.10596</text:p>
          </table:table-cell>
          <table:table-cell office:value-type="float" office:value="8.429749" calcext:value-type="float">
            <text:p>8.429749</text:p>
          </table:table-cell>
          <table:table-cell office:value-type="float" office:value="11.15518" calcext:value-type="float">
            <text:p>11.15518</text:p>
          </table:table-cell>
          <table:table-cell office:value-type="float" office:value="8.619202" calcext:value-type="float">
            <text:p>8.619202</text:p>
          </table:table-cell>
          <table:table-cell office:value-type="float" office:value="9.707581" calcext:value-type="float">
            <text:p>9.707581</text:p>
          </table:table-cell>
          <table:table-cell office:value-type="float" office:value="8.235535" calcext:value-type="float">
            <text:p>8.235535</text:p>
          </table:table-cell>
          <table:table-cell office:value-type="float" office:value="7.609222" calcext:value-type="float">
            <text:p>7.609222</text:p>
          </table:table-cell>
          <table:table-cell office:value-type="float" office:value="7.243774" calcext:value-type="float">
            <text:p>7.243774</text:p>
          </table:table-cell>
          <table:table-cell office:value-type="float" office:value="5.540131" calcext:value-type="float">
            <text:p>5.540131</text:p>
          </table:table-cell>
          <table:table-cell office:value-type="float" office:value="5.047241" calcext:value-type="float">
            <text:p>5.047241</text:p>
          </table:table-cell>
          <table:table-cell office:value-type="float" office:value="4.152283" calcext:value-type="float">
            <text:p>4.152283</text:p>
          </table:table-cell>
          <table:table-cell office:value-type="float" office:value="3.865601" calcext:value-type="float">
            <text:p>3.865601</text:p>
          </table:table-cell>
          <table:table-cell office:value-type="float" office:value="3.800323" calcext:value-type="float">
            <text:p>3.800323</text:p>
          </table:table-cell>
          <table:table-cell office:value-type="float" office:value="3.640259" calcext:value-type="float">
            <text:p>3.640259</text:p>
          </table:table-cell>
          <table:table-cell office:value-type="float" office:value="3.838531" calcext:value-type="float">
            <text:p>3.838531</text:p>
          </table:table-cell>
          <table:table-cell office:value-type="float" office:value="3.759277" calcext:value-type="float">
            <text:p>3.759277</text:p>
          </table:table-cell>
          <table:table-cell office:value-type="float" office:value="4.200775" calcext:value-type="float">
            <text:p>4.200775</text:p>
          </table:table-cell>
          <table:table-cell office:value-type="float" office:value="4.176605" calcext:value-type="float">
            <text:p>4.176605</text:p>
          </table:table-cell>
          <table:table-cell office:value-type="float" office:value="4.6297" calcext:value-type="float">
            <text:p>4.6297</text:p>
          </table:table-cell>
          <table:table-cell office:value-type="float" office:value="4.628662" calcext:value-type="float">
            <text:p>4.628662</text:p>
          </table:table-cell>
          <table:table-cell office:value-type="float" office:value="41.33493" calcext:value-type="float">
            <text:p>41.33493</text:p>
          </table:table-cell>
          <table:table-cell office:value-type="float" office:value="-2.099854" calcext:value-type="float">
            <text:p>-2.099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8.9514" calcext:value-type="float">
            <text:p>8.9514</text:p>
          </table:table-cell>
          <table:table-cell office:value-type="float" office:value="18.24" calcext:value-type="float">
            <text:p>18.24</text:p>
          </table:table-cell>
          <table:table-cell office:value-type="float" office:value="0.55" calcext:value-type="float">
            <text:p>0.55</text:p>
          </table:table-cell>
          <table:table-cell office:value-type="float" office:value="1.309539" calcext:value-type="float">
            <text:p>1.309539</text:p>
          </table:table-cell>
          <table:table-cell office:value-type="float" office:value="0.5607681" calcext:value-type="float">
            <text:p>0.5607681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2.2" calcext:value-type="float">
            <text:p>2.2</text:p>
          </table:table-cell>
          <table:table-cell office:value-type="float" office:value="28.78555" calcext:value-type="float">
            <text:p>28.78555</text:p>
          </table:table-cell>
          <table:table-cell office:value-type="float" office:value="2.026276" calcext:value-type="float">
            <text:p>2.026276</text:p>
          </table:table-cell>
          <table:table-cell office:value-type="float" office:value="17.96973" calcext:value-type="float">
            <text:p>17.96973</text:p>
          </table:table-cell>
          <table:table-cell office:value-type="float" office:value="5.846222" calcext:value-type="float">
            <text:p>5.846222</text:p>
          </table:table-cell>
          <table:table-cell office:value-type="float" office:value="14.70993" calcext:value-type="float">
            <text:p>14.70993</text:p>
          </table:table-cell>
          <table:table-cell office:value-type="float" office:value="7.667419" calcext:value-type="float">
            <text:p>7.667419</text:p>
          </table:table-cell>
          <table:table-cell office:value-type="float" office:value="12.53452" calcext:value-type="float">
            <text:p>12.53452</text:p>
          </table:table-cell>
          <table:table-cell office:value-type="float" office:value="8.742035" calcext:value-type="float">
            <text:p>8.742035</text:p>
          </table:table-cell>
          <table:table-cell office:value-type="float" office:value="11.94717" calcext:value-type="float">
            <text:p>11.94717</text:p>
          </table:table-cell>
          <table:table-cell office:value-type="float" office:value="9.134827" calcext:value-type="float">
            <text:p>9.134827</text:p>
          </table:table-cell>
          <table:table-cell office:value-type="float" office:value="11.08347" calcext:value-type="float">
            <text:p>11.08347</text:p>
          </table:table-cell>
          <table:table-cell office:value-type="float" office:value="9.212463" calcext:value-type="float">
            <text:p>9.212463</text:p>
          </table:table-cell>
          <table:table-cell office:value-type="float" office:value="9.731506" calcext:value-type="float">
            <text:p>9.731506</text:p>
          </table:table-cell>
          <table:table-cell office:value-type="float" office:value="8.756775" calcext:value-type="float">
            <text:p>8.756775</text:p>
          </table:table-cell>
          <table:table-cell office:value-type="float" office:value="7.898651" calcext:value-type="float">
            <text:p>7.898651</text:p>
          </table:table-cell>
          <table:table-cell office:value-type="float" office:value="7.620667" calcext:value-type="float">
            <text:p>7.620667</text:p>
          </table:table-cell>
          <table:table-cell office:value-type="float" office:value="5.966492" calcext:value-type="float">
            <text:p>5.966492</text:p>
          </table:table-cell>
          <table:table-cell office:value-type="float" office:value="5.544922" calcext:value-type="float">
            <text:p>5.544922</text:p>
          </table:table-cell>
          <table:table-cell office:value-type="float" office:value="4.450897" calcext:value-type="float">
            <text:p>4.450897</text:p>
          </table:table-cell>
          <table:table-cell office:value-type="float" office:value="4.155334" calcext:value-type="float">
            <text:p>4.155334</text:p>
          </table:table-cell>
          <table:table-cell office:value-type="float" office:value="3.978455" calcext:value-type="float">
            <text:p>3.978455</text:p>
          </table:table-cell>
          <table:table-cell office:value-type="float" office:value="3.802124" calcext:value-type="float">
            <text:p>3.802124</text:p>
          </table:table-cell>
          <table:table-cell office:value-type="float" office:value="3.928864" calcext:value-type="float">
            <text:p>3.928864</text:p>
          </table:table-cell>
          <table:table-cell office:value-type="float" office:value="3.839417" calcext:value-type="float">
            <text:p>3.839417</text:p>
          </table:table-cell>
          <table:table-cell office:value-type="float" office:value="4.233093" calcext:value-type="float">
            <text:p>4.233093</text:p>
          </table:table-cell>
          <table:table-cell office:value-type="float" office:value="4.20108" calcext:value-type="float">
            <text:p>4.20108</text:p>
          </table:table-cell>
          <table:table-cell office:value-type="float" office:value="4.636871" calcext:value-type="float">
            <text:p>4.636871</text:p>
          </table:table-cell>
          <table:table-cell office:value-type="float" office:value="4.62973" calcext:value-type="float">
            <text:p>4.62973</text:p>
          </table:table-cell>
          <table:table-cell office:value-type="float" office:value="40.37695" calcext:value-type="float">
            <text:p>40.37695</text:p>
          </table:table-cell>
          <table:table-cell office:value-type="float" office:value="-2.362885" calcext:value-type="float">
            <text:p>-2.362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6.8832" calcext:value-type="float">
            <text:p>6.8832</text:p>
          </table:table-cell>
          <table:table-cell office:value-type="float" office:value="11.41" calcext:value-type="float">
            <text:p>11.41</text:p>
          </table:table-cell>
          <table:table-cell office:value-type="float" office:value="2.19" calcext:value-type="float">
            <text:p>2.19</text:p>
          </table:table-cell>
          <table:table-cell office:value-type="float" office:value="1.106833" calcext:value-type="float">
            <text:p>1.106833</text:p>
          </table:table-cell>
          <table:table-cell office:value-type="float" office:value="0.6301469" calcext:value-type="float">
            <text:p>0.6301469</text:p>
          </table:table-cell>
          <table:table-cell office:value-type="float" office:value="615.924" calcext:value-type="float">
            <text:p>615.924</text:p>
          </table:table-cell>
          <table:table-cell office:value-type="float" office:value="0.3" calcext:value-type="float">
            <text:p>0.3</text:p>
          </table:table-cell>
          <table:table-cell office:value-type="float" office:value="18.55106" calcext:value-type="float">
            <text:p>18.55106</text:p>
          </table:table-cell>
          <table:table-cell office:value-type="float" office:value="1.451172" calcext:value-type="float">
            <text:p>1.451172</text:p>
          </table:table-cell>
          <table:table-cell office:value-type="float" office:value="14.31934" calcext:value-type="float">
            <text:p>14.31934</text:p>
          </table:table-cell>
          <table:table-cell office:value-type="float" office:value="3.74527" calcext:value-type="float">
            <text:p>3.74527</text:p>
          </table:table-cell>
          <table:table-cell office:value-type="float" office:value="12.41644" calcext:value-type="float">
            <text:p>12.41644</text:p>
          </table:table-cell>
          <table:table-cell office:value-type="float" office:value="5.700378" calcext:value-type="float">
            <text:p>5.700378</text:p>
          </table:table-cell>
          <table:table-cell office:value-type="float" office:value="11.02771" calcext:value-type="float">
            <text:p>11.02771</text:p>
          </table:table-cell>
          <table:table-cell office:value-type="float" office:value="7.205963" calcext:value-type="float">
            <text:p>7.205963</text:p>
          </table:table-cell>
          <table:table-cell office:value-type="float" office:value="10.4216" calcext:value-type="float">
            <text:p>10.4216</text:p>
          </table:table-cell>
          <table:table-cell office:value-type="float" office:value="7.939178" calcext:value-type="float">
            <text:p>7.939178</text:p>
          </table:table-cell>
          <table:table-cell office:value-type="float" office:value="10.04681" calcext:value-type="float">
            <text:p>10.04681</text:p>
          </table:table-cell>
          <table:table-cell office:value-type="float" office:value="8.578491" calcext:value-type="float">
            <text:p>8.578491</text:p>
          </table:table-cell>
          <table:table-cell office:value-type="float" office:value="9.261139" calcext:value-type="float">
            <text:p>9.261139</text:p>
          </table:table-cell>
          <table:table-cell office:value-type="float" office:value="8.506012" calcext:value-type="float">
            <text:p>8.506012</text:p>
          </table:table-cell>
          <table:table-cell office:value-type="float" office:value="7.95105" calcext:value-type="float">
            <text:p>7.95105</text:p>
          </table:table-cell>
          <table:table-cell office:value-type="float" office:value="7.863159" calcext:value-type="float">
            <text:p>7.863159</text:p>
          </table:table-cell>
          <table:table-cell office:value-type="float" office:value="6.248871" calcext:value-type="float">
            <text:p>6.248871</text:p>
          </table:table-cell>
          <table:table-cell office:value-type="float" office:value="5.970184" calcext:value-type="float">
            <text:p>5.970184</text:p>
          </table:table-cell>
          <table:table-cell office:value-type="float" office:value="4.733582" calcext:value-type="float">
            <text:p>4.733582</text:p>
          </table:table-cell>
          <table:table-cell office:value-type="float" office:value="4.453949" calcext:value-type="float">
            <text:p>4.453949</text:p>
          </table:table-cell>
          <table:table-cell office:value-type="float" office:value="4.166168" calcext:value-type="float">
            <text:p>4.166168</text:p>
          </table:table-cell>
          <table:table-cell office:value-type="float" office:value="3.980377" calcext:value-type="float">
            <text:p>3.980377</text:p>
          </table:table-cell>
          <table:table-cell office:value-type="float" office:value="4.029572" calcext:value-type="float">
            <text:p>4.029572</text:p>
          </table:table-cell>
          <table:table-cell office:value-type="float" office:value="3.92981" calcext:value-type="float">
            <text:p>3.92981</text:p>
          </table:table-cell>
          <table:table-cell office:value-type="float" office:value="4.273804" calcext:value-type="float">
            <text:p>4.273804</text:p>
          </table:table-cell>
          <table:table-cell office:value-type="float" office:value="4.233429" calcext:value-type="float">
            <text:p>4.233429</text:p>
          </table:table-cell>
          <table:table-cell office:value-type="float" office:value="4.651062" calcext:value-type="float">
            <text:p>4.651062</text:p>
          </table:table-cell>
          <table:table-cell office:value-type="float" office:value="4.636993" calcext:value-type="float">
            <text:p>4.636993</text:p>
          </table:table-cell>
          <table:table-cell office:value-type="float" office:value="21.41122" calcext:value-type="float">
            <text:p>21.41122</text:p>
          </table:table-cell>
          <table:table-cell office:value-type="float" office:value="-0.5882568" calcext:value-type="float">
            <text:p>-0.5882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16.72668" calcext:value-type="float">
            <text:p>16.72668</text:p>
          </table:table-cell>
          <table:table-cell office:value-type="float" office:value="9.2" calcext:value-type="float">
            <text:p>9.2</text:p>
          </table:table-cell>
          <table:table-cell office:value-type="float" office:value="-2.04" calcext:value-type="float">
            <text:p>-2.04</text:p>
          </table:table-cell>
          <table:table-cell office:value-type="float" office:value="0.7706749" calcext:value-type="float">
            <text:p>0.7706749</text:p>
          </table:table-cell>
          <table:table-cell office:value-type="float" office:value="0.465085" calcext:value-type="float">
            <text:p>0.465085</text:p>
          </table:table-cell>
          <table:table-cell office:value-type="float" office:value="788.3281" calcext:value-type="float">
            <text:p>788.3281</text:p>
          </table:table-cell>
          <table:table-cell office:value-type="float" office:value="0.1" calcext:value-type="float">
            <text:p>0.1</text:p>
          </table:table-cell>
          <table:table-cell office:value-type="float" office:value="25.36218" calcext:value-type="float">
            <text:p>25.36218</text:p>
          </table:table-cell>
          <table:table-cell office:value-type="float" office:value="-0.7394714" calcext:value-type="float">
            <text:p>-0.7394714</text:p>
          </table:table-cell>
          <table:table-cell office:value-type="float" office:value="18.21902" calcext:value-type="float">
            <text:p>18.21902</text:p>
          </table:table-cell>
          <table:table-cell office:value-type="float" office:value="2.206543" calcext:value-type="float">
            <text:p>2.206543</text:p>
          </table:table-cell>
          <table:table-cell office:value-type="float" office:value="13.77069" calcext:value-type="float">
            <text:p>13.77069</text:p>
          </table:table-cell>
          <table:table-cell office:value-type="float" office:value="3.872528" calcext:value-type="float">
            <text:p>3.872528</text:p>
          </table:table-cell>
          <table:table-cell office:value-type="float" office:value="11.07025" calcext:value-type="float">
            <text:p>11.07025</text:p>
          </table:table-cell>
          <table:table-cell office:value-type="float" office:value="5.212677" calcext:value-type="float">
            <text:p>5.212677</text:p>
          </table:table-cell>
          <table:table-cell office:value-type="float" office:value="9.731842" calcext:value-type="float">
            <text:p>9.731842</text:p>
          </table:table-cell>
          <table:table-cell office:value-type="float" office:value="6.002625" calcext:value-type="float">
            <text:p>6.002625</text:p>
          </table:table-cell>
          <table:table-cell office:value-type="float" office:value="8.599945" calcext:value-type="float">
            <text:p>8.599945</text:p>
          </table:table-cell>
          <table:table-cell office:value-type="float" office:value="6.746765" calcext:value-type="float">
            <text:p>6.746765</text:p>
          </table:table-cell>
          <table:table-cell office:value-type="float" office:value="8.481049" calcext:value-type="float">
            <text:p>8.481049</text:p>
          </table:table-cell>
          <table:table-cell office:value-type="float" office:value="7.110016" calcext:value-type="float">
            <text:p>7.110016</text:p>
          </table:table-cell>
          <table:table-cell office:value-type="float" office:value="7.860229" calcext:value-type="float">
            <text:p>7.860229</text:p>
          </table:table-cell>
          <table:table-cell office:value-type="float" office:value="7.275909" calcext:value-type="float">
            <text:p>7.275909</text:p>
          </table:table-cell>
          <table:table-cell office:value-type="float" office:value="6.312164" calcext:value-type="float">
            <text:p>6.312164</text:p>
          </table:table-cell>
          <table:table-cell office:value-type="float" office:value="6.251007" calcext:value-type="float">
            <text:p>6.251007</text:p>
          </table:table-cell>
          <table:table-cell office:value-type="float" office:value="4.96814" calcext:value-type="float">
            <text:p>4.96814</text:p>
          </table:table-cell>
          <table:table-cell office:value-type="float" office:value="4.736328" calcext:value-type="float">
            <text:p>4.736328</text:p>
          </table:table-cell>
          <table:table-cell office:value-type="float" office:value="4.350311" calcext:value-type="float">
            <text:p>4.350311</text:p>
          </table:table-cell>
          <table:table-cell office:value-type="float" office:value="4.168152" calcext:value-type="float">
            <text:p>4.168152</text:p>
          </table:table-cell>
          <table:table-cell office:value-type="float" office:value="4.138397" calcext:value-type="float">
            <text:p>4.138397</text:p>
          </table:table-cell>
          <table:table-cell office:value-type="float" office:value="4.03067" calcext:value-type="float">
            <text:p>4.03067</text:p>
          </table:table-cell>
          <table:table-cell office:value-type="float" office:value="4.32193" calcext:value-type="float">
            <text:p>4.32193</text:p>
          </table:table-cell>
          <table:table-cell office:value-type="float" office:value="4.274231" calcext:value-type="float">
            <text:p>4.274231</text:p>
          </table:table-cell>
          <table:table-cell office:value-type="float" office:value="4.672058" calcext:value-type="float">
            <text:p>4.672058</text:p>
          </table:table-cell>
          <table:table-cell office:value-type="float" office:value="4.651276" calcext:value-type="float">
            <text:p>4.651276</text:p>
          </table:table-cell>
          <table:table-cell office:value-type="float" office:value="28.64349" calcext:value-type="float">
            <text:p>28.64349</text:p>
          </table:table-cell>
          <table:table-cell office:value-type="float" office:value="-4.514465" calcext:value-type="float">
            <text:p>-4.514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18.43524" calcext:value-type="float">
            <text:p>18.43524</text:p>
          </table:table-cell>
          <table:table-cell office:value-type="float" office:value="6.6" calcext:value-type="float">
            <text:p>6.6</text:p>
          </table:table-cell>
          <table:table-cell office:value-type="float" office:value="-3.8" calcext:value-type="float">
            <text:p>-3.8</text:p>
          </table:table-cell>
          <table:table-cell office:value-type="float" office:value="0.6996636" calcext:value-type="float">
            <text:p>0.6996636</text:p>
          </table:table-cell>
          <table:table-cell office:value-type="float" office:value="0.408722" calcext:value-type="float">
            <text:p>0.408722</text:p>
          </table:table-cell>
          <table:table-cell office:value-type="float" office:value="445.644" calcext:value-type="float">
            <text:p>445.644</text:p>
          </table:table-cell>
          <table:table-cell office:value-type="float" office:value="0" calcext:value-type="float">
            <text:p>0</text:p>
          </table:table-cell>
          <table:table-cell office:value-type="float" office:value="24.28979" calcext:value-type="float">
            <text:p>24.28979</text:p>
          </table:table-cell>
          <table:table-cell office:value-type="float" office:value="-2.333282" calcext:value-type="float">
            <text:p>-2.333282</text:p>
          </table:table-cell>
          <table:table-cell office:value-type="float" office:value="14.73431" calcext:value-type="float">
            <text:p>14.73431</text:p>
          </table:table-cell>
          <table:table-cell office:value-type="float" office:value="0.6458435" calcext:value-type="float">
            <text:p>0.6458435</text:p>
          </table:table-cell>
          <table:table-cell office:value-type="float" office:value="11.89441" calcext:value-type="float">
            <text:p>11.89441</text:p>
          </table:table-cell>
          <table:table-cell office:value-type="float" office:value="2.710388" calcext:value-type="float">
            <text:p>2.710388</text:p>
          </table:table-cell>
          <table:table-cell office:value-type="float" office:value="9.906982" calcext:value-type="float">
            <text:p>9.906982</text:p>
          </table:table-cell>
          <table:table-cell office:value-type="float" office:value="4.339111" calcext:value-type="float">
            <text:p>4.339111</text:p>
          </table:table-cell>
          <table:table-cell office:value-type="float" office:value="8.849426" calcext:value-type="float">
            <text:p>8.849426</text:p>
          </table:table-cell>
          <table:table-cell office:value-type="float" office:value="5.308441" calcext:value-type="float">
            <text:p>5.308441</text:p>
          </table:table-cell>
          <table:table-cell office:value-type="float" office:value="8.286621" calcext:value-type="float">
            <text:p>8.286621</text:p>
          </table:table-cell>
          <table:table-cell office:value-type="float" office:value="6.231232" calcext:value-type="float">
            <text:p>6.231232</text:p>
          </table:table-cell>
          <table:table-cell office:value-type="float" office:value="7.999908" calcext:value-type="float">
            <text:p>7.999908</text:p>
          </table:table-cell>
          <table:table-cell office:value-type="float" office:value="6.658722" calcext:value-type="float">
            <text:p>6.658722</text:p>
          </table:table-cell>
          <table:table-cell office:value-type="float" office:value="7.31488" calcext:value-type="float">
            <text:p>7.31488</text:p>
          </table:table-cell>
          <table:table-cell office:value-type="float" office:value="6.918945" calcext:value-type="float">
            <text:p>6.918945</text:p>
          </table:table-cell>
          <table:table-cell office:value-type="float" office:value="6.298889" calcext:value-type="float">
            <text:p>6.298889</text:p>
          </table:table-cell>
          <table:table-cell office:value-type="float" office:value="6.242828" calcext:value-type="float">
            <text:p>6.242828</text:p>
          </table:table-cell>
          <table:table-cell office:value-type="float" office:value="5.133148" calcext:value-type="float">
            <text:p>5.133148</text:p>
          </table:table-cell>
          <table:table-cell office:value-type="float" office:value="4.970154" calcext:value-type="float">
            <text:p>4.970154</text:p>
          </table:table-cell>
          <table:table-cell office:value-type="float" office:value="4.516052" calcext:value-type="float">
            <text:p>4.516052</text:p>
          </table:table-cell>
          <table:table-cell office:value-type="float" office:value="4.352173" calcext:value-type="float">
            <text:p>4.352173</text:p>
          </table:table-cell>
          <table:table-cell office:value-type="float" office:value="4.250977" calcext:value-type="float">
            <text:p>4.250977</text:p>
          </table:table-cell>
          <table:table-cell office:value-type="float" office:value="4.139526" calcext:value-type="float">
            <text:p>4.139526</text:p>
          </table:table-cell>
          <table:table-cell office:value-type="float" office:value="4.37735" calcext:value-type="float">
            <text:p>4.37735</text:p>
          </table:table-cell>
          <table:table-cell office:value-type="float" office:value="4.322479" calcext:value-type="float">
            <text:p>4.322479</text:p>
          </table:table-cell>
          <table:table-cell office:value-type="float" office:value="4.700165" calcext:value-type="float">
            <text:p>4.700165</text:p>
          </table:table-cell>
          <table:table-cell office:value-type="float" office:value="4.672302" calcext:value-type="float">
            <text:p>4.672302</text:p>
          </table:table-cell>
          <table:table-cell office:value-type="float" office:value="32.60776" calcext:value-type="float">
            <text:p>32.60776</text:p>
          </table:table-cell>
          <table:table-cell office:value-type="float" office:value="-6.941559" calcext:value-type="float">
            <text:p>-6.9415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20.99427" calcext:value-type="float">
            <text:p>20.99427</text:p>
          </table:table-cell>
          <table:table-cell office:value-type="float" office:value="12" calcext:value-type="float">
            <text:p>12</text:p>
          </table:table-cell>
          <table:table-cell office:value-type="float" office:value="-6.94" calcext:value-type="float">
            <text:p>-6.94</text:p>
          </table:table-cell>
          <table:table-cell office:value-type="float" office:value="0.7398255" calcext:value-type="float">
            <text:p>0.7398255</text:p>
          </table:table-cell>
          <table:table-cell office:value-type="float" office:value="0.3232134" calcext:value-type="float">
            <text:p>0.3232134</text:p>
          </table:table-cell>
          <table:table-cell office:value-type="float" office:value="180.972" calcext:value-type="float">
            <text:p>180.972</text:p>
          </table:table-cell>
          <table:table-cell office:value-type="float" office:value="0" calcext:value-type="float">
            <text:p>0</text:p>
          </table:table-cell>
          <table:table-cell office:value-type="float" office:value="32.50806" calcext:value-type="float">
            <text:p>32.50806</text:p>
          </table:table-cell>
          <table:table-cell office:value-type="float" office:value="-5.317749" calcext:value-type="float">
            <text:p>-5.317749</text:p>
          </table:table-cell>
          <table:table-cell office:value-type="float" office:value="20.64041" calcext:value-type="float">
            <text:p>20.64041</text:p>
          </table:table-cell>
          <table:table-cell office:value-type="float" office:value="-0.3016968" calcext:value-type="float">
            <text:p>-0.3016968</text:p>
          </table:table-cell>
          <table:table-cell office:value-type="float" office:value="15.48737" calcext:value-type="float">
            <text:p>15.48737</text:p>
          </table:table-cell>
          <table:table-cell office:value-type="float" office:value="1.917603" calcext:value-type="float">
            <text:p>1.917603</text:p>
          </table:table-cell>
          <table:table-cell office:value-type="float" office:value="12.01514" calcext:value-type="float">
            <text:p>12.01514</text:p>
          </table:table-cell>
          <table:table-cell office:value-type="float" office:value="3.705383" calcext:value-type="float">
            <text:p>3.705383</text:p>
          </table:table-cell>
          <table:table-cell office:value-type="float" office:value="10.23868" calcext:value-type="float">
            <text:p>10.23868</text:p>
          </table:table-cell>
          <table:table-cell office:value-type="float" office:value="4.783661" calcext:value-type="float">
            <text:p>4.783661</text:p>
          </table:table-cell>
          <table:table-cell office:value-type="float" office:value="8.802216" calcext:value-type="float">
            <text:p>8.802216</text:p>
          </table:table-cell>
          <table:table-cell office:value-type="float" office:value="5.791809" calcext:value-type="float">
            <text:p>5.791809</text:p>
          </table:table-cell>
          <table:table-cell office:value-type="float" office:value="7.941833" calcext:value-type="float">
            <text:p>7.941833</text:p>
          </table:table-cell>
          <table:table-cell office:value-type="float" office:value="6.270538" calcext:value-type="float">
            <text:p>6.270538</text:p>
          </table:table-cell>
          <table:table-cell office:value-type="float" office:value="6.959869" calcext:value-type="float">
            <text:p>6.959869</text:p>
          </table:table-cell>
          <table:table-cell office:value-type="float" office:value="6.638367" calcext:value-type="float">
            <text:p>6.638367</text:p>
          </table:table-cell>
          <table:table-cell office:value-type="float" office:value="6.242065" calcext:value-type="float">
            <text:p>6.242065</text:p>
          </table:table-cell>
          <table:table-cell office:value-type="float" office:value="6.156891" calcext:value-type="float">
            <text:p>6.156891</text:p>
          </table:table-cell>
          <table:table-cell office:value-type="float" office:value="5.241211" calcext:value-type="float">
            <text:p>5.241211</text:p>
          </table:table-cell>
          <table:table-cell office:value-type="float" office:value="5.134521" calcext:value-type="float">
            <text:p>5.134521</text:p>
          </table:table-cell>
          <table:table-cell office:value-type="float" office:value="4.655914" calcext:value-type="float">
            <text:p>4.655914</text:p>
          </table:table-cell>
          <table:table-cell office:value-type="float" office:value="4.51767" calcext:value-type="float">
            <text:p>4.51767</text:p>
          </table:table-cell>
          <table:table-cell office:value-type="float" office:value="4.361877" calcext:value-type="float">
            <text:p>4.361877</text:p>
          </table:table-cell>
          <table:table-cell office:value-type="float" office:value="4.252136" calcext:value-type="float">
            <text:p>4.252136</text:p>
          </table:table-cell>
          <table:table-cell office:value-type="float" office:value="4.439087" calcext:value-type="float">
            <text:p>4.439087</text:p>
          </table:table-cell>
          <table:table-cell office:value-type="float" office:value="4.37796" calcext:value-type="float">
            <text:p>4.37796</text:p>
          </table:table-cell>
          <table:table-cell office:value-type="float" office:value="4.734955" calcext:value-type="float">
            <text:p>4.734955</text:p>
          </table:table-cell>
          <table:table-cell office:value-type="float" office:value="4.7005" calcext:value-type="float">
            <text:p>4.7005</text:p>
          </table:table-cell>
          <table:table-cell office:value-type="float" office:value="38.2908" calcext:value-type="float">
            <text:p>38.2908</text:p>
          </table:table-cell>
          <table:table-cell office:value-type="float" office:value="-10.08023" calcext:value-type="float">
            <text:p>-10.08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19.66744" calcext:value-type="float">
            <text:p>19.66744</text:p>
          </table:table-cell>
          <table:table-cell office:value-type="float" office:value="26.8" calcext:value-type="float">
            <text:p>26.8</text:p>
          </table:table-cell>
          <table:table-cell office:value-type="float" office:value="0.62" calcext:value-type="float">
            <text:p>0.62</text:p>
          </table:table-cell>
          <table:table-cell office:value-type="float" office:value="0.9850867" calcext:value-type="float">
            <text:p>0.9850867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376.488" calcext:value-type="float">
            <text:p>376.488</text:p>
          </table:table-cell>
          <table:table-cell office:value-type="float" office:value="0" calcext:value-type="float">
            <text:p>0</text:p>
          </table:table-cell>
          <table:table-cell office:value-type="float" office:value="39.97366" calcext:value-type="float">
            <text:p>39.97366</text:p>
          </table:table-cell>
          <table:table-cell office:value-type="float" office:value="0.7436218" calcext:value-type="float">
            <text:p>0.7436218</text:p>
          </table:table-cell>
          <table:table-cell office:value-type="float" office:value="26.98441" calcext:value-type="float">
            <text:p>26.98441</text:p>
          </table:table-cell>
          <table:table-cell office:value-type="float" office:value="4.099884" calcext:value-type="float">
            <text:p>4.099884</text:p>
          </table:table-cell>
          <table:table-cell office:value-type="float" office:value="21.08463" calcext:value-type="float">
            <text:p>21.08463</text:p>
          </table:table-cell>
          <table:table-cell office:value-type="float" office:value="5.837067" calcext:value-type="float">
            <text:p>5.837067</text:p>
          </table:table-cell>
          <table:table-cell office:value-type="float" office:value="16.60538" calcext:value-type="float">
            <text:p>16.60538</text:p>
          </table:table-cell>
          <table:table-cell office:value-type="float" office:value="6.876556" calcext:value-type="float">
            <text:p>6.876556</text:p>
          </table:table-cell>
          <table:table-cell office:value-type="float" office:value="14.01407" calcext:value-type="float">
            <text:p>14.01407</text:p>
          </table:table-cell>
          <table:table-cell office:value-type="float" office:value="7.325623" calcext:value-type="float">
            <text:p>7.325623</text:p>
          </table:table-cell>
          <table:table-cell office:value-type="float" office:value="11.72028" calcext:value-type="float">
            <text:p>11.72028</text:p>
          </table:table-cell>
          <table:table-cell office:value-type="float" office:value="7.623474" calcext:value-type="float">
            <text:p>7.623474</text:p>
          </table:table-cell>
          <table:table-cell office:value-type="float" office:value="9.904755" calcext:value-type="float">
            <text:p>9.904755</text:p>
          </table:table-cell>
          <table:table-cell office:value-type="float" office:value="7.469391" calcext:value-type="float">
            <text:p>7.469391</text:p>
          </table:table-cell>
          <table:table-cell office:value-type="float" office:value="7.5289" calcext:value-type="float">
            <text:p>7.5289</text:p>
          </table:table-cell>
          <table:table-cell office:value-type="float" office:value="6.818634" calcext:value-type="float">
            <text:p>6.818634</text:p>
          </table:table-cell>
          <table:table-cell office:value-type="float" office:value="6.245575" calcext:value-type="float">
            <text:p>6.245575</text:p>
          </table:table-cell>
          <table:table-cell office:value-type="float" office:value="6.156219" calcext:value-type="float">
            <text:p>6.156219</text:p>
          </table:table-cell>
          <table:table-cell office:value-type="float" office:value="5.327759" calcext:value-type="float">
            <text:p>5.327759</text:p>
          </table:table-cell>
          <table:table-cell office:value-type="float" office:value="5.242096" calcext:value-type="float">
            <text:p>5.242096</text:p>
          </table:table-cell>
          <table:table-cell office:value-type="float" office:value="4.772339" calcext:value-type="float">
            <text:p>4.772339</text:p>
          </table:table-cell>
          <table:table-cell office:value-type="float" office:value="4.657227" calcext:value-type="float">
            <text:p>4.657227</text:p>
          </table:table-cell>
          <table:table-cell office:value-type="float" office:value="4.466675" calcext:value-type="float">
            <text:p>4.466675</text:p>
          </table:table-cell>
          <table:table-cell office:value-type="float" office:value="4.362976" calcext:value-type="float">
            <text:p>4.362976</text:p>
          </table:table-cell>
          <table:table-cell office:value-type="float" office:value="4.504089" calcext:value-type="float">
            <text:p>4.504089</text:p>
          </table:table-cell>
          <table:table-cell office:value-type="float" office:value="4.439758" calcext:value-type="float">
            <text:p>4.439758</text:p>
          </table:table-cell>
          <table:table-cell office:value-type="float" office:value="4.77597" calcext:value-type="float">
            <text:p>4.77597</text:p>
          </table:table-cell>
          <table:table-cell office:value-type="float" office:value="4.735352" calcext:value-type="float">
            <text:p>4.735352</text:p>
          </table:table-cell>
          <table:table-cell office:value-type="float" office:value="50.43097" calcext:value-type="float">
            <text:p>50.43097</text:p>
          </table:table-cell>
          <table:table-cell office:value-type="float" office:value="-3.44278" calcext:value-type="float">
            <text:p>-3.44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22.72866" calcext:value-type="float">
            <text:p>22.72866</text:p>
          </table:table-cell>
          <table:table-cell office:value-type="float" office:value="32.32" calcext:value-type="float">
            <text:p>32.32</text:p>
          </table:table-cell>
          <table:table-cell office:value-type="float" office:value="8.85" calcext:value-type="float">
            <text:p>8.85</text:p>
          </table:table-cell>
          <table:table-cell office:value-type="float" office:value="1.096348" calcext:value-type="float">
            <text:p>1.096348</text:p>
          </table:table-cell>
          <table:table-cell office:value-type="float" office:value="0.723904" calcext:value-type="float">
            <text:p>0.723904</text:p>
          </table:table-cell>
          <table:table-cell office:value-type="float" office:value="438.336" calcext:value-type="float">
            <text:p>438.336</text:p>
          </table:table-cell>
          <table:table-cell office:value-type="float" office:value="0" calcext:value-type="float">
            <text:p>0</text:p>
          </table:table-cell>
          <table:table-cell office:value-type="float" office:value="49.59821" calcext:value-type="float">
            <text:p>49.59821</text:p>
          </table:table-cell>
          <table:table-cell office:value-type="float" office:value="7.951813" calcext:value-type="float">
            <text:p>7.951813</text:p>
          </table:table-cell>
          <table:table-cell office:value-type="float" office:value="33.85431" calcext:value-type="float">
            <text:p>33.85431</text:p>
          </table:table-cell>
          <table:table-cell office:value-type="float" office:value="10.30301" calcext:value-type="float">
            <text:p>10.30301</text:p>
          </table:table-cell>
          <table:table-cell office:value-type="float" office:value="26.96896" calcext:value-type="float">
            <text:p>26.96896</text:p>
          </table:table-cell>
          <table:table-cell office:value-type="float" office:value="11.27774" calcext:value-type="float">
            <text:p>11.27774</text:p>
          </table:table-cell>
          <table:table-cell office:value-type="float" office:value="21.57269" calcext:value-type="float">
            <text:p>21.57269</text:p>
          </table:table-cell>
          <table:table-cell office:value-type="float" office:value="11.48615" calcext:value-type="float">
            <text:p>11.48615</text:p>
          </table:table-cell>
          <table:table-cell office:value-type="float" office:value="18.27765" calcext:value-type="float">
            <text:p>18.27765</text:p>
          </table:table-cell>
          <table:table-cell office:value-type="float" office:value="11.2923" calcext:value-type="float">
            <text:p>11.2923</text:p>
          </table:table-cell>
          <table:table-cell office:value-type="float" office:value="15.16464" calcext:value-type="float">
            <text:p>15.16464</text:p>
          </table:table-cell>
          <table:table-cell office:value-type="float" office:value="10.81342" calcext:value-type="float">
            <text:p>10.81342</text:p>
          </table:table-cell>
          <table:table-cell office:value-type="float" office:value="12.64972" calcext:value-type="float">
            <text:p>12.64972</text:p>
          </table:table-cell>
          <table:table-cell office:value-type="float" office:value="9.859497" calcext:value-type="float">
            <text:p>9.859497</text:p>
          </table:table-cell>
          <table:table-cell office:value-type="float" office:value="9.100586" calcext:value-type="float">
            <text:p>9.100586</text:p>
          </table:table-cell>
          <table:table-cell office:value-type="float" office:value="7.548737" calcext:value-type="float">
            <text:p>7.548737</text:p>
          </table:table-cell>
          <table:table-cell office:value-type="float" office:value="6.69986" calcext:value-type="float">
            <text:p>6.69986</text:p>
          </table:table-cell>
          <table:table-cell office:value-type="float" office:value="6.248383" calcext:value-type="float">
            <text:p>6.248383</text:p>
          </table:table-cell>
          <table:table-cell office:value-type="float" office:value="5.462372" calcext:value-type="float">
            <text:p>5.462372</text:p>
          </table:table-cell>
          <table:table-cell office:value-type="float" office:value="5.328735" calcext:value-type="float">
            <text:p>5.328735</text:p>
          </table:table-cell>
          <table:table-cell office:value-type="float" office:value="4.881378" calcext:value-type="float">
            <text:p>4.881378</text:p>
          </table:table-cell>
          <table:table-cell office:value-type="float" office:value="4.773468" calcext:value-type="float">
            <text:p>4.773468</text:p>
          </table:table-cell>
          <table:table-cell office:value-type="float" office:value="4.565704" calcext:value-type="float">
            <text:p>4.565704</text:p>
          </table:table-cell>
          <table:table-cell office:value-type="float" office:value="4.467773" calcext:value-type="float">
            <text:p>4.467773</text:p>
          </table:table-cell>
          <table:table-cell office:value-type="float" office:value="4.572327" calcext:value-type="float">
            <text:p>4.572327</text:p>
          </table:table-cell>
          <table:table-cell office:value-type="float" office:value="4.504791" calcext:value-type="float">
            <text:p>4.504791</text:p>
          </table:table-cell>
          <table:table-cell office:value-type="float" office:value="4.822327" calcext:value-type="float">
            <text:p>4.822327</text:p>
          </table:table-cell>
          <table:table-cell office:value-type="float" office:value="4.776428" calcext:value-type="float">
            <text:p>4.776428</text:p>
          </table:table-cell>
          <table:table-cell office:value-type="float" office:value="60.09882" calcext:value-type="float">
            <text:p>60.09882</text:p>
          </table:table-cell>
          <table:table-cell office:value-type="float" office:value="4.946198" calcext:value-type="float">
            <text:p>4.946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21.9942" calcext:value-type="float">
            <text:p>21.9942</text:p>
          </table:table-cell>
          <table:table-cell office:value-type="float" office:value="29.36" calcext:value-type="float">
            <text:p>29.36</text:p>
          </table:table-cell>
          <table:table-cell office:value-type="float" office:value="10.32" calcext:value-type="float">
            <text:p>10.32</text:p>
          </table:table-cell>
          <table:table-cell office:value-type="float" office:value="1.39429" calcext:value-type="float">
            <text:p>1.39429</text:p>
          </table:table-cell>
          <table:table-cell office:value-type="float" office:value="0.8902985" calcext:value-type="float">
            <text:p>0.8902985</text:p>
          </table:table-cell>
          <table:table-cell office:value-type="float" office:value="300.204" calcext:value-type="float">
            <text:p>300.204</text:p>
          </table:table-cell>
          <table:table-cell office:value-type="float" office:value="0" calcext:value-type="float">
            <text:p>0</text:p>
          </table:table-cell>
          <table:table-cell office:value-type="float" office:value="47.02118" calcext:value-type="float">
            <text:p>47.02118</text:p>
          </table:table-cell>
          <table:table-cell office:value-type="float" office:value="11.41455" calcext:value-type="float">
            <text:p>11.41455</text:p>
          </table:table-cell>
          <table:table-cell office:value-type="float" office:value="33.82977" calcext:value-type="float">
            <text:p>33.82977</text:p>
          </table:table-cell>
          <table:table-cell office:value-type="float" office:value="14.15848" calcext:value-type="float">
            <text:p>14.15848</text:p>
          </table:table-cell>
          <table:table-cell office:value-type="float" office:value="27.95209" calcext:value-type="float">
            <text:p>27.95209</text:p>
          </table:table-cell>
          <table:table-cell office:value-type="float" office:value="15.13754" calcext:value-type="float">
            <text:p>15.13754</text:p>
          </table:table-cell>
          <table:table-cell office:value-type="float" office:value="23.18091" calcext:value-type="float">
            <text:p>23.18091</text:p>
          </table:table-cell>
          <table:table-cell office:value-type="float" office:value="15.1601" calcext:value-type="float">
            <text:p>15.1601</text:p>
          </table:table-cell>
          <table:table-cell office:value-type="float" office:value="20.14709" calcext:value-type="float">
            <text:p>20.14709</text:p>
          </table:table-cell>
          <table:table-cell office:value-type="float" office:value="14.73181" calcext:value-type="float">
            <text:p>14.73181</text:p>
          </table:table-cell>
          <table:table-cell office:value-type="float" office:value="17.07831" calcext:value-type="float">
            <text:p>17.07831</text:p>
          </table:table-cell>
          <table:table-cell office:value-type="float" office:value="13.90137" calcext:value-type="float">
            <text:p>13.90137</text:p>
          </table:table-cell>
          <table:table-cell office:value-type="float" office:value="14.55768" calcext:value-type="float">
            <text:p>14.55768</text:p>
          </table:table-cell>
          <table:table-cell office:value-type="float" office:value="12.46204" calcext:value-type="float">
            <text:p>12.46204</text:p>
          </table:table-cell>
          <table:table-cell office:value-type="float" office:value="10.83084" calcext:value-type="float">
            <text:p>10.83084</text:p>
          </table:table-cell>
          <table:table-cell office:value-type="float" office:value="9.127075" calcext:value-type="float">
            <text:p>9.127075</text:p>
          </table:table-cell>
          <table:table-cell office:value-type="float" office:value="7.499237" calcext:value-type="float">
            <text:p>7.499237</text:p>
          </table:table-cell>
          <table:table-cell office:value-type="float" office:value="6.706848" calcext:value-type="float">
            <text:p>6.706848</text:p>
          </table:table-cell>
          <table:table-cell office:value-type="float" office:value="5.707886" calcext:value-type="float">
            <text:p>5.707886</text:p>
          </table:table-cell>
          <table:table-cell office:value-type="float" office:value="5.464264" calcext:value-type="float">
            <text:p>5.464264</text:p>
          </table:table-cell>
          <table:table-cell office:value-type="float" office:value="5.012238" calcext:value-type="float">
            <text:p>5.012238</text:p>
          </table:table-cell>
          <table:table-cell office:value-type="float" office:value="4.882568" calcext:value-type="float">
            <text:p>4.882568</text:p>
          </table:table-cell>
          <table:table-cell office:value-type="float" office:value="4.663422" calcext:value-type="float">
            <text:p>4.663422</text:p>
          </table:table-cell>
          <table:table-cell office:value-type="float" office:value="4.566742" calcext:value-type="float">
            <text:p>4.566742</text:p>
          </table:table-cell>
          <table:table-cell office:value-type="float" office:value="4.641541" calcext:value-type="float">
            <text:p>4.641541</text:p>
          </table:table-cell>
          <table:table-cell office:value-type="float" office:value="4.573029" calcext:value-type="float">
            <text:p>4.573029</text:p>
          </table:table-cell>
          <table:table-cell office:value-type="float" office:value="4.873047" calcext:value-type="float">
            <text:p>4.873047</text:p>
          </table:table-cell>
          <table:table-cell office:value-type="float" office:value="4.822815" calcext:value-type="float">
            <text:p>4.822815</text:p>
          </table:table-cell>
          <table:table-cell office:value-type="float" office:value="55.2583" calcext:value-type="float">
            <text:p>55.2583</text:p>
          </table:table-cell>
          <table:table-cell office:value-type="float" office:value="8.190155" calcext:value-type="float">
            <text:p>8.1901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18.84888" calcext:value-type="float">
            <text:p>18.84888</text:p>
          </table:table-cell>
          <table:table-cell office:value-type="float" office:value="19.98" calcext:value-type="float">
            <text:p>19.98</text:p>
          </table:table-cell>
          <table:table-cell office:value-type="float" office:value="3.76" calcext:value-type="float">
            <text:p>3.76</text:p>
          </table:table-cell>
          <table:table-cell office:value-type="float" office:value="1.45293" calcext:value-type="float">
            <text:p>1.45293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570.528" calcext:value-type="float">
            <text:p>570.528</text:p>
          </table:table-cell>
          <table:table-cell office:value-type="float" office:value="0" calcext:value-type="float">
            <text:p>0</text:p>
          </table:table-cell>
          <table:table-cell office:value-type="float" office:value="40.86038" calcext:value-type="float">
            <text:p>40.86038</text:p>
          </table:table-cell>
          <table:table-cell office:value-type="float" office:value="7.759338" calcext:value-type="float">
            <text:p>7.759338</text:p>
          </table:table-cell>
          <table:table-cell office:value-type="float" office:value="30.17123" calcext:value-type="float">
            <text:p>30.17123</text:p>
          </table:table-cell>
          <table:table-cell office:value-type="float" office:value="13.26834" calcext:value-type="float">
            <text:p>13.26834</text:p>
          </table:table-cell>
          <table:table-cell office:value-type="float" office:value="25.49869" calcext:value-type="float">
            <text:p>25.49869</text:p>
          </table:table-cell>
          <table:table-cell office:value-type="float" office:value="15.97617" calcext:value-type="float">
            <text:p>15.97617</text:p>
          </table:table-cell>
          <table:table-cell office:value-type="float" office:value="21.86243" calcext:value-type="float">
            <text:p>21.86243</text:p>
          </table:table-cell>
          <table:table-cell office:value-type="float" office:value="17.24893" calcext:value-type="float">
            <text:p>17.24893</text:p>
          </table:table-cell>
          <table:table-cell office:value-type="float" office:value="19.57391" calcext:value-type="float">
            <text:p>19.57391</text:p>
          </table:table-cell>
          <table:table-cell office:value-type="float" office:value="16.64609" calcext:value-type="float">
            <text:p>16.64609</text:p>
          </table:table-cell>
          <table:table-cell office:value-type="float" office:value="17.12543" calcext:value-type="float">
            <text:p>17.12543</text:p>
          </table:table-cell>
          <table:table-cell office:value-type="float" office:value="15.63547" calcext:value-type="float">
            <text:p>15.63547</text:p>
          </table:table-cell>
          <table:table-cell office:value-type="float" office:value="15.05634" calcext:value-type="float">
            <text:p>15.05634</text:p>
          </table:table-cell>
          <table:table-cell office:value-type="float" office:value="14.12137" calcext:value-type="float">
            <text:p>14.12137</text:p>
          </table:table-cell>
          <table:table-cell office:value-type="float" office:value="12.04095" calcext:value-type="float">
            <text:p>12.04095</text:p>
          </table:table-cell>
          <table:table-cell office:value-type="float" office:value="10.85336" calcext:value-type="float">
            <text:p>10.85336</text:p>
          </table:table-cell>
          <table:table-cell office:value-type="float" office:value="8.397522" calcext:value-type="float">
            <text:p>8.397522</text:p>
          </table:table-cell>
          <table:table-cell office:value-type="float" office:value="7.508667" calcext:value-type="float">
            <text:p>7.508667</text:p>
          </table:table-cell>
          <table:table-cell office:value-type="float" office:value="6.069702" calcext:value-type="float">
            <text:p>6.069702</text:p>
          </table:table-cell>
          <table:table-cell office:value-type="float" office:value="5.71109" calcext:value-type="float">
            <text:p>5.71109</text:p>
          </table:table-cell>
          <table:table-cell office:value-type="float" office:value="5.187531" calcext:value-type="float">
            <text:p>5.187531</text:p>
          </table:table-cell>
          <table:table-cell office:value-type="float" office:value="5.013824" calcext:value-type="float">
            <text:p>5.013824</text:p>
          </table:table-cell>
          <table:table-cell office:value-type="float" office:value="4.768036" calcext:value-type="float">
            <text:p>4.768036</text:p>
          </table:table-cell>
          <table:table-cell office:value-type="float" office:value="4.664459" calcext:value-type="float">
            <text:p>4.664459</text:p>
          </table:table-cell>
          <table:table-cell office:value-type="float" office:value="4.713745" calcext:value-type="float">
            <text:p>4.713745</text:p>
          </table:table-cell>
          <table:table-cell office:value-type="float" office:value="4.642273" calcext:value-type="float">
            <text:p>4.642273</text:p>
          </table:table-cell>
          <table:table-cell office:value-type="float" office:value="4.927612" calcext:value-type="float">
            <text:p>4.927612</text:p>
          </table:table-cell>
          <table:table-cell office:value-type="float" office:value="4.873596" calcext:value-type="float">
            <text:p>4.873596</text:p>
          </table:table-cell>
          <table:table-cell office:value-type="float" office:value="45.48981" calcext:value-type="float">
            <text:p>45.48981</text:p>
          </table:table-cell>
          <table:table-cell office:value-type="float" office:value="1.494354" calcext:value-type="float">
            <text:p>1.4943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4.71708" calcext:value-type="float">
            <text:p>4.71708</text:p>
          </table:table-cell>
          <table:table-cell office:value-type="float" office:value="3.06" calcext:value-type="float">
            <text:p>3.06</text:p>
          </table:table-cell>
          <table:table-cell office:value-type="float" office:value="-1.15" calcext:value-type="float">
            <text:p>-1.15</text:p>
          </table:table-cell>
          <table:table-cell office:value-type="float" office:value="0.6699937" calcext:value-type="float">
            <text:p>0.6699937</text:p>
          </table:table-cell>
          <table:table-cell office:value-type="float" office:value="0.4961664" calcext:value-type="float">
            <text:p>0.4961664</text:p>
          </table:table-cell>
          <table:table-cell office:value-type="float" office:value="516.744" calcext:value-type="float">
            <text:p>516.744</text:p>
          </table:table-cell>
          <table:table-cell office:value-type="float" office:value="7.8" calcext:value-type="float">
            <text:p>7.8</text:p>
          </table:table-cell>
          <table:table-cell office:value-type="float" office:value="9.463959" calcext:value-type="float">
            <text:p>9.463959</text:p>
          </table:table-cell>
          <table:table-cell office:value-type="float" office:value="-0.2805481" calcext:value-type="float">
            <text:p>-0.2805481</text:p>
          </table:table-cell>
          <table:table-cell office:value-type="float" office:value="12.95731" calcext:value-type="float">
            <text:p>12.95731</text:p>
          </table:table-cell>
          <table:table-cell office:value-type="float" office:value="2.524719" calcext:value-type="float">
            <text:p>2.524719</text:p>
          </table:table-cell>
          <table:table-cell office:value-type="float" office:value="15.72879" calcext:value-type="float">
            <text:p>15.72879</text:p>
          </table:table-cell>
          <table:table-cell office:value-type="float" office:value="5.213287" calcext:value-type="float">
            <text:p>5.213287</text:p>
          </table:table-cell>
          <table:table-cell office:value-type="float" office:value="17.09647" calcext:value-type="float">
            <text:p>17.09647</text:p>
          </table:table-cell>
          <table:table-cell office:value-type="float" office:value="7.531281" calcext:value-type="float">
            <text:p>7.531281</text:p>
          </table:table-cell>
          <table:table-cell office:value-type="float" office:value="17.14093" calcext:value-type="float">
            <text:p>17.14093</text:p>
          </table:table-cell>
          <table:table-cell office:value-type="float" office:value="8.893524" calcext:value-type="float">
            <text:p>8.893524</text:p>
          </table:table-cell>
          <table:table-cell office:value-type="float" office:value="16.63715" calcext:value-type="float">
            <text:p>16.63715</text:p>
          </table:table-cell>
          <table:table-cell office:value-type="float" office:value="10.31366" calcext:value-type="float">
            <text:p>10.31366</text:p>
          </table:table-cell>
          <table:table-cell office:value-type="float" office:value="15.01685" calcext:value-type="float">
            <text:p>15.01685</text:p>
          </table:table-cell>
          <table:table-cell office:value-type="float" office:value="10.97833" calcext:value-type="float">
            <text:p>10.97833</text:p>
          </table:table-cell>
          <table:table-cell office:value-type="float" office:value="12.20343" calcext:value-type="float">
            <text:p>12.20343</text:p>
          </table:table-cell>
          <table:table-cell office:value-type="float" office:value="11.26801" calcext:value-type="float">
            <text:p>11.26801</text:p>
          </table:table-cell>
          <table:table-cell office:value-type="float" office:value="8.978516" calcext:value-type="float">
            <text:p>8.978516</text:p>
          </table:table-cell>
          <table:table-cell office:value-type="float" office:value="8.406403" calcext:value-type="float">
            <text:p>8.406403</text:p>
          </table:table-cell>
          <table:table-cell office:value-type="float" office:value="6.485443" calcext:value-type="float">
            <text:p>6.485443</text:p>
          </table:table-cell>
          <table:table-cell office:value-type="float" office:value="6.073883" calcext:value-type="float">
            <text:p>6.073883</text:p>
          </table:table-cell>
          <table:table-cell office:value-type="float" office:value="5.410583" calcext:value-type="float">
            <text:p>5.410583</text:p>
          </table:table-cell>
          <table:table-cell office:value-type="float" office:value="5.189636" calcext:value-type="float">
            <text:p>5.189636</text:p>
          </table:table-cell>
          <table:table-cell office:value-type="float" office:value="4.889191" calcext:value-type="float">
            <text:p>4.889191</text:p>
          </table:table-cell>
          <table:table-cell office:value-type="float" office:value="4.769196" calcext:value-type="float">
            <text:p>4.769196</text:p>
          </table:table-cell>
          <table:table-cell office:value-type="float" office:value="4.790009" calcext:value-type="float">
            <text:p>4.790009</text:p>
          </table:table-cell>
          <table:table-cell office:value-type="float" office:value="4.714539" calcext:value-type="float">
            <text:p>4.714539</text:p>
          </table:table-cell>
          <table:table-cell office:value-type="float" office:value="4.985779" calcext:value-type="float">
            <text:p>4.985779</text:p>
          </table:table-cell>
          <table:table-cell office:value-type="float" office:value="4.928223" calcext:value-type="float">
            <text:p>4.92822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2.576691" calcext:value-type="float">
            <text:p>-2.5766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17.27265" calcext:value-type="float">
            <text:p>17.27265</text:p>
          </table:table-cell>
          <table:table-cell office:value-type="float" office:value="4.87" calcext:value-type="float">
            <text:p>4.87</text:p>
          </table:table-cell>
          <table:table-cell office:value-type="float" office:value="-3.5" calcext:value-type="float">
            <text:p>-3.5</text:p>
          </table:table-cell>
          <table:table-cell office:value-type="float" office:value="0.7172635" calcext:value-type="float">
            <text:p>0.7172635</text:p>
          </table:table-cell>
          <table:table-cell office:value-type="float" office:value="0.4178716" calcext:value-type="float">
            <text:p>0.4178716</text:p>
          </table:table-cell>
          <table:table-cell office:value-type="float" office:value="314.928" calcext:value-type="float">
            <text:p>314.928</text:p>
          </table:table-cell>
          <table:table-cell office:value-type="float" office:value="0" calcext:value-type="float">
            <text:p>0</text:p>
          </table:table-cell>
          <table:table-cell office:value-type="float" office:value="18.15659" calcext:value-type="float">
            <text:p>18.15659</text:p>
          </table:table-cell>
          <table:table-cell office:value-type="float" office:value="-1.233368" calcext:value-type="float">
            <text:p>-1.233368</text:p>
          </table:table-cell>
          <table:table-cell office:value-type="float" office:value="13.92511" calcext:value-type="float">
            <text:p>13.92511</text:p>
          </table:table-cell>
          <table:table-cell office:value-type="float" office:value="1.129517" calcext:value-type="float">
            <text:p>1.129517</text:p>
          </table:table-cell>
          <table:table-cell office:value-type="float" office:value="11.69025" calcext:value-type="float">
            <text:p>11.69025</text:p>
          </table:table-cell>
          <table:table-cell office:value-type="float" office:value="3.461487" calcext:value-type="float">
            <text:p>3.461487</text:p>
          </table:table-cell>
          <table:table-cell office:value-type="float" office:value="10.42126" calcext:value-type="float">
            <text:p>10.42126</text:p>
          </table:table-cell>
          <table:table-cell office:value-type="float" office:value="5.520447" calcext:value-type="float">
            <text:p>5.520447</text:p>
          </table:table-cell>
          <table:table-cell office:value-type="float" office:value="9.897675" calcext:value-type="float">
            <text:p>9.897675</text:p>
          </table:table-cell>
          <table:table-cell office:value-type="float" office:value="6.856995" calcext:value-type="float">
            <text:p>6.856995</text:p>
          </table:table-cell>
          <table:table-cell office:value-type="float" office:value="10.25668" calcext:value-type="float">
            <text:p>10.25668</text:p>
          </table:table-cell>
          <table:table-cell office:value-type="float" office:value="8.245117" calcext:value-type="float">
            <text:p>8.245117</text:p>
          </table:table-cell>
          <table:table-cell office:value-type="float" office:value="10.93964" calcext:value-type="float">
            <text:p>10.93964</text:p>
          </table:table-cell>
          <table:table-cell office:value-type="float" office:value="9.129395" calcext:value-type="float">
            <text:p>9.129395</text:p>
          </table:table-cell>
          <table:table-cell office:value-type="float" office:value="11.24966" calcext:value-type="float">
            <text:p>11.24966</text:p>
          </table:table-cell>
          <table:table-cell office:value-type="float" office:value="9.660034" calcext:value-type="float">
            <text:p>9.660034</text:p>
          </table:table-cell>
          <table:table-cell office:value-type="float" office:value="8.996185" calcext:value-type="float">
            <text:p>8.996185</text:p>
          </table:table-cell>
          <table:table-cell office:value-type="float" office:value="8.810944" calcext:value-type="float">
            <text:p>8.810944</text:p>
          </table:table-cell>
          <table:table-cell office:value-type="float" office:value="6.801453" calcext:value-type="float">
            <text:p>6.801453</text:p>
          </table:table-cell>
          <table:table-cell office:value-type="float" office:value="6.489563" calcext:value-type="float">
            <text:p>6.489563</text:p>
          </table:table-cell>
          <table:table-cell office:value-type="float" office:value="5.65036" calcext:value-type="float">
            <text:p>5.65036</text:p>
          </table:table-cell>
          <table:table-cell office:value-type="float" office:value="5.413086" calcext:value-type="float">
            <text:p>5.413086</text:p>
          </table:table-cell>
          <table:table-cell office:value-type="float" office:value="5.028992" calcext:value-type="float">
            <text:p>5.028992</text:p>
          </table:table-cell>
          <table:table-cell office:value-type="float" office:value="4.890564" calcext:value-type="float">
            <text:p>4.890564</text:p>
          </table:table-cell>
          <table:table-cell office:value-type="float" office:value="4.873993" calcext:value-type="float">
            <text:p>4.873993</text:p>
          </table:table-cell>
          <table:table-cell office:value-type="float" office:value="4.790833" calcext:value-type="float">
            <text:p>4.790833</text:p>
          </table:table-cell>
          <table:table-cell office:value-type="float" office:value="5.047943" calcext:value-type="float">
            <text:p>5.047943</text:p>
          </table:table-cell>
          <table:table-cell office:value-type="float" office:value="4.986389" calcext:value-type="float">
            <text:p>4.986389</text:p>
          </table:table-cell>
          <table:table-cell office:value-type="float" office:value="19.89398" calcext:value-type="float">
            <text:p>19.89398</text:p>
          </table:table-cell>
          <table:table-cell office:value-type="float" office:value="-3.959106" calcext:value-type="float">
            <text:p>-3.9591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4.95864" calcext:value-type="float">
            <text:p>4.95864</text:p>
          </table:table-cell>
          <table:table-cell office:value-type="float" office:value="0.52" calcext:value-type="float">
            <text:p>0.52</text:p>
          </table:table-cell>
          <table:table-cell office:value-type="float" office:value="-1.35" calcext:value-type="float">
            <text:p>-1.35</text:p>
          </table:table-cell>
          <table:table-cell office:value-type="float" office:value="0.559565" calcext:value-type="float">
            <text:p>0.559565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521.748" calcext:value-type="float">
            <text:p>521.748</text:p>
          </table:table-cell>
          <table:table-cell office:value-type="float" office:value="11.4" calcext:value-type="float">
            <text:p>11.4</text:p>
          </table:table-cell>
          <table:table-cell office:value-type="float" office:value="6.039551" calcext:value-type="float">
            <text:p>6.039551</text:p>
          </table:table-cell>
          <table:table-cell office:value-type="float" office:value="-0.633606" calcext:value-type="float">
            <text:p>-0.633606</text:p>
          </table:table-cell>
          <table:table-cell office:value-type="float" office:value="5.552612" calcext:value-type="float">
            <text:p>5.552612</text:p>
          </table:table-cell>
          <table:table-cell office:value-type="float" office:value="1.030426" calcext:value-type="float">
            <text:p>1.030426</text:p>
          </table:table-cell>
          <table:table-cell office:value-type="float" office:value="5.692169" calcext:value-type="float">
            <text:p>5.692169</text:p>
          </table:table-cell>
          <table:table-cell office:value-type="float" office:value="2.710632" calcext:value-type="float">
            <text:p>2.710632</text:p>
          </table:table-cell>
          <table:table-cell office:value-type="float" office:value="7.555328" calcext:value-type="float">
            <text:p>7.555328</text:p>
          </table:table-cell>
          <table:table-cell office:value-type="float" office:value="4.297607" calcext:value-type="float">
            <text:p>4.297607</text:p>
          </table:table-cell>
          <table:table-cell office:value-type="float" office:value="8.43866" calcext:value-type="float">
            <text:p>8.43866</text:p>
          </table:table-cell>
          <table:table-cell office:value-type="float" office:value="5.364563" calcext:value-type="float">
            <text:p>5.364563</text:p>
          </table:table-cell>
          <table:table-cell office:value-type="float" office:value="9.237091" calcext:value-type="float">
            <text:p>9.237091</text:p>
          </table:table-cell>
          <table:table-cell office:value-type="float" office:value="6.588257" calcext:value-type="float">
            <text:p>6.588257</text:p>
          </table:table-cell>
          <table:table-cell office:value-type="float" office:value="9.516174" calcext:value-type="float">
            <text:p>9.516174</text:p>
          </table:table-cell>
          <table:table-cell office:value-type="float" office:value="7.473022" calcext:value-type="float">
            <text:p>7.473022</text:p>
          </table:table-cell>
          <table:table-cell office:value-type="float" office:value="9.652985" calcext:value-type="float">
            <text:p>9.652985</text:p>
          </table:table-cell>
          <table:table-cell office:value-type="float" office:value="8.492737" calcext:value-type="float">
            <text:p>8.492737</text:p>
          </table:table-cell>
          <table:table-cell office:value-type="float" office:value="8.807587" calcext:value-type="float">
            <text:p>8.807587</text:p>
          </table:table-cell>
          <table:table-cell office:value-type="float" office:value="8.416138" calcext:value-type="float">
            <text:p>8.416138</text:p>
          </table:table-cell>
          <table:table-cell office:value-type="float" office:value="6.957458" calcext:value-type="float">
            <text:p>6.957458</text:p>
          </table:table-cell>
          <table:table-cell office:value-type="float" office:value="6.803802" calcext:value-type="float">
            <text:p>6.803802</text:p>
          </table:table-cell>
          <table:table-cell office:value-type="float" office:value="5.857513" calcext:value-type="float">
            <text:p>5.857513</text:p>
          </table:table-cell>
          <table:table-cell office:value-type="float" office:value="5.65274" calcext:value-type="float">
            <text:p>5.65274</text:p>
          </table:table-cell>
          <table:table-cell office:value-type="float" office:value="5.178284" calcext:value-type="float">
            <text:p>5.178284</text:p>
          </table:table-cell>
          <table:table-cell office:value-type="float" office:value="5.030487" calcext:value-type="float">
            <text:p>5.030487</text:p>
          </table:table-cell>
          <table:table-cell office:value-type="float" office:value="4.966034" calcext:value-type="float">
            <text:p>4.966034</text:p>
          </table:table-cell>
          <table:table-cell office:value-type="float" office:value="4.874878" calcext:value-type="float">
            <text:p>4.874878</text:p>
          </table:table-cell>
          <table:table-cell office:value-type="float" office:value="5.115265" calcext:value-type="float">
            <text:p>5.115265</text:p>
          </table:table-cell>
          <table:table-cell office:value-type="float" office:value="5.048615" calcext:value-type="float">
            <text:p>5.048615</text:p>
          </table:table-cell>
          <table:table-cell office:value-type="float" office:value="6.079071" calcext:value-type="float">
            <text:p>6.079071</text:p>
          </table:table-cell>
          <table:table-cell office:value-type="float" office:value="-3.003906" calcext:value-type="float">
            <text:p>-3.003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15.85224" calcext:value-type="float">
            <text:p>15.85224</text:p>
          </table:table-cell>
          <table:table-cell office:value-type="float" office:value="0.64" calcext:value-type="float">
            <text:p>0.64</text:p>
          </table:table-cell>
          <table:table-cell office:value-type="float" office:value="-2.27" calcext:value-type="float">
            <text:p>-2.27</text:p>
          </table:table-cell>
          <table:table-cell office:value-type="float" office:value="0.5643902" calcext:value-type="float">
            <text:p>0.5643902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417.924" calcext:value-type="float">
            <text:p>417.924</text:p>
          </table:table-cell>
          <table:table-cell office:value-type="float" office:value="5.3" calcext:value-type="float">
            <text:p>5.3</text:p>
          </table:table-cell>
          <table:table-cell office:value-type="float" office:value="11.4595" calcext:value-type="float">
            <text:p>11.4595</text:p>
          </table:table-cell>
          <table:table-cell office:value-type="float" office:value="-1.071045" calcext:value-type="float">
            <text:p>-1.071045</text:p>
          </table:table-cell>
          <table:table-cell office:value-type="float" office:value="8.934631" calcext:value-type="float">
            <text:p>8.934631</text:p>
          </table:table-cell>
          <table:table-cell office:value-type="float" office:value="0.3507385" calcext:value-type="float">
            <text:p>0.3507385</text:p>
          </table:table-cell>
          <table:table-cell office:value-type="float" office:value="7.51239" calcext:value-type="float">
            <text:p>7.51239</text:p>
          </table:table-cell>
          <table:table-cell office:value-type="float" office:value="1.876434" calcext:value-type="float">
            <text:p>1.876434</text:p>
          </table:table-cell>
          <table:table-cell office:value-type="float" office:value="6.735474" calcext:value-type="float">
            <text:p>6.735474</text:p>
          </table:table-cell>
          <table:table-cell office:value-type="float" office:value="3.341431" calcext:value-type="float">
            <text:p>3.341431</text:p>
          </table:table-cell>
          <table:table-cell office:value-type="float" office:value="6.502197" calcext:value-type="float">
            <text:p>6.502197</text:p>
          </table:table-cell>
          <table:table-cell office:value-type="float" office:value="4.355499" calcext:value-type="float">
            <text:p>4.355499</text:p>
          </table:table-cell>
          <table:table-cell office:value-type="float" office:value="6.556305" calcext:value-type="float">
            <text:p>6.556305</text:p>
          </table:table-cell>
          <table:table-cell office:value-type="float" office:value="5.478821" calcext:value-type="float">
            <text:p>5.478821</text:p>
          </table:table-cell>
          <table:table-cell office:value-type="float" office:value="7.45105" calcext:value-type="float">
            <text:p>7.45105</text:p>
          </table:table-cell>
          <table:table-cell office:value-type="float" office:value="6.423462" calcext:value-type="float">
            <text:p>6.423462</text:p>
          </table:table-cell>
          <table:table-cell office:value-type="float" office:value="8.480103" calcext:value-type="float">
            <text:p>8.480103</text:p>
          </table:table-cell>
          <table:table-cell office:value-type="float" office:value="7.412903" calcext:value-type="float">
            <text:p>7.412903</text:p>
          </table:table-cell>
          <table:table-cell office:value-type="float" office:value="8.411072" calcext:value-type="float">
            <text:p>8.411072</text:p>
          </table:table-cell>
          <table:table-cell office:value-type="float" office:value="7.868042" calcext:value-type="float">
            <text:p>7.868042</text:p>
          </table:table-cell>
          <table:table-cell office:value-type="float" office:value="6.984894" calcext:value-type="float">
            <text:p>6.984894</text:p>
          </table:table-cell>
          <table:table-cell office:value-type="float" office:value="6.958344" calcext:value-type="float">
            <text:p>6.958344</text:p>
          </table:table-cell>
          <table:table-cell office:value-type="float" office:value="6.009491" calcext:value-type="float">
            <text:p>6.009491</text:p>
          </table:table-cell>
          <table:table-cell office:value-type="float" office:value="5.859406" calcext:value-type="float">
            <text:p>5.859406</text:p>
          </table:table-cell>
          <table:table-cell office:value-type="float" office:value="5.322479" calcext:value-type="float">
            <text:p>5.322479</text:p>
          </table:table-cell>
          <table:table-cell office:value-type="float" office:value="5.17981" calcext:value-type="float">
            <text:p>5.17981</text:p>
          </table:table-cell>
          <table:table-cell office:value-type="float" office:value="5.064545" calcext:value-type="float">
            <text:p>5.064545</text:p>
          </table:table-cell>
          <table:table-cell office:value-type="float" office:value="4.96701" calcext:value-type="float">
            <text:p>4.96701</text:p>
          </table:table-cell>
          <table:table-cell office:value-type="float" office:value="5.187927" calcext:value-type="float">
            <text:p>5.187927</text:p>
          </table:table-cell>
          <table:table-cell office:value-type="float" office:value="5.115967" calcext:value-type="float">
            <text:p>5.115967</text:p>
          </table:table-cell>
          <table:table-cell office:value-type="float" office:value="13.93054" calcext:value-type="float">
            <text:p>13.93054</text:p>
          </table:table-cell>
          <table:table-cell office:value-type="float" office:value="-2.878906" calcext:value-type="float">
            <text:p>-2.878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25.2927" calcext:value-type="float">
            <text:p>25.2927</text:p>
          </table:table-cell>
          <table:table-cell office:value-type="float" office:value="4.29" calcext:value-type="float">
            <text:p>4.29</text:p>
          </table:table-cell>
          <table:table-cell office:value-type="float" office:value="-3.52" calcext:value-type="float">
            <text:p>-3.52</text:p>
          </table:table-cell>
          <table:table-cell office:value-type="float" office:value="0.7176054" calcext:value-type="float">
            <text:p>0.7176054</text:p>
          </table:table-cell>
          <table:table-cell office:value-type="float" office:value="0.4172561" calcext:value-type="float">
            <text:p>0.4172561</text:p>
          </table:table-cell>
          <table:table-cell office:value-type="float" office:value="297.828" calcext:value-type="float">
            <text:p>297.828</text:p>
          </table:table-cell>
          <table:table-cell office:value-type="float" office:value="0.1" calcext:value-type="float">
            <text:p>0.1</text:p>
          </table:table-cell>
          <table:table-cell office:value-type="float" office:value="23.48022" calcext:value-type="float">
            <text:p>23.48022</text:p>
          </table:table-cell>
          <table:table-cell office:value-type="float" office:value="-1.058533" calcext:value-type="float">
            <text:p>-1.058533</text:p>
          </table:table-cell>
          <table:table-cell office:value-type="float" office:value="16.96811" calcext:value-type="float">
            <text:p>16.96811</text:p>
          </table:table-cell>
          <table:table-cell office:value-type="float" office:value="0.505249" calcext:value-type="float">
            <text:p>0.505249</text:p>
          </table:table-cell>
          <table:table-cell office:value-type="float" office:value="12.75076" calcext:value-type="float">
            <text:p>12.75076</text:p>
          </table:table-cell>
          <table:table-cell office:value-type="float" office:value="1.997406" calcext:value-type="float">
            <text:p>1.997406</text:p>
          </table:table-cell>
          <table:table-cell office:value-type="float" office:value="10.06662" calcext:value-type="float">
            <text:p>10.06662</text:p>
          </table:table-cell>
          <table:table-cell office:value-type="float" office:value="3.348633" calcext:value-type="float">
            <text:p>3.348633</text:p>
          </table:table-cell>
          <table:table-cell office:value-type="float" office:value="8.716248" calcext:value-type="float">
            <text:p>8.716248</text:p>
          </table:table-cell>
          <table:table-cell office:value-type="float" office:value="4.242615" calcext:value-type="float">
            <text:p>4.242615</text:p>
          </table:table-cell>
          <table:table-cell office:value-type="float" office:value="7.648407" calcext:value-type="float">
            <text:p>7.648407</text:p>
          </table:table-cell>
          <table:table-cell office:value-type="float" office:value="5.209747" calcext:value-type="float">
            <text:p>5.209747</text:p>
          </table:table-cell>
          <table:table-cell office:value-type="float" office:value="7.310669" calcext:value-type="float">
            <text:p>7.310669</text:p>
          </table:table-cell>
          <table:table-cell office:value-type="float" office:value="5.980408" calcext:value-type="float">
            <text:p>5.980408</text:p>
          </table:table-cell>
          <table:table-cell office:value-type="float" office:value="7.408295" calcext:value-type="float">
            <text:p>7.408295</text:p>
          </table:table-cell>
          <table:table-cell office:value-type="float" office:value="6.9245" calcext:value-type="float">
            <text:p>6.9245</text:p>
          </table:table-cell>
          <table:table-cell office:value-type="float" office:value="7.862518" calcext:value-type="float">
            <text:p>7.862518</text:p>
          </table:table-cell>
          <table:table-cell office:value-type="float" office:value="7.392487" calcext:value-type="float">
            <text:p>7.392487</text:p>
          </table:table-cell>
          <table:table-cell office:value-type="float" office:value="6.977112" calcext:value-type="float">
            <text:p>6.977112</text:p>
          </table:table-cell>
          <table:table-cell office:value-type="float" office:value="6.901306" calcext:value-type="float">
            <text:p>6.901306</text:p>
          </table:table-cell>
          <table:table-cell office:value-type="float" office:value="6.100983" calcext:value-type="float">
            <text:p>6.100983</text:p>
          </table:table-cell>
          <table:table-cell office:value-type="float" office:value="6.010742" calcext:value-type="float">
            <text:p>6.010742</text:p>
          </table:table-cell>
          <table:table-cell office:value-type="float" office:value="5.452301" calcext:value-type="float">
            <text:p>5.452301</text:p>
          </table:table-cell>
          <table:table-cell office:value-type="float" office:value="5.323944" calcext:value-type="float">
            <text:p>5.323944</text:p>
          </table:table-cell>
          <table:table-cell office:value-type="float" office:value="5.165558" calcext:value-type="float">
            <text:p>5.165558</text:p>
          </table:table-cell>
          <table:table-cell office:value-type="float" office:value="5.065582" calcext:value-type="float">
            <text:p>5.065582</text:p>
          </table:table-cell>
          <table:table-cell office:value-type="float" office:value="5.26532" calcext:value-type="float">
            <text:p>5.26532</text:p>
          </table:table-cell>
          <table:table-cell office:value-type="float" office:value="5.188721" calcext:value-type="float">
            <text:p>5.188721</text:p>
          </table:table-cell>
          <table:table-cell office:value-type="float" office:value="26.92856" calcext:value-type="float">
            <text:p>26.92856</text:p>
          </table:table-cell>
          <table:table-cell office:value-type="float" office:value="-3.529907" calcext:value-type="float">
            <text:p>-3.5299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24.89186" calcext:value-type="float">
            <text:p>24.89186</text:p>
          </table:table-cell>
          <table:table-cell office:value-type="float" office:value="14.57" calcext:value-type="float">
            <text:p>14.57</text:p>
          </table:table-cell>
          <table:table-cell office:value-type="float" office:value="-5.34" calcext:value-type="float">
            <text:p>-5.34</text:p>
          </table:table-cell>
          <table:table-cell office:value-type="float" office:value="0.8669841" calcext:value-type="float">
            <text:p>0.8669841</text:p>
          </table:table-cell>
          <table:table-cell office:value-type="float" office:value="0.3645285" calcext:value-type="float">
            <text:p>0.3645285</text:p>
          </table:table-cell>
          <table:table-cell office:value-type="float" office:value="293.796" calcext:value-type="float">
            <text:p>293.796</text:p>
          </table:table-cell>
          <table:table-cell office:value-type="float" office:value="0" calcext:value-type="float">
            <text:p>0</text:p>
          </table:table-cell>
          <table:table-cell office:value-type="float" office:value="27.65399" calcext:value-type="float">
            <text:p>27.65399</text:p>
          </table:table-cell>
          <table:table-cell office:value-type="float" office:value="-2.145203" calcext:value-type="float">
            <text:p>-2.145203</text:p>
          </table:table-cell>
          <table:table-cell office:value-type="float" office:value="19.75473" calcext:value-type="float">
            <text:p>19.75473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15.10086" calcext:value-type="float">
            <text:p>15.10086</text:p>
          </table:table-cell>
          <table:table-cell office:value-type="float" office:value="2.101898" calcext:value-type="float">
            <text:p>2.101898</text:p>
          </table:table-cell>
          <table:table-cell office:value-type="float" office:value="11.91556" calcext:value-type="float">
            <text:p>11.91556</text:p>
          </table:table-cell>
          <table:table-cell office:value-type="float" office:value="3.803406" calcext:value-type="float">
            <text:p>3.803406</text:p>
          </table:table-cell>
          <table:table-cell office:value-type="float" office:value="10.20132" calcext:value-type="float">
            <text:p>10.20132</text:p>
          </table:table-cell>
          <table:table-cell office:value-type="float" office:value="4.800812" calcext:value-type="float">
            <text:p>4.800812</text:p>
          </table:table-cell>
          <table:table-cell office:value-type="float" office:value="8.787659" calcext:value-type="float">
            <text:p>8.787659</text:p>
          </table:table-cell>
          <table:table-cell office:value-type="float" office:value="5.758545" calcext:value-type="float">
            <text:p>5.758545</text:p>
          </table:table-cell>
          <table:table-cell office:value-type="float" office:value="8.04068" calcext:value-type="float">
            <text:p>8.04068</text:p>
          </table:table-cell>
          <table:table-cell office:value-type="float" office:value="6.319244" calcext:value-type="float">
            <text:p>6.319244</text:p>
          </table:table-cell>
          <table:table-cell office:value-type="float" office:value="7.137482" calcext:value-type="float">
            <text:p>7.137482</text:p>
          </table:table-cell>
          <table:table-cell office:value-type="float" office:value="6.920715" calcext:value-type="float">
            <text:p>6.920715</text:p>
          </table:table-cell>
          <table:table-cell office:value-type="float" office:value="7.388885" calcext:value-type="float">
            <text:p>7.388885</text:p>
          </table:table-cell>
          <table:table-cell office:value-type="float" office:value="7.13974" calcext:value-type="float">
            <text:p>7.13974</text:p>
          </table:table-cell>
          <table:table-cell office:value-type="float" office:value="6.900208" calcext:value-type="float">
            <text:p>6.900208</text:p>
          </table:table-cell>
          <table:table-cell office:value-type="float" office:value="6.797028" calcext:value-type="float">
            <text:p>6.797028</text:p>
          </table:table-cell>
          <table:table-cell office:value-type="float" office:value="6.144958" calcext:value-type="float">
            <text:p>6.144958</text:p>
          </table:table-cell>
          <table:table-cell office:value-type="float" office:value="6.101685" calcext:value-type="float">
            <text:p>6.101685</text:p>
          </table:table-cell>
          <table:table-cell office:value-type="float" office:value="5.560852" calcext:value-type="float">
            <text:p>5.560852</text:p>
          </table:table-cell>
          <table:table-cell office:value-type="float" office:value="5.453552" calcext:value-type="float">
            <text:p>5.453552</text:p>
          </table:table-cell>
          <table:table-cell office:value-type="float" office:value="5.2659" calcext:value-type="float">
            <text:p>5.2659</text:p>
          </table:table-cell>
          <table:table-cell office:value-type="float" office:value="5.166626" calcext:value-type="float">
            <text:p>5.166626</text:p>
          </table:table-cell>
          <table:table-cell office:value-type="float" office:value="5.346466" calcext:value-type="float">
            <text:p>5.346466</text:p>
          </table:table-cell>
          <table:table-cell office:value-type="float" office:value="5.266144" calcext:value-type="float">
            <text:p>5.266144</text:p>
          </table:table-cell>
          <table:table-cell office:value-type="float" office:value="31.01691" calcext:value-type="float">
            <text:p>31.01691</text:p>
          </table:table-cell>
          <table:table-cell office:value-type="float" office:value="-5.003021" calcext:value-type="float">
            <text:p>-5.003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23.99905" calcext:value-type="float">
            <text:p>23.99905</text:p>
          </table:table-cell>
          <table:table-cell office:value-type="float" office:value="22.45" calcext:value-type="float">
            <text:p>22.45</text:p>
          </table:table-cell>
          <table:table-cell office:value-type="float" office:value="0.44" calcext:value-type="float">
            <text:p>0.44</text:p>
          </table:table-cell>
          <table:table-cell office:value-type="float" office:value="0.9680631" calcext:value-type="float">
            <text:p>0.9680631</text:p>
          </table:table-cell>
          <table:table-cell office:value-type="float" office:value="0.5563703" calcext:value-type="float">
            <text:p>0.5563703</text:p>
          </table:table-cell>
          <table:table-cell office:value-type="float" office:value="338.616" calcext:value-type="float">
            <text:p>338.616</text:p>
          </table:table-cell>
          <table:table-cell office:value-type="float" office:value="0" calcext:value-type="float">
            <text:p>0</text:p>
          </table:table-cell>
          <table:table-cell office:value-type="float" office:value="39.7388" calcext:value-type="float">
            <text:p>39.7388</text:p>
          </table:table-cell>
          <table:table-cell office:value-type="float" office:value="0.2256165" calcext:value-type="float">
            <text:p>0.2256165</text:p>
          </table:table-cell>
          <table:table-cell office:value-type="float" office:value="25.57419" calcext:value-type="float">
            <text:p>25.57419</text:p>
          </table:table-cell>
          <table:table-cell office:value-type="float" office:value="3.019501" calcext:value-type="float">
            <text:p>3.019501</text:p>
          </table:table-cell>
          <table:table-cell office:value-type="float" office:value="19.96201" calcext:value-type="float">
            <text:p>19.96201</text:p>
          </table:table-cell>
          <table:table-cell office:value-type="float" office:value="4.982422" calcext:value-type="float">
            <text:p>4.982422</text:p>
          </table:table-cell>
          <table:table-cell office:value-type="float" office:value="15.80881" calcext:value-type="float">
            <text:p>15.80881</text:p>
          </table:table-cell>
          <table:table-cell office:value-type="float" office:value="6.30481" calcext:value-type="float">
            <text:p>6.30481</text:p>
          </table:table-cell>
          <table:table-cell office:value-type="float" office:value="13.42465" calcext:value-type="float">
            <text:p>13.42465</text:p>
          </table:table-cell>
          <table:table-cell office:value-type="float" office:value="6.94397" calcext:value-type="float">
            <text:p>6.94397</text:p>
          </table:table-cell>
          <table:table-cell office:value-type="float" office:value="11.34167" calcext:value-type="float">
            <text:p>11.34167</text:p>
          </table:table-cell>
          <table:table-cell office:value-type="float" office:value="7.45636" calcext:value-type="float">
            <text:p>7.45636</text:p>
          </table:table-cell>
          <table:table-cell office:value-type="float" office:value="9.794922" calcext:value-type="float">
            <text:p>9.794922</text:p>
          </table:table-cell>
          <table:table-cell office:value-type="float" office:value="7.506561" calcext:value-type="float">
            <text:p>7.506561</text:p>
          </table:table-cell>
          <table:table-cell office:value-type="float" office:value="7.844574" calcext:value-type="float">
            <text:p>7.844574</text:p>
          </table:table-cell>
          <table:table-cell office:value-type="float" office:value="7.148163" calcext:value-type="float">
            <text:p>7.148163</text:p>
          </table:table-cell>
          <table:table-cell office:value-type="float" office:value="7.143951" calcext:value-type="float">
            <text:p>7.143951</text:p>
          </table:table-cell>
          <table:table-cell office:value-type="float" office:value="7.119415" calcext:value-type="float">
            <text:p>7.119415</text:p>
          </table:table-cell>
          <table:table-cell office:value-type="float" office:value="6.79599" calcext:value-type="float">
            <text:p>6.79599</text:p>
          </table:table-cell>
          <table:table-cell office:value-type="float" office:value="6.720398" calcext:value-type="float">
            <text:p>6.720398</text:p>
          </table:table-cell>
          <table:table-cell office:value-type="float" office:value="6.164825" calcext:value-type="float">
            <text:p>6.164825</text:p>
          </table:table-cell>
          <table:table-cell office:value-type="float" office:value="6.145233" calcext:value-type="float">
            <text:p>6.145233</text:p>
          </table:table-cell>
          <table:table-cell office:value-type="float" office:value="5.649078" calcext:value-type="float">
            <text:p>5.649078</text:p>
          </table:table-cell>
          <table:table-cell office:value-type="float" office:value="5.561859" calcext:value-type="float">
            <text:p>5.561859</text:p>
          </table:table-cell>
          <table:table-cell office:value-type="float" office:value="5.361511" calcext:value-type="float">
            <text:p>5.361511</text:p>
          </table:table-cell>
          <table:table-cell office:value-type="float" office:value="5.266907" calcext:value-type="float">
            <text:p>5.266907</text:p>
          </table:table-cell>
          <table:table-cell office:value-type="float" office:value="5.43042" calcext:value-type="float">
            <text:p>5.43042</text:p>
          </table:table-cell>
          <table:table-cell office:value-type="float" office:value="5.347321" calcext:value-type="float">
            <text:p>5.347321</text:p>
          </table:table-cell>
          <table:table-cell office:value-type="float" office:value="51.5694" calcext:value-type="float">
            <text:p>51.5694</text:p>
          </table:table-cell>
          <table:table-cell office:value-type="float" office:value="-2.700348" calcext:value-type="float">
            <text:p>-2.7003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23.19999" calcext:value-type="float">
            <text:p>23.19999</text:p>
          </table:table-cell>
          <table:table-cell office:value-type="float" office:value="24.42" calcext:value-type="float">
            <text:p>24.42</text:p>
          </table:table-cell>
          <table:table-cell office:value-type="float" office:value="4.98" calcext:value-type="float">
            <text:p>4.98</text:p>
          </table:table-cell>
          <table:table-cell office:value-type="float" office:value="1.075412" calcext:value-type="float">
            <text:p>1.075412</text:p>
          </table:table-cell>
          <table:table-cell office:value-type="float" office:value="0.7660371" calcext:value-type="float">
            <text:p>0.7660371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42.38239" calcext:value-type="float">
            <text:p>42.38239</text:p>
          </table:table-cell>
          <table:table-cell office:value-type="float" office:value="5.281067" calcext:value-type="float">
            <text:p>5.281067</text:p>
          </table:table-cell>
          <table:table-cell office:value-type="float" office:value="28.98495" calcext:value-type="float">
            <text:p>28.98495</text:p>
          </table:table-cell>
          <table:table-cell office:value-type="float" office:value="8.338043" calcext:value-type="float">
            <text:p>8.338043</text:p>
          </table:table-cell>
          <table:table-cell office:value-type="float" office:value="23.37015" calcext:value-type="float">
            <text:p>23.37015</text:p>
          </table:table-cell>
          <table:table-cell office:value-type="float" office:value="9.790222" calcext:value-type="float">
            <text:p>9.790222</text:p>
          </table:table-cell>
          <table:table-cell office:value-type="float" office:value="19.01804" calcext:value-type="float">
            <text:p>19.01804</text:p>
          </table:table-cell>
          <table:table-cell office:value-type="float" office:value="10.41541" calcext:value-type="float">
            <text:p>10.41541</text:p>
          </table:table-cell>
          <table:table-cell office:value-type="float" office:value="16.37671" calcext:value-type="float">
            <text:p>16.37671</text:p>
          </table:table-cell>
          <table:table-cell office:value-type="float" office:value="10.48874" calcext:value-type="float">
            <text:p>10.48874</text:p>
          </table:table-cell>
          <table:table-cell office:value-type="float" office:value="13.88556" calcext:value-type="float">
            <text:p>13.88556</text:p>
          </table:table-cell>
          <table:table-cell office:value-type="float" office:value="10.31439" calcext:value-type="float">
            <text:p>10.31439</text:p>
          </table:table-cell>
          <table:table-cell office:value-type="float" office:value="11.91919" calcext:value-type="float">
            <text:p>11.91919</text:p>
          </table:table-cell>
          <table:table-cell office:value-type="float" office:value="9.659485" calcext:value-type="float">
            <text:p>9.659485</text:p>
          </table:table-cell>
          <table:table-cell office:value-type="float" office:value="9.177368" calcext:value-type="float">
            <text:p>9.177368</text:p>
          </table:table-cell>
          <table:table-cell office:value-type="float" office:value="7.863129" calcext:value-type="float">
            <text:p>7.863129</text:p>
          </table:table-cell>
          <table:table-cell office:value-type="float" office:value="7.486908" calcext:value-type="float">
            <text:p>7.486908</text:p>
          </table:table-cell>
          <table:table-cell office:value-type="float" office:value="7.145813" calcext:value-type="float">
            <text:p>7.145813</text:p>
          </table:table-cell>
          <table:table-cell office:value-type="float" office:value="6.723602" calcext:value-type="float">
            <text:p>6.723602</text:p>
          </table:table-cell>
          <table:table-cell office:value-type="float" office:value="6.708954" calcext:value-type="float">
            <text:p>6.708954</text:p>
          </table:table-cell>
          <table:table-cell office:value-type="float" office:value="6.185913" calcext:value-type="float">
            <text:p>6.185913</text:p>
          </table:table-cell>
          <table:table-cell office:value-type="float" office:value="6.165009" calcext:value-type="float">
            <text:p>6.165009</text:p>
          </table:table-cell>
          <table:table-cell office:value-type="float" office:value="5.721954" calcext:value-type="float">
            <text:p>5.721954</text:p>
          </table:table-cell>
          <table:table-cell office:value-type="float" office:value="5.649872" calcext:value-type="float">
            <text:p>5.649872</text:p>
          </table:table-cell>
          <table:table-cell office:value-type="float" office:value="5.451599" calcext:value-type="float">
            <text:p>5.451599</text:p>
          </table:table-cell>
          <table:table-cell office:value-type="float" office:value="5.362457" calcext:value-type="float">
            <text:p>5.362457</text:p>
          </table:table-cell>
          <table:table-cell office:value-type="float" office:value="5.514984" calcext:value-type="float">
            <text:p>5.514984</text:p>
          </table:table-cell>
          <table:table-cell office:value-type="float" office:value="5.431305" calcext:value-type="float">
            <text:p>5.431305</text:p>
          </table:table-cell>
          <table:table-cell office:value-type="float" office:value="49.13071" calcext:value-type="float">
            <text:p>49.13071</text:p>
          </table:table-cell>
          <table:table-cell office:value-type="float" office:value="1.469513" calcext:value-type="float">
            <text:p>1.469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23.12624" calcext:value-type="float">
            <text:p>23.12624</text:p>
          </table:table-cell>
          <table:table-cell office:value-type="float" office:value="25.01" calcext:value-type="float">
            <text:p>25.01</text:p>
          </table:table-cell>
          <table:table-cell office:value-type="float" office:value="7.67" calcext:value-type="float">
            <text:p>7.67</text:p>
          </table:table-cell>
          <table:table-cell office:value-type="float" office:value="0.9598823" calcext:value-type="float">
            <text:p>0.9598823</text:p>
          </table:table-cell>
          <table:table-cell office:value-type="float" office:value="0.8527973" calcext:value-type="float">
            <text:p>0.8527973</text:p>
          </table:table-cell>
          <table:table-cell office:value-type="float" office:value="202.248" calcext:value-type="float">
            <text:p>202.248</text:p>
          </table:table-cell>
          <table:table-cell office:value-type="float" office:value="0" calcext:value-type="float">
            <text:p>0</text:p>
          </table:table-cell>
          <table:table-cell office:value-type="float" office:value="43.20547" calcext:value-type="float">
            <text:p>43.20547</text:p>
          </table:table-cell>
          <table:table-cell office:value-type="float" office:value="8.079102" calcext:value-type="float">
            <text:p>8.079102</text:p>
          </table:table-cell>
          <table:table-cell office:value-type="float" office:value="30.51364" calcext:value-type="float">
            <text:p>30.51364</text:p>
          </table:table-cell>
          <table:table-cell office:value-type="float" office:value="11.203" calcext:value-type="float">
            <text:p>11.203</text:p>
          </table:table-cell>
          <table:table-cell office:value-type="float" office:value="25.10855" calcext:value-type="float">
            <text:p>25.10855</text:p>
          </table:table-cell>
          <table:table-cell office:value-type="float" office:value="12.59888" calcext:value-type="float">
            <text:p>12.59888</text:p>
          </table:table-cell>
          <table:table-cell office:value-type="float" office:value="20.84561" calcext:value-type="float">
            <text:p>20.84561</text:p>
          </table:table-cell>
          <table:table-cell office:value-type="float" office:value="13.06537" calcext:value-type="float">
            <text:p>13.06537</text:p>
          </table:table-cell>
          <table:table-cell office:value-type="float" office:value="18.2157" calcext:value-type="float">
            <text:p>18.2157</text:p>
          </table:table-cell>
          <table:table-cell office:value-type="float" office:value="12.9866" calcext:value-type="float">
            <text:p>12.9866</text:p>
          </table:table-cell>
          <table:table-cell office:value-type="float" office:value="15.62469" calcext:value-type="float">
            <text:p>15.62469</text:p>
          </table:table-cell>
          <table:table-cell office:value-type="float" office:value="12.57974" calcext:value-type="float">
            <text:p>12.57974</text:p>
          </table:table-cell>
          <table:table-cell office:value-type="float" office:value="13.55472" calcext:value-type="float">
            <text:p>13.55472</text:p>
          </table:table-cell>
          <table:table-cell office:value-type="float" office:value="11.6102" calcext:value-type="float">
            <text:p>11.6102</text:p>
          </table:table-cell>
          <table:table-cell office:value-type="float" office:value="10.54752" calcext:value-type="float">
            <text:p>10.54752</text:p>
          </table:table-cell>
          <table:table-cell office:value-type="float" office:value="9.198914" calcext:value-type="float">
            <text:p>9.198914</text:p>
          </table:table-cell>
          <table:table-cell office:value-type="float" office:value="8.094055" calcext:value-type="float">
            <text:p>8.094055</text:p>
          </table:table-cell>
          <table:table-cell office:value-type="float" office:value="7.492249" calcext:value-type="float">
            <text:p>7.492249</text:p>
          </table:table-cell>
          <table:table-cell office:value-type="float" office:value="6.843445" calcext:value-type="float">
            <text:p>6.843445</text:p>
          </table:table-cell>
          <table:table-cell office:value-type="float" office:value="6.724182" calcext:value-type="float">
            <text:p>6.724182</text:p>
          </table:table-cell>
          <table:table-cell office:value-type="float" office:value="6.234924" calcext:value-type="float">
            <text:p>6.234924</text:p>
          </table:table-cell>
          <table:table-cell office:value-type="float" office:value="6.186218" calcext:value-type="float">
            <text:p>6.186218</text:p>
          </table:table-cell>
          <table:table-cell office:value-type="float" office:value="5.788818" calcext:value-type="float">
            <text:p>5.788818</text:p>
          </table:table-cell>
          <table:table-cell office:value-type="float" office:value="5.722656" calcext:value-type="float">
            <text:p>5.722656</text:p>
          </table:table-cell>
          <table:table-cell office:value-type="float" office:value="5.535858" calcext:value-type="float">
            <text:p>5.535858</text:p>
          </table:table-cell>
          <table:table-cell office:value-type="float" office:value="5.452545" calcext:value-type="float">
            <text:p>5.452545</text:p>
          </table:table-cell>
          <table:table-cell office:value-type="float" office:value="5.5979" calcext:value-type="float">
            <text:p>5.5979</text:p>
          </table:table-cell>
          <table:table-cell office:value-type="float" office:value="5.515869" calcext:value-type="float">
            <text:p>5.515869</text:p>
          </table:table-cell>
          <table:table-cell office:value-type="float" office:value="48.68936" calcext:value-type="float">
            <text:p>48.68936</text:p>
          </table:table-cell>
          <table:table-cell office:value-type="float" office:value="4.444916" calcext:value-type="float">
            <text:p>4.4449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23.14003" calcext:value-type="float">
            <text:p>23.14003</text:p>
          </table:table-cell>
          <table:table-cell office:value-type="float" office:value="28.94" calcext:value-type="float">
            <text:p>28.94</text:p>
          </table:table-cell>
          <table:table-cell office:value-type="float" office:value="8.64" calcext:value-type="float">
            <text:p>8.64</text:p>
          </table:table-cell>
          <table:table-cell office:value-type="float" office:value="1.3033" calcext:value-type="float">
            <text:p>1.3033</text:p>
          </table:table-cell>
          <table:table-cell office:value-type="float" office:value="0.8968347" calcext:value-type="float">
            <text:p>0.8968347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" calcext:value-type="float">
            <text:p>0</text:p>
          </table:table-cell>
          <table:table-cell office:value-type="float" office:value="48.68475" calcext:value-type="float">
            <text:p>48.68475</text:p>
          </table:table-cell>
          <table:table-cell office:value-type="float" office:value="9.772766" calcext:value-type="float">
            <text:p>9.772766</text:p>
          </table:table-cell>
          <table:table-cell office:value-type="float" office:value="34.50739" calcext:value-type="float">
            <text:p>34.50739</text:p>
          </table:table-cell>
          <table:table-cell office:value-type="float" office:value="12.67197" calcext:value-type="float">
            <text:p>12.67197</text:p>
          </table:table-cell>
          <table:table-cell office:value-type="float" office:value="28.2269" calcext:value-type="float">
            <text:p>28.2269</text:p>
          </table:table-cell>
          <table:table-cell office:value-type="float" office:value="14.05823" calcext:value-type="float">
            <text:p>14.05823</text:p>
          </table:table-cell>
          <table:table-cell office:value-type="float" office:value="23.38968" calcext:value-type="float">
            <text:p>23.38968</text:p>
          </table:table-cell>
          <table:table-cell office:value-type="float" office:value="14.56561" calcext:value-type="float">
            <text:p>14.56561</text:p>
          </table:table-cell>
          <table:table-cell office:value-type="float" office:value="20.43494" calcext:value-type="float">
            <text:p>20.43494</text:p>
          </table:table-cell>
          <table:table-cell office:value-type="float" office:value="14.50073" calcext:value-type="float">
            <text:p>14.50073</text:p>
          </table:table-cell>
          <table:table-cell office:value-type="float" office:value="17.54916" calcext:value-type="float">
            <text:p>17.54916</text:p>
          </table:table-cell>
          <table:table-cell office:value-type="float" office:value="14.08072" calcext:value-type="float">
            <text:p>14.08072</text:p>
          </table:table-cell>
          <table:table-cell office:value-type="float" office:value="15.203" calcext:value-type="float">
            <text:p>15.203</text:p>
          </table:table-cell>
          <table:table-cell office:value-type="float" office:value="13.03595" calcext:value-type="float">
            <text:p>13.03595</text:p>
          </table:table-cell>
          <table:table-cell office:value-type="float" office:value="11.79843" calcext:value-type="float">
            <text:p>11.79843</text:p>
          </table:table-cell>
          <table:table-cell office:value-type="float" office:value="10.5672" calcext:value-type="float">
            <text:p>10.5672</text:p>
          </table:table-cell>
          <table:table-cell office:value-type="float" office:value="8.808319" calcext:value-type="float">
            <text:p>8.808319</text:p>
          </table:table-cell>
          <table:table-cell office:value-type="float" office:value="8.101257" calcext:value-type="float">
            <text:p>8.101257</text:p>
          </table:table-cell>
          <table:table-cell office:value-type="float" office:value="7.074036" calcext:value-type="float">
            <text:p>7.074036</text:p>
          </table:table-cell>
          <table:table-cell office:value-type="float" office:value="6.845337" calcext:value-type="float">
            <text:p>6.845337</text:p>
          </table:table-cell>
          <table:table-cell office:value-type="float" office:value="6.329163" calcext:value-type="float">
            <text:p>6.329163</text:p>
          </table:table-cell>
          <table:table-cell office:value-type="float" office:value="6.235657" calcext:value-type="float">
            <text:p>6.235657</text:p>
          </table:table-cell>
          <table:table-cell office:value-type="float" office:value="5.860107" calcext:value-type="float">
            <text:p>5.860107</text:p>
          </table:table-cell>
          <table:table-cell office:value-type="float" office:value="5.78952" calcext:value-type="float">
            <text:p>5.78952</text:p>
          </table:table-cell>
          <table:table-cell office:value-type="float" office:value="5.616333" calcext:value-type="float">
            <text:p>5.616333</text:p>
          </table:table-cell>
          <table:table-cell office:value-type="float" office:value="5.536713" calcext:value-type="float">
            <text:p>5.536713</text:p>
          </table:table-cell>
          <table:table-cell office:value-type="float" office:value="5.679291" calcext:value-type="float">
            <text:p>5.679291</text:p>
          </table:table-cell>
          <table:table-cell office:value-type="float" office:value="5.598755" calcext:value-type="float">
            <text:p>5.598755</text:p>
          </table:table-cell>
          <table:table-cell office:value-type="float" office:value="59.37546" calcext:value-type="float">
            <text:p>59.37546</text:p>
          </table:table-cell>
          <table:table-cell office:value-type="float" office:value="6.135193" calcext:value-type="float">
            <text:p>6.135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23.71846" calcext:value-type="float">
            <text:p>23.71846</text:p>
          </table:table-cell>
          <table:table-cell office:value-type="float" office:value="31.33" calcext:value-type="float">
            <text:p>31.33</text:p>
          </table:table-cell>
          <table:table-cell office:value-type="float" office:value="16.4" calcext:value-type="float">
            <text:p>16.4</text:p>
          </table:table-cell>
          <table:table-cell office:value-type="float" office:value="1.629022" calcext:value-type="float">
            <text:p>1.629022</text:p>
          </table:table-cell>
          <table:table-cell office:value-type="float" office:value="1.112244" calcext:value-type="float">
            <text:p>1.112244</text:p>
          </table:table-cell>
          <table:table-cell office:value-type="float" office:value="594.684" calcext:value-type="float">
            <text:p>594.684</text:p>
          </table:table-cell>
          <table:table-cell office:value-type="float" office:value="0" calcext:value-type="float">
            <text:p>0</text:p>
          </table:table-cell>
          <table:table-cell office:value-type="float" office:value="52.41586" calcext:value-type="float">
            <text:p>52.41586</text:p>
          </table:table-cell>
          <table:table-cell office:value-type="float" office:value="15.70856" calcext:value-type="float">
            <text:p>15.70856</text:p>
          </table:table-cell>
          <table:table-cell office:value-type="float" office:value="37.50516" calcext:value-type="float">
            <text:p>37.50516</text:p>
          </table:table-cell>
          <table:table-cell office:value-type="float" office:value="17.18466" calcext:value-type="float">
            <text:p>17.18466</text:p>
          </table:table-cell>
          <table:table-cell office:value-type="float" office:value="31.26334" calcext:value-type="float">
            <text:p>31.26334</text:p>
          </table:table-cell>
          <table:table-cell office:value-type="float" office:value="17.78098" calcext:value-type="float">
            <text:p>17.78098</text:p>
          </table:table-cell>
          <table:table-cell office:value-type="float" office:value="26.22916" calcext:value-type="float">
            <text:p>26.22916</text:p>
          </table:table-cell>
          <table:table-cell office:value-type="float" office:value="17.66678" calcext:value-type="float">
            <text:p>17.66678</text:p>
          </table:table-cell>
          <table:table-cell office:value-type="float" office:value="23.0654" calcext:value-type="float">
            <text:p>23.0654</text:p>
          </table:table-cell>
          <table:table-cell office:value-type="float" office:value="17.2027" calcext:value-type="float">
            <text:p>17.2027</text:p>
          </table:table-cell>
          <table:table-cell office:value-type="float" office:value="19.90833" calcext:value-type="float">
            <text:p>19.90833</text:p>
          </table:table-cell>
          <table:table-cell office:value-type="float" office:value="16.35428" calcext:value-type="float">
            <text:p>16.35428</text:p>
          </table:table-cell>
          <table:table-cell office:value-type="float" office:value="17.22989" calcext:value-type="float">
            <text:p>17.22989</text:p>
          </table:table-cell>
          <table:table-cell office:value-type="float" office:value="14.93222" calcext:value-type="float">
            <text:p>14.93222</text:p>
          </table:table-cell>
          <table:table-cell office:value-type="float" office:value="13.28134" calcext:value-type="float">
            <text:p>13.28134</text:p>
          </table:table-cell>
          <table:table-cell office:value-type="float" office:value="11.8194" calcext:value-type="float">
            <text:p>11.8194</text:p>
          </table:table-cell>
          <table:table-cell office:value-type="float" office:value="9.625305" calcext:value-type="float">
            <text:p>9.625305</text:p>
          </table:table-cell>
          <table:table-cell office:value-type="float" office:value="8.816345" calcext:value-type="float">
            <text:p>8.816345</text:p>
          </table:table-cell>
          <table:table-cell office:value-type="float" office:value="7.396576" calcext:value-type="float">
            <text:p>7.396576</text:p>
          </table:table-cell>
          <table:table-cell office:value-type="float" office:value="7.076874" calcext:value-type="float">
            <text:p>7.076874</text:p>
          </table:table-cell>
          <table:table-cell office:value-type="float" office:value="6.474152" calcext:value-type="float">
            <text:p>6.474152</text:p>
          </table:table-cell>
          <table:table-cell office:value-type="float" office:value="6.330414" calcext:value-type="float">
            <text:p>6.330414</text:p>
          </table:table-cell>
          <table:table-cell office:value-type="float" office:value="5.944977" calcext:value-type="float">
            <text:p>5.944977</text:p>
          </table:table-cell>
          <table:table-cell office:value-type="float" office:value="5.860901" calcext:value-type="float">
            <text:p>5.860901</text:p>
          </table:table-cell>
          <table:table-cell office:value-type="float" office:value="5.69693" calcext:value-type="float">
            <text:p>5.69693</text:p>
          </table:table-cell>
          <table:table-cell office:value-type="float" office:value="5.617188" calcext:value-type="float">
            <text:p>5.617188</text:p>
          </table:table-cell>
          <table:table-cell office:value-type="float" office:value="5.75946" calcext:value-type="float">
            <text:p>5.75946</text:p>
          </table:table-cell>
          <table:table-cell office:value-type="float" office:value="5.680145" calcext:value-type="float">
            <text:p>5.680145</text:p>
          </table:table-cell>
          <table:table-cell office:value-type="float" office:value="61.03833" calcext:value-type="float">
            <text:p>61.03833</text:p>
          </table:table-cell>
          <table:table-cell office:value-type="float" office:value="13.61996" calcext:value-type="float">
            <text:p>13.61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15.16445" calcext:value-type="float">
            <text:p>15.16445</text:p>
          </table:table-cell>
          <table:table-cell office:value-type="float" office:value="27.54" calcext:value-type="float">
            <text:p>27.54</text:p>
          </table:table-cell>
          <table:table-cell office:value-type="float" office:value="16.48" calcext:value-type="float">
            <text:p>16.48</text:p>
          </table:table-cell>
          <table:table-cell office:value-type="float" office:value="1.793412" calcext:value-type="float">
            <text:p>1.793412</text:p>
          </table:table-cell>
          <table:table-cell office:value-type="float" office:value="1.347669" calcext:value-type="float">
            <text:p>1.347669</text:p>
          </table:table-cell>
          <table:table-cell office:value-type="float" office:value="713.7" calcext:value-type="float">
            <text:p>713.7</text:p>
          </table:table-cell>
          <table:table-cell office:value-type="float" office:value="0.8" calcext:value-type="float">
            <text:p>0.8</text:p>
          </table:table-cell>
          <table:table-cell office:value-type="float" office:value="43.14624" calcext:value-type="float">
            <text:p>43.14624</text:p>
          </table:table-cell>
          <table:table-cell office:value-type="float" office:value="17.17657" calcext:value-type="float">
            <text:p>17.17657</text:p>
          </table:table-cell>
          <table:table-cell office:value-type="float" office:value="32.32178" calcext:value-type="float">
            <text:p>32.32178</text:p>
          </table:table-cell>
          <table:table-cell office:value-type="float" office:value="19.74292" calcext:value-type="float">
            <text:p>19.74292</text:p>
          </table:table-cell>
          <table:table-cell office:value-type="float" office:value="28.11826" calcext:value-type="float">
            <text:p>28.11826</text:p>
          </table:table-cell>
          <table:table-cell office:value-type="float" office:value="20.41873" calcext:value-type="float">
            <text:p>20.41873</text:p>
          </table:table-cell>
          <table:table-cell office:value-type="float" office:value="24.72153" calcext:value-type="float">
            <text:p>24.72153</text:p>
          </table:table-cell>
          <table:table-cell office:value-type="float" office:value="20.1951" calcext:value-type="float">
            <text:p>20.1951</text:p>
          </table:table-cell>
          <table:table-cell office:value-type="float" office:value="22.50952" calcext:value-type="float">
            <text:p>22.50952</text:p>
          </table:table-cell>
          <table:table-cell office:value-type="float" office:value="19.60901" calcext:value-type="float">
            <text:p>19.60901</text:p>
          </table:table-cell>
          <table:table-cell office:value-type="float" office:value="20.095" calcext:value-type="float">
            <text:p>20.095</text:p>
          </table:table-cell>
          <table:table-cell office:value-type="float" office:value="18.57968" calcext:value-type="float">
            <text:p>18.57968</text:p>
          </table:table-cell>
          <table:table-cell office:value-type="float" office:value="17.92123" calcext:value-type="float">
            <text:p>17.92123</text:p>
          </table:table-cell>
          <table:table-cell office:value-type="float" office:value="16.91522" calcext:value-type="float">
            <text:p>16.91522</text:p>
          </table:table-cell>
          <table:table-cell office:value-type="float" office:value="14.5889" calcext:value-type="float">
            <text:p>14.5889</text:p>
          </table:table-cell>
          <table:table-cell office:value-type="float" office:value="13.30444" calcext:value-type="float">
            <text:p>13.30444</text:p>
          </table:table-cell>
          <table:table-cell office:value-type="float" office:value="10.54858" calcext:value-type="float">
            <text:p>10.54858</text:p>
          </table:table-cell>
          <table:table-cell office:value-type="float" office:value="9.634705" calcext:value-type="float">
            <text:p>9.634705</text:p>
          </table:table-cell>
          <table:table-cell office:value-type="float" office:value="7.808197" calcext:value-type="float">
            <text:p>7.808197</text:p>
          </table:table-cell>
          <table:table-cell office:value-type="float" office:value="7.400391" calcext:value-type="float">
            <text:p>7.400391</text:p>
          </table:table-cell>
          <table:table-cell office:value-type="float" office:value="6.671753" calcext:value-type="float">
            <text:p>6.671753</text:p>
          </table:table-cell>
          <table:table-cell office:value-type="float" office:value="6.475922" calcext:value-type="float">
            <text:p>6.475922</text:p>
          </table:table-cell>
          <table:table-cell office:value-type="float" office:value="6.049652" calcext:value-type="float">
            <text:p>6.049652</text:p>
          </table:table-cell>
          <table:table-cell office:value-type="float" office:value="5.945923" calcext:value-type="float">
            <text:p>5.945923</text:p>
          </table:table-cell>
          <table:table-cell office:value-type="float" office:value="5.779846" calcext:value-type="float">
            <text:p>5.779846</text:p>
          </table:table-cell>
          <table:table-cell office:value-type="float" office:value="5.697723" calcext:value-type="float">
            <text:p>5.697723</text:p>
          </table:table-cell>
          <table:table-cell office:value-type="float" office:value="5.837067" calcext:value-type="float">
            <text:p>5.837067</text:p>
          </table:table-cell>
          <table:table-cell office:value-type="float" office:value="5.760254" calcext:value-type="float">
            <text:p>5.760254</text:p>
          </table:table-cell>
          <table:table-cell office:value-type="float" office:value="50.90738" calcext:value-type="float">
            <text:p>50.90738</text:p>
          </table:table-cell>
          <table:table-cell office:value-type="float" office:value="14.73508" calcext:value-type="float">
            <text:p>14.735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19.82869" calcext:value-type="float">
            <text:p>19.82869</text:p>
          </table:table-cell>
          <table:table-cell office:value-type="float" office:value="22.17" calcext:value-type="float">
            <text:p>22.17</text:p>
          </table:table-cell>
          <table:table-cell office:value-type="float" office:value="5.55" calcext:value-type="float">
            <text:p>5.55</text:p>
          </table:table-cell>
          <table:table-cell office:value-type="float" office:value="1.642324" calcext:value-type="float">
            <text:p>1.642324</text:p>
          </table:table-cell>
          <table:table-cell office:value-type="float" office:value="0.7968311" calcext:value-type="float">
            <text:p>0.7968311</text:p>
          </table:table-cell>
          <table:table-cell office:value-type="float" office:value="537.372" calcext:value-type="float">
            <text:p>537.372</text:p>
          </table:table-cell>
          <table:table-cell office:value-type="float" office:value="0.3" calcext:value-type="float">
            <text:p>0.3</text:p>
          </table:table-cell>
          <table:table-cell office:value-type="float" office:value="40.20853" calcext:value-type="float">
            <text:p>40.20853</text:p>
          </table:table-cell>
          <table:table-cell office:value-type="float" office:value="9.324951" calcext:value-type="float">
            <text:p>9.324951</text:p>
          </table:table-cell>
          <table:table-cell office:value-type="float" office:value="30.15176" calcext:value-type="float">
            <text:p>30.15176</text:p>
          </table:table-cell>
          <table:table-cell office:value-type="float" office:value="14.64407" calcext:value-type="float">
            <text:p>14.64407</text:p>
          </table:table-cell>
          <table:table-cell office:value-type="float" office:value="26.01691" calcext:value-type="float">
            <text:p>26.01691</text:p>
          </table:table-cell>
          <table:table-cell office:value-type="float" office:value="17.31763" calcext:value-type="float">
            <text:p>17.31763</text:p>
          </table:table-cell>
          <table:table-cell office:value-type="float" office:value="22.98651" calcext:value-type="float">
            <text:p>22.98651</text:p>
          </table:table-cell>
          <table:table-cell office:value-type="float" office:value="18.56442" calcext:value-type="float">
            <text:p>18.56442</text:p>
          </table:table-cell>
          <table:table-cell office:value-type="float" office:value="21.25626" calcext:value-type="float">
            <text:p>21.25626</text:p>
          </table:table-cell>
          <table:table-cell office:value-type="float" office:value="18.52255" calcext:value-type="float">
            <text:p>18.52255</text:p>
          </table:table-cell>
          <table:table-cell office:value-type="float" office:value="19.94901" calcext:value-type="float">
            <text:p>19.94901</text:p>
          </table:table-cell>
          <table:table-cell office:value-type="float" office:value="18.06635" calcext:value-type="float">
            <text:p>18.06635</text:p>
          </table:table-cell>
          <table:table-cell office:value-type="float" office:value="17.92426" calcext:value-type="float">
            <text:p>17.92426</text:p>
          </table:table-cell>
          <table:table-cell office:value-type="float" office:value="16.93719" calcext:value-type="float">
            <text:p>16.93719</text:p>
          </table:table-cell>
          <table:table-cell office:value-type="float" office:value="15.03461" calcext:value-type="float">
            <text:p>15.03461</text:p>
          </table:table-cell>
          <table:table-cell office:value-type="float" office:value="14.60214" calcext:value-type="float">
            <text:p>14.60214</text:p>
          </table:table-cell>
          <table:table-cell office:value-type="float" office:value="11.31619" calcext:value-type="float">
            <text:p>11.31619</text:p>
          </table:table-cell>
          <table:table-cell office:value-type="float" office:value="10.55789" calcext:value-type="float">
            <text:p>10.55789</text:p>
          </table:table-cell>
          <table:table-cell office:value-type="float" office:value="8.274597" calcext:value-type="float">
            <text:p>8.274597</text:p>
          </table:table-cell>
          <table:table-cell office:value-type="float" office:value="7.812866" calcext:value-type="float">
            <text:p>7.812866</text:p>
          </table:table-cell>
          <table:table-cell office:value-type="float" office:value="6.919006" calcext:value-type="float">
            <text:p>6.919006</text:p>
          </table:table-cell>
          <table:table-cell office:value-type="float" office:value="6.674072" calcext:value-type="float">
            <text:p>6.674072</text:p>
          </table:table-cell>
          <table:table-cell office:value-type="float" office:value="6.178192" calcext:value-type="float">
            <text:p>6.178192</text:p>
          </table:table-cell>
          <table:table-cell office:value-type="float" office:value="6.050873" calcext:value-type="float">
            <text:p>6.050873</text:p>
          </table:table-cell>
          <table:table-cell office:value-type="float" office:value="5.868744" calcext:value-type="float">
            <text:p>5.868744</text:p>
          </table:table-cell>
          <table:table-cell office:value-type="float" office:value="5.780731" calcext:value-type="float">
            <text:p>5.780731</text:p>
          </table:table-cell>
          <table:table-cell office:value-type="float" office:value="5.916168" calcext:value-type="float">
            <text:p>5.916168</text:p>
          </table:table-cell>
          <table:table-cell office:value-type="float" office:value="5.837891" calcext:value-type="float">
            <text:p>5.837891</text:p>
          </table:table-cell>
          <table:table-cell office:value-type="float" office:value="43.92029" calcext:value-type="float">
            <text:p>43.92029</text:p>
          </table:table-cell>
          <table:table-cell office:value-type="float" office:value="3.357117" calcext:value-type="float">
            <text:p>3.3571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21.70527" calcext:value-type="float">
            <text:p>21.70527</text:p>
          </table:table-cell>
          <table:table-cell office:value-type="float" office:value="12.88" calcext:value-type="float">
            <text:p>12.88</text:p>
          </table:table-cell>
          <table:table-cell office:value-type="float" office:value="3.96" calcext:value-type="float">
            <text:p>3.96</text:p>
          </table:table-cell>
          <table:table-cell office:value-type="float" office:value="0.9691758" calcext:value-type="float">
            <text:p>0.9691758</text:p>
          </table:table-cell>
          <table:table-cell office:value-type="float" office:value="0.7135792" calcext:value-type="float">
            <text:p>0.7135792</text:p>
          </table:table-cell>
          <table:table-cell office:value-type="float" office:value="408.78" calcext:value-type="float">
            <text:p>408.78</text:p>
          </table:table-cell>
          <table:table-cell office:value-type="float" office:value="0" calcext:value-type="float">
            <text:p>0</text:p>
          </table:table-cell>
          <table:table-cell office:value-type="float" office:value="38.6427" calcext:value-type="float">
            <text:p>38.6427</text:p>
          </table:table-cell>
          <table:table-cell office:value-type="float" office:value="6.091095" calcext:value-type="float">
            <text:p>6.091095</text:p>
          </table:table-cell>
          <table:table-cell office:value-type="float" office:value="27.76474" calcext:value-type="float">
            <text:p>27.76474</text:p>
          </table:table-cell>
          <table:table-cell office:value-type="float" office:value="10.60205" calcext:value-type="float">
            <text:p>10.60205</text:p>
          </table:table-cell>
          <table:table-cell office:value-type="float" office:value="23.59549" calcext:value-type="float">
            <text:p>23.59549</text:p>
          </table:table-cell>
          <table:table-cell office:value-type="float" office:value="13.06894" calcext:value-type="float">
            <text:p>13.06894</text:p>
          </table:table-cell>
          <table:table-cell office:value-type="float" office:value="20.70352" calcext:value-type="float">
            <text:p>20.70352</text:p>
          </table:table-cell>
          <table:table-cell office:value-type="float" office:value="14.68671" calcext:value-type="float">
            <text:p>14.68671</text:p>
          </table:table-cell>
          <table:table-cell office:value-type="float" office:value="19.06998" calcext:value-type="float">
            <text:p>19.06998</text:p>
          </table:table-cell>
          <table:table-cell office:value-type="float" office:value="15.43799" calcext:value-type="float">
            <text:p>15.43799</text:p>
          </table:table-cell>
          <table:table-cell office:value-type="float" office:value="18.67789" calcext:value-type="float">
            <text:p>18.67789</text:p>
          </table:table-cell>
          <table:table-cell office:value-type="float" office:value="15.85815" calcext:value-type="float">
            <text:p>15.85815</text:p>
          </table:table-cell>
          <table:table-cell office:value-type="float" office:value="17.45325" calcext:value-type="float">
            <text:p>17.45325</text:p>
          </table:table-cell>
          <table:table-cell office:value-type="float" office:value="15.56638" calcext:value-type="float">
            <text:p>15.56638</text:p>
          </table:table-cell>
          <table:table-cell office:value-type="float" office:value="15.07248" calcext:value-type="float">
            <text:p>15.07248</text:p>
          </table:table-cell>
          <table:table-cell office:value-type="float" office:value="14.61237" calcext:value-type="float">
            <text:p>14.61237</text:p>
          </table:table-cell>
          <table:table-cell office:value-type="float" office:value="11.74185" calcext:value-type="float">
            <text:p>11.74185</text:p>
          </table:table-cell>
          <table:table-cell office:value-type="float" office:value="11.32278" calcext:value-type="float">
            <text:p>11.32278</text:p>
          </table:table-cell>
          <table:table-cell office:value-type="float" office:value="8.722107" calcext:value-type="float">
            <text:p>8.722107</text:p>
          </table:table-cell>
          <table:table-cell office:value-type="float" office:value="8.27948" calcext:value-type="float">
            <text:p>8.27948</text:p>
          </table:table-cell>
          <table:table-cell office:value-type="float" office:value="7.19812" calcext:value-type="float">
            <text:p>7.19812</text:p>
          </table:table-cell>
          <table:table-cell office:value-type="float" office:value="6.921783" calcext:value-type="float">
            <text:p>6.921783</text:p>
          </table:table-cell>
          <table:table-cell office:value-type="float" office:value="6.331573" calcext:value-type="float">
            <text:p>6.331573</text:p>
          </table:table-cell>
          <table:table-cell office:value-type="float" office:value="6.179718" calcext:value-type="float">
            <text:p>6.179718</text:p>
          </table:table-cell>
          <table:table-cell office:value-type="float" office:value="5.966644" calcext:value-type="float">
            <text:p>5.966644</text:p>
          </table:table-cell>
          <table:table-cell office:value-type="float" office:value="5.86969" calcext:value-type="float">
            <text:p>5.86969</text:p>
          </table:table-cell>
          <table:table-cell office:value-type="float" office:value="5.99707" calcext:value-type="float">
            <text:p>5.99707</text:p>
          </table:table-cell>
          <table:table-cell office:value-type="float" office:value="5.916992" calcext:value-type="float">
            <text:p>5.916992</text:p>
          </table:table-cell>
          <table:table-cell office:value-type="float" office:value="43.26068" calcext:value-type="float">
            <text:p>43.26068</text:p>
          </table:table-cell>
          <table:table-cell office:value-type="float" office:value="1.292175" calcext:value-type="float">
            <text:p>1.292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.881012" calcext:value-type="float">
            <text:p>3.881012</text:p>
          </table:table-cell>
          <table:table-cell office:value-type="float" office:value="14.34" calcext:value-type="float">
            <text:p>14.34</text:p>
          </table:table-cell>
          <table:table-cell office:value-type="float" office:value="7.31" calcext:value-type="float">
            <text:p>7.31</text:p>
          </table:table-cell>
          <table:table-cell office:value-type="float" office:value="1.428699" calcext:value-type="float">
            <text:p>1.4286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494.604" calcext:value-type="float">
            <text:p>494.604</text:p>
          </table:table-cell>
          <table:table-cell office:value-type="float" office:value="1.7" calcext:value-type="float">
            <text:p>1.7</text:p>
          </table:table-cell>
          <table:table-cell office:value-type="float" office:value="16.52084" calcext:value-type="float">
            <text:p>16.52084</text:p>
          </table:table-cell>
          <table:table-cell office:value-type="float" office:value="8.432465" calcext:value-type="float">
            <text:p>8.432465</text:p>
          </table:table-cell>
          <table:table-cell office:value-type="float" office:value="14.77679" calcext:value-type="float">
            <text:p>14.77679</text:p>
          </table:table-cell>
          <table:table-cell office:value-type="float" office:value="11.39478" calcext:value-type="float">
            <text:p>11.39478</text:p>
          </table:table-cell>
          <table:table-cell office:value-type="float" office:value="15.69482" calcext:value-type="float">
            <text:p>15.69482</text:p>
          </table:table-cell>
          <table:table-cell office:value-type="float" office:value="12.76913" calcext:value-type="float">
            <text:p>12.76913</text:p>
          </table:table-cell>
          <table:table-cell office:value-type="float" office:value="17.09735" calcext:value-type="float">
            <text:p>17.09735</text:p>
          </table:table-cell>
          <table:table-cell office:value-type="float" office:value="13.59705" calcext:value-type="float">
            <text:p>13.59705</text:p>
          </table:table-cell>
          <table:table-cell office:value-type="float" office:value="17.35153" calcext:value-type="float">
            <text:p>17.35153</text:p>
          </table:table-cell>
          <table:table-cell office:value-type="float" office:value="13.93277" calcext:value-type="float">
            <text:p>13.93277</text:p>
          </table:table-cell>
          <table:table-cell office:value-type="float" office:value="17.21255" calcext:value-type="float">
            <text:p>17.21255</text:p>
          </table:table-cell>
          <table:table-cell office:value-type="float" office:value="14.19794" calcext:value-type="float">
            <text:p>14.19794</text:p>
          </table:table-cell>
          <table:table-cell office:value-type="float" office:value="16.30502" calcext:value-type="float">
            <text:p>16.30502</text:p>
          </table:table-cell>
          <table:table-cell office:value-type="float" office:value="14.18106" calcext:value-type="float">
            <text:p>14.18106</text:p>
          </table:table-cell>
          <table:table-cell office:value-type="float" office:value="14.63239" calcext:value-type="float">
            <text:p>14.63239</text:p>
          </table:table-cell>
          <table:table-cell office:value-type="float" office:value="13.89935" calcext:value-type="float">
            <text:p>13.89935</text:p>
          </table:table-cell>
          <table:table-cell office:value-type="float" office:value="11.87512" calcext:value-type="float">
            <text:p>11.87512</text:p>
          </table:table-cell>
          <table:table-cell office:value-type="float" office:value="11.74457" calcext:value-type="float">
            <text:p>11.74457</text:p>
          </table:table-cell>
          <table:table-cell office:value-type="float" office:value="9.089264" calcext:value-type="float">
            <text:p>9.089264</text:p>
          </table:table-cell>
          <table:table-cell office:value-type="float" office:value="8.726349" calcext:value-type="float">
            <text:p>8.726349</text:p>
          </table:table-cell>
          <table:table-cell office:value-type="float" office:value="7.480072" calcext:value-type="float">
            <text:p>7.480072</text:p>
          </table:table-cell>
          <table:table-cell office:value-type="float" office:value="7.201111" calcext:value-type="float">
            <text:p>7.201111</text:p>
          </table:table-cell>
          <table:table-cell office:value-type="float" office:value="6.505035" calcext:value-type="float">
            <text:p>6.505035</text:p>
          </table:table-cell>
          <table:table-cell office:value-type="float" office:value="6.333282" calcext:value-type="float">
            <text:p>6.333282</text:p>
          </table:table-cell>
          <table:table-cell office:value-type="float" office:value="6.074707" calcext:value-type="float">
            <text:p>6.074707</text:p>
          </table:table-cell>
          <table:table-cell office:value-type="float" office:value="5.967712" calcext:value-type="float">
            <text:p>5.967712</text:p>
          </table:table-cell>
          <table:table-cell office:value-type="float" office:value="6.081268" calcext:value-type="float">
            <text:p>6.081268</text:p>
          </table:table-cell>
          <table:table-cell office:value-type="float" office:value="5.997925" calcext:value-type="float">
            <text:p>5.997925</text:p>
          </table:table-cell>
          <table:table-cell office:value-type="float" office:value="17.77243" calcext:value-type="float">
            <text:p>17.77243</text:p>
          </table:table-cell>
          <table:table-cell office:value-type="float" office:value="4.603943" calcext:value-type="float">
            <text:p>4.603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4.05504" calcext:value-type="float">
            <text:p>4.05504</text:p>
          </table:table-cell>
          <table:table-cell office:value-type="float" office:value="9.06" calcext:value-type="float">
            <text:p>9.06</text:p>
          </table:table-cell>
          <table:table-cell office:value-type="float" office:value="5.97" calcext:value-type="float">
            <text:p>5.97</text:p>
          </table:table-cell>
          <table:table-cell office:value-type="float" office:value="1.012162" calcext:value-type="float">
            <text:p>1.012162</text:p>
          </table:table-cell>
          <table:table-cell office:value-type="float" office:value="0.8202288" calcext:value-type="float">
            <text:p>0.8202288</text:p>
          </table:table-cell>
          <table:table-cell office:value-type="float" office:value="370.476" calcext:value-type="float">
            <text:p>370.476</text:p>
          </table:table-cell>
          <table:table-cell office:value-type="float" office:value="2.4" calcext:value-type="float">
            <text:p>2.4</text:p>
          </table:table-cell>
          <table:table-cell office:value-type="float" office:value="12.50345" calcext:value-type="float">
            <text:p>12.50345</text:p>
          </table:table-cell>
          <table:table-cell office:value-type="float" office:value="4.974792" calcext:value-type="float">
            <text:p>4.974792</text:p>
          </table:table-cell>
          <table:table-cell office:value-type="float" office:value="11.69595" calcext:value-type="float">
            <text:p>11.69595</text:p>
          </table:table-cell>
          <table:table-cell office:value-type="float" office:value="7.139679" calcext:value-type="float">
            <text:p>7.139679</text:p>
          </table:table-cell>
          <table:table-cell office:value-type="float" office:value="12.6683" calcext:value-type="float">
            <text:p>12.6683</text:p>
          </table:table-cell>
          <table:table-cell office:value-type="float" office:value="9.060059" calcext:value-type="float">
            <text:p>9.060059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10.55984" calcext:value-type="float">
            <text:p>10.55984</text:p>
          </table:table-cell>
          <table:table-cell office:value-type="float" office:value="13.89481" calcext:value-type="float">
            <text:p>13.89481</text:p>
          </table:table-cell>
          <table:table-cell office:value-type="float" office:value="11.36591" calcext:value-type="float">
            <text:p>11.36591</text:p>
          </table:table-cell>
          <table:table-cell office:value-type="float" office:value="14.17947" calcext:value-type="float">
            <text:p>14.17947</text:p>
          </table:table-cell>
          <table:table-cell office:value-type="float" office:value="12.16904" calcext:value-type="float">
            <text:p>12.16904</text:p>
          </table:table-cell>
          <table:table-cell office:value-type="float" office:value="14.16907" calcext:value-type="float">
            <text:p>14.16907</text:p>
          </table:table-cell>
          <table:table-cell office:value-type="float" office:value="12.56699" calcext:value-type="float">
            <text:p>12.56699</text:p>
          </table:table-cell>
          <table:table-cell office:value-type="float" office:value="13.88962" calcext:value-type="float">
            <text:p>13.88962</text:p>
          </table:table-cell>
          <table:table-cell office:value-type="float" office:value="12.83514" calcext:value-type="float">
            <text:p>12.83514</text:p>
          </table:table-cell>
          <table:table-cell office:value-type="float" office:value="11.87018" calcext:value-type="float">
            <text:p>11.87018</text:p>
          </table:table-cell>
          <table:table-cell office:value-type="float" office:value="11.68466" calcext:value-type="float">
            <text:p>11.68466</text:p>
          </table:table-cell>
          <table:table-cell office:value-type="float" office:value="9.342072" calcext:value-type="float">
            <text:p>9.342072</text:p>
          </table:table-cell>
          <table:table-cell office:value-type="float" office:value="9.092529" calcext:value-type="float">
            <text:p>9.092529</text:p>
          </table:table-cell>
          <table:table-cell office:value-type="float" office:value="7.738464" calcext:value-type="float">
            <text:p>7.738464</text:p>
          </table:table-cell>
          <table:table-cell office:value-type="float" office:value="7.482941" calcext:value-type="float">
            <text:p>7.482941</text:p>
          </table:table-cell>
          <table:table-cell office:value-type="float" office:value="6.688873" calcext:value-type="float">
            <text:p>6.688873</text:p>
          </table:table-cell>
          <table:table-cell office:value-type="float" office:value="6.506927" calcext:value-type="float">
            <text:p>6.506927</text:p>
          </table:table-cell>
          <table:table-cell office:value-type="float" office:value="6.193207" calcext:value-type="float">
            <text:p>6.193207</text:p>
          </table:table-cell>
          <table:table-cell office:value-type="float" office:value="6.075897" calcext:value-type="float">
            <text:p>6.075897</text:p>
          </table:table-cell>
          <table:table-cell office:value-type="float" office:value="6.170349" calcext:value-type="float">
            <text:p>6.170349</text:p>
          </table:table-cell>
          <table:table-cell office:value-type="float" office:value="6.082153" calcext:value-type="float">
            <text:p>6.082153</text:p>
          </table:table-cell>
          <table:table-cell office:value-type="float" office:value="12.65781" calcext:value-type="float">
            <text:p>12.65781</text:p>
          </table:table-cell>
          <table:table-cell office:value-type="float" office:value="2.985657" calcext:value-type="float">
            <text:p>2.985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7.208753" calcext:value-type="float">
            <text:p>7.208753</text:p>
          </table:table-cell>
          <table:table-cell office:value-type="float" office:value="9.84" calcext:value-type="float">
            <text:p>9.84</text:p>
          </table:table-cell>
          <table:table-cell office:value-type="float" office:value="4.89" calcext:value-type="float">
            <text:p>4.89</text:p>
          </table:table-cell>
          <table:table-cell office:value-type="float" office:value="1.009967" calcext:value-type="float">
            <text:p>1.009967</text:p>
          </table:table-cell>
          <table:table-cell office:value-type="float" office:value="0.761273" calcext:value-type="float">
            <text:p>0.761273</text:p>
          </table:table-cell>
          <table:table-cell office:value-type="float" office:value="401.976" calcext:value-type="float">
            <text:p>401.976</text:p>
          </table:table-cell>
          <table:table-cell office:value-type="float" office:value="0" calcext:value-type="float">
            <text:p>0</text:p>
          </table:table-cell>
          <table:table-cell office:value-type="float" office:value="15.28528" calcext:value-type="float">
            <text:p>15.28528</text:p>
          </table:table-cell>
          <table:table-cell office:value-type="float" office:value="3.794952" calcext:value-type="float">
            <text:p>3.794952</text:p>
          </table:table-cell>
          <table:table-cell office:value-type="float" office:value="13.21796" calcext:value-type="float">
            <text:p>13.21796</text:p>
          </table:table-cell>
          <table:table-cell office:value-type="float" office:value="5.645874" calcext:value-type="float">
            <text:p>5.645874</text:p>
          </table:table-cell>
          <table:table-cell office:value-type="float" office:value="12.12659" calcext:value-type="float">
            <text:p>12.12659</text:p>
          </table:table-cell>
          <table:table-cell office:value-type="float" office:value="7.345428" calcext:value-type="float">
            <text:p>7.345428</text:p>
          </table:table-cell>
          <table:table-cell office:value-type="float" office:value="11.65765" calcext:value-type="float">
            <text:p>11.65765</text:p>
          </table:table-cell>
          <table:table-cell office:value-type="float" office:value="8.915253" calcext:value-type="float">
            <text:p>8.915253</text:p>
          </table:table-cell>
          <table:table-cell office:value-type="float" office:value="11.50558" calcext:value-type="float">
            <text:p>11.50558</text:p>
          </table:table-cell>
          <table:table-cell office:value-type="float" office:value="9.893921" calcext:value-type="float">
            <text:p>9.893921</text:p>
          </table:table-cell>
          <table:table-cell office:value-type="float" office:value="12.13876" calcext:value-type="float">
            <text:p>12.13876</text:p>
          </table:table-cell>
          <table:table-cell office:value-type="float" office:value="10.8634" calcext:value-type="float">
            <text:p>10.8634</text:p>
          </table:table-cell>
          <table:table-cell office:value-type="float" office:value="12.54865" calcext:value-type="float">
            <text:p>12.54865</text:p>
          </table:table-cell>
          <table:table-cell office:value-type="float" office:value="11.44705" calcext:value-type="float">
            <text:p>11.44705</text:p>
          </table:table-cell>
          <table:table-cell office:value-type="float" office:value="12.82452" calcext:value-type="float">
            <text:p>12.82452</text:p>
          </table:table-cell>
          <table:table-cell office:value-type="float" office:value="11.79773" calcext:value-type="float">
            <text:p>11.79773</text:p>
          </table:table-cell>
          <table:table-cell office:value-type="float" office:value="11.68155" calcext:value-type="float">
            <text:p>11.68155</text:p>
          </table:table-cell>
          <table:table-cell office:value-type="float" office:value="11.29544" calcext:value-type="float">
            <text:p>11.29544</text:p>
          </table:table-cell>
          <table:table-cell office:value-type="float" office:value="9.467926" calcext:value-type="float">
            <text:p>9.467926</text:p>
          </table:table-cell>
          <table:table-cell office:value-type="float" office:value="9.344055" calcext:value-type="float">
            <text:p>9.344055</text:p>
          </table:table-cell>
          <table:table-cell office:value-type="float" office:value="7.951782" calcext:value-type="float">
            <text:p>7.951782</text:p>
          </table:table-cell>
          <table:table-cell office:value-type="float" office:value="7.740936" calcext:value-type="float">
            <text:p>7.740936</text:p>
          </table:table-cell>
          <table:table-cell office:value-type="float" office:value="6.872223" calcext:value-type="float">
            <text:p>6.872223</text:p>
          </table:table-cell>
          <table:table-cell office:value-type="float" office:value="6.690857" calcext:value-type="float">
            <text:p>6.690857</text:p>
          </table:table-cell>
          <table:table-cell office:value-type="float" office:value="6.319427" calcext:value-type="float">
            <text:p>6.319427</text:p>
          </table:table-cell>
          <table:table-cell office:value-type="float" office:value="6.194489" calcext:value-type="float">
            <text:p>6.194489</text:p>
          </table:table-cell>
          <table:table-cell office:value-type="float" office:value="6.264862" calcext:value-type="float">
            <text:p>6.264862</text:p>
          </table:table-cell>
          <table:table-cell office:value-type="float" office:value="6.171295" calcext:value-type="float">
            <text:p>6.171295</text:p>
          </table:table-cell>
          <table:table-cell office:value-type="float" office:value="16.66797" calcext:value-type="float">
            <text:p>16.66797</text:p>
          </table:table-cell>
          <table:table-cell office:value-type="float" office:value="1.884003" calcext:value-type="float">
            <text:p>1.884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26.15545" calcext:value-type="float">
            <text:p>26.15545</text:p>
          </table:table-cell>
          <table:table-cell office:value-type="float" office:value="20" calcext:value-type="float">
            <text:p>20</text:p>
          </table:table-cell>
          <table:table-cell office:value-type="float" office:value="4.28" calcext:value-type="float">
            <text:p>4.28</text:p>
          </table:table-cell>
          <table:table-cell office:value-type="float" office:value="1.010879" calcext:value-type="float">
            <text:p>1.010879</text:p>
          </table:table-cell>
          <table:table-cell office:value-type="float" office:value="0.729679" calcext:value-type="float">
            <text:p>0.729679</text:p>
          </table:table-cell>
          <table:table-cell office:value-type="float" office:value="413.1" calcext:value-type="float">
            <text:p>413.1</text:p>
          </table:table-cell>
          <table:table-cell office:value-type="float" office:value="0" calcext:value-type="float">
            <text:p>0</text:p>
          </table:table-cell>
          <table:table-cell office:value-type="float" office:value="31.87906" calcext:value-type="float">
            <text:p>31.87906</text:p>
          </table:table-cell>
          <table:table-cell office:value-type="float" office:value="5.161957" calcext:value-type="float">
            <text:p>5.161957</text:p>
          </table:table-cell>
          <table:table-cell office:value-type="float" office:value="24.12204" calcext:value-type="float">
            <text:p>24.12204</text:p>
          </table:table-cell>
          <table:table-cell office:value-type="float" office:value="6.649475" calcext:value-type="float">
            <text:p>6.649475</text:p>
          </table:table-cell>
          <table:table-cell office:value-type="float" office:value="20.36465" calcext:value-type="float">
            <text:p>20.36465</text:p>
          </table:table-cell>
          <table:table-cell office:value-type="float" office:value="8.021088" calcext:value-type="float">
            <text:p>8.021088</text:p>
          </table:table-cell>
          <table:table-cell office:value-type="float" office:value="17.39951" calcext:value-type="float">
            <text:p>17.39951</text:p>
          </table:table-cell>
          <table:table-cell office:value-type="float" office:value="9.154053" calcext:value-type="float">
            <text:p>9.154053</text:p>
          </table:table-cell>
          <table:table-cell office:value-type="float" office:value="15.61362" calcext:value-type="float">
            <text:p>15.61362</text:p>
          </table:table-cell>
          <table:table-cell office:value-type="float" office:value="9.825348" calcext:value-type="float">
            <text:p>9.825348</text:p>
          </table:table-cell>
          <table:table-cell office:value-type="float" office:value="14.01755" calcext:value-type="float">
            <text:p>14.01755</text:p>
          </table:table-cell>
          <table:table-cell office:value-type="float" office:value="10.52026" calcext:value-type="float">
            <text:p>10.52026</text:p>
          </table:table-cell>
          <table:table-cell office:value-type="float" office:value="12.98462" calcext:value-type="float">
            <text:p>12.98462</text:p>
          </table:table-cell>
          <table:table-cell office:value-type="float" office:value="10.961" calcext:value-type="float">
            <text:p>10.961</text:p>
          </table:table-cell>
          <table:table-cell office:value-type="float" office:value="11.7915" calcext:value-type="float">
            <text:p>11.7915</text:p>
          </table:table-cell>
          <table:table-cell office:value-type="float" office:value="11.37085" calcext:value-type="float">
            <text:p>11.37085</text:p>
          </table:table-cell>
          <table:table-cell office:value-type="float" office:value="11.29114" calcext:value-type="float">
            <text:p>11.29114</text:p>
          </table:table-cell>
          <table:table-cell office:value-type="float" office:value="10.92566" calcext:value-type="float">
            <text:p>10.92566</text:p>
          </table:table-cell>
          <table:table-cell office:value-type="float" office:value="9.491882" calcext:value-type="float">
            <text:p>9.491882</text:p>
          </table:table-cell>
          <table:table-cell office:value-type="float" office:value="9.468597" calcext:value-type="float">
            <text:p>9.468597</text:p>
          </table:table-cell>
          <table:table-cell office:value-type="float" office:value="8.110962" calcext:value-type="float">
            <text:p>8.110962</text:p>
          </table:table-cell>
          <table:table-cell office:value-type="float" office:value="7.953735" calcext:value-type="float">
            <text:p>7.953735</text:p>
          </table:table-cell>
          <table:table-cell office:value-type="float" office:value="7.044739" calcext:value-type="float">
            <text:p>7.044739</text:p>
          </table:table-cell>
          <table:table-cell office:value-type="float" office:value="6.874146" calcext:value-type="float">
            <text:p>6.874146</text:p>
          </table:table-cell>
          <table:table-cell office:value-type="float" office:value="6.450287" calcext:value-type="float">
            <text:p>6.450287</text:p>
          </table:table-cell>
          <table:table-cell office:value-type="float" office:value="6.32077" calcext:value-type="float">
            <text:p>6.32077</text:p>
          </table:table-cell>
          <table:table-cell office:value-type="float" office:value="6.365601" calcext:value-type="float">
            <text:p>6.365601</text:p>
          </table:table-cell>
          <table:table-cell office:value-type="float" office:value="6.265869" calcext:value-type="float">
            <text:p>6.265869</text:p>
          </table:table-cell>
          <table:table-cell office:value-type="float" office:value="43.14713" calcext:value-type="float">
            <text:p>43.14713</text:p>
          </table:table-cell>
          <table:table-cell office:value-type="float" office:value="3.054047" calcext:value-type="float">
            <text:p>3.054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25.54245" calcext:value-type="float">
            <text:p>25.54245</text:p>
          </table:table-cell>
          <table:table-cell office:value-type="float" office:value="21.88" calcext:value-type="float">
            <text:p>21.88</text:p>
          </table:table-cell>
          <table:table-cell office:value-type="float" office:value="1.57" calcext:value-type="float">
            <text:p>1.57</text:p>
          </table:table-cell>
          <table:table-cell office:value-type="float" office:value="0.9788284" calcext:value-type="float">
            <text:p>0.9788284</text:p>
          </table:table-cell>
          <table:table-cell office:value-type="float" office:value="0.6030616" calcext:value-type="float">
            <text:p>0.6030616</text:p>
          </table:table-cell>
          <table:table-cell office:value-type="float" office:value="202.356" calcext:value-type="float">
            <text:p>202.356</text:p>
          </table:table-cell>
          <table:table-cell office:value-type="float" office:value="0" calcext:value-type="float">
            <text:p>0</text:p>
          </table:table-cell>
          <table:table-cell office:value-type="float" office:value="43.49631" calcext:value-type="float">
            <text:p>43.49631</text:p>
          </table:table-cell>
          <table:table-cell office:value-type="float" office:value="2.925781" calcext:value-type="float">
            <text:p>2.925781</text:p>
          </table:table-cell>
          <table:table-cell office:value-type="float" office:value="30.14456" calcext:value-type="float">
            <text:p>30.14456</text:p>
          </table:table-cell>
          <table:table-cell office:value-type="float" office:value="7.269806" calcext:value-type="float">
            <text:p>7.269806</text:p>
          </table:table-cell>
          <table:table-cell office:value-type="float" office:value="24.78464" calcext:value-type="float">
            <text:p>24.78464</text:p>
          </table:table-cell>
          <table:table-cell office:value-type="float" office:value="9.652008" calcext:value-type="float">
            <text:p>9.652008</text:p>
          </table:table-cell>
          <table:table-cell office:value-type="float" office:value="20.67368" calcext:value-type="float">
            <text:p>20.67368</text:p>
          </table:table-cell>
          <table:table-cell office:value-type="float" office:value="11.18918" calcext:value-type="float">
            <text:p>11.18918</text:p>
          </table:table-cell>
          <table:table-cell office:value-type="float" office:value="18.23886" calcext:value-type="float">
            <text:p>18.23886</text:p>
          </table:table-cell>
          <table:table-cell office:value-type="float" office:value="11.87952" calcext:value-type="float">
            <text:p>11.87952</text:p>
          </table:table-cell>
          <table:table-cell office:value-type="float" office:value="16.01346" calcext:value-type="float">
            <text:p>16.01346</text:p>
          </table:table-cell>
          <table:table-cell office:value-type="float" office:value="12.37363" calcext:value-type="float">
            <text:p>12.37363</text:p>
          </table:table-cell>
          <table:table-cell office:value-type="float" office:value="14.44952" calcext:value-type="float">
            <text:p>14.44952</text:p>
          </table:table-cell>
          <table:table-cell office:value-type="float" office:value="12.27719" calcext:value-type="float">
            <text:p>12.27719</text:p>
          </table:table-cell>
          <table:table-cell office:value-type="float" office:value="12.28513" calcext:value-type="float">
            <text:p>12.28513</text:p>
          </table:table-cell>
          <table:table-cell office:value-type="float" office:value="11.63565" calcext:value-type="float">
            <text:p>11.63565</text:p>
          </table:table-cell>
          <table:table-cell office:value-type="float" office:value="10.92377" calcext:value-type="float">
            <text:p>10.92377</text:p>
          </table:table-cell>
          <table:table-cell office:value-type="float" office:value="10.87607" calcext:value-type="float">
            <text:p>10.87607</text:p>
          </table:table-cell>
          <table:table-cell office:value-type="float" office:value="9.49292" calcext:value-type="float">
            <text:p>9.49292</text:p>
          </table:table-cell>
          <table:table-cell office:value-type="float" office:value="9.489136" calcext:value-type="float">
            <text:p>9.489136</text:p>
          </table:table-cell>
          <table:table-cell office:value-type="float" office:value="8.225647" calcext:value-type="float">
            <text:p>8.225647</text:p>
          </table:table-cell>
          <table:table-cell office:value-type="float" office:value="8.112335" calcext:value-type="float">
            <text:p>8.112335</text:p>
          </table:table-cell>
          <table:table-cell office:value-type="float" office:value="7.199768" calcext:value-type="float">
            <text:p>7.199768</text:p>
          </table:table-cell>
          <table:table-cell office:value-type="float" office:value="7.046448" calcext:value-type="float">
            <text:p>7.046448</text:p>
          </table:table-cell>
          <table:table-cell office:value-type="float" office:value="6.581787" calcext:value-type="float">
            <text:p>6.581787</text:p>
          </table:table-cell>
          <table:table-cell office:value-type="float" office:value="6.45166" calcext:value-type="float">
            <text:p>6.45166</text:p>
          </table:table-cell>
          <table:table-cell office:value-type="float" office:value="6.471558" calcext:value-type="float">
            <text:p>6.471558</text:p>
          </table:table-cell>
          <table:table-cell office:value-type="float" office:value="6.366669" calcext:value-type="float">
            <text:p>6.366669</text:p>
          </table:table-cell>
          <table:table-cell office:value-type="float" office:value="47.83417" calcext:value-type="float">
            <text:p>47.83417</text:p>
          </table:table-cell>
          <table:table-cell office:value-type="float" office:value="-1.021912" calcext:value-type="float">
            <text:p>-1.021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10.26911" calcext:value-type="float">
            <text:p>10.26911</text:p>
          </table:table-cell>
          <table:table-cell office:value-type="float" office:value="18.39" calcext:value-type="float">
            <text:p>18.39</text:p>
          </table:table-cell>
          <table:table-cell office:value-type="float" office:value="9.19" calcext:value-type="float">
            <text:p>9.19</text:p>
          </table:table-cell>
          <table:table-cell office:value-type="float" office:value="1.293054" calcext:value-type="float">
            <text:p>1.293054</text:p>
          </table:table-cell>
          <table:table-cell office:value-type="float" office:value="0.9602609" calcext:value-type="float">
            <text:p>0.9602609</text:p>
          </table:table-cell>
          <table:table-cell office:value-type="float" office:value="537.84" calcext:value-type="float">
            <text:p>537.84</text:p>
          </table:table-cell>
          <table:table-cell office:value-type="float" office:value="7.2" calcext:value-type="float">
            <text:p>7.2</text:p>
          </table:table-cell>
          <table:table-cell office:value-type="float" office:value="32.38303" calcext:value-type="float">
            <text:p>32.38303</text:p>
          </table:table-cell>
          <table:table-cell office:value-type="float" office:value="9.510468" calcext:value-type="float">
            <text:p>9.510468</text:p>
          </table:table-cell>
          <table:table-cell office:value-type="float" office:value="22.64209" calcext:value-type="float">
            <text:p>22.64209</text:p>
          </table:table-cell>
          <table:table-cell office:value-type="float" office:value="11.3494" calcext:value-type="float">
            <text:p>11.3494</text:p>
          </table:table-cell>
          <table:table-cell office:value-type="float" office:value="19.68811" calcext:value-type="float">
            <text:p>19.68811</text:p>
          </table:table-cell>
          <table:table-cell office:value-type="float" office:value="13.05847" calcext:value-type="float">
            <text:p>13.05847</text:p>
          </table:table-cell>
          <table:table-cell office:value-type="float" office:value="17.80124" calcext:value-type="float">
            <text:p>17.80124</text:p>
          </table:table-cell>
          <table:table-cell office:value-type="float" office:value="14.30408" calcext:value-type="float">
            <text:p>14.30408</text:p>
          </table:table-cell>
          <table:table-cell office:value-type="float" office:value="16.96268" calcext:value-type="float">
            <text:p>16.96268</text:p>
          </table:table-cell>
          <table:table-cell office:value-type="float" office:value="14.60062" calcext:value-type="float">
            <text:p>14.60062</text:p>
          </table:table-cell>
          <table:table-cell office:value-type="float" office:value="15.96222" calcext:value-type="float">
            <text:p>15.96222</text:p>
          </table:table-cell>
          <table:table-cell office:value-type="float" office:value="14.50174" calcext:value-type="float">
            <text:p>14.50174</text:p>
          </table:table-cell>
          <table:table-cell office:value-type="float" office:value="14.5119" calcext:value-type="float">
            <text:p>14.5119</text:p>
          </table:table-cell>
          <table:table-cell office:value-type="float" office:value="13.8952" calcext:value-type="float">
            <text:p>13.8952</text:p>
          </table:table-cell>
          <table:table-cell office:value-type="float" office:value="12.96631" calcext:value-type="float">
            <text:p>12.96631</text:p>
          </table:table-cell>
          <table:table-cell office:value-type="float" office:value="12.3017" calcext:value-type="float">
            <text:p>12.3017</text:p>
          </table:table-cell>
          <table:table-cell office:value-type="float" office:value="11.14297" calcext:value-type="float">
            <text:p>11.14297</text:p>
          </table:table-cell>
          <table:table-cell office:value-type="float" office:value="10.89417" calcext:value-type="float">
            <text:p>10.89417</text:p>
          </table:table-cell>
          <table:table-cell office:value-type="float" office:value="9.547791" calcext:value-type="float">
            <text:p>9.547791</text:p>
          </table:table-cell>
          <table:table-cell office:value-type="float" office:value="9.493103" calcext:value-type="float">
            <text:p>9.493103</text:p>
          </table:table-cell>
          <table:table-cell office:value-type="float" office:value="8.323975" calcext:value-type="float">
            <text:p>8.323975</text:p>
          </table:table-cell>
          <table:table-cell office:value-type="float" office:value="8.226685" calcext:value-type="float">
            <text:p>8.226685</text:p>
          </table:table-cell>
          <table:table-cell office:value-type="float" office:value="7.337219" calcext:value-type="float">
            <text:p>7.337219</text:p>
          </table:table-cell>
          <table:table-cell office:value-type="float" office:value="7.201324" calcext:value-type="float">
            <text:p>7.201324</text:p>
          </table:table-cell>
          <table:table-cell office:value-type="float" office:value="6.711334" calcext:value-type="float">
            <text:p>6.711334</text:p>
          </table:table-cell>
          <table:table-cell office:value-type="float" office:value="6.58316" calcext:value-type="float">
            <text:p>6.58316</text:p>
          </table:table-cell>
          <table:table-cell office:value-type="float" office:value="6.581146" calcext:value-type="float">
            <text:p>6.581146</text:p>
          </table:table-cell>
          <table:table-cell office:value-type="float" office:value="6.472687" calcext:value-type="float">
            <text:p>6.472687</text:p>
          </table:table-cell>
          <table:table-cell office:value-type="float" office:value="40.45718" calcext:value-type="float">
            <text:p>40.45718</text:p>
          </table:table-cell>
          <table:table-cell office:value-type="float" office:value="6.775726" calcext:value-type="float">
            <text:p>6.775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4.71024" calcext:value-type="float">
            <text:p>4.71024</text:p>
          </table:table-cell>
          <table:table-cell office:value-type="float" office:value="11.37" calcext:value-type="float">
            <text:p>11.37</text:p>
          </table:table-cell>
          <table:table-cell office:value-type="float" office:value="9.2" calcext:value-type="float">
            <text:p>9.2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1.02174" calcext:value-type="float">
            <text:p>1.02174</text:p>
          </table:table-cell>
          <table:table-cell office:value-type="float" office:value="437.22" calcext:value-type="float">
            <text:p>437.22</text:p>
          </table:table-cell>
          <table:table-cell office:value-type="float" office:value="0.4" calcext:value-type="float">
            <text:p>0.4</text:p>
          </table:table-cell>
          <table:table-cell office:value-type="float" office:value="15.96945" calcext:value-type="float">
            <text:p>15.96945</text:p>
          </table:table-cell>
          <table:table-cell office:value-type="float" office:value="7.645599" calcext:value-type="float">
            <text:p>7.645599</text:p>
          </table:table-cell>
          <table:table-cell office:value-type="float" office:value="14.03345" calcext:value-type="float">
            <text:p>14.03345</text:p>
          </table:table-cell>
          <table:table-cell office:value-type="float" office:value="9.156097" calcext:value-type="float">
            <text:p>9.156097</text:p>
          </table:table-cell>
          <table:table-cell office:value-type="float" office:value="13.47305" calcext:value-type="float">
            <text:p>13.47305</text:p>
          </table:table-cell>
          <table:table-cell office:value-type="float" office:value="10.56326" calcext:value-type="float">
            <text:p>10.56326</text:p>
          </table:table-cell>
          <table:table-cell office:value-type="float" office:value="14.20209" calcext:value-type="float">
            <text:p>14.20209</text:p>
          </table:table-cell>
          <table:table-cell office:value-type="float" office:value="11.66092" calcext:value-type="float">
            <text:p>11.66092</text:p>
          </table:table-cell>
          <table:table-cell office:value-type="float" office:value="14.64529" calcext:value-type="float">
            <text:p>14.64529</text:p>
          </table:table-cell>
          <table:table-cell office:value-type="float" office:value="12.19775" calcext:value-type="float">
            <text:p>12.19775</text:p>
          </table:table-cell>
          <table:table-cell office:value-type="float" office:value="14.86398" calcext:value-type="float">
            <text:p>14.86398</text:p>
          </table:table-cell>
          <table:table-cell office:value-type="float" office:value="12.68118" calcext:value-type="float">
            <text:p>12.68118</text:p>
          </table:table-cell>
          <table:table-cell office:value-type="float" office:value="14.29327" calcext:value-type="float">
            <text:p>14.29327</text:p>
          </table:table-cell>
          <table:table-cell office:value-type="float" office:value="12.75162" calcext:value-type="float">
            <text:p>12.75162</text:p>
          </table:table-cell>
          <table:table-cell office:value-type="float" office:value="12.99643" calcext:value-type="float">
            <text:p>12.99643</text:p>
          </table:table-cell>
          <table:table-cell office:value-type="float" office:value="12.55167" calcext:value-type="float">
            <text:p>12.55167</text:p>
          </table:table-cell>
          <table:table-cell office:value-type="float" office:value="11.28903" calcext:value-type="float">
            <text:p>11.28903</text:p>
          </table:table-cell>
          <table:table-cell office:value-type="float" office:value="11.14584" calcext:value-type="float">
            <text:p>11.14584</text:p>
          </table:table-cell>
          <table:table-cell office:value-type="float" office:value="9.650208" calcext:value-type="float">
            <text:p>9.650208</text:p>
          </table:table-cell>
          <table:table-cell office:value-type="float" office:value="9.548706" calcext:value-type="float">
            <text:p>9.548706</text:p>
          </table:table-cell>
          <table:table-cell office:value-type="float" office:value="8.428864" calcext:value-type="float">
            <text:p>8.428864</text:p>
          </table:table-cell>
          <table:table-cell office:value-type="float" office:value="8.325012" calcext:value-type="float">
            <text:p>8.325012</text:p>
          </table:table-cell>
          <table:table-cell office:value-type="float" office:value="7.464661" calcext:value-type="float">
            <text:p>7.464661</text:p>
          </table:table-cell>
          <table:table-cell office:value-type="float" office:value="7.338562" calcext:value-type="float">
            <text:p>7.338562</text:p>
          </table:table-cell>
          <table:table-cell office:value-type="float" office:value="6.836792" calcext:value-type="float">
            <text:p>6.836792</text:p>
          </table:table-cell>
          <table:table-cell office:value-type="float" office:value="6.712646" calcext:value-type="float">
            <text:p>6.712646</text:p>
          </table:table-cell>
          <table:table-cell office:value-type="float" office:value="6.694733" calcext:value-type="float">
            <text:p>6.694733</text:p>
          </table:table-cell>
          <table:table-cell office:value-type="float" office:value="6.582336" calcext:value-type="float">
            <text:p>6.582336</text:p>
          </table:table-cell>
          <table:table-cell office:value-type="float" office:value="18.08685" calcext:value-type="float">
            <text:p>18.08685</text:p>
          </table:table-cell>
          <table:table-cell office:value-type="float" office:value="6.464355" calcext:value-type="float">
            <text:p>6.464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25.99272" calcext:value-type="float">
            <text:p>25.99272</text:p>
          </table:table-cell>
          <table:table-cell office:value-type="float" office:value="20.91" calcext:value-type="float">
            <text:p>20.91</text:p>
          </table:table-cell>
          <table:table-cell office:value-type="float" office:value="7.71" calcext:value-type="float">
            <text:p>7.71</text:p>
          </table:table-cell>
          <table:table-cell office:value-type="float" office:value="1.046863" calcext:value-type="float">
            <text:p>1.046863</text:p>
          </table:table-cell>
          <table:table-cell office:value-type="float" office:value="0.7908655" calcext:value-type="float">
            <text:p>0.7908655</text:p>
          </table:table-cell>
          <table:table-cell office:value-type="float" office:value="355.536" calcext:value-type="float">
            <text:p>355.536</text:p>
          </table:table-cell>
          <table:table-cell office:value-type="float" office:value="0.2" calcext:value-type="float">
            <text:p>0.2</text:p>
          </table:table-cell>
          <table:table-cell office:value-type="float" office:value="31.93008" calcext:value-type="float">
            <text:p>31.93008</text:p>
          </table:table-cell>
          <table:table-cell office:value-type="float" office:value="6.851959" calcext:value-type="float">
            <text:p>6.851959</text:p>
          </table:table-cell>
          <table:table-cell office:value-type="float" office:value="24.8949" calcext:value-type="float">
            <text:p>24.8949</text:p>
          </table:table-cell>
          <table:table-cell office:value-type="float" office:value="8.211853" calcext:value-type="float">
            <text:p>8.211853</text:p>
          </table:table-cell>
          <table:table-cell office:value-type="float" office:value="20.7717" calcext:value-type="float">
            <text:p>20.7717</text:p>
          </table:table-cell>
          <table:table-cell office:value-type="float" office:value="9.400787" calcext:value-type="float">
            <text:p>9.400787</text:p>
          </table:table-cell>
          <table:table-cell office:value-type="float" office:value="17.85168" calcext:value-type="float">
            <text:p>17.85168</text:p>
          </table:table-cell>
          <table:table-cell office:value-type="float" office:value="10.45642" calcext:value-type="float">
            <text:p>10.45642</text:p>
          </table:table-cell>
          <table:table-cell office:value-type="float" office:value="16.18539" calcext:value-type="float">
            <text:p>16.18539</text:p>
          </table:table-cell>
          <table:table-cell office:value-type="float" office:value="11.08032" calcext:value-type="float">
            <text:p>11.08032</text:p>
          </table:table-cell>
          <table:table-cell office:value-type="float" office:value="14.68741" calcext:value-type="float">
            <text:p>14.68741</text:p>
          </table:table-cell>
          <table:table-cell office:value-type="float" office:value="11.6886" calcext:value-type="float">
            <text:p>11.6886</text:p>
          </table:table-cell>
          <table:table-cell office:value-type="float" office:value="13.68518" calcext:value-type="float">
            <text:p>13.68518</text:p>
          </table:table-cell>
          <table:table-cell office:value-type="float" office:value="11.97302" calcext:value-type="float">
            <text:p>11.97302</text:p>
          </table:table-cell>
          <table:table-cell office:value-type="float" office:value="12.54581" calcext:value-type="float">
            <text:p>12.54581</text:p>
          </table:table-cell>
          <table:table-cell office:value-type="float" office:value="12.0961" calcext:value-type="float">
            <text:p>12.0961</text:p>
          </table:table-cell>
          <table:table-cell office:value-type="float" office:value="11.28903" calcext:value-type="float">
            <text:p>11.28903</text:p>
          </table:table-cell>
          <table:table-cell office:value-type="float" office:value="11.20306" calcext:value-type="float">
            <text:p>11.20306</text:p>
          </table:table-cell>
          <table:table-cell office:value-type="float" office:value="9.730835" calcext:value-type="float">
            <text:p>9.730835</text:p>
          </table:table-cell>
          <table:table-cell office:value-type="float" office:value="9.651245" calcext:value-type="float">
            <text:p>9.651245</text:p>
          </table:table-cell>
          <table:table-cell office:value-type="float" office:value="8.536499" calcext:value-type="float">
            <text:p>8.536499</text:p>
          </table:table-cell>
          <table:table-cell office:value-type="float" office:value="8.429993" calcext:value-type="float">
            <text:p>8.429993</text:p>
          </table:table-cell>
          <table:table-cell office:value-type="float" office:value="7.586426" calcext:value-type="float">
            <text:p>7.586426</text:p>
          </table:table-cell>
          <table:table-cell office:value-type="float" office:value="7.465973" calcext:value-type="float">
            <text:p>7.465973</text:p>
          </table:table-cell>
          <table:table-cell office:value-type="float" office:value="6.95993" calcext:value-type="float">
            <text:p>6.95993</text:p>
          </table:table-cell>
          <table:table-cell office:value-type="float" office:value="6.838104" calcext:value-type="float">
            <text:p>6.838104</text:p>
          </table:table-cell>
          <table:table-cell office:value-type="float" office:value="6.808411" calcext:value-type="float">
            <text:p>6.808411</text:p>
          </table:table-cell>
          <table:table-cell office:value-type="float" office:value="6.695892" calcext:value-type="float">
            <text:p>6.695892</text:p>
          </table:table-cell>
          <table:table-cell office:value-type="float" office:value="35.04568" calcext:value-type="float">
            <text:p>35.04568</text:p>
          </table:table-cell>
          <table:table-cell office:value-type="float" office:value="5.175903" calcext:value-type="float">
            <text:p>5.1759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5.962" calcext:value-type="float">
            <text:p>25.962</text:p>
          </table:table-cell>
          <table:table-cell office:value-type="float" office:value="22.63" calcext:value-type="float">
            <text:p>22.63</text:p>
          </table:table-cell>
          <table:table-cell office:value-type="float" office:value="3.81" calcext:value-type="float">
            <text:p>3.81</text:p>
          </table:table-cell>
          <table:table-cell office:value-type="float" office:value="1.124686" calcext:value-type="float">
            <text:p>1.124686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375.768" calcext:value-type="float">
            <text:p>375.768</text:p>
          </table:table-cell>
          <table:table-cell office:value-type="float" office:value="0" calcext:value-type="float">
            <text:p>0</text:p>
          </table:table-cell>
          <table:table-cell office:value-type="float" office:value="47.65964" calcext:value-type="float">
            <text:p>47.65964</text:p>
          </table:table-cell>
          <table:table-cell office:value-type="float" office:value="4.722443" calcext:value-type="float">
            <text:p>4.722443</text:p>
          </table:table-cell>
          <table:table-cell office:value-type="float" office:value="32.9631" calcext:value-type="float">
            <text:p>32.9631</text:p>
          </table:table-cell>
          <table:table-cell office:value-type="float" office:value="8.788055" calcext:value-type="float">
            <text:p>8.788055</text:p>
          </table:table-cell>
          <table:table-cell office:value-type="float" office:value="26.90326" calcext:value-type="float">
            <text:p>26.90326</text:p>
          </table:table-cell>
          <table:table-cell office:value-type="float" office:value="10.79861" calcext:value-type="float">
            <text:p>10.79861</text:p>
          </table:table-cell>
          <table:table-cell office:value-type="float" office:value="22.32605" calcext:value-type="float">
            <text:p>22.32605</text:p>
          </table:table-cell>
          <table:table-cell office:value-type="float" office:value="12.15939" calcext:value-type="float">
            <text:p>12.15939</text:p>
          </table:table-cell>
          <table:table-cell office:value-type="float" office:value="19.64664" calcext:value-type="float">
            <text:p>19.64664</text:p>
          </table:table-cell>
          <table:table-cell office:value-type="float" office:value="12.74643" calcext:value-type="float">
            <text:p>12.74643</text:p>
          </table:table-cell>
          <table:table-cell office:value-type="float" office:value="17.18585" calcext:value-type="float">
            <text:p>17.18585</text:p>
          </table:table-cell>
          <table:table-cell office:value-type="float" office:value="13.14395" calcext:value-type="float">
            <text:p>13.14395</text:p>
          </table:table-cell>
          <table:table-cell office:value-type="float" office:value="15.41013" calcext:value-type="float">
            <text:p>15.41013</text:p>
          </table:table-cell>
          <table:table-cell office:value-type="float" office:value="12.98199" calcext:value-type="float">
            <text:p>12.98199</text:p>
          </table:table-cell>
          <table:table-cell office:value-type="float" office:value="12.93622" calcext:value-type="float">
            <text:p>12.93622</text:p>
          </table:table-cell>
          <table:table-cell office:value-type="float" office:value="12.30585" calcext:value-type="float">
            <text:p>12.30585</text:p>
          </table:table-cell>
          <table:table-cell office:value-type="float" office:value="11.2778" calcext:value-type="float">
            <text:p>11.2778</text:p>
          </table:table-cell>
          <table:table-cell office:value-type="float" office:value="11.20264" calcext:value-type="float">
            <text:p>11.20264</text:p>
          </table:table-cell>
          <table:table-cell office:value-type="float" office:value="9.795593" calcext:value-type="float">
            <text:p>9.795593</text:p>
          </table:table-cell>
          <table:table-cell office:value-type="float" office:value="9.731445" calcext:value-type="float">
            <text:p>9.731445</text:p>
          </table:table-cell>
          <table:table-cell office:value-type="float" office:value="8.635651" calcext:value-type="float">
            <text:p>8.635651</text:p>
          </table:table-cell>
          <table:table-cell office:value-type="float" office:value="8.537598" calcext:value-type="float">
            <text:p>8.537598</text:p>
          </table:table-cell>
          <table:table-cell office:value-type="float" office:value="7.703918" calcext:value-type="float">
            <text:p>7.703918</text:p>
          </table:table-cell>
          <table:table-cell office:value-type="float" office:value="7.587708" calcext:value-type="float">
            <text:p>7.587708</text:p>
          </table:table-cell>
          <table:table-cell office:value-type="float" office:value="7.080414" calcext:value-type="float">
            <text:p>7.080414</text:p>
          </table:table-cell>
          <table:table-cell office:value-type="float" office:value="6.961182" calcext:value-type="float">
            <text:p>6.961182</text:p>
          </table:table-cell>
          <table:table-cell office:value-type="float" office:value="6.921936" calcext:value-type="float">
            <text:p>6.921936</text:p>
          </table:table-cell>
          <table:table-cell office:value-type="float" office:value="6.809601" calcext:value-type="float">
            <text:p>6.809601</text:p>
          </table:table-cell>
          <table:table-cell office:value-type="float" office:value="56.24542" calcext:value-type="float">
            <text:p>56.24542</text:p>
          </table:table-cell>
          <table:table-cell office:value-type="float" office:value="1.228851" calcext:value-type="float">
            <text:p>1.228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18.27624" calcext:value-type="float">
            <text:p>18.27624</text:p>
          </table:table-cell>
          <table:table-cell office:value-type="float" office:value="24.55" calcext:value-type="float">
            <text:p>24.55</text:p>
          </table:table-cell>
          <table:table-cell office:value-type="float" office:value="9.77" calcext:value-type="float">
            <text:p>9.77</text:p>
          </table:table-cell>
          <table:table-cell office:value-type="float" office:value="1.250207" calcext:value-type="float">
            <text:p>1.250207</text:p>
          </table:table-cell>
          <table:table-cell office:value-type="float" office:value="0.9339786" calcext:value-type="float">
            <text:p>0.9339786</text:p>
          </table:table-cell>
          <table:table-cell office:value-type="float" office:value="192.528" calcext:value-type="float">
            <text:p>192.528</text:p>
          </table:table-cell>
          <table:table-cell office:value-type="float" office:value="0.7" calcext:value-type="float">
            <text:p>0.7</text:p>
          </table:table-cell>
          <table:table-cell office:value-type="float" office:value="44.10052" calcext:value-type="float">
            <text:p>44.10052</text:p>
          </table:table-cell>
          <table:table-cell office:value-type="float" office:value="10.57724" calcext:value-type="float">
            <text:p>10.57724</text:p>
          </table:table-cell>
          <table:table-cell office:value-type="float" office:value="29.89346" calcext:value-type="float">
            <text:p>29.89346</text:p>
          </table:table-cell>
          <table:table-cell office:value-type="float" office:value="13.57458" calcext:value-type="float">
            <text:p>13.57458</text:p>
          </table:table-cell>
          <table:table-cell office:value-type="float" office:value="25.00406" calcext:value-type="float">
            <text:p>25.00406</text:p>
          </table:table-cell>
          <table:table-cell office:value-type="float" office:value="14.92935" calcext:value-type="float">
            <text:p>14.92935</text:p>
          </table:table-cell>
          <table:table-cell office:value-type="float" office:value="21.84366" calcext:value-type="float">
            <text:p>21.84366</text:p>
          </table:table-cell>
          <table:table-cell office:value-type="float" office:value="15.6123" calcext:value-type="float">
            <text:p>15.6123</text:p>
          </table:table-cell>
          <table:table-cell office:value-type="float" office:value="19.87314" calcext:value-type="float">
            <text:p>19.87314</text:p>
          </table:table-cell>
          <table:table-cell office:value-type="float" office:value="15.73236" calcext:value-type="float">
            <text:p>15.73236</text:p>
          </table:table-cell>
          <table:table-cell office:value-type="float" office:value="17.88528" calcext:value-type="float">
            <text:p>17.88528</text:p>
          </table:table-cell>
          <table:table-cell office:value-type="float" office:value="15.57788" calcext:value-type="float">
            <text:p>15.57788</text:p>
          </table:table-cell>
          <table:table-cell office:value-type="float" office:value="16.28198" calcext:value-type="float">
            <text:p>16.28198</text:p>
          </table:table-cell>
          <table:table-cell office:value-type="float" office:value="14.85101" calcext:value-type="float">
            <text:p>14.85101</text:p>
          </table:table-cell>
          <table:table-cell office:value-type="float" office:value="13.91132" calcext:value-type="float">
            <text:p>13.91132</text:p>
          </table:table-cell>
          <table:table-cell office:value-type="float" office:value="12.95477" calcext:value-type="float">
            <text:p>12.95477</text:p>
          </table:table-cell>
          <table:table-cell office:value-type="float" office:value="11.63416" calcext:value-type="float">
            <text:p>11.63416</text:p>
          </table:table-cell>
          <table:table-cell office:value-type="float" office:value="11.28033" calcext:value-type="float">
            <text:p>11.28033</text:p>
          </table:table-cell>
          <table:table-cell office:value-type="float" office:value="9.905151" calcext:value-type="float">
            <text:p>9.905151</text:p>
          </table:table-cell>
          <table:table-cell office:value-type="float" office:value="9.796387" calcext:value-type="float">
            <text:p>9.796387</text:p>
          </table:table-cell>
          <table:table-cell office:value-type="float" office:value="8.735565" calcext:value-type="float">
            <text:p>8.735565</text:p>
          </table:table-cell>
          <table:table-cell office:value-type="float" office:value="8.636658" calcext:value-type="float">
            <text:p>8.636658</text:p>
          </table:table-cell>
          <table:table-cell office:value-type="float" office:value="7.817078" calcext:value-type="float">
            <text:p>7.817078</text:p>
          </table:table-cell>
          <table:table-cell office:value-type="float" office:value="7.705139" calcext:value-type="float">
            <text:p>7.705139</text:p>
          </table:table-cell>
          <table:table-cell office:value-type="float" office:value="7.19754" calcext:value-type="float">
            <text:p>7.19754</text:p>
          </table:table-cell>
          <table:table-cell office:value-type="float" office:value="7.081696" calcext:value-type="float">
            <text:p>7.081696</text:p>
          </table:table-cell>
          <table:table-cell office:value-type="float" office:value="7.033203" calcext:value-type="float">
            <text:p>7.033203</text:p>
          </table:table-cell>
          <table:table-cell office:value-type="float" office:value="6.923126" calcext:value-type="float">
            <text:p>6.923126</text:p>
          </table:table-cell>
          <table:table-cell office:value-type="float" office:value="48.6637" calcext:value-type="float">
            <text:p>48.6637</text:p>
          </table:table-cell>
          <table:table-cell office:value-type="float" office:value="7.463562" calcext:value-type="float">
            <text:p>7.4635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25.56036" calcext:value-type="float">
            <text:p>25.56036</text:p>
          </table:table-cell>
          <table:table-cell office:value-type="float" office:value="21.52" calcext:value-type="float">
            <text:p>21.52</text:p>
          </table:table-cell>
          <table:table-cell office:value-type="float" office:value="11.14" calcext:value-type="float">
            <text:p>11.14</text:p>
          </table:table-cell>
          <table:table-cell office:value-type="float" office:value="1.24161" calcext:value-type="float">
            <text:p>1.24161</text:p>
          </table:table-cell>
          <table:table-cell office:value-type="float" office:value="0.9351631" calcext:value-type="float">
            <text:p>0.9351631</text:p>
          </table:table-cell>
          <table:table-cell office:value-type="float" office:value="299.52" calcext:value-type="float">
            <text:p>299.52</text:p>
          </table:table-cell>
          <table:table-cell office:value-type="float" office:value="6.9" calcext:value-type="float">
            <text:p>6.9</text:p>
          </table:table-cell>
          <table:table-cell office:value-type="float" office:value="33.17834" calcext:value-type="float">
            <text:p>33.17834</text:p>
          </table:table-cell>
          <table:table-cell office:value-type="float" office:value="10.78503" calcext:value-type="float">
            <text:p>10.78503</text:p>
          </table:table-cell>
          <table:table-cell office:value-type="float" office:value="27.30145" calcext:value-type="float">
            <text:p>27.30145</text:p>
          </table:table-cell>
          <table:table-cell office:value-type="float" office:value="12.77512" calcext:value-type="float">
            <text:p>12.77512</text:p>
          </table:table-cell>
          <table:table-cell office:value-type="float" office:value="23.66107" calcext:value-type="float">
            <text:p>23.66107</text:p>
          </table:table-cell>
          <table:table-cell office:value-type="float" office:value="14.44269" calcext:value-type="float">
            <text:p>14.44269</text:p>
          </table:table-cell>
          <table:table-cell office:value-type="float" office:value="20.94879" calcext:value-type="float">
            <text:p>20.94879</text:p>
          </table:table-cell>
          <table:table-cell office:value-type="float" office:value="15.56772" calcext:value-type="float">
            <text:p>15.56772</text:p>
          </table:table-cell>
          <table:table-cell office:value-type="float" office:value="19.30984" calcext:value-type="float">
            <text:p>19.30984</text:p>
          </table:table-cell>
          <table:table-cell office:value-type="float" office:value="15.93875" calcext:value-type="float">
            <text:p>15.93875</text:p>
          </table:table-cell>
          <table:table-cell office:value-type="float" office:value="17.78671" calcext:value-type="float">
            <text:p>17.78671</text:p>
          </table:table-cell>
          <table:table-cell office:value-type="float" office:value="15.99301" calcext:value-type="float">
            <text:p>15.99301</text:p>
          </table:table-cell>
          <table:table-cell office:value-type="float" office:value="16.32648" calcext:value-type="float">
            <text:p>16.32648</text:p>
          </table:table-cell>
          <table:table-cell office:value-type="float" office:value="15.40286" calcext:value-type="float">
            <text:p>15.40286</text:p>
          </table:table-cell>
          <table:table-cell office:value-type="float" office:value="14.41367" calcext:value-type="float">
            <text:p>14.41367</text:p>
          </table:table-cell>
          <table:table-cell office:value-type="float" office:value="13.92459" calcext:value-type="float">
            <text:p>13.92459</text:p>
          </table:table-cell>
          <table:table-cell office:value-type="float" office:value="12.05179" calcext:value-type="float">
            <text:p>12.05179</text:p>
          </table:table-cell>
          <table:table-cell office:value-type="float" office:value="11.6387" calcext:value-type="float">
            <text:p>11.6387</text:p>
          </table:table-cell>
          <table:table-cell office:value-type="float" office:value="10.07999" calcext:value-type="float">
            <text:p>10.07999</text:p>
          </table:table-cell>
          <table:table-cell office:value-type="float" office:value="9.906647" calcext:value-type="float">
            <text:p>9.906647</text:p>
          </table:table-cell>
          <table:table-cell office:value-type="float" office:value="8.853333" calcext:value-type="float">
            <text:p>8.853333</text:p>
          </table:table-cell>
          <table:table-cell office:value-type="float" office:value="8.736664" calcext:value-type="float">
            <text:p>8.736664</text:p>
          </table:table-cell>
          <table:table-cell office:value-type="float" office:value="7.930145" calcext:value-type="float">
            <text:p>7.930145</text:p>
          </table:table-cell>
          <table:table-cell office:value-type="float" office:value="7.818268" calcext:value-type="float">
            <text:p>7.818268</text:p>
          </table:table-cell>
          <table:table-cell office:value-type="float" office:value="7.312439" calcext:value-type="float">
            <text:p>7.312439</text:p>
          </table:table-cell>
          <table:table-cell office:value-type="float" office:value="7.19873" calcext:value-type="float">
            <text:p>7.19873</text:p>
          </table:table-cell>
          <table:table-cell office:value-type="float" office:value="7.14328" calcext:value-type="float">
            <text:p>7.14328</text:p>
          </table:table-cell>
          <table:table-cell office:value-type="float" office:value="7.034363" calcext:value-type="float">
            <text:p>7.034363</text:p>
          </table:table-cell>
          <table:table-cell office:value-type="float" office:value="35.76819" calcext:value-type="float">
            <text:p>35.76819</text:p>
          </table:table-cell>
          <table:table-cell office:value-type="float" office:value="9.006744" calcext:value-type="float">
            <text:p>9.006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13.5396" calcext:value-type="float">
            <text:p>13.5396</text:p>
          </table:table-cell>
          <table:table-cell office:value-type="float" office:value="16.24" calcext:value-type="float">
            <text:p>16.24</text:p>
          </table:table-cell>
          <table:table-cell office:value-type="float" office:value="8.09" calcext:value-type="float">
            <text:p>8.09</text:p>
          </table:table-cell>
          <table:table-cell office:value-type="float" office:value="1.307021" calcext:value-type="float">
            <text:p>1.307021</text:p>
          </table:table-cell>
          <table:table-cell office:value-type="float" office:value="0.9284195" calcext:value-type="float">
            <text:p>0.9284195</text:p>
          </table:table-cell>
          <table:table-cell office:value-type="float" office:value="504.72" calcext:value-type="float">
            <text:p>504.72</text:p>
          </table:table-cell>
          <table:table-cell office:value-type="float" office:value="25.1" calcext:value-type="float">
            <text:p>25.1</text:p>
          </table:table-cell>
          <table:table-cell office:value-type="float" office:value="28.90604" calcext:value-type="float">
            <text:p>28.90604</text:p>
          </table:table-cell>
          <table:table-cell office:value-type="float" office:value="9.582825" calcext:value-type="float">
            <text:p>9.582825</text:p>
          </table:table-cell>
          <table:table-cell office:value-type="float" office:value="21.4946" calcext:value-type="float">
            <text:p>21.4946</text:p>
          </table:table-cell>
          <table:table-cell office:value-type="float" office:value="11.03137" calcext:value-type="float">
            <text:p>11.03137</text:p>
          </table:table-cell>
          <table:table-cell office:value-type="float" office:value="19.08755" calcext:value-type="float">
            <text:p>19.08755</text:p>
          </table:table-cell>
          <table:table-cell office:value-type="float" office:value="12.39429" calcext:value-type="float">
            <text:p>12.39429</text:p>
          </table:table-cell>
          <table:table-cell office:value-type="float" office:value="17.66855" calcext:value-type="float">
            <text:p>17.66855</text:p>
          </table:table-cell>
          <table:table-cell office:value-type="float" office:value="13.69998" calcext:value-type="float">
            <text:p>13.69998</text:p>
          </table:table-cell>
          <table:table-cell office:value-type="float" office:value="17.63345" calcext:value-type="float">
            <text:p>17.63345</text:p>
          </table:table-cell>
          <table:table-cell office:value-type="float" office:value="14.45068" calcext:value-type="float">
            <text:p>14.45068</text:p>
          </table:table-cell>
          <table:table-cell office:value-type="float" office:value="17.34784" calcext:value-type="float">
            <text:p>17.34784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16.30994" calcext:value-type="float">
            <text:p>16.30994</text:p>
          </table:table-cell>
          <table:table-cell office:value-type="float" office:value="14.91003" calcext:value-type="float">
            <text:p>14.91003</text:p>
          </table:table-cell>
          <table:table-cell office:value-type="float" office:value="14.51193" calcext:value-type="float">
            <text:p>14.51193</text:p>
          </table:table-cell>
          <table:table-cell office:value-type="float" office:value="14.2674" calcext:value-type="float">
            <text:p>14.2674</text:p>
          </table:table-cell>
          <table:table-cell office:value-type="float" office:value="12.3353" calcext:value-type="float">
            <text:p>12.3353</text:p>
          </table:table-cell>
          <table:table-cell office:value-type="float" office:value="12.05585" calcext:value-type="float">
            <text:p>12.05585</text:p>
          </table:table-cell>
          <table:table-cell office:value-type="float" office:value="10.28476" calcext:value-type="float">
            <text:p>10.28476</text:p>
          </table:table-cell>
          <table:table-cell office:value-type="float" office:value="10.08206" calcext:value-type="float">
            <text:p>10.08206</text:p>
          </table:table-cell>
          <table:table-cell office:value-type="float" office:value="8.993256" calcext:value-type="float">
            <text:p>8.993256</text:p>
          </table:table-cell>
          <table:table-cell office:value-type="float" office:value="8.854706" calcext:value-type="float">
            <text:p>8.854706</text:p>
          </table:table-cell>
          <table:table-cell office:value-type="float" office:value="8.047729" calcext:value-type="float">
            <text:p>8.047729</text:p>
          </table:table-cell>
          <table:table-cell office:value-type="float" office:value="7.931366" calcext:value-type="float">
            <text:p>7.931366</text:p>
          </table:table-cell>
          <table:table-cell office:value-type="float" office:value="7.426453" calcext:value-type="float">
            <text:p>7.426453</text:p>
          </table:table-cell>
          <table:table-cell office:value-type="float" office:value="7.31366" calcext:value-type="float">
            <text:p>7.31366</text:p>
          </table:table-cell>
          <table:table-cell office:value-type="float" office:value="7.252258" calcext:value-type="float">
            <text:p>7.252258</text:p>
          </table:table-cell>
          <table:table-cell office:value-type="float" office:value="7.144409" calcext:value-type="float">
            <text:p>7.144409</text:p>
          </table:table-cell>
          <table:table-cell office:value-type="float" office:value="33.25726" calcext:value-type="float">
            <text:p>33.25726</text:p>
          </table:table-cell>
          <table:table-cell office:value-type="float" office:value="8.190491" calcext:value-type="float">
            <text:p>8.190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6.10128" calcext:value-type="float">
            <text:p>6.10128</text:p>
          </table:table-cell>
          <table:table-cell office:value-type="float" office:value="14.05" calcext:value-type="float">
            <text:p>14.05</text:p>
          </table:table-cell>
          <table:table-cell office:value-type="float" office:value="10.69" calcext:value-type="float">
            <text:p>10.69</text:p>
          </table:table-cell>
          <table:table-cell office:value-type="float" office:value="1.354903" calcext:value-type="float">
            <text:p>1.354903</text:p>
          </table:table-cell>
          <table:table-cell office:value-type="float" office:value="1.128806" calcext:value-type="float">
            <text:p>1.128806</text:p>
          </table:table-cell>
          <table:table-cell office:value-type="float" office:value="420.948" calcext:value-type="float">
            <text:p>420.948</text:p>
          </table:table-cell>
          <table:table-cell office:value-type="float" office:value="2.8" calcext:value-type="float">
            <text:p>2.8</text:p>
          </table:table-cell>
          <table:table-cell office:value-type="float" office:value="19.80771" calcext:value-type="float">
            <text:p>19.80771</text:p>
          </table:table-cell>
          <table:table-cell office:value-type="float" office:value="9.465057" calcext:value-type="float">
            <text:p>9.465057</text:p>
          </table:table-cell>
          <table:table-cell office:value-type="float" office:value="17.29102" calcext:value-type="float">
            <text:p>17.29102</text:p>
          </table:table-cell>
          <table:table-cell office:value-type="float" office:value="11.07687" calcext:value-type="float">
            <text:p>11.07687</text:p>
          </table:table-cell>
          <table:table-cell office:value-type="float" office:value="15.83334" calcext:value-type="float">
            <text:p>15.83334</text:p>
          </table:table-cell>
          <table:table-cell office:value-type="float" office:value="12.4437" calcext:value-type="float">
            <text:p>12.4437</text:p>
          </table:table-cell>
          <table:table-cell office:value-type="float" office:value="15.24994" calcext:value-type="float">
            <text:p>15.24994</text:p>
          </table:table-cell>
          <table:table-cell office:value-type="float" office:value="13.42902" calcext:value-type="float">
            <text:p>13.42902</text:p>
          </table:table-cell>
          <table:table-cell office:value-type="float" office:value="15.56848" calcext:value-type="float">
            <text:p>15.56848</text:p>
          </table:table-cell>
          <table:table-cell office:value-type="float" office:value="13.87976" calcext:value-type="float">
            <text:p>13.87976</text:p>
          </table:table-cell>
          <table:table-cell office:value-type="float" office:value="15.71185" calcext:value-type="float">
            <text:p>15.71185</text:p>
          </table:table-cell>
          <table:table-cell office:value-type="float" office:value="14.27066" calcext:value-type="float">
            <text:p>14.27066</text:p>
          </table:table-cell>
          <table:table-cell office:value-type="float" office:value="15.26669" calcext:value-type="float">
            <text:p>15.26669</text:p>
          </table:table-cell>
          <table:table-cell office:value-type="float" office:value="14.2305" calcext:value-type="float">
            <text:p>14.2305</text:p>
          </table:table-cell>
          <table:table-cell office:value-type="float" office:value="14.26694" calcext:value-type="float">
            <text:p>14.26694</text:p>
          </table:table-cell>
          <table:table-cell office:value-type="float" office:value="13.83868" calcext:value-type="float">
            <text:p>13.83868</text:p>
          </table:table-cell>
          <table:table-cell office:value-type="float" office:value="12.40356" calcext:value-type="float">
            <text:p>12.40356</text:p>
          </table:table-cell>
          <table:table-cell office:value-type="float" office:value="12.33698" calcext:value-type="float">
            <text:p>12.33698</text:p>
          </table:table-cell>
          <table:table-cell office:value-type="float" office:value="10.46609" calcext:value-type="float">
            <text:p>10.46609</text:p>
          </table:table-cell>
          <table:table-cell office:value-type="float" office:value="10.28683" calcext:value-type="float">
            <text:p>10.28683</text:p>
          </table:table-cell>
          <table:table-cell office:value-type="float" office:value="9.143463" calcext:value-type="float">
            <text:p>9.143463</text:p>
          </table:table-cell>
          <table:table-cell office:value-type="float" office:value="8.994812" calcext:value-type="float">
            <text:p>8.994812</text:p>
          </table:table-cell>
          <table:table-cell office:value-type="float" office:value="8.170624" calcext:value-type="float">
            <text:p>8.170624</text:p>
          </table:table-cell>
          <table:table-cell office:value-type="float" office:value="8.04895" calcext:value-type="float">
            <text:p>8.04895</text:p>
          </table:table-cell>
          <table:table-cell office:value-type="float" office:value="7.540344" calcext:value-type="float">
            <text:p>7.540344</text:p>
          </table:table-cell>
          <table:table-cell office:value-type="float" office:value="7.427643" calcext:value-type="float">
            <text:p>7.427643</text:p>
          </table:table-cell>
          <table:table-cell office:value-type="float" office:value="7.359863" calcext:value-type="float">
            <text:p>7.359863</text:p>
          </table:table-cell>
          <table:table-cell office:value-type="float" office:value="7.253357" calcext:value-type="float">
            <text:p>7.253357</text:p>
          </table:table-cell>
          <table:table-cell office:value-type="float" office:value="22.38733" calcext:value-type="float">
            <text:p>22.38733</text:p>
          </table:table-cell>
          <table:table-cell office:value-type="float" office:value="8.136536" calcext:value-type="float">
            <text:p>8.1365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14.69052" calcext:value-type="float">
            <text:p>14.69052</text:p>
          </table:table-cell>
          <table:table-cell office:value-type="float" office:value="16.33" calcext:value-type="float">
            <text:p>16.33</text:p>
          </table:table-cell>
          <table:table-cell office:value-type="float" office:value="9.05" calcext:value-type="float">
            <text:p>9.05</text:p>
          </table:table-cell>
          <table:table-cell office:value-type="float" office:value="1.211527" calcext:value-type="float">
            <text:p>1.211527</text:p>
          </table:table-cell>
          <table:table-cell office:value-type="float" office:value="1.011482" calcext:value-type="float">
            <text:p>1.011482</text:p>
          </table:table-cell>
          <table:table-cell office:value-type="float" office:value="307.404" calcext:value-type="float">
            <text:p>307.404</text:p>
          </table:table-cell>
          <table:table-cell office:value-type="float" office:value="0" calcext:value-type="float">
            <text:p>0</text:p>
          </table:table-cell>
          <table:table-cell office:value-type="float" office:value="25.73361" calcext:value-type="float">
            <text:p>25.73361</text:p>
          </table:table-cell>
          <table:table-cell office:value-type="float" office:value="7.846985" calcext:value-type="float">
            <text:p>7.846985</text:p>
          </table:table-cell>
          <table:table-cell office:value-type="float" office:value="20.83774" calcext:value-type="float">
            <text:p>20.83774</text:p>
          </table:table-cell>
          <table:table-cell office:value-type="float" office:value="9.588989" calcext:value-type="float">
            <text:p>9.588989</text:p>
          </table:table-cell>
          <table:table-cell office:value-type="float" office:value="18.04935" calcext:value-type="float">
            <text:p>18.04935</text:p>
          </table:table-cell>
          <table:table-cell office:value-type="float" office:value="11.0014" calcext:value-type="float">
            <text:p>11.0014</text:p>
          </table:table-cell>
          <table:table-cell office:value-type="float" office:value="16.4549" calcext:value-type="float">
            <text:p>16.4549</text:p>
          </table:table-cell>
          <table:table-cell office:value-type="float" office:value="12.03787" calcext:value-type="float">
            <text:p>12.03787</text:p>
          </table:table-cell>
          <table:table-cell office:value-type="float" office:value="15.53036" calcext:value-type="float">
            <text:p>15.53036</text:p>
          </table:table-cell>
          <table:table-cell office:value-type="float" office:value="12.62238" calcext:value-type="float">
            <text:p>12.62238</text:p>
          </table:table-cell>
          <table:table-cell office:value-type="float" office:value="14.67474" calcext:value-type="float">
            <text:p>14.67474</text:p>
          </table:table-cell>
          <table:table-cell office:value-type="float" office:value="13.16821" calcext:value-type="float">
            <text:p>13.16821</text:p>
          </table:table-cell>
          <table:table-cell office:value-type="float" office:value="14.21616" calcext:value-type="float">
            <text:p>14.21616</text:p>
          </table:table-cell>
          <table:table-cell office:value-type="float" office:value="13.37173" calcext:value-type="float">
            <text:p>13.37173</text:p>
          </table:table-cell>
          <table:table-cell office:value-type="float" office:value="13.83414" calcext:value-type="float">
            <text:p>13.83414</text:p>
          </table:table-cell>
          <table:table-cell office:value-type="float" office:value="13.36108" calcext:value-type="float">
            <text:p>13.36108</text:p>
          </table:table-cell>
          <table:table-cell office:value-type="float" office:value="12.40179" calcext:value-type="float">
            <text:p>12.40179</text:p>
          </table:table-cell>
          <table:table-cell office:value-type="float" office:value="12.30243" calcext:value-type="float">
            <text:p>12.30243</text:p>
          </table:table-cell>
          <table:table-cell office:value-type="float" office:value="10.59317" calcext:value-type="float">
            <text:p>10.59317</text:p>
          </table:table-cell>
          <table:table-cell office:value-type="float" office:value="10.46768" calcext:value-type="float">
            <text:p>10.46768</text:p>
          </table:table-cell>
          <table:table-cell office:value-type="float" office:value="9.286682" calcext:value-type="float">
            <text:p>9.286682</text:p>
          </table:table-cell>
          <table:table-cell office:value-type="float" office:value="9.144989" calcext:value-type="float">
            <text:p>9.144989</text:p>
          </table:table-cell>
          <table:table-cell office:value-type="float" office:value="8.297546" calcext:value-type="float">
            <text:p>8.297546</text:p>
          </table:table-cell>
          <table:table-cell office:value-type="float" office:value="8.171936" calcext:value-type="float">
            <text:p>8.171936</text:p>
          </table:table-cell>
          <table:table-cell office:value-type="float" office:value="7.655426" calcext:value-type="float">
            <text:p>7.655426</text:p>
          </table:table-cell>
          <table:table-cell office:value-type="float" office:value="7.541504" calcext:value-type="float">
            <text:p>7.541504</text:p>
          </table:table-cell>
          <table:table-cell office:value-type="float" office:value="7.467438" calcext:value-type="float">
            <text:p>7.467438</text:p>
          </table:table-cell>
          <table:table-cell office:value-type="float" office:value="7.360962" calcext:value-type="float">
            <text:p>7.360962</text:p>
          </table:table-cell>
          <table:table-cell office:value-type="float" office:value="29.02042" calcext:value-type="float">
            <text:p>29.02042</text:p>
          </table:table-cell>
          <table:table-cell office:value-type="float" office:value="6.359619" calcext:value-type="float">
            <text:p>6.359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3.79943" calcext:value-type="float">
            <text:p>23.79943</text:p>
          </table:table-cell>
          <table:table-cell office:value-type="float" office:value="19.44" calcext:value-type="float">
            <text:p>19.44</text:p>
          </table:table-cell>
          <table:table-cell office:value-type="float" office:value="8.19" calcext:value-type="float">
            <text:p>8.19</text:p>
          </table:table-cell>
          <table:table-cell office:value-type="float" office:value="1.086438" calcext:value-type="float">
            <text:p>1.086438</text:p>
          </table:table-cell>
          <table:table-cell office:value-type="float" office:value="0.9192826" calcext:value-type="float">
            <text:p>0.9192826</text:p>
          </table:table-cell>
          <table:table-cell office:value-type="float" office:value="183.276" calcext:value-type="float">
            <text:p>183.276</text:p>
          </table:table-cell>
          <table:table-cell office:value-type="float" office:value="0" calcext:value-type="float">
            <text:p>0</text:p>
          </table:table-cell>
          <table:table-cell office:value-type="float" office:value="29.43002" calcext:value-type="float">
            <text:p>29.43002</text:p>
          </table:table-cell>
          <table:table-cell office:value-type="float" office:value="7.448029" calcext:value-type="float">
            <text:p>7.448029</text:p>
          </table:table-cell>
          <table:table-cell office:value-type="float" office:value="23.59692" calcext:value-type="float">
            <text:p>23.59692</text:p>
          </table:table-cell>
          <table:table-cell office:value-type="float" office:value="9.42337" calcext:value-type="float">
            <text:p>9.42337</text:p>
          </table:table-cell>
          <table:table-cell office:value-type="float" office:value="20.29889" calcext:value-type="float">
            <text:p>20.29889</text:p>
          </table:table-cell>
          <table:table-cell office:value-type="float" office:value="11.01694" calcext:value-type="float">
            <text:p>11.01694</text:p>
          </table:table-cell>
          <table:table-cell office:value-type="float" office:value="17.96762" calcext:value-type="float">
            <text:p>17.96762</text:p>
          </table:table-cell>
          <table:table-cell office:value-type="float" office:value="12.2196" calcext:value-type="float">
            <text:p>12.2196</text:p>
          </table:table-cell>
          <table:table-cell office:value-type="float" office:value="16.63242" calcext:value-type="float">
            <text:p>16.63242</text:p>
          </table:table-cell>
          <table:table-cell office:value-type="float" office:value="12.82721" calcext:value-type="float">
            <text:p>12.82721</text:p>
          </table:table-cell>
          <table:table-cell office:value-type="float" office:value="15.38162" calcext:value-type="float">
            <text:p>15.38162</text:p>
          </table:table-cell>
          <table:table-cell office:value-type="float" office:value="13.33957" calcext:value-type="float">
            <text:p>13.33957</text:p>
          </table:table-cell>
          <table:table-cell office:value-type="float" office:value="14.54974" calcext:value-type="float">
            <text:p>14.54974</text:p>
          </table:table-cell>
          <table:table-cell office:value-type="float" office:value="13.41492" calcext:value-type="float">
            <text:p>13.41492</text:p>
          </table:table-cell>
          <table:table-cell office:value-type="float" office:value="13.4079" calcext:value-type="float">
            <text:p>13.4079</text:p>
          </table:table-cell>
          <table:table-cell office:value-type="float" office:value="13.24484" calcext:value-type="float">
            <text:p>13.24484</text:p>
          </table:table-cell>
          <table:table-cell office:value-type="float" office:value="12.30142" calcext:value-type="float">
            <text:p>12.30142</text:p>
          </table:table-cell>
          <table:table-cell office:value-type="float" office:value="12.22595" calcext:value-type="float">
            <text:p>12.22595</text:p>
          </table:table-cell>
          <table:table-cell office:value-type="float" office:value="10.67267" calcext:value-type="float">
            <text:p>10.67267</text:p>
          </table:table-cell>
          <table:table-cell office:value-type="float" office:value="10.59418" calcext:value-type="float">
            <text:p>10.59418</text:p>
          </table:table-cell>
          <table:table-cell office:value-type="float" office:value="9.412079" calcext:value-type="float">
            <text:p>9.412079</text:p>
          </table:table-cell>
          <table:table-cell office:value-type="float" office:value="9.288086" calcext:value-type="float">
            <text:p>9.288086</text:p>
          </table:table-cell>
          <table:table-cell office:value-type="float" office:value="8.424286" calcext:value-type="float">
            <text:p>8.424286</text:p>
          </table:table-cell>
          <table:table-cell office:value-type="float" office:value="8.298859" calcext:value-type="float">
            <text:p>8.298859</text:p>
          </table:table-cell>
          <table:table-cell office:value-type="float" office:value="7.77121" calcext:value-type="float">
            <text:p>7.77121</text:p>
          </table:table-cell>
          <table:table-cell office:value-type="float" office:value="7.656647" calcext:value-type="float">
            <text:p>7.656647</text:p>
          </table:table-cell>
          <table:table-cell office:value-type="float" office:value="7.574829" calcext:value-type="float">
            <text:p>7.574829</text:p>
          </table:table-cell>
          <table:table-cell office:value-type="float" office:value="7.468567" calcext:value-type="float">
            <text:p>7.468567</text:p>
          </table:table-cell>
          <table:table-cell office:value-type="float" office:value="31.99738" calcext:value-type="float">
            <text:p>31.99738</text:p>
          </table:table-cell>
          <table:table-cell office:value-type="float" office:value="5.776917" calcext:value-type="float">
            <text:p>5.776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23.77232" calcext:value-type="float">
            <text:p>23.77232</text:p>
          </table:table-cell>
          <table:table-cell office:value-type="float" office:value="23.05" calcext:value-type="float">
            <text:p>23.05</text:p>
          </table:table-cell>
          <table:table-cell office:value-type="float" office:value="6.96" calcext:value-type="float">
            <text:p>6.96</text:p>
          </table:table-cell>
          <table:table-cell office:value-type="float" office:value="1.142192" calcext:value-type="float">
            <text:p>1.142192</text:p>
          </table:table-cell>
          <table:table-cell office:value-type="float" office:value="0.8778301" calcext:value-type="float">
            <text:p>0.8778301</text:p>
          </table:table-cell>
          <table:table-cell office:value-type="float" office:value="441.576" calcext:value-type="float">
            <text:p>441.576</text:p>
          </table:table-cell>
          <table:table-cell office:value-type="float" office:value="0" calcext:value-type="float">
            <text:p>0</text:p>
          </table:table-cell>
          <table:table-cell office:value-type="float" office:value="36.21637" calcext:value-type="float">
            <text:p>36.21637</text:p>
          </table:table-cell>
          <table:table-cell office:value-type="float" office:value="6.57019" calcext:value-type="float">
            <text:p>6.57019</text:p>
          </table:table-cell>
          <table:table-cell office:value-type="float" office:value="27.17154" calcext:value-type="float">
            <text:p>27.17154</text:p>
          </table:table-cell>
          <table:table-cell office:value-type="float" office:value="9.340881" calcext:value-type="float">
            <text:p>9.340881</text:p>
          </table:table-cell>
          <table:table-cell office:value-type="float" office:value="23.0032" calcext:value-type="float">
            <text:p>23.0032</text:p>
          </table:table-cell>
          <table:table-cell office:value-type="float" office:value="11.24789" calcext:value-type="float">
            <text:p>11.24789</text:p>
          </table:table-cell>
          <table:table-cell office:value-type="float" office:value="19.91455" calcext:value-type="float">
            <text:p>19.91455</text:p>
          </table:table-cell>
          <table:table-cell office:value-type="float" office:value="12.63971" calcext:value-type="float">
            <text:p>12.63971</text:p>
          </table:table-cell>
          <table:table-cell office:value-type="float" office:value="18.14523" calcext:value-type="float">
            <text:p>18.14523</text:p>
          </table:table-cell>
          <table:table-cell office:value-type="float" office:value="13.29672" calcext:value-type="float">
            <text:p>13.29672</text:p>
          </table:table-cell>
          <table:table-cell office:value-type="float" office:value="16.51797" calcext:value-type="float">
            <text:p>16.51797</text:p>
          </table:table-cell>
          <table:table-cell office:value-type="float" office:value="13.78864" calcext:value-type="float">
            <text:p>13.78864</text:p>
          </table:table-cell>
          <table:table-cell office:value-type="float" office:value="15.27844" calcext:value-type="float">
            <text:p>15.27844</text:p>
          </table:table-cell>
          <table:table-cell office:value-type="float" office:value="13.74417" calcext:value-type="float">
            <text:p>13.74417</text:p>
          </table:table-cell>
          <table:table-cell office:value-type="float" office:value="13.61691" calcext:value-type="float">
            <text:p>13.61691</text:p>
          </table:table-cell>
          <table:table-cell office:value-type="float" office:value="13.39139" calcext:value-type="float">
            <text:p>13.39139</text:p>
          </table:table-cell>
          <table:table-cell office:value-type="float" office:value="12.25217" calcext:value-type="float">
            <text:p>12.25217</text:p>
          </table:table-cell>
          <table:table-cell office:value-type="float" office:value="12.22586" calcext:value-type="float">
            <text:p>12.22586</text:p>
          </table:table-cell>
          <table:table-cell office:value-type="float" office:value="10.73938" calcext:value-type="float">
            <text:p>10.73938</text:p>
          </table:table-cell>
          <table:table-cell office:value-type="float" office:value="10.67337" calcext:value-type="float">
            <text:p>10.67337</text:p>
          </table:table-cell>
          <table:table-cell office:value-type="float" office:value="9.520905" calcext:value-type="float">
            <text:p>9.520905</text:p>
          </table:table-cell>
          <table:table-cell office:value-type="float" office:value="9.4133" calcext:value-type="float">
            <text:p>9.4133</text:p>
          </table:table-cell>
          <table:table-cell office:value-type="float" office:value="8.546051" calcext:value-type="float">
            <text:p>8.546051</text:p>
          </table:table-cell>
          <table:table-cell office:value-type="float" office:value="8.425568" calcext:value-type="float">
            <text:p>8.425568</text:p>
          </table:table-cell>
          <table:table-cell office:value-type="float" office:value="7.887238" calcext:value-type="float">
            <text:p>7.887238</text:p>
          </table:table-cell>
          <table:table-cell office:value-type="float" office:value="7.77243" calcext:value-type="float">
            <text:p>7.77243</text:p>
          </table:table-cell>
          <table:table-cell office:value-type="float" office:value="7.682281" calcext:value-type="float">
            <text:p>7.682281</text:p>
          </table:table-cell>
          <table:table-cell office:value-type="float" office:value="7.575958" calcext:value-type="float">
            <text:p>7.575958</text:p>
          </table:table-cell>
          <table:table-cell office:value-type="float" office:value="48.90985" calcext:value-type="float">
            <text:p>48.90985</text:p>
          </table:table-cell>
          <table:table-cell office:value-type="float" office:value="4.014557" calcext:value-type="float">
            <text:p>4.014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2.961" calcext:value-type="float">
            <text:p>2.961</text:p>
          </table:table-cell>
          <table:table-cell office:value-type="float" office:value="15.67" calcext:value-type="float">
            <text:p>15.67</text:p>
          </table:table-cell>
          <table:table-cell office:value-type="float" office:value="9.39" calcext:value-type="float">
            <text:p>9.39</text:p>
          </table:table-cell>
          <table:table-cell office:value-type="float" office:value="1.448653" calcext:value-type="float">
            <text:p>1.448653</text:p>
          </table:table-cell>
          <table:table-cell office:value-type="float" office:value="1.02539" calcext:value-type="float">
            <text:p>1.02539</text:p>
          </table:table-cell>
          <table:table-cell office:value-type="float" office:value="534.528" calcext:value-type="float">
            <text:p>534.528</text:p>
          </table:table-cell>
          <table:table-cell office:value-type="float" office:value="54.9" calcext:value-type="float">
            <text:p>54.9</text:p>
          </table:table-cell>
          <table:table-cell office:value-type="float" office:value="16.66379" calcext:value-type="float">
            <text:p>16.66379</text:p>
          </table:table-cell>
          <table:table-cell office:value-type="float" office:value="8.967102" calcext:value-type="float">
            <text:p>8.967102</text:p>
          </table:table-cell>
          <table:table-cell office:value-type="float" office:value="17.07846" calcext:value-type="float">
            <text:p>17.07846</text:p>
          </table:table-cell>
          <table:table-cell office:value-type="float" office:value="10.89981" calcext:value-type="float">
            <text:p>10.89981</text:p>
          </table:table-cell>
          <table:table-cell office:value-type="float" office:value="18.08008" calcext:value-type="float">
            <text:p>18.08008</text:p>
          </table:table-cell>
          <table:table-cell office:value-type="float" office:value="12.22153" calcext:value-type="float">
            <text:p>12.22153</text:p>
          </table:table-cell>
          <table:table-cell office:value-type="float" office:value="18.08499" calcext:value-type="float">
            <text:p>18.08499</text:p>
          </table:table-cell>
          <table:table-cell office:value-type="float" office:value="13.13562" calcext:value-type="float">
            <text:p>13.13562</text:p>
          </table:table-cell>
          <table:table-cell office:value-type="float" office:value="17.50824" calcext:value-type="float">
            <text:p>17.50824</text:p>
          </table:table-cell>
          <table:table-cell office:value-type="float" office:value="13.57217" calcext:value-type="float">
            <text:p>13.57217</text:p>
          </table:table-cell>
          <table:table-cell office:value-type="float" office:value="16.51605" calcext:value-type="float">
            <text:p>16.51605</text:p>
          </table:table-cell>
          <table:table-cell office:value-type="float" office:value="14.00507" calcext:value-type="float">
            <text:p>14.00507</text:p>
          </table:table-cell>
          <table:table-cell office:value-type="float" office:value="15.40036" calcext:value-type="float">
            <text:p>15.40036</text:p>
          </table:table-cell>
          <table:table-cell office:value-type="float" office:value="14.04059" calcext:value-type="float">
            <text:p>14.04059</text:p>
          </table:table-cell>
          <table:table-cell office:value-type="float" office:value="13.93915" calcext:value-type="float">
            <text:p>13.93915</text:p>
          </table:table-cell>
          <table:table-cell office:value-type="float" office:value="13.62781" calcext:value-type="float">
            <text:p>13.62781</text:p>
          </table:table-cell>
          <table:table-cell office:value-type="float" office:value="12.50577" calcext:value-type="float">
            <text:p>12.50577</text:p>
          </table:table-cell>
          <table:table-cell office:value-type="float" office:value="12.25323" calcext:value-type="float">
            <text:p>12.25323</text:p>
          </table:table-cell>
          <table:table-cell office:value-type="float" office:value="10.84589" calcext:value-type="float">
            <text:p>10.84589</text:p>
          </table:table-cell>
          <table:table-cell office:value-type="float" office:value="10.74008" calcext:value-type="float">
            <text:p>10.74008</text:p>
          </table:table-cell>
          <table:table-cell office:value-type="float" office:value="9.623901" calcext:value-type="float">
            <text:p>9.623901</text:p>
          </table:table-cell>
          <table:table-cell office:value-type="float" office:value="9.521973" calcext:value-type="float">
            <text:p>9.521973</text:p>
          </table:table-cell>
          <table:table-cell office:value-type="float" office:value="8.662781" calcext:value-type="float">
            <text:p>8.662781</text:p>
          </table:table-cell>
          <table:table-cell office:value-type="float" office:value="8.547333" calcext:value-type="float">
            <text:p>8.547333</text:p>
          </table:table-cell>
          <table:table-cell office:value-type="float" office:value="8.002106" calcext:value-type="float">
            <text:p>8.002106</text:p>
          </table:table-cell>
          <table:table-cell office:value-type="float" office:value="7.888428" calcext:value-type="float">
            <text:p>7.888428</text:p>
          </table:table-cell>
          <table:table-cell office:value-type="float" office:value="7.789795" calcext:value-type="float">
            <text:p>7.789795</text:p>
          </table:table-cell>
          <table:table-cell office:value-type="float" office:value="7.683411" calcext:value-type="float">
            <text:p>7.683411</text:p>
          </table:table-cell>
          <table:table-cell office:value-type="float" office:value="18.01428" calcext:value-type="float">
            <text:p>18.01428</text:p>
          </table:table-cell>
          <table:table-cell office:value-type="float" office:value="7.055817" calcext:value-type="float">
            <text:p>7.055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15.7058" calcext:value-type="float">
            <text:p>15.7058</text:p>
          </table:table-cell>
          <table:table-cell office:value-type="float" office:value="20.32" calcext:value-type="float">
            <text:p>20.32</text:p>
          </table:table-cell>
          <table:table-cell office:value-type="float" office:value="7.57" calcext:value-type="float">
            <text:p>7.57</text:p>
          </table:table-cell>
          <table:table-cell office:value-type="float" office:value="1.363707" calcext:value-type="float">
            <text:p>1.363707</text:p>
          </table:table-cell>
          <table:table-cell office:value-type="float" office:value="0.9151019" calcext:value-type="float">
            <text:p>0.9151019</text:p>
          </table:table-cell>
          <table:table-cell office:value-type="float" office:value="207.432" calcext:value-type="float">
            <text:p>207.432</text:p>
          </table:table-cell>
          <table:table-cell office:value-type="float" office:value="4.3" calcext:value-type="float">
            <text:p>4.3</text:p>
          </table:table-cell>
          <table:table-cell office:value-type="float" office:value="26.242" calcext:value-type="float">
            <text:p>26.242</text:p>
          </table:table-cell>
          <table:table-cell office:value-type="float" office:value="6.891235" calcext:value-type="float">
            <text:p>6.891235</text:p>
          </table:table-cell>
          <table:table-cell office:value-type="float" office:value="21.3761" calcext:value-type="float">
            <text:p>21.3761</text:p>
          </table:table-cell>
          <table:table-cell office:value-type="float" office:value="8.93808" calcext:value-type="float">
            <text:p>8.93808</text:p>
          </table:table-cell>
          <table:table-cell office:value-type="float" office:value="18.65839" calcext:value-type="float">
            <text:p>18.65839</text:p>
          </table:table-cell>
          <table:table-cell office:value-type="float" office:value="10.38425" calcext:value-type="float">
            <text:p>10.38425</text:p>
          </table:table-cell>
          <table:table-cell office:value-type="float" office:value="16.78897" calcext:value-type="float">
            <text:p>16.78897</text:p>
          </table:table-cell>
          <table:table-cell office:value-type="float" office:value="11.52838" calcext:value-type="float">
            <text:p>11.52838</text:p>
          </table:table-cell>
          <table:table-cell office:value-type="float" office:value="15.75687" calcext:value-type="float">
            <text:p>15.75687</text:p>
          </table:table-cell>
          <table:table-cell office:value-type="float" office:value="12.17719" calcext:value-type="float">
            <text:p>12.17719</text:p>
          </table:table-cell>
          <table:table-cell office:value-type="float" office:value="14.74976" calcext:value-type="float">
            <text:p>14.74976</text:p>
          </table:table-cell>
          <table:table-cell office:value-type="float" office:value="12.81509" calcext:value-type="float">
            <text:p>12.81509</text:p>
          </table:table-cell>
          <table:table-cell office:value-type="float" office:value="14.11395" calcext:value-type="float">
            <text:p>14.11395</text:p>
          </table:table-cell>
          <table:table-cell office:value-type="float" office:value="13.10361" calcext:value-type="float">
            <text:p>13.10361</text:p>
          </table:table-cell>
          <table:table-cell office:value-type="float" office:value="13.76932" calcext:value-type="float">
            <text:p>13.76932</text:p>
          </table:table-cell>
          <table:table-cell office:value-type="float" office:value="13.23752" calcext:value-type="float">
            <text:p>13.23752</text:p>
          </table:table-cell>
          <table:table-cell office:value-type="float" office:value="12.53015" calcext:value-type="float">
            <text:p>12.53015</text:p>
          </table:table-cell>
          <table:table-cell office:value-type="float" office:value="12.44769" calcext:value-type="float">
            <text:p>12.44769</text:p>
          </table:table-cell>
          <table:table-cell office:value-type="float" office:value="11.01407" calcext:value-type="float">
            <text:p>11.01407</text:p>
          </table:table-cell>
          <table:table-cell office:value-type="float" office:value="10.84879" calcext:value-type="float">
            <text:p>10.84879</text:p>
          </table:table-cell>
          <table:table-cell office:value-type="float" office:value="9.765686" calcext:value-type="float">
            <text:p>9.765686</text:p>
          </table:table-cell>
          <table:table-cell office:value-type="float" office:value="9.625092" calcext:value-type="float">
            <text:p>9.625092</text:p>
          </table:table-cell>
          <table:table-cell office:value-type="float" office:value="8.780334" calcext:value-type="float">
            <text:p>8.780334</text:p>
          </table:table-cell>
          <table:table-cell office:value-type="float" office:value="8.66394" calcext:value-type="float">
            <text:p>8.66394</text:p>
          </table:table-cell>
          <table:table-cell office:value-type="float" office:value="8.115143" calcext:value-type="float">
            <text:p>8.115143</text:p>
          </table:table-cell>
          <table:table-cell office:value-type="float" office:value="8.003265" calcext:value-type="float">
            <text:p>8.003265</text:p>
          </table:table-cell>
          <table:table-cell office:value-type="float" office:value="7.897308" calcext:value-type="float">
            <text:p>7.897308</text:p>
          </table:table-cell>
          <table:table-cell office:value-type="float" office:value="7.790894" calcext:value-type="float">
            <text:p>7.790894</text:p>
          </table:table-cell>
          <table:table-cell office:value-type="float" office:value="28.58563" calcext:value-type="float">
            <text:p>28.58563</text:p>
          </table:table-cell>
          <table:table-cell office:value-type="float" office:value="4.935303" calcext:value-type="float">
            <text:p>4.9353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7.48152" calcext:value-type="float">
            <text:p>7.48152</text:p>
          </table:table-cell>
          <table:table-cell office:value-type="float" office:value="14.44" calcext:value-type="float">
            <text:p>14.44</text:p>
          </table:table-cell>
          <table:table-cell office:value-type="float" office:value="5.15" calcext:value-type="float">
            <text:p>5.15</text:p>
          </table:table-cell>
          <table:table-cell office:value-type="float" office:value="1.181433" calcext:value-type="float">
            <text:p>1.181433</text:p>
          </table:table-cell>
          <table:table-cell office:value-type="float" office:value="0.7751074" calcext:value-type="float">
            <text:p>0.7751074</text:p>
          </table:table-cell>
          <table:table-cell office:value-type="float" office:value="189.756" calcext:value-type="float">
            <text:p>189.756</text:p>
          </table:table-cell>
          <table:table-cell office:value-type="float" office:value="7.4" calcext:value-type="float">
            <text:p>7.4</text:p>
          </table:table-cell>
          <table:table-cell office:value-type="float" office:value="21.82651" calcext:value-type="float">
            <text:p>21.82651</text:p>
          </table:table-cell>
          <table:table-cell office:value-type="float" office:value="5.867218" calcext:value-type="float">
            <text:p>5.867218</text:p>
          </table:table-cell>
          <table:table-cell office:value-type="float" office:value="17.53156" calcext:value-type="float">
            <text:p>17.53156</text:p>
          </table:table-cell>
          <table:table-cell office:value-type="float" office:value="8.719269" calcext:value-type="float">
            <text:p>8.719269</text:p>
          </table:table-cell>
          <table:table-cell office:value-type="float" office:value="15.51724" calcext:value-type="float">
            <text:p>15.51724</text:p>
          </table:table-cell>
          <table:table-cell office:value-type="float" office:value="10.83878" calcext:value-type="float">
            <text:p>10.83878</text:p>
          </table:table-cell>
          <table:table-cell office:value-type="float" office:value="15.02148" calcext:value-type="float">
            <text:p>15.02148</text:p>
          </table:table-cell>
          <table:table-cell office:value-type="float" office:value="12.2883" calcext:value-type="float">
            <text:p>12.2883</text:p>
          </table:table-cell>
          <table:table-cell office:value-type="float" office:value="15.01517" calcext:value-type="float">
            <text:p>15.01517</text:p>
          </table:table-cell>
          <table:table-cell office:value-type="float" office:value="12.9249" calcext:value-type="float">
            <text:p>12.9249</text:p>
          </table:table-cell>
          <table:table-cell office:value-type="float" office:value="14.7193" calcext:value-type="float">
            <text:p>14.7193</text:p>
          </table:table-cell>
          <table:table-cell office:value-type="float" office:value="13.49985" calcext:value-type="float">
            <text:p>13.49985</text:p>
          </table:table-cell>
          <table:table-cell office:value-type="float" office:value="14.14191" calcext:value-type="float">
            <text:p>14.14191</text:p>
          </table:table-cell>
          <table:table-cell office:value-type="float" office:value="13.53427" calcext:value-type="float">
            <text:p>13.53427</text:p>
          </table:table-cell>
          <table:table-cell office:value-type="float" office:value="13.36887" calcext:value-type="float">
            <text:p>13.36887</text:p>
          </table:table-cell>
          <table:table-cell office:value-type="float" office:value="13.24969" calcext:value-type="float">
            <text:p>13.24969</text:p>
          </table:table-cell>
          <table:table-cell office:value-type="float" office:value="12.44662" calcext:value-type="float">
            <text:p>12.44662</text:p>
          </table:table-cell>
          <table:table-cell office:value-type="float" office:value="12.38354" calcext:value-type="float">
            <text:p>12.38354</text:p>
          </table:table-cell>
          <table:table-cell office:value-type="float" office:value="11.09048" calcext:value-type="float">
            <text:p>11.09048</text:p>
          </table:table-cell>
          <table:table-cell office:value-type="float" office:value="11.01508" calcext:value-type="float">
            <text:p>11.01508</text:p>
          </table:table-cell>
          <table:table-cell office:value-type="float" office:value="9.905579" calcext:value-type="float">
            <text:p>9.905579</text:p>
          </table:table-cell>
          <table:table-cell office:value-type="float" office:value="9.767212" calcext:value-type="float">
            <text:p>9.767212</text:p>
          </table:table-cell>
          <table:table-cell office:value-type="float" office:value="8.904907" calcext:value-type="float">
            <text:p>8.904907</text:p>
          </table:table-cell>
          <table:table-cell office:value-type="float" office:value="8.781586" calcext:value-type="float">
            <text:p>8.781586</text:p>
          </table:table-cell>
          <table:table-cell office:value-type="float" office:value="8.228821" calcext:value-type="float">
            <text:p>8.228821</text:p>
          </table:table-cell>
          <table:table-cell office:value-type="float" office:value="8.116302" calcext:value-type="float">
            <text:p>8.116302</text:p>
          </table:table-cell>
          <table:table-cell office:value-type="float" office:value="8.003784" calcext:value-type="float">
            <text:p>8.003784</text:p>
          </table:table-cell>
          <table:table-cell office:value-type="float" office:value="7.898407" calcext:value-type="float">
            <text:p>7.898407</text:p>
          </table:table-cell>
          <table:table-cell office:value-type="float" office:value="24.42288" calcext:value-type="float">
            <text:p>24.42288</text:p>
          </table:table-cell>
          <table:table-cell office:value-type="float" office:value="3.425751" calcext:value-type="float">
            <text:p>3.425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7.69368" calcext:value-type="float">
            <text:p>27.69368</text:p>
          </table:table-cell>
          <table:table-cell office:value-type="float" office:value="21.3" calcext:value-type="float">
            <text:p>21.3</text:p>
          </table:table-cell>
          <table:table-cell office:value-type="float" office:value="3.88" calcext:value-type="float">
            <text:p>3.88</text:p>
          </table:table-cell>
          <table:table-cell office:value-type="float" office:value="1.253617" calcext:value-type="float">
            <text:p>1.253617</text:p>
          </table:table-cell>
          <table:table-cell office:value-type="float" office:value="0.7096052" calcext:value-type="float">
            <text:p>0.7096052</text:p>
          </table:table-cell>
          <table:table-cell office:value-type="float" office:value="188.136" calcext:value-type="float">
            <text:p>188.136</text:p>
          </table:table-cell>
          <table:table-cell office:value-type="float" office:value="0.1" calcext:value-type="float">
            <text:p>0.1</text:p>
          </table:table-cell>
          <table:table-cell office:value-type="float" office:value="30.75641" calcext:value-type="float">
            <text:p>30.75641</text:p>
          </table:table-cell>
          <table:table-cell office:value-type="float" office:value="4.025696" calcext:value-type="float">
            <text:p>4.025696</text:p>
          </table:table-cell>
          <table:table-cell office:value-type="float" office:value="23.5773" calcext:value-type="float">
            <text:p>23.5773</text:p>
          </table:table-cell>
          <table:table-cell office:value-type="float" office:value="6.646088" calcext:value-type="float">
            <text:p>6.646088</text:p>
          </table:table-cell>
          <table:table-cell office:value-type="float" office:value="20.30893" calcext:value-type="float">
            <text:p>20.30893</text:p>
          </table:table-cell>
          <table:table-cell office:value-type="float" office:value="8.591919" calcext:value-type="float">
            <text:p>8.591919</text:p>
          </table:table-cell>
          <table:table-cell office:value-type="float" office:value="17.97876" calcext:value-type="float">
            <text:p>17.97876</text:p>
          </table:table-cell>
          <table:table-cell office:value-type="float" office:value="10.11755" calcext:value-type="float">
            <text:p>10.11755</text:p>
          </table:table-cell>
          <table:table-cell office:value-type="float" office:value="16.60553" calcext:value-type="float">
            <text:p>16.60553</text:p>
          </table:table-cell>
          <table:table-cell office:value-type="float" office:value="11.01352" calcext:value-type="float">
            <text:p>11.01352</text:p>
          </table:table-cell>
          <table:table-cell office:value-type="float" office:value="15.25928" calcext:value-type="float">
            <text:p>15.25928</text:p>
          </table:table-cell>
          <table:table-cell office:value-type="float" office:value="11.97238" calcext:value-type="float">
            <text:p>11.97238</text:p>
          </table:table-cell>
          <table:table-cell office:value-type="float" office:value="14.2811" calcext:value-type="float">
            <text:p>14.2811</text:p>
          </table:table-cell>
          <table:table-cell office:value-type="float" office:value="12.45981" calcext:value-type="float">
            <text:p>12.45981</text:p>
          </table:table-cell>
          <table:table-cell office:value-type="float" office:value="13.24741" calcext:value-type="float">
            <text:p>13.24741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2.38293" calcext:value-type="float">
            <text:p>12.38293</text:p>
          </table:table-cell>
          <table:table-cell office:value-type="float" office:value="12.25772" calcext:value-type="float">
            <text:p>12.25772</text:p>
          </table:table-cell>
          <table:table-cell office:value-type="float" office:value="11.12631" calcext:value-type="float">
            <text:p>11.12631</text:p>
          </table:table-cell>
          <table:table-cell office:value-type="float" office:value="11.091" calcext:value-type="float">
            <text:p>11.091</text:p>
          </table:table-cell>
          <table:table-cell office:value-type="float" office:value="10.03595" calcext:value-type="float">
            <text:p>10.03595</text:p>
          </table:table-cell>
          <table:table-cell office:value-type="float" office:value="9.906982" calcext:value-type="float">
            <text:p>9.906982</text:p>
          </table:table-cell>
          <table:table-cell office:value-type="float" office:value="9.037964" calcext:value-type="float">
            <text:p>9.037964</text:p>
          </table:table-cell>
          <table:table-cell office:value-type="float" office:value="8.90625" calcext:value-type="float">
            <text:p>8.90625</text:p>
          </table:table-cell>
          <table:table-cell office:value-type="float" office:value="8.344604" calcext:value-type="float">
            <text:p>8.344604</text:p>
          </table:table-cell>
          <table:table-cell office:value-type="float" office:value="8.230011" calcext:value-type="float">
            <text:p>8.230011</text:p>
          </table:table-cell>
          <table:table-cell office:value-type="float" office:value="8.110657" calcext:value-type="float">
            <text:p>8.110657</text:p>
          </table:table-cell>
          <table:table-cell office:value-type="float" office:value="8.004883" calcext:value-type="float">
            <text:p>8.004883</text:p>
          </table:table-cell>
          <table:table-cell office:value-type="float" office:value="40.6716" calcext:value-type="float">
            <text:p>40.6716</text:p>
          </table:table-cell>
          <table:table-cell office:value-type="float" office:value="1.556519" calcext:value-type="float">
            <text:p>1.556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5.21676" calcext:value-type="float">
            <text:p>5.21676</text:p>
          </table:table-cell>
          <table:table-cell office:value-type="float" office:value="12.42" calcext:value-type="float">
            <text:p>12.42</text:p>
          </table:table-cell>
          <table:table-cell office:value-type="float" office:value="10.61" calcext:value-type="float">
            <text:p>10.61</text:p>
          </table:table-cell>
          <table:table-cell office:value-type="float" office:value="1.265618" calcext:value-type="float">
            <text:p>1.265618</text:p>
          </table:table-cell>
          <table:table-cell office:value-type="float" office:value="1.122811" calcext:value-type="float">
            <text:p>1.122811</text:p>
          </table:table-cell>
          <table:table-cell office:value-type="float" office:value="493.596" calcext:value-type="float">
            <text:p>493.596</text:p>
          </table:table-cell>
          <table:table-cell office:value-type="float" office:value="24.8" calcext:value-type="float">
            <text:p>24.8</text:p>
          </table:table-cell>
          <table:table-cell office:value-type="float" office:value="20.72897" calcext:value-type="float">
            <text:p>20.72897</text:p>
          </table:table-cell>
          <table:table-cell office:value-type="float" office:value="10.10818" calcext:value-type="float">
            <text:p>10.10818</text:p>
          </table:table-cell>
          <table:table-cell office:value-type="float" office:value="16.06967" calcext:value-type="float">
            <text:p>16.06967</text:p>
          </table:table-cell>
          <table:table-cell office:value-type="float" office:value="11.43445" calcext:value-type="float">
            <text:p>11.43445</text:p>
          </table:table-cell>
          <table:table-cell office:value-type="float" office:value="16.03461" calcext:value-type="float">
            <text:p>16.03461</text:p>
          </table:table-cell>
          <table:table-cell office:value-type="float" office:value="12.42926" calcext:value-type="float">
            <text:p>12.42926</text:p>
          </table:table-cell>
          <table:table-cell office:value-type="float" office:value="16.28113" calcext:value-type="float">
            <text:p>16.28113</text:p>
          </table:table-cell>
          <table:table-cell office:value-type="float" office:value="13.1329" calcext:value-type="float">
            <text:p>13.1329</text:p>
          </table:table-cell>
          <table:table-cell office:value-type="float" office:value="15.9498" calcext:value-type="float">
            <text:p>15.9498</text:p>
          </table:table-cell>
          <table:table-cell office:value-type="float" office:value="13.45383" calcext:value-type="float">
            <text:p>13.45383</text:p>
          </table:table-cell>
          <table:table-cell office:value-type="float" office:value="15.25256" calcext:value-type="float">
            <text:p>15.25256</text:p>
          </table:table-cell>
          <table:table-cell office:value-type="float" office:value="13.74496" calcext:value-type="float">
            <text:p>13.74496</text:p>
          </table:table-cell>
          <table:table-cell office:value-type="float" office:value="14.36493" calcext:value-type="float">
            <text:p>14.36493</text:p>
          </table:table-cell>
          <table:table-cell office:value-type="float" office:value="13.68521" calcext:value-type="float">
            <text:p>13.68521</text:p>
          </table:table-cell>
          <table:table-cell office:value-type="float" office:value="13.3432" calcext:value-type="float">
            <text:p>13.3432</text:p>
          </table:table-cell>
          <table:table-cell office:value-type="float" office:value="13.03632" calcext:value-type="float">
            <text:p>13.03632</text:p>
          </table:table-cell>
          <table:table-cell office:value-type="float" office:value="12.32828" calcext:value-type="float">
            <text:p>12.32828</text:p>
          </table:table-cell>
          <table:table-cell office:value-type="float" office:value="12.25482" calcext:value-type="float">
            <text:p>12.25482</text:p>
          </table:table-cell>
          <table:table-cell office:value-type="float" office:value="11.14932" calcext:value-type="float">
            <text:p>11.14932</text:p>
          </table:table-cell>
          <table:table-cell office:value-type="float" office:value="11.1265" calcext:value-type="float">
            <text:p>11.1265</text:p>
          </table:table-cell>
          <table:table-cell office:value-type="float" office:value="10.12955" calcext:value-type="float">
            <text:p>10.12955</text:p>
          </table:table-cell>
          <table:table-cell office:value-type="float" office:value="10.03714" calcext:value-type="float">
            <text:p>10.03714</text:p>
          </table:table-cell>
          <table:table-cell office:value-type="float" office:value="9.171783" calcext:value-type="float">
            <text:p>9.171783</text:p>
          </table:table-cell>
          <table:table-cell office:value-type="float" office:value="9.039337" calcext:value-type="float">
            <text:p>9.039337</text:p>
          </table:table-cell>
          <table:table-cell office:value-type="float" office:value="8.463928" calcext:value-type="float">
            <text:p>8.463928</text:p>
          </table:table-cell>
          <table:table-cell office:value-type="float" office:value="8.345825" calcext:value-type="float">
            <text:p>8.345825</text:p>
          </table:table-cell>
          <table:table-cell office:value-type="float" office:value="8.218079" calcext:value-type="float">
            <text:p>8.218079</text:p>
          </table:table-cell>
          <table:table-cell office:value-type="float" office:value="8.111755" calcext:value-type="float">
            <text:p>8.111755</text:p>
          </table:table-cell>
          <table:table-cell office:value-type="float" office:value="24.26724" calcext:value-type="float">
            <text:p>24.26724</text:p>
          </table:table-cell>
          <table:table-cell office:value-type="float" office:value="8.974335" calcext:value-type="float">
            <text:p>8.9743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6.60003" calcext:value-type="float">
            <text:p>26.60003</text:p>
          </table:table-cell>
          <table:table-cell office:value-type="float" office:value="19.48" calcext:value-type="float">
            <text:p>19.48</text:p>
          </table:table-cell>
          <table:table-cell office:value-type="float" office:value="9.9" calcext:value-type="float">
            <text:p>9.9</text:p>
          </table:table-cell>
          <table:table-cell office:value-type="float" office:value="1.299076" calcext:value-type="float">
            <text:p>1.299076</text:p>
          </table:table-cell>
          <table:table-cell office:value-type="float" office:value="1.070851" calcext:value-type="float">
            <text:p>1.070851</text:p>
          </table:table-cell>
          <table:table-cell office:value-type="float" office:value="320.256" calcext:value-type="float">
            <text:p>320.256</text:p>
          </table:table-cell>
          <table:table-cell office:value-type="float" office:value="0" calcext:value-type="float">
            <text:p>0</text:p>
          </table:table-cell>
          <table:table-cell office:value-type="float" office:value="30.64407" calcext:value-type="float">
            <text:p>30.64407</text:p>
          </table:table-cell>
          <table:table-cell office:value-type="float" office:value="8.642059" calcext:value-type="float">
            <text:p>8.642059</text:p>
          </table:table-cell>
          <table:table-cell office:value-type="float" office:value="24.18417" calcext:value-type="float">
            <text:p>24.18417</text:p>
          </table:table-cell>
          <table:table-cell office:value-type="float" office:value="10.21442" calcext:value-type="float">
            <text:p>10.21442</text:p>
          </table:table-cell>
          <table:table-cell office:value-type="float" office:value="20.96027" calcext:value-type="float">
            <text:p>20.96027</text:p>
          </table:table-cell>
          <table:table-cell office:value-type="float" office:value="11.29446" calcext:value-type="float">
            <text:p>11.29446</text:p>
          </table:table-cell>
          <table:table-cell office:value-type="float" office:value="18.63199" calcext:value-type="float">
            <text:p>18.63199</text:p>
          </table:table-cell>
          <table:table-cell office:value-type="float" office:value="12.07935" calcext:value-type="float">
            <text:p>12.07935</text:p>
          </table:table-cell>
          <table:table-cell office:value-type="float" office:value="17.25424" calcext:value-type="float">
            <text:p>17.25424</text:p>
          </table:table-cell>
          <table:table-cell office:value-type="float" office:value="12.51062" calcext:value-type="float">
            <text:p>12.51062</text:p>
          </table:table-cell>
          <table:table-cell office:value-type="float" office:value="15.82596" calcext:value-type="float">
            <text:p>15.82596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14.78699" calcext:value-type="float">
            <text:p>14.78699</text:p>
          </table:table-cell>
          <table:table-cell office:value-type="float" office:value="13.09689" calcext:value-type="float">
            <text:p>13.09689</text:p>
          </table:table-cell>
          <table:table-cell office:value-type="float" office:value="13.35532" calcext:value-type="float">
            <text:p>13.35532</text:p>
          </table:table-cell>
          <table:table-cell office:value-type="float" office:value="13.07822" calcext:value-type="float">
            <text:p>13.07822</text:p>
          </table:table-cell>
          <table:table-cell office:value-type="float" office:value="12.3501" calcext:value-type="float">
            <text:p>12.3501</text:p>
          </table:table-cell>
          <table:table-cell office:value-type="float" office:value="12.32944" calcext:value-type="float">
            <text:p>12.32944</text:p>
          </table:table-cell>
          <table:table-cell office:value-type="float" office:value="11.21106" calcext:value-type="float">
            <text:p>11.21106</text:p>
          </table:table-cell>
          <table:table-cell office:value-type="float" office:value="11.1499" calcext:value-type="float">
            <text:p>11.1499</text:p>
          </table:table-cell>
          <table:table-cell office:value-type="float" office:value="10.22009" calcext:value-type="float">
            <text:p>10.22009</text:p>
          </table:table-cell>
          <table:table-cell office:value-type="float" office:value="10.13043" calcext:value-type="float">
            <text:p>10.13043</text:p>
          </table:table-cell>
          <table:table-cell office:value-type="float" office:value="9.308838" calcext:value-type="float">
            <text:p>9.308838</text:p>
          </table:table-cell>
          <table:table-cell office:value-type="float" office:value="9.173126" calcext:value-type="float">
            <text:p>9.173126</text:p>
          </table:table-cell>
          <table:table-cell office:value-type="float" office:value="8.588135" calcext:value-type="float">
            <text:p>8.588135</text:p>
          </table:table-cell>
          <table:table-cell office:value-type="float" office:value="8.46521" calcext:value-type="float">
            <text:p>8.46521</text:p>
          </table:table-cell>
          <table:table-cell office:value-type="float" office:value="8.326691" calcext:value-type="float">
            <text:p>8.326691</text:p>
          </table:table-cell>
          <table:table-cell office:value-type="float" office:value="8.219208" calcext:value-type="float">
            <text:p>8.219208</text:p>
          </table:table-cell>
          <table:table-cell office:value-type="float" office:value="39.96722" calcext:value-type="float">
            <text:p>39.96722</text:p>
          </table:table-cell>
          <table:table-cell office:value-type="float" office:value="7.267792" calcext:value-type="float">
            <text:p>7.267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3.32748" calcext:value-type="float">
            <text:p>3.32748</text:p>
          </table:table-cell>
          <table:table-cell office:value-type="float" office:value="10.93" calcext:value-type="float">
            <text:p>10.93</text:p>
          </table:table-cell>
          <table:table-cell office:value-type="float" office:value="6.97" calcext:value-type="float">
            <text:p>6.97</text:p>
          </table:table-cell>
          <table:table-cell office:value-type="float" office:value="1.144908" calcext:value-type="float">
            <text:p>1.144908</text:p>
          </table:table-cell>
          <table:table-cell office:value-type="float" office:value="0.8784305" calcext:value-type="float">
            <text:p>0.8784305</text:p>
          </table:table-cell>
          <table:table-cell office:value-type="float" office:value="518.508" calcext:value-type="float">
            <text:p>518.508</text:p>
          </table:table-cell>
          <table:table-cell office:value-type="float" office:value="4.9" calcext:value-type="float">
            <text:p>4.9</text:p>
          </table:table-cell>
          <table:table-cell office:value-type="float" office:value="14.39896" calcext:value-type="float">
            <text:p>14.39896</text:p>
          </table:table-cell>
          <table:table-cell office:value-type="float" office:value="6.334778" calcext:value-type="float">
            <text:p>6.334778</text:p>
          </table:table-cell>
          <table:table-cell office:value-type="float" office:value="14.61984" calcext:value-type="float">
            <text:p>14.61984</text:p>
          </table:table-cell>
          <table:table-cell office:value-type="float" office:value="8.212219" calcext:value-type="float">
            <text:p>8.212219</text:p>
          </table:table-cell>
          <table:table-cell office:value-type="float" office:value="15.95239" calcext:value-type="float">
            <text:p>15.95239</text:p>
          </table:table-cell>
          <table:table-cell office:value-type="float" office:value="9.919952" calcext:value-type="float">
            <text:p>9.919952</text:p>
          </table:table-cell>
          <table:table-cell office:value-type="float" office:value="16.47232" calcext:value-type="float">
            <text:p>16.47232</text:p>
          </table:table-cell>
          <table:table-cell office:value-type="float" office:value="11.37274" calcext:value-type="float">
            <text:p>11.37274</text:p>
          </table:table-cell>
          <table:table-cell office:value-type="float" office:value="16.30042" calcext:value-type="float">
            <text:p>16.30042</text:p>
          </table:table-cell>
          <table:table-cell office:value-type="float" office:value="12.19974" calcext:value-type="float">
            <text:p>12.19974</text:p>
          </table:table-cell>
          <table:table-cell office:value-type="float" office:value="15.76514" calcext:value-type="float">
            <text:p>15.76514</text:p>
          </table:table-cell>
          <table:table-cell office:value-type="float" office:value="13.09653" calcext:value-type="float">
            <text:p>13.09653</text:p>
          </table:table-cell>
          <table:table-cell office:value-type="float" office:value="14.81406" calcext:value-type="float">
            <text:p>14.81406</text:p>
          </table:table-cell>
          <table:table-cell office:value-type="float" office:value="13.42337" calcext:value-type="float">
            <text:p>13.42337</text:p>
          </table:table-cell>
          <table:table-cell office:value-type="float" office:value="13.60635" calcext:value-type="float">
            <text:p>13.60635</text:p>
          </table:table-cell>
          <table:table-cell office:value-type="float" office:value="13.36615" calcext:value-type="float">
            <text:p>13.36615</text:p>
          </table:table-cell>
          <table:table-cell office:value-type="float" office:value="12.45764" calcext:value-type="float">
            <text:p>12.45764</text:p>
          </table:table-cell>
          <table:table-cell office:value-type="float" office:value="12.34225" calcext:value-type="float">
            <text:p>12.34225</text:p>
          </table:table-cell>
          <table:table-cell office:value-type="float" office:value="11.26895" calcext:value-type="float">
            <text:p>11.26895</text:p>
          </table:table-cell>
          <table:table-cell office:value-type="float" office:value="11.21152" calcext:value-type="float">
            <text:p>11.21152</text:p>
          </table:table-cell>
          <table:table-cell office:value-type="float" office:value="10.30084" calcext:value-type="float">
            <text:p>10.30084</text:p>
          </table:table-cell>
          <table:table-cell office:value-type="float" office:value="10.22098" calcext:value-type="float">
            <text:p>10.22098</text:p>
          </table:table-cell>
          <table:table-cell office:value-type="float" office:value="9.434387" calcext:value-type="float">
            <text:p>9.434387</text:p>
          </table:table-cell>
          <table:table-cell office:value-type="float" office:value="9.310242" calcext:value-type="float">
            <text:p>9.310242</text:p>
          </table:table-cell>
          <table:table-cell office:value-type="float" office:value="8.722443" calcext:value-type="float">
            <text:p>8.722443</text:p>
          </table:table-cell>
          <table:table-cell office:value-type="float" office:value="8.589508" calcext:value-type="float">
            <text:p>8.589508</text:p>
          </table:table-cell>
          <table:table-cell office:value-type="float" office:value="8.439667" calcext:value-type="float">
            <text:p>8.439667</text:p>
          </table:table-cell>
          <table:table-cell office:value-type="float" office:value="8.32782" calcext:value-type="float">
            <text:p>8.32782</text:p>
          </table:table-cell>
          <table:table-cell office:value-type="float" office:value="12.82556" calcext:value-type="float">
            <text:p>12.82556</text:p>
          </table:table-cell>
          <table:table-cell office:value-type="float" office:value="4.785889" calcext:value-type="float">
            <text:p>4.785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0.40912" calcext:value-type="float">
            <text:p>20.40912</text:p>
          </table:table-cell>
          <table:table-cell office:value-type="float" office:value="15.63" calcext:value-type="float">
            <text:p>15.63</text:p>
          </table:table-cell>
          <table:table-cell office:value-type="float" office:value="6.77" calcext:value-type="float">
            <text:p>6.77</text:p>
          </table:table-cell>
          <table:table-cell office:value-type="float" office:value="0.9975076" calcext:value-type="float">
            <text:p>0.9975076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638.136" calcext:value-type="float">
            <text:p>638.136</text:p>
          </table:table-cell>
          <table:table-cell office:value-type="float" office:value="0" calcext:value-type="float">
            <text:p>0</text:p>
          </table:table-cell>
          <table:table-cell office:value-type="float" office:value="26.22989" calcext:value-type="float">
            <text:p>26.22989</text:p>
          </table:table-cell>
          <table:table-cell office:value-type="float" office:value="5.754395" calcext:value-type="float">
            <text:p>5.754395</text:p>
          </table:table-cell>
          <table:table-cell office:value-type="float" office:value="21.49432" calcext:value-type="float">
            <text:p>21.49432</text:p>
          </table:table-cell>
          <table:table-cell office:value-type="float" office:value="7.438049" calcext:value-type="float">
            <text:p>7.438049</text:p>
          </table:table-cell>
          <table:table-cell office:value-type="float" office:value="18.31009" calcext:value-type="float">
            <text:p>18.31009</text:p>
          </table:table-cell>
          <table:table-cell office:value-type="float" office:value="8.942993" calcext:value-type="float">
            <text:p>8.942993</text:p>
          </table:table-cell>
          <table:table-cell office:value-type="float" office:value="16.12677" calcext:value-type="float">
            <text:p>16.12677</text:p>
          </table:table-cell>
          <table:table-cell office:value-type="float" office:value="10.2146" calcext:value-type="float">
            <text:p>10.2146</text:p>
          </table:table-cell>
          <table:table-cell office:value-type="float" office:value="14.9548" calcext:value-type="float">
            <text:p>14.9548</text:p>
          </table:table-cell>
          <table:table-cell office:value-type="float" office:value="11.01587" calcext:value-type="float">
            <text:p>11.01587</text:p>
          </table:table-cell>
          <table:table-cell office:value-type="float" office:value="13.95178" calcext:value-type="float">
            <text:p>13.95178</text:p>
          </table:table-cell>
          <table:table-cell office:value-type="float" office:value="11.8551" calcext:value-type="float">
            <text:p>11.8551</text:p>
          </table:table-cell>
          <table:table-cell office:value-type="float" office:value="13.45859" calcext:value-type="float">
            <text:p>13.45859</text:p>
          </table:table-cell>
          <table:table-cell office:value-type="float" office:value="12.37552" calcext:value-type="float">
            <text:p>12.37552</text:p>
          </table:table-cell>
          <table:table-cell office:value-type="float" office:value="13.42032" calcext:value-type="float">
            <text:p>13.42032</text:p>
          </table:table-cell>
          <table:table-cell office:value-type="float" office:value="12.80576" calcext:value-type="float">
            <text:p>12.80576</text:p>
          </table:table-cell>
          <table:table-cell office:value-type="float" office:value="12.45886" calcext:value-type="float">
            <text:p>12.45886</text:p>
          </table:table-cell>
          <table:table-cell office:value-type="float" office:value="12.33685" calcext:value-type="float">
            <text:p>12.33685</text:p>
          </table:table-cell>
          <table:table-cell office:value-type="float" office:value="11.30374" calcext:value-type="float">
            <text:p>11.30374</text:p>
          </table:table-cell>
          <table:table-cell office:value-type="float" office:value="11.26959" calcext:value-type="float">
            <text:p>11.26959</text:p>
          </table:table-cell>
          <table:table-cell office:value-type="float" office:value="10.36374" calcext:value-type="float">
            <text:p>10.36374</text:p>
          </table:table-cell>
          <table:table-cell office:value-type="float" office:value="10.30164" calcext:value-type="float">
            <text:p>10.30164</text:p>
          </table:table-cell>
          <table:table-cell office:value-type="float" office:value="9.536194" calcext:value-type="float">
            <text:p>9.536194</text:p>
          </table:table-cell>
          <table:table-cell office:value-type="float" office:value="9.435669" calcext:value-type="float">
            <text:p>9.435669</text:p>
          </table:table-cell>
          <table:table-cell office:value-type="float" office:value="8.851746" calcext:value-type="float">
            <text:p>8.851746</text:p>
          </table:table-cell>
          <table:table-cell office:value-type="float" office:value="8.723877" calcext:value-type="float">
            <text:p>8.723877</text:p>
          </table:table-cell>
          <table:table-cell office:value-type="float" office:value="8.556274" calcext:value-type="float">
            <text:p>8.556274</text:p>
          </table:table-cell>
          <table:table-cell office:value-type="float" office:value="8.440857" calcext:value-type="float">
            <text:p>8.440857</text:p>
          </table:table-cell>
          <table:table-cell office:value-type="float" office:value="29.13132" calcext:value-type="float">
            <text:p>29.13132</text:p>
          </table:table-cell>
          <table:table-cell office:value-type="float" office:value="4.421844" calcext:value-type="float">
            <text:p>4.421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5.95534" calcext:value-type="float">
            <text:p>25.95534</text:p>
          </table:table-cell>
          <table:table-cell office:value-type="float" office:value="20.31" calcext:value-type="float">
            <text:p>20.31</text:p>
          </table:table-cell>
          <table:table-cell office:value-type="float" office:value="4.28" calcext:value-type="float">
            <text:p>4.28</text:p>
          </table:table-cell>
          <table:table-cell office:value-type="float" office:value="1.122707" calcext:value-type="float">
            <text:p>1.122707</text:p>
          </table:table-cell>
          <table:table-cell office:value-type="float" office:value="0.729679" calcext:value-type="float">
            <text:p>0.729679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0" calcext:value-type="float">
            <text:p>0</text:p>
          </table:table-cell>
          <table:table-cell office:value-type="float" office:value="37.3439" calcext:value-type="float">
            <text:p>37.3439</text:p>
          </table:table-cell>
          <table:table-cell office:value-type="float" office:value="3.775055" calcext:value-type="float">
            <text:p>3.775055</text:p>
          </table:table-cell>
          <table:table-cell office:value-type="float" office:value="25.8692" calcext:value-type="float">
            <text:p>25.8692</text:p>
          </table:table-cell>
          <table:table-cell office:value-type="float" office:value="6.66803" calcext:value-type="float">
            <text:p>6.66803</text:p>
          </table:table-cell>
          <table:table-cell office:value-type="float" office:value="21.64401" calcext:value-type="float">
            <text:p>21.64401</text:p>
          </table:table-cell>
          <table:table-cell office:value-type="float" office:value="8.967255" calcext:value-type="float">
            <text:p>8.967255</text:p>
          </table:table-cell>
          <table:table-cell office:value-type="float" office:value="18.61713" calcext:value-type="float">
            <text:p>18.61713</text:p>
          </table:table-cell>
          <table:table-cell office:value-type="float" office:value="10.64691" calcext:value-type="float">
            <text:p>10.64691</text:p>
          </table:table-cell>
          <table:table-cell office:value-type="float" office:value="16.90704" calcext:value-type="float">
            <text:p>16.90704</text:p>
          </table:table-cell>
          <table:table-cell office:value-type="float" office:value="11.55112" calcext:value-type="float">
            <text:p>11.55112</text:p>
          </table:table-cell>
          <table:table-cell office:value-type="float" office:value="15.39423" calcext:value-type="float">
            <text:p>15.39423</text:p>
          </table:table-cell>
          <table:table-cell office:value-type="float" office:value="12.34503" calcext:value-type="float">
            <text:p>12.34503</text:p>
          </table:table-cell>
          <table:table-cell office:value-type="float" office:value="14.33173" calcext:value-type="float">
            <text:p>14.33173</text:p>
          </table:table-cell>
          <table:table-cell office:value-type="float" office:value="12.62036" calcext:value-type="float">
            <text:p>12.62036</text:p>
          </table:table-cell>
          <table:table-cell office:value-type="float" office:value="12.97516" calcext:value-type="float">
            <text:p>12.97516</text:p>
          </table:table-cell>
          <table:table-cell office:value-type="float" office:value="12.74597" calcext:value-type="float">
            <text:p>12.74597</text:p>
          </table:table-cell>
          <table:table-cell office:value-type="float" office:value="12.33551" calcext:value-type="float">
            <text:p>12.33551</text:p>
          </table:table-cell>
          <table:table-cell office:value-type="float" office:value="12.23987" calcext:value-type="float">
            <text:p>12.23987</text:p>
          </table:table-cell>
          <table:table-cell office:value-type="float" office:value="11.30438" calcext:value-type="float">
            <text:p>11.30438</text:p>
          </table:table-cell>
          <table:table-cell office:value-type="float" office:value="11.29996" calcext:value-type="float">
            <text:p>11.29996</text:p>
          </table:table-cell>
          <table:table-cell office:value-type="float" office:value="10.40509" calcext:value-type="float">
            <text:p>10.40509</text:p>
          </table:table-cell>
          <table:table-cell office:value-type="float" office:value="10.36423" calcext:value-type="float">
            <text:p>10.36423</text:p>
          </table:table-cell>
          <table:table-cell office:value-type="float" office:value="9.61203" calcext:value-type="float">
            <text:p>9.61203</text:p>
          </table:table-cell>
          <table:table-cell office:value-type="float" office:value="9.537079" calcext:value-type="float">
            <text:p>9.537079</text:p>
          </table:table-cell>
          <table:table-cell office:value-type="float" office:value="8.962402" calcext:value-type="float">
            <text:p>8.962402</text:p>
          </table:table-cell>
          <table:table-cell office:value-type="float" office:value="8.852997" calcext:value-type="float">
            <text:p>8.852997</text:p>
          </table:table-cell>
          <table:table-cell office:value-type="float" office:value="8.672455" calcext:value-type="float">
            <text:p>8.672455</text:p>
          </table:table-cell>
          <table:table-cell office:value-type="float" office:value="8.557526" calcext:value-type="float">
            <text:p>8.557526</text:p>
          </table:table-cell>
          <table:table-cell office:value-type="float" office:value="37.34381" calcext:value-type="float">
            <text:p>37.34381</text:p>
          </table:table-cell>
          <table:table-cell office:value-type="float" office:value="1.599976" calcext:value-type="float">
            <text:p>1.5999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0.81246" calcext:value-type="float">
            <text:p>20.81246</text:p>
          </table:table-cell>
          <table:table-cell office:value-type="float" office:value="25.47" calcext:value-type="float">
            <text:p>25.47</text:p>
          </table:table-cell>
          <table:table-cell office:value-type="float" office:value="12.13" calcext:value-type="float">
            <text:p>12.13</text:p>
          </table:table-cell>
          <table:table-cell office:value-type="float" office:value="1.507802" calcext:value-type="float">
            <text:p>1.507802</text:p>
          </table:table-cell>
          <table:table-cell office:value-type="float" office:value="1.08829" calcext:value-type="float">
            <text:p>1.08829</text:p>
          </table:table-cell>
          <table:table-cell office:value-type="float" office:value="351" calcext:value-type="float">
            <text:p>351</text:p>
          </table:table-cell>
          <table:table-cell office:value-type="float" office:value="1.2" calcext:value-type="float">
            <text:p>1.2</text:p>
          </table:table-cell>
          <table:table-cell office:value-type="float" office:value="50.63937" calcext:value-type="float">
            <text:p>50.63937</text:p>
          </table:table-cell>
          <table:table-cell office:value-type="float" office:value="10.85666" calcext:value-type="float">
            <text:p>10.85666</text:p>
          </table:table-cell>
          <table:table-cell office:value-type="float" office:value="34.4166" calcext:value-type="float">
            <text:p>34.4166</text:p>
          </table:table-cell>
          <table:table-cell office:value-type="float" office:value="13.03589" calcext:value-type="float">
            <text:p>13.03589</text:p>
          </table:table-cell>
          <table:table-cell office:value-type="float" office:value="27.66168" calcext:value-type="float">
            <text:p>27.66168</text:p>
          </table:table-cell>
          <table:table-cell office:value-type="float" office:value="14.07993" calcext:value-type="float">
            <text:p>14.07993</text:p>
          </table:table-cell>
          <table:table-cell office:value-type="float" office:value="23.03598" calcext:value-type="float">
            <text:p>23.03598</text:p>
          </table:table-cell>
          <table:table-cell office:value-type="float" office:value="14.57672" calcext:value-type="float">
            <text:p>14.57672</text:p>
          </table:table-cell>
          <table:table-cell office:value-type="float" office:value="20.42123" calcext:value-type="float">
            <text:p>20.42123</text:p>
          </table:table-cell>
          <table:table-cell office:value-type="float" office:value="14.67535" calcext:value-type="float">
            <text:p>14.67535</text:p>
          </table:table-cell>
          <table:table-cell office:value-type="float" office:value="17.98331" calcext:value-type="float">
            <text:p>17.98331</text:p>
          </table:table-cell>
          <table:table-cell office:value-type="float" office:value="14.59689" calcext:value-type="float">
            <text:p>14.59689</text:p>
          </table:table-cell>
          <table:table-cell office:value-type="float" office:value="16.30316" calcext:value-type="float">
            <text:p>16.30316</text:p>
          </table:table-cell>
          <table:table-cell office:value-type="float" office:value="14.14801" calcext:value-type="float">
            <text:p>14.14801</text:p>
          </table:table-cell>
          <table:table-cell office:value-type="float" office:value="13.95013" calcext:value-type="float">
            <text:p>13.95013</text:p>
          </table:table-cell>
          <table:table-cell office:value-type="float" office:value="12.98633" calcext:value-type="float">
            <text:p>12.98633</text:p>
          </table:table-cell>
          <table:table-cell office:value-type="float" office:value="12.38397" calcext:value-type="float">
            <text:p>12.38397</text:p>
          </table:table-cell>
          <table:table-cell office:value-type="float" office:value="12.23987" calcext:value-type="float">
            <text:p>12.23987</text:p>
          </table:table-cell>
          <table:table-cell office:value-type="float" office:value="11.31055" calcext:value-type="float">
            <text:p>11.31055</text:p>
          </table:table-cell>
          <table:table-cell office:value-type="float" office:value="11.29868" calcext:value-type="float">
            <text:p>11.29868</text:p>
          </table:table-cell>
          <table:table-cell office:value-type="float" office:value="10.43915" calcext:value-type="float">
            <text:p>10.43915</text:p>
          </table:table-cell>
          <table:table-cell office:value-type="float" office:value="10.40546" calcext:value-type="float">
            <text:p>10.40546</text:p>
          </table:table-cell>
          <table:table-cell office:value-type="float" office:value="9.677185" calcext:value-type="float">
            <text:p>9.677185</text:p>
          </table:table-cell>
          <table:table-cell office:value-type="float" office:value="9.612762" calcext:value-type="float">
            <text:p>9.612762</text:p>
          </table:table-cell>
          <table:table-cell office:value-type="float" office:value="9.059601" calcext:value-type="float">
            <text:p>9.059601</text:p>
          </table:table-cell>
          <table:table-cell office:value-type="float" office:value="8.96344" calcext:value-type="float">
            <text:p>8.96344</text:p>
          </table:table-cell>
          <table:table-cell office:value-type="float" office:value="8.784607" calcext:value-type="float">
            <text:p>8.784607</text:p>
          </table:table-cell>
          <table:table-cell office:value-type="float" office:value="8.673645" calcext:value-type="float">
            <text:p>8.673645</text:p>
          </table:table-cell>
          <table:table-cell office:value-type="float" office:value="50.63919" calcext:value-type="float">
            <text:p>50.63919</text:p>
          </table:table-cell>
          <table:table-cell office:value-type="float" office:value="10.85666" calcext:value-type="float">
            <text:p>10.856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4.91528" calcext:value-type="float">
            <text:p>24.91528</text:p>
          </table:table-cell>
          <table:table-cell office:value-type="float" office:value="24.6" calcext:value-type="float">
            <text:p>24.6</text:p>
          </table:table-cell>
          <table:table-cell office:value-type="float" office:value="8.87" calcext:value-type="float">
            <text:p>8.87</text:p>
          </table:table-cell>
          <table:table-cell office:value-type="float" office:value="1.312354" calcext:value-type="float">
            <text:p>1.312354</text:p>
          </table:table-cell>
          <table:table-cell office:value-type="float" office:value="0.9448283" calcext:value-type="float">
            <text:p>0.9448283</text:p>
          </table:table-cell>
          <table:table-cell office:value-type="float" office:value="367.812" calcext:value-type="float">
            <text:p>367.812</text:p>
          </table:table-cell>
          <table:table-cell office:value-type="float" office:value="0.3" calcext:value-type="float">
            <text:p>0.3</text:p>
          </table:table-cell>
          <table:table-cell office:value-type="float" office:value="45.39404" calcext:value-type="float">
            <text:p>45.39404</text:p>
          </table:table-cell>
          <table:table-cell office:value-type="float" office:value="8.745575" calcext:value-type="float">
            <text:p>8.745575</text:p>
          </table:table-cell>
          <table:table-cell office:value-type="float" office:value="32.43741" calcext:value-type="float">
            <text:p>32.43741</text:p>
          </table:table-cell>
          <table:table-cell office:value-type="float" office:value="12.25476" calcext:value-type="float">
            <text:p>12.25476</text:p>
          </table:table-cell>
          <table:table-cell office:value-type="float" office:value="27.40619" calcext:value-type="float">
            <text:p>27.40619</text:p>
          </table:table-cell>
          <table:table-cell office:value-type="float" office:value="14.17569" calcext:value-type="float">
            <text:p>14.17569</text:p>
          </table:table-cell>
          <table:table-cell office:value-type="float" office:value="23.56323" calcext:value-type="float">
            <text:p>23.56323</text:p>
          </table:table-cell>
          <table:table-cell office:value-type="float" office:value="15.3461" calcext:value-type="float">
            <text:p>15.3461</text:p>
          </table:table-cell>
          <table:table-cell office:value-type="float" office:value="21.21506" calcext:value-type="float">
            <text:p>21.21506</text:p>
          </table:table-cell>
          <table:table-cell office:value-type="float" office:value="15.76645" calcext:value-type="float">
            <text:p>15.76645</text:p>
          </table:table-cell>
          <table:table-cell office:value-type="float" office:value="18.9231" calcext:value-type="float">
            <text:p>18.9231</text:p>
          </table:table-cell>
          <table:table-cell office:value-type="float" office:value="15.89886" calcext:value-type="float">
            <text:p>15.89886</text:p>
          </table:table-cell>
          <table:table-cell office:value-type="float" office:value="17.21942" calcext:value-type="float">
            <text:p>17.21942</text:p>
          </table:table-cell>
          <table:table-cell office:value-type="float" office:value="15.39197" calcext:value-type="float">
            <text:p>15.39197</text:p>
          </table:table-cell>
          <table:table-cell office:value-type="float" office:value="14.78748" calcext:value-type="float">
            <text:p>14.78748</text:p>
          </table:table-cell>
          <table:table-cell office:value-type="float" office:value="13.96762" calcext:value-type="float">
            <text:p>13.96762</text:p>
          </table:table-cell>
          <table:table-cell office:value-type="float" office:value="12.76419" calcext:value-type="float">
            <text:p>12.76419</text:p>
          </table:table-cell>
          <table:table-cell office:value-type="float" office:value="12.38748" calcext:value-type="float">
            <text:p>12.38748</text:p>
          </table:table-cell>
          <table:table-cell office:value-type="float" office:value="11.3905" calcext:value-type="float">
            <text:p>11.3905</text:p>
          </table:table-cell>
          <table:table-cell office:value-type="float" office:value="11.31097" calcext:value-type="float">
            <text:p>11.31097</text:p>
          </table:table-cell>
          <table:table-cell office:value-type="float" office:value="10.48572" calcext:value-type="float">
            <text:p>10.48572</text:p>
          </table:table-cell>
          <table:table-cell office:value-type="float" office:value="10.43954" calcext:value-type="float">
            <text:p>10.43954</text:p>
          </table:table-cell>
          <table:table-cell office:value-type="float" office:value="9.739105" calcext:value-type="float">
            <text:p>9.739105</text:p>
          </table:table-cell>
          <table:table-cell office:value-type="float" office:value="9.677826" calcext:value-type="float">
            <text:p>9.677826</text:p>
          </table:table-cell>
          <table:table-cell office:value-type="float" office:value="9.149445" calcext:value-type="float">
            <text:p>9.149445</text:p>
          </table:table-cell>
          <table:table-cell office:value-type="float" office:value="9.060577" calcext:value-type="float">
            <text:p>9.060577</text:p>
          </table:table-cell>
          <table:table-cell office:value-type="float" office:value="8.889709" calcext:value-type="float">
            <text:p>8.889709</text:p>
          </table:table-cell>
          <table:table-cell office:value-type="float" office:value="8.785736" calcext:value-type="float">
            <text:p>8.785736</text:p>
          </table:table-cell>
          <table:table-cell office:value-type="float" office:value="45.39386" calcext:value-type="float">
            <text:p>45.39386</text:p>
          </table:table-cell>
          <table:table-cell office:value-type="float" office:value="8.745575" calcext:value-type="float">
            <text:p>8.745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12.07908" calcext:value-type="float">
            <text:p>12.07908</text:p>
          </table:table-cell>
          <table:table-cell office:value-type="float" office:value="17.36" calcext:value-type="float">
            <text:p>17.36</text:p>
          </table:table-cell>
          <table:table-cell office:value-type="float" office:value="8.9" calcext:value-type="float">
            <text:p>8.9</text:p>
          </table:table-cell>
          <table:table-cell office:value-type="float" office:value="1.223351" calcext:value-type="float">
            <text:p>1.223351</text:p>
          </table:table-cell>
          <table:table-cell office:value-type="float" office:value="1.001316" calcext:value-type="float">
            <text:p>1.001316</text:p>
          </table:table-cell>
          <table:table-cell office:value-type="float" office:value="225.684" calcext:value-type="float">
            <text:p>225.684</text:p>
          </table:table-cell>
          <table:table-cell office:value-type="float" office:value="0" calcext:value-type="float">
            <text:p>0</text:p>
          </table:table-cell>
          <table:table-cell office:value-type="float" office:value="30.99344" calcext:value-type="float">
            <text:p>30.99344</text:p>
          </table:table-cell>
          <table:table-cell office:value-type="float" office:value="10.27536" calcext:value-type="float">
            <text:p>10.27536</text:p>
          </table:table-cell>
          <table:table-cell office:value-type="float" office:value="24.70572" calcext:value-type="float">
            <text:p>24.70572</text:p>
          </table:table-cell>
          <table:table-cell office:value-type="float" office:value="14.01465" calcext:value-type="float">
            <text:p>14.01465</text:p>
          </table:table-cell>
          <table:table-cell office:value-type="float" office:value="21.89493" calcext:value-type="float">
            <text:p>21.89493</text:p>
          </table:table-cell>
          <table:table-cell office:value-type="float" office:value="15.74048" calcext:value-type="float">
            <text:p>15.74048</text:p>
          </table:table-cell>
          <table:table-cell office:value-type="float" office:value="20.12497" calcext:value-type="float">
            <text:p>20.12497</text:p>
          </table:table-cell>
          <table:table-cell office:value-type="float" office:value="16.50455" calcext:value-type="float">
            <text:p>16.50455</text:p>
          </table:table-cell>
          <table:table-cell office:value-type="float" office:value="19.74985" calcext:value-type="float">
            <text:p>19.74985</text:p>
          </table:table-cell>
          <table:table-cell office:value-type="float" office:value="16.71823" calcext:value-type="float">
            <text:p>16.71823</text:p>
          </table:table-cell>
          <table:table-cell office:value-type="float" office:value="18.81638" calcext:value-type="float">
            <text:p>18.81638</text:p>
          </table:table-cell>
          <table:table-cell office:value-type="float" office:value="16.6662" calcext:value-type="float">
            <text:p>16.6662</text:p>
          </table:table-cell>
          <table:table-cell office:value-type="float" office:value="17.24551" calcext:value-type="float">
            <text:p>17.24551</text:p>
          </table:table-cell>
          <table:table-cell office:value-type="float" office:value="16.14819" calcext:value-type="float">
            <text:p>16.14819</text:p>
          </table:table-cell>
          <table:table-cell office:value-type="float" office:value="15.18921" calcext:value-type="float">
            <text:p>15.18921</text:p>
          </table:table-cell>
          <table:table-cell office:value-type="float" office:value="14.80304" calcext:value-type="float">
            <text:p>14.80304</text:p>
          </table:table-cell>
          <table:table-cell office:value-type="float" office:value="13.18484" calcext:value-type="float">
            <text:p>13.18484</text:p>
          </table:table-cell>
          <table:table-cell office:value-type="float" office:value="12.76877" calcext:value-type="float">
            <text:p>12.76877</text:p>
          </table:table-cell>
          <table:table-cell office:value-type="float" office:value="11.54001" calcext:value-type="float">
            <text:p>11.54001</text:p>
          </table:table-cell>
          <table:table-cell office:value-type="float" office:value="11.39169" calcext:value-type="float">
            <text:p>11.39169</text:p>
          </table:table-cell>
          <table:table-cell office:value-type="float" office:value="10.55927" calcext:value-type="float">
            <text:p>10.55927</text:p>
          </table:table-cell>
          <table:table-cell office:value-type="float" office:value="10.4863" calcext:value-type="float">
            <text:p>10.4863</text:p>
          </table:table-cell>
          <table:table-cell office:value-type="float" office:value="9.804749" calcext:value-type="float">
            <text:p>9.804749</text:p>
          </table:table-cell>
          <table:table-cell office:value-type="float" office:value="9.739746" calcext:value-type="float">
            <text:p>9.739746</text:p>
          </table:table-cell>
          <table:table-cell office:value-type="float" office:value="9.234833" calcext:value-type="float">
            <text:p>9.234833</text:p>
          </table:table-cell>
          <table:table-cell office:value-type="float" office:value="9.15036" calcext:value-type="float">
            <text:p>9.15036</text:p>
          </table:table-cell>
          <table:table-cell office:value-type="float" office:value="8.987854" calcext:value-type="float">
            <text:p>8.987854</text:p>
          </table:table-cell>
          <table:table-cell office:value-type="float" office:value="8.890778" calcext:value-type="float">
            <text:p>8.890778</text:p>
          </table:table-cell>
          <table:table-cell office:value-type="float" office:value="30.99338" calcext:value-type="float">
            <text:p>30.99338</text:p>
          </table:table-cell>
          <table:table-cell office:value-type="float" office:value="10.27539" calcext:value-type="float">
            <text:p>10.275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1.663" calcext:value-type="float">
            <text:p>21.663</text:p>
          </table:table-cell>
          <table:table-cell office:value-type="float" office:value="20.21" calcext:value-type="float">
            <text:p>20.21</text:p>
          </table:table-cell>
          <table:table-cell office:value-type="float" office:value="9.79" calcext:value-type="float">
            <text:p>9.79</text:p>
          </table:table-cell>
          <table:table-cell office:value-type="float" office:value="1.252428" calcext:value-type="float">
            <text:p>1.252428</text:p>
          </table:table-cell>
          <table:table-cell office:value-type="float" office:value="1.030908" calcext:value-type="float">
            <text:p>1.030908</text:p>
          </table:table-cell>
          <table:table-cell office:value-type="float" office:value="280.656" calcext:value-type="float">
            <text:p>280.656</text:p>
          </table:table-cell>
          <table:table-cell office:value-type="float" office:value="0" calcext:value-type="float">
            <text:p>0</text:p>
          </table:table-cell>
          <table:table-cell office:value-type="float" office:value="42.16354" calcext:value-type="float">
            <text:p>42.16354</text:p>
          </table:table-cell>
          <table:table-cell office:value-type="float" office:value="9.49118" calcext:value-type="float">
            <text:p>9.49118</text:p>
          </table:table-cell>
          <table:table-cell office:value-type="float" office:value="30.87256" calcext:value-type="float">
            <text:p>30.87256</text:p>
          </table:table-cell>
          <table:table-cell office:value-type="float" office:value="12.63742" calcext:value-type="float">
            <text:p>12.63742</text:p>
          </table:table-cell>
          <table:table-cell office:value-type="float" office:value="26.11804" calcext:value-type="float">
            <text:p>26.11804</text:p>
          </table:table-cell>
          <table:table-cell office:value-type="float" office:value="14.27698" calcext:value-type="float">
            <text:p>14.27698</text:p>
          </table:table-cell>
          <table:table-cell office:value-type="float" office:value="22.72983" calcext:value-type="float">
            <text:p>22.72983</text:p>
          </table:table-cell>
          <table:table-cell office:value-type="float" office:value="15.3074" calcext:value-type="float">
            <text:p>15.3074</text:p>
          </table:table-cell>
          <table:table-cell office:value-type="float" office:value="20.69684" calcext:value-type="float">
            <text:p>20.69684</text:p>
          </table:table-cell>
          <table:table-cell office:value-type="float" office:value="15.7522" calcext:value-type="float">
            <text:p>15.7522</text:p>
          </table:table-cell>
          <table:table-cell office:value-type="float" office:value="18.74933" calcext:value-type="float">
            <text:p>18.74933</text:p>
          </table:table-cell>
          <table:table-cell office:value-type="float" office:value="15.99542" calcext:value-type="float">
            <text:p>15.99542</text:p>
          </table:table-cell>
          <table:table-cell office:value-type="float" office:value="17.34943" calcext:value-type="float">
            <text:p>17.34943</text:p>
          </table:table-cell>
          <table:table-cell office:value-type="float" office:value="15.75671" calcext:value-type="float">
            <text:p>15.75671</text:p>
          </table:table-cell>
          <table:table-cell office:value-type="float" office:value="15.35468" calcext:value-type="float">
            <text:p>15.35468</text:p>
          </table:table-cell>
          <table:table-cell office:value-type="float" office:value="15.10858" calcext:value-type="float">
            <text:p>15.1085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18832" calcext:value-type="float">
            <text:p>13.18832</text:p>
          </table:table-cell>
          <table:table-cell office:value-type="float" office:value="11.71494" calcext:value-type="float">
            <text:p>11.71494</text:p>
          </table:table-cell>
          <table:table-cell office:value-type="float" office:value="11.54178" calcext:value-type="float">
            <text:p>11.54178</text:p>
          </table:table-cell>
          <table:table-cell office:value-type="float" office:value="10.65973" calcext:value-type="float">
            <text:p>10.65973</text:p>
          </table:table-cell>
          <table:table-cell office:value-type="float" office:value="10.56018" calcext:value-type="float">
            <text:p>10.56018</text:p>
          </table:table-cell>
          <table:table-cell office:value-type="float" office:value="9.879303" calcext:value-type="float">
            <text:p>9.879303</text:p>
          </table:table-cell>
          <table:table-cell office:value-type="float" office:value="9.80545" calcext:value-type="float">
            <text:p>9.80545</text:p>
          </table:table-cell>
          <table:table-cell office:value-type="float" office:value="9.318512" calcext:value-type="float">
            <text:p>9.318512</text:p>
          </table:table-cell>
          <table:table-cell office:value-type="float" office:value="9.235718" calcext:value-type="float">
            <text:p>9.235718</text:p>
          </table:table-cell>
          <table:table-cell office:value-type="float" office:value="9.081116" calcext:value-type="float">
            <text:p>9.081116</text:p>
          </table:table-cell>
          <table:table-cell office:value-type="float" office:value="8.988861" calcext:value-type="float">
            <text:p>8.988861</text:p>
          </table:table-cell>
          <table:table-cell office:value-type="float" office:value="42.16342" calcext:value-type="float">
            <text:p>42.16342</text:p>
          </table:table-cell>
          <table:table-cell office:value-type="float" office:value="9.491211" calcext:value-type="float">
            <text:p>9.491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8.28176" calcext:value-type="float">
            <text:p>28.28176</text:p>
          </table:table-cell>
          <table:table-cell office:value-type="float" office:value="24.38" calcext:value-type="float">
            <text:p>24.38</text:p>
          </table:table-cell>
          <table:table-cell office:value-type="float" office:value="9.87" calcext:value-type="float">
            <text:p>9.87</text:p>
          </table:table-cell>
          <table:table-cell office:value-type="float" office:value="1.231396" calcext:value-type="float">
            <text:p>1.231396</text:p>
          </table:table-cell>
          <table:table-cell office:value-type="float" office:value="1.001259" calcext:value-type="float">
            <text:p>1.001259</text:p>
          </table:table-cell>
          <table:table-cell office:value-type="float" office:value="229.32" calcext:value-type="float">
            <text:p>229.32</text:p>
          </table:table-cell>
          <table:table-cell office:value-type="float" office:value="0" calcext:value-type="float">
            <text:p>0</text:p>
          </table:table-cell>
          <table:table-cell office:value-type="float" office:value="48.44727" calcext:value-type="float">
            <text:p>48.44727</text:p>
          </table:table-cell>
          <table:table-cell office:value-type="float" office:value="10.17749" calcext:value-type="float">
            <text:p>10.17749</text:p>
          </table:table-cell>
          <table:table-cell office:value-type="float" office:value="35.79852" calcext:value-type="float">
            <text:p>35.79852</text:p>
          </table:table-cell>
          <table:table-cell office:value-type="float" office:value="13.70883" calcext:value-type="float">
            <text:p>13.70883</text:p>
          </table:table-cell>
          <table:table-cell office:value-type="float" office:value="30.23038" calcext:value-type="float">
            <text:p>30.23038</text:p>
          </table:table-cell>
          <table:table-cell office:value-type="float" office:value="15.47324" calcext:value-type="float">
            <text:p>15.47324</text:p>
          </table:table-cell>
          <table:table-cell office:value-type="float" office:value="25.89331" calcext:value-type="float">
            <text:p>25.89331</text:p>
          </table:table-cell>
          <table:table-cell office:value-type="float" office:value="16.52759" calcext:value-type="float">
            <text:p>16.52759</text:p>
          </table:table-cell>
          <table:table-cell office:value-type="float" office:value="23.24554" calcext:value-type="float">
            <text:p>23.24554</text:p>
          </table:table-cell>
          <table:table-cell office:value-type="float" office:value="16.9137" calcext:value-type="float">
            <text:p>16.9137</text:p>
          </table:table-cell>
          <table:table-cell office:value-type="float" office:value="20.69467" calcext:value-type="float">
            <text:p>20.69467</text:p>
          </table:table-cell>
          <table:table-cell office:value-type="float" office:value="17.04498" calcext:value-type="float">
            <text:p>17.04498</text:p>
          </table:table-cell>
          <table:table-cell office:value-type="float" office:value="18.78827" calcext:value-type="float">
            <text:p>18.78827</text:p>
          </table:table-cell>
          <table:table-cell office:value-type="float" office:value="16.57858" calcext:value-type="float">
            <text:p>16.57858</text:p>
          </table:table-cell>
          <table:table-cell office:value-type="float" office:value="16.05023" calcext:value-type="float">
            <text:p>16.05023</text:p>
          </table:table-cell>
          <table:table-cell office:value-type="float" office:value="15.36584" calcext:value-type="float">
            <text:p>15.36584</text:p>
          </table:table-cell>
          <table:table-cell office:value-type="float" office:value="13.74173" calcext:value-type="float">
            <text:p>13.74173</text:p>
          </table:table-cell>
          <table:table-cell office:value-type="float" office:value="13.44278" calcext:value-type="float">
            <text:p>13.44278</text:p>
          </table:table-cell>
          <table:table-cell office:value-type="float" office:value="11.89511" calcext:value-type="float">
            <text:p>11.89511</text:p>
          </table:table-cell>
          <table:table-cell office:value-type="float" office:value="11.71674" calcext:value-type="float">
            <text:p>11.71674</text:p>
          </table:table-cell>
          <table:table-cell office:value-type="float" office:value="10.77631" calcext:value-type="float">
            <text:p>10.77631</text:p>
          </table:table-cell>
          <table:table-cell office:value-type="float" office:value="10.66086" calcext:value-type="float">
            <text:p>10.66086</text:p>
          </table:table-cell>
          <table:table-cell office:value-type="float" office:value="9.963684" calcext:value-type="float">
            <text:p>9.963684</text:p>
          </table:table-cell>
          <table:table-cell office:value-type="float" office:value="9.880127" calcext:value-type="float">
            <text:p>9.880127</text:p>
          </table:table-cell>
          <table:table-cell office:value-type="float" office:value="9.40274" calcext:value-type="float">
            <text:p>9.40274</text:p>
          </table:table-cell>
          <table:table-cell office:value-type="float" office:value="9.319366" calcext:value-type="float">
            <text:p>9.319366</text:p>
          </table:table-cell>
          <table:table-cell office:value-type="float" office:value="9.170227" calcext:value-type="float">
            <text:p>9.170227</text:p>
          </table:table-cell>
          <table:table-cell office:value-type="float" office:value="9.082062" calcext:value-type="float">
            <text:p>9.082062</text:p>
          </table:table-cell>
          <table:table-cell office:value-type="float" office:value="48.44708" calcext:value-type="float">
            <text:p>48.44708</text:p>
          </table:table-cell>
          <table:table-cell office:value-type="float" office:value="10.17752" calcext:value-type="float">
            <text:p>10.17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4.0544" calcext:value-type="float">
            <text:p>24.0544</text:p>
          </table:table-cell>
          <table:table-cell office:value-type="float" office:value="27.07" calcext:value-type="float">
            <text:p>27.07</text:p>
          </table:table-cell>
          <table:table-cell office:value-type="float" office:value="13.32" calcext:value-type="float">
            <text:p>13.32</text:p>
          </table:table-cell>
          <table:table-cell office:value-type="float" office:value="1.674136" calcext:value-type="float">
            <text:p>1.674136</text:p>
          </table:table-cell>
          <table:table-cell office:value-type="float" office:value="1.218032" calcext:value-type="float">
            <text:p>1.218032</text:p>
          </table:table-cell>
          <table:table-cell office:value-type="float" office:value="417.78" calcext:value-type="float">
            <text:p>417.78</text:p>
          </table:table-cell>
          <table:table-cell office:value-type="float" office:value="0" calcext:value-type="float">
            <text:p>0</text:p>
          </table:table-cell>
          <table:table-cell office:value-type="float" office:value="50.90115" calcext:value-type="float">
            <text:p>50.90115</text:p>
          </table:table-cell>
          <table:table-cell office:value-type="float" office:value="13.51913" calcext:value-type="float">
            <text:p>13.51913</text:p>
          </table:table-cell>
          <table:table-cell office:value-type="float" office:value="37.30301" calcext:value-type="float">
            <text:p>37.30301</text:p>
          </table:table-cell>
          <table:table-cell office:value-type="float" office:value="16.80981" calcext:value-type="float">
            <text:p>16.80981</text:p>
          </table:table-cell>
          <table:table-cell office:value-type="float" office:value="31.86765" calcext:value-type="float">
            <text:p>31.86765</text:p>
          </table:table-cell>
          <table:table-cell office:value-type="float" office:value="18.29938" calcext:value-type="float">
            <text:p>18.29938</text:p>
          </table:table-cell>
          <table:table-cell office:value-type="float" office:value="27.48148" calcext:value-type="float">
            <text:p>27.48148</text:p>
          </table:table-cell>
          <table:table-cell office:value-type="float" office:value="19.03702" calcext:value-type="float">
            <text:p>19.03702</text:p>
          </table:table-cell>
          <table:table-cell office:value-type="float" office:value="24.79803" calcext:value-type="float">
            <text:p>24.79803</text:p>
          </table:table-cell>
          <table:table-cell office:value-type="float" office:value="19.15549" calcext:value-type="float">
            <text:p>19.15549</text:p>
          </table:table-cell>
          <table:table-cell office:value-type="float" office:value="22.18744" calcext:value-type="float">
            <text:p>22.18744</text:p>
          </table:table-cell>
          <table:table-cell office:value-type="float" office:value="18.95193" calcext:value-type="float">
            <text:p>18.95193</text:p>
          </table:table-cell>
          <table:table-cell office:value-type="float" office:value="20.12375" calcext:value-type="float">
            <text:p>20.12375</text:p>
          </table:table-cell>
          <table:table-cell office:value-type="float" office:value="18.1033" calcext:value-type="float">
            <text:p>18.1033</text:p>
          </table:table-cell>
          <table:table-cell office:value-type="float" office:value="17.07684" calcext:value-type="float">
            <text:p>17.07684</text:p>
          </table:table-cell>
          <table:table-cell office:value-type="float" office:value="16.06763" calcext:value-type="float">
            <text:p>16.06763</text:p>
          </table:table-cell>
          <table:table-cell office:value-type="float" office:value="14.21628" calcext:value-type="float">
            <text:p>14.21628</text:p>
          </table:table-cell>
          <table:table-cell office:value-type="float" office:value="13.746" calcext:value-type="float">
            <text:p>13.746</text:p>
          </table:table-cell>
          <table:table-cell office:value-type="float" office:value="12.10956" calcext:value-type="float">
            <text:p>12.10956</text:p>
          </table:table-cell>
          <table:table-cell office:value-type="float" office:value="11.89703" calcext:value-type="float">
            <text:p>11.89703</text:p>
          </table:table-cell>
          <table:table-cell office:value-type="float" office:value="10.90842" calcext:value-type="float">
            <text:p>10.90842</text:p>
          </table:table-cell>
          <table:table-cell office:value-type="float" office:value="10.77759" calcext:value-type="float">
            <text:p>10.77759</text:p>
          </table:table-cell>
          <table:table-cell office:value-type="float" office:value="10.05746" calcext:value-type="float">
            <text:p>10.05746</text:p>
          </table:table-cell>
          <table:table-cell office:value-type="float" office:value="9.96463" calcext:value-type="float">
            <text:p>9.96463</text:p>
          </table:table-cell>
          <table:table-cell office:value-type="float" office:value="9.488342" calcext:value-type="float">
            <text:p>9.488342</text:p>
          </table:table-cell>
          <table:table-cell office:value-type="float" office:value="9.403595" calcext:value-type="float">
            <text:p>9.403595</text:p>
          </table:table-cell>
          <table:table-cell office:value-type="float" office:value="9.256378" calcext:value-type="float">
            <text:p>9.256378</text:p>
          </table:table-cell>
          <table:table-cell office:value-type="float" office:value="9.171112" calcext:value-type="float">
            <text:p>9.171112</text:p>
          </table:table-cell>
          <table:table-cell office:value-type="float" office:value="50.90097" calcext:value-type="float">
            <text:p>50.90097</text:p>
          </table:table-cell>
          <table:table-cell office:value-type="float" office:value="13.51917" calcext:value-type="float">
            <text:p>13.51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8.39" calcext:value-type="float">
            <text:p>18.39</text:p>
          </table:table-cell>
          <table:table-cell office:value-type="float" office:value="8.11" calcext:value-type="float">
            <text:p>8.11</text:p>
          </table:table-cell>
          <table:table-cell office:value-type="float" office:value="1.708564" calcext:value-type="float">
            <text:p>1.708564</text:p>
          </table:table-cell>
          <table:table-cell office:value-type="float" office:value="0.9127346" calcext:value-type="float">
            <text:p>0.9127346</text:p>
          </table:table-cell>
          <table:table-cell office:value-type="float" office:value="488.7" calcext:value-type="float">
            <text:p>488.7</text:p>
          </table:table-cell>
          <table:table-cell office:value-type="float" office:value="21" calcext:value-type="float">
            <text:p>21</text:p>
          </table:table-cell>
          <table:table-cell office:value-type="float" office:value="25.70932" calcext:value-type="float">
            <text:p>25.70932</text:p>
          </table:table-cell>
          <table:table-cell office:value-type="float" office:value="8.999939" calcext:value-type="float">
            <text:p>8.999939</text:p>
          </table:table-cell>
          <table:table-cell office:value-type="float" office:value="22.8703" calcext:value-type="float">
            <text:p>22.8703</text:p>
          </table:table-cell>
          <table:table-cell office:value-type="float" office:value="12.49918" calcext:value-type="float">
            <text:p>12.49918</text:p>
          </table:table-cell>
          <table:table-cell office:value-type="float" office:value="24.02899" calcext:value-type="float">
            <text:p>24.02899</text:p>
          </table:table-cell>
          <table:table-cell office:value-type="float" office:value="15.43286" calcext:value-type="float">
            <text:p>15.43286</text:p>
          </table:table-cell>
          <table:table-cell office:value-type="float" office:value="24.07196" calcext:value-type="float">
            <text:p>24.07196</text:p>
          </table:table-cell>
          <table:table-cell office:value-type="float" office:value="17.39716" calcext:value-type="float">
            <text:p>17.39716</text:p>
          </table:table-cell>
          <table:table-cell office:value-type="float" office:value="23.35483" calcext:value-type="float">
            <text:p>23.35483</text:p>
          </table:table-cell>
          <table:table-cell office:value-type="float" office:value="18.17041" calcext:value-type="float">
            <text:p>18.17041</text:p>
          </table:table-cell>
          <table:table-cell office:value-type="float" office:value="22.07318" calcext:value-type="float">
            <text:p>22.07318</text:p>
          </table:table-cell>
          <table:table-cell office:value-type="float" office:value="18.71414" calcext:value-type="float">
            <text:p>18.71414</text:p>
          </table:table-cell>
          <table:table-cell office:value-type="float" office:value="20.14728" calcext:value-type="float">
            <text:p>20.14728</text:p>
          </table:table-cell>
          <table:table-cell office:value-type="float" office:value="18.41022" calcext:value-type="float">
            <text:p>18.41022</text:p>
          </table:table-cell>
          <table:table-cell office:value-type="float" office:value="17.54706" calcext:value-type="float">
            <text:p>17.54706</text:p>
          </table:table-cell>
          <table:table-cell office:value-type="float" office:value="17.0943" calcext:value-type="float">
            <text:p>17.0943</text:p>
          </table:table-cell>
          <table:table-cell office:value-type="float" office:value="14.75848" calcext:value-type="float">
            <text:p>14.75848</text:p>
          </table:table-cell>
          <table:table-cell office:value-type="float" office:value="14.22217" calcext:value-type="float">
            <text:p>14.22217</text:p>
          </table:table-cell>
          <table:table-cell office:value-type="float" office:value="12.37872" calcext:value-type="float">
            <text:p>12.37872</text:p>
          </table:table-cell>
          <table:table-cell office:value-type="float" office:value="12.11209" calcext:value-type="float">
            <text:p>12.11209</text:p>
          </table:table-cell>
          <table:table-cell office:value-type="float" office:value="11.06052" calcext:value-type="float">
            <text:p>11.06052</text:p>
          </table:table-cell>
          <table:table-cell office:value-type="float" office:value="10.90988" calcext:value-type="float">
            <text:p>10.90988</text:p>
          </table:table-cell>
          <table:table-cell office:value-type="float" office:value="10.15942" calcext:value-type="float">
            <text:p>10.15942</text:p>
          </table:table-cell>
          <table:table-cell office:value-type="float" office:value="10.0585" calcext:value-type="float">
            <text:p>10.0585</text:p>
          </table:table-cell>
          <table:table-cell office:value-type="float" office:value="9.576843" calcext:value-type="float">
            <text:p>9.576843</text:p>
          </table:table-cell>
          <table:table-cell office:value-type="float" office:value="9.489227" calcext:value-type="float">
            <text:p>9.489227</text:p>
          </table:table-cell>
          <table:table-cell office:value-type="float" office:value="9.341125" calcext:value-type="float">
            <text:p>9.341125</text:p>
          </table:table-cell>
          <table:table-cell office:value-type="float" office:value="9.257263" calcext:value-type="float">
            <text:p>9.257263</text:p>
          </table:table-cell>
          <table:table-cell office:value-type="float" office:value="27.70953" calcext:value-type="float">
            <text:p>27.70953</text:p>
          </table:table-cell>
          <table:table-cell office:value-type="float" office:value="6.408234" calcext:value-type="float">
            <text:p>6.408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30.03399" calcext:value-type="float">
            <text:p>30.03399</text:p>
          </table:table-cell>
          <table:table-cell office:value-type="float" office:value="14.15" calcext:value-type="float">
            <text:p>14.15</text:p>
          </table:table-cell>
          <table:table-cell office:value-type="float" office:value="6.36" calcext:value-type="float">
            <text:p>6.36</text:p>
          </table:table-cell>
          <table:table-cell office:value-type="float" office:value="0.9167457" calcext:value-type="float">
            <text:p>0.9167457</text:p>
          </table:table-cell>
          <table:table-cell office:value-type="float" office:value="0.8083622" calcext:value-type="float">
            <text:p>0.8083622</text:p>
          </table:table-cell>
          <table:table-cell office:value-type="float" office:value="319.392" calcext:value-type="float">
            <text:p>319.392</text:p>
          </table:table-cell>
          <table:table-cell office:value-type="float" office:value="0" calcext:value-type="float">
            <text:p>0</text:p>
          </table:table-cell>
          <table:table-cell office:value-type="float" office:value="29.9819" calcext:value-type="float">
            <text:p>29.9819</text:p>
          </table:table-cell>
          <table:table-cell office:value-type="float" office:value="6.528412" calcext:value-type="float">
            <text:p>6.528412</text:p>
          </table:table-cell>
          <table:table-cell office:value-type="float" office:value="24.66446" calcext:value-type="float">
            <text:p>24.66446</text:p>
          </table:table-cell>
          <table:table-cell office:value-type="float" office:value="9.593567" calcext:value-type="float">
            <text:p>9.593567</text:p>
          </table:table-cell>
          <table:table-cell office:value-type="float" office:value="21.8555" calcext:value-type="float">
            <text:p>21.8555</text:p>
          </table:table-cell>
          <table:table-cell office:value-type="float" office:value="12.26843" calcext:value-type="float">
            <text:p>12.26843</text:p>
          </table:table-cell>
          <table:table-cell office:value-type="float" office:value="19.93069" calcext:value-type="float">
            <text:p>19.93069</text:p>
          </table:table-cell>
          <table:table-cell office:value-type="float" office:value="14.2887" calcext:value-type="float">
            <text:p>14.2887</text:p>
          </table:table-cell>
          <table:table-cell office:value-type="float" office:value="18.89597" calcext:value-type="float">
            <text:p>18.89597</text:p>
          </table:table-cell>
          <table:table-cell office:value-type="float" office:value="15.40466" calcext:value-type="float">
            <text:p>15.40466</text:p>
          </table:table-cell>
          <table:table-cell office:value-type="float" office:value="18.66092" calcext:value-type="float">
            <text:p>18.6609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8.38586" calcext:value-type="float">
            <text:p>18.38586</text:p>
          </table:table-cell>
          <table:table-cell office:value-type="float" office:value="16.68344" calcext:value-type="float">
            <text:p>16.68344</text:p>
          </table:table-cell>
          <table:table-cell office:value-type="float" office:value="17.38733" calcext:value-type="float">
            <text:p>17.38733</text:p>
          </table:table-cell>
          <table:table-cell office:value-type="float" office:value="16.55099" calcext:value-type="float">
            <text:p>16.55099</text:p>
          </table:table-cell>
          <table:table-cell office:value-type="float" office:value="14.88272" calcext:value-type="float">
            <text:p>14.88272</text:p>
          </table:table-cell>
          <table:table-cell office:value-type="float" office:value="14.7623" calcext:value-type="float">
            <text:p>14.7623</text:p>
          </table:table-cell>
          <table:table-cell office:value-type="float" office:value="12.63644" calcext:value-type="float">
            <text:p>12.63644</text:p>
          </table:table-cell>
          <table:table-cell office:value-type="float" office:value="12.38165" calcext:value-type="float">
            <text:p>12.38165</text:p>
          </table:table-cell>
          <table:table-cell office:value-type="float" office:value="11.23624" calcext:value-type="float">
            <text:p>11.23624</text:p>
          </table:table-cell>
          <table:table-cell office:value-type="float" office:value="11.06226" calcext:value-type="float">
            <text:p>11.06226</text:p>
          </table:table-cell>
          <table:table-cell office:value-type="float" office:value="10.27704" calcext:value-type="float">
            <text:p>10.27704</text:p>
          </table:table-cell>
          <table:table-cell office:value-type="float" office:value="10.16058" calcext:value-type="float">
            <text:p>10.16058</text:p>
          </table:table-cell>
          <table:table-cell office:value-type="float" office:value="9.669342" calcext:value-type="float">
            <text:p>9.669342</text:p>
          </table:table-cell>
          <table:table-cell office:value-type="float" office:value="9.577759" calcext:value-type="float">
            <text:p>9.577759</text:p>
          </table:table-cell>
          <table:table-cell office:value-type="float" office:value="9.425903" calcext:value-type="float">
            <text:p>9.425903</text:p>
          </table:table-cell>
          <table:table-cell office:value-type="float" office:value="9.34201" calcext:value-type="float">
            <text:p>9.34201</text:p>
          </table:table-cell>
          <table:table-cell office:value-type="float" office:value="38.00552" calcext:value-type="float">
            <text:p>38.00552</text:p>
          </table:table-cell>
          <table:table-cell office:value-type="float" office:value="4.180817" calcext:value-type="float">
            <text:p>4.180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9.04155" calcext:value-type="float">
            <text:p>29.04155</text:p>
          </table:table-cell>
          <table:table-cell office:value-type="float" office:value="19.5" calcext:value-type="float">
            <text:p>19.5</text:p>
          </table:table-cell>
          <table:table-cell office:value-type="float" office:value="3.31" calcext:value-type="float">
            <text:p>3.31</text:p>
          </table:table-cell>
          <table:table-cell office:value-type="float" office:value="0.9989816" calcext:value-type="float">
            <text:p>0.9989816</text:p>
          </table:table-cell>
          <table:table-cell office:value-type="float" office:value="0.6818543" calcext:value-type="float">
            <text:p>0.6818543</text:p>
          </table:table-cell>
          <table:table-cell office:value-type="float" office:value="140.688" calcext:value-type="float">
            <text:p>140.688</text:p>
          </table:table-cell>
          <table:table-cell office:value-type="float" office:value="0" calcext:value-type="float">
            <text:p>0</text:p>
          </table:table-cell>
          <table:table-cell office:value-type="float" office:value="43.21829" calcext:value-type="float">
            <text:p>43.21829</text:p>
          </table:table-cell>
          <table:table-cell office:value-type="float" office:value="4.245453" calcext:value-type="float">
            <text:p>4.245453</text:p>
          </table:table-cell>
          <table:table-cell office:value-type="float" office:value="30.91907" calcext:value-type="float">
            <text:p>30.91907</text:p>
          </table:table-cell>
          <table:table-cell office:value-type="float" office:value="9.019226" calcext:value-type="float">
            <text:p>9.019226</text:p>
          </table:table-cell>
          <table:table-cell office:value-type="float" office:value="26.03598" calcext:value-type="float">
            <text:p>26.03598</text:p>
          </table:table-cell>
          <table:table-cell office:value-type="float" office:value="11.69498" calcext:value-type="float">
            <text:p>11.69498</text:p>
          </table:table-cell>
          <table:table-cell office:value-type="float" office:value="22.58499" calcext:value-type="float">
            <text:p>22.58499</text:p>
          </table:table-cell>
          <table:table-cell office:value-type="float" office:value="13.66135" calcext:value-type="float">
            <text:p>13.66135</text:p>
          </table:table-cell>
          <table:table-cell office:value-type="float" office:value="20.64792" calcext:value-type="float">
            <text:p>20.64792</text:p>
          </table:table-cell>
          <table:table-cell office:value-type="float" office:value="14.72992" calcext:value-type="float">
            <text:p>14.72992</text:p>
          </table:table-cell>
          <table:table-cell office:value-type="float" office:value="18.91263" calcext:value-type="float">
            <text:p>18.91263</text:p>
          </table:table-cell>
          <table:table-cell office:value-type="float" office:value="15.66098" calcext:value-type="float">
            <text:p>15.66098</text:p>
          </table:table-cell>
          <table:table-cell office:value-type="float" office:value="17.77072" calcext:value-type="float">
            <text:p>17.77072</text:p>
          </table:table-cell>
          <table:table-cell office:value-type="float" office:value="15.99283" calcext:value-type="float">
            <text:p>15.99283</text:p>
          </table:table-cell>
          <table:table-cell office:value-type="float" office:value="16.54941" calcext:value-type="float">
            <text:p>16.54941</text:p>
          </table:table-cell>
          <table:table-cell office:value-type="float" office:value="16.05637" calcext:value-type="float">
            <text:p>16.05637</text:p>
          </table:table-cell>
          <table:table-cell office:value-type="float" office:value="14.875" calcext:value-type="float">
            <text:p>14.875</text:p>
          </table:table-cell>
          <table:table-cell office:value-type="float" office:value="14.78598" calcext:value-type="float">
            <text:p>14.78598</text:p>
          </table:table-cell>
          <table:table-cell office:value-type="float" office:value="12.81372" calcext:value-type="float">
            <text:p>12.81372</text:p>
          </table:table-cell>
          <table:table-cell office:value-type="float" office:value="12.6387" calcext:value-type="float">
            <text:p>12.6387</text:p>
          </table:table-cell>
          <table:table-cell office:value-type="float" office:value="11.40799" calcext:value-type="float">
            <text:p>11.40799</text:p>
          </table:table-cell>
          <table:table-cell office:value-type="float" office:value="11.2381" calcext:value-type="float">
            <text:p>11.2381</text:p>
          </table:table-cell>
          <table:table-cell office:value-type="float" office:value="10.40341" calcext:value-type="float">
            <text:p>10.40341</text:p>
          </table:table-cell>
          <table:table-cell office:value-type="float" office:value="10.27832" calcext:value-type="float">
            <text:p>10.27832</text:p>
          </table:table-cell>
          <table:table-cell office:value-type="float" office:value="9.766083" calcext:value-type="float">
            <text:p>9.766083</text:p>
          </table:table-cell>
          <table:table-cell office:value-type="float" office:value="9.670319" calcext:value-type="float">
            <text:p>9.670319</text:p>
          </table:table-cell>
          <table:table-cell office:value-type="float" office:value="9.510712" calcext:value-type="float">
            <text:p>9.510712</text:p>
          </table:table-cell>
          <table:table-cell office:value-type="float" office:value="9.426788" calcext:value-type="float">
            <text:p>9.426788</text:p>
          </table:table-cell>
          <table:table-cell office:value-type="float" office:value="43.21814" calcext:value-type="float">
            <text:p>43.21814</text:p>
          </table:table-cell>
          <table:table-cell office:value-type="float" office:value="4.245453" calcext:value-type="float">
            <text:p>4.245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17.37202" calcext:value-type="float">
            <text:p>17.37202</text:p>
          </table:table-cell>
          <table:table-cell office:value-type="float" office:value="21.91" calcext:value-type="float">
            <text:p>21.91</text:p>
          </table:table-cell>
          <table:table-cell office:value-type="float" office:value="8.19" calcext:value-type="float">
            <text:p>8.19</text:p>
          </table:table-cell>
          <table:table-cell office:value-type="float" office:value="1.454293" calcext:value-type="float">
            <text:p>1.454293</text:p>
          </table:table-cell>
          <table:table-cell office:value-type="float" office:value="0.917923" calcext:value-type="float">
            <text:p>0.917923</text:p>
          </table:table-cell>
          <table:table-cell office:value-type="float" office:value="217.44" calcext:value-type="float">
            <text:p>217.44</text:p>
          </table:table-cell>
          <table:table-cell office:value-type="float" office:value="2" calcext:value-type="float">
            <text:p>2</text:p>
          </table:table-cell>
          <table:table-cell office:value-type="float" office:value="40.52591" calcext:value-type="float">
            <text:p>40.52591</text:p>
          </table:table-cell>
          <table:table-cell office:value-type="float" office:value="9.344696" calcext:value-type="float">
            <text:p>9.344696</text:p>
          </table:table-cell>
          <table:table-cell office:value-type="float" office:value="29.30978" calcext:value-type="float">
            <text:p>29.30978</text:p>
          </table:table-cell>
          <table:table-cell office:value-type="float" office:value="13.28741" calcext:value-type="float">
            <text:p>13.28741</text:p>
          </table:table-cell>
          <table:table-cell office:value-type="float" office:value="24.79254" calcext:value-type="float">
            <text:p>24.79254</text:p>
          </table:table-cell>
          <table:table-cell office:value-type="float" office:value="15.29678" calcext:value-type="float">
            <text:p>15.29678</text:p>
          </table:table-cell>
          <table:table-cell office:value-type="float" office:value="22.2973" calcext:value-type="float">
            <text:p>22.2973</text:p>
          </table:table-cell>
          <table:table-cell office:value-type="float" office:value="16.54239" calcext:value-type="float">
            <text:p>16.54239</text:p>
          </table:table-cell>
          <table:table-cell office:value-type="float" office:value="20.78024" calcext:value-type="float">
            <text:p>20.78024</text:p>
          </table:table-cell>
          <table:table-cell office:value-type="float" office:value="17.04175" calcext:value-type="float">
            <text:p>17.04175</text:p>
          </table:table-cell>
          <table:table-cell office:value-type="float" office:value="19.30875" calcext:value-type="float">
            <text:p>19.30875</text:p>
          </table:table-cell>
          <table:table-cell office:value-type="float" office:value="17.29959" calcext:value-type="float">
            <text:p>17.29959</text:p>
          </table:table-cell>
          <table:table-cell office:value-type="float" office:value="18.19318" calcext:value-type="float">
            <text:p>18.19318</text:p>
          </table:table-cell>
          <table:table-cell office:value-type="float" office:value="17.03574" calcext:value-type="float">
            <text:p>17.03574</text:p>
          </table:table-cell>
          <table:table-cell office:value-type="float" office:value="16.56421" calcext:value-type="float">
            <text:p>16.56421</text:p>
          </table:table-cell>
          <table:table-cell office:value-type="float" office:value="16.22174" calcext:value-type="float">
            <text:p>16.22174</text:p>
          </table:table-cell>
          <table:table-cell office:value-type="float" office:value="14.8342" calcext:value-type="float">
            <text:p>14.8342</text:p>
          </table:table-cell>
          <table:table-cell office:value-type="float" office:value="14.78409" calcext:value-type="float">
            <text:p>14.78409</text:p>
          </table:table-cell>
          <table:table-cell office:value-type="float" office:value="12.94171" calcext:value-type="float">
            <text:p>12.94171</text:p>
          </table:table-cell>
          <table:table-cell office:value-type="float" office:value="12.81512" calcext:value-type="float">
            <text:p>12.81512</text:p>
          </table:table-cell>
          <table:table-cell office:value-type="float" office:value="11.55832" calcext:value-type="float">
            <text:p>11.55832</text:p>
          </table:table-cell>
          <table:table-cell office:value-type="float" office:value="11.40967" calcext:value-type="float">
            <text:p>11.40967</text:p>
          </table:table-cell>
          <table:table-cell office:value-type="float" office:value="10.53174" calcext:value-type="float">
            <text:p>10.53174</text:p>
          </table:table-cell>
          <table:table-cell office:value-type="float" office:value="10.40475" calcext:value-type="float">
            <text:p>10.40475</text:p>
          </table:table-cell>
          <table:table-cell office:value-type="float" office:value="9.866394" calcext:value-type="float">
            <text:p>9.866394</text:p>
          </table:table-cell>
          <table:table-cell office:value-type="float" office:value="9.76712" calcext:value-type="float">
            <text:p>9.76712</text:p>
          </table:table-cell>
          <table:table-cell office:value-type="float" office:value="9.597656" calcext:value-type="float">
            <text:p>9.597656</text:p>
          </table:table-cell>
          <table:table-cell office:value-type="float" office:value="9.511597" calcext:value-type="float">
            <text:p>9.511597</text:p>
          </table:table-cell>
          <table:table-cell office:value-type="float" office:value="40.52576" calcext:value-type="float">
            <text:p>40.52576</text:p>
          </table:table-cell>
          <table:table-cell office:value-type="float" office:value="9.344727" calcext:value-type="float">
            <text:p>9.3447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5.70076" calcext:value-type="float">
            <text:p>25.70076</text:p>
          </table:table-cell>
          <table:table-cell office:value-type="float" office:value="21.95" calcext:value-type="float">
            <text:p>21.95</text:p>
          </table:table-cell>
          <table:table-cell office:value-type="float" office:value="12.64" calcext:value-type="float">
            <text:p>12.64</text:p>
          </table:table-cell>
          <table:table-cell office:value-type="float" office:value="1.45212" calcext:value-type="float">
            <text:p>1.45212</text:p>
          </table:table-cell>
          <table:table-cell office:value-type="float" office:value="0.8705912" calcext:value-type="float">
            <text:p>0.8705912</text:p>
          </table:table-cell>
          <table:table-cell office:value-type="float" office:value="216.936" calcext:value-type="float">
            <text:p>216.936</text:p>
          </table:table-cell>
          <table:table-cell office:value-type="float" office:value="0.1" calcext:value-type="float">
            <text:p>0.1</text:p>
          </table:table-cell>
          <table:table-cell office:value-type="float" office:value="35.42938" calcext:value-type="float">
            <text:p>35.42938</text:p>
          </table:table-cell>
          <table:table-cell office:value-type="float" office:value="12.1192" calcext:value-type="float">
            <text:p>12.1192</text:p>
          </table:table-cell>
          <table:table-cell office:value-type="float" office:value="27.99396" calcext:value-type="float">
            <text:p>27.99396</text:p>
          </table:table-cell>
          <table:table-cell office:value-type="float" office:value="14.37897" calcext:value-type="float">
            <text:p>14.37897</text:p>
          </table:table-cell>
          <table:table-cell office:value-type="float" office:value="24.75906" calcext:value-type="float">
            <text:p>24.75906</text:p>
          </table:table-cell>
          <table:table-cell office:value-type="float" office:value="16.06259" calcext:value-type="float">
            <text:p>16.06259</text:p>
          </table:table-cell>
          <table:table-cell office:value-type="float" office:value="22.32245" calcext:value-type="float">
            <text:p>22.32245</text:p>
          </table:table-cell>
          <table:table-cell office:value-type="float" office:value="17.05838" calcext:value-type="float">
            <text:p>17.05838</text:p>
          </table:table-cell>
          <table:table-cell office:value-type="float" office:value="20.87027" calcext:value-type="float">
            <text:p>20.87027</text:p>
          </table:table-cell>
          <table:table-cell office:value-type="float" office:value="17.46326" calcext:value-type="float">
            <text:p>17.46326</text:p>
          </table:table-cell>
          <table:table-cell office:value-type="float" office:value="19.43646" calcext:value-type="float">
            <text:p>19.43646</text:p>
          </table:table-cell>
          <table:table-cell office:value-type="float" office:value="17.66171" calcext:value-type="float">
            <text:p>17.66171</text:p>
          </table:table-cell>
          <table:table-cell office:value-type="float" office:value="18.3584" calcext:value-type="float">
            <text:p>18.3584</text:p>
          </table:table-cell>
          <table:table-cell office:value-type="float" office:value="17.36392" calcext:value-type="float">
            <text:p>17.36392</text:p>
          </table:table-cell>
          <table:table-cell office:value-type="float" office:value="16.78403" calcext:value-type="float">
            <text:p>16.78403</text:p>
          </table:table-cell>
          <table:table-cell office:value-type="float" office:value="16.57233" calcext:value-type="float">
            <text:p>16.57233</text:p>
          </table:table-cell>
          <table:table-cell office:value-type="float" office:value="14.97498" calcext:value-type="float">
            <text:p>14.97498</text:p>
          </table:table-cell>
          <table:table-cell office:value-type="float" office:value="14.83554" calcext:value-type="float">
            <text:p>14.83554</text:p>
          </table:table-cell>
          <table:table-cell office:value-type="float" office:value="13.06958" calcext:value-type="float">
            <text:p>13.06958</text:p>
          </table:table-cell>
          <table:table-cell office:value-type="float" office:value="12.94299" calcext:value-type="float">
            <text:p>12.94299</text:p>
          </table:table-cell>
          <table:table-cell office:value-type="float" office:value="11.69522" calcext:value-type="float">
            <text:p>11.69522</text:p>
          </table:table-cell>
          <table:table-cell office:value-type="float" office:value="11.55978" calcext:value-type="float">
            <text:p>11.55978</text:p>
          </table:table-cell>
          <table:table-cell office:value-type="float" office:value="10.65729" calcext:value-type="float">
            <text:p>10.65729</text:p>
          </table:table-cell>
          <table:table-cell office:value-type="float" office:value="10.53302" calcext:value-type="float">
            <text:p>10.53302</text:p>
          </table:table-cell>
          <table:table-cell office:value-type="float" office:value="9.96933" calcext:value-type="float">
            <text:p>9.96933</text:p>
          </table:table-cell>
          <table:table-cell office:value-type="float" office:value="9.867493" calcext:value-type="float">
            <text:p>9.867493</text:p>
          </table:table-cell>
          <table:table-cell office:value-type="float" office:value="9.686432" calcext:value-type="float">
            <text:p>9.686432</text:p>
          </table:table-cell>
          <table:table-cell office:value-type="float" office:value="9.598572" calcext:value-type="float">
            <text:p>9.598572</text:p>
          </table:table-cell>
          <table:table-cell office:value-type="float" office:value="35.42929" calcext:value-type="float">
            <text:p>35.42929</text:p>
          </table:table-cell>
          <table:table-cell office:value-type="float" office:value="12.1192" calcext:value-type="float">
            <text:p>12.1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5.216041" calcext:value-type="float">
            <text:p>5.216041</text:p>
          </table:table-cell>
          <table:table-cell office:value-type="float" office:value="15.15" calcext:value-type="float">
            <text:p>15.15</text:p>
          </table:table-cell>
          <table:table-cell office:value-type="float" office:value="9.61" calcext:value-type="float">
            <text:p>9.61</text:p>
          </table:table-cell>
          <table:table-cell office:value-type="float" office:value="1.390334" calcext:value-type="float">
            <text:p>1.390334</text:p>
          </table:table-cell>
          <table:table-cell office:value-type="float" office:value="1.050253" calcext:value-type="float">
            <text:p>1.050253</text:p>
          </table:table-cell>
          <table:table-cell office:value-type="float" office:value="236.268" calcext:value-type="float">
            <text:p>236.268</text:p>
          </table:table-cell>
          <table:table-cell office:value-type="float" office:value="3.1" calcext:value-type="float">
            <text:p>3.1</text:p>
          </table:table-cell>
          <table:table-cell office:value-type="float" office:value="18.08835" calcext:value-type="float">
            <text:p>18.08835</text:p>
          </table:table-cell>
          <table:table-cell office:value-type="float" office:value="9.534088" calcext:value-type="float">
            <text:p>9.534088</text:p>
          </table:table-cell>
          <table:table-cell office:value-type="float" office:value="18.5433" calcext:value-type="float">
            <text:p>18.5433</text:p>
          </table:table-cell>
          <table:table-cell office:value-type="float" office:value="12.21201" calcext:value-type="float">
            <text:p>12.21201</text:p>
          </table:table-cell>
          <table:table-cell office:value-type="float" office:value="19.7984" calcext:value-type="float">
            <text:p>19.7984</text:p>
          </table:table-cell>
          <table:table-cell office:value-type="float" office:value="14.36551" calcext:value-type="float">
            <text:p>14.36551</text:p>
          </table:table-cell>
          <table:table-cell office:value-type="float" office:value="20.2193" calcext:value-type="float">
            <text:p>20.2193</text:p>
          </table:table-cell>
          <table:table-cell office:value-type="float" office:value="15.82565" calcext:value-type="float">
            <text:p>15.82565</text:p>
          </table:table-cell>
          <table:table-cell office:value-type="float" office:value="19.97238" calcext:value-type="float">
            <text:p>19.97238</text:p>
          </table:table-cell>
          <table:table-cell office:value-type="float" office:value="16.46158" calcext:value-type="float">
            <text:p>16.46158</text:p>
          </table:table-cell>
          <table:table-cell office:value-type="float" office:value="19.37262" calcext:value-type="float">
            <text:p>19.37262</text:p>
          </table:table-cell>
          <table:table-cell office:value-type="float" office:value="16.98868" calcext:value-type="float">
            <text:p>16.98868</text:p>
          </table:table-cell>
          <table:table-cell office:value-type="float" office:value="18.37164" calcext:value-type="float">
            <text:p>18.37164</text:p>
          </table:table-cell>
          <table:table-cell office:value-type="float" office:value="17.00513" calcext:value-type="float">
            <text:p>17.00513</text:p>
          </table:table-cell>
          <table:table-cell office:value-type="float" office:value="16.92395" calcext:value-type="float">
            <text:p>16.92395</text:p>
          </table:table-cell>
          <table:table-cell office:value-type="float" office:value="16.66394" calcext:value-type="float">
            <text:p>16.66394</text:p>
          </table:table-cell>
          <table:table-cell office:value-type="float" office:value="15.11554" calcext:value-type="float">
            <text:p>15.11554</text:p>
          </table:table-cell>
          <table:table-cell office:value-type="float" office:value="14.97665" calcext:value-type="float">
            <text:p>14.97665</text:p>
          </table:table-cell>
          <table:table-cell office:value-type="float" office:value="13.20438" calcext:value-type="float">
            <text:p>13.20438</text:p>
          </table:table-cell>
          <table:table-cell office:value-type="float" office:value="13.07092" calcext:value-type="float">
            <text:p>13.07092</text:p>
          </table:table-cell>
          <table:table-cell office:value-type="float" office:value="11.82739" calcext:value-type="float">
            <text:p>11.82739</text:p>
          </table:table-cell>
          <table:table-cell office:value-type="float" office:value="11.69659" calcext:value-type="float">
            <text:p>11.69659</text:p>
          </table:table-cell>
          <table:table-cell office:value-type="float" office:value="10.78052" calcext:value-type="float">
            <text:p>10.78052</text:p>
          </table:table-cell>
          <table:table-cell office:value-type="float" office:value="10.6586" calcext:value-type="float">
            <text:p>10.6586</text:p>
          </table:table-cell>
          <table:table-cell office:value-type="float" office:value="10.07343" calcext:value-type="float">
            <text:p>10.07343</text:p>
          </table:table-cell>
          <table:table-cell office:value-type="float" office:value="9.970428" calcext:value-type="float">
            <text:p>9.970428</text:p>
          </table:table-cell>
          <table:table-cell office:value-type="float" office:value="9.777008" calcext:value-type="float">
            <text:p>9.777008</text:p>
          </table:table-cell>
          <table:table-cell office:value-type="float" office:value="9.687347" calcext:value-type="float">
            <text:p>9.687347</text:p>
          </table:table-cell>
          <table:table-cell office:value-type="float" office:value="18.08835" calcext:value-type="float">
            <text:p>18.08835</text:p>
          </table:table-cell>
          <table:table-cell office:value-type="float" office:value="9.689575" calcext:value-type="float">
            <text:p>9.689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8.17083" calcext:value-type="float">
            <text:p>28.17083</text:p>
          </table:table-cell>
          <table:table-cell office:value-type="float" office:value="21.96" calcext:value-type="float">
            <text:p>21.96</text:p>
          </table:table-cell>
          <table:table-cell office:value-type="float" office:value="9.39" calcext:value-type="float">
            <text:p>9.39</text:p>
          </table:table-cell>
          <table:table-cell office:value-type="float" office:value="1.218491" calcext:value-type="float">
            <text:p>1.218491</text:p>
          </table:table-cell>
          <table:table-cell office:value-type="float" office:value="0.8845648" calcext:value-type="float">
            <text:p>0.8845648</text:p>
          </table:table-cell>
          <table:table-cell office:value-type="float" office:value="154.548" calcext:value-type="float">
            <text:p>154.548</text:p>
          </table:table-cell>
          <table:table-cell office:value-type="float" office:value="0" calcext:value-type="float">
            <text:p>0</text:p>
          </table:table-cell>
          <table:table-cell office:value-type="float" office:value="38.61325" calcext:value-type="float">
            <text:p>38.61325</text:p>
          </table:table-cell>
          <table:table-cell office:value-type="float" office:value="8.559875" calcext:value-type="float">
            <text:p>8.559875</text:p>
          </table:table-cell>
          <table:table-cell office:value-type="float" office:value="28.6131" calcext:value-type="float">
            <text:p>28.6131</text:p>
          </table:table-cell>
          <table:table-cell office:value-type="float" office:value="10.7226" calcext:value-type="float">
            <text:p>10.7226</text:p>
          </table:table-cell>
          <table:table-cell office:value-type="float" office:value="24.55469" calcext:value-type="float">
            <text:p>24.55469</text:p>
          </table:table-cell>
          <table:table-cell office:value-type="float" office:value="12.56293" calcext:value-type="float">
            <text:p>12.56293</text:p>
          </table:table-cell>
          <table:table-cell office:value-type="float" office:value="21.64795" calcext:value-type="float">
            <text:p>21.64795</text:p>
          </table:table-cell>
          <table:table-cell office:value-type="float" office:value="14.01379" calcext:value-type="float">
            <text:p>14.01379</text:p>
          </table:table-cell>
          <table:table-cell office:value-type="float" office:value="20.00818" calcext:value-type="float">
            <text:p>20.00818</text:p>
          </table:table-cell>
          <table:table-cell office:value-type="float" office:value="14.86215" calcext:value-type="float">
            <text:p>14.86215</text:p>
          </table:table-cell>
          <table:table-cell office:value-type="float" office:value="18.52612" calcext:value-type="float">
            <text:p>18.52612</text:p>
          </table:table-cell>
          <table:table-cell office:value-type="float" office:value="15.64822" calcext:value-type="float">
            <text:p>15.64822</text:p>
          </table:table-cell>
          <table:table-cell office:value-type="float" office:value="17.53522" calcext:value-type="float">
            <text:p>17.53522</text:p>
          </table:table-cell>
          <table:table-cell office:value-type="float" office:value="15.98416" calcext:value-type="float">
            <text:p>15.98416</text:p>
          </table:table-cell>
          <table:table-cell office:value-type="float" office:value="16.65796" calcext:value-type="float">
            <text:p>16.65796</text:p>
          </table:table-cell>
          <table:table-cell office:value-type="float" office:value="16.09659" calcext:value-type="float">
            <text:p>16.09659</text:p>
          </table:table-cell>
          <table:table-cell office:value-type="float" office:value="15.11816" calcext:value-type="float">
            <text:p>15.11816</text:p>
          </table:table-cell>
          <table:table-cell office:value-type="float" office:value="15.03125" calcext:value-type="float">
            <text:p>15.03125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3.20572" calcext:value-type="float">
            <text:p>13.20572</text:p>
          </table:table-cell>
          <table:table-cell office:value-type="float" office:value="11.95419" calcext:value-type="float">
            <text:p>11.95419</text:p>
          </table:table-cell>
          <table:table-cell office:value-type="float" office:value="11.82877" calcext:value-type="float">
            <text:p>11.82877</text:p>
          </table:table-cell>
          <table:table-cell office:value-type="float" office:value="10.90121" calcext:value-type="float">
            <text:p>10.90121</text:p>
          </table:table-cell>
          <table:table-cell office:value-type="float" office:value="10.78177" calcext:value-type="float">
            <text:p>10.78177</text:p>
          </table:table-cell>
          <table:table-cell office:value-type="float" office:value="10.17844" calcext:value-type="float">
            <text:p>10.17844</text:p>
          </table:table-cell>
          <table:table-cell office:value-type="float" office:value="10.07452" calcext:value-type="float">
            <text:p>10.07452</text:p>
          </table:table-cell>
          <table:table-cell office:value-type="float" office:value="9.869598" calcext:value-type="float">
            <text:p>9.869598</text:p>
          </table:table-cell>
          <table:table-cell office:value-type="float" office:value="9.777954" calcext:value-type="float">
            <text:p>9.777954</text:p>
          </table:table-cell>
          <table:table-cell office:value-type="float" office:value="38.61316" calcext:value-type="float">
            <text:p>38.61316</text:p>
          </table:table-cell>
          <table:table-cell office:value-type="float" office:value="8.559875" calcext:value-type="float">
            <text:p>8.559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6.7084" calcext:value-type="float">
            <text:p>26.7084</text:p>
          </table:table-cell>
          <table:table-cell office:value-type="float" office:value="24.9" calcext:value-type="float">
            <text:p>24.9</text:p>
          </table:table-cell>
          <table:table-cell office:value-type="float" office:value="8.6" calcext:value-type="float">
            <text:p>8.6</text:p>
          </table:table-cell>
          <table:table-cell office:value-type="float" office:value="1.201694" calcext:value-type="float">
            <text:p>1.201694</text:p>
          </table:table-cell>
          <table:table-cell office:value-type="float" office:value="0.8183699" calcext:value-type="float">
            <text:p>0.8183699</text:p>
          </table:table-cell>
          <table:table-cell office:value-type="float" office:value="130.14" calcext:value-type="float">
            <text:p>130.14</text:p>
          </table:table-cell>
          <table:table-cell office:value-type="float" office:value="0" calcext:value-type="float">
            <text:p>0</text:p>
          </table:table-cell>
          <table:table-cell office:value-type="float" office:value="45.91183" calcext:value-type="float">
            <text:p>45.91183</text:p>
          </table:table-cell>
          <table:table-cell office:value-type="float" office:value="9.796417" calcext:value-type="float">
            <text:p>9.796417</text:p>
          </table:table-cell>
          <table:table-cell office:value-type="float" office:value="33.68884" calcext:value-type="float">
            <text:p>33.68884</text:p>
          </table:table-cell>
          <table:table-cell office:value-type="float" office:value="13.59827" calcext:value-type="float">
            <text:p>13.59827</text:p>
          </table:table-cell>
          <table:table-cell office:value-type="float" office:value="28.69339" calcext:value-type="float">
            <text:p>28.69339</text:p>
          </table:table-cell>
          <table:table-cell office:value-type="float" office:value="15.41064" calcext:value-type="float">
            <text:p>15.41064</text:p>
          </table:table-cell>
          <table:table-cell office:value-type="float" office:value="24.88666" calcext:value-type="float">
            <text:p>24.88666</text:p>
          </table:table-cell>
          <table:table-cell office:value-type="float" office:value="16.49698" calcext:value-type="float">
            <text:p>16.49698</text:p>
          </table:table-cell>
          <table:table-cell office:value-type="float" office:value="22.63486" calcext:value-type="float">
            <text:p>22.63486</text:p>
          </table:table-cell>
          <table:table-cell office:value-type="float" office:value="16.94519" calcext:value-type="float">
            <text:p>16.94519</text:p>
          </table:table-cell>
          <table:table-cell office:value-type="float" office:value="20.50629" calcext:value-type="float">
            <text:p>20.50629</text:p>
          </table:table-cell>
          <table:table-cell office:value-type="float" office:value="17.20746" calcext:value-type="float">
            <text:p>17.20746</text:p>
          </table:table-cell>
          <table:table-cell office:value-type="float" office:value="18.94885" calcext:value-type="float">
            <text:p>18.94885</text:p>
          </table:table-cell>
          <table:table-cell office:value-type="float" office:value="16.97473" calcext:value-type="float">
            <text:p>16.97473</text:p>
          </table:table-cell>
          <table:table-cell office:value-type="float" office:value="16.75568" calcext:value-type="float">
            <text:p>16.75568</text:p>
          </table:table-cell>
          <table:table-cell office:value-type="float" office:value="16.22833" calcext:value-type="float">
            <text:p>16.22833</text:p>
          </table:table-cell>
          <table:table-cell office:value-type="float" office:value="15.06934" calcext:value-type="float">
            <text:p>15.06934</text:p>
          </table:table-cell>
          <table:table-cell office:value-type="float" office:value="15.02664" calcext:value-type="float">
            <text:p>15.02664</text:p>
          </table:table-cell>
          <table:table-cell office:value-type="float" office:value="13.39066" calcext:value-type="float">
            <text:p>13.39066</text:p>
          </table:table-cell>
          <table:table-cell office:value-type="float" office:value="13.31335" calcext:value-type="float">
            <text:p>13.31335</text:p>
          </table:table-cell>
          <table:table-cell office:value-type="float" office:value="12.06711" calcext:value-type="float">
            <text:p>12.06711</text:p>
          </table:table-cell>
          <table:table-cell office:value-type="float" office:value="11.95544" calcext:value-type="float">
            <text:p>11.95544</text:p>
          </table:table-cell>
          <table:table-cell office:value-type="float" office:value="11.01837" calcext:value-type="float">
            <text:p>11.01837</text:p>
          </table:table-cell>
          <table:table-cell office:value-type="float" office:value="10.9025" calcext:value-type="float">
            <text:p>10.9025</text:p>
          </table:table-cell>
          <table:table-cell office:value-type="float" office:value="10.28391" calcext:value-type="float">
            <text:p>10.28391</text:p>
          </table:table-cell>
          <table:table-cell office:value-type="float" office:value="10.17953" calcext:value-type="float">
            <text:p>10.17953</text:p>
          </table:table-cell>
          <table:table-cell office:value-type="float" office:value="9.963287" calcext:value-type="float">
            <text:p>9.963287</text:p>
          </table:table-cell>
          <table:table-cell office:value-type="float" office:value="9.870575" calcext:value-type="float">
            <text:p>9.870575</text:p>
          </table:table-cell>
          <table:table-cell office:value-type="float" office:value="45.91168" calcext:value-type="float">
            <text:p>45.91168</text:p>
          </table:table-cell>
          <table:table-cell office:value-type="float" office:value="9.796417" calcext:value-type="float">
            <text:p>9.796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7.18545" calcext:value-type="float">
            <text:p>27.18545</text:p>
          </table:table-cell>
          <table:table-cell office:value-type="float" office:value="26.59" calcext:value-type="float">
            <text:p>26.59</text:p>
          </table:table-cell>
          <table:table-cell office:value-type="float" office:value="9.74" calcext:value-type="float">
            <text:p>9.74</text:p>
          </table:table-cell>
          <table:table-cell office:value-type="float" office:value="1.291271" calcext:value-type="float">
            <text:p>1.291271</text:p>
          </table:table-cell>
          <table:table-cell office:value-type="float" office:value="0.8855082" calcext:value-type="float">
            <text:p>0.8855082</text:p>
          </table:table-cell>
          <table:table-cell office:value-type="float" office:value="286.128" calcext:value-type="float">
            <text:p>286.128</text:p>
          </table:table-cell>
          <table:table-cell office:value-type="float" office:value="0" calcext:value-type="float">
            <text:p>0</text:p>
          </table:table-cell>
          <table:table-cell office:value-type="float" office:value="52.19464" calcext:value-type="float">
            <text:p>52.19464</text:p>
          </table:table-cell>
          <table:table-cell office:value-type="float" office:value="11.40271" calcext:value-type="float">
            <text:p>11.40271</text:p>
          </table:table-cell>
          <table:table-cell office:value-type="float" office:value="37.68237" calcext:value-type="float">
            <text:p>37.68237</text:p>
          </table:table-cell>
          <table:table-cell office:value-type="float" office:value="15.45251" calcext:value-type="float">
            <text:p>15.45251</text:p>
          </table:table-cell>
          <table:table-cell office:value-type="float" office:value="31.75665" calcext:value-type="float">
            <text:p>31.75665</text:p>
          </table:table-cell>
          <table:table-cell office:value-type="float" office:value="17.37122" calcext:value-type="float">
            <text:p>17.37122</text:p>
          </table:table-cell>
          <table:table-cell office:value-type="float" office:value="27.34631" calcext:value-type="float">
            <text:p>27.34631</text:p>
          </table:table-cell>
          <table:table-cell office:value-type="float" office:value="18.43857" calcext:value-type="float">
            <text:p>18.43857</text:p>
          </table:table-cell>
          <table:table-cell office:value-type="float" office:value="24.76682" calcext:value-type="float">
            <text:p>24.76682</text:p>
          </table:table-cell>
          <table:table-cell office:value-type="float" office:value="18.78131" calcext:value-type="float">
            <text:p>18.78131</text:p>
          </table:table-cell>
          <table:table-cell office:value-type="float" office:value="22.2995" calcext:value-type="float">
            <text:p>22.2995</text:p>
          </table:table-cell>
          <table:table-cell office:value-type="float" office:value="18.84702" calcext:value-type="float">
            <text:p>18.84702</text:p>
          </table:table-cell>
          <table:table-cell office:value-type="float" office:value="20.40582" calcext:value-type="float">
            <text:p>20.40582</text:p>
          </table:table-cell>
          <table:table-cell office:value-type="float" office:value="18.2865" calcext:value-type="float">
            <text:p>18.2865</text:p>
          </table:table-cell>
          <table:table-cell office:value-type="float" office:value="17.65881" calcext:value-type="float">
            <text:p>17.65881</text:p>
          </table:table-cell>
          <table:table-cell office:value-type="float" office:value="16.77069" calcext:value-type="float">
            <text:p>16.77069</text:p>
          </table:table-cell>
          <table:table-cell office:value-type="float" office:value="15.35077" calcext:value-type="float">
            <text:p>15.35077</text:p>
          </table:table-cell>
          <table:table-cell office:value-type="float" office:value="15.07126" calcext:value-type="float">
            <text:p>15.07126</text:p>
          </table:table-cell>
          <table:table-cell office:value-type="float" office:value="13.49677" calcext:value-type="float">
            <text:p>13.49677</text:p>
          </table:table-cell>
          <table:table-cell office:value-type="float" office:value="13.39151" calcext:value-type="float">
            <text:p>13.39151</text:p>
          </table:table-cell>
          <table:table-cell office:value-type="float" office:value="12.17395" calcext:value-type="float">
            <text:p>12.17395</text:p>
          </table:table-cell>
          <table:table-cell office:value-type="float" office:value="12.06824" calcext:value-type="float">
            <text:p>12.06824</text:p>
          </table:table-cell>
          <table:table-cell office:value-type="float" office:value="11.13086" calcext:value-type="float">
            <text:p>11.13086</text:p>
          </table:table-cell>
          <table:table-cell office:value-type="float" office:value="11.01959" calcext:value-type="float">
            <text:p>11.01959</text:p>
          </table:table-cell>
          <table:table-cell office:value-type="float" office:value="10.3887" calcext:value-type="float">
            <text:p>10.3887</text:p>
          </table:table-cell>
          <table:table-cell office:value-type="float" office:value="10.285" calcext:value-type="float">
            <text:p>10.285</text:p>
          </table:table-cell>
          <table:table-cell office:value-type="float" office:value="10.05762" calcext:value-type="float">
            <text:p>10.05762</text:p>
          </table:table-cell>
          <table:table-cell office:value-type="float" office:value="9.964264" calcext:value-type="float">
            <text:p>9.964264</text:p>
          </table:table-cell>
          <table:table-cell office:value-type="float" office:value="52.19443" calcext:value-type="float">
            <text:p>52.19443</text:p>
          </table:table-cell>
          <table:table-cell office:value-type="float" office:value="11.40274" calcext:value-type="float">
            <text:p>11.40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6.54866" calcext:value-type="float">
            <text:p>26.54866</text:p>
          </table:table-cell>
          <table:table-cell office:value-type="float" office:value="28.87" calcext:value-type="float">
            <text:p>28.87</text:p>
          </table:table-cell>
          <table:table-cell office:value-type="float" office:value="13.84" calcext:value-type="float">
            <text:p>13.84</text:p>
          </table:table-cell>
          <table:table-cell office:value-type="float" office:value="1.580219" calcext:value-type="float">
            <text:p>1.580219</text:p>
          </table:table-cell>
          <table:table-cell office:value-type="float" office:value="0.9004287" calcext:value-type="float">
            <text:p>0.9004287</text:p>
          </table:table-cell>
          <table:table-cell office:value-type="float" office:value="406.224" calcext:value-type="float">
            <text:p>406.224</text:p>
          </table:table-cell>
          <table:table-cell office:value-type="float" office:value="0" calcext:value-type="float">
            <text:p>0</text:p>
          </table:table-cell>
          <table:table-cell office:value-type="float" office:value="53.41058" calcext:value-type="float">
            <text:p>53.41058</text:p>
          </table:table-cell>
          <table:table-cell office:value-type="float" office:value="16.96341" calcext:value-type="float">
            <text:p>16.96341</text:p>
          </table:table-cell>
          <table:table-cell office:value-type="float" office:value="39.5845" calcext:value-type="float">
            <text:p>39.5845</text:p>
          </table:table-cell>
          <table:table-cell office:value-type="float" office:value="20.25006" calcext:value-type="float">
            <text:p>20.25006</text:p>
          </table:table-cell>
          <table:table-cell office:value-type="float" office:value="33.82593" calcext:value-type="float">
            <text:p>33.82593</text:p>
          </table:table-cell>
          <table:table-cell office:value-type="float" office:value="21.22049" calcext:value-type="float">
            <text:p>21.22049</text:p>
          </table:table-cell>
          <table:table-cell office:value-type="float" office:value="29.63058" calcext:value-type="float">
            <text:p>29.63058</text:p>
          </table:table-cell>
          <table:table-cell office:value-type="float" office:value="21.53479" calcext:value-type="float">
            <text:p>21.53479</text:p>
          </table:table-cell>
          <table:table-cell office:value-type="float" office:value="26.93848" calcext:value-type="float">
            <text:p>26.93848</text:p>
          </table:table-cell>
          <table:table-cell office:value-type="float" office:value="21.40524" calcext:value-type="float">
            <text:p>21.40524</text:p>
          </table:table-cell>
          <table:table-cell office:value-type="float" office:value="24.2037" calcext:value-type="float">
            <text:p>24.2037</text:p>
          </table:table-cell>
          <table:table-cell office:value-type="float" office:value="20.96179" calcext:value-type="float">
            <text:p>20.96179</text:p>
          </table:table-cell>
          <table:table-cell office:value-type="float" office:value="22.02502" calcext:value-type="float">
            <text:p>22.02502</text:p>
          </table:table-cell>
          <table:table-cell office:value-type="float" office:value="19.95987" calcext:value-type="float">
            <text:p>19.95987</text:p>
          </table:table-cell>
          <table:table-cell office:value-type="float" office:value="18.81607" calcext:value-type="float">
            <text:p>18.81607</text:p>
          </table:table-cell>
          <table:table-cell office:value-type="float" office:value="17.67633" calcext:value-type="float">
            <text:p>17.67633</text:p>
          </table:table-cell>
          <table:table-cell office:value-type="float" office:value="15.84113" calcext:value-type="float">
            <text:p>15.84113</text:p>
          </table:table-cell>
          <table:table-cell office:value-type="float" office:value="15.35501" calcext:value-type="float">
            <text:p>15.35501</text:p>
          </table:table-cell>
          <table:table-cell office:value-type="float" office:value="13.66769" calcext:value-type="float">
            <text:p>13.66769</text:p>
          </table:table-cell>
          <table:table-cell office:value-type="float" office:value="13.49814" calcext:value-type="float">
            <text:p>13.49814</text:p>
          </table:table-cell>
          <table:table-cell office:value-type="float" office:value="12.29245" calcext:value-type="float">
            <text:p>12.29245</text:p>
          </table:table-cell>
          <table:table-cell office:value-type="float" office:value="12.17511" calcext:value-type="float">
            <text:p>12.17511</text:p>
          </table:table-cell>
          <table:table-cell office:value-type="float" office:value="11.24152" calcext:value-type="float">
            <text:p>11.24152</text:p>
          </table:table-cell>
          <table:table-cell office:value-type="float" office:value="11.13202" calcext:value-type="float">
            <text:p>11.13202</text:p>
          </table:table-cell>
          <table:table-cell office:value-type="float" office:value="10.49246" calcext:value-type="float">
            <text:p>10.49246</text:p>
          </table:table-cell>
          <table:table-cell office:value-type="float" office:value="10.38977" calcext:value-type="float">
            <text:p>10.38977</text:p>
          </table:table-cell>
          <table:table-cell office:value-type="float" office:value="10.15289" calcext:value-type="float">
            <text:p>10.15289</text:p>
          </table:table-cell>
          <table:table-cell office:value-type="float" office:value="10.05862" calcext:value-type="float">
            <text:p>10.05862</text:p>
          </table:table-cell>
          <table:table-cell office:value-type="float" office:value="53.41037" calcext:value-type="float">
            <text:p>53.41037</text:p>
          </table:table-cell>
          <table:table-cell office:value-type="float" office:value="17.31665" calcext:value-type="float">
            <text:p>17.31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7.17446" calcext:value-type="float">
            <text:p>27.17446</text:p>
          </table:table-cell>
          <table:table-cell office:value-type="float" office:value="31.7" calcext:value-type="float">
            <text:p>31.7</text:p>
          </table:table-cell>
          <table:table-cell office:value-type="float" office:value="11.45" calcext:value-type="float">
            <text:p>11.45</text:p>
          </table:table-cell>
          <table:table-cell office:value-type="float" office:value="1.252639" calcext:value-type="float">
            <text:p>1.252639</text:p>
          </table:table-cell>
          <table:table-cell office:value-type="float" office:value="0.8913859" calcext:value-type="float">
            <text:p>0.8913859</text:p>
          </table:table-cell>
          <table:table-cell office:value-type="float" office:value="305.964" calcext:value-type="float">
            <text:p>305.964</text:p>
          </table:table-cell>
          <table:table-cell office:value-type="float" office:value="0" calcext:value-type="float">
            <text:p>0</text:p>
          </table:table-cell>
          <table:table-cell office:value-type="float" office:value="53.54868" calcext:value-type="float">
            <text:p>53.54868</text:p>
          </table:table-cell>
          <table:table-cell office:value-type="float" office:value="13.24182" calcext:value-type="float">
            <text:p>13.24182</text:p>
          </table:table-cell>
          <table:table-cell office:value-type="float" office:value="40.25031" calcext:value-type="float">
            <text:p>40.25031</text:p>
          </table:table-cell>
          <table:table-cell office:value-type="float" office:value="18.09888" calcext:value-type="float">
            <text:p>18.09888</text:p>
          </table:table-cell>
          <table:table-cell office:value-type="float" office:value="34.47015" calcext:value-type="float">
            <text:p>34.47015</text:p>
          </table:table-cell>
          <table:table-cell office:value-type="float" office:value="20.28998" calcext:value-type="float">
            <text:p>20.28998</text:p>
          </table:table-cell>
          <table:table-cell office:value-type="float" office:value="30.18158" calcext:value-type="float">
            <text:p>30.18158</text:p>
          </table:table-cell>
          <table:table-cell office:value-type="float" office:value="21.49878" calcext:value-type="float">
            <text:p>21.49878</text:p>
          </table:table-cell>
          <table:table-cell office:value-type="float" office:value="27.57217" calcext:value-type="float">
            <text:p>27.57217</text:p>
          </table:table-cell>
          <table:table-cell office:value-type="float" office:value="21.84467" calcext:value-type="float">
            <text:p>21.84467</text:p>
          </table:table-cell>
          <table:table-cell office:value-type="float" office:value="24.94635" calcext:value-type="float">
            <text:p>24.94635</text:p>
          </table:table-cell>
          <table:table-cell office:value-type="float" office:value="21.80423" calcext:value-type="float">
            <text:p>21.80423</text:p>
          </table:table-cell>
          <table:table-cell office:value-type="float" office:value="22.82574" calcext:value-type="float">
            <text:p>22.82574</text:p>
          </table:table-cell>
          <table:table-cell office:value-type="float" office:value="20.94635" calcext:value-type="float">
            <text:p>20.94635</text:p>
          </table:table-cell>
          <table:table-cell office:value-type="float" office:value="19.68832" calcext:value-type="float">
            <text:p>19.68832</text:p>
          </table:table-cell>
          <table:table-cell office:value-type="float" office:value="18.83472" calcext:value-type="float">
            <text:p>18.83472</text:p>
          </table:table-cell>
          <table:table-cell office:value-type="float" office:value="16.43494" calcext:value-type="float">
            <text:p>16.43494</text:p>
          </table:table-cell>
          <table:table-cell office:value-type="float" office:value="15.84738" calcext:value-type="float">
            <text:p>15.84738</text:p>
          </table:table-cell>
          <table:table-cell office:value-type="float" office:value="13.91568" calcext:value-type="float">
            <text:p>13.91568</text:p>
          </table:table-cell>
          <table:table-cell office:value-type="float" office:value="13.66986" calcext:value-type="float">
            <text:p>13.66986</text:p>
          </table:table-cell>
          <table:table-cell office:value-type="float" office:value="12.4375" calcext:value-type="float">
            <text:p>12.4375</text:p>
          </table:table-cell>
          <table:table-cell office:value-type="float" office:value="12.29379" calcext:value-type="float">
            <text:p>12.29379</text:p>
          </table:table-cell>
          <table:table-cell office:value-type="float" office:value="11.35571" calcext:value-type="float">
            <text:p>11.35571</text:p>
          </table:table-cell>
          <table:table-cell office:value-type="float" office:value="11.24271" calcext:value-type="float">
            <text:p>11.24271</text:p>
          </table:table-cell>
          <table:table-cell office:value-type="float" office:value="10.59598" calcext:value-type="float">
            <text:p>10.59598</text:p>
          </table:table-cell>
          <table:table-cell office:value-type="float" office:value="10.49353" calcext:value-type="float">
            <text:p>10.49353</text:p>
          </table:table-cell>
          <table:table-cell office:value-type="float" office:value="10.24844" calcext:value-type="float">
            <text:p>10.24844</text:p>
          </table:table-cell>
          <table:table-cell office:value-type="float" office:value="10.15387" calcext:value-type="float">
            <text:p>10.15387</text:p>
          </table:table-cell>
          <table:table-cell office:value-type="float" office:value="53.54843" calcext:value-type="float">
            <text:p>53.54843</text:p>
          </table:table-cell>
          <table:table-cell office:value-type="float" office:value="13.24185" calcext:value-type="float">
            <text:p>13.24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8.29064" calcext:value-type="float">
            <text:p>28.29064</text:p>
          </table:table-cell>
          <table:table-cell office:value-type="float" office:value="31.24" calcext:value-type="float">
            <text:p>31.24</text:p>
          </table:table-cell>
          <table:table-cell office:value-type="float" office:value="14.54" calcext:value-type="float">
            <text:p>14.54</text:p>
          </table:table-cell>
          <table:table-cell office:value-type="float" office:value="1.445861" calcext:value-type="float">
            <text:p>1.445861</text:p>
          </table:table-cell>
          <table:table-cell office:value-type="float" office:value="0.7847521" calcext:value-type="float">
            <text:p>0.7847521</text:p>
          </table:table-cell>
          <table:table-cell office:value-type="float" office:value="530.892" calcext:value-type="float">
            <text:p>530.892</text:p>
          </table:table-cell>
          <table:table-cell office:value-type="float" office:value="0" calcext:value-type="float">
            <text:p>0</text:p>
          </table:table-cell>
          <table:table-cell office:value-type="float" office:value="56.45218" calcext:value-type="float">
            <text:p>56.45218</text:p>
          </table:table-cell>
          <table:table-cell office:value-type="float" office:value="17.70496" calcext:value-type="float">
            <text:p>17.70496</text:p>
          </table:table-cell>
          <table:table-cell office:value-type="float" office:value="42.77008" calcext:value-type="float">
            <text:p>42.77008</text:p>
          </table:table-cell>
          <table:table-cell office:value-type="float" office:value="21.58011" calcext:value-type="float">
            <text:p>21.58011</text:p>
          </table:table-cell>
          <table:table-cell office:value-type="float" office:value="36.7634" calcext:value-type="float">
            <text:p>36.7634</text:p>
          </table:table-cell>
          <table:table-cell office:value-type="float" office:value="23.03418" calcext:value-type="float">
            <text:p>23.03418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23.62183" calcext:value-type="float">
            <text:p>23.62183</text:p>
          </table:table-cell>
          <table:table-cell office:value-type="float" office:value="29.2373" calcext:value-type="float">
            <text:p>29.2373</text:p>
          </table:table-cell>
          <table:table-cell office:value-type="float" office:value="23.59564" calcext:value-type="float">
            <text:p>23.59564</text:p>
          </table:table-cell>
          <table:table-cell office:value-type="float" office:value="26.32318" calcext:value-type="float">
            <text:p>26.32318</text:p>
          </table:table-cell>
          <table:table-cell office:value-type="float" office:value="23.2023" calcext:value-type="float">
            <text:p>23.2023</text:p>
          </table:table-cell>
          <table:table-cell office:value-type="float" office:value="24.02502" calcext:value-type="float">
            <text:p>24.02502</text:p>
          </table:table-cell>
          <table:table-cell office:value-type="float" office:value="22.11865" calcext:value-type="float">
            <text:p>22.11865</text:p>
          </table:table-cell>
          <table:table-cell office:value-type="float" office:value="20.64264" calcext:value-type="float">
            <text:p>20.64264</text:p>
          </table:table-cell>
          <table:table-cell office:value-type="float" office:value="19.70441" calcext:value-type="float">
            <text:p>19.70441</text:p>
          </table:table-cell>
          <table:table-cell office:value-type="float" office:value="17.04575" calcext:value-type="float">
            <text:p>17.04575</text:p>
          </table:table-cell>
          <table:table-cell office:value-type="float" office:value="16.44125" calcext:value-type="float">
            <text:p>16.44125</text:p>
          </table:table-cell>
          <table:table-cell office:value-type="float" office:value="14.22003" calcext:value-type="float">
            <text:p>14.22003</text:p>
          </table:table-cell>
          <table:table-cell office:value-type="float" office:value="13.91861" calcext:value-type="float">
            <text:p>13.91861</text:p>
          </table:table-cell>
          <table:table-cell office:value-type="float" office:value="12.61481" calcext:value-type="float">
            <text:p>12.61481</text:p>
          </table:table-cell>
          <table:table-cell office:value-type="float" office:value="12.43921" calcext:value-type="float">
            <text:p>12.43921</text:p>
          </table:table-cell>
          <table:table-cell office:value-type="float" office:value="11.47913" calcext:value-type="float">
            <text:p>11.47913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10.70087" calcext:value-type="float">
            <text:p>10.70087</text:p>
          </table:table-cell>
          <table:table-cell office:value-type="float" office:value="10.59708" calcext:value-type="float">
            <text:p>10.59708</text:p>
          </table:table-cell>
          <table:table-cell office:value-type="float" office:value="10.34427" calcext:value-type="float">
            <text:p>10.34427</text:p>
          </table:table-cell>
          <table:table-cell office:value-type="float" office:value="10.24945" calcext:value-type="float">
            <text:p>10.24945</text:p>
          </table:table-cell>
          <table:table-cell office:value-type="float" office:value="56.45197" calcext:value-type="float">
            <text:p>56.45197</text:p>
          </table:table-cell>
          <table:table-cell office:value-type="float" office:value="17.86676" calcext:value-type="float">
            <text:p>17.86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6.57527" calcext:value-type="float">
            <text:p>26.57527</text:p>
          </table:table-cell>
          <table:table-cell office:value-type="float" office:value="22.87" calcext:value-type="float">
            <text:p>22.87</text:p>
          </table:table-cell>
          <table:table-cell office:value-type="float" office:value="12.08" calcext:value-type="float">
            <text:p>12.08</text:p>
          </table:table-cell>
          <table:table-cell office:value-type="float" office:value="1.176974" calcext:value-type="float">
            <text:p>1.176974</text:p>
          </table:table-cell>
          <table:table-cell office:value-type="float" office:value="0.9355073" calcext:value-type="float">
            <text:p>0.9355073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0.1" calcext:value-type="float">
            <text:p>0.1</text:p>
          </table:table-cell>
          <table:table-cell office:value-type="float" office:value="47.45782" calcext:value-type="float">
            <text:p>47.45782</text:p>
          </table:table-cell>
          <table:table-cell office:value-type="float" office:value="14.25586" calcext:value-type="float">
            <text:p>14.25586</text:p>
          </table:table-cell>
          <table:table-cell office:value-type="float" office:value="36.79288" calcext:value-type="float">
            <text:p>36.79288</text:p>
          </table:table-cell>
          <table:table-cell office:value-type="float" office:value="19.29013" calcext:value-type="float">
            <text:p>19.29013</text:p>
          </table:table-cell>
          <table:table-cell office:value-type="float" office:value="32.38782" calcext:value-type="float">
            <text:p>32.38782</text:p>
          </table:table-cell>
          <table:table-cell office:value-type="float" office:value="21.5795" calcext:value-type="float">
            <text:p>21.5795</text:p>
          </table:table-cell>
          <table:table-cell office:value-type="float" office:value="29.03162" calcext:value-type="float">
            <text:p>29.03162</text:p>
          </table:table-cell>
          <table:table-cell office:value-type="float" office:value="22.93723" calcext:value-type="float">
            <text:p>22.93723</text:p>
          </table:table-cell>
          <table:table-cell office:value-type="float" office:value="27.06375" calcext:value-type="float">
            <text:p>27.06375</text:p>
          </table:table-cell>
          <table:table-cell office:value-type="float" office:value="23.38049" calcext:value-type="float">
            <text:p>23.38049</text:p>
          </table:table-cell>
          <table:table-cell office:value-type="float" office:value="26.05774" calcext:value-type="float">
            <text:p>26.05774</text:p>
          </table:table-cell>
          <table:table-cell office:value-type="float" office:value="23.40366" calcext:value-type="float">
            <text:p>23.40366</text:p>
          </table:table-cell>
          <table:table-cell office:value-type="float" office:value="24.02649" calcext:value-type="float">
            <text:p>24.02649</text:p>
          </table:table-cell>
          <table:table-cell office:value-type="float" office:value="22.58414" calcext:value-type="float">
            <text:p>22.58414</text:p>
          </table:table-cell>
          <table:table-cell office:value-type="float" office:value="21.06375" calcext:value-type="float">
            <text:p>21.06375</text:p>
          </table:table-cell>
          <table:table-cell office:value-type="float" office:value="20.6593" calcext:value-type="float">
            <text:p>20.6593</text:p>
          </table:table-cell>
          <table:table-cell office:value-type="float" office:value="17.63116" calcext:value-type="float">
            <text:p>17.63116</text:p>
          </table:table-cell>
          <table:table-cell office:value-type="float" office:value="17.05261" calcext:value-type="float">
            <text:p>17.05261</text:p>
          </table:table-cell>
          <table:table-cell office:value-type="float" office:value="14.56671" calcext:value-type="float">
            <text:p>14.56671</text:p>
          </table:table-cell>
          <table:table-cell office:value-type="float" office:value="14.22348" calcext:value-type="float">
            <text:p>14.22348</text:p>
          </table:table-cell>
          <table:table-cell office:value-type="float" office:value="12.82272" calcext:value-type="float">
            <text:p>12.82272</text:p>
          </table:table-cell>
          <table:table-cell office:value-type="float" office:value="12.61679" calcext:value-type="float">
            <text:p>12.61679</text:p>
          </table:table-cell>
          <table:table-cell office:value-type="float" office:value="11.61591" calcext:value-type="float">
            <text:p>11.61591</text:p>
          </table:table-cell>
          <table:table-cell office:value-type="float" office:value="11.48047" calcext:value-type="float">
            <text:p>11.48047</text:p>
          </table:table-cell>
          <table:table-cell office:value-type="float" office:value="10.8092" calcext:value-type="float">
            <text:p>10.8092</text:p>
          </table:table-cell>
          <table:table-cell office:value-type="float" office:value="10.702" calcext:value-type="float">
            <text:p>10.702</text:p>
          </table:table-cell>
          <table:table-cell office:value-type="float" office:value="10.44049" calcext:value-type="float">
            <text:p>10.44049</text:p>
          </table:table-cell>
          <table:table-cell office:value-type="float" office:value="10.34528" calcext:value-type="float">
            <text:p>10.34528</text:p>
          </table:table-cell>
          <table:table-cell office:value-type="float" office:value="47.45767" calcext:value-type="float">
            <text:p>47.45767</text:p>
          </table:table-cell>
          <table:table-cell office:value-type="float" office:value="14.25592" calcext:value-type="float">
            <text:p>14.25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3.68188" calcext:value-type="float">
            <text:p>23.68188</text:p>
          </table:table-cell>
          <table:table-cell office:value-type="float" office:value="24.42" calcext:value-type="float">
            <text:p>24.42</text:p>
          </table:table-cell>
          <table:table-cell office:value-type="float" office:value="14.23" calcext:value-type="float">
            <text:p>14.23</text:p>
          </table:table-cell>
          <table:table-cell office:value-type="float" office:value="1.433705" calcext:value-type="float">
            <text:p>1.433705</text:p>
          </table:table-cell>
          <table:table-cell office:value-type="float" office:value="1.000659" calcext:value-type="float">
            <text:p>1.000659</text:p>
          </table:table-cell>
          <table:table-cell office:value-type="float" office:value="338.724" calcext:value-type="float">
            <text:p>338.724</text:p>
          </table:table-cell>
          <table:table-cell office:value-type="float" office:value="7.7" calcext:value-type="float">
            <text:p>7.7</text:p>
          </table:table-cell>
          <table:table-cell office:value-type="float" office:value="49.60938" calcext:value-type="float">
            <text:p>49.60938</text:p>
          </table:table-cell>
          <table:table-cell office:value-type="float" office:value="15.54706" calcext:value-type="float">
            <text:p>15.54706</text:p>
          </table:table-cell>
          <table:table-cell office:value-type="float" office:value="36.92661" calcext:value-type="float">
            <text:p>36.92661</text:p>
          </table:table-cell>
          <table:table-cell office:value-type="float" office:value="18.82175" calcext:value-type="float">
            <text:p>18.82175</text:p>
          </table:table-cell>
          <table:table-cell office:value-type="float" office:value="32.211" calcext:value-type="float">
            <text:p>32.211</text:p>
          </table:table-cell>
          <table:table-cell office:value-type="float" office:value="20.96036" calcext:value-type="float">
            <text:p>20.96036</text:p>
          </table:table-cell>
          <table:table-cell office:value-type="float" office:value="28.84235" calcext:value-type="float">
            <text:p>28.84235</text:p>
          </table:table-cell>
          <table:table-cell office:value-type="float" office:value="22.05334" calcext:value-type="float">
            <text:p>22.05334</text:p>
          </table:table-cell>
          <table:table-cell office:value-type="float" office:value="26.8457" calcext:value-type="float">
            <text:p>26.8457</text:p>
          </table:table-cell>
          <table:table-cell office:value-type="float" office:value="22.49005" calcext:value-type="float">
            <text:p>22.49005</text:p>
          </table:table-cell>
          <table:table-cell office:value-type="float" office:value="24.86963" calcext:value-type="float">
            <text:p>24.86963</text:p>
          </table:table-cell>
          <table:table-cell office:value-type="float" office:value="22.64661" calcext:value-type="float">
            <text:p>22.64661</text:p>
          </table:table-cell>
          <table:table-cell office:value-type="float" office:value="23.41501" calcext:value-type="float">
            <text:p>23.41501</text:p>
          </table:table-cell>
          <table:table-cell office:value-type="float" office:value="22.13181" calcext:value-type="float">
            <text:p>22.13181</text:p>
          </table:table-cell>
          <table:table-cell office:value-type="float" office:value="21.12155" calcext:value-type="float">
            <text:p>21.12155</text:p>
          </table:table-cell>
          <table:table-cell office:value-type="float" office:value="20.91641" calcext:value-type="float">
            <text:p>20.91641</text:p>
          </table:table-cell>
          <table:table-cell office:value-type="float" office:value="18.00076" calcext:value-type="float">
            <text:p>18.00076</text:p>
          </table:table-cell>
          <table:table-cell office:value-type="float" office:value="17.63632" calcext:value-type="float">
            <text:p>17.63632</text:p>
          </table:table-cell>
          <table:table-cell office:value-type="float" office:value="14.90976" calcext:value-type="float">
            <text:p>14.90976</text:p>
          </table:table-cell>
          <table:table-cell office:value-type="float" office:value="14.5704" calcext:value-type="float">
            <text:p>14.5704</text:p>
          </table:table-cell>
          <table:table-cell office:value-type="float" office:value="13.05304" calcext:value-type="float">
            <text:p>13.05304</text:p>
          </table:table-cell>
          <table:table-cell office:value-type="float" office:value="12.82501" calcext:value-type="float">
            <text:p>12.82501</text:p>
          </table:table-cell>
          <table:table-cell office:value-type="float" office:value="11.76703" calcext:value-type="float">
            <text:p>11.76703</text:p>
          </table:table-cell>
          <table:table-cell office:value-type="float" office:value="11.6174" calcext:value-type="float">
            <text:p>11.6174</text:p>
          </table:table-cell>
          <table:table-cell office:value-type="float" office:value="10.92267" calcext:value-type="float">
            <text:p>10.92267</text:p>
          </table:table-cell>
          <table:table-cell office:value-type="float" office:value="10.81033" calcext:value-type="float">
            <text:p>10.81033</text:p>
          </table:table-cell>
          <table:table-cell office:value-type="float" office:value="10.53885" calcext:value-type="float">
            <text:p>10.53885</text:p>
          </table:table-cell>
          <table:table-cell office:value-type="float" office:value="10.44153" calcext:value-type="float">
            <text:p>10.44153</text:p>
          </table:table-cell>
          <table:table-cell office:value-type="float" office:value="49.60922" calcext:value-type="float">
            <text:p>49.60922</text:p>
          </table:table-cell>
          <table:table-cell office:value-type="float" office:value="15.68604" calcext:value-type="float">
            <text:p>15.68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4.13928" calcext:value-type="float">
            <text:p>4.13928</text:p>
          </table:table-cell>
          <table:table-cell office:value-type="float" office:value="13.97" calcext:value-type="float">
            <text:p>13.97</text:p>
          </table:table-cell>
          <table:table-cell office:value-type="float" office:value="10.19" calcext:value-type="float">
            <text:p>10.19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91809" calcext:value-type="float">
            <text:p>1.091809</text:p>
          </table:table-cell>
          <table:table-cell office:value-type="float" office:value="341.964" calcext:value-type="float">
            <text:p>341.964</text:p>
          </table:table-cell>
          <table:table-cell office:value-type="float" office:value="5.4" calcext:value-type="float">
            <text:p>5.4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9.843933" calcext:value-type="float">
            <text:p>9.843933</text:p>
          </table:table-cell>
          <table:table-cell office:value-type="float" office:value="18.6452" calcext:value-type="float">
            <text:p>18.6452</text:p>
          </table:table-cell>
          <table:table-cell office:value-type="float" office:value="12.19409" calcext:value-type="float">
            <text:p>12.19409</text:p>
          </table:table-cell>
          <table:table-cell office:value-type="float" office:value="21.99799" calcext:value-type="float">
            <text:p>21.99799</text:p>
          </table:table-cell>
          <table:table-cell office:value-type="float" office:value="14.521" calcext:value-type="float">
            <text:p>14.521</text:p>
          </table:table-cell>
          <table:table-cell office:value-type="float" office:value="24.14316" calcext:value-type="float">
            <text:p>24.14316</text:p>
          </table:table-cell>
          <table:table-cell office:value-type="float" office:value="16.55988" calcext:value-type="float">
            <text:p>16.55988</text:p>
          </table:table-cell>
          <table:table-cell office:value-type="float" office:value="24.58032" calcext:value-type="float">
            <text:p>24.58032</text:p>
          </table:table-cell>
          <table:table-cell office:value-type="float" office:value="17.78159" calcext:value-type="float">
            <text:p>17.78159</text:p>
          </table:table-cell>
          <table:table-cell office:value-type="float" office:value="24.47443" calcext:value-type="float">
            <text:p>24.47443</text:p>
          </table:table-cell>
          <table:table-cell office:value-type="float" office:value="19.0907" calcext:value-type="float">
            <text:p>19.0907</text:p>
          </table:table-cell>
          <table:table-cell office:value-type="float" office:value="23.29871" calcext:value-type="float">
            <text:p>23.29871</text:p>
          </table:table-cell>
          <table:table-cell office:value-type="float" office:value="19.77304" calcext:value-type="float">
            <text:p>19.77304</text:p>
          </table:table-cell>
          <table:table-cell office:value-type="float" office:value="21.13797" calcext:value-type="float">
            <text:p>21.13797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18.17252" calcext:value-type="float">
            <text:p>18.17252</text:p>
          </table:table-cell>
          <table:table-cell office:value-type="float" office:value="18.00412" calcext:value-type="float">
            <text:p>18.00412</text:p>
          </table:table-cell>
          <table:table-cell office:value-type="float" office:value="15.2128" calcext:value-type="float">
            <text:p>15.2128</text:p>
          </table:table-cell>
          <table:table-cell office:value-type="float" office:value="14.91315" calcext:value-type="float">
            <text:p>14.91315</text:p>
          </table:table-cell>
          <table:table-cell office:value-type="float" office:value="13.28842" calcext:value-type="float">
            <text:p>13.28842</text:p>
          </table:table-cell>
          <table:table-cell office:value-type="float" office:value="13.05548" calcext:value-type="float">
            <text:p>13.05548</text:p>
          </table:table-cell>
          <table:table-cell office:value-type="float" office:value="11.93036" calcext:value-type="float">
            <text:p>11.93036</text:p>
          </table:table-cell>
          <table:table-cell office:value-type="float" office:value="11.76868" calcext:value-type="float">
            <text:p>11.76868</text:p>
          </table:table-cell>
          <table:table-cell office:value-type="float" office:value="11.04269" calcext:value-type="float">
            <text:p>11.04269</text:p>
          </table:table-cell>
          <table:table-cell office:value-type="float" office:value="10.92389" calcext:value-type="float">
            <text:p>10.92389</text:p>
          </table:table-cell>
          <table:table-cell office:value-type="float" office:value="10.64014" calcext:value-type="float">
            <text:p>10.64014</text:p>
          </table:table-cell>
          <table:table-cell office:value-type="float" office:value="10.53989" calcext:value-type="float">
            <text:p>10.53989</text:p>
          </table:table-cell>
          <table:table-cell office:value-type="float" office:value="16.71967" calcext:value-type="float">
            <text:p>16.71967</text:p>
          </table:table-cell>
          <table:table-cell office:value-type="float" office:value="9.89502" calcext:value-type="float">
            <text:p>9.89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14.04684" calcext:value-type="float">
            <text:p>14.04684</text:p>
          </table:table-cell>
          <table:table-cell office:value-type="float" office:value="17.57" calcext:value-type="float">
            <text:p>17.57</text:p>
          </table:table-cell>
          <table:table-cell office:value-type="float" office:value="9.88" calcext:value-type="float">
            <text:p>9.88</text:p>
          </table:table-cell>
          <table:table-cell office:value-type="float" office:value="1.67644" calcext:value-type="float">
            <text:p>1.67644</text:p>
          </table:table-cell>
          <table:table-cell office:value-type="float" office:value="1.069421" calcext:value-type="float">
            <text:p>1.069421</text:p>
          </table:table-cell>
          <table:table-cell office:value-type="float" office:value="177.264" calcext:value-type="float">
            <text:p>177.264</text:p>
          </table:table-cell>
          <table:table-cell office:value-type="float" office:value="0.1" calcext:value-type="float">
            <text:p>0.1</text:p>
          </table:table-cell>
          <table:table-cell office:value-type="float" office:value="27.27948" calcext:value-type="float">
            <text:p>27.27948</text:p>
          </table:table-cell>
          <table:table-cell office:value-type="float" office:value="9.397156" calcext:value-type="float">
            <text:p>9.397156</text:p>
          </table:table-cell>
          <table:table-cell office:value-type="float" office:value="22.82742" calcext:value-type="float">
            <text:p>22.82742</text:p>
          </table:table-cell>
          <table:table-cell office:value-type="float" office:value="11.32886" calcext:value-type="float">
            <text:p>11.32886</text:p>
          </table:table-cell>
          <table:table-cell office:value-type="float" office:value="20.0108" calcext:value-type="float">
            <text:p>20.0108</text:p>
          </table:table-cell>
          <table:table-cell office:value-type="float" office:value="13.34891" calcext:value-type="float">
            <text:p>13.34891</text:p>
          </table:table-cell>
          <table:table-cell office:value-type="float" office:value="18.88733" calcext:value-type="float">
            <text:p>18.88733</text:p>
          </table:table-cell>
          <table:table-cell office:value-type="float" office:value="15.1485" calcext:value-type="float">
            <text:p>15.1485</text:p>
          </table:table-cell>
          <table:table-cell office:value-type="float" office:value="18.56317" calcext:value-type="float">
            <text:p>18.56317</text:p>
          </table:table-cell>
          <table:table-cell office:value-type="float" office:value="16.28125" calcext:value-type="float">
            <text:p>16.28125</text:p>
          </table:table-cell>
          <table:table-cell office:value-type="float" office:value="19.04337" calcext:value-type="float">
            <text:p>19.04337</text:p>
          </table:table-cell>
          <table:table-cell office:value-type="float" office:value="17.40866" calcext:value-type="float">
            <text:p>17.40866</text:p>
          </table:table-cell>
          <table:table-cell office:value-type="float" office:value="19.73868" calcext:value-type="float">
            <text:p>19.73868</text:p>
          </table:table-cell>
          <table:table-cell office:value-type="float" office:value="18.15604" calcext:value-type="float">
            <text:p>18.15604</text:p>
          </table:table-cell>
          <table:table-cell office:value-type="float" office:value="20.15063" calcext:value-type="float">
            <text:p>20.15063</text:p>
          </table:table-cell>
          <table:table-cell office:value-type="float" office:value="18.61963" calcext:value-type="float">
            <text:p>18.61963</text:p>
          </table:table-cell>
          <table:table-cell office:value-type="float" office:value="18.159" calcext:value-type="float">
            <text:p>18.159</text:p>
          </table:table-cell>
          <table:table-cell office:value-type="float" office:value="17.7959" calcext:value-type="float">
            <text:p>17.7959</text:p>
          </table:table-cell>
          <table:table-cell office:value-type="float" office:value="15.40167" calcext:value-type="float">
            <text:p>15.40167</text:p>
          </table:table-cell>
          <table:table-cell office:value-type="float" office:value="15.21552" calcext:value-type="float">
            <text:p>15.21552</text:p>
          </table:table-cell>
          <table:table-cell office:value-type="float" office:value="13.50641" calcext:value-type="float">
            <text:p>13.50641</text:p>
          </table:table-cell>
          <table:table-cell office:value-type="float" office:value="13.29083" calcext:value-type="float">
            <text:p>13.29083</text:p>
          </table:table-cell>
          <table:table-cell office:value-type="float" office:value="12.10028" calcext:value-type="float">
            <text:p>12.10028</text:p>
          </table:table-cell>
          <table:table-cell office:value-type="float" office:value="11.93213" calcext:value-type="float">
            <text:p>11.93213</text:p>
          </table:table-cell>
          <table:table-cell office:value-type="float" office:value="11.16879" calcext:value-type="float">
            <text:p>11.16879</text:p>
          </table:table-cell>
          <table:table-cell office:value-type="float" office:value="11.04395" calcext:value-type="float">
            <text:p>11.04395</text:p>
          </table:table-cell>
          <table:table-cell office:value-type="float" office:value="10.74515" calcext:value-type="float">
            <text:p>10.74515</text:p>
          </table:table-cell>
          <table:table-cell office:value-type="float" office:value="10.6412" calcext:value-type="float">
            <text:p>10.6412</text:p>
          </table:table-cell>
          <table:table-cell office:value-type="float" office:value="27.27945" calcext:value-type="float">
            <text:p>27.27945</text:p>
          </table:table-cell>
          <table:table-cell office:value-type="float" office:value="9.397156" calcext:value-type="float">
            <text:p>9.397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1.75876" calcext:value-type="float">
            <text:p>21.75876</text:p>
          </table:table-cell>
          <table:table-cell office:value-type="float" office:value="20.75" calcext:value-type="float">
            <text:p>20.75</text:p>
          </table:table-cell>
          <table:table-cell office:value-type="float" office:value="9.24" calcext:value-type="float">
            <text:p>9.24</text:p>
          </table:table-cell>
          <table:table-cell office:value-type="float" office:value="1.396188" calcext:value-type="float">
            <text:p>1.396188</text:p>
          </table:table-cell>
          <table:table-cell office:value-type="float" office:value="1.024491" calcext:value-type="float">
            <text:p>1.024491</text:p>
          </table:table-cell>
          <table:table-cell office:value-type="float" office:value="146.844" calcext:value-type="float">
            <text:p>146.844</text:p>
          </table:table-cell>
          <table:table-cell office:value-type="float" office:value="0" calcext:value-type="float">
            <text:p>0</text:p>
          </table:table-cell>
          <table:table-cell office:value-type="float" office:value="29.77536" calcext:value-type="float">
            <text:p>29.77536</text:p>
          </table:table-cell>
          <table:table-cell office:value-type="float" office:value="9.105865" calcext:value-type="float">
            <text:p>9.105865</text:p>
          </table:table-cell>
          <table:table-cell office:value-type="float" office:value="24.07483" calcext:value-type="float">
            <text:p>24.07483</text:p>
          </table:table-cell>
          <table:table-cell office:value-type="float" office:value="11.22079" calcext:value-type="float">
            <text:p>11.22079</text:p>
          </table:table-cell>
          <table:table-cell office:value-type="float" office:value="21.42642" calcext:value-type="float">
            <text:p>21.42642</text:p>
          </table:table-cell>
          <table:table-cell office:value-type="float" office:value="13.21542" calcext:value-type="float">
            <text:p>13.21542</text:p>
          </table:table-cell>
          <table:table-cell office:value-type="float" office:value="19.95337" calcext:value-type="float">
            <text:p>19.95337</text:p>
          </table:table-cell>
          <table:table-cell office:value-type="float" office:value="14.8949" calcext:value-type="float">
            <text:p>14.8949</text:p>
          </table:table-cell>
          <table:table-cell office:value-type="float" office:value="19.17981" calcext:value-type="float">
            <text:p>19.17981</text:p>
          </table:table-cell>
          <table:table-cell office:value-type="float" office:value="15.9039" calcext:value-type="float">
            <text:p>15.9039</text:p>
          </table:table-cell>
          <table:table-cell office:value-type="float" office:value="18.56546" calcext:value-type="float">
            <text:p>18.56546</text:p>
          </table:table-cell>
          <table:table-cell office:value-type="float" office:value="16.88556" calcext:value-type="float">
            <text:p>16.88556</text:p>
          </table:table-cell>
          <table:table-cell office:value-type="float" office:value="18.42969" calcext:value-type="float">
            <text:p>18.42969</text:p>
          </table:table-cell>
          <table:table-cell office:value-type="float" office:value="17.46088" calcext:value-type="float">
            <text:p>17.46088</text:p>
          </table:table-cell>
          <table:table-cell office:value-type="float" office:value="18.61215" calcext:value-type="float">
            <text:p>18.61215</text:p>
          </table:table-cell>
          <table:table-cell office:value-type="float" office:value="17.90524" calcext:value-type="float">
            <text:p>17.90524</text:p>
          </table:table-cell>
          <table:table-cell office:value-type="float" office:value="17.79102" calcext:value-type="float">
            <text:p>17.79102</text:p>
          </table:table-cell>
          <table:table-cell office:value-type="float" office:value="17.3291" calcext:value-type="float">
            <text:p>17.3291</text:p>
          </table:table-cell>
          <table:table-cell office:value-type="float" office:value="15.45166" calcext:value-type="float">
            <text:p>15.45166</text:p>
          </table:table-cell>
          <table:table-cell office:value-type="float" office:value="15.4028" calcext:value-type="float">
            <text:p>15.4028</text:p>
          </table:table-cell>
          <table:table-cell office:value-type="float" office:value="13.677" calcext:value-type="float">
            <text:p>13.677</text:p>
          </table:table-cell>
          <table:table-cell office:value-type="float" office:value="13.50845" calcext:value-type="float">
            <text:p>13.50845</text:p>
          </table:table-cell>
          <table:table-cell office:value-type="float" office:value="12.2674" calcext:value-type="float">
            <text:p>12.2674</text:p>
          </table:table-cell>
          <table:table-cell office:value-type="float" office:value="12.10208" calcext:value-type="float">
            <text:p>12.10208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11.17017" calcext:value-type="float">
            <text:p>11.17017</text:p>
          </table:table-cell>
          <table:table-cell office:value-type="float" office:value="10.854" calcext:value-type="float">
            <text:p>10.854</text:p>
          </table:table-cell>
          <table:table-cell office:value-type="float" office:value="10.74628" calcext:value-type="float">
            <text:p>10.74628</text:p>
          </table:table-cell>
          <table:table-cell office:value-type="float" office:value="29.77533" calcext:value-type="float">
            <text:p>29.77533</text:p>
          </table:table-cell>
          <table:table-cell office:value-type="float" office:value="9.105865" calcext:value-type="float">
            <text:p>9.105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17.4877" calcext:value-type="float">
            <text:p>17.4877</text:p>
          </table:table-cell>
          <table:table-cell office:value-type="float" office:value="24.04" calcext:value-type="float">
            <text:p>24.04</text:p>
          </table:table-cell>
          <table:table-cell office:value-type="float" office:value="11.76" calcext:value-type="float">
            <text:p>11.76</text:p>
          </table:table-cell>
          <table:table-cell office:value-type="float" office:value="1.648027" calcext:value-type="float">
            <text:p>1.648027</text:p>
          </table:table-cell>
          <table:table-cell office:value-type="float" office:value="1.211768" calcext:value-type="float">
            <text:p>1.211768</text:p>
          </table:table-cell>
          <table:table-cell office:value-type="float" office:value="235.008" calcext:value-type="float">
            <text:p>235.008</text:p>
          </table:table-cell>
          <table:table-cell office:value-type="float" office:value="4.3" calcext:value-type="float">
            <text:p>4.3</text:p>
          </table:table-cell>
          <table:table-cell office:value-type="float" office:value="36.56052" calcext:value-type="float">
            <text:p>36.56052</text:p>
          </table:table-cell>
          <table:table-cell office:value-type="float" office:value="11.92914" calcext:value-type="float">
            <text:p>11.92914</text:p>
          </table:table-cell>
          <table:table-cell office:value-type="float" office:value="25.52161" calcext:value-type="float">
            <text:p>25.52161</text:p>
          </table:table-cell>
          <table:table-cell office:value-type="float" office:value="14.53482" calcext:value-type="float">
            <text:p>14.53482</text:p>
          </table:table-cell>
          <table:table-cell office:value-type="float" office:value="22.85941" calcext:value-type="float">
            <text:p>22.85941</text:p>
          </table:table-cell>
          <table:table-cell office:value-type="float" office:value="15.9866" calcext:value-type="float">
            <text:p>15.9866</text:p>
          </table:table-cell>
          <table:table-cell office:value-type="float" office:value="21.27917" calcext:value-type="float">
            <text:p>21.27917</text:p>
          </table:table-cell>
          <table:table-cell office:value-type="float" office:value="16.92554" calcext:value-type="float">
            <text:p>16.92554</text:p>
          </table:table-cell>
          <table:table-cell office:value-type="float" office:value="20.33386" calcext:value-type="float">
            <text:p>20.33386</text:p>
          </table:table-cell>
          <table:table-cell office:value-type="float" office:value="17.39096" calcext:value-type="float">
            <text:p>17.39096</text:p>
          </table:table-cell>
          <table:table-cell office:value-type="float" office:value="19.39618" calcext:value-type="float">
            <text:p>19.39618</text:p>
          </table:table-cell>
          <table:table-cell office:value-type="float" office:value="17.78696" calcext:value-type="float">
            <text:p>17.78696</text:p>
          </table:table-cell>
          <table:table-cell office:value-type="float" office:value="18.76218" calcext:value-type="float">
            <text:p>18.76218</text:p>
          </table:table-cell>
          <table:table-cell office:value-type="float" office:value="17.87195" calcext:value-type="float">
            <text:p>17.87195</text:p>
          </table:table-cell>
          <table:table-cell office:value-type="float" office:value="17.91235" calcext:value-type="float">
            <text:p>17.91235</text:p>
          </table:table-cell>
          <table:table-cell office:value-type="float" office:value="17.79471" calcext:value-type="float">
            <text:p>17.79471</text:p>
          </table:table-cell>
          <table:table-cell office:value-type="float" office:value="17.32495" calcext:value-type="float">
            <text:p>17.32495</text:p>
          </table:table-cell>
          <table:table-cell office:value-type="float" office:value="17.03598" calcext:value-type="float">
            <text:p>17.03598</text:p>
          </table:table-cell>
          <table:table-cell office:value-type="float" office:value="15.45166" calcext:value-type="float">
            <text:p>15.45166</text:p>
          </table:table-cell>
          <table:table-cell office:value-type="float" office:value="15.42789" calcext:value-type="float">
            <text:p>15.42789</text:p>
          </table:table-cell>
          <table:table-cell office:value-type="float" office:value="13.79489" calcext:value-type="float">
            <text:p>13.79489</text:p>
          </table:table-cell>
          <table:table-cell office:value-type="float" office:value="13.67847" calcext:value-type="float">
            <text:p>13.67847</text:p>
          </table:table-cell>
          <table:table-cell office:value-type="float" office:value="12.42078" calcext:value-type="float">
            <text:p>12.42078</text:p>
          </table:table-cell>
          <table:table-cell office:value-type="float" office:value="12.26904" calcext:value-type="float">
            <text:p>12.26904</text:p>
          </table:table-cell>
          <table:table-cell office:value-type="float" office:value="11.43243" calcext:value-type="float">
            <text:p>11.43243</text:p>
          </table:table-cell>
          <table:table-cell office:value-type="float" office:value="11.30118" calcext:value-type="float">
            <text:p>11.30118</text:p>
          </table:table-cell>
          <table:table-cell office:value-type="float" office:value="10.96716" calcext:value-type="float">
            <text:p>10.96716</text:p>
          </table:table-cell>
          <table:table-cell office:value-type="float" office:value="10.85516" calcext:value-type="float">
            <text:p>10.85516</text:p>
          </table:table-cell>
          <table:table-cell office:value-type="float" office:value="36.56039" calcext:value-type="float">
            <text:p>36.56039</text:p>
          </table:table-cell>
          <table:table-cell office:value-type="float" office:value="11.92914" calcext:value-type="float">
            <text:p>11.929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7.93024" calcext:value-type="float">
            <text:p>27.93024</text:p>
          </table:table-cell>
          <table:table-cell office:value-type="float" office:value="22.99" calcext:value-type="float">
            <text:p>22.99</text:p>
          </table:table-cell>
          <table:table-cell office:value-type="float" office:value="11.03" calcext:value-type="float">
            <text:p>11.03</text:p>
          </table:table-cell>
          <table:table-cell office:value-type="float" office:value="1.414312" calcext:value-type="float">
            <text:p>1.414312</text:p>
          </table:table-cell>
          <table:table-cell office:value-type="float" office:value="1.003961" calcext:value-type="float">
            <text:p>1.003961</text:p>
          </table:table-cell>
          <table:table-cell office:value-type="float" office:value="311.04" calcext:value-type="float">
            <text:p>311.04</text:p>
          </table:table-cell>
          <table:table-cell office:value-type="float" office:value="0" calcext:value-type="float">
            <text:p>0</text:p>
          </table:table-cell>
          <table:table-cell office:value-type="float" office:value="40.01669" calcext:value-type="float">
            <text:p>40.01669</text:p>
          </table:table-cell>
          <table:table-cell office:value-type="float" office:value="11.21677" calcext:value-type="float">
            <text:p>11.21677</text:p>
          </table:table-cell>
          <table:table-cell office:value-type="float" office:value="29.36307" calcext:value-type="float">
            <text:p>29.36307</text:p>
          </table:table-cell>
          <table:table-cell office:value-type="float" office:value="13.36792" calcext:value-type="float">
            <text:p>13.36792</text:p>
          </table:table-cell>
          <table:table-cell office:value-type="float" office:value="25.6012" calcext:value-type="float">
            <text:p>25.6012</text:p>
          </table:table-cell>
          <table:table-cell office:value-type="float" office:value="15.2757" calcext:value-type="float">
            <text:p>15.2757</text:p>
          </table:table-cell>
          <table:table-cell office:value-type="float" office:value="23.08603" calcext:value-type="float">
            <text:p>23.08603</text:p>
          </table:table-cell>
          <table:table-cell office:value-type="float" office:value="16.61301" calcext:value-type="float">
            <text:p>16.61301</text:p>
          </table:table-cell>
          <table:table-cell office:value-type="float" office:value="21.60815" calcext:value-type="float">
            <text:p>21.60815</text:p>
          </table:table-cell>
          <table:table-cell office:value-type="float" office:value="17.29608" calcext:value-type="float">
            <text:p>17.29608</text:p>
          </table:table-cell>
          <table:table-cell office:value-type="float" office:value="20.22183" calcext:value-type="float">
            <text:p>20.22183</text:p>
          </table:table-cell>
          <table:table-cell office:value-type="float" office:value="17.85507" calcext:value-type="float">
            <text:p>17.85507</text:p>
          </table:table-cell>
          <table:table-cell office:value-type="float" office:value="19.27277" calcext:value-type="float">
            <text:p>19.27277</text:p>
          </table:table-cell>
          <table:table-cell office:value-type="float" office:value="17.9455" calcext:value-type="float">
            <text:p>17.9455</text:p>
          </table:table-cell>
          <table:table-cell office:value-type="float" office:value="17.98123" calcext:value-type="float">
            <text:p>17.98123</text:p>
          </table:table-cell>
          <table:table-cell office:value-type="float" office:value="17.81619" calcext:value-type="float">
            <text:p>17.81619</text:p>
          </table:table-cell>
          <table:table-cell office:value-type="float" office:value="17.03424" calcext:value-type="float">
            <text:p>17.03424</text:p>
          </table:table-cell>
          <table:table-cell office:value-type="float" office:value="16.91083" calcext:value-type="float">
            <text:p>16.91083</text:p>
          </table:table-cell>
          <table:table-cell office:value-type="float" office:value="15.42752" calcext:value-type="float">
            <text:p>15.42752</text:p>
          </table:table-cell>
          <table:table-cell office:value-type="float" office:value="15.3959" calcext:value-type="float">
            <text:p>15.3959</text:p>
          </table:table-cell>
          <table:table-cell office:value-type="float" office:value="13.87677" calcext:value-type="float">
            <text:p>13.87677</text:p>
          </table:table-cell>
          <table:table-cell office:value-type="float" office:value="13.7959" calcext:value-type="float">
            <text:p>13.7959</text:p>
          </table:table-cell>
          <table:table-cell office:value-type="float" office:value="12.55609" calcext:value-type="float">
            <text:p>12.55609</text:p>
          </table:table-cell>
          <table:table-cell office:value-type="float" office:value="12.4223" calcext:value-type="float">
            <text:p>12.4223</text:p>
          </table:table-cell>
          <table:table-cell office:value-type="float" office:value="11.56335" calcext:value-type="float">
            <text:p>11.56335</text:p>
          </table:table-cell>
          <table:table-cell office:value-type="float" office:value="11.43381" calcext:value-type="float">
            <text:p>11.43381</text:p>
          </table:table-cell>
          <table:table-cell office:value-type="float" office:value="11.08237" calcext:value-type="float">
            <text:p>11.08237</text:p>
          </table:table-cell>
          <table:table-cell office:value-type="float" office:value="10.96835" calcext:value-type="float">
            <text:p>10.96835</text:p>
          </table:table-cell>
          <table:table-cell office:value-type="float" office:value="40.0166" calcext:value-type="float">
            <text:p>40.0166</text:p>
          </table:table-cell>
          <table:table-cell office:value-type="float" office:value="11.21677" calcext:value-type="float">
            <text:p>11.216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6.20748" calcext:value-type="float">
            <text:p>6.20748</text:p>
          </table:table-cell>
          <table:table-cell office:value-type="float" office:value="15.08" calcext:value-type="float">
            <text:p>15.08</text:p>
          </table:table-cell>
          <table:table-cell office:value-type="float" office:value="10.67" calcext:value-type="float">
            <text:p>10.67</text:p>
          </table:table-cell>
          <table:table-cell office:value-type="float" office:value="1.504976" calcext:value-type="float">
            <text:p>1.504976</text:p>
          </table:table-cell>
          <table:table-cell office:value-type="float" office:value="1.127305" calcext:value-type="float">
            <text:p>1.127305</text:p>
          </table:table-cell>
          <table:table-cell office:value-type="float" office:value="297.36" calcext:value-type="float">
            <text:p>297.36</text:p>
          </table:table-cell>
          <table:table-cell office:value-type="float" office:value="15.7" calcext:value-type="float">
            <text:p>15.7</text:p>
          </table:table-cell>
          <table:table-cell office:value-type="float" office:value="19.76541" calcext:value-type="float">
            <text:p>19.76541</text:p>
          </table:table-cell>
          <table:table-cell office:value-type="float" office:value="10.61337" calcext:value-type="float">
            <text:p>10.61337</text:p>
          </table:table-cell>
          <table:table-cell office:value-type="float" office:value="18.14972" calcext:value-type="float">
            <text:p>18.14972</text:p>
          </table:table-cell>
          <table:table-cell office:value-type="float" office:value="12.68597" calcext:value-type="float">
            <text:p>12.68597</text:p>
          </table:table-cell>
          <table:table-cell office:value-type="float" office:value="20.06128" calcext:value-type="float">
            <text:p>20.06128</text:p>
          </table:table-cell>
          <table:table-cell office:value-type="float" office:value="14.58771" calcext:value-type="float">
            <text:p>14.58771</text:p>
          </table:table-cell>
          <table:table-cell office:value-type="float" office:value="20.83109" calcext:value-type="float">
            <text:p>20.83109</text:p>
          </table:table-cell>
          <table:table-cell office:value-type="float" office:value="16.06921" calcext:value-type="float">
            <text:p>16.06921</text:p>
          </table:table-cell>
          <table:table-cell office:value-type="float" office:value="20.69641" calcext:value-type="float">
            <text:p>20.69641</text:p>
          </table:table-cell>
          <table:table-cell office:value-type="float" office:value="16.81381" calcext:value-type="float">
            <text:p>16.81381</text:p>
          </table:table-cell>
          <table:table-cell office:value-type="float" office:value="20.17834" calcext:value-type="float">
            <text:p>20.17834</text:p>
          </table:table-cell>
          <table:table-cell office:value-type="float" office:value="17.53586" calcext:value-type="float">
            <text:p>17.53586</text:p>
          </table:table-cell>
          <table:table-cell office:value-type="float" office:value="19.30399" calcext:value-type="float">
            <text:p>19.30399</text:p>
          </table:table-cell>
          <table:table-cell office:value-type="float" office:value="17.78897" calcext:value-type="float">
            <text:p>17.78897</text:p>
          </table:table-cell>
          <table:table-cell office:value-type="float" office:value="18.15234" calcext:value-type="float">
            <text:p>18.15234</text:p>
          </table:table-cell>
          <table:table-cell office:value-type="float" office:value="17.84509" calcext:value-type="float">
            <text:p>17.84509</text:p>
          </table:table-cell>
          <table:table-cell office:value-type="float" office:value="16.91766" calcext:value-type="float">
            <text:p>16.91766</text:p>
          </table:table-cell>
          <table:table-cell office:value-type="float" office:value="16.89676" calcext:value-type="float">
            <text:p>16.89676</text:p>
          </table:table-cell>
          <table:table-cell office:value-type="float" office:value="15.39563" calcext:value-type="float">
            <text:p>15.39563</text:p>
          </table:table-cell>
          <table:table-cell office:value-type="float" office:value="15.38373" calcext:value-type="float">
            <text:p>15.38373</text:p>
          </table:table-cell>
          <table:table-cell office:value-type="float" office:value="13.94171" calcext:value-type="float">
            <text:p>13.94171</text:p>
          </table:table-cell>
          <table:table-cell office:value-type="float" office:value="13.87753" calcext:value-type="float">
            <text:p>13.87753</text:p>
          </table:table-cell>
          <table:table-cell office:value-type="float" office:value="12.67535" calcext:value-type="float">
            <text:p>12.67535</text:p>
          </table:table-cell>
          <table:table-cell office:value-type="float" office:value="12.55743" calcext:value-type="float">
            <text:p>12.55743</text:p>
          </table:table-cell>
          <table:table-cell office:value-type="float" office:value="11.68982" calcext:value-type="float">
            <text:p>11.68982</text:p>
          </table:table-cell>
          <table:table-cell office:value-type="float" office:value="11.5647" calcext:value-type="float">
            <text:p>11.5647</text:p>
          </table:table-cell>
          <table:table-cell office:value-type="float" office:value="11.19852" calcext:value-type="float">
            <text:p>11.19852</text:p>
          </table:table-cell>
          <table:table-cell office:value-type="float" office:value="11.08356" calcext:value-type="float">
            <text:p>11.08356</text:p>
          </table:table-cell>
          <table:table-cell office:value-type="float" office:value="20.97421" calcext:value-type="float">
            <text:p>20.97421</text:p>
          </table:table-cell>
          <table:table-cell office:value-type="float" office:value="9.041931" calcext:value-type="float">
            <text:p>9.0419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0.94598" calcext:value-type="float">
            <text:p>20.94598</text:p>
          </table:table-cell>
          <table:table-cell office:value-type="float" office:value="20.92" calcext:value-type="float">
            <text:p>20.92</text:p>
          </table:table-cell>
          <table:table-cell office:value-type="float" office:value="10.9" calcext:value-type="float">
            <text:p>10.9</text:p>
          </table:table-cell>
          <table:table-cell office:value-type="float" office:value="1.439405" calcext:value-type="float">
            <text:p>1.439405</text:p>
          </table:table-cell>
          <table:table-cell office:value-type="float" office:value="1.135363" calcext:value-type="float">
            <text:p>1.135363</text:p>
          </table:table-cell>
          <table:table-cell office:value-type="float" office:value="343.368" calcext:value-type="float">
            <text:p>343.368</text:p>
          </table:table-cell>
          <table:table-cell office:value-type="float" office:value="0" calcext:value-type="float">
            <text:p>0</text:p>
          </table:table-cell>
          <table:table-cell office:value-type="float" office:value="27.17752" calcext:value-type="float">
            <text:p>27.17752</text:p>
          </table:table-cell>
          <table:table-cell office:value-type="float" office:value="10.06604" calcext:value-type="float">
            <text:p>10.06604</text:p>
          </table:table-cell>
          <table:table-cell office:value-type="float" office:value="23.79971" calcext:value-type="float">
            <text:p>23.79971</text:p>
          </table:table-cell>
          <table:table-cell office:value-type="float" office:value="11.70309" calcext:value-type="float">
            <text:p>11.70309</text:p>
          </table:table-cell>
          <table:table-cell office:value-type="float" office:value="21.37064" calcext:value-type="float">
            <text:p>21.37064</text:p>
          </table:table-cell>
          <table:table-cell office:value-type="float" office:value="13.31003" calcext:value-type="float">
            <text:p>13.31003</text:p>
          </table:table-cell>
          <table:table-cell office:value-type="float" office:value="19.77509" calcext:value-type="float">
            <text:p>19.77509</text:p>
          </table:table-cell>
          <table:table-cell office:value-type="float" office:value="14.65872" calcext:value-type="float">
            <text:p>14.65872</text:p>
          </table:table-cell>
          <table:table-cell office:value-type="float" office:value="18.91855" calcext:value-type="float">
            <text:p>18.91855</text:p>
          </table:table-cell>
          <table:table-cell office:value-type="float" office:value="15.48984" calcext:value-type="float">
            <text:p>15.48984</text:p>
          </table:table-cell>
          <table:table-cell office:value-type="float" office:value="18.17017" calcext:value-type="float">
            <text:p>18.17017</text:p>
          </table:table-cell>
          <table:table-cell office:value-type="float" office:value="16.34222" calcext:value-type="float">
            <text:p>16.34222</text:p>
          </table:table-cell>
          <table:table-cell office:value-type="float" office:value="17.77185" calcext:value-type="float">
            <text:p>17.77185</text:p>
          </table:table-cell>
          <table:table-cell office:value-type="float" office:value="16.84079" calcext:value-type="float">
            <text:p>16.84079</text:p>
          </table:table-cell>
          <table:table-cell office:value-type="float" office:value="17.83826" calcext:value-type="float">
            <text:p>17.83826</text:p>
          </table:table-cell>
          <table:table-cell office:value-type="float" office:value="17.22867" calcext:value-type="float">
            <text:p>17.22867</text:p>
          </table:table-cell>
          <table:table-cell office:value-type="float" office:value="16.89572" calcext:value-type="float">
            <text:p>16.89572</text:p>
          </table:table-cell>
          <table:table-cell office:value-type="float" office:value="16.68884" calcext:value-type="float">
            <text:p>16.68884</text:p>
          </table:table-cell>
          <table:table-cell office:value-type="float" office:value="15.3837" calcext:value-type="float">
            <text:p>15.3837</text:p>
          </table:table-cell>
          <table:table-cell office:value-type="float" office:value="15.36584" calcext:value-type="float">
            <text:p>15.36584</text:p>
          </table:table-cell>
          <table:table-cell office:value-type="float" office:value="13.99924" calcext:value-type="float">
            <text:p>13.99924</text:p>
          </table:table-cell>
          <table:table-cell office:value-type="float" office:value="13.94238" calcext:value-type="float">
            <text:p>13.94238</text:p>
          </table:table-cell>
          <table:table-cell office:value-type="float" office:value="12.78189" calcext:value-type="float">
            <text:p>12.78189</text:p>
          </table:table-cell>
          <table:table-cell office:value-type="float" office:value="12.67651" calcext:value-type="float">
            <text:p>12.67651</text:p>
          </table:table-cell>
          <table:table-cell office:value-type="float" office:value="11.81085" calcext:value-type="float">
            <text:p>11.81085</text:p>
          </table:table-cell>
          <table:table-cell office:value-type="float" office:value="11.6911" calcext:value-type="float">
            <text:p>11.6911</text:p>
          </table:table-cell>
          <table:table-cell office:value-type="float" office:value="11.31461" calcext:value-type="float">
            <text:p>11.31461</text:p>
          </table:table-cell>
          <table:table-cell office:value-type="float" office:value="11.19971" calcext:value-type="float">
            <text:p>11.19971</text:p>
          </table:table-cell>
          <table:table-cell office:value-type="float" office:value="28.98825" calcext:value-type="float">
            <text:p>28.98825</text:p>
          </table:table-cell>
          <table:table-cell office:value-type="float" office:value="8.754456" calcext:value-type="float">
            <text:p>8.754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6.96112" calcext:value-type="float">
            <text:p>26.96112</text:p>
          </table:table-cell>
          <table:table-cell office:value-type="float" office:value="30.32" calcext:value-type="float">
            <text:p>30.32</text:p>
          </table:table-cell>
          <table:table-cell office:value-type="float" office:value="10.68" calcext:value-type="float">
            <text:p>10.68</text:p>
          </table:table-cell>
          <table:table-cell office:value-type="float" office:value="2.010098" calcext:value-type="float">
            <text:p>2.010098</text:p>
          </table:table-cell>
          <table:table-cell office:value-type="float" office:value="1.049603" calcext:value-type="float">
            <text:p>1.049603</text:p>
          </table:table-cell>
          <table:table-cell office:value-type="float" office:value="419.688" calcext:value-type="float">
            <text:p>419.688</text:p>
          </table:table-cell>
          <table:table-cell office:value-type="float" office:value="5.7" calcext:value-type="float">
            <text:p>5.7</text:p>
          </table:table-cell>
          <table:table-cell office:value-type="float" office:value="41.03616" calcext:value-type="float">
            <text:p>41.03616</text:p>
          </table:table-cell>
          <table:table-cell office:value-type="float" office:value="10.75827" calcext:value-type="float">
            <text:p>10.75827</text:p>
          </table:table-cell>
          <table:table-cell office:value-type="float" office:value="30.37888" calcext:value-type="float">
            <text:p>30.37888</text:p>
          </table:table-cell>
          <table:table-cell office:value-type="float" office:value="12.78076" calcext:value-type="float">
            <text:p>12.78076</text:p>
          </table:table-cell>
          <table:table-cell office:value-type="float" office:value="26.35187" calcext:value-type="float">
            <text:p>26.35187</text:p>
          </table:table-cell>
          <table:table-cell office:value-type="float" office:value="14.56488" calcext:value-type="float">
            <text:p>14.56488</text:p>
          </table:table-cell>
          <table:table-cell office:value-type="float" office:value="23.33755" calcext:value-type="float">
            <text:p>23.33755</text:p>
          </table:table-cell>
          <table:table-cell office:value-type="float" office:value="15.83072" calcext:value-type="float">
            <text:p>15.83072</text:p>
          </table:table-cell>
          <table:table-cell office:value-type="float" office:value="21.65121" calcext:value-type="float">
            <text:p>21.65121</text:p>
          </table:table-cell>
          <table:table-cell office:value-type="float" office:value="16.47867" calcext:value-type="float">
            <text:p>16.47867</text:p>
          </table:table-cell>
          <table:table-cell office:value-type="float" office:value="20.07651" calcext:value-type="float">
            <text:p>20.07651</text:p>
          </table:table-cell>
          <table:table-cell office:value-type="float" office:value="17.0321" calcext:value-type="float">
            <text:p>17.0321</text:p>
          </table:table-cell>
          <table:table-cell office:value-type="float" office:value="18.8804" calcext:value-type="float">
            <text:p>18.8804</text:p>
          </table:table-cell>
          <table:table-cell office:value-type="float" office:value="17.17694" calcext:value-type="float">
            <text:p>17.17694</text:p>
          </table:table-cell>
          <table:table-cell office:value-type="float" office:value="17.40613" calcext:value-type="float">
            <text:p>17.40613</text:p>
          </table:table-cell>
          <table:table-cell office:value-type="float" office:value="17.1691" calcext:value-type="float">
            <text:p>17.1691</text:p>
          </table:table-cell>
          <table:table-cell office:value-type="float" office:value="16.68674" calcext:value-type="float">
            <text:p>16.68674</text:p>
          </table:table-cell>
          <table:table-cell office:value-type="float" office:value="16.5397" calcext:value-type="float">
            <text:p>16.5397</text:p>
          </table:table-cell>
          <table:table-cell office:value-type="float" office:value="15.36548" calcext:value-type="float">
            <text:p>15.36548</text:p>
          </table:table-cell>
          <table:table-cell office:value-type="float" office:value="15.32498" calcext:value-type="float">
            <text:p>15.32498</text:p>
          </table:table-cell>
          <table:table-cell office:value-type="float" office:value="14.04324" calcext:value-type="float">
            <text:p>14.04324</text:p>
          </table:table-cell>
          <table:table-cell office:value-type="float" office:value="13.99976" calcext:value-type="float">
            <text:p>13.99976</text:p>
          </table:table-cell>
          <table:table-cell office:value-type="float" office:value="12.87747" calcext:value-type="float">
            <text:p>12.87747</text:p>
          </table:table-cell>
          <table:table-cell office:value-type="float" office:value="12.78293" calcext:value-type="float">
            <text:p>12.78293</text:p>
          </table:table-cell>
          <table:table-cell office:value-type="float" office:value="11.92615" calcext:value-type="float">
            <text:p>11.92615</text:p>
          </table:table-cell>
          <table:table-cell office:value-type="float" office:value="11.81207" calcext:value-type="float">
            <text:p>11.81207</text:p>
          </table:table-cell>
          <table:table-cell office:value-type="float" office:value="11.42902" calcext:value-type="float">
            <text:p>11.42902</text:p>
          </table:table-cell>
          <table:table-cell office:value-type="float" office:value="11.31583" calcext:value-type="float">
            <text:p>11.31583</text:p>
          </table:table-cell>
          <table:table-cell office:value-type="float" office:value="41.22858" calcext:value-type="float">
            <text:p>41.22858</text:p>
          </table:table-cell>
          <table:table-cell office:value-type="float" office:value="9.169342" calcext:value-type="float">
            <text:p>9.169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4.62808" calcext:value-type="float">
            <text:p>24.62808</text:p>
          </table:table-cell>
          <table:table-cell office:value-type="float" office:value="23.12" calcext:value-type="float">
            <text:p>23.12</text:p>
          </table:table-cell>
          <table:table-cell office:value-type="float" office:value="13.92" calcext:value-type="float">
            <text:p>13.92</text:p>
          </table:table-cell>
          <table:table-cell office:value-type="float" office:value="1.874054" calcext:value-type="float">
            <text:p>1.874054</text:p>
          </table:table-cell>
          <table:table-cell office:value-type="float" office:value="1.337436" calcext:value-type="float">
            <text:p>1.337436</text:p>
          </table:table-cell>
          <table:table-cell office:value-type="float" office:value="346.824" calcext:value-type="float">
            <text:p>346.824</text:p>
          </table:table-cell>
          <table:table-cell office:value-type="float" office:value="0.1" calcext:value-type="float">
            <text:p>0.1</text:p>
          </table:table-cell>
          <table:table-cell office:value-type="float" office:value="31.23773" calcext:value-type="float">
            <text:p>31.23773</text:p>
          </table:table-cell>
          <table:table-cell office:value-type="float" office:value="15.41528" calcext:value-type="float">
            <text:p>15.41528</text:p>
          </table:table-cell>
          <table:table-cell office:value-type="float" office:value="26.74094" calcext:value-type="float">
            <text:p>26.74094</text:p>
          </table:table-cell>
          <table:table-cell office:value-type="float" office:value="17.78989" calcext:value-type="float">
            <text:p>17.78989</text:p>
          </table:table-cell>
          <table:table-cell office:value-type="float" office:value="24.1886" calcext:value-type="float">
            <text:p>24.1886</text:p>
          </table:table-cell>
          <table:table-cell office:value-type="float" office:value="18.76022" calcext:value-type="float">
            <text:p>18.76022</text:p>
          </table:table-cell>
          <table:table-cell office:value-type="float" office:value="22.5079" calcext:value-type="float">
            <text:p>22.5079</text:p>
          </table:table-cell>
          <table:table-cell office:value-type="float" office:value="19.22891" calcext:value-type="float">
            <text:p>19.22891</text:p>
          </table:table-cell>
          <table:table-cell office:value-type="float" office:value="21.46509" calcext:value-type="float">
            <text:p>21.46509</text:p>
          </table:table-cell>
          <table:table-cell office:value-type="float" office:value="19.30789" calcext:value-type="float">
            <text:p>19.30789</text:p>
          </table:table-cell>
          <table:table-cell office:value-type="float" office:value="20.35901" calcext:value-type="float">
            <text:p>20.35901</text:p>
          </table:table-cell>
          <table:table-cell office:value-type="float" office:value="19.19214" calcext:value-type="float">
            <text:p>19.19214</text:p>
          </table:table-cell>
          <table:table-cell office:value-type="float" office:value="19.43277" calcext:value-type="float">
            <text:p>19.43277</text:p>
          </table:table-cell>
          <table:table-cell office:value-type="float" office:value="18.69672" calcext:value-type="float">
            <text:p>18.69672</text:p>
          </table:table-cell>
          <table:table-cell office:value-type="float" office:value="18.05441" calcext:value-type="float">
            <text:p>18.05441</text:p>
          </table:table-cell>
          <table:table-cell office:value-type="float" office:value="17.41803" calcext:value-type="float">
            <text:p>17.41803</text:p>
          </table:table-cell>
          <table:table-cell office:value-type="float" office:value="16.64114" calcext:value-type="float">
            <text:p>16.64114</text:p>
          </table:table-cell>
          <table:table-cell office:value-type="float" office:value="16.53885" calcext:value-type="float">
            <text:p>16.53885</text:p>
          </table:table-cell>
          <table:table-cell office:value-type="float" office:value="15.32455" calcext:value-type="float">
            <text:p>15.32455</text:p>
          </table:table-cell>
          <table:table-cell office:value-type="float" office:value="15.30719" calcext:value-type="float">
            <text:p>15.30719</text:p>
          </table:table-cell>
          <table:table-cell office:value-type="float" office:value="14.07904" calcext:value-type="float">
            <text:p>14.07904</text:p>
          </table:table-cell>
          <table:table-cell office:value-type="float" office:value="14.04361" calcext:value-type="float">
            <text:p>14.04361</text:p>
          </table:table-cell>
          <table:table-cell office:value-type="float" office:value="12.96317" calcext:value-type="float">
            <text:p>12.96317</text:p>
          </table:table-cell>
          <table:table-cell office:value-type="float" office:value="12.87839" calcext:value-type="float">
            <text:p>12.87839</text:p>
          </table:table-cell>
          <table:table-cell office:value-type="float" office:value="12.03583" calcext:value-type="float">
            <text:p>12.03583</text:p>
          </table:table-cell>
          <table:table-cell office:value-type="float" office:value="11.92734" calcext:value-type="float">
            <text:p>11.92734</text:p>
          </table:table-cell>
          <table:table-cell office:value-type="float" office:value="11.54117" calcext:value-type="float">
            <text:p>11.54117</text:p>
          </table:table-cell>
          <table:table-cell office:value-type="float" office:value="11.43021" calcext:value-type="float">
            <text:p>11.43021</text:p>
          </table:table-cell>
          <table:table-cell office:value-type="float" office:value="31.2377" calcext:value-type="float">
            <text:p>31.2377</text:p>
          </table:table-cell>
          <table:table-cell office:value-type="float" office:value="15.59482" calcext:value-type="float">
            <text:p>15.594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6.8335" calcext:value-type="float">
            <text:p>26.8335</text:p>
          </table:table-cell>
          <table:table-cell office:value-type="float" office:value="26.75" calcext:value-type="float">
            <text:p>26.75</text:p>
          </table:table-cell>
          <table:table-cell office:value-type="float" office:value="12.21" calcext:value-type="float">
            <text:p>12.21</text:p>
          </table:table-cell>
          <table:table-cell office:value-type="float" office:value="1.662635" calcext:value-type="float">
            <text:p>1.662635</text:p>
          </table:table-cell>
          <table:table-cell office:value-type="float" office:value="1.248254" calcext:value-type="float">
            <text:p>1.248254</text:p>
          </table:table-cell>
          <table:table-cell office:value-type="float" office:value="205.236" calcext:value-type="float">
            <text:p>205.236</text:p>
          </table:table-cell>
          <table:table-cell office:value-type="float" office:value="0" calcext:value-type="float">
            <text:p>0</text:p>
          </table:table-cell>
          <table:table-cell office:value-type="float" office:value="44.73282" calcext:value-type="float">
            <text:p>44.73282</text:p>
          </table:table-cell>
          <table:table-cell office:value-type="float" office:value="13.29712" calcext:value-type="float">
            <text:p>13.29712</text:p>
          </table:table-cell>
          <table:table-cell office:value-type="float" office:value="34.05984" calcext:value-type="float">
            <text:p>34.05984</text:p>
          </table:table-cell>
          <table:table-cell office:value-type="float" office:value="16.29199" calcext:value-type="float">
            <text:p>16.29199</text:p>
          </table:table-cell>
          <table:table-cell office:value-type="float" office:value="29.40826" calcext:value-type="float">
            <text:p>29.40826</text:p>
          </table:table-cell>
          <table:table-cell office:value-type="float" office:value="17.71246" calcext:value-type="float">
            <text:p>17.71246</text:p>
          </table:table-cell>
          <table:table-cell office:value-type="float" office:value="25.95068" calcext:value-type="float">
            <text:p>25.95068</text:p>
          </table:table-cell>
          <table:table-cell office:value-type="float" office:value="18.58881" calcext:value-type="float">
            <text:p>18.58881</text:p>
          </table:table-cell>
          <table:table-cell office:value-type="float" office:value="23.94016" calcext:value-type="float">
            <text:p>23.94016</text:p>
          </table:table-cell>
          <table:table-cell office:value-type="float" office:value="18.93427" calcext:value-type="float">
            <text:p>18.93427</text:p>
          </table:table-cell>
          <table:table-cell office:value-type="float" office:value="22.03265" calcext:value-type="float">
            <text:p>22.03265</text:p>
          </table:table-cell>
          <table:table-cell office:value-type="float" office:value="19.10349" calcext:value-type="float">
            <text:p>19.10349</text:p>
          </table:table-cell>
          <table:table-cell office:value-type="float" office:value="20.54156" calcext:value-type="float">
            <text:p>20.54156</text:p>
          </table:table-cell>
          <table:table-cell office:value-type="float" office:value="18.82312" calcext:value-type="float">
            <text:p>18.82312</text:p>
          </table:table-cell>
          <table:table-cell office:value-type="float" office:value="18.48581" calcext:value-type="float">
            <text:p>18.48581</text:p>
          </table:table-cell>
          <table:table-cell office:value-type="float" office:value="18.06161" calcext:value-type="float">
            <text:p>18.06161</text:p>
          </table:table-cell>
          <table:table-cell office:value-type="float" office:value="16.82202" calcext:value-type="float">
            <text:p>16.82202</text:p>
          </table:table-cell>
          <table:table-cell office:value-type="float" office:value="16.64304" calcext:value-type="float">
            <text:p>16.64304</text:p>
          </table:table-cell>
          <table:table-cell office:value-type="float" office:value="15.34293" calcext:value-type="float">
            <text:p>15.34293</text:p>
          </table:table-cell>
          <table:table-cell office:value-type="float" office:value="15.30832" calcext:value-type="float">
            <text:p>15.30832</text:p>
          </table:table-cell>
          <table:table-cell office:value-type="float" office:value="14.12241" calcext:value-type="float">
            <text:p>14.12241</text:p>
          </table:table-cell>
          <table:table-cell office:value-type="float" office:value="14.07941" calcext:value-type="float">
            <text:p>14.07941</text:p>
          </table:table-cell>
          <table:table-cell office:value-type="float" office:value="13.04245" calcext:value-type="float">
            <text:p>13.04245</text:p>
          </table:table-cell>
          <table:table-cell office:value-type="float" office:value="12.96402" calcext:value-type="float">
            <text:p>12.96402</text:p>
          </table:table-cell>
          <table:table-cell office:value-type="float" office:value="12.13977" calcext:value-type="float">
            <text:p>12.13977</text:p>
          </table:table-cell>
          <table:table-cell office:value-type="float" office:value="12.03693" calcext:value-type="float">
            <text:p>12.03693</text:p>
          </table:table-cell>
          <table:table-cell office:value-type="float" office:value="11.6499" calcext:value-type="float">
            <text:p>11.6499</text:p>
          </table:table-cell>
          <table:table-cell office:value-type="float" office:value="11.54233" calcext:value-type="float">
            <text:p>11.54233</text:p>
          </table:table-cell>
          <table:table-cell office:value-type="float" office:value="44.7327" calcext:value-type="float">
            <text:p>44.7327</text:p>
          </table:table-cell>
          <table:table-cell office:value-type="float" office:value="13.29715" calcext:value-type="float">
            <text:p>13.29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3.807" calcext:value-type="float">
            <text:p>3.807</text:p>
          </table:table-cell>
          <table:table-cell office:value-type="float" office:value="21.05" calcext:value-type="float">
            <text:p>21.05</text:p>
          </table:table-cell>
          <table:table-cell office:value-type="float" office:value="16.76" calcext:value-type="float">
            <text:p>16.76</text:p>
          </table:table-cell>
          <table:table-cell office:value-type="float" office:value="2.150565" calcext:value-type="float">
            <text:p>2.150565</text:p>
          </table:table-cell>
          <table:table-cell office:value-type="float" office:value="1.676221" calcext:value-type="float">
            <text:p>1.676221</text:p>
          </table:table-cell>
          <table:table-cell office:value-type="float" office:value="190.872" calcext:value-type="float">
            <text:p>190.872</text:p>
          </table:table-cell>
          <table:table-cell office:value-type="float" office:value="7.1" calcext:value-type="float">
            <text:p>7.1</text:p>
          </table:table-cell>
          <table:table-cell office:value-type="float" office:value="24.20578" calcext:value-type="float">
            <text:p>24.20578</text:p>
          </table:table-cell>
          <table:table-cell office:value-type="float" office:value="16.05453" calcext:value-type="float">
            <text:p>16.05453</text:p>
          </table:table-cell>
          <table:table-cell office:value-type="float" office:value="22.9249" calcext:value-type="float">
            <text:p>22.9249</text:p>
          </table:table-cell>
          <table:table-cell office:value-type="float" office:value="17.47974" calcext:value-type="float">
            <text:p>17.47974</text:p>
          </table:table-cell>
          <table:table-cell office:value-type="float" office:value="23.89844" calcext:value-type="float">
            <text:p>23.89844</text:p>
          </table:table-cell>
          <table:table-cell office:value-type="float" office:value="18.67001" calcext:value-type="float">
            <text:p>18.67001</text:p>
          </table:table-cell>
          <table:table-cell office:value-type="float" office:value="23.86563" calcext:value-type="float">
            <text:p>23.86563</text:p>
          </table:table-cell>
          <table:table-cell office:value-type="float" office:value="19.4418" calcext:value-type="float">
            <text:p>19.4418</text:p>
          </table:table-cell>
          <table:table-cell office:value-type="float" office:value="23.18719" calcext:value-type="float">
            <text:p>23.18719</text:p>
          </table:table-cell>
          <table:table-cell office:value-type="float" office:value="19.73096" calcext:value-type="float">
            <text:p>19.73096</text:p>
          </table:table-cell>
          <table:table-cell office:value-type="float" office:value="22.02621" calcext:value-type="float">
            <text:p>22.02621</text:p>
          </table:table-cell>
          <table:table-cell office:value-type="float" office:value="19.91263" calcext:value-type="float">
            <text:p>19.91263</text:p>
          </table:table-cell>
          <table:table-cell office:value-type="float" office:value="20.64673" calcext:value-type="float">
            <text:p>20.64673</text:p>
          </table:table-cell>
          <table:table-cell office:value-type="float" office:value="19.65207" calcext:value-type="float">
            <text:p>19.65207</text:p>
          </table:table-cell>
          <table:table-cell office:value-type="float" office:value="18.93436" calcext:value-type="float">
            <text:p>18.93436</text:p>
          </table:table-cell>
          <table:table-cell office:value-type="float" office:value="18.49945" calcext:value-type="float">
            <text:p>18.49945</text:p>
          </table:table-cell>
          <table:table-cell office:value-type="float" office:value="17.11746" calcext:value-type="float">
            <text:p>17.11746</text:p>
          </table:table-cell>
          <table:table-cell office:value-type="float" office:value="16.82458" calcext:value-type="float">
            <text:p>16.82458</text:p>
          </table:table-cell>
          <table:table-cell office:value-type="float" office:value="15.4281" calcext:value-type="float">
            <text:p>15.4281</text:p>
          </table:table-cell>
          <table:table-cell office:value-type="float" office:value="15.34351" calcext:value-type="float">
            <text:p>15.34351</text:p>
          </table:table-cell>
          <table:table-cell office:value-type="float" office:value="14.18182" calcext:value-type="float">
            <text:p>14.18182</text:p>
          </table:table-cell>
          <table:table-cell office:value-type="float" office:value="14.12292" calcext:value-type="float">
            <text:p>14.12292</text:p>
          </table:table-cell>
          <table:table-cell office:value-type="float" office:value="13.11975" calcext:value-type="float">
            <text:p>13.11975</text:p>
          </table:table-cell>
          <table:table-cell office:value-type="float" office:value="13.04327" calcext:value-type="float">
            <text:p>13.04327</text:p>
          </table:table-cell>
          <table:table-cell office:value-type="float" office:value="12.23874" calcext:value-type="float">
            <text:p>12.23874</text:p>
          </table:table-cell>
          <table:table-cell office:value-type="float" office:value="12.14084" calcext:value-type="float">
            <text:p>12.14084</text:p>
          </table:table-cell>
          <table:table-cell office:value-type="float" office:value="11.75455" calcext:value-type="float">
            <text:p>11.75455</text:p>
          </table:table-cell>
          <table:table-cell office:value-type="float" office:value="11.651" calcext:value-type="float">
            <text:p>11.651</text:p>
          </table:table-cell>
          <table:table-cell office:value-type="float" office:value="24.20575" calcext:value-type="float">
            <text:p>24.20575</text:p>
          </table:table-cell>
          <table:table-cell office:value-type="float" office:value="16.12915" calcext:value-type="float">
            <text:p>16.129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7.2142" calcext:value-type="float">
            <text:p>27.2142</text:p>
          </table:table-cell>
          <table:table-cell office:value-type="float" office:value="28.84" calcext:value-type="float">
            <text:p>28.84</text:p>
          </table:table-cell>
          <table:table-cell office:value-type="float" office:value="14.21" calcext:value-type="float">
            <text:p>14.21</text:p>
          </table:table-cell>
          <table:table-cell office:value-type="float" office:value="2.782674" calcext:value-type="float">
            <text:p>2.782674</text:p>
          </table:table-cell>
          <table:table-cell office:value-type="float" office:value="1.073403" calcext:value-type="float">
            <text:p>1.073403</text:p>
          </table:table-cell>
          <table:table-cell office:value-type="float" office:value="215.244" calcext:value-type="float">
            <text:p>215.244</text:p>
          </table:table-cell>
          <table:table-cell office:value-type="float" office:value="0" calcext:value-type="float">
            <text:p>0</text:p>
          </table:table-cell>
          <table:table-cell office:value-type="float" office:value="37.88541" calcext:value-type="float">
            <text:p>37.88541</text:p>
          </table:table-cell>
          <table:table-cell office:value-type="float" office:value="13.83176" calcext:value-type="float">
            <text:p>13.83176</text:p>
          </table:table-cell>
          <table:table-cell office:value-type="float" office:value="29.91284" calcext:value-type="float">
            <text:p>29.91284</text:p>
          </table:table-cell>
          <table:table-cell office:value-type="float" office:value="15.55063" calcext:value-type="float">
            <text:p>15.55063</text:p>
          </table:table-cell>
          <table:table-cell office:value-type="float" office:value="26.68155" calcext:value-type="float">
            <text:p>26.68155</text:p>
          </table:table-cell>
          <table:table-cell office:value-type="float" office:value="17.00085" calcext:value-type="float">
            <text:p>17.00085</text:p>
          </table:table-cell>
          <table:table-cell office:value-type="float" office:value="24.28311" calcext:value-type="float">
            <text:p>24.28311</text:p>
          </table:table-cell>
          <table:table-cell office:value-type="float" office:value="17.99564" calcext:value-type="float">
            <text:p>17.99564</text:p>
          </table:table-cell>
          <table:table-cell office:value-type="float" office:value="22.8327" calcext:value-type="float">
            <text:p>22.8327</text:p>
          </table:table-cell>
          <table:table-cell office:value-type="float" office:value="18.49585" calcext:value-type="float">
            <text:p>18.49585</text:p>
          </table:table-cell>
          <table:table-cell office:value-type="float" office:value="21.43613" calcext:value-type="float">
            <text:p>21.43613</text:p>
          </table:table-cell>
          <table:table-cell office:value-type="float" office:value="18.90167" calcext:value-type="float">
            <text:p>18.90167</text:p>
          </table:table-cell>
          <table:table-cell office:value-type="float" office:value="20.29892" calcext:value-type="float">
            <text:p>20.29892</text:p>
          </table:table-cell>
          <table:table-cell office:value-type="float" office:value="18.90237" calcext:value-type="float">
            <text:p>18.90237</text:p>
          </table:table-cell>
          <table:table-cell office:value-type="float" office:value="18.89749" calcext:value-type="float">
            <text:p>18.89749</text:p>
          </table:table-cell>
          <table:table-cell office:value-type="float" office:value="18.58975" calcext:value-type="float">
            <text:p>18.58975</text:p>
          </table:table-cell>
          <table:table-cell office:value-type="float" office:value="17.22174" calcext:value-type="float">
            <text:p>17.22174</text:p>
          </table:table-cell>
          <table:table-cell office:value-type="float" office:value="17.11978" calcext:value-type="float">
            <text:p>17.11978</text:p>
          </table:table-cell>
          <table:table-cell office:value-type="float" office:value="15.53503" calcext:value-type="float">
            <text:p>15.53503</text:p>
          </table:table-cell>
          <table:table-cell office:value-type="float" office:value="15.42926" calcext:value-type="float">
            <text:p>15.42926</text:p>
          </table:table-cell>
          <table:table-cell office:value-type="float" office:value="14.26025" calcext:value-type="float">
            <text:p>14.26025</text:p>
          </table:table-cell>
          <table:table-cell office:value-type="float" office:value="14.18256" calcext:value-type="float">
            <text:p>14.18256</text:p>
          </table:table-cell>
          <table:table-cell office:value-type="float" office:value="13.20023" calcext:value-type="float">
            <text:p>13.20023</text:p>
          </table:table-cell>
          <table:table-cell office:value-type="float" office:value="13.12061" calcext:value-type="float">
            <text:p>13.12061</text:p>
          </table:table-cell>
          <table:table-cell office:value-type="float" office:value="12.33466" calcext:value-type="float">
            <text:p>12.33466</text:p>
          </table:table-cell>
          <table:table-cell office:value-type="float" office:value="12.23975" calcext:value-type="float">
            <text:p>12.23975</text:p>
          </table:table-cell>
          <table:table-cell office:value-type="float" office:value="11.85556" calcext:value-type="float">
            <text:p>11.85556</text:p>
          </table:table-cell>
          <table:table-cell office:value-type="float" office:value="11.75562" calcext:value-type="float">
            <text:p>11.75562</text:p>
          </table:table-cell>
          <table:table-cell office:value-type="float" office:value="37.88535" calcext:value-type="float">
            <text:p>37.88535</text:p>
          </table:table-cell>
          <table:table-cell office:value-type="float" office:value="13.83176" calcext:value-type="float">
            <text:p>13.83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8.84859" calcext:value-type="float">
            <text:p>28.84859</text:p>
          </table:table-cell>
          <table:table-cell office:value-type="float" office:value="30.22" calcext:value-type="float">
            <text:p>30.22</text:p>
          </table:table-cell>
          <table:table-cell office:value-type="float" office:value="16.58" calcext:value-type="float">
            <text:p>16.58</text:p>
          </table:table-cell>
          <table:table-cell office:value-type="float" office:value="1.54912" calcext:value-type="float">
            <text:p>1.54912</text:p>
          </table:table-cell>
          <table:table-cell office:value-type="float" office:value="1.023176" calcext:value-type="float">
            <text:p>1.023176</text:p>
          </table:table-cell>
          <table:table-cell office:value-type="float" office:value="170.748" calcext:value-type="float">
            <text:p>170.748</text:p>
          </table:table-cell>
          <table:table-cell office:value-type="float" office:value="0" calcext:value-type="float">
            <text:p>0</text:p>
          </table:table-cell>
          <table:table-cell office:value-type="float" office:value="46.82126" calcext:value-type="float">
            <text:p>46.82126</text:p>
          </table:table-cell>
          <table:table-cell office:value-type="float" office:value="17.43954" calcext:value-type="float">
            <text:p>17.43954</text:p>
          </table:table-cell>
          <table:table-cell office:value-type="float" office:value="36.52411" calcext:value-type="float">
            <text:p>36.52411</text:p>
          </table:table-cell>
          <table:table-cell office:value-type="float" office:value="19.61609" calcext:value-type="float">
            <text:p>19.61609</text:p>
          </table:table-cell>
          <table:table-cell office:value-type="float" office:value="31.79233" calcext:value-type="float">
            <text:p>31.79233</text:p>
          </table:table-cell>
          <table:table-cell office:value-type="float" office:value="20.57123" calcext:value-type="float">
            <text:p>20.57123</text:p>
          </table:table-cell>
          <table:table-cell office:value-type="float" office:value="28.11447" calcext:value-type="float">
            <text:p>28.11447</text:p>
          </table:table-cell>
          <table:table-cell office:value-type="float" office:value="20.93851" calcext:value-type="float">
            <text:p>20.93851</text:p>
          </table:table-cell>
          <table:table-cell office:value-type="float" office:value="25.8743" calcext:value-type="float">
            <text:p>25.8743</text:p>
          </table:table-cell>
          <table:table-cell office:value-type="float" office:value="20.92426" calcext:value-type="float">
            <text:p>20.92426</text:p>
          </table:table-cell>
          <table:table-cell office:value-type="float" office:value="23.68781" calcext:value-type="float">
            <text:p>23.68781</text:p>
          </table:table-cell>
          <table:table-cell office:value-type="float" office:value="20.71085" calcext:value-type="float">
            <text:p>20.71085</text:p>
          </table:table-cell>
          <table:table-cell office:value-type="float" office:value="21.96402" calcext:value-type="float">
            <text:p>21.96402</text:p>
          </table:table-cell>
          <table:table-cell office:value-type="float" office:value="20.11511" calcext:value-type="float">
            <text:p>20.11511</text:p>
          </table:table-cell>
          <table:table-cell office:value-type="float" office:value="19.49091" calcext:value-type="float">
            <text:p>19.49091</text:p>
          </table:table-cell>
          <table:table-cell office:value-type="float" office:value="18.75919" calcext:value-type="float">
            <text:p>18.75919</text:p>
          </table:table-cell>
          <table:table-cell office:value-type="float" office:value="17.41724" calcext:value-type="float">
            <text:p>17.41724</text:p>
          </table:table-cell>
          <table:table-cell office:value-type="float" office:value="17.22287" calcext:value-type="float">
            <text:p>17.22287</text:p>
          </table:table-cell>
          <table:table-cell office:value-type="float" office:value="15.64127" calcext:value-type="float">
            <text:p>15.64127</text:p>
          </table:table-cell>
          <table:table-cell office:value-type="float" office:value="15.5361" calcext:value-type="float">
            <text:p>15.5361</text:p>
          </table:table-cell>
          <table:table-cell office:value-type="float" office:value="14.34705" calcext:value-type="float">
            <text:p>14.34705</text:p>
          </table:table-cell>
          <table:table-cell office:value-type="float" office:value="14.26111" calcext:value-type="float">
            <text:p>14.26111</text:p>
          </table:table-cell>
          <table:table-cell office:value-type="float" office:value="13.28473" calcext:value-type="float">
            <text:p>13.28473</text:p>
          </table:table-cell>
          <table:table-cell office:value-type="float" office:value="13.20111" calcext:value-type="float">
            <text:p>13.20111</text:p>
          </table:table-cell>
          <table:table-cell office:value-type="float" office:value="12.42804" calcext:value-type="float">
            <text:p>12.42804</text:p>
          </table:table-cell>
          <table:table-cell office:value-type="float" office:value="12.33563" calcext:value-type="float">
            <text:p>12.33563</text:p>
          </table:table-cell>
          <table:table-cell office:value-type="float" office:value="11.95261" calcext:value-type="float">
            <text:p>11.95261</text:p>
          </table:table-cell>
          <table:table-cell office:value-type="float" office:value="11.85657" calcext:value-type="float">
            <text:p>11.85657</text:p>
          </table:table-cell>
          <table:table-cell office:value-type="float" office:value="46.82111" calcext:value-type="float">
            <text:p>46.82111</text:p>
          </table:table-cell>
          <table:table-cell office:value-type="float" office:value="17.43958" calcext:value-type="float">
            <text:p>17.43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6.80372" calcext:value-type="float">
            <text:p>26.80372</text:p>
          </table:table-cell>
          <table:table-cell office:value-type="float" office:value="31.66" calcext:value-type="float">
            <text:p>31.66</text:p>
          </table:table-cell>
          <table:table-cell office:value-type="float" office:value="16.43" calcext:value-type="float">
            <text:p>16.43</text:p>
          </table:table-cell>
          <table:table-cell office:value-type="float" office:value="1.674443" calcext:value-type="float">
            <text:p>1.674443</text:p>
          </table:table-cell>
          <table:table-cell office:value-type="float" office:value="0.962357" calcext:value-type="float">
            <text:p>0.962357</text:p>
          </table:table-cell>
          <table:table-cell office:value-type="float" office:value="139.824" calcext:value-type="float">
            <text:p>139.824</text:p>
          </table:table-cell>
          <table:table-cell office:value-type="float" office:value="0" calcext:value-type="float">
            <text:p>0</text:p>
          </table:table-cell>
          <table:table-cell office:value-type="float" office:value="47.43045" calcext:value-type="float">
            <text:p>47.43045</text:p>
          </table:table-cell>
          <table:table-cell office:value-type="float" office:value="17.33716" calcext:value-type="float">
            <text:p>17.33716</text:p>
          </table:table-cell>
          <table:table-cell office:value-type="float" office:value="36.6373" calcext:value-type="float">
            <text:p>36.6373</text:p>
          </table:table-cell>
          <table:table-cell office:value-type="float" office:value="20.45456" calcext:value-type="float">
            <text:p>20.45456</text:p>
          </table:table-cell>
          <table:table-cell office:value-type="float" office:value="32.24365" calcext:value-type="float">
            <text:p>32.24365</text:p>
          </table:table-cell>
          <table:table-cell office:value-type="float" office:value="21.79358" calcext:value-type="float">
            <text:p>21.79358</text:p>
          </table:table-cell>
          <table:table-cell office:value-type="float" office:value="28.83371" calcext:value-type="float">
            <text:p>28.83371</text:p>
          </table:table-cell>
          <table:table-cell office:value-type="float" office:value="22.40903" calcext:value-type="float">
            <text:p>22.40903</text:p>
          </table:table-cell>
          <table:table-cell office:value-type="float" office:value="26.71838" calcext:value-type="float">
            <text:p>26.71838</text:p>
          </table:table-cell>
          <table:table-cell office:value-type="float" office:value="22.46802" calcext:value-type="float">
            <text:p>22.46802</text:p>
          </table:table-cell>
          <table:table-cell office:value-type="float" office:value="24.60019" calcext:value-type="float">
            <text:p>24.60019</text:p>
          </table:table-cell>
          <table:table-cell office:value-type="float" office:value="22.21835" calcext:value-type="float">
            <text:p>22.21835</text:p>
          </table:table-cell>
          <table:table-cell office:value-type="float" office:value="22.87988" calcext:value-type="float">
            <text:p>22.87988</text:p>
          </table:table-cell>
          <table:table-cell office:value-type="float" office:value="21.42352" calcext:value-type="float">
            <text:p>21.42352</text:p>
          </table:table-cell>
          <table:table-cell office:value-type="float" office:value="20.34729" calcext:value-type="float">
            <text:p>20.34729</text:p>
          </table:table-cell>
          <table:table-cell office:value-type="float" office:value="19.50674" calcext:value-type="float">
            <text:p>19.50674</text:p>
          </table:table-cell>
          <table:table-cell office:value-type="float" office:value="17.8132" calcext:value-type="float">
            <text:p>17.8132</text:p>
          </table:table-cell>
          <table:table-cell office:value-type="float" office:value="17.42065" calcext:value-type="float">
            <text:p>17.42065</text:p>
          </table:table-cell>
          <table:table-cell office:value-type="float" office:value="15.7897" calcext:value-type="float">
            <text:p>15.7897</text:p>
          </table:table-cell>
          <table:table-cell office:value-type="float" office:value="15.64249" calcext:value-type="float">
            <text:p>15.64249</text:p>
          </table:table-cell>
          <table:table-cell office:value-type="float" office:value="14.44595" calcext:value-type="float">
            <text:p>14.44595</text:p>
          </table:table-cell>
          <table:table-cell office:value-type="float" office:value="14.34796" calcext:value-type="float">
            <text:p>14.34796</text:p>
          </table:table-cell>
          <table:table-cell office:value-type="float" office:value="13.37314" calcext:value-type="float">
            <text:p>13.37314</text:p>
          </table:table-cell>
          <table:table-cell office:value-type="float" office:value="13.28568" calcext:value-type="float">
            <text:p>13.28568</text:p>
          </table:table-cell>
          <table:table-cell office:value-type="float" office:value="12.52087" calcext:value-type="float">
            <text:p>12.52087</text:p>
          </table:table-cell>
          <table:table-cell office:value-type="float" office:value="12.42902" calcext:value-type="float">
            <text:p>12.42902</text:p>
          </table:table-cell>
          <table:table-cell office:value-type="float" office:value="12.04703" calcext:value-type="float">
            <text:p>12.04703</text:p>
          </table:table-cell>
          <table:table-cell office:value-type="float" office:value="11.95361" calcext:value-type="float">
            <text:p>11.95361</text:p>
          </table:table-cell>
          <table:table-cell office:value-type="float" office:value="47.43033" calcext:value-type="float">
            <text:p>47.43033</text:p>
          </table:table-cell>
          <table:table-cell office:value-type="float" office:value="17.33719" calcext:value-type="float">
            <text:p>17.33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2.87224" calcext:value-type="float">
            <text:p>22.87224</text:p>
          </table:table-cell>
          <table:table-cell office:value-type="float" office:value="30.85" calcext:value-type="float">
            <text:p>30.85</text:p>
          </table:table-cell>
          <table:table-cell office:value-type="float" office:value="16.91" calcext:value-type="float">
            <text:p>16.91</text:p>
          </table:table-cell>
          <table:table-cell office:value-type="float" office:value="1.876163" calcext:value-type="float">
            <text:p>1.876163</text:p>
          </table:table-cell>
          <table:table-cell office:value-type="float" office:value="1.170824" calcext:value-type="float">
            <text:p>1.170824</text:p>
          </table:table-cell>
          <table:table-cell office:value-type="float" office:value="134.496" calcext:value-type="float">
            <text:p>134.496</text:p>
          </table:table-cell>
          <table:table-cell office:value-type="float" office:value="0" calcext:value-type="float">
            <text:p>0</text:p>
          </table:table-cell>
          <table:table-cell office:value-type="float" office:value="46.24783" calcext:value-type="float">
            <text:p>46.24783</text:p>
          </table:table-cell>
          <table:table-cell office:value-type="float" office:value="18.62143" calcext:value-type="float">
            <text:p>18.62143</text:p>
          </table:table-cell>
          <table:table-cell office:value-type="float" office:value="35.61386" calcext:value-type="float">
            <text:p>35.61386</text:p>
          </table:table-cell>
          <table:table-cell office:value-type="float" office:value="21.60645" calcext:value-type="float">
            <text:p>21.60645</text:p>
          </table:table-cell>
          <table:table-cell office:value-type="float" office:value="31.79816" calcext:value-type="float">
            <text:p>31.79816</text:p>
          </table:table-cell>
          <table:table-cell office:value-type="float" office:value="22.88452" calcext:value-type="float">
            <text:p>22.88452</text:p>
          </table:table-cell>
          <table:table-cell office:value-type="float" office:value="28.67877" calcext:value-type="float">
            <text:p>28.67877</text:p>
          </table:table-cell>
          <table:table-cell office:value-type="float" office:value="23.42239" calcext:value-type="float">
            <text:p>23.42239</text:p>
          </table:table-cell>
          <table:table-cell office:value-type="float" office:value="26.80862" calcext:value-type="float">
            <text:p>26.80862</text:p>
          </table:table-cell>
          <table:table-cell office:value-type="float" office:value="23.43542" calcext:value-type="float">
            <text:p>23.43542</text:p>
          </table:table-cell>
          <table:table-cell office:value-type="float" office:value="24.92551" calcext:value-type="float">
            <text:p>24.92551</text:p>
          </table:table-cell>
          <table:table-cell office:value-type="float" office:value="23.14218" calcext:value-type="float">
            <text:p>23.14218</text:p>
          </table:table-cell>
          <table:table-cell office:value-type="float" office:value="23.36835" calcext:value-type="float">
            <text:p>23.36835</text:p>
          </table:table-cell>
          <table:table-cell office:value-type="float" office:value="22.29276" calcext:value-type="float">
            <text:p>22.29276</text:p>
          </table:table-cell>
          <table:table-cell office:value-type="float" office:value="21.03174" calcext:value-type="float">
            <text:p>21.03174</text:p>
          </table:table-cell>
          <table:table-cell office:value-type="float" office:value="20.36084" calcext:value-type="float">
            <text:p>20.36084</text:p>
          </table:table-cell>
          <table:table-cell office:value-type="float" office:value="18.27295" calcext:value-type="float">
            <text:p>18.27295</text:p>
          </table:table-cell>
          <table:table-cell office:value-type="float" office:value="17.8179" calcext:value-type="float">
            <text:p>17.8179</text:p>
          </table:table-cell>
          <table:table-cell office:value-type="float" office:value="15.99255" calcext:value-type="float">
            <text:p>15.99255</text:p>
          </table:table-cell>
          <table:table-cell office:value-type="float" office:value="15.79153" calcext:value-type="float">
            <text:p>15.79153</text:p>
          </table:table-cell>
          <table:table-cell office:value-type="float" office:value="14.56644" calcext:value-type="float">
            <text:p>14.56644</text:p>
          </table:table-cell>
          <table:table-cell office:value-type="float" office:value="14.44708" calcext:value-type="float">
            <text:p>14.44708</text:p>
          </table:table-cell>
          <table:table-cell office:value-type="float" office:value="13.4675" calcext:value-type="float">
            <text:p>13.4675</text:p>
          </table:table-cell>
          <table:table-cell office:value-type="float" office:value="13.37408" calcext:value-type="float">
            <text:p>13.37408</text:p>
          </table:table-cell>
          <table:table-cell office:value-type="float" office:value="12.61353" calcext:value-type="float">
            <text:p>12.61353</text:p>
          </table:table-cell>
          <table:table-cell office:value-type="float" office:value="12.52179" calcext:value-type="float">
            <text:p>12.52179</text:p>
          </table:table-cell>
          <table:table-cell office:value-type="float" office:value="12.13986" calcext:value-type="float">
            <text:p>12.13986</text:p>
          </table:table-cell>
          <table:table-cell office:value-type="float" office:value="12.048" calcext:value-type="float">
            <text:p>12.048</text:p>
          </table:table-cell>
          <table:table-cell office:value-type="float" office:value="46.24768" calcext:value-type="float">
            <text:p>46.24768</text:p>
          </table:table-cell>
          <table:table-cell office:value-type="float" office:value="18.62146" calcext:value-type="float">
            <text:p>18.62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1.82271" calcext:value-type="float">
            <text:p>21.82271</text:p>
          </table:table-cell>
          <table:table-cell office:value-type="float" office:value="31.34" calcext:value-type="float">
            <text:p>31.34</text:p>
          </table:table-cell>
          <table:table-cell office:value-type="float" office:value="17.63" calcext:value-type="float">
            <text:p>17.63</text:p>
          </table:table-cell>
          <table:table-cell office:value-type="float" office:value="1.899184" calcext:value-type="float">
            <text:p>1.899184</text:p>
          </table:table-cell>
          <table:table-cell office:value-type="float" office:value="1.156287" calcext:value-type="float">
            <text:p>1.156287</text:p>
          </table:table-cell>
          <table:table-cell office:value-type="float" office:value="148.896" calcext:value-type="float">
            <text:p>148.896</text:p>
          </table:table-cell>
          <table:table-cell office:value-type="float" office:value="0" calcext:value-type="float">
            <text:p>0</text:p>
          </table:table-cell>
          <table:table-cell office:value-type="float" office:value="48.54343" calcext:value-type="float">
            <text:p>48.54343</text:p>
          </table:table-cell>
          <table:table-cell office:value-type="float" office:value="18.96497" calcext:value-type="float">
            <text:p>18.96497</text:p>
          </table:table-cell>
          <table:table-cell office:value-type="float" office:value="36.80945" calcext:value-type="float">
            <text:p>36.80945</text:p>
          </table:table-cell>
          <table:table-cell office:value-type="float" office:value="21.62711" calcext:value-type="float">
            <text:p>21.62711</text:p>
          </table:table-cell>
          <table:table-cell office:value-type="float" office:value="31.548" calcext:value-type="float">
            <text:p>31.548</text:p>
          </table:table-cell>
          <table:table-cell office:value-type="float" office:value="22.84845" calcext:value-type="float">
            <text:p>22.84845</text:p>
          </table:table-cell>
          <table:table-cell office:value-type="float" office:value="28.3714" calcext:value-type="float">
            <text:p>28.3714</text:p>
          </table:table-cell>
          <table:table-cell office:value-type="float" office:value="23.43591" calcext:value-type="float">
            <text:p>23.43591</text:p>
          </table:table-cell>
          <table:table-cell office:value-type="float" office:value="26.63785" calcext:value-type="float">
            <text:p>26.63785</text:p>
          </table:table-cell>
          <table:table-cell office:value-type="float" office:value="23.5206" calcext:value-type="float">
            <text:p>23.5206</text:p>
          </table:table-cell>
          <table:table-cell office:value-type="float" office:value="24.97543" calcext:value-type="float">
            <text:p>24.97543</text:p>
          </table:table-cell>
          <table:table-cell office:value-type="float" office:value="23.32797" calcext:value-type="float">
            <text:p>23.32797</text:p>
          </table:table-cell>
          <table:table-cell office:value-type="float" office:value="23.56958" calcext:value-type="float">
            <text:p>23.56958</text:p>
          </table:table-cell>
          <table:table-cell office:value-type="float" office:value="22.60602" calcext:value-type="float">
            <text:p>22.60602</text:p>
          </table:table-cell>
          <table:table-cell office:value-type="float" office:value="21.42966" calcext:value-type="float">
            <text:p>21.42966</text:p>
          </table:table-cell>
          <table:table-cell office:value-type="float" office:value="21.0415" calcext:value-type="float">
            <text:p>21.0415</text:p>
          </table:table-cell>
          <table:table-cell office:value-type="float" office:value="18.68951" calcext:value-type="float">
            <text:p>18.68951</text:p>
          </table:table-cell>
          <table:table-cell office:value-type="float" office:value="18.27777" calcext:value-type="float">
            <text:p>18.27777</text:p>
          </table:table-cell>
          <table:table-cell office:value-type="float" office:value="16.23148" calcext:value-type="float">
            <text:p>16.23148</text:p>
          </table:table-cell>
          <table:table-cell office:value-type="float" office:value="15.99487" calcext:value-type="float">
            <text:p>15.99487</text:p>
          </table:table-cell>
          <table:table-cell office:value-type="float" office:value="14.7113" calcext:value-type="float">
            <text:p>14.7113</text:p>
          </table:table-cell>
          <table:table-cell office:value-type="float" office:value="14.56784" calcext:value-type="float">
            <text:p>14.56784</text:p>
          </table:table-cell>
          <table:table-cell office:value-type="float" office:value="13.57108" calcext:value-type="float">
            <text:p>13.57108</text:p>
          </table:table-cell>
          <table:table-cell office:value-type="float" office:value="13.46857" calcext:value-type="float">
            <text:p>13.46857</text:p>
          </table:table-cell>
          <table:table-cell office:value-type="float" office:value="12.70737" calcext:value-type="float">
            <text:p>12.70737</text:p>
          </table:table-cell>
          <table:table-cell office:value-type="float" office:value="12.61447" calcext:value-type="float">
            <text:p>12.61447</text:p>
          </table:table-cell>
          <table:table-cell office:value-type="float" office:value="12.23193" calcext:value-type="float">
            <text:p>12.23193</text:p>
          </table:table-cell>
          <table:table-cell office:value-type="float" office:value="12.14084" calcext:value-type="float">
            <text:p>12.14084</text:p>
          </table:table-cell>
          <table:table-cell office:value-type="float" office:value="48.54327" calcext:value-type="float">
            <text:p>48.54327</text:p>
          </table:table-cell>
          <table:table-cell office:value-type="float" office:value="18.965" calcext:value-type="float">
            <text:p>18.9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12.3282" calcext:value-type="float">
            <text:p>12.3282</text:p>
          </table:table-cell>
          <table:table-cell office:value-type="float" office:value="27.86" calcext:value-type="float">
            <text:p>27.86</text:p>
          </table:table-cell>
          <table:table-cell office:value-type="float" office:value="18.04" calcext:value-type="float">
            <text:p>18.04</text:p>
          </table:table-cell>
          <table:table-cell office:value-type="float" office:value="2.045996" calcext:value-type="float">
            <text:p>2.045996</text:p>
          </table:table-cell>
          <table:table-cell office:value-type="float" office:value="1.663583" calcext:value-type="float">
            <text:p>1.663583</text:p>
          </table:table-cell>
          <table:table-cell office:value-type="float" office:value="147.528" calcext:value-type="float">
            <text:p>147.528</text:p>
          </table:table-cell>
          <table:table-cell office:value-type="float" office:value="19.5" calcext:value-type="float">
            <text:p>19.5</text:p>
          </table:table-cell>
          <table:table-cell office:value-type="float" office:value="41.17322" calcext:value-type="float">
            <text:p>41.17322</text:p>
          </table:table-cell>
          <table:table-cell office:value-type="float" office:value="17.94385" calcext:value-type="float">
            <text:p>17.94385</text:p>
          </table:table-cell>
          <table:table-cell office:value-type="float" office:value="31.52213" calcext:value-type="float">
            <text:p>31.52213</text:p>
          </table:table-cell>
          <table:table-cell office:value-type="float" office:value="19.72415" calcext:value-type="float">
            <text:p>19.72415</text:p>
          </table:table-cell>
          <table:table-cell office:value-type="float" office:value="28.07092" calcext:value-type="float">
            <text:p>28.07092</text:p>
          </table:table-cell>
          <table:table-cell office:value-type="float" office:value="21.27701" calcext:value-type="float">
            <text:p>21.27701</text:p>
          </table:table-cell>
          <table:table-cell office:value-type="float" office:value="26.10413" calcext:value-type="float">
            <text:p>26.10413</text:p>
          </table:table-cell>
          <table:table-cell office:value-type="float" office:value="22.39529" calcext:value-type="float">
            <text:p>22.39529</text:p>
          </table:table-cell>
          <table:table-cell office:value-type="float" office:value="25.65436" calcext:value-type="float">
            <text:p>25.65436</text:p>
          </table:table-cell>
          <table:table-cell office:value-type="float" office:value="22.85266" calcext:value-type="float">
            <text:p>22.85266</text:p>
          </table:table-cell>
          <table:table-cell office:value-type="float" office:value="24.86017" calcext:value-type="float">
            <text:p>24.86017</text:p>
          </table:table-cell>
          <table:table-cell office:value-type="float" office:value="23.15723" calcext:value-type="float">
            <text:p>23.15723</text:p>
          </table:table-cell>
          <table:table-cell office:value-type="float" office:value="23.57031" calcext:value-type="float">
            <text:p>23.57031</text:p>
          </table:table-cell>
          <table:table-cell office:value-type="float" office:value="22.73889" calcext:value-type="float">
            <text:p>22.73889</text:p>
          </table:table-cell>
          <table:table-cell office:value-type="float" office:value="21.57898" calcext:value-type="float">
            <text:p>21.57898</text:p>
          </table:table-cell>
          <table:table-cell office:value-type="float" office:value="21.43723" calcext:value-type="float">
            <text:p>21.43723</text:p>
          </table:table-cell>
          <table:table-cell office:value-type="float" office:value="19.03003" calcext:value-type="float">
            <text:p>19.03003</text:p>
          </table:table-cell>
          <table:table-cell office:value-type="float" office:value="18.69357" calcext:value-type="float">
            <text:p>18.69357</text:p>
          </table:table-cell>
          <table:table-cell office:value-type="float" office:value="16.48117" calcext:value-type="float">
            <text:p>16.48117</text:p>
          </table:table-cell>
          <table:table-cell office:value-type="float" office:value="16.23401" calcext:value-type="float">
            <text:p>16.23401</text:p>
          </table:table-cell>
          <table:table-cell office:value-type="float" office:value="14.87546" calcext:value-type="float">
            <text:p>14.87546</text:p>
          </table:table-cell>
          <table:table-cell office:value-type="float" office:value="14.71292" calcext:value-type="float">
            <text:p>14.71292</text:p>
          </table:table-cell>
          <table:table-cell office:value-type="float" office:value="13.68558" calcext:value-type="float">
            <text:p>13.68558</text:p>
          </table:table-cell>
          <table:table-cell office:value-type="float" office:value="13.5722" calcext:value-type="float">
            <text:p>13.5722</text:p>
          </table:table-cell>
          <table:table-cell office:value-type="float" office:value="12.80389" calcext:value-type="float">
            <text:p>12.80389</text:p>
          </table:table-cell>
          <table:table-cell office:value-type="float" office:value="12.70834" calcext:value-type="float">
            <text:p>12.70834</text:p>
          </table:table-cell>
          <table:table-cell office:value-type="float" office:value="12.32159" calcext:value-type="float">
            <text:p>12.32159</text:p>
          </table:table-cell>
          <table:table-cell office:value-type="float" office:value="12.23288" calcext:value-type="float">
            <text:p>12.23288</text:p>
          </table:table-cell>
          <table:table-cell office:value-type="float" office:value="41.17313" calcext:value-type="float">
            <text:p>41.17313</text:p>
          </table:table-cell>
          <table:table-cell office:value-type="float" office:value="16.78598" calcext:value-type="float">
            <text:p>16.785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9.20906" calcext:value-type="float">
            <text:p>29.20906</text:p>
          </table:table-cell>
          <table:table-cell office:value-type="float" office:value="26.67" calcext:value-type="float">
            <text:p>26.67</text:p>
          </table:table-cell>
          <table:table-cell office:value-type="float" office:value="15.89" calcext:value-type="float">
            <text:p>15.89</text:p>
          </table:table-cell>
          <table:table-cell office:value-type="float" office:value="1.805751" calcext:value-type="float">
            <text:p>1.805751</text:p>
          </table:table-cell>
          <table:table-cell office:value-type="float" office:value="1.200678" calcext:value-type="float">
            <text:p>1.200678</text:p>
          </table:table-cell>
          <table:table-cell office:value-type="float" office:value="261.108" calcext:value-type="float">
            <text:p>261.108</text:p>
          </table:table-cell>
          <table:table-cell office:value-type="float" office:value="0" calcext:value-type="float">
            <text:p>0</text:p>
          </table:table-cell>
          <table:table-cell office:value-type="float" office:value="33.63687" calcext:value-type="float">
            <text:p>33.63687</text:p>
          </table:table-cell>
          <table:table-cell office:value-type="float" office:value="16.18488" calcext:value-type="float">
            <text:p>16.18488</text:p>
          </table:table-cell>
          <table:table-cell office:value-type="float" office:value="28.43716" calcext:value-type="float">
            <text:p>28.43716</text:p>
          </table:table-cell>
          <table:table-cell office:value-type="float" office:value="17.98557" calcext:value-type="float">
            <text:p>17.98557</text:p>
          </table:table-cell>
          <table:table-cell office:value-type="float" office:value="26.40942" calcext:value-type="float">
            <text:p>26.40942</text:p>
          </table:table-cell>
          <table:table-cell office:value-type="float" office:value="19.54236" calcext:value-type="float">
            <text:p>19.54236</text:p>
          </table:table-cell>
          <table:table-cell office:value-type="float" office:value="24.82315" calcext:value-type="float">
            <text:p>24.82315</text:p>
          </table:table-cell>
          <table:table-cell office:value-type="float" office:value="20.62613" calcext:value-type="float">
            <text:p>20.62613</text:p>
          </table:table-cell>
          <table:table-cell office:value-type="float" office:value="23.86197" calcext:value-type="float">
            <text:p>23.86197</text:p>
          </table:table-cell>
          <table:table-cell office:value-type="float" office:value="21.17288" calcext:value-type="float">
            <text:p>21.17288</text:p>
          </table:table-cell>
          <table:table-cell office:value-type="float" office:value="23.11481" calcext:value-type="float">
            <text:p>23.11481</text:p>
          </table:table-cell>
          <table:table-cell office:value-type="float" office:value="21.57651" calcext:value-type="float">
            <text:p>21.57651</text:p>
          </table:table-cell>
          <table:table-cell office:value-type="float" office:value="22.7164" calcext:value-type="float">
            <text:p>22.7164</text:p>
          </table:table-cell>
          <table:table-cell office:value-type="float" office:value="21.52133" calcext:value-type="float">
            <text:p>21.52133</text:p>
          </table:table-cell>
          <table:table-cell office:value-type="float" office:value="21.54922" calcext:value-type="float">
            <text:p>21.54922</text:p>
          </table:table-cell>
          <table:table-cell office:value-type="float" office:value="21.01877" calcext:value-type="float">
            <text:p>21.01877</text:p>
          </table:table-cell>
          <table:table-cell office:value-type="float" office:value="19.13049" calcext:value-type="float">
            <text:p>19.13049</text:p>
          </table:table-cell>
          <table:table-cell office:value-type="float" office:value="19.03271" calcext:value-type="float">
            <text:p>19.03271</text:p>
          </table:table-cell>
          <table:table-cell office:value-type="float" office:value="16.70532" calcext:value-type="float">
            <text:p>16.70532</text:p>
          </table:table-cell>
          <table:table-cell office:value-type="float" office:value="16.48373" calcext:value-type="float">
            <text:p>16.48373</text:p>
          </table:table-cell>
          <table:table-cell office:value-type="float" office:value="15.04834" calcext:value-type="float">
            <text:p>15.04834</text:p>
          </table:table-cell>
          <table:table-cell office:value-type="float" office:value="14.87726" calcext:value-type="float">
            <text:p>14.87726</text:p>
          </table:table-cell>
          <table:table-cell office:value-type="float" office:value="13.80984" calcext:value-type="float">
            <text:p>13.80984</text:p>
          </table:table-cell>
          <table:table-cell office:value-type="float" office:value="13.68683" calcext:value-type="float">
            <text:p>13.68683</text:p>
          </table:table-cell>
          <table:table-cell office:value-type="float" office:value="12.90402" calcext:value-type="float">
            <text:p>12.90402</text:p>
          </table:table-cell>
          <table:table-cell office:value-type="float" office:value="12.8049" calcext:value-type="float">
            <text:p>12.8049</text:p>
          </table:table-cell>
          <table:table-cell office:value-type="float" office:value="12.41342" calcext:value-type="float">
            <text:p>12.41342</text:p>
          </table:table-cell>
          <table:table-cell office:value-type="float" office:value="12.32254" calcext:value-type="float">
            <text:p>12.32254</text:p>
          </table:table-cell>
          <table:table-cell office:value-type="float" office:value="34.10776" calcext:value-type="float">
            <text:p>34.10776</text:p>
          </table:table-cell>
          <table:table-cell office:value-type="float" office:value="14.82861" calcext:value-type="float">
            <text:p>14.82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8.59669" calcext:value-type="float">
            <text:p>28.59669</text:p>
          </table:table-cell>
          <table:table-cell office:value-type="float" office:value="26.29" calcext:value-type="float">
            <text:p>26.29</text:p>
          </table:table-cell>
          <table:table-cell office:value-type="float" office:value="15.04" calcext:value-type="float">
            <text:p>15.04</text:p>
          </table:table-cell>
          <table:table-cell office:value-type="float" office:value="1.294637" calcext:value-type="float">
            <text:p>1.294637</text:p>
          </table:table-cell>
          <table:table-cell office:value-type="float" office:value="0.9914662" calcext:value-type="float">
            <text:p>0.9914662</text:p>
          </table:table-cell>
          <table:table-cell office:value-type="float" office:value="382.932" calcext:value-type="float">
            <text:p>382.932</text:p>
          </table:table-cell>
          <table:table-cell office:value-type="float" office:value="4.6" calcext:value-type="float">
            <text:p>4.6</text:p>
          </table:table-cell>
          <table:table-cell office:value-type="float" office:value="43.15778" calcext:value-type="float">
            <text:p>43.15778</text:p>
          </table:table-cell>
          <table:table-cell office:value-type="float" office:value="15.65158" calcext:value-type="float">
            <text:p>15.65158</text:p>
          </table:table-cell>
          <table:table-cell office:value-type="float" office:value="30.99014" calcext:value-type="float">
            <text:p>30.99014</text:p>
          </table:table-cell>
          <table:table-cell office:value-type="float" office:value="18.75131" calcext:value-type="float">
            <text:p>18.75131</text:p>
          </table:table-cell>
          <table:table-cell office:value-type="float" office:value="26.91516" calcext:value-type="float">
            <text:p>26.91516</text:p>
          </table:table-cell>
          <table:table-cell office:value-type="float" office:value="20.45245" calcext:value-type="float">
            <text:p>20.45245</text:p>
          </table:table-cell>
          <table:table-cell office:value-type="float" office:value="25.08371" calcext:value-type="float">
            <text:p>25.08371</text:p>
          </table:table-cell>
          <table:table-cell office:value-type="float" office:value="21.29944" calcext:value-type="float">
            <text:p>21.29944</text:p>
          </table:table-cell>
          <table:table-cell office:value-type="float" office:value="23.99933" calcext:value-type="float">
            <text:p>23.99933</text:p>
          </table:table-cell>
          <table:table-cell office:value-type="float" office:value="21.63919" calcext:value-type="float">
            <text:p>21.63919</text:p>
          </table:table-cell>
          <table:table-cell office:value-type="float" office:value="22.93878" calcext:value-type="float">
            <text:p>22.93878</text:p>
          </table:table-cell>
          <table:table-cell office:value-type="float" office:value="21.8201" calcext:value-type="float">
            <text:p>21.8201</text:p>
          </table:table-cell>
          <table:table-cell office:value-type="float" office:value="22.15469" calcext:value-type="float">
            <text:p>22.15469</text:p>
          </table:table-cell>
          <table:table-cell office:value-type="float" office:value="21.5722" calcext:value-type="float">
            <text:p>21.5722</text:p>
          </table:table-cell>
          <table:table-cell office:value-type="float" office:value="21.03836" calcext:value-type="float">
            <text:p>21.03836</text:p>
          </table:table-cell>
          <table:table-cell office:value-type="float" office:value="20.90848" calcext:value-type="float">
            <text:p>20.90848</text:p>
          </table:table-cell>
          <table:table-cell office:value-type="float" office:value="19.14774" calcext:value-type="float">
            <text:p>19.14774</text:p>
          </table:table-cell>
          <table:table-cell office:value-type="float" office:value="19.13068" calcext:value-type="float">
            <text:p>19.13068</text:p>
          </table:table-cell>
          <table:table-cell office:value-type="float" office:value="16.8754" calcext:value-type="float">
            <text:p>16.8754</text:p>
          </table:table-cell>
          <table:table-cell office:value-type="float" office:value="16.70737" calcext:value-type="float">
            <text:p>16.70737</text:p>
          </table:table-cell>
          <table:table-cell office:value-type="float" office:value="15.21329" calcext:value-type="float">
            <text:p>15.21329</text:p>
          </table:table-cell>
          <table:table-cell office:value-type="float" office:value="15.05011" calcext:value-type="float">
            <text:p>15.05011</text:p>
          </table:table-cell>
          <table:table-cell office:value-type="float" office:value="13.94049" calcext:value-type="float">
            <text:p>13.94049</text:p>
          </table:table-cell>
          <table:table-cell office:value-type="float" office:value="13.81119" calcext:value-type="float">
            <text:p>13.81119</text:p>
          </table:table-cell>
          <table:table-cell office:value-type="float" office:value="13.00836" calcext:value-type="float">
            <text:p>13.00836</text:p>
          </table:table-cell>
          <table:table-cell office:value-type="float" office:value="12.90509" calcext:value-type="float">
            <text:p>12.90509</text:p>
          </table:table-cell>
          <table:table-cell office:value-type="float" office:value="12.50583" calcext:value-type="float">
            <text:p>12.50583</text:p>
          </table:table-cell>
          <table:table-cell office:value-type="float" office:value="12.41437" calcext:value-type="float">
            <text:p>12.41437</text:p>
          </table:table-cell>
          <table:table-cell office:value-type="float" office:value="43.15765" calcext:value-type="float">
            <text:p>43.15765</text:p>
          </table:table-cell>
          <table:table-cell office:value-type="float" office:value="15.66132" calcext:value-type="float">
            <text:p>15.66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19.4076" calcext:value-type="float">
            <text:p>19.4076</text:p>
          </table:table-cell>
          <table:table-cell office:value-type="float" office:value="28.38" calcext:value-type="float">
            <text:p>28.38</text:p>
          </table:table-cell>
          <table:table-cell office:value-type="float" office:value="17.86" calcext:value-type="float">
            <text:p>17.86</text:p>
          </table:table-cell>
          <table:table-cell office:value-type="float" office:value="2.079621" calcext:value-type="float">
            <text:p>2.079621</text:p>
          </table:table-cell>
          <table:table-cell office:value-type="float" office:value="1.063574" calcext:value-type="float">
            <text:p>1.063574</text:p>
          </table:table-cell>
          <table:table-cell office:value-type="float" office:value="458.892" calcext:value-type="float">
            <text:p>458.892</text:p>
          </table:table-cell>
          <table:table-cell office:value-type="float" office:value="0.5" calcext:value-type="float">
            <text:p>0.5</text:p>
          </table:table-cell>
          <table:table-cell office:value-type="float" office:value="39.68781" calcext:value-type="float">
            <text:p>39.68781</text:p>
          </table:table-cell>
          <table:table-cell office:value-type="float" office:value="15.51868" calcext:value-type="float">
            <text:p>15.51868</text:p>
          </table:table-cell>
          <table:table-cell office:value-type="float" office:value="30.96091" calcext:value-type="float">
            <text:p>30.96091</text:p>
          </table:table-cell>
          <table:table-cell office:value-type="float" office:value="18.01251" calcext:value-type="float">
            <text:p>18.01251</text:p>
          </table:table-cell>
          <table:table-cell office:value-type="float" office:value="27.70511" calcext:value-type="float">
            <text:p>27.70511</text:p>
          </table:table-cell>
          <table:table-cell office:value-type="float" office:value="19.26221" calcext:value-type="float">
            <text:p>19.26221</text:p>
          </table:table-cell>
          <table:table-cell office:value-type="float" office:value="25.46857" calcext:value-type="float">
            <text:p>25.46857</text:p>
          </table:table-cell>
          <table:table-cell office:value-type="float" office:value="20.25397" calcext:value-type="float">
            <text:p>20.25397</text:p>
          </table:table-cell>
          <table:table-cell office:value-type="float" office:value="24.18469" calcext:value-type="float">
            <text:p>24.18469</text:p>
          </table:table-cell>
          <table:table-cell office:value-type="float" office:value="20.76813" calcext:value-type="float">
            <text:p>20.76813</text:p>
          </table:table-cell>
          <table:table-cell office:value-type="float" office:value="22.98602" calcext:value-type="float">
            <text:p>22.98602</text:p>
          </table:table-cell>
          <table:table-cell office:value-type="float" office:value="21.14301" calcext:value-type="float">
            <text:p>21.14301</text:p>
          </table:table-cell>
          <table:table-cell office:value-type="float" office:value="22.06357" calcext:value-type="float">
            <text:p>22.06357</text:p>
          </table:table-cell>
          <table:table-cell office:value-type="float" office:value="21.08624" calcext:value-type="float">
            <text:p>21.08624</text:p>
          </table:table-cell>
          <table:table-cell office:value-type="float" office:value="20.96906" calcext:value-type="float">
            <text:p>20.96906</text:p>
          </table:table-cell>
          <table:table-cell office:value-type="float" office:value="20.67169" calcext:value-type="float">
            <text:p>20.67169</text:p>
          </table:table-cell>
          <table:table-cell office:value-type="float" office:value="19.15884" calcext:value-type="float">
            <text:p>19.15884</text:p>
          </table:table-cell>
          <table:table-cell office:value-type="float" office:value="19.13394" calcext:value-type="float">
            <text:p>19.13394</text:p>
          </table:table-cell>
          <table:table-cell office:value-type="float" office:value="17.0069" calcext:value-type="float">
            <text:p>17.0069</text:p>
          </table:table-cell>
          <table:table-cell office:value-type="float" office:value="16.87692" calcext:value-type="float">
            <text:p>16.87692</text:p>
          </table:table-cell>
          <table:table-cell office:value-type="float" office:value="15.36304" calcext:value-type="float">
            <text:p>15.36304</text:p>
          </table:table-cell>
          <table:table-cell office:value-type="float" office:value="15.21494" calcext:value-type="float">
            <text:p>15.21494</text:p>
          </table:table-cell>
          <table:table-cell office:value-type="float" office:value="14.07208" calcext:value-type="float">
            <text:p>14.07208</text:p>
          </table:table-cell>
          <table:table-cell office:value-type="float" office:value="13.94186" calcext:value-type="float">
            <text:p>13.94186</text:p>
          </table:table-cell>
          <table:table-cell office:value-type="float" office:value="13.11591" calcext:value-type="float">
            <text:p>13.11591</text:p>
          </table:table-cell>
          <table:table-cell office:value-type="float" office:value="13.00946" calcext:value-type="float">
            <text:p>13.00946</text:p>
          </table:table-cell>
          <table:table-cell office:value-type="float" office:value="12.5994" calcext:value-type="float">
            <text:p>12.5994</text:p>
          </table:table-cell>
          <table:table-cell office:value-type="float" office:value="12.50681" calcext:value-type="float">
            <text:p>12.50681</text:p>
          </table:table-cell>
          <table:table-cell office:value-type="float" office:value="39.68771" calcext:value-type="float">
            <text:p>39.68771</text:p>
          </table:table-cell>
          <table:table-cell office:value-type="float" office:value="15.51868" calcext:value-type="float">
            <text:p>15.518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11.6874" calcext:value-type="float">
            <text:p>11.6874</text:p>
          </table:table-cell>
          <table:table-cell office:value-type="float" office:value="28.35" calcext:value-type="float">
            <text:p>28.35</text:p>
          </table:table-cell>
          <table:table-cell office:value-type="float" office:value="19.69" calcext:value-type="float">
            <text:p>19.69</text:p>
          </table:table-cell>
          <table:table-cell office:value-type="float" office:value="2.158483" calcext:value-type="float">
            <text:p>2.158483</text:p>
          </table:table-cell>
          <table:table-cell office:value-type="float" office:value="1.381558" calcext:value-type="float">
            <text:p>1.381558</text:p>
          </table:table-cell>
          <table:table-cell office:value-type="float" office:value="509.22" calcext:value-type="float">
            <text:p>509.22</text:p>
          </table:table-cell>
          <table:table-cell office:value-type="float" office:value="7" calcext:value-type="float">
            <text:p>7</text:p>
          </table:table-cell>
          <table:table-cell office:value-type="float" office:value="37.86786" calcext:value-type="float">
            <text:p>37.86786</text:p>
          </table:table-cell>
          <table:table-cell office:value-type="float" office:value="19.28421" calcext:value-type="float">
            <text:p>19.28421</text:p>
          </table:table-cell>
          <table:table-cell office:value-type="float" office:value="29.53241" calcext:value-type="float">
            <text:p>29.53241</text:p>
          </table:table-cell>
          <table:table-cell office:value-type="float" office:value="21.26468" calcext:value-type="float">
            <text:p>21.26468</text:p>
          </table:table-cell>
          <table:table-cell office:value-type="float" office:value="26.87735" calcext:value-type="float">
            <text:p>26.87735</text:p>
          </table:table-cell>
          <table:table-cell office:value-type="float" office:value="22.3439" calcext:value-type="float">
            <text:p>22.3439</text:p>
          </table:table-cell>
          <table:table-cell office:value-type="float" office:value="25.10956" calcext:value-type="float">
            <text:p>25.10956</text:p>
          </table:table-cell>
          <table:table-cell office:value-type="float" office:value="22.49805" calcext:value-type="float">
            <text:p>22.49805</text:p>
          </table:table-cell>
          <table:table-cell office:value-type="float" office:value="24.08554" calcext:value-type="float">
            <text:p>24.08554</text:p>
          </table:table-cell>
          <table:table-cell office:value-type="float" office:value="22.4046" calcext:value-type="float">
            <text:p>22.4046</text:p>
          </table:table-cell>
          <table:table-cell office:value-type="float" office:value="23.03394" calcext:value-type="float">
            <text:p>23.03394</text:p>
          </table:table-cell>
          <table:table-cell office:value-type="float" office:value="22.18387" calcext:value-type="float">
            <text:p>22.18387</text:p>
          </table:table-cell>
          <table:table-cell office:value-type="float" office:value="22.17926" calcext:value-type="float">
            <text:p>22.17926</text:p>
          </table:table-cell>
          <table:table-cell office:value-type="float" office:value="21.72394" calcext:value-type="float">
            <text:p>21.72394</text:p>
          </table:table-cell>
          <table:table-cell office:value-type="float" office:value="20.92081" calcext:value-type="float">
            <text:p>20.92081</text:p>
          </table:table-cell>
          <table:table-cell office:value-type="float" office:value="20.73532" calcext:value-type="float">
            <text:p>20.73532</text:p>
          </table:table-cell>
          <table:table-cell office:value-type="float" office:value="19.17902" calcext:value-type="float">
            <text:p>19.17902</text:p>
          </table:table-cell>
          <table:table-cell office:value-type="float" office:value="19.13348" calcext:value-type="float">
            <text:p>19.13348</text:p>
          </table:table-cell>
          <table:table-cell office:value-type="float" office:value="17.11295" calcext:value-type="float">
            <text:p>17.11295</text:p>
          </table:table-cell>
          <table:table-cell office:value-type="float" office:value="17.00803" calcext:value-type="float">
            <text:p>17.00803</text:p>
          </table:table-cell>
          <table:table-cell office:value-type="float" office:value="15.49634" calcext:value-type="float">
            <text:p>15.49634</text:p>
          </table:table-cell>
          <table:table-cell office:value-type="float" office:value="15.3645" calcext:value-type="float">
            <text:p>15.3645</text:p>
          </table:table-cell>
          <table:table-cell office:value-type="float" office:value="14.19986" calcext:value-type="float">
            <text:p>14.19986</text:p>
          </table:table-cell>
          <table:table-cell office:value-type="float" office:value="14.07339" calcext:value-type="float">
            <text:p>14.07339</text:p>
          </table:table-cell>
          <table:table-cell office:value-type="float" office:value="13.22504" calcext:value-type="float">
            <text:p>13.22504</text:p>
          </table:table-cell>
          <table:table-cell office:value-type="float" office:value="13.117" calcext:value-type="float">
            <text:p>13.117</text:p>
          </table:table-cell>
          <table:table-cell office:value-type="float" office:value="12.69403" calcext:value-type="float">
            <text:p>12.69403</text:p>
          </table:table-cell>
          <table:table-cell office:value-type="float" office:value="12.60037" calcext:value-type="float">
            <text:p>12.60037</text:p>
          </table:table-cell>
          <table:table-cell office:value-type="float" office:value="37.86777" calcext:value-type="float">
            <text:p>37.86777</text:p>
          </table:table-cell>
          <table:table-cell office:value-type="float" office:value="19.32828" calcext:value-type="float">
            <text:p>19.328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4.62256" calcext:value-type="float">
            <text:p>24.62256</text:p>
          </table:table-cell>
          <table:table-cell office:value-type="float" office:value="30.67" calcext:value-type="float">
            <text:p>30.67</text:p>
          </table:table-cell>
          <table:table-cell office:value-type="float" office:value="19.32" calcext:value-type="float">
            <text:p>19.32</text:p>
          </table:table-cell>
          <table:table-cell office:value-type="float" office:value="2.385887" calcext:value-type="float">
            <text:p>2.385887</text:p>
          </table:table-cell>
          <table:table-cell office:value-type="float" office:value="1.38472" calcext:value-type="float">
            <text:p>1.38472</text:p>
          </table:table-cell>
          <table:table-cell office:value-type="float" office:value="502.884" calcext:value-type="float">
            <text:p>502.884</text:p>
          </table:table-cell>
          <table:table-cell office:value-type="float" office:value="0.2" calcext:value-type="float">
            <text:p>0.2</text:p>
          </table:table-cell>
          <table:table-cell office:value-type="float" office:value="35.3187" calcext:value-type="float">
            <text:p>35.3187</text:p>
          </table:table-cell>
          <table:table-cell office:value-type="float" office:value="17.95935" calcext:value-type="float">
            <text:p>17.95935</text:p>
          </table:table-cell>
          <table:table-cell office:value-type="float" office:value="29.39725" calcext:value-type="float">
            <text:p>29.39725</text:p>
          </table:table-cell>
          <table:table-cell office:value-type="float" office:value="19.48206" calcext:value-type="float">
            <text:p>19.48206</text:p>
          </table:table-cell>
          <table:table-cell office:value-type="float" office:value="27.18048" calcext:value-type="float">
            <text:p>27.18048</text:p>
          </table:table-cell>
          <table:table-cell office:value-type="float" office:value="20.61713" calcext:value-type="float">
            <text:p>20.61713</text:p>
          </table:table-cell>
          <table:table-cell office:value-type="float" office:value="25.43591" calcext:value-type="float">
            <text:p>25.43591</text:p>
          </table:table-cell>
          <table:table-cell office:value-type="float" office:value="21.33517" calcext:value-type="float">
            <text:p>21.33517</text:p>
          </table:table-cell>
          <table:table-cell office:value-type="float" office:value="24.35941" calcext:value-type="float">
            <text:p>24.35941</text:p>
          </table:table-cell>
          <table:table-cell office:value-type="float" office:value="21.62851" calcext:value-type="float">
            <text:p>21.62851</text:p>
          </table:table-cell>
          <table:table-cell office:value-type="float" office:value="23.26971" calcext:value-type="float">
            <text:p>23.26971</text:p>
          </table:table-cell>
          <table:table-cell office:value-type="float" office:value="21.76605" calcext:value-type="float">
            <text:p>21.76605</text:p>
          </table:table-cell>
          <table:table-cell office:value-type="float" office:value="22.2699" calcext:value-type="float">
            <text:p>22.2699</text:p>
          </table:table-cell>
          <table:table-cell office:value-type="float" office:value="21.50742" calcext:value-type="float">
            <text:p>21.50742</text:p>
          </table:table-cell>
          <table:table-cell office:value-type="float" office:value="20.97571" calcext:value-type="float">
            <text:p>20.97571</text:p>
          </table:table-cell>
          <table:table-cell office:value-type="float" office:value="20.86346" calcext:value-type="float">
            <text:p>20.86346</text:p>
          </table:table-cell>
          <table:table-cell office:value-type="float" office:value="19.23981" calcext:value-type="float">
            <text:p>19.23981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17.21423" calcext:value-type="float">
            <text:p>17.21423</text:p>
          </table:table-cell>
          <table:table-cell office:value-type="float" office:value="17.11404" calcext:value-type="float">
            <text:p>17.11404</text:p>
          </table:table-cell>
          <table:table-cell office:value-type="float" office:value="15.61884" calcext:value-type="float">
            <text:p>15.61884</text:p>
          </table:table-cell>
          <table:table-cell office:value-type="float" office:value="15.49765" calcext:value-type="float">
            <text:p>15.49765</text:p>
          </table:table-cell>
          <table:table-cell office:value-type="float" office:value="14.32425" calcext:value-type="float">
            <text:p>14.32425</text:p>
          </table:table-cell>
          <table:table-cell office:value-type="float" office:value="14.2012" calcext:value-type="float">
            <text:p>14.2012</text:p>
          </table:table-cell>
          <table:table-cell office:value-type="float" office:value="13.33475" calcext:value-type="float">
            <text:p>13.33475</text:p>
          </table:table-cell>
          <table:table-cell office:value-type="float" office:value="13.22617" calcext:value-type="float">
            <text:p>13.22617</text:p>
          </table:table-cell>
          <table:table-cell office:value-type="float" office:value="12.7912" calcext:value-type="float">
            <text:p>12.7912</text:p>
          </table:table-cell>
          <table:table-cell office:value-type="float" office:value="12.69501" calcext:value-type="float">
            <text:p>12.69501</text:p>
          </table:table-cell>
          <table:table-cell office:value-type="float" office:value="35.31866" calcext:value-type="float">
            <text:p>35.31866</text:p>
          </table:table-cell>
          <table:table-cell office:value-type="float" office:value="17.95932" calcext:value-type="float">
            <text:p>17.95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23.3658" calcext:value-type="float">
            <text:p>23.3658</text:p>
          </table:table-cell>
          <table:table-cell office:value-type="float" office:value="33.14" calcext:value-type="float">
            <text:p>33.14</text:p>
          </table:table-cell>
          <table:table-cell office:value-type="float" office:value="24.66" calcext:value-type="float">
            <text:p>24.66</text:p>
          </table:table-cell>
          <table:table-cell office:value-type="float" office:value="2.273423" calcext:value-type="float">
            <text:p>2.273423</text:p>
          </table:table-cell>
          <table:table-cell office:value-type="float" office:value="1.866048" calcext:value-type="float">
            <text:p>1.866048</text:p>
          </table:table-cell>
          <table:table-cell office:value-type="float" office:value="512.856" calcext:value-type="float">
            <text:p>512.856</text:p>
          </table:table-cell>
          <table:table-cell office:value-type="float" office:value="0" calcext:value-type="float">
            <text:p>0</text:p>
          </table:table-cell>
          <table:table-cell office:value-type="float" office:value="45.29343" calcext:value-type="float">
            <text:p>45.29343</text:p>
          </table:table-cell>
          <table:table-cell office:value-type="float" office:value="24.3248" calcext:value-type="float">
            <text:p>24.3248</text:p>
          </table:table-cell>
          <table:table-cell office:value-type="float" office:value="36.51315" calcext:value-type="float">
            <text:p>36.51315</text:p>
          </table:table-cell>
          <table:table-cell office:value-type="float" office:value="24.62122" calcext:value-type="float">
            <text:p>24.62122</text:p>
          </table:table-cell>
          <table:table-cell office:value-type="float" office:value="32.55377" calcext:value-type="float">
            <text:p>32.55377</text:p>
          </table:table-cell>
          <table:table-cell office:value-type="float" office:value="24.54568" calcext:value-type="float">
            <text:p>24.54568</text:p>
          </table:table-cell>
          <table:table-cell office:value-type="float" office:value="29.42209" calcext:value-type="float">
            <text:p>29.42209</text:p>
          </table:table-cell>
          <table:table-cell office:value-type="float" office:value="24.17151" calcext:value-type="float">
            <text:p>24.17151</text:p>
          </table:table-cell>
          <table:table-cell office:value-type="float" office:value="27.48383" calcext:value-type="float">
            <text:p>27.48383</text:p>
          </table:table-cell>
          <table:table-cell office:value-type="float" office:value="23.75873" calcext:value-type="float">
            <text:p>23.75873</text:p>
          </table:table-cell>
          <table:table-cell office:value-type="float" office:value="25.58524" calcext:value-type="float">
            <text:p>25.58524</text:p>
          </table:table-cell>
          <table:table-cell office:value-type="float" office:value="23.17755" calcext:value-type="float">
            <text:p>23.17755</text:p>
          </table:table-cell>
          <table:table-cell office:value-type="float" office:value="23.94327" calcext:value-type="float">
            <text:p>23.94327</text:p>
          </table:table-cell>
          <table:table-cell office:value-type="float" office:value="22.28421" calcext:value-type="float">
            <text:p>22.28421</text:p>
          </table:table-cell>
          <table:table-cell office:value-type="float" office:value="21.58286" calcext:value-type="float">
            <text:p>21.58286</text:p>
          </table:table-cell>
          <table:table-cell office:value-type="float" office:value="20.93729" calcext:value-type="float">
            <text:p>20.93729</text:p>
          </table:table-cell>
          <table:table-cell office:value-type="float" office:value="19.38663" calcext:value-type="float">
            <text:p>19.38663</text:p>
          </table:table-cell>
          <table:table-cell office:value-type="float" office:value="19.24048" calcext:value-type="float">
            <text:p>19.24048</text:p>
          </table:table-cell>
          <table:table-cell office:value-type="float" office:value="17.3165" calcext:value-type="float">
            <text:p>17.3165</text:p>
          </table:table-cell>
          <table:table-cell office:value-type="float" office:value="17.21527" calcext:value-type="float">
            <text:p>17.21527</text:p>
          </table:table-cell>
          <table:table-cell office:value-type="float" office:value="15.73465" calcext:value-type="float">
            <text:p>15.73465</text:p>
          </table:table-cell>
          <table:table-cell office:value-type="float" office:value="15.62006" calcext:value-type="float">
            <text:p>15.62006</text:p>
          </table:table-cell>
          <table:table-cell office:value-type="float" office:value="14.4444" calcext:value-type="float">
            <text:p>14.4444</text:p>
          </table:table-cell>
          <table:table-cell office:value-type="float" office:value="14.32553" calcext:value-type="float">
            <text:p>14.32553</text:p>
          </table:table-cell>
          <table:table-cell office:value-type="float" office:value="13.44434" calcext:value-type="float">
            <text:p>13.44434</text:p>
          </table:table-cell>
          <table:table-cell office:value-type="float" office:value="13.33591" calcext:value-type="float">
            <text:p>13.33591</text:p>
          </table:table-cell>
          <table:table-cell office:value-type="float" office:value="12.88965" calcext:value-type="float">
            <text:p>12.88965</text:p>
          </table:table-cell>
          <table:table-cell office:value-type="float" office:value="12.79224" calcext:value-type="float">
            <text:p>12.79224</text:p>
          </table:table-cell>
          <table:table-cell office:value-type="float" office:value="45.2933" calcext:value-type="float">
            <text:p>45.2933</text:p>
          </table:table-cell>
          <table:table-cell office:value-type="float" office:value="24.32483" calcext:value-type="float">
            <text:p>24.32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9.633601" calcext:value-type="float">
            <text:p>9.633601</text:p>
          </table:table-cell>
          <table:table-cell office:value-type="float" office:value="26.38" calcext:value-type="float">
            <text:p>26.38</text:p>
          </table:table-cell>
          <table:table-cell office:value-type="float" office:value="10.6" calcext:value-type="float">
            <text:p>10.6</text:p>
          </table:table-cell>
          <table:table-cell office:value-type="float" office:value="2.296041" calcext:value-type="float">
            <text:p>2.296041</text:p>
          </table:table-cell>
          <table:table-cell office:value-type="float" office:value="1.122064" calcext:value-type="float">
            <text:p>1.122064</text:p>
          </table:table-cell>
          <table:table-cell office:value-type="float" office:value="351.288" calcext:value-type="float">
            <text:p>351.288</text:p>
          </table:table-cell>
          <table:table-cell office:value-type="float" office:value="0.3" calcext:value-type="float">
            <text:p>0.3</text:p>
          </table:table-cell>
          <table:table-cell office:value-type="float" office:value="28.27682" calcext:value-type="float">
            <text:p>28.27682</text:p>
          </table:table-cell>
          <table:table-cell office:value-type="float" office:value="13.86993" calcext:value-type="float">
            <text:p>13.86993</text:p>
          </table:table-cell>
          <table:table-cell office:value-type="float" office:value="28.31146" calcext:value-type="float">
            <text:p>28.31146</text:p>
          </table:table-cell>
          <table:table-cell office:value-type="float" office:value="18.93069" calcext:value-type="float">
            <text:p>18.93069</text:p>
          </table:table-cell>
          <table:table-cell office:value-type="float" office:value="28.46307" calcext:value-type="float">
            <text:p>28.46307</text:p>
          </table:table-cell>
          <table:table-cell office:value-type="float" office:value="21.39136" calcext:value-type="float">
            <text:p>21.39136</text:p>
          </table:table-cell>
          <table:table-cell office:value-type="float" office:value="27.85867" calcext:value-type="float">
            <text:p>27.85867</text:p>
          </table:table-cell>
          <table:table-cell office:value-type="float" office:value="22.84644" calcext:value-type="float">
            <text:p>22.84644</text:p>
          </table:table-cell>
          <table:table-cell office:value-type="float" office:value="26.94165" calcext:value-type="float">
            <text:p>26.94165</text:p>
          </table:table-cell>
          <table:table-cell office:value-type="float" office:value="23.328" calcext:value-type="float">
            <text:p>23.328</text:p>
          </table:table-cell>
          <table:table-cell office:value-type="float" office:value="25.58389" calcext:value-type="float">
            <text:p>25.58389</text:p>
          </table:table-cell>
          <table:table-cell office:value-type="float" office:value="23.5867" calcext:value-type="float">
            <text:p>23.5867</text:p>
          </table:table-cell>
          <table:table-cell office:value-type="float" office:value="24.05481" calcext:value-type="float">
            <text:p>24.05481</text:p>
          </table:table-cell>
          <table:table-cell office:value-type="float" office:value="23.16965" calcext:value-type="float">
            <text:p>23.16965</text:p>
          </table:table-cell>
          <table:table-cell office:value-type="float" office:value="22.09958" calcext:value-type="float">
            <text:p>22.09958</text:p>
          </table:table-cell>
          <table:table-cell office:value-type="float" office:value="21.59656" calcext:value-type="float">
            <text:p>21.59656</text:p>
          </table:table-cell>
          <table:table-cell office:value-type="float" office:value="19.72577" calcext:value-type="float">
            <text:p>19.72577</text:p>
          </table:table-cell>
          <table:table-cell office:value-type="float" office:value="19.38953" calcext:value-type="float">
            <text:p>19.38953</text:p>
          </table:table-cell>
          <table:table-cell office:value-type="float" office:value="17.45834" calcext:value-type="float">
            <text:p>17.45834</text:p>
          </table:table-cell>
          <table:table-cell office:value-type="float" office:value="17.31769" calcext:value-type="float">
            <text:p>17.31769</text:p>
          </table:table-cell>
          <table:table-cell office:value-type="float" office:value="15.85309" calcext:value-type="float">
            <text:p>15.85309</text:p>
          </table:table-cell>
          <table:table-cell office:value-type="float" office:value="15.73584" calcext:value-type="float">
            <text:p>15.73584</text:p>
          </table:table-cell>
          <table:table-cell office:value-type="float" office:value="14.56125" calcext:value-type="float">
            <text:p>14.56125</text:p>
          </table:table-cell>
          <table:table-cell office:value-type="float" office:value="14.44562" calcext:value-type="float">
            <text:p>14.44562</text:p>
          </table:table-cell>
          <table:table-cell office:value-type="float" office:value="13.55371" calcext:value-type="float">
            <text:p>13.55371</text:p>
          </table:table-cell>
          <table:table-cell office:value-type="float" office:value="13.4455" calcext:value-type="float">
            <text:p>13.4455</text:p>
          </table:table-cell>
          <table:table-cell office:value-type="float" office:value="12.99002" calcext:value-type="float">
            <text:p>12.99002</text:p>
          </table:table-cell>
          <table:table-cell office:value-type="float" office:value="12.89072" calcext:value-type="float">
            <text:p>12.89072</text:p>
          </table:table-cell>
          <table:table-cell office:value-type="float" office:value="28.27682" calcext:value-type="float">
            <text:p>28.27682</text:p>
          </table:table-cell>
          <table:table-cell office:value-type="float" office:value="14.13956" calcext:value-type="float">
            <text:p>14.13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30.10026" calcext:value-type="float">
            <text:p>30.10026</text:p>
          </table:table-cell>
          <table:table-cell office:value-type="float" office:value="26.07" calcext:value-type="float">
            <text:p>26.07</text:p>
          </table:table-cell>
          <table:table-cell office:value-type="float" office:value="9.39" calcext:value-type="float">
            <text:p>9.39</text:p>
          </table:table-cell>
          <table:table-cell office:value-type="float" office:value="1.252079" calcext:value-type="float">
            <text:p>1.252079</text:p>
          </table:table-cell>
          <table:table-cell office:value-type="float" office:value="0.9273254" calcext:value-type="float">
            <text:p>0.9273254</text:p>
          </table:table-cell>
          <table:table-cell office:value-type="float" office:value="243.576" calcext:value-type="float">
            <text:p>243.576</text:p>
          </table:table-cell>
          <table:table-cell office:value-type="float" office:value="0" calcext:value-type="float">
            <text:p>0</text:p>
          </table:table-cell>
          <table:table-cell office:value-type="float" office:value="41.54053" calcext:value-type="float">
            <text:p>41.54053</text:p>
          </table:table-cell>
          <table:table-cell office:value-type="float" office:value="11.80991" calcext:value-type="float">
            <text:p>11.80991</text:p>
          </table:table-cell>
          <table:table-cell office:value-type="float" office:value="32.47717" calcext:value-type="float">
            <text:p>32.47717</text:p>
          </table:table-cell>
          <table:table-cell office:value-type="float" office:value="16.00632" calcext:value-type="float">
            <text:p>16.00632</text:p>
          </table:table-cell>
          <table:table-cell office:value-type="float" office:value="28.93433" calcext:value-type="float">
            <text:p>28.93433</text:p>
          </table:table-cell>
          <table:table-cell office:value-type="float" office:value="18.27591" calcext:value-type="float">
            <text:p>18.27591</text:p>
          </table:table-cell>
          <table:table-cell office:value-type="float" office:value="26.42422" calcext:value-type="float">
            <text:p>26.42422</text:p>
          </table:table-cell>
          <table:table-cell office:value-type="float" office:value="19.95227" calcext:value-type="float">
            <text:p>19.95227</text:p>
          </table:table-cell>
          <table:table-cell office:value-type="float" office:value="25.00989" calcext:value-type="float">
            <text:p>25.00989</text:p>
          </table:table-cell>
          <table:table-cell office:value-type="float" office:value="20.84424" calcext:value-type="float">
            <text:p>20.84424</text:p>
          </table:table-cell>
          <table:table-cell office:value-type="float" office:value="23.70969" calcext:value-type="float">
            <text:p>23.70969</text:p>
          </table:table-cell>
          <table:table-cell office:value-type="float" office:value="21.57156" calcext:value-type="float">
            <text:p>21.57156</text:p>
          </table:table-cell>
          <table:table-cell office:value-type="float" office:value="23.15076" calcext:value-type="float">
            <text:p>23.15076</text:p>
          </table:table-cell>
          <table:table-cell office:value-type="float" office:value="21.72888" calcext:value-type="float">
            <text:p>21.72888</text:p>
          </table:table-cell>
          <table:table-cell office:value-type="float" office:value="22.07486" calcext:value-type="float">
            <text:p>22.07486</text:p>
          </table:table-cell>
          <table:table-cell office:value-type="float" office:value="21.50632" calcext:value-type="float">
            <text:p>21.50632</text:p>
          </table:table-cell>
          <table:table-cell office:value-type="float" office:value="19.82227" calcext:value-type="float">
            <text:p>19.82227</text:p>
          </table:table-cell>
          <table:table-cell office:value-type="float" office:value="19.72864" calcext:value-type="float">
            <text:p>19.72864</text:p>
          </table:table-cell>
          <table:table-cell office:value-type="float" office:value="17.61493" calcext:value-type="float">
            <text:p>17.61493</text:p>
          </table:table-cell>
          <table:table-cell office:value-type="float" office:value="17.46008" calcext:value-type="float">
            <text:p>17.46008</text:p>
          </table:table-cell>
          <table:table-cell office:value-type="float" office:value="15.98251" calcext:value-type="float">
            <text:p>15.98251</text:p>
          </table:table-cell>
          <table:table-cell office:value-type="float" office:value="15.85437" calcext:value-type="float">
            <text:p>15.85437</text:p>
          </table:table-cell>
          <table:table-cell office:value-type="float" office:value="14.67938" calcext:value-type="float">
            <text:p>14.67938</text:p>
          </table:table-cell>
          <table:table-cell office:value-type="float" office:value="14.5625" calcext:value-type="float">
            <text:p>14.5625</text:p>
          </table:table-cell>
          <table:table-cell office:value-type="float" office:value="13.66254" calcext:value-type="float">
            <text:p>13.66254</text:p>
          </table:table-cell>
          <table:table-cell office:value-type="float" office:value="13.55487" calcext:value-type="float">
            <text:p>13.55487</text:p>
          </table:table-cell>
          <table:table-cell office:value-type="float" office:value="13.09055" calcext:value-type="float">
            <text:p>13.09055</text:p>
          </table:table-cell>
          <table:table-cell office:value-type="float" office:value="12.99109" calcext:value-type="float">
            <text:p>12.99109</text:p>
          </table:table-cell>
          <table:table-cell office:value-type="float" office:value="41.54047" calcext:value-type="float">
            <text:p>41.54047</text:p>
          </table:table-cell>
          <table:table-cell office:value-type="float" office:value="11.80991" calcext:value-type="float">
            <text:p>11.809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9.20409" calcext:value-type="float">
            <text:p>29.20409</text:p>
          </table:table-cell>
          <table:table-cell office:value-type="float" office:value="31.45" calcext:value-type="float">
            <text:p>31.45</text:p>
          </table:table-cell>
          <table:table-cell office:value-type="float" office:value="12.67" calcext:value-type="float">
            <text:p>12.67</text:p>
          </table:table-cell>
          <table:table-cell office:value-type="float" office:value="1.724705" calcext:value-type="float">
            <text:p>1.724705</text:p>
          </table:table-cell>
          <table:table-cell office:value-type="float" office:value="0.9273885" calcext:value-type="float">
            <text:p>0.9273885</text:p>
          </table:table-cell>
          <table:table-cell office:value-type="float" office:value="214.956" calcext:value-type="float">
            <text:p>214.956</text:p>
          </table:table-cell>
          <table:table-cell office:value-type="float" office:value="5.5" calcext:value-type="float">
            <text:p>5.5</text:p>
          </table:table-cell>
          <table:table-cell office:value-type="float" office:value="43.62805" calcext:value-type="float">
            <text:p>43.62805</text:p>
          </table:table-cell>
          <table:table-cell office:value-type="float" office:value="14.67316" calcext:value-type="float">
            <text:p>14.67316</text:p>
          </table:table-cell>
          <table:table-cell office:value-type="float" office:value="34.41968" calcext:value-type="float">
            <text:p>34.41968</text:p>
          </table:table-cell>
          <table:table-cell office:value-type="float" office:value="18.20142" calcext:value-type="float">
            <text:p>18.20142</text:p>
          </table:table-cell>
          <table:table-cell office:value-type="float" office:value="30.57294" calcext:value-type="float">
            <text:p>30.57294</text:p>
          </table:table-cell>
          <table:table-cell office:value-type="float" office:value="19.99561" calcext:value-type="float">
            <text:p>19.99561</text:p>
          </table:table-cell>
          <table:table-cell office:value-type="float" office:value="27.73743" calcext:value-type="float">
            <text:p>27.73743</text:p>
          </table:table-cell>
          <table:table-cell office:value-type="float" office:value="21.18405" calcext:value-type="float">
            <text:p>21.18405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21.73224" calcext:value-type="float">
            <text:p>21.73224</text:p>
          </table:table-cell>
          <table:table-cell office:value-type="float" office:value="24.44537" calcext:value-type="float">
            <text:p>24.44537</text:p>
          </table:table-cell>
          <table:table-cell office:value-type="float" office:value="22.09436" calcext:value-type="float">
            <text:p>22.09436</text:p>
          </table:table-cell>
          <table:table-cell office:value-type="float" office:value="23.26462" calcext:value-type="float">
            <text:p>23.26462</text:p>
          </table:table-cell>
          <table:table-cell office:value-type="float" office:value="21.95898" calcext:value-type="float">
            <text:p>21.95898</text:p>
          </table:table-cell>
          <table:table-cell office:value-type="float" office:value="21.60385" calcext:value-type="float">
            <text:p>21.60385</text:p>
          </table:table-cell>
          <table:table-cell office:value-type="float" office:value="21.44461" calcext:value-type="float">
            <text:p>21.44461</text:p>
          </table:table-cell>
          <table:table-cell office:value-type="float" office:value="19.83865" calcext:value-type="float">
            <text:p>19.83865</text:p>
          </table:table-cell>
          <table:table-cell office:value-type="float" office:value="19.82019" calcext:value-type="float">
            <text:p>19.82019</text:p>
          </table:table-cell>
          <table:table-cell office:value-type="float" office:value="17.73676" calcext:value-type="float">
            <text:p>17.73676</text:p>
          </table:table-cell>
          <table:table-cell office:value-type="float" office:value="17.6163" calcext:value-type="float">
            <text:p>17.6163</text:p>
          </table:table-cell>
          <table:table-cell office:value-type="float" office:value="16.11038" calcext:value-type="float">
            <text:p>16.11038</text:p>
          </table:table-cell>
          <table:table-cell office:value-type="float" office:value="15.98389" calcext:value-type="float">
            <text:p>15.98389</text:p>
          </table:table-cell>
          <table:table-cell office:value-type="float" office:value="14.79752" calcext:value-type="float">
            <text:p>14.79752</text:p>
          </table:table-cell>
          <table:table-cell office:value-type="float" office:value="14.68066" calcext:value-type="float">
            <text:p>14.68066</text:p>
          </table:table-cell>
          <table:table-cell office:value-type="float" office:value="13.77142" calcext:value-type="float">
            <text:p>13.77142</text:p>
          </table:table-cell>
          <table:table-cell office:value-type="float" office:value="13.66367" calcext:value-type="float">
            <text:p>13.66367</text:p>
          </table:table-cell>
          <table:table-cell office:value-type="float" office:value="13.19107" calcext:value-type="float">
            <text:p>13.19107</text:p>
          </table:table-cell>
          <table:table-cell office:value-type="float" office:value="13.09161" calcext:value-type="float">
            <text:p>13.09161</text:p>
          </table:table-cell>
          <table:table-cell office:value-type="float" office:value="43.62799" calcext:value-type="float">
            <text:p>43.62799</text:p>
          </table:table-cell>
          <table:table-cell office:value-type="float" office:value="14.67319" calcext:value-type="float">
            <text:p>14.67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8.99734" calcext:value-type="float">
            <text:p>28.99734</text:p>
          </table:table-cell>
          <table:table-cell office:value-type="float" office:value="28.03" calcext:value-type="float">
            <text:p>28.03</text:p>
          </table:table-cell>
          <table:table-cell office:value-type="float" office:value="15.28" calcext:value-type="float">
            <text:p>15.28</text:p>
          </table:table-cell>
          <table:table-cell office:value-type="float" office:value="1.702477" calcext:value-type="float">
            <text:p>1.702477</text:p>
          </table:table-cell>
          <table:table-cell office:value-type="float" office:value="1.202418" calcext:value-type="float">
            <text:p>1.202418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.1" calcext:value-type="float">
            <text:p>1.1</text:p>
          </table:table-cell>
          <table:table-cell office:value-type="float" office:value="34.08945" calcext:value-type="float">
            <text:p>34.08945</text:p>
          </table:table-cell>
          <table:table-cell office:value-type="float" office:value="16.23984" calcext:value-type="float">
            <text:p>16.23984</text:p>
          </table:table-cell>
          <table:table-cell office:value-type="float" office:value="28.75354" calcext:value-type="float">
            <text:p>28.75354</text:p>
          </table:table-cell>
          <table:table-cell office:value-type="float" office:value="18.465" calcext:value-type="float">
            <text:p>18.465</text:p>
          </table:table-cell>
          <table:table-cell office:value-type="float" office:value="26.64572" calcext:value-type="float">
            <text:p>26.64572</text:p>
          </table:table-cell>
          <table:table-cell office:value-type="float" office:value="20.30539" calcext:value-type="float">
            <text:p>20.30539</text:p>
          </table:table-cell>
          <table:table-cell office:value-type="float" office:value="25.13785" calcext:value-type="float">
            <text:p>25.13785</text:p>
          </table:table-cell>
          <table:table-cell office:value-type="float" office:value="21.53519" calcext:value-type="float">
            <text:p>21.53519</text:p>
          </table:table-cell>
          <table:table-cell office:value-type="float" office:value="24.74591" calcext:value-type="float">
            <text:p>24.74591</text:p>
          </table:table-cell>
          <table:table-cell office:value-type="float" office:value="22.08569" calcext:value-type="float">
            <text:p>22.08569</text:p>
          </table:table-cell>
          <table:table-cell office:value-type="float" office:value="24.32367" calcext:value-type="float">
            <text:p>24.32367</text:p>
          </table:table-cell>
          <table:table-cell office:value-type="float" office:value="22.38919" calcext:value-type="float">
            <text:p>22.38919</text:p>
          </table:table-cell>
          <table:table-cell office:value-type="float" office:value="23.27231" calcext:value-type="float">
            <text:p>23.27231</text:p>
          </table:table-cell>
          <table:table-cell office:value-type="float" office:value="22.17615" calcext:value-type="float">
            <text:p>22.17615</text:p>
          </table:table-cell>
          <table:table-cell office:value-type="float" office:value="21.73566" calcext:value-type="float">
            <text:p>21.73566</text:p>
          </table:table-cell>
          <table:table-cell office:value-type="float" office:value="21.56555" calcext:value-type="float">
            <text:p>21.56555</text:p>
          </table:table-cell>
          <table:table-cell office:value-type="float" office:value="19.90817" calcext:value-type="float">
            <text:p>19.90817</text:p>
          </table:table-cell>
          <table:table-cell office:value-type="float" office:value="19.83936" calcext:value-type="float">
            <text:p>19.83936</text:p>
          </table:table-cell>
          <table:table-cell office:value-type="float" office:value="17.84351" calcext:value-type="float">
            <text:p>17.84351</text:p>
          </table:table-cell>
          <table:table-cell office:value-type="float" office:value="17.73785" calcext:value-type="float">
            <text:p>17.73785</text:p>
          </table:table-cell>
          <table:table-cell office:value-type="float" office:value="16.23004" calcext:value-type="float">
            <text:p>16.23004</text:p>
          </table:table-cell>
          <table:table-cell office:value-type="float" office:value="16.11166" calcext:value-type="float">
            <text:p>16.11166</text:p>
          </table:table-cell>
          <table:table-cell office:value-type="float" office:value="14.91437" calcext:value-type="float">
            <text:p>14.91437</text:p>
          </table:table-cell>
          <table:table-cell office:value-type="float" office:value="14.79877" calcext:value-type="float">
            <text:p>14.79877</text:p>
          </table:table-cell>
          <table:table-cell office:value-type="float" office:value="13.88062" calcext:value-type="float">
            <text:p>13.88062</text:p>
          </table:table-cell>
          <table:table-cell office:value-type="float" office:value="13.77249" calcext:value-type="float">
            <text:p>13.77249</text:p>
          </table:table-cell>
          <table:table-cell office:value-type="float" office:value="13.29163" calcext:value-type="float">
            <text:p>13.29163</text:p>
          </table:table-cell>
          <table:table-cell office:value-type="float" office:value="13.19214" calcext:value-type="float">
            <text:p>13.19214</text:p>
          </table:table-cell>
          <table:table-cell office:value-type="float" office:value="34.08939" calcext:value-type="float">
            <text:p>34.08939</text:p>
          </table:table-cell>
          <table:table-cell office:value-type="float" office:value="16.23984" calcext:value-type="float">
            <text:p>16.23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6.20332" calcext:value-type="float">
            <text:p>26.20332</text:p>
          </table:table-cell>
          <table:table-cell office:value-type="float" office:value="26.5" calcext:value-type="float">
            <text:p>26.5</text:p>
          </table:table-cell>
          <table:table-cell office:value-type="float" office:value="16.22" calcext:value-type="float">
            <text:p>16.22</text:p>
          </table:table-cell>
          <table:table-cell office:value-type="float" office:value="1.731421" calcext:value-type="float">
            <text:p>1.731421</text:p>
          </table:table-cell>
          <table:table-cell office:value-type="float" office:value="1.107361" calcext:value-type="float">
            <text:p>1.107361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0" calcext:value-type="float">
            <text:p>0</text:p>
          </table:table-cell>
          <table:table-cell office:value-type="float" office:value="38.40369" calcext:value-type="float">
            <text:p>38.40369</text:p>
          </table:table-cell>
          <table:table-cell office:value-type="float" office:value="18.42816" calcext:value-type="float">
            <text:p>18.42816</text:p>
          </table:table-cell>
          <table:table-cell office:value-type="float" office:value="31.0499" calcext:value-type="float">
            <text:p>31.0499</text:p>
          </table:table-cell>
          <table:table-cell office:value-type="float" office:value="20.6539" calcext:value-type="float">
            <text:p>20.6539</text:p>
          </table:table-cell>
          <table:table-cell office:value-type="float" office:value="28.25327" calcext:value-type="float">
            <text:p>28.25327</text:p>
          </table:table-cell>
          <table:table-cell office:value-type="float" office:value="21.60449" calcext:value-type="float">
            <text:p>21.60449</text:p>
          </table:table-cell>
          <table:table-cell office:value-type="float" office:value="26.2106" calcext:value-type="float">
            <text:p>26.2106</text:p>
          </table:table-cell>
          <table:table-cell office:value-type="float" office:value="22.147" calcext:value-type="float">
            <text:p>22.147</text:p>
          </table:table-cell>
          <table:table-cell office:value-type="float" office:value="25.0029" calcext:value-type="float">
            <text:p>25.0029</text:p>
          </table:table-cell>
          <table:table-cell office:value-type="float" office:value="22.3483" calcext:value-type="float">
            <text:p>22.3483</text:p>
          </table:table-cell>
          <table:table-cell office:value-type="float" office:value="23.81958" calcext:value-type="float">
            <text:p>23.81958</text:p>
          </table:table-cell>
          <table:table-cell office:value-type="float" office:value="22.40845" calcext:value-type="float">
            <text:p>22.40845</text:p>
          </table:table-cell>
          <table:table-cell office:value-type="float" office:value="22.91571" calcext:value-type="float">
            <text:p>22.91571</text:p>
          </table:table-cell>
          <table:table-cell office:value-type="float" office:value="22.13348" calcext:value-type="float">
            <text:p>22.13348</text:p>
          </table:table-cell>
          <table:table-cell office:value-type="float" office:value="21.60223" calcext:value-type="float">
            <text:p>21.60223</text:p>
          </table:table-cell>
          <table:table-cell office:value-type="float" office:value="21.50116" calcext:value-type="float">
            <text:p>21.50116</text:p>
          </table:table-cell>
          <table:table-cell office:value-type="float" office:value="19.93677" calcext:value-type="float">
            <text:p>19.93677</text:p>
          </table:table-cell>
          <table:table-cell office:value-type="float" office:value="19.90857" calcext:value-type="float">
            <text:p>19.90857</text:p>
          </table:table-cell>
          <table:table-cell office:value-type="float" office:value="17.93781" calcext:value-type="float">
            <text:p>17.93781</text:p>
          </table:table-cell>
          <table:table-cell office:value-type="float" office:value="17.8446" calcext:value-type="float">
            <text:p>17.8446</text:p>
          </table:table-cell>
          <table:table-cell office:value-type="float" office:value="16.34314" calcext:value-type="float">
            <text:p>16.34314</text:p>
          </table:table-cell>
          <table:table-cell office:value-type="float" office:value="16.23123" calcext:value-type="float">
            <text:p>16.23123</text:p>
          </table:table-cell>
          <table:table-cell office:value-type="float" office:value="15.02975" calcext:value-type="float">
            <text:p>15.02975</text:p>
          </table:table-cell>
          <table:table-cell office:value-type="float" office:value="14.91556" calcext:value-type="float">
            <text:p>14.91556</text:p>
          </table:table-cell>
          <table:table-cell office:value-type="float" office:value="13.98935" calcext:value-type="float">
            <text:p>13.98935</text:p>
          </table:table-cell>
          <table:table-cell office:value-type="float" office:value="13.88174" calcext:value-type="float">
            <text:p>13.88174</text:p>
          </table:table-cell>
          <table:table-cell office:value-type="float" office:value="13.39221" calcext:value-type="float">
            <text:p>13.39221</text:p>
          </table:table-cell>
          <table:table-cell office:value-type="float" office:value="13.29269" calcext:value-type="float">
            <text:p>13.29269</text:p>
          </table:table-cell>
          <table:table-cell office:value-type="float" office:value="38.40363" calcext:value-type="float">
            <text:p>38.40363</text:p>
          </table:table-cell>
          <table:table-cell office:value-type="float" office:value="18.42819" calcext:value-type="float">
            <text:p>18.428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9.68731" calcext:value-type="float">
            <text:p>29.68731</text:p>
          </table:table-cell>
          <table:table-cell office:value-type="float" office:value="27.95" calcext:value-type="float">
            <text:p>27.95</text:p>
          </table:table-cell>
          <table:table-cell office:value-type="float" office:value="13.29" calcext:value-type="float">
            <text:p>13.29</text:p>
          </table:table-cell>
          <table:table-cell office:value-type="float" office:value="1.674847" calcext:value-type="float">
            <text:p>1.674847</text:p>
          </table:table-cell>
          <table:table-cell office:value-type="float" office:value="1.1062" calcext:value-type="float">
            <text:p>1.1062</text:p>
          </table:table-cell>
          <table:table-cell office:value-type="float" office:value="139.788" calcext:value-type="float">
            <text:p>139.788</text:p>
          </table:table-cell>
          <table:table-cell office:value-type="float" office:value="0" calcext:value-type="float">
            <text:p>0</text:p>
          </table:table-cell>
          <table:table-cell office:value-type="float" office:value="40.05386" calcext:value-type="float">
            <text:p>40.05386</text:p>
          </table:table-cell>
          <table:table-cell office:value-type="float" office:value="15.58115" calcext:value-type="float">
            <text:p>15.58115</text:p>
          </table:table-cell>
          <table:table-cell office:value-type="float" office:value="32.45581" calcext:value-type="float">
            <text:p>32.45581</text:p>
          </table:table-cell>
          <table:table-cell office:value-type="float" office:value="18.95001" calcext:value-type="float">
            <text:p>18.95001</text:p>
          </table:table-cell>
          <table:table-cell office:value-type="float" office:value="29.22778" calcext:value-type="float">
            <text:p>29.22778</text:p>
          </table:table-cell>
          <table:table-cell office:value-type="float" office:value="20.60818" calcext:value-type="float">
            <text:p>20.60818</text:p>
          </table:table-cell>
          <table:table-cell office:value-type="float" office:value="26.89368" calcext:value-type="float">
            <text:p>26.89368</text:p>
          </table:table-cell>
          <table:table-cell office:value-type="float" office:value="21.64435" calcext:value-type="float">
            <text:p>21.6443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22.08472" calcext:value-type="float">
            <text:p>22.08472</text:p>
          </table:table-cell>
          <table:table-cell office:value-type="float" office:value="24.15771" calcext:value-type="float">
            <text:p>24.15771</text:p>
          </table:table-cell>
          <table:table-cell office:value-type="float" office:value="22.33282" calcext:value-type="float">
            <text:p>22.33282</text:p>
          </table:table-cell>
          <table:table-cell office:value-type="float" office:value="23.1463" calcext:value-type="float">
            <text:p>23.1463</text:p>
          </table:table-cell>
          <table:table-cell office:value-type="float" office:value="22.13052" calcext:value-type="float">
            <text:p>22.13052</text:p>
          </table:table-cell>
          <table:table-cell office:value-type="float" office:value="21.68289" calcext:value-type="float">
            <text:p>21.68289</text:p>
          </table:table-cell>
          <table:table-cell office:value-type="float" office:value="21.55426" calcext:value-type="float">
            <text:p>21.55426</text:p>
          </table:table-cell>
          <table:table-cell office:value-type="float" office:value="19.98969" calcext:value-type="float">
            <text:p>19.98969</text:p>
          </table:table-cell>
          <table:table-cell office:value-type="float" office:value="19.93732" calcext:value-type="float">
            <text:p>19.93732</text:p>
          </table:table-cell>
          <table:table-cell office:value-type="float" office:value="18.0239" calcext:value-type="float">
            <text:p>18.0239</text:p>
          </table:table-cell>
          <table:table-cell office:value-type="float" office:value="17.93869" calcext:value-type="float">
            <text:p>17.93869</text:p>
          </table:table-cell>
          <table:table-cell office:value-type="float" office:value="16.44925" calcext:value-type="float">
            <text:p>16.44925</text:p>
          </table:table-cell>
          <table:table-cell office:value-type="float" office:value="16.3443" calcext:value-type="float">
            <text:p>16.3443</text:p>
          </table:table-cell>
          <table:table-cell office:value-type="float" office:value="15.14218" calcext:value-type="float">
            <text:p>15.14218</text:p>
          </table:table-cell>
          <table:table-cell office:value-type="float" office:value="15.03094" calcext:value-type="float">
            <text:p>15.03094</text:p>
          </table:table-cell>
          <table:table-cell office:value-type="float" office:value="14.09741" calcext:value-type="float">
            <text:p>14.09741</text:p>
          </table:table-cell>
          <table:table-cell office:value-type="float" office:value="13.99045" calcext:value-type="float">
            <text:p>13.99045</text:p>
          </table:table-cell>
          <table:table-cell office:value-type="float" office:value="13.49292" calcext:value-type="float">
            <text:p>13.49292</text:p>
          </table:table-cell>
          <table:table-cell office:value-type="float" office:value="13.39325" calcext:value-type="float">
            <text:p>13.39325</text:p>
          </table:table-cell>
          <table:table-cell office:value-type="float" office:value="40.0538" calcext:value-type="float">
            <text:p>40.0538</text:p>
          </table:table-cell>
          <table:table-cell office:value-type="float" office:value="15.58118" calcext:value-type="float">
            <text:p>15.58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7.49572" calcext:value-type="float">
            <text:p>27.49572</text:p>
          </table:table-cell>
          <table:table-cell office:value-type="float" office:value="30.18" calcext:value-type="float">
            <text:p>30.18</text:p>
          </table:table-cell>
          <table:table-cell office:value-type="float" office:value="17.8" calcext:value-type="float">
            <text:p>17.8</text:p>
          </table:table-cell>
          <table:table-cell office:value-type="float" office:value="1.984744" calcext:value-type="float">
            <text:p>1.984744</text:p>
          </table:table-cell>
          <table:table-cell office:value-type="float" office:value="1.49476" calcext:value-type="float">
            <text:p>1.49476</text:p>
          </table:table-cell>
          <table:table-cell office:value-type="float" office:value="204.444" calcext:value-type="float">
            <text:p>204.444</text:p>
          </table:table-cell>
          <table:table-cell office:value-type="float" office:value="0" calcext:value-type="float">
            <text:p>0</text:p>
          </table:table-cell>
          <table:table-cell office:value-type="float" office:value="41.32843" calcext:value-type="float">
            <text:p>41.32843</text:p>
          </table:table-cell>
          <table:table-cell office:value-type="float" office:value="19.02185" calcext:value-type="float">
            <text:p>19.02185</text:p>
          </table:table-cell>
          <table:table-cell office:value-type="float" office:value="33.76218" calcext:value-type="float">
            <text:p>33.76218</text:p>
          </table:table-cell>
          <table:table-cell office:value-type="float" office:value="21.05527" calcext:value-type="float">
            <text:p>21.05527</text:p>
          </table:table-cell>
          <table:table-cell office:value-type="float" office:value="30.33737" calcext:value-type="float">
            <text:p>30.33737</text:p>
          </table:table-cell>
          <table:table-cell office:value-type="float" office:value="22.08698" calcext:value-type="float">
            <text:p>22.08698</text:p>
          </table:table-cell>
          <table:table-cell office:value-type="float" office:value="27.80508" calcext:value-type="float">
            <text:p>27.80508</text:p>
          </table:table-cell>
          <table:table-cell office:value-type="float" office:value="22.68826" calcext:value-type="float">
            <text:p>22.68826</text:p>
          </table:table-cell>
          <table:table-cell office:value-type="float" office:value="26.27768" calcext:value-type="float">
            <text:p>26.27768</text:p>
          </table:table-cell>
          <table:table-cell office:value-type="float" office:value="22.88916" calcext:value-type="float">
            <text:p>22.88916</text:p>
          </table:table-cell>
          <table:table-cell office:value-type="float" office:value="24.80118" calcext:value-type="float">
            <text:p>24.80118</text:p>
          </table:table-cell>
          <table:table-cell office:value-type="float" office:value="22.90527" calcext:value-type="float">
            <text:p>22.90527</text:p>
          </table:table-cell>
          <table:table-cell office:value-type="float" office:value="23.63239" calcext:value-type="float">
            <text:p>23.63239</text:p>
          </table:table-cell>
          <table:table-cell office:value-type="float" office:value="22.5332" calcext:value-type="float">
            <text:p>22.5332</text:p>
          </table:table-cell>
          <table:table-cell office:value-type="float" office:value="21.93494" calcext:value-type="float">
            <text:p>21.93494</text:p>
          </table:table-cell>
          <table:table-cell office:value-type="float" office:value="21.68921" calcext:value-type="float">
            <text:p>21.68921</text:p>
          </table:table-cell>
          <table:table-cell office:value-type="float" office:value="20.08981" calcext:value-type="float">
            <text:p>20.08981</text:p>
          </table:table-cell>
          <table:table-cell office:value-type="float" office:value="19.99054" calcext:value-type="float">
            <text:p>19.99054</text:p>
          </table:table-cell>
          <table:table-cell office:value-type="float" office:value="18.11099" calcext:value-type="float">
            <text:p>18.11099</text:p>
          </table:table-cell>
          <table:table-cell office:value-type="float" office:value="18.02472" calcext:value-type="float">
            <text:p>18.02472</text:p>
          </table:table-cell>
          <table:table-cell office:value-type="float" office:value="16.55026" calcext:value-type="float">
            <text:p>16.55026</text:p>
          </table:table-cell>
          <table:table-cell office:value-type="float" office:value="16.45032" calcext:value-type="float">
            <text:p>16.45032</text:p>
          </table:table-cell>
          <table:table-cell office:value-type="float" office:value="15.25073" calcext:value-type="float">
            <text:p>15.25073</text:p>
          </table:table-cell>
          <table:table-cell office:value-type="float" office:value="15.14331" calcext:value-type="float">
            <text:p>15.14331</text:p>
          </table:table-cell>
          <table:table-cell office:value-type="float" office:value="14.20407" calcext:value-type="float">
            <text:p>14.20407</text:p>
          </table:table-cell>
          <table:table-cell office:value-type="float" office:value="14.09851" calcext:value-type="float">
            <text:p>14.09851</text:p>
          </table:table-cell>
          <table:table-cell office:value-type="float" office:value="13.5936" calcext:value-type="float">
            <text:p>13.5936</text:p>
          </table:table-cell>
          <table:table-cell office:value-type="float" office:value="13.49396" calcext:value-type="float">
            <text:p>13.49396</text:p>
          </table:table-cell>
          <table:table-cell office:value-type="float" office:value="41.32837" calcext:value-type="float">
            <text:p>41.32837</text:p>
          </table:table-cell>
          <table:table-cell office:value-type="float" office:value="19.02185" calcext:value-type="float">
            <text:p>19.02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28.15848" calcext:value-type="float">
            <text:p>28.15848</text:p>
          </table:table-cell>
          <table:table-cell office:value-type="float" office:value="33.09" calcext:value-type="float">
            <text:p>33.09</text:p>
          </table:table-cell>
          <table:table-cell office:value-type="float" office:value="18.77" calcext:value-type="float">
            <text:p>18.77</text:p>
          </table:table-cell>
          <table:table-cell office:value-type="float" office:value="2.220615" calcext:value-type="float">
            <text:p>2.220615</text:p>
          </table:table-cell>
          <table:table-cell office:value-type="float" office:value="1.673975" calcext:value-type="float">
            <text:p>1.673975</text:p>
          </table:table-cell>
          <table:table-cell office:value-type="float" office:value="329.436" calcext:value-type="float">
            <text:p>329.436</text:p>
          </table:table-cell>
          <table:table-cell office:value-type="float" office:value="0" calcext:value-type="float">
            <text:p>0</text:p>
          </table:table-cell>
          <table:table-cell office:value-type="float" office:value="44.49966" calcext:value-type="float">
            <text:p>44.49966</text:p>
          </table:table-cell>
          <table:table-cell office:value-type="float" office:value="20.36829" calcext:value-type="float">
            <text:p>20.36829</text:p>
          </table:table-cell>
          <table:table-cell office:value-type="float" office:value="35.99432" calcext:value-type="float">
            <text:p>35.99432</text:p>
          </table:table-cell>
          <table:table-cell office:value-type="float" office:value="22.31088" calcext:value-type="float">
            <text:p>22.31088</text:p>
          </table:table-cell>
          <table:table-cell office:value-type="float" office:value="32.16562" calcext:value-type="float">
            <text:p>32.16562</text:p>
          </table:table-cell>
          <table:table-cell office:value-type="float" office:value="23.2608" calcext:value-type="float">
            <text:p>23.2608</text:p>
          </table:table-cell>
          <table:table-cell office:value-type="float" office:value="29.26154" calcext:value-type="float">
            <text:p>29.26154</text:p>
          </table:table-cell>
          <table:table-cell office:value-type="float" office:value="23.7056" calcext:value-type="float">
            <text:p>23.7056</text:p>
          </table:table-cell>
          <table:table-cell office:value-type="float" office:value="27.4968" calcext:value-type="float">
            <text:p>27.4968</text:p>
          </table:table-cell>
          <table:table-cell office:value-type="float" office:value="23.78049" calcext:value-type="float">
            <text:p>23.78049</text:p>
          </table:table-cell>
          <table:table-cell office:value-type="float" office:value="25.81079" calcext:value-type="float">
            <text:p>25.81079</text:p>
          </table:table-cell>
          <table:table-cell office:value-type="float" office:value="23.65063" calcext:value-type="float">
            <text:p>23.65063</text:p>
          </table:table-cell>
          <table:table-cell office:value-type="float" office:value="24.41241" calcext:value-type="float">
            <text:p>24.41241</text:p>
          </table:table-cell>
          <table:table-cell office:value-type="float" office:value="23.12405" calcext:value-type="float">
            <text:p>23.12405</text:p>
          </table:table-cell>
          <table:table-cell office:value-type="float" office:value="22.37616" calcext:value-type="float">
            <text:p>22.37616</text:p>
          </table:table-cell>
          <table:table-cell office:value-type="float" office:value="21.94302" calcext:value-type="float">
            <text:p>21.94302</text:p>
          </table:table-cell>
          <table:table-cell office:value-type="float" office:value="20.26877" calcext:value-type="float">
            <text:p>20.26877</text:p>
          </table:table-cell>
          <table:table-cell office:value-type="float" office:value="20.09137" calcext:value-type="float">
            <text:p>20.09137</text:p>
          </table:table-cell>
          <table:table-cell office:value-type="float" office:value="18.21283" calcext:value-type="float">
            <text:p>18.21283</text:p>
          </table:table-cell>
          <table:table-cell office:value-type="float" office:value="18.11197" calcext:value-type="float">
            <text:p>18.11197</text:p>
          </table:table-cell>
          <table:table-cell office:value-type="float" office:value="16.65033" calcext:value-type="float">
            <text:p>16.65033</text:p>
          </table:table-cell>
          <table:table-cell office:value-type="float" office:value="16.55133" calcext:value-type="float">
            <text:p>16.55133</text:p>
          </table:table-cell>
          <table:table-cell office:value-type="float" office:value="15.35626" calcext:value-type="float">
            <text:p>15.35626</text:p>
          </table:table-cell>
          <table:table-cell office:value-type="float" office:value="15.25189" calcext:value-type="float">
            <text:p>15.25189</text:p>
          </table:table-cell>
          <table:table-cell office:value-type="float" office:value="14.30917" calcext:value-type="float">
            <text:p>14.30917</text:p>
          </table:table-cell>
          <table:table-cell office:value-type="float" office:value="14.2052" calcext:value-type="float">
            <text:p>14.2052</text:p>
          </table:table-cell>
          <table:table-cell office:value-type="float" office:value="13.69415" calcext:value-type="float">
            <text:p>13.69415</text:p>
          </table:table-cell>
          <table:table-cell office:value-type="float" office:value="13.59467" calcext:value-type="float">
            <text:p>13.59467</text:p>
          </table:table-cell>
          <table:table-cell office:value-type="float" office:value="44.49957" calcext:value-type="float">
            <text:p>44.49957</text:p>
          </table:table-cell>
          <table:table-cell office:value-type="float" office:value="20.36829" calcext:value-type="float">
            <text:p>20.36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28.33776" calcext:value-type="float">
            <text:p>28.33776</text:p>
          </table:table-cell>
          <table:table-cell office:value-type="float" office:value="35.41" calcext:value-type="float">
            <text:p>35.41</text:p>
          </table:table-cell>
          <table:table-cell office:value-type="float" office:value="22.09" calcext:value-type="float">
            <text:p>22.09</text:p>
          </table:table-cell>
          <table:table-cell office:value-type="float" office:value="2.365337" calcext:value-type="float">
            <text:p>2.365337</text:p>
          </table:table-cell>
          <table:table-cell office:value-type="float" office:value="1.695218" calcext:value-type="float">
            <text:p>1.695218</text:p>
          </table:table-cell>
          <table:table-cell office:value-type="float" office:value="179.64" calcext:value-type="float">
            <text:p>179.64</text:p>
          </table:table-cell>
          <table:table-cell office:value-type="float" office:value="24.1" calcext:value-type="float">
            <text:p>24.1</text:p>
          </table:table-cell>
          <table:table-cell office:value-type="float" office:value="41.29193" calcext:value-type="float">
            <text:p>41.29193</text:p>
          </table:table-cell>
          <table:table-cell office:value-type="float" office:value="23.30325" calcext:value-type="float">
            <text:p>23.30325</text:p>
          </table:table-cell>
          <table:table-cell office:value-type="float" office:value="33.33667" calcext:value-type="float">
            <text:p>33.33667</text:p>
          </table:table-cell>
          <table:table-cell office:value-type="float" office:value="24.87735" calcext:value-type="float">
            <text:p>24.87735</text:p>
          </table:table-cell>
          <table:table-cell office:value-type="float" office:value="31.18497" calcext:value-type="float">
            <text:p>31.18497</text:p>
          </table:table-cell>
          <table:table-cell office:value-type="float" office:value="25.45941" calcext:value-type="float">
            <text:p>25.45941</text:p>
          </table:table-cell>
          <table:table-cell office:value-type="float" office:value="29.00339" calcext:value-type="float">
            <text:p>29.00339</text:p>
          </table:table-cell>
          <table:table-cell office:value-type="float" office:value="25.52444" calcext:value-type="float">
            <text:p>25.52444</text:p>
          </table:table-cell>
          <table:table-cell office:value-type="float" office:value="27.56723" calcext:value-type="float">
            <text:p>27.56723</text:p>
          </table:table-cell>
          <table:table-cell office:value-type="float" office:value="25.32922" calcext:value-type="float">
            <text:p>25.32922</text:p>
          </table:table-cell>
          <table:table-cell office:value-type="float" office:value="26.07776" calcext:value-type="float">
            <text:p>26.07776</text:p>
          </table:table-cell>
          <table:table-cell office:value-type="float" office:value="24.89963" calcext:value-type="float">
            <text:p>24.89963</text:p>
          </table:table-cell>
          <table:table-cell office:value-type="float" office:value="24.81165" calcext:value-type="float">
            <text:p>24.81165</text:p>
          </table:table-cell>
          <table:table-cell office:value-type="float" office:value="24.09875" calcext:value-type="float">
            <text:p>24.09875</text:p>
          </table:table-cell>
          <table:table-cell office:value-type="float" office:value="22.95346" calcext:value-type="float">
            <text:p>22.95346</text:p>
          </table:table-cell>
          <table:table-cell office:value-type="float" office:value="22.38657" calcext:value-type="float">
            <text:p>22.38657</text:p>
          </table:table-cell>
          <table:table-cell office:value-type="float" office:value="20.5545" calcext:value-type="float">
            <text:p>20.5545</text:p>
          </table:table-cell>
          <table:table-cell office:value-type="float" office:value="20.27124" calcext:value-type="float">
            <text:p>20.27124</text:p>
          </table:table-cell>
          <table:table-cell office:value-type="float" office:value="18.34433" calcext:value-type="float">
            <text:p>18.34433</text:p>
          </table:table-cell>
          <table:table-cell office:value-type="float" office:value="18.21399" calcext:value-type="float">
            <text:p>18.21399</text:p>
          </table:table-cell>
          <table:table-cell office:value-type="float" office:value="16.7562" calcext:value-type="float">
            <text:p>16.7562</text:p>
          </table:table-cell>
          <table:table-cell office:value-type="float" office:value="16.6514" calcext:value-type="float">
            <text:p>16.6514</text:p>
          </table:table-cell>
          <table:table-cell office:value-type="float" office:value="15.46048" calcext:value-type="float">
            <text:p>15.46048</text:p>
          </table:table-cell>
          <table:table-cell office:value-type="float" office:value="15.35736" calcext:value-type="float">
            <text:p>15.35736</text:p>
          </table:table-cell>
          <table:table-cell office:value-type="float" office:value="14.41299" calcext:value-type="float">
            <text:p>14.41299</text:p>
          </table:table-cell>
          <table:table-cell office:value-type="float" office:value="14.31027" calcext:value-type="float">
            <text:p>14.31027</text:p>
          </table:table-cell>
          <table:table-cell office:value-type="float" office:value="13.79364" calcext:value-type="float">
            <text:p>13.79364</text:p>
          </table:table-cell>
          <table:table-cell office:value-type="float" office:value="13.69522" calcext:value-type="float">
            <text:p>13.69522</text:p>
          </table:table-cell>
          <table:table-cell office:value-type="float" office:value="41.29187" calcext:value-type="float">
            <text:p>41.29187</text:p>
          </table:table-cell>
          <table:table-cell office:value-type="float" office:value="23.30328" calcext:value-type="float">
            <text:p>23.30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23.34492" calcext:value-type="float">
            <text:p>23.34492</text:p>
          </table:table-cell>
          <table:table-cell office:value-type="float" office:value="30.91" calcext:value-type="float">
            <text:p>30.91</text:p>
          </table:table-cell>
          <table:table-cell office:value-type="float" office:value="22.83" calcext:value-type="float">
            <text:p>22.83</text:p>
          </table:table-cell>
          <table:table-cell office:value-type="float" office:value="2.183474" calcext:value-type="float">
            <text:p>2.183474</text:p>
          </table:table-cell>
          <table:table-cell office:value-type="float" office:value="1.533084" calcext:value-type="float">
            <text:p>1.533084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0" calcext:value-type="float">
            <text:p>0</text:p>
          </table:table-cell>
          <table:table-cell office:value-type="float" office:value="31.10181" calcext:value-type="float">
            <text:p>31.10181</text:p>
          </table:table-cell>
          <table:table-cell office:value-type="float" office:value="20.48114" calcext:value-type="float">
            <text:p>20.48114</text:p>
          </table:table-cell>
          <table:table-cell office:value-type="float" office:value="28.1499" calcext:value-type="float">
            <text:p>28.1499</text:p>
          </table:table-cell>
          <table:table-cell office:value-type="float" office:value="21.94449" calcext:value-type="float">
            <text:p>21.94449</text:p>
          </table:table-cell>
          <table:table-cell office:value-type="float" office:value="26.52893" calcext:value-type="float">
            <text:p>26.52893</text:p>
          </table:table-cell>
          <table:table-cell office:value-type="float" office:value="23.0929" calcext:value-type="float">
            <text:p>23.0929</text:p>
          </table:table-cell>
          <table:table-cell office:value-type="float" office:value="26.40408" calcext:value-type="float">
            <text:p>26.40408</text:p>
          </table:table-cell>
          <table:table-cell office:value-type="float" office:value="23.78745" calcext:value-type="float">
            <text:p>23.78745</text:p>
          </table:table-cell>
          <table:table-cell office:value-type="float" office:value="26.25824" calcext:value-type="float">
            <text:p>26.25824</text:p>
          </table:table-cell>
          <table:table-cell office:value-type="float" office:value="24.05264" calcext:value-type="float">
            <text:p>24.05264</text:p>
          </table:table-cell>
          <table:table-cell office:value-type="float" office:value="25.8147" calcext:value-type="float">
            <text:p>25.8147</text:p>
          </table:table-cell>
          <table:table-cell office:value-type="float" office:value="24.09705" calcext:value-type="float">
            <text:p>24.09705</text:p>
          </table:table-cell>
          <table:table-cell office:value-type="float" office:value="24.79248" calcext:value-type="float">
            <text:p>24.79248</text:p>
          </table:table-cell>
          <table:table-cell office:value-type="float" office:value="23.71613" calcext:value-type="float">
            <text:p>23.71613</text:p>
          </table:table-cell>
          <table:table-cell office:value-type="float" office:value="23.04541" calcext:value-type="float">
            <text:p>23.04541</text:p>
          </table:table-cell>
          <table:table-cell office:value-type="float" office:value="22.81915" calcext:value-type="float">
            <text:p>22.81915</text:p>
          </table:table-cell>
          <table:table-cell office:value-type="float" office:value="20.78888" calcext:value-type="float">
            <text:p>20.78888</text:p>
          </table:table-cell>
          <table:table-cell office:value-type="float" office:value="20.55783" calcext:value-type="float">
            <text:p>20.55783</text:p>
          </table:table-cell>
          <table:table-cell office:value-type="float" office:value="18.504" calcext:value-type="float">
            <text:p>18.504</text:p>
          </table:table-cell>
          <table:table-cell office:value-type="float" office:value="18.34592" calcext:value-type="float">
            <text:p>18.34592</text:p>
          </table:table-cell>
          <table:table-cell office:value-type="float" office:value="16.87473" calcext:value-type="float">
            <text:p>16.87473</text:p>
          </table:table-cell>
          <table:table-cell office:value-type="float" office:value="16.75735" calcext:value-type="float">
            <text:p>16.75735</text:p>
          </table:table-cell>
          <table:table-cell office:value-type="float" office:value="15.56622" calcext:value-type="float">
            <text:p>15.56622</text:p>
          </table:table-cell>
          <table:table-cell office:value-type="float" office:value="15.46155" calcext:value-type="float">
            <text:p>15.46155</text:p>
          </table:table-cell>
          <table:table-cell office:value-type="float" office:value="14.51569" calcext:value-type="float">
            <text:p>14.51569</text:p>
          </table:table-cell>
          <table:table-cell office:value-type="float" office:value="14.41409" calcext:value-type="float">
            <text:p>14.41409</text:p>
          </table:table-cell>
          <table:table-cell office:value-type="float" office:value="13.89166" calcext:value-type="float">
            <text:p>13.89166</text:p>
          </table:table-cell>
          <table:table-cell office:value-type="float" office:value="13.79468" calcext:value-type="float">
            <text:p>13.79468</text:p>
          </table:table-cell>
          <table:table-cell office:value-type="float" office:value="31.10181" calcext:value-type="float">
            <text:p>31.10181</text:p>
          </table:table-cell>
          <table:table-cell office:value-type="float" office:value="20.48114" calcext:value-type="float">
            <text:p>20.48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4.14628" calcext:value-type="float">
            <text:p>24.14628</text:p>
          </table:table-cell>
          <table:table-cell office:value-type="float" office:value="32.51" calcext:value-type="float">
            <text:p>32.51</text:p>
          </table:table-cell>
          <table:table-cell office:value-type="float" office:value="18.21" calcext:value-type="float">
            <text:p>18.21</text:p>
          </table:table-cell>
          <table:table-cell office:value-type="float" office:value="2.059325" calcext:value-type="float">
            <text:p>2.059325</text:p>
          </table:table-cell>
          <table:table-cell office:value-type="float" office:value="1.71883" calcext:value-type="float">
            <text:p>1.71883</text:p>
          </table:table-cell>
          <table:table-cell office:value-type="float" office:value="217.008" calcext:value-type="float">
            <text:p>217.008</text:p>
          </table:table-cell>
          <table:table-cell office:value-type="float" office:value="21.7" calcext:value-type="float">
            <text:p>21.7</text:p>
          </table:table-cell>
          <table:table-cell office:value-type="float" office:value="36.33997" calcext:value-type="float">
            <text:p>36.33997</text:p>
          </table:table-cell>
          <table:table-cell office:value-type="float" office:value="18.70755" calcext:value-type="float">
            <text:p>18.70755</text:p>
          </table:table-cell>
          <table:table-cell office:value-type="float" office:value="29.91321" calcext:value-type="float">
            <text:p>29.91321</text:p>
          </table:table-cell>
          <table:table-cell office:value-type="float" office:value="20.50848" calcext:value-type="float">
            <text:p>20.50848</text:p>
          </table:table-cell>
          <table:table-cell office:value-type="float" office:value="27.91928" calcext:value-type="float">
            <text:p>27.91928</text:p>
          </table:table-cell>
          <table:table-cell office:value-type="float" office:value="21.72937" calcext:value-type="float">
            <text:p>21.72937</text:p>
          </table:table-cell>
          <table:table-cell office:value-type="float" office:value="26.38071" calcext:value-type="float">
            <text:p>26.38071</text:p>
          </table:table-cell>
          <table:table-cell office:value-type="float" office:value="22.53073" calcext:value-type="float">
            <text:p>22.53073</text:p>
          </table:table-cell>
          <table:table-cell office:value-type="float" office:value="25.41229" calcext:value-type="float">
            <text:p>25.41229</text:p>
          </table:table-cell>
          <table:table-cell office:value-type="float" office:value="22.90256" calcext:value-type="float">
            <text:p>22.90256</text:p>
          </table:table-cell>
          <table:table-cell office:value-type="float" office:value="24.49222" calcext:value-type="float">
            <text:p>24.49222</text:p>
          </table:table-cell>
          <table:table-cell office:value-type="float" office:value="23.12549" calcext:value-type="float">
            <text:p>23.12549</text:p>
          </table:table-cell>
          <table:table-cell office:value-type="float" office:value="23.75793" calcext:value-type="float">
            <text:p>23.75793</text:p>
          </table:table-cell>
          <table:table-cell office:value-type="float" office:value="22.98434" calcext:value-type="float">
            <text:p>22.98434</text:p>
          </table:table-cell>
          <table:table-cell office:value-type="float" office:value="22.81717" calcext:value-type="float">
            <text:p>22.81717</text:p>
          </table:table-cell>
          <table:table-cell office:value-type="float" office:value="22.47989" calcext:value-type="float">
            <text:p>22.47989</text:p>
          </table:table-cell>
          <table:table-cell office:value-type="float" office:value="20.82892" calcext:value-type="float">
            <text:p>20.82892</text:p>
          </table:table-cell>
          <table:table-cell office:value-type="float" office:value="20.79019" calcext:value-type="float">
            <text:p>20.79019</text:p>
          </table:table-cell>
          <table:table-cell office:value-type="float" office:value="18.6463" calcext:value-type="float">
            <text:p>18.6463</text:p>
          </table:table-cell>
          <table:table-cell office:value-type="float" office:value="18.50565" calcext:value-type="float">
            <text:p>18.50565</text:p>
          </table:table-cell>
          <table:table-cell office:value-type="float" office:value="17.00027" calcext:value-type="float">
            <text:p>17.00027</text:p>
          </table:table-cell>
          <table:table-cell office:value-type="float" office:value="16.87601" calcext:value-type="float">
            <text:p>16.87601</text:p>
          </table:table-cell>
          <table:table-cell office:value-type="float" office:value="15.6756" calcext:value-type="float">
            <text:p>15.6756</text:p>
          </table:table-cell>
          <table:table-cell office:value-type="float" office:value="15.56732" calcext:value-type="float">
            <text:p>15.56732</text:p>
          </table:table-cell>
          <table:table-cell office:value-type="float" office:value="14.61826" calcext:value-type="float">
            <text:p>14.61826</text:p>
          </table:table-cell>
          <table:table-cell office:value-type="float" office:value="14.51675" calcext:value-type="float">
            <text:p>14.51675</text:p>
          </table:table-cell>
          <table:table-cell office:value-type="float" office:value="13.98956" calcext:value-type="float">
            <text:p>13.98956</text:p>
          </table:table-cell>
          <table:table-cell office:value-type="float" office:value="13.89267" calcext:value-type="float">
            <text:p>13.89267</text:p>
          </table:table-cell>
          <table:table-cell office:value-type="float" office:value="36.3399" calcext:value-type="float">
            <text:p>36.3399</text:p>
          </table:table-cell>
          <table:table-cell office:value-type="float" office:value="17.82977" calcext:value-type="float">
            <text:p>17.82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28.77156" calcext:value-type="float">
            <text:p>28.77156</text:p>
          </table:table-cell>
          <table:table-cell office:value-type="float" office:value="34.65066" calcext:value-type="float">
            <text:p>34.65066</text:p>
          </table:table-cell>
          <table:table-cell office:value-type="float" office:value="18" calcext:value-type="float">
            <text:p>18</text:p>
          </table:table-cell>
          <table:table-cell office:value-type="float" office:value="2.212065" calcext:value-type="float">
            <text:p>2.212065</text:p>
          </table:table-cell>
          <table:table-cell office:value-type="float" office:value="1.549924" calcext:value-type="float">
            <text:p>1.549924</text:p>
          </table:table-cell>
          <table:table-cell office:value-type="float" office:value="270.684" calcext:value-type="float">
            <text:p>270.684</text:p>
          </table:table-cell>
          <table:table-cell office:value-type="float" office:value="0" calcext:value-type="float">
            <text:p>0</text:p>
          </table:table-cell>
          <table:table-cell office:value-type="float" office:value="31.82928" calcext:value-type="float">
            <text:p>31.82928</text:p>
          </table:table-cell>
          <table:table-cell office:value-type="float" office:value="18.74747" calcext:value-type="float">
            <text:p>18.74747</text:p>
          </table:table-cell>
          <table:table-cell office:value-type="float" office:value="28.8772" calcext:value-type="float">
            <text:p>28.8772</text:p>
          </table:table-cell>
          <table:table-cell office:value-type="float" office:value="20.17621" calcext:value-type="float">
            <text:p>20.17621</text:p>
          </table:table-cell>
          <table:table-cell office:value-type="float" office:value="26.98938" calcext:value-type="float">
            <text:p>26.98938</text:p>
          </table:table-cell>
          <table:table-cell office:value-type="float" office:value="21.4209" calcext:value-type="float">
            <text:p>21.4209</text:p>
          </table:table-cell>
          <table:table-cell office:value-type="float" office:value="25.5878" calcext:value-type="float">
            <text:p>25.5878</text:p>
          </table:table-cell>
          <table:table-cell office:value-type="float" office:value="22.39203" calcext:value-type="float">
            <text:p>22.39203</text:p>
          </table:table-cell>
          <table:table-cell office:value-type="float" office:value="25.0535" calcext:value-type="float">
            <text:p>25.0535</text:p>
          </table:table-cell>
          <table:table-cell office:value-type="float" office:value="22.82495" calcext:value-type="float">
            <text:p>22.82495</text:p>
          </table:table-cell>
          <table:table-cell office:value-type="float" office:value="24.48856" calcext:value-type="float">
            <text:p>24.48856</text:p>
          </table:table-cell>
          <table:table-cell office:value-type="float" office:value="23.07309" calcext:value-type="float">
            <text:p>23.07309</text:p>
          </table:table-cell>
          <table:table-cell office:value-type="float" office:value="23.71262" calcext:value-type="float">
            <text:p>23.71262</text:p>
          </table:table-cell>
          <table:table-cell office:value-type="float" office:value="22.90967" calcext:value-type="float">
            <text:p>22.90967</text:p>
          </table:table-cell>
          <table:table-cell office:value-type="float" office:value="22.55762" calcext:value-type="float">
            <text:p>22.55762</text:p>
          </table:table-cell>
          <table:table-cell office:value-type="float" office:value="22.38187" calcext:value-type="float">
            <text:p>22.38187</text:p>
          </table:table-cell>
          <table:table-cell office:value-type="float" office:value="20.83295" calcext:value-type="float">
            <text:p>20.83295</text:p>
          </table:table-cell>
          <table:table-cell office:value-type="float" office:value="20.82263" calcext:value-type="float">
            <text:p>20.82263</text:p>
          </table:table-cell>
          <table:table-cell office:value-type="float" office:value="18.75473" calcext:value-type="float">
            <text:p>18.75473</text:p>
          </table:table-cell>
          <table:table-cell office:value-type="float" office:value="18.64758" calcext:value-type="float">
            <text:p>18.64758</text:p>
          </table:table-cell>
          <table:table-cell office:value-type="float" office:value="17.12024" calcext:value-type="float">
            <text:p>17.12024</text:p>
          </table:table-cell>
          <table:table-cell office:value-type="float" office:value="17.00159" calcext:value-type="float">
            <text:p>17.00159</text:p>
          </table:table-cell>
          <table:table-cell office:value-type="float" office:value="15.7872" calcext:value-type="float">
            <text:p>15.7872</text:p>
          </table:table-cell>
          <table:table-cell office:value-type="float" office:value="15.67679" calcext:value-type="float">
            <text:p>15.67679</text:p>
          </table:table-cell>
          <table:table-cell office:value-type="float" office:value="14.72156" calcext:value-type="float">
            <text:p>14.72156</text:p>
          </table:table-cell>
          <table:table-cell office:value-type="float" office:value="14.61932" calcext:value-type="float">
            <text:p>14.61932</text:p>
          </table:table-cell>
          <table:table-cell office:value-type="float" office:value="14.08682" calcext:value-type="float">
            <text:p>14.08682</text:p>
          </table:table-cell>
          <table:table-cell office:value-type="float" office:value="13.99057" calcext:value-type="float">
            <text:p>13.99057</text:p>
          </table:table-cell>
          <table:table-cell office:value-type="float" office:value="31.82925" calcext:value-type="float">
            <text:p>31.82925</text:p>
          </table:table-cell>
          <table:table-cell office:value-type="float" office:value="18.54752" calcext:value-type="float">
            <text:p>18.54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26.29368" calcext:value-type="float">
            <text:p>26.29368</text:p>
          </table:table-cell>
          <table:table-cell office:value-type="float" office:value="31.56" calcext:value-type="float">
            <text:p>31.56</text:p>
          </table:table-cell>
          <table:table-cell office:value-type="float" office:value="21.96" calcext:value-type="float">
            <text:p>21.96</text:p>
          </table:table-cell>
          <table:table-cell office:value-type="float" office:value="2.315032" calcext:value-type="float">
            <text:p>2.315032</text:p>
          </table:table-cell>
          <table:table-cell office:value-type="float" office:value="1.893175" calcext:value-type="float">
            <text:p>1.893175</text:p>
          </table:table-cell>
          <table:table-cell office:value-type="float" office:value="196.92" calcext:value-type="float">
            <text:p>196.92</text:p>
          </table:table-cell>
          <table:table-cell office:value-type="float" office:value="0" calcext:value-type="float">
            <text:p>0</text:p>
          </table:table-cell>
          <table:table-cell office:value-type="float" office:value="36.11765" calcext:value-type="float">
            <text:p>36.11765</text:p>
          </table:table-cell>
          <table:table-cell office:value-type="float" office:value="20.64667" calcext:value-type="float">
            <text:p>20.64667</text:p>
          </table:table-cell>
          <table:table-cell office:value-type="float" office:value="30.6908" calcext:value-type="float">
            <text:p>30.6908</text:p>
          </table:table-cell>
          <table:table-cell office:value-type="float" office:value="21.74643" calcext:value-type="float">
            <text:p>21.74643</text:p>
          </table:table-cell>
          <table:table-cell office:value-type="float" office:value="28.397" calcext:value-type="float">
            <text:p>28.397</text:p>
          </table:table-cell>
          <table:table-cell office:value-type="float" office:value="22.45297" calcext:value-type="float">
            <text:p>22.45297</text:p>
          </table:table-cell>
          <table:table-cell office:value-type="float" office:value="26.66272" calcext:value-type="float">
            <text:p>26.66272</text:p>
          </table:table-cell>
          <table:table-cell office:value-type="float" office:value="22.87442" calcext:value-type="float">
            <text:p>22.87442</text:p>
          </table:table-cell>
          <table:table-cell office:value-type="float" office:value="25.57892" calcext:value-type="float">
            <text:p>25.57892</text:p>
          </table:table-cell>
          <table:table-cell office:value-type="float" office:value="23.03152" calcext:value-type="float">
            <text:p>23.03152</text:p>
          </table:table-cell>
          <table:table-cell office:value-type="float" office:value="24.53064" calcext:value-type="float">
            <text:p>24.53064</text:p>
          </table:table-cell>
          <table:table-cell office:value-type="float" office:value="23.05862" calcext:value-type="float">
            <text:p>23.05862</text:p>
          </table:table-cell>
          <table:table-cell office:value-type="float" office:value="23.60034" calcext:value-type="float">
            <text:p>23.60034</text:p>
          </table:table-cell>
          <table:table-cell office:value-type="float" office:value="22.81973" calcext:value-type="float">
            <text:p>22.81973</text:p>
          </table:table-cell>
          <table:table-cell office:value-type="float" office:value="22.40073" calcext:value-type="float">
            <text:p>22.40073</text:p>
          </table:table-cell>
          <table:table-cell office:value-type="float" office:value="22.26556" calcext:value-type="float">
            <text:p>22.26556</text:p>
          </table:table-cell>
          <table:table-cell office:value-type="float" office:value="20.82303" calcext:value-type="float">
            <text:p>20.82303</text:p>
          </table:table-cell>
          <table:table-cell office:value-type="float" office:value="20.80499" calcext:value-type="float">
            <text:p>20.80499</text:p>
          </table:table-cell>
          <table:table-cell office:value-type="float" office:value="18.83841" calcext:value-type="float">
            <text:p>18.83841</text:p>
          </table:table-cell>
          <table:table-cell office:value-type="float" office:value="18.75577" calcext:value-type="float">
            <text:p>18.75577</text:p>
          </table:table-cell>
          <table:table-cell office:value-type="float" office:value="17.23004" calcext:value-type="float">
            <text:p>17.23004</text:p>
          </table:table-cell>
          <table:table-cell office:value-type="float" office:value="17.12143" calcext:value-type="float">
            <text:p>17.12143</text:p>
          </table:table-cell>
          <table:table-cell office:value-type="float" office:value="15.89749" calcext:value-type="float">
            <text:p>15.89749</text:p>
          </table:table-cell>
          <table:table-cell office:value-type="float" office:value="15.78833" calcext:value-type="float">
            <text:p>15.78833</text:p>
          </table:table-cell>
          <table:table-cell office:value-type="float" office:value="14.8248" calcext:value-type="float">
            <text:p>14.8248</text:p>
          </table:table-cell>
          <table:table-cell office:value-type="float" office:value="14.72263" calcext:value-type="float">
            <text:p>14.72263</text:p>
          </table:table-cell>
          <table:table-cell office:value-type="float" office:value="14.18344" calcext:value-type="float">
            <text:p>14.18344</text:p>
          </table:table-cell>
          <table:table-cell office:value-type="float" office:value="14.08783" calcext:value-type="float">
            <text:p>14.08783</text:p>
          </table:table-cell>
          <table:table-cell office:value-type="float" office:value="36.11761" calcext:value-type="float">
            <text:p>36.11761</text:p>
          </table:table-cell>
          <table:table-cell office:value-type="float" office:value="20.64667" calcext:value-type="float">
            <text:p>20.64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26.39196" calcext:value-type="float">
            <text:p>26.39196</text:p>
          </table:table-cell>
          <table:table-cell office:value-type="float" office:value="32.73" calcext:value-type="float">
            <text:p>32.73</text:p>
          </table:table-cell>
          <table:table-cell office:value-type="float" office:value="23.29" calcext:value-type="float">
            <text:p>23.29</text:p>
          </table:table-cell>
          <table:table-cell office:value-type="float" office:value="2.293069" calcext:value-type="float">
            <text:p>2.293069</text:p>
          </table:table-cell>
          <table:table-cell office:value-type="float" office:value="1.508757" calcext:value-type="float">
            <text:p>1.508757</text:p>
          </table:table-cell>
          <table:table-cell office:value-type="float" office:value="255.6" calcext:value-type="float">
            <text:p>255.6</text:p>
          </table:table-cell>
          <table:table-cell office:value-type="float" office:value="6" calcext:value-type="float">
            <text:p>6</text:p>
          </table:table-cell>
          <table:table-cell office:value-type="float" office:value="31.99994" calcext:value-type="float">
            <text:p>31.99994</text:p>
          </table:table-cell>
          <table:table-cell office:value-type="float" office:value="21.87125" calcext:value-type="float">
            <text:p>21.87125</text:p>
          </table:table-cell>
          <table:table-cell office:value-type="float" office:value="28.39368" calcext:value-type="float">
            <text:p>28.39368</text:p>
          </table:table-cell>
          <table:table-cell office:value-type="float" office:value="23.21384" calcext:value-type="float">
            <text:p>23.21384</text:p>
          </table:table-cell>
          <table:table-cell office:value-type="float" office:value="26.99207" calcext:value-type="float">
            <text:p>26.99207</text:p>
          </table:table-cell>
          <table:table-cell office:value-type="float" office:value="23.98544" calcext:value-type="float">
            <text:p>23.98544</text:p>
          </table:table-cell>
          <table:table-cell office:value-type="float" office:value="25.98267" calcext:value-type="float">
            <text:p>25.98267</text:p>
          </table:table-cell>
          <table:table-cell office:value-type="float" office:value="24.24207" calcext:value-type="float">
            <text:p>24.24207</text:p>
          </table:table-cell>
          <table:table-cell office:value-type="float" office:value="25.38431" calcext:value-type="float">
            <text:p>25.38431</text:p>
          </table:table-cell>
          <table:table-cell office:value-type="float" office:value="24.16049" calcext:value-type="float">
            <text:p>24.16049</text:p>
          </table:table-cell>
          <table:table-cell office:value-type="float" office:value="24.53827" calcext:value-type="float">
            <text:p>24.53827</text:p>
          </table:table-cell>
          <table:table-cell office:value-type="float" office:value="23.91208" calcext:value-type="float">
            <text:p>23.91208</text:p>
          </table:table-cell>
          <table:table-cell office:value-type="float" office:value="23.68649" calcext:value-type="float">
            <text:p>23.68649</text:p>
          </table:table-cell>
          <table:table-cell office:value-type="float" office:value="23.40421" calcext:value-type="float">
            <text:p>23.40421</text:p>
          </table:table-cell>
          <table:table-cell office:value-type="float" office:value="22.55029" calcext:value-type="float">
            <text:p>22.55029</text:p>
          </table:table-cell>
          <table:table-cell office:value-type="float" office:value="22.34616" calcext:value-type="float">
            <text:p>22.34616</text:p>
          </table:table-cell>
          <table:table-cell office:value-type="float" office:value="20.8663" calcext:value-type="float">
            <text:p>20.8663</text:p>
          </table:table-cell>
          <table:table-cell office:value-type="float" office:value="20.80524" calcext:value-type="float">
            <text:p>20.80524</text:p>
          </table:table-cell>
          <table:table-cell office:value-type="float" office:value="18.91333" calcext:value-type="float">
            <text:p>18.91333</text:p>
          </table:table-cell>
          <table:table-cell office:value-type="float" office:value="18.83917" calcext:value-type="float">
            <text:p>18.83917</text:p>
          </table:table-cell>
          <table:table-cell office:value-type="float" office:value="17.32986" calcext:value-type="float">
            <text:p>17.32986</text:p>
          </table:table-cell>
          <table:table-cell office:value-type="float" office:value="17.23114" calcext:value-type="float">
            <text:p>17.23114</text:p>
          </table:table-cell>
          <table:table-cell office:value-type="float" office:value="16.0047" calcext:value-type="float">
            <text:p>16.0047</text:p>
          </table:table-cell>
          <table:table-cell office:value-type="float" office:value="15.89865" calcext:value-type="float">
            <text:p>15.89865</text:p>
          </table:table-cell>
          <table:table-cell office:value-type="float" office:value="14.92749" calcext:value-type="float">
            <text:p>14.92749</text:p>
          </table:table-cell>
          <table:table-cell office:value-type="float" office:value="14.82587" calcext:value-type="float">
            <text:p>14.82587</text:p>
          </table:table-cell>
          <table:table-cell office:value-type="float" office:value="14.27948" calcext:value-type="float">
            <text:p>14.27948</text:p>
          </table:table-cell>
          <table:table-cell office:value-type="float" office:value="14.18445" calcext:value-type="float">
            <text:p>14.18445</text:p>
          </table:table-cell>
          <table:table-cell office:value-type="float" office:value="31.99994" calcext:value-type="float">
            <text:p>31.99994</text:p>
          </table:table-cell>
          <table:table-cell office:value-type="float" office:value="21.87125" calcext:value-type="float">
            <text:p>21.871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20.86164" calcext:value-type="float">
            <text:p>20.86164</text:p>
          </table:table-cell>
          <table:table-cell office:value-type="float" office:value="29.14" calcext:value-type="float">
            <text:p>29.14</text:p>
          </table:table-cell>
          <table:table-cell office:value-type="float" office:value="19.09" calcext:value-type="float">
            <text:p>19.09</text:p>
          </table:table-cell>
          <table:table-cell office:value-type="float" office:value="2.320476" calcext:value-type="float">
            <text:p>2.320476</text:p>
          </table:table-cell>
          <table:table-cell office:value-type="float" office:value="1.751151" calcext:value-type="float">
            <text:p>1.751151</text:p>
          </table:table-cell>
          <table:table-cell office:value-type="float" office:value="277.56" calcext:value-type="float">
            <text:p>277.56</text:p>
          </table:table-cell>
          <table:table-cell office:value-type="float" office:value="7.8" calcext:value-type="float">
            <text:p>7.8</text:p>
          </table:table-cell>
          <table:table-cell office:value-type="float" office:value="28.04883" calcext:value-type="float">
            <text:p>28.04883</text:p>
          </table:table-cell>
          <table:table-cell office:value-type="float" office:value="19.23624" calcext:value-type="float">
            <text:p>19.23624</text:p>
          </table:table-cell>
          <table:table-cell office:value-type="float" office:value="25.99628" calcext:value-type="float">
            <text:p>25.99628</text:p>
          </table:table-cell>
          <table:table-cell office:value-type="float" office:value="20.41412" calcext:value-type="float">
            <text:p>20.41412</text:p>
          </table:table-cell>
          <table:table-cell office:value-type="float" office:value="24.88614" calcext:value-type="float">
            <text:p>24.88614</text:p>
          </table:table-cell>
          <table:table-cell office:value-type="float" office:value="21.5665" calcext:value-type="float">
            <text:p>21.5665</text:p>
          </table:table-cell>
          <table:table-cell office:value-type="float" office:value="24.31223" calcext:value-type="float">
            <text:p>24.31223</text:p>
          </table:table-cell>
          <table:table-cell office:value-type="float" office:value="22.32468" calcext:value-type="float">
            <text:p>22.32468</text:p>
          </table:table-cell>
          <table:table-cell office:value-type="float" office:value="24.31903" calcext:value-type="float">
            <text:p>24.31903</text:p>
          </table:table-cell>
          <table:table-cell office:value-type="float" office:value="22.69272" calcext:value-type="float">
            <text:p>22.69272</text:p>
          </table:table-cell>
          <table:table-cell office:value-type="float" office:value="24.15469" calcext:value-type="float">
            <text:p>24.15469</text:p>
          </table:table-cell>
          <table:table-cell office:value-type="float" office:value="22.9075" calcext:value-type="float">
            <text:p>22.9075</text:p>
          </table:table-cell>
          <table:table-cell office:value-type="float" office:value="23.60034" calcext:value-type="float">
            <text:p>23.60034</text:p>
          </table:table-cell>
          <table:table-cell office:value-type="float" office:value="22.77338" calcext:value-type="float">
            <text:p>22.77338</text:p>
          </table:table-cell>
          <table:table-cell office:value-type="float" office:value="22.56073" calcext:value-type="float">
            <text:p>22.56073</text:p>
          </table:table-cell>
          <table:table-cell office:value-type="float" office:value="22.27859" calcext:value-type="float">
            <text:p>22.27859</text:p>
          </table:table-cell>
          <table:table-cell office:value-type="float" office:value="20.8996" calcext:value-type="float">
            <text:p>20.8996</text:p>
          </table:table-cell>
          <table:table-cell office:value-type="float" office:value="20.86713" calcext:value-type="float">
            <text:p>20.86713</text:p>
          </table:table-cell>
          <table:table-cell office:value-type="float" office:value="18.98914" calcext:value-type="float">
            <text:p>18.98914</text:p>
          </table:table-cell>
          <table:table-cell office:value-type="float" office:value="18.91415" calcext:value-type="float">
            <text:p>18.91415</text:p>
          </table:table-cell>
          <table:table-cell office:value-type="float" office:value="17.42429" calcext:value-type="float">
            <text:p>17.42429</text:p>
          </table:table-cell>
          <table:table-cell office:value-type="float" office:value="17.33087" calcext:value-type="float">
            <text:p>17.33087</text:p>
          </table:table-cell>
          <table:table-cell office:value-type="float" office:value="16.10806" calcext:value-type="float">
            <text:p>16.10806</text:p>
          </table:table-cell>
          <table:table-cell office:value-type="float" office:value="16.00577" calcext:value-type="float">
            <text:p>16.00577</text:p>
          </table:table-cell>
          <table:table-cell office:value-type="float" office:value="15.02905" calcext:value-type="float">
            <text:p>15.02905</text:p>
          </table:table-cell>
          <table:table-cell office:value-type="float" office:value="14.92859" calcext:value-type="float">
            <text:p>14.92859</text:p>
          </table:table-cell>
          <table:table-cell office:value-type="float" office:value="14.37469" calcext:value-type="float">
            <text:p>14.37469</text:p>
          </table:table-cell>
          <table:table-cell office:value-type="float" office:value="14.28049" calcext:value-type="float">
            <text:p>14.28049</text:p>
          </table:table-cell>
          <table:table-cell office:value-type="float" office:value="28.04883" calcext:value-type="float">
            <text:p>28.04883</text:p>
          </table:table-cell>
          <table:table-cell office:value-type="float" office:value="19.27222" calcext:value-type="float">
            <text:p>19.27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29.57904" calcext:value-type="float">
            <text:p>29.57904</text:p>
          </table:table-cell>
          <table:table-cell office:value-type="float" office:value="29.13" calcext:value-type="float">
            <text:p>29.13</text:p>
          </table:table-cell>
          <table:table-cell office:value-type="float" office:value="17.82" calcext:value-type="float">
            <text:p>17.82</text:p>
          </table:table-cell>
          <table:table-cell office:value-type="float" office:value="1.859523" calcext:value-type="float">
            <text:p>1.859523</text:p>
          </table:table-cell>
          <table:table-cell office:value-type="float" office:value="1.340158" calcext:value-type="float">
            <text:p>1.340158</text:p>
          </table:table-cell>
          <table:table-cell office:value-type="float" office:value="279.504" calcext:value-type="float">
            <text:p>279.504</text:p>
          </table:table-cell>
          <table:table-cell office:value-type="float" office:value="0" calcext:value-type="float">
            <text:p>0</text:p>
          </table:table-cell>
          <table:table-cell office:value-type="float" office:value="34.80539" calcext:value-type="float">
            <text:p>34.80539</text:p>
          </table:table-cell>
          <table:table-cell office:value-type="float" office:value="17.70929" calcext:value-type="float">
            <text:p>17.70929</text:p>
          </table:table-cell>
          <table:table-cell office:value-type="float" office:value="29.04025" calcext:value-type="float">
            <text:p>29.04025</text:p>
          </table:table-cell>
          <table:table-cell office:value-type="float" office:value="19.46017" calcext:value-type="float">
            <text:p>19.46017</text:p>
          </table:table-cell>
          <table:table-cell office:value-type="float" office:value="26.77881" calcext:value-type="float">
            <text:p>26.77881</text:p>
          </table:table-cell>
          <table:table-cell office:value-type="float" office:value="20.54779" calcext:value-type="float">
            <text:p>20.54779</text:p>
          </table:table-cell>
          <table:table-cell office:value-type="float" office:value="25.27155" calcext:value-type="float">
            <text:p>25.27155</text:p>
          </table:table-cell>
          <table:table-cell office:value-type="float" office:value="21.32516" calcext:value-type="float">
            <text:p>21.32516</text:p>
          </table:table-cell>
          <table:table-cell office:value-type="float" office:value="24.3475" calcext:value-type="float">
            <text:p>24.3475</text:p>
          </table:table-cell>
          <table:table-cell office:value-type="float" office:value="21.73959" calcext:value-type="float">
            <text:p>21.73959</text:p>
          </table:table-cell>
          <table:table-cell office:value-type="float" office:value="23.48029" calcext:value-type="float">
            <text:p>23.48029</text:p>
          </table:table-cell>
          <table:table-cell office:value-type="float" office:value="22.05838" calcext:value-type="float">
            <text:p>22.05838</text:p>
          </table:table-cell>
          <table:table-cell office:value-type="float" office:value="22.8584" calcext:value-type="float">
            <text:p>22.8584</text:p>
          </table:table-cell>
          <table:table-cell office:value-type="float" office:value="22.1041" calcext:value-type="float">
            <text:p>22.1041</text:p>
          </table:table-cell>
          <table:table-cell office:value-type="float" office:value="22.27649" calcext:value-type="float">
            <text:p>22.27649</text:p>
          </table:table-cell>
          <table:table-cell office:value-type="float" office:value="21.92487" calcext:value-type="float">
            <text:p>21.92487</text:p>
          </table:table-cell>
          <table:table-cell office:value-type="float" office:value="20.8891" calcext:value-type="float">
            <text:p>20.8891</text:p>
          </table:table-cell>
          <table:table-cell office:value-type="float" office:value="20.79874" calcext:value-type="float">
            <text:p>20.79874</text:p>
          </table:table-cell>
          <table:table-cell office:value-type="float" office:value="19.04224" calcext:value-type="float">
            <text:p>19.04224</text:p>
          </table:table-cell>
          <table:table-cell office:value-type="float" office:value="18.98984" calcext:value-type="float">
            <text:p>18.98984</text:p>
          </table:table-cell>
          <table:table-cell office:value-type="float" office:value="17.51227" calcext:value-type="float">
            <text:p>17.51227</text:p>
          </table:table-cell>
          <table:table-cell office:value-type="float" office:value="17.42526" calcext:value-type="float">
            <text:p>17.42526</text:p>
          </table:table-cell>
          <table:table-cell office:value-type="float" office:value="16.20755" calcext:value-type="float">
            <text:p>16.20755</text:p>
          </table:table-cell>
          <table:table-cell office:value-type="float" office:value="16.10907" calcext:value-type="float">
            <text:p>16.10907</text:p>
          </table:table-cell>
          <table:table-cell office:value-type="float" office:value="15.12881" calcext:value-type="float">
            <text:p>15.12881</text:p>
          </table:table-cell>
          <table:table-cell office:value-type="float" office:value="15.03009" calcext:value-type="float">
            <text:p>15.03009</text:p>
          </table:table-cell>
          <table:table-cell office:value-type="float" office:value="14.46951" calcext:value-type="float">
            <text:p>14.46951</text:p>
          </table:table-cell>
          <table:table-cell office:value-type="float" office:value="14.3757" calcext:value-type="float">
            <text:p>14.3757</text:p>
          </table:table-cell>
          <table:table-cell office:value-type="float" office:value="34.80536" calcext:value-type="float">
            <text:p>34.80536</text:p>
          </table:table-cell>
          <table:table-cell office:value-type="float" office:value="17.70929" calcext:value-type="float">
            <text:p>17.70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29.23233" calcext:value-type="float">
            <text:p>29.23233</text:p>
          </table:table-cell>
          <table:table-cell office:value-type="float" office:value="29.43" calcext:value-type="float">
            <text:p>29.43</text:p>
          </table:table-cell>
          <table:table-cell office:value-type="float" office:value="15.82" calcext:value-type="float">
            <text:p>15.82</text:p>
          </table:table-cell>
          <table:table-cell office:value-type="float" office:value="1.756443" calcext:value-type="float">
            <text:p>1.756443</text:p>
          </table:table-cell>
          <table:table-cell office:value-type="float" office:value="1.130779" calcext:value-type="float">
            <text:p>1.130779</text:p>
          </table:table-cell>
          <table:table-cell office:value-type="float" office:value="202.5" calcext:value-type="float">
            <text:p>202.5</text:p>
          </table:table-cell>
          <table:table-cell office:value-type="float" office:value="0" calcext:value-type="float">
            <text:p>0</text:p>
          </table:table-cell>
          <table:table-cell office:value-type="float" office:value="37.16272" calcext:value-type="float">
            <text:p>37.16272</text:p>
          </table:table-cell>
          <table:table-cell office:value-type="float" office:value="17.78799" calcext:value-type="float">
            <text:p>17.78799</text:p>
          </table:table-cell>
          <table:table-cell office:value-type="float" office:value="30.93988" calcext:value-type="float">
            <text:p>30.93988</text:p>
          </table:table-cell>
          <table:table-cell office:value-type="float" office:value="20.13699" calcext:value-type="float">
            <text:p>20.13699</text:p>
          </table:table-cell>
          <table:table-cell office:value-type="float" office:value="28.24588" calcext:value-type="float">
            <text:p>28.24588</text:p>
          </table:table-cell>
          <table:table-cell office:value-type="float" office:value="21.3255" calcext:value-type="float">
            <text:p>21.3255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22.04166" calcext:value-type="float">
            <text:p>22.04166</text:p>
          </table:table-cell>
          <table:table-cell office:value-type="float" office:value="25.14053" calcext:value-type="float">
            <text:p>25.14053</text:p>
          </table:table-cell>
          <table:table-cell office:value-type="float" office:value="22.34711" calcext:value-type="float">
            <text:p>22.34711</text:p>
          </table:table-cell>
          <table:table-cell office:value-type="float" office:value="24.04059" calcext:value-type="float">
            <text:p>24.04059</text:p>
          </table:table-cell>
          <table:table-cell office:value-type="float" office:value="22.50677" calcext:value-type="float">
            <text:p>22.50677</text:p>
          </table:table-cell>
          <table:table-cell office:value-type="float" office:value="23.21719" calcext:value-type="float">
            <text:p>23.21719</text:p>
          </table:table-cell>
          <table:table-cell office:value-type="float" office:value="22.35214" calcext:value-type="float">
            <text:p>22.35214</text:p>
          </table:table-cell>
          <table:table-cell office:value-type="float" office:value="22.04282" calcext:value-type="float">
            <text:p>22.04282</text:p>
          </table:table-cell>
          <table:table-cell office:value-type="float" office:value="21.92798" calcext:value-type="float">
            <text:p>21.92798</text:p>
          </table:table-cell>
          <table:table-cell office:value-type="float" office:value="20.79776" calcext:value-type="float">
            <text:p>20.79776</text:p>
          </table:table-cell>
          <table:table-cell office:value-type="float" office:value="20.74484" calcext:value-type="float">
            <text:p>20.74484</text:p>
          </table:table-cell>
          <table:table-cell office:value-type="float" office:value="19.07263" calcext:value-type="float">
            <text:p>19.07263</text:p>
          </table:table-cell>
          <table:table-cell office:value-type="float" office:value="19.0426" calcext:value-type="float">
            <text:p>19.0426</text:p>
          </table:table-cell>
          <table:table-cell office:value-type="float" office:value="17.58859" calcext:value-type="float">
            <text:p>17.58859</text:p>
          </table:table-cell>
          <table:table-cell office:value-type="float" office:value="17.51312" calcext:value-type="float">
            <text:p>17.51312</text:p>
          </table:table-cell>
          <table:table-cell office:value-type="float" office:value="16.30292" calcext:value-type="float">
            <text:p>16.30292</text:p>
          </table:table-cell>
          <table:table-cell office:value-type="float" office:value="16.20859" calcext:value-type="float">
            <text:p>16.20859</text:p>
          </table:table-cell>
          <table:table-cell office:value-type="float" office:value="15.22714" calcext:value-type="float">
            <text:p>15.22714</text:p>
          </table:table-cell>
          <table:table-cell office:value-type="float" office:value="15.12985" calcext:value-type="float">
            <text:p>15.12985</text:p>
          </table:table-cell>
          <table:table-cell office:value-type="float" office:value="14.56424" calcext:value-type="float">
            <text:p>14.56424</text:p>
          </table:table-cell>
          <table:table-cell office:value-type="float" office:value="14.47052" calcext:value-type="float">
            <text:p>14.47052</text:p>
          </table:table-cell>
          <table:table-cell office:value-type="float" office:value="37.16269" calcext:value-type="float">
            <text:p>37.16269</text:p>
          </table:table-cell>
          <table:table-cell office:value-type="float" office:value="17.78799" calcext:value-type="float">
            <text:p>17.787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28.92414" calcext:value-type="float">
            <text:p>28.92414</text:p>
          </table:table-cell>
          <table:table-cell office:value-type="float" office:value="27.77" calcext:value-type="float">
            <text:p>27.77</text:p>
          </table:table-cell>
          <table:table-cell office:value-type="float" office:value="14.94" calcext:value-type="float">
            <text:p>14.94</text:p>
          </table:table-cell>
          <table:table-cell office:value-type="float" office:value="1.656299" calcext:value-type="float">
            <text:p>1.656299</text:p>
          </table:table-cell>
          <table:table-cell office:value-type="float" office:value="1.269261" calcext:value-type="float">
            <text:p>1.269261</text:p>
          </table:table-cell>
          <table:table-cell office:value-type="float" office:value="142.056" calcext:value-type="float">
            <text:p>142.056</text:p>
          </table:table-cell>
          <table:table-cell office:value-type="float" office:value="24.4" calcext:value-type="float">
            <text:p>24.4</text:p>
          </table:table-cell>
          <table:table-cell office:value-type="float" office:value="32.02988" calcext:value-type="float">
            <text:p>32.02988</text:p>
          </table:table-cell>
          <table:table-cell office:value-type="float" office:value="17.09344" calcext:value-type="float">
            <text:p>17.09344</text:p>
          </table:table-cell>
          <table:table-cell office:value-type="float" office:value="26.94473" calcext:value-type="float">
            <text:p>26.94473</text:p>
          </table:table-cell>
          <table:table-cell office:value-type="float" office:value="19.6954" calcext:value-type="float">
            <text:p>19.6954</text:p>
          </table:table-cell>
          <table:table-cell office:value-type="float" office:value="25.78967" calcext:value-type="float">
            <text:p>25.78967</text:p>
          </table:table-cell>
          <table:table-cell office:value-type="float" office:value="21.05066" calcext:value-type="float">
            <text:p>21.05066</text:p>
          </table:table-cell>
          <table:table-cell office:value-type="float" office:value="24.66092" calcext:value-type="float">
            <text:p>24.66092</text:p>
          </table:table-cell>
          <table:table-cell office:value-type="float" office:value="21.92859" calcext:value-type="float">
            <text:p>21.92859</text:p>
          </table:table-cell>
          <table:table-cell office:value-type="float" office:value="24.34836" calcext:value-type="float">
            <text:p>24.34836</text:p>
          </table:table-cell>
          <table:table-cell office:value-type="float" office:value="22.34183" calcext:value-type="float">
            <text:p>22.34183</text:p>
          </table:table-cell>
          <table:table-cell office:value-type="float" office:value="23.9657" calcext:value-type="float">
            <text:p>23.9657</text:p>
          </table:table-cell>
          <table:table-cell office:value-type="float" office:value="22.58273" calcext:value-type="float">
            <text:p>22.58273</text:p>
          </table:table-cell>
          <table:table-cell office:value-type="float" office:value="23.22141" calcext:value-type="float">
            <text:p>23.22141</text:p>
          </table:table-cell>
          <table:table-cell office:value-type="float" office:value="22.45172" calcext:value-type="float">
            <text:p>22.45172</text:p>
          </table:table-cell>
          <table:table-cell office:value-type="float" office:value="22.12961" calcext:value-type="float">
            <text:p>22.12961</text:p>
          </table:table-cell>
          <table:table-cell office:value-type="float" office:value="22.01508" calcext:value-type="float">
            <text:p>22.01508</text:p>
          </table:table-cell>
          <table:table-cell office:value-type="float" office:value="20.75867" calcext:value-type="float">
            <text:p>20.75867</text:p>
          </table:table-cell>
          <table:table-cell office:value-type="float" office:value="20.74484" calcext:value-type="float">
            <text:p>20.74484</text:p>
          </table:table-cell>
          <table:table-cell office:value-type="float" office:value="19.10352" calcext:value-type="float">
            <text:p>19.10352</text:p>
          </table:table-cell>
          <table:table-cell office:value-type="float" office:value="19.07288" calcext:value-type="float">
            <text:p>19.07288</text:p>
          </table:table-cell>
          <table:table-cell office:value-type="float" office:value="17.65561" calcext:value-type="float">
            <text:p>17.65561</text:p>
          </table:table-cell>
          <table:table-cell office:value-type="float" office:value="17.58932" calcext:value-type="float">
            <text:p>17.58932</text:p>
          </table:table-cell>
          <table:table-cell office:value-type="float" office:value="16.39294" calcext:value-type="float">
            <text:p>16.39294</text:p>
          </table:table-cell>
          <table:table-cell office:value-type="float" office:value="16.30386" calcext:value-type="float">
            <text:p>16.30386</text:p>
          </table:table-cell>
          <table:table-cell office:value-type="float" office:value="15.32336" calcext:value-type="float">
            <text:p>15.32336</text:p>
          </table:table-cell>
          <table:table-cell office:value-type="float" office:value="15.22815" calcext:value-type="float">
            <text:p>15.22815</text:p>
          </table:table-cell>
          <table:table-cell office:value-type="float" office:value="14.65829" calcext:value-type="float">
            <text:p>14.65829</text:p>
          </table:table-cell>
          <table:table-cell office:value-type="float" office:value="14.56522" calcext:value-type="float">
            <text:p>14.56522</text:p>
          </table:table-cell>
          <table:table-cell office:value-type="float" office:value="32.02985" calcext:value-type="float">
            <text:p>32.02985</text:p>
          </table:table-cell>
          <table:table-cell office:value-type="float" office:value="17.09344" calcext:value-type="float">
            <text:p>17.09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28.73412" calcext:value-type="float">
            <text:p>28.73412</text:p>
          </table:table-cell>
          <table:table-cell office:value-type="float" office:value="29.98" calcext:value-type="float">
            <text:p>29.98</text:p>
          </table:table-cell>
          <table:table-cell office:value-type="float" office:value="17.47" calcext:value-type="float">
            <text:p>17.47</text:p>
          </table:table-cell>
          <table:table-cell office:value-type="float" office:value="1.795221" calcext:value-type="float">
            <text:p>1.795221</text:p>
          </table:table-cell>
          <table:table-cell office:value-type="float" office:value="1.336127" calcext:value-type="float">
            <text:p>1.336127</text:p>
          </table:table-cell>
          <table:table-cell office:value-type="float" office:value="258.012" calcext:value-type="float">
            <text:p>258.012</text:p>
          </table:table-cell>
          <table:table-cell office:value-type="float" office:value="0" calcext:value-type="float">
            <text:p>0</text:p>
          </table:table-cell>
          <table:table-cell office:value-type="float" office:value="28.36096" calcext:value-type="float">
            <text:p>28.36096</text:p>
          </table:table-cell>
          <table:table-cell office:value-type="float" office:value="17.155" calcext:value-type="float">
            <text:p>17.155</text:p>
          </table:table-cell>
          <table:table-cell office:value-type="float" office:value="26.10519" calcext:value-type="float">
            <text:p>26.10519</text:p>
          </table:table-cell>
          <table:table-cell office:value-type="float" office:value="18.45453" calcext:value-type="float">
            <text:p>18.45453</text:p>
          </table:table-cell>
          <table:table-cell office:value-type="float" office:value="24.60129" calcext:value-type="float">
            <text:p>24.60129</text:p>
          </table:table-cell>
          <table:table-cell office:value-type="float" office:value="19.61246" calcext:value-type="float">
            <text:p>19.61246</text:p>
          </table:table-cell>
          <table:table-cell office:value-type="float" office:value="23.53925" calcext:value-type="float">
            <text:p>23.53925</text:p>
          </table:table-cell>
          <table:table-cell office:value-type="float" office:value="20.64282" calcext:value-type="float">
            <text:p>20.64282</text:p>
          </table:table-cell>
          <table:table-cell office:value-type="float" office:value="22.9606" calcext:value-type="float">
            <text:p>22.9606</text:p>
          </table:table-cell>
          <table:table-cell office:value-type="float" office:value="21.21442" calcext:value-type="float">
            <text:p>21.21442</text:p>
          </table:table-cell>
          <table:table-cell office:value-type="float" office:value="23.00885" calcext:value-type="float">
            <text:p>23.00885</text:p>
          </table:table-cell>
          <table:table-cell office:value-type="float" office:value="21.67224" calcext:value-type="float">
            <text:p>21.67224</text:p>
          </table:table-cell>
          <table:table-cell office:value-type="float" office:value="22.72156" calcext:value-type="float">
            <text:p>22.72156</text:p>
          </table:table-cell>
          <table:table-cell office:value-type="float" office:value="21.79379" calcext:value-type="float">
            <text:p>21.79379</text:p>
          </table:table-cell>
          <table:table-cell office:value-type="float" office:value="22.02603" calcext:value-type="float">
            <text:p>22.02603</text:p>
          </table:table-cell>
          <table:table-cell office:value-type="float" office:value="21.66611" calcext:value-type="float">
            <text:p>21.66611</text:p>
          </table:table-cell>
          <table:table-cell office:value-type="float" office:value="20.75494" calcext:value-type="float">
            <text:p>20.75494</text:p>
          </table:table-cell>
          <table:table-cell office:value-type="float" office:value="20.68936" calcext:value-type="float">
            <text:p>20.68936</text:p>
          </table:table-cell>
          <table:table-cell office:value-type="float" office:value="19.13028" calcext:value-type="float">
            <text:p>19.13028</text:p>
          </table:table-cell>
          <table:table-cell office:value-type="float" office:value="19.10385" calcext:value-type="float">
            <text:p>19.10385</text:p>
          </table:table-cell>
          <table:table-cell office:value-type="float" office:value="17.71829" calcext:value-type="float">
            <text:p>17.71829</text:p>
          </table:table-cell>
          <table:table-cell office:value-type="float" office:value="17.65628" calcext:value-type="float">
            <text:p>17.65628</text:p>
          </table:table-cell>
          <table:table-cell office:value-type="float" office:value="16.47818" calcext:value-type="float">
            <text:p>16.47818</text:p>
          </table:table-cell>
          <table:table-cell office:value-type="float" office:value="16.39386" calcext:value-type="float">
            <text:p>16.39386</text:p>
          </table:table-cell>
          <table:table-cell office:value-type="float" office:value="15.41702" calcext:value-type="float">
            <text:p>15.41702</text:p>
          </table:table-cell>
          <table:table-cell office:value-type="float" office:value="15.32434" calcext:value-type="float">
            <text:p>15.32434</text:p>
          </table:table-cell>
          <table:table-cell office:value-type="float" office:value="14.75165" calcext:value-type="float">
            <text:p>14.75165</text:p>
          </table:table-cell>
          <table:table-cell office:value-type="float" office:value="14.65927" calcext:value-type="float">
            <text:p>14.65927</text:p>
          </table:table-cell>
          <table:table-cell office:value-type="float" office:value="28.36096" calcext:value-type="float">
            <text:p>28.36096</text:p>
          </table:table-cell>
          <table:table-cell office:value-type="float" office:value="17.155" calcext:value-type="float">
            <text:p>17.1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26.89416" calcext:value-type="float">
            <text:p>26.89416</text:p>
          </table:table-cell>
          <table:table-cell office:value-type="float" office:value="35.41" calcext:value-type="float">
            <text:p>35.41</text:p>
          </table:table-cell>
          <table:table-cell office:value-type="float" office:value="20.92" calcext:value-type="float">
            <text:p>20.92</text:p>
          </table:table-cell>
          <table:table-cell office:value-type="float" office:value="2.322902" calcext:value-type="float">
            <text:p>2.322902</text:p>
          </table:table-cell>
          <table:table-cell office:value-type="float" office:value="1.612989" calcext:value-type="float">
            <text:p>1.612989</text:p>
          </table:table-cell>
          <table:table-cell office:value-type="float" office:value="366.552" calcext:value-type="float">
            <text:p>366.552</text:p>
          </table:table-cell>
          <table:table-cell office:value-type="float" office:value="0" calcext:value-type="float">
            <text:p>0</text:p>
          </table:table-cell>
          <table:table-cell office:value-type="float" office:value="30.90128" calcext:value-type="float">
            <text:p>30.90128</text:p>
          </table:table-cell>
          <table:table-cell office:value-type="float" office:value="19.15472" calcext:value-type="float">
            <text:p>19.15472</text:p>
          </table:table-cell>
          <table:table-cell office:value-type="float" office:value="27.49966" calcext:value-type="float">
            <text:p>27.49966</text:p>
          </table:table-cell>
          <table:table-cell office:value-type="float" office:value="19.99606" calcext:value-type="float">
            <text:p>19.99606</text:p>
          </table:table-cell>
          <table:table-cell office:value-type="float" office:value="26.12921" calcext:value-type="float">
            <text:p>26.12921</text:p>
          </table:table-cell>
          <table:table-cell office:value-type="float" office:value="20.65445" calcext:value-type="float">
            <text:p>20.65445</text:p>
          </table:table-cell>
          <table:table-cell office:value-type="float" office:value="24.85849" calcext:value-type="float">
            <text:p>24.85849</text:p>
          </table:table-cell>
          <table:table-cell office:value-type="float" office:value="21.16116" calcext:value-type="float">
            <text:p>21.16116</text:p>
          </table:table-cell>
          <table:table-cell office:value-type="float" office:value="24.04102" calcext:value-type="float">
            <text:p>24.04102</text:p>
          </table:table-cell>
          <table:table-cell office:value-type="float" office:value="21.43216" calcext:value-type="float">
            <text:p>21.43216</text:p>
          </table:table-cell>
          <table:table-cell office:value-type="float" office:value="23.1709" calcext:value-type="float">
            <text:p>23.1709</text:p>
          </table:table-cell>
          <table:table-cell office:value-type="float" office:value="21.63376" calcext:value-type="float">
            <text:p>21.63376</text:p>
          </table:table-cell>
          <table:table-cell office:value-type="float" office:value="22.42111" calcext:value-type="float">
            <text:p>22.42111</text:p>
          </table:table-cell>
          <table:table-cell office:value-type="float" office:value="21.63458" calcext:value-type="float">
            <text:p>21.63458</text:p>
          </table:table-cell>
          <table:table-cell office:value-type="float" office:value="21.66513" calcext:value-type="float">
            <text:p>21.66513</text:p>
          </table:table-cell>
          <table:table-cell office:value-type="float" office:value="21.46045" calcext:value-type="float">
            <text:p>21.46045</text:p>
          </table:table-cell>
          <table:table-cell office:value-type="float" office:value="20.68826" calcext:value-type="float">
            <text:p>20.68826</text:p>
          </table:table-cell>
          <table:table-cell office:value-type="float" office:value="20.57587" calcext:value-type="float">
            <text:p>20.57587</text:p>
          </table:table-cell>
          <table:table-cell office:value-type="float" office:value="19.1369" calcext:value-type="float">
            <text:p>19.1369</text:p>
          </table:table-cell>
          <table:table-cell office:value-type="float" office:value="19.13043" calcext:value-type="float">
            <text:p>19.13043</text:p>
          </table:table-cell>
          <table:table-cell office:value-type="float" office:value="17.77313" calcext:value-type="float">
            <text:p>17.77313</text:p>
          </table:table-cell>
          <table:table-cell office:value-type="float" office:value="17.7189" calcext:value-type="float">
            <text:p>17.7189</text:p>
          </table:table-cell>
          <table:table-cell office:value-type="float" office:value="16.55847" calcext:value-type="float">
            <text:p>16.55847</text:p>
          </table:table-cell>
          <table:table-cell office:value-type="float" office:value="16.4791" calcext:value-type="float">
            <text:p>16.4791</text:p>
          </table:table-cell>
          <table:table-cell office:value-type="float" office:value="15.50812" calcext:value-type="float">
            <text:p>15.50812</text:p>
          </table:table-cell>
          <table:table-cell office:value-type="float" office:value="15.418" calcext:value-type="float">
            <text:p>15.418</text:p>
          </table:table-cell>
          <table:table-cell office:value-type="float" office:value="14.84335" calcext:value-type="float">
            <text:p>14.84335</text:p>
          </table:table-cell>
          <table:table-cell office:value-type="float" office:value="14.75262" calcext:value-type="float">
            <text:p>14.75262</text:p>
          </table:table-cell>
          <table:table-cell office:value-type="float" office:value="30.90125" calcext:value-type="float">
            <text:p>30.90125</text:p>
          </table:table-cell>
          <table:table-cell office:value-type="float" office:value="19.15472" calcext:value-type="float">
            <text:p>19.15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28.87609" calcext:value-type="float">
            <text:p>28.87609</text:p>
          </table:table-cell>
          <table:table-cell office:value-type="float" office:value="31.93" calcext:value-type="float">
            <text:p>31.93</text:p>
          </table:table-cell>
          <table:table-cell office:value-type="float" office:value="19.46" calcext:value-type="float">
            <text:p>19.46</text:p>
          </table:table-cell>
          <table:table-cell office:value-type="float" office:value="2.10933" calcext:value-type="float">
            <text:p>2.10933</text:p>
          </table:table-cell>
          <table:table-cell office:value-type="float" office:value="1.093626" calcext:value-type="float">
            <text:p>1.093626</text:p>
          </table:table-cell>
          <table:table-cell office:value-type="float" office:value="173.7" calcext:value-type="float">
            <text:p>173.7</text:p>
          </table:table-cell>
          <table:table-cell office:value-type="float" office:value="0" calcext:value-type="float">
            <text:p>0</text:p>
          </table:table-cell>
          <table:table-cell office:value-type="float" office:value="36.4194" calcext:value-type="float">
            <text:p>36.4194</text:p>
          </table:table-cell>
          <table:table-cell office:value-type="float" office:value="21.26416" calcext:value-type="float">
            <text:p>21.26416</text:p>
          </table:table-cell>
          <table:table-cell office:value-type="float" office:value="31.06805" calcext:value-type="float">
            <text:p>31.06805</text:p>
          </table:table-cell>
          <table:table-cell office:value-type="float" office:value="22.7471" calcext:value-type="float">
            <text:p>22.7471</text:p>
          </table:table-cell>
          <table:table-cell office:value-type="float" office:value="28.6947" calcext:value-type="float">
            <text:p>28.6947</text:p>
          </table:table-cell>
          <table:table-cell office:value-type="float" office:value="23.19904" calcext:value-type="float">
            <text:p>23.19904</text:p>
          </table:table-cell>
          <table:table-cell office:value-type="float" office:value="26.78757" calcext:value-type="float">
            <text:p>26.78757</text:p>
          </table:table-cell>
          <table:table-cell office:value-type="float" office:value="23.26199" calcext:value-type="float">
            <text:p>23.26199</text:p>
          </table:table-cell>
          <table:table-cell office:value-type="float" office:value="25.5509" calcext:value-type="float">
            <text:p>25.5509</text:p>
          </table:table-cell>
          <table:table-cell office:value-type="float" office:value="23.14935" calcext:value-type="float">
            <text:p>23.14935</text:p>
          </table:table-cell>
          <table:table-cell office:value-type="float" office:value="24.33234" calcext:value-type="float">
            <text:p>24.33234</text:p>
          </table:table-cell>
          <table:table-cell office:value-type="float" office:value="22.91022" calcext:value-type="float">
            <text:p>22.91022</text:p>
          </table:table-cell>
          <table:table-cell office:value-type="float" office:value="23.35648" calcext:value-type="float">
            <text:p>23.35648</text:p>
          </table:table-cell>
          <table:table-cell office:value-type="float" office:value="22.436" calcext:value-type="float">
            <text:p>22.436</text:p>
          </table:table-cell>
          <table:table-cell office:value-type="float" office:value="21.95065" calcext:value-type="float">
            <text:p>21.95065</text:p>
          </table:table-cell>
          <table:table-cell office:value-type="float" office:value="21.52777" calcext:value-type="float">
            <text:p>21.52777</text:p>
          </table:table-cell>
          <table:table-cell office:value-type="float" office:value="20.59073" calcext:value-type="float">
            <text:p>20.59073</text:p>
          </table:table-cell>
          <table:table-cell office:value-type="float" office:value="20.56415" calcext:value-type="float">
            <text:p>20.56415</text:p>
          </table:table-cell>
          <table:table-cell office:value-type="float" office:value="19.13916" calcext:value-type="float">
            <text:p>19.13916</text:p>
          </table:table-cell>
          <table:table-cell office:value-type="float" office:value="19.13544" calcext:value-type="float">
            <text:p>19.13544</text:p>
          </table:table-cell>
          <table:table-cell office:value-type="float" office:value="17.81906" calcext:value-type="float">
            <text:p>17.81906</text:p>
          </table:table-cell>
          <table:table-cell office:value-type="float" office:value="17.77365" calcext:value-type="float">
            <text:p>17.77365</text:p>
          </table:table-cell>
          <table:table-cell office:value-type="float" office:value="16.6333" calcext:value-type="float">
            <text:p>16.6333</text:p>
          </table:table-cell>
          <table:table-cell office:value-type="float" office:value="16.55927" calcext:value-type="float">
            <text:p>16.55927</text:p>
          </table:table-cell>
          <table:table-cell office:value-type="float" office:value="15.59595" calcext:value-type="float">
            <text:p>15.59595</text:p>
          </table:table-cell>
          <table:table-cell office:value-type="float" office:value="15.50906" calcext:value-type="float">
            <text:p>15.50906</text:p>
          </table:table-cell>
          <table:table-cell office:value-type="float" office:value="14.93243" calcext:value-type="float">
            <text:p>14.93243</text:p>
          </table:table-cell>
          <table:table-cell office:value-type="float" office:value="14.8443" calcext:value-type="float">
            <text:p>14.8443</text:p>
          </table:table-cell>
          <table:table-cell office:value-type="float" office:value="36.41937" calcext:value-type="float">
            <text:p>36.41937</text:p>
          </table:table-cell>
          <table:table-cell office:value-type="float" office:value="21.26416" calcext:value-type="float">
            <text:p>21.26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22.07268" calcext:value-type="float">
            <text:p>22.07268</text:p>
          </table:table-cell>
          <table:table-cell office:value-type="float" office:value="32.66" calcext:value-type="float">
            <text:p>32.66</text:p>
          </table:table-cell>
          <table:table-cell office:value-type="float" office:value="17.28" calcext:value-type="float">
            <text:p>17.28</text:p>
          </table:table-cell>
          <table:table-cell office:value-type="float" office:value="1.824646" calcext:value-type="float">
            <text:p>1.824646</text:p>
          </table:table-cell>
          <table:table-cell office:value-type="float" office:value="1.449991" calcext:value-type="float">
            <text:p>1.449991</text:p>
          </table:table-cell>
          <table:table-cell office:value-type="float" office:value="284.148" calcext:value-type="float">
            <text:p>284.148</text:p>
          </table:table-cell>
          <table:table-cell office:value-type="float" office:value="30" calcext:value-type="float">
            <text:p>30</text:p>
          </table:table-cell>
          <table:table-cell office:value-type="float" office:value="30.64651" calcext:value-type="float">
            <text:p>30.64651</text:p>
          </table:table-cell>
          <table:table-cell office:value-type="float" office:value="19.29904" calcext:value-type="float">
            <text:p>19.29904</text:p>
          </table:table-cell>
          <table:table-cell office:value-type="float" office:value="28.92844" calcext:value-type="float">
            <text:p>28.92844</text:p>
          </table:table-cell>
          <table:table-cell office:value-type="float" office:value="21.22226" calcext:value-type="float">
            <text:p>21.22226</text:p>
          </table:table-cell>
          <table:table-cell office:value-type="float" office:value="27.18906" calcext:value-type="float">
            <text:p>27.18906</text:p>
          </table:table-cell>
          <table:table-cell office:value-type="float" office:value="22.21967" calcext:value-type="float">
            <text:p>22.21967</text:p>
          </table:table-cell>
          <table:table-cell office:value-type="float" office:value="25.61072" calcext:value-type="float">
            <text:p>25.61072</text:p>
          </table:table-cell>
          <table:table-cell office:value-type="float" office:value="22.7818" calcext:value-type="float">
            <text:p>22.7818</text:p>
          </table:table-cell>
          <table:table-cell office:value-type="float" office:value="24.85361" calcext:value-type="float">
            <text:p>24.85361</text:p>
          </table:table-cell>
          <table:table-cell office:value-type="float" office:value="22.98892" calcext:value-type="float">
            <text:p>22.98892</text:p>
          </table:table-cell>
          <table:table-cell office:value-type="float" office:value="24.27567" calcext:value-type="float">
            <text:p>24.27567</text:p>
          </table:table-cell>
          <table:table-cell office:value-type="float" office:value="22.96481" calcext:value-type="float">
            <text:p>22.96481</text:p>
          </table:table-cell>
          <table:table-cell office:value-type="float" office:value="23.36716" calcext:value-type="float">
            <text:p>23.36716</text:p>
          </table:table-cell>
          <table:table-cell office:value-type="float" office:value="22.68597" calcext:value-type="float">
            <text:p>22.68597</text:p>
          </table:table-cell>
          <table:table-cell office:value-type="float" office:value="22.12085" calcext:value-type="float">
            <text:p>22.12085</text:p>
          </table:table-cell>
          <table:table-cell office:value-type="float" office:value="21.9584" calcext:value-type="float">
            <text:p>21.9584</text:p>
          </table:table-cell>
          <table:table-cell office:value-type="float" office:value="20.70966" calcext:value-type="float">
            <text:p>20.70966</text:p>
          </table:table-cell>
          <table:table-cell office:value-type="float" office:value="20.59189" calcext:value-type="float">
            <text:p>20.59189</text:p>
          </table:table-cell>
          <table:table-cell office:value-type="float" office:value="19.17072" calcext:value-type="float">
            <text:p>19.17072</text:p>
          </table:table-cell>
          <table:table-cell office:value-type="float" office:value="19.13934" calcext:value-type="float">
            <text:p>19.13934</text:p>
          </table:table-cell>
          <table:table-cell office:value-type="float" office:value="17.86484" calcext:value-type="float">
            <text:p>17.86484</text:p>
          </table:table-cell>
          <table:table-cell office:value-type="float" office:value="17.81952" calcext:value-type="float">
            <text:p>17.81952</text:p>
          </table:table-cell>
          <table:table-cell office:value-type="float" office:value="16.70346" calcext:value-type="float">
            <text:p>16.70346</text:p>
          </table:table-cell>
          <table:table-cell office:value-type="float" office:value="16.634" calcext:value-type="float">
            <text:p>16.634</text:p>
          </table:table-cell>
          <table:table-cell office:value-type="float" office:value="15.68021" calcext:value-type="float">
            <text:p>15.68021</text:p>
          </table:table-cell>
          <table:table-cell office:value-type="float" office:value="15.59686" calcext:value-type="float">
            <text:p>15.59686</text:p>
          </table:table-cell>
          <table:table-cell office:value-type="float" office:value="15.01859" calcext:value-type="float">
            <text:p>15.01859</text:p>
          </table:table-cell>
          <table:table-cell office:value-type="float" office:value="14.93335" calcext:value-type="float">
            <text:p>14.93335</text:p>
          </table:table-cell>
          <table:table-cell office:value-type="float" office:value="27.56079" calcext:value-type="float">
            <text:p>27.56079</text:p>
          </table:table-cell>
          <table:table-cell office:value-type="float" office:value="19.29904" calcext:value-type="float">
            <text:p>19.29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26.75736" calcext:value-type="float">
            <text:p>26.75736</text:p>
          </table:table-cell>
          <table:table-cell office:value-type="float" office:value="36.98" calcext:value-type="float">
            <text:p>36.98</text:p>
          </table:table-cell>
          <table:table-cell office:value-type="float" office:value="23.86" calcext:value-type="float">
            <text:p>23.86</text:p>
          </table:table-cell>
          <table:table-cell office:value-type="float" office:value="2.039838" calcext:value-type="float">
            <text:p>2.039838</text:p>
          </table:table-cell>
          <table:table-cell office:value-type="float" office:value="1.246394" calcext:value-type="float">
            <text:p>1.24639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0" calcext:value-type="float">
            <text:p>0</text:p>
          </table:table-cell>
          <table:table-cell office:value-type="float" office:value="29.78458" calcext:value-type="float">
            <text:p>29.78458</text:p>
          </table:table-cell>
          <table:table-cell office:value-type="float" office:value="21.2132" calcext:value-type="float">
            <text:p>21.2132</text:p>
          </table:table-cell>
          <table:table-cell office:value-type="float" office:value="27.54221" calcext:value-type="float">
            <text:p>27.54221</text:p>
          </table:table-cell>
          <table:table-cell office:value-type="float" office:value="21.79211" calcext:value-type="float">
            <text:p>21.79211</text:p>
          </table:table-cell>
          <table:table-cell office:value-type="float" office:value="26.0582" calcext:value-type="float">
            <text:p>26.0582</text:p>
          </table:table-cell>
          <table:table-cell office:value-type="float" office:value="22.24545" calcext:value-type="float">
            <text:p>22.24545</text:p>
          </table:table-cell>
          <table:table-cell office:value-type="float" office:value="24.92215" calcext:value-type="float">
            <text:p>24.92215</text:p>
          </table:table-cell>
          <table:table-cell office:value-type="float" office:value="22.57443" calcext:value-type="float">
            <text:p>22.57443</text:p>
          </table:table-cell>
          <table:table-cell office:value-type="float" office:value="24.20529" calcext:value-type="float">
            <text:p>24.20529</text:p>
          </table:table-cell>
          <table:table-cell office:value-type="float" office:value="22.70035" calcext:value-type="float">
            <text:p>22.70035</text:p>
          </table:table-cell>
          <table:table-cell office:value-type="float" office:value="23.57098" calcext:value-type="float">
            <text:p>23.57098</text:p>
          </table:table-cell>
          <table:table-cell office:value-type="float" office:value="22.71875" calcext:value-type="float">
            <text:p>22.71875</text:p>
          </table:table-cell>
          <table:table-cell office:value-type="float" office:value="23.06525" calcext:value-type="float">
            <text:p>23.06525</text:p>
          </table:table-cell>
          <table:table-cell office:value-type="float" office:value="22.51199" calcext:value-type="float">
            <text:p>22.51199</text:p>
          </table:table-cell>
          <table:table-cell office:value-type="float" office:value="22.14145" calcext:value-type="float">
            <text:p>22.14145</text:p>
          </table:table-cell>
          <table:table-cell office:value-type="float" office:value="22.02747" calcext:value-type="float">
            <text:p>22.02747</text:p>
          </table:table-cell>
          <table:table-cell office:value-type="float" office:value="20.77213" calcext:value-type="float">
            <text:p>20.77213</text:p>
          </table:table-cell>
          <table:table-cell office:value-type="float" office:value="20.71075" calcext:value-type="float">
            <text:p>20.71075</text:p>
          </table:table-cell>
          <table:table-cell office:value-type="float" office:value="19.21967" calcext:value-type="float">
            <text:p>19.21967</text:p>
          </table:table-cell>
          <table:table-cell office:value-type="float" office:value="19.17117" calcext:value-type="float">
            <text:p>19.17117</text:p>
          </table:table-cell>
          <table:table-cell office:value-type="float" office:value="17.91705" calcext:value-type="float">
            <text:p>17.91705</text:p>
          </table:table-cell>
          <table:table-cell office:value-type="float" office:value="17.86536" calcext:value-type="float">
            <text:p>17.86536</text:p>
          </table:table-cell>
          <table:table-cell office:value-type="float" office:value="16.772" calcext:value-type="float">
            <text:p>16.772</text:p>
          </table:table-cell>
          <table:table-cell office:value-type="float" office:value="16.70422" calcext:value-type="float">
            <text:p>16.70422</text:p>
          </table:table-cell>
          <table:table-cell office:value-type="float" office:value="15.76138" calcext:value-type="float">
            <text:p>15.76138</text:p>
          </table:table-cell>
          <table:table-cell office:value-type="float" office:value="15.68106" calcext:value-type="float">
            <text:p>15.68106</text:p>
          </table:table-cell>
          <table:table-cell office:value-type="float" office:value="15.10187" calcext:value-type="float">
            <text:p>15.10187</text:p>
          </table:table-cell>
          <table:table-cell office:value-type="float" office:value="15.01947" calcext:value-type="float">
            <text:p>15.01947</text:p>
          </table:table-cell>
          <table:table-cell office:value-type="float" office:value="29.78458" calcext:value-type="float">
            <text:p>29.78458</text:p>
          </table:table-cell>
          <table:table-cell office:value-type="float" office:value="21.2132" calcext:value-type="float">
            <text:p>21.2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23.89968" calcext:value-type="float">
            <text:p>23.89968</text:p>
          </table:table-cell>
          <table:table-cell office:value-type="float" office:value="31.25" calcext:value-type="float">
            <text:p>31.25</text:p>
          </table:table-cell>
          <table:table-cell office:value-type="float" office:value="20.77" calcext:value-type="float">
            <text:p>20.77</text:p>
          </table:table-cell>
          <table:table-cell office:value-type="float" office:value="2.177889" calcext:value-type="float">
            <text:p>2.177889</text:p>
          </table:table-cell>
          <table:table-cell office:value-type="float" office:value="1.644144" calcext:value-type="float">
            <text:p>1.644144</text:p>
          </table:table-cell>
          <table:table-cell office:value-type="float" office:value="278.748" calcext:value-type="float">
            <text:p>278.748</text:p>
          </table:table-cell>
          <table:table-cell office:value-type="float" office:value="0" calcext:value-type="float">
            <text:p>0</text:p>
          </table:table-cell>
          <table:table-cell office:value-type="float" office:value="29.64716" calcext:value-type="float">
            <text:p>29.64716</text:p>
          </table:table-cell>
          <table:table-cell office:value-type="float" office:value="20.18857" calcext:value-type="float">
            <text:p>20.18857</text:p>
          </table:table-cell>
          <table:table-cell office:value-type="float" office:value="26.76178" calcext:value-type="float">
            <text:p>26.76178</text:p>
          </table:table-cell>
          <table:table-cell office:value-type="float" office:value="21.29074" calcext:value-type="float">
            <text:p>21.29074</text:p>
          </table:table-cell>
          <table:table-cell office:value-type="float" office:value="25.58417" calcext:value-type="float">
            <text:p>25.58417</text:p>
          </table:table-cell>
          <table:table-cell office:value-type="float" office:value="21.91522" calcext:value-type="float">
            <text:p>21.91522</text:p>
          </table:table-cell>
          <table:table-cell office:value-type="float" office:value="24.6011" calcext:value-type="float">
            <text:p>24.6011</text:p>
          </table:table-cell>
          <table:table-cell office:value-type="float" office:value="22.32446" calcext:value-type="float">
            <text:p>22.32446</text:p>
          </table:table-cell>
          <table:table-cell office:value-type="float" office:value="23.9559" calcext:value-type="float">
            <text:p>23.9559</text:p>
          </table:table-cell>
          <table:table-cell office:value-type="float" office:value="22.49905" calcext:value-type="float">
            <text:p>22.49905</text:p>
          </table:table-cell>
          <table:table-cell office:value-type="float" office:value="23.39069" calcext:value-type="float">
            <text:p>23.39069</text:p>
          </table:table-cell>
          <table:table-cell office:value-type="float" office:value="22.56284" calcext:value-type="float">
            <text:p>22.56284</text:p>
          </table:table-cell>
          <table:table-cell office:value-type="float" office:value="22.89999" calcext:value-type="float">
            <text:p>22.89999</text:p>
          </table:table-cell>
          <table:table-cell office:value-type="float" office:value="22.38864" calcext:value-type="float">
            <text:p>22.38864</text:p>
          </table:table-cell>
          <table:table-cell office:value-type="float" office:value="22.07401" calcext:value-type="float">
            <text:p>22.07401</text:p>
          </table:table-cell>
          <table:table-cell office:value-type="float" office:value="21.95627" calcext:value-type="float">
            <text:p>21.95627</text:p>
          </table:table-cell>
          <table:table-cell office:value-type="float" office:value="20.79126" calcext:value-type="float">
            <text:p>20.79126</text:p>
          </table:table-cell>
          <table:table-cell office:value-type="float" office:value="20.77255" calcext:value-type="float">
            <text:p>20.77255</text:p>
          </table:table-cell>
          <table:table-cell office:value-type="float" office:value="19.26703" calcext:value-type="float">
            <text:p>19.26703</text:p>
          </table:table-cell>
          <table:table-cell office:value-type="float" office:value="19.22012" calcext:value-type="float">
            <text:p>19.22012</text:p>
          </table:table-cell>
          <table:table-cell office:value-type="float" office:value="17.97321" calcext:value-type="float">
            <text:p>17.97321</text:p>
          </table:table-cell>
          <table:table-cell office:value-type="float" office:value="17.9176" calcext:value-type="float">
            <text:p>17.9176</text:p>
          </table:table-cell>
          <table:table-cell office:value-type="float" office:value="16.8396" calcext:value-type="float">
            <text:p>16.8396</text:p>
          </table:table-cell>
          <table:table-cell office:value-type="float" office:value="16.77271" calcext:value-type="float">
            <text:p>16.77271</text:p>
          </table:table-cell>
          <table:table-cell office:value-type="float" office:value="15.83957" calcext:value-type="float">
            <text:p>15.83957</text:p>
          </table:table-cell>
          <table:table-cell office:value-type="float" office:value="15.76221" calcext:value-type="float">
            <text:p>15.76221</text:p>
          </table:table-cell>
          <table:table-cell office:value-type="float" office:value="15.18289" calcext:value-type="float">
            <text:p>15.18289</text:p>
          </table:table-cell>
          <table:table-cell office:value-type="float" office:value="15.10272" calcext:value-type="float">
            <text:p>15.10272</text:p>
          </table:table-cell>
          <table:table-cell office:value-type="float" office:value="29.64713" calcext:value-type="float">
            <text:p>29.64713</text:p>
          </table:table-cell>
          <table:table-cell office:value-type="float" office:value="20.1886" calcext:value-type="float">
            <text:p>20.18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23.37084" calcext:value-type="float">
            <text:p>23.37084</text:p>
          </table:table-cell>
          <table:table-cell office:value-type="float" office:value="29.82" calcext:value-type="float">
            <text:p>29.82</text:p>
          </table:table-cell>
          <table:table-cell office:value-type="float" office:value="19.81" calcext:value-type="float">
            <text:p>19.81</text:p>
          </table:table-cell>
          <table:table-cell office:value-type="float" office:value="2.240304" calcext:value-type="float">
            <text:p>2.240304</text:p>
          </table:table-cell>
          <table:table-cell office:value-type="float" office:value="1.90455" calcext:value-type="float">
            <text:p>1.90455</text:p>
          </table:table-cell>
          <table:table-cell office:value-type="float" office:value="158.256" calcext:value-type="float">
            <text:p>158.256</text:p>
          </table:table-cell>
          <table:table-cell office:value-type="float" office:value="0" calcext:value-type="float">
            <text:p>0</text:p>
          </table:table-cell>
          <table:table-cell office:value-type="float" office:value="31.71564" calcext:value-type="float">
            <text:p>31.71564</text:p>
          </table:table-cell>
          <table:table-cell office:value-type="float" office:value="20.74078" calcext:value-type="float">
            <text:p>20.74078</text:p>
          </table:table-cell>
          <table:table-cell office:value-type="float" office:value="27.9726" calcext:value-type="float">
            <text:p>27.9726</text:p>
          </table:table-cell>
          <table:table-cell office:value-type="float" office:value="21.74548" calcext:value-type="float">
            <text:p>21.74548</text:p>
          </table:table-cell>
          <table:table-cell office:value-type="float" office:value="26.4212" calcext:value-type="float">
            <text:p>26.4212</text:p>
          </table:table-cell>
          <table:table-cell office:value-type="float" office:value="22.23166" calcext:value-type="float">
            <text:p>22.23166</text:p>
          </table:table-cell>
          <table:table-cell office:value-type="float" office:value="25.16974" calcext:value-type="float">
            <text:p>25.16974</text:p>
          </table:table-cell>
          <table:table-cell office:value-type="float" office:value="22.48889" calcext:value-type="float">
            <text:p>22.48889</text:p>
          </table:table-cell>
          <table:table-cell office:value-type="float" office:value="24.35907" calcext:value-type="float">
            <text:p>24.35907</text:p>
          </table:table-cell>
          <table:table-cell office:value-type="float" office:value="22.5798" calcext:value-type="float">
            <text:p>22.5798</text:p>
          </table:table-cell>
          <table:table-cell office:value-type="float" office:value="23.56033" calcext:value-type="float">
            <text:p>23.56033</text:p>
          </table:table-cell>
          <table:table-cell office:value-type="float" office:value="22.57785" calcext:value-type="float">
            <text:p>22.57785</text:p>
          </table:table-cell>
          <table:table-cell office:value-type="float" office:value="22.90851" calcext:value-type="float">
            <text:p>22.90851</text:p>
          </table:table-cell>
          <table:table-cell office:value-type="float" office:value="22.37524" calcext:value-type="float">
            <text:p>22.37524</text:p>
          </table:table-cell>
          <table:table-cell office:value-type="float" office:value="22.00235" calcext:value-type="float">
            <text:p>22.00235</text:p>
          </table:table-cell>
          <table:table-cell office:value-type="float" office:value="21.92545" calcext:value-type="float">
            <text:p>21.92545</text:p>
          </table:table-cell>
          <table:table-cell office:value-type="float" office:value="20.79642" calcext:value-type="float">
            <text:p>20.79642</text:p>
          </table:table-cell>
          <table:table-cell office:value-type="float" office:value="20.79001" calcext:value-type="float">
            <text:p>20.79001</text:p>
          </table:table-cell>
          <table:table-cell office:value-type="float" office:value="19.30746" calcext:value-type="float">
            <text:p>19.30746</text:p>
          </table:table-cell>
          <table:table-cell office:value-type="float" office:value="19.26752" calcext:value-type="float">
            <text:p>19.26752</text:p>
          </table:table-cell>
          <table:table-cell office:value-type="float" office:value="18.02881" calcext:value-type="float">
            <text:p>18.02881</text:p>
          </table:table-cell>
          <table:table-cell office:value-type="float" office:value="17.97379" calcext:value-type="float">
            <text:p>17.97379</text:p>
          </table:table-cell>
          <table:table-cell office:value-type="float" office:value="16.90622" calcext:value-type="float">
            <text:p>16.90622</text:p>
          </table:table-cell>
          <table:table-cell office:value-type="float" office:value="16.84027" calcext:value-type="float">
            <text:p>16.84027</text:p>
          </table:table-cell>
          <table:table-cell office:value-type="float" office:value="15.91562" calcext:value-type="float">
            <text:p>15.91562</text:p>
          </table:table-cell>
          <table:table-cell office:value-type="float" office:value="15.84036" calcext:value-type="float">
            <text:p>15.84036</text:p>
          </table:table-cell>
          <table:table-cell office:value-type="float" office:value="15.26151" calcext:value-type="float">
            <text:p>15.26151</text:p>
          </table:table-cell>
          <table:table-cell office:value-type="float" office:value="15.18372" calcext:value-type="float">
            <text:p>15.18372</text:p>
          </table:table-cell>
          <table:table-cell office:value-type="float" office:value="31.71561" calcext:value-type="float">
            <text:p>31.71561</text:p>
          </table:table-cell>
          <table:table-cell office:value-type="float" office:value="20.74078" calcext:value-type="float">
            <text:p>20.74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24.498" calcext:value-type="float">
            <text:p>24.498</text:p>
          </table:table-cell>
          <table:table-cell office:value-type="float" office:value="34.61" calcext:value-type="float">
            <text:p>34.61</text:p>
          </table:table-cell>
          <table:table-cell office:value-type="float" office:value="20.24" calcext:value-type="float">
            <text:p>20.24</text:p>
          </table:table-cell>
          <table:table-cell office:value-type="float" office:value="2.37039" calcext:value-type="float">
            <text:p>2.37039</text:p>
          </table:table-cell>
          <table:table-cell office:value-type="float" office:value="1.293443" calcext:value-type="float">
            <text:p>1.293443</text:p>
          </table:table-cell>
          <table:table-cell office:value-type="float" office:value="182.772" calcext:value-type="float">
            <text:p>182.772</text:p>
          </table:table-cell>
          <table:table-cell office:value-type="float" office:value="0" calcext:value-type="float">
            <text:p>0</text:p>
          </table:table-cell>
          <table:table-cell office:value-type="float" office:value="35.65753" calcext:value-type="float">
            <text:p>35.65753</text:p>
          </table:table-cell>
          <table:table-cell office:value-type="float" office:value="20.73297" calcext:value-type="float">
            <text:p>20.73297</text:p>
          </table:table-cell>
          <table:table-cell office:value-type="float" office:value="30.68503" calcext:value-type="float">
            <text:p>30.68503</text:p>
          </table:table-cell>
          <table:table-cell office:value-type="float" office:value="21.97885" calcext:value-type="float">
            <text:p>21.97885</text:p>
          </table:table-cell>
          <table:table-cell office:value-type="float" office:value="28.31" calcext:value-type="float">
            <text:p>28.31</text:p>
          </table:table-cell>
          <table:table-cell office:value-type="float" office:value="22.55905" calcext:value-type="float">
            <text:p>22.55905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22.85498" calcext:value-type="float">
            <text:p>22.85498</text:p>
          </table:table-cell>
          <table:table-cell office:value-type="float" office:value="25.38071" calcext:value-type="float">
            <text:p>25.38071</text:p>
          </table:table-cell>
          <table:table-cell office:value-type="float" office:value="22.92889" calcext:value-type="float">
            <text:p>22.92889</text:p>
          </table:table-cell>
          <table:table-cell office:value-type="float" office:value="24.28195" calcext:value-type="float">
            <text:p>24.28195</text:p>
          </table:table-cell>
          <table:table-cell office:value-type="float" office:value="22.8812" calcext:value-type="float">
            <text:p>22.8812</text:p>
          </table:table-cell>
          <table:table-cell office:value-type="float" office:value="23.41425" calcext:value-type="float">
            <text:p>23.41425</text:p>
          </table:table-cell>
          <table:table-cell office:value-type="float" office:value="22.59351" calcext:value-type="float">
            <text:p>22.59351</text:p>
          </table:table-cell>
          <table:table-cell office:value-type="float" office:value="22.16803" calcext:value-type="float">
            <text:p>22.16803</text:p>
          </table:table-cell>
          <table:table-cell office:value-type="float" office:value="21.98325" calcext:value-type="float">
            <text:p>21.98325</text:p>
          </table:table-cell>
          <table:table-cell office:value-type="float" office:value="20.83411" calcext:value-type="float">
            <text:p>20.83411</text:p>
          </table:table-cell>
          <table:table-cell office:value-type="float" office:value="20.79459" calcext:value-type="float">
            <text:p>20.79459</text:p>
          </table:table-cell>
          <table:table-cell office:value-type="float" office:value="19.34671" calcext:value-type="float">
            <text:p>19.34671</text:p>
          </table:table-cell>
          <table:table-cell office:value-type="float" office:value="19.30786" calcext:value-type="float">
            <text:p>19.30786</text:p>
          </table:table-cell>
          <table:table-cell office:value-type="float" office:value="18.08292" calcext:value-type="float">
            <text:p>18.08292</text:p>
          </table:table-cell>
          <table:table-cell office:value-type="float" office:value="18.02945" calcext:value-type="float">
            <text:p>18.02945</text:p>
          </table:table-cell>
          <table:table-cell office:value-type="float" office:value="16.97183" calcext:value-type="float">
            <text:p>16.97183</text:p>
          </table:table-cell>
          <table:table-cell office:value-type="float" office:value="16.90692" calcext:value-type="float">
            <text:p>16.90692</text:p>
          </table:table-cell>
          <table:table-cell office:value-type="float" office:value="15.98969" calcext:value-type="float">
            <text:p>15.98969</text:p>
          </table:table-cell>
          <table:table-cell office:value-type="float" office:value="15.91641" calcext:value-type="float">
            <text:p>15.91641</text:p>
          </table:table-cell>
          <table:table-cell office:value-type="float" office:value="15.33765" calcext:value-type="float">
            <text:p>15.33765</text:p>
          </table:table-cell>
          <table:table-cell office:value-type="float" office:value="15.2623" calcext:value-type="float">
            <text:p>15.2623</text:p>
          </table:table-cell>
          <table:table-cell office:value-type="float" office:value="35.6575" calcext:value-type="float">
            <text:p>35.6575</text:p>
          </table:table-cell>
          <table:table-cell office:value-type="float" office:value="20.733" calcext:value-type="float">
            <text:p>20.7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7.51847" calcext:value-type="float">
            <text:p>17.51847</text:p>
          </table:table-cell>
          <table:table-cell office:value-type="float" office:value="26.48" calcext:value-type="float">
            <text:p>26.48</text:p>
          </table:table-cell>
          <table:table-cell office:value-type="float" office:value="17.01" calcext:value-type="float">
            <text:p>17.01</text:p>
          </table:table-cell>
          <table:table-cell office:value-type="float" office:value="2.02399" calcext:value-type="float">
            <text:p>2.02399</text:p>
          </table:table-cell>
          <table:table-cell office:value-type="float" office:value="1.358509" calcext:value-type="float">
            <text:p>1.358509</text:p>
          </table:table-cell>
          <table:table-cell office:value-type="float" office:value="199.692" calcext:value-type="float">
            <text:p>199.692</text:p>
          </table:table-cell>
          <table:table-cell office:value-type="float" office:value="30" calcext:value-type="float">
            <text:p>30</text:p>
          </table:table-cell>
          <table:table-cell office:value-type="float" office:value="27.2659" calcext:value-type="float">
            <text:p>27.2659</text:p>
          </table:table-cell>
          <table:table-cell office:value-type="float" office:value="17.64261" calcext:value-type="float">
            <text:p>17.64261</text:p>
          </table:table-cell>
          <table:table-cell office:value-type="float" office:value="25.22409" calcext:value-type="float">
            <text:p>25.22409</text:p>
          </table:table-cell>
          <table:table-cell office:value-type="float" office:value="19.30307" calcext:value-type="float">
            <text:p>19.30307</text:p>
          </table:table-cell>
          <table:table-cell office:value-type="float" office:value="25.29318" calcext:value-type="float">
            <text:p>25.29318</text:p>
          </table:table-cell>
          <table:table-cell office:value-type="float" office:value="20.63931" calcext:value-type="float">
            <text:p>20.63931</text:p>
          </table:table-cell>
          <table:table-cell office:value-type="float" office:value="25.20187" calcext:value-type="float">
            <text:p>25.20187</text:p>
          </table:table-cell>
          <table:table-cell office:value-type="float" office:value="21.80743" calcext:value-type="float">
            <text:p>21.80743</text:p>
          </table:table-cell>
          <table:table-cell office:value-type="float" office:value="24.83313" calcext:value-type="float">
            <text:p>24.83313</text:p>
          </table:table-cell>
          <table:table-cell office:value-type="float" office:value="22.34097" calcext:value-type="float">
            <text:p>22.34097</text:p>
          </table:table-cell>
          <table:table-cell office:value-type="float" office:value="24.24634" calcext:value-type="float">
            <text:p>24.24634</text:p>
          </table:table-cell>
          <table:table-cell office:value-type="float" office:value="22.79126" calcext:value-type="float">
            <text:p>22.79126</text:p>
          </table:table-cell>
          <table:table-cell office:value-type="float" office:value="23.42911" calcext:value-type="float">
            <text:p>23.42911</text:p>
          </table:table-cell>
          <table:table-cell office:value-type="float" office:value="22.72864" calcext:value-type="float">
            <text:p>22.72864</text:p>
          </table:table-cell>
          <table:table-cell office:value-type="float" office:value="22.30457" calcext:value-type="float">
            <text:p>22.30457</text:p>
          </table:table-cell>
          <table:table-cell office:value-type="float" office:value="22.17416" calcext:value-type="float">
            <text:p>22.17416</text:p>
          </table:table-cell>
          <table:table-cell office:value-type="float" office:value="20.93176" calcext:value-type="float">
            <text:p>20.93176</text:p>
          </table:table-cell>
          <table:table-cell office:value-type="float" office:value="20.83499" calcext:value-type="float">
            <text:p>20.83499</text:p>
          </table:table-cell>
          <table:table-cell office:value-type="float" office:value="19.39795" calcext:value-type="float">
            <text:p>19.39795</text:p>
          </table:table-cell>
          <table:table-cell office:value-type="float" office:value="19.34714" calcext:value-type="float">
            <text:p>19.34714</text:p>
          </table:table-cell>
          <table:table-cell office:value-type="float" office:value="18.1377" calcext:value-type="float">
            <text:p>18.1377</text:p>
          </table:table-cell>
          <table:table-cell office:value-type="float" office:value="18.08347" calcext:value-type="float">
            <text:p>18.08347</text:p>
          </table:table-cell>
          <table:table-cell office:value-type="float" office:value="17.03641" calcext:value-type="float">
            <text:p>17.03641</text:p>
          </table:table-cell>
          <table:table-cell office:value-type="float" office:value="16.97247" calcext:value-type="float">
            <text:p>16.97247</text:p>
          </table:table-cell>
          <table:table-cell office:value-type="float" office:value="16.06201" calcext:value-type="float">
            <text:p>16.06201</text:p>
          </table:table-cell>
          <table:table-cell office:value-type="float" office:value="15.99045" calcext:value-type="float">
            <text:p>15.99045</text:p>
          </table:table-cell>
          <table:table-cell office:value-type="float" office:value="15.41165" calcext:value-type="float">
            <text:p>15.41165</text:p>
          </table:table-cell>
          <table:table-cell office:value-type="float" office:value="15.33841" calcext:value-type="float">
            <text:p>15.33841</text:p>
          </table:table-cell>
          <table:table-cell office:value-type="float" office:value="27.26587" calcext:value-type="float">
            <text:p>27.26587</text:p>
          </table:table-cell>
          <table:table-cell office:value-type="float" office:value="17.78696" calcext:value-type="float">
            <text:p>17.78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23.37204" calcext:value-type="float">
            <text:p>23.37204</text:p>
          </table:table-cell>
          <table:table-cell office:value-type="float" office:value="26.09" calcext:value-type="float">
            <text:p>26.09</text:p>
          </table:table-cell>
          <table:table-cell office:value-type="float" office:value="14.41" calcext:value-type="float">
            <text:p>14.41</text:p>
          </table:table-cell>
          <table:table-cell office:value-type="float" office:value="1.606766" calcext:value-type="float">
            <text:p>1.606766</text:p>
          </table:table-cell>
          <table:table-cell office:value-type="float" office:value="1.278325" calcext:value-type="float">
            <text:p>1.278325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23.86789" calcext:value-type="float">
            <text:p>23.86789</text:p>
          </table:table-cell>
          <table:table-cell office:value-type="float" office:value="15.53195" calcext:value-type="float">
            <text:p>15.53195</text:p>
          </table:table-cell>
          <table:table-cell office:value-type="float" office:value="22.57907" calcext:value-type="float">
            <text:p>22.57907</text:p>
          </table:table-cell>
          <table:table-cell office:value-type="float" office:value="17.02905" calcext:value-type="float">
            <text:p>17.02905</text:p>
          </table:table-cell>
          <table:table-cell office:value-type="float" office:value="21.98706" calcext:value-type="float">
            <text:p>21.98706</text:p>
          </table:table-cell>
          <table:table-cell office:value-type="float" office:value="18.35492" calcext:value-type="float">
            <text:p>18.35492</text:p>
          </table:table-cell>
          <table:table-cell office:value-type="float" office:value="21.72244" calcext:value-type="float">
            <text:p>21.72244</text:p>
          </table:table-cell>
          <table:table-cell office:value-type="float" office:value="19.68231" calcext:value-type="float">
            <text:p>19.68231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20.4761" calcext:value-type="float">
            <text:p>20.4761</text:p>
          </table:table-cell>
          <table:table-cell office:value-type="float" office:value="22.75543" calcext:value-type="float">
            <text:p>22.75543</text:p>
          </table:table-cell>
          <table:table-cell office:value-type="float" office:value="21.15082" calcext:value-type="float">
            <text:p>21.15082</text:p>
          </table:table-cell>
          <table:table-cell office:value-type="float" office:value="22.71136" calcext:value-type="float">
            <text:p>22.71136</text:p>
          </table:table-cell>
          <table:table-cell office:value-type="float" office:value="21.46857" calcext:value-type="float">
            <text:p>21.46857</text:p>
          </table:table-cell>
          <table:table-cell office:value-type="float" office:value="22.24039" calcext:value-type="float">
            <text:p>22.24039</text:p>
          </table:table-cell>
          <table:table-cell office:value-type="float" office:value="21.54532" calcext:value-type="float">
            <text:p>21.54532</text:p>
          </table:table-cell>
          <table:table-cell office:value-type="float" office:value="20.94019" calcext:value-type="float">
            <text:p>20.94019</text:p>
          </table:table-cell>
          <table:table-cell office:value-type="float" office:value="20.85519" calcext:value-type="float">
            <text:p>20.85519</text:p>
          </table:table-cell>
          <table:table-cell office:value-type="float" office:value="19.44345" calcext:value-type="float">
            <text:p>19.44345</text:p>
          </table:table-cell>
          <table:table-cell office:value-type="float" office:value="19.39856" calcext:value-type="float">
            <text:p>19.39856</text:p>
          </table:table-cell>
          <table:table-cell office:value-type="float" office:value="18.19473" calcext:value-type="float">
            <text:p>18.19473</text:p>
          </table:table-cell>
          <table:table-cell office:value-type="float" office:value="18.13831" calcext:value-type="float">
            <text:p>18.13831</text:p>
          </table:table-cell>
          <table:table-cell office:value-type="float" office:value="17.1012" calcext:value-type="float">
            <text:p>17.1012</text:p>
          </table:table-cell>
          <table:table-cell office:value-type="float" office:value="17.03711" calcext:value-type="float">
            <text:p>17.03711</text:p>
          </table:table-cell>
          <table:table-cell office:value-type="float" office:value="16.13278" calcext:value-type="float">
            <text:p>16.13278</text:p>
          </table:table-cell>
          <table:table-cell office:value-type="float" office:value="16.06274" calcext:value-type="float">
            <text:p>16.06274</text:p>
          </table:table-cell>
          <table:table-cell office:value-type="float" office:value="15.48309" calcext:value-type="float">
            <text:p>15.48309</text:p>
          </table:table-cell>
          <table:table-cell office:value-type="float" office:value="15.41241" calcext:value-type="float">
            <text:p>15.41241</text:p>
          </table:table-cell>
          <table:table-cell office:value-type="float" office:value="23.86789" calcext:value-type="float">
            <text:p>23.86789</text:p>
          </table:table-cell>
          <table:table-cell office:value-type="float" office:value="15.53195" calcext:value-type="float">
            <text:p>15.53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28.71324" calcext:value-type="float">
            <text:p>28.71324</text:p>
          </table:table-cell>
          <table:table-cell office:value-type="float" office:value="26.27" calcext:value-type="float">
            <text:p>26.27</text:p>
          </table:table-cell>
          <table:table-cell office:value-type="float" office:value="11.88" calcext:value-type="float">
            <text:p>11.88</text:p>
          </table:table-cell>
          <table:table-cell office:value-type="float" office:value="1.596282" calcext:value-type="float">
            <text:p>1.596282</text:p>
          </table:table-cell>
          <table:table-cell office:value-type="float" office:value="1.188042" calcext:value-type="float">
            <text:p>1.188042</text:p>
          </table:table-cell>
          <table:table-cell office:value-type="float" office:value="141.84" calcext:value-type="float">
            <text:p>141.84</text:p>
          </table:table-cell>
          <table:table-cell office:value-type="float" office:value="0" calcext:value-type="float">
            <text:p>0</text:p>
          </table:table-cell>
          <table:table-cell office:value-type="float" office:value="25.603" calcext:value-type="float">
            <text:p>25.603</text:p>
          </table:table-cell>
          <table:table-cell office:value-type="float" office:value="13.15701" calcext:value-type="float">
            <text:p>13.15701</text:p>
          </table:table-cell>
          <table:table-cell office:value-type="float" office:value="23.06531" calcext:value-type="float">
            <text:p>23.06531</text:p>
          </table:table-cell>
          <table:table-cell office:value-type="float" office:value="14.99109" calcext:value-type="float">
            <text:p>14.99109</text:p>
          </table:table-cell>
          <table:table-cell office:value-type="float" office:value="21.9093" calcext:value-type="float">
            <text:p>21.9093</text:p>
          </table:table-cell>
          <table:table-cell office:value-type="float" office:value="16.67108" calcext:value-type="float">
            <text:p>16.67108</text:p>
          </table:table-cell>
          <table:table-cell office:value-type="float" office:value="21.29169" calcext:value-type="float">
            <text:p>21.29169</text:p>
          </table:table-cell>
          <table:table-cell office:value-type="float" office:value="18.1344" calcext:value-type="float">
            <text:p>18.1344</text:p>
          </table:table-cell>
          <table:table-cell office:value-type="float" office:value="20.99951" calcext:value-type="float">
            <text:p>20.99951</text:p>
          </table:table-cell>
          <table:table-cell office:value-type="float" office:value="19.04889" calcext:value-type="float">
            <text:p>19.04889</text:p>
          </table:table-cell>
          <table:table-cell office:value-type="float" office:value="21.2435" calcext:value-type="float">
            <text:p>21.2435</text:p>
          </table:table-cell>
          <table:table-cell office:value-type="float" office:value="19.9162" calcext:value-type="float">
            <text:p>19.9162</text:p>
          </table:table-cell>
          <table:table-cell office:value-type="float" office:value="21.45706" calcext:value-type="float">
            <text:p>21.45706</text:p>
          </table:table-cell>
          <table:table-cell office:value-type="float" office:value="20.45624" calcext:value-type="float">
            <text:p>20.45624</text:p>
          </table:table-cell>
          <table:table-cell office:value-type="float" office:value="21.53989" calcext:value-type="float">
            <text:p>21.53989</text:p>
          </table:table-cell>
          <table:table-cell office:value-type="float" office:value="20.86594" calcext:value-type="float">
            <text:p>20.86594</text:p>
          </table:table-cell>
          <table:table-cell office:value-type="float" office:value="20.85327" calcext:value-type="float">
            <text:p>20.85327</text:p>
          </table:table-cell>
          <table:table-cell office:value-type="float" office:value="20.59564" calcext:value-type="float">
            <text:p>20.59564</text:p>
          </table:table-cell>
          <table:table-cell office:value-type="float" office:value="19.44952" calcext:value-type="float">
            <text:p>19.44952</text:p>
          </table:table-cell>
          <table:table-cell office:value-type="float" office:value="19.44016" calcext:value-type="float">
            <text:p>19.44016</text:p>
          </table:table-cell>
          <table:table-cell office:value-type="float" office:value="18.24338" calcext:value-type="float">
            <text:p>18.24338</text:p>
          </table:table-cell>
          <table:table-cell office:value-type="float" office:value="18.19531" calcext:value-type="float">
            <text:p>18.19531</text:p>
          </table:table-cell>
          <table:table-cell office:value-type="float" office:value="17.16406" calcext:value-type="float">
            <text:p>17.16406</text:p>
          </table:table-cell>
          <table:table-cell office:value-type="float" office:value="17.1019" calcext:value-type="float">
            <text:p>17.1019</text:p>
          </table:table-cell>
          <table:table-cell office:value-type="float" office:value="16.2019" calcext:value-type="float">
            <text:p>16.2019</text:p>
          </table:table-cell>
          <table:table-cell office:value-type="float" office:value="16.13351" calcext:value-type="float">
            <text:p>16.13351</text:p>
          </table:table-cell>
          <table:table-cell office:value-type="float" office:value="15.5531" calcext:value-type="float">
            <text:p>15.5531</text:p>
          </table:table-cell>
          <table:table-cell office:value-type="float" office:value="15.48383" calcext:value-type="float">
            <text:p>15.48383</text:p>
          </table:table-cell>
          <table:table-cell office:value-type="float" office:value="25.603" calcext:value-type="float">
            <text:p>25.603</text:p>
          </table:table-cell>
          <table:table-cell office:value-type="float" office:value="13.15701" calcext:value-type="float">
            <text:p>13.15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26.72892" calcext:value-type="float">
            <text:p>26.72892</text:p>
          </table:table-cell>
          <table:table-cell office:value-type="float" office:value="30.91" calcext:value-type="float">
            <text:p>30.91</text:p>
          </table:table-cell>
          <table:table-cell office:value-type="float" office:value="16.42" calcext:value-type="float">
            <text:p>16.42</text:p>
          </table:table-cell>
          <table:table-cell office:value-type="float" office:value="1.427235" calcext:value-type="float">
            <text:p>1.427235</text:p>
          </table:table-cell>
          <table:table-cell office:value-type="float" office:value="1.149612" calcext:value-type="float">
            <text:p>1.149612</text:p>
          </table:table-cell>
          <table:table-cell office:value-type="float" office:value="336.06" calcext:value-type="float">
            <text:p>336.06</text:p>
          </table:table-cell>
          <table:table-cell office:value-type="float" office:value="0" calcext:value-type="float">
            <text:p>0</text:p>
          </table:table-cell>
          <table:table-cell office:value-type="float" office:value="28.17773" calcext:value-type="float">
            <text:p>28.17773</text:p>
          </table:table-cell>
          <table:table-cell office:value-type="float" office:value="14.98285" calcext:value-type="float">
            <text:p>14.98285</text:p>
          </table:table-cell>
          <table:table-cell office:value-type="float" office:value="24.71069" calcext:value-type="float">
            <text:p>24.71069</text:p>
          </table:table-cell>
          <table:table-cell office:value-type="float" office:value="16.54788" calcext:value-type="float">
            <text:p>16.54788</text:p>
          </table:table-cell>
          <table:table-cell office:value-type="float" office:value="23.42615" calcext:value-type="float">
            <text:p>23.42615</text:p>
          </table:table-cell>
          <table:table-cell office:value-type="float" office:value="17.64072" calcext:value-type="float">
            <text:p>17.64072</text:p>
          </table:table-cell>
          <table:table-cell office:value-type="float" office:value="22.41702" calcext:value-type="float">
            <text:p>22.41702</text:p>
          </table:table-cell>
          <table:table-cell office:value-type="float" office:value="18.58746" calcext:value-type="float">
            <text:p>18.58746</text:p>
          </table:table-cell>
          <table:table-cell office:value-type="float" office:value="21.81885" calcext:value-type="float">
            <text:p>21.81885</text:p>
          </table:table-cell>
          <table:table-cell office:value-type="float" office:value="19.19147" calcext:value-type="float">
            <text:p>19.19147</text:p>
          </table:table-cell>
          <table:table-cell office:value-type="float" office:value="21.27875" calcext:value-type="float">
            <text:p>21.27875</text:p>
          </table:table-cell>
          <table:table-cell office:value-type="float" office:value="19.77295" calcext:value-type="float">
            <text:p>19.77295</text:p>
          </table:table-cell>
          <table:table-cell office:value-type="float" office:value="20.87741" calcext:value-type="float">
            <text:p>20.87741</text:p>
          </table:table-cell>
          <table:table-cell office:value-type="float" office:value="20.15204" calcext:value-type="float">
            <text:p>20.15204</text:p>
          </table:table-cell>
          <table:table-cell office:value-type="float" office:value="20.86343" calcext:value-type="float">
            <text:p>20.86343</text:p>
          </table:table-cell>
          <table:table-cell office:value-type="float" office:value="20.50446" calcext:value-type="float">
            <text:p>20.50446</text:p>
          </table:table-cell>
          <table:table-cell office:value-type="float" office:value="20.59268" calcext:value-type="float">
            <text:p>20.59268</text:p>
          </table:table-cell>
          <table:table-cell office:value-type="float" office:value="20.31674" calcext:value-type="float">
            <text:p>20.31674</text:p>
          </table:table-cell>
          <table:table-cell office:value-type="float" office:value="19.43979" calcext:value-type="float">
            <text:p>19.43979</text:p>
          </table:table-cell>
          <table:table-cell office:value-type="float" office:value="19.38528" calcext:value-type="float">
            <text:p>19.38528</text:p>
          </table:table-cell>
          <table:table-cell office:value-type="float" office:value="18.27164" calcext:value-type="float">
            <text:p>18.27164</text:p>
          </table:table-cell>
          <table:table-cell office:value-type="float" office:value="18.2438" calcext:value-type="float">
            <text:p>18.2438</text:p>
          </table:table-cell>
          <table:table-cell office:value-type="float" office:value="17.22217" calcext:value-type="float">
            <text:p>17.22217</text:p>
          </table:table-cell>
          <table:table-cell office:value-type="float" office:value="17.16467" calcext:value-type="float">
            <text:p>17.16467</text:p>
          </table:table-cell>
          <table:table-cell office:value-type="float" office:value="16.26929" calcext:value-type="float">
            <text:p>16.26929</text:p>
          </table:table-cell>
          <table:table-cell office:value-type="float" office:value="16.20264" calcext:value-type="float">
            <text:p>16.20264</text:p>
          </table:table-cell>
          <table:table-cell office:value-type="float" office:value="15.6221" calcext:value-type="float">
            <text:p>15.6221</text:p>
          </table:table-cell>
          <table:table-cell office:value-type="float" office:value="15.5538" calcext:value-type="float">
            <text:p>15.5538</text:p>
          </table:table-cell>
          <table:table-cell office:value-type="float" office:value="28.1777" calcext:value-type="float">
            <text:p>28.1777</text:p>
          </table:table-cell>
          <table:table-cell office:value-type="float" office:value="14.98285" calcext:value-type="float">
            <text:p>14.98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26.76528" calcext:value-type="float">
            <text:p>26.76528</text:p>
          </table:table-cell>
          <table:table-cell office:value-type="float" office:value="35.61" calcext:value-type="float">
            <text:p>35.61</text:p>
          </table:table-cell>
          <table:table-cell office:value-type="float" office:value="20.76" calcext:value-type="float">
            <text:p>20.76</text:p>
          </table:table-cell>
          <table:table-cell office:value-type="float" office:value="1.662987" calcext:value-type="float">
            <text:p>1.662987</text:p>
          </table:table-cell>
          <table:table-cell office:value-type="float" office:value="1.391824" calcext:value-type="float">
            <text:p>1.391824</text:p>
          </table:table-cell>
          <table:table-cell office:value-type="float" office:value="408.888" calcext:value-type="float">
            <text:p>408.888</text:p>
          </table:table-cell>
          <table:table-cell office:value-type="float" office:value="30.7" calcext:value-type="float">
            <text:p>30.7</text:p>
          </table:table-cell>
          <table:table-cell office:value-type="float" office:value="31.95645" calcext:value-type="float">
            <text:p>31.95645</text:p>
          </table:table-cell>
          <table:table-cell office:value-type="float" office:value="20.78506" calcext:value-type="float">
            <text:p>20.78506</text:p>
          </table:table-cell>
          <table:table-cell office:value-type="float" office:value="28.63629" calcext:value-type="float">
            <text:p>28.63629</text:p>
          </table:table-cell>
          <table:table-cell office:value-type="float" office:value="21.40558" calcext:value-type="float">
            <text:p>21.40558</text:p>
          </table:table-cell>
          <table:table-cell office:value-type="float" office:value="26.83139" calcext:value-type="float">
            <text:p>26.83139</text:p>
          </table:table-cell>
          <table:table-cell office:value-type="float" office:value="21.56339" calcext:value-type="float">
            <text:p>21.56339</text:p>
          </table:table-cell>
          <table:table-cell office:value-type="float" office:value="25.03253" calcext:value-type="float">
            <text:p>25.03253</text:p>
          </table:table-cell>
          <table:table-cell office:value-type="float" office:value="21.52966" calcext:value-type="float">
            <text:p>21.52966</text:p>
          </table:table-cell>
          <table:table-cell office:value-type="float" office:value="23.85608" calcext:value-type="float">
            <text:p>23.85608</text:p>
          </table:table-cell>
          <table:table-cell office:value-type="float" office:value="21.42758" calcext:value-type="float">
            <text:p>21.42758</text:p>
          </table:table-cell>
          <table:table-cell office:value-type="float" office:value="22.76477" calcext:value-type="float">
            <text:p>22.76477</text:p>
          </table:table-cell>
          <table:table-cell office:value-type="float" office:value="21.26804" calcext:value-type="float">
            <text:p>21.26804</text:p>
          </table:table-cell>
          <table:table-cell office:value-type="float" office:value="22.00223" calcext:value-type="float">
            <text:p>22.00223</text:p>
          </table:table-cell>
          <table:table-cell office:value-type="float" office:value="20.89111" calcext:value-type="float">
            <text:p>20.89111</text:p>
          </table:table-cell>
          <table:table-cell office:value-type="float" office:value="20.95602" calcext:value-type="float">
            <text:p>20.95602</text:p>
          </table:table-cell>
          <table:table-cell office:value-type="float" office:value="20.53149" calcext:value-type="float">
            <text:p>20.53149</text:p>
          </table:table-cell>
          <table:table-cell office:value-type="float" office:value="20.31433" calcext:value-type="float">
            <text:p>20.31433</text:p>
          </table:table-cell>
          <table:table-cell office:value-type="float" office:value="20.20441" calcext:value-type="float">
            <text:p>20.20441</text:p>
          </table:table-cell>
          <table:table-cell office:value-type="float" office:value="19.38449" calcext:value-type="float">
            <text:p>19.38449</text:p>
          </table:table-cell>
          <table:table-cell office:value-type="float" office:value="19.31384" calcext:value-type="float">
            <text:p>19.31384</text:p>
          </table:table-cell>
          <table:table-cell office:value-type="float" office:value="18.27942" calcext:value-type="float">
            <text:p>18.27942</text:p>
          </table:table-cell>
          <table:table-cell office:value-type="float" office:value="18.27182" calcext:value-type="float">
            <text:p>18.27182</text:p>
          </table:table-cell>
          <table:table-cell office:value-type="float" office:value="17.27225" calcext:value-type="float">
            <text:p>17.27225</text:p>
          </table:table-cell>
          <table:table-cell office:value-type="float" office:value="17.22269" calcext:value-type="float">
            <text:p>17.22269</text:p>
          </table:table-cell>
          <table:table-cell office:value-type="float" office:value="16.33356" calcext:value-type="float">
            <text:p>16.33356</text:p>
          </table:table-cell>
          <table:table-cell office:value-type="float" office:value="16.26993" calcext:value-type="float">
            <text:p>16.26993</text:p>
          </table:table-cell>
          <table:table-cell office:value-type="float" office:value="15.68881" calcext:value-type="float">
            <text:p>15.68881</text:p>
          </table:table-cell>
          <table:table-cell office:value-type="float" office:value="15.6228" calcext:value-type="float">
            <text:p>15.6228</text:p>
          </table:table-cell>
          <table:table-cell office:value-type="float" office:value="31.95645" calcext:value-type="float">
            <text:p>31.95645</text:p>
          </table:table-cell>
          <table:table-cell office:value-type="float" office:value="20.78506" calcext:value-type="float">
            <text:p>20.78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26.5176" calcext:value-type="float">
            <text:p>26.5176</text:p>
          </table:table-cell>
          <table:table-cell office:value-type="float" office:value="37.16" calcext:value-type="float">
            <text:p>37.16</text:p>
          </table:table-cell>
          <table:table-cell office:value-type="float" office:value="23.08" calcext:value-type="float">
            <text:p>23.08</text:p>
          </table:table-cell>
          <table:table-cell office:value-type="float" office:value="2.709171" calcext:value-type="float">
            <text:p>2.709171</text:p>
          </table:table-cell>
          <table:table-cell office:value-type="float" office:value="1.39025" calcext:value-type="float">
            <text:p>1.39025</text:p>
          </table:table-cell>
          <table:table-cell office:value-type="float" office:value="252.792" calcext:value-type="float">
            <text:p>252.792</text:p>
          </table:table-cell>
          <table:table-cell office:value-type="float" office:value="0" calcext:value-type="float">
            <text:p>0</text:p>
          </table:table-cell>
          <table:table-cell office:value-type="float" office:value="28.72015" calcext:value-type="float">
            <text:p>28.72015</text:p>
          </table:table-cell>
          <table:table-cell office:value-type="float" office:value="20.12408" calcext:value-type="float">
            <text:p>20.12408</text:p>
          </table:table-cell>
          <table:table-cell office:value-type="float" office:value="26.53986" calcext:value-type="float">
            <text:p>26.53986</text:p>
          </table:table-cell>
          <table:table-cell office:value-type="float" office:value="20.86392" calcext:value-type="float">
            <text:p>20.86392</text:p>
          </table:table-cell>
          <table:table-cell office:value-type="float" office:value="25.2619" calcext:value-type="float">
            <text:p>25.2619</text:p>
          </table:table-cell>
          <table:table-cell office:value-type="float" office:value="21.3895" calcext:value-type="float">
            <text:p>21.3895</text:p>
          </table:table-cell>
          <table:table-cell office:value-type="float" office:value="24.17719" calcext:value-type="float">
            <text:p>24.17719</text:p>
          </table:table-cell>
          <table:table-cell office:value-type="float" office:value="21.72903" calcext:value-type="float">
            <text:p>21.72903</text:p>
          </table:table-cell>
          <table:table-cell office:value-type="float" office:value="23.45395" calcext:value-type="float">
            <text:p>23.45395</text:p>
          </table:table-cell>
          <table:table-cell office:value-type="float" office:value="21.83447" calcext:value-type="float">
            <text:p>21.83447</text:p>
          </table:table-cell>
          <table:table-cell office:value-type="float" office:value="22.71509" calcext:value-type="float">
            <text:p>22.71509</text:p>
          </table:table-cell>
          <table:table-cell office:value-type="float" office:value="21.82144" calcext:value-type="float">
            <text:p>21.82144</text:p>
          </table:table-cell>
          <table:table-cell office:value-type="float" office:value="22.10138" calcext:value-type="float">
            <text:p>22.10138</text:p>
          </table:table-cell>
          <table:table-cell office:value-type="float" office:value="21.59091" calcext:value-type="float">
            <text:p>21.59091</text:p>
          </table:table-cell>
          <table:table-cell office:value-type="float" office:value="21.22998" calcext:value-type="float">
            <text:p>21.22998</text:p>
          </table:table-cell>
          <table:table-cell office:value-type="float" office:value="20.96371" calcext:value-type="float">
            <text:p>20.96371</text:p>
          </table:table-cell>
          <table:table-cell office:value-type="float" office:value="20.27478" calcext:value-type="float">
            <text:p>20.27478</text:p>
          </table:table-cell>
          <table:table-cell office:value-type="float" office:value="20.20605" calcext:value-type="float">
            <text:p>20.20605</text:p>
          </table:table-cell>
          <table:table-cell office:value-type="float" office:value="19.31326" calcext:value-type="float">
            <text:p>19.31326</text:p>
          </table:table-cell>
          <table:table-cell office:value-type="float" office:value="19.27692" calcext:value-type="float">
            <text:p>19.27692</text:p>
          </table:table-cell>
          <table:table-cell office:value-type="float" office:value="18.28073" calcext:value-type="float">
            <text:p>18.28073</text:p>
          </table:table-cell>
          <table:table-cell office:value-type="float" office:value="18.27945" calcext:value-type="float">
            <text:p>18.27945</text:p>
          </table:table-cell>
          <table:table-cell office:value-type="float" office:value="17.31427" calcext:value-type="float">
            <text:p>17.31427</text:p>
          </table:table-cell>
          <table:table-cell office:value-type="float" office:value="17.27274" calcext:value-type="float">
            <text:p>17.27274</text:p>
          </table:table-cell>
          <table:table-cell office:value-type="float" office:value="16.39432" calcext:value-type="float">
            <text:p>16.39432</text:p>
          </table:table-cell>
          <table:table-cell office:value-type="float" office:value="16.33423" calcext:value-type="float">
            <text:p>16.33423</text:p>
          </table:table-cell>
          <table:table-cell office:value-type="float" office:value="15.75293" calcext:value-type="float">
            <text:p>15.75293</text:p>
          </table:table-cell>
          <table:table-cell office:value-type="float" office:value="15.68948" calcext:value-type="float">
            <text:p>15.68948</text:p>
          </table:table-cell>
          <table:table-cell office:value-type="float" office:value="28.72015" calcext:value-type="float">
            <text:p>28.72015</text:p>
          </table:table-cell>
          <table:table-cell office:value-type="float" office:value="20.12411" calcext:value-type="float">
            <text:p>20.12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6.9588" calcext:value-type="float">
            <text:p>6.9588</text:p>
          </table:table-cell>
          <table:table-cell office:value-type="float" office:value="27.18" calcext:value-type="float">
            <text:p>27.18</text:p>
          </table:table-cell>
          <table:table-cell office:value-type="float" office:value="20.12" calcext:value-type="float">
            <text:p>20.12</text:p>
          </table:table-cell>
          <table:table-cell office:value-type="float" office:value="2.538819" calcext:value-type="float">
            <text:p>2.538819</text:p>
          </table:table-cell>
          <table:table-cell office:value-type="float" office:value="1.738547" calcext:value-type="float">
            <text:p>1.738547</text:p>
          </table:table-cell>
          <table:table-cell office:value-type="float" office:value="253.008" calcext:value-type="float">
            <text:p>253.008</text:p>
          </table:table-cell>
          <table:table-cell office:value-type="float" office:value="1.7" calcext:value-type="float">
            <text:p>1.7</text:p>
          </table:table-cell>
          <table:table-cell office:value-type="float" office:value="24.1601" calcext:value-type="float">
            <text:p>24.1601</text:p>
          </table:table-cell>
          <table:table-cell office:value-type="float" office:value="19.15356" calcext:value-type="float">
            <text:p>19.15356</text:p>
          </table:table-cell>
          <table:table-cell office:value-type="float" office:value="23.97498" calcext:value-type="float">
            <text:p>23.97498</text:p>
          </table:table-cell>
          <table:table-cell office:value-type="float" office:value="20.17987" calcext:value-type="float">
            <text:p>20.17987</text:p>
          </table:table-cell>
          <table:table-cell office:value-type="float" office:value="23.82089" calcext:value-type="float">
            <text:p>23.82089</text:p>
          </table:table-cell>
          <table:table-cell office:value-type="float" office:value="20.80734" calcext:value-type="float">
            <text:p>20.80734</text:p>
          </table:table-cell>
          <table:table-cell office:value-type="float" office:value="23.53021" calcext:value-type="float">
            <text:p>23.53021</text:p>
          </table:table-cell>
          <table:table-cell office:value-type="float" office:value="21.26038" calcext:value-type="float">
            <text:p>21.26038</text:p>
          </table:table-cell>
          <table:table-cell office:value-type="float" office:value="23.18765" calcext:value-type="float">
            <text:p>23.18765</text:p>
          </table:table-cell>
          <table:table-cell office:value-type="float" office:value="21.46103" calcext:value-type="float">
            <text:p>21.46103</text:p>
          </table:table-cell>
          <table:table-cell office:value-type="float" office:value="22.70477" calcext:value-type="float">
            <text:p>22.70477</text:p>
          </table:table-cell>
          <table:table-cell office:value-type="float" office:value="21.62097" calcext:value-type="float">
            <text:p>21.62097</text:p>
          </table:table-cell>
          <table:table-cell office:value-type="float" office:value="22.12546" calcext:value-type="float">
            <text:p>22.12546</text:p>
          </table:table-cell>
          <table:table-cell office:value-type="float" office:value="21.56073" calcext:value-type="float">
            <text:p>21.56073</text:p>
          </table:table-cell>
          <table:table-cell office:value-type="float" office:value="21.35187" calcext:value-type="float">
            <text:p>21.35187</text:p>
          </table:table-cell>
          <table:table-cell office:value-type="float" office:value="21.23416" calcext:value-type="float">
            <text:p>21.23416</text:p>
          </table:table-cell>
          <table:table-cell office:value-type="float" office:value="20.362" calcext:value-type="float">
            <text:p>20.362</text:p>
          </table:table-cell>
          <table:table-cell office:value-type="float" office:value="20.27573" calcext:value-type="float">
            <text:p>20.27573</text:p>
          </table:table-cell>
          <table:table-cell office:value-type="float" office:value="19.2767" calcext:value-type="float">
            <text:p>19.2767</text:p>
          </table:table-cell>
          <table:table-cell office:value-type="float" office:value="19.27286" calcext:value-type="float">
            <text:p>19.27286</text:p>
          </table:table-cell>
          <table:table-cell office:value-type="float" office:value="18.2883" calcext:value-type="float">
            <text:p>18.2883</text:p>
          </table:table-cell>
          <table:table-cell office:value-type="float" office:value="18.28076" calcext:value-type="float">
            <text:p>18.28076</text:p>
          </table:table-cell>
          <table:table-cell office:value-type="float" office:value="17.35083" calcext:value-type="float">
            <text:p>17.35083</text:p>
          </table:table-cell>
          <table:table-cell office:value-type="float" office:value="17.3147" calcext:value-type="float">
            <text:p>17.3147</text:p>
          </table:table-cell>
          <table:table-cell office:value-type="float" office:value="16.45062" calcext:value-type="float">
            <text:p>16.45062</text:p>
          </table:table-cell>
          <table:table-cell office:value-type="float" office:value="16.39493" calcext:value-type="float">
            <text:p>16.39493</text:p>
          </table:table-cell>
          <table:table-cell office:value-type="float" office:value="15.81418" calcext:value-type="float">
            <text:p>15.81418</text:p>
          </table:table-cell>
          <table:table-cell office:value-type="float" office:value="15.75357" calcext:value-type="float">
            <text:p>15.75357</text:p>
          </table:table-cell>
          <table:table-cell office:value-type="float" office:value="24.1601" calcext:value-type="float">
            <text:p>24.1601</text:p>
          </table:table-cell>
          <table:table-cell office:value-type="float" office:value="19.19333" calcext:value-type="float">
            <text:p>19.19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28.32" calcext:value-type="float">
            <text:p>28.32</text:p>
          </table:table-cell>
          <table:table-cell office:value-type="float" office:value="17.53" calcext:value-type="float">
            <text:p>17.53</text:p>
          </table:table-cell>
          <table:table-cell office:value-type="float" office:value="1.956191" calcext:value-type="float">
            <text:p>1.956191</text:p>
          </table:table-cell>
          <table:table-cell office:value-type="float" office:value="1.354033" calcext:value-type="float">
            <text:p>1.354033</text:p>
          </table:table-cell>
          <table:table-cell office:value-type="float" office:value="233.64" calcext:value-type="float">
            <text:p>233.64</text:p>
          </table:table-cell>
          <table:table-cell office:value-type="float" office:value="0" calcext:value-type="float">
            <text:p>0</text:p>
          </table:table-cell>
          <table:table-cell office:value-type="float" office:value="26.94525" calcext:value-type="float">
            <text:p>26.94525</text:p>
          </table:table-cell>
          <table:table-cell office:value-type="float" office:value="18.13608" calcext:value-type="float">
            <text:p>18.13608</text:p>
          </table:table-cell>
          <table:table-cell office:value-type="float" office:value="24.38928" calcext:value-type="float">
            <text:p>24.38928</text:p>
          </table:table-cell>
          <table:table-cell office:value-type="float" office:value="19.24774" calcext:value-type="float">
            <text:p>19.24774</text:p>
          </table:table-cell>
          <table:table-cell office:value-type="float" office:value="23.40863" calcext:value-type="float">
            <text:p>23.40863</text:p>
          </table:table-cell>
          <table:table-cell office:value-type="float" office:value="19.88232" calcext:value-type="float">
            <text:p>19.88232</text:p>
          </table:table-cell>
          <table:table-cell office:value-type="float" office:value="22.67303" calcext:value-type="float">
            <text:p>22.67303</text:p>
          </table:table-cell>
          <table:table-cell office:value-type="float" office:value="20.39368" calcext:value-type="float">
            <text:p>20.39368</text:p>
          </table:table-cell>
          <table:table-cell office:value-type="float" office:value="22.20966" calcext:value-type="float">
            <text:p>22.20966</text:p>
          </table:table-cell>
          <table:table-cell office:value-type="float" office:value="20.69373" calcext:value-type="float">
            <text:p>20.69373</text:p>
          </table:table-cell>
          <table:table-cell office:value-type="float" office:value="21.76126" calcext:value-type="float">
            <text:p>21.76126</text:p>
          </table:table-cell>
          <table:table-cell office:value-type="float" office:value="20.95377" calcext:value-type="float">
            <text:p>20.95377</text:p>
          </table:table-cell>
          <table:table-cell office:value-type="float" office:value="21.55206" calcext:value-type="float">
            <text:p>21.55206</text:p>
          </table:table-cell>
          <table:table-cell office:value-type="float" office:value="21.04178" calcext:value-type="float">
            <text:p>21.04178</text:p>
          </table:table-cell>
          <table:table-cell office:value-type="float" office:value="21.27594" calcext:value-type="float">
            <text:p>21.27594</text:p>
          </table:table-cell>
          <table:table-cell office:value-type="float" office:value="20.98569" calcext:value-type="float">
            <text:p>20.98569</text:p>
          </table:table-cell>
          <table:table-cell office:value-type="float" office:value="20.36679" calcext:value-type="float">
            <text:p>20.36679</text:p>
          </table:table-cell>
          <table:table-cell office:value-type="float" office:value="20.32605" calcext:value-type="float">
            <text:p>20.32605</text:p>
          </table:table-cell>
          <table:table-cell office:value-type="float" office:value="19.28442" calcext:value-type="float">
            <text:p>19.28442</text:p>
          </table:table-cell>
          <table:table-cell office:value-type="float" office:value="19.27646" calcext:value-type="float">
            <text:p>19.27646</text:p>
          </table:table-cell>
          <table:table-cell office:value-type="float" office:value="18.3045" calcext:value-type="float">
            <text:p>18.3045</text:p>
          </table:table-cell>
          <table:table-cell office:value-type="float" office:value="18.28842" calcext:value-type="float">
            <text:p>18.28842</text:p>
          </table:table-cell>
          <table:table-cell office:value-type="float" office:value="17.38593" calcext:value-type="float">
            <text:p>17.38593</text:p>
          </table:table-cell>
          <table:table-cell office:value-type="float" office:value="17.3512" calcext:value-type="float">
            <text:p>17.3512</text:p>
          </table:table-cell>
          <table:table-cell office:value-type="float" office:value="16.50372" calcext:value-type="float">
            <text:p>16.50372</text:p>
          </table:table-cell>
          <table:table-cell office:value-type="float" office:value="16.45117" calcext:value-type="float">
            <text:p>16.45117</text:p>
          </table:table-cell>
          <table:table-cell office:value-type="float" office:value="15.87277" calcext:value-type="float">
            <text:p>15.87277</text:p>
          </table:table-cell>
          <table:table-cell office:value-type="float" office:value="15.81479" calcext:value-type="float">
            <text:p>15.81479</text:p>
          </table:table-cell>
          <table:table-cell office:value-type="float" office:value="26.94525" calcext:value-type="float">
            <text:p>26.94525</text:p>
          </table:table-cell>
          <table:table-cell office:value-type="float" office:value="18.13608" calcext:value-type="float">
            <text:p>18.13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24.61342" calcext:value-type="float">
            <text:p>24.61342</text:p>
          </table:table-cell>
          <table:table-cell office:value-type="float" office:value="29.69" calcext:value-type="float">
            <text:p>29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.838024" calcext:value-type="float">
            <text:p>1.838024</text:p>
          </table:table-cell>
          <table:table-cell office:value-type="float" office:value="1.313778" calcext:value-type="float">
            <text:p>1.313778</text:p>
          </table:table-cell>
          <table:table-cell office:value-type="float" office:value="122.58" calcext:value-type="float">
            <text:p>122.58</text:p>
          </table:table-cell>
          <table:table-cell office:value-type="float" office:value="30.7" calcext:value-type="float">
            <text:p>30.7</text:p>
          </table:table-cell>
          <table:table-cell office:value-type="float" office:value="28.3916" calcext:value-type="float">
            <text:p>28.3916</text:p>
          </table:table-cell>
          <table:table-cell office:value-type="float" office:value="16.12762" calcext:value-type="float">
            <text:p>16.12762</text:p>
          </table:table-cell>
          <table:table-cell office:value-type="float" office:value="26.63031" calcext:value-type="float">
            <text:p>26.63031</text:p>
          </table:table-cell>
          <table:table-cell office:value-type="float" office:value="18.33334" calcext:value-type="float">
            <text:p>18.33334</text:p>
          </table:table-cell>
          <table:table-cell office:value-type="float" office:value="25.15378" calcext:value-type="float">
            <text:p>25.15378</text:p>
          </table:table-cell>
          <table:table-cell office:value-type="float" office:value="19.45053" calcext:value-type="float">
            <text:p>19.45053</text:p>
          </table:table-cell>
          <table:table-cell office:value-type="float" office:value="23.68033" calcext:value-type="float">
            <text:p>23.68033</text:p>
          </table:table-cell>
          <table:table-cell office:value-type="float" office:value="20.2149" calcext:value-type="float">
            <text:p>20.2149</text:p>
          </table:table-cell>
          <table:table-cell office:value-type="float" office:value="22.81985" calcext:value-type="float">
            <text:p>22.81985</text:p>
          </table:table-cell>
          <table:table-cell office:value-type="float" office:value="20.61218" calcext:value-type="float">
            <text:p>20.61218</text:p>
          </table:table-cell>
          <table:table-cell office:value-type="float" office:value="22.05377" calcext:value-type="float">
            <text:p>22.05377</text:p>
          </table:table-cell>
          <table:table-cell office:value-type="float" office:value="20.9169" calcext:value-type="float">
            <text:p>20.9169</text:p>
          </table:table-cell>
          <table:table-cell office:value-type="float" office:value="21.57156" calcext:value-type="float">
            <text:p>21.57156</text:p>
          </table:table-cell>
          <table:table-cell office:value-type="float" office:value="20.96967" calcext:value-type="float">
            <text:p>20.96967</text:p>
          </table:table-cell>
          <table:table-cell office:value-type="float" office:value="21.00403" calcext:value-type="float">
            <text:p>21.00403</text:p>
          </table:table-cell>
          <table:table-cell office:value-type="float" office:value="20.88824" calcext:value-type="float">
            <text:p>20.88824</text:p>
          </table:table-cell>
          <table:table-cell office:value-type="float" office:value="20.32541" calcext:value-type="float">
            <text:p>20.32541</text:p>
          </table:table-cell>
          <table:table-cell office:value-type="float" office:value="20.26691" calcext:value-type="float">
            <text:p>20.26691</text:p>
          </table:table-cell>
          <table:table-cell office:value-type="float" office:value="19.28458" calcext:value-type="float">
            <text:p>19.28458</text:p>
          </table:table-cell>
          <table:table-cell office:value-type="float" office:value="19.27997" calcext:value-type="float">
            <text:p>19.27997</text:p>
          </table:table-cell>
          <table:table-cell office:value-type="float" office:value="18.32196" calcext:value-type="float">
            <text:p>18.32196</text:p>
          </table:table-cell>
          <table:table-cell office:value-type="float" office:value="18.30466" calcext:value-type="float">
            <text:p>18.30466</text:p>
          </table:table-cell>
          <table:table-cell office:value-type="float" office:value="17.42038" calcext:value-type="float">
            <text:p>17.42038</text:p>
          </table:table-cell>
          <table:table-cell office:value-type="float" office:value="17.38629" calcext:value-type="float">
            <text:p>17.38629</text:p>
          </table:table-cell>
          <table:table-cell office:value-type="float" office:value="16.55365" calcext:value-type="float">
            <text:p>16.55365</text:p>
          </table:table-cell>
          <table:table-cell office:value-type="float" office:value="16.50424" calcext:value-type="float">
            <text:p>16.50424</text:p>
          </table:table-cell>
          <table:table-cell office:value-type="float" office:value="15.92847" calcext:value-type="float">
            <text:p>15.92847</text:p>
          </table:table-cell>
          <table:table-cell office:value-type="float" office:value="15.87338" calcext:value-type="float">
            <text:p>15.87338</text:p>
          </table:table-cell>
          <table:table-cell office:value-type="float" office:value="26.76859" calcext:value-type="float">
            <text:p>26.76859</text:p>
          </table:table-cell>
          <table:table-cell office:value-type="float" office:value="16.12766" calcext:value-type="float">
            <text:p>16.127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26.3538" calcext:value-type="float">
            <text:p>26.3538</text:p>
          </table:table-cell>
          <table:table-cell office:value-type="float" office:value="31.51" calcext:value-type="float">
            <text:p>31.51</text:p>
          </table:table-cell>
          <table:table-cell office:value-type="float" office:value="19.24" calcext:value-type="float">
            <text:p>19.24</text:p>
          </table:table-cell>
          <table:table-cell office:value-type="float" office:value="1.83942" calcext:value-type="float">
            <text:p>1.83942</text:p>
          </table:table-cell>
          <table:table-cell office:value-type="float" office:value="1.047407" calcext:value-type="float">
            <text:p>1.047407</text:p>
          </table:table-cell>
          <table:table-cell office:value-type="float" office:value="141.156" calcext:value-type="float">
            <text:p>141.156</text:p>
          </table:table-cell>
          <table:table-cell office:value-type="float" office:value="0.2" calcext:value-type="float">
            <text:p>0.2</text:p>
          </table:table-cell>
          <table:table-cell office:value-type="float" office:value="26.64468" calcext:value-type="float">
            <text:p>26.64468</text:p>
          </table:table-cell>
          <table:table-cell office:value-type="float" office:value="18.19797" calcext:value-type="float">
            <text:p>18.19797</text:p>
          </table:table-cell>
          <table:table-cell office:value-type="float" office:value="24.55444" calcext:value-type="float">
            <text:p>24.55444</text:p>
          </table:table-cell>
          <table:table-cell office:value-type="float" office:value="19.00912" calcext:value-type="float">
            <text:p>19.00912</text:p>
          </table:table-cell>
          <table:table-cell office:value-type="float" office:value="23.42722" calcext:value-type="float">
            <text:p>23.42722</text:p>
          </table:table-cell>
          <table:table-cell office:value-type="float" office:value="19.7182" calcext:value-type="float">
            <text:p>19.7182</text:p>
          </table:table-cell>
          <table:table-cell office:value-type="float" office:value="22.64255" calcext:value-type="float">
            <text:p>22.64255</text:p>
          </table:table-cell>
          <table:table-cell office:value-type="float" office:value="20.3378" calcext:value-type="float">
            <text:p>20.3378</text:p>
          </table:table-cell>
          <table:table-cell office:value-type="float" office:value="22.14362" calcext:value-type="float">
            <text:p>22.14362</text:p>
          </table:table-cell>
          <table:table-cell office:value-type="float" office:value="20.67487" calcext:value-type="float">
            <text:p>20.67487</text:p>
          </table:table-cell>
          <table:table-cell office:value-type="float" office:value="21.90979" calcext:value-type="float">
            <text:p>21.90979</text:p>
          </table:table-cell>
          <table:table-cell office:value-type="float" office:value="20.9364" calcext:value-type="float">
            <text:p>20.9364</text:p>
          </table:table-cell>
          <table:table-cell office:value-type="float" office:value="21.56827" calcext:value-type="float">
            <text:p>21.56827</text:p>
          </table:table-cell>
          <table:table-cell office:value-type="float" office:value="20.97849" calcext:value-type="float">
            <text:p>20.97849</text:p>
          </table:table-cell>
          <table:table-cell office:value-type="float" office:value="20.98657" calcext:value-type="float">
            <text:p>20.98657</text:p>
          </table:table-cell>
          <table:table-cell office:value-type="float" office:value="20.867" calcext:value-type="float">
            <text:p>20.867</text:p>
          </table:table-cell>
          <table:table-cell office:value-type="float" office:value="20.26654" calcext:value-type="float">
            <text:p>20.26654</text:p>
          </table:table-cell>
          <table:table-cell office:value-type="float" office:value="20.23169" calcext:value-type="float">
            <text:p>20.23169</text:p>
          </table:table-cell>
          <table:table-cell office:value-type="float" office:value="19.27988" calcext:value-type="float">
            <text:p>19.27988</text:p>
          </table:table-cell>
          <table:table-cell office:value-type="float" office:value="19.27219" calcext:value-type="float">
            <text:p>19.27219</text:p>
          </table:table-cell>
          <table:table-cell office:value-type="float" office:value="18.33682" calcext:value-type="float">
            <text:p>18.33682</text:p>
          </table:table-cell>
          <table:table-cell office:value-type="float" office:value="18.32211" calcext:value-type="float">
            <text:p>18.32211</text:p>
          </table:table-cell>
          <table:table-cell office:value-type="float" office:value="17.45349" calcext:value-type="float">
            <text:p>17.45349</text:p>
          </table:table-cell>
          <table:table-cell office:value-type="float" office:value="17.42072" calcext:value-type="float">
            <text:p>17.42072</text:p>
          </table:table-cell>
          <table:table-cell office:value-type="float" office:value="16.60114" calcext:value-type="float">
            <text:p>16.60114</text:p>
          </table:table-cell>
          <table:table-cell office:value-type="float" office:value="16.55417" calcext:value-type="float">
            <text:p>16.55417</text:p>
          </table:table-cell>
          <table:table-cell office:value-type="float" office:value="15.98138" calcext:value-type="float">
            <text:p>15.98138</text:p>
          </table:table-cell>
          <table:table-cell office:value-type="float" office:value="15.92902" calcext:value-type="float">
            <text:p>15.92902</text:p>
          </table:table-cell>
          <table:table-cell office:value-type="float" office:value="26.64468" calcext:value-type="float">
            <text:p>26.64468</text:p>
          </table:table-cell>
          <table:table-cell office:value-type="float" office:value="18.19797" calcext:value-type="float">
            <text:p>18.197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8.47484" calcext:value-type="float">
            <text:p>18.47484</text:p>
          </table:table-cell>
          <table:table-cell office:value-type="float" office:value="29.32" calcext:value-type="float">
            <text:p>29.32</text:p>
          </table:table-cell>
          <table:table-cell office:value-type="float" office:value="16.92" calcext:value-type="float">
            <text:p>16.92</text:p>
          </table:table-cell>
          <table:table-cell office:value-type="float" office:value="1.923138" calcext:value-type="float">
            <text:p>1.923138</text:p>
          </table:table-cell>
          <table:table-cell office:value-type="float" office:value="1.432174" calcext:value-type="float">
            <text:p>1.432174</text:p>
          </table:table-cell>
          <table:table-cell office:value-type="float" office:value="211.752" calcext:value-type="float">
            <text:p>211.752</text:p>
          </table:table-cell>
          <table:table-cell office:value-type="float" office:value="4.7" calcext:value-type="float">
            <text:p>4.7</text:p>
          </table:table-cell>
          <table:table-cell office:value-type="float" office:value="24.48489" calcext:value-type="float">
            <text:p>24.48489</text:p>
          </table:table-cell>
          <table:table-cell office:value-type="float" office:value="16.98077" calcext:value-type="float">
            <text:p>16.98077</text:p>
          </table:table-cell>
          <table:table-cell office:value-type="float" office:value="22.61041" calcext:value-type="float">
            <text:p>22.61041</text:p>
          </table:table-cell>
          <table:table-cell office:value-type="float" office:value="18.10141" calcext:value-type="float">
            <text:p>18.10141</text:p>
          </table:table-cell>
          <table:table-cell office:value-type="float" office:value="21.82312" calcext:value-type="float">
            <text:p>21.82312</text:p>
          </table:table-cell>
          <table:table-cell office:value-type="float" office:value="18.85837" calcext:value-type="float">
            <text:p>18.85837</text:p>
          </table:table-cell>
          <table:table-cell office:value-type="float" office:value="21.37506" calcext:value-type="float">
            <text:p>21.37506</text:p>
          </table:table-cell>
          <table:table-cell office:value-type="float" office:value="19.54202" calcext:value-type="float">
            <text:p>19.54202</text:p>
          </table:table-cell>
          <table:table-cell office:value-type="float" office:value="21.50925" calcext:value-type="float">
            <text:p>21.50925</text:p>
          </table:table-cell>
          <table:table-cell office:value-type="float" office:value="19.98209" calcext:value-type="float">
            <text:p>19.98209</text:p>
          </table:table-cell>
          <table:table-cell office:value-type="float" office:value="21.54803" calcext:value-type="float">
            <text:p>21.54803</text:p>
          </table:table-cell>
          <table:table-cell office:value-type="float" office:value="20.39627" calcext:value-type="float">
            <text:p>20.39627</text:p>
          </table:table-cell>
          <table:table-cell office:value-type="float" office:value="21.32187" calcext:value-type="float">
            <text:p>21.32187</text:p>
          </table:table-cell>
          <table:table-cell office:value-type="float" office:value="20.58261" calcext:value-type="float">
            <text:p>20.58261</text:p>
          </table:table-cell>
          <table:table-cell office:value-type="float" office:value="20.89117" calcext:value-type="float">
            <text:p>20.89117</text:p>
          </table:table-cell>
          <table:table-cell office:value-type="float" office:value="20.62561" calcext:value-type="float">
            <text:p>20.62561</text:p>
          </table:table-cell>
          <table:table-cell office:value-type="float" office:value="20.23126" calcext:value-type="float">
            <text:p>20.23126</text:p>
          </table:table-cell>
          <table:table-cell office:value-type="float" office:value="20.16391" calcext:value-type="float">
            <text:p>20.16391</text:p>
          </table:table-cell>
          <table:table-cell office:value-type="float" office:value="19.27206" calcext:value-type="float">
            <text:p>19.27206</text:p>
          </table:table-cell>
          <table:table-cell office:value-type="float" office:value="19.26102" calcext:value-type="float">
            <text:p>19.26102</text:p>
          </table:table-cell>
          <table:table-cell office:value-type="float" office:value="18.35031" calcext:value-type="float">
            <text:p>18.35031</text:p>
          </table:table-cell>
          <table:table-cell office:value-type="float" office:value="18.33698" calcext:value-type="float">
            <text:p>18.33698</text:p>
          </table:table-cell>
          <table:table-cell office:value-type="float" office:value="17.48508" calcext:value-type="float">
            <text:p>17.48508</text:p>
          </table:table-cell>
          <table:table-cell office:value-type="float" office:value="17.45383" calcext:value-type="float">
            <text:p>17.45383</text:p>
          </table:table-cell>
          <table:table-cell office:value-type="float" office:value="16.64624" calcext:value-type="float">
            <text:p>16.64624</text:p>
          </table:table-cell>
          <table:table-cell office:value-type="float" office:value="16.60162" calcext:value-type="float">
            <text:p>16.60162</text:p>
          </table:table-cell>
          <table:table-cell office:value-type="float" office:value="16.03131" calcext:value-type="float">
            <text:p>16.03131</text:p>
          </table:table-cell>
          <table:table-cell office:value-type="float" office:value="15.9819" calcext:value-type="float">
            <text:p>15.9819</text:p>
          </table:table-cell>
          <table:table-cell office:value-type="float" office:value="24.48489" calcext:value-type="float">
            <text:p>24.48489</text:p>
          </table:table-cell>
          <table:table-cell office:value-type="float" office:value="16.98074" calcext:value-type="float">
            <text:p>16.98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21.0618" calcext:value-type="float">
            <text:p>21.0618</text:p>
          </table:table-cell>
          <table:table-cell office:value-type="float" office:value="30.05" calcext:value-type="float">
            <text:p>30.05</text:p>
          </table:table-cell>
          <table:table-cell office:value-type="float" office:value="18.28" calcext:value-type="float">
            <text:p>18.28</text:p>
          </table:table-cell>
          <table:table-cell office:value-type="float" office:value="1.957536" calcext:value-type="float">
            <text:p>1.957536</text:p>
          </table:table-cell>
          <table:table-cell office:value-type="float" office:value="1.395198" calcext:value-type="float">
            <text:p>1.395198</text:p>
          </table:table-cell>
          <table:table-cell office:value-type="float" office:value="164.196" calcext:value-type="float">
            <text:p>164.196</text:p>
          </table:table-cell>
          <table:table-cell office:value-type="float" office:value="0" calcext:value-type="float">
            <text:p>0</text:p>
          </table:table-cell>
          <table:table-cell office:value-type="float" office:value="25.73923" calcext:value-type="float">
            <text:p>25.73923</text:p>
          </table:table-cell>
          <table:table-cell office:value-type="float" office:value="17.88446" calcext:value-type="float">
            <text:p>17.88446</text:p>
          </table:table-cell>
          <table:table-cell office:value-type="float" office:value="23.57336" calcext:value-type="float">
            <text:p>23.57336</text:p>
          </table:table-cell>
          <table:table-cell office:value-type="float" office:value="18.80701" calcext:value-type="float">
            <text:p>18.80701</text:p>
          </table:table-cell>
          <table:table-cell office:value-type="float" office:value="22.64536" calcext:value-type="float">
            <text:p>22.64536</text:p>
          </table:table-cell>
          <table:table-cell office:value-type="float" office:value="19.41348" calcext:value-type="float">
            <text:p>19.41348</text:p>
          </table:table-cell>
          <table:table-cell office:value-type="float" office:value="21.93652" calcext:value-type="float">
            <text:p>21.93652</text:p>
          </table:table-cell>
          <table:table-cell office:value-type="float" office:value="19.87579" calcext:value-type="float">
            <text:p>19.87579</text:p>
          </table:table-cell>
          <table:table-cell office:value-type="float" office:value="21.50766" calcext:value-type="float">
            <text:p>21.50766</text:p>
          </table:table-cell>
          <table:table-cell office:value-type="float" office:value="20.14041" calcext:value-type="float">
            <text:p>20.14041</text:p>
          </table:table-cell>
          <table:table-cell office:value-type="float" office:value="21.10675" calcext:value-type="float">
            <text:p>21.10675</text:p>
          </table:table-cell>
          <table:table-cell office:value-type="float" office:value="20.36819" calcext:value-type="float">
            <text:p>20.36819</text:p>
          </table:table-cell>
          <table:table-cell office:value-type="float" office:value="20.84018" calcext:value-type="float">
            <text:p>20.84018</text:p>
          </table:table-cell>
          <table:table-cell office:value-type="float" office:value="20.45969" calcext:value-type="float">
            <text:p>20.45969</text:p>
          </table:table-cell>
          <table:table-cell office:value-type="float" office:value="20.62439" calcext:value-type="float">
            <text:p>20.62439</text:p>
          </table:table-cell>
          <table:table-cell office:value-type="float" office:value="20.46582" calcext:value-type="float">
            <text:p>20.46582</text:p>
          </table:table-cell>
          <table:table-cell office:value-type="float" office:value="20.16281" calcext:value-type="float">
            <text:p>20.16281</text:p>
          </table:table-cell>
          <table:table-cell office:value-type="float" office:value="20.05362" calcext:value-type="float">
            <text:p>20.05362</text:p>
          </table:table-cell>
          <table:table-cell office:value-type="float" office:value="19.26083" calcext:value-type="float">
            <text:p>19.26083</text:p>
          </table:table-cell>
          <table:table-cell office:value-type="float" office:value="19.2359" calcext:value-type="float">
            <text:p>19.2359</text:p>
          </table:table-cell>
          <table:table-cell office:value-type="float" office:value="18.35965" calcext:value-type="float">
            <text:p>18.35965</text:p>
          </table:table-cell>
          <table:table-cell office:value-type="float" office:value="18.35046" calcext:value-type="float">
            <text:p>18.35046</text:p>
          </table:table-cell>
          <table:table-cell office:value-type="float" office:value="17.51443" calcext:value-type="float">
            <text:p>17.51443</text:p>
          </table:table-cell>
          <table:table-cell office:value-type="float" office:value="17.48538" calcext:value-type="float">
            <text:p>17.48538</text:p>
          </table:table-cell>
          <table:table-cell office:value-type="float" office:value="16.68915" calcext:value-type="float">
            <text:p>16.68915</text:p>
          </table:table-cell>
          <table:table-cell office:value-type="float" office:value="16.6467" calcext:value-type="float">
            <text:p>16.6467</text:p>
          </table:table-cell>
          <table:table-cell office:value-type="float" office:value="16.07849" calcext:value-type="float">
            <text:p>16.07849</text:p>
          </table:table-cell>
          <table:table-cell office:value-type="float" office:value="16.0318" calcext:value-type="float">
            <text:p>16.0318</text:p>
          </table:table-cell>
          <table:table-cell office:value-type="float" office:value="25.73923" calcext:value-type="float">
            <text:p>25.73923</text:p>
          </table:table-cell>
          <table:table-cell office:value-type="float" office:value="17.88446" calcext:value-type="float">
            <text:p>17.88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24.49359" calcext:value-type="float">
            <text:p>24.49359</text:p>
          </table:table-cell>
          <table:table-cell office:value-type="float" office:value="29.35" calcext:value-type="float">
            <text:p>29.35</text:p>
          </table:table-cell>
          <table:table-cell office:value-type="float" office:value="16.99" calcext:value-type="float">
            <text:p>16.99</text:p>
          </table:table-cell>
          <table:table-cell office:value-type="float" office:value="1.946205" calcext:value-type="float">
            <text:p>1.946205</text:p>
          </table:table-cell>
          <table:table-cell office:value-type="float" office:value="1.241952" calcext:value-type="float">
            <text:p>1.241952</text:p>
          </table:table-cell>
          <table:table-cell office:value-type="float" office:value="143.892" calcext:value-type="float">
            <text:p>143.892</text:p>
          </table:table-cell>
          <table:table-cell office:value-type="float" office:value="31.2" calcext:value-type="float">
            <text:p>31.2</text:p>
          </table:table-cell>
          <table:table-cell office:value-type="float" office:value="27.32687" calcext:value-type="float">
            <text:p>27.32687</text:p>
          </table:table-cell>
          <table:table-cell office:value-type="float" office:value="17.04956" calcext:value-type="float">
            <text:p>17.04956</text:p>
          </table:table-cell>
          <table:table-cell office:value-type="float" office:value="25.51862" calcext:value-type="float">
            <text:p>25.51862</text:p>
          </table:table-cell>
          <table:table-cell office:value-type="float" office:value="18.63287" calcext:value-type="float">
            <text:p>18.63287</text:p>
          </table:table-cell>
          <table:table-cell office:value-type="float" office:value="24.19434" calcext:value-type="float">
            <text:p>24.19434</text:p>
          </table:table-cell>
          <table:table-cell office:value-type="float" office:value="19.46643" calcext:value-type="float">
            <text:p>19.46643</text:p>
          </table:table-cell>
          <table:table-cell office:value-type="float" office:value="22.91241" calcext:value-type="float">
            <text:p>22.91241</text:p>
          </table:table-cell>
          <table:table-cell office:value-type="float" office:value="19.99652" calcext:value-type="float">
            <text:p>19.99652</text:p>
          </table:table-cell>
          <table:table-cell office:value-type="float" office:value="22.16949" calcext:value-type="float">
            <text:p>22.16949</text:p>
          </table:table-cell>
          <table:table-cell office:value-type="float" office:value="20.26648" calcext:value-type="float">
            <text:p>20.26648</text:p>
          </table:table-cell>
          <table:table-cell office:value-type="float" office:value="21.49945" calcext:value-type="float">
            <text:p>21.49945</text:p>
          </table:table-cell>
          <table:table-cell office:value-type="float" office:value="20.47519" calcext:value-type="float">
            <text:p>20.47519</text:p>
          </table:table-cell>
          <table:table-cell office:value-type="float" office:value="21.06592" calcext:value-type="float">
            <text:p>21.06592</text:p>
          </table:table-cell>
          <table:table-cell office:value-type="float" office:value="20.50568" calcext:value-type="float">
            <text:p>20.50568</text:p>
          </table:table-cell>
          <table:table-cell office:value-type="float" office:value="20.51196" calcext:value-type="float">
            <text:p>20.51196</text:p>
          </table:table-cell>
          <table:table-cell office:value-type="float" office:value="20.43716" calcext:value-type="float">
            <text:p>20.43716</text:p>
          </table:table-cell>
          <table:table-cell office:value-type="float" office:value="20.0527" calcext:value-type="float">
            <text:p>20.0527</text:p>
          </table:table-cell>
          <table:table-cell office:value-type="float" office:value="19.98367" calcext:value-type="float">
            <text:p>19.98367</text:p>
          </table:table-cell>
          <table:table-cell office:value-type="float" office:value="19.23557" calcext:value-type="float">
            <text:p>19.23557</text:p>
          </table:table-cell>
          <table:table-cell office:value-type="float" office:value="19.2034" calcext:value-type="float">
            <text:p>19.2034</text:p>
          </table:table-cell>
          <table:table-cell office:value-type="float" office:value="18.36288" calcext:value-type="float">
            <text:p>18.36288</text:p>
          </table:table-cell>
          <table:table-cell office:value-type="float" office:value="18.35974" calcext:value-type="float">
            <text:p>18.35974</text:p>
          </table:table-cell>
          <table:table-cell office:value-type="float" office:value="17.54117" calcext:value-type="float">
            <text:p>17.54117</text:p>
          </table:table-cell>
          <table:table-cell office:value-type="float" office:value="17.51474" calcext:value-type="float">
            <text:p>17.51474</text:p>
          </table:table-cell>
          <table:table-cell office:value-type="float" office:value="16.72922" calcext:value-type="float">
            <text:p>16.72922</text:p>
          </table:table-cell>
          <table:table-cell office:value-type="float" office:value="16.68958" calcext:value-type="float">
            <text:p>16.68958</text:p>
          </table:table-cell>
          <table:table-cell office:value-type="float" office:value="16.12415" calcext:value-type="float">
            <text:p>16.12415</text:p>
          </table:table-cell>
          <table:table-cell office:value-type="float" office:value="16.07898" calcext:value-type="float">
            <text:p>16.07898</text:p>
          </table:table-cell>
          <table:table-cell office:value-type="float" office:value="26.34207" calcext:value-type="float">
            <text:p>26.34207</text:p>
          </table:table-cell>
          <table:table-cell office:value-type="float" office:value="17.04956" calcext:value-type="float">
            <text:p>17.04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27.44104" calcext:value-type="float">
            <text:p>27.44104</text:p>
          </table:table-cell>
          <table:table-cell office:value-type="float" office:value="30.46" calcext:value-type="float">
            <text:p>30.46</text:p>
          </table:table-cell>
          <table:table-cell office:value-type="float" office:value="14.77" calcext:value-type="float">
            <text:p>14.77</text:p>
          </table:table-cell>
          <table:table-cell office:value-type="float" office:value="1.695706" calcext:value-type="float">
            <text:p>1.695706</text:p>
          </table:table-cell>
          <table:table-cell office:value-type="float" office:value="1.124198" calcext:value-type="float">
            <text:p>1.124198</text:p>
          </table:table-cell>
          <table:table-cell office:value-type="float" office:value="148.824" calcext:value-type="float">
            <text:p>148.824</text:p>
          </table:table-cell>
          <table:table-cell office:value-type="float" office:value="0" calcext:value-type="float">
            <text:p>0</text:p>
          </table:table-cell>
          <table:table-cell office:value-type="float" office:value="25.68552" calcext:value-type="float">
            <text:p>25.68552</text:p>
          </table:table-cell>
          <table:table-cell office:value-type="float" office:value="15.71259" calcext:value-type="float">
            <text:p>15.71259</text:p>
          </table:table-cell>
          <table:table-cell office:value-type="float" office:value="23.47357" calcext:value-type="float">
            <text:p>23.47357</text:p>
          </table:table-cell>
          <table:table-cell office:value-type="float" office:value="17.31409" calcext:value-type="float">
            <text:p>17.31409</text:p>
          </table:table-cell>
          <table:table-cell office:value-type="float" office:value="22.39072" calcext:value-type="float">
            <text:p>22.39072</text:p>
          </table:table-cell>
          <table:table-cell office:value-type="float" office:value="18.46597" calcext:value-type="float">
            <text:p>18.46597</text:p>
          </table:table-cell>
          <table:table-cell office:value-type="float" office:value="21.71606" calcext:value-type="float">
            <text:p>21.71606</text:p>
          </table:table-cell>
          <table:table-cell office:value-type="float" office:value="19.30753" calcext:value-type="float">
            <text:p>19.30753</text:p>
          </table:table-cell>
          <table:table-cell office:value-type="float" office:value="21.40775" calcext:value-type="float">
            <text:p>21.40775</text:p>
          </table:table-cell>
          <table:table-cell office:value-type="float" office:value="19.81271" calcext:value-type="float">
            <text:p>19.81271</text:p>
          </table:table-cell>
          <table:table-cell office:value-type="float" office:value="21.38324" calcext:value-type="float">
            <text:p>21.38324</text:p>
          </table:table-cell>
          <table:table-cell office:value-type="float" office:value="20.23398" calcext:value-type="float">
            <text:p>20.23398</text:p>
          </table:table-cell>
          <table:table-cell office:value-type="float" office:value="21.06479" calcext:value-type="float">
            <text:p>21.06479</text:p>
          </table:table-cell>
          <table:table-cell office:value-type="float" office:value="20.38181" calcext:value-type="float">
            <text:p>20.38181</text:p>
          </table:table-cell>
          <table:table-cell office:value-type="float" office:value="20.55206" calcext:value-type="float">
            <text:p>20.55206</text:p>
          </table:table-cell>
          <table:table-cell office:value-type="float" office:value="20.40002" calcext:value-type="float">
            <text:p>20.40002</text:p>
          </table:table-cell>
          <table:table-cell office:value-type="float" office:value="19.98334" calcext:value-type="float">
            <text:p>19.98334</text:p>
          </table:table-cell>
          <table:table-cell office:value-type="float" office:value="19.9429" calcext:value-type="float">
            <text:p>19.9429</text:p>
          </table:table-cell>
          <table:table-cell office:value-type="float" office:value="19.20306" calcext:value-type="float">
            <text:p>19.20306</text:p>
          </table:table-cell>
          <table:table-cell office:value-type="float" office:value="19.17596" calcext:value-type="float">
            <text:p>19.17596</text:p>
          </table:table-cell>
          <table:table-cell office:value-type="float" office:value="18.36331" calcext:value-type="float">
            <text:p>18.36331</text:p>
          </table:table-cell>
          <table:table-cell office:value-type="float" office:value="18.36292" calcext:value-type="float">
            <text:p>18.36292</text:p>
          </table:table-cell>
          <table:table-cell office:value-type="float" office:value="17.56467" calcext:value-type="float">
            <text:p>17.56467</text:p>
          </table:table-cell>
          <table:table-cell office:value-type="float" office:value="17.54141" calcext:value-type="float">
            <text:p>17.54141</text:p>
          </table:table-cell>
          <table:table-cell office:value-type="float" office:value="16.76746" calcext:value-type="float">
            <text:p>16.76746</text:p>
          </table:table-cell>
          <table:table-cell office:value-type="float" office:value="16.72964" calcext:value-type="float">
            <text:p>16.72964</text:p>
          </table:table-cell>
          <table:table-cell office:value-type="float" office:value="16.16705" calcext:value-type="float">
            <text:p>16.16705</text:p>
          </table:table-cell>
          <table:table-cell office:value-type="float" office:value="16.1246" calcext:value-type="float">
            <text:p>16.1246</text:p>
          </table:table-cell>
          <table:table-cell office:value-type="float" office:value="25.68552" calcext:value-type="float">
            <text:p>25.68552</text:p>
          </table:table-cell>
          <table:table-cell office:value-type="float" office:value="15.71259" calcext:value-type="float">
            <text:p>15.71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6.52112" calcext:value-type="float">
            <text:p>16.52112</text:p>
          </table:table-cell>
          <table:table-cell office:value-type="float" office:value="28.94" calcext:value-type="float">
            <text:p>28.94</text:p>
          </table:table-cell>
          <table:table-cell office:value-type="float" office:value="16.75" calcext:value-type="float">
            <text:p>16.75</text:p>
          </table:table-cell>
          <table:table-cell office:value-type="float" office:value="1.888418" calcext:value-type="float">
            <text:p>1.888418</text:p>
          </table:table-cell>
          <table:table-cell office:value-type="float" office:value="1.422182" calcext:value-type="float">
            <text:p>1.422182</text:p>
          </table:table-cell>
          <table:table-cell office:value-type="float" office:value="138.816" calcext:value-type="float">
            <text:p>138.816</text:p>
          </table:table-cell>
          <table:table-cell office:value-type="float" office:value="0" calcext:value-type="float">
            <text:p>0</text:p>
          </table:table-cell>
          <table:table-cell office:value-type="float" office:value="24.18719" calcext:value-type="float">
            <text:p>24.18719</text:p>
          </table:table-cell>
          <table:table-cell office:value-type="float" office:value="16.6077" calcext:value-type="float">
            <text:p>16.6077</text:p>
          </table:table-cell>
          <table:table-cell office:value-type="float" office:value="22.33777" calcext:value-type="float">
            <text:p>22.33777</text:p>
          </table:table-cell>
          <table:table-cell office:value-type="float" office:value="17.96582" calcext:value-type="float">
            <text:p>17.96582</text:p>
          </table:table-cell>
          <table:table-cell office:value-type="float" office:value="21.66104" calcext:value-type="float">
            <text:p>21.66104</text:p>
          </table:table-cell>
          <table:table-cell office:value-type="float" office:value="18.82062" calcext:value-type="float">
            <text:p>18.82062</text:p>
          </table:table-cell>
          <table:table-cell office:value-type="float" office:value="21.1828" calcext:value-type="float">
            <text:p>21.1828</text:p>
          </table:table-cell>
          <table:table-cell office:value-type="float" office:value="19.42886" calcext:value-type="float">
            <text:p>19.42886</text:p>
          </table:table-cell>
          <table:table-cell office:value-type="float" office:value="20.89178" calcext:value-type="float">
            <text:p>20.89178</text:p>
          </table:table-cell>
          <table:table-cell office:value-type="float" office:value="19.78207" calcext:value-type="float">
            <text:p>19.78207</text:p>
          </table:table-cell>
          <table:table-cell office:value-type="float" office:value="20.86676" calcext:value-type="float">
            <text:p>20.86676</text:p>
          </table:table-cell>
          <table:table-cell office:value-type="float" office:value="20.07587" calcext:value-type="float">
            <text:p>20.07587</text:p>
          </table:table-cell>
          <table:table-cell office:value-type="float" office:value="20.70221" calcext:value-type="float">
            <text:p>20.70221</text:p>
          </table:table-cell>
          <table:table-cell office:value-type="float" office:value="20.2019" calcext:value-type="float">
            <text:p>20.2019</text:p>
          </table:table-cell>
          <table:table-cell office:value-type="float" office:value="20.40909" calcext:value-type="float">
            <text:p>20.40909</text:p>
          </table:table-cell>
          <table:table-cell office:value-type="float" office:value="20.23492" calcext:value-type="float">
            <text:p>20.23492</text:p>
          </table:table-cell>
          <table:table-cell office:value-type="float" office:value="19.94229" calcext:value-type="float">
            <text:p>19.94229</text:p>
          </table:table-cell>
          <table:table-cell office:value-type="float" office:value="19.86932" calcext:value-type="float">
            <text:p>19.86932</text:p>
          </table:table-cell>
          <table:table-cell office:value-type="float" office:value="19.17566" calcext:value-type="float">
            <text:p>19.17566</text:p>
          </table:table-cell>
          <table:table-cell office:value-type="float" office:value="19.14825" calcext:value-type="float">
            <text:p>19.14825</text:p>
          </table:table-cell>
          <table:table-cell office:value-type="float" office:value="18.36325" calcext:value-type="float">
            <text:p>18.36325</text:p>
          </table:table-cell>
          <table:table-cell office:value-type="float" office:value="18.36212" calcext:value-type="float">
            <text:p>18.36212</text:p>
          </table:table-cell>
          <table:table-cell office:value-type="float" office:value="17.58527" calcext:value-type="float">
            <text:p>17.58527</text:p>
          </table:table-cell>
          <table:table-cell office:value-type="float" office:value="17.56491" calcext:value-type="float">
            <text:p>17.56491</text:p>
          </table:table-cell>
          <table:table-cell office:value-type="float" office:value="16.80316" calcext:value-type="float">
            <text:p>16.80316</text:p>
          </table:table-cell>
          <table:table-cell office:value-type="float" office:value="16.76785" calcext:value-type="float">
            <text:p>16.76785</text:p>
          </table:table-cell>
          <table:table-cell office:value-type="float" office:value="16.2074" calcext:value-type="float">
            <text:p>16.2074</text:p>
          </table:table-cell>
          <table:table-cell office:value-type="float" office:value="16.16748" calcext:value-type="float">
            <text:p>16.16748</text:p>
          </table:table-cell>
          <table:table-cell office:value-type="float" office:value="24.18719" calcext:value-type="float">
            <text:p>24.18719</text:p>
          </table:table-cell>
          <table:table-cell office:value-type="float" office:value="16.6077" calcext:value-type="float">
            <text:p>16.6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23.84892" calcext:value-type="float">
            <text:p>23.84892</text:p>
          </table:table-cell>
          <table:table-cell office:value-type="float" office:value="30.44" calcext:value-type="float">
            <text:p>30.44</text:p>
          </table:table-cell>
          <table:table-cell office:value-type="float" office:value="19.23" calcext:value-type="float">
            <text:p>19.23</text:p>
          </table:table-cell>
          <table:table-cell office:value-type="float" office:value="2.227059" calcext:value-type="float">
            <text:p>2.227059</text:p>
          </table:table-cell>
          <table:table-cell office:value-type="float" office:value="1.739661" calcext:value-type="float">
            <text:p>1.739661</text:p>
          </table:table-cell>
          <table:table-cell office:value-type="float" office:value="164.52" calcext:value-type="float">
            <text:p>164.52</text:p>
          </table:table-cell>
          <table:table-cell office:value-type="float" office:value="3" calcext:value-type="float">
            <text:p>3</text:p>
          </table:table-cell>
          <table:table-cell office:value-type="float" office:value="26.52338" calcext:value-type="float">
            <text:p>26.52338</text:p>
          </table:table-cell>
          <table:table-cell office:value-type="float" office:value="18.24609" calcext:value-type="float">
            <text:p>18.24609</text:p>
          </table:table-cell>
          <table:table-cell office:value-type="float" office:value="24.01862" calcext:value-type="float">
            <text:p>24.01862</text:p>
          </table:table-cell>
          <table:table-cell office:value-type="float" office:value="18.97803" calcext:value-type="float">
            <text:p>18.97803</text:p>
          </table:table-cell>
          <table:table-cell office:value-type="float" office:value="22.98007" calcext:value-type="float">
            <text:p>22.98007</text:p>
          </table:table-cell>
          <table:table-cell office:value-type="float" office:value="19.50745" calcext:value-type="float">
            <text:p>19.50745</text:p>
          </table:table-cell>
          <table:table-cell office:value-type="float" office:value="22.16443" calcext:value-type="float">
            <text:p>22.16443</text:p>
          </table:table-cell>
          <table:table-cell office:value-type="float" office:value="19.858" calcext:value-type="float">
            <text:p>19.858</text:p>
          </table:table-cell>
          <table:table-cell office:value-type="float" office:value="21.64163" calcext:value-type="float">
            <text:p>21.64163</text:p>
          </table:table-cell>
          <table:table-cell office:value-type="float" office:value="20.04474" calcext:value-type="float">
            <text:p>20.04474</text:p>
          </table:table-cell>
          <table:table-cell office:value-type="float" office:value="21.12689" calcext:value-type="float">
            <text:p>21.12689</text:p>
          </table:table-cell>
          <table:table-cell office:value-type="float" office:value="20.19592" calcext:value-type="float">
            <text:p>20.19592</text:p>
          </table:table-cell>
          <table:table-cell office:value-type="float" office:value="20.73804" calcext:value-type="float">
            <text:p>20.73804</text:p>
          </table:table-cell>
          <table:table-cell office:value-type="float" office:value="20.22507" calcext:value-type="float">
            <text:p>20.22507</text:p>
          </table:table-cell>
          <table:table-cell office:value-type="float" office:value="20.23734" calcext:value-type="float">
            <text:p>20.23734</text:p>
          </table:table-cell>
          <table:table-cell office:value-type="float" office:value="20.17307" calcext:value-type="float">
            <text:p>20.17307</text:p>
          </table:table-cell>
          <table:table-cell office:value-type="float" office:value="19.86841" calcext:value-type="float">
            <text:p>19.86841</text:p>
          </table:table-cell>
          <table:table-cell office:value-type="float" office:value="19.79623" calcext:value-type="float">
            <text:p>19.79623</text:p>
          </table:table-cell>
          <table:table-cell office:value-type="float" office:value="19.14792" calcext:value-type="float">
            <text:p>19.14792</text:p>
          </table:table-cell>
          <table:table-cell office:value-type="float" office:value="19.11426" calcext:value-type="float">
            <text:p>19.11426</text:p>
          </table:table-cell>
          <table:table-cell office:value-type="float" office:value="18.36212" calcext:value-type="float">
            <text:p>18.36212</text:p>
          </table:table-cell>
          <table:table-cell office:value-type="float" office:value="18.3584" calcext:value-type="float">
            <text:p>18.3584</text:p>
          </table:table-cell>
          <table:table-cell office:value-type="float" office:value="17.60416" calcext:value-type="float">
            <text:p>17.60416</text:p>
          </table:table-cell>
          <table:table-cell office:value-type="float" office:value="17.58545" calcext:value-type="float">
            <text:p>17.58545</text:p>
          </table:table-cell>
          <table:table-cell office:value-type="float" office:value="16.83621" calcext:value-type="float">
            <text:p>16.83621</text:p>
          </table:table-cell>
          <table:table-cell office:value-type="float" office:value="16.8035" calcext:value-type="float">
            <text:p>16.8035</text:p>
          </table:table-cell>
          <table:table-cell office:value-type="float" office:value="16.2457" calcext:value-type="float">
            <text:p>16.2457</text:p>
          </table:table-cell>
          <table:table-cell office:value-type="float" office:value="16.20782" calcext:value-type="float">
            <text:p>16.20782</text:p>
          </table:table-cell>
          <table:table-cell office:value-type="float" office:value="26.52338" calcext:value-type="float">
            <text:p>26.52338</text:p>
          </table:table-cell>
          <table:table-cell office:value-type="float" office:value="18.24609" calcext:value-type="float">
            <text:p>18.24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6.37496" calcext:value-type="float">
            <text:p>16.37496</text:p>
          </table:table-cell>
          <table:table-cell office:value-type="float" office:value="27.1" calcext:value-type="float">
            <text:p>27.1</text:p>
          </table:table-cell>
          <table:table-cell office:value-type="float" office:value="17.44" calcext:value-type="float">
            <text:p>17.44</text:p>
          </table:table-cell>
          <table:table-cell office:value-type="float" office:value="2.112688" calcext:value-type="float">
            <text:p>2.112688</text:p>
          </table:table-cell>
          <table:table-cell office:value-type="float" office:value="1.528257" calcext:value-type="float">
            <text:p>1.528257</text:p>
          </table:table-cell>
          <table:table-cell office:value-type="float" office:value="201.276" calcext:value-type="float">
            <text:p>201.276</text:p>
          </table:table-cell>
          <table:table-cell office:value-type="float" office:value="31.2" calcext:value-type="float">
            <text:p>31.2</text:p>
          </table:table-cell>
          <table:table-cell office:value-type="float" office:value="25.05011" calcext:value-type="float">
            <text:p>25.05011</text:p>
          </table:table-cell>
          <table:table-cell office:value-type="float" office:value="18.18591" calcext:value-type="float">
            <text:p>18.18591</text:p>
          </table:table-cell>
          <table:table-cell office:value-type="float" office:value="23.91992" calcext:value-type="float">
            <text:p>23.91992</text:p>
          </table:table-cell>
          <table:table-cell office:value-type="float" office:value="19.34952" calcext:value-type="float">
            <text:p>19.34952</text:p>
          </table:table-cell>
          <table:table-cell office:value-type="float" office:value="22.98102" calcext:value-type="float">
            <text:p>22.98102</text:p>
          </table:table-cell>
          <table:table-cell office:value-type="float" office:value="19.92737" calcext:value-type="float">
            <text:p>19.92737</text:p>
          </table:table-cell>
          <table:table-cell office:value-type="float" office:value="22.08932" calcext:value-type="float">
            <text:p>22.08932</text:p>
          </table:table-cell>
          <table:table-cell office:value-type="float" office:value="20.26825" calcext:value-type="float">
            <text:p>20.26825</text:p>
          </table:table-cell>
          <table:table-cell office:value-type="float" office:value="21.57825" calcext:value-type="float">
            <text:p>21.57825</text:p>
          </table:table-cell>
          <table:table-cell office:value-type="float" office:value="20.42133" calcext:value-type="float">
            <text:p>20.42133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0.50217" calcext:value-type="float">
            <text:p>20.50217</text:p>
          </table:table-cell>
          <table:table-cell office:value-type="float" office:value="20.75208" calcext:value-type="float">
            <text:p>20.75208</text:p>
          </table:table-cell>
          <table:table-cell office:value-type="float" office:value="20.44199" calcext:value-type="float">
            <text:p>20.44199</text:p>
          </table:table-cell>
          <table:table-cell office:value-type="float" office:value="20.30801" calcext:value-type="float">
            <text:p>20.30801</text:p>
          </table:table-cell>
          <table:table-cell office:value-type="float" office:value="20.23593" calcext:value-type="float">
            <text:p>20.23593</text:p>
          </table:table-cell>
          <table:table-cell office:value-type="float" office:value="19.79578" calcext:value-type="float">
            <text:p>19.79578</text:p>
          </table:table-cell>
          <table:table-cell office:value-type="float" office:value="19.77969" calcext:value-type="float">
            <text:p>19.77969</text:p>
          </table:table-cell>
          <table:table-cell office:value-type="float" office:value="19.11386" calcext:value-type="float">
            <text:p>19.11386</text:p>
          </table:table-cell>
          <table:table-cell office:value-type="float" office:value="19.08585" calcext:value-type="float">
            <text:p>19.08585</text:p>
          </table:table-cell>
          <table:table-cell office:value-type="float" office:value="18.35837" calcext:value-type="float">
            <text:p>18.35837</text:p>
          </table:table-cell>
          <table:table-cell office:value-type="float" office:value="18.35257" calcext:value-type="float">
            <text:p>18.35257</text:p>
          </table:table-cell>
          <table:table-cell office:value-type="float" office:value="17.62003" calcext:value-type="float">
            <text:p>17.62003</text:p>
          </table:table-cell>
          <table:table-cell office:value-type="float" office:value="17.60437" calcext:value-type="float">
            <text:p>17.60437</text:p>
          </table:table-cell>
          <table:table-cell office:value-type="float" office:value="16.86694" calcext:value-type="float">
            <text:p>16.86694</text:p>
          </table:table-cell>
          <table:table-cell office:value-type="float" office:value="16.83652" calcext:value-type="float">
            <text:p>16.83652</text:p>
          </table:table-cell>
          <table:table-cell office:value-type="float" office:value="16.28146" calcext:value-type="float">
            <text:p>16.28146</text:p>
          </table:table-cell>
          <table:table-cell office:value-type="float" office:value="16.24606" calcext:value-type="float">
            <text:p>16.24606</text:p>
          </table:table-cell>
          <table:table-cell office:value-type="float" office:value="24.0116" calcext:value-type="float">
            <text:p>24.0116</text:p>
          </table:table-cell>
          <table:table-cell office:value-type="float" office:value="18.34442" calcext:value-type="float">
            <text:p>18.344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26.23124" calcext:value-type="float">
            <text:p>26.23124</text:p>
          </table:table-cell>
          <table:table-cell office:value-type="float" office:value="29.7" calcext:value-type="float">
            <text:p>29.7</text:p>
          </table:table-cell>
          <table:table-cell office:value-type="float" office:value="15.7" calcext:value-type="float">
            <text:p>15.7</text:p>
          </table:table-cell>
          <table:table-cell office:value-type="float" office:value="1.893991" calcext:value-type="float">
            <text:p>1.893991</text:p>
          </table:table-cell>
          <table:table-cell office:value-type="float" office:value="1.423538" calcext:value-type="float">
            <text:p>1.423538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24.99203" calcext:value-type="float">
            <text:p>24.99203</text:p>
          </table:table-cell>
          <table:table-cell office:value-type="float" office:value="16.54446" calcext:value-type="float">
            <text:p>16.54446</text:p>
          </table:table-cell>
          <table:table-cell office:value-type="float" office:value="23.13614" calcext:value-type="float">
            <text:p>23.13614</text:p>
          </table:table-cell>
          <table:table-cell office:value-type="float" office:value="17.77579" calcext:value-type="float">
            <text:p>17.77579</text:p>
          </table:table-cell>
          <table:table-cell office:value-type="float" office:value="22.24347" calcext:value-type="float">
            <text:p>22.24347</text:p>
          </table:table-cell>
          <table:table-cell office:value-type="float" office:value="18.63574" calcext:value-type="float">
            <text:p>18.63574</text:p>
          </table:table-cell>
          <table:table-cell office:value-type="float" office:value="21.62189" calcext:value-type="float">
            <text:p>21.62189</text:p>
          </table:table-cell>
          <table:table-cell office:value-type="float" office:value="19.29169" calcext:value-type="float">
            <text:p>19.29169</text:p>
          </table:table-cell>
          <table:table-cell office:value-type="float" office:value="21.21875" calcext:value-type="float">
            <text:p>21.21875</text:p>
          </table:table-cell>
          <table:table-cell office:value-type="float" office:value="19.70184" calcext:value-type="float">
            <text:p>19.70184</text:p>
          </table:table-cell>
          <table:table-cell office:value-type="float" office:value="20.97781" calcext:value-type="float">
            <text:p>20.97781</text:p>
          </table:table-cell>
          <table:table-cell office:value-type="float" office:value="20.05582" calcext:value-type="float">
            <text:p>20.05582</text:p>
          </table:table-cell>
          <table:table-cell office:value-type="float" office:value="20.74292" calcext:value-type="float">
            <text:p>20.74292</text:p>
          </table:table-cell>
          <table:table-cell office:value-type="float" office:value="20.18066" calcext:value-type="float">
            <text:p>20.18066</text:p>
          </table:table-cell>
          <table:table-cell office:value-type="float" office:value="20.3266" calcext:value-type="float">
            <text:p>20.3266</text:p>
          </table:table-cell>
          <table:table-cell office:value-type="float" office:value="20.18784" calcext:value-type="float">
            <text:p>20.18784</text:p>
          </table:table-cell>
          <table:table-cell office:value-type="float" office:value="19.78067" calcext:value-type="float">
            <text:p>19.78067</text:p>
          </table:table-cell>
          <table:table-cell office:value-type="float" office:value="19.75665" calcext:value-type="float">
            <text:p>19.75665</text:p>
          </table:table-cell>
          <table:table-cell office:value-type="float" office:value="19.0856" calcext:value-type="float">
            <text:p>19.0856</text:p>
          </table:table-cell>
          <table:table-cell office:value-type="float" office:value="19.06598" calcext:value-type="float">
            <text:p>19.06598</text:p>
          </table:table-cell>
          <table:table-cell office:value-type="float" office:value="18.35251" calcext:value-type="float">
            <text:p>18.35251</text:p>
          </table:table-cell>
          <table:table-cell office:value-type="float" office:value="18.34821" calcext:value-type="float">
            <text:p>18.34821</text:p>
          </table:table-cell>
          <table:table-cell office:value-type="float" office:value="17.63385" calcext:value-type="float">
            <text:p>17.63385</text:p>
          </table:table-cell>
          <table:table-cell office:value-type="float" office:value="17.62015" calcext:value-type="float">
            <text:p>17.62015</text:p>
          </table:table-cell>
          <table:table-cell office:value-type="float" office:value="16.8952" calcext:value-type="float">
            <text:p>16.8952</text:p>
          </table:table-cell>
          <table:table-cell office:value-type="float" office:value="16.86725" calcext:value-type="float">
            <text:p>16.86725</text:p>
          </table:table-cell>
          <table:table-cell office:value-type="float" office:value="16.31494" calcext:value-type="float">
            <text:p>16.31494</text:p>
          </table:table-cell>
          <table:table-cell office:value-type="float" office:value="16.28183" calcext:value-type="float">
            <text:p>16.28183</text:p>
          </table:table-cell>
          <table:table-cell office:value-type="float" office:value="24.99203" calcext:value-type="float">
            <text:p>24.99203</text:p>
          </table:table-cell>
          <table:table-cell office:value-type="float" office:value="16.54446" calcext:value-type="float">
            <text:p>16.54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24.48648" calcext:value-type="float">
            <text:p>24.48648</text:p>
          </table:table-cell>
          <table:table-cell office:value-type="float" office:value="30.38" calcext:value-type="float">
            <text:p>30.38</text:p>
          </table:table-cell>
          <table:table-cell office:value-type="float" office:value="17.42" calcext:value-type="float">
            <text:p>17.42</text:p>
          </table:table-cell>
          <table:table-cell office:value-type="float" office:value="1.89528" calcext:value-type="float">
            <text:p>1.89528</text:p>
          </table:table-cell>
          <table:table-cell office:value-type="float" office:value="1.351625" calcext:value-type="float">
            <text:p>1.351625</text:p>
          </table:table-cell>
          <table:table-cell office:value-type="float" office:value="148.644" calcext:value-type="float">
            <text:p>148.644</text:p>
          </table:table-cell>
          <table:table-cell office:value-type="float" office:value="0" calcext:value-type="float">
            <text:p>0</text:p>
          </table:table-cell>
          <table:table-cell office:value-type="float" office:value="26.30298" calcext:value-type="float">
            <text:p>26.30298</text:p>
          </table:table-cell>
          <table:table-cell office:value-type="float" office:value="17.43933" calcext:value-type="float">
            <text:p>17.43933</text:p>
          </table:table-cell>
          <table:table-cell office:value-type="float" office:value="23.638" calcext:value-type="float">
            <text:p>23.638</text:p>
          </table:table-cell>
          <table:table-cell office:value-type="float" office:value="18.80722" calcext:value-type="float">
            <text:p>18.80722</text:p>
          </table:table-cell>
          <table:table-cell office:value-type="float" office:value="22.48407" calcext:value-type="float">
            <text:p>22.48407</text:p>
          </table:table-cell>
          <table:table-cell office:value-type="float" office:value="19.49539" calcext:value-type="float">
            <text:p>19.49539</text:p>
          </table:table-cell>
          <table:table-cell office:value-type="float" office:value="21.74097" calcext:value-type="float">
            <text:p>21.74097</text:p>
          </table:table-cell>
          <table:table-cell office:value-type="float" office:value="19.92273" calcext:value-type="float">
            <text:p>19.92273</text:p>
          </table:table-cell>
          <table:table-cell office:value-type="float" office:value="21.32416" calcext:value-type="float">
            <text:p>21.32416</text:p>
          </table:table-cell>
          <table:table-cell office:value-type="float" office:value="20.12549" calcext:value-type="float">
            <text:p>20.12549</text:p>
          </table:table-cell>
          <table:table-cell office:value-type="float" office:value="20.91559" calcext:value-type="float">
            <text:p>20.91559</text:p>
          </table:table-cell>
          <table:table-cell office:value-type="float" office:value="20.28046" calcext:value-type="float">
            <text:p>20.28046</text:p>
          </table:table-cell>
          <table:table-cell office:value-type="float" office:value="20.6153" calcext:value-type="float">
            <text:p>20.6153</text:p>
          </table:table-cell>
          <table:table-cell office:value-type="float" office:value="20.27908" calcext:value-type="float">
            <text:p>20.27908</text:p>
          </table:table-cell>
          <table:table-cell office:value-type="float" office:value="20.22324" calcext:value-type="float">
            <text:p>20.22324</text:p>
          </table:table-cell>
          <table:table-cell office:value-type="float" office:value="20.17075" calcext:value-type="float">
            <text:p>20.17075</text:p>
          </table:table-cell>
          <table:table-cell office:value-type="float" office:value="19.75623" calcext:value-type="float">
            <text:p>19.75623</text:p>
          </table:table-cell>
          <table:table-cell office:value-type="float" office:value="19.7261" calcext:value-type="float">
            <text:p>19.7261</text:p>
          </table:table-cell>
          <table:table-cell office:value-type="float" office:value="19.06573" calcext:value-type="float">
            <text:p>19.06573</text:p>
          </table:table-cell>
          <table:table-cell office:value-type="float" office:value="19.04742" calcext:value-type="float">
            <text:p>19.04742</text:p>
          </table:table-cell>
          <table:table-cell office:value-type="float" office:value="18.34814" calcext:value-type="float">
            <text:p>18.34814</text:p>
          </table:table-cell>
          <table:table-cell office:value-type="float" office:value="18.34479" calcext:value-type="float">
            <text:p>18.34479</text:p>
          </table:table-cell>
          <table:table-cell office:value-type="float" office:value="17.64651" calcext:value-type="float">
            <text:p>17.64651</text:p>
          </table:table-cell>
          <table:table-cell office:value-type="float" office:value="17.634" calcext:value-type="float">
            <text:p>17.634</text:p>
          </table:table-cell>
          <table:table-cell office:value-type="float" office:value="16.92133" calcext:value-type="float">
            <text:p>16.92133</text:p>
          </table:table-cell>
          <table:table-cell office:value-type="float" office:value="16.89551" calcext:value-type="float">
            <text:p>16.89551</text:p>
          </table:table-cell>
          <table:table-cell office:value-type="float" office:value="16.34631" calcext:value-type="float">
            <text:p>16.34631</text:p>
          </table:table-cell>
          <table:table-cell office:value-type="float" office:value="16.31528" calcext:value-type="float">
            <text:p>16.31528</text:p>
          </table:table-cell>
          <table:table-cell office:value-type="float" office:value="26.30295" calcext:value-type="float">
            <text:p>26.30295</text:p>
          </table:table-cell>
          <table:table-cell office:value-type="float" office:value="17.43936" calcext:value-type="float">
            <text:p>17.439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25.00097" calcext:value-type="float">
            <text:p>25.00097</text:p>
          </table:table-cell>
          <table:table-cell office:value-type="float" office:value="30.61" calcext:value-type="float">
            <text:p>30.61</text:p>
          </table:table-cell>
          <table:table-cell office:value-type="float" office:value="18.01" calcext:value-type="float">
            <text:p>18.01</text:p>
          </table:table-cell>
          <table:table-cell office:value-type="float" office:value="1.850305" calcext:value-type="float">
            <text:p>1.850305</text:p>
          </table:table-cell>
          <table:table-cell office:value-type="float" office:value="1.295298" calcext:value-type="float">
            <text:p>1.295298</text:p>
          </table:table-cell>
          <table:table-cell office:value-type="float" office:value="143.892" calcext:value-type="float">
            <text:p>143.892</text:p>
          </table:table-cell>
          <table:table-cell office:value-type="float" office:value="0.2" calcext:value-type="float">
            <text:p>0.2</text:p>
          </table:table-cell>
          <table:table-cell office:value-type="float" office:value="26.55023" calcext:value-type="float">
            <text:p>26.55023</text:p>
          </table:table-cell>
          <table:table-cell office:value-type="float" office:value="17.55026" calcext:value-type="float">
            <text:p>17.55026</text:p>
          </table:table-cell>
          <table:table-cell office:value-type="float" office:value="23.98865" calcext:value-type="float">
            <text:p>23.98865</text:p>
          </table:table-cell>
          <table:table-cell office:value-type="float" office:value="18.85242" calcext:value-type="float">
            <text:p>18.85242</text:p>
          </table:table-cell>
          <table:table-cell office:value-type="float" office:value="22.87033" calcext:value-type="float">
            <text:p>22.87033</text:p>
          </table:table-cell>
          <table:table-cell office:value-type="float" office:value="19.53574" calcext:value-type="float">
            <text:p>19.53574</text:p>
          </table:table-cell>
          <table:table-cell office:value-type="float" office:value="22.0542" calcext:value-type="float">
            <text:p>22.0542</text:p>
          </table:table-cell>
          <table:table-cell office:value-type="float" office:value="19.9584" calcext:value-type="float">
            <text:p>19.9584</text:p>
          </table:table-cell>
          <table:table-cell office:value-type="float" office:value="21.56464" calcext:value-type="float">
            <text:p>21.56464</text:p>
          </table:table-cell>
          <table:table-cell office:value-type="float" office:value="20.15472" calcext:value-type="float">
            <text:p>20.15472</text:p>
          </table:table-cell>
          <table:table-cell office:value-type="float" office:value="21.08481" calcext:value-type="float">
            <text:p>21.08481</text:p>
          </table:table-cell>
          <table:table-cell office:value-type="float" office:value="20.30228" calcext:value-type="float">
            <text:p>20.30228</text:p>
          </table:table-cell>
          <table:table-cell office:value-type="float" office:value="20.71793" calcext:value-type="float">
            <text:p>20.71793</text:p>
          </table:table-cell>
          <table:table-cell office:value-type="float" office:value="20.29553" calcext:value-type="float">
            <text:p>20.29553</text:p>
          </table:table-cell>
          <table:table-cell office:value-type="float" office:value="20.23001" calcext:value-type="float">
            <text:p>20.23001</text:p>
          </table:table-cell>
          <table:table-cell office:value-type="float" office:value="20.17661" calcext:value-type="float">
            <text:p>20.17661</text:p>
          </table:table-cell>
          <table:table-cell office:value-type="float" office:value="19.72589" calcext:value-type="float">
            <text:p>19.72589</text:p>
          </table:table-cell>
          <table:table-cell office:value-type="float" office:value="19.71085" calcext:value-type="float">
            <text:p>19.71085</text:p>
          </table:table-cell>
          <table:table-cell office:value-type="float" office:value="19.04721" calcext:value-type="float">
            <text:p>19.04721</text:p>
          </table:table-cell>
          <table:table-cell office:value-type="float" office:value="19.03201" calcext:value-type="float">
            <text:p>19.03201</text:p>
          </table:table-cell>
          <table:table-cell office:value-type="float" office:value="18.34473" calcext:value-type="float">
            <text:p>18.34473</text:p>
          </table:table-cell>
          <table:table-cell office:value-type="float" office:value="18.34213" calcext:value-type="float">
            <text:p>18.34213</text:p>
          </table:table-cell>
          <table:table-cell office:value-type="float" office:value="17.65839" calcext:value-type="float">
            <text:p>17.65839</text:p>
          </table:table-cell>
          <table:table-cell office:value-type="float" office:value="17.64661" calcext:value-type="float">
            <text:p>17.64661</text:p>
          </table:table-cell>
          <table:table-cell office:value-type="float" office:value="16.94534" calcext:value-type="float">
            <text:p>16.94534</text:p>
          </table:table-cell>
          <table:table-cell office:value-type="float" office:value="16.9216" calcext:value-type="float">
            <text:p>16.9216</text:p>
          </table:table-cell>
          <table:table-cell office:value-type="float" office:value="16.37518" calcext:value-type="float">
            <text:p>16.37518</text:p>
          </table:table-cell>
          <table:table-cell office:value-type="float" office:value="16.34662" calcext:value-type="float">
            <text:p>16.34662</text:p>
          </table:table-cell>
          <table:table-cell office:value-type="float" office:value="26.55023" calcext:value-type="float">
            <text:p>26.55023</text:p>
          </table:table-cell>
          <table:table-cell office:value-type="float" office:value="17.55026" calcext:value-type="float">
            <text:p>17.55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24.67116" calcext:value-type="float">
            <text:p>24.67116</text:p>
          </table:table-cell>
          <table:table-cell office:value-type="float" office:value="31.61" calcext:value-type="float">
            <text:p>31.61</text:p>
          </table:table-cell>
          <table:table-cell office:value-type="float" office:value="18.74" calcext:value-type="float">
            <text:p>18.74</text:p>
          </table:table-cell>
          <table:table-cell office:value-type="float" office:value="1.981123" calcext:value-type="float">
            <text:p>1.981123</text:p>
          </table:table-cell>
          <table:table-cell office:value-type="float" office:value="1.398304" calcext:value-type="float">
            <text:p>1.398304</text:p>
          </table:table-cell>
          <table:table-cell office:value-type="float" office:value="133.56" calcext:value-type="float">
            <text:p>133.56</text:p>
          </table:table-cell>
          <table:table-cell office:value-type="float" office:value="0.6" calcext:value-type="float">
            <text:p>0.6</text:p>
          </table:table-cell>
          <table:table-cell office:value-type="float" office:value="28.08957" calcext:value-type="float">
            <text:p>28.08957</text:p>
          </table:table-cell>
          <table:table-cell office:value-type="float" office:value="18.6022" calcext:value-type="float">
            <text:p>18.6022</text:p>
          </table:table-cell>
          <table:table-cell office:value-type="float" office:value="25.48517" calcext:value-type="float">
            <text:p>25.48517</text:p>
          </table:table-cell>
          <table:table-cell office:value-type="float" office:value="19.72629" calcext:value-type="float">
            <text:p>19.72629</text:p>
          </table:table-cell>
          <table:table-cell office:value-type="float" office:value="24.11185" calcext:value-type="float">
            <text:p>24.11185</text:p>
          </table:table-cell>
          <table:table-cell office:value-type="float" office:value="20.20016" calcext:value-type="float">
            <text:p>20.20016</text:p>
          </table:table-cell>
          <table:table-cell office:value-type="float" office:value="23.05371" calcext:value-type="float">
            <text:p>23.05371</text:p>
          </table:table-cell>
          <table:table-cell office:value-type="float" office:value="20.47714" calcext:value-type="float">
            <text:p>20.47714</text:p>
          </table:table-cell>
          <table:table-cell office:value-type="float" office:value="22.37592" calcext:value-type="float">
            <text:p>22.37592</text:p>
          </table:table-cell>
          <table:table-cell office:value-type="float" office:value="20.57632" calcext:value-type="float">
            <text:p>20.57632</text:p>
          </table:table-cell>
          <table:table-cell office:value-type="float" office:value="21.67563" calcext:value-type="float">
            <text:p>21.67563</text:p>
          </table:table-cell>
          <table:table-cell office:value-type="float" office:value="20.61429" calcext:value-type="float">
            <text:p>20.61429</text:p>
          </table:table-cell>
          <table:table-cell office:value-type="float" office:value="21.10175" calcext:value-type="float">
            <text:p>21.10175</text:p>
          </table:table-cell>
          <table:table-cell office:value-type="float" office:value="20.5087" calcext:value-type="float">
            <text:p>20.5087</text:p>
          </table:table-cell>
          <table:table-cell office:value-type="float" office:value="20.36099" calcext:value-type="float">
            <text:p>20.36099</text:p>
          </table:table-cell>
          <table:table-cell office:value-type="float" office:value="20.22543" calcext:value-type="float">
            <text:p>20.22543</text:p>
          </table:table-cell>
          <table:table-cell office:value-type="float" office:value="19.72531" calcext:value-type="float">
            <text:p>19.72531</text:p>
          </table:table-cell>
          <table:table-cell office:value-type="float" office:value="19.71069" calcext:value-type="float">
            <text:p>19.71069</text:p>
          </table:table-cell>
          <table:table-cell office:value-type="float" office:value="19.03189" calcext:value-type="float">
            <text:p>19.03189</text:p>
          </table:table-cell>
          <table:table-cell office:value-type="float" office:value="19.02252" calcext:value-type="float">
            <text:p>19.02252</text:p>
          </table:table-cell>
          <table:table-cell office:value-type="float" office:value="18.3421" calcext:value-type="float">
            <text:p>18.3421</text:p>
          </table:table-cell>
          <table:table-cell office:value-type="float" office:value="18.341" calcext:value-type="float">
            <text:p>18.341</text:p>
          </table:table-cell>
          <table:table-cell office:value-type="float" office:value="17.66913" calcext:value-type="float">
            <text:p>17.66913</text:p>
          </table:table-cell>
          <table:table-cell office:value-type="float" office:value="17.65854" calcext:value-type="float">
            <text:p>17.65854</text:p>
          </table:table-cell>
          <table:table-cell office:value-type="float" office:value="16.96744" calcext:value-type="float">
            <text:p>16.96744</text:p>
          </table:table-cell>
          <table:table-cell office:value-type="float" office:value="16.94559" calcext:value-type="float">
            <text:p>16.94559</text:p>
          </table:table-cell>
          <table:table-cell office:value-type="float" office:value="16.40198" calcext:value-type="float">
            <text:p>16.40198</text:p>
          </table:table-cell>
          <table:table-cell office:value-type="float" office:value="16.37549" calcext:value-type="float">
            <text:p>16.37549</text:p>
          </table:table-cell>
          <table:table-cell office:value-type="float" office:value="28.08957" calcext:value-type="float">
            <text:p>28.08957</text:p>
          </table:table-cell>
          <table:table-cell office:value-type="float" office:value="18.6022" calcext:value-type="float">
            <text:p>18.6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23.03128" calcext:value-type="float">
            <text:p>23.03128</text:p>
          </table:table-cell>
          <table:table-cell office:value-type="float" office:value="28.54" calcext:value-type="float">
            <text:p>28.54</text:p>
          </table:table-cell>
          <table:table-cell office:value-type="float" office:value="16.9" calcext:value-type="float">
            <text:p>16.9</text:p>
          </table:table-cell>
          <table:table-cell office:value-type="float" office:value="1.850112" calcext:value-type="float">
            <text:p>1.850112</text:p>
          </table:table-cell>
          <table:table-cell office:value-type="float" office:value="1.411984" calcext:value-type="float">
            <text:p>1.411984</text:p>
          </table:table-cell>
          <table:table-cell office:value-type="float" office:value="194.904" calcext:value-type="float">
            <text:p>194.904</text:p>
          </table:table-cell>
          <table:table-cell office:value-type="float" office:value="31.3" calcext:value-type="float">
            <text:p>31.3</text:p>
          </table:table-cell>
          <table:table-cell office:value-type="float" office:value="26.31476" calcext:value-type="float">
            <text:p>26.31476</text:p>
          </table:table-cell>
          <table:table-cell office:value-type="float" office:value="17.68927" calcext:value-type="float">
            <text:p>17.68927</text:p>
          </table:table-cell>
          <table:table-cell office:value-type="float" office:value="24.94305" calcext:value-type="float">
            <text:p>24.94305</text:p>
          </table:table-cell>
          <table:table-cell office:value-type="float" office:value="19.38699" calcext:value-type="float">
            <text:p>19.38699</text:p>
          </table:table-cell>
          <table:table-cell office:value-type="float" office:value="23.76947" calcext:value-type="float">
            <text:p>23.76947</text:p>
          </table:table-cell>
          <table:table-cell office:value-type="float" office:value="20.16763" calcext:value-type="float">
            <text:p>20.16763</text:p>
          </table:table-cell>
          <table:table-cell office:value-type="float" office:value="22.70853" calcext:value-type="float">
            <text:p>22.70853</text:p>
          </table:table-cell>
          <table:table-cell office:value-type="float" office:value="20.61362" calcext:value-type="float">
            <text:p>20.61362</text:p>
          </table:table-cell>
          <table:table-cell office:value-type="float" office:value="22.11966" calcext:value-type="float">
            <text:p>22.11966</text:p>
          </table:table-cell>
          <table:table-cell office:value-type="float" office:value="20.79391" calcext:value-type="float">
            <text:p>20.79391</text:p>
          </table:table-cell>
          <table:table-cell office:value-type="float" office:value="21.67188" calcext:value-type="float">
            <text:p>21.67188</text:p>
          </table:table-cell>
          <table:table-cell office:value-type="float" office:value="20.86319" calcext:value-type="float">
            <text:p>20.86319</text:p>
          </table:table-cell>
          <table:table-cell office:value-type="float" office:value="21.13791" calcext:value-type="float">
            <text:p>21.13791</text:p>
          </table:table-cell>
          <table:table-cell office:value-type="float" office:value="20.74823" calcext:value-type="float">
            <text:p>20.74823</text:p>
          </table:table-cell>
          <table:table-cell office:value-type="float" office:value="20.50577" calcext:value-type="float">
            <text:p>20.50577</text:p>
          </table:table-cell>
          <table:table-cell office:value-type="float" office:value="20.36563" calcext:value-type="float">
            <text:p>20.36563</text:p>
          </table:table-cell>
          <table:table-cell office:value-type="float" office:value="19.7872" calcext:value-type="float">
            <text:p>19.7872</text:p>
          </table:table-cell>
          <table:table-cell office:value-type="float" office:value="19.72577" calcext:value-type="float">
            <text:p>19.72577</text:p>
          </table:table-cell>
          <table:table-cell office:value-type="float" office:value="19.02676" calcext:value-type="float">
            <text:p>19.02676</text:p>
          </table:table-cell>
          <table:table-cell office:value-type="float" office:value="19.02188" calcext:value-type="float">
            <text:p>19.02188</text:p>
          </table:table-cell>
          <table:table-cell office:value-type="float" office:value="18.34323" calcext:value-type="float">
            <text:p>18.34323</text:p>
          </table:table-cell>
          <table:table-cell office:value-type="float" office:value="18.34106" calcext:value-type="float">
            <text:p>18.34106</text:p>
          </table:table-cell>
          <table:table-cell office:value-type="float" office:value="17.67978" calcext:value-type="float">
            <text:p>17.67978</text:p>
          </table:table-cell>
          <table:table-cell office:value-type="float" office:value="17.66922" calcext:value-type="float">
            <text:p>17.66922</text:p>
          </table:table-cell>
          <table:table-cell office:value-type="float" office:value="16.9881" calcext:value-type="float">
            <text:p>16.9881</text:p>
          </table:table-cell>
          <table:table-cell office:value-type="float" office:value="16.96768" calcext:value-type="float">
            <text:p>16.96768</text:p>
          </table:table-cell>
          <table:table-cell office:value-type="float" office:value="16.42682" calcext:value-type="float">
            <text:p>16.42682</text:p>
          </table:table-cell>
          <table:table-cell office:value-type="float" office:value="16.40222" calcext:value-type="float">
            <text:p>16.40222</text:p>
          </table:table-cell>
          <table:table-cell office:value-type="float" office:value="24.92667" calcext:value-type="float">
            <text:p>24.92667</text:p>
          </table:table-cell>
          <table:table-cell office:value-type="float" office:value="17.68927" calcext:value-type="float">
            <text:p>17.689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25.89057" calcext:value-type="float">
            <text:p>25.89057</text:p>
          </table:table-cell>
          <table:table-cell office:value-type="float" office:value="28.33" calcext:value-type="float">
            <text:p>28.33</text:p>
          </table:table-cell>
          <table:table-cell office:value-type="float" office:value="16.44" calcext:value-type="float">
            <text:p>16.44</text:p>
          </table:table-cell>
          <table:table-cell office:value-type="float" office:value="1.830839" calcext:value-type="float">
            <text:p>1.830839</text:p>
          </table:table-cell>
          <table:table-cell office:value-type="float" office:value="1.189468" calcext:value-type="float">
            <text:p>1.189468</text:p>
          </table:table-cell>
          <table:table-cell office:value-type="float" office:value="180.612" calcext:value-type="float">
            <text:p>180.612</text:p>
          </table:table-cell>
          <table:table-cell office:value-type="float" office:value="0" calcext:value-type="float">
            <text:p>0</text:p>
          </table:table-cell>
          <table:table-cell office:value-type="float" office:value="24.71805" calcext:value-type="float">
            <text:p>24.71805</text:p>
          </table:table-cell>
          <table:table-cell office:value-type="float" office:value="16.94925" calcext:value-type="float">
            <text:p>16.94925</text:p>
          </table:table-cell>
          <table:table-cell office:value-type="float" office:value="22.96939" calcext:value-type="float">
            <text:p>22.96939</text:p>
          </table:table-cell>
          <table:table-cell office:value-type="float" office:value="17.99973" calcext:value-type="float">
            <text:p>17.99973</text:p>
          </table:table-cell>
          <table:table-cell office:value-type="float" office:value="21.98019" calcext:value-type="float">
            <text:p>21.98019</text:p>
          </table:table-cell>
          <table:table-cell office:value-type="float" office:value="18.89334" calcext:value-type="float">
            <text:p>18.89334</text:p>
          </table:table-cell>
          <table:table-cell office:value-type="float" office:value="21.40457" calcext:value-type="float">
            <text:p>21.40457</text:p>
          </table:table-cell>
          <table:table-cell office:value-type="float" office:value="19.61661" calcext:value-type="float">
            <text:p>19.61661</text:p>
          </table:table-cell>
          <table:table-cell office:value-type="float" office:value="21.32065" calcext:value-type="float">
            <text:p>21.32065</text:p>
          </table:table-cell>
          <table:table-cell office:value-type="float" office:value="20.00891" calcext:value-type="float">
            <text:p>20.00891</text:p>
          </table:table-cell>
          <table:table-cell office:value-type="float" office:value="21.33997" calcext:value-type="float">
            <text:p>21.33997</text:p>
          </table:table-cell>
          <table:table-cell office:value-type="float" office:value="20.3316" calcext:value-type="float">
            <text:p>20.3316</text:p>
          </table:table-cell>
          <table:table-cell office:value-type="float" office:value="21.05838" calcext:value-type="float">
            <text:p>21.05838</text:p>
          </table:table-cell>
          <table:table-cell office:value-type="float" office:value="20.42084" calcext:value-type="float">
            <text:p>20.42084</text:p>
          </table:table-cell>
          <table:table-cell office:value-type="float" office:value="20.52475" calcext:value-type="float">
            <text:p>20.52475</text:p>
          </table:table-cell>
          <table:table-cell office:value-type="float" office:value="20.35089" calcext:value-type="float">
            <text:p>20.35089</text:p>
          </table:table-cell>
          <table:table-cell office:value-type="float" office:value="19.81424" calcext:value-type="float">
            <text:p>19.81424</text:p>
          </table:table-cell>
          <table:table-cell office:value-type="float" office:value="19.78787" calcext:value-type="float">
            <text:p>19.78787</text:p>
          </table:table-cell>
          <table:table-cell office:value-type="float" office:value="19.04132" calcext:value-type="float">
            <text:p>19.04132</text:p>
          </table:table-cell>
          <table:table-cell office:value-type="float" office:value="19.02692" calcext:value-type="float">
            <text:p>19.02692</text:p>
          </table:table-cell>
          <table:table-cell office:value-type="float" office:value="18.35083" calcext:value-type="float">
            <text:p>18.35083</text:p>
          </table:table-cell>
          <table:table-cell office:value-type="float" office:value="18.34326" calcext:value-type="float">
            <text:p>18.34326</text:p>
          </table:table-cell>
          <table:table-cell office:value-type="float" office:value="17.69147" calcext:value-type="float">
            <text:p>17.69147</text:p>
          </table:table-cell>
          <table:table-cell office:value-type="float" office:value="17.67987" calcext:value-type="float">
            <text:p>17.67987</text:p>
          </table:table-cell>
          <table:table-cell office:value-type="float" office:value="17.00754" calcext:value-type="float">
            <text:p>17.00754</text:p>
          </table:table-cell>
          <table:table-cell office:value-type="float" office:value="16.98831" calcext:value-type="float">
            <text:p>16.98831</text:p>
          </table:table-cell>
          <table:table-cell office:value-type="float" office:value="16.45071" calcext:value-type="float">
            <text:p>16.45071</text:p>
          </table:table-cell>
          <table:table-cell office:value-type="float" office:value="16.42706" calcext:value-type="float">
            <text:p>16.42706</text:p>
          </table:table-cell>
          <table:table-cell office:value-type="float" office:value="24.71805" calcext:value-type="float">
            <text:p>24.71805</text:p>
          </table:table-cell>
          <table:table-cell office:value-type="float" office:value="16.94925" calcext:value-type="float">
            <text:p>16.949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23.97487" calcext:value-type="float">
            <text:p>23.97487</text:p>
          </table:table-cell>
          <table:table-cell office:value-type="float" office:value="28.23" calcext:value-type="float">
            <text:p>28.23</text:p>
          </table:table-cell>
          <table:table-cell office:value-type="float" office:value="15.97" calcext:value-type="float">
            <text:p>15.97</text:p>
          </table:table-cell>
          <table:table-cell office:value-type="float" office:value="1.778095" calcext:value-type="float">
            <text:p>1.778095</text:p>
          </table:table-cell>
          <table:table-cell office:value-type="float" office:value="1.382559" calcext:value-type="float">
            <text:p>1.382559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0" calcext:value-type="float">
            <text:p>0</text:p>
          </table:table-cell>
          <table:table-cell office:value-type="float" office:value="25.17145" calcext:value-type="float">
            <text:p>25.17145</text:p>
          </table:table-cell>
          <table:table-cell office:value-type="float" office:value="15.83371" calcext:value-type="float">
            <text:p>15.83371</text:p>
          </table:table-cell>
          <table:table-cell office:value-type="float" office:value="22.3764" calcext:value-type="float">
            <text:p>22.3764</text:p>
          </table:table-cell>
          <table:table-cell office:value-type="float" office:value="17.27136" calcext:value-type="float">
            <text:p>17.27136</text:p>
          </table:table-cell>
          <table:table-cell office:value-type="float" office:value="21.4642" calcext:value-type="float">
            <text:p>21.4642</text:p>
          </table:table-cell>
          <table:table-cell office:value-type="float" office:value="18.23434" calcext:value-type="float">
            <text:p>18.23434</text:p>
          </table:table-cell>
          <table:table-cell office:value-type="float" office:value="20.95435" calcext:value-type="float">
            <text:p>20.95435</text:p>
          </table:table-cell>
          <table:table-cell office:value-type="float" office:value="18.96851" calcext:value-type="float">
            <text:p>18.96851</text:p>
          </table:table-cell>
          <table:table-cell office:value-type="float" office:value="20.67905" calcext:value-type="float">
            <text:p>20.67905</text:p>
          </table:table-cell>
          <table:table-cell office:value-type="float" office:value="19.4006" calcext:value-type="float">
            <text:p>19.4006</text:p>
          </table:table-cell>
          <table:table-cell office:value-type="float" office:value="20.65848" calcext:value-type="float">
            <text:p>20.65848</text:p>
          </table:table-cell>
          <table:table-cell office:value-type="float" office:value="19.7991" calcext:value-type="float">
            <text:p>19.7991</text:p>
          </table:table-cell>
          <table:table-cell office:value-type="float" office:value="20.58716" calcext:value-type="float">
            <text:p>20.58716</text:p>
          </table:table-cell>
          <table:table-cell office:value-type="float" office:value="19.99762" calcext:value-type="float">
            <text:p>19.99762</text:p>
          </table:table-cell>
          <table:table-cell office:value-type="float" office:value="20.35022" calcext:value-type="float">
            <text:p>20.35022</text:p>
          </table:table-cell>
          <table:table-cell office:value-type="float" office:value="20.09525" calcext:value-type="float">
            <text:p>20.09525</text:p>
          </table:table-cell>
          <table:table-cell office:value-type="float" office:value="19.80795" calcext:value-type="float">
            <text:p>19.80795</text:p>
          </table:table-cell>
          <table:table-cell office:value-type="float" office:value="19.74551" calcext:value-type="float">
            <text:p>19.74551</text:p>
          </table:table-cell>
          <table:table-cell office:value-type="float" office:value="19.04648" calcext:value-type="float">
            <text:p>19.04648</text:p>
          </table:table-cell>
          <table:table-cell office:value-type="float" office:value="19.04147" calcext:value-type="float">
            <text:p>19.04147</text:p>
          </table:table-cell>
          <table:table-cell office:value-type="float" office:value="18.36053" calcext:value-type="float">
            <text:p>18.36053</text:p>
          </table:table-cell>
          <table:table-cell office:value-type="float" office:value="18.35095" calcext:value-type="float">
            <text:p>18.35095</text:p>
          </table:table-cell>
          <table:table-cell office:value-type="float" office:value="17.70377" calcext:value-type="float">
            <text:p>17.70377</text:p>
          </table:table-cell>
          <table:table-cell office:value-type="float" office:value="17.69159" calcext:value-type="float">
            <text:p>17.69159</text:p>
          </table:table-cell>
          <table:table-cell office:value-type="float" office:value="17.02628" calcext:value-type="float">
            <text:p>17.02628</text:p>
          </table:table-cell>
          <table:table-cell office:value-type="float" office:value="17.00775" calcext:value-type="float">
            <text:p>17.00775</text:p>
          </table:table-cell>
          <table:table-cell office:value-type="float" office:value="16.47266" calcext:value-type="float">
            <text:p>16.47266</text:p>
          </table:table-cell>
          <table:table-cell office:value-type="float" office:value="16.45096" calcext:value-type="float">
            <text:p>16.45096</text:p>
          </table:table-cell>
          <table:table-cell office:value-type="float" office:value="25.17148" calcext:value-type="float">
            <text:p>25.17148</text:p>
          </table:table-cell>
          <table:table-cell office:value-type="float" office:value="15.83371" calcext:value-type="float">
            <text:p>15.83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21.80191" calcext:value-type="float">
            <text:p>21.80191</text:p>
          </table:table-cell>
          <table:table-cell office:value-type="float" office:value="29.24" calcext:value-type="float">
            <text:p>29.24</text:p>
          </table:table-cell>
          <table:table-cell office:value-type="float" office:value="18.3" calcext:value-type="float">
            <text:p>18.3</text:p>
          </table:table-cell>
          <table:table-cell office:value-type="float" office:value="1.892274" calcext:value-type="float">
            <text:p>1.892274</text:p>
          </table:table-cell>
          <table:table-cell office:value-type="float" office:value="1.443094" calcext:value-type="float">
            <text:p>1.443094</text:p>
          </table:table-cell>
          <table:table-cell office:value-type="float" office:value="184.032" calcext:value-type="float">
            <text:p>184.032</text:p>
          </table:table-cell>
          <table:table-cell office:value-type="float" office:value="0" calcext:value-type="float">
            <text:p>0</text:p>
          </table:table-cell>
          <table:table-cell office:value-type="float" office:value="25.20163" calcext:value-type="float">
            <text:p>25.20163</text:p>
          </table:table-cell>
          <table:table-cell office:value-type="float" office:value="17.62543" calcext:value-type="float">
            <text:p>17.62543</text:p>
          </table:table-cell>
          <table:table-cell office:value-type="float" office:value="22.95471" calcext:value-type="float">
            <text:p>22.95471</text:p>
          </table:table-cell>
          <table:table-cell office:value-type="float" office:value="18.64459" calcext:value-type="float">
            <text:p>18.64459</text:p>
          </table:table-cell>
          <table:table-cell office:value-type="float" office:value="22.09363" calcext:value-type="float">
            <text:p>22.09363</text:p>
          </table:table-cell>
          <table:table-cell office:value-type="float" office:value="19.2077" calcext:value-type="float">
            <text:p>19.2077</text:p>
          </table:table-cell>
          <table:table-cell office:value-type="float" office:value="21.50262" calcext:value-type="float">
            <text:p>21.50262</text:p>
          </table:table-cell>
          <table:table-cell office:value-type="float" office:value="19.59769" calcext:value-type="float">
            <text:p>19.59769</text:p>
          </table:table-cell>
          <table:table-cell office:value-type="float" office:value="21.11832" calcext:value-type="float">
            <text:p>21.11832</text:p>
          </table:table-cell>
          <table:table-cell office:value-type="float" office:value="19.80261" calcext:value-type="float">
            <text:p>19.80261</text:p>
          </table:table-cell>
          <table:table-cell office:value-type="float" office:value="20.74323" calcext:value-type="float">
            <text:p>20.74323</text:p>
          </table:table-cell>
          <table:table-cell office:value-type="float" office:value="19.9805" calcext:value-type="float">
            <text:p>19.9805</text:p>
          </table:table-cell>
          <table:table-cell office:value-type="float" office:value="20.43466" calcext:value-type="float">
            <text:p>20.43466</text:p>
          </table:table-cell>
          <table:table-cell office:value-type="float" office:value="20.03406" calcext:value-type="float">
            <text:p>20.03406</text:p>
          </table:table-cell>
          <table:table-cell office:value-type="float" office:value="20.09512" calcext:value-type="float">
            <text:p>20.09512</text:p>
          </table:table-cell>
          <table:table-cell office:value-type="float" office:value="20.0116" calcext:value-type="float">
            <text:p>20.0116</text:p>
          </table:table-cell>
          <table:table-cell office:value-type="float" office:value="19.74463" calcext:value-type="float">
            <text:p>19.74463</text:p>
          </table:table-cell>
          <table:table-cell office:value-type="float" office:value="19.66916" calcext:value-type="float">
            <text:p>19.66916</text:p>
          </table:table-cell>
          <table:table-cell office:value-type="float" office:value="19.04541" calcext:value-type="float">
            <text:p>19.04541</text:p>
          </table:table-cell>
          <table:table-cell office:value-type="float" office:value="19.0321" calcext:value-type="float">
            <text:p>19.0321</text:p>
          </table:table-cell>
          <table:table-cell office:value-type="float" office:value="18.36639" calcext:value-type="float">
            <text:p>18.36639</text:p>
          </table:table-cell>
          <table:table-cell office:value-type="float" office:value="18.36063" calcext:value-type="float">
            <text:p>18.36063</text:p>
          </table:table-cell>
          <table:table-cell office:value-type="float" office:value="17.71683" calcext:value-type="float">
            <text:p>17.71683</text:p>
          </table:table-cell>
          <table:table-cell office:value-type="float" office:value="17.70389" calcext:value-type="float">
            <text:p>17.70389</text:p>
          </table:table-cell>
          <table:table-cell office:value-type="float" office:value="17.04434" calcext:value-type="float">
            <text:p>17.04434</text:p>
          </table:table-cell>
          <table:table-cell office:value-type="float" office:value="17.02646" calcext:value-type="float">
            <text:p>17.02646</text:p>
          </table:table-cell>
          <table:table-cell office:value-type="float" office:value="16.49316" calcext:value-type="float">
            <text:p>16.49316</text:p>
          </table:table-cell>
          <table:table-cell office:value-type="float" office:value="16.47287" calcext:value-type="float">
            <text:p>16.47287</text:p>
          </table:table-cell>
          <table:table-cell office:value-type="float" office:value="25.2016" calcext:value-type="float">
            <text:p>25.2016</text:p>
          </table:table-cell>
          <table:table-cell office:value-type="float" office:value="17.62543" calcext:value-type="float">
            <text:p>17.62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24.70365" calcext:value-type="float">
            <text:p>24.70365</text:p>
          </table:table-cell>
          <table:table-cell office:value-type="float" office:value="32.46" calcext:value-type="float">
            <text:p>32.46</text:p>
          </table:table-cell>
          <table:table-cell office:value-type="float" office:value="18.82" calcext:value-type="float">
            <text:p>18.82</text:p>
          </table:table-cell>
          <table:table-cell office:value-type="float" office:value="1.899428" calcext:value-type="float">
            <text:p>1.899428</text:p>
          </table:table-cell>
          <table:table-cell office:value-type="float" office:value="1.229043" calcext:value-type="float">
            <text:p>1.229043</text:p>
          </table:table-cell>
          <table:table-cell office:value-type="float" office:value="182.484" calcext:value-type="float">
            <text:p>182.484</text:p>
          </table:table-cell>
          <table:table-cell office:value-type="float" office:value="0" calcext:value-type="float">
            <text:p>0</text:p>
          </table:table-cell>
          <table:table-cell office:value-type="float" office:value="28.24756" calcext:value-type="float">
            <text:p>28.24756</text:p>
          </table:table-cell>
          <table:table-cell office:value-type="float" office:value="18.49936" calcext:value-type="float">
            <text:p>18.49936</text:p>
          </table:table-cell>
          <table:table-cell office:value-type="float" office:value="25.36462" calcext:value-type="float">
            <text:p>25.36462</text:p>
          </table:table-cell>
          <table:table-cell office:value-type="float" office:value="19.53094" calcext:value-type="float">
            <text:p>19.53094</text:p>
          </table:table-cell>
          <table:table-cell office:value-type="float" office:value="24.09375" calcext:value-type="float">
            <text:p>24.09375</text:p>
          </table:table-cell>
          <table:table-cell office:value-type="float" office:value="19.99756" calcext:value-type="float">
            <text:p>19.99756</text:p>
          </table:table-cell>
          <table:table-cell office:value-type="float" office:value="23.02051" calcext:value-type="float">
            <text:p>23.02051</text:p>
          </table:table-cell>
          <table:table-cell office:value-type="float" office:value="20.26004" calcext:value-type="float">
            <text:p>20.26004</text:p>
          </table:table-cell>
          <table:table-cell office:value-type="float" office:value="22.32034" calcext:value-type="float">
            <text:p>22.32034</text:p>
          </table:table-cell>
          <table:table-cell office:value-type="float" office:value="20.3533" calcext:value-type="float">
            <text:p>20.3533</text:p>
          </table:table-cell>
          <table:table-cell office:value-type="float" office:value="21.5997" calcext:value-type="float">
            <text:p>21.5997</text:p>
          </table:table-cell>
          <table:table-cell office:value-type="float" office:value="20.38937" calcext:value-type="float">
            <text:p>20.38937</text:p>
          </table:table-cell>
          <table:table-cell office:value-type="float" office:value="20.95944" calcext:value-type="float">
            <text:p>20.95944</text:p>
          </table:table-cell>
          <table:table-cell office:value-type="float" office:value="20.29968" calcext:value-type="float">
            <text:p>20.29968</text:p>
          </table:table-cell>
          <table:table-cell office:value-type="float" office:value="20.20465" calcext:value-type="float">
            <text:p>20.20465</text:p>
          </table:table-cell>
          <table:table-cell office:value-type="float" office:value="20.04868" calcext:value-type="float">
            <text:p>20.04868</text:p>
          </table:table-cell>
          <table:table-cell office:value-type="float" office:value="19.66864" calcext:value-type="float">
            <text:p>19.66864</text:p>
          </table:table-cell>
          <table:table-cell office:value-type="float" office:value="19.64957" calcext:value-type="float">
            <text:p>19.64957</text:p>
          </table:table-cell>
          <table:table-cell office:value-type="float" office:value="19.03192" calcext:value-type="float">
            <text:p>19.03192</text:p>
          </table:table-cell>
          <table:table-cell office:value-type="float" office:value="19.01489" calcext:value-type="float">
            <text:p>19.01489</text:p>
          </table:table-cell>
          <table:table-cell office:value-type="float" office:value="18.36783" calcext:value-type="float">
            <text:p>18.36783</text:p>
          </table:table-cell>
          <table:table-cell office:value-type="float" office:value="18.36642" calcext:value-type="float">
            <text:p>18.36642</text:p>
          </table:table-cell>
          <table:table-cell office:value-type="float" office:value="17.72839" calcext:value-type="float">
            <text:p>17.72839</text:p>
          </table:table-cell>
          <table:table-cell office:value-type="float" office:value="17.71695" calcext:value-type="float">
            <text:p>17.71695</text:p>
          </table:table-cell>
          <table:table-cell office:value-type="float" office:value="17.06165" calcext:value-type="float">
            <text:p>17.06165</text:p>
          </table:table-cell>
          <table:table-cell office:value-type="float" office:value="17.04453" calcext:value-type="float">
            <text:p>17.04453</text:p>
          </table:table-cell>
          <table:table-cell office:value-type="float" office:value="16.5126" calcext:value-type="float">
            <text:p>16.5126</text:p>
          </table:table-cell>
          <table:table-cell office:value-type="float" office:value="16.49338" calcext:value-type="float">
            <text:p>16.49338</text:p>
          </table:table-cell>
          <table:table-cell office:value-type="float" office:value="28.24756" calcext:value-type="float">
            <text:p>28.24756</text:p>
          </table:table-cell>
          <table:table-cell office:value-type="float" office:value="18.49936" calcext:value-type="float">
            <text:p>18.499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24.91274" calcext:value-type="float">
            <text:p>24.91274</text:p>
          </table:table-cell>
          <table:table-cell office:value-type="float" office:value="34.88" calcext:value-type="float">
            <text:p>34.88</text:p>
          </table:table-cell>
          <table:table-cell office:value-type="float" office:value="19.64" calcext:value-type="float">
            <text:p>19.64</text:p>
          </table:table-cell>
          <table:table-cell office:value-type="float" office:value="1.812001" calcext:value-type="float">
            <text:p>1.812001</text:p>
          </table:table-cell>
          <table:table-cell office:value-type="float" office:value="1.031473" calcext:value-type="float">
            <text:p>1.031473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31.66437" calcext:value-type="float">
            <text:p>31.66437</text:p>
          </table:table-cell>
          <table:table-cell office:value-type="float" office:value="19.77692" calcext:value-type="float">
            <text:p>19.77692</text:p>
          </table:table-cell>
          <table:table-cell office:value-type="float" office:value="27.98761" calcext:value-type="float">
            <text:p>27.98761</text:p>
          </table:table-cell>
          <table:table-cell office:value-type="float" office:value="20.88095" calcext:value-type="float">
            <text:p>20.88095</text:p>
          </table:table-cell>
          <table:table-cell office:value-type="float" office:value="26.11871" calcext:value-type="float">
            <text:p>26.11871</text:p>
          </table:table-cell>
          <table:table-cell office:value-type="float" office:value="21.28714" calcext:value-type="float">
            <text:p>21.28714</text:p>
          </table:table-cell>
          <table:table-cell office:value-type="float" office:value="24.60657" calcext:value-type="float">
            <text:p>24.60657</text:p>
          </table:table-cell>
          <table:table-cell office:value-type="float" office:value="21.41772" calcext:value-type="float">
            <text:p>21.41772</text:p>
          </table:table-cell>
          <table:table-cell office:value-type="float" office:value="23.62518" calcext:value-type="float">
            <text:p>23.62518</text:p>
          </table:table-cell>
          <table:table-cell office:value-type="float" office:value="21.38086" calcext:value-type="float">
            <text:p>21.38086</text:p>
          </table:table-cell>
          <table:table-cell office:value-type="float" office:value="22.64026" calcext:value-type="float">
            <text:p>22.64026</text:p>
          </table:table-cell>
          <table:table-cell office:value-type="float" office:value="21.24222" calcext:value-type="float">
            <text:p>21.24222</text:p>
          </table:table-cell>
          <table:table-cell office:value-type="float" office:value="21.76553" calcext:value-type="float">
            <text:p>21.76553</text:p>
          </table:table-cell>
          <table:table-cell office:value-type="float" office:value="20.93784" calcext:value-type="float">
            <text:p>20.93784</text:p>
          </table:table-cell>
          <table:table-cell office:value-type="float" office:value="20.62314" calcext:value-type="float">
            <text:p>20.62314</text:p>
          </table:table-cell>
          <table:table-cell office:value-type="float" office:value="20.20999" calcext:value-type="float">
            <text:p>20.20999</text:p>
          </table:table-cell>
          <table:table-cell office:value-type="float" office:value="19.73962" calcext:value-type="float">
            <text:p>19.73962</text:p>
          </table:table-cell>
          <table:table-cell office:value-type="float" office:value="19.65207" calcext:value-type="float">
            <text:p>19.65207</text:p>
          </table:table-cell>
          <table:table-cell office:value-type="float" office:value="19.01474" calcext:value-type="float">
            <text:p>19.01474</text:p>
          </table:table-cell>
          <table:table-cell office:value-type="float" office:value="19.01108" calcext:value-type="float">
            <text:p>19.01108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18.36777" calcext:value-type="float">
            <text:p>18.36777</text:p>
          </table:table-cell>
          <table:table-cell office:value-type="float" office:value="17.7388" calcext:value-type="float">
            <text:p>17.7388</text:p>
          </table:table-cell>
          <table:table-cell office:value-type="float" office:value="17.72849" calcext:value-type="float">
            <text:p>17.72849</text:p>
          </table:table-cell>
          <table:table-cell office:value-type="float" office:value="17.07803" calcext:value-type="float">
            <text:p>17.07803</text:p>
          </table:table-cell>
          <table:table-cell office:value-type="float" office:value="17.06183" calcext:value-type="float">
            <text:p>17.06183</text:p>
          </table:table-cell>
          <table:table-cell office:value-type="float" office:value="16.53134" calcext:value-type="float">
            <text:p>16.53134</text:p>
          </table:table-cell>
          <table:table-cell office:value-type="float" office:value="16.51279" calcext:value-type="float">
            <text:p>16.51279</text:p>
          </table:table-cell>
          <table:table-cell office:value-type="float" office:value="31.66434" calcext:value-type="float">
            <text:p>31.66434</text:p>
          </table:table-cell>
          <table:table-cell office:value-type="float" office:value="19.77692" calcext:value-type="float">
            <text:p>19.77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23.75505" calcext:value-type="float">
            <text:p>23.75505</text:p>
          </table:table-cell>
          <table:table-cell office:value-type="float" office:value="36.04" calcext:value-type="float">
            <text:p>36.04</text:p>
          </table:table-cell>
          <table:table-cell office:value-type="float" office:value="20.27" calcext:value-type="float">
            <text:p>20.27</text:p>
          </table:table-cell>
          <table:table-cell office:value-type="float" office:value="1.833897" calcext:value-type="float">
            <text:p>1.833897</text:p>
          </table:table-cell>
          <table:table-cell office:value-type="float" office:value="1.107296" calcext:value-type="float">
            <text:p>1.107296</text:p>
          </table:table-cell>
          <table:table-cell office:value-type="float" office:value="198.36" calcext:value-type="float">
            <text:p>198.36</text:p>
          </table:table-cell>
          <table:table-cell office:value-type="float" office:value="0" calcext:value-type="float">
            <text:p>0</text:p>
          </table:table-cell>
          <table:table-cell office:value-type="float" office:value="33.46988" calcext:value-type="float">
            <text:p>33.46988</text:p>
          </table:table-cell>
          <table:table-cell office:value-type="float" office:value="20.77615" calcext:value-type="float">
            <text:p>20.77615</text:p>
          </table:table-cell>
          <table:table-cell office:value-type="float" office:value="29.05621" calcext:value-type="float">
            <text:p>29.05621</text:p>
          </table:table-cell>
          <table:table-cell office:value-type="float" office:value="21.9126" calcext:value-type="float">
            <text:p>21.9126</text:p>
          </table:table-cell>
          <table:table-cell office:value-type="float" office:value="27.21231" calcext:value-type="float">
            <text:p>27.21231</text:p>
          </table:table-cell>
          <table:table-cell office:value-type="float" office:value="22.33618" calcext:value-type="float">
            <text:p>22.33618</text:p>
          </table:table-cell>
          <table:table-cell office:value-type="float" office:value="25.61169" calcext:value-type="float">
            <text:p>25.61169</text:p>
          </table:table-cell>
          <table:table-cell office:value-type="float" office:value="22.41895" calcext:value-type="float">
            <text:p>22.41895</text:p>
          </table:table-cell>
          <table:table-cell office:value-type="float" office:value="24.535" calcext:value-type="float">
            <text:p>24.535</text:p>
          </table:table-cell>
          <table:table-cell office:value-type="float" office:value="22.32526" calcext:value-type="float">
            <text:p>22.32526</text:p>
          </table:table-cell>
          <table:table-cell office:value-type="float" office:value="23.43359" calcext:value-type="float">
            <text:p>23.43359</text:p>
          </table:table-cell>
          <table:table-cell office:value-type="float" office:value="22.09418" calcext:value-type="float">
            <text:p>22.09418</text:p>
          </table:table-cell>
          <table:table-cell office:value-type="float" office:value="22.46164" calcext:value-type="float">
            <text:p>22.46164</text:p>
          </table:table-cell>
          <table:table-cell office:value-type="float" office:value="21.65323" calcext:value-type="float">
            <text:p>21.65323</text:p>
          </table:table-cell>
          <table:table-cell office:value-type="float" office:value="21.12802" calcext:value-type="float">
            <text:p>21.12802</text:p>
          </table:table-cell>
          <table:table-cell office:value-type="float" office:value="20.63092" calcext:value-type="float">
            <text:p>20.63092</text:p>
          </table:table-cell>
          <table:table-cell office:value-type="float" office:value="19.93411" calcext:value-type="float">
            <text:p>19.93411</text:p>
          </table:table-cell>
          <table:table-cell office:value-type="float" office:value="19.74118" calcext:value-type="float">
            <text:p>19.74118</text:p>
          </table:table-cell>
          <table:table-cell office:value-type="float" office:value="19.04715" calcext:value-type="float">
            <text:p>19.04715</text:p>
          </table:table-cell>
          <table:table-cell office:value-type="float" office:value="19.01419" calcext:value-type="float">
            <text:p>19.01419</text:p>
          </table:table-cell>
          <table:table-cell office:value-type="float" office:value="18.3775" calcext:value-type="float">
            <text:p>18.3775</text:p>
          </table:table-cell>
          <table:table-cell office:value-type="float" office:value="18.36893" calcext:value-type="float">
            <text:p>18.36893</text:p>
          </table:table-cell>
          <table:table-cell office:value-type="float" office:value="17.74896" calcext:value-type="float">
            <text:p>17.74896</text:p>
          </table:table-cell>
          <table:table-cell office:value-type="float" office:value="17.73889" calcext:value-type="float">
            <text:p>17.73889</text:p>
          </table:table-cell>
          <table:table-cell office:value-type="float" office:value="17.09338" calcext:value-type="float">
            <text:p>17.09338</text:p>
          </table:table-cell>
          <table:table-cell office:value-type="float" office:value="17.07822" calcext:value-type="float">
            <text:p>17.07822</text:p>
          </table:table-cell>
          <table:table-cell office:value-type="float" office:value="16.54868" calcext:value-type="float">
            <text:p>16.54868</text:p>
          </table:table-cell>
          <table:table-cell office:value-type="float" office:value="16.53152" calcext:value-type="float">
            <text:p>16.53152</text:p>
          </table:table-cell>
          <table:table-cell office:value-type="float" office:value="33.46988" calcext:value-type="float">
            <text:p>33.46988</text:p>
          </table:table-cell>
          <table:table-cell office:value-type="float" office:value="20.77615" calcext:value-type="float">
            <text:p>20.77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6.08981" calcext:value-type="float">
            <text:p>16.08981</text:p>
          </table:table-cell>
          <table:table-cell office:value-type="float" office:value="36.54" calcext:value-type="float">
            <text:p>36.54</text:p>
          </table:table-cell>
          <table:table-cell office:value-type="float" office:value="21.11" calcext:value-type="float">
            <text:p>21.11</text:p>
          </table:table-cell>
          <table:table-cell office:value-type="float" office:value="2.124552" calcext:value-type="float">
            <text:p>2.124552</text:p>
          </table:table-cell>
          <table:table-cell office:value-type="float" office:value="1.165301" calcext:value-type="float">
            <text:p>1.165301</text:p>
          </table:table-cell>
          <table:table-cell office:value-type="float" office:value="269.352" calcext:value-type="float">
            <text:p>269.352</text:p>
          </table:table-cell>
          <table:table-cell office:value-type="float" office:value="16.1" calcext:value-type="float">
            <text:p>16.1</text:p>
          </table:table-cell>
          <table:table-cell office:value-type="float" office:value="34.75085" calcext:value-type="float">
            <text:p>34.75085</text:p>
          </table:table-cell>
          <table:table-cell office:value-type="float" office:value="20.27594" calcext:value-type="float">
            <text:p>20.27594</text:p>
          </table:table-cell>
          <table:table-cell office:value-type="float" office:value="29.63034" calcext:value-type="float">
            <text:p>29.63034</text:p>
          </table:table-cell>
          <table:table-cell office:value-type="float" office:value="20.97064" calcext:value-type="float">
            <text:p>20.97064</text:p>
          </table:table-cell>
          <table:table-cell office:value-type="float" office:value="27.49628" calcext:value-type="float">
            <text:p>27.49628</text:p>
          </table:table-cell>
          <table:table-cell office:value-type="float" office:value="21.85184" calcext:value-type="float">
            <text:p>21.85184</text:p>
          </table:table-cell>
          <table:table-cell office:value-type="float" office:value="25.76834" calcext:value-type="float">
            <text:p>25.76834</text:p>
          </table:table-cell>
          <table:table-cell office:value-type="float" office:value="22.53543" calcext:value-type="float">
            <text:p>22.53543</text:p>
          </table:table-cell>
          <table:table-cell office:value-type="float" office:value="24.68546" calcext:value-type="float">
            <text:p>24.68546</text:p>
          </table:table-cell>
          <table:table-cell office:value-type="float" office:value="22.8002" calcext:value-type="float">
            <text:p>22.8002</text:p>
          </table:table-cell>
          <table:table-cell office:value-type="float" office:value="23.58261" calcext:value-type="float">
            <text:p>23.58261</text:p>
          </table:table-cell>
          <table:table-cell office:value-type="float" office:value="22.86356" calcext:value-type="float">
            <text:p>22.86356</text:p>
          </table:table-cell>
          <table:table-cell office:value-type="float" office:value="22.72205" calcext:value-type="float">
            <text:p>22.72205</text:p>
          </table:table-cell>
          <table:table-cell office:value-type="float" office:value="22.31549" calcext:value-type="float">
            <text:p>22.31549</text:p>
          </table:table-cell>
          <table:table-cell office:value-type="float" office:value="21.57968" calcext:value-type="float">
            <text:p>21.57968</text:p>
          </table:table-cell>
          <table:table-cell office:value-type="float" office:value="21.13605" calcext:value-type="float">
            <text:p>21.13605</text:p>
          </table:table-cell>
          <table:table-cell office:value-type="float" office:value="20.19101" calcext:value-type="float">
            <text:p>20.19101</text:p>
          </table:table-cell>
          <table:table-cell office:value-type="float" office:value="19.93655" calcext:value-type="float">
            <text:p>19.93655</text:p>
          </table:table-cell>
          <table:table-cell office:value-type="float" office:value="19.11987" calcext:value-type="float">
            <text:p>19.11987</text:p>
          </table:table-cell>
          <table:table-cell office:value-type="float" office:value="19.04767" calcext:value-type="float">
            <text:p>19.04767</text:p>
          </table:table-cell>
          <table:table-cell office:value-type="float" office:value="18.40088" calcext:value-type="float">
            <text:p>18.40088</text:p>
          </table:table-cell>
          <table:table-cell office:value-type="float" office:value="18.37766" calcext:value-type="float">
            <text:p>18.37766</text:p>
          </table:table-cell>
          <table:table-cell office:value-type="float" office:value="17.76114" calcext:value-type="float">
            <text:p>17.76114</text:p>
          </table:table-cell>
          <table:table-cell office:value-type="float" office:value="17.74905" calcext:value-type="float">
            <text:p>17.74905</text:p>
          </table:table-cell>
          <table:table-cell office:value-type="float" office:value="17.10812" calcext:value-type="float">
            <text:p>17.10812</text:p>
          </table:table-cell>
          <table:table-cell office:value-type="float" office:value="17.09354" calcext:value-type="float">
            <text:p>17.09354</text:p>
          </table:table-cell>
          <table:table-cell office:value-type="float" office:value="16.565" calcext:value-type="float">
            <text:p>16.565</text:p>
          </table:table-cell>
          <table:table-cell office:value-type="float" office:value="16.54886" calcext:value-type="float">
            <text:p>16.54886</text:p>
          </table:table-cell>
          <table:table-cell office:value-type="float" office:value="34.75085" calcext:value-type="float">
            <text:p>34.75085</text:p>
          </table:table-cell>
          <table:table-cell office:value-type="float" office:value="20.27594" calcext:value-type="float">
            <text:p>20.27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6.48548" calcext:value-type="float">
            <text:p>16.48548</text:p>
          </table:table-cell>
          <table:table-cell office:value-type="float" office:value="31.62" calcext:value-type="float">
            <text:p>31.62</text:p>
          </table:table-cell>
          <table:table-cell office:value-type="float" office:value="20.2" calcext:value-type="float">
            <text:p>20.2</text:p>
          </table:table-cell>
          <table:table-cell office:value-type="float" office:value="2.152041" calcext:value-type="float">
            <text:p>2.152041</text:p>
          </table:table-cell>
          <table:table-cell office:value-type="float" office:value="1.54823" calcext:value-type="float">
            <text:p>1.54823</text:p>
          </table:table-cell>
          <table:table-cell office:value-type="float" office:value="246.276" calcext:value-type="float">
            <text:p>246.276</text:p>
          </table:table-cell>
          <table:table-cell office:value-type="float" office:value="26.4" calcext:value-type="float">
            <text:p>26.4</text:p>
          </table:table-cell>
          <table:table-cell office:value-type="float" office:value="26.90964" calcext:value-type="float">
            <text:p>26.90964</text:p>
          </table:table-cell>
          <table:table-cell office:value-type="float" office:value="18.94751" calcext:value-type="float">
            <text:p>18.94751</text:p>
          </table:table-cell>
          <table:table-cell office:value-type="float" office:value="25.48398" calcext:value-type="float">
            <text:p>25.48398</text:p>
          </table:table-cell>
          <table:table-cell office:value-type="float" office:value="20.2373" calcext:value-type="float">
            <text:p>20.2373</text:p>
          </table:table-cell>
          <table:table-cell office:value-type="float" office:value="24.52545" calcext:value-type="float">
            <text:p>24.52545</text:p>
          </table:table-cell>
          <table:table-cell office:value-type="float" office:value="20.76297" calcext:value-type="float">
            <text:p>20.76297</text:p>
          </table:table-cell>
          <table:table-cell office:value-type="float" office:value="23.56924" calcext:value-type="float">
            <text:p>23.56924</text:p>
          </table:table-cell>
          <table:table-cell office:value-type="float" office:value="21.2533" calcext:value-type="float">
            <text:p>21.2533</text:p>
          </table:table-cell>
          <table:table-cell office:value-type="float" office:value="22.94986" calcext:value-type="float">
            <text:p>22.94986</text:p>
          </table:table-cell>
          <table:table-cell office:value-type="float" office:value="21.51559" calcext:value-type="float">
            <text:p>21.51559</text:p>
          </table:table-cell>
          <table:table-cell office:value-type="float" office:value="22.91501" calcext:value-type="float">
            <text:p>22.91501</text:p>
          </table:table-cell>
          <table:table-cell office:value-type="float" office:value="21.69351" calcext:value-type="float">
            <text:p>21.69351</text:p>
          </table:table-cell>
          <table:table-cell office:value-type="float" office:value="22.54816" calcext:value-type="float">
            <text:p>22.54816</text:p>
          </table:table-cell>
          <table:table-cell office:value-type="float" office:value="21.65274" calcext:value-type="float">
            <text:p>21.65274</text:p>
          </table:table-cell>
          <table:table-cell office:value-type="float" office:value="21.59473" calcext:value-type="float">
            <text:p>21.59473</text:p>
          </table:table-cell>
          <table:table-cell office:value-type="float" office:value="21.375" calcext:value-type="float">
            <text:p>21.375</text:p>
          </table:table-cell>
          <table:table-cell office:value-type="float" office:value="20.34372" calcext:value-type="float">
            <text:p>20.34372</text:p>
          </table:table-cell>
          <table:table-cell office:value-type="float" office:value="20.1937" calcext:value-type="float">
            <text:p>20.1937</text:p>
          </table:table-cell>
          <table:table-cell office:value-type="float" office:value="19.21487" calcext:value-type="float">
            <text:p>19.21487</text:p>
          </table:table-cell>
          <table:table-cell office:value-type="float" office:value="19.12079" calcext:value-type="float">
            <text:p>19.12079</text:p>
          </table:table-cell>
          <table:table-cell office:value-type="float" office:value="18.44019" calcext:value-type="float">
            <text:p>18.44019</text:p>
          </table:table-cell>
          <table:table-cell office:value-type="float" office:value="18.40121" calcext:value-type="float">
            <text:p>18.40121</text:p>
          </table:table-cell>
          <table:table-cell office:value-type="float" office:value="17.77917" calcext:value-type="float">
            <text:p>17.77917</text:p>
          </table:table-cell>
          <table:table-cell office:value-type="float" office:value="17.76132" calcext:value-type="float">
            <text:p>17.76132</text:p>
          </table:table-cell>
          <table:table-cell office:value-type="float" office:value="17.12289" calcext:value-type="float">
            <text:p>17.12289</text:p>
          </table:table-cell>
          <table:table-cell office:value-type="float" office:value="17.10825" calcext:value-type="float">
            <text:p>17.10825</text:p>
          </table:table-cell>
          <table:table-cell office:value-type="float" office:value="16.58124" calcext:value-type="float">
            <text:p>16.58124</text:p>
          </table:table-cell>
          <table:table-cell office:value-type="float" office:value="16.56516" calcext:value-type="float">
            <text:p>16.56516</text:p>
          </table:table-cell>
          <table:table-cell office:value-type="float" office:value="27.88742" calcext:value-type="float">
            <text:p>27.88742</text:p>
          </table:table-cell>
          <table:table-cell office:value-type="float" office:value="18.94751" calcext:value-type="float">
            <text:p>18.94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35.36" calcext:value-type="float">
            <text:p>35.36</text:p>
          </table:table-cell>
          <table:table-cell office:value-type="float" office:value="20.46" calcext:value-type="float">
            <text:p>20.46</text:p>
          </table:table-cell>
          <table:table-cell office:value-type="float" office:value="2.48472" calcext:value-type="float">
            <text:p>2.48472</text:p>
          </table:table-cell>
          <table:table-cell office:value-type="float" office:value="1.555079" calcext:value-type="float">
            <text:p>1.555079</text:p>
          </table:table-cell>
          <table:table-cell office:value-type="float" office:value="214.236" calcext:value-type="float">
            <text:p>214.236</text:p>
          </table:table-cell>
          <table:table-cell office:value-type="float" office:value="6.9" calcext:value-type="float">
            <text:p>6.9</text:p>
          </table:table-cell>
          <table:table-cell office:value-type="float" office:value="26.39944" calcext:value-type="float">
            <text:p>26.39944</text:p>
          </table:table-cell>
          <table:table-cell office:value-type="float" office:value="19.20432" calcext:value-type="float">
            <text:p>19.20432</text:p>
          </table:table-cell>
          <table:table-cell office:value-type="float" office:value="24.5206" calcext:value-type="float">
            <text:p>24.5206</text:p>
          </table:table-cell>
          <table:table-cell office:value-type="float" office:value="19.9278" calcext:value-type="float">
            <text:p>19.9278</text:p>
          </table:table-cell>
          <table:table-cell office:value-type="float" office:value="23.8577" calcext:value-type="float">
            <text:p>23.8577</text:p>
          </table:table-cell>
          <table:table-cell office:value-type="float" office:value="20.30743" calcext:value-type="float">
            <text:p>20.30743</text:p>
          </table:table-cell>
          <table:table-cell office:value-type="float" office:value="23.1893" calcext:value-type="float">
            <text:p>23.1893</text:p>
          </table:table-cell>
          <table:table-cell office:value-type="float" office:value="20.70135" calcext:value-type="float">
            <text:p>20.70135</text:p>
          </table:table-cell>
          <table:table-cell office:value-type="float" office:value="22.6676" calcext:value-type="float">
            <text:p>22.6676</text:p>
          </table:table-cell>
          <table:table-cell office:value-type="float" office:value="20.98801" calcext:value-type="float">
            <text:p>20.98801</text:p>
          </table:table-cell>
          <table:table-cell office:value-type="float" office:value="22.15613" calcext:value-type="float">
            <text:p>22.15613</text:p>
          </table:table-cell>
          <table:table-cell office:value-type="float" office:value="21.21466" calcext:value-type="float">
            <text:p>21.21466</text:p>
          </table:table-cell>
          <table:table-cell office:value-type="float" office:value="21.91901" calcext:value-type="float">
            <text:p>21.91901</text:p>
          </table:table-cell>
          <table:table-cell office:value-type="float" office:value="21.25656" calcext:value-type="float">
            <text:p>21.25656</text:p>
          </table:table-cell>
          <table:table-cell office:value-type="float" office:value="21.37537" calcext:value-type="float">
            <text:p>21.37537</text:p>
          </table:table-cell>
          <table:table-cell office:value-type="float" office:value="21.12915" calcext:value-type="float">
            <text:p>21.12915</text:p>
          </table:table-cell>
          <table:table-cell office:value-type="float" office:value="20.36713" calcext:value-type="float">
            <text:p>20.36713</text:p>
          </table:table-cell>
          <table:table-cell office:value-type="float" office:value="20.34445" calcext:value-type="float">
            <text:p>20.34445</text:p>
          </table:table-cell>
          <table:table-cell office:value-type="float" office:value="19.29233" calcext:value-type="float">
            <text:p>19.29233</text:p>
          </table:table-cell>
          <table:table-cell office:value-type="float" office:value="19.21579" calcext:value-type="float">
            <text:p>19.21579</text:p>
          </table:table-cell>
          <table:table-cell office:value-type="float" office:value="18.48822" calcext:value-type="float">
            <text:p>18.48822</text:p>
          </table:table-cell>
          <table:table-cell office:value-type="float" office:value="18.44064" calcext:value-type="float">
            <text:p>18.44064</text:p>
          </table:table-cell>
          <table:table-cell office:value-type="float" office:value="17.80286" calcext:value-type="float">
            <text:p>17.80286</text:p>
          </table:table-cell>
          <table:table-cell office:value-type="float" office:value="17.77942" calcext:value-type="float">
            <text:p>17.77942</text:p>
          </table:table-cell>
          <table:table-cell office:value-type="float" office:value="17.13962" calcext:value-type="float">
            <text:p>17.13962</text:p>
          </table:table-cell>
          <table:table-cell office:value-type="float" office:value="17.12302" calcext:value-type="float">
            <text:p>17.12302</text:p>
          </table:table-cell>
          <table:table-cell office:value-type="float" office:value="16.59665" calcext:value-type="float">
            <text:p>16.59665</text:p>
          </table:table-cell>
          <table:table-cell office:value-type="float" office:value="16.58142" calcext:value-type="float">
            <text:p>16.58142</text:p>
          </table:table-cell>
          <table:table-cell office:value-type="float" office:value="26.39944" calcext:value-type="float">
            <text:p>26.39944</text:p>
          </table:table-cell>
          <table:table-cell office:value-type="float" office:value="18.96411" calcext:value-type="float">
            <text:p>18.964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21.86231" calcext:value-type="float">
            <text:p>21.86231</text:p>
          </table:table-cell>
          <table:table-cell office:value-type="float" office:value="29.2" calcext:value-type="float">
            <text:p>29.2</text:p>
          </table:table-cell>
          <table:table-cell office:value-type="float" office:value="19.35" calcext:value-type="float">
            <text:p>19.35</text:p>
          </table:table-cell>
          <table:table-cell office:value-type="float" office:value="2.075628" calcext:value-type="float">
            <text:p>2.075628</text:p>
          </table:table-cell>
          <table:table-cell office:value-type="float" office:value="1.268837" calcext:value-type="float">
            <text:p>1.268837</text:p>
          </table:table-cell>
          <table:table-cell office:value-type="float" office:value="226.332" calcext:value-type="float">
            <text:p>226.332</text:p>
          </table:table-cell>
          <table:table-cell office:value-type="float" office:value="0" calcext:value-type="float">
            <text:p>0</text:p>
          </table:table-cell>
          <table:table-cell office:value-type="float" office:value="24.33185" calcext:value-type="float">
            <text:p>24.33185</text:p>
          </table:table-cell>
          <table:table-cell office:value-type="float" office:value="18.71237" calcext:value-type="float">
            <text:p>18.71237</text:p>
          </table:table-cell>
          <table:table-cell office:value-type="float" office:value="23.02457" calcext:value-type="float">
            <text:p>23.02457</text:p>
          </table:table-cell>
          <table:table-cell office:value-type="float" office:value="20.12701" calcext:value-type="float">
            <text:p>20.12701</text:p>
          </table:table-cell>
          <table:table-cell office:value-type="float" office:value="23.112" calcext:value-type="float">
            <text:p>23.112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22.9191" calcext:value-type="float">
            <text:p>22.9191</text:p>
          </table:table-cell>
          <table:table-cell office:value-type="float" office:value="21.30444" calcext:value-type="float">
            <text:p>21.30444</text:p>
          </table:table-cell>
          <table:table-cell office:value-type="float" office:value="22.60141" calcext:value-type="float">
            <text:p>22.60141</text:p>
          </table:table-cell>
          <table:table-cell office:value-type="float" office:value="21.49512" calcext:value-type="float">
            <text:p>21.49512</text:p>
          </table:table-cell>
          <table:table-cell office:value-type="float" office:value="22.16443" calcext:value-type="float">
            <text:p>22.16443</text:p>
          </table:table-cell>
          <table:table-cell office:value-type="float" office:value="21.61868" calcext:value-type="float">
            <text:p>21.61868</text:p>
          </table:table-cell>
          <table:table-cell office:value-type="float" office:value="21.75485" calcext:value-type="float">
            <text:p>21.75485</text:p>
          </table:table-cell>
          <table:table-cell office:value-type="float" office:value="21.49582" calcext:value-type="float">
            <text:p>21.49582</text:p>
          </table:table-cell>
          <table:table-cell office:value-type="float" office:value="21.18713" calcext:value-type="float">
            <text:p>21.18713</text:p>
          </table:table-cell>
          <table:table-cell office:value-type="float" office:value="21.14288" calcext:value-type="float">
            <text:p>21.14288</text:p>
          </table:table-cell>
          <table:table-cell office:value-type="float" office:value="20.36011" calcext:value-type="float">
            <text:p>20.36011</text:p>
          </table:table-cell>
          <table:table-cell office:value-type="float" office:value="20.35504" calcext:value-type="float">
            <text:p>20.35504</text:p>
          </table:table-cell>
          <table:table-cell office:value-type="float" office:value="19.34515" calcext:value-type="float">
            <text:p>19.34515</text:p>
          </table:table-cell>
          <table:table-cell office:value-type="float" office:value="19.29297" calcext:value-type="float">
            <text:p>19.29297</text:p>
          </table:table-cell>
          <table:table-cell office:value-type="float" office:value="18.53415" calcext:value-type="float">
            <text:p>18.53415</text:p>
          </table:table-cell>
          <table:table-cell office:value-type="float" office:value="18.48874" calcext:value-type="float">
            <text:p>18.48874</text:p>
          </table:table-cell>
          <table:table-cell office:value-type="float" office:value="17.83084" calcext:value-type="float">
            <text:p>17.83084</text:p>
          </table:table-cell>
          <table:table-cell office:value-type="float" office:value="17.80313" calcext:value-type="float">
            <text:p>17.80313</text:p>
          </table:table-cell>
          <table:table-cell office:value-type="float" office:value="17.15802" calcext:value-type="float">
            <text:p>17.15802</text:p>
          </table:table-cell>
          <table:table-cell office:value-type="float" office:value="17.1398" calcext:value-type="float">
            <text:p>17.1398</text:p>
          </table:table-cell>
          <table:table-cell office:value-type="float" office:value="16.61273" calcext:value-type="float">
            <text:p>16.61273</text:p>
          </table:table-cell>
          <table:table-cell office:value-type="float" office:value="16.59683" calcext:value-type="float">
            <text:p>16.59683</text:p>
          </table:table-cell>
          <table:table-cell office:value-type="float" office:value="24.33185" calcext:value-type="float">
            <text:p>24.33185</text:p>
          </table:table-cell>
          <table:table-cell office:value-type="float" office:value="18.77139" calcext:value-type="float">
            <text:p>18.77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22.1415" calcext:value-type="float">
            <text:p>22.1415</text:p>
          </table:table-cell>
          <table:table-cell office:value-type="float" office:value="29.23" calcext:value-type="float">
            <text:p>29.23</text:p>
          </table:table-cell>
          <table:table-cell office:value-type="float" office:value="17.5" calcext:value-type="float">
            <text:p>17.5</text:p>
          </table:table-cell>
          <table:table-cell office:value-type="float" office:value="1.818321" calcext:value-type="float">
            <text:p>1.818321</text:p>
          </table:table-cell>
          <table:table-cell office:value-type="float" office:value="1.297656" calcext:value-type="float">
            <text:p>1.297656</text:p>
          </table:table-cell>
          <table:table-cell office:value-type="float" office:value="176.508" calcext:value-type="float">
            <text:p>176.508</text:p>
          </table:table-cell>
          <table:table-cell office:value-type="float" office:value="0" calcext:value-type="float">
            <text:p>0</text:p>
          </table:table-cell>
          <table:table-cell office:value-type="float" office:value="24.64359" calcext:value-type="float">
            <text:p>24.64359</text:p>
          </table:table-cell>
          <table:table-cell office:value-type="float" office:value="17.39606" calcext:value-type="float">
            <text:p>17.39606</text:p>
          </table:table-cell>
          <table:table-cell office:value-type="float" office:value="22.58179" calcext:value-type="float">
            <text:p>22.58179</text:p>
          </table:table-cell>
          <table:table-cell office:value-type="float" office:value="18.83109" calcext:value-type="float">
            <text:p>18.83109</text:p>
          </table:table-cell>
          <table:table-cell office:value-type="float" office:value="22.02365" calcext:value-type="float">
            <text:p>22.02365</text:p>
          </table:table-cell>
          <table:table-cell office:value-type="float" office:value="19.53653" calcext:value-type="float">
            <text:p>19.53653</text:p>
          </table:table-cell>
          <table:table-cell office:value-type="float" office:value="21.64087" calcext:value-type="float">
            <text:p>21.64087</text:p>
          </table:table-cell>
          <table:table-cell office:value-type="float" office:value="20.08163" calcext:value-type="float">
            <text:p>20.08163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20.4332" calcext:value-type="float">
            <text:p>20.4332</text:p>
          </table:table-cell>
          <table:table-cell office:value-type="float" office:value="21.60107" calcext:value-type="float">
            <text:p>21.60107</text:p>
          </table:table-cell>
          <table:table-cell office:value-type="float" office:value="20.73376" calcext:value-type="float">
            <text:p>20.73376</text:p>
          </table:table-cell>
          <table:table-cell office:value-type="float" office:value="21.48831" calcext:value-type="float">
            <text:p>21.48831</text:p>
          </table:table-cell>
          <table:table-cell office:value-type="float" office:value="20.85904" calcext:value-type="float">
            <text:p>20.85904</text:p>
          </table:table-cell>
          <table:table-cell office:value-type="float" office:value="21.14371" calcext:value-type="float">
            <text:p>21.14371</text:p>
          </table:table-cell>
          <table:table-cell office:value-type="float" office:value="20.83752" calcext:value-type="float">
            <text:p>20.83752</text:p>
          </table:table-cell>
          <table:table-cell office:value-type="float" office:value="20.36014" calcext:value-type="float">
            <text:p>20.36014</text:p>
          </table:table-cell>
          <table:table-cell office:value-type="float" office:value="20.30923" calcext:value-type="float">
            <text:p>20.30923</text:p>
          </table:table-cell>
          <table:table-cell office:value-type="float" office:value="19.38037" calcext:value-type="float">
            <text:p>19.38037</text:p>
          </table:table-cell>
          <table:table-cell office:value-type="float" office:value="19.34561" calcext:value-type="float">
            <text:p>19.34561</text:p>
          </table:table-cell>
          <table:table-cell office:value-type="float" office:value="18.57425" calcext:value-type="float">
            <text:p>18.57425</text:p>
          </table:table-cell>
          <table:table-cell office:value-type="float" office:value="18.53461" calcext:value-type="float">
            <text:p>18.53461</text:p>
          </table:table-cell>
          <table:table-cell office:value-type="float" office:value="17.8605" calcext:value-type="float">
            <text:p>17.8605</text:p>
          </table:table-cell>
          <table:table-cell office:value-type="float" office:value="17.83118" calcext:value-type="float">
            <text:p>17.83118</text:p>
          </table:table-cell>
          <table:table-cell office:value-type="float" office:value="17.17825" calcext:value-type="float">
            <text:p>17.17825</text:p>
          </table:table-cell>
          <table:table-cell office:value-type="float" office:value="17.15823" calcext:value-type="float">
            <text:p>17.15823</text:p>
          </table:table-cell>
          <table:table-cell office:value-type="float" office:value="16.62894" calcext:value-type="float">
            <text:p>16.62894</text:p>
          </table:table-cell>
          <table:table-cell office:value-type="float" office:value="16.61292" calcext:value-type="float">
            <text:p>16.61292</text:p>
          </table:table-cell>
          <table:table-cell office:value-type="float" office:value="24.64359" calcext:value-type="float">
            <text:p>24.64359</text:p>
          </table:table-cell>
          <table:table-cell office:value-type="float" office:value="17.39609" calcext:value-type="float">
            <text:p>17.39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22.07204" calcext:value-type="float">
            <text:p>22.07204</text:p>
          </table:table-cell>
          <table:table-cell office:value-type="float" office:value="33.02" calcext:value-type="float">
            <text:p>33.02</text:p>
          </table:table-cell>
          <table:table-cell office:value-type="float" office:value="18.75" calcext:value-type="float">
            <text:p>18.75</text:p>
          </table:table-cell>
          <table:table-cell office:value-type="float" office:value="1.945518" calcext:value-type="float">
            <text:p>1.945518</text:p>
          </table:table-cell>
          <table:table-cell office:value-type="float" office:value="1.444806" calcext:value-type="float">
            <text:p>1.444806</text:p>
          </table:table-cell>
          <table:table-cell office:value-type="float" office:value="251.748" calcext:value-type="float">
            <text:p>251.748</text:p>
          </table:table-cell>
          <table:table-cell office:value-type="float" office:value="0" calcext:value-type="float">
            <text:p>0</text:p>
          </table:table-cell>
          <table:table-cell office:value-type="float" office:value="28.27563" calcext:value-type="float">
            <text:p>28.27563</text:p>
          </table:table-cell>
          <table:table-cell office:value-type="float" office:value="18.16168" calcext:value-type="float">
            <text:p>18.16168</text:p>
          </table:table-cell>
          <table:table-cell office:value-type="float" office:value="25.42926" calcext:value-type="float">
            <text:p>25.42926</text:p>
          </table:table-cell>
          <table:table-cell office:value-type="float" office:value="19.16971" calcext:value-type="float">
            <text:p>19.16971</text:p>
          </table:table-cell>
          <table:table-cell office:value-type="float" office:value="24.18103" calcext:value-type="float">
            <text:p>24.18103</text:p>
          </table:table-cell>
          <table:table-cell office:value-type="float" office:value="19.69815" calcext:value-type="float">
            <text:p>19.69815</text:p>
          </table:table-cell>
          <table:table-cell office:value-type="float" office:value="23.15262" calcext:value-type="float">
            <text:p>23.15262</text:p>
          </table:table-cell>
          <table:table-cell office:value-type="float" office:value="20.11313" calcext:value-type="float">
            <text:p>20.11313</text:p>
          </table:table-cell>
          <table:table-cell office:value-type="float" office:value="22.50076" calcext:value-type="float">
            <text:p>22.50076</text:p>
          </table:table-cell>
          <table:table-cell office:value-type="float" office:value="20.36554" calcext:value-type="float">
            <text:p>20.36554</text:p>
          </table:table-cell>
          <table:table-cell office:value-type="float" office:value="21.8653" calcext:value-type="float">
            <text:p>21.8653</text:p>
          </table:table-cell>
          <table:table-cell office:value-type="float" office:value="20.58615" calcext:value-type="float">
            <text:p>20.58615</text:p>
          </table:table-cell>
          <table:table-cell office:value-type="float" office:value="21.32159" calcext:value-type="float">
            <text:p>21.32159</text:p>
          </table:table-cell>
          <table:table-cell office:value-type="float" office:value="20.67166" calcext:value-type="float">
            <text:p>20.67166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66919" calcext:value-type="float">
            <text:p>20.66919</text:p>
          </table:table-cell>
          <table:table-cell office:value-type="float" office:value="20.30829" calcext:value-type="float">
            <text:p>20.30829</text:p>
          </table:table-cell>
          <table:table-cell office:value-type="float" office:value="20.21692" calcext:value-type="float">
            <text:p>20.21692</text:p>
          </table:table-cell>
          <table:table-cell office:value-type="float" office:value="19.38998" calcext:value-type="float">
            <text:p>19.38998</text:p>
          </table:table-cell>
          <table:table-cell office:value-type="float" office:value="19.38058" calcext:value-type="float">
            <text:p>19.38058</text:p>
          </table:table-cell>
          <table:table-cell office:value-type="float" office:value="18.60553" calcext:value-type="float">
            <text:p>18.60553</text:p>
          </table:table-cell>
          <table:table-cell office:value-type="float" office:value="18.57458" calcext:value-type="float">
            <text:p>18.57458</text:p>
          </table:table-cell>
          <table:table-cell office:value-type="float" office:value="17.88986" calcext:value-type="float">
            <text:p>17.88986</text:p>
          </table:table-cell>
          <table:table-cell office:value-type="float" office:value="17.86081" calcext:value-type="float">
            <text:p>17.86081</text:p>
          </table:table-cell>
          <table:table-cell office:value-type="float" office:value="17.19925" calcext:value-type="float">
            <text:p>17.19925</text:p>
          </table:table-cell>
          <table:table-cell office:value-type="float" office:value="17.1785" calcext:value-type="float">
            <text:p>17.1785</text:p>
          </table:table-cell>
          <table:table-cell office:value-type="float" office:value="16.64526" calcext:value-type="float">
            <text:p>16.64526</text:p>
          </table:table-cell>
          <table:table-cell office:value-type="float" office:value="16.62912" calcext:value-type="float">
            <text:p>16.62912</text:p>
          </table:table-cell>
          <table:table-cell office:value-type="float" office:value="28.27563" calcext:value-type="float">
            <text:p>28.27563</text:p>
          </table:table-cell>
          <table:table-cell office:value-type="float" office:value="18.16168" calcext:value-type="float">
            <text:p>18.16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22.88369" calcext:value-type="float">
            <text:p>22.88369</text:p>
          </table:table-cell>
          <table:table-cell office:value-type="float" office:value="35.25" calcext:value-type="float">
            <text:p>35.25</text:p>
          </table:table-cell>
          <table:table-cell office:value-type="float" office:value="20.9" calcext:value-type="float">
            <text:p>20.9</text:p>
          </table:table-cell>
          <table:table-cell office:value-type="float" office:value="2.006975" calcext:value-type="float">
            <text:p>2.006975</text:p>
          </table:table-cell>
          <table:table-cell office:value-type="float" office:value="1.219062" calcext:value-type="float">
            <text:p>1.219062</text:p>
          </table:table-cell>
          <table:table-cell office:value-type="float" office:value="183.996" calcext:value-type="float">
            <text:p>183.996</text:p>
          </table:table-cell>
          <table:table-cell office:value-type="float" office:value="0" calcext:value-type="float">
            <text:p>0</text:p>
          </table:table-cell>
          <table:table-cell office:value-type="float" office:value="31.45407" calcext:value-type="float">
            <text:p>31.45407</text:p>
          </table:table-cell>
          <table:table-cell office:value-type="float" office:value="20.69962" calcext:value-type="float">
            <text:p>20.69962</text:p>
          </table:table-cell>
          <table:table-cell office:value-type="float" office:value="27.79974" calcext:value-type="float">
            <text:p>27.79974</text:p>
          </table:table-cell>
          <table:table-cell office:value-type="float" office:value="21.62033" calcext:value-type="float">
            <text:p>21.62033</text:p>
          </table:table-cell>
          <table:table-cell office:value-type="float" office:value="26.13992" calcext:value-type="float">
            <text:p>26.13992</text:p>
          </table:table-cell>
          <table:table-cell office:value-type="float" office:value="21.9371" calcext:value-type="float">
            <text:p>21.9371</text:p>
          </table:table-cell>
          <table:table-cell office:value-type="float" office:value="24.79813" calcext:value-type="float">
            <text:p>24.79813</text:p>
          </table:table-cell>
          <table:table-cell office:value-type="float" office:value="21.95462" calcext:value-type="float">
            <text:p>21.95462</text:p>
          </table:table-cell>
          <table:table-cell office:value-type="float" office:value="23.89713" calcext:value-type="float">
            <text:p>23.89713</text:p>
          </table:table-cell>
          <table:table-cell office:value-type="float" office:value="21.86459" calcext:value-type="float">
            <text:p>21.86459</text:p>
          </table:table-cell>
          <table:table-cell office:value-type="float" office:value="23.00214" calcext:value-type="float">
            <text:p>23.00214</text:p>
          </table:table-cell>
          <table:table-cell office:value-type="float" office:value="21.68967" calcext:value-type="float">
            <text:p>21.68967</text:p>
          </table:table-cell>
          <table:table-cell office:value-type="float" office:value="22.17554" calcext:value-type="float">
            <text:p>22.17554</text:p>
          </table:table-cell>
          <table:table-cell office:value-type="float" office:value="21.33414" calcext:value-type="float">
            <text:p>21.33414</text:p>
          </table:table-cell>
          <table:table-cell office:value-type="float" office:value="21.09204" calcext:value-type="float">
            <text:p>21.09204</text:p>
          </table:table-cell>
          <table:table-cell office:value-type="float" office:value="20.72397" calcext:value-type="float">
            <text:p>20.72397</text:p>
          </table:table-cell>
          <table:table-cell office:value-type="float" office:value="20.23227" calcext:value-type="float">
            <text:p>20.23227</text:p>
          </table:table-cell>
          <table:table-cell office:value-type="float" office:value="20.20767" calcext:value-type="float">
            <text:p>20.20767</text:p>
          </table:table-cell>
          <table:table-cell office:value-type="float" office:value="19.39117" calcext:value-type="float">
            <text:p>19.39117</text:p>
          </table:table-cell>
          <table:table-cell office:value-type="float" office:value="19.38928" calcext:value-type="float">
            <text:p>19.38928</text:p>
          </table:table-cell>
          <table:table-cell office:value-type="float" office:value="18.62747" calcext:value-type="float">
            <text:p>18.62747</text:p>
          </table:table-cell>
          <table:table-cell office:value-type="float" office:value="18.6058" calcext:value-type="float">
            <text:p>18.6058</text:p>
          </table:table-cell>
          <table:table-cell office:value-type="float" office:value="17.91681" calcext:value-type="float">
            <text:p>17.91681</text:p>
          </table:table-cell>
          <table:table-cell office:value-type="float" office:value="17.89017" calcext:value-type="float">
            <text:p>17.89017</text:p>
          </table:table-cell>
          <table:table-cell office:value-type="float" office:value="17.22064" calcext:value-type="float">
            <text:p>17.22064</text:p>
          </table:table-cell>
          <table:table-cell office:value-type="float" office:value="17.19949" calcext:value-type="float">
            <text:p>17.19949</text:p>
          </table:table-cell>
          <table:table-cell office:value-type="float" office:value="16.66299" calcext:value-type="float">
            <text:p>16.66299</text:p>
          </table:table-cell>
          <table:table-cell office:value-type="float" office:value="16.64542" calcext:value-type="float">
            <text:p>16.64542</text:p>
          </table:table-cell>
          <table:table-cell office:value-type="float" office:value="31.45407" calcext:value-type="float">
            <text:p>31.45407</text:p>
          </table:table-cell>
          <table:table-cell office:value-type="float" office:value="20.69962" calcext:value-type="float">
            <text:p>20.699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22.91577" calcext:value-type="float">
            <text:p>22.91577</text:p>
          </table:table-cell>
          <table:table-cell office:value-type="float" office:value="36.09" calcext:value-type="float">
            <text:p>36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.05638" calcext:value-type="float">
            <text:p>2.05638</text:p>
          </table:table-cell>
          <table:table-cell office:value-type="float" office:value="1.059222" calcext:value-type="float">
            <text:p>1.059222</text:p>
          </table:table-cell>
          <table:table-cell office:value-type="float" office:value="194.616" calcext:value-type="float">
            <text:p>194.616</text:p>
          </table:table-cell>
          <table:table-cell office:value-type="float" office:value="0" calcext:value-type="float">
            <text:p>0</text:p>
          </table:table-cell>
          <table:table-cell office:value-type="float" office:value="31.94067" calcext:value-type="float">
            <text:p>31.94067</text:p>
          </table:table-cell>
          <table:table-cell office:value-type="float" office:value="21.89093" calcext:value-type="float">
            <text:p>21.89093</text:p>
          </table:table-cell>
          <table:table-cell office:value-type="float" office:value="28.41168" calcext:value-type="float">
            <text:p>28.41168</text:p>
          </table:table-cell>
          <table:table-cell office:value-type="float" office:value="22.73279" calcext:value-type="float">
            <text:p>22.73279</text:p>
          </table:table-cell>
          <table:table-cell office:value-type="float" office:value="26.8775" calcext:value-type="float">
            <text:p>26.8775</text:p>
          </table:table-cell>
          <table:table-cell office:value-type="float" office:value="22.99423" calcext:value-type="float">
            <text:p>22.99423</text:p>
          </table:table-cell>
          <table:table-cell office:value-type="float" office:value="25.5181" calcext:value-type="float">
            <text:p>25.5181</text:p>
          </table:table-cell>
          <table:table-cell office:value-type="float" office:value="22.9628" calcext:value-type="float">
            <text:p>22.9628</text:p>
          </table:table-cell>
          <table:table-cell office:value-type="float" office:value="24.58679" calcext:value-type="float">
            <text:p>24.58679</text:p>
          </table:table-cell>
          <table:table-cell office:value-type="float" office:value="22.81549" calcext:value-type="float">
            <text:p>22.81549</text:p>
          </table:table-cell>
          <table:table-cell office:value-type="float" office:value="23.62564" calcext:value-type="float">
            <text:p>23.62564</text:p>
          </table:table-cell>
          <table:table-cell office:value-type="float" office:value="22.5419" calcext:value-type="float">
            <text:p>22.5419</text:p>
          </table:table-cell>
          <table:table-cell office:value-type="float" office:value="22.75427" calcext:value-type="float">
            <text:p>22.75427</text:p>
          </table:table-cell>
          <table:table-cell office:value-type="float" office:value="22.09857" calcext:value-type="float">
            <text:p>22.09857</text:p>
          </table:table-cell>
          <table:table-cell office:value-type="float" office:value="21.54666" calcext:value-type="float">
            <text:p>21.54666</text:p>
          </table:table-cell>
          <table:table-cell office:value-type="float" office:value="21.09927" calcext:value-type="float">
            <text:p>21.09927</text:p>
          </table:table-cell>
          <table:table-cell office:value-type="float" office:value="20.38391" calcext:value-type="float">
            <text:p>20.38391</text:p>
          </table:table-cell>
          <table:table-cell office:value-type="float" office:value="20.23334" calcext:value-type="float">
            <text:p>20.23334</text:p>
          </table:table-cell>
          <table:table-cell office:value-type="float" office:value="19.41754" calcext:value-type="float">
            <text:p>19.41754</text:p>
          </table:table-cell>
          <table:table-cell office:value-type="float" office:value="19.39127" calcext:value-type="float">
            <text:p>19.39127</text:p>
          </table:table-cell>
          <table:table-cell office:value-type="float" office:value="18.64774" calcext:value-type="float">
            <text:p>18.64774</text:p>
          </table:table-cell>
          <table:table-cell office:value-type="float" office:value="18.62769" calcext:value-type="float">
            <text:p>18.62769</text:p>
          </table:table-cell>
          <table:table-cell office:value-type="float" office:value="17.94058" calcext:value-type="float">
            <text:p>17.94058</text:p>
          </table:table-cell>
          <table:table-cell office:value-type="float" office:value="17.91708" calcext:value-type="float">
            <text:p>17.91708</text:p>
          </table:table-cell>
          <table:table-cell office:value-type="float" office:value="17.24213" calcext:value-type="float">
            <text:p>17.24213</text:p>
          </table:table-cell>
          <table:table-cell office:value-type="float" office:value="17.22086" calcext:value-type="float">
            <text:p>17.22086</text:p>
          </table:table-cell>
          <table:table-cell office:value-type="float" office:value="16.68173" calcext:value-type="float">
            <text:p>16.68173</text:p>
          </table:table-cell>
          <table:table-cell office:value-type="float" office:value="16.66318" calcext:value-type="float">
            <text:p>16.66318</text:p>
          </table:table-cell>
          <table:table-cell office:value-type="float" office:value="31.94067" calcext:value-type="float">
            <text:p>31.94067</text:p>
          </table:table-cell>
          <table:table-cell office:value-type="float" office:value="21.89093" calcext:value-type="float">
            <text:p>21.89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20.24658" calcext:value-type="float">
            <text:p>20.24658</text:p>
          </table:table-cell>
          <table:table-cell office:value-type="float" office:value="35.02" calcext:value-type="float">
            <text:p>35.02</text:p>
          </table:table-cell>
          <table:table-cell office:value-type="float" office:value="20.08" calcext:value-type="float">
            <text:p>20.08</text:p>
          </table:table-cell>
          <table:table-cell office:value-type="float" office:value="2.016964" calcext:value-type="float">
            <text:p>2.016964</text:p>
          </table:table-cell>
          <table:table-cell office:value-type="float" office:value="1.199717" calcext:value-type="float">
            <text:p>1.199717</text:p>
          </table:table-cell>
          <table:table-cell office:value-type="float" office:value="138.672" calcext:value-type="float">
            <text:p>138.672</text:p>
          </table:table-cell>
          <table:table-cell office:value-type="float" office:value="0" calcext:value-type="float">
            <text:p>0</text:p>
          </table:table-cell>
          <table:table-cell office:value-type="float" office:value="31.9614" calcext:value-type="float">
            <text:p>31.9614</text:p>
          </table:table-cell>
          <table:table-cell office:value-type="float" office:value="21.18286" calcext:value-type="float">
            <text:p>21.18286</text:p>
          </table:table-cell>
          <table:table-cell office:value-type="float" office:value="28.56143" calcext:value-type="float">
            <text:p>28.56143</text:p>
          </table:table-cell>
          <table:table-cell office:value-type="float" office:value="22.41129" calcext:value-type="float">
            <text:p>22.41129</text:p>
          </table:table-cell>
          <table:table-cell office:value-type="float" office:value="26.87503" calcext:value-type="float">
            <text:p>26.87503</text:p>
          </table:table-cell>
          <table:table-cell office:value-type="float" office:value="22.95142" calcext:value-type="float">
            <text:p>22.95142</text:p>
          </table:table-cell>
          <table:table-cell office:value-type="float" office:value="25.53024" calcext:value-type="float">
            <text:p>25.53024</text:p>
          </table:table-cell>
          <table:table-cell office:value-type="float" office:value="23.11588" calcext:value-type="float">
            <text:p>23.11588</text:p>
          </table:table-cell>
          <table:table-cell office:value-type="float" office:value="24.66077" calcext:value-type="float">
            <text:p>24.66077</text:p>
          </table:table-cell>
          <table:table-cell office:value-type="float" office:value="23.06726" calcext:value-type="float">
            <text:p>23.06726</text:p>
          </table:table-cell>
          <table:table-cell office:value-type="float" office:value="23.78082" calcext:value-type="float">
            <text:p>23.78082</text:p>
          </table:table-cell>
          <table:table-cell office:value-type="float" office:value="22.87564" calcext:value-type="float">
            <text:p>22.87564</text:p>
          </table:table-cell>
          <table:table-cell office:value-type="float" office:value="22.99338" calcext:value-type="float">
            <text:p>22.99338</text:p>
          </table:table-cell>
          <table:table-cell office:value-type="float" office:value="22.47089" calcext:value-type="float">
            <text:p>22.47089</text:p>
          </table:table-cell>
          <table:table-cell office:value-type="float" office:value="21.86737" calcext:value-type="float">
            <text:p>21.86737</text:p>
          </table:table-cell>
          <table:table-cell office:value-type="float" office:value="21.55344" calcext:value-type="float">
            <text:p>21.55344</text:p>
          </table:table-cell>
          <table:table-cell office:value-type="float" office:value="20.58505" calcext:value-type="float">
            <text:p>20.58505</text:p>
          </table:table-cell>
          <table:table-cell office:value-type="float" office:value="20.38596" calcext:value-type="float">
            <text:p>20.38596</text:p>
          </table:table-cell>
          <table:table-cell office:value-type="float" office:value="19.47833" calcext:value-type="float">
            <text:p>19.47833</text:p>
          </table:table-cell>
          <table:table-cell office:value-type="float" office:value="19.418" calcext:value-type="float">
            <text:p>19.418</text:p>
          </table:table-cell>
          <table:table-cell office:value-type="float" office:value="18.67676" calcext:value-type="float">
            <text:p>18.67676</text:p>
          </table:table-cell>
          <table:table-cell office:value-type="float" office:value="18.64801" calcext:value-type="float">
            <text:p>18.64801</text:p>
          </table:table-cell>
          <table:table-cell office:value-type="float" office:value="17.9642" calcext:value-type="float">
            <text:p>17.9642</text:p>
          </table:table-cell>
          <table:table-cell office:value-type="float" office:value="17.94083" calcext:value-type="float">
            <text:p>17.94083</text:p>
          </table:table-cell>
          <table:table-cell office:value-type="float" office:value="17.26294" calcext:value-type="float">
            <text:p>17.26294</text:p>
          </table:table-cell>
          <table:table-cell office:value-type="float" office:value="17.24237" calcext:value-type="float">
            <text:p>17.24237</text:p>
          </table:table-cell>
          <table:table-cell office:value-type="float" office:value="16.70041" calcext:value-type="float">
            <text:p>16.70041</text:p>
          </table:table-cell>
          <table:table-cell office:value-type="float" office:value="16.68192" calcext:value-type="float">
            <text:p>16.68192</text:p>
          </table:table-cell>
          <table:table-cell office:value-type="float" office:value="31.9614" calcext:value-type="float">
            <text:p>31.9614</text:p>
          </table:table-cell>
          <table:table-cell office:value-type="float" office:value="21.18286" calcext:value-type="float">
            <text:p>21.18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22.73789" calcext:value-type="float">
            <text:p>22.73789</text:p>
          </table:table-cell>
          <table:table-cell office:value-type="float" office:value="33.62" calcext:value-type="float">
            <text:p>33.62</text:p>
          </table:table-cell>
          <table:table-cell office:value-type="float" office:value="18.91" calcext:value-type="float">
            <text:p>18.91</text:p>
          </table:table-cell>
          <table:table-cell office:value-type="float" office:value="1.940996" calcext:value-type="float">
            <text:p>1.940996</text:p>
          </table:table-cell>
          <table:table-cell office:value-type="float" office:value="1.205765" calcext:value-type="float">
            <text:p>1.205765</text:p>
          </table:table-cell>
          <table:table-cell office:value-type="float" office:value="175.392" calcext:value-type="float">
            <text:p>175.392</text:p>
          </table:table-cell>
          <table:table-cell office:value-type="float" office:value="0" calcext:value-type="float">
            <text:p>0</text:p>
          </table:table-cell>
          <table:table-cell office:value-type="float" office:value="31.44171" calcext:value-type="float">
            <text:p>31.44171</text:p>
          </table:table-cell>
          <table:table-cell office:value-type="float" office:value="20.06509" calcext:value-type="float">
            <text:p>20.06509</text:p>
          </table:table-cell>
          <table:table-cell office:value-type="float" office:value="28.315" calcext:value-type="float">
            <text:p>28.315</text:p>
          </table:table-cell>
          <table:table-cell office:value-type="float" office:value="21.57651" calcext:value-type="float">
            <text:p>21.57651</text:p>
          </table:table-cell>
          <table:table-cell office:value-type="float" office:value="26.78683" calcext:value-type="float">
            <text:p>26.78683</text:p>
          </table:table-cell>
          <table:table-cell office:value-type="float" office:value="22.35181" calcext:value-type="float">
            <text:p>22.35181</text:p>
          </table:table-cell>
          <table:table-cell office:value-type="float" office:value="25.50812" calcext:value-type="float">
            <text:p>25.50812</text:p>
          </table:table-cell>
          <table:table-cell office:value-type="float" office:value="22.74091" calcext:value-type="float">
            <text:p>22.74091</text:p>
          </table:table-cell>
          <table:table-cell office:value-type="float" office:value="24.65756" calcext:value-type="float">
            <text:p>24.65756</text:p>
          </table:table-cell>
          <table:table-cell office:value-type="float" office:value="22.85623" calcext:value-type="float">
            <text:p>22.85623</text:p>
          </table:table-cell>
          <table:table-cell office:value-type="float" office:value="23.78857" calcext:value-type="float">
            <text:p>23.78857</text:p>
          </table:table-cell>
          <table:table-cell office:value-type="float" office:value="22.82892" calcext:value-type="float">
            <text:p>22.82892</text:p>
          </table:table-cell>
          <table:table-cell office:value-type="float" office:value="23.06677" calcext:value-type="float">
            <text:p>23.06677</text:p>
          </table:table-cell>
          <table:table-cell office:value-type="float" office:value="22.53726" calcext:value-type="float">
            <text:p>22.53726</text:p>
          </table:table-cell>
          <table:table-cell office:value-type="float" office:value="22.02878" calcext:value-type="float">
            <text:p>22.02878</text:p>
          </table:table-cell>
          <table:table-cell office:value-type="float" office:value="21.87234" calcext:value-type="float">
            <text:p>21.87234</text:p>
          </table:table-cell>
          <table:table-cell office:value-type="float" office:value="20.76117" calcext:value-type="float">
            <text:p>20.76117</text:p>
          </table:table-cell>
          <table:table-cell office:value-type="float" office:value="20.5871" calcext:value-type="float">
            <text:p>20.5871</text:p>
          </table:table-cell>
          <table:table-cell office:value-type="float" office:value="19.56192" calcext:value-type="float">
            <text:p>19.56192</text:p>
          </table:table-cell>
          <table:table-cell office:value-type="float" office:value="19.4791" calcext:value-type="float">
            <text:p>19.4791</text:p>
          </table:table-cell>
          <table:table-cell office:value-type="float" office:value="18.71802" calcext:value-type="float">
            <text:p>18.71802</text:p>
          </table:table-cell>
          <table:table-cell office:value-type="float" office:value="18.67712" calcext:value-type="float">
            <text:p>18.67712</text:p>
          </table:table-cell>
          <table:table-cell office:value-type="float" office:value="17.99026" calcext:value-type="float">
            <text:p>17.99026</text:p>
          </table:table-cell>
          <table:table-cell office:value-type="float" office:value="17.96442" calcext:value-type="float">
            <text:p>17.96442</text:p>
          </table:table-cell>
          <table:table-cell office:value-type="float" office:value="17.28433" calcext:value-type="float">
            <text:p>17.28433</text:p>
          </table:table-cell>
          <table:table-cell office:value-type="float" office:value="17.26315" calcext:value-type="float">
            <text:p>17.26315</text:p>
          </table:table-cell>
          <table:table-cell office:value-type="float" office:value="16.71918" calcext:value-type="float">
            <text:p>16.71918</text:p>
          </table:table-cell>
          <table:table-cell office:value-type="float" office:value="16.70062" calcext:value-type="float">
            <text:p>16.70062</text:p>
          </table:table-cell>
          <table:table-cell office:value-type="float" office:value="31.44171" calcext:value-type="float">
            <text:p>31.44171</text:p>
          </table:table-cell>
          <table:table-cell office:value-type="float" office:value="20.06509" calcext:value-type="float">
            <text:p>20.06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8.95926" calcext:value-type="float">
            <text:p>18.95926</text:p>
          </table:table-cell>
          <table:table-cell office:value-type="float" office:value="31.89" calcext:value-type="float">
            <text:p>31.89</text:p>
          </table:table-cell>
          <table:table-cell office:value-type="float" office:value="20.54" calcext:value-type="float">
            <text:p>20.54</text:p>
          </table:table-cell>
          <table:table-cell office:value-type="float" office:value="1.967266" calcext:value-type="float">
            <text:p>1.967266</text:p>
          </table:table-cell>
          <table:table-cell office:value-type="float" office:value="1.446784" calcext:value-type="float">
            <text:p>1.446784</text:p>
          </table:table-cell>
          <table:table-cell office:value-type="float" office:value="243.54" calcext:value-type="float">
            <text:p>243.54</text:p>
          </table:table-cell>
          <table:table-cell office:value-type="float" office:value="0" calcext:value-type="float">
            <text:p>0</text:p>
          </table:table-cell>
          <table:table-cell office:value-type="float" office:value="30.5448" calcext:value-type="float">
            <text:p>30.5448</text:p>
          </table:table-cell>
          <table:table-cell office:value-type="float" office:value="21.27042" calcext:value-type="float">
            <text:p>21.27042</text:p>
          </table:table-cell>
          <table:table-cell office:value-type="float" office:value="27.7049" calcext:value-type="float">
            <text:p>27.7049</text:p>
          </table:table-cell>
          <table:table-cell office:value-type="float" office:value="22.27496" calcext:value-type="float">
            <text:p>22.27496</text:p>
          </table:table-cell>
          <table:table-cell office:value-type="float" office:value="26.32907" calcext:value-type="float">
            <text:p>26.32907</text:p>
          </table:table-cell>
          <table:table-cell office:value-type="float" office:value="22.71295" calcext:value-type="float">
            <text:p>22.71295</text:p>
          </table:table-cell>
          <table:table-cell office:value-type="float" office:value="25.16959" calcext:value-type="float">
            <text:p>25.16959</text:p>
          </table:table-cell>
          <table:table-cell office:value-type="float" office:value="22.94067" calcext:value-type="float">
            <text:p>22.94067</text:p>
          </table:table-cell>
          <table:table-cell office:value-type="float" office:value="24.41379" calcext:value-type="float">
            <text:p>24.41379</text:p>
          </table:table-cell>
          <table:table-cell office:value-type="float" office:value="22.97061" calcext:value-type="float">
            <text:p>22.97061</text:p>
          </table:table-cell>
          <table:table-cell office:value-type="float" office:value="23.75577" calcext:value-type="float">
            <text:p>23.75577</text:p>
          </table:table-cell>
          <table:table-cell office:value-type="float" office:value="22.86804" calcext:value-type="float">
            <text:p>22.86804</text:p>
          </table:table-cell>
          <table:table-cell office:value-type="float" office:value="23.07504" calcext:value-type="float">
            <text:p>23.07504</text:p>
          </table:table-cell>
          <table:table-cell office:value-type="float" office:value="22.59479" calcext:value-type="float">
            <text:p>22.59479</text:p>
          </table:table-cell>
          <table:table-cell office:value-type="float" office:value="22.10651" calcext:value-type="float">
            <text:p>22.10651</text:p>
          </table:table-cell>
          <table:table-cell office:value-type="float" office:value="22.03284" calcext:value-type="float">
            <text:p>22.03284</text:p>
          </table:table-cell>
          <table:table-cell office:value-type="float" office:value="20.89575" calcext:value-type="float">
            <text:p>20.89575</text:p>
          </table:table-cell>
          <table:table-cell office:value-type="float" office:value="20.76282" calcext:value-type="float">
            <text:p>20.76282</text:p>
          </table:table-cell>
          <table:table-cell office:value-type="float" office:value="19.65201" calcext:value-type="float">
            <text:p>19.65201</text:p>
          </table:table-cell>
          <table:table-cell office:value-type="float" office:value="19.56284" calcext:value-type="float">
            <text:p>19.56284</text:p>
          </table:table-cell>
          <table:table-cell office:value-type="float" office:value="18.76907" calcext:value-type="float">
            <text:p>18.76907</text:p>
          </table:table-cell>
          <table:table-cell office:value-type="float" office:value="18.71854" calcext:value-type="float">
            <text:p>18.71854</text:p>
          </table:table-cell>
          <table:table-cell office:value-type="float" office:value="18.01996" calcext:value-type="float">
            <text:p>18.01996</text:p>
          </table:table-cell>
          <table:table-cell office:value-type="float" office:value="17.99057" calcext:value-type="float">
            <text:p>17.99057</text:p>
          </table:table-cell>
          <table:table-cell office:value-type="float" office:value="17.30627" calcext:value-type="float">
            <text:p>17.30627</text:p>
          </table:table-cell>
          <table:table-cell office:value-type="float" office:value="17.28458" calcext:value-type="float">
            <text:p>17.28458</text:p>
          </table:table-cell>
          <table:table-cell office:value-type="float" office:value="16.73792" calcext:value-type="float">
            <text:p>16.73792</text:p>
          </table:table-cell>
          <table:table-cell office:value-type="float" office:value="16.71939" calcext:value-type="float">
            <text:p>16.71939</text:p>
          </table:table-cell>
          <table:table-cell office:value-type="float" office:value="30.5448" calcext:value-type="float">
            <text:p>30.5448</text:p>
          </table:table-cell>
          <table:table-cell office:value-type="float" office:value="21.27042" calcext:value-type="float">
            <text:p>21.27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22.23254" calcext:value-type="float">
            <text:p>22.23254</text:p>
          </table:table-cell>
          <table:table-cell office:value-type="float" office:value="29.86" calcext:value-type="float">
            <text:p>29.86</text:p>
          </table:table-cell>
          <table:table-cell office:value-type="float" office:value="17.02" calcext:value-type="float">
            <text:p>17.02</text:p>
          </table:table-cell>
          <table:table-cell office:value-type="float" office:value="1.701093" calcext:value-type="float">
            <text:p>1.701093</text:p>
          </table:table-cell>
          <table:table-cell office:value-type="float" office:value="1.014147" calcext:value-type="float">
            <text:p>1.014147</text:p>
          </table:table-cell>
          <table:table-cell office:value-type="float" office:value="332.46" calcext:value-type="float">
            <text:p>332.46</text:p>
          </table:table-cell>
          <table:table-cell office:value-type="float" office:value="0" calcext:value-type="float">
            <text:p>0</text:p>
          </table:table-cell>
          <table:table-cell office:value-type="float" office:value="29.77921" calcext:value-type="float">
            <text:p>29.77921</text:p>
          </table:table-cell>
          <table:table-cell office:value-type="float" office:value="18.61615" calcext:value-type="float">
            <text:p>18.61615</text:p>
          </table:table-cell>
          <table:table-cell office:value-type="float" office:value="26.84015" calcext:value-type="float">
            <text:p>26.84015</text:p>
          </table:table-cell>
          <table:table-cell office:value-type="float" office:value="20.5488" calcext:value-type="float">
            <text:p>20.5488</text:p>
          </table:table-cell>
          <table:table-cell office:value-type="float" office:value="25.53052" calcext:value-type="float">
            <text:p>25.53052</text:p>
          </table:table-cell>
          <table:table-cell office:value-type="float" office:value="21.5191" calcext:value-type="float">
            <text:p>21.5191</text:p>
          </table:table-cell>
          <table:table-cell office:value-type="float" office:value="24.51776" calcext:value-type="float">
            <text:p>24.51776</text:p>
          </table:table-cell>
          <table:table-cell office:value-type="float" office:value="22.12463" calcext:value-type="float">
            <text:p>22.12463</text:p>
          </table:table-cell>
          <table:table-cell office:value-type="float" office:value="24.00598" calcext:value-type="float">
            <text:p>24.00598</text:p>
          </table:table-cell>
          <table:table-cell office:value-type="float" office:value="22.39392" calcext:value-type="float">
            <text:p>22.39392</text:p>
          </table:table-cell>
          <table:table-cell office:value-type="float" office:value="23.61542" calcext:value-type="float">
            <text:p>23.61542</text:p>
          </table:table-cell>
          <table:table-cell office:value-type="float" office:value="22.5304" calcext:value-type="float">
            <text:p>22.5304</text:p>
          </table:table-cell>
          <table:table-cell office:value-type="float" office:value="23.02496" calcext:value-type="float">
            <text:p>23.02496</text:p>
          </table:table-cell>
          <table:table-cell office:value-type="float" office:value="22.40411" calcext:value-type="float">
            <text:p>22.40411</text:p>
          </table:table-cell>
          <table:table-cell office:value-type="float" office:value="22.15332" calcext:value-type="float">
            <text:p>22.15332</text:p>
          </table:table-cell>
          <table:table-cell office:value-type="float" office:value="22.0372" calcext:value-type="float">
            <text:p>22.0372</text:p>
          </table:table-cell>
          <table:table-cell office:value-type="float" office:value="20.9787" calcext:value-type="float">
            <text:p>20.9787</text:p>
          </table:table-cell>
          <table:table-cell office:value-type="float" office:value="20.89694" calcext:value-type="float">
            <text:p>20.89694</text:p>
          </table:table-cell>
          <table:table-cell office:value-type="float" office:value="19.73767" calcext:value-type="float">
            <text:p>19.73767</text:p>
          </table:table-cell>
          <table:table-cell office:value-type="float" office:value="19.65292" calcext:value-type="float">
            <text:p>19.65292</text:p>
          </table:table-cell>
          <table:table-cell office:value-type="float" office:value="18.82538" calcext:value-type="float">
            <text:p>18.82538</text:p>
          </table:table-cell>
          <table:table-cell office:value-type="float" office:value="18.76965" calcext:value-type="float">
            <text:p>18.76965</text:p>
          </table:table-cell>
          <table:table-cell office:value-type="float" office:value="18.05392" calcext:value-type="float">
            <text:p>18.05392</text:p>
          </table:table-cell>
          <table:table-cell office:value-type="float" office:value="18.02032" calcext:value-type="float">
            <text:p>18.02032</text:p>
          </table:table-cell>
          <table:table-cell office:value-type="float" office:value="17.32919" calcext:value-type="float">
            <text:p>17.32919</text:p>
          </table:table-cell>
          <table:table-cell office:value-type="float" office:value="17.30655" calcext:value-type="float">
            <text:p>17.30655</text:p>
          </table:table-cell>
          <table:table-cell office:value-type="float" office:value="16.75662" calcext:value-type="float">
            <text:p>16.75662</text:p>
          </table:table-cell>
          <table:table-cell office:value-type="float" office:value="16.7381" calcext:value-type="float">
            <text:p>16.7381</text:p>
          </table:table-cell>
          <table:table-cell office:value-type="float" office:value="29.77921" calcext:value-type="float">
            <text:p>29.77921</text:p>
          </table:table-cell>
          <table:table-cell office:value-type="float" office:value="18.61615" calcext:value-type="float">
            <text:p>18.61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1.59053" calcext:value-type="float">
            <text:p>11.59053</text:p>
          </table:table-cell>
          <table:table-cell office:value-type="float" office:value="21.45" calcext:value-type="float">
            <text:p>21.45</text:p>
          </table:table-cell>
          <table:table-cell office:value-type="float" office:value="14.58" calcext:value-type="float">
            <text:p>14.58</text:p>
          </table:table-cell>
          <table:table-cell office:value-type="float" office:value="1.332079" calcext:value-type="float">
            <text:p>1.332079</text:p>
          </table:table-cell>
          <table:table-cell office:value-type="float" office:value="1.141834" calcext:value-type="float">
            <text:p>1.141834</text:p>
          </table:table-cell>
          <table:table-cell office:value-type="float" office:value="277.236" calcext:value-type="float">
            <text:p>277.236</text:p>
          </table:table-cell>
          <table:table-cell office:value-type="float" office:value="31.2" calcext:value-type="float">
            <text:p>31.2</text:p>
          </table:table-cell>
          <table:table-cell office:value-type="float" office:value="20.75757" calcext:value-type="float">
            <text:p>20.75757</text:p>
          </table:table-cell>
          <table:table-cell office:value-type="float" office:value="15.51337" calcext:value-type="float">
            <text:p>15.51337</text:p>
          </table:table-cell>
          <table:table-cell office:value-type="float" office:value="21.91611" calcext:value-type="float">
            <text:p>21.91611</text:p>
          </table:table-cell>
          <table:table-cell office:value-type="float" office:value="16.64703" calcext:value-type="float">
            <text:p>16.64703</text:p>
          </table:table-cell>
          <table:table-cell office:value-type="float" office:value="22.87088" calcext:value-type="float">
            <text:p>22.87088</text:p>
          </table:table-cell>
          <table:table-cell office:value-type="float" office:value="17.8136" calcext:value-type="float">
            <text:p>17.8136</text:p>
          </table:table-cell>
          <table:table-cell office:value-type="float" office:value="23.30725" calcext:value-type="float">
            <text:p>23.30725</text:p>
          </table:table-cell>
          <table:table-cell office:value-type="float" office:value="19.0983" calcext:value-type="float">
            <text:p>19.0983</text:p>
          </table:table-cell>
          <table:table-cell office:value-type="float" office:value="23.31909" calcext:value-type="float">
            <text:p>23.31909</text:p>
          </table:table-cell>
          <table:table-cell office:value-type="float" office:value="19.88455" calcext:value-type="float">
            <text:p>19.88455</text:p>
          </table:table-cell>
          <table:table-cell office:value-type="float" office:value="23.17468" calcext:value-type="float">
            <text:p>23.17468</text:p>
          </table:table-cell>
          <table:table-cell office:value-type="float" office:value="20.72952" calcext:value-type="float">
            <text:p>20.72952</text:p>
          </table:table-cell>
          <table:table-cell office:value-type="float" office:value="22.76364" calcext:value-type="float">
            <text:p>22.76364</text:p>
          </table:table-cell>
          <table:table-cell office:value-type="float" office:value="21.22351" calcext:value-type="float">
            <text:p>21.22351</text:p>
          </table:table-cell>
          <table:table-cell office:value-type="float" office:value="22.06726" calcext:value-type="float">
            <text:p>22.06726</text:p>
          </table:table-cell>
          <table:table-cell office:value-type="float" office:value="21.58862" calcext:value-type="float">
            <text:p>21.58862</text:p>
          </table:table-cell>
          <table:table-cell office:value-type="float" office:value="20.99902" calcext:value-type="float">
            <text:p>20.99902</text:p>
          </table:table-cell>
          <table:table-cell office:value-type="float" office:value="20.96594" calcext:value-type="float">
            <text:p>20.96594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9.73846" calcext:value-type="float">
            <text:p>19.73846</text:p>
          </table:table-cell>
          <table:table-cell office:value-type="float" office:value="18.88202" calcext:value-type="float">
            <text:p>18.88202</text:p>
          </table:table-cell>
          <table:table-cell office:value-type="float" office:value="18.82596" calcext:value-type="float">
            <text:p>18.82596</text:p>
          </table:table-cell>
          <table:table-cell office:value-type="float" office:value="18.09091" calcext:value-type="float">
            <text:p>18.09091</text:p>
          </table:table-cell>
          <table:table-cell office:value-type="float" office:value="18.05432" calcext:value-type="float">
            <text:p>18.05432</text:p>
          </table:table-cell>
          <table:table-cell office:value-type="float" office:value="17.35413" calcext:value-type="float">
            <text:p>17.35413</text:p>
          </table:table-cell>
          <table:table-cell office:value-type="float" office:value="17.32944" calcext:value-type="float">
            <text:p>17.32944</text:p>
          </table:table-cell>
          <table:table-cell office:value-type="float" office:value="16.77655" calcext:value-type="float">
            <text:p>16.77655</text:p>
          </table:table-cell>
          <table:table-cell office:value-type="float" office:value="16.75681" calcext:value-type="float">
            <text:p>16.75681</text:p>
          </table:table-cell>
          <table:table-cell office:value-type="float" office:value="20.75757" calcext:value-type="float">
            <text:p>20.75757</text:p>
          </table:table-cell>
          <table:table-cell office:value-type="float" office:value="15.54156" calcext:value-type="float">
            <text:p>15.54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7.025674" calcext:value-type="float">
            <text:p>7.025674</text:p>
          </table:table-cell>
          <table:table-cell office:value-type="float" office:value="20.03" calcext:value-type="float">
            <text:p>20.03</text:p>
          </table:table-cell>
          <table:table-cell office:value-type="float" office:value="13.1" calcext:value-type="float">
            <text:p>13.1</text:p>
          </table:table-cell>
          <table:table-cell office:value-type="float" office:value="1.696746" calcext:value-type="float">
            <text:p>1.696746</text:p>
          </table:table-cell>
          <table:table-cell office:value-type="float" office:value="1.271501" calcext:value-type="float">
            <text:p>1.271501</text:p>
          </table:table-cell>
          <table:table-cell office:value-type="float" office:value="195.192" calcext:value-type="float">
            <text:p>195.192</text:p>
          </table:table-cell>
          <table:table-cell office:value-type="float" office:value="0.7" calcext:value-type="float">
            <text:p>0.7</text:p>
          </table:table-cell>
          <table:table-cell office:value-type="float" office:value="18.34143" calcext:value-type="float">
            <text:p>18.34143</text:p>
          </table:table-cell>
          <table:table-cell office:value-type="float" office:value="14.01416" calcext:value-type="float">
            <text:p>14.01416</text:p>
          </table:table-cell>
          <table:table-cell office:value-type="float" office:value="18.23807" calcext:value-type="float">
            <text:p>18.23807</text:p>
          </table:table-cell>
          <table:table-cell office:value-type="float" office:value="15.52271" calcext:value-type="float">
            <text:p>15.52271</text:p>
          </table:table-cell>
          <table:table-cell office:value-type="float" office:value="18.43573" calcext:value-type="float">
            <text:p>18.43573</text:p>
          </table:table-cell>
          <table:table-cell office:value-type="float" office:value="16.80255" calcext:value-type="float">
            <text:p>16.80255</text:p>
          </table:table-cell>
          <table:table-cell office:value-type="float" office:value="19.047" calcext:value-type="float">
            <text:p>19.047</text:p>
          </table:table-cell>
          <table:table-cell office:value-type="float" office:value="17.98715" calcext:value-type="float">
            <text:p>17.98715</text:p>
          </table:table-cell>
          <table:table-cell office:value-type="float" office:value="19.841" calcext:value-type="float">
            <text:p>19.841</text:p>
          </table:table-cell>
          <table:table-cell office:value-type="float" office:value="18.67017" calcext:value-type="float">
            <text:p>18.67017</text:p>
          </table:table-cell>
          <table:table-cell office:value-type="float" office:value="20.69809" calcext:value-type="float">
            <text:p>20.69809</text:p>
          </table:table-cell>
          <table:table-cell office:value-type="float" office:value="19.40024" calcext:value-type="float">
            <text:p>19.40024</text:p>
          </table:table-cell>
          <table:table-cell office:value-type="float" office:value="21.20352" calcext:value-type="float">
            <text:p>21.20352</text:p>
          </table:table-cell>
          <table:table-cell office:value-type="float" office:value="19.95471" calcext:value-type="float">
            <text:p>19.95471</text:p>
          </table:table-cell>
          <table:table-cell office:value-type="float" office:value="21.58002" calcext:value-type="float">
            <text:p>21.58002</text:p>
          </table:table-cell>
          <table:table-cell office:value-type="float" office:value="20.63351" calcext:value-type="float">
            <text:p>20.63351</text:p>
          </table:table-cell>
          <table:table-cell office:value-type="float" office:value="20.96457" calcext:value-type="float">
            <text:p>20.96457</text:p>
          </table:table-cell>
          <table:table-cell office:value-type="float" office:value="20.70441" calcext:value-type="float">
            <text:p>20.70441</text:p>
          </table:table-cell>
          <table:table-cell office:value-type="float" office:value="19.8266" calcext:value-type="float">
            <text:p>19.8266</text:p>
          </table:table-cell>
          <table:table-cell office:value-type="float" office:value="19.80685" calcext:value-type="float">
            <text:p>19.80685</text:p>
          </table:table-cell>
          <table:table-cell office:value-type="float" office:value="18.92914" calcext:value-type="float">
            <text:p>18.92914</text:p>
          </table:table-cell>
          <table:table-cell office:value-type="float" office:value="18.88254" calcext:value-type="float">
            <text:p>18.88254</text:p>
          </table:table-cell>
          <table:table-cell office:value-type="float" office:value="18.12952" calcext:value-type="float">
            <text:p>18.12952</text:p>
          </table:table-cell>
          <table:table-cell office:value-type="float" office:value="18.09131" calcext:value-type="float">
            <text:p>18.09131</text:p>
          </table:table-cell>
          <table:table-cell office:value-type="float" office:value="17.38071" calcext:value-type="float">
            <text:p>17.38071</text:p>
          </table:table-cell>
          <table:table-cell office:value-type="float" office:value="17.35443" calcext:value-type="float">
            <text:p>17.35443</text:p>
          </table:table-cell>
          <table:table-cell office:value-type="float" office:value="16.79709" calcext:value-type="float">
            <text:p>16.79709</text:p>
          </table:table-cell>
          <table:table-cell office:value-type="float" office:value="16.77676" calcext:value-type="float">
            <text:p>16.77676</text:p>
          </table:table-cell>
          <table:table-cell office:value-type="float" office:value="18.34143" calcext:value-type="float">
            <text:p>18.34143</text:p>
          </table:table-cell>
          <table:table-cell office:value-type="float" office:value="14.12729" calcext:value-type="float">
            <text:p>14.12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23.23368" calcext:value-type="float">
            <text:p>23.23368</text:p>
          </table:table-cell>
          <table:table-cell office:value-type="float" office:value="25.41" calcext:value-type="float">
            <text:p>25.41</text:p>
          </table:table-cell>
          <table:table-cell office:value-type="float" office:value="10.92" calcext:value-type="float">
            <text:p>10.92</text:p>
          </table:table-cell>
          <table:table-cell office:value-type="float" office:value="1.390276" calcext:value-type="float">
            <text:p>1.390276</text:p>
          </table:table-cell>
          <table:table-cell office:value-type="float" office:value="1.009837" calcext:value-type="float">
            <text:p>1.009837</text:p>
          </table:table-cell>
          <table:table-cell office:value-type="float" office:value="142.092" calcext:value-type="float">
            <text:p>142.092</text:p>
          </table:table-cell>
          <table:table-cell office:value-type="float" office:value="0" calcext:value-type="float">
            <text:p>0</text:p>
          </table:table-cell>
          <table:table-cell office:value-type="float" office:value="20.97949" calcext:value-type="float">
            <text:p>20.97949</text:p>
          </table:table-cell>
          <table:table-cell office:value-type="float" office:value="12.23059" calcext:value-type="float">
            <text:p>12.23059</text:p>
          </table:table-cell>
          <table:table-cell office:value-type="float" office:value="19.80505" calcext:value-type="float">
            <text:p>19.80505</text:p>
          </table:table-cell>
          <table:table-cell office:value-type="float" office:value="13.63797" calcext:value-type="float">
            <text:p>13.63797</text:p>
          </table:table-cell>
          <table:table-cell office:value-type="float" office:value="19.33542" calcext:value-type="float">
            <text:p>19.33542</text:p>
          </table:table-cell>
          <table:table-cell office:value-type="float" office:value="15.02048" calcext:value-type="float">
            <text:p>15.02048</text:p>
          </table:table-cell>
          <table:table-cell office:value-type="float" office:value="19.10727" calcext:value-type="float">
            <text:p>19.10727</text:p>
          </table:table-cell>
          <table:table-cell office:value-type="float" office:value="16.44211" calcext:value-type="float">
            <text:p>16.44211</text:p>
          </table:table-cell>
          <table:table-cell office:value-type="float" office:value="19.06668" calcext:value-type="float">
            <text:p>19.06668</text:p>
          </table:table-cell>
          <table:table-cell office:value-type="float" office:value="17.37238" calcext:value-type="float">
            <text:p>17.37238</text:p>
          </table:table-cell>
          <table:table-cell office:value-type="float" office:value="19.38123" calcext:value-type="float">
            <text:p>19.38123</text:p>
          </table:table-cell>
          <table:table-cell office:value-type="float" office:value="18.34543" calcext:value-type="float">
            <text:p>18.34543</text:p>
          </table:table-cell>
          <table:table-cell office:value-type="float" office:value="19.94449" calcext:value-type="float">
            <text:p>19.94449</text:p>
          </table:table-cell>
          <table:table-cell office:value-type="float" office:value="19.10611" calcext:value-type="float">
            <text:p>19.10611</text:p>
          </table:table-cell>
          <table:table-cell office:value-type="float" office:value="20.62576" calcext:value-type="float">
            <text:p>20.62576</text:p>
          </table:table-cell>
          <table:table-cell office:value-type="float" office:value="19.88675" calcext:value-type="float">
            <text:p>19.88675</text:p>
          </table:table-cell>
          <table:table-cell office:value-type="float" office:value="20.70078" calcext:value-type="float">
            <text:p>20.70078</text:p>
          </table:table-cell>
          <table:table-cell office:value-type="float" office:value="20.30881" calcext:value-type="float">
            <text:p>20.30881</text:p>
          </table:table-cell>
          <table:table-cell office:value-type="float" office:value="19.82367" calcext:value-type="float">
            <text:p>19.82367</text:p>
          </table:table-cell>
          <table:table-cell office:value-type="float" office:value="19.76532" calcext:value-type="float">
            <text:p>19.76532</text:p>
          </table:table-cell>
          <table:table-cell office:value-type="float" office:value="18.95184" calcext:value-type="float">
            <text:p>18.95184</text:p>
          </table:table-cell>
          <table:table-cell office:value-type="float" office:value="18.9295" calcext:value-type="float">
            <text:p>18.9295</text:p>
          </table:table-cell>
          <table:table-cell office:value-type="float" office:value="18.16479" calcext:value-type="float">
            <text:p>18.16479</text:p>
          </table:table-cell>
          <table:table-cell office:value-type="float" office:value="18.12988" calcext:value-type="float">
            <text:p>18.12988</text:p>
          </table:table-cell>
          <table:table-cell office:value-type="float" office:value="17.40799" calcext:value-type="float">
            <text:p>17.40799</text:p>
          </table:table-cell>
          <table:table-cell office:value-type="float" office:value="17.38098" calcext:value-type="float">
            <text:p>17.38098</text:p>
          </table:table-cell>
          <table:table-cell office:value-type="float" office:value="16.81903" calcext:value-type="float">
            <text:p>16.81903</text:p>
          </table:table-cell>
          <table:table-cell office:value-type="float" office:value="16.7973" calcext:value-type="float">
            <text:p>16.7973</text:p>
          </table:table-cell>
          <table:table-cell office:value-type="float" office:value="20.97949" calcext:value-type="float">
            <text:p>20.97949</text:p>
          </table:table-cell>
          <table:table-cell office:value-type="float" office:value="12.23059" calcext:value-type="float">
            <text:p>12.230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22.95265" calcext:value-type="float">
            <text:p>22.95265</text:p>
          </table:table-cell>
          <table:table-cell office:value-type="float" office:value="29.07" calcext:value-type="float">
            <text:p>29.07</text:p>
          </table:table-cell>
          <table:table-cell office:value-type="float" office:value="12.6" calcext:value-type="float">
            <text:p>12.6</text:p>
          </table:table-cell>
          <table:table-cell office:value-type="float" office:value="1.606301" calcext:value-type="float">
            <text:p>1.606301</text:p>
          </table:table-cell>
          <table:table-cell office:value-type="float" office:value="1.14639" calcext:value-type="float">
            <text:p>1.14639</text:p>
          </table:table-cell>
          <table:table-cell office:value-type="float" office:value="154.584" calcext:value-type="float">
            <text:p>154.584</text:p>
          </table:table-cell>
          <table:table-cell office:value-type="float" office:value="24.9" calcext:value-type="float">
            <text:p>24.9</text:p>
          </table:table-cell>
          <table:table-cell office:value-type="float" office:value="23.51016" calcext:value-type="float">
            <text:p>23.51016</text:p>
          </table:table-cell>
          <table:table-cell office:value-type="float" office:value="13.02213" calcext:value-type="float">
            <text:p>13.02213</text:p>
          </table:table-cell>
          <table:table-cell office:value-type="float" office:value="22.27228" calcext:value-type="float">
            <text:p>22.27228</text:p>
          </table:table-cell>
          <table:table-cell office:value-type="float" office:value="14.50098" calcext:value-type="float">
            <text:p>14.50098</text:p>
          </table:table-cell>
          <table:table-cell office:value-type="float" office:value="21.22089" calcext:value-type="float">
            <text:p>21.22089</text:p>
          </table:table-cell>
          <table:table-cell office:value-type="float" office:value="15.71436" calcext:value-type="float">
            <text:p>15.71436</text:p>
          </table:table-cell>
          <table:table-cell office:value-type="float" office:value="20.39603" calcext:value-type="float">
            <text:p>20.39603</text:p>
          </table:table-cell>
          <table:table-cell office:value-type="float" office:value="16.82938" calcext:value-type="float">
            <text:p>16.82938</text:p>
          </table:table-cell>
          <table:table-cell office:value-type="float" office:value="19.93655" calcext:value-type="float">
            <text:p>19.93655</text:p>
          </table:table-cell>
          <table:table-cell office:value-type="float" office:value="17.54984" calcext:value-type="float">
            <text:p>17.54984</text:p>
          </table:table-cell>
          <table:table-cell office:value-type="float" office:value="19.61374" calcext:value-type="float">
            <text:p>19.61374</text:p>
          </table:table-cell>
          <table:table-cell office:value-type="float" office:value="18.2981" calcext:value-type="float">
            <text:p>18.2981</text:p>
          </table:table-cell>
          <table:table-cell office:value-type="float" office:value="19.55438" calcext:value-type="float">
            <text:p>19.55438</text:p>
          </table:table-cell>
          <table:table-cell office:value-type="float" office:value="18.87234" calcext:value-type="float">
            <text:p>18.87234</text:p>
          </table:table-cell>
          <table:table-cell office:value-type="float" office:value="19.88394" calcext:value-type="float">
            <text:p>19.88394</text:p>
          </table:table-cell>
          <table:table-cell office:value-type="float" office:value="19.55383" calcext:value-type="float">
            <text:p>19.55383</text:p>
          </table:table-cell>
          <table:table-cell office:value-type="float" office:value="20.30472" calcext:value-type="float">
            <text:p>20.30472</text:p>
          </table:table-cell>
          <table:table-cell office:value-type="float" office:value="19.95511" calcext:value-type="float">
            <text:p>19.95511</text:p>
          </table:table-cell>
          <table:table-cell office:value-type="float" office:value="19.76434" calcext:value-type="float">
            <text:p>19.76434</text:p>
          </table:table-cell>
          <table:table-cell office:value-type="float" office:value="19.65039" calcext:value-type="float">
            <text:p>19.65039</text:p>
          </table:table-cell>
          <table:table-cell office:value-type="float" office:value="18.95267" calcext:value-type="float">
            <text:p>18.95267</text:p>
          </table:table-cell>
          <table:table-cell office:value-type="float" office:value="18.94321" calcext:value-type="float">
            <text:p>18.94321</text:p>
          </table:table-cell>
          <table:table-cell office:value-type="float" office:value="18.19183" calcext:value-type="float">
            <text:p>18.19183</text:p>
          </table:table-cell>
          <table:table-cell office:value-type="float" office:value="18.16516" calcext:value-type="float">
            <text:p>18.16516</text:p>
          </table:table-cell>
          <table:table-cell office:value-type="float" office:value="17.43503" calcext:value-type="float">
            <text:p>17.43503</text:p>
          </table:table-cell>
          <table:table-cell office:value-type="float" office:value="17.40826" calcext:value-type="float">
            <text:p>17.40826</text:p>
          </table:table-cell>
          <table:table-cell office:value-type="float" office:value="16.84222" calcext:value-type="float">
            <text:p>16.84222</text:p>
          </table:table-cell>
          <table:table-cell office:value-type="float" office:value="16.81927" calcext:value-type="float">
            <text:p>16.81927</text:p>
          </table:table-cell>
          <table:table-cell office:value-type="float" office:value="25.33484" calcext:value-type="float">
            <text:p>25.33484</text:p>
          </table:table-cell>
          <table:table-cell office:value-type="float" office:value="13.02213" calcext:value-type="float">
            <text:p>13.02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22.16448" calcext:value-type="float">
            <text:p>22.16448</text:p>
          </table:table-cell>
          <table:table-cell office:value-type="float" office:value="26.37" calcext:value-type="float">
            <text:p>26.37</text:p>
          </table:table-cell>
          <table:table-cell office:value-type="float" office:value="11.7" calcext:value-type="float">
            <text:p>11.7</text:p>
          </table:table-cell>
          <table:table-cell office:value-type="float" office:value="1.519147" calcext:value-type="float">
            <text:p>1.519147</text:p>
          </table:table-cell>
          <table:table-cell office:value-type="float" office:value="0.8898702" calcext:value-type="float">
            <text:p>0.8898702</text:p>
          </table:table-cell>
          <table:table-cell office:value-type="float" office:value="229.896" calcext:value-type="float">
            <text:p>229.896</text:p>
          </table:table-cell>
          <table:table-cell office:value-type="float" office:value="0" calcext:value-type="float">
            <text:p>0</text:p>
          </table:table-cell>
          <table:table-cell office:value-type="float" office:value="20.80496" calcext:value-type="float">
            <text:p>20.80496</text:p>
          </table:table-cell>
          <table:table-cell office:value-type="float" office:value="12.81024" calcext:value-type="float">
            <text:p>12.81024</text:p>
          </table:table-cell>
          <table:table-cell office:value-type="float" office:value="19.5929" calcext:value-type="float">
            <text:p>19.5929</text:p>
          </table:table-cell>
          <table:table-cell office:value-type="float" office:value="15.2366" calcext:value-type="float">
            <text:p>15.2366</text:p>
          </table:table-cell>
          <table:table-cell office:value-type="float" office:value="19.18567" calcext:value-type="float">
            <text:p>19.18567</text:p>
          </table:table-cell>
          <table:table-cell office:value-type="float" office:value="16.71057" calcext:value-type="float">
            <text:p>16.71057</text:p>
          </table:table-cell>
          <table:table-cell office:value-type="float" office:value="19.30048" calcext:value-type="float">
            <text:p>19.30048</text:p>
          </table:table-cell>
          <table:table-cell office:value-type="float" office:value="17.70615" calcext:value-type="float">
            <text:p>17.70615</text:p>
          </table:table-cell>
          <table:table-cell office:value-type="float" office:value="19.47821" calcext:value-type="float">
            <text:p>19.47821</text:p>
          </table:table-cell>
          <table:table-cell office:value-type="float" office:value="18.22607" calcext:value-type="float">
            <text:p>18.22607</text:p>
          </table:table-cell>
          <table:table-cell office:value-type="float" office:value="19.58047" calcext:value-type="float">
            <text:p>19.58047</text:p>
          </table:table-cell>
          <table:table-cell office:value-type="float" office:value="18.7298" calcext:value-type="float">
            <text:p>18.7298</text:p>
          </table:table-cell>
          <table:table-cell office:value-type="float" office:value="19.5625" calcext:value-type="float">
            <text:p>19.5625</text:p>
          </table:table-cell>
          <table:table-cell office:value-type="float" office:value="19.07755" calcext:value-type="float">
            <text:p>19.07755</text:p>
          </table:table-cell>
          <table:table-cell office:value-type="float" office:value="19.60968" calcext:value-type="float">
            <text:p>19.60968</text:p>
          </table:table-cell>
          <table:table-cell office:value-type="float" office:value="19.44504" calcext:value-type="float">
            <text:p>19.44504</text:p>
          </table:table-cell>
          <table:table-cell office:value-type="float" office:value="19.95215" calcext:value-type="float">
            <text:p>19.95215</text:p>
          </table:table-cell>
          <table:table-cell office:value-type="float" office:value="19.72681" calcext:value-type="float">
            <text:p>19.72681</text:p>
          </table:table-cell>
          <table:table-cell office:value-type="float" office:value="19.64905" calcext:value-type="float">
            <text:p>19.64905</text:p>
          </table:table-cell>
          <table:table-cell office:value-type="float" office:value="19.52002" calcext:value-type="float">
            <text:p>19.52002</text:p>
          </table:table-cell>
          <table:table-cell office:value-type="float" office:value="18.94293" calcext:value-type="float">
            <text:p>18.94293</text:p>
          </table:table-cell>
          <table:table-cell office:value-type="float" office:value="18.90875" calcext:value-type="float">
            <text:p>18.90875</text:p>
          </table:table-cell>
          <table:table-cell office:value-type="float" office:value="18.20706" calcext:value-type="float">
            <text:p>18.20706</text:p>
          </table:table-cell>
          <table:table-cell office:value-type="float" office:value="18.19205" calcext:value-type="float">
            <text:p>18.19205</text:p>
          </table:table-cell>
          <table:table-cell office:value-type="float" office:value="17.46017" calcext:value-type="float">
            <text:p>17.46017</text:p>
          </table:table-cell>
          <table:table-cell office:value-type="float" office:value="17.4353" calcext:value-type="float">
            <text:p>17.4353</text:p>
          </table:table-cell>
          <table:table-cell office:value-type="float" office:value="16.86557" calcext:value-type="float">
            <text:p>16.86557</text:p>
          </table:table-cell>
          <table:table-cell office:value-type="float" office:value="16.84247" calcext:value-type="float">
            <text:p>16.84247</text:p>
          </table:table-cell>
          <table:table-cell office:value-type="float" office:value="20.80496" calcext:value-type="float">
            <text:p>20.80496</text:p>
          </table:table-cell>
          <table:table-cell office:value-type="float" office:value="12.88037" calcext:value-type="float">
            <text:p>12.88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23.3562" calcext:value-type="float">
            <text:p>23.3562</text:p>
          </table:table-cell>
          <table:table-cell office:value-type="float" office:value="27.09" calcext:value-type="float">
            <text:p>27.09</text:p>
          </table:table-cell>
          <table:table-cell office:value-type="float" office:value="8.18" calcext:value-type="float">
            <text:p>8.18</text:p>
          </table:table-cell>
          <table:table-cell office:value-type="float" office:value="1.251223" calcext:value-type="float">
            <text:p>1.251223</text:p>
          </table:table-cell>
          <table:table-cell office:value-type="float" office:value="0.9309697" calcext:value-type="float">
            <text:p>0.9309697</text:p>
          </table:table-cell>
          <table:table-cell office:value-type="float" office:value="116.424" calcext:value-type="float">
            <text:p>116.424</text:p>
          </table:table-cell>
          <table:table-cell office:value-type="float" office:value="0" calcext:value-type="float">
            <text:p>0</text:p>
          </table:table-cell>
          <table:table-cell office:value-type="float" office:value="21.56635" calcext:value-type="float">
            <text:p>21.56635</text:p>
          </table:table-cell>
          <table:table-cell office:value-type="float" office:value="10.02036" calcext:value-type="float">
            <text:p>10.02036</text:p>
          </table:table-cell>
          <table:table-cell office:value-type="float" office:value="19.54282" calcext:value-type="float">
            <text:p>19.54282</text:p>
          </table:table-cell>
          <table:table-cell office:value-type="float" office:value="12.65714" calcext:value-type="float">
            <text:p>12.65714</text:p>
          </table:table-cell>
          <table:table-cell office:value-type="float" office:value="18.84641" calcext:value-type="float">
            <text:p>18.84641</text:p>
          </table:table-cell>
          <table:table-cell office:value-type="float" office:value="14.27887" calcext:value-type="float">
            <text:p>14.27887</text:p>
          </table:table-cell>
          <table:table-cell office:value-type="float" office:value="18.49017" calcext:value-type="float">
            <text:p>18.49017</text:p>
          </table:table-cell>
          <table:table-cell office:value-type="float" office:value="15.62952" calcext:value-type="float">
            <text:p>15.62952</text:p>
          </table:table-cell>
          <table:table-cell office:value-type="float" office:value="18.36703" calcext:value-type="float">
            <text:p>18.36703</text:p>
          </table:table-cell>
          <table:table-cell office:value-type="float" office:value="16.56659" calcext:value-type="float">
            <text:p>16.56659</text:p>
          </table:table-cell>
          <table:table-cell office:value-type="float" office:value="18.84561" calcext:value-type="float">
            <text:p>18.84561</text:p>
          </table:table-cell>
          <table:table-cell office:value-type="float" office:value="17.51147" calcext:value-type="float">
            <text:p>17.51147</text:p>
          </table:table-cell>
          <table:table-cell office:value-type="float" office:value="19.14612" calcext:value-type="float">
            <text:p>19.14612</text:p>
          </table:table-cell>
          <table:table-cell office:value-type="float" office:value="18.20749" calcext:value-type="float">
            <text:p>18.20749</text:p>
          </table:table-cell>
          <table:table-cell office:value-type="float" office:value="19.44336" calcext:value-type="float">
            <text:p>19.44336</text:p>
          </table:table-cell>
          <table:table-cell office:value-type="float" office:value="18.96191" calcext:value-type="float">
            <text:p>18.96191</text:p>
          </table:table-cell>
          <table:table-cell office:value-type="float" office:value="19.72464" calcext:value-type="float">
            <text:p>19.72464</text:p>
          </table:table-cell>
          <table:table-cell office:value-type="float" office:value="19.47791" calcext:value-type="float">
            <text:p>19.47791</text:p>
          </table:table-cell>
          <table:table-cell office:value-type="float" office:value="19.51874" calcext:value-type="float">
            <text:p>19.51874</text:p>
          </table:table-cell>
          <table:table-cell office:value-type="float" office:value="19.38904" calcext:value-type="float">
            <text:p>19.38904</text:p>
          </table:table-cell>
          <table:table-cell office:value-type="float" office:value="18.90826" calcext:value-type="float">
            <text:p>18.90826</text:p>
          </table:table-cell>
          <table:table-cell office:value-type="float" office:value="18.85913" calcext:value-type="float">
            <text:p>18.85913</text:p>
          </table:table-cell>
          <table:table-cell office:value-type="float" office:value="18.21078" calcext:value-type="float">
            <text:p>18.21078</text:p>
          </table:table-cell>
          <table:table-cell office:value-type="float" office:value="18.20712" calcext:value-type="float">
            <text:p>18.20712</text:p>
          </table:table-cell>
          <table:table-cell office:value-type="float" office:value="17.48178" calcext:value-type="float">
            <text:p>17.48178</text:p>
          </table:table-cell>
          <table:table-cell office:value-type="float" office:value="17.46042" calcext:value-type="float">
            <text:p>17.46042</text:p>
          </table:table-cell>
          <table:table-cell office:value-type="float" office:value="16.88803" calcext:value-type="float">
            <text:p>16.88803</text:p>
          </table:table-cell>
          <table:table-cell office:value-type="float" office:value="16.86581" calcext:value-type="float">
            <text:p>16.86581</text:p>
          </table:table-cell>
          <table:table-cell office:value-type="float" office:value="21.56635" calcext:value-type="float">
            <text:p>21.56635</text:p>
          </table:table-cell>
          <table:table-cell office:value-type="float" office:value="10.02039" calcext:value-type="float">
            <text:p>10.02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22.03812" calcext:value-type="float">
            <text:p>22.03812</text:p>
          </table:table-cell>
          <table:table-cell office:value-type="float" office:value="30.34" calcext:value-type="float">
            <text:p>30.34</text:p>
          </table:table-cell>
          <table:table-cell office:value-type="float" office:value="12.72" calcext:value-type="float">
            <text:p>12.72</text:p>
          </table:table-cell>
          <table:table-cell office:value-type="float" office:value="1.424566" calcext:value-type="float">
            <text:p>1.424566</text:p>
          </table:table-cell>
          <table:table-cell office:value-type="float" office:value="1.065239" calcext:value-type="float">
            <text:p>1.065239</text:p>
          </table:table-cell>
          <table:table-cell office:value-type="float" office:value="206.532" calcext:value-type="float">
            <text:p>206.532</text:p>
          </table:table-cell>
          <table:table-cell office:value-type="float" office:value="0" calcext:value-type="float">
            <text:p>0</text:p>
          </table:table-cell>
          <table:table-cell office:value-type="float" office:value="23.27371" calcext:value-type="float">
            <text:p>23.27371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1.18652" calcext:value-type="float">
            <text:p>21.18652</text:p>
          </table:table-cell>
          <table:table-cell office:value-type="float" office:value="14.56744" calcext:value-type="float">
            <text:p>14.56744</text:p>
          </table:table-cell>
          <table:table-cell office:value-type="float" office:value="20.25348" calcext:value-type="float">
            <text:p>20.25348</text:p>
          </table:table-cell>
          <table:table-cell office:value-type="float" office:value="15.66754" calcext:value-type="float">
            <text:p>15.66754</text:p>
          </table:table-cell>
          <table:table-cell office:value-type="float" office:value="19.5719" calcext:value-type="float">
            <text:p>19.5719</text:p>
          </table:table-cell>
          <table:table-cell office:value-type="float" office:value="16.54022" calcext:value-type="float">
            <text:p>16.54022</text:p>
          </table:table-cell>
          <table:table-cell office:value-type="float" office:value="19.20334" calcext:value-type="float">
            <text:p>19.20334</text:p>
          </table:table-cell>
          <table:table-cell office:value-type="float" office:value="17.12088" calcext:value-type="float">
            <text:p>17.12088</text:p>
          </table:table-cell>
          <table:table-cell office:value-type="float" office:value="18.93304" calcext:value-type="float">
            <text:p>18.93304</text:p>
          </table:table-cell>
          <table:table-cell office:value-type="float" office:value="17.7236" calcext:value-type="float">
            <text:p>17.7236</text:p>
          </table:table-cell>
          <table:table-cell office:value-type="float" office:value="18.7962" calcext:value-type="float">
            <text:p>18.7962</text:p>
          </table:table-cell>
          <table:table-cell office:value-type="float" office:value="18.19119" calcext:value-type="float">
            <text:p>18.19119</text:p>
          </table:table-cell>
          <table:table-cell office:value-type="float" office:value="18.96069" calcext:value-type="float">
            <text:p>18.96069</text:p>
          </table:table-cell>
          <table:table-cell office:value-type="float" office:value="18.76428" calcext:value-type="float">
            <text:p>18.76428</text:p>
          </table:table-cell>
          <table:table-cell office:value-type="float" office:value="19.47507" calcext:value-type="float">
            <text:p>19.47507</text:p>
          </table:table-cell>
          <table:table-cell office:value-type="float" office:value="19.23257" calcext:value-type="float">
            <text:p>19.23257</text:p>
          </table:table-cell>
          <table:table-cell office:value-type="float" office:value="19.38757" calcext:value-type="float">
            <text:p>19.38757</text:p>
          </table:table-cell>
          <table:table-cell office:value-type="float" office:value="19.24698" calcext:value-type="float">
            <text:p>19.24698</text:p>
          </table:table-cell>
          <table:table-cell office:value-type="float" office:value="18.85858" calcext:value-type="float">
            <text:p>18.85858</text:p>
          </table:table-cell>
          <table:table-cell office:value-type="float" office:value="18.79749" calcext:value-type="float">
            <text:p>18.79749</text:p>
          </table:table-cell>
          <table:table-cell office:value-type="float" office:value="18.21063" calcext:value-type="float">
            <text:p>18.21063</text:p>
          </table:table-cell>
          <table:table-cell office:value-type="float" office:value="18.2034" calcext:value-type="float">
            <text:p>18.2034</text:p>
          </table:table-cell>
          <table:table-cell office:value-type="float" office:value="17.49808" calcext:value-type="float">
            <text:p>17.49808</text:p>
          </table:table-cell>
          <table:table-cell office:value-type="float" office:value="17.48196" calcext:value-type="float">
            <text:p>17.48196</text:p>
          </table:table-cell>
          <table:table-cell office:value-type="float" office:value="16.90857" calcext:value-type="float">
            <text:p>16.90857</text:p>
          </table:table-cell>
          <table:table-cell office:value-type="float" office:value="16.88824" calcext:value-type="float">
            <text:p>16.88824</text:p>
          </table:table-cell>
          <table:table-cell office:value-type="float" office:value="23.27368" calcext:value-type="float">
            <text:p>23.27368</text:p>
          </table:table-cell>
          <table:table-cell office:value-type="float" office:value="12.7572" calcext:value-type="float">
            <text:p>12.75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22.29999" calcext:value-type="float">
            <text:p>22.29999</text:p>
          </table:table-cell>
          <table:table-cell office:value-type="float" office:value="30.75" calcext:value-type="float">
            <text:p>30.75</text:p>
          </table:table-cell>
          <table:table-cell office:value-type="float" office:value="14.06" calcext:value-type="float">
            <text:p>14.06</text:p>
          </table:table-cell>
          <table:table-cell office:value-type="float" office:value="1.408173" calcext:value-type="float">
            <text:p>1.408173</text:p>
          </table:table-cell>
          <table:table-cell office:value-type="float" office:value="0.9663838" calcext:value-type="float">
            <text:p>0.9663838</text:p>
          </table:table-cell>
          <table:table-cell office:value-type="float" office:value="199.368" calcext:value-type="float">
            <text:p>199.368</text:p>
          </table:table-cell>
          <table:table-cell office:value-type="float" office:value="0" calcext:value-type="float">
            <text:p>0</text:p>
          </table:table-cell>
          <table:table-cell office:value-type="float" office:value="26.32858" calcext:value-type="float">
            <text:p>26.32858</text:p>
          </table:table-cell>
          <table:table-cell office:value-type="float" office:value="14.72571" calcext:value-type="float">
            <text:p>14.72571</text:p>
          </table:table-cell>
          <table:table-cell office:value-type="float" office:value="23.21515" calcext:value-type="float">
            <text:p>23.21515</text:p>
          </table:table-cell>
          <table:table-cell office:value-type="float" office:value="16.39508" calcext:value-type="float">
            <text:p>16.39508</text:p>
          </table:table-cell>
          <table:table-cell office:value-type="float" office:value="21.92792" calcext:value-type="float">
            <text:p>21.92792</text:p>
          </table:table-cell>
          <table:table-cell office:value-type="float" office:value="17.28" calcext:value-type="float">
            <text:p>17.28</text:p>
          </table:table-cell>
          <table:table-cell office:value-type="float" office:value="20.90878" calcext:value-type="float">
            <text:p>20.90878</text:p>
          </table:table-cell>
          <table:table-cell office:value-type="float" office:value="17.86282" calcext:value-type="float">
            <text:p>17.86282</text:p>
          </table:table-cell>
          <table:table-cell office:value-type="float" office:value="20.28915" calcext:value-type="float">
            <text:p>20.28915</text:p>
          </table:table-cell>
          <table:table-cell office:value-type="float" office:value="18.19214" calcext:value-type="float">
            <text:p>18.19214</text:p>
          </table:table-cell>
          <table:table-cell office:value-type="float" office:value="19.75113" calcext:value-type="float">
            <text:p>19.75113</text:p>
          </table:table-cell>
          <table:table-cell office:value-type="float" office:value="18.49796" calcext:value-type="float">
            <text:p>18.49796</text:p>
          </table:table-cell>
          <table:table-cell office:value-type="float" office:value="19.3855" calcext:value-type="float">
            <text:p>19.3855</text:p>
          </table:table-cell>
          <table:table-cell office:value-type="float" office:value="18.67166" calcext:value-type="float">
            <text:p>18.67166</text:p>
          </table:table-cell>
          <table:table-cell office:value-type="float" office:value="18.98889" calcext:value-type="float">
            <text:p>18.98889</text:p>
          </table:table-cell>
          <table:table-cell office:value-type="float" office:value="18.79935" calcext:value-type="float">
            <text:p>18.79935</text:p>
          </table:table-cell>
          <table:table-cell office:value-type="float" office:value="19.23053" calcext:value-type="float">
            <text:p>19.23053</text:p>
          </table:table-cell>
          <table:table-cell office:value-type="float" office:value="19.1073" calcext:value-type="float">
            <text:p>19.1073</text:p>
          </table:table-cell>
          <table:table-cell office:value-type="float" office:value="19.24551" calcext:value-type="float">
            <text:p>19.24551</text:p>
          </table:table-cell>
          <table:table-cell office:value-type="float" office:value="19.11322" calcext:value-type="float">
            <text:p>19.11322</text:p>
          </table:table-cell>
          <table:table-cell office:value-type="float" office:value="18.79678" calcext:value-type="float">
            <text:p>18.79678</text:p>
          </table:table-cell>
          <table:table-cell office:value-type="float" office:value="18.72806" calcext:value-type="float">
            <text:p>18.72806</text:p>
          </table:table-cell>
          <table:table-cell office:value-type="float" office:value="18.20328" calcext:value-type="float">
            <text:p>18.20328</text:p>
          </table:table-cell>
          <table:table-cell office:value-type="float" office:value="18.18707" calcext:value-type="float">
            <text:p>18.18707</text:p>
          </table:table-cell>
          <table:table-cell office:value-type="float" office:value="17.50928" calcext:value-type="float">
            <text:p>17.50928</text:p>
          </table:table-cell>
          <table:table-cell office:value-type="float" office:value="17.49823" calcext:value-type="float">
            <text:p>17.49823</text:p>
          </table:table-cell>
          <table:table-cell office:value-type="float" office:value="16.92749" calcext:value-type="float">
            <text:p>16.92749</text:p>
          </table:table-cell>
          <table:table-cell office:value-type="float" office:value="16.90878" calcext:value-type="float">
            <text:p>16.90878</text:p>
          </table:table-cell>
          <table:table-cell office:value-type="float" office:value="26.32855" calcext:value-type="float">
            <text:p>26.32855</text:p>
          </table:table-cell>
          <table:table-cell office:value-type="float" office:value="14.72568" calcext:value-type="float">
            <text:p>14.72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22.34732" calcext:value-type="float">
            <text:p>22.34732</text:p>
          </table:table-cell>
          <table:table-cell office:value-type="float" office:value="28.95" calcext:value-type="float">
            <text:p>28.95</text:p>
          </table:table-cell>
          <table:table-cell office:value-type="float" office:value="12.19" calcext:value-type="float">
            <text:p>12.19</text:p>
          </table:table-cell>
          <table:table-cell office:value-type="float" office:value="1.311917" calcext:value-type="float">
            <text:p>1.311917</text:p>
          </table:table-cell>
          <table:table-cell office:value-type="float" office:value="0.8592324" calcext:value-type="float">
            <text:p>0.8592324</text:p>
          </table:table-cell>
          <table:table-cell office:value-type="float" office:value="199.26" calcext:value-type="float">
            <text:p>199.26</text:p>
          </table:table-cell>
          <table:table-cell office:value-type="float" office:value="0" calcext:value-type="float">
            <text:p>0</text:p>
          </table:table-cell>
          <table:table-cell office:value-type="float" office:value="26.05441" calcext:value-type="float">
            <text:p>26.05441</text:p>
          </table:table-cell>
          <table:table-cell office:value-type="float" office:value="14.1427" calcext:value-type="float">
            <text:p>14.1427</text:p>
          </table:table-cell>
          <table:table-cell office:value-type="float" office:value="23.16293" calcext:value-type="float">
            <text:p>23.16293</text:p>
          </table:table-cell>
          <table:table-cell office:value-type="float" office:value="16.36282" calcext:value-type="float">
            <text:p>16.36282</text:p>
          </table:table-cell>
          <table:table-cell office:value-type="float" office:value="21.97559" calcext:value-type="float">
            <text:p>21.97559</text:p>
          </table:table-cell>
          <table:table-cell office:value-type="float" office:value="17.49423" calcext:value-type="float">
            <text:p>17.49423</text:p>
          </table:table-cell>
          <table:table-cell office:value-type="float" office:value="21.04507" calcext:value-type="float">
            <text:p>21.04507</text:p>
          </table:table-cell>
          <table:table-cell office:value-type="float" office:value="18.22675" calcext:value-type="float">
            <text:p>18.22675</text:p>
          </table:table-cell>
          <table:table-cell office:value-type="float" office:value="20.47092" calcext:value-type="float">
            <text:p>20.47092</text:p>
          </table:table-cell>
          <table:table-cell office:value-type="float" office:value="18.61362" calcext:value-type="float">
            <text:p>18.61362</text:p>
          </table:table-cell>
          <table:table-cell office:value-type="float" office:value="19.95276" calcext:value-type="float">
            <text:p>19.95276</text:p>
          </table:table-cell>
          <table:table-cell office:value-type="float" office:value="18.9353" calcext:value-type="float">
            <text:p>18.9353</text:p>
          </table:table-cell>
          <table:table-cell office:value-type="float" office:value="19.61533" calcext:value-type="float">
            <text:p>19.61533</text:p>
          </table:table-cell>
          <table:table-cell office:value-type="float" office:value="19.04517" calcext:value-type="float">
            <text:p>19.04517</text:p>
          </table:table-cell>
          <table:table-cell office:value-type="float" office:value="19.19949" calcext:value-type="float">
            <text:p>19.19949</text:p>
          </table:table-cell>
          <table:table-cell office:value-type="float" office:value="18.99442" calcext:value-type="float">
            <text:p>18.99442</text:p>
          </table:table-cell>
          <table:table-cell office:value-type="float" office:value="19.10675" calcext:value-type="float">
            <text:p>19.10675</text:p>
          </table:table-cell>
          <table:table-cell office:value-type="float" office:value="19.09601" calcext:value-type="float">
            <text:p>19.09601</text:p>
          </table:table-cell>
          <table:table-cell office:value-type="float" office:value="19.11194" calcext:value-type="float">
            <text:p>19.11194</text:p>
          </table:table-cell>
          <table:table-cell office:value-type="float" office:value="19.01129" calcext:value-type="float">
            <text:p>19.01129</text:p>
          </table:table-cell>
          <table:table-cell office:value-type="float" office:value="18.72729" calcext:value-type="float">
            <text:p>18.72729</text:p>
          </table:table-cell>
          <table:table-cell office:value-type="float" office:value="18.65881" calcext:value-type="float">
            <text:p>18.65881</text:p>
          </table:table-cell>
          <table:table-cell office:value-type="float" office:value="18.18689" calcext:value-type="float">
            <text:p>18.18689</text:p>
          </table:table-cell>
          <table:table-cell office:value-type="float" office:value="18.16412" calcext:value-type="float">
            <text:p>18.16412</text:p>
          </table:table-cell>
          <table:table-cell office:value-type="float" office:value="17.51559" calcext:value-type="float">
            <text:p>17.51559</text:p>
          </table:table-cell>
          <table:table-cell office:value-type="float" office:value="17.50937" calcext:value-type="float">
            <text:p>17.50937</text:p>
          </table:table-cell>
          <table:table-cell office:value-type="float" office:value="16.94305" calcext:value-type="float">
            <text:p>16.94305</text:p>
          </table:table-cell>
          <table:table-cell office:value-type="float" office:value="16.92767" calcext:value-type="float">
            <text:p>16.92767</text:p>
          </table:table-cell>
          <table:table-cell office:value-type="float" office:value="26.05438" calcext:value-type="float">
            <text:p>26.05438</text:p>
          </table:table-cell>
          <table:table-cell office:value-type="float" office:value="14.14267" calcext:value-type="float">
            <text:p>14.14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22.39411" calcext:value-type="float">
            <text:p>22.39411</text:p>
          </table:table-cell>
          <table:table-cell office:value-type="float" office:value="28.68" calcext:value-type="float">
            <text:p>28.68</text:p>
          </table:table-cell>
          <table:table-cell office:value-type="float" office:value="11.16" calcext:value-type="float">
            <text:p>11.16</text:p>
          </table:table-cell>
          <table:table-cell office:value-type="float" office:value="1.377624" calcext:value-type="float">
            <text:p>1.377624</text:p>
          </table:table-cell>
          <table:table-cell office:value-type="float" office:value="0.9475935" calcext:value-type="float">
            <text:p>0.9475935</text:p>
          </table:table-cell>
          <table:table-cell office:value-type="float" office:value="230.148" calcext:value-type="float">
            <text:p>230.148</text:p>
          </table:table-cell>
          <table:table-cell office:value-type="float" office:value="0" calcext:value-type="float">
            <text:p>0</text:p>
          </table:table-cell>
          <table:table-cell office:value-type="float" office:value="25.98849" calcext:value-type="float">
            <text:p>25.98849</text:p>
          </table:table-cell>
          <table:table-cell office:value-type="float" office:value="13.22714" calcext:value-type="float">
            <text:p>13.22714</text:p>
          </table:table-cell>
          <table:table-cell office:value-type="float" office:value="23.17264" calcext:value-type="float">
            <text:p>23.17264</text:p>
          </table:table-cell>
          <table:table-cell office:value-type="float" office:value="15.73596" calcext:value-type="float">
            <text:p>15.73596</text:p>
          </table:table-cell>
          <table:table-cell office:value-type="float" office:value="21.97714" calcext:value-type="float">
            <text:p>21.97714</text:p>
          </table:table-cell>
          <table:table-cell office:value-type="float" office:value="17.03754" calcext:value-type="float">
            <text:p>17.03754</text:p>
          </table:table-cell>
          <table:table-cell office:value-type="float" office:value="21.03964" calcext:value-type="float">
            <text:p>21.03964</text:p>
          </table:table-cell>
          <table:table-cell office:value-type="float" office:value="17.94489" calcext:value-type="float">
            <text:p>17.94489</text:p>
          </table:table-cell>
          <table:table-cell office:value-type="float" office:value="20.47144" calcext:value-type="float">
            <text:p>20.47144</text:p>
          </table:table-cell>
          <table:table-cell office:value-type="float" office:value="18.44839" calcext:value-type="float">
            <text:p>18.44839</text:p>
          </table:table-cell>
          <table:table-cell office:value-type="float" office:value="19.97397" calcext:value-type="float">
            <text:p>19.97397</text:p>
          </table:table-cell>
          <table:table-cell office:value-type="float" office:value="18.88065" calcext:value-type="float">
            <text:p>18.88065</text:p>
          </table:table-cell>
          <table:table-cell office:value-type="float" office:value="19.64844" calcext:value-type="float">
            <text:p>19.64844</text:p>
          </table:table-cell>
          <table:table-cell office:value-type="float" office:value="19.06711" calcext:value-type="float">
            <text:p>19.06711</text:p>
          </table:table-cell>
          <table:table-cell office:value-type="float" office:value="19.28" calcext:value-type="float">
            <text:p>19.28</text:p>
          </table:table-cell>
          <table:table-cell office:value-type="float" office:value="19.20383" calcext:value-type="float">
            <text:p>19.20383</text:p>
          </table:table-cell>
          <table:table-cell office:value-type="float" office:value="19.11279" calcext:value-type="float">
            <text:p>19.11279</text:p>
          </table:table-cell>
          <table:table-cell office:value-type="float" office:value="19.09723" calcext:value-type="float">
            <text:p>19.09723</text:p>
          </table:table-cell>
          <table:table-cell office:value-type="float" office:value="19.01038" calcext:value-type="float">
            <text:p>19.01038</text:p>
          </table:table-cell>
          <table:table-cell office:value-type="float" office:value="18.94266" calcext:value-type="float">
            <text:p>18.94266</text:p>
          </table:table-cell>
          <table:table-cell office:value-type="float" office:value="18.65814" calcext:value-type="float">
            <text:p>18.65814</text:p>
          </table:table-cell>
          <table:table-cell office:value-type="float" office:value="18.59903" calcext:value-type="float">
            <text:p>18.59903</text:p>
          </table:table-cell>
          <table:table-cell office:value-type="float" office:value="18.16388" calcext:value-type="float">
            <text:p>18.16388</text:p>
          </table:table-cell>
          <table:table-cell office:value-type="float" office:value="18.13715" calcext:value-type="float">
            <text:p>18.13715</text:p>
          </table:table-cell>
          <table:table-cell office:value-type="float" office:value="17.51727" calcext:value-type="float">
            <text:p>17.51727</text:p>
          </table:table-cell>
          <table:table-cell office:value-type="float" office:value="17.51562" calcext:value-type="float">
            <text:p>17.51562</text:p>
          </table:table-cell>
          <table:table-cell office:value-type="float" office:value="16.9556" calcext:value-type="float">
            <text:p>16.9556</text:p>
          </table:table-cell>
          <table:table-cell office:value-type="float" office:value="16.94321" calcext:value-type="float">
            <text:p>16.94321</text:p>
          </table:table-cell>
          <table:table-cell office:value-type="float" office:value="25.98849" calcext:value-type="float">
            <text:p>25.98849</text:p>
          </table:table-cell>
          <table:table-cell office:value-type="float" office:value="13.22714" calcext:value-type="float">
            <text:p>13.227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7.814524" calcext:value-type="float">
            <text:p>7.814524</text:p>
          </table:table-cell>
          <table:table-cell office:value-type="float" office:value="25.62" calcext:value-type="float">
            <text:p>25.62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880754" calcext:value-type="float">
            <text:p>1.880754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321.048" calcext:value-type="float">
            <text:p>321.048</text:p>
          </table:table-cell>
          <table:table-cell office:value-type="float" office:value="20.6" calcext:value-type="float">
            <text:p>20.6</text:p>
          </table:table-cell>
          <table:table-cell office:value-type="float" office:value="20.29263" calcext:value-type="float">
            <text:p>20.29263</text:p>
          </table:table-cell>
          <table:table-cell office:value-type="float" office:value="16.16232" calcext:value-type="float">
            <text:p>16.16232</text:p>
          </table:table-cell>
          <table:table-cell office:value-type="float" office:value="19.79129" calcext:value-type="float">
            <text:p>19.79129</text:p>
          </table:table-cell>
          <table:table-cell office:value-type="float" office:value="17.21677" calcext:value-type="float">
            <text:p>17.21677</text:p>
          </table:table-cell>
          <table:table-cell office:value-type="float" office:value="20.03839" calcext:value-type="float">
            <text:p>20.03839</text:p>
          </table:table-cell>
          <table:table-cell office:value-type="float" office:value="18.02713" calcext:value-type="float">
            <text:p>18.02713</text:p>
          </table:table-cell>
          <table:table-cell office:value-type="float" office:value="20.25446" calcext:value-type="float">
            <text:p>20.25446</text:p>
          </table:table-cell>
          <table:table-cell office:value-type="float" office:value="18.49332" calcext:value-type="float">
            <text:p>18.49332</text:p>
          </table:table-cell>
          <table:table-cell office:value-type="float" office:value="20.17438" calcext:value-type="float">
            <text:p>20.17438</text:p>
          </table:table-cell>
          <table:table-cell office:value-type="float" office:value="18.77383" calcext:value-type="float">
            <text:p>18.77383</text:p>
          </table:table-cell>
          <table:table-cell office:value-type="float" office:value="19.96582" calcext:value-type="float">
            <text:p>19.96582</text:p>
          </table:table-cell>
          <table:table-cell office:value-type="float" office:value="19.01822" calcext:value-type="float">
            <text:p>19.01822</text:p>
          </table:table-cell>
          <table:table-cell office:value-type="float" office:value="19.672" calcext:value-type="float">
            <text:p>19.672</text:p>
          </table:table-cell>
          <table:table-cell office:value-type="float" office:value="19.14401" calcext:value-type="float">
            <text:p>19.14401</text:p>
          </table:table-cell>
          <table:table-cell office:value-type="float" office:value="19.33994" calcext:value-type="float">
            <text:p>19.33994</text:p>
          </table:table-cell>
          <table:table-cell office:value-type="float" office:value="19.22769" calcext:value-type="float">
            <text:p>19.22769</text:p>
          </table:table-cell>
          <table:table-cell office:value-type="float" office:value="19.12521" calcext:value-type="float">
            <text:p>19.12521</text:p>
          </table:table-cell>
          <table:table-cell office:value-type="float" office:value="19.11078" calcext:value-type="float">
            <text:p>19.11078</text:p>
          </table:table-cell>
          <table:table-cell office:value-type="float" office:value="18.94205" calcext:value-type="float">
            <text:p>18.94205</text:p>
          </table:table-cell>
          <table:table-cell office:value-type="float" office:value="18.89502" calcext:value-type="float">
            <text:p>18.89502</text:p>
          </table:table-cell>
          <table:table-cell office:value-type="float" office:value="18.59845" calcext:value-type="float">
            <text:p>18.59845</text:p>
          </table:table-cell>
          <table:table-cell office:value-type="float" office:value="18.54968" calcext:value-type="float">
            <text:p>18.54968</text:p>
          </table:table-cell>
          <table:table-cell office:value-type="float" office:value="18.13687" calcext:value-type="float">
            <text:p>18.13687</text:p>
          </table:table-cell>
          <table:table-cell office:value-type="float" office:value="18.10968" calcext:value-type="float">
            <text:p>18.10968</text:p>
          </table:table-cell>
          <table:table-cell office:value-type="float" office:value="17.51703" calcext:value-type="float">
            <text:p>17.51703</text:p>
          </table:table-cell>
          <table:table-cell office:value-type="float" office:value="17.51462" calcext:value-type="float">
            <text:p>17.51462</text:p>
          </table:table-cell>
          <table:table-cell office:value-type="float" office:value="16.96411" calcext:value-type="float">
            <text:p>16.96411</text:p>
          </table:table-cell>
          <table:table-cell office:value-type="float" office:value="16.95572" calcext:value-type="float">
            <text:p>16.95572</text:p>
          </table:table-cell>
          <table:table-cell office:value-type="float" office:value="20.29263" calcext:value-type="float">
            <text:p>20.29263</text:p>
          </table:table-cell>
          <table:table-cell office:value-type="float" office:value="16.16232" calcext:value-type="float">
            <text:p>16.16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5.91012" calcext:value-type="float">
            <text:p>5.91012</text:p>
          </table:table-cell>
          <table:table-cell office:value-type="float" office:value="27.94" calcext:value-type="float">
            <text:p>27.94</text:p>
          </table:table-cell>
          <table:table-cell office:value-type="float" office:value="18.6" calcext:value-type="float">
            <text:p>18.6</text:p>
          </table:table-cell>
          <table:table-cell office:value-type="float" office:value="1.940015" calcext:value-type="float">
            <text:p>1.940015</text:p>
          </table:table-cell>
          <table:table-cell office:value-type="float" office:value="1.606209" calcext:value-type="float">
            <text:p>1.606209</text:p>
          </table:table-cell>
          <table:table-cell office:value-type="float" office:value="417.78" calcext:value-type="float">
            <text:p>417.78</text:p>
          </table:table-cell>
          <table:table-cell office:value-type="float" office:value="23.5" calcext:value-type="float">
            <text:p>23.5</text:p>
          </table:table-cell>
          <table:table-cell office:value-type="float" office:value="21.05881" calcext:value-type="float">
            <text:p>21.05881</text:p>
          </table:table-cell>
          <table:table-cell office:value-type="float" office:value="17.59299" calcext:value-type="float">
            <text:p>17.59299</text:p>
          </table:table-cell>
          <table:table-cell office:value-type="float" office:value="20.38315" calcext:value-type="float">
            <text:p>20.38315</text:p>
          </table:table-cell>
          <table:table-cell office:value-type="float" office:value="17.98593" calcext:value-type="float">
            <text:p>17.98593</text:p>
          </table:table-cell>
          <table:table-cell office:value-type="float" office:value="19.98672" calcext:value-type="float">
            <text:p>19.98672</text:p>
          </table:table-cell>
          <table:table-cell office:value-type="float" office:value="18.3017" calcext:value-type="float">
            <text:p>18.3017</text:p>
          </table:table-cell>
          <table:table-cell office:value-type="float" office:value="19.66312" calcext:value-type="float">
            <text:p>19.66312</text:p>
          </table:table-cell>
          <table:table-cell office:value-type="float" office:value="18.60684" calcext:value-type="float">
            <text:p>18.60684</text:p>
          </table:table-cell>
          <table:table-cell office:value-type="float" office:value="19.49017" calcext:value-type="float">
            <text:p>19.49017</text:p>
          </table:table-cell>
          <table:table-cell office:value-type="float" office:value="18.78903" calcext:value-type="float">
            <text:p>18.78903</text:p>
          </table:table-cell>
          <table:table-cell office:value-type="float" office:value="19.32935" calcext:value-type="float">
            <text:p>19.32935</text:p>
          </table:table-cell>
          <table:table-cell office:value-type="float" office:value="18.95724" calcext:value-type="float">
            <text:p>18.95724</text:p>
          </table:table-cell>
          <table:table-cell office:value-type="float" office:value="19.2381" calcext:value-type="float">
            <text:p>19.2381</text:p>
          </table:table-cell>
          <table:table-cell office:value-type="float" office:value="19.0542" calcext:value-type="float">
            <text:p>19.0542</text:p>
          </table:table-cell>
          <table:table-cell office:value-type="float" office:value="19.22687" calcext:value-type="float">
            <text:p>19.22687</text:p>
          </table:table-cell>
          <table:table-cell office:value-type="float" office:value="19.13748" calcext:value-type="float">
            <text:p>19.13748</text:p>
          </table:table-cell>
          <table:table-cell office:value-type="float" office:value="19.11823" calcext:value-type="float">
            <text:p>19.11823</text:p>
          </table:table-cell>
          <table:table-cell office:value-type="float" office:value="19.07419" calcext:value-type="float">
            <text:p>19.07419</text:p>
          </table:table-cell>
          <table:table-cell office:value-type="float" office:value="18.89462" calcext:value-type="float">
            <text:p>18.89462</text:p>
          </table:table-cell>
          <table:table-cell office:value-type="float" office:value="18.85339" calcext:value-type="float">
            <text:p>18.85339</text:p>
          </table:table-cell>
          <table:table-cell office:value-type="float" office:value="18.54922" calcext:value-type="float">
            <text:p>18.54922</text:p>
          </table:table-cell>
          <table:table-cell office:value-type="float" office:value="18.50909" calcext:value-type="float">
            <text:p>18.50909</text:p>
          </table:table-cell>
          <table:table-cell office:value-type="float" office:value="18.10938" calcext:value-type="float">
            <text:p>18.10938</text:p>
          </table:table-cell>
          <table:table-cell office:value-type="float" office:value="18.08301" calcext:value-type="float">
            <text:p>18.08301</text:p>
          </table:table-cell>
          <table:table-cell office:value-type="float" office:value="17.51453" calcext:value-type="float">
            <text:p>17.51453</text:p>
          </table:table-cell>
          <table:table-cell office:value-type="float" office:value="17.5094" calcext:value-type="float">
            <text:p>17.5094</text:p>
          </table:table-cell>
          <table:table-cell office:value-type="float" office:value="16.9693" calcext:value-type="float">
            <text:p>16.9693</text:p>
          </table:table-cell>
          <table:table-cell office:value-type="float" office:value="16.96417" calcext:value-type="float">
            <text:p>16.96417</text:p>
          </table:table-cell>
          <table:table-cell office:value-type="float" office:value="21.05881" calcext:value-type="float">
            <text:p>21.05881</text:p>
          </table:table-cell>
          <table:table-cell office:value-type="float" office:value="17.59299" calcext:value-type="float">
            <text:p>17.592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3.11904" calcext:value-type="float">
            <text:p>3.11904</text:p>
          </table:table-cell>
          <table:table-cell office:value-type="float" office:value="18.69" calcext:value-type="float">
            <text:p>18.69</text:p>
          </table:table-cell>
          <table:table-cell office:value-type="float" office:value="11.39" calcext:value-type="float">
            <text:p>11.39</text:p>
          </table:table-cell>
          <table:table-cell office:value-type="float" office:value="1.894227" calcext:value-type="float">
            <text:p>1.894227</text:p>
          </table:table-cell>
          <table:table-cell office:value-type="float" office:value="1.182484" calcext:value-type="float">
            <text:p>1.182484</text:p>
          </table:table-cell>
          <table:table-cell office:value-type="float" office:value="242.496" calcext:value-type="float">
            <text:p>242.496</text:p>
          </table:table-cell>
          <table:table-cell office:value-type="float" office:value="12.6" calcext:value-type="float">
            <text:p>12.6</text:p>
          </table:table-cell>
          <table:table-cell office:value-type="float" office:value="18.13617" calcext:value-type="float">
            <text:p>18.13617</text:p>
          </table:table-cell>
          <table:table-cell office:value-type="float" office:value="12.81329" calcext:value-type="float">
            <text:p>12.81329</text:p>
          </table:table-cell>
          <table:table-cell office:value-type="float" office:value="18.62646" calcext:value-type="float">
            <text:p>18.62646</text:p>
          </table:table-cell>
          <table:table-cell office:value-type="float" office:value="14.4108" calcext:value-type="float">
            <text:p>14.4108</text:p>
          </table:table-cell>
          <table:table-cell office:value-type="float" office:value="19.02463" calcext:value-type="float">
            <text:p>19.02463</text:p>
          </table:table-cell>
          <table:table-cell office:value-type="float" office:value="15.54453" calcext:value-type="float">
            <text:p>15.54453</text:p>
          </table:table-cell>
          <table:table-cell office:value-type="float" office:value="19.26395" calcext:value-type="float">
            <text:p>19.26395</text:p>
          </table:table-cell>
          <table:table-cell office:value-type="float" office:value="16.38718" calcext:value-type="float">
            <text:p>16.38718</text:p>
          </table:table-cell>
          <table:table-cell office:value-type="float" office:value="19.32068" calcext:value-type="float">
            <text:p>19.32068</text:p>
          </table:table-cell>
          <table:table-cell office:value-type="float" office:value="16.9483" calcext:value-type="float">
            <text:p>16.9483</text:p>
          </table:table-cell>
          <table:table-cell office:value-type="float" office:value="19.31705" calcext:value-type="float">
            <text:p>19.31705</text:p>
          </table:table-cell>
          <table:table-cell office:value-type="float" office:value="17.74277" calcext:value-type="float">
            <text:p>17.74277</text:p>
          </table:table-cell>
          <table:table-cell office:value-type="float" office:value="19.24289" calcext:value-type="float">
            <text:p>19.24289</text:p>
          </table:table-cell>
          <table:table-cell office:value-type="float" office:value="18.31451" calcext:value-type="float">
            <text:p>18.31451</text:p>
          </table:table-cell>
          <table:table-cell office:value-type="float" office:value="19.15155" calcext:value-type="float">
            <text:p>19.15155</text:p>
          </table:table-cell>
          <table:table-cell office:value-type="float" office:value="18.90659" calcext:value-type="float">
            <text:p>18.90659</text:p>
          </table:table-cell>
          <table:table-cell office:value-type="float" office:value="19.07373" calcext:value-type="float">
            <text:p>19.07373</text:p>
          </table:table-cell>
          <table:table-cell office:value-type="float" office:value="19.01349" calcext:value-type="float">
            <text:p>19.01349</text:p>
          </table:table-cell>
          <table:table-cell office:value-type="float" office:value="18.85291" calcext:value-type="float">
            <text:p>18.85291</text:p>
          </table:table-cell>
          <table:table-cell office:value-type="float" office:value="18.80954" calcext:value-type="float">
            <text:p>18.80954</text:p>
          </table:table-cell>
          <table:table-cell office:value-type="float" office:value="18.5087" calcext:value-type="float">
            <text:p>18.5087</text:p>
          </table:table-cell>
          <table:table-cell office:value-type="float" office:value="18.47168" calcext:value-type="float">
            <text:p>18.47168</text:p>
          </table:table-cell>
          <table:table-cell office:value-type="float" office:value="18.08276" calcext:value-type="float">
            <text:p>18.08276</text:p>
          </table:table-cell>
          <table:table-cell office:value-type="float" office:value="18.05811" calcext:value-type="float">
            <text:p>18.05811</text:p>
          </table:table-cell>
          <table:table-cell office:value-type="float" office:value="17.50928" calcext:value-type="float">
            <text:p>17.50928</text:p>
          </table:table-cell>
          <table:table-cell office:value-type="float" office:value="17.50211" calcext:value-type="float">
            <text:p>17.50211</text:p>
          </table:table-cell>
          <table:table-cell office:value-type="float" office:value="16.97012" calcext:value-type="float">
            <text:p>16.97012</text:p>
          </table:table-cell>
          <table:table-cell office:value-type="float" office:value="16.96936" calcext:value-type="float">
            <text:p>16.96936</text:p>
          </table:table-cell>
          <table:table-cell office:value-type="float" office:value="18.45169" calcext:value-type="float">
            <text:p>18.45169</text:p>
          </table:table-cell>
          <table:table-cell office:value-type="float" office:value="12.94138" calcext:value-type="float">
            <text:p>12.941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26.14" calcext:value-type="float">
            <text:p>26.14</text:p>
          </table:table-cell>
          <table:table-cell office:value-type="float" office:value="8.42" calcext:value-type="float">
            <text:p>8.42</text:p>
          </table:table-cell>
          <table:table-cell office:value-type="float" office:value="1.64101" calcext:value-type="float">
            <text:p>1.64101</text:p>
          </table:table-cell>
          <table:table-cell office:value-type="float" office:value="0.9575453" calcext:value-type="float">
            <text:p>0.9575453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20.17813" calcext:value-type="float">
            <text:p>20.17813</text:p>
          </table:table-cell>
          <table:table-cell office:value-type="float" office:value="10.27234" calcext:value-type="float">
            <text:p>10.27234</text:p>
          </table:table-cell>
          <table:table-cell office:value-type="float" office:value="18.38214" calcext:value-type="float">
            <text:p>18.38214</text:p>
          </table:table-cell>
          <table:table-cell office:value-type="float" office:value="12.21274" calcext:value-type="float">
            <text:p>12.21274</text:p>
          </table:table-cell>
          <table:table-cell office:value-type="float" office:value="17.74182" calcext:value-type="float">
            <text:p>17.74182</text:p>
          </table:table-cell>
          <table:table-cell office:value-type="float" office:value="13.6459" calcext:value-type="float">
            <text:p>13.6459</text:p>
          </table:table-cell>
          <table:table-cell office:value-type="float" office:value="17.48401" calcext:value-type="float">
            <text:p>17.48401</text:p>
          </table:table-cell>
          <table:table-cell office:value-type="float" office:value="14.72061" calcext:value-type="float">
            <text:p>14.72061</text:p>
          </table:table-cell>
          <table:table-cell office:value-type="float" office:value="17.42282" calcext:value-type="float">
            <text:p>17.42282</text:p>
          </table:table-cell>
          <table:table-cell office:value-type="float" office:value="15.49753" calcext:value-type="float">
            <text:p>15.49753</text:p>
          </table:table-cell>
          <table:table-cell office:value-type="float" office:value="17.72052" calcext:value-type="float">
            <text:p>17.72052</text:p>
          </table:table-cell>
          <table:table-cell office:value-type="float" office:value="16.5542" calcext:value-type="float">
            <text:p>16.5542</text:p>
          </table:table-cell>
          <table:table-cell office:value-type="float" office:value="18.29919" calcext:value-type="float">
            <text:p>18.29919</text:p>
          </table:table-cell>
          <table:table-cell office:value-type="float" office:value="17.35666" calcext:value-type="float">
            <text:p>17.35666</text:p>
          </table:table-cell>
          <table:table-cell office:value-type="float" office:value="18.90009" calcext:value-type="float">
            <text:p>18.90009</text:p>
          </table:table-cell>
          <table:table-cell office:value-type="float" office:value="18.20932" calcext:value-type="float">
            <text:p>18.20932</text:p>
          </table:table-cell>
          <table:table-cell office:value-type="float" office:value="19.01218" calcext:value-type="float">
            <text:p>19.01218</text:p>
          </table:table-cell>
          <table:table-cell office:value-type="float" office:value="18.78015" calcext:value-type="float">
            <text:p>18.78015</text:p>
          </table:table-cell>
          <table:table-cell office:value-type="float" office:value="18.80905" calcext:value-type="float">
            <text:p>18.80905</text:p>
          </table:table-cell>
          <table:table-cell office:value-type="float" office:value="18.74564" calcext:value-type="float">
            <text:p>18.74564</text:p>
          </table:table-cell>
          <table:table-cell office:value-type="float" office:value="18.47131" calcext:value-type="float">
            <text:p>18.47131</text:p>
          </table:table-cell>
          <table:table-cell office:value-type="float" office:value="18.43402" calcext:value-type="float">
            <text:p>18.43402</text:p>
          </table:table-cell>
          <table:table-cell office:value-type="float" office:value="18.05786" calcext:value-type="float">
            <text:p>18.05786</text:p>
          </table:table-cell>
          <table:table-cell office:value-type="float" office:value="18.03378" calcext:value-type="float">
            <text:p>18.03378</text:p>
          </table:table-cell>
          <table:table-cell office:value-type="float" office:value="17.50204" calcext:value-type="float">
            <text:p>17.50204</text:p>
          </table:table-cell>
          <table:table-cell office:value-type="float" office:value="17.49265" calcext:value-type="float">
            <text:p>17.49265</text:p>
          </table:table-cell>
          <table:table-cell office:value-type="float" office:value="16.97015" calcext:value-type="float">
            <text:p>16.97015</text:p>
          </table:table-cell>
          <table:table-cell office:value-type="float" office:value="16.97012" calcext:value-type="float">
            <text:p>16.97012</text:p>
          </table:table-cell>
          <table:table-cell office:value-type="float" office:value="20.17813" calcext:value-type="float">
            <text:p>20.17813</text:p>
          </table:table-cell>
          <table:table-cell office:value-type="float" office:value="10.27234" calcext:value-type="float">
            <text:p>10.27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6.35795" calcext:value-type="float">
            <text:p>16.35795</text:p>
          </table:table-cell>
          <table:table-cell office:value-type="float" office:value="20.83" calcext:value-type="float">
            <text:p>20.83</text:p>
          </table:table-cell>
          <table:table-cell office:value-type="float" office:value="9.9" calcext:value-type="float">
            <text:p>9.9</text:p>
          </table:table-cell>
          <table:table-cell office:value-type="float" office:value="1.31283" calcext:value-type="float">
            <text:p>1.31283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279.576" calcext:value-type="float">
            <text:p>279.576</text:p>
          </table:table-cell>
          <table:table-cell office:value-type="float" office:value="0" calcext:value-type="float">
            <text:p>0</text:p>
          </table:table-cell>
          <table:table-cell office:value-type="float" office:value="18.35953" calcext:value-type="float">
            <text:p>18.35953</text:p>
          </table:table-cell>
          <table:table-cell office:value-type="float" office:value="11.08636" calcext:value-type="float">
            <text:p>11.08636</text:p>
          </table:table-cell>
          <table:table-cell office:value-type="float" office:value="16.95541" calcext:value-type="float">
            <text:p>16.95541</text:p>
          </table:table-cell>
          <table:table-cell office:value-type="float" office:value="13.45782" calcext:value-type="float">
            <text:p>13.45782</text:p>
          </table:table-cell>
          <table:table-cell office:value-type="float" office:value="16.66119" calcext:value-type="float">
            <text:p>16.66119</text:p>
          </table:table-cell>
          <table:table-cell office:value-type="float" office:value="14.76779" calcext:value-type="float">
            <text:p>14.76779</text:p>
          </table:table-cell>
          <table:table-cell office:value-type="float" office:value="16.79071" calcext:value-type="float">
            <text:p>16.79071</text:p>
          </table:table-cell>
          <table:table-cell office:value-type="float" office:value="15.64093" calcext:value-type="float">
            <text:p>15.64093</text:p>
          </table:table-cell>
          <table:table-cell office:value-type="float" office:value="17.0957" calcext:value-type="float">
            <text:p>17.0957</text:p>
          </table:table-cell>
          <table:table-cell office:value-type="float" office:value="16.12625" calcext:value-type="float">
            <text:p>16.12625</text:p>
          </table:table-cell>
          <table:table-cell office:value-type="float" office:value="17.45422" calcext:value-type="float">
            <text:p>17.45422</text:p>
          </table:table-cell>
          <table:table-cell office:value-type="float" office:value="16.75519" calcext:value-type="float">
            <text:p>16.75519</text:p>
          </table:table-cell>
          <table:table-cell office:value-type="float" office:value="17.74045" calcext:value-type="float">
            <text:p>17.74045</text:p>
          </table:table-cell>
          <table:table-cell office:value-type="float" office:value="17.27823" calcext:value-type="float">
            <text:p>17.27823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17.8812" calcext:value-type="float">
            <text:p>17.8812</text:p>
          </table:table-cell>
          <table:table-cell office:value-type="float" office:value="18.77725" calcext:value-type="float">
            <text:p>18.77725</text:p>
          </table:table-cell>
          <table:table-cell office:value-type="float" office:value="18.51813" calcext:value-type="float">
            <text:p>18.51813</text:p>
          </table:table-cell>
          <table:table-cell office:value-type="float" office:value="18.74469" calcext:value-type="float">
            <text:p>18.74469</text:p>
          </table:table-cell>
          <table:table-cell office:value-type="float" office:value="18.64273" calcext:value-type="float">
            <text:p>18.64273</text:p>
          </table:table-cell>
          <table:table-cell office:value-type="float" office:value="18.43359" calcext:value-type="float">
            <text:p>18.43359</text:p>
          </table:table-cell>
          <table:table-cell office:value-type="float" office:value="18.3858" calcext:value-type="float">
            <text:p>18.3858</text:p>
          </table:table-cell>
          <table:table-cell office:value-type="float" office:value="18.03357" calcext:value-type="float">
            <text:p>18.03357</text:p>
          </table:table-cell>
          <table:table-cell office:value-type="float" office:value="18.00851" calcext:value-type="float">
            <text:p>18.00851</text:p>
          </table:table-cell>
          <table:table-cell office:value-type="float" office:value="17.49255" calcext:value-type="float">
            <text:p>17.49255</text:p>
          </table:table-cell>
          <table:table-cell office:value-type="float" office:value="17.48267" calcext:value-type="float">
            <text:p>17.48267</text:p>
          </table:table-cell>
          <table:table-cell office:value-type="float" office:value="16.97015" calcext:value-type="float">
            <text:p>16.97015</text:p>
          </table:table-cell>
          <table:table-cell office:value-type="float" office:value="16.96945" calcext:value-type="float">
            <text:p>16.96945</text:p>
          </table:table-cell>
          <table:table-cell office:value-type="float" office:value="18.35953" calcext:value-type="float">
            <text:p>18.35953</text:p>
          </table:table-cell>
          <table:table-cell office:value-type="float" office:value="11.16937" calcext:value-type="float">
            <text:p>11.169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21.33759" calcext:value-type="float">
            <text:p>21.33759</text:p>
          </table:table-cell>
          <table:table-cell office:value-type="float" office:value="20.94" calcext:value-type="float">
            <text:p>20.94</text:p>
          </table:table-cell>
          <table:table-cell office:value-type="float" office:value="8.85" calcext:value-type="float">
            <text:p>8.85</text:p>
          </table:table-cell>
          <table:table-cell office:value-type="float" office:value="1.08087" calcext:value-type="float">
            <text:p>1.08087</text:p>
          </table:table-cell>
          <table:table-cell office:value-type="float" office:value="0.8502191" calcext:value-type="float">
            <text:p>0.8502191</text:p>
          </table:table-cell>
          <table:table-cell office:value-type="float" office:value="222.264" calcext:value-type="float">
            <text:p>222.264</text:p>
          </table:table-cell>
          <table:table-cell office:value-type="float" office:value="0" calcext:value-type="float">
            <text:p>0</text:p>
          </table:table-cell>
          <table:table-cell office:value-type="float" office:value="18.26706" calcext:value-type="float">
            <text:p>18.26706</text:p>
          </table:table-cell>
          <table:table-cell office:value-type="float" office:value="9.945648" calcext:value-type="float">
            <text:p>9.945648</text:p>
          </table:table-cell>
          <table:table-cell office:value-type="float" office:value="16.41623" calcext:value-type="float">
            <text:p>16.41623</text:p>
          </table:table-cell>
          <table:table-cell office:value-type="float" office:value="12.09335" calcext:value-type="float">
            <text:p>12.09335</text:p>
          </table:table-cell>
          <table:table-cell office:value-type="float" office:value="16.08011" calcext:value-type="float">
            <text:p>16.08011</text:p>
          </table:table-cell>
          <table:table-cell office:value-type="float" office:value="13.30432" calcext:value-type="float">
            <text:p>13.30432</text:p>
          </table:table-cell>
          <table:table-cell office:value-type="float" office:value="16.03308" calcext:value-type="float">
            <text:p>16.03308</text:p>
          </table:table-cell>
          <table:table-cell office:value-type="float" office:value="14.27972" calcext:value-type="float">
            <text:p>14.27972</text:p>
          </table:table-cell>
          <table:table-cell office:value-type="float" office:value="16.18399" calcext:value-type="float">
            <text:p>16.18399</text:p>
          </table:table-cell>
          <table:table-cell office:value-type="float" office:value="14.96771" calcext:value-type="float">
            <text:p>14.96771</text:p>
          </table:table-cell>
          <table:table-cell office:value-type="float" office:value="16.83325" calcext:value-type="float">
            <text:p>16.83325</text:p>
          </table:table-cell>
          <table:table-cell office:value-type="float" office:value="15.83618" calcext:value-type="float">
            <text:p>15.83618</text:p>
          </table:table-cell>
          <table:table-cell office:value-type="float" office:value="17.29657" calcext:value-type="float">
            <text:p>17.29657</text:p>
          </table:table-cell>
          <table:table-cell office:value-type="float" office:value="16.5564" calcext:value-type="float">
            <text:p>16.5564</text:p>
          </table:table-cell>
          <table:table-cell office:value-type="float" office:value="17.87842" calcext:value-type="float">
            <text:p>17.87842</text:p>
          </table:table-cell>
          <table:table-cell office:value-type="float" office:value="17.40146" calcext:value-type="float">
            <text:p>17.40146</text:p>
          </table:table-cell>
          <table:table-cell office:value-type="float" office:value="18.5155" calcext:value-type="float">
            <text:p>18.5155</text:p>
          </table:table-cell>
          <table:table-cell office:value-type="float" office:value="18.2392" calcext:value-type="float">
            <text:p>18.2392</text:p>
          </table:table-cell>
          <table:table-cell office:value-type="float" office:value="18.64151" calcext:value-type="float">
            <text:p>18.64151</text:p>
          </table:table-cell>
          <table:table-cell office:value-type="float" office:value="18.51541" calcext:value-type="float">
            <text:p>18.51541</text:p>
          </table:table-cell>
          <table:table-cell office:value-type="float" office:value="18.38522" calcext:value-type="float">
            <text:p>18.38522</text:p>
          </table:table-cell>
          <table:table-cell office:value-type="float" office:value="18.32404" calcext:value-type="float">
            <text:p>18.32404</text:p>
          </table:table-cell>
          <table:table-cell office:value-type="float" office:value="18.00824" calcext:value-type="float">
            <text:p>18.00824</text:p>
          </table:table-cell>
          <table:table-cell office:value-type="float" office:value="17.97952" calcext:value-type="float">
            <text:p>17.97952</text:p>
          </table:table-cell>
          <table:table-cell office:value-type="float" office:value="17.48251" calcext:value-type="float">
            <text:p>17.48251</text:p>
          </table:table-cell>
          <table:table-cell office:value-type="float" office:value="17.47086" calcext:value-type="float">
            <text:p>17.47086</text:p>
          </table:table-cell>
          <table:table-cell office:value-type="float" office:value="16.96939" calcext:value-type="float">
            <text:p>16.96939</text:p>
          </table:table-cell>
          <table:table-cell office:value-type="float" office:value="16.96515" calcext:value-type="float">
            <text:p>16.96515</text:p>
          </table:table-cell>
          <table:table-cell office:value-type="float" office:value="18.26706" calcext:value-type="float">
            <text:p>18.26706</text:p>
          </table:table-cell>
          <table:table-cell office:value-type="float" office:value="9.945618" calcext:value-type="float">
            <text:p>9.945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21.07555" calcext:value-type="float">
            <text:p>21.07555</text:p>
          </table:table-cell>
          <table:table-cell office:value-type="float" office:value="28.04" calcext:value-type="float">
            <text:p>28.04</text:p>
          </table:table-cell>
          <table:table-cell office:value-type="float" office:value="6.41" calcext:value-type="float">
            <text:p>6.41</text:p>
          </table:table-cell>
          <table:table-cell office:value-type="float" office:value="1.269403" calcext:value-type="float">
            <text:p>1.269403</text:p>
          </table:table-cell>
          <table:table-cell office:value-type="float" office:value="0.8453984" calcext:value-type="float">
            <text:p>0.8453984</text:p>
          </table:table-cell>
          <table:table-cell office:value-type="float" office:value="240.084" calcext:value-type="float">
            <text:p>240.084</text:p>
          </table:table-cell>
          <table:table-cell office:value-type="float" office:value="0" calcext:value-type="float">
            <text:p>0</text:p>
          </table:table-cell>
          <table:table-cell office:value-type="float" office:value="21.28867" calcext:value-type="float">
            <text:p>21.28867</text:p>
          </table:table-cell>
          <table:table-cell office:value-type="float" office:value="8.230347" calcext:value-type="float">
            <text:p>8.230347</text:p>
          </table:table-cell>
          <table:table-cell office:value-type="float" office:value="18.64459" calcext:value-type="float">
            <text:p>18.64459</text:p>
          </table:table-cell>
          <table:table-cell office:value-type="float" office:value="11.06186" calcext:value-type="float">
            <text:p>11.06186</text:p>
          </table:table-cell>
          <table:table-cell office:value-type="float" office:value="17.64319" calcext:value-type="float">
            <text:p>17.64319</text:p>
          </table:table-cell>
          <table:table-cell office:value-type="float" office:value="12.60812" calcext:value-type="float">
            <text:p>12.60812</text:p>
          </table:table-cell>
          <table:table-cell office:value-type="float" office:value="17.03391" calcext:value-type="float">
            <text:p>17.03391</text:p>
          </table:table-cell>
          <table:table-cell office:value-type="float" office:value="13.81302" calcext:value-type="float">
            <text:p>13.81302</text:p>
          </table:table-cell>
          <table:table-cell office:value-type="float" office:value="16.82645" calcext:value-type="float">
            <text:p>16.82645</text:p>
          </table:table-cell>
          <table:table-cell office:value-type="float" office:value="14.57123" calcext:value-type="float">
            <text:p>14.57123</text:p>
          </table:table-cell>
          <table:table-cell office:value-type="float" office:value="16.70963" calcext:value-type="float">
            <text:p>16.70963</text:p>
          </table:table-cell>
          <table:table-cell office:value-type="float" office:value="15.43365" calcext:value-type="float">
            <text:p>15.43365</text:p>
          </table:table-cell>
          <table:table-cell office:value-type="float" office:value="16.75284" calcext:value-type="float">
            <text:p>16.75284</text:p>
          </table:table-cell>
          <table:table-cell office:value-type="float" office:value="16.15744" calcext:value-type="float">
            <text:p>16.15744</text:p>
          </table:table-cell>
          <table:table-cell office:value-type="float" office:value="17.39908" calcext:value-type="float">
            <text:p>17.39908</text:p>
          </table:table-cell>
          <table:table-cell office:value-type="float" office:value="17.06689" calcext:value-type="float">
            <text:p>17.06689</text:p>
          </table:table-cell>
          <table:table-cell office:value-type="float" office:value="18.23618" calcext:value-type="float">
            <text:p>18.23618</text:p>
          </table:table-cell>
          <table:table-cell office:value-type="float" office:value="17.95233" calcext:value-type="float">
            <text:p>17.95233</text:p>
          </table:table-cell>
          <table:table-cell office:value-type="float" office:value="18.51392" calcext:value-type="float">
            <text:p>18.51392</text:p>
          </table:table-cell>
          <table:table-cell office:value-type="float" office:value="18.36627" calcext:value-type="float">
            <text:p>18.36627</text:p>
          </table:table-cell>
          <table:table-cell office:value-type="float" office:value="18.3233" calcext:value-type="float">
            <text:p>18.3233</text:p>
          </table:table-cell>
          <table:table-cell office:value-type="float" office:value="18.24762" calcext:value-type="float">
            <text:p>18.24762</text:p>
          </table:table-cell>
          <table:table-cell office:value-type="float" office:value="17.97916" calcext:value-type="float">
            <text:p>17.97916</text:p>
          </table:table-cell>
          <table:table-cell office:value-type="float" office:value="17.94406" calcext:value-type="float">
            <text:p>17.94406</text:p>
          </table:table-cell>
          <table:table-cell office:value-type="float" office:value="17.4707" calcext:value-type="float">
            <text:p>17.4707</text:p>
          </table:table-cell>
          <table:table-cell office:value-type="float" office:value="17.45615" calcext:value-type="float">
            <text:p>17.45615</text:p>
          </table:table-cell>
          <table:table-cell office:value-type="float" office:value="16.96509" calcext:value-type="float">
            <text:p>16.96509</text:p>
          </table:table-cell>
          <table:table-cell office:value-type="float" office:value="16.95847" calcext:value-type="float">
            <text:p>16.95847</text:p>
          </table:table-cell>
          <table:table-cell office:value-type="float" office:value="21.28867" calcext:value-type="float">
            <text:p>21.28867</text:p>
          </table:table-cell>
          <table:table-cell office:value-type="float" office:value="8.230347" calcext:value-type="float">
            <text:p>8.2303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20.45976" calcext:value-type="float">
            <text:p>20.45976</text:p>
          </table:table-cell>
          <table:table-cell office:value-type="float" office:value="29.21" calcext:value-type="float">
            <text:p>29.21</text:p>
          </table:table-cell>
          <table:table-cell office:value-type="float" office:value="13.87" calcext:value-type="float">
            <text:p>13.87</text:p>
          </table:table-cell>
          <table:table-cell office:value-type="float" office:value="1.793116" calcext:value-type="float">
            <text:p>1.793116</text:p>
          </table:table-cell>
          <table:table-cell office:value-type="float" office:value="1.242356" calcext:value-type="float">
            <text:p>1.242356</text:p>
          </table:table-cell>
          <table:table-cell office:value-type="float" office:value="320.616" calcext:value-type="float">
            <text:p>320.616</text:p>
          </table:table-cell>
          <table:table-cell office:value-type="float" office:value="0" calcext:value-type="float">
            <text:p>0</text:p>
          </table:table-cell>
          <table:table-cell office:value-type="float" office:value="24.81296" calcext:value-type="float">
            <text:p>24.81296</text:p>
          </table:table-cell>
          <table:table-cell office:value-type="float" office:value="13.96005" calcext:value-type="float">
            <text:p>13.96005</text:p>
          </table:table-cell>
          <table:table-cell office:value-type="float" office:value="21.80154" calcext:value-type="float">
            <text:p>21.80154</text:p>
          </table:table-cell>
          <table:table-cell office:value-type="float" office:value="15.07629" calcext:value-type="float">
            <text:p>15.07629</text:p>
          </table:table-cell>
          <table:table-cell office:value-type="float" office:value="20.38379" calcext:value-type="float">
            <text:p>20.38379</text:p>
          </table:table-cell>
          <table:table-cell office:value-type="float" office:value="15.70285" calcext:value-type="float">
            <text:p>15.70285</text:p>
          </table:table-cell>
          <table:table-cell office:value-type="float" office:value="19.40225" calcext:value-type="float">
            <text:p>19.40225</text:p>
          </table:table-cell>
          <table:table-cell office:value-type="float" office:value="16.13293" calcext:value-type="float">
            <text:p>16.13293</text:p>
          </table:table-cell>
          <table:table-cell office:value-type="float" office:value="18.86609" calcext:value-type="float">
            <text:p>18.86609</text:p>
          </table:table-cell>
          <table:table-cell office:value-type="float" office:value="16.36575" calcext:value-type="float">
            <text:p>16.36575</text:p>
          </table:table-cell>
          <table:table-cell office:value-type="float" office:value="18.19876" calcext:value-type="float">
            <text:p>18.19876</text:p>
          </table:table-cell>
          <table:table-cell office:value-type="float" office:value="16.62219" calcext:value-type="float">
            <text:p>16.62219</text:p>
          </table:table-cell>
          <table:table-cell office:value-type="float" office:value="17.71976" calcext:value-type="float">
            <text:p>17.71976</text:p>
          </table:table-cell>
          <table:table-cell office:value-type="float" office:value="16.76498" calcext:value-type="float">
            <text:p>16.76498</text:p>
          </table:table-cell>
          <table:table-cell office:value-type="float" office:value="17.34164" calcext:value-type="float">
            <text:p>17.34164</text:p>
          </table:table-cell>
          <table:table-cell office:value-type="float" office:value="17.08072" calcext:value-type="float">
            <text:p>17.08072</text:p>
          </table:table-cell>
          <table:table-cell office:value-type="float" office:value="17.94965" calcext:value-type="float">
            <text:p>17.94965</text:p>
          </table:table-cell>
          <table:table-cell office:value-type="float" office:value="17.78998" calcext:value-type="float">
            <text:p>17.78998</text:p>
          </table:table-cell>
          <table:table-cell office:value-type="float" office:value="18.36462" calcext:value-type="float">
            <text:p>18.36462</text:p>
          </table:table-cell>
          <table:table-cell office:value-type="float" office:value="18.2139" calcext:value-type="float">
            <text:p>18.2139</text:p>
          </table:table-cell>
          <table:table-cell office:value-type="float" office:value="18.24677" calcext:value-type="float">
            <text:p>18.24677</text:p>
          </table:table-cell>
          <table:table-cell office:value-type="float" office:value="18.15979" calcext:value-type="float">
            <text:p>18.15979</text:p>
          </table:table-cell>
          <table:table-cell office:value-type="float" office:value="17.94363" calcext:value-type="float">
            <text:p>17.94363</text:p>
          </table:table-cell>
          <table:table-cell office:value-type="float" office:value="17.9017" calcext:value-type="float">
            <text:p>17.9017</text:p>
          </table:table-cell>
          <table:table-cell office:value-type="float" office:value="17.45599" calcext:value-type="float">
            <text:p>17.45599</text:p>
          </table:table-cell>
          <table:table-cell office:value-type="float" office:value="17.43823" calcext:value-type="float">
            <text:p>17.43823</text:p>
          </table:table-cell>
          <table:table-cell office:value-type="float" office:value="16.9584" calcext:value-type="float">
            <text:p>16.9584</text:p>
          </table:table-cell>
          <table:table-cell office:value-type="float" office:value="16.94958" calcext:value-type="float">
            <text:p>16.94958</text:p>
          </table:table-cell>
          <table:table-cell office:value-type="float" office:value="24.81299" calcext:value-type="float">
            <text:p>24.81299</text:p>
          </table:table-cell>
          <table:table-cell office:value-type="float" office:value="13.96005" calcext:value-type="float">
            <text:p>13.960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9.8831" calcext:value-type="float">
            <text:p>19.8831</text:p>
          </table:table-cell>
          <table:table-cell office:value-type="float" office:value="32.25" calcext:value-type="float">
            <text:p>32.25</text:p>
          </table:table-cell>
          <table:table-cell office:value-type="float" office:value="18.91" calcext:value-type="float">
            <text:p>18.91</text:p>
          </table:table-cell>
          <table:table-cell office:value-type="float" office:value="1.839828" calcext:value-type="float">
            <text:p>1.839828</text:p>
          </table:table-cell>
          <table:table-cell office:value-type="float" office:value="1.108893" calcext:value-type="float">
            <text:p>1.108893</text:p>
          </table:table-cell>
          <table:table-cell office:value-type="float" office:value="527.112" calcext:value-type="float">
            <text:p>527.112</text:p>
          </table:table-cell>
          <table:table-cell office:value-type="float" office:value="0" calcext:value-type="float">
            <text:p>0</text:p>
          </table:table-cell>
          <table:table-cell office:value-type="float" office:value="27.32153" calcext:value-type="float">
            <text:p>27.32153</text:p>
          </table:table-cell>
          <table:table-cell office:value-type="float" office:value="18.51392" calcext:value-type="float">
            <text:p>18.51392</text:p>
          </table:table-cell>
          <table:table-cell office:value-type="float" office:value="24.11401" calcext:value-type="float">
            <text:p>24.11401</text:p>
          </table:table-cell>
          <table:table-cell office:value-type="float" office:value="19.00827" calcext:value-type="float">
            <text:p>19.00827</text:p>
          </table:table-cell>
          <table:table-cell office:value-type="float" office:value="22.59985" calcext:value-type="float">
            <text:p>22.59985</text:p>
          </table:table-cell>
          <table:table-cell office:value-type="float" office:value="19.03189" calcext:value-type="float">
            <text:p>19.03189</text:p>
          </table:table-cell>
          <table:table-cell office:value-type="float" office:value="21.39783" calcext:value-type="float">
            <text:p>21.39783</text:p>
          </table:table-cell>
          <table:table-cell office:value-type="float" office:value="18.87936" calcext:value-type="float">
            <text:p>18.87936</text:p>
          </table:table-cell>
          <table:table-cell office:value-type="float" office:value="20.655" calcext:value-type="float">
            <text:p>20.655</text:p>
          </table:table-cell>
          <table:table-cell office:value-type="float" office:value="18.68994" calcext:value-type="float">
            <text:p>18.68994</text:p>
          </table:table-cell>
          <table:table-cell office:value-type="float" office:value="19.74417" calcext:value-type="float">
            <text:p>19.74417</text:p>
          </table:table-cell>
          <table:table-cell office:value-type="float" office:value="18.21808" calcext:value-type="float">
            <text:p>18.21808</text:p>
          </table:table-cell>
          <table:table-cell office:value-type="float" office:value="18.94791" calcext:value-type="float">
            <text:p>18.94791</text:p>
          </table:table-cell>
          <table:table-cell office:value-type="float" office:value="17.73862" calcext:value-type="float">
            <text:p>17.73862</text:p>
          </table:table-cell>
          <table:table-cell office:value-type="float" office:value="18.04166" calcext:value-type="float">
            <text:p>18.04166</text:p>
          </table:table-cell>
          <table:table-cell office:value-type="float" office:value="17.34906" calcext:value-type="float">
            <text:p>17.34906</text:p>
          </table:table-cell>
          <table:table-cell office:value-type="float" office:value="17.8588" calcext:value-type="float">
            <text:p>17.8588</text:p>
          </table:table-cell>
          <table:table-cell office:value-type="float" office:value="17.78519" calcext:value-type="float">
            <text:p>17.78519</text:p>
          </table:table-cell>
          <table:table-cell office:value-type="float" office:value="18.21249" calcext:value-type="float">
            <text:p>18.21249</text:p>
          </table:table-cell>
          <table:table-cell office:value-type="float" office:value="18.10153" calcext:value-type="float">
            <text:p>18.10153</text:p>
          </table:table-cell>
          <table:table-cell office:value-type="float" office:value="18.15881" calcext:value-type="float">
            <text:p>18.15881</text:p>
          </table:table-cell>
          <table:table-cell office:value-type="float" office:value="18.07114" calcext:value-type="float">
            <text:p>18.07114</text:p>
          </table:table-cell>
          <table:table-cell office:value-type="float" office:value="17.90125" calcext:value-type="float">
            <text:p>17.90125</text:p>
          </table:table-cell>
          <table:table-cell office:value-type="float" office:value="17.85342" calcext:value-type="float">
            <text:p>17.85342</text:p>
          </table:table-cell>
          <table:table-cell office:value-type="float" office:value="17.43802" calcext:value-type="float">
            <text:p>17.43802</text:p>
          </table:table-cell>
          <table:table-cell office:value-type="float" office:value="17.41656" calcext:value-type="float">
            <text:p>17.41656</text:p>
          </table:table-cell>
          <table:table-cell office:value-type="float" office:value="16.94949" calcext:value-type="float">
            <text:p>16.94949</text:p>
          </table:table-cell>
          <table:table-cell office:value-type="float" office:value="16.93771" calcext:value-type="float">
            <text:p>16.93771</text:p>
          </table:table-cell>
          <table:table-cell office:value-type="float" office:value="27.32156" calcext:value-type="float">
            <text:p>27.32156</text:p>
          </table:table-cell>
          <table:table-cell office:value-type="float" office:value="18.51392" calcext:value-type="float">
            <text:p>18.513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7.16328" calcext:value-type="float">
            <text:p>7.16328</text:p>
          </table:table-cell>
          <table:table-cell office:value-type="float" office:value="22.37" calcext:value-type="float">
            <text:p>22.37</text:p>
          </table:table-cell>
          <table:table-cell office:value-type="float" office:value="4.61" calcext:value-type="float">
            <text:p>4.61</text:p>
          </table:table-cell>
          <table:table-cell office:value-type="float" office:value="1.845041" calcext:value-type="float">
            <text:p>1.845041</text:p>
          </table:table-cell>
          <table:table-cell office:value-type="float" office:value="0.7466208" calcext:value-type="float">
            <text:p>0.7466208</text:p>
          </table:table-cell>
          <table:table-cell office:value-type="float" office:value="347.328" calcext:value-type="float">
            <text:p>347.328</text:p>
          </table:table-cell>
          <table:table-cell office:value-type="float" office:value="2.5" calcext:value-type="float">
            <text:p>2.5</text:p>
          </table:table-cell>
          <table:table-cell office:value-type="float" office:value="22.70624" calcext:value-type="float">
            <text:p>22.70624</text:p>
          </table:table-cell>
          <table:table-cell office:value-type="float" office:value="7.291351" calcext:value-type="float">
            <text:p>7.291351</text:p>
          </table:table-cell>
          <table:table-cell office:value-type="float" office:value="22.53738" calcext:value-type="float">
            <text:p>22.53738</text:p>
          </table:table-cell>
          <table:table-cell office:value-type="float" office:value="11.04056" calcext:value-type="float">
            <text:p>11.04056</text:p>
          </table:table-cell>
          <table:table-cell office:value-type="float" office:value="22.10153" calcext:value-type="float">
            <text:p>22.10153</text:p>
          </table:table-cell>
          <table:table-cell office:value-type="float" office:value="13.40964" calcext:value-type="float">
            <text:p>13.40964</text:p>
          </table:table-cell>
          <table:table-cell office:value-type="float" office:value="21.34091" calcext:value-type="float">
            <text:p>21.34091</text:p>
          </table:table-cell>
          <table:table-cell office:value-type="float" office:value="15.25375" calcext:value-type="float">
            <text:p>15.25375</text:p>
          </table:table-cell>
          <table:table-cell office:value-type="float" office:value="20.65897" calcext:value-type="float">
            <text:p>20.65897</text:p>
          </table:table-cell>
          <table:table-cell office:value-type="float" office:value="16.26636" calcext:value-type="float">
            <text:p>16.26636</text:p>
          </table:table-cell>
          <table:table-cell office:value-type="float" office:value="19.89389" calcext:value-type="float">
            <text:p>19.89389</text:p>
          </table:table-cell>
          <table:table-cell office:value-type="float" office:value="17.31897" calcext:value-type="float">
            <text:p>17.31897</text:p>
          </table:table-cell>
          <table:table-cell office:value-type="float" office:value="19.21976" calcext:value-type="float">
            <text:p>19.21976</text:p>
          </table:table-cell>
          <table:table-cell office:value-type="float" office:value="17.89917" calcext:value-type="float">
            <text:p>17.89917</text:p>
          </table:table-cell>
          <table:table-cell office:value-type="float" office:value="18.44464" calcext:value-type="float">
            <text:p>18.44464</text:p>
          </table:table-cell>
          <table:table-cell office:value-type="float" office:value="18.0513" calcext:value-type="float">
            <text:p>18.0513</text:p>
          </table:table-cell>
          <table:table-cell office:value-type="float" office:value="18.06726" calcext:value-type="float">
            <text:p>18.06726</text:p>
          </table:table-cell>
          <table:table-cell office:value-type="float" office:value="17.8606" calcext:value-type="float">
            <text:p>17.8606</text:p>
          </table:table-cell>
          <table:table-cell office:value-type="float" office:value="18.10068" calcext:value-type="float">
            <text:p>18.10068</text:p>
          </table:table-cell>
          <table:table-cell office:value-type="float" office:value="18.05765" calcext:value-type="float">
            <text:p>18.05765</text:p>
          </table:table-cell>
          <table:table-cell office:value-type="float" office:value="18.07028" calcext:value-type="float">
            <text:p>18.07028</text:p>
          </table:table-cell>
          <table:table-cell office:value-type="float" office:value="17.99826" calcext:value-type="float">
            <text:p>17.99826</text:p>
          </table:table-cell>
          <table:table-cell office:value-type="float" office:value="17.85287" calcext:value-type="float">
            <text:p>17.85287</text:p>
          </table:table-cell>
          <table:table-cell office:value-type="float" office:value="17.80206" calcext:value-type="float">
            <text:p>17.80206</text:p>
          </table:table-cell>
          <table:table-cell office:value-type="float" office:value="17.41635" calcext:value-type="float">
            <text:p>17.41635</text:p>
          </table:table-cell>
          <table:table-cell office:value-type="float" office:value="17.39047" calcext:value-type="float">
            <text:p>17.39047</text:p>
          </table:table-cell>
          <table:table-cell office:value-type="float" office:value="16.93756" calcext:value-type="float">
            <text:p>16.93756</text:p>
          </table:table-cell>
          <table:table-cell office:value-type="float" office:value="16.92328" calcext:value-type="float">
            <text:p>16.92328</text:p>
          </table:table-cell>
          <table:table-cell office:value-type="float" office:value="22.79858" calcext:value-type="float">
            <text:p>22.79858</text:p>
          </table:table-cell>
          <table:table-cell office:value-type="float" office:value="7.467896" calcext:value-type="float">
            <text:p>7.4678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20.865" calcext:value-type="float">
            <text:p>20.865</text:p>
          </table:table-cell>
          <table:table-cell office:value-type="float" office:value="21.12" calcext:value-type="float">
            <text:p>21.12</text:p>
          </table:table-cell>
          <table:table-cell office:value-type="float" office:value="2.79" calcext:value-type="float">
            <text:p>2.79</text:p>
          </table:table-cell>
          <table:table-cell office:value-type="float" office:value="0.9862522" calcext:value-type="float">
            <text:p>0.9862522</text:p>
          </table:table-cell>
          <table:table-cell office:value-type="float" office:value="0.6573927" calcext:value-type="float">
            <text:p>0.6573927</text:p>
          </table:table-cell>
          <table:table-cell office:value-type="float" office:value="159.66" calcext:value-type="float">
            <text:p>159.66</text:p>
          </table:table-cell>
          <table:table-cell office:value-type="float" office:value="0" calcext:value-type="float">
            <text:p>0</text:p>
          </table:table-cell>
          <table:table-cell office:value-type="float" office:value="17.78616" calcext:value-type="float">
            <text:p>17.78616</text:p>
          </table:table-cell>
          <table:table-cell office:value-type="float" office:value="5.313416" calcext:value-type="float">
            <text:p>5.313416</text:p>
          </table:table-cell>
          <table:table-cell office:value-type="float" office:value="16.06" calcext:value-type="float">
            <text:p>16.06</text:p>
          </table:table-cell>
          <table:table-cell office:value-type="float" office:value="8.632812" calcext:value-type="float">
            <text:p>8.632812</text:p>
          </table:table-cell>
          <table:table-cell office:value-type="float" office:value="15.58417" calcext:value-type="float">
            <text:p>15.58417</text:p>
          </table:table-cell>
          <table:table-cell office:value-type="float" office:value="10.9082" calcext:value-type="float">
            <text:p>10.9082</text:p>
          </table:table-cell>
          <table:table-cell office:value-type="float" office:value="15.4928" calcext:value-type="float">
            <text:p>15.4928</text:p>
          </table:table-cell>
          <table:table-cell office:value-type="float" office:value="12.8399" calcext:value-type="float">
            <text:p>12.8399</text:p>
          </table:table-cell>
          <table:table-cell office:value-type="float" office:value="16.20166" calcext:value-type="float">
            <text:p>16.20166</text:p>
          </table:table-cell>
          <table:table-cell office:value-type="float" office:value="14.05188" calcext:value-type="float">
            <text:p>14.05188</text:p>
          </table:table-cell>
          <table:table-cell office:value-type="float" office:value="17.27649" calcext:value-type="float">
            <text:p>17.27649</text:p>
          </table:table-cell>
          <table:table-cell office:value-type="float" office:value="15.31076" calcext:value-type="float">
            <text:p>15.31076</text:p>
          </table:table-cell>
          <table:table-cell office:value-type="float" office:value="17.87375" calcext:value-type="float">
            <text:p>17.87375</text:p>
          </table:table-cell>
          <table:table-cell office:value-type="float" office:value="16.28262" calcext:value-type="float">
            <text:p>16.28262</text:p>
          </table:table-cell>
          <table:table-cell office:value-type="float" office:value="18.30725" calcext:value-type="float">
            <text:p>18.30725</text:p>
          </table:table-cell>
          <table:table-cell office:value-type="float" office:value="17.29538" calcext:value-type="float">
            <text:p>17.29538</text:p>
          </table:table-cell>
          <table:table-cell office:value-type="float" office:value="18.08176" calcext:value-type="float">
            <text:p>18.08176</text:p>
          </table:table-cell>
          <table:table-cell office:value-type="float" office:value="17.95078" calcext:value-type="float">
            <text:p>17.95078</text:p>
          </table:table-cell>
          <table:table-cell office:value-type="float" office:value="18.05753" calcext:value-type="float">
            <text:p>18.05753</text:p>
          </table:table-cell>
          <table:table-cell office:value-type="float" office:value="18.0325" calcext:value-type="float">
            <text:p>18.0325</text:p>
          </table:table-cell>
          <table:table-cell office:value-type="float" office:value="17.99762" calcext:value-type="float">
            <text:p>17.99762</text:p>
          </table:table-cell>
          <table:table-cell office:value-type="float" office:value="17.94611" calcext:value-type="float">
            <text:p>17.94611</text:p>
          </table:table-cell>
          <table:table-cell office:value-type="float" office:value="17.80151" calcext:value-type="float">
            <text:p>17.80151</text:p>
          </table:table-cell>
          <table:table-cell office:value-type="float" office:value="17.75378" calcext:value-type="float">
            <text:p>17.75378</text:p>
          </table:table-cell>
          <table:table-cell office:value-type="float" office:value="17.39017" calcext:value-type="float">
            <text:p>17.39017</text:p>
          </table:table-cell>
          <table:table-cell office:value-type="float" office:value="17.36154" calcext:value-type="float">
            <text:p>17.36154</text:p>
          </table:table-cell>
          <table:table-cell office:value-type="float" office:value="16.92313" calcext:value-type="float">
            <text:p>16.92313</text:p>
          </table:table-cell>
          <table:table-cell office:value-type="float" office:value="16.90567" calcext:value-type="float">
            <text:p>16.90567</text:p>
          </table:table-cell>
          <table:table-cell office:value-type="float" office:value="17.78616" calcext:value-type="float">
            <text:p>17.78616</text:p>
          </table:table-cell>
          <table:table-cell office:value-type="float" office:value="5.313385" calcext:value-type="float">
            <text:p>5.313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8.74702" calcext:value-type="float">
            <text:p>18.74702</text:p>
          </table:table-cell>
          <table:table-cell office:value-type="float" office:value="22.21" calcext:value-type="float">
            <text:p>22.21</text:p>
          </table:table-cell>
          <table:table-cell office:value-type="float" office:value="6.7" calcext:value-type="float">
            <text:p>6.7</text:p>
          </table:table-cell>
          <table:table-cell office:value-type="float" office:value="1.110476" calcext:value-type="float">
            <text:p>1.110476</text:p>
          </table:table-cell>
          <table:table-cell office:value-type="float" office:value="0.8444772" calcext:value-type="float">
            <text:p>0.8444772</text:p>
          </table:table-cell>
          <table:table-cell office:value-type="float" office:value="255.06" calcext:value-type="float">
            <text:p>255.06</text:p>
          </table:table-cell>
          <table:table-cell office:value-type="float" office:value="0" calcext:value-type="float">
            <text:p>0</text:p>
          </table:table-cell>
          <table:table-cell office:value-type="float" office:value="18.80359" calcext:value-type="float">
            <text:p>18.80359</text:p>
          </table:table-cell>
          <table:table-cell office:value-type="float" office:value="7.939453" calcext:value-type="float">
            <text:p>7.939453</text:p>
          </table:table-cell>
          <table:table-cell office:value-type="float" office:value="16.7496" calcext:value-type="float">
            <text:p>16.7496</text:p>
          </table:table-cell>
          <table:table-cell office:value-type="float" office:value="10.33282" calcext:value-type="float">
            <text:p>10.33282</text:p>
          </table:table-cell>
          <table:table-cell office:value-type="float" office:value="16.12607" calcext:value-type="float">
            <text:p>16.12607</text:p>
          </table:table-cell>
          <table:table-cell office:value-type="float" office:value="11.89737" calcext:value-type="float">
            <text:p>11.89737</text:p>
          </table:table-cell>
          <table:table-cell office:value-type="float" office:value="15.83691" calcext:value-type="float">
            <text:p>15.83691</text:p>
          </table:table-cell>
          <table:table-cell office:value-type="float" office:value="13.22168" calcext:value-type="float">
            <text:p>13.22168</text:p>
          </table:table-cell>
          <table:table-cell office:value-type="float" office:value="15.79868" calcext:value-type="float">
            <text:p>15.79868</text:p>
          </table:table-cell>
          <table:table-cell office:value-type="float" office:value="14.07431" calcext:value-type="float">
            <text:p>14.07431</text:p>
          </table:table-cell>
          <table:table-cell office:value-type="float" office:value="15.91928" calcext:value-type="float">
            <text:p>15.91928</text:p>
          </table:table-cell>
          <table:table-cell office:value-type="float" office:value="15.01111" calcext:value-type="float">
            <text:p>15.01111</text:p>
          </table:table-cell>
          <table:table-cell office:value-type="float" office:value="16.44955" calcext:value-type="float">
            <text:p>16.44955</text:p>
          </table:table-cell>
          <table:table-cell office:value-type="float" office:value="15.80417" calcext:value-type="float">
            <text:p>15.80417</text:p>
          </table:table-cell>
          <table:table-cell office:value-type="float" office:value="17.28958" calcext:value-type="float">
            <text:p>17.28958</text:p>
          </table:table-cell>
          <table:table-cell office:value-type="float" office:value="16.7572" calcext:value-type="float">
            <text:p>16.7572</text:p>
          </table:table-cell>
          <table:table-cell office:value-type="float" office:value="17.94794" calcext:value-type="float">
            <text:p>17.94794</text:p>
          </table:table-cell>
          <table:table-cell office:value-type="float" office:value="17.64291" calcext:value-type="float">
            <text:p>17.64291</text:p>
          </table:table-cell>
          <table:table-cell office:value-type="float" office:value="18.03195" calcext:value-type="float">
            <text:p>18.03195</text:p>
          </table:table-cell>
          <table:table-cell office:value-type="float" office:value="17.95187" calcext:value-type="float">
            <text:p>17.95187</text:p>
          </table:table-cell>
          <table:table-cell office:value-type="float" office:value="17.94562" calcext:value-type="float">
            <text:p>17.94562</text:p>
          </table:table-cell>
          <table:table-cell office:value-type="float" office:value="17.89484" calcext:value-type="float">
            <text:p>17.89484</text:p>
          </table:table-cell>
          <table:table-cell office:value-type="float" office:value="17.7533" calcext:value-type="float">
            <text:p>17.7533</text:p>
          </table:table-cell>
          <table:table-cell office:value-type="float" office:value="17.7088" calcext:value-type="float">
            <text:p>17.7088</text:p>
          </table:table-cell>
          <table:table-cell office:value-type="float" office:value="17.36127" calcext:value-type="float">
            <text:p>17.36127</text:p>
          </table:table-cell>
          <table:table-cell office:value-type="float" office:value="17.3316" calcext:value-type="float">
            <text:p>17.3316</text:p>
          </table:table-cell>
          <table:table-cell office:value-type="float" office:value="16.90549" calcext:value-type="float">
            <text:p>16.90549</text:p>
          </table:table-cell>
          <table:table-cell office:value-type="float" office:value="16.88565" calcext:value-type="float">
            <text:p>16.88565</text:p>
          </table:table-cell>
          <table:table-cell office:value-type="float" office:value="18.80359" calcext:value-type="float">
            <text:p>18.80359</text:p>
          </table:table-cell>
          <table:table-cell office:value-type="float" office:value="7.939484" calcext:value-type="float">
            <text:p>7.939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1.85624" calcext:value-type="float">
            <text:p>11.85624</text:p>
          </table:table-cell>
          <table:table-cell office:value-type="float" office:value="23.07" calcext:value-type="float">
            <text:p>23.07</text:p>
          </table:table-cell>
          <table:table-cell office:value-type="float" office:value="11.31" calcext:value-type="float">
            <text:p>11.31</text:p>
          </table:table-cell>
          <table:table-cell office:value-type="float" office:value="1.611519" calcext:value-type="float">
            <text:p>1.611519</text:p>
          </table:table-cell>
          <table:table-cell office:value-type="float" office:value="1.109567" calcext:value-type="float">
            <text:p>1.109567</text:p>
          </table:table-cell>
          <table:table-cell office:value-type="float" office:value="138.6" calcext:value-type="float">
            <text:p>138.6</text:p>
          </table:table-cell>
          <table:table-cell office:value-type="float" office:value="18.7" calcext:value-type="float">
            <text:p>18.7</text:p>
          </table:table-cell>
          <table:table-cell office:value-type="float" office:value="18.79474" calcext:value-type="float">
            <text:p>18.79474</text:p>
          </table:table-cell>
          <table:table-cell office:value-type="float" office:value="12.12936" calcext:value-type="float">
            <text:p>12.12936</text:p>
          </table:table-cell>
          <table:table-cell office:value-type="float" office:value="17.64008" calcext:value-type="float">
            <text:p>17.64008</text:p>
          </table:table-cell>
          <table:table-cell office:value-type="float" office:value="13.36212" calcext:value-type="float">
            <text:p>13.36212</text:p>
          </table:table-cell>
          <table:table-cell office:value-type="float" office:value="16.91537" calcext:value-type="float">
            <text:p>16.91537</text:p>
          </table:table-cell>
          <table:table-cell office:value-type="float" office:value="14.01028" calcext:value-type="float">
            <text:p>14.01028</text:p>
          </table:table-cell>
          <table:table-cell office:value-type="float" office:value="16.47687" calcext:value-type="float">
            <text:p>16.47687</text:p>
          </table:table-cell>
          <table:table-cell office:value-type="float" office:value="14.63617" calcext:value-type="float">
            <text:p>14.63617</text:p>
          </table:table-cell>
          <table:table-cell office:value-type="float" office:value="16.311" calcext:value-type="float">
            <text:p>16.311</text:p>
          </table:table-cell>
          <table:table-cell office:value-type="float" office:value="15.06189" calcext:value-type="float">
            <text:p>15.06189</text:p>
          </table:table-cell>
          <table:table-cell office:value-type="float" office:value="16.24869" calcext:value-type="float">
            <text:p>16.24869</text:p>
          </table:table-cell>
          <table:table-cell office:value-type="float" office:value="15.5564" calcext:value-type="float">
            <text:p>15.5564</text:p>
          </table:table-cell>
          <table:table-cell office:value-type="float" office:value="16.37207" calcext:value-type="float">
            <text:p>16.37207</text:p>
          </table:table-cell>
          <table:table-cell office:value-type="float" office:value="16.01053" calcext:value-type="float">
            <text:p>16.01053</text:p>
          </table:table-cell>
          <table:table-cell office:value-type="float" office:value="16.75641" calcext:value-type="float">
            <text:p>16.75641</text:p>
          </table:table-cell>
          <table:table-cell office:value-type="float" office:value="16.63635" calcext:value-type="float">
            <text:p>16.63635</text:p>
          </table:table-cell>
          <table:table-cell office:value-type="float" office:value="17.6398" calcext:value-type="float">
            <text:p>17.6398</text:p>
          </table:table-cell>
          <table:table-cell office:value-type="float" office:value="17.39728" calcext:value-type="float">
            <text:p>17.39728</text:p>
          </table:table-cell>
          <table:table-cell office:value-type="float" office:value="17.95074" calcext:value-type="float">
            <text:p>17.95074</text:p>
          </table:table-cell>
          <table:table-cell office:value-type="float" office:value="17.8313" calcext:value-type="float">
            <text:p>17.8313</text:p>
          </table:table-cell>
          <table:table-cell office:value-type="float" office:value="17.89423" calcext:value-type="float">
            <text:p>17.89423</text:p>
          </table:table-cell>
          <table:table-cell office:value-type="float" office:value="17.8287" calcext:value-type="float">
            <text:p>17.8287</text:p>
          </table:table-cell>
          <table:table-cell office:value-type="float" office:value="17.70834" calcext:value-type="float">
            <text:p>17.70834</text:p>
          </table:table-cell>
          <table:table-cell office:value-type="float" office:value="17.66342" calcext:value-type="float">
            <text:p>17.66342</text:p>
          </table:table-cell>
          <table:table-cell office:value-type="float" office:value="17.3313" calcext:value-type="float">
            <text:p>17.3313</text:p>
          </table:table-cell>
          <table:table-cell office:value-type="float" office:value="17.30103" calcext:value-type="float">
            <text:p>17.30103</text:p>
          </table:table-cell>
          <table:table-cell office:value-type="float" office:value="16.88544" calcext:value-type="float">
            <text:p>16.88544</text:p>
          </table:table-cell>
          <table:table-cell office:value-type="float" office:value="16.86313" calcext:value-type="float">
            <text:p>16.86313</text:p>
          </table:table-cell>
          <table:table-cell office:value-type="float" office:value="19.78806" calcext:value-type="float">
            <text:p>19.78806</text:p>
          </table:table-cell>
          <table:table-cell office:value-type="float" office:value="11.12518" calcext:value-type="float">
            <text:p>11.12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7.45893" calcext:value-type="float">
            <text:p>17.45893</text:p>
          </table:table-cell>
          <table:table-cell office:value-type="float" office:value="20.06" calcext:value-type="float">
            <text:p>20.06</text:p>
          </table:table-cell>
          <table:table-cell office:value-type="float" office:value="7.07" calcext:value-type="float">
            <text:p>7.07</text:p>
          </table:table-cell>
          <table:table-cell office:value-type="float" office:value="1.174924" calcext:value-type="float">
            <text:p>1.174924</text:p>
          </table:table-cell>
          <table:table-cell office:value-type="float" office:value="0.8741373" calcext:value-type="float">
            <text:p>0.8741373</text:p>
          </table:table-cell>
          <table:table-cell office:value-type="float" office:value="261.936" calcext:value-type="float">
            <text:p>261.936</text:p>
          </table:table-cell>
          <table:table-cell office:value-type="float" office:value="0" calcext:value-type="float">
            <text:p>0</text:p>
          </table:table-cell>
          <table:table-cell office:value-type="float" office:value="17.46936" calcext:value-type="float">
            <text:p>17.46936</text:p>
          </table:table-cell>
          <table:table-cell office:value-type="float" office:value="8.94632" calcext:value-type="float">
            <text:p>8.94632</text:p>
          </table:table-cell>
          <table:table-cell office:value-type="float" office:value="16.29553" calcext:value-type="float">
            <text:p>16.29553</text:p>
          </table:table-cell>
          <table:table-cell office:value-type="float" office:value="11.48163" calcext:value-type="float">
            <text:p>11.48163</text:p>
          </table:table-cell>
          <table:table-cell office:value-type="float" office:value="15.83655" calcext:value-type="float">
            <text:p>15.83655</text:p>
          </table:table-cell>
          <table:table-cell office:value-type="float" office:value="13.28424" calcext:value-type="float">
            <text:p>13.28424</text:p>
          </table:table-cell>
          <table:table-cell office:value-type="float" office:value="15.67175" calcext:value-type="float">
            <text:p>15.67175</text:p>
          </table:table-cell>
          <table:table-cell office:value-type="float" office:value="14.22247" calcext:value-type="float">
            <text:p>14.22247</text:p>
          </table:table-cell>
          <table:table-cell office:value-type="float" office:value="15.94556" calcext:value-type="float">
            <text:p>15.94556</text:p>
          </table:table-cell>
          <table:table-cell office:value-type="float" office:value="14.79782" calcext:value-type="float">
            <text:p>14.79782</text:p>
          </table:table-cell>
          <table:table-cell office:value-type="float" office:value="16.215" calcext:value-type="float">
            <text:p>16.215</text:p>
          </table:table-cell>
          <table:table-cell office:value-type="float" office:value="15.40863" calcext:value-type="float">
            <text:p>15.40863</text:p>
          </table:table-cell>
          <table:table-cell office:value-type="float" office:value="16.37482" calcext:value-type="float">
            <text:p>16.37482</text:p>
          </table:table-cell>
          <table:table-cell office:value-type="float" office:value="15.89642" calcext:value-type="float">
            <text:p>15.89642</text:p>
          </table:table-cell>
          <table:table-cell office:value-type="float" office:value="16.67081" calcext:value-type="float">
            <text:p>16.67081</text:p>
          </table:table-cell>
          <table:table-cell office:value-type="float" office:value="16.50803" calcext:value-type="float">
            <text:p>16.50803</text:p>
          </table:table-cell>
          <table:table-cell office:value-type="float" office:value="17.39532" calcext:value-type="float">
            <text:p>17.39532</text:p>
          </table:table-cell>
          <table:table-cell office:value-type="float" office:value="17.22882" calcext:value-type="float">
            <text:p>17.22882</text:p>
          </table:table-cell>
          <table:table-cell office:value-type="float" office:value="17.82996" calcext:value-type="float">
            <text:p>17.82996</text:p>
          </table:table-cell>
          <table:table-cell office:value-type="float" office:value="17.70587" calcext:value-type="float">
            <text:p>17.70587</text:p>
          </table:table-cell>
          <table:table-cell office:value-type="float" office:value="17.82797" calcext:value-type="float">
            <text:p>17.82797</text:p>
          </table:table-cell>
          <table:table-cell office:value-type="float" office:value="17.75171" calcext:value-type="float">
            <text:p>17.75171</text:p>
          </table:table-cell>
          <table:table-cell office:value-type="float" office:value="17.66296" calcext:value-type="float">
            <text:p>17.66296</text:p>
          </table:table-cell>
          <table:table-cell office:value-type="float" office:value="17.61407" calcext:value-type="float">
            <text:p>17.61407</text:p>
          </table:table-cell>
          <table:table-cell office:value-type="float" office:value="17.30069" calcext:value-type="float">
            <text:p>17.30069</text:p>
          </table:table-cell>
          <table:table-cell office:value-type="float" office:value="17.2645" calcext:value-type="float">
            <text:p>17.2645</text:p>
          </table:table-cell>
          <table:table-cell office:value-type="float" office:value="16.86288" calcext:value-type="float">
            <text:p>16.86288</text:p>
          </table:table-cell>
          <table:table-cell office:value-type="float" office:value="16.8389" calcext:value-type="float">
            <text:p>16.8389</text:p>
          </table:table-cell>
          <table:table-cell office:value-type="float" office:value="18.33557" calcext:value-type="float">
            <text:p>18.33557</text:p>
          </table:table-cell>
          <table:table-cell office:value-type="float" office:value="7.552887" calcext:value-type="float">
            <text:p>7.552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9.07256" calcext:value-type="float">
            <text:p>19.07256</text:p>
          </table:table-cell>
          <table:table-cell office:value-type="float" office:value="27.55" calcext:value-type="float">
            <text:p>27.55</text:p>
          </table:table-cell>
          <table:table-cell office:value-type="float" office:value="5.48" calcext:value-type="float">
            <text:p>5.48</text:p>
          </table:table-cell>
          <table:table-cell office:value-type="float" office:value="1.625964" calcext:value-type="float">
            <text:p>1.625964</text:p>
          </table:table-cell>
          <table:table-cell office:value-type="float" office:value="0.7929921" calcext:value-type="float">
            <text:p>0.7929921</text:p>
          </table:table-cell>
          <table:table-cell office:value-type="float" office:value="262.224" calcext:value-type="float">
            <text:p>262.224</text:p>
          </table:table-cell>
          <table:table-cell office:value-type="float" office:value="0" calcext:value-type="float">
            <text:p>0</text:p>
          </table:table-cell>
          <table:table-cell office:value-type="float" office:value="20.55557" calcext:value-type="float">
            <text:p>20.55557</text:p>
          </table:table-cell>
          <table:table-cell office:value-type="float" office:value="7.272186" calcext:value-type="float">
            <text:p>7.272186</text:p>
          </table:table-cell>
          <table:table-cell office:value-type="float" office:value="18.11002" calcext:value-type="float">
            <text:p>18.11002</text:p>
          </table:table-cell>
          <table:table-cell office:value-type="float" office:value="9.519012" calcext:value-type="float">
            <text:p>9.519012</text:p>
          </table:table-cell>
          <table:table-cell office:value-type="float" office:value="17.00232" calcext:value-type="float">
            <text:p>17.00232</text:p>
          </table:table-cell>
          <table:table-cell office:value-type="float" office:value="11.19305" calcext:value-type="float">
            <text:p>11.19305</text:p>
          </table:table-cell>
          <table:table-cell office:value-type="float" office:value="16.31165" calcext:value-type="float">
            <text:p>16.31165</text:p>
          </table:table-cell>
          <table:table-cell office:value-type="float" office:value="12.62308" calcext:value-type="float">
            <text:p>12.62308</text:p>
          </table:table-cell>
          <table:table-cell office:value-type="float" office:value="16.06888" calcext:value-type="float">
            <text:p>16.06888</text:p>
          </table:table-cell>
          <table:table-cell office:value-type="float" office:value="13.51202" calcext:value-type="float">
            <text:p>13.51202</text:p>
          </table:table-cell>
          <table:table-cell office:value-type="float" office:value="15.89603" calcext:value-type="float">
            <text:p>15.89603</text:p>
          </table:table-cell>
          <table:table-cell office:value-type="float" office:value="14.46558" calcext:value-type="float">
            <text:p>14.46558</text:p>
          </table:table-cell>
          <table:table-cell office:value-type="float" office:value="16.02597" calcext:value-type="float">
            <text:p>16.02597</text:p>
          </table:table-cell>
          <table:table-cell office:value-type="float" office:value="15.22537" calcext:value-type="float">
            <text:p>15.22537</text:p>
          </table:table-cell>
          <table:table-cell office:value-type="float" office:value="16.50702" calcext:value-type="float">
            <text:p>16.50702</text:p>
          </table:table-cell>
          <table:table-cell office:value-type="float" office:value="16.15872" calcext:value-type="float">
            <text:p>16.15872</text:p>
          </table:table-cell>
          <table:table-cell office:value-type="float" office:value="17.22711" calcext:value-type="float">
            <text:p>17.22711</text:p>
          </table:table-cell>
          <table:table-cell office:value-type="float" office:value="17.02924" calcext:value-type="float">
            <text:p>17.02924</text:p>
          </table:table-cell>
          <table:table-cell office:value-type="float" office:value="17.70456" calcext:value-type="float">
            <text:p>17.70456</text:p>
          </table:table-cell>
          <table:table-cell office:value-type="float" office:value="17.57858" calcext:value-type="float">
            <text:p>17.57858</text:p>
          </table:table-cell>
          <table:table-cell office:value-type="float" office:value="17.75085" calcext:value-type="float">
            <text:p>17.75085</text:p>
          </table:table-cell>
          <table:table-cell office:value-type="float" office:value="17.66757" calcext:value-type="float">
            <text:p>17.66757</text:p>
          </table:table-cell>
          <table:table-cell office:value-type="float" office:value="17.61353" calcext:value-type="float">
            <text:p>17.61353</text:p>
          </table:table-cell>
          <table:table-cell office:value-type="float" office:value="17.56015" calcext:value-type="float">
            <text:p>17.56015</text:p>
          </table:table-cell>
          <table:table-cell office:value-type="float" office:value="17.26419" calcext:value-type="float">
            <text:p>17.26419</text:p>
          </table:table-cell>
          <table:table-cell office:value-type="float" office:value="17.23242" calcext:value-type="float">
            <text:p>17.23242</text:p>
          </table:table-cell>
          <table:table-cell office:value-type="float" office:value="16.83862" calcext:value-type="float">
            <text:p>16.83862</text:p>
          </table:table-cell>
          <table:table-cell office:value-type="float" office:value="16.81366" calcext:value-type="float">
            <text:p>16.81366</text:p>
          </table:table-cell>
          <table:table-cell office:value-type="float" office:value="21.01245" calcext:value-type="float">
            <text:p>21.01245</text:p>
          </table:table-cell>
          <table:table-cell office:value-type="float" office:value="5.75882" calcext:value-type="float">
            <text:p>5.75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9.57042" calcext:value-type="float">
            <text:p>19.57042</text:p>
          </table:table-cell>
          <table:table-cell office:value-type="float" office:value="20.85" calcext:value-type="float">
            <text:p>20.85</text:p>
          </table:table-cell>
          <table:table-cell office:value-type="float" office:value="5.76" calcext:value-type="float">
            <text:p>5.76</text:p>
          </table:table-cell>
          <table:table-cell office:value-type="float" office:value="1.619765" calcext:value-type="float">
            <text:p>1.619765</text:p>
          </table:table-cell>
          <table:table-cell office:value-type="float" office:value="0.76759" calcext:value-type="float">
            <text:p>0.76759</text:p>
          </table:table-cell>
          <table:table-cell office:value-type="float" office:value="333.972" calcext:value-type="float">
            <text:p>333.972</text:p>
          </table:table-cell>
          <table:table-cell office:value-type="float" office:value="0" calcext:value-type="float">
            <text:p>0</text:p>
          </table:table-cell>
          <table:table-cell office:value-type="float" office:value="18.26947" calcext:value-type="float">
            <text:p>18.26947</text:p>
          </table:table-cell>
          <table:table-cell office:value-type="float" office:value="9.370178" calcext:value-type="float">
            <text:p>9.370178</text:p>
          </table:table-cell>
          <table:table-cell office:value-type="float" office:value="17.00391" calcext:value-type="float">
            <text:p>17.00391</text:p>
          </table:table-cell>
          <table:table-cell office:value-type="float" office:value="12.6236" calcext:value-type="float">
            <text:p>12.6236</text:p>
          </table:table-cell>
          <table:table-cell office:value-type="float" office:value="16.55618" calcext:value-type="float">
            <text:p>16.55618</text:p>
          </table:table-cell>
          <table:table-cell office:value-type="float" office:value="14.19632" calcext:value-type="float">
            <text:p>14.19632</text:p>
          </table:table-cell>
          <table:table-cell office:value-type="float" office:value="16.28683" calcext:value-type="float">
            <text:p>16.28683</text:p>
          </table:table-cell>
          <table:table-cell office:value-type="float" office:value="15.19968" calcext:value-type="float">
            <text:p>15.19968</text:p>
          </table:table-cell>
          <table:table-cell office:value-type="float" office:value="16.17743" calcext:value-type="float">
            <text:p>16.17743</text:p>
          </table:table-cell>
          <table:table-cell office:value-type="float" office:value="15.57834" calcext:value-type="float">
            <text:p>15.57834</text:p>
          </table:table-cell>
          <table:table-cell office:value-type="float" office:value="16.11557" calcext:value-type="float">
            <text:p>16.11557</text:p>
          </table:table-cell>
          <table:table-cell office:value-type="float" office:value="15.81265" calcext:value-type="float">
            <text:p>15.81265</text:p>
          </table:table-cell>
          <table:table-cell office:value-type="float" office:value="16.17786" calcext:value-type="float">
            <text:p>16.17786</text:p>
          </table:table-cell>
          <table:table-cell office:value-type="float" office:value="15.90805" calcext:value-type="float">
            <text:p>15.90805</text:p>
          </table:table-cell>
          <table:table-cell office:value-type="float" office:value="16.35104" calcext:value-type="float">
            <text:p>16.35104</text:p>
          </table:table-cell>
          <table:table-cell office:value-type="float" office:value="16.17709" calcext:value-type="float">
            <text:p>16.17709</text:p>
          </table:table-cell>
          <table:table-cell office:value-type="float" office:value="17.02713" calcext:value-type="float">
            <text:p>17.02713</text:p>
          </table:table-cell>
          <table:table-cell office:value-type="float" office:value="16.91046" calcext:value-type="float">
            <text:p>16.91046</text:p>
          </table:table-cell>
          <table:table-cell office:value-type="float" office:value="17.57721" calcext:value-type="float">
            <text:p>17.57721</text:p>
          </table:table-cell>
          <table:table-cell office:value-type="float" office:value="17.45126" calcext:value-type="float">
            <text:p>17.45126</text:p>
          </table:table-cell>
          <table:table-cell office:value-type="float" office:value="17.66666" calcext:value-type="float">
            <text:p>17.66666</text:p>
          </table:table-cell>
          <table:table-cell office:value-type="float" office:value="17.5788" calcext:value-type="float">
            <text:p>17.5788</text:p>
          </table:table-cell>
          <table:table-cell office:value-type="float" office:value="17.55957" calcext:value-type="float">
            <text:p>17.55957</text:p>
          </table:table-cell>
          <table:table-cell office:value-type="float" office:value="17.50305" calcext:value-type="float">
            <text:p>17.50305</text:p>
          </table:table-cell>
          <table:table-cell office:value-type="float" office:value="17.23206" calcext:value-type="float">
            <text:p>17.23206</text:p>
          </table:table-cell>
          <table:table-cell office:value-type="float" office:value="17.19644" calcext:value-type="float">
            <text:p>17.19644</text:p>
          </table:table-cell>
          <table:table-cell office:value-type="float" office:value="16.81335" calcext:value-type="float">
            <text:p>16.81335</text:p>
          </table:table-cell>
          <table:table-cell office:value-type="float" office:value="16.7869" calcext:value-type="float">
            <text:p>16.7869</text:p>
          </table:table-cell>
          <table:table-cell office:value-type="float" office:value="18.1022" calcext:value-type="float">
            <text:p>18.1022</text:p>
          </table:table-cell>
          <table:table-cell office:value-type="float" office:value="9.662872" calcext:value-type="float">
            <text:p>9.662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8.75792" calcext:value-type="float">
            <text:p>18.75792</text:p>
          </table:table-cell>
          <table:table-cell office:value-type="float" office:value="21.17" calcext:value-type="float">
            <text:p>21.17</text:p>
          </table:table-cell>
          <table:table-cell office:value-type="float" office:value="2.75" calcext:value-type="float">
            <text:p>2.75</text:p>
          </table:table-cell>
          <table:table-cell office:value-type="float" office:value="1.008153" calcext:value-type="float">
            <text:p>1.008153</text:p>
          </table:table-cell>
          <table:table-cell office:value-type="float" office:value="0.6555437" calcext:value-type="float">
            <text:p>0.6555437</text:p>
          </table:table-cell>
          <table:table-cell office:value-type="float" office:value="217.152" calcext:value-type="float">
            <text:p>217.152</text:p>
          </table:table-cell>
          <table:table-cell office:value-type="float" office:value="0" calcext:value-type="float">
            <text:p>0</text:p>
          </table:table-cell>
          <table:table-cell office:value-type="float" office:value="19.06964" calcext:value-type="float">
            <text:p>19.06964</text:p>
          </table:table-cell>
          <table:table-cell office:value-type="float" office:value="5.70929" calcext:value-type="float">
            <text:p>5.70929</text:p>
          </table:table-cell>
          <table:table-cell office:value-type="float" office:value="16.77515" calcext:value-type="float">
            <text:p>16.77515</text:p>
          </table:table-cell>
          <table:table-cell office:value-type="float" office:value="9.231018" calcext:value-type="float">
            <text:p>9.231018</text:p>
          </table:table-cell>
          <table:table-cell office:value-type="float" office:value="15.93866" calcext:value-type="float">
            <text:p>15.93866</text:p>
          </table:table-cell>
          <table:table-cell office:value-type="float" office:value="11.18726" calcext:value-type="float">
            <text:p>11.18726</text:p>
          </table:table-cell>
          <table:table-cell office:value-type="float" office:value="15.47382" calcext:value-type="float">
            <text:p>15.47382</text:p>
          </table:table-cell>
          <table:table-cell office:value-type="float" office:value="12.72791" calcext:value-type="float">
            <text:p>12.72791</text:p>
          </table:table-cell>
          <table:table-cell office:value-type="float" office:value="15.58524" calcext:value-type="float">
            <text:p>15.58524</text:p>
          </table:table-cell>
          <table:table-cell office:value-type="float" office:value="13.63345" calcext:value-type="float">
            <text:p>13.63345</text:p>
          </table:table-cell>
          <table:table-cell office:value-type="float" office:value="15.98486" calcext:value-type="float">
            <text:p>15.98486</text:p>
          </table:table-cell>
          <table:table-cell office:value-type="float" office:value="14.54971" calcext:value-type="float">
            <text:p>14.54971</text:p>
          </table:table-cell>
          <table:table-cell office:value-type="float" office:value="16.16367" calcext:value-type="float">
            <text:p>16.16367</text:p>
          </table:table-cell>
          <table:table-cell office:value-type="float" office:value="15.23254" calcext:value-type="float">
            <text:p>15.23254</text:p>
          </table:table-cell>
          <table:table-cell office:value-type="float" office:value="16.36096" calcext:value-type="float">
            <text:p>16.36096</text:p>
          </table:table-cell>
          <table:table-cell office:value-type="float" office:value="16.04108" calcext:value-type="float">
            <text:p>16.04108</text:p>
          </table:table-cell>
          <table:table-cell office:value-type="float" office:value="16.90979" calcext:value-type="float">
            <text:p>16.90979</text:p>
          </table:table-cell>
          <table:table-cell office:value-type="float" office:value="16.79907" calcext:value-type="float">
            <text:p>16.79907</text:p>
          </table:table-cell>
          <table:table-cell office:value-type="float" office:value="17.45004" calcext:value-type="float">
            <text:p>17.45004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7788" calcext:value-type="float">
            <text:p>17.57788</text:p>
          </table:table-cell>
          <table:table-cell office:value-type="float" office:value="17.4902" calcext:value-type="float">
            <text:p>17.4902</text:p>
          </table:table-cell>
          <table:table-cell office:value-type="float" office:value="17.5025" calcext:value-type="float">
            <text:p>17.5025</text:p>
          </table:table-cell>
          <table:table-cell office:value-type="float" office:value="17.44229" calcext:value-type="float">
            <text:p>17.44229</text:p>
          </table:table-cell>
          <table:table-cell office:value-type="float" office:value="17.19601" calcext:value-type="float">
            <text:p>17.19601</text:p>
          </table:table-cell>
          <table:table-cell office:value-type="float" office:value="17.15744" calcext:value-type="float">
            <text:p>17.15744</text:p>
          </table:table-cell>
          <table:table-cell office:value-type="float" office:value="16.78659" calcext:value-type="float">
            <text:p>16.78659</text:p>
          </table:table-cell>
          <table:table-cell office:value-type="float" office:value="16.758" calcext:value-type="float">
            <text:p>16.758</text:p>
          </table:table-cell>
          <table:table-cell office:value-type="float" office:value="19.06735" calcext:value-type="float">
            <text:p>19.06735</text:p>
          </table:table-cell>
          <table:table-cell office:value-type="float" office:value="5.70929" calcext:value-type="float">
            <text:p>5.70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3.85604" calcext:value-type="float">
            <text:p>13.85604</text:p>
          </table:table-cell>
          <table:table-cell office:value-type="float" office:value="24.07" calcext:value-type="float">
            <text:p>24.07</text:p>
          </table:table-cell>
          <table:table-cell office:value-type="float" office:value="8.41" calcext:value-type="float">
            <text:p>8.41</text:p>
          </table:table-cell>
          <table:table-cell office:value-type="float" office:value="1.219279" calcext:value-type="float">
            <text:p>1.219279</text:p>
          </table:table-cell>
          <table:table-cell office:value-type="float" office:value="0.8644211" calcext:value-type="float">
            <text:p>0.8644211</text:p>
          </table:table-cell>
          <table:table-cell office:value-type="float" office:value="275.4" calcext:value-type="float">
            <text:p>275.4</text:p>
          </table:table-cell>
          <table:table-cell office:value-type="float" office:value="0" calcext:value-type="float">
            <text:p>0</text:p>
          </table:table-cell>
          <table:table-cell office:value-type="float" office:value="20.56229" calcext:value-type="float">
            <text:p>20.56229</text:p>
          </table:table-cell>
          <table:table-cell office:value-type="float" office:value="11.03592" calcext:value-type="float">
            <text:p>11.03592</text:p>
          </table:table-cell>
          <table:table-cell office:value-type="float" office:value="17.8353" calcext:value-type="float">
            <text:p>17.8353</text:p>
          </table:table-cell>
          <table:table-cell office:value-type="float" office:value="13.23221" calcext:value-type="float">
            <text:p>13.23221</text:p>
          </table:table-cell>
          <table:table-cell office:value-type="float" office:value="17.01651" calcext:value-type="float">
            <text:p>17.01651</text:p>
          </table:table-cell>
          <table:table-cell office:value-type="float" office:value="13.9137" calcext:value-type="float">
            <text:p>13.9137</text:p>
          </table:table-cell>
          <table:table-cell office:value-type="float" office:value="16.43027" calcext:value-type="float">
            <text:p>16.43027</text:p>
          </table:table-cell>
          <table:table-cell office:value-type="float" office:value="14.44928" calcext:value-type="float">
            <text:p>14.44928</text:p>
          </table:table-cell>
          <table:table-cell office:value-type="float" office:value="16.15305" calcext:value-type="float">
            <text:p>16.15305</text:p>
          </table:table-cell>
          <table:table-cell office:value-type="float" office:value="14.78488" calcext:value-type="float">
            <text:p>14.78488</text:p>
          </table:table-cell>
          <table:table-cell office:value-type="float" office:value="15.96054" calcext:value-type="float">
            <text:p>15.96054</text:p>
          </table:table-cell>
          <table:table-cell office:value-type="float" office:value="15.16589" calcext:value-type="float">
            <text:p>15.16589</text:p>
          </table:table-cell>
          <table:table-cell office:value-type="float" office:value="15.96069" calcext:value-type="float">
            <text:p>15.96069</text:p>
          </table:table-cell>
          <table:table-cell office:value-type="float" office:value="15.51025" calcext:value-type="float">
            <text:p>15.51025</text:p>
          </table:table-cell>
          <table:table-cell office:value-type="float" office:value="16.05652" calcext:value-type="float">
            <text:p>16.05652</text:p>
          </table:table-cell>
          <table:table-cell office:value-type="float" office:value="15.99945" calcext:value-type="float">
            <text:p>15.99945</text:p>
          </table:table-cell>
          <table:table-cell office:value-type="float" office:value="16.79742" calcext:value-type="float">
            <text:p>16.79742</text:p>
          </table:table-cell>
          <table:table-cell office:value-type="float" office:value="16.66989" calcext:value-type="float">
            <text:p>16.66989</text:p>
          </table:table-cell>
          <table:table-cell office:value-type="float" office:value="17.33881" calcext:value-type="float">
            <text:p>17.33881</text:p>
          </table:table-cell>
          <table:table-cell office:value-type="float" office:value="17.22858" calcext:value-type="float">
            <text:p>17.22858</text:p>
          </table:table-cell>
          <table:table-cell office:value-type="float" office:value="17.48926" calcext:value-type="float">
            <text:p>17.48926</text:p>
          </table:table-cell>
          <table:table-cell office:value-type="float" office:value="17.40259" calcext:value-type="float">
            <text:p>17.40259</text:p>
          </table:table-cell>
          <table:table-cell office:value-type="float" office:value="17.44165" calcext:value-type="float">
            <text:p>17.44165</text:p>
          </table:table-cell>
          <table:table-cell office:value-type="float" office:value="17.37973" calcext:value-type="float">
            <text:p>17.37973</text:p>
          </table:table-cell>
          <table:table-cell office:value-type="float" office:value="17.15704" calcext:value-type="float">
            <text:p>17.15704</text:p>
          </table:table-cell>
          <table:table-cell office:value-type="float" office:value="17.11575" calcext:value-type="float">
            <text:p>17.11575</text:p>
          </table:table-cell>
          <table:table-cell office:value-type="float" office:value="16.75769" calcext:value-type="float">
            <text:p>16.75769</text:p>
          </table:table-cell>
          <table:table-cell office:value-type="float" office:value="16.72604" calcext:value-type="float">
            <text:p>16.72604</text:p>
          </table:table-cell>
          <table:table-cell office:value-type="float" office:value="19.87119" calcext:value-type="float">
            <text:p>19.87119</text:p>
          </table:table-cell>
          <table:table-cell office:value-type="float" office:value="11.2037" calcext:value-type="float">
            <text:p>11.2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5.04344" calcext:value-type="float">
            <text:p>15.04344</text:p>
          </table:table-cell>
          <table:table-cell office:value-type="float" office:value="17.74" calcext:value-type="float">
            <text:p>17.74</text:p>
          </table:table-cell>
          <table:table-cell office:value-type="float" office:value="5.14" calcext:value-type="float">
            <text:p>5.14</text:p>
          </table:table-cell>
          <table:table-cell office:value-type="float" office:value="1.009118" calcext:value-type="float">
            <text:p>1.009118</text:p>
          </table:table-cell>
          <table:table-cell office:value-type="float" office:value="0.7745717" calcext:value-type="float">
            <text:p>0.7745717</text:p>
          </table:table-cell>
          <table:table-cell office:value-type="float" office:value="317.916" calcext:value-type="float">
            <text:p>317.916</text:p>
          </table:table-cell>
          <table:table-cell office:value-type="float" office:value="0" calcext:value-type="float">
            <text:p>0</text:p>
          </table:table-cell>
          <table:table-cell office:value-type="float" office:value="17.24747" calcext:value-type="float">
            <text:p>17.24747</text:p>
          </table:table-cell>
          <table:table-cell office:value-type="float" office:value="8.437561" calcext:value-type="float">
            <text:p>8.437561</text:p>
          </table:table-cell>
          <table:table-cell office:value-type="float" office:value="15.86176" calcext:value-type="float">
            <text:p>15.86176</text:p>
          </table:table-cell>
          <table:table-cell office:value-type="float" office:value="11.50189" calcext:value-type="float">
            <text:p>11.50189</text:p>
          </table:table-cell>
          <table:table-cell office:value-type="float" office:value="15.46555" calcext:value-type="float">
            <text:p>15.46555</text:p>
          </table:table-cell>
          <table:table-cell office:value-type="float" office:value="12.7562" calcext:value-type="float">
            <text:p>12.7562</text:p>
          </table:table-cell>
          <table:table-cell office:value-type="float" office:value="15.47873" calcext:value-type="float">
            <text:p>15.47873</text:p>
          </table:table-cell>
          <table:table-cell office:value-type="float" office:value="13.75327" calcext:value-type="float">
            <text:p>13.75327</text:p>
          </table:table-cell>
          <table:table-cell office:value-type="float" office:value="15.7435" calcext:value-type="float">
            <text:p>15.7435</text:p>
          </table:table-cell>
          <table:table-cell office:value-type="float" office:value="14.35535" calcext:value-type="float">
            <text:p>14.35535</text:p>
          </table:table-cell>
          <table:table-cell office:value-type="float" office:value="15.92212" calcext:value-type="float">
            <text:p>15.92212</text:p>
          </table:table-cell>
          <table:table-cell office:value-type="float" office:value="14.95761" calcext:value-type="float">
            <text:p>14.95761</text:p>
          </table:table-cell>
          <table:table-cell office:value-type="float" office:value="15.96414" calcext:value-type="float">
            <text:p>15.96414</text:p>
          </table:table-cell>
          <table:table-cell office:value-type="float" office:value="15.4021" calcext:value-type="float">
            <text:p>15.4021</text:p>
          </table:table-cell>
          <table:table-cell office:value-type="float" office:value="16.09821" calcext:value-type="float">
            <text:p>16.09821</text:p>
          </table:table-cell>
          <table:table-cell office:value-type="float" office:value="15.95282" calcext:value-type="float">
            <text:p>15.95282</text:p>
          </table:table-cell>
          <table:table-cell office:value-type="float" office:value="16.66901" calcext:value-type="float">
            <text:p>16.66901</text:p>
          </table:table-cell>
          <table:table-cell office:value-type="float" office:value="16.58722" calcext:value-type="float">
            <text:p>16.58722</text:p>
          </table:table-cell>
          <table:table-cell office:value-type="float" office:value="17.22742" calcext:value-type="float">
            <text:p>17.22742</text:p>
          </table:table-cell>
          <table:table-cell office:value-type="float" office:value="17.12662" calcext:value-type="float">
            <text:p>17.12662</text:p>
          </table:table-cell>
          <table:table-cell office:value-type="float" office:value="17.4017" calcext:value-type="float">
            <text:p>17.4017</text:p>
          </table:table-cell>
          <table:table-cell office:value-type="float" office:value="17.31738" calcext:value-type="float">
            <text:p>17.31738</text:p>
          </table:table-cell>
          <table:table-cell office:value-type="float" office:value="17.37906" calcext:value-type="float">
            <text:p>17.37906</text:p>
          </table:table-cell>
          <table:table-cell office:value-type="float" office:value="17.3158" calcext:value-type="float">
            <text:p>17.3158</text:p>
          </table:table-cell>
          <table:table-cell office:value-type="float" office:value="17.11533" calcext:value-type="float">
            <text:p>17.11533</text:p>
          </table:table-cell>
          <table:table-cell office:value-type="float" office:value="17.07181" calcext:value-type="float">
            <text:p>17.07181</text:p>
          </table:table-cell>
          <table:table-cell office:value-type="float" office:value="16.72571" calcext:value-type="float">
            <text:p>16.72571</text:p>
          </table:table-cell>
          <table:table-cell office:value-type="float" office:value="16.69254" calcext:value-type="float">
            <text:p>16.69254</text:p>
          </table:table-cell>
          <table:table-cell office:value-type="float" office:value="17.24747" calcext:value-type="float">
            <text:p>17.24747</text:p>
          </table:table-cell>
          <table:table-cell office:value-type="float" office:value="8.578217" calcext:value-type="float">
            <text:p>8.5782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6.8925" calcext:value-type="float">
            <text:p>16.8925</text:p>
          </table:table-cell>
          <table:table-cell office:value-type="float" office:value="15.27" calcext:value-type="float">
            <text:p>15.27</text:p>
          </table:table-cell>
          <table:table-cell office:value-type="float" office:value="2.5" calcext:value-type="float">
            <text:p>2.5</text:p>
          </table:table-cell>
          <table:table-cell office:value-type="float" office:value="0.9195007" calcext:value-type="float">
            <text:p>0.9195007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0" calcext:value-type="float">
            <text:p>0</text:p>
          </table:table-cell>
          <table:table-cell office:value-type="float" office:value="15.38815" calcext:value-type="float">
            <text:p>15.38815</text:p>
          </table:table-cell>
          <table:table-cell office:value-type="float" office:value="5.955231" calcext:value-type="float">
            <text:p>5.955231</text:p>
          </table:table-cell>
          <table:table-cell office:value-type="float" office:value="14.19073" calcext:value-type="float">
            <text:p>14.19073</text:p>
          </table:table-cell>
          <table:table-cell office:value-type="float" office:value="9.02298" calcext:value-type="float">
            <text:p>9.02298</text:p>
          </table:table-cell>
          <table:table-cell office:value-type="float" office:value="13.91162" calcext:value-type="float">
            <text:p>13.91162</text:p>
          </table:table-cell>
          <table:table-cell office:value-type="float" office:value="10.73145" calcext:value-type="float">
            <text:p>10.73145</text:p>
          </table:table-cell>
          <table:table-cell office:value-type="float" office:value="14.19382" calcext:value-type="float">
            <text:p>14.19382</text:p>
          </table:table-cell>
          <table:table-cell office:value-type="float" office:value="12.1582" calcext:value-type="float">
            <text:p>12.1582</text:p>
          </table:table-cell>
          <table:table-cell office:value-type="float" office:value="14.72961" calcext:value-type="float">
            <text:p>14.72961</text:p>
          </table:table-cell>
          <table:table-cell office:value-type="float" office:value="13.04449" calcext:value-type="float">
            <text:p>13.04449</text:p>
          </table:table-cell>
          <table:table-cell office:value-type="float" office:value="15.2334" calcext:value-type="float">
            <text:p>15.2334</text:p>
          </table:table-cell>
          <table:table-cell office:value-type="float" office:value="13.95337" calcext:value-type="float">
            <text:p>13.95337</text:p>
          </table:table-cell>
          <table:table-cell office:value-type="float" office:value="15.54462" calcext:value-type="float">
            <text:p>15.54462</text:p>
          </table:table-cell>
          <table:table-cell office:value-type="float" office:value="14.6705" calcext:value-type="float">
            <text:p>14.6705</text:p>
          </table:table-cell>
          <table:table-cell office:value-type="float" office:value="15.95209" calcext:value-type="float">
            <text:p>15.95209</text:p>
          </table:table-cell>
          <table:table-cell office:value-type="float" office:value="15.52408" calcext:value-type="float">
            <text:p>15.52408</text:p>
          </table:table-cell>
          <table:table-cell office:value-type="float" office:value="16.58615" calcext:value-type="float">
            <text:p>16.58615</text:p>
          </table:table-cell>
          <table:table-cell office:value-type="float" office:value="16.4325" calcext:value-type="float">
            <text:p>16.4325</text:p>
          </table:table-cell>
          <table:table-cell office:value-type="float" office:value="17.12555" calcext:value-type="float">
            <text:p>17.12555</text:p>
          </table:table-cell>
          <table:table-cell office:value-type="float" office:value="17.02621" calcext:value-type="float">
            <text:p>17.02621</text:p>
          </table:table-cell>
          <table:table-cell office:value-type="float" office:value="17.3165" calcext:value-type="float">
            <text:p>17.3165</text:p>
          </table:table-cell>
          <table:table-cell office:value-type="float" office:value="17.23407" calcext:value-type="float">
            <text:p>17.23407</text:p>
          </table:table-cell>
          <table:table-cell office:value-type="float" office:value="17.31512" calcext:value-type="float">
            <text:p>17.31512</text:p>
          </table:table-cell>
          <table:table-cell office:value-type="float" office:value="17.25128" calcext:value-type="float">
            <text:p>17.25128</text:p>
          </table:table-cell>
          <table:table-cell office:value-type="float" office:value="17.07138" calcext:value-type="float">
            <text:p>17.07138</text:p>
          </table:table-cell>
          <table:table-cell office:value-type="float" office:value="17.02582" calcext:value-type="float">
            <text:p>17.02582</text:p>
          </table:table-cell>
          <table:table-cell office:value-type="float" office:value="16.69217" calcext:value-type="float">
            <text:p>16.69217</text:p>
          </table:table-cell>
          <table:table-cell office:value-type="float" office:value="16.65634" calcext:value-type="float">
            <text:p>16.65634</text:p>
          </table:table-cell>
          <table:table-cell office:value-type="float" office:value="15.33749" calcext:value-type="float">
            <text:p>15.33749</text:p>
          </table:table-cell>
          <table:table-cell office:value-type="float" office:value="6.144623" calcext:value-type="float">
            <text:p>6.144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4.49028" calcext:value-type="float">
            <text:p>4.49028</text:p>
          </table:table-cell>
          <table:table-cell office:value-type="float" office:value="13.34" calcext:value-type="float">
            <text:p>13.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9523139" calcext:value-type="float">
            <text:p>0.952313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142.164" calcext:value-type="float">
            <text:p>142.164</text:p>
          </table:table-cell>
          <table:table-cell office:value-type="float" office:value="0" calcext:value-type="float">
            <text:p>0</text:p>
          </table:table-cell>
          <table:table-cell office:value-type="float" office:value="11.37744" calcext:value-type="float">
            <text:p>11.37744</text:p>
          </table:table-cell>
          <table:table-cell office:value-type="float" office:value="2.61438" calcext:value-type="float">
            <text:p>2.61438</text:p>
          </table:table-cell>
          <table:table-cell office:value-type="float" office:value="11.05951" calcext:value-type="float">
            <text:p>11.05951</text:p>
          </table:table-cell>
          <table:table-cell office:value-type="float" office:value="6.241394" calcext:value-type="float">
            <text:p>6.241394</text:p>
          </table:table-cell>
          <table:table-cell office:value-type="float" office:value="11.40988" calcext:value-type="float">
            <text:p>11.40988</text:p>
          </table:table-cell>
          <table:table-cell office:value-type="float" office:value="8.402679" calcext:value-type="float">
            <text:p>8.402679</text:p>
          </table:table-cell>
          <table:table-cell office:value-type="float" office:value="12.77103" calcext:value-type="float">
            <text:p>12.77103</text:p>
          </table:table-cell>
          <table:table-cell office:value-type="float" office:value="10.22406" calcext:value-type="float">
            <text:p>10.22406</text:p>
          </table:table-cell>
          <table:table-cell office:value-type="float" office:value="13.4751" calcext:value-type="float">
            <text:p>13.4751</text:p>
          </table:table-cell>
          <table:table-cell office:value-type="float" office:value="11.38083" calcext:value-type="float">
            <text:p>11.38083</text:p>
          </table:table-cell>
          <table:table-cell office:value-type="float" office:value="14.19971" calcext:value-type="float">
            <text:p>14.19971</text:p>
          </table:table-cell>
          <table:table-cell office:value-type="float" office:value="12.56619" calcext:value-type="float">
            <text:p>12.56619</text:p>
          </table:table-cell>
          <table:table-cell office:value-type="float" office:value="14.75449" calcext:value-type="float">
            <text:p>14.75449</text:p>
          </table:table-cell>
          <table:table-cell office:value-type="float" office:value="13.55554" calcext:value-type="float">
            <text:p>13.55554</text:p>
          </table:table-cell>
          <table:table-cell office:value-type="float" office:value="15.52087" calcext:value-type="float">
            <text:p>15.52087</text:p>
          </table:table-cell>
          <table:table-cell office:value-type="float" office:value="14.81381" calcext:value-type="float">
            <text:p>14.81381</text:p>
          </table:table-cell>
          <table:table-cell office:value-type="float" office:value="16.43036" calcext:value-type="float">
            <text:p>16.43036</text:p>
          </table:table-cell>
          <table:table-cell office:value-type="float" office:value="16.1553" calcext:value-type="float">
            <text:p>16.1553</text:p>
          </table:table-cell>
          <table:table-cell office:value-type="float" office:value="17.02512" calcext:value-type="float">
            <text:p>17.02512</text:p>
          </table:table-cell>
          <table:table-cell office:value-type="float" office:value="16.90353" calcext:value-type="float">
            <text:p>16.90353</text:p>
          </table:table-cell>
          <table:table-cell office:value-type="float" office:value="17.23318" calcext:value-type="float">
            <text:p>17.23318</text:p>
          </table:table-cell>
          <table:table-cell office:value-type="float" office:value="17.14804" calcext:value-type="float">
            <text:p>17.14804</text:p>
          </table:table-cell>
          <table:table-cell office:value-type="float" office:value="17.25064" calcext:value-type="float">
            <text:p>17.25064</text:p>
          </table:table-cell>
          <table:table-cell office:value-type="float" office:value="17.18573" calcext:value-type="float">
            <text:p>17.18573</text:p>
          </table:table-cell>
          <table:table-cell office:value-type="float" office:value="17.02533" calcext:value-type="float">
            <text:p>17.02533</text:p>
          </table:table-cell>
          <table:table-cell office:value-type="float" office:value="16.9783" calcext:value-type="float">
            <text:p>16.9783</text:p>
          </table:table-cell>
          <table:table-cell office:value-type="float" office:value="16.65598" calcext:value-type="float">
            <text:p>16.65598</text:p>
          </table:table-cell>
          <table:table-cell office:value-type="float" office:value="16.61832" calcext:value-type="float">
            <text:p>16.61832</text:p>
          </table:table-cell>
          <table:table-cell office:value-type="float" office:value="11.32993" calcext:value-type="float">
            <text:p>11.32993</text:p>
          </table:table-cell>
          <table:table-cell office:value-type="float" office:value="2.61438" calcext:value-type="float">
            <text:p>2.61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2.21876" calcext:value-type="float">
            <text:p>12.21876</text:p>
          </table:table-cell>
          <table:table-cell office:value-type="float" office:value="16.031" calcext:value-type="float">
            <text:p>16.031</text:p>
          </table:table-cell>
          <table:table-cell office:value-type="float" office:value="3.02" calcext:value-type="float">
            <text:p>3.02</text:p>
          </table:table-cell>
          <table:table-cell office:value-type="float" office:value="0.9281383" calcext:value-type="float">
            <text:p>0.9281383</text:p>
          </table:table-cell>
          <table:table-cell office:value-type="float" office:value="0.6681125" calcext:value-type="float">
            <text:p>0.6681125</text:p>
          </table:table-cell>
          <table:table-cell office:value-type="float" office:value="203.868" calcext:value-type="float">
            <text:p>203.868</text:p>
          </table:table-cell>
          <table:table-cell office:value-type="float" office:value="0" calcext:value-type="float">
            <text:p>0</text:p>
          </table:table-cell>
          <table:table-cell office:value-type="float" office:value="13.90344" calcext:value-type="float">
            <text:p>13.90344</text:p>
          </table:table-cell>
          <table:table-cell office:value-type="float" office:value="4.555054" calcext:value-type="float">
            <text:p>4.555054</text:p>
          </table:table-cell>
          <table:table-cell office:value-type="float" office:value="12.37866" calcext:value-type="float">
            <text:p>12.37866</text:p>
          </table:table-cell>
          <table:table-cell office:value-type="float" office:value="6.92215" calcext:value-type="float">
            <text:p>6.92215</text:p>
          </table:table-cell>
          <table:table-cell office:value-type="float" office:value="11.92996" calcext:value-type="float">
            <text:p>11.92996</text:p>
          </table:table-cell>
          <table:table-cell office:value-type="float" office:value="8.534668" calcext:value-type="float">
            <text:p>8.534668</text:p>
          </table:table-cell>
          <table:table-cell office:value-type="float" office:value="11.94073" calcext:value-type="float">
            <text:p>11.94073</text:p>
          </table:table-cell>
          <table:table-cell office:value-type="float" office:value="9.955078" calcext:value-type="float">
            <text:p>9.955078</text:p>
          </table:table-cell>
          <table:table-cell office:value-type="float" office:value="12.14548" calcext:value-type="float">
            <text:p>12.14548</text:p>
          </table:table-cell>
          <table:table-cell office:value-type="float" office:value="10.90836" calcext:value-type="float">
            <text:p>10.90836</text:p>
          </table:table-cell>
          <table:table-cell office:value-type="float" office:value="12.77875" calcext:value-type="float">
            <text:p>12.77875</text:p>
          </table:table-cell>
          <table:table-cell office:value-type="float" office:value="11.97067" calcext:value-type="float">
            <text:p>11.97067</text:p>
          </table:table-cell>
          <table:table-cell office:value-type="float" office:value="13.56842" calcext:value-type="float">
            <text:p>13.56842</text:p>
          </table:table-cell>
          <table:table-cell office:value-type="float" office:value="12.95459" calcext:value-type="float">
            <text:p>12.95459</text:p>
          </table:table-cell>
          <table:table-cell office:value-type="float" office:value="14.80777" calcext:value-type="float">
            <text:p>14.80777</text:p>
          </table:table-cell>
          <table:table-cell office:value-type="float" office:value="14.2395" calcext:value-type="float">
            <text:p>14.2395</text:p>
          </table:table-cell>
          <table:table-cell office:value-type="float" office:value="16.15161" calcext:value-type="float">
            <text:p>16.15161</text:p>
          </table:table-cell>
          <table:table-cell office:value-type="float" office:value="15.7807" calcext:value-type="float">
            <text:p>15.7807</text:p>
          </table:table-cell>
          <table:table-cell office:value-type="float" office:value="16.90207" calcext:value-type="float">
            <text:p>16.90207</text:p>
          </table:table-cell>
          <table:table-cell office:value-type="float" office:value="16.73947" calcext:value-type="float">
            <text:p>16.73947</text:p>
          </table:table-cell>
          <table:table-cell office:value-type="float" office:value="17.14709" calcext:value-type="float">
            <text:p>17.14709</text:p>
          </table:table-cell>
          <table:table-cell office:value-type="float" office:value="17.05008" calcext:value-type="float">
            <text:p>17.05008</text:p>
          </table:table-cell>
          <table:table-cell office:value-type="float" office:value="17.18506" calcext:value-type="float">
            <text:p>17.18506</text:p>
          </table:table-cell>
          <table:table-cell office:value-type="float" office:value="17.11777" calcext:value-type="float">
            <text:p>17.11777</text:p>
          </table:table-cell>
          <table:table-cell office:value-type="float" office:value="16.97778" calcext:value-type="float">
            <text:p>16.97778</text:p>
          </table:table-cell>
          <table:table-cell office:value-type="float" office:value="16.92886" calcext:value-type="float">
            <text:p>16.92886</text:p>
          </table:table-cell>
          <table:table-cell office:value-type="float" office:value="16.61792" calcext:value-type="float">
            <text:p>16.61792</text:p>
          </table:table-cell>
          <table:table-cell office:value-type="float" office:value="16.57867" calcext:value-type="float">
            <text:p>16.57867</text:p>
          </table:table-cell>
          <table:table-cell office:value-type="float" office:value="19.2088" calcext:value-type="float">
            <text:p>19.2088</text:p>
          </table:table-cell>
          <table:table-cell office:value-type="float" office:value="3.326263" calcext:value-type="float">
            <text:p>3.3262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8.2596" calcext:value-type="float">
            <text:p>18.2596</text:p>
          </table:table-cell>
          <table:table-cell office:value-type="float" office:value="17.93" calcext:value-type="float">
            <text:p>17.93</text:p>
          </table:table-cell>
          <table:table-cell office:value-type="float" office:value="0.63" calcext:value-type="float">
            <text:p>0.63</text:p>
          </table:table-cell>
          <table:table-cell office:value-type="float" office:value="0.919281" calcext:value-type="float">
            <text:p>0.919281</text:p>
          </table:table-cell>
          <table:table-cell office:value-type="float" office:value="0.5639867" calcext:value-type="float">
            <text:p>0.5639867</text:p>
          </table:table-cell>
          <table:table-cell office:value-type="float" office:value="161.388" calcext:value-type="float">
            <text:p>161.388</text:p>
          </table:table-cell>
          <table:table-cell office:value-type="float" office:value="0" calcext:value-type="float">
            <text:p>0</text:p>
          </table:table-cell>
          <table:table-cell office:value-type="float" office:value="15.4212" calcext:value-type="float">
            <text:p>15.4212</text:p>
          </table:table-cell>
          <table:table-cell office:value-type="float" office:value="3.031982" calcext:value-type="float">
            <text:p>3.031982</text:p>
          </table:table-cell>
          <table:table-cell office:value-type="float" office:value="13.30618" calcext:value-type="float">
            <text:p>13.30618</text:p>
          </table:table-cell>
          <table:table-cell office:value-type="float" office:value="6.115479" calcext:value-type="float">
            <text:p>6.115479</text:p>
          </table:table-cell>
          <table:table-cell office:value-type="float" office:value="12.58261" calcext:value-type="float">
            <text:p>12.58261</text:p>
          </table:table-cell>
          <table:table-cell office:value-type="float" office:value="7.943787" calcext:value-type="float">
            <text:p>7.943787</text:p>
          </table:table-cell>
          <table:table-cell office:value-type="float" office:value="12.28864" calcext:value-type="float">
            <text:p>12.28864</text:p>
          </table:table-cell>
          <table:table-cell office:value-type="float" office:value="9.507172" calcext:value-type="float">
            <text:p>9.507172</text:p>
          </table:table-cell>
          <table:table-cell office:value-type="float" office:value="12.29422" calcext:value-type="float">
            <text:p>12.29422</text:p>
          </table:table-cell>
          <table:table-cell office:value-type="float" office:value="10.51599" calcext:value-type="float">
            <text:p>10.51599</text:p>
          </table:table-cell>
          <table:table-cell office:value-type="float" office:value="12.5296" calcext:value-type="float">
            <text:p>12.5296</text:p>
          </table:table-cell>
          <table:table-cell office:value-type="float" office:value="11.62491" calcext:value-type="float">
            <text:p>11.62491</text:p>
          </table:table-cell>
          <table:table-cell office:value-type="float" office:value="13.18127" calcext:value-type="float">
            <text:p>13.18127</text:p>
          </table:table-cell>
          <table:table-cell office:value-type="float" office:value="12.58908" calcext:value-type="float">
            <text:p>12.58908</text:p>
          </table:table-cell>
          <table:table-cell office:value-type="float" office:value="14.23697" calcext:value-type="float">
            <text:p>14.23697</text:p>
          </table:table-cell>
          <table:table-cell office:value-type="float" office:value="13.87451" calcext:value-type="float">
            <text:p>13.87451</text:p>
          </table:table-cell>
          <table:table-cell office:value-type="float" office:value="15.77679" calcext:value-type="float">
            <text:p>15.77679</text:p>
          </table:table-cell>
          <table:table-cell office:value-type="float" office:value="15.42859" calcext:value-type="float">
            <text:p>15.42859</text:p>
          </table:table-cell>
          <table:table-cell office:value-type="float" office:value="16.73758" calcext:value-type="float">
            <text:p>16.73758</text:p>
          </table:table-cell>
          <table:table-cell office:value-type="float" office:value="16.54471" calcext:value-type="float">
            <text:p>16.54471</text:p>
          </table:table-cell>
          <table:table-cell office:value-type="float" office:value="17.04898" calcext:value-type="float">
            <text:p>17.04898</text:p>
          </table:table-cell>
          <table:table-cell office:value-type="float" office:value="16.93512" calcext:value-type="float">
            <text:p>16.93512</text:p>
          </table:table-cell>
          <table:table-cell office:value-type="float" office:value="17.11707" calcext:value-type="float">
            <text:p>17.11707</text:p>
          </table:table-cell>
          <table:table-cell office:value-type="float" office:value="17.04385" calcext:value-type="float">
            <text:p>17.04385</text:p>
          </table:table-cell>
          <table:table-cell office:value-type="float" office:value="16.92831" calcext:value-type="float">
            <text:p>16.92831</text:p>
          </table:table-cell>
          <table:table-cell office:value-type="float" office:value="16.87625" calcext:value-type="float">
            <text:p>16.87625</text:p>
          </table:table-cell>
          <table:table-cell office:value-type="float" office:value="16.57825" calcext:value-type="float">
            <text:p>16.57825</text:p>
          </table:table-cell>
          <table:table-cell office:value-type="float" office:value="16.53708" calcext:value-type="float">
            <text:p>16.53708</text:p>
          </table:table-cell>
          <table:table-cell office:value-type="float" office:value="15.4212" calcext:value-type="float">
            <text:p>15.4212</text:p>
          </table:table-cell>
          <table:table-cell office:value-type="float" office:value="3.031982" calcext:value-type="float">
            <text:p>3.0319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7.31358" calcext:value-type="float">
            <text:p>17.31358</text:p>
          </table:table-cell>
          <table:table-cell office:value-type="float" office:value="19.83" calcext:value-type="float">
            <text:p>19.83</text:p>
          </table:table-cell>
          <table:table-cell office:value-type="float" office:value="0.75" calcext:value-type="float">
            <text:p>0.75</text:p>
          </table:table-cell>
          <table:table-cell office:value-type="float" office:value="0.9954913" calcext:value-type="float">
            <text:p>0.9954913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233.82" calcext:value-type="float">
            <text:p>233.82</text:p>
          </table:table-cell>
          <table:table-cell office:value-type="float" office:value="0" calcext:value-type="float">
            <text:p>0</text:p>
          </table:table-cell>
          <table:table-cell office:value-type="float" office:value="16.43369" calcext:value-type="float">
            <text:p>16.43369</text:p>
          </table:table-cell>
          <table:table-cell office:value-type="float" office:value="2.963837" calcext:value-type="float">
            <text:p>2.963837</text:p>
          </table:table-cell>
          <table:table-cell office:value-type="float" office:value="13.87668" calcext:value-type="float">
            <text:p>13.87668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12.96643" calcext:value-type="float">
            <text:p>12.96643</text:p>
          </table:table-cell>
          <table:table-cell office:value-type="float" office:value="7.74472" calcext:value-type="float">
            <text:p>7.74472</text:p>
          </table:table-cell>
          <table:table-cell office:value-type="float" office:value="12.49908" calcext:value-type="float">
            <text:p>12.49908</text:p>
          </table:table-cell>
          <table:table-cell office:value-type="float" office:value="9.318207" calcext:value-type="float">
            <text:p>9.318207</text:p>
          </table:table-cell>
          <table:table-cell office:value-type="float" office:value="12.40491" calcext:value-type="float">
            <text:p>12.40491</text:p>
          </table:table-cell>
          <table:table-cell office:value-type="float" office:value="10.3316" calcext:value-type="float">
            <text:p>10.3316</text:p>
          </table:table-cell>
          <table:table-cell office:value-type="float" office:value="12.52817" calcext:value-type="float">
            <text:p>12.52817</text:p>
          </table:table-cell>
          <table:table-cell office:value-type="float" office:value="11.42618" calcext:value-type="float">
            <text:p>11.42618</text:p>
          </table:table-cell>
          <table:table-cell office:value-type="float" office:value="13.00473" calcext:value-type="float">
            <text:p>13.00473</text:p>
          </table:table-cell>
          <table:table-cell office:value-type="float" office:value="12.35495" calcext:value-type="float">
            <text:p>12.35495</text:p>
          </table:table-cell>
          <table:table-cell office:value-type="float" office:value="13.87427" calcext:value-type="float">
            <text:p>13.87427</text:p>
          </table:table-cell>
          <table:table-cell office:value-type="float" office:value="13.60733" calcext:value-type="float">
            <text:p>13.60733</text:p>
          </table:table-cell>
          <table:table-cell office:value-type="float" office:value="15.42523" calcext:value-type="float">
            <text:p>15.42523</text:p>
          </table:table-cell>
          <table:table-cell office:value-type="float" office:value="15.13058" calcext:value-type="float">
            <text:p>15.13058</text:p>
          </table:table-cell>
          <table:table-cell office:value-type="float" office:value="16.54254" calcext:value-type="float">
            <text:p>16.54254</text:p>
          </table:table-cell>
          <table:table-cell office:value-type="float" office:value="16.33835" calcext:value-type="float">
            <text:p>16.33835</text:p>
          </table:table-cell>
          <table:table-cell office:value-type="float" office:value="16.93387" calcext:value-type="float">
            <text:p>16.93387</text:p>
          </table:table-cell>
          <table:table-cell office:value-type="float" office:value="16.80563" calcext:value-type="float">
            <text:p>16.80563</text:p>
          </table:table-cell>
          <table:table-cell office:value-type="float" office:value="17.04306" calcext:value-type="float">
            <text:p>17.04306</text:p>
          </table:table-cell>
          <table:table-cell office:value-type="float" office:value="16.96289" calcext:value-type="float">
            <text:p>16.96289</text:p>
          </table:table-cell>
          <table:table-cell office:value-type="float" office:value="16.8757" calcext:value-type="float">
            <text:p>16.8757</text:p>
          </table:table-cell>
          <table:table-cell office:value-type="float" office:value="16.82098" calcext:value-type="float">
            <text:p>16.82098</text:p>
          </table:table-cell>
          <table:table-cell office:value-type="float" office:value="16.53662" calcext:value-type="float">
            <text:p>16.53662</text:p>
          </table:table-cell>
          <table:table-cell office:value-type="float" office:value="16.49298" calcext:value-type="float">
            <text:p>16.49298</text:p>
          </table:table-cell>
          <table:table-cell office:value-type="float" office:value="16.43372" calcext:value-type="float">
            <text:p>16.43372</text:p>
          </table:table-cell>
          <table:table-cell office:value-type="float" office:value="2.963837" calcext:value-type="float">
            <text:p>2.9638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5.21738" calcext:value-type="float">
            <text:p>15.21738</text:p>
          </table:table-cell>
          <table:table-cell office:value-type="float" office:value="23.39" calcext:value-type="float">
            <text:p>23.39</text:p>
          </table:table-cell>
          <table:table-cell office:value-type="float" office:value="8.94" calcext:value-type="float">
            <text:p>8.94</text:p>
          </table:table-cell>
          <table:table-cell office:value-type="float" office:value="1.175356" calcext:value-type="float">
            <text:p>1.175356</text:p>
          </table:table-cell>
          <table:table-cell office:value-type="float" office:value="0.8254692" calcext:value-type="float">
            <text:p>0.8254692</text:p>
          </table:table-cell>
          <table:table-cell office:value-type="float" office:value="280.764" calcext:value-type="float">
            <text:p>280.764</text:p>
          </table:table-cell>
          <table:table-cell office:value-type="float" office:value="0" calcext:value-type="float">
            <text:p>0</text:p>
          </table:table-cell>
          <table:table-cell office:value-type="float" office:value="18.82883" calcext:value-type="float">
            <text:p>18.82883</text:p>
          </table:table-cell>
          <table:table-cell office:value-type="float" office:value="8.978546" calcext:value-type="float">
            <text:p>8.978546</text:p>
          </table:table-cell>
          <table:table-cell office:value-type="float" office:value="16.16415" calcext:value-type="float">
            <text:p>16.16415</text:p>
          </table:table-cell>
          <table:table-cell office:value-type="float" office:value="10.25858" calcext:value-type="float">
            <text:p>10.25858</text:p>
          </table:table-cell>
          <table:table-cell office:value-type="float" office:value="14.98651" calcext:value-type="float">
            <text:p>14.98651</text:p>
          </table:table-cell>
          <table:table-cell office:value-type="float" office:value="10.9429" calcext:value-type="float">
            <text:p>10.9429</text:p>
          </table:table-cell>
          <table:table-cell office:value-type="float" office:value="14.22394" calcext:value-type="float">
            <text:p>14.22394</text:p>
          </table:table-cell>
          <table:table-cell office:value-type="float" office:value="11.5361" calcext:value-type="float">
            <text:p>11.5361</text:p>
          </table:table-cell>
          <table:table-cell office:value-type="float" office:value="13.85452" calcext:value-type="float">
            <text:p>13.85452</text:p>
          </table:table-cell>
          <table:table-cell office:value-type="float" office:value="11.93317" calcext:value-type="float">
            <text:p>11.93317</text:p>
          </table:table-cell>
          <table:table-cell office:value-type="float" office:value="13.62061" calcext:value-type="float">
            <text:p>13.62061</text:p>
          </table:table-cell>
          <table:table-cell office:value-type="float" office:value="12.39362" calcext:value-type="float">
            <text:p>12.39362</text:p>
          </table:table-cell>
          <table:table-cell office:value-type="float" office:value="13.63434" calcext:value-type="float">
            <text:p>13.63434</text:p>
          </table:table-cell>
          <table:table-cell office:value-type="float" office:value="12.8764" calcext:value-type="float">
            <text:p>12.8764</text:p>
          </table:table-cell>
          <table:table-cell office:value-type="float" office:value="13.7962" calcext:value-type="float">
            <text:p>13.7962</text:p>
          </table:table-cell>
          <table:table-cell office:value-type="float" office:value="13.61743" calcext:value-type="float">
            <text:p>13.61743</text:p>
          </table:table-cell>
          <table:table-cell office:value-type="float" office:value="15.12778" calcext:value-type="float">
            <text:p>15.12778</text:p>
          </table:table-cell>
          <table:table-cell office:value-type="float" office:value="14.9371" calcext:value-type="float">
            <text:p>14.9371</text:p>
          </table:table-cell>
          <table:table-cell office:value-type="float" office:value="16.33615" calcext:value-type="float">
            <text:p>16.33615</text:p>
          </table:table-cell>
          <table:table-cell office:value-type="float" office:value="16.13885" calcext:value-type="float">
            <text:p>16.13885</text:p>
          </table:table-cell>
          <table:table-cell office:value-type="float" office:value="16.80423" calcext:value-type="float">
            <text:p>16.80423</text:p>
          </table:table-cell>
          <table:table-cell office:value-type="float" office:value="16.66718" calcext:value-type="float">
            <text:p>16.66718</text:p>
          </table:table-cell>
          <table:table-cell office:value-type="float" office:value="16.96201" calcext:value-type="float">
            <text:p>16.96201</text:p>
          </table:table-cell>
          <table:table-cell office:value-type="float" office:value="16.87469" calcext:value-type="float">
            <text:p>16.87469</text:p>
          </table:table-cell>
          <table:table-cell office:value-type="float" office:value="16.82037" calcext:value-type="float">
            <text:p>16.82037</text:p>
          </table:table-cell>
          <table:table-cell office:value-type="float" office:value="16.7626" calcext:value-type="float">
            <text:p>16.7626</text:p>
          </table:table-cell>
          <table:table-cell office:value-type="float" office:value="16.49249" calcext:value-type="float">
            <text:p>16.49249</text:p>
          </table:table-cell>
          <table:table-cell office:value-type="float" office:value="16.44611" calcext:value-type="float">
            <text:p>16.44611</text:p>
          </table:table-cell>
          <table:table-cell office:value-type="float" office:value="18.82883" calcext:value-type="float">
            <text:p>18.82883</text:p>
          </table:table-cell>
          <table:table-cell office:value-type="float" office:value="8.937347" calcext:value-type="float">
            <text:p>8.9373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7.10012" calcext:value-type="float">
            <text:p>17.10012</text:p>
          </table:table-cell>
          <table:table-cell office:value-type="float" office:value="27.03" calcext:value-type="float">
            <text:p>27.03</text:p>
          </table:table-cell>
          <table:table-cell office:value-type="float" office:value="4.74" calcext:value-type="float">
            <text:p>4.74</text:p>
          </table:table-cell>
          <table:table-cell office:value-type="float" office:value="1.060627" calcext:value-type="float">
            <text:p>1.060627</text:p>
          </table:table-cell>
          <table:table-cell office:value-type="float" office:value="0.7533916" calcext:value-type="float">
            <text:p>0.7533916</text:p>
          </table:table-cell>
          <table:table-cell office:value-type="float" office:value="191.412" calcext:value-type="float">
            <text:p>191.412</text:p>
          </table:table-cell>
          <table:table-cell office:value-type="float" office:value="0" calcext:value-type="float">
            <text:p>0</text:p>
          </table:table-cell>
          <table:table-cell office:value-type="float" office:value="22.51678" calcext:value-type="float">
            <text:p>22.51678</text:p>
          </table:table-cell>
          <table:table-cell office:value-type="float" office:value="6.575134" calcext:value-type="float">
            <text:p>6.575134</text:p>
          </table:table-cell>
          <table:table-cell office:value-type="float" office:value="18.65509" calcext:value-type="float">
            <text:p>18.65509</text:p>
          </table:table-cell>
          <table:table-cell office:value-type="float" office:value="9.150818" calcext:value-type="float">
            <text:p>9.150818</text:p>
          </table:table-cell>
          <table:table-cell office:value-type="float" office:value="16.83551" calcext:value-type="float">
            <text:p>16.83551</text:p>
          </table:table-cell>
          <table:table-cell office:value-type="float" office:value="10.51422" calcext:value-type="float">
            <text:p>10.51422</text:p>
          </table:table-cell>
          <table:table-cell office:value-type="float" office:value="15.59891" calcext:value-type="float">
            <text:p>15.59891</text:p>
          </table:table-cell>
          <table:table-cell office:value-type="float" office:value="11.57846" calcext:value-type="float">
            <text:p>11.57846</text:p>
          </table:table-cell>
          <table:table-cell office:value-type="float" office:value="14.98453" calcext:value-type="float">
            <text:p>14.98453</text:p>
          </table:table-cell>
          <table:table-cell office:value-type="float" office:value="12.20004" calcext:value-type="float">
            <text:p>12.20004</text:p>
          </table:table-cell>
          <table:table-cell office:value-type="float" office:value="14.50317" calcext:value-type="float">
            <text:p>14.50317</text:p>
          </table:table-cell>
          <table:table-cell office:value-type="float" office:value="12.83133" calcext:value-type="float">
            <text:p>12.83133</text:p>
          </table:table-cell>
          <table:table-cell office:value-type="float" office:value="14.20129" calcext:value-type="float">
            <text:p>14.20129</text:p>
          </table:table-cell>
          <table:table-cell office:value-type="float" office:value="13.28687" calcext:value-type="float">
            <text:p>13.28687</text:p>
          </table:table-cell>
          <table:table-cell office:value-type="float" office:value="14.05051" calcext:value-type="float">
            <text:p>14.05051</text:p>
          </table:table-cell>
          <table:table-cell office:value-type="float" office:value="13.80173" calcext:value-type="float">
            <text:p>13.80173</text:p>
          </table:table-cell>
          <table:table-cell office:value-type="float" office:value="14.93613" calcext:value-type="float">
            <text:p>14.93613</text:p>
          </table:table-cell>
          <table:table-cell office:value-type="float" office:value="14.88757" calcext:value-type="float">
            <text:p>14.88757</text:p>
          </table:table-cell>
          <table:table-cell office:value-type="float" office:value="16.13684" calcext:value-type="float">
            <text:p>16.13684</text:p>
          </table:table-cell>
          <table:table-cell office:value-type="float" office:value="15.97388" calcext:value-type="float">
            <text:p>15.97388</text:p>
          </table:table-cell>
          <table:table-cell office:value-type="float" office:value="16.66568" calcext:value-type="float">
            <text:p>16.66568</text:p>
          </table:table-cell>
          <table:table-cell office:value-type="float" office:value="16.52969" calcext:value-type="float">
            <text:p>16.52969</text:p>
          </table:table-cell>
          <table:table-cell office:value-type="float" office:value="16.87372" calcext:value-type="float">
            <text:p>16.87372</text:p>
          </table:table-cell>
          <table:table-cell office:value-type="float" office:value="16.77966" calcext:value-type="float">
            <text:p>16.77966</text:p>
          </table:table-cell>
          <table:table-cell office:value-type="float" office:value="16.76196" calcext:value-type="float">
            <text:p>16.76196</text:p>
          </table:table-cell>
          <table:table-cell office:value-type="float" office:value="16.69925" calcext:value-type="float">
            <text:p>16.69925</text:p>
          </table:table-cell>
          <table:table-cell office:value-type="float" office:value="16.44562" calcext:value-type="float">
            <text:p>16.44562</text:p>
          </table:table-cell>
          <table:table-cell office:value-type="float" office:value="16.3978" calcext:value-type="float">
            <text:p>16.3978</text:p>
          </table:table-cell>
          <table:table-cell office:value-type="float" office:value="22.51678" calcext:value-type="float">
            <text:p>22.51678</text:p>
          </table:table-cell>
          <table:table-cell office:value-type="float" office:value="6.575165" calcext:value-type="float">
            <text:p>6.5751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6.79558" calcext:value-type="float">
            <text:p>16.79558</text:p>
          </table:table-cell>
          <table:table-cell office:value-type="float" office:value="29.35" calcext:value-type="float">
            <text:p>29.35</text:p>
          </table:table-cell>
          <table:table-cell office:value-type="float" office:value="8.31" calcext:value-type="float">
            <text:p>8.31</text:p>
          </table:table-cell>
          <table:table-cell office:value-type="float" office:value="1.115681" calcext:value-type="float">
            <text:p>1.115681</text:p>
          </table:table-cell>
          <table:table-cell office:value-type="float" office:value="0.7923626" calcext:value-type="float">
            <text:p>0.7923626</text:p>
          </table:table-cell>
          <table:table-cell office:value-type="float" office:value="172.332" calcext:value-type="float">
            <text:p>172.332</text:p>
          </table:table-cell>
          <table:table-cell office:value-type="float" office:value="0" calcext:value-type="float">
            <text:p>0</text:p>
          </table:table-cell>
          <table:table-cell office:value-type="float" office:value="25.35138" calcext:value-type="float">
            <text:p>25.35138</text:p>
          </table:table-cell>
          <table:table-cell office:value-type="float" office:value="9.856506" calcext:value-type="float">
            <text:p>9.856506</text:p>
          </table:table-cell>
          <table:table-cell office:value-type="float" office:value="20.98462" calcext:value-type="float">
            <text:p>20.98462</text:p>
          </table:table-cell>
          <table:table-cell office:value-type="float" office:value="11.84583" calcext:value-type="float">
            <text:p>11.84583</text:p>
          </table:table-cell>
          <table:table-cell office:value-type="float" office:value="18.86893" calcext:value-type="float">
            <text:p>18.86893</text:p>
          </table:table-cell>
          <table:table-cell office:value-type="float" office:value="12.79239" calcext:value-type="float">
            <text:p>12.79239</text:p>
          </table:table-cell>
          <table:table-cell office:value-type="float" office:value="17.31409" calcext:value-type="float">
            <text:p>17.31409</text:p>
          </table:table-cell>
          <table:table-cell office:value-type="float" office:value="13.44345" calcext:value-type="float">
            <text:p>13.44345</text:p>
          </table:table-cell>
          <table:table-cell office:value-type="float" office:value="16.46674" calcext:value-type="float">
            <text:p>16.46674</text:p>
          </table:table-cell>
          <table:table-cell office:value-type="float" office:value="13.76724" calcext:value-type="float">
            <text:p>13.76724</text:p>
          </table:table-cell>
          <table:table-cell office:value-type="float" office:value="15.73773" calcext:value-type="float">
            <text:p>15.73773</text:p>
          </table:table-cell>
          <table:table-cell office:value-type="float" office:value="14.05432" calcext:value-type="float">
            <text:p>14.05432</text:p>
          </table:table-cell>
          <table:table-cell office:value-type="float" office:value="15.16095" calcext:value-type="float">
            <text:p>15.16095</text:p>
          </table:table-cell>
          <table:table-cell office:value-type="float" office:value="14.18161" calcext:value-type="float">
            <text:p>14.18161</text:p>
          </table:table-cell>
          <table:table-cell office:value-type="float" office:value="14.57831" calcext:value-type="float">
            <text:p>14.57831</text:p>
          </table:table-cell>
          <table:table-cell office:value-type="float" office:value="14.0578" calcext:value-type="float">
            <text:p>14.0578</text:p>
          </table:table-cell>
          <table:table-cell office:value-type="float" office:value="14.96286" calcext:value-type="float">
            <text:p>14.96286</text:p>
          </table:table-cell>
          <table:table-cell office:value-type="float" office:value="14.88757" calcext:value-type="float">
            <text:p>14.88757</text:p>
          </table:table-cell>
          <table:table-cell office:value-type="float" office:value="15.97238" calcext:value-type="float">
            <text:p>15.97238</text:p>
          </table:table-cell>
          <table:table-cell office:value-type="float" office:value="15.85599" calcext:value-type="float">
            <text:p>15.85599</text:p>
          </table:table-cell>
          <table:table-cell office:value-type="float" office:value="16.52832" calcext:value-type="float">
            <text:p>16.52832</text:p>
          </table:table-cell>
          <table:table-cell office:value-type="float" office:value="16.40387" calcext:value-type="float">
            <text:p>16.40387</text:p>
          </table:table-cell>
          <table:table-cell office:value-type="float" office:value="16.77869" calcext:value-type="float">
            <text:p>16.77869</text:p>
          </table:table-cell>
          <table:table-cell office:value-type="float" office:value="16.68195" calcext:value-type="float">
            <text:p>16.68195</text:p>
          </table:table-cell>
          <table:table-cell office:value-type="float" office:value="16.69858" calcext:value-type="float">
            <text:p>16.69858</text:p>
          </table:table-cell>
          <table:table-cell office:value-type="float" office:value="16.63083" calcext:value-type="float">
            <text:p>16.63083</text:p>
          </table:table-cell>
          <table:table-cell office:value-type="float" office:value="16.39728" calcext:value-type="float">
            <text:p>16.39728</text:p>
          </table:table-cell>
          <table:table-cell office:value-type="float" office:value="16.34592" calcext:value-type="float">
            <text:p>16.34592</text:p>
          </table:table-cell>
          <table:table-cell office:value-type="float" office:value="25.35138" calcext:value-type="float">
            <text:p>25.35138</text:p>
          </table:table-cell>
          <table:table-cell office:value-type="float" office:value="9.856537" calcext:value-type="float">
            <text:p>9.8565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6.67528" calcext:value-type="float">
            <text:p>16.67528</text:p>
          </table:table-cell>
          <table:table-cell office:value-type="float" office:value="28.44" calcext:value-type="float">
            <text:p>28.44</text:p>
          </table:table-cell>
          <table:table-cell office:value-type="float" office:value="9.95" calcext:value-type="float">
            <text:p>9.95</text:p>
          </table:table-cell>
          <table:table-cell office:value-type="float" office:value="1.257207" calcext:value-type="float">
            <text:p>1.257207</text:p>
          </table:table-cell>
          <table:table-cell office:value-type="float" office:value="0.8777212" calcext:value-type="float">
            <text:p>0.8777212</text:p>
          </table:table-cell>
          <table:table-cell office:value-type="float" office:value="201.852" calcext:value-type="float">
            <text:p>201.852</text:p>
          </table:table-cell>
          <table:table-cell office:value-type="float" office:value="0" calcext:value-type="float">
            <text:p>0</text:p>
          </table:table-cell>
          <table:table-cell office:value-type="float" office:value="25.98572" calcext:value-type="float">
            <text:p>25.98572</text:p>
          </table:table-cell>
          <table:table-cell office:value-type="float" office:value="11.83835" calcext:value-type="float">
            <text:p>11.83835</text:p>
          </table:table-cell>
          <table:table-cell office:value-type="float" office:value="21.89386" calcext:value-type="float">
            <text:p>21.89386</text:p>
          </table:table-cell>
          <table:table-cell office:value-type="float" office:value="13.73267" calcext:value-type="float">
            <text:p>13.73267</text:p>
          </table:table-cell>
          <table:table-cell office:value-type="float" office:value="19.9014" calcext:value-type="float">
            <text:p>19.9014</text:p>
          </table:table-cell>
          <table:table-cell office:value-type="float" office:value="14.55304" calcext:value-type="float">
            <text:p>14.55304</text:p>
          </table:table-cell>
          <table:table-cell office:value-type="float" office:value="18.35291" calcext:value-type="float">
            <text:p>18.35291</text:p>
          </table:table-cell>
          <table:table-cell office:value-type="float" office:value="15.02338" calcext:value-type="float">
            <text:p>15.02338</text:p>
          </table:table-cell>
          <table:table-cell office:value-type="float" office:value="17.44391" calcext:value-type="float">
            <text:p>17.44391</text:p>
          </table:table-cell>
          <table:table-cell office:value-type="float" office:value="15.19043" calcext:value-type="float">
            <text:p>15.19043</text:p>
          </table:table-cell>
          <table:table-cell office:value-type="float" office:value="16.62512" calcext:value-type="float">
            <text:p>16.62512</text:p>
          </table:table-cell>
          <table:table-cell office:value-type="float" office:value="15.27374" calcext:value-type="float">
            <text:p>15.27374</text:p>
          </table:table-cell>
          <table:table-cell office:value-type="float" office:value="16.00314" calcext:value-type="float">
            <text:p>16.00314</text:p>
          </table:table-cell>
          <table:table-cell office:value-type="float" office:value="15.1669" calcext:value-type="float">
            <text:p>15.1669</text:p>
          </table:table-cell>
          <table:table-cell office:value-type="float" office:value="15.22116" calcext:value-type="float">
            <text:p>15.22116</text:p>
          </table:table-cell>
          <table:table-cell office:value-type="float" office:value="14.58783" calcext:value-type="float">
            <text:p>14.58783</text:p>
          </table:table-cell>
          <table:table-cell office:value-type="float" office:value="15.1687" calcext:value-type="float">
            <text:p>15.1687</text:p>
          </table:table-cell>
          <table:table-cell office:value-type="float" office:value="14.96432" calcext:value-type="float">
            <text:p>14.96432</text:p>
          </table:table-cell>
          <table:table-cell office:value-type="float" office:value="15.85504" calcext:value-type="float">
            <text:p>15.85504</text:p>
          </table:table-cell>
          <table:table-cell office:value-type="float" office:value="15.79715" calcext:value-type="float">
            <text:p>15.79715</text:p>
          </table:table-cell>
          <table:table-cell office:value-type="float" office:value="16.40265" calcext:value-type="float">
            <text:p>16.40265</text:p>
          </table:table-cell>
          <table:table-cell office:value-type="float" office:value="16.29849" calcext:value-type="float">
            <text:p>16.29849</text:p>
          </table:table-cell>
          <table:table-cell office:value-type="float" office:value="16.68091" calcext:value-type="float">
            <text:p>16.68091</text:p>
          </table:table-cell>
          <table:table-cell office:value-type="float" office:value="16.58649" calcext:value-type="float">
            <text:p>16.58649</text:p>
          </table:table-cell>
          <table:table-cell office:value-type="float" office:value="16.63013" calcext:value-type="float">
            <text:p>16.63013</text:p>
          </table:table-cell>
          <table:table-cell office:value-type="float" office:value="16.56256" calcext:value-type="float">
            <text:p>16.56256</text:p>
          </table:table-cell>
          <table:table-cell office:value-type="float" office:value="16.3454" calcext:value-type="float">
            <text:p>16.3454</text:p>
          </table:table-cell>
          <table:table-cell office:value-type="float" office:value="16.29163" calcext:value-type="float">
            <text:p>16.29163</text:p>
          </table:table-cell>
          <table:table-cell office:value-type="float" office:value="25.98569" calcext:value-type="float">
            <text:p>25.98569</text:p>
          </table:table-cell>
          <table:table-cell office:value-type="float" office:value="11.83835" calcext:value-type="float">
            <text:p>11.838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6.16324" calcext:value-type="float">
            <text:p>16.16324</text:p>
          </table:table-cell>
          <table:table-cell office:value-type="float" office:value="27.29" calcext:value-type="float">
            <text:p>27.29</text:p>
          </table:table-cell>
          <table:table-cell office:value-type="float" office:value="10.76" calcext:value-type="float">
            <text:p>10.76</text:p>
          </table:table-cell>
          <table:table-cell office:value-type="float" office:value="1.464129" calcext:value-type="float">
            <text:p>1.464129</text:p>
          </table:table-cell>
          <table:table-cell office:value-type="float" office:value="1.05908" calcext:value-type="float">
            <text:p>1.059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.2594" calcext:value-type="float">
            <text:p>24.2594</text:p>
          </table:table-cell>
          <table:table-cell office:value-type="float" office:value="12.39993" calcext:value-type="float">
            <text:p>12.39993</text:p>
          </table:table-cell>
          <table:table-cell office:value-type="float" office:value="21.12802" calcext:value-type="float">
            <text:p>21.12802</text:p>
          </table:table-cell>
          <table:table-cell office:value-type="float" office:value="14.21896" calcext:value-type="float">
            <text:p>14.21896</text:p>
          </table:table-cell>
          <table:table-cell office:value-type="float" office:value="19.55453" calcext:value-type="float">
            <text:p>19.55453</text:p>
          </table:table-cell>
          <table:table-cell office:value-type="float" office:value="15.05817" calcext:value-type="float">
            <text:p>15.05817</text:p>
          </table:table-cell>
          <table:table-cell office:value-type="float" office:value="18.31891" calcext:value-type="float">
            <text:p>18.31891</text:p>
          </table:table-cell>
          <table:table-cell office:value-type="float" office:value="15.57224" calcext:value-type="float">
            <text:p>15.57224</text:p>
          </table:table-cell>
          <table:table-cell office:value-type="float" office:value="17.58282" calcext:value-type="float">
            <text:p>17.58282</text:p>
          </table:table-cell>
          <table:table-cell office:value-type="float" office:value="15.77637" calcext:value-type="float">
            <text:p>15.77637</text:p>
          </table:table-cell>
          <table:table-cell office:value-type="float" office:value="16.90881" calcext:value-type="float">
            <text:p>16.90881</text:p>
          </table:table-cell>
          <table:table-cell office:value-type="float" office:value="15.88202" calcext:value-type="float">
            <text:p>15.88202</text:p>
          </table:table-cell>
          <table:table-cell office:value-type="float" office:value="16.38071" calcext:value-type="float">
            <text:p>16.38071</text:p>
          </table:table-cell>
          <table:table-cell office:value-type="float" office:value="15.76904" calcext:value-type="float">
            <text:p>15.76904</text:p>
          </table:table-cell>
          <table:table-cell office:value-type="float" office:value="15.69458" calcext:value-type="float">
            <text:p>15.69458</text:p>
          </table:table-cell>
          <table:table-cell office:value-type="float" office:value="15.23019" calcext:value-type="float">
            <text:p>15.23019</text:p>
          </table:table-cell>
          <table:table-cell office:value-type="float" office:value="15.43057" calcext:value-type="float">
            <text:p>15.43057</text:p>
          </table:table-cell>
          <table:table-cell office:value-type="float" office:value="15.17133" calcext:value-type="float">
            <text:p>15.17133</text:p>
          </table:table-cell>
          <table:table-cell office:value-type="float" office:value="15.79807" calcext:value-type="float">
            <text:p>15.79807</text:p>
          </table:table-cell>
          <table:table-cell office:value-type="float" office:value="15.79105" calcext:value-type="float">
            <text:p>15.79105</text:p>
          </table:table-cell>
          <table:table-cell office:value-type="float" office:value="16.29752" calcext:value-type="float">
            <text:p>16.29752</text:p>
          </table:table-cell>
          <table:table-cell office:value-type="float" office:value="16.22107" calcext:value-type="float">
            <text:p>16.22107</text:p>
          </table:table-cell>
          <table:table-cell office:value-type="float" office:value="16.58554" calcext:value-type="float">
            <text:p>16.58554</text:p>
          </table:table-cell>
          <table:table-cell office:value-type="float" office:value="16.49762" calcext:value-type="float">
            <text:p>16.49762</text:p>
          </table:table-cell>
          <table:table-cell office:value-type="float" office:value="16.56183" calcext:value-type="float">
            <text:p>16.56183</text:p>
          </table:table-cell>
          <table:table-cell office:value-type="float" office:value="16.49188" calcext:value-type="float">
            <text:p>16.49188</text:p>
          </table:table-cell>
          <table:table-cell office:value-type="float" office:value="16.29105" calcext:value-type="float">
            <text:p>16.29105</text:p>
          </table:table-cell>
          <table:table-cell office:value-type="float" office:value="16.23465" calcext:value-type="float">
            <text:p>16.23465</text:p>
          </table:table-cell>
          <table:table-cell office:value-type="float" office:value="24.2594" calcext:value-type="float">
            <text:p>24.2594</text:p>
          </table:table-cell>
          <table:table-cell office:value-type="float" office:value="12.39993" calcext:value-type="float">
            <text:p>12.39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1.31786" calcext:value-type="float">
            <text:p>11.31786</text:p>
          </table:table-cell>
          <table:table-cell office:value-type="float" office:value="27.14" calcext:value-type="float">
            <text:p>27.14</text:p>
          </table:table-cell>
          <table:table-cell office:value-type="float" office:value="14.12" calcext:value-type="float">
            <text:p>14.12</text:p>
          </table:table-cell>
          <table:table-cell office:value-type="float" office:value="1.562874" calcext:value-type="float">
            <text:p>1.562874</text:p>
          </table:table-cell>
          <table:table-cell office:value-type="float" office:value="1.397887" calcext:value-type="float">
            <text:p>1.397887</text:p>
          </table:table-cell>
          <table:table-cell office:value-type="float" office:value="344.7" calcext:value-type="float">
            <text:p>344.7</text:p>
          </table:table-cell>
          <table:table-cell office:value-type="float" office:value="0" calcext:value-type="float">
            <text:p>0</text:p>
          </table:table-cell>
          <table:table-cell office:value-type="float" office:value="22.89682" calcext:value-type="float">
            <text:p>22.89682</text:p>
          </table:table-cell>
          <table:table-cell office:value-type="float" office:value="14.44342" calcext:value-type="float">
            <text:p>14.44342</text:p>
          </table:table-cell>
          <table:table-cell office:value-type="float" office:value="20.04871" calcext:value-type="float">
            <text:p>20.04871</text:p>
          </table:table-cell>
          <table:table-cell office:value-type="float" office:value="15.54053" calcext:value-type="float">
            <text:p>15.54053</text:p>
          </table:table-cell>
          <table:table-cell office:value-type="float" office:value="18.97131" calcext:value-type="float">
            <text:p>18.97131</text:p>
          </table:table-cell>
          <table:table-cell office:value-type="float" office:value="16.05399" calcext:value-type="float">
            <text:p>16.05399</text:p>
          </table:table-cell>
          <table:table-cell office:value-type="float" office:value="18.12396" calcext:value-type="float">
            <text:p>18.12396</text:p>
          </table:table-cell>
          <table:table-cell office:value-type="float" office:value="16.34164" calcext:value-type="float">
            <text:p>16.34164</text:p>
          </table:table-cell>
          <table:table-cell office:value-type="float" office:value="17.59406" calcext:value-type="float">
            <text:p>17.59406</text:p>
          </table:table-cell>
          <table:table-cell office:value-type="float" office:value="16.42239" calcext:value-type="float">
            <text:p>16.42239</text:p>
          </table:table-cell>
          <table:table-cell office:value-type="float" office:value="17.08078" calcext:value-type="float">
            <text:p>17.08078</text:p>
          </table:table-cell>
          <table:table-cell office:value-type="float" office:value="16.41742" calcext:value-type="float">
            <text:p>16.41742</text:p>
          </table:table-cell>
          <table:table-cell office:value-type="float" office:value="16.65765" calcext:value-type="float">
            <text:p>16.65765</text:p>
          </table:table-cell>
          <table:table-cell office:value-type="float" office:value="16.24622" calcext:value-type="float">
            <text:p>16.24622</text:p>
          </table:table-cell>
          <table:table-cell office:value-type="float" office:value="16.06244" calcext:value-type="float">
            <text:p>16.06244</text:p>
          </table:table-cell>
          <table:table-cell office:value-type="float" office:value="15.70102" calcext:value-type="float">
            <text:p>15.70102</text:p>
          </table:table-cell>
          <table:table-cell office:value-type="float" office:value="15.68051" calcext:value-type="float">
            <text:p>15.68051</text:p>
          </table:table-cell>
          <table:table-cell office:value-type="float" office:value="15.43323" calcext:value-type="float">
            <text:p>15.43323</text:p>
          </table:table-cell>
          <table:table-cell office:value-type="float" office:value="15.84045" calcext:value-type="float">
            <text:p>15.84045</text:p>
          </table:table-cell>
          <table:table-cell office:value-type="float" office:value="15.79834" calcext:value-type="float">
            <text:p>15.79834</text:p>
          </table:table-cell>
          <table:table-cell office:value-type="float" office:value="16.22043" calcext:value-type="float">
            <text:p>16.22043</text:p>
          </table:table-cell>
          <table:table-cell office:value-type="float" office:value="16.17212" calcext:value-type="float">
            <text:p>16.17212</text:p>
          </table:table-cell>
          <table:table-cell office:value-type="float" office:value="16.49677" calcext:value-type="float">
            <text:p>16.49677</text:p>
          </table:table-cell>
          <table:table-cell office:value-type="float" office:value="16.41849" calcext:value-type="float">
            <text:p>16.41849</text:p>
          </table:table-cell>
          <table:table-cell office:value-type="float" office:value="16.49118" calcext:value-type="float">
            <text:p>16.49118</text:p>
          </table:table-cell>
          <table:table-cell office:value-type="float" office:value="16.42133" calcext:value-type="float">
            <text:p>16.42133</text:p>
          </table:table-cell>
          <table:table-cell office:value-type="float" office:value="16.23404" calcext:value-type="float">
            <text:p>16.23404</text:p>
          </table:table-cell>
          <table:table-cell office:value-type="float" office:value="16.1749" calcext:value-type="float">
            <text:p>16.1749</text:p>
          </table:table-cell>
          <table:table-cell office:value-type="float" office:value="22.89682" calcext:value-type="float">
            <text:p>22.89682</text:p>
          </table:table-cell>
          <table:table-cell office:value-type="float" office:value="14.44339" calcext:value-type="float">
            <text:p>14.44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5.6753" calcext:value-type="float">
            <text:p>15.6753</text:p>
          </table:table-cell>
          <table:table-cell office:value-type="float" office:value="27.11" calcext:value-type="float">
            <text:p>27.11</text:p>
          </table:table-cell>
          <table:table-cell office:value-type="float" office:value="13.39" calcext:value-type="float">
            <text:p>13.39</text:p>
          </table:table-cell>
          <table:table-cell office:value-type="float" office:value="1.565128" calcext:value-type="float">
            <text:p>1.565128</text:p>
          </table:table-cell>
          <table:table-cell office:value-type="float" office:value="1.191332" calcext:value-type="float">
            <text:p>1.191332</text:p>
          </table:table-cell>
          <table:table-cell office:value-type="float" office:value="253.404" calcext:value-type="float">
            <text:p>253.404</text:p>
          </table:table-cell>
          <table:table-cell office:value-type="float" office:value="0" calcext:value-type="float">
            <text:p>0</text:p>
          </table:table-cell>
          <table:table-cell office:value-type="float" office:value="23.50998" calcext:value-type="float">
            <text:p>23.50998</text:p>
          </table:table-cell>
          <table:table-cell office:value-type="float" office:value="13.82132" calcext:value-type="float">
            <text:p>13.82132</text:p>
          </table:table-cell>
          <table:table-cell office:value-type="float" office:value="20.85251" calcext:value-type="float">
            <text:p>20.85251</text:p>
          </table:table-cell>
          <table:table-cell office:value-type="float" office:value="15.25803" calcext:value-type="float">
            <text:p>15.25803</text:p>
          </table:table-cell>
          <table:table-cell office:value-type="float" office:value="19.53421" calcext:value-type="float">
            <text:p>19.53421</text:p>
          </table:table-cell>
          <table:table-cell office:value-type="float" office:value="15.92923" calcext:value-type="float">
            <text:p>15.92923</text:p>
          </table:table-cell>
          <table:table-cell office:value-type="float" office:value="18.50601" calcext:value-type="float">
            <text:p>18.50601</text:p>
          </table:table-cell>
          <table:table-cell office:value-type="float" office:value="16.3197" calcext:value-type="float">
            <text:p>16.3197</text:p>
          </table:table-cell>
          <table:table-cell office:value-type="float" office:value="17.89224" calcext:value-type="float">
            <text:p>17.89224</text:p>
          </table:table-cell>
          <table:table-cell office:value-type="float" office:value="16.47031" calcext:value-type="float">
            <text:p>16.47031</text:p>
          </table:table-cell>
          <table:table-cell office:value-type="float" office:value="17.30887" calcext:value-type="float">
            <text:p>17.30887</text:p>
          </table:table-cell>
          <table:table-cell office:value-type="float" office:value="16.54245" calcext:value-type="float">
            <text:p>16.54245</text:p>
          </table:table-cell>
          <table:table-cell office:value-type="float" office:value="16.88611" calcext:value-type="float">
            <text:p>16.88611</text:p>
          </table:table-cell>
          <table:table-cell office:value-type="float" office:value="16.43625" calcext:value-type="float">
            <text:p>16.43625</text:p>
          </table:table-cell>
          <table:table-cell office:value-type="float" office:value="16.30276" calcext:value-type="float">
            <text:p>16.30276</text:p>
          </table:table-cell>
          <table:table-cell office:value-type="float" office:value="16.06705" calcext:value-type="float">
            <text:p>16.06705</text:p>
          </table:table-cell>
          <table:table-cell office:value-type="float" office:value="15.89337" calcext:value-type="float">
            <text:p>15.89337</text:p>
          </table:table-cell>
          <table:table-cell office:value-type="float" office:value="15.68295" calcext:value-type="float">
            <text:p>15.68295</text:p>
          </table:table-cell>
          <table:table-cell office:value-type="float" office:value="15.90594" calcext:value-type="float">
            <text:p>15.90594</text:p>
          </table:table-cell>
          <table:table-cell office:value-type="float" office:value="15.84103" calcext:value-type="float">
            <text:p>15.84103</text:p>
          </table:table-cell>
          <table:table-cell office:value-type="float" office:value="16.17169" calcext:value-type="float">
            <text:p>16.17169</text:p>
          </table:table-cell>
          <table:table-cell office:value-type="float" office:value="16.14682" calcext:value-type="float">
            <text:p>16.14682</text:p>
          </table:table-cell>
          <table:table-cell office:value-type="float" office:value="16.41769" calcext:value-type="float">
            <text:p>16.41769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6.42059" calcext:value-type="float">
            <text:p>16.42059</text:p>
          </table:table-cell>
          <table:table-cell office:value-type="float" office:value="16.35257" calcext:value-type="float">
            <text:p>16.35257</text:p>
          </table:table-cell>
          <table:table-cell office:value-type="float" office:value="16.17429" calcext:value-type="float">
            <text:p>16.17429</text:p>
          </table:table-cell>
          <table:table-cell office:value-type="float" office:value="16.11389" calcext:value-type="float">
            <text:p>16.11389</text:p>
          </table:table-cell>
          <table:table-cell office:value-type="float" office:value="23.51001" calcext:value-type="float">
            <text:p>23.51001</text:p>
          </table:table-cell>
          <table:table-cell office:value-type="float" office:value="13.82132" calcext:value-type="float">
            <text:p>13.82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9.916365" calcext:value-type="float">
            <text:p>9.916365</text:p>
          </table:table-cell>
          <table:table-cell office:value-type="float" office:value="23.13" calcext:value-type="float">
            <text:p>23.13</text:p>
          </table:table-cell>
          <table:table-cell office:value-type="float" office:value="13.3" calcext:value-type="float">
            <text:p>13.3</text:p>
          </table:table-cell>
          <table:table-cell office:value-type="float" office:value="1.498085" calcext:value-type="float">
            <text:p>1.498085</text:p>
          </table:table-cell>
          <table:table-cell office:value-type="float" office:value="1.246633" calcext:value-type="float">
            <text:p>1.246633</text:p>
          </table:table-cell>
          <table:table-cell office:value-type="float" office:value="365.076" calcext:value-type="float">
            <text:p>365.076</text:p>
          </table:table-cell>
          <table:table-cell office:value-type="float" office:value="0" calcext:value-type="float">
            <text:p>0</text:p>
          </table:table-cell>
          <table:table-cell office:value-type="float" office:value="20.27914" calcext:value-type="float">
            <text:p>20.27914</text:p>
          </table:table-cell>
          <table:table-cell office:value-type="float" office:value="14.34067" calcext:value-type="float">
            <text:p>14.34067</text:p>
          </table:table-cell>
          <table:table-cell office:value-type="float" office:value="18.58209" calcext:value-type="float">
            <text:p>18.58209</text:p>
          </table:table-cell>
          <table:table-cell office:value-type="float" office:value="15.67783" calcext:value-type="float">
            <text:p>15.67783</text:p>
          </table:table-cell>
          <table:table-cell office:value-type="float" office:value="17.88815" calcext:value-type="float">
            <text:p>17.88815</text:p>
          </table:table-cell>
          <table:table-cell office:value-type="float" office:value="16.09735" calcext:value-type="float">
            <text:p>16.09735</text:p>
          </table:table-cell>
          <table:table-cell office:value-type="float" office:value="17.64001" calcext:value-type="float">
            <text:p>17.64001</text:p>
          </table:table-cell>
          <table:table-cell office:value-type="float" office:value="16.38586" calcext:value-type="float">
            <text:p>16.38586</text:p>
          </table:table-cell>
          <table:table-cell office:value-type="float" office:value="17.53296" calcext:value-type="float">
            <text:p>17.53296</text:p>
          </table:table-cell>
          <table:table-cell office:value-type="float" office:value="16.50333" calcext:value-type="float">
            <text:p>16.50333</text:p>
          </table:table-cell>
          <table:table-cell office:value-type="float" office:value="17.28705" calcext:value-type="float">
            <text:p>17.28705</text:p>
          </table:table-cell>
          <table:table-cell office:value-type="float" office:value="16.57257" calcext:value-type="float">
            <text:p>16.57257</text:p>
          </table:table-cell>
          <table:table-cell office:value-type="float" office:value="16.897" calcext:value-type="float">
            <text:p>16.897</text:p>
          </table:table-cell>
          <table:table-cell office:value-type="float" office:value="16.52496" calcext:value-type="float">
            <text:p>16.52496</text:p>
          </table:table-cell>
          <table:table-cell office:value-type="float" office:value="16.40338" calcext:value-type="float">
            <text:p>16.40338</text:p>
          </table:table-cell>
          <table:table-cell office:value-type="float" office:value="16.30701" calcext:value-type="float">
            <text:p>16.30701</text:p>
          </table:table-cell>
          <table:table-cell office:value-type="float" office:value="16.06247" calcext:value-type="float">
            <text:p>16.06247</text:p>
          </table:table-cell>
          <table:table-cell office:value-type="float" office:value="15.89542" calcext:value-type="float">
            <text:p>15.89542</text:p>
          </table:table-cell>
          <table:table-cell office:value-type="float" office:value="15.98026" calcext:value-type="float">
            <text:p>15.98026</text:p>
          </table:table-cell>
          <table:table-cell office:value-type="float" office:value="15.90665" calcext:value-type="float">
            <text:p>15.90665</text:p>
          </table:table-cell>
          <table:table-cell office:value-type="float" office:value="16.14667" calcext:value-type="float">
            <text:p>16.14667</text:p>
          </table:table-cell>
          <table:table-cell office:value-type="float" office:value="16.13977" calcext:value-type="float">
            <text:p>16.13977</text:p>
          </table:table-cell>
          <table:table-cell office:value-type="float" office:value="16.35049" calcext:value-type="float">
            <text:p>16.35049</text:p>
          </table:table-cell>
          <table:table-cell office:value-type="float" office:value="16.29596" calcext:value-type="float">
            <text:p>16.29596</text:p>
          </table:table-cell>
          <table:table-cell office:value-type="float" office:value="16.35187" calcext:value-type="float">
            <text:p>16.35187</text:p>
          </table:table-cell>
          <table:table-cell office:value-type="float" office:value="16.28702" calcext:value-type="float">
            <text:p>16.28702</text:p>
          </table:table-cell>
          <table:table-cell office:value-type="float" office:value="16.11325" calcext:value-type="float">
            <text:p>16.11325</text:p>
          </table:table-cell>
          <table:table-cell office:value-type="float" office:value="16.05243" calcext:value-type="float">
            <text:p>16.05243</text:p>
          </table:table-cell>
          <table:table-cell office:value-type="float" office:value="20.27914" calcext:value-type="float">
            <text:p>20.27914</text:p>
          </table:table-cell>
          <table:table-cell office:value-type="float" office:value="14.34067" calcext:value-type="float">
            <text:p>14.34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1.7828" calcext:value-type="float">
            <text:p>11.7828</text:p>
          </table:table-cell>
          <table:table-cell office:value-type="float" office:value="19.24" calcext:value-type="float">
            <text:p>19.24</text:p>
          </table:table-cell>
          <table:table-cell office:value-type="float" office:value="6.96" calcext:value-type="float">
            <text:p>6.96</text:p>
          </table:table-cell>
          <table:table-cell office:value-type="float" office:value="1.607948" calcext:value-type="float">
            <text:p>1.607948</text:p>
          </table:table-cell>
          <table:table-cell office:value-type="float" office:value="0.8394235" calcext:value-type="float">
            <text:p>0.8394235</text:p>
          </table:table-cell>
          <table:table-cell office:value-type="float" office:value="353.916" calcext:value-type="float">
            <text:p>353.916</text:p>
          </table:table-cell>
          <table:table-cell office:value-type="float" office:value="12.3" calcext:value-type="float">
            <text:p>12.3</text:p>
          </table:table-cell>
          <table:table-cell office:value-type="float" office:value="16.50626" calcext:value-type="float">
            <text:p>16.50626</text:p>
          </table:table-cell>
          <table:table-cell office:value-type="float" office:value="8.684998" calcext:value-type="float">
            <text:p>8.684998</text:p>
          </table:table-cell>
          <table:table-cell office:value-type="float" office:value="16.89954" calcext:value-type="float">
            <text:p>16.89954</text:p>
          </table:table-cell>
          <table:table-cell office:value-type="float" office:value="10.74011" calcext:value-type="float">
            <text:p>10.74011</text:p>
          </table:table-cell>
          <table:table-cell office:value-type="float" office:value="17.06824" calcext:value-type="float">
            <text:p>17.06824</text:p>
          </table:table-cell>
          <table:table-cell office:value-type="float" office:value="12.64886" calcext:value-type="float">
            <text:p>12.64886</text:p>
          </table:table-cell>
          <table:table-cell office:value-type="float" office:value="17.06729" calcext:value-type="float">
            <text:p>17.06729</text:p>
          </table:table-cell>
          <table:table-cell office:value-type="float" office:value="14.18503" calcext:value-type="float">
            <text:p>14.18503</text:p>
          </table:table-cell>
          <table:table-cell office:value-type="float" office:value="16.98569" calcext:value-type="float">
            <text:p>16.98569</text:p>
          </table:table-cell>
          <table:table-cell office:value-type="float" office:value="14.99411" calcext:value-type="float">
            <text:p>14.99411</text:p>
          </table:table-cell>
          <table:table-cell office:value-type="float" office:value="16.8497" calcext:value-type="float">
            <text:p>16.8497</text:p>
          </table:table-cell>
          <table:table-cell office:value-type="float" office:value="15.77914" calcext:value-type="float">
            <text:p>15.77914</text:p>
          </table:table-cell>
          <table:table-cell office:value-type="float" office:value="16.67175" calcext:value-type="float">
            <text:p>16.67175</text:p>
          </table:table-cell>
          <table:table-cell office:value-type="float" office:value="16.11786" calcext:value-type="float">
            <text:p>16.11786</text:p>
          </table:table-cell>
          <table:table-cell office:value-type="float" office:value="16.42319" calcext:value-type="float">
            <text:p>16.42319</text:p>
          </table:table-cell>
          <table:table-cell office:value-type="float" office:value="16.32013" calcext:value-type="float">
            <text:p>16.32013</text:p>
          </table:table-cell>
          <table:table-cell office:value-type="float" office:value="16.15591" calcext:value-type="float">
            <text:p>16.15591</text:p>
          </table:table-cell>
          <table:table-cell office:value-type="float" office:value="16.06378" calcext:value-type="float">
            <text:p>16.06378</text:p>
          </table:table-cell>
          <table:table-cell office:value-type="float" office:value="16.04877" calcext:value-type="float">
            <text:p>16.04877</text:p>
          </table:table-cell>
          <table:table-cell office:value-type="float" office:value="15.98108" calcext:value-type="float">
            <text:p>15.98108</text:p>
          </table:table-cell>
          <table:table-cell office:value-type="float" office:value="16.14331" calcext:value-type="float">
            <text:p>16.14331</text:p>
          </table:table-cell>
          <table:table-cell office:value-type="float" office:value="16.13974" calcext:value-type="float">
            <text:p>16.13974</text:p>
          </table:table-cell>
          <table:table-cell office:value-type="float" office:value="16.29547" calcext:value-type="float">
            <text:p>16.29547</text:p>
          </table:table-cell>
          <table:table-cell office:value-type="float" office:value="16.25159" calcext:value-type="float">
            <text:p>16.25159</text:p>
          </table:table-cell>
          <table:table-cell office:value-type="float" office:value="16.28638" calcext:value-type="float">
            <text:p>16.28638</text:p>
          </table:table-cell>
          <table:table-cell office:value-type="float" office:value="16.22589" calcext:value-type="float">
            <text:p>16.22589</text:p>
          </table:table-cell>
          <table:table-cell office:value-type="float" office:value="16.05179" calcext:value-type="float">
            <text:p>16.05179</text:p>
          </table:table-cell>
          <table:table-cell office:value-type="float" office:value="15.99194" calcext:value-type="float">
            <text:p>15.99194</text:p>
          </table:table-cell>
          <table:table-cell office:value-type="float" office:value="16.50626" calcext:value-type="float">
            <text:p>16.50626</text:p>
          </table:table-cell>
          <table:table-cell office:value-type="float" office:value="7.368988" calcext:value-type="float">
            <text:p>7.368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5.97539" calcext:value-type="float">
            <text:p>15.97539</text:p>
          </table:table-cell>
          <table:table-cell office:value-type="float" office:value="21.95" calcext:value-type="float">
            <text:p>21.95</text:p>
          </table:table-cell>
          <table:table-cell office:value-type="float" office:value="3.35" calcext:value-type="float">
            <text:p>3.35</text:p>
          </table:table-cell>
          <table:table-cell office:value-type="float" office:value="1.011015" calcext:value-type="float">
            <text:p>1.011015</text:p>
          </table:table-cell>
          <table:table-cell office:value-type="float" office:value="0.6837699" calcext:value-type="float">
            <text:p>0.6837699</text:p>
          </table:table-cell>
          <table:table-cell office:value-type="float" office:value="239.184" calcext:value-type="float">
            <text:p>239.184</text:p>
          </table:table-cell>
          <table:table-cell office:value-type="float" office:value="0" calcext:value-type="float">
            <text:p>0</text:p>
          </table:table-cell>
          <table:table-cell office:value-type="float" office:value="16.77063" calcext:value-type="float">
            <text:p>16.77063</text:p>
          </table:table-cell>
          <table:table-cell office:value-type="float" office:value="5.799408" calcext:value-type="float">
            <text:p>5.799408</text:p>
          </table:table-cell>
          <table:table-cell office:value-type="float" office:value="15.3685" calcext:value-type="float">
            <text:p>15.3685</text:p>
          </table:table-cell>
          <table:table-cell office:value-type="float" office:value="7.996826" calcext:value-type="float">
            <text:p>7.996826</text:p>
          </table:table-cell>
          <table:table-cell office:value-type="float" office:value="14.73337" calcext:value-type="float">
            <text:p>14.73337</text:p>
          </table:table-cell>
          <table:table-cell office:value-type="float" office:value="9.979736" calcext:value-type="float">
            <text:p>9.979736</text:p>
          </table:table-cell>
          <table:table-cell office:value-type="float" office:value="14.47443" calcext:value-type="float">
            <text:p>14.47443</text:p>
          </table:table-cell>
          <table:table-cell office:value-type="float" office:value="11.75226" calcext:value-type="float">
            <text:p>11.75226</text:p>
          </table:table-cell>
          <table:table-cell office:value-type="float" office:value="14.93231" calcext:value-type="float">
            <text:p>14.93231</text:p>
          </table:table-cell>
          <table:table-cell office:value-type="float" office:value="12.87607" calcext:value-type="float">
            <text:p>12.87607</text:p>
          </table:table-cell>
          <table:table-cell office:value-type="float" office:value="15.74445" calcext:value-type="float">
            <text:p>15.74445</text:p>
          </table:table-cell>
          <table:table-cell office:value-type="float" office:value="13.99051" calcext:value-type="float">
            <text:p>13.99051</text:p>
          </table:table-cell>
          <table:table-cell office:value-type="float" office:value="16.10068" calcext:value-type="float">
            <text:p>16.10068</text:p>
          </table:table-cell>
          <table:table-cell office:value-type="float" office:value="14.77176" calcext:value-type="float">
            <text:p>14.77176</text:p>
          </table:table-cell>
          <table:table-cell office:value-type="float" office:value="16.31653" calcext:value-type="float">
            <text:p>16.31653</text:p>
          </table:table-cell>
          <table:table-cell office:value-type="float" office:value="15.5737" calcext:value-type="float">
            <text:p>15.5737</text:p>
          </table:table-cell>
          <table:table-cell office:value-type="float" office:value="16.15921" calcext:value-type="float">
            <text:p>16.15921</text:p>
          </table:table-cell>
          <table:table-cell office:value-type="float" office:value="16.05176" calcext:value-type="float">
            <text:p>16.05176</text:p>
          </table:table-cell>
          <table:table-cell office:value-type="float" office:value="16.0878" calcext:value-type="float">
            <text:p>16.0878</text:p>
          </table:table-cell>
          <table:table-cell office:value-type="float" office:value="16.04944" calcext:value-type="float">
            <text:p>16.04944</text:p>
          </table:table-cell>
          <table:table-cell office:value-type="float" office:value="16.1496" calcext:value-type="float">
            <text:p>16.1496</text:p>
          </table:table-cell>
          <table:table-cell office:value-type="float" office:value="16.14337" calcext:value-type="float">
            <text:p>16.14337</text:p>
          </table:table-cell>
          <table:table-cell office:value-type="float" office:value="16.25116" calcext:value-type="float">
            <text:p>16.25116</text:p>
          </table:table-cell>
          <table:table-cell office:value-type="float" office:value="16.216" calcext:value-type="float">
            <text:p>16.216</text:p>
          </table:table-cell>
          <table:table-cell office:value-type="float" office:value="16.22528" calcext:value-type="float">
            <text:p>16.22528</text:p>
          </table:table-cell>
          <table:table-cell office:value-type="float" office:value="16.16913" calcext:value-type="float">
            <text:p>16.16913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15.93274" calcext:value-type="float">
            <text:p>15.93274</text:p>
          </table:table-cell>
          <table:table-cell office:value-type="float" office:value="18.06595" calcext:value-type="float">
            <text:p>18.06595</text:p>
          </table:table-cell>
          <table:table-cell office:value-type="float" office:value="4.366486" calcext:value-type="float">
            <text:p>4.366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2.649428" calcext:value-type="float">
            <text:p>2.649428</text:p>
          </table:table-cell>
          <table:table-cell office:value-type="float" office:value="13.17" calcext:value-type="float">
            <text:p>13.17</text:p>
          </table:table-cell>
          <table:table-cell office:value-type="float" office:value="5.03" calcext:value-type="float">
            <text:p>5.03</text:p>
          </table:table-cell>
          <table:table-cell office:value-type="float" office:value="1.136338" calcext:value-type="float">
            <text:p>1.136338</text:p>
          </table:table-cell>
          <table:table-cell office:value-type="float" office:value="0.7686946" calcext:value-type="float">
            <text:p>0.7686946</text:p>
          </table:table-cell>
          <table:table-cell office:value-type="float" office:value="170.064" calcext:value-type="float">
            <text:p>170.064</text:p>
          </table:table-cell>
          <table:table-cell office:value-type="float" office:value="22.9" calcext:value-type="float">
            <text:p>22.9</text:p>
          </table:table-cell>
          <table:table-cell office:value-type="float" office:value="11.73438" calcext:value-type="float">
            <text:p>11.73438</text:p>
          </table:table-cell>
          <table:table-cell office:value-type="float" office:value="6.577881" calcext:value-type="float">
            <text:p>6.577881</text:p>
          </table:table-cell>
          <table:table-cell office:value-type="float" office:value="11.53815" calcext:value-type="float">
            <text:p>11.53815</text:p>
          </table:table-cell>
          <table:table-cell office:value-type="float" office:value="8.591949" calcext:value-type="float">
            <text:p>8.591949</text:p>
          </table:table-cell>
          <table:table-cell office:value-type="float" office:value="12.30682" calcext:value-type="float">
            <text:p>12.30682</text:p>
          </table:table-cell>
          <table:table-cell office:value-type="float" office:value="10.21512" calcext:value-type="float">
            <text:p>10.21512</text:p>
          </table:table-cell>
          <table:table-cell office:value-type="float" office:value="13.37515" calcext:value-type="float">
            <text:p>13.37515</text:p>
          </table:table-cell>
          <table:table-cell office:value-type="float" office:value="11.29303" calcext:value-type="float">
            <text:p>11.29303</text:p>
          </table:table-cell>
          <table:table-cell office:value-type="float" office:value="13.94751" calcext:value-type="float">
            <text:p>13.94751</text:p>
          </table:table-cell>
          <table:table-cell office:value-type="float" office:value="12.08884" calcext:value-type="float">
            <text:p>12.08884</text:p>
          </table:table-cell>
          <table:table-cell office:value-type="float" office:value="14.52753" calcext:value-type="float">
            <text:p>14.52753</text:p>
          </table:table-cell>
          <table:table-cell office:value-type="float" office:value="13.02707" calcext:value-type="float">
            <text:p>13.02707</text:p>
          </table:table-cell>
          <table:table-cell office:value-type="float" office:value="14.95847" calcext:value-type="float">
            <text:p>14.95847</text:p>
          </table:table-cell>
          <table:table-cell office:value-type="float" office:value="13.84109" calcext:value-type="float">
            <text:p>13.84109</text:p>
          </table:table-cell>
          <table:table-cell office:value-type="float" office:value="15.56949" calcext:value-type="float">
            <text:p>15.56949</text:p>
          </table:table-cell>
          <table:table-cell office:value-type="float" office:value="14.92377" calcext:value-type="float">
            <text:p>14.92377</text:p>
          </table:table-cell>
          <table:table-cell office:value-type="float" office:value="16.04956" calcext:value-type="float">
            <text:p>16.04956</text:p>
          </table:table-cell>
          <table:table-cell office:value-type="float" office:value="15.79883" calcext:value-type="float">
            <text:p>15.79883</text:p>
          </table:table-cell>
          <table:table-cell office:value-type="float" office:value="16.08835" calcext:value-type="float">
            <text:p>16.08835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16.14978" calcext:value-type="float">
            <text:p>16.14978</text:p>
          </table:table-cell>
          <table:table-cell office:value-type="float" office:value="16.14328" calcext:value-type="float">
            <text:p>16.14328</text:p>
          </table:table-cell>
          <table:table-cell office:value-type="float" office:value="16.21564" calcext:value-type="float">
            <text:p>16.21564</text:p>
          </table:table-cell>
          <table:table-cell office:value-type="float" office:value="16.18427" calcext:value-type="float">
            <text:p>16.18427</text:p>
          </table:table-cell>
          <table:table-cell office:value-type="float" office:value="16.16852" calcext:value-type="float">
            <text:p>16.16852</text:p>
          </table:table-cell>
          <table:table-cell office:value-type="float" office:value="16.11673" calcext:value-type="float">
            <text:p>16.11673</text:p>
          </table:table-cell>
          <table:table-cell office:value-type="float" office:value="15.93216" calcext:value-type="float">
            <text:p>15.93216</text:p>
          </table:table-cell>
          <table:table-cell office:value-type="float" office:value="15.87601" calcext:value-type="float">
            <text:p>15.87601</text:p>
          </table:table-cell>
          <table:table-cell office:value-type="float" office:value="11.91504" calcext:value-type="float">
            <text:p>11.91504</text:p>
          </table:table-cell>
          <table:table-cell office:value-type="float" office:value="5.315521" calcext:value-type="float">
            <text:p>5.315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4.77321" calcext:value-type="float">
            <text:p>14.77321</text:p>
          </table:table-cell>
          <table:table-cell office:value-type="float" office:value="19.46" calcext:value-type="float">
            <text:p>19.46</text:p>
          </table:table-cell>
          <table:table-cell office:value-type="float" office:value="4.4" calcext:value-type="float">
            <text:p>4.4</text:p>
          </table:table-cell>
          <table:table-cell office:value-type="float" office:value="1.038667" calcext:value-type="float">
            <text:p>1.038667</text:p>
          </table:table-cell>
          <table:table-cell office:value-type="float" office:value="0.7357993" calcext:value-type="float">
            <text:p>0.7357993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0" calcext:value-type="float">
            <text:p>0</text:p>
          </table:table-cell>
          <table:table-cell office:value-type="float" office:value="14.99622" calcext:value-type="float">
            <text:p>14.99622</text:p>
          </table:table-cell>
          <table:table-cell office:value-type="float" office:value="7.124084" calcext:value-type="float">
            <text:p>7.124084</text:p>
          </table:table-cell>
          <table:table-cell office:value-type="float" office:value="13.75876" calcext:value-type="float">
            <text:p>13.75876</text:p>
          </table:table-cell>
          <table:table-cell office:value-type="float" office:value="8.484283" calcext:value-type="float">
            <text:p>8.484283</text:p>
          </table:table-cell>
          <table:table-cell office:value-type="float" office:value="13.14838" calcext:value-type="float">
            <text:p>13.14838</text:p>
          </table:table-cell>
          <table:table-cell office:value-type="float" office:value="9.459839" calcext:value-type="float">
            <text:p>9.459839</text:p>
          </table:table-cell>
          <table:table-cell office:value-type="float" office:value="12.89789" calcext:value-type="float">
            <text:p>12.89789</text:p>
          </table:table-cell>
          <table:table-cell office:value-type="float" office:value="10.49783" calcext:value-type="float">
            <text:p>10.49783</text:p>
          </table:table-cell>
          <table:table-cell office:value-type="float" office:value="12.90536" calcext:value-type="float">
            <text:p>12.90536</text:p>
          </table:table-cell>
          <table:table-cell office:value-type="float" office:value="11.34943" calcext:value-type="float">
            <text:p>11.34943</text:p>
          </table:table-cell>
          <table:table-cell office:value-type="float" office:value="13.09671" calcext:value-type="float">
            <text:p>13.09671</text:p>
          </table:table-cell>
          <table:table-cell office:value-type="float" office:value="12.3248" calcext:value-type="float">
            <text:p>12.3248</text:p>
          </table:table-cell>
          <table:table-cell office:value-type="float" office:value="13.82956" calcext:value-type="float">
            <text:p>13.82956</text:p>
          </table:table-cell>
          <table:table-cell office:value-type="float" office:value="13.20026" calcext:value-type="float">
            <text:p>13.20026</text:p>
          </table:table-cell>
          <table:table-cell office:value-type="float" office:value="14.91641" calcext:value-type="float">
            <text:p>14.91641</text:p>
          </table:table-cell>
          <table:table-cell office:value-type="float" office:value="14.29758" calcext:value-type="float">
            <text:p>14.29758</text:p>
          </table:table-cell>
          <table:table-cell office:value-type="float" office:value="15.79559" calcext:value-type="float">
            <text:p>15.79559</text:p>
          </table:table-cell>
          <table:table-cell office:value-type="float" office:value="15.44666" calcext:value-type="float">
            <text:p>15.44666</text:p>
          </table:table-cell>
          <table:table-cell office:value-type="float" office:value="16.06482" calcext:value-type="float">
            <text:p>16.06482</text:p>
          </table:table-cell>
          <table:table-cell office:value-type="float" office:value="15.97971" calcext:value-type="float">
            <text:p>15.97971</text:p>
          </table:table-cell>
          <table:table-cell office:value-type="float" office:value="16.14313" calcext:value-type="float">
            <text:p>16.14313</text:p>
          </table:table-cell>
          <table:table-cell office:value-type="float" office:value="16.11407" calcext:value-type="float">
            <text:p>16.11407</text:p>
          </table:table-cell>
          <table:table-cell office:value-type="float" office:value="16.18393" calcext:value-type="float">
            <text:p>16.18393</text:p>
          </table:table-cell>
          <table:table-cell office:value-type="float" office:value="16.15256" calcext:value-type="float">
            <text:p>16.15256</text:p>
          </table:table-cell>
          <table:table-cell office:value-type="float" office:value="16.11621" calcext:value-type="float">
            <text:p>16.11621</text:p>
          </table:table-cell>
          <table:table-cell office:value-type="float" office:value="16.06808" calcext:value-type="float">
            <text:p>16.06808</text:p>
          </table:table-cell>
          <table:table-cell office:value-type="float" office:value="15.87543" calcext:value-type="float">
            <text:p>15.87543</text:p>
          </table:table-cell>
          <table:table-cell office:value-type="float" office:value="15.82175" calcext:value-type="float">
            <text:p>15.82175</text:p>
          </table:table-cell>
          <table:table-cell office:value-type="float" office:value="16.46985" calcext:value-type="float">
            <text:p>16.46985</text:p>
          </table:table-cell>
          <table:table-cell office:value-type="float" office:value="5.514069" calcext:value-type="float">
            <text:p>5.514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8.08704" calcext:value-type="float">
            <text:p>8.08704</text:p>
          </table:table-cell>
          <table:table-cell office:value-type="float" office:value="15.14" calcext:value-type="float">
            <text:p>15.14</text:p>
          </table:table-cell>
          <table:table-cell office:value-type="float" office:value="1.75" calcext:value-type="float">
            <text:p>1.75</text:p>
          </table:table-cell>
          <table:table-cell office:value-type="float" office:value="1.000117" calcext:value-type="float">
            <text:p>1.000117</text:p>
          </table:table-cell>
          <table:table-cell office:value-type="float" office:value="0.6108147" calcext:value-type="float">
            <text:p>0.6108147</text:p>
          </table:table-cell>
          <table:table-cell office:value-type="float" office:value="224.964" calcext:value-type="float">
            <text:p>224.964</text:p>
          </table:table-cell>
          <table:table-cell office:value-type="float" office:value="0" calcext:value-type="float">
            <text:p>0</text:p>
          </table:table-cell>
          <table:table-cell office:value-type="float" office:value="12.84137" calcext:value-type="float">
            <text:p>12.84137</text:p>
          </table:table-cell>
          <table:table-cell office:value-type="float" office:value="4.225037" calcext:value-type="float">
            <text:p>4.225037</text:p>
          </table:table-cell>
          <table:table-cell office:value-type="float" office:value="11.85336" calcext:value-type="float">
            <text:p>11.85336</text:p>
          </table:table-cell>
          <table:table-cell office:value-type="float" office:value="6.365387" calcext:value-type="float">
            <text:p>6.365387</text:p>
          </table:table-cell>
          <table:table-cell office:value-type="float" office:value="11.43307" calcext:value-type="float">
            <text:p>11.43307</text:p>
          </table:table-cell>
          <table:table-cell office:value-type="float" office:value="8.271759" calcext:value-type="float">
            <text:p>8.271759</text:p>
          </table:table-cell>
          <table:table-cell office:value-type="float" office:value="11.95441" calcext:value-type="float">
            <text:p>11.95441</text:p>
          </table:table-cell>
          <table:table-cell office:value-type="float" office:value="9.842682" calcext:value-type="float">
            <text:p>9.842682</text:p>
          </table:table-cell>
          <table:table-cell office:value-type="float" office:value="12.49841" calcext:value-type="float">
            <text:p>12.49841</text:p>
          </table:table-cell>
          <table:table-cell office:value-type="float" office:value="10.80548" calcext:value-type="float">
            <text:p>10.80548</text:p>
          </table:table-cell>
          <table:table-cell office:value-type="float" office:value="13.05545" calcext:value-type="float">
            <text:p>13.05545</text:p>
          </table:table-cell>
          <table:table-cell office:value-type="float" office:value="11.83173" calcext:value-type="float">
            <text:p>11.83173</text:p>
          </table:table-cell>
          <table:table-cell office:value-type="float" office:value="13.53122" calcext:value-type="float">
            <text:p>13.53122</text:p>
          </table:table-cell>
          <table:table-cell office:value-type="float" office:value="12.70486" calcext:value-type="float">
            <text:p>12.70486</text:p>
          </table:table-cell>
          <table:table-cell office:value-type="float" office:value="14.2959" calcext:value-type="float">
            <text:p>14.2959</text:p>
          </table:table-cell>
          <table:table-cell office:value-type="float" office:value="13.81937" calcext:value-type="float">
            <text:p>13.81937</text:p>
          </table:table-cell>
          <table:table-cell office:value-type="float" office:value="15.44312" calcext:value-type="float">
            <text:p>15.44312</text:p>
          </table:table-cell>
          <table:table-cell office:value-type="float" office:value="15.11597" calcext:value-type="float">
            <text:p>15.11597</text:p>
          </table:table-cell>
          <table:table-cell office:value-type="float" office:value="15.97855" calcext:value-type="float">
            <text:p>15.97855</text:p>
          </table:table-cell>
          <table:table-cell office:value-type="float" office:value="15.84775" calcext:value-type="float">
            <text:p>15.84775</text:p>
          </table:table-cell>
          <table:table-cell office:value-type="float" office:value="16.11362" calcext:value-type="float">
            <text:p>16.11362</text:p>
          </table:table-cell>
          <table:table-cell office:value-type="float" office:value="16.05844" calcext:value-type="float">
            <text:p>16.05844</text:p>
          </table:table-cell>
          <table:table-cell office:value-type="float" office:value="16.15219" calcext:value-type="float">
            <text:p>16.15219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06757" calcext:value-type="float">
            <text:p>16.06757</text:p>
          </table:table-cell>
          <table:table-cell office:value-type="float" office:value="16.02121" calcext:value-type="float">
            <text:p>16.02121</text:p>
          </table:table-cell>
          <table:table-cell office:value-type="float" office:value="15.8212" calcext:value-type="float">
            <text:p>15.8212</text:p>
          </table:table-cell>
          <table:table-cell office:value-type="float" office:value="15.77011" calcext:value-type="float">
            <text:p>15.77011</text:p>
          </table:table-cell>
          <table:table-cell office:value-type="float" office:value="13.58426" calcext:value-type="float">
            <text:p>13.58426</text:p>
          </table:table-cell>
          <table:table-cell office:value-type="float" office:value="2.767303" calcext:value-type="float">
            <text:p>2.7673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3.42792" calcext:value-type="float">
            <text:p>3.42792</text:p>
          </table:table-cell>
          <table:table-cell office:value-type="float" office:value="8.55" calcext:value-type="float">
            <text:p>8.55</text:p>
          </table:table-cell>
          <table:table-cell office:value-type="float" office:value="1.04" calcext:value-type="float">
            <text:p>1.04</text:p>
          </table:table-cell>
          <table:table-cell office:value-type="float" office:value="0.8970208" calcext:value-type="float">
            <text:p>0.8970208</text:p>
          </table:table-cell>
          <table:table-cell office:value-type="float" office:value="0.5807414" calcext:value-type="float">
            <text:p>0.5807414</text:p>
          </table:table-cell>
          <table:table-cell office:value-type="float" office:value="209.7" calcext:value-type="float">
            <text:p>209.7</text:p>
          </table:table-cell>
          <table:table-cell office:value-type="float" office:value="2" calcext:value-type="float">
            <text:p>2</text:p>
          </table:table-cell>
          <table:table-cell office:value-type="float" office:value="8.025146" calcext:value-type="float">
            <text:p>8.025146</text:p>
          </table:table-cell>
          <table:table-cell office:value-type="float" office:value="3.444641" calcext:value-type="float">
            <text:p>3.444641</text:p>
          </table:table-cell>
          <table:table-cell office:value-type="float" office:value="8.385651" calcext:value-type="float">
            <text:p>8.385651</text:p>
          </table:table-cell>
          <table:table-cell office:value-type="float" office:value="5.544312" calcext:value-type="float">
            <text:p>5.544312</text:p>
          </table:table-cell>
          <table:table-cell office:value-type="float" office:value="9.810303" calcext:value-type="float">
            <text:p>9.810303</text:p>
          </table:table-cell>
          <table:table-cell office:value-type="float" office:value="7.391632" calcext:value-type="float">
            <text:p>7.391632</text:p>
          </table:table-cell>
          <table:table-cell office:value-type="float" office:value="10.91071" calcext:value-type="float">
            <text:p>10.91071</text:p>
          </table:table-cell>
          <table:table-cell office:value-type="float" office:value="8.913208" calcext:value-type="float">
            <text:p>8.913208</text:p>
          </table:table-cell>
          <table:table-cell office:value-type="float" office:value="11.50607" calcext:value-type="float">
            <text:p>11.50607</text:p>
          </table:table-cell>
          <table:table-cell office:value-type="float" office:value="9.845367" calcext:value-type="float">
            <text:p>9.845367</text:p>
          </table:table-cell>
          <table:table-cell office:value-type="float" office:value="12.16312" calcext:value-type="float">
            <text:p>12.16312</text:p>
          </table:table-cell>
          <table:table-cell office:value-type="float" office:value="10.91925" calcext:value-type="float">
            <text:p>10.91925</text:p>
          </table:table-cell>
          <table:table-cell office:value-type="float" office:value="12.80432" calcext:value-type="float">
            <text:p>12.80432</text:p>
          </table:table-cell>
          <table:table-cell office:value-type="float" office:value="11.8847" calcext:value-type="float">
            <text:p>11.8847</text:p>
          </table:table-cell>
          <table:table-cell office:value-type="float" office:value="13.8157" calcext:value-type="float">
            <text:p>13.8157</text:p>
          </table:table-cell>
          <table:table-cell office:value-type="float" office:value="13.25613" calcext:value-type="float">
            <text:p>13.25613</text:p>
          </table:table-cell>
          <table:table-cell office:value-type="float" office:value="15.11246" calcext:value-type="float">
            <text:p>15.11246</text:p>
          </table:table-cell>
          <table:table-cell office:value-type="float" office:value="14.76981" calcext:value-type="float">
            <text:p>14.76981</text:p>
          </table:table-cell>
          <table:table-cell office:value-type="float" office:value="15.84619" calcext:value-type="float">
            <text:p>15.84619</text:p>
          </table:table-cell>
          <table:table-cell office:value-type="float" office:value="15.68475" calcext:value-type="float">
            <text:p>15.68475</text:p>
          </table:table-cell>
          <table:table-cell office:value-type="float" office:value="16.05774" calcext:value-type="float">
            <text:p>16.05774</text:p>
          </table:table-cell>
          <table:table-cell office:value-type="float" office:value="15.97873" calcext:value-type="float">
            <text:p>15.97873</text:p>
          </table:table-cell>
          <table:table-cell office:value-type="float" office:value="16.11447" calcext:value-type="float">
            <text:p>16.11447</text:p>
          </table:table-cell>
          <table:table-cell office:value-type="float" office:value="16.06842" calcext:value-type="float">
            <text:p>16.06842</text:p>
          </table:table-cell>
          <table:table-cell office:value-type="float" office:value="16.02072" calcext:value-type="float">
            <text:p>16.02072</text:p>
          </table:table-cell>
          <table:table-cell office:value-type="float" office:value="15.97488" calcext:value-type="float">
            <text:p>15.97488</text:p>
          </table:table-cell>
          <table:table-cell office:value-type="float" office:value="15.76959" calcext:value-type="float">
            <text:p>15.76959</text:p>
          </table:table-cell>
          <table:table-cell office:value-type="float" office:value="15.72086" calcext:value-type="float">
            <text:p>15.72086</text:p>
          </table:table-cell>
          <table:table-cell office:value-type="float" office:value="7.852356" calcext:value-type="float">
            <text:p>7.852356</text:p>
          </table:table-cell>
          <table:table-cell office:value-type="float" office:value="1.870209" calcext:value-type="float">
            <text:p>1.870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12.72748" calcext:value-type="float">
            <text:p>12.72748</text:p>
          </table:table-cell>
          <table:table-cell office:value-type="float" office:value="16.75" calcext:value-type="float">
            <text:p>16.75</text:p>
          </table:table-cell>
          <table:table-cell office:value-type="float" office:value="-0.28" calcext:value-type="float">
            <text:p>-0.28</text:p>
          </table:table-cell>
          <table:table-cell office:value-type="float" office:value="0.9985597" calcext:value-type="float">
            <text:p>0.9985597</text:p>
          </table:table-cell>
          <table:table-cell office:value-type="float" office:value="0.5283402" calcext:value-type="float">
            <text:p>0.5283402</text:p>
          </table:table-cell>
          <table:table-cell office:value-type="float" office:value="286.056" calcext:value-type="float">
            <text:p>286.056</text:p>
          </table:table-cell>
          <table:table-cell office:value-type="float" office:value="0" calcext:value-type="float">
            <text:p>0</text:p>
          </table:table-cell>
          <table:table-cell office:value-type="float" office:value="12.31335" calcext:value-type="float">
            <text:p>12.31335</text:p>
          </table:table-cell>
          <table:table-cell office:value-type="float" office:value="1.600403" calcext:value-type="float">
            <text:p>1.600403</text:p>
          </table:table-cell>
          <table:table-cell office:value-type="float" office:value="11.04407" calcext:value-type="float">
            <text:p>11.04407</text:p>
          </table:table-cell>
          <table:table-cell office:value-type="float" office:value="3.558563" calcext:value-type="float">
            <text:p>3.558563</text:p>
          </table:table-cell>
          <table:table-cell office:value-type="float" office:value="10.36798" calcext:value-type="float">
            <text:p>10.36798</text:p>
          </table:table-cell>
          <table:table-cell office:value-type="float" office:value="5.499512" calcext:value-type="float">
            <text:p>5.499512</text:p>
          </table:table-cell>
          <table:table-cell office:value-type="float" office:value="10.22101" calcext:value-type="float">
            <text:p>10.22101</text:p>
          </table:table-cell>
          <table:table-cell office:value-type="float" office:value="7.26474" calcext:value-type="float">
            <text:p>7.26474</text:p>
          </table:table-cell>
          <table:table-cell office:value-type="float" office:value="10.36932" calcext:value-type="float">
            <text:p>10.36932</text:p>
          </table:table-cell>
          <table:table-cell office:value-type="float" office:value="8.441223" calcext:value-type="float">
            <text:p>8.441223</text:p>
          </table:table-cell>
          <table:table-cell office:value-type="float" office:value="10.90118" calcext:value-type="float">
            <text:p>10.90118</text:p>
          </table:table-cell>
          <table:table-cell office:value-type="float" office:value="9.775757" calcext:value-type="float">
            <text:p>9.775757</text:p>
          </table:table-cell>
          <table:table-cell office:value-type="float" office:value="11.87433" calcext:value-type="float">
            <text:p>11.87433</text:p>
          </table:table-cell>
          <table:table-cell office:value-type="float" office:value="10.97467" calcext:value-type="float">
            <text:p>10.97467</text:p>
          </table:table-cell>
          <table:table-cell office:value-type="float" office:value="13.24963" calcext:value-type="float">
            <text:p>13.24963</text:p>
          </table:table-cell>
          <table:table-cell office:value-type="float" office:value="12.53757" calcext:value-type="float">
            <text:p>12.53757</text:p>
          </table:table-cell>
          <table:table-cell office:value-type="float" office:value="14.76593" calcext:value-type="float">
            <text:p>14.76593</text:p>
          </table:table-cell>
          <table:table-cell office:value-type="float" office:value="14.34726" calcext:value-type="float">
            <text:p>14.34726</text:p>
          </table:table-cell>
          <table:table-cell office:value-type="float" office:value="15.68292" calcext:value-type="float">
            <text:p>15.68292</text:p>
          </table:table-cell>
          <table:table-cell office:value-type="float" office:value="15.49039" calcext:value-type="float">
            <text:p>15.49039</text:p>
          </table:table-cell>
          <table:table-cell office:value-type="float" office:value="15.97778" calcext:value-type="float">
            <text:p>15.97778</text:p>
          </table:table-cell>
          <table:table-cell office:value-type="float" office:value="15.87836" calcext:value-type="float">
            <text:p>15.87836</text:p>
          </table:table-cell>
          <table:table-cell office:value-type="float" office:value="16.0679" calcext:value-type="float">
            <text:p>16.0679</text:p>
          </table:table-cell>
          <table:table-cell office:value-type="float" office:value="16.01144" calcext:value-type="float">
            <text:p>16.01144</text:p>
          </table:table-cell>
          <table:table-cell office:value-type="float" office:value="15.97437" calcext:value-type="float">
            <text:p>15.97437</text:p>
          </table:table-cell>
          <table:table-cell office:value-type="float" office:value="15.9256" calcext:value-type="float">
            <text:p>15.9256</text:p>
          </table:table-cell>
          <table:table-cell office:value-type="float" office:value="15.72037" calcext:value-type="float">
            <text:p>15.72037</text:p>
          </table:table-cell>
          <table:table-cell office:value-type="float" office:value="15.67328" calcext:value-type="float">
            <text:p>15.67328</text:p>
          </table:table-cell>
          <table:table-cell office:value-type="float" office:value="13.39594" calcext:value-type="float">
            <text:p>13.39594</text:p>
          </table:table-cell>
          <table:table-cell office:value-type="float" office:value="0.2460327" calcext:value-type="float">
            <text:p>0.2460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14.31122" calcext:value-type="float">
            <text:p>14.31122</text:p>
          </table:table-cell>
          <table:table-cell office:value-type="float" office:value="30.72" calcext:value-type="float">
            <text:p>30.72</text:p>
          </table:table-cell>
          <table:table-cell office:value-type="float" office:value="7.53" calcext:value-type="float">
            <text:p>7.53</text:p>
          </table:table-cell>
          <table:table-cell office:value-type="float" office:value="1.240815" calcext:value-type="float">
            <text:p>1.240815</text:p>
          </table:table-cell>
          <table:table-cell office:value-type="float" office:value="0.9126146" calcext:value-type="float">
            <text:p>0.9126146</text:p>
          </table:table-cell>
          <table:table-cell office:value-type="float" office:value="150.408" calcext:value-type="float">
            <text:p>150.408</text:p>
          </table:table-cell>
          <table:table-cell office:value-type="float" office:value="0" calcext:value-type="float">
            <text:p>0</text:p>
          </table:table-cell>
          <table:table-cell office:value-type="float" office:value="19.56161" calcext:value-type="float">
            <text:p>19.56161</text:p>
          </table:table-cell>
          <table:table-cell office:value-type="float" office:value="7.28479" calcext:value-type="float">
            <text:p>7.28479</text:p>
          </table:table-cell>
          <table:table-cell office:value-type="float" office:value="16.78207" calcext:value-type="float">
            <text:p>16.78207</text:p>
          </table:table-cell>
          <table:table-cell office:value-type="float" office:value="8.143829" calcext:value-type="float">
            <text:p>8.143829</text:p>
          </table:table-cell>
          <table:table-cell office:value-type="float" office:value="14.83511" calcext:value-type="float">
            <text:p>14.83511</text:p>
          </table:table-cell>
          <table:table-cell office:value-type="float" office:value="8.894714" calcext:value-type="float">
            <text:p>8.894714</text:p>
          </table:table-cell>
          <table:table-cell office:value-type="float" office:value="13.60843" calcext:value-type="float">
            <text:p>13.60843</text:p>
          </table:table-cell>
          <table:table-cell office:value-type="float" office:value="9.596558" calcext:value-type="float">
            <text:p>9.596558</text:p>
          </table:table-cell>
          <table:table-cell office:value-type="float" office:value="13.05701" calcext:value-type="float">
            <text:p>13.05701</text:p>
          </table:table-cell>
          <table:table-cell office:value-type="float" office:value="10.09497" calcext:value-type="float">
            <text:p>10.09497</text:p>
          </table:table-cell>
          <table:table-cell office:value-type="float" office:value="12.65689" calcext:value-type="float">
            <text:p>12.65689</text:p>
          </table:table-cell>
          <table:table-cell office:value-type="float" office:value="10.71735" calcext:value-type="float">
            <text:p>10.71735</text:p>
          </table:table-cell>
          <table:table-cell office:value-type="float" office:value="12.48761" calcext:value-type="float">
            <text:p>12.48761</text:p>
          </table:table-cell>
          <table:table-cell office:value-type="float" office:value="11.37537" calcext:value-type="float">
            <text:p>11.37537</text:p>
          </table:table-cell>
          <table:table-cell office:value-type="float" office:value="12.60339" calcext:value-type="float">
            <text:p>12.60339</text:p>
          </table:table-cell>
          <table:table-cell office:value-type="float" office:value="12.44827" calcext:value-type="float">
            <text:p>12.44827</text:p>
          </table:table-cell>
          <table:table-cell office:value-type="float" office:value="14.3428" calcext:value-type="float">
            <text:p>14.3428</text:p>
          </table:table-cell>
          <table:table-cell office:value-type="float" office:value="14.0094" calcext:value-type="float">
            <text:p>14.0094</text:p>
          </table:table-cell>
          <table:table-cell office:value-type="float" office:value="15.48816" calcext:value-type="float">
            <text:p>15.48816</text:p>
          </table:table-cell>
          <table:table-cell office:value-type="float" office:value="15.27005" calcext:value-type="float">
            <text:p>15.27005</text:p>
          </table:table-cell>
          <table:table-cell office:value-type="float" office:value="15.8772" calcext:value-type="float">
            <text:p>15.8772</text:p>
          </table:table-cell>
          <table:table-cell office:value-type="float" office:value="15.75632" calcext:value-type="float">
            <text:p>15.75632</text:p>
          </table:table-cell>
          <table:table-cell office:value-type="float" office:value="16.01077" calcext:value-type="float">
            <text:p>16.01077</text:p>
          </table:table-cell>
          <table:table-cell office:value-type="float" office:value="15.94284" calcext:value-type="float">
            <text:p>15.94284</text:p>
          </table:table-cell>
          <table:table-cell office:value-type="float" office:value="15.92511" calcext:value-type="float">
            <text:p>15.92511</text:p>
          </table:table-cell>
          <table:table-cell office:value-type="float" office:value="15.87506" calcext:value-type="float">
            <text:p>15.87506</text:p>
          </table:table-cell>
          <table:table-cell office:value-type="float" office:value="15.67273" calcext:value-type="float">
            <text:p>15.67273</text:p>
          </table:table-cell>
          <table:table-cell office:value-type="float" office:value="15.62552" calcext:value-type="float">
            <text:p>15.62552</text:p>
          </table:table-cell>
          <table:table-cell office:value-type="float" office:value="21.65005" calcext:value-type="float">
            <text:p>21.65005</text:p>
          </table:table-cell>
          <table:table-cell office:value-type="float" office:value="6.625702" calcext:value-type="float">
            <text:p>6.625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14.27767" calcext:value-type="float">
            <text:p>14.27767</text:p>
          </table:table-cell>
          <table:table-cell office:value-type="float" office:value="31.67" calcext:value-type="float">
            <text:p>31.67</text:p>
          </table:table-cell>
          <table:table-cell office:value-type="float" office:value="7.58" calcext:value-type="float">
            <text:p>7.58</text:p>
          </table:table-cell>
          <table:table-cell office:value-type="float" office:value="1.376404" calcext:value-type="float">
            <text:p>1.376404</text:p>
          </table:table-cell>
          <table:table-cell office:value-type="float" office:value="0.8801046" calcext:value-type="float">
            <text:p>0.8801046</text:p>
          </table:table-cell>
          <table:table-cell office:value-type="float" office:value="213.012" calcext:value-type="float">
            <text:p>213.012</text:p>
          </table:table-cell>
          <table:table-cell office:value-type="float" office:value="0" calcext:value-type="float">
            <text:p>0</text:p>
          </table:table-cell>
          <table:table-cell office:value-type="float" office:value="20.44974" calcext:value-type="float">
            <text:p>20.44974</text:p>
          </table:table-cell>
          <table:table-cell office:value-type="float" office:value="8.547089" calcext:value-type="float">
            <text:p>8.547089</text:p>
          </table:table-cell>
          <table:table-cell office:value-type="float" office:value="17.66772" calcext:value-type="float">
            <text:p>17.66772</text:p>
          </table:table-cell>
          <table:table-cell office:value-type="float" office:value="10.01431" calcext:value-type="float">
            <text:p>10.01431</text:p>
          </table:table-cell>
          <table:table-cell office:value-type="float" office:value="16.00601" calcext:value-type="float">
            <text:p>16.00601</text:p>
          </table:table-cell>
          <table:table-cell office:value-type="float" office:value="11.02213" calcext:value-type="float">
            <text:p>11.02213</text:p>
          </table:table-cell>
          <table:table-cell office:value-type="float" office:value="14.81409" calcext:value-type="float">
            <text:p>14.81409</text:p>
          </table:table-cell>
          <table:table-cell office:value-type="float" office:value="11.70721" calcext:value-type="float">
            <text:p>11.70721</text:p>
          </table:table-cell>
          <table:table-cell office:value-type="float" office:value="14.19138" calcext:value-type="float">
            <text:p>14.19138</text:p>
          </table:table-cell>
          <table:table-cell office:value-type="float" office:value="12.05295" calcext:value-type="float">
            <text:p>12.05295</text:p>
          </table:table-cell>
          <table:table-cell office:value-type="float" office:value="13.71158" calcext:value-type="float">
            <text:p>13.71158</text:p>
          </table:table-cell>
          <table:table-cell office:value-type="float" office:value="12.39014" calcext:value-type="float">
            <text:p>12.39014</text:p>
          </table:table-cell>
          <table:table-cell office:value-type="float" office:value="13.40762" calcext:value-type="float">
            <text:p>13.40762</text:p>
          </table:table-cell>
          <table:table-cell office:value-type="float" office:value="12.50626" calcext:value-type="float">
            <text:p>12.50626</text:p>
          </table:table-cell>
          <table:table-cell office:value-type="float" office:value="13.16312" calcext:value-type="float">
            <text:p>13.16312</text:p>
          </table:table-cell>
          <table:table-cell office:value-type="float" office:value="12.61121" calcext:value-type="float">
            <text:p>12.61121</text:p>
          </table:table-cell>
          <table:table-cell office:value-type="float" office:value="14.00732" calcext:value-type="float">
            <text:p>14.00732</text:p>
          </table:table-cell>
          <table:table-cell office:value-type="float" office:value="13.94342" calcext:value-type="float">
            <text:p>13.94342</text:p>
          </table:table-cell>
          <table:table-cell office:value-type="float" office:value="15.26782" calcext:value-type="float">
            <text:p>15.26782</text:p>
          </table:table-cell>
          <table:table-cell office:value-type="float" office:value="15.07886" calcext:value-type="float">
            <text:p>15.07886</text:p>
          </table:table-cell>
          <table:table-cell office:value-type="float" office:value="15.75497" calcext:value-type="float">
            <text:p>15.75497</text:p>
          </table:table-cell>
          <table:table-cell office:value-type="float" office:value="15.62311" calcext:value-type="float">
            <text:p>15.62311</text:p>
          </table:table-cell>
          <table:table-cell office:value-type="float" office:value="15.94205" calcext:value-type="float">
            <text:p>15.94205</text:p>
          </table:table-cell>
          <table:table-cell office:value-type="float" office:value="15.8634" calcext:value-type="float">
            <text:p>15.8634</text:p>
          </table:table-cell>
          <table:table-cell office:value-type="float" office:value="15.87451" calcext:value-type="float">
            <text:p>15.87451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57745" calcext:value-type="float">
            <text:p>15.57745</text:p>
          </table:table-cell>
          <table:table-cell office:value-type="float" office:value="22.31131" calcext:value-type="float">
            <text:p>22.31131</text:p>
          </table:table-cell>
          <table:table-cell office:value-type="float" office:value="7.532135" calcext:value-type="float">
            <text:p>7.532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13.52767" calcext:value-type="float">
            <text:p>13.52767</text:p>
          </table:table-cell>
          <table:table-cell office:value-type="float" office:value="30.38" calcext:value-type="float">
            <text:p>30.38</text:p>
          </table:table-cell>
          <table:table-cell office:value-type="float" office:value="11.53" calcext:value-type="float">
            <text:p>11.53</text:p>
          </table:table-cell>
          <table:table-cell office:value-type="float" office:value="1.283194" calcext:value-type="float">
            <text:p>1.283194</text:p>
          </table:table-cell>
          <table:table-cell office:value-type="float" office:value="0.8004558" calcext:value-type="float">
            <text:p>0.8004558</text:p>
          </table:table-cell>
          <table:table-cell office:value-type="float" office:value="281.196" calcext:value-type="float">
            <text:p>281.196</text:p>
          </table:table-cell>
          <table:table-cell office:value-type="float" office:value="0" calcext:value-type="float">
            <text:p>0</text:p>
          </table:table-cell>
          <table:table-cell office:value-type="float" office:value="21.18307" calcext:value-type="float">
            <text:p>21.18307</text:p>
          </table:table-cell>
          <table:table-cell office:value-type="float" office:value="11.30212" calcext:value-type="float">
            <text:p>11.30212</text:p>
          </table:table-cell>
          <table:table-cell office:value-type="float" office:value="17.94531" calcext:value-type="float">
            <text:p>17.94531</text:p>
          </table:table-cell>
          <table:table-cell office:value-type="float" office:value="12.30945" calcext:value-type="float">
            <text:p>12.30945</text:p>
          </table:table-cell>
          <table:table-cell office:value-type="float" office:value="16.49161" calcext:value-type="float">
            <text:p>16.49161</text:p>
          </table:table-cell>
          <table:table-cell office:value-type="float" office:value="12.90891" calcext:value-type="float">
            <text:p>12.90891</text:p>
          </table:table-cell>
          <table:table-cell office:value-type="float" office:value="15.474" calcext:value-type="float">
            <text:p>15.474</text:p>
          </table:table-cell>
          <table:table-cell office:value-type="float" office:value="13.24841" calcext:value-type="float">
            <text:p>13.24841</text:p>
          </table:table-cell>
          <table:table-cell office:value-type="float" office:value="14.9118" calcext:value-type="float">
            <text:p>14.9118</text:p>
          </table:table-cell>
          <table:table-cell office:value-type="float" office:value="13.38464" calcext:value-type="float">
            <text:p>13.38464</text:p>
          </table:table-cell>
          <table:table-cell office:value-type="float" office:value="14.43036" calcext:value-type="float">
            <text:p>14.43036</text:p>
          </table:table-cell>
          <table:table-cell office:value-type="float" office:value="13.48566" calcext:value-type="float">
            <text:p>13.48566</text:p>
          </table:table-cell>
          <table:table-cell office:value-type="float" office:value="14.09119" calcext:value-type="float">
            <text:p>14.09119</text:p>
          </table:table-cell>
          <table:table-cell office:value-type="float" office:value="13.41968" calcext:value-type="float">
            <text:p>13.41968</text:p>
          </table:table-cell>
          <table:table-cell office:value-type="float" office:value="13.70789" calcext:value-type="float">
            <text:p>13.70789</text:p>
          </table:table-cell>
          <table:table-cell office:value-type="float" office:value="13.17114" calcext:value-type="float">
            <text:p>13.17114</text:p>
          </table:table-cell>
          <table:table-cell office:value-type="float" office:value="14.0585" calcext:value-type="float">
            <text:p>14.0585</text:p>
          </table:table-cell>
          <table:table-cell office:value-type="float" office:value="13.94733" calcext:value-type="float">
            <text:p>13.94733</text:p>
          </table:table-cell>
          <table:table-cell office:value-type="float" office:value="15.07718" calcext:value-type="float">
            <text:p>15.07718</text:p>
          </table:table-cell>
          <table:table-cell office:value-type="float" office:value="14.95282" calcext:value-type="float">
            <text:p>14.95282</text:p>
          </table:table-cell>
          <table:table-cell office:value-type="float" office:value="15.62173" calcext:value-type="float">
            <text:p>15.62173</text:p>
          </table:table-cell>
          <table:table-cell office:value-type="float" office:value="15.49777" calcext:value-type="float">
            <text:p>15.49777</text:p>
          </table:table-cell>
          <table:table-cell office:value-type="float" office:value="15.86255" calcext:value-type="float">
            <text:p>15.86255</text:p>
          </table:table-cell>
          <table:table-cell office:value-type="float" office:value="15.77673" calcext:value-type="float">
            <text:p>15.77673</text:p>
          </table:table-cell>
          <table:table-cell office:value-type="float" office:value="15.81973" calcext:value-type="float">
            <text:p>15.81973</text:p>
          </table:table-cell>
          <table:table-cell office:value-type="float" office:value="15.76126" calcext:value-type="float">
            <text:p>15.76126</text:p>
          </table:table-cell>
          <table:table-cell office:value-type="float" office:value="15.57697" calcext:value-type="float">
            <text:p>15.57697</text:p>
          </table:table-cell>
          <table:table-cell office:value-type="float" office:value="15.52835" calcext:value-type="float">
            <text:p>15.52835</text:p>
          </table:table-cell>
          <table:table-cell office:value-type="float" office:value="21.18307" calcext:value-type="float">
            <text:p>21.18307</text:p>
          </table:table-cell>
          <table:table-cell office:value-type="float" office:value="10.79495" calcext:value-type="float">
            <text:p>10.79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13.33253" calcext:value-type="float">
            <text:p>13.33253</text:p>
          </table:table-cell>
          <table:table-cell office:value-type="float" office:value="30.09" calcext:value-type="float">
            <text:p>30.09</text:p>
          </table:table-cell>
          <table:table-cell office:value-type="float" office:value="7.96" calcext:value-type="float">
            <text:p>7.96</text:p>
          </table:table-cell>
          <table:table-cell office:value-type="float" office:value="1.109899" calcext:value-type="float">
            <text:p>1.109899</text:p>
          </table:table-cell>
          <table:table-cell office:value-type="float" office:value="0.8162485" calcext:value-type="float">
            <text:p>0.8162485</text:p>
          </table:table-cell>
          <table:table-cell office:value-type="float" office:value="278.964" calcext:value-type="float">
            <text:p>278.964</text:p>
          </table:table-cell>
          <table:table-cell office:value-type="float" office:value="0" calcext:value-type="float">
            <text:p>0</text:p>
          </table:table-cell>
          <table:table-cell office:value-type="float" office:value="24.38223" calcext:value-type="float">
            <text:p>24.38223</text:p>
          </table:table-cell>
          <table:table-cell office:value-type="float" office:value="9.299255" calcext:value-type="float">
            <text:p>9.299255</text:p>
          </table:table-cell>
          <table:table-cell office:value-type="float" office:value="19.92102" calcext:value-type="float">
            <text:p>19.92102</text:p>
          </table:table-cell>
          <table:table-cell office:value-type="float" office:value="11.41382" calcext:value-type="float">
            <text:p>11.41382</text:p>
          </table:table-cell>
          <table:table-cell office:value-type="float" office:value="17.93167" calcext:value-type="float">
            <text:p>17.93167</text:p>
          </table:table-cell>
          <table:table-cell office:value-type="float" office:value="12.51364" calcext:value-type="float">
            <text:p>12.51364</text:p>
          </table:table-cell>
          <table:table-cell office:value-type="float" office:value="16.5274" calcext:value-type="float">
            <text:p>16.5274</text:p>
          </table:table-cell>
          <table:table-cell office:value-type="float" office:value="13.21329" calcext:value-type="float">
            <text:p>13.21329</text:p>
          </table:table-cell>
          <table:table-cell office:value-type="float" office:value="15.75897" calcext:value-type="float">
            <text:p>15.75897</text:p>
          </table:table-cell>
          <table:table-cell office:value-type="float" office:value="13.54587" calcext:value-type="float">
            <text:p>13.54587</text:p>
          </table:table-cell>
          <table:table-cell office:value-type="float" office:value="15.09357" calcext:value-type="float">
            <text:p>15.09357</text:p>
          </table:table-cell>
          <table:table-cell office:value-type="float" office:value="13.81665" calcext:value-type="float">
            <text:p>13.81665</text:p>
          </table:table-cell>
          <table:table-cell office:value-type="float" office:value="14.60303" calcext:value-type="float">
            <text:p>14.60303</text:p>
          </table:table-cell>
          <table:table-cell office:value-type="float" office:value="13.89014" calcext:value-type="float">
            <text:p>13.89014</text:p>
          </table:table-cell>
          <table:table-cell office:value-type="float" office:value="14.0903" calcext:value-type="float">
            <text:p>14.0903</text:p>
          </table:table-cell>
          <table:table-cell office:value-type="float" office:value="13.71475" calcext:value-type="float">
            <text:p>13.71475</text:p>
          </table:table-cell>
          <table:table-cell office:value-type="float" office:value="14.22787" calcext:value-type="float">
            <text:p>14.22787</text:p>
          </table:table-cell>
          <table:table-cell office:value-type="float" office:value="14.06018" calcext:value-type="float">
            <text:p>14.06018</text:p>
          </table:table-cell>
          <table:table-cell office:value-type="float" office:value="14.95184" calcext:value-type="float">
            <text:p>14.95184</text:p>
          </table:table-cell>
          <table:table-cell office:value-type="float" office:value="14.8909" calcext:value-type="float">
            <text:p>14.8909</text:p>
          </table:table-cell>
          <table:table-cell office:value-type="float" office:value="15.49658" calcext:value-type="float">
            <text:p>15.49658</text:p>
          </table:table-cell>
          <table:table-cell office:value-type="float" office:value="15.39429" calcext:value-type="float">
            <text:p>15.39429</text:p>
          </table:table-cell>
          <table:table-cell office:value-type="float" office:value="15.77579" calcext:value-type="float">
            <text:p>15.77579</text:p>
          </table:table-cell>
          <table:table-cell office:value-type="float" office:value="15.689" calcext:value-type="float">
            <text:p>15.689</text:p>
          </table:table-cell>
          <table:table-cell office:value-type="float" office:value="15.76065" calcext:value-type="float">
            <text:p>15.76065</text:p>
          </table:table-cell>
          <table:table-cell office:value-type="float" office:value="15.69855" calcext:value-type="float">
            <text:p>15.69855</text:p>
          </table:table-cell>
          <table:table-cell office:value-type="float" office:value="15.52783" calcext:value-type="float">
            <text:p>15.52783</text:p>
          </table:table-cell>
          <table:table-cell office:value-type="float" office:value="15.47711" calcext:value-type="float">
            <text:p>15.47711</text:p>
          </table:table-cell>
          <table:table-cell office:value-type="float" office:value="24.3822" calcext:value-type="float">
            <text:p>24.3822</text:p>
          </table:table-cell>
          <table:table-cell office:value-type="float" office:value="9.299225" calcext:value-type="float">
            <text:p>9.299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13.45768" calcext:value-type="float">
            <text:p>13.45768</text:p>
          </table:table-cell>
          <table:table-cell office:value-type="float" office:value="30.92" calcext:value-type="float">
            <text:p>30.92</text:p>
          </table:table-cell>
          <table:table-cell office:value-type="float" office:value="8.32" calcext:value-type="float">
            <text:p>8.32</text:p>
          </table:table-cell>
          <table:table-cell office:value-type="float" office:value="1.218985" calcext:value-type="float">
            <text:p>1.218985</text:p>
          </table:table-cell>
          <table:table-cell office:value-type="float" office:value="0.9628634" calcext:value-type="float">
            <text:p>0.9628634</text:p>
          </table:table-cell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  <table:table-cell office:value-type="float" office:value="24.82925" calcext:value-type="float">
            <text:p>24.82925</text:p>
          </table:table-cell>
          <table:table-cell office:value-type="float" office:value="10.14862" calcext:value-type="float">
            <text:p>10.14862</text:p>
          </table:table-cell>
          <table:table-cell office:value-type="float" office:value="20.50726" calcext:value-type="float">
            <text:p>20.50726</text:p>
          </table:table-cell>
          <table:table-cell office:value-type="float" office:value="12.23318" calcext:value-type="float">
            <text:p>12.23318</text:p>
          </table:table-cell>
          <table:table-cell office:value-type="float" office:value="18.5455" calcext:value-type="float">
            <text:p>18.5455</text:p>
          </table:table-cell>
          <table:table-cell office:value-type="float" office:value="13.29727" calcext:value-type="float">
            <text:p>13.29727</text:p>
          </table:table-cell>
          <table:table-cell office:value-type="float" office:value="17.1824" calcext:value-type="float">
            <text:p>17.1824</text:p>
          </table:table-cell>
          <table:table-cell office:value-type="float" office:value="13.95609" calcext:value-type="float">
            <text:p>13.95609</text:p>
          </table:table-cell>
          <table:table-cell office:value-type="float" office:value="16.40811" calcext:value-type="float">
            <text:p>16.40811</text:p>
          </table:table-cell>
          <table:table-cell office:value-type="float" office:value="14.2464" calcext:value-type="float">
            <text:p>14.2464</text:p>
          </table:table-cell>
          <table:table-cell office:value-type="float" office:value="15.69174" calcext:value-type="float">
            <text:p>15.69174</text:p>
          </table:table-cell>
          <table:table-cell office:value-type="float" office:value="14.45212" calcext:value-type="float">
            <text:p>14.45212</text:p>
          </table:table-cell>
          <table:table-cell office:value-type="float" office:value="15.12601" calcext:value-type="float">
            <text:p>15.12601</text:p>
          </table:table-cell>
          <table:table-cell office:value-type="float" office:value="14.44095" calcext:value-type="float">
            <text:p>14.44095</text:p>
          </table:table-cell>
          <table:table-cell office:value-type="float" office:value="14.5" calcext:value-type="float">
            <text:p>14.5</text:p>
          </table:table-cell>
          <table:table-cell office:value-type="float" office:value="14.09738" calcext:value-type="float">
            <text:p>14.09738</text:p>
          </table:table-cell>
          <table:table-cell office:value-type="float" office:value="14.42163" calcext:value-type="float">
            <text:p>14.42163</text:p>
          </table:table-cell>
          <table:table-cell office:value-type="float" office:value="14.22971" calcext:value-type="float">
            <text:p>14.22971</text:p>
          </table:table-cell>
          <table:table-cell office:value-type="float" office:value="14.8905" calcext:value-type="float">
            <text:p>14.8905</text:p>
          </table:table-cell>
          <table:table-cell office:value-type="float" office:value="14.87585" calcext:value-type="float">
            <text:p>14.87585</text:p>
          </table:table-cell>
          <table:table-cell office:value-type="float" office:value="15.39334" calcext:value-type="float">
            <text:p>15.39334</text:p>
          </table:table-cell>
          <table:table-cell office:value-type="float" office:value="15.31705" calcext:value-type="float">
            <text:p>15.31705</text:p>
          </table:table-cell>
          <table:table-cell office:value-type="float" office:value="15.68811" calcext:value-type="float">
            <text:p>15.68811</text:p>
          </table:table-cell>
          <table:table-cell office:value-type="float" office:value="15.60565" calcext:value-type="float">
            <text:p>15.60565</text:p>
          </table:table-cell>
          <table:table-cell office:value-type="float" office:value="15.69785" calcext:value-type="float">
            <text:p>15.69785</text:p>
          </table:table-cell>
          <table:table-cell office:value-type="float" office:value="15.63336" calcext:value-type="float">
            <text:p>15.63336</text:p>
          </table:table-cell>
          <table:table-cell office:value-type="float" office:value="15.47656" calcext:value-type="float">
            <text:p>15.47656</text:p>
          </table:table-cell>
          <table:table-cell office:value-type="float" office:value="15.42365" calcext:value-type="float">
            <text:p>15.42365</text:p>
          </table:table-cell>
          <table:table-cell office:value-type="float" office:value="24.82922" calcext:value-type="float">
            <text:p>24.82922</text:p>
          </table:table-cell>
          <table:table-cell office:value-type="float" office:value="10.14862" calcext:value-type="float">
            <text:p>10.148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13.20083" calcext:value-type="float">
            <text:p>13.20083</text:p>
          </table:table-cell>
          <table:table-cell office:value-type="float" office:value="20.71" calcext:value-type="float">
            <text:p>20.71</text:p>
          </table:table-cell>
          <table:table-cell office:value-type="float" office:value="6.04" calcext:value-type="float">
            <text:p>6.04</text:p>
          </table:table-cell>
          <table:table-cell office:value-type="float" office:value="1.012859" calcext:value-type="float">
            <text:p>1.012859</text:p>
          </table:table-cell>
          <table:table-cell office:value-type="float" office:value="0.7907906" calcext:value-type="float">
            <text:p>0.7907906</text:p>
          </table:table-cell>
          <table:table-cell office:value-type="float" office:value="222.408" calcext:value-type="float">
            <text:p>222.408</text:p>
          </table:table-cell>
          <table:table-cell office:value-type="float" office:value="0" calcext:value-type="float">
            <text:p>0</text:p>
          </table:table-cell>
          <table:table-cell office:value-type="float" office:value="19.53635" calcext:value-type="float">
            <text:p>19.53635</text:p>
          </table:table-cell>
          <table:table-cell office:value-type="float" office:value="9.454071" calcext:value-type="float">
            <text:p>9.454071</text:p>
          </table:table-cell>
          <table:table-cell office:value-type="float" office:value="17.37326" calcext:value-type="float">
            <text:p>17.37326</text:p>
          </table:table-cell>
          <table:table-cell office:value-type="float" office:value="12.26065" calcext:value-type="float">
            <text:p>12.26065</text:p>
          </table:table-cell>
          <table:table-cell office:value-type="float" office:value="16.82458" calcext:value-type="float">
            <text:p>16.82458</text:p>
          </table:table-cell>
          <table:table-cell office:value-type="float" office:value="13.53369" calcext:value-type="float">
            <text:p>13.53369</text:p>
          </table:table-cell>
          <table:table-cell office:value-type="float" office:value="16.6799" calcext:value-type="float">
            <text:p>16.6799</text:p>
          </table:table-cell>
          <table:table-cell office:value-type="float" office:value="14.2966" calcext:value-type="float">
            <text:p>14.2966</text:p>
          </table:table-cell>
          <table:table-cell office:value-type="float" office:value="16.28949" calcext:value-type="float">
            <text:p>16.28949</text:p>
          </table:table-cell>
          <table:table-cell office:value-type="float" office:value="14.638" calcext:value-type="float">
            <text:p>14.638</text:p>
          </table:table-cell>
          <table:table-cell office:value-type="float" office:value="15.71851" calcext:value-type="float">
            <text:p>15.71851</text:p>
          </table:table-cell>
          <table:table-cell office:value-type="float" office:value="14.86584" calcext:value-type="float">
            <text:p>14.86584</text:p>
          </table:table-cell>
          <table:table-cell office:value-type="float" office:value="15.25516" calcext:value-type="float">
            <text:p>15.25516</text:p>
          </table:table-cell>
          <table:table-cell office:value-type="float" office:value="14.85181" calcext:value-type="float">
            <text:p>14.85181</text:p>
          </table:table-cell>
          <table:table-cell office:value-type="float" office:value="14.78381" calcext:value-type="float">
            <text:p>14.78381</text:p>
          </table:table-cell>
          <table:table-cell office:value-type="float" office:value="14.50699" calcext:value-type="float">
            <text:p>14.50699</text:p>
          </table:table-cell>
          <table:table-cell office:value-type="float" office:value="14.62921" calcext:value-type="float">
            <text:p>14.62921</text:p>
          </table:table-cell>
          <table:table-cell office:value-type="float" office:value="14.42374" calcext:value-type="float">
            <text:p>14.42374</text:p>
          </table:table-cell>
          <table:table-cell office:value-type="float" office:value="14.89795" calcext:value-type="float">
            <text:p>14.89795</text:p>
          </table:table-cell>
          <table:table-cell office:value-type="float" office:value="14.8761" calcext:value-type="float">
            <text:p>14.8761</text:p>
          </table:table-cell>
          <table:table-cell office:value-type="float" office:value="15.31635" calcext:value-type="float">
            <text:p>15.31635</text:p>
          </table:table-cell>
          <table:table-cell office:value-type="float" office:value="15.26358" calcext:value-type="float">
            <text:p>15.26358</text:p>
          </table:table-cell>
          <table:table-cell office:value-type="float" office:value="15.6048" calcext:value-type="float">
            <text:p>15.6048</text:p>
          </table:table-cell>
          <table:table-cell office:value-type="float" office:value="15.53024" calcext:value-type="float">
            <text:p>15.53024</text:p>
          </table:table-cell>
          <table:table-cell office:value-type="float" office:value="15.63272" calcext:value-type="float">
            <text:p>15.63272</text:p>
          </table:table-cell>
          <table:table-cell office:value-type="float" office:value="15.56757" calcext:value-type="float">
            <text:p>15.56757</text:p>
          </table:table-cell>
          <table:table-cell office:value-type="float" office:value="15.42307" calcext:value-type="float">
            <text:p>15.42307</text:p>
          </table:table-cell>
          <table:table-cell office:value-type="float" office:value="15.36853" calcext:value-type="float">
            <text:p>15.36853</text:p>
          </table:table-cell>
          <table:table-cell office:value-type="float" office:value="19.53638" calcext:value-type="float">
            <text:p>19.53638</text:p>
          </table:table-cell>
          <table:table-cell office:value-type="float" office:value="9.454071" calcext:value-type="float">
            <text:p>9.454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6.948636" calcext:value-type="float">
            <text:p>6.948636</text:p>
          </table:table-cell>
          <table:table-cell office:value-type="float" office:value="15.75" calcext:value-type="float">
            <text:p>15.75</text:p>
          </table:table-cell>
          <table:table-cell office:value-type="float" office:value="5.56" calcext:value-type="float">
            <text:p>5.56</text:p>
          </table:table-cell>
          <table:table-cell office:value-type="float" office:value="0.979881" calcext:value-type="float">
            <text:p>0.979881</text:p>
          </table:table-cell>
          <table:table-cell office:value-type="float" office:value="0.7143149" calcext:value-type="float">
            <text:p>0.7143149</text:p>
          </table:table-cell>
          <table:table-cell office:value-type="float" office:value="402.984" calcext:value-type="float">
            <text:p>402.984</text:p>
          </table:table-cell>
          <table:table-cell office:value-type="float" office:value="0" calcext:value-type="float">
            <text:p>0</text:p>
          </table:table-cell>
          <table:table-cell office:value-type="float" office:value="14.61292" calcext:value-type="float">
            <text:p>14.61292</text:p>
          </table:table-cell>
          <table:table-cell office:value-type="float" office:value="7.900085" calcext:value-type="float">
            <text:p>7.900085</text:p>
          </table:table-cell>
          <table:table-cell office:value-type="float" office:value="14.02383" calcext:value-type="float">
            <text:p>14.02383</text:p>
          </table:table-cell>
          <table:table-cell office:value-type="float" office:value="10.34952" calcext:value-type="float">
            <text:p>10.34952</text:p>
          </table:table-cell>
          <table:table-cell office:value-type="float" office:value="14.05908" calcext:value-type="float">
            <text:p>14.05908</text:p>
          </table:table-cell>
          <table:table-cell office:value-type="float" office:value="11.80991" calcext:value-type="float">
            <text:p>11.80991</text:p>
          </table:table-cell>
          <table:table-cell office:value-type="float" office:value="14.75186" calcext:value-type="float">
            <text:p>14.75186</text:p>
          </table:table-cell>
          <table:table-cell office:value-type="float" office:value="12.91245" calcext:value-type="float">
            <text:p>12.91245</text:p>
          </table:table-cell>
          <table:table-cell office:value-type="float" office:value="14.97464" calcext:value-type="float">
            <text:p>14.97464</text:p>
          </table:table-cell>
          <table:table-cell office:value-type="float" office:value="13.46848" calcext:value-type="float">
            <text:p>13.46848</text:p>
          </table:table-cell>
          <table:table-cell office:value-type="float" office:value="15.09735" calcext:value-type="float">
            <text:p>15.09735</text:p>
          </table:table-cell>
          <table:table-cell office:value-type="float" office:value="14.00189" calcext:value-type="float">
            <text:p>14.00189</text:p>
          </table:table-cell>
          <table:table-cell office:value-type="float" office:value="14.99994" calcext:value-type="float">
            <text:p>14.99994</text:p>
          </table:table-cell>
          <table:table-cell office:value-type="float" office:value="14.28677" calcext:value-type="float">
            <text:p>14.28677</text:p>
          </table:table-cell>
          <table:table-cell office:value-type="float" office:value="14.79999" calcext:value-type="float">
            <text:p>14.79999</text:p>
          </table:table-cell>
          <table:table-cell office:value-type="float" office:value="14.5871" calcext:value-type="float">
            <text:p>14.5871</text:p>
          </table:table-cell>
          <table:table-cell office:value-type="float" office:value="14.72406" calcext:value-type="float">
            <text:p>14.72406</text:p>
          </table:table-cell>
          <table:table-cell office:value-type="float" office:value="14.63098" calcext:value-type="float">
            <text:p>14.63098</text:p>
          </table:table-cell>
          <table:table-cell office:value-type="float" office:value="14.93433" calcext:value-type="float">
            <text:p>14.93433</text:p>
          </table:table-cell>
          <table:table-cell office:value-type="float" office:value="14.89832" calcext:value-type="float">
            <text:p>14.89832</text:p>
          </table:table-cell>
          <table:table-cell office:value-type="float" office:value="15.26318" calcext:value-type="float">
            <text:p>15.26318</text:p>
          </table:table-cell>
          <table:table-cell office:value-type="float" office:value="15.23053" calcext:value-type="float">
            <text:p>15.23053</text:p>
          </table:table-cell>
          <table:table-cell office:value-type="float" office:value="15.52951" calcext:value-type="float">
            <text:p>15.52951</text:p>
          </table:table-cell>
          <table:table-cell office:value-type="float" office:value="15.46481" calcext:value-type="float">
            <text:p>15.46481</text:p>
          </table:table-cell>
          <table:table-cell office:value-type="float" office:value="15.56689" calcext:value-type="float">
            <text:p>15.56689</text:p>
          </table:table-cell>
          <table:table-cell office:value-type="float" office:value="15.50333" calcext:value-type="float">
            <text:p>15.50333</text:p>
          </table:table-cell>
          <table:table-cell office:value-type="float" office:value="15.36795" calcext:value-type="float">
            <text:p>15.36795</text:p>
          </table:table-cell>
          <table:table-cell office:value-type="float" office:value="15.31149" calcext:value-type="float">
            <text:p>15.31149</text:p>
          </table:table-cell>
          <table:table-cell office:value-type="float" office:value="14.61292" calcext:value-type="float">
            <text:p>14.61292</text:p>
          </table:table-cell>
          <table:table-cell office:value-type="float" office:value="7.946472" calcext:value-type="float">
            <text:p>7.946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11.18781" calcext:value-type="float">
            <text:p>11.18781</text:p>
          </table:table-cell>
          <table:table-cell office:value-type="float" office:value="12.59" calcext:value-type="float">
            <text:p>12.59</text:p>
          </table:table-cell>
          <table:table-cell office:value-type="float" office:value="2.7" calcext:value-type="float">
            <text:p>2.7</text:p>
          </table:table-cell>
          <table:table-cell office:value-type="float" office:value="0.7831991" calcext:value-type="float">
            <text:p>0.7831991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15.73297" calcext:value-type="float">
            <text:p>15.73297</text:p>
          </table:table-cell>
          <table:table-cell office:value-type="float" office:value="5.511963" calcext:value-type="float">
            <text:p>5.511963</text:p>
          </table:table-cell>
          <table:table-cell office:value-type="float" office:value="13.23352" calcext:value-type="float">
            <text:p>13.23352</text:p>
          </table:table-cell>
          <table:table-cell office:value-type="float" office:value="8.191437" calcext:value-type="float">
            <text:p>8.191437</text:p>
          </table:table-cell>
          <table:table-cell office:value-type="float" office:value="12.68579" calcext:value-type="float">
            <text:p>12.68579</text:p>
          </table:table-cell>
          <table:table-cell office:value-type="float" office:value="9.751038" calcext:value-type="float">
            <text:p>9.751038</text:p>
          </table:table-cell>
          <table:table-cell office:value-type="float" office:value="12.85388" calcext:value-type="float">
            <text:p>12.85388</text:p>
          </table:table-cell>
          <table:table-cell office:value-type="float" office:value="11.05826" calcext:value-type="float">
            <text:p>11.05826</text:p>
          </table:table-cell>
          <table:table-cell office:value-type="float" office:value="13.42715" calcext:value-type="float">
            <text:p>13.42715</text:p>
          </table:table-cell>
          <table:table-cell office:value-type="float" office:value="11.86118" calcext:value-type="float">
            <text:p>11.86118</text:p>
          </table:table-cell>
          <table:table-cell office:value-type="float" office:value="13.98248" calcext:value-type="float">
            <text:p>13.98248</text:p>
          </table:table-cell>
          <table:table-cell office:value-type="float" office:value="12.7002" calcext:value-type="float">
            <text:p>12.7002</text:p>
          </table:table-cell>
          <table:table-cell office:value-type="float" office:value="14.27841" calcext:value-type="float">
            <text:p>14.27841</text:p>
          </table:table-cell>
          <table:table-cell office:value-type="float" office:value="13.32916" calcext:value-type="float">
            <text:p>13.32916</text:p>
          </table:table-cell>
          <table:table-cell office:value-type="float" office:value="14.58438" calcext:value-type="float">
            <text:p>14.58438</text:p>
          </table:table-cell>
          <table:table-cell office:value-type="float" office:value="14.0433" calcext:value-type="float">
            <text:p>14.0433</text:p>
          </table:table-cell>
          <table:table-cell office:value-type="float" office:value="14.72455" calcext:value-type="float">
            <text:p>14.72455</text:p>
          </table:table-cell>
          <table:table-cell office:value-type="float" office:value="14.63943" calcext:value-type="float">
            <text:p>14.63943</text:p>
          </table:table-cell>
          <table:table-cell office:value-type="float" office:value="14.94821" calcext:value-type="float">
            <text:p>14.94821</text:p>
          </table:table-cell>
          <table:table-cell office:value-type="float" office:value="14.93457" calcext:value-type="float">
            <text:p>14.93457</text:p>
          </table:table-cell>
          <table:table-cell office:value-type="float" office:value="15.23029" calcext:value-type="float">
            <text:p>15.23029</text:p>
          </table:table-cell>
          <table:table-cell office:value-type="float" office:value="15.20657" calcext:value-type="float">
            <text:p>15.20657</text:p>
          </table:table-cell>
          <table:table-cell office:value-type="float" office:value="15.46417" calcext:value-type="float">
            <text:p>15.46417</text:p>
          </table:table-cell>
          <table:table-cell office:value-type="float" office:value="15.40863" calcext:value-type="float">
            <text:p>15.40863</text:p>
          </table:table-cell>
          <table:table-cell office:value-type="float" office:value="15.50269" calcext:value-type="float">
            <text:p>15.50269</text:p>
          </table:table-cell>
          <table:table-cell office:value-type="float" office:value="15.44147" calcext:value-type="float">
            <text:p>15.44147</text:p>
          </table:table-cell>
          <table:table-cell office:value-type="float" office:value="15.31091" calcext:value-type="float">
            <text:p>15.31091</text:p>
          </table:table-cell>
          <table:table-cell office:value-type="float" office:value="15.25458" calcext:value-type="float">
            <text:p>15.25458</text:p>
          </table:table-cell>
          <table:table-cell office:value-type="float" office:value="35.54633" calcext:value-type="float">
            <text:p>35.54633</text:p>
          </table:table-cell>
          <table:table-cell office:value-type="float" office:value="1.162964" calcext:value-type="float">
            <text:p>1.162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8.156038" calcext:value-type="float">
            <text:p>8.156038</text:p>
          </table:table-cell>
          <table:table-cell office:value-type="float" office:value="11.11" calcext:value-type="float">
            <text:p>11.11</text:p>
          </table:table-cell>
          <table:table-cell office:value-type="float" office:value="-1.13" calcext:value-type="float">
            <text:p>-1.13</text:p>
          </table:table-cell>
          <table:table-cell office:value-type="float" office:value="0.9102577" calcext:value-type="float">
            <text:p>0.9102577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344.844" calcext:value-type="float">
            <text:p>344.844</text:p>
          </table:table-cell>
          <table:table-cell office:value-type="float" office:value="0" calcext:value-type="float">
            <text:p>0</text:p>
          </table:table-cell>
          <table:table-cell office:value-type="float" office:value="14.65231" calcext:value-type="float">
            <text:p>14.65231</text:p>
          </table:table-cell>
          <table:table-cell office:value-type="float" office:value="7.148102" calcext:value-type="float">
            <text:p>7.148102</text:p>
          </table:table-cell>
          <table:table-cell office:value-type="float" office:value="12.64575" calcext:value-type="float">
            <text:p>12.64575</text:p>
          </table:table-cell>
          <table:table-cell office:value-type="float" office:value="9.251984" calcext:value-type="float">
            <text:p>9.251984</text:p>
          </table:table-cell>
          <table:table-cell office:value-type="float" office:value="12.28845" calcext:value-type="float">
            <text:p>12.28845</text:p>
          </table:table-cell>
          <table:table-cell office:value-type="float" office:value="10.32611" calcext:value-type="float">
            <text:p>10.32611</text:p>
          </table:table-cell>
          <table:table-cell office:value-type="float" office:value="12.32962" calcext:value-type="float">
            <text:p>12.32962</text:p>
          </table:table-cell>
          <table:table-cell office:value-type="float" office:value="11.22018" calcext:value-type="float">
            <text:p>11.22018</text:p>
          </table:table-cell>
          <table:table-cell office:value-type="float" office:value="12.52551" calcext:value-type="float">
            <text:p>12.52551</text:p>
          </table:table-cell>
          <table:table-cell office:value-type="float" office:value="11.80594" calcext:value-type="float">
            <text:p>11.80594</text:p>
          </table:table-cell>
          <table:table-cell office:value-type="float" office:value="12.97528" calcext:value-type="float">
            <text:p>12.97528</text:p>
          </table:table-cell>
          <table:table-cell office:value-type="float" office:value="12.43665" calcext:value-type="float">
            <text:p>12.43665</text:p>
          </table:table-cell>
          <table:table-cell office:value-type="float" office:value="13.39453" calcext:value-type="float">
            <text:p>13.39453</text:p>
          </table:table-cell>
          <table:table-cell office:value-type="float" office:value="12.98007" calcext:value-type="float">
            <text:p>12.98007</text:p>
          </table:table-cell>
          <table:table-cell office:value-type="float" office:value="14.03946" calcext:value-type="float">
            <text:p>14.03946</text:p>
          </table:table-cell>
          <table:table-cell office:value-type="float" office:value="13.66895" calcext:value-type="float">
            <text:p>13.66895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14.45074" calcext:value-type="float">
            <text:p>14.45074</text:p>
          </table:table-cell>
          <table:table-cell office:value-type="float" office:value="14.94714" calcext:value-type="float">
            <text:p>14.94714</text:p>
          </table:table-cell>
          <table:table-cell office:value-type="float" office:value="14.91483" calcext:value-type="float">
            <text:p>14.91483</text:p>
          </table:table-cell>
          <table:table-cell office:value-type="float" office:value="15.20633" calcext:value-type="float">
            <text:p>15.20633</text:p>
          </table:table-cell>
          <table:table-cell office:value-type="float" office:value="15.17749" calcext:value-type="float">
            <text:p>15.17749</text:p>
          </table:table-cell>
          <table:table-cell office:value-type="float" office:value="15.40811" calcext:value-type="float">
            <text:p>15.40811</text:p>
          </table:table-cell>
          <table:table-cell office:value-type="float" office:value="15.3587" calcext:value-type="float">
            <text:p>15.3587</text:p>
          </table:table-cell>
          <table:table-cell office:value-type="float" office:value="15.44083" calcext:value-type="float">
            <text:p>15.44083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5397" calcext:value-type="float">
            <text:p>15.25397</text:p>
          </table:table-cell>
          <table:table-cell office:value-type="float" office:value="15.19745" calcext:value-type="float">
            <text:p>15.19745</text:p>
          </table:table-cell>
          <table:table-cell office:value-type="float" office:value="26.43448" calcext:value-type="float">
            <text:p>26.43448</text:p>
          </table:table-cell>
          <table:table-cell office:value-type="float" office:value="-4.607025" calcext:value-type="float">
            <text:p>-4.6070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6.666332" calcext:value-type="float">
            <text:p>6.666332</text:p>
          </table:table-cell>
          <table:table-cell office:value-type="float" office:value="11.64" calcext:value-type="float">
            <text:p>11.64</text:p>
          </table:table-cell>
          <table:table-cell office:value-type="float" office:value="-1.2" calcext:value-type="float">
            <text:p>-1.2</text:p>
          </table:table-cell>
          <table:table-cell office:value-type="float" office:value="1.065846" calcext:value-type="float">
            <text:p>1.065846</text:p>
          </table:table-cell>
          <table:table-cell office:value-type="float" office:value="0.4943715" calcext:value-type="float">
            <text:p>0.4943715</text:p>
          </table:table-cell>
          <table:table-cell office:value-type="float" office:value="253.476" calcext:value-type="float">
            <text:p>253.476</text:p>
          </table:table-cell>
          <table:table-cell office:value-type="float" office:value="0.5" calcext:value-type="float">
            <text:p>0.5</text:p>
          </table:table-cell>
          <table:table-cell office:value-type="float" office:value="12.83163" calcext:value-type="float">
            <text:p>12.83163</text:p>
          </table:table-cell>
          <table:table-cell office:value-type="float" office:value="6.713226" calcext:value-type="float">
            <text:p>6.713226</text:p>
          </table:table-cell>
          <table:table-cell office:value-type="float" office:value="11.85992" calcext:value-type="float">
            <text:p>11.85992</text:p>
          </table:table-cell>
          <table:table-cell office:value-type="float" office:value="8.764099" calcext:value-type="float">
            <text:p>8.764099</text:p>
          </table:table-cell>
          <table:table-cell office:value-type="float" office:value="11.74728" calcext:value-type="float">
            <text:p>11.74728</text:p>
          </table:table-cell>
          <table:table-cell office:value-type="float" office:value="9.905182" calcext:value-type="float">
            <text:p>9.905182</text:p>
          </table:table-cell>
          <table:table-cell office:value-type="float" office:value="11.94614" calcext:value-type="float">
            <text:p>11.94614</text:p>
          </table:table-cell>
          <table:table-cell office:value-type="float" office:value="10.84845" calcext:value-type="float">
            <text:p>10.84845</text:p>
          </table:table-cell>
          <table:table-cell office:value-type="float" office:value="12.30319" calcext:value-type="float">
            <text:p>12.30319</text:p>
          </table:table-cell>
          <table:table-cell office:value-type="float" office:value="11.45734" calcext:value-type="float">
            <text:p>11.45734</text:p>
          </table:table-cell>
          <table:table-cell office:value-type="float" office:value="12.69156" calcext:value-type="float">
            <text:p>12.69156</text:p>
          </table:table-cell>
          <table:table-cell office:value-type="float" office:value="12.10043" calcext:value-type="float">
            <text:p>12.10043</text:p>
          </table:table-cell>
          <table:table-cell office:value-type="float" office:value="13.06729" calcext:value-type="float">
            <text:p>13.06729</text:p>
          </table:table-cell>
          <table:table-cell office:value-type="float" office:value="12.64722" calcext:value-type="float">
            <text:p>12.64722</text:p>
          </table:table-cell>
          <table:table-cell office:value-type="float" office:value="13.66687" calcext:value-type="float">
            <text:p>13.66687</text:p>
          </table:table-cell>
          <table:table-cell office:value-type="float" office:value="13.36771" calcext:value-type="float">
            <text:p>13.36771</text:p>
          </table:table-cell>
          <table:table-cell office:value-type="float" office:value="14.4487" calcext:value-type="float">
            <text:p>14.4487</text:p>
          </table:table-cell>
          <table:table-cell office:value-type="float" office:value="14.25421" calcext:value-type="float">
            <text:p>14.25421</text:p>
          </table:table-cell>
          <table:table-cell office:value-type="float" office:value="14.91428" calcext:value-type="float">
            <text:p>14.91428</text:p>
          </table:table-cell>
          <table:table-cell office:value-type="float" office:value="14.84583" calcext:value-type="float">
            <text:p>14.84583</text:p>
          </table:table-cell>
          <table:table-cell office:value-type="float" office:value="15.17712" calcext:value-type="float">
            <text:p>15.17712</text:p>
          </table:table-cell>
          <table:table-cell office:value-type="float" office:value="15.13556" calcext:value-type="float">
            <text:p>15.13556</text:p>
          </table:table-cell>
          <table:table-cell office:value-type="float" office:value="15.35818" calcext:value-type="float">
            <text:p>15.35818</text:p>
          </table:table-cell>
          <table:table-cell office:value-type="float" office:value="15.31024" calcext:value-type="float">
            <text:p>15.31024</text:p>
          </table:table-cell>
          <table:table-cell office:value-type="float" office:value="15.37939" calcext:value-type="float">
            <text:p>15.37939</text:p>
          </table:table-cell>
          <table:table-cell office:value-type="float" office:value="15.32489" calcext:value-type="float">
            <text:p>15.32489</text:p>
          </table:table-cell>
          <table:table-cell office:value-type="float" office:value="15.19684" calcext:value-type="float">
            <text:p>15.19684</text:p>
          </table:table-cell>
          <table:table-cell office:value-type="float" office:value="15.14145" calcext:value-type="float">
            <text:p>15.14145</text:p>
          </table:table-cell>
          <table:table-cell office:value-type="float" office:value="18.7316" calcext:value-type="float">
            <text:p>18.7316</text:p>
          </table:table-cell>
          <table:table-cell office:value-type="float" office:value="-4.673035" calcext:value-type="float">
            <text:p>-4.6730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12.76888" calcext:value-type="float">
            <text:p>12.76888</text:p>
          </table:table-cell>
          <table:table-cell office:value-type="float" office:value="12.52" calcext:value-type="float">
            <text:p>12.52</text:p>
          </table:table-cell>
          <table:table-cell office:value-type="float" office:value="3.22" calcext:value-type="float">
            <text:p>3.22</text:p>
          </table:table-cell>
          <table:table-cell office:value-type="float" office:value="1.058724" calcext:value-type="float">
            <text:p>1.058724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396.288" calcext:value-type="float">
            <text:p>396.288</text:p>
          </table:table-cell>
          <table:table-cell office:value-type="float" office:value="0.1" calcext:value-type="float">
            <text:p>0.1</text:p>
          </table:table-cell>
          <table:table-cell office:value-type="float" office:value="17.21689" calcext:value-type="float">
            <text:p>17.21689</text:p>
          </table:table-cell>
          <table:table-cell office:value-type="float" office:value="8.850098" calcext:value-type="float">
            <text:p>8.850098</text:p>
          </table:table-cell>
          <table:table-cell office:value-type="float" office:value="14.46011" calcext:value-type="float">
            <text:p>14.46011</text:p>
          </table:table-cell>
          <table:table-cell office:value-type="float" office:value="10.07574" calcext:value-type="float">
            <text:p>10.07574</text:p>
          </table:table-cell>
          <table:table-cell office:value-type="float" office:value="13.57343" calcext:value-type="float">
            <text:p>13.57343</text:p>
          </table:table-cell>
          <table:table-cell office:value-type="float" office:value="10.73734" calcext:value-type="float">
            <text:p>10.73734</text:p>
          </table:table-cell>
          <table:table-cell office:value-type="float" office:value="13.08212" calcext:value-type="float">
            <text:p>13.08212</text:p>
          </table:table-cell>
          <table:table-cell office:value-type="float" office:value="11.31082" calcext:value-type="float">
            <text:p>11.31082</text:p>
          </table:table-cell>
          <table:table-cell office:value-type="float" office:value="12.89157" calcext:value-type="float">
            <text:p>12.89157</text:p>
          </table:table-cell>
          <table:table-cell office:value-type="float" office:value="11.7019" calcext:value-type="float">
            <text:p>11.7019</text:p>
          </table:table-cell>
          <table:table-cell office:value-type="float" office:value="12.82706" calcext:value-type="float">
            <text:p>12.82706</text:p>
          </table:table-cell>
          <table:table-cell office:value-type="float" office:value="12.15695" calcext:value-type="float">
            <text:p>12.15695</text:p>
          </table:table-cell>
          <table:table-cell office:value-type="float" office:value="12.96771" calcext:value-type="float">
            <text:p>12.96771</text:p>
          </table:table-cell>
          <table:table-cell office:value-type="float" office:value="12.59525" calcext:value-type="float">
            <text:p>12.59525</text:p>
          </table:table-cell>
          <table:table-cell office:value-type="float" office:value="13.36569" calcext:value-type="float">
            <text:p>13.36569</text:p>
          </table:table-cell>
          <table:table-cell office:value-type="float" office:value="13.23776" calcext:value-type="float">
            <text:p>13.23776</text:p>
          </table:table-cell>
          <table:table-cell office:value-type="float" office:value="14.25214" calcext:value-type="float">
            <text:p>14.25214</text:p>
          </table:table-cell>
          <table:table-cell office:value-type="float" office:value="14.07648" calcext:value-type="float">
            <text:p>14.07648</text:p>
          </table:table-cell>
          <table:table-cell office:value-type="float" office:value="14.84491" calcext:value-type="float">
            <text:p>14.84491</text:p>
          </table:table-cell>
          <table:table-cell office:value-type="float" office:value="14.754" calcext:value-type="float">
            <text:p>14.754</text:p>
          </table:table-cell>
          <table:table-cell office:value-type="float" office:value="15.13504" calcext:value-type="float">
            <text:p>15.13504</text:p>
          </table:table-cell>
          <table:table-cell office:value-type="float" office:value="15.07928" calcext:value-type="float">
            <text:p>15.07928</text:p>
          </table:table-cell>
          <table:table-cell office:value-type="float" office:value="15.30969" calcext:value-type="float">
            <text:p>15.30969</text:p>
          </table:table-cell>
          <table:table-cell office:value-type="float" office:value="15.26025" calcext:value-type="float">
            <text:p>15.26025</text:p>
          </table:table-cell>
          <table:table-cell office:value-type="float" office:value="15.32437" calcext:value-type="float">
            <text:p>15.32437</text:p>
          </table:table-cell>
          <table:table-cell office:value-type="float" office:value="15.27072" calcext:value-type="float">
            <text:p>15.27072</text:p>
          </table:table-cell>
          <table:table-cell office:value-type="float" office:value="15.14087" calcext:value-type="float">
            <text:p>15.14087</text:p>
          </table:table-cell>
          <table:table-cell office:value-type="float" office:value="15.08694" calcext:value-type="float">
            <text:p>15.08694</text:p>
          </table:table-cell>
          <table:table-cell office:value-type="float" office:value="33.85727" calcext:value-type="float">
            <text:p>33.85727</text:p>
          </table:table-cell>
          <table:table-cell office:value-type="float" office:value="0.2797546" calcext:value-type="float">
            <text:p>0.2797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12.42358" calcext:value-type="float">
            <text:p>12.42358</text:p>
          </table:table-cell>
          <table:table-cell office:value-type="float" office:value="21.7" calcext:value-type="float">
            <text:p>21.7</text:p>
          </table:table-cell>
          <table:table-cell office:value-type="float" office:value="3.27" calcext:value-type="float">
            <text:p>3.27</text:p>
          </table:table-cell>
          <table:table-cell office:value-type="float" office:value="1.062903" calcext:value-type="float">
            <text:p>1.062903</text:p>
          </table:table-cell>
          <table:table-cell office:value-type="float" office:value="0.6799441" calcext:value-type="float">
            <text:p>0.6799441</text:p>
          </table:table-cell>
          <table:table-cell office:value-type="float" office:value="379.692" calcext:value-type="float">
            <text:p>379.692</text:p>
          </table:table-cell>
          <table:table-cell office:value-type="float" office:value="0" calcext:value-type="float">
            <text:p>0</text:p>
          </table:table-cell>
          <table:table-cell office:value-type="float" office:value="18.63098" calcext:value-type="float">
            <text:p>18.63098</text:p>
          </table:table-cell>
          <table:table-cell office:value-type="float" office:value="8.349976" calcext:value-type="float">
            <text:p>8.349976</text:p>
          </table:table-cell>
          <table:table-cell office:value-type="float" office:value="15.60571" calcext:value-type="float">
            <text:p>15.60571</text:p>
          </table:table-cell>
          <table:table-cell office:value-type="float" office:value="9.721527" calcext:value-type="float">
            <text:p>9.721527</text:p>
          </table:table-cell>
          <table:table-cell office:value-type="float" office:value="14.40094" calcext:value-type="float">
            <text:p>14.40094</text:p>
          </table:table-cell>
          <table:table-cell office:value-type="float" office:value="10.56186" calcext:value-type="float">
            <text:p>10.56186</text:p>
          </table:table-cell>
          <table:table-cell office:value-type="float" office:value="13.69077" calcext:value-type="float">
            <text:p>13.69077</text:p>
          </table:table-cell>
          <table:table-cell office:value-type="float" office:value="11.28839" calcext:value-type="float">
            <text:p>11.28839</text:p>
          </table:table-cell>
          <table:table-cell office:value-type="float" office:value="13.37833" calcext:value-type="float">
            <text:p>13.37833</text:p>
          </table:table-cell>
          <table:table-cell office:value-type="float" office:value="11.75854" calcext:value-type="float">
            <text:p>11.75854</text:p>
          </table:table-cell>
          <table:table-cell office:value-type="float" office:value="13.20761" calcext:value-type="float">
            <text:p>13.20761</text:p>
          </table:table-cell>
          <table:table-cell office:value-type="float" office:value="12.25943" calcext:value-type="float">
            <text:p>12.25943</text:p>
          </table:table-cell>
          <table:table-cell office:value-type="float" office:value="13.16809" calcext:value-type="float">
            <text:p>13.16809</text:p>
          </table:table-cell>
          <table:table-cell office:value-type="float" office:value="12.66434" calcext:value-type="float">
            <text:p>12.66434</text:p>
          </table:table-cell>
          <table:table-cell office:value-type="float" office:value="13.29065" calcext:value-type="float">
            <text:p>13.29065</text:p>
          </table:table-cell>
          <table:table-cell office:value-type="float" office:value="13.23041" calcext:value-type="float">
            <text:p>13.23041</text:p>
          </table:table-cell>
          <table:table-cell office:value-type="float" office:value="14.0751" calcext:value-type="float">
            <text:p>14.0751</text:p>
          </table:table-cell>
          <table:table-cell office:value-type="float" office:value="13.97003" calcext:value-type="float">
            <text:p>13.97003</text:p>
          </table:table-cell>
          <table:table-cell office:value-type="float" office:value="14.75299" calcext:value-type="float">
            <text:p>14.75299</text:p>
          </table:table-cell>
          <table:table-cell office:value-type="float" office:value="14.65939" calcext:value-type="float">
            <text:p>14.65939</text:p>
          </table:table-cell>
          <table:table-cell office:value-type="float" office:value="15.07864" calcext:value-type="float">
            <text:p>15.07864</text:p>
          </table:table-cell>
          <table:table-cell office:value-type="float" office:value="15.01266" calcext:value-type="float">
            <text:p>15.01266</text:p>
          </table:table-cell>
          <table:table-cell office:value-type="float" office:value="15.2597" calcext:value-type="float">
            <text:p>15.2597</text:p>
          </table:table-cell>
          <table:table-cell office:value-type="float" office:value="15.2066" calcext:value-type="float">
            <text:p>15.2066</text:p>
          </table:table-cell>
          <table:table-cell office:value-type="float" office:value="15.27017" calcext:value-type="float">
            <text:p>15.27017</text:p>
          </table:table-cell>
          <table:table-cell office:value-type="float" office:value="15.21713" calcext:value-type="float">
            <text:p>15.21713</text:p>
          </table:table-cell>
          <table:table-cell office:value-type="float" office:value="15.08636" calcext:value-type="float">
            <text:p>15.08636</text:p>
          </table:table-cell>
          <table:table-cell office:value-type="float" office:value="15.03375" calcext:value-type="float">
            <text:p>15.03375</text:p>
          </table:table-cell>
          <table:table-cell office:value-type="float" office:value="39.13965" calcext:value-type="float">
            <text:p>39.13965</text:p>
          </table:table-cell>
          <table:table-cell office:value-type="float" office:value="-0.1236877" calcext:value-type="float">
            <text:p>-0.1236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4.138393" calcext:value-type="float">
            <text:p>4.138393</text:p>
          </table:table-cell>
          <table:table-cell office:value-type="float" office:value="9.04" calcext:value-type="float">
            <text:p>9.04</text:p>
          </table:table-cell>
          <table:table-cell office:value-type="float" office:value="3.16" calcext:value-type="float">
            <text:p>3.16</text:p>
          </table:table-cell>
          <table:table-cell office:value-type="float" office:value="0.9887054" calcext:value-type="float">
            <text:p>0.9887054</text:p>
          </table:table-cell>
          <table:table-cell office:value-type="float" office:value="0.674716" calcext:value-type="float">
            <text:p>0.674716</text:p>
          </table:table-cell>
          <table:table-cell office:value-type="float" office:value="447.624" calcext:value-type="float">
            <text:p>447.624</text:p>
          </table:table-cell>
          <table:table-cell office:value-type="float" office:value="0" calcext:value-type="float">
            <text:p>0</text:p>
          </table:table-cell>
          <table:table-cell office:value-type="float" office:value="12.22223" calcext:value-type="float">
            <text:p>12.22223</text:p>
          </table:table-cell>
          <table:table-cell office:value-type="float" office:value="8.92627" calcext:value-type="float">
            <text:p>8.92627</text:p>
          </table:table-cell>
          <table:table-cell office:value-type="float" office:value="12.85614" calcext:value-type="float">
            <text:p>12.85614</text:p>
          </table:table-cell>
          <table:table-cell office:value-type="float" office:value="10.32242" calcext:value-type="float">
            <text:p>10.32242</text:p>
          </table:table-cell>
          <table:table-cell office:value-type="float" office:value="13.23199" calcext:value-type="float">
            <text:p>13.23199</text:p>
          </table:table-cell>
          <table:table-cell office:value-type="float" office:value="11.12909" calcext:value-type="float">
            <text:p>11.12909</text:p>
          </table:table-cell>
          <table:table-cell office:value-type="float" office:value="13.34811" calcext:value-type="float">
            <text:p>13.34811</text:p>
          </table:table-cell>
          <table:table-cell office:value-type="float" office:value="11.80042" calcext:value-type="float">
            <text:p>11.80042</text:p>
          </table:table-cell>
          <table:table-cell office:value-type="float" office:value="13.30756" calcext:value-type="float">
            <text:p>13.30756</text:p>
          </table:table-cell>
          <table:table-cell office:value-type="float" office:value="12.20361" calcext:value-type="float">
            <text:p>12.20361</text:p>
          </table:table-cell>
          <table:table-cell office:value-type="float" office:value="13.22507" calcext:value-type="float">
            <text:p>13.22507</text:p>
          </table:table-cell>
          <table:table-cell office:value-type="float" office:value="12.64066" calcext:value-type="float">
            <text:p>12.64066</text:p>
          </table:table-cell>
          <table:table-cell office:value-type="float" office:value="13.24402" calcext:value-type="float">
            <text:p>13.24402</text:p>
          </table:table-cell>
          <table:table-cell office:value-type="float" office:value="12.96136" calcext:value-type="float">
            <text:p>12.96136</text:p>
          </table:table-cell>
          <table:table-cell office:value-type="float" office:value="13.39243" calcext:value-type="float">
            <text:p>13.39243</text:p>
          </table:table-cell>
          <table:table-cell office:value-type="float" office:value="13.28232" calcext:value-type="float">
            <text:p>13.28232</text:p>
          </table:table-cell>
          <table:table-cell office:value-type="float" office:value="13.96927" calcext:value-type="float">
            <text:p>13.96927</text:p>
          </table:table-cell>
          <table:table-cell office:value-type="float" office:value="13.93704" calcext:value-type="float">
            <text:p>13.93704</text:p>
          </table:table-cell>
          <table:table-cell office:value-type="float" office:value="14.65845" calcext:value-type="float">
            <text:p>14.65845</text:p>
          </table:table-cell>
          <table:table-cell office:value-type="float" office:value="14.5769" calcext:value-type="float">
            <text:p>14.5769</text:p>
          </table:table-cell>
          <table:table-cell office:value-type="float" office:value="15.01193" calcext:value-type="float">
            <text:p>15.01193</text:p>
          </table:table-cell>
          <table:table-cell office:value-type="float" office:value="14.94318" calcext:value-type="float">
            <text:p>14.94318</text:p>
          </table:table-cell>
          <table:table-cell office:value-type="float" office:value="15.20599" calcext:value-type="float">
            <text:p>15.20599</text:p>
          </table:table-cell>
          <table:table-cell office:value-type="float" office:value="15.14948" calcext:value-type="float">
            <text:p>15.14948</text:p>
          </table:table-cell>
          <table:table-cell office:value-type="float" office:value="15.21655" calcext:value-type="float">
            <text:p>15.21655</text:p>
          </table:table-cell>
          <table:table-cell office:value-type="float" office:value="15.16321" calcext:value-type="float">
            <text:p>15.16321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14.98096" calcext:value-type="float">
            <text:p>14.98096</text:p>
          </table:table-cell>
          <table:table-cell office:value-type="float" office:value="12.83072" calcext:value-type="float">
            <text:p>12.83072</text:p>
          </table:table-cell>
          <table:table-cell office:value-type="float" office:value="0.617981" calcext:value-type="float">
            <text:p>0.617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7.82316" calcext:value-type="float">
            <text:p>7.82316</text:p>
          </table:table-cell>
          <table:table-cell office:value-type="float" office:value="6.6" calcext:value-type="float">
            <text:p>6.6</text:p>
          </table:table-cell>
          <table:table-cell office:value-type="float" office:value="-0.88" calcext:value-type="float">
            <text:p>-0.88</text:p>
          </table:table-cell>
          <table:table-cell office:value-type="float" office:value="0.7524021" calcext:value-type="float">
            <text:p>0.7524021</text:p>
          </table:table-cell>
          <table:table-cell office:value-type="float" office:value="0.5059572" calcext:value-type="float">
            <text:p>0.5059572</text:p>
          </table:table-cell>
          <table:table-cell office:value-type="float" office:value="360.684" calcext:value-type="float">
            <text:p>360.684</text:p>
          </table:table-cell>
          <table:table-cell office:value-type="float" office:value="0" calcext:value-type="float">
            <text:p>0</text:p>
          </table:table-cell>
          <table:table-cell office:value-type="float" office:value="13.35574" calcext:value-type="float">
            <text:p>13.35574</text:p>
          </table:table-cell>
          <table:table-cell office:value-type="float" office:value="7.174805" calcext:value-type="float">
            <text:p>7.174805</text:p>
          </table:table-cell>
          <table:table-cell office:value-type="float" office:value="12.14246" calcext:value-type="float">
            <text:p>12.14246</text:p>
          </table:table-cell>
          <table:table-cell office:value-type="float" office:value="9.238342" calcext:value-type="float">
            <text:p>9.238342</text:p>
          </table:table-cell>
          <table:table-cell office:value-type="float" office:value="11.82791" calcext:value-type="float">
            <text:p>11.82791</text:p>
          </table:table-cell>
          <table:table-cell office:value-type="float" office:value="10.18527" calcext:value-type="float">
            <text:p>10.18527</text:p>
          </table:table-cell>
          <table:table-cell office:value-type="float" office:value="11.83621" calcext:value-type="float">
            <text:p>11.83621</text:p>
          </table:table-cell>
          <table:table-cell office:value-type="float" office:value="10.95239" calcext:value-type="float">
            <text:p>10.95239</text:p>
          </table:table-cell>
          <table:table-cell office:value-type="float" office:value="12.18555" calcext:value-type="float">
            <text:p>12.18555</text:p>
          </table:table-cell>
          <table:table-cell office:value-type="float" office:value="11.46518" calcext:value-type="float">
            <text:p>11.46518</text:p>
          </table:table-cell>
          <table:table-cell office:value-type="float" office:value="12.62991" calcext:value-type="float">
            <text:p>12.62991</text:p>
          </table:table-cell>
          <table:table-cell office:value-type="float" office:value="12.0163" calcext:value-type="float">
            <text:p>12.0163</text:p>
          </table:table-cell>
          <table:table-cell office:value-type="float" office:value="12.95557" calcext:value-type="float">
            <text:p>12.95557</text:p>
          </table:table-cell>
          <table:table-cell office:value-type="float" office:value="12.48862" calcext:value-type="float">
            <text:p>12.48862</text:p>
          </table:table-cell>
          <table:table-cell office:value-type="float" office:value="13.36884" calcext:value-type="float">
            <text:p>13.36884</text:p>
          </table:table-cell>
          <table:table-cell office:value-type="float" office:value="13.10117" calcext:value-type="float">
            <text:p>13.10117</text:p>
          </table:table-cell>
          <table:table-cell office:value-type="float" office:value="13.93668" calcext:value-type="float">
            <text:p>13.93668</text:p>
          </table:table-cell>
          <table:table-cell office:value-type="float" office:value="13.85666" calcext:value-type="float">
            <text:p>13.85666</text:p>
          </table:table-cell>
          <table:table-cell office:value-type="float" office:value="14.57614" calcext:value-type="float">
            <text:p>14.57614</text:p>
          </table:table-cell>
          <table:table-cell office:value-type="float" office:value="14.50525" calcext:value-type="float">
            <text:p>14.50525</text:p>
          </table:table-cell>
          <table:table-cell office:value-type="float" office:value="14.94247" calcext:value-type="float">
            <text:p>14.94247</text:p>
          </table:table-cell>
          <table:table-cell office:value-type="float" office:value="14.87549" calcext:value-type="float">
            <text:p>14.87549</text:p>
          </table:table-cell>
          <table:table-cell office:value-type="float" office:value="15.14886" calcext:value-type="float">
            <text:p>15.14886</text:p>
          </table:table-cell>
          <table:table-cell office:value-type="float" office:value="15.09042" calcext:value-type="float">
            <text:p>15.09042</text:p>
          </table:table-cell>
          <table:table-cell office:value-type="float" office:value="15.16263" calcext:value-type="float">
            <text:p>15.16263</text:p>
          </table:table-cell>
          <table:table-cell office:value-type="float" office:value="15.10864" calcext:value-type="float">
            <text:p>15.10864</text:p>
          </table:table-cell>
          <table:table-cell office:value-type="float" office:value="14.98041" calcext:value-type="float">
            <text:p>14.98041</text:p>
          </table:table-cell>
          <table:table-cell office:value-type="float" office:value="14.92831" calcext:value-type="float">
            <text:p>14.92831</text:p>
          </table:table-cell>
          <table:table-cell office:value-type="float" office:value="20.30728" calcext:value-type="float">
            <text:p>20.30728</text:p>
          </table:table-cell>
          <table:table-cell office:value-type="float" office:value="-4.28653" calcext:value-type="float">
            <text:p>-4.28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1.50588" calcext:value-type="float">
            <text:p>1.50588</text:p>
          </table:table-cell>
          <table:table-cell office:value-type="float" office:value="2.18" calcext:value-type="float">
            <text:p>2.18</text:p>
          </table:table-cell>
          <table:table-cell office:value-type="float" office:value="-1.04" calcext:value-type="float">
            <text:p>-1.04</text:p>
          </table:table-cell>
          <table:table-cell office:value-type="float" office:value="0.6297011" calcext:value-type="float">
            <text:p>0.6297011</text:p>
          </table:table-cell>
          <table:table-cell office:value-type="float" office:value="0.5001339" calcext:value-type="float">
            <text:p>0.5001339</text:p>
          </table:table-cell>
          <table:table-cell office:value-type="float" office:value="204.984" calcext:value-type="float">
            <text:p>204.984</text:p>
          </table:table-cell>
          <table:table-cell office:value-type="float" office:value="0" calcext:value-type="float">
            <text:p>0</text:p>
          </table:table-cell>
          <table:table-cell office:value-type="float" office:value="7.720428" calcext:value-type="float">
            <text:p>7.720428</text:p>
          </table:table-cell>
          <table:table-cell office:value-type="float" office:value="5.851746" calcext:value-type="float">
            <text:p>5.851746</text:p>
          </table:table-cell>
          <table:table-cell office:value-type="float" office:value="9.162445" calcext:value-type="float">
            <text:p>9.162445</text:p>
          </table:table-cell>
          <table:table-cell office:value-type="float" office:value="7.391571" calcext:value-type="float">
            <text:p>7.391571</text:p>
          </table:table-cell>
          <table:table-cell office:value-type="float" office:value="10.27969" calcext:value-type="float">
            <text:p>10.27969</text:p>
          </table:table-cell>
          <table:table-cell office:value-type="float" office:value="8.401825" calcext:value-type="float">
            <text:p>8.401825</text:p>
          </table:table-cell>
          <table:table-cell office:value-type="float" office:value="11.12906" calcext:value-type="float">
            <text:p>11.12906</text:p>
          </table:table-cell>
          <table:table-cell office:value-type="float" office:value="9.387726" calcext:value-type="float">
            <text:p>9.387726</text:p>
          </table:table-cell>
          <table:table-cell office:value-type="float" office:value="11.60461" calcext:value-type="float">
            <text:p>11.60461</text:p>
          </table:table-cell>
          <table:table-cell office:value-type="float" office:value="10.07877" calcext:value-type="float">
            <text:p>10.07877</text:p>
          </table:table-cell>
          <table:table-cell office:value-type="float" office:value="12.108" calcext:value-type="float">
            <text:p>12.108</text:p>
          </table:table-cell>
          <table:table-cell office:value-type="float" office:value="10.89316" calcext:value-type="float">
            <text:p>10.89316</text:p>
          </table:table-cell>
          <table:table-cell office:value-type="float" office:value="12.51443" calcext:value-type="float">
            <text:p>12.51443</text:p>
          </table:table-cell>
          <table:table-cell office:value-type="float" office:value="11.63403" calcext:value-type="float">
            <text:p>11.63403</text:p>
          </table:table-cell>
          <table:table-cell office:value-type="float" office:value="13.09912" calcext:value-type="float">
            <text:p>13.09912</text:p>
          </table:table-cell>
          <table:table-cell office:value-type="float" office:value="12.67059" calcext:value-type="float">
            <text:p>12.67059</text:p>
          </table:table-cell>
          <table:table-cell office:value-type="float" office:value="13.85544" calcext:value-type="float">
            <text:p>13.85544</text:p>
          </table:table-cell>
          <table:table-cell office:value-type="float" office:value="13.69717" calcext:value-type="float">
            <text:p>13.69717</text:p>
          </table:table-cell>
          <table:table-cell office:value-type="float" office:value="14.50446" calcext:value-type="float">
            <text:p>14.50446</text:p>
          </table:table-cell>
          <table:table-cell office:value-type="float" office:value="14.42316" calcext:value-type="float">
            <text:p>14.42316</text:p>
          </table:table-cell>
          <table:table-cell office:value-type="float" office:value="14.87479" calcext:value-type="float">
            <text:p>14.87479</text:p>
          </table:table-cell>
          <table:table-cell office:value-type="float" office:value="14.8071" calcext:value-type="float">
            <text:p>14.8071</text:p>
          </table:table-cell>
          <table:table-cell office:value-type="float" office:value="15.08975" calcext:value-type="float">
            <text:p>15.08975</text:p>
          </table:table-cell>
          <table:table-cell office:value-type="float" office:value="15.02985" calcext:value-type="float">
            <text:p>15.02985</text:p>
          </table:table-cell>
          <table:table-cell office:value-type="float" office:value="15.10806" calcext:value-type="float">
            <text:p>15.10806</text:p>
          </table:table-cell>
          <table:table-cell office:value-type="float" office:value="15.05341" calcext:value-type="float">
            <text:p>15.05341</text:p>
          </table:table-cell>
          <table:table-cell office:value-type="float" office:value="14.92776" calcext:value-type="float">
            <text:p>14.92776</text:p>
          </table:table-cell>
          <table:table-cell office:value-type="float" office:value="14.87631" calcext:value-type="float">
            <text:p>14.87631</text:p>
          </table:table-cell>
          <table:table-cell office:value-type="float" office:value="3.892975" calcext:value-type="float">
            <text:p>3.892975</text:p>
          </table:table-cell>
          <table:table-cell office:value-type="float" office:value="-4.699585" calcext:value-type="float">
            <text:p>-4.6995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.1482" calcext:value-type="float">
            <text:p>3.1482</text:p>
          </table:table-cell>
          <table:table-cell office:value-type="float" office:value="4.8" calcext:value-type="float">
            <text:p>4.8</text:p>
          </table:table-cell>
          <table:table-cell office:value-type="float" office:value="1.39" calcext:value-type="float">
            <text:p>1.39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258.444" calcext:value-type="float">
            <text:p>258.444</text:p>
          </table:table-cell>
          <table:table-cell office:value-type="float" office:value="8.4" calcext:value-type="float">
            <text:p>8.4</text:p>
          </table:table-cell>
          <table:table-cell office:value-type="float" office:value="7.919128" calcext:value-type="float">
            <text:p>7.919128</text:p>
          </table:table-cell>
          <table:table-cell office:value-type="float" office:value="4.691193" calcext:value-type="float">
            <text:p>4.691193</text:p>
          </table:table-cell>
          <table:table-cell office:value-type="float" office:value="7.993805" calcext:value-type="float">
            <text:p>7.993805</text:p>
          </table:table-cell>
          <table:table-cell office:value-type="float" office:value="6.444977" calcext:value-type="float">
            <text:p>6.444977</text:p>
          </table:table-cell>
          <table:table-cell office:value-type="float" office:value="8.382111" calcext:value-type="float">
            <text:p>8.382111</text:p>
          </table:table-cell>
          <table:table-cell office:value-type="float" office:value="7.52771" calcext:value-type="float">
            <text:p>7.52771</text:p>
          </table:table-cell>
          <table:table-cell office:value-type="float" office:value="9.369812" calcext:value-type="float">
            <text:p>9.369812</text:p>
          </table:table-cell>
          <table:table-cell office:value-type="float" office:value="8.569092" calcext:value-type="float">
            <text:p>8.569092</text:p>
          </table:table-cell>
          <table:table-cell office:value-type="float" office:value="10.06329" calcext:value-type="float">
            <text:p>10.06329</text:p>
          </table:table-cell>
          <table:table-cell office:value-type="float" office:value="9.321411" calcext:value-type="float">
            <text:p>9.321411</text:p>
          </table:table-cell>
          <table:table-cell office:value-type="float" office:value="10.88135" calcext:value-type="float">
            <text:p>10.88135</text:p>
          </table:table-cell>
          <table:table-cell office:value-type="float" office:value="10.09818" calcext:value-type="float">
            <text:p>10.09818</text:p>
          </table:table-cell>
          <table:table-cell office:value-type="float" office:value="11.62521" calcext:value-type="float">
            <text:p>11.62521</text:p>
          </table:table-cell>
          <table:table-cell office:value-type="float" office:value="10.88318" calcext:value-type="float">
            <text:p>10.88318</text:p>
          </table:table-cell>
          <table:table-cell office:value-type="float" office:value="12.66492" calcext:value-type="float">
            <text:p>12.66492</text:p>
          </table:table-cell>
          <table:table-cell office:value-type="float" office:value="12.07144" calcext:value-type="float">
            <text:p>12.07144</text:p>
          </table:table-cell>
          <table:table-cell office:value-type="float" office:value="13.69489" calcext:value-type="float">
            <text:p>13.69489</text:p>
          </table:table-cell>
          <table:table-cell office:value-type="float" office:value="13.42636" calcext:value-type="float">
            <text:p>13.42636</text:p>
          </table:table-cell>
          <table:table-cell office:value-type="float" office:value="14.42218" calcext:value-type="float">
            <text:p>14.42218</text:p>
          </table:table-cell>
          <table:table-cell office:value-type="float" office:value="14.31311" calcext:value-type="float">
            <text:p>14.31311</text:p>
          </table:table-cell>
          <table:table-cell office:value-type="float" office:value="14.80637" calcext:value-type="float">
            <text:p>14.80637</text:p>
          </table:table-cell>
          <table:table-cell office:value-type="float" office:value="14.73285" calcext:value-type="float">
            <text:p>14.73285</text:p>
          </table:table-cell>
          <table:table-cell office:value-type="float" office:value="15.02921" calcext:value-type="float">
            <text:p>15.02921</text:p>
          </table:table-cell>
          <table:table-cell office:value-type="float" office:value="14.96829" calcext:value-type="float">
            <text:p>14.96829</text:p>
          </table:table-cell>
          <table:table-cell office:value-type="float" office:value="15.05283" calcext:value-type="float">
            <text:p>15.05283</text:p>
          </table:table-cell>
          <table:table-cell office:value-type="float" office:value="14.99826" calcext:value-type="float">
            <text:p>14.99826</text:p>
          </table:table-cell>
          <table:table-cell office:value-type="float" office:value="14.87576" calcext:value-type="float">
            <text:p>14.87576</text:p>
          </table:table-cell>
          <table:table-cell office:value-type="float" office:value="14.8251" calcext:value-type="float">
            <text:p>14.8251</text:p>
          </table:table-cell>
          <table:table-cell office:value-type="float" office:value="9.454407" calcext:value-type="float">
            <text:p>9.454407</text:p>
          </table:table-cell>
          <table:table-cell office:value-type="float" office:value="-2.226654" calcext:value-type="float">
            <text:p>-2.226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1.18152" calcext:value-type="float">
            <text:p>1.18152</text:p>
          </table:table-cell>
          <table:table-cell office:value-type="float" office:value="3.72" calcext:value-type="float">
            <text:p>3.72</text:p>
          </table:table-cell>
          <table:table-cell office:value-type="float" office:value="1.38" calcext:value-type="float">
            <text:p>1.38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0.5949731" calcext:value-type="float">
            <text:p>0.5949731</text:p>
          </table:table-cell>
          <table:table-cell office:value-type="float" office:value="343.62" calcext:value-type="float">
            <text:p>343.62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5.888" calcext:value-type="float">
            <text:p>5.888</text:p>
          </table:table-cell>
          <table:table-cell office:value-type="float" office:value="3.271667" calcext:value-type="float">
            <text:p>3.271667</text:p>
          </table:table-cell>
          <table:table-cell office:value-type="float" office:value="6.870453" calcext:value-type="float">
            <text:p>6.870453</text:p>
          </table:table-cell>
          <table:table-cell office:value-type="float" office:value="4.714935" calcext:value-type="float">
            <text:p>4.714935</text:p>
          </table:table-cell>
          <table:table-cell office:value-type="float" office:value="7.792297" calcext:value-type="float">
            <text:p>7.792297</text:p>
          </table:table-cell>
          <table:table-cell office:value-type="float" office:value="5.718506" calcext:value-type="float">
            <text:p>5.718506</text:p>
          </table:table-cell>
          <table:table-cell office:value-type="float" office:value="8.675842" calcext:value-type="float">
            <text:p>8.675842</text:p>
          </table:table-cell>
          <table:table-cell office:value-type="float" office:value="6.698517" calcext:value-type="float">
            <text:p>6.698517</text:p>
          </table:table-cell>
          <table:table-cell office:value-type="float" office:value="9.31662" calcext:value-type="float">
            <text:p>9.31662</text:p>
          </table:table-cell>
          <table:table-cell office:value-type="float" office:value="7.415741" calcext:value-type="float">
            <text:p>7.415741</text:p>
          </table:table-cell>
          <table:table-cell office:value-type="float" office:value="10.09161" calcext:value-type="float">
            <text:p>10.09161</text:p>
          </table:table-cell>
          <table:table-cell office:value-type="float" office:value="8.618835" calcext:value-type="float">
            <text:p>8.618835</text:p>
          </table:table-cell>
          <table:table-cell office:value-type="float" office:value="10.87811" calcext:value-type="float">
            <text:p>10.87811</text:p>
          </table:table-cell>
          <table:table-cell office:value-type="float" office:value="9.814667" calcext:value-type="float">
            <text:p>9.814667</text:p>
          </table:table-cell>
          <table:table-cell office:value-type="float" office:value="12.06613" calcext:value-type="float">
            <text:p>12.06613</text:p>
          </table:table-cell>
          <table:table-cell office:value-type="float" office:value="11.43011" calcext:value-type="float">
            <text:p>11.43011</text:p>
          </table:table-cell>
          <table:table-cell office:value-type="float" office:value="13.42313" calcext:value-type="float">
            <text:p>13.42313</text:p>
          </table:table-cell>
          <table:table-cell office:value-type="float" office:value="13.08685" calcext:value-type="float">
            <text:p>13.08685</text:p>
          </table:table-cell>
          <table:table-cell office:value-type="float" office:value="14.3118" calcext:value-type="float">
            <text:p>14.3118</text:p>
          </table:table-cell>
          <table:table-cell office:value-type="float" office:value="14.1662" calcext:value-type="float">
            <text:p>14.1662</text:p>
          </table:table-cell>
          <table:table-cell office:value-type="float" office:value="14.73199" calcext:value-type="float">
            <text:p>14.73199</text:p>
          </table:table-cell>
          <table:table-cell office:value-type="float" office:value="14.64529" calcext:value-type="float">
            <text:p>14.64529</text:p>
          </table:table-cell>
          <table:table-cell office:value-type="float" office:value="14.96759" calcext:value-type="float">
            <text:p>14.96759</text:p>
          </table:table-cell>
          <table:table-cell office:value-type="float" office:value="14.90347" calcext:value-type="float">
            <text:p>14.90347</text:p>
          </table:table-cell>
          <table:table-cell office:value-type="float" office:value="14.99768" calcext:value-type="float">
            <text:p>14.99768</text:p>
          </table:table-cell>
          <table:table-cell office:value-type="float" office:value="14.94208" calcext:value-type="float">
            <text:p>14.94208</text:p>
          </table:table-cell>
          <table:table-cell office:value-type="float" office:value="14.82455" calcext:value-type="float">
            <text:p>14.82455</text:p>
          </table:table-cell>
          <table:table-cell office:value-type="float" office:value="14.77328" calcext:value-type="float">
            <text:p>14.77328</text:p>
          </table:table-cell>
          <table:table-cell office:value-type="float" office:value="5.226349" calcext:value-type="float">
            <text:p>5.226349</text:p>
          </table:table-cell>
          <table:table-cell office:value-type="float" office:value="-0.5382385" calcext:value-type="float">
            <text:p>-0.5382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4.5954" calcext:value-type="float">
            <text:p>4.5954</text:p>
          </table:table-cell>
          <table:table-cell office:value-type="float" office:value="2.13" calcext:value-type="float">
            <text:p>2.13</text:p>
          </table:table-cell>
          <table:table-cell office:value-type="float" office:value="-1.25" calcext:value-type="float">
            <text:p>-1.25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0.4925831" calcext:value-type="float">
            <text:p>0.4925831</text:p>
          </table:table-cell>
          <table:table-cell office:value-type="float" office:value="405.792" calcext:value-type="float">
            <text:p>405.792</text:p>
          </table:table-cell>
          <table:table-cell office:value-type="float" office:value="1.3" calcext:value-type="float">
            <text:p>1.3</text:p>
          </table:table-cell>
          <table:table-cell office:value-type="float" office:value="6.843628" calcext:value-type="float">
            <text:p>6.843628</text:p>
          </table:table-cell>
          <table:table-cell office:value-type="float" office:value="3.613159" calcext:value-type="float">
            <text:p>3.613159</text:p>
          </table:table-cell>
          <table:table-cell office:value-type="float" office:value="6.47757" calcext:value-type="float">
            <text:p>6.47757</text:p>
          </table:table-cell>
          <table:table-cell office:value-type="float" office:value="4.684998" calcext:value-type="float">
            <text:p>4.684998</text:p>
          </table:table-cell>
          <table:table-cell office:value-type="float" office:value="6.620758" calcext:value-type="float">
            <text:p>6.620758</text:p>
          </table:table-cell>
          <table:table-cell office:value-type="float" office:value="5.542542" calcext:value-type="float">
            <text:p>5.542542</text:p>
          </table:table-cell>
          <table:table-cell office:value-type="float" office:value="7.078278" calcext:value-type="float">
            <text:p>7.078278</text:p>
          </table:table-cell>
          <table:table-cell office:value-type="float" office:value="6.40097" calcext:value-type="float">
            <text:p>6.40097</text:p>
          </table:table-cell>
          <table:table-cell office:value-type="float" office:value="7.531921" calcext:value-type="float">
            <text:p>7.531921</text:p>
          </table:table-cell>
          <table:table-cell office:value-type="float" office:value="7.0672" calcext:value-type="float">
            <text:p>7.0672</text:p>
          </table:table-cell>
          <table:table-cell office:value-type="float" office:value="8.588715" calcext:value-type="float">
            <text:p>8.588715</text:p>
          </table:table-cell>
          <table:table-cell office:value-type="float" office:value="8.028503" calcext:value-type="float">
            <text:p>8.028503</text:p>
          </table:table-cell>
          <table:table-cell office:value-type="float" office:value="9.794189" calcext:value-type="float">
            <text:p>9.794189</text:p>
          </table:table-cell>
          <table:table-cell office:value-type="float" office:value="9.070679" calcext:value-type="float">
            <text:p>9.070679</text:p>
          </table:table-cell>
          <table:table-cell office:value-type="float" office:value="11.42136" calcext:value-type="float">
            <text:p>11.42136</text:p>
          </table:table-cell>
          <table:table-cell office:value-type="float" office:value="10.59607" calcext:value-type="float">
            <text:p>10.59607</text:p>
          </table:table-cell>
          <table:table-cell office:value-type="float" office:value="13.08282" calcext:value-type="float">
            <text:p>13.08282</text:p>
          </table:table-cell>
          <table:table-cell office:value-type="float" office:value="12.63361" calcext:value-type="float">
            <text:p>12.63361</text:p>
          </table:table-cell>
          <table:table-cell office:value-type="float" office:value="14.16446" calcext:value-type="float">
            <text:p>14.16446</text:p>
          </table:table-cell>
          <table:table-cell office:value-type="float" office:value="13.97491" calcext:value-type="float">
            <text:p>13.97491</text:p>
          </table:table-cell>
          <table:table-cell office:value-type="float" office:value="14.64429" calcext:value-type="float">
            <text:p>14.64429</text:p>
          </table:table-cell>
          <table:table-cell office:value-type="float" office:value="14.53909" calcext:value-type="float">
            <text:p>14.53909</text:p>
          </table:table-cell>
          <table:table-cell office:value-type="float" office:value="14.90277" calcext:value-type="float">
            <text:p>14.90277</text:p>
          </table:table-cell>
          <table:table-cell office:value-type="float" office:value="14.83249" calcext:value-type="float">
            <text:p>14.83249</text:p>
          </table:table-cell>
          <table:table-cell office:value-type="float" office:value="14.9415" calcext:value-type="float">
            <text:p>14.9415</text:p>
          </table:table-cell>
          <table:table-cell office:value-type="float" office:value="14.88434" calcext:value-type="float">
            <text:p>14.88434</text:p>
          </table:table-cell>
          <table:table-cell office:value-type="float" office:value="14.77274" calcext:value-type="float">
            <text:p>14.77274</text:p>
          </table:table-cell>
          <table:table-cell office:value-type="float" office:value="14.72058" calcext:value-type="float">
            <text:p>14.72058</text:p>
          </table:table-cell>
          <table:table-cell office:value-type="float" office:value="10.9234" calcext:value-type="float">
            <text:p>10.9234</text:p>
          </table:table-cell>
          <table:table-cell office:value-type="float" office:value="-1.627716" calcext:value-type="float">
            <text:p>-1.627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5.338079" calcext:value-type="float">
            <text:p>5.338079</text:p>
          </table:table-cell>
          <table:table-cell office:value-type="float" office:value="1.58" calcext:value-type="float">
            <text:p>1.58</text:p>
          </table:table-cell>
          <table:table-cell office:value-type="float" office:value="-5.76" calcext:value-type="float">
            <text:p>-5.76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0.3532464" calcext:value-type="float">
            <text:p>0.3532464</text:p>
          </table:table-cell>
          <table:table-cell office:value-type="float" office:value="300.672" calcext:value-type="float">
            <text:p>300.672</text:p>
          </table:table-cell>
          <table:table-cell office:value-type="float" office:value="0" calcext:value-type="float">
            <text:p>0</text:p>
          </table:table-cell>
          <table:table-cell office:value-type="float" office:value="5.545441" calcext:value-type="float">
            <text:p>5.545441</text:p>
          </table:table-cell>
          <table:table-cell office:value-type="float" office:value="2.432343" calcext:value-type="float">
            <text:p>2.432343</text:p>
          </table:table-cell>
          <table:table-cell office:value-type="float" office:value="5.558685" calcext:value-type="float">
            <text:p>5.558685</text:p>
          </table:table-cell>
          <table:table-cell office:value-type="float" office:value="3.941833" calcext:value-type="float">
            <text:p>3.941833</text:p>
          </table:table-cell>
          <table:table-cell office:value-type="float" office:value="5.904083" calcext:value-type="float">
            <text:p>5.904083</text:p>
          </table:table-cell>
          <table:table-cell office:value-type="float" office:value="5.092102" calcext:value-type="float">
            <text:p>5.092102</text:p>
          </table:table-cell>
          <table:table-cell office:value-type="float" office:value="6.682892" calcext:value-type="float">
            <text:p>6.682892</text:p>
          </table:table-cell>
          <table:table-cell office:value-type="float" office:value="6.107635" calcext:value-type="float">
            <text:p>6.107635</text:p>
          </table:table-cell>
          <table:table-cell office:value-type="float" office:value="7.322021" calcext:value-type="float">
            <text:p>7.322021</text:p>
          </table:table-cell>
          <table:table-cell office:value-type="float" office:value="6.794525" calcext:value-type="float">
            <text:p>6.794525</text:p>
          </table:table-cell>
          <table:table-cell office:value-type="float" office:value="8.15744" calcext:value-type="float">
            <text:p>8.15744</text:p>
          </table:table-cell>
          <table:table-cell office:value-type="float" office:value="7.666687" calcext:value-type="float">
            <text:p>7.666687</text:p>
          </table:table-cell>
          <table:table-cell office:value-type="float" office:value="9.066956" calcext:value-type="float">
            <text:p>9.066956</text:p>
          </table:table-cell>
          <table:table-cell office:value-type="float" office:value="8.587616" calcext:value-type="float">
            <text:p>8.587616</text:p>
          </table:table-cell>
          <table:table-cell office:value-type="float" office:value="10.59055" calcext:value-type="float">
            <text:p>10.59055</text:p>
          </table:table-cell>
          <table:table-cell office:value-type="float" office:value="10.07779" calcext:value-type="float">
            <text:p>10.07779</text:p>
          </table:table-cell>
          <table:table-cell office:value-type="float" office:value="12.62863" calcext:value-type="float">
            <text:p>12.62863</text:p>
          </table:table-cell>
          <table:table-cell office:value-type="float" office:value="12.18158" calcext:value-type="float">
            <text:p>12.18158</text:p>
          </table:table-cell>
          <table:table-cell office:value-type="float" office:value="13.9726" calcext:value-type="float">
            <text:p>13.9726</text:p>
          </table:table-cell>
          <table:table-cell office:value-type="float" office:value="13.74075" calcext:value-type="float">
            <text:p>13.74075</text:p>
          </table:table-cell>
          <table:table-cell office:value-type="float" office:value="14.53787" calcext:value-type="float">
            <text:p>14.53787</text:p>
          </table:table-cell>
          <table:table-cell office:value-type="float" office:value="14.40945" calcext:value-type="float">
            <text:p>14.40945</text:p>
          </table:table-cell>
          <table:table-cell office:value-type="float" office:value="14.83176" calcext:value-type="float">
            <text:p>14.83176</text:p>
          </table:table-cell>
          <table:table-cell office:value-type="float" office:value="14.75269" calcext:value-type="float">
            <text:p>14.75269</text:p>
          </table:table-cell>
          <table:table-cell office:value-type="float" office:value="14.88373" calcext:value-type="float">
            <text:p>14.88373</text:p>
          </table:table-cell>
          <table:table-cell office:value-type="float" office:value="14.82452" calcext:value-type="float">
            <text:p>14.82452</text:p>
          </table:table-cell>
          <table:table-cell office:value-type="float" office:value="14.72003" calcext:value-type="float">
            <text:p>14.72003</text:p>
          </table:table-cell>
          <table:table-cell office:value-type="float" office:value="14.66788" calcext:value-type="float">
            <text:p>14.66788</text:p>
          </table:table-cell>
          <table:table-cell office:value-type="float" office:value="5.807068" calcext:value-type="float">
            <text:p>5.807068</text:p>
          </table:table-cell>
          <table:table-cell office:value-type="float" office:value="-3.481842" calcext:value-type="float">
            <text:p>-3.481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11.36922" calcext:value-type="float">
            <text:p>11.36922</text:p>
          </table:table-cell>
          <table:table-cell office:value-type="float" office:value="4.9" calcext:value-type="float">
            <text:p>4.9</text:p>
          </table:table-cell>
          <table:table-cell office:value-type="float" office:value="-8.38" calcext:value-type="float">
            <text:p>-8.38</text:p>
          </table:table-cell>
          <table:table-cell office:value-type="float" office:value="0.7002385" calcext:value-type="float">
            <text:p>0.7002385</text:p>
          </table:table-cell>
          <table:table-cell office:value-type="float" office:value="0.2896891" calcext:value-type="float">
            <text:p>0.2896891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 office:value-type="float" office:value="6.636566" calcext:value-type="float">
            <text:p>6.636566</text:p>
          </table:table-cell>
          <table:table-cell office:value-type="float" office:value="0.1014099" calcext:value-type="float">
            <text:p>0.1014099</text:p>
          </table:table-cell>
          <table:table-cell office:value-type="float" office:value="5.907318" calcext:value-type="float">
            <text:p>5.907318</text:p>
          </table:table-cell>
          <table:table-cell office:value-type="float" office:value="2.426544" calcext:value-type="float">
            <text:p>2.426544</text:p>
          </table:table-cell>
          <table:table-cell office:value-type="float" office:value="5.914307" calcext:value-type="float">
            <text:p>5.914307</text:p>
          </table:table-cell>
          <table:table-cell office:value-type="float" office:value="3.842529" calcext:value-type="float">
            <text:p>3.842529</text:p>
          </table:table-cell>
          <table:table-cell office:value-type="float" office:value="6.281464" calcext:value-type="float">
            <text:p>6.281464</text:p>
          </table:table-cell>
          <table:table-cell office:value-type="float" office:value="5.115509" calcext:value-type="float">
            <text:p>5.115509</text:p>
          </table:table-cell>
          <table:table-cell office:value-type="float" office:value="6.779602" calcext:value-type="float">
            <text:p>6.779602</text:p>
          </table:table-cell>
          <table:table-cell office:value-type="float" office:value="5.985535" calcext:value-type="float">
            <text:p>5.985535</text:p>
          </table:table-cell>
          <table:table-cell office:value-type="float" office:value="7.65921" calcext:value-type="float">
            <text:p>7.65921</text:p>
          </table:table-cell>
          <table:table-cell office:value-type="float" office:value="7.047638" calcext:value-type="float">
            <text:p>7.047638</text:p>
          </table:table-cell>
          <table:table-cell office:value-type="float" office:value="8.583008" calcext:value-type="float">
            <text:p>8.583008</text:p>
          </table:table-cell>
          <table:table-cell office:value-type="float" office:value="8.087097" calcext:value-type="float">
            <text:p>8.087097</text:p>
          </table:table-cell>
          <table:table-cell office:value-type="float" office:value="10.07315" calcext:value-type="float">
            <text:p>10.07315</text:p>
          </table:table-cell>
          <table:table-cell office:value-type="float" office:value="9.581573" calcext:value-type="float">
            <text:p>9.581573</text:p>
          </table:table-cell>
          <table:table-cell office:value-type="float" office:value="12.17709" calcext:value-type="float">
            <text:p>12.17709</text:p>
          </table:table-cell>
          <table:table-cell office:value-type="float" office:value="11.75677" calcext:value-type="float">
            <text:p>11.75677</text:p>
          </table:table-cell>
          <table:table-cell office:value-type="float" office:value="13.73813" calcext:value-type="float">
            <text:p>13.73813</text:p>
          </table:table-cell>
          <table:table-cell office:value-type="float" office:value="13.4837" calcext:value-type="float">
            <text:p>13.4837</text:p>
          </table:table-cell>
          <table:table-cell office:value-type="float" office:value="14.40799" calcext:value-type="float">
            <text:p>14.40799</text:p>
          </table:table-cell>
          <table:table-cell office:value-type="float" office:value="14.25833" calcext:value-type="float">
            <text:p>14.25833</text:p>
          </table:table-cell>
          <table:table-cell office:value-type="float" office:value="14.75183" calcext:value-type="float">
            <text:p>14.75183</text:p>
          </table:table-cell>
          <table:table-cell office:value-type="float" office:value="14.66229" calcext:value-type="float">
            <text:p>14.66229</text:p>
          </table:table-cell>
          <table:table-cell office:value-type="float" office:value="14.82391" calcext:value-type="float">
            <text:p>14.82391</text:p>
          </table:table-cell>
          <table:table-cell office:value-type="float" office:value="14.76077" calcext:value-type="float">
            <text:p>14.76077</text:p>
          </table:table-cell>
          <table:table-cell office:value-type="float" office:value="14.66733" calcext:value-type="float">
            <text:p>14.66733</text:p>
          </table:table-cell>
          <table:table-cell office:value-type="float" office:value="14.61456" calcext:value-type="float">
            <text:p>14.61456</text:p>
          </table:table-cell>
          <table:table-cell office:value-type="float" office:value="9.323303" calcext:value-type="float">
            <text:p>9.323303</text:p>
          </table:table-cell>
          <table:table-cell office:value-type="float" office:value="-7.245209" calcext:value-type="float">
            <text:p>-7.245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9.790697" calcext:value-type="float">
            <text:p>9.790697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</text:p>
          </table:table-cell>
          <table:table-cell office:value-type="float" office:value="0.6835721" calcext:value-type="float">
            <text:p>0.6835721</text:p>
          </table:table-cell>
          <table:table-cell office:value-type="float" office:value="0.3341325" calcext:value-type="float">
            <text:p>0.3341325</text:p>
          </table:table-cell>
          <table:table-cell office:value-type="float" office:value="199.08" calcext:value-type="float">
            <text:p>199.08</text:p>
          </table:table-cell>
          <table:table-cell office:value-type="float" office:value="0" calcext:value-type="float">
            <text:p>0</text:p>
          </table:table-cell>
          <table:table-cell office:value-type="float" office:value="6.769226" calcext:value-type="float">
            <text:p>6.769226</text:p>
          </table:table-cell>
          <table:table-cell office:value-type="float" office:value="1.201294" calcext:value-type="float">
            <text:p>1.201294</text:p>
          </table:table-cell>
          <table:table-cell office:value-type="float" office:value="6.06073" calcext:value-type="float">
            <text:p>6.06073</text:p>
          </table:table-cell>
          <table:table-cell office:value-type="float" office:value="3.020966" calcext:value-type="float">
            <text:p>3.020966</text:p>
          </table:table-cell>
          <table:table-cell office:value-type="float" office:value="6.020569" calcext:value-type="float">
            <text:p>6.020569</text:p>
          </table:table-cell>
          <table:table-cell office:value-type="float" office:value="4.191406" calcext:value-type="float">
            <text:p>4.191406</text:p>
          </table:table-cell>
          <table:table-cell office:value-type="float" office:value="6.339417" calcext:value-type="float">
            <text:p>6.339417</text:p>
          </table:table-cell>
          <table:table-cell office:value-type="float" office:value="5.005341" calcext:value-type="float">
            <text:p>5.005341</text:p>
          </table:table-cell>
          <table:table-cell office:value-type="float" office:value="6.71991" calcext:value-type="float">
            <text:p>6.71991</text:p>
          </table:table-cell>
          <table:table-cell office:value-type="float" office:value="5.521118" calcext:value-type="float">
            <text:p>5.521118</text:p>
          </table:table-cell>
          <table:table-cell office:value-type="float" office:value="7.529388" calcext:value-type="float">
            <text:p>7.529388</text:p>
          </table:table-cell>
          <table:table-cell office:value-type="float" office:value="6.949829" calcext:value-type="float">
            <text:p>6.949829</text:p>
          </table:table-cell>
          <table:table-cell office:value-type="float" office:value="8.160828" calcext:value-type="float">
            <text:p>8.160828</text:p>
          </table:table-cell>
          <table:table-cell office:value-type="float" office:value="7.930145" calcext:value-type="float">
            <text:p>7.930145</text:p>
          </table:table-cell>
          <table:table-cell office:value-type="float" office:value="9.578308" calcext:value-type="float">
            <text:p>9.578308</text:p>
          </table:table-cell>
          <table:table-cell office:value-type="float" office:value="9.285339" calcext:value-type="float">
            <text:p>9.285339</text:p>
          </table:table-cell>
          <table:table-cell office:value-type="float" office:value="11.75247" calcext:value-type="float">
            <text:p>11.75247</text:p>
          </table:table-cell>
          <table:table-cell office:value-type="float" office:value="11.37491" calcext:value-type="float">
            <text:p>11.37491</text:p>
          </table:table-cell>
          <table:table-cell office:value-type="float" office:value="13.48093" calcext:value-type="float">
            <text:p>13.48093</text:p>
          </table:table-cell>
          <table:table-cell office:value-type="float" office:value="13.21573" calcext:value-type="float">
            <text:p>13.21573</text:p>
          </table:table-cell>
          <table:table-cell office:value-type="float" office:value="14.25662" calcext:value-type="float">
            <text:p>14.25662</text:p>
          </table:table-cell>
          <table:table-cell office:value-type="float" office:value="14.08981" calcext:value-type="float">
            <text:p>14.08981</text:p>
          </table:table-cell>
          <table:table-cell office:value-type="float" office:value="14.66129" calcext:value-type="float">
            <text:p>14.66129</text:p>
          </table:table-cell>
          <table:table-cell office:value-type="float" office:value="14.56064" calcext:value-type="float">
            <text:p>14.56064</text:p>
          </table:table-cell>
          <table:table-cell office:value-type="float" office:value="14.76007" calcext:value-type="float">
            <text:p>14.76007</text:p>
          </table:table-cell>
          <table:table-cell office:value-type="float" office:value="14.69254" calcext:value-type="float">
            <text:p>14.69254</text:p>
          </table:table-cell>
          <table:table-cell office:value-type="float" office:value="14.61398" calcext:value-type="float">
            <text:p>14.61398</text:p>
          </table:table-cell>
          <table:table-cell office:value-type="float" office:value="14.55927" calcext:value-type="float">
            <text:p>14.55927</text:p>
          </table:table-cell>
          <table:table-cell office:value-type="float" office:value="10.82947" calcext:value-type="float">
            <text:p>10.82947</text:p>
          </table:table-cell>
          <table:table-cell office:value-type="float" office:value="-5.248077" calcext:value-type="float">
            <text:p>-5.248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7.928209" calcext:value-type="float">
            <text:p>7.928209</text:p>
          </table:table-cell>
          <table:table-cell office:value-type="float" office:value="1.06" calcext:value-type="float">
            <text:p>1.06</text:p>
          </table:table-cell>
          <table:table-cell office:value-type="float" office:value="-8.25" calcext:value-type="float">
            <text:p>-8.25</text:p>
          </table:table-cell>
          <table:table-cell office:value-type="float" office:value="0.5815697" calcext:value-type="float">
            <text:p>0.5815697</text:p>
          </table:table-cell>
          <table:table-cell office:value-type="float" office:value="0.2925815" calcext:value-type="float">
            <text:p>0.2925815</text:p>
          </table:table-cell>
          <table:table-cell office:value-type="float" office:value="202.032" calcext:value-type="float">
            <text:p>202.032</text:p>
          </table:table-cell>
          <table:table-cell office:value-type="float" office:value="0" calcext:value-type="float">
            <text:p>0</text:p>
          </table:table-cell>
          <table:table-cell office:value-type="float" office:value="4.942047" calcext:value-type="float">
            <text:p>4.942047</text:p>
          </table:table-cell>
          <table:table-cell office:value-type="float" office:value="0.07400513" calcext:value-type="float">
            <text:p>0.07400513</text:p>
          </table:table-cell>
          <table:table-cell office:value-type="float" office:value="4.765381" calcext:value-type="float">
            <text:p>4.765381</text:p>
          </table:table-cell>
          <table:table-cell office:value-type="float" office:value="2.052643" calcext:value-type="float">
            <text:p>2.052643</text:p>
          </table:table-cell>
          <table:table-cell office:value-type="float" office:value="5.017822" calcext:value-type="float">
            <text:p>5.017822</text:p>
          </table:table-cell>
          <table:table-cell office:value-type="float" office:value="3.47052" calcext:value-type="float">
            <text:p>3.47052</text:p>
          </table:table-cell>
          <table:table-cell office:value-type="float" office:value="5.817505" calcext:value-type="float">
            <text:p>5.817505</text:p>
          </table:table-cell>
          <table:table-cell office:value-type="float" office:value="4.759399" calcext:value-type="float">
            <text:p>4.759399</text:p>
          </table:table-cell>
          <table:table-cell office:value-type="float" office:value="6.462097" calcext:value-type="float">
            <text:p>6.462097</text:p>
          </table:table-cell>
          <table:table-cell office:value-type="float" office:value="5.634796" calcext:value-type="float">
            <text:p>5.634796</text:p>
          </table:table-cell>
          <table:table-cell office:value-type="float" office:value="7.225891" calcext:value-type="float">
            <text:p>7.225891</text:p>
          </table:table-cell>
          <table:table-cell office:value-type="float" office:value="6.626556" calcext:value-type="float">
            <text:p>6.626556</text:p>
          </table:table-cell>
          <table:table-cell office:value-type="float" office:value="8.007385" calcext:value-type="float">
            <text:p>8.007385</text:p>
          </table:table-cell>
          <table:table-cell office:value-type="float" office:value="7.560974" calcext:value-type="float">
            <text:p>7.560974</text:p>
          </table:table-cell>
          <table:table-cell office:value-type="float" office:value="9.283051" calcext:value-type="float">
            <text:p>9.283051</text:p>
          </table:table-cell>
          <table:table-cell office:value-type="float" office:value="8.934296" calcext:value-type="float">
            <text:p>8.934296</text:p>
          </table:table-cell>
          <table:table-cell office:value-type="float" office:value="11.37131" calcext:value-type="float">
            <text:p>11.37131</text:p>
          </table:table-cell>
          <table:table-cell office:value-type="float" office:value="11.03525" calcext:value-type="float">
            <text:p>11.03525</text:p>
          </table:table-cell>
          <table:table-cell office:value-type="float" office:value="13.21292" calcext:value-type="float">
            <text:p>13.21292</text:p>
          </table:table-cell>
          <table:table-cell office:value-type="float" office:value="12.9498" calcext:value-type="float">
            <text:p>12.9498</text:p>
          </table:table-cell>
          <table:table-cell office:value-type="float" office:value="14.08795" calcext:value-type="float">
            <text:p>14.08795</text:p>
          </table:table-cell>
          <table:table-cell office:value-type="float" office:value="13.91046" calcext:value-type="float">
            <text:p>13.91046</text:p>
          </table:table-cell>
          <table:table-cell office:value-type="float" office:value="14.55948" calcext:value-type="float">
            <text:p>14.55948</text:p>
          </table:table-cell>
          <table:table-cell office:value-type="float" office:value="14.4483" calcext:value-type="float">
            <text:p>14.4483</text:p>
          </table:table-cell>
          <table:table-cell office:value-type="float" office:value="14.69177" calcext:value-type="float">
            <text:p>14.69177</text:p>
          </table:table-cell>
          <table:table-cell office:value-type="float" office:value="14.61911" calcext:value-type="float">
            <text:p>14.61911</text:p>
          </table:table-cell>
          <table:table-cell office:value-type="float" office:value="14.55865" calcext:value-type="float">
            <text:p>14.55865</text:p>
          </table:table-cell>
          <table:table-cell office:value-type="float" office:value="14.50107" calcext:value-type="float">
            <text:p>14.50107</text:p>
          </table:table-cell>
          <table:table-cell office:value-type="float" office:value="5.401611" calcext:value-type="float">
            <text:p>5.401611</text:p>
          </table:table-cell>
          <table:table-cell office:value-type="float" office:value="-5.331635" calcext:value-type="float">
            <text:p>-5.3316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8.833093" calcext:value-type="float">
            <text:p>8.833093</text:p>
          </table:table-cell>
          <table:table-cell office:value-type="float" office:value="7.86" calcext:value-type="float">
            <text:p>7.86</text:p>
          </table:table-cell>
          <table:table-cell office:value-type="float" office:value="-2.81" calcext:value-type="float">
            <text:p>-2.81</text:p>
          </table:table-cell>
          <table:table-cell office:value-type="float" office:value="0.8162633" calcext:value-type="float">
            <text:p>0.8162633</text:p>
          </table:table-cell>
          <table:table-cell office:value-type="float" office:value="0.4396193" calcext:value-type="float">
            <text:p>0.4396193</text:p>
          </table:table-cell>
          <table:table-cell office:value-type="float" office:value="296.676" calcext:value-type="float">
            <text:p>296.676</text:p>
          </table:table-cell>
          <table:table-cell office:value-type="float" office:value="0" calcext:value-type="float">
            <text:p>0</text:p>
          </table:table-cell>
          <table:table-cell office:value-type="float" office:value="7.093323" calcext:value-type="float">
            <text:p>7.0933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5.925354" calcext:value-type="float">
            <text:p>5.925354</text:p>
          </table:table-cell>
          <table:table-cell office:value-type="float" office:value="2.191956" calcext:value-type="float">
            <text:p>2.191956</text:p>
          </table:table-cell>
          <table:table-cell office:value-type="float" office:value="5.783966" calcext:value-type="float">
            <text:p>5.783966</text:p>
          </table:table-cell>
          <table:table-cell office:value-type="float" office:value="3.379089" calcext:value-type="float">
            <text:p>3.379089</text:p>
          </table:table-cell>
          <table:table-cell office:value-type="float" office:value="6.021912" calcext:value-type="float">
            <text:p>6.021912</text:p>
          </table:table-cell>
          <table:table-cell office:value-type="float" office:value="4.510956" calcext:value-type="float">
            <text:p>4.510956</text:p>
          </table:table-cell>
          <table:table-cell office:value-type="float" office:value="6.353119" calcext:value-type="float">
            <text:p>6.353119</text:p>
          </table:table-cell>
          <table:table-cell office:value-type="float" office:value="5.324646" calcext:value-type="float">
            <text:p>5.324646</text:p>
          </table:table-cell>
          <table:table-cell office:value-type="float" office:value="6.830017" calcext:value-type="float">
            <text:p>6.830017</text:p>
          </table:table-cell>
          <table:table-cell office:value-type="float" office:value="6.286377" calcext:value-type="float">
            <text:p>6.286377</text:p>
          </table:table-cell>
          <table:table-cell office:value-type="float" office:value="7.557281" calcext:value-type="float">
            <text:p>7.557281</text:p>
          </table:table-cell>
          <table:table-cell office:value-type="float" office:value="7.254242" calcext:value-type="float">
            <text:p>7.254242</text:p>
          </table:table-cell>
          <table:table-cell office:value-type="float" office:value="8.930878" calcext:value-type="float">
            <text:p>8.930878</text:p>
          </table:table-cell>
          <table:table-cell office:value-type="float" office:value="8.630798" calcext:value-type="float">
            <text:p>8.630798</text:p>
          </table:table-cell>
          <table:table-cell office:value-type="float" office:value="11.03174" calcext:value-type="float">
            <text:p>11.03174</text:p>
          </table:table-cell>
          <table:table-cell office:value-type="float" office:value="10.70853" calcext:value-type="float">
            <text:p>10.70853</text:p>
          </table:table-cell>
          <table:table-cell office:value-type="float" office:value="12.94705" calcext:value-type="float">
            <text:p>12.94705</text:p>
          </table:table-cell>
          <table:table-cell office:value-type="float" office:value="12.68707" calcext:value-type="float">
            <text:p>12.68707</text:p>
          </table:table-cell>
          <table:table-cell office:value-type="float" office:value="13.90857" calcext:value-type="float">
            <text:p>13.90857</text:p>
          </table:table-cell>
          <table:table-cell office:value-type="float" office:value="13.72433" calcext:value-type="float">
            <text:p>13.72433</text:p>
          </table:table-cell>
          <table:table-cell office:value-type="float" office:value="14.44708" calcext:value-type="float">
            <text:p>14.44708</text:p>
          </table:table-cell>
          <table:table-cell office:value-type="float" office:value="14.32697" calcext:value-type="float">
            <text:p>14.32697</text:p>
          </table:table-cell>
          <table:table-cell office:value-type="float" office:value="14.61832" calcext:value-type="float">
            <text:p>14.61832</text:p>
          </table:table-cell>
          <table:table-cell office:value-type="float" office:value="14.53989" calcext:value-type="float">
            <text:p>14.53989</text:p>
          </table:table-cell>
          <table:table-cell office:value-type="float" office:value="14.50046" calcext:value-type="float">
            <text:p>14.50046</text:p>
          </table:table-cell>
          <table:table-cell office:value-type="float" office:value="14.44019" calcext:value-type="float">
            <text:p>14.44019</text:p>
          </table:table-cell>
          <table:table-cell office:value-type="float" office:value="10.54642" calcext:value-type="float">
            <text:p>10.54642</text:p>
          </table:table-cell>
          <table:table-cell office:value-type="float" office:value="-4.07959" calcext:value-type="float">
            <text:p>-4.07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2.07144" calcext:value-type="float">
            <text:p>2.07144</text:p>
          </table:table-cell>
          <table:table-cell office:value-type="float" office:value="10.12" calcext:value-type="float">
            <text:p>10.12</text:p>
          </table:table-cell>
          <table:table-cell office:value-type="float" office:value="5.23" calcext:value-type="float">
            <text:p>5.23</text:p>
          </table:table-cell>
          <table:table-cell office:value-type="float" office:value="1.086717" calcext:value-type="float">
            <text:p>1.086717</text:p>
          </table:table-cell>
          <table:table-cell office:value-type="float" office:value="0.7794102" calcext:value-type="float">
            <text:p>0.7794102</text:p>
          </table:table-cell>
          <table:table-cell office:value-type="float" office:value="278.82" calcext:value-type="float">
            <text:p>278.82</text:p>
          </table:table-cell>
          <table:table-cell office:value-type="float" office:value="0" calcext:value-type="float">
            <text:p>0</text:p>
          </table:table-cell>
          <table:table-cell office:value-type="float" office:value="7.638031" calcext:value-type="float">
            <text:p>7.638031</text:p>
          </table:table-cell>
          <table:table-cell office:value-type="float" office:value="4.325348" calcext:value-type="float">
            <text:p>4.325348</text:p>
          </table:table-cell>
          <table:table-cell office:value-type="float" office:value="7.156464" calcext:value-type="float">
            <text:p>7.156464</text:p>
          </table:table-cell>
          <table:table-cell office:value-type="float" office:value="4.877441" calcext:value-type="float">
            <text:p>4.877441</text:p>
          </table:table-cell>
          <table:table-cell office:value-type="float" office:value="6.993408" calcext:value-type="float">
            <text:p>6.993408</text:p>
          </table:table-cell>
          <table:table-cell office:value-type="float" office:value="5.397583" calcext:value-type="float">
            <text:p>5.397583</text:p>
          </table:table-cell>
          <table:table-cell office:value-type="float" office:value="7.036835" calcext:value-type="float">
            <text:p>7.036835</text:p>
          </table:table-cell>
          <table:table-cell office:value-type="float" office:value="5.942017" calcext:value-type="float">
            <text:p>5.942017</text:p>
          </table:table-cell>
          <table:table-cell office:value-type="float" office:value="7.176361" calcext:value-type="float">
            <text:p>7.176361</text:p>
          </table:table-cell>
          <table:table-cell office:value-type="float" office:value="6.353912" calcext:value-type="float">
            <text:p>6.353912</text:p>
          </table:table-cell>
          <table:table-cell office:value-type="float" office:value="7.444489" calcext:value-type="float">
            <text:p>7.444489</text:p>
          </table:table-cell>
          <table:table-cell office:value-type="float" office:value="6.834961" calcext:value-type="float">
            <text:p>6.834961</text:p>
          </table:table-cell>
          <table:table-cell office:value-type="float" office:value="7.860382" calcext:value-type="float">
            <text:p>7.860382</text:p>
          </table:table-cell>
          <table:table-cell office:value-type="float" office:value="7.484711" calcext:value-type="float">
            <text:p>7.484711</text:p>
          </table:table-cell>
          <table:table-cell office:value-type="float" office:value="8.668213" calcext:value-type="float">
            <text:p>8.668213</text:p>
          </table:table-cell>
          <table:table-cell office:value-type="float" office:value="8.625336" calcext:value-type="float">
            <text:p>8.625336</text:p>
          </table:table-cell>
          <table:table-cell office:value-type="float" office:value="10.70544" calcext:value-type="float">
            <text:p>10.70544</text:p>
          </table:table-cell>
          <table:table-cell office:value-type="float" office:value="10.47821" calcext:value-type="float">
            <text:p>10.47821</text:p>
          </table:table-cell>
          <table:table-cell office:value-type="float" office:value="12.68433" calcext:value-type="float">
            <text:p>12.68433</text:p>
          </table:table-cell>
          <table:table-cell office:value-type="float" office:value="12.43674" calcext:value-type="float">
            <text:p>12.43674</text:p>
          </table:table-cell>
          <table:table-cell office:value-type="float" office:value="13.72235" calcext:value-type="float">
            <text:p>13.72235</text:p>
          </table:table-cell>
          <table:table-cell office:value-type="float" office:value="13.53506" calcext:value-type="float">
            <text:p>13.53506</text:p>
          </table:table-cell>
          <table:table-cell office:value-type="float" office:value="14.32562" calcext:value-type="float">
            <text:p>14.32562</text:p>
          </table:table-cell>
          <table:table-cell office:value-type="float" office:value="14.19797" calcext:value-type="float">
            <text:p>14.19797</text:p>
          </table:table-cell>
          <table:table-cell office:value-type="float" office:value="14.53903" calcext:value-type="float">
            <text:p>14.53903</text:p>
          </table:table-cell>
          <table:table-cell office:value-type="float" office:value="14.45477" calcext:value-type="float">
            <text:p>14.45477</text:p>
          </table:table-cell>
          <table:table-cell office:value-type="float" office:value="14.43954" calcext:value-type="float">
            <text:p>14.43954</text:p>
          </table:table-cell>
          <table:table-cell office:value-type="float" office:value="14.37518" calcext:value-type="float">
            <text:p>14.37518</text:p>
          </table:table-cell>
          <table:table-cell office:value-type="float" office:value="11.38043" calcext:value-type="float">
            <text:p>11.38043</text:p>
          </table:table-cell>
          <table:table-cell office:value-type="float" office:value="1.313477" calcext:value-type="float">
            <text:p>1.3134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8.619762" calcext:value-type="float">
            <text:p>8.619762</text:p>
          </table:table-cell>
          <table:table-cell office:value-type="float" office:value="16.05" calcext:value-type="float">
            <text:p>16.05</text:p>
          </table:table-cell>
          <table:table-cell office:value-type="float" office:value="3.55" calcext:value-type="float">
            <text:p>3.55</text:p>
          </table:table-cell>
          <table:table-cell office:value-type="float" office:value="0.9510767" calcext:value-type="float">
            <text:p>0.9510767</text:p>
          </table:table-cell>
          <table:table-cell office:value-type="float" office:value="0.6934177" calcext:value-type="float">
            <text:p>0.693417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.89264" calcext:value-type="float">
            <text:p>11.89264</text:p>
          </table:table-cell>
          <table:table-cell office:value-type="float" office:value="4.628815" calcext:value-type="float">
            <text:p>4.628815</text:p>
          </table:table-cell>
          <table:table-cell office:value-type="float" office:value="10.09521" calcext:value-type="float">
            <text:p>10.09521</text:p>
          </table:table-cell>
          <table:table-cell office:value-type="float" office:value="5.416412" calcext:value-type="float">
            <text:p>5.416412</text:p>
          </table:table-cell>
          <table:table-cell office:value-type="float" office:value="9.02243" calcext:value-type="float">
            <text:p>9.02243</text:p>
          </table:table-cell>
          <table:table-cell office:value-type="float" office:value="6.019318" calcext:value-type="float">
            <text:p>6.019318</text:p>
          </table:table-cell>
          <table:table-cell office:value-type="float" office:value="8.444702" calcext:value-type="float">
            <text:p>8.444702</text:p>
          </table:table-cell>
          <table:table-cell office:value-type="float" office:value="6.560944" calcext:value-type="float">
            <text:p>6.560944</text:p>
          </table:table-cell>
          <table:table-cell office:value-type="float" office:value="8.251923" calcext:value-type="float">
            <text:p>8.251923</text:p>
          </table:table-cell>
          <table:table-cell office:value-type="float" office:value="6.9422" calcext:value-type="float">
            <text:p>6.9422</text:p>
          </table:table-cell>
          <table:table-cell office:value-type="float" office:value="8.236389" calcext:value-type="float">
            <text:p>8.236389</text:p>
          </table:table-cell>
          <table:table-cell office:value-type="float" office:value="7.409424" calcext:value-type="float">
            <text:p>7.409424</text:p>
          </table:table-cell>
          <table:table-cell office:value-type="float" office:value="8.410706" calcext:value-type="float">
            <text:p>8.410706</text:p>
          </table:table-cell>
          <table:table-cell office:value-type="float" office:value="7.865723" calcext:value-type="float">
            <text:p>7.865723</text:p>
          </table:table-cell>
          <table:table-cell office:value-type="float" office:value="8.862244" calcext:value-type="float">
            <text:p>8.862244</text:p>
          </table:table-cell>
          <table:table-cell office:value-type="float" office:value="8.670258" calcext:value-type="float">
            <text:p>8.670258</text:p>
          </table:table-cell>
          <table:table-cell office:value-type="float" office:value="10.4765" calcext:value-type="float">
            <text:p>10.4765</text:p>
          </table:table-cell>
          <table:table-cell office:value-type="float" office:value="10.36865" calcext:value-type="float">
            <text:p>10.36865</text:p>
          </table:table-cell>
          <table:table-cell office:value-type="float" office:value="12.43423" calcext:value-type="float">
            <text:p>12.43423</text:p>
          </table:table-cell>
          <table:table-cell office:value-type="float" office:value="12.21982" calcext:value-type="float">
            <text:p>12.21982</text:p>
          </table:table-cell>
          <table:table-cell office:value-type="float" office:value="13.53308" calcext:value-type="float">
            <text:p>13.53308</text:p>
          </table:table-cell>
          <table:table-cell office:value-type="float" office:value="13.34998" calcext:value-type="float">
            <text:p>13.34998</text:p>
          </table:table-cell>
          <table:table-cell office:value-type="float" office:value="14.19659" calcext:value-type="float">
            <text:p>14.19659</text:p>
          </table:table-cell>
          <table:table-cell office:value-type="float" office:value="14.06442" calcext:value-type="float">
            <text:p>14.06442</text:p>
          </table:table-cell>
          <table:table-cell office:value-type="float" office:value="14.45389" calcext:value-type="float">
            <text:p>14.45389</text:p>
          </table:table-cell>
          <table:table-cell office:value-type="float" office:value="14.3638" calcext:value-type="float">
            <text:p>14.3638</text:p>
          </table:table-cell>
          <table:table-cell office:value-type="float" office:value="14.37448" calcext:value-type="float">
            <text:p>14.37448</text:p>
          </table:table-cell>
          <table:table-cell office:value-type="float" office:value="14.30643" calcext:value-type="float">
            <text:p>14.30643</text:p>
          </table:table-cell>
          <table:table-cell office:value-type="float" office:value="22.46872" calcext:value-type="float">
            <text:p>22.46872</text:p>
          </table:table-cell>
          <table:table-cell office:value-type="float" office:value="-0.01831055" calcext:value-type="float">
            <text:p>-0.01831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11.04428" calcext:value-type="float">
            <text:p>11.04428</text:p>
          </table:table-cell>
          <table:table-cell office:value-type="float" office:value="7.48" calcext:value-type="float">
            <text:p>7.48</text:p>
          </table:table-cell>
          <table:table-cell office:value-type="float" office:value="-4.36" calcext:value-type="float">
            <text:p>-4.36</text:p>
          </table:table-cell>
          <table:table-cell office:value-type="float" office:value="0.8014176" calcext:value-type="float">
            <text:p>0.8014176</text:p>
          </table:table-cell>
          <table:table-cell office:value-type="float" office:value="0.3921233" calcext:value-type="float">
            <text:p>0.3921233</text:p>
          </table:table-cell>
          <table:table-cell office:value-type="float" office:value="443.7" calcext:value-type="float">
            <text:p>443.7</text:p>
          </table:table-cell>
          <table:table-cell office:value-type="float" office:value="0" calcext:value-type="float">
            <text:p>0</text:p>
          </table:table-cell>
          <table:table-cell office:value-type="float" office:value="12.10541" calcext:value-type="float">
            <text:p>12.10541</text:p>
          </table:table-cell>
          <table:table-cell office:value-type="float" office:value="4.000244" calcext:value-type="float">
            <text:p>4.000244</text:p>
          </table:table-cell>
          <table:table-cell office:value-type="float" office:value="10.44647" calcext:value-type="float">
            <text:p>10.44647</text:p>
          </table:table-cell>
          <table:table-cell office:value-type="float" office:value="5.612152" calcext:value-type="float">
            <text:p>5.612152</text:p>
          </table:table-cell>
          <table:table-cell office:value-type="float" office:value="9.447266" calcext:value-type="float">
            <text:p>9.447266</text:p>
          </table:table-cell>
          <table:table-cell office:value-type="float" office:value="6.647125" calcext:value-type="float">
            <text:p>6.647125</text:p>
          </table:table-cell>
          <table:table-cell office:value-type="float" office:value="8.888428" calcext:value-type="float">
            <text:p>8.888428</text:p>
          </table:table-cell>
          <table:table-cell office:value-type="float" office:value="7.215424" calcext:value-type="float">
            <text:p>7.215424</text:p>
          </table:table-cell>
          <table:table-cell office:value-type="float" office:value="8.676971" calcext:value-type="float">
            <text:p>8.676971</text:p>
          </table:table-cell>
          <table:table-cell office:value-type="float" office:value="7.58606" calcext:value-type="float">
            <text:p>7.58606</text:p>
          </table:table-cell>
          <table:table-cell office:value-type="float" office:value="8.594086" calcext:value-type="float">
            <text:p>8.594086</text:p>
          </table:table-cell>
          <table:table-cell office:value-type="float" office:value="8.006256" calcext:value-type="float">
            <text:p>8.006256</text:p>
          </table:table-cell>
          <table:table-cell office:value-type="float" office:value="8.757385" calcext:value-type="float">
            <text:p>8.757385</text:p>
          </table:table-cell>
          <table:table-cell office:value-type="float" office:value="8.396149" calcext:value-type="float">
            <text:p>8.396149</text:p>
          </table:table-cell>
          <table:table-cell office:value-type="float" office:value="9.132111" calcext:value-type="float">
            <text:p>9.132111</text:p>
          </table:table-cell>
          <table:table-cell office:value-type="float" office:value="8.866516" calcext:value-type="float">
            <text:p>8.866516</text:p>
          </table:table-cell>
          <table:table-cell office:value-type="float" office:value="10.36813" calcext:value-type="float">
            <text:p>10.36813</text:p>
          </table:table-cell>
          <table:table-cell office:value-type="float" office:value="10.35638" calcext:value-type="float">
            <text:p>10.35638</text:p>
          </table:table-cell>
          <table:table-cell office:value-type="float" office:value="12.2178" calcext:value-type="float">
            <text:p>12.2178</text:p>
          </table:table-cell>
          <table:table-cell office:value-type="float" office:value="12.04779" calcext:value-type="float">
            <text:p>12.04779</text:p>
          </table:table-cell>
          <table:table-cell office:value-type="float" office:value="13.34808" calcext:value-type="float">
            <text:p>13.34808</text:p>
          </table:table-cell>
          <table:table-cell office:value-type="float" office:value="13.17725" calcext:value-type="float">
            <text:p>13.17725</text:p>
          </table:table-cell>
          <table:table-cell office:value-type="float" office:value="14.06299" calcext:value-type="float">
            <text:p>14.06299</text:p>
          </table:table-cell>
          <table:table-cell office:value-type="float" office:value="13.9278" calcext:value-type="float">
            <text:p>13.9278</text:p>
          </table:table-cell>
          <table:table-cell office:value-type="float" office:value="14.36279" calcext:value-type="float">
            <text:p>14.36279</text:p>
          </table:table-cell>
          <table:table-cell office:value-type="float" office:value="14.26807" calcext:value-type="float">
            <text:p>14.26807</text:p>
          </table:table-cell>
          <table:table-cell office:value-type="float" office:value="14.30569" calcext:value-type="float">
            <text:p>14.30569</text:p>
          </table:table-cell>
          <table:table-cell office:value-type="float" office:value="14.23334" calcext:value-type="float">
            <text:p>14.23334</text:p>
          </table:table-cell>
          <table:table-cell office:value-type="float" office:value="22.01706" calcext:value-type="float">
            <text:p>22.01706</text:p>
          </table:table-cell>
          <table:table-cell office:value-type="float" office:value="-2.619598" calcext:value-type="float">
            <text:p>-2.6195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7.205304" calcext:value-type="float">
            <text:p>7.205304</text:p>
          </table:table-cell>
          <table:table-cell office:value-type="float" office:value="7.09" calcext:value-type="float">
            <text:p>7.09</text:p>
          </table:table-cell>
          <table:table-cell office:value-type="float" office:value="-6.12" calcext:value-type="float">
            <text:p>-6.12</text:p>
          </table:table-cell>
          <table:table-cell office:value-type="float" office:value="0.7392607" calcext:value-type="float">
            <text:p>0.7392607</text:p>
          </table:table-cell>
          <table:table-cell office:value-type="float" office:value="0.3438282" calcext:value-type="float">
            <text:p>0.3438282</text:p>
          </table:table-cell>
          <table:table-cell office:value-type="float" office:value="213.66" calcext:value-type="float">
            <text:p>213.66</text:p>
          </table:table-cell>
          <table:table-cell office:value-type="float" office:value="0" calcext:value-type="float">
            <text:p>0</text:p>
          </table:table-cell>
          <table:table-cell office:value-type="float" office:value="7.055084" calcext:value-type="float">
            <text:p>7.055084</text:p>
          </table:table-cell>
          <table:table-cell office:value-type="float" office:value="1.88446" calcext:value-type="float">
            <text:p>1.88446</text:p>
          </table:table-cell>
          <table:table-cell office:value-type="float" office:value="6.691559" calcext:value-type="float">
            <text:p>6.691559</text:p>
          </table:table-cell>
          <table:table-cell office:value-type="float" office:value="3.755035" calcext:value-type="float">
            <text:p>3.755035</text:p>
          </table:table-cell>
          <table:table-cell office:value-type="float" office:value="6.806183" calcext:value-type="float">
            <text:p>6.806183</text:p>
          </table:table-cell>
          <table:table-cell office:value-type="float" office:value="5.049866" calcext:value-type="float">
            <text:p>5.049866</text:p>
          </table:table-cell>
          <table:table-cell office:value-type="float" office:value="7.709137" calcext:value-type="float">
            <text:p>7.709137</text:p>
          </table:table-cell>
          <table:table-cell office:value-type="float" office:value="6.150757" calcext:value-type="float">
            <text:p>6.150757</text:p>
          </table:table-cell>
          <table:table-cell office:value-type="float" office:value="8.130615" calcext:value-type="float">
            <text:p>8.130615</text:p>
          </table:table-cell>
          <table:table-cell office:value-type="float" office:value="6.852325" calcext:value-type="float">
            <text:p>6.852325</text:p>
          </table:table-cell>
          <table:table-cell office:value-type="float" office:value="8.520569" calcext:value-type="float">
            <text:p>8.520569</text:p>
          </table:table-cell>
          <table:table-cell office:value-type="float" office:value="7.573273" calcext:value-type="float">
            <text:p>7.573273</text:p>
          </table:table-cell>
          <table:table-cell office:value-type="float" office:value="8.756714" calcext:value-type="float">
            <text:p>8.756714</text:p>
          </table:table-cell>
          <table:table-cell office:value-type="float" office:value="8.168091" calcext:value-type="float">
            <text:p>8.168091</text:p>
          </table:table-cell>
          <table:table-cell office:value-type="float" office:value="9.184235" calcext:value-type="float">
            <text:p>9.184235</text:p>
          </table:table-cell>
          <table:table-cell office:value-type="float" office:value="9.037964" calcext:value-type="float">
            <text:p>9.037964</text:p>
          </table:table-cell>
          <table:table-cell office:value-type="float" office:value="10.37033" calcext:value-type="float">
            <text:p>10.37033</text:p>
          </table:table-cell>
          <table:table-cell office:value-type="float" office:value="10.35287" calcext:value-type="float">
            <text:p>10.35287</text:p>
          </table:table-cell>
          <table:table-cell office:value-type="float" office:value="12.0463" calcext:value-type="float">
            <text:p>12.0463</text:p>
          </table:table-cell>
          <table:table-cell office:value-type="float" office:value="11.91684" calcext:value-type="float">
            <text:p>11.91684</text:p>
          </table:table-cell>
          <table:table-cell office:value-type="float" office:value="13.17554" calcext:value-type="float">
            <text:p>13.17554</text:p>
          </table:table-cell>
          <table:table-cell office:value-type="float" office:value="13.0228" calcext:value-type="float">
            <text:p>13.0228</text:p>
          </table:table-cell>
          <table:table-cell office:value-type="float" office:value="13.92639" calcext:value-type="float">
            <text:p>13.92639</text:p>
          </table:table-cell>
          <table:table-cell office:value-type="float" office:value="13.79312" calcext:value-type="float">
            <text:p>13.79312</text:p>
          </table:table-cell>
          <table:table-cell office:value-type="float" office:value="14.26703" calcext:value-type="float">
            <text:p>14.26703</text:p>
          </table:table-cell>
          <table:table-cell office:value-type="float" office:value="14.16891" calcext:value-type="float">
            <text:p>14.16891</text:p>
          </table:table-cell>
          <table:table-cell office:value-type="float" office:value="14.23254" calcext:value-type="float">
            <text:p>14.23254</text:p>
          </table:table-cell>
          <table:table-cell office:value-type="float" office:value="14.15643" calcext:value-type="float">
            <text:p>14.15643</text:p>
          </table:table-cell>
          <table:table-cell office:value-type="float" office:value="9.359222" calcext:value-type="float">
            <text:p>9.359222</text:p>
          </table:table-cell>
          <table:table-cell office:value-type="float" office:value="-4.008453" calcext:value-type="float">
            <text:p>-4.008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7.95924" calcext:value-type="float">
            <text:p>7.95924</text:p>
          </table:table-cell>
          <table:table-cell office:value-type="float" office:value="10.9" calcext:value-type="float">
            <text:p>10.9</text:p>
          </table:table-cell>
          <table:table-cell office:value-type="float" office:value="3.88" calcext:value-type="float">
            <text:p>3.88</text:p>
          </table:table-cell>
          <table:table-cell office:value-type="float" office:value="0.8869979" calcext:value-type="float">
            <text:p>0.8869979</text:p>
          </table:table-cell>
          <table:table-cell office:value-type="float" office:value="0.7096052" calcext:value-type="float">
            <text:p>0.7096052</text:p>
          </table:table-cell>
          <table:table-cell office:value-type="float" office:value="424.332" calcext:value-type="float">
            <text:p>424.332</text:p>
          </table:table-cell>
          <table:table-cell office:value-type="float" office:value="0.3" calcext:value-type="float">
            <text:p>0.3</text:p>
          </table:table-cell>
          <table:table-cell office:value-type="float" office:value="11.0235" calcext:value-type="float">
            <text:p>11.0235</text:p>
          </table:table-cell>
          <table:table-cell office:value-type="float" office:value="4.094147" calcext:value-type="float">
            <text:p>4.094147</text:p>
          </table:table-cell>
          <table:table-cell office:value-type="float" office:value="9.359283" calcext:value-type="float">
            <text:p>9.359283</text:p>
          </table:table-cell>
          <table:table-cell office:value-type="float" office:value="4.826355" calcext:value-type="float">
            <text:p>4.826355</text:p>
          </table:table-cell>
          <table:table-cell office:value-type="float" office:value="8.449432" calcext:value-type="float">
            <text:p>8.449432</text:p>
          </table:table-cell>
          <table:table-cell office:value-type="float" office:value="5.527313" calcext:value-type="float">
            <text:p>5.527313</text:p>
          </table:table-cell>
          <table:table-cell office:value-type="float" office:value="8.02478" calcext:value-type="float">
            <text:p>8.02478</text:p>
          </table:table-cell>
          <table:table-cell office:value-type="float" office:value="6.215912" calcext:value-type="float">
            <text:p>6.215912</text:p>
          </table:table-cell>
          <table:table-cell office:value-type="float" office:value="7.934509" calcext:value-type="float">
            <text:p>7.934509</text:p>
          </table:table-cell>
          <table:table-cell office:value-type="float" office:value="6.726959" calcext:value-type="float">
            <text:p>6.726959</text:p>
          </table:table-cell>
          <table:table-cell office:value-type="float" office:value="8.023193" calcext:value-type="float">
            <text:p>8.023193</text:p>
          </table:table-cell>
          <table:table-cell office:value-type="float" office:value="7.335236" calcext:value-type="float">
            <text:p>7.335236</text:p>
          </table:table-cell>
          <table:table-cell office:value-type="float" office:value="8.323273" calcext:value-type="float">
            <text:p>8.323273</text:p>
          </table:table-cell>
          <table:table-cell office:value-type="float" office:value="7.952972" calcext:value-type="float">
            <text:p>7.952972</text:p>
          </table:table-cell>
          <table:table-cell office:value-type="float" office:value="9.036072" calcext:value-type="float">
            <text:p>9.036072</text:p>
          </table:table-cell>
          <table:table-cell office:value-type="float" office:value="8.885529" calcext:value-type="float">
            <text:p>8.885529</text:p>
          </table:table-cell>
          <table:table-cell office:value-type="float" office:value="10.35223" calcext:value-type="float">
            <text:p>10.35223</text:p>
          </table:table-cell>
          <table:table-cell office:value-type="float" office:value="10.26135" calcext:value-type="float">
            <text:p>10.26135</text:p>
          </table:table-cell>
          <table:table-cell office:value-type="float" office:value="11.91559" calcext:value-type="float">
            <text:p>11.91559</text:p>
          </table:table-cell>
          <table:table-cell office:value-type="float" office:value="11.79849" calcext:value-type="float">
            <text:p>11.79849</text:p>
          </table:table-cell>
          <table:table-cell office:value-type="float" office:value="13.0213" calcext:value-type="float">
            <text:p>13.0213</text:p>
          </table:table-cell>
          <table:table-cell office:value-type="float" office:value="12.88449" calcext:value-type="float">
            <text:p>12.88449</text:p>
          </table:table-cell>
          <table:table-cell office:value-type="float" office:value="13.79178" calcext:value-type="float">
            <text:p>13.79178</text:p>
          </table:table-cell>
          <table:table-cell office:value-type="float" office:value="13.66476" calcext:value-type="float">
            <text:p>13.66476</text:p>
          </table:table-cell>
          <table:table-cell office:value-type="float" office:value="14.16785" calcext:value-type="float">
            <text:p>14.16785</text:p>
          </table:table-cell>
          <table:table-cell office:value-type="float" office:value="14.06726" calcext:value-type="float">
            <text:p>14.06726</text:p>
          </table:table-cell>
          <table:table-cell office:value-type="float" office:value="14.15561" calcext:value-type="float">
            <text:p>14.15561</text:p>
          </table:table-cell>
          <table:table-cell office:value-type="float" office:value="14.07443" calcext:value-type="float">
            <text:p>14.07443</text:p>
          </table:table-cell>
          <table:table-cell office:value-type="float" office:value="21.77783" calcext:value-type="float">
            <text:p>21.77783</text:p>
          </table:table-cell>
          <table:table-cell office:value-type="float" office:value="0.276123" calcext:value-type="float">
            <text:p>0.2761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6.943061" calcext:value-type="float">
            <text:p>6.943061</text:p>
          </table:table-cell>
          <table:table-cell office:value-type="float" office:value="10.38" calcext:value-type="float">
            <text:p>10.38</text:p>
          </table:table-cell>
          <table:table-cell office:value-type="float" office:value="0.6" calcext:value-type="float">
            <text:p>0.6</text:p>
          </table:table-cell>
          <table:table-cell office:value-type="float" office:value="0.9262313" calcext:value-type="float">
            <text:p>0.9262313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171.792" calcext:value-type="float">
            <text:p>171.792</text:p>
          </table:table-cell>
          <table:table-cell office:value-type="float" office:value="0" calcext:value-type="float">
            <text:p>0</text:p>
          </table:table-cell>
          <table:table-cell office:value-type="float" office:value="10.51825" calcext:value-type="float">
            <text:p>10.51825</text:p>
          </table:table-cell>
          <table:table-cell office:value-type="float" office:value="4.022675" calcext:value-type="float">
            <text:p>4.022675</text:p>
          </table:table-cell>
          <table:table-cell office:value-type="float" office:value="8.773224" calcext:value-type="float">
            <text:p>8.773224</text:p>
          </table:table-cell>
          <table:table-cell office:value-type="float" office:value="5.058624" calcext:value-type="float">
            <text:p>5.058624</text:p>
          </table:table-cell>
          <table:table-cell office:value-type="float" office:value="8.221497" calcext:value-type="float">
            <text:p>8.221497</text:p>
          </table:table-cell>
          <table:table-cell office:value-type="float" office:value="5.888031" calcext:value-type="float">
            <text:p>5.888031</text:p>
          </table:table-cell>
          <table:table-cell office:value-type="float" office:value="8.030334" calcext:value-type="float">
            <text:p>8.030334</text:p>
          </table:table-cell>
          <table:table-cell office:value-type="float" office:value="6.630798" calcext:value-type="float">
            <text:p>6.630798</text:p>
          </table:table-cell>
          <table:table-cell office:value-type="float" office:value="8.023926" calcext:value-type="float">
            <text:p>8.023926</text:p>
          </table:table-cell>
          <table:table-cell office:value-type="float" office:value="7.120972" calcext:value-type="float">
            <text:p>7.120972</text:p>
          </table:table-cell>
          <table:table-cell office:value-type="float" office:value="8.151398" calcext:value-type="float">
            <text:p>8.151398</text:p>
          </table:table-cell>
          <table:table-cell office:value-type="float" office:value="7.675537" calcext:value-type="float">
            <text:p>7.675537</text:p>
          </table:table-cell>
          <table:table-cell office:value-type="float" office:value="8.438141" calcext:value-type="float">
            <text:p>8.438141</text:p>
          </table:table-cell>
          <table:table-cell office:value-type="float" office:value="8.176086" calcext:value-type="float">
            <text:p>8.176086</text:p>
          </table:table-cell>
          <table:table-cell office:value-type="float" office:value="8.967957" calcext:value-type="float">
            <text:p>8.967957</text:p>
          </table:table-cell>
          <table:table-cell office:value-type="float" office:value="8.911346" calcext:value-type="float">
            <text:p>8.911346</text:p>
          </table:table-cell>
          <table:table-cell office:value-type="float" office:value="10.26044" calcext:value-type="float">
            <text:p>10.26044</text:p>
          </table:table-cell>
          <table:table-cell office:value-type="float" office:value="10.19788" calcext:value-type="float">
            <text:p>10.19788</text:p>
          </table:table-cell>
          <table:table-cell office:value-type="float" office:value="11.79724" calcext:value-type="float">
            <text:p>11.79724</text:p>
          </table:table-cell>
          <table:table-cell office:value-type="float" office:value="11.68475" calcext:value-type="float">
            <text:p>11.68475</text:p>
          </table:table-cell>
          <table:table-cell office:value-type="float" office:value="12.88312" calcext:value-type="float">
            <text:p>12.88312</text:p>
          </table:table-cell>
          <table:table-cell office:value-type="float" office:value="12.75604" calcext:value-type="float">
            <text:p>12.75604</text:p>
          </table:table-cell>
          <table:table-cell office:value-type="float" office:value="13.66345" calcext:value-type="float">
            <text:p>13.66345</text:p>
          </table:table-cell>
          <table:table-cell office:value-type="float" office:value="13.54025" calcext:value-type="float">
            <text:p>13.54025</text:p>
          </table:table-cell>
          <table:table-cell office:value-type="float" office:value="14.06619" calcext:value-type="float">
            <text:p>14.06619</text:p>
          </table:table-cell>
          <table:table-cell office:value-type="float" office:value="13.96429" calcext:value-type="float">
            <text:p>13.96429</text:p>
          </table:table-cell>
          <table:table-cell office:value-type="float" office:value="14.07355" calcext:value-type="float">
            <text:p>14.07355</text:p>
          </table:table-cell>
          <table:table-cell office:value-type="float" office:value="13.99002" calcext:value-type="float">
            <text:p>13.99002</text:p>
          </table:table-cell>
          <table:table-cell office:value-type="float" office:value="21.89459" calcext:value-type="float">
            <text:p>21.89459</text:p>
          </table:table-cell>
          <table:table-cell office:value-type="float" office:value="-1.139954" calcext:value-type="float">
            <text:p>-1.139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10.13417" calcext:value-type="float">
            <text:p>10.13417</text:p>
          </table:table-cell>
          <table:table-cell office:value-type="float" office:value="15.1" calcext:value-type="float">
            <text:p>15.1</text:p>
          </table:table-cell>
          <table:table-cell office:value-type="float" office:value="-4.49" calcext:value-type="float">
            <text:p>-4.49</text:p>
          </table:table-cell>
          <table:table-cell office:value-type="float" office:value="0.9662933" calcext:value-type="float">
            <text:p>0.9662933</text:p>
          </table:table-cell>
          <table:table-cell office:value-type="float" office:value="0.3883577" calcext:value-type="float">
            <text:p>0.3883577</text:p>
          </table:table-cell>
          <table:table-cell office:value-type="float" office:value="189.072" calcext:value-type="float">
            <text:p>189.072</text:p>
          </table:table-cell>
          <table:table-cell office:value-type="float" office:value="0" calcext:value-type="float">
            <text:p>0</text:p>
          </table:table-cell>
          <table:table-cell office:value-type="float" office:value="11.58774" calcext:value-type="float">
            <text:p>11.58774</text:p>
          </table:table-cell>
          <table:table-cell office:value-type="float" office:value="2.834229" calcext:value-type="float">
            <text:p>2.834229</text:p>
          </table:table-cell>
          <table:table-cell office:value-type="float" office:value="9.754822" calcext:value-type="float">
            <text:p>9.754822</text:p>
          </table:table-cell>
          <table:table-cell office:value-type="float" office:value="4.313141" calcext:value-type="float">
            <text:p>4.313141</text:p>
          </table:table-cell>
          <table:table-cell office:value-type="float" office:value="8.76236" calcext:value-type="float">
            <text:p>8.76236</text:p>
          </table:table-cell>
          <table:table-cell office:value-type="float" office:value="5.405334" calcext:value-type="float">
            <text:p>5.405334</text:p>
          </table:table-cell>
          <table:table-cell office:value-type="float" office:value="8.299805" calcext:value-type="float">
            <text:p>8.299805</text:p>
          </table:table-cell>
          <table:table-cell office:value-type="float" office:value="6.338196" calcext:value-type="float">
            <text:p>6.338196</text:p>
          </table:table-cell>
          <table:table-cell office:value-type="float" office:value="8.186157" calcext:value-type="float">
            <text:p>8.186157</text:p>
          </table:table-cell>
          <table:table-cell office:value-type="float" office:value="6.93634" calcext:value-type="float">
            <text:p>6.93634</text:p>
          </table:table-cell>
          <table:table-cell office:value-type="float" office:value="8.245483" calcext:value-type="float">
            <text:p>8.245483</text:p>
          </table:table-cell>
          <table:table-cell office:value-type="float" office:value="7.585236" calcext:value-type="float">
            <text:p>7.585236</text:p>
          </table:table-cell>
          <table:table-cell office:value-type="float" office:value="8.471771" calcext:value-type="float">
            <text:p>8.471771</text:p>
          </table:table-cell>
          <table:table-cell office:value-type="float" office:value="8.137421" calcext:value-type="float">
            <text:p>8.137421</text:p>
          </table:table-cell>
          <table:table-cell office:value-type="float" office:value="8.998138" calcext:value-type="float">
            <text:p>8.998138</text:p>
          </table:table-cell>
          <table:table-cell office:value-type="float" office:value="8.940796" calcext:value-type="float">
            <text:p>8.940796</text:p>
          </table:table-cell>
          <table:table-cell office:value-type="float" office:value="10.19739" calcext:value-type="float">
            <text:p>10.19739</text:p>
          </table:table-cell>
          <table:table-cell office:value-type="float" office:value="10.1525" calcext:value-type="float">
            <text:p>10.1525</text:p>
          </table:table-cell>
          <table:table-cell office:value-type="float" office:value="11.68362" calcext:value-type="float">
            <text:p>11.68362</text:p>
          </table:table-cell>
          <table:table-cell office:value-type="float" office:value="11.58276" calcext:value-type="float">
            <text:p>11.58276</text:p>
          </table:table-cell>
          <table:table-cell office:value-type="float" office:value="12.75476" calcext:value-type="float">
            <text:p>12.75476</text:p>
          </table:table-cell>
          <table:table-cell office:value-type="float" office:value="12.63541" calcext:value-type="float">
            <text:p>12.63541</text:p>
          </table:table-cell>
          <table:table-cell office:value-type="float" office:value="13.539" calcext:value-type="float">
            <text:p>13.539</text:p>
          </table:table-cell>
          <table:table-cell office:value-type="float" office:value="13.41989" calcext:value-type="float">
            <text:p>13.41989</text:p>
          </table:table-cell>
          <table:table-cell office:value-type="float" office:value="13.96323" calcext:value-type="float">
            <text:p>13.96323</text:p>
          </table:table-cell>
          <table:table-cell office:value-type="float" office:value="13.86118" calcext:value-type="float">
            <text:p>13.86118</text:p>
          </table:table-cell>
          <table:table-cell office:value-type="float" office:value="13.98911" calcext:value-type="float">
            <text:p>13.98911</text:p>
          </table:table-cell>
          <table:table-cell office:value-type="float" office:value="13.90308" calcext:value-type="float">
            <text:p>13.90308</text:p>
          </table:table-cell>
          <table:table-cell office:value-type="float" office:value="23.55594" calcext:value-type="float">
            <text:p>23.55594</text:p>
          </table:table-cell>
          <table:table-cell office:value-type="float" office:value="-2.932465" calcext:value-type="float">
            <text:p>-2.932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2.116583" calcext:value-type="float">
            <text:p>2.116583</text:p>
          </table:table-cell>
          <table:table-cell office:value-type="float" office:value="15.44" calcext:value-type="float">
            <text:p>15.44</text:p>
          </table:table-cell>
          <table:table-cell office:value-type="float" office:value="7.86" calcext:value-type="float">
            <text:p>7.86</text:p>
          </table:table-cell>
          <table:table-cell office:value-type="float" office:value="1.540299" calcext:value-type="float">
            <text:p>1.540299</text:p>
          </table:table-cell>
          <table:table-cell office:value-type="float" office:value="0.933311" calcext:value-type="float">
            <text:p>0.933311</text:p>
          </table:table-cell>
          <table:table-cell office:value-type="float" office:value="340.776" calcext:value-type="float">
            <text:p>340.776</text:p>
          </table:table-cell>
          <table:table-cell office:value-type="float" office:value="12.6" calcext:value-type="float">
            <text:p>12.6</text:p>
          </table:table-cell>
          <table:table-cell office:value-type="float" office:value="11.12598" calcext:value-type="float">
            <text:p>11.12598</text:p>
          </table:table-cell>
          <table:table-cell office:value-type="float" office:value="6.522247" calcext:value-type="float">
            <text:p>6.522247</text:p>
          </table:table-cell>
          <table:table-cell office:value-type="float" office:value="10.14532" calcext:value-type="float">
            <text:p>10.14532</text:p>
          </table:table-cell>
          <table:table-cell office:value-type="float" office:value="7.03418" calcext:value-type="float">
            <text:p>7.03418</text:p>
          </table:table-cell>
          <table:table-cell office:value-type="float" office:value="9.505615" calcext:value-type="float">
            <text:p>9.505615</text:p>
          </table:table-cell>
          <table:table-cell office:value-type="float" office:value="7.392029" calcext:value-type="float">
            <text:p>7.392029</text:p>
          </table:table-cell>
          <table:table-cell office:value-type="float" office:value="9.109467" calcext:value-type="float">
            <text:p>9.109467</text:p>
          </table:table-cell>
          <table:table-cell office:value-type="float" office:value="7.698486" calcext:value-type="float">
            <text:p>7.698486</text:p>
          </table:table-cell>
          <table:table-cell office:value-type="float" office:value="8.947479" calcext:value-type="float">
            <text:p>8.947479</text:p>
          </table:table-cell>
          <table:table-cell office:value-type="float" office:value="7.924622" calcext:value-type="float">
            <text:p>7.924622</text:p>
          </table:table-cell>
          <table:table-cell office:value-type="float" office:value="8.87677" calcext:value-type="float">
            <text:p>8.87677</text:p>
          </table:table-cell>
          <table:table-cell office:value-type="float" office:value="8.203552" calcext:value-type="float">
            <text:p>8.203552</text:p>
          </table:table-cell>
          <table:table-cell office:value-type="float" office:value="8.918884" calcext:value-type="float">
            <text:p>8.918884</text:p>
          </table:table-cell>
          <table:table-cell office:value-type="float" office:value="8.476959" calcext:value-type="float">
            <text:p>8.476959</text:p>
          </table:table-cell>
          <table:table-cell office:value-type="float" office:value="9.145264" calcext:value-type="float">
            <text:p>9.145264</text:p>
          </table:table-cell>
          <table:table-cell office:value-type="float" office:value="8.965515" calcext:value-type="float">
            <text:p>8.965515</text:p>
          </table:table-cell>
          <table:table-cell office:value-type="float" office:value="10.15201" calcext:value-type="float">
            <text:p>10.15201</text:p>
          </table:table-cell>
          <table:table-cell office:value-type="float" office:value="10.13486" calcext:value-type="float">
            <text:p>10.13486</text:p>
          </table:table-cell>
          <table:table-cell office:value-type="float" office:value="11.58176" calcext:value-type="float">
            <text:p>11.58176</text:p>
          </table:table-cell>
          <table:table-cell office:value-type="float" office:value="11.4924" calcext:value-type="float">
            <text:p>11.4924</text:p>
          </table:table-cell>
          <table:table-cell office:value-type="float" office:value="12.63422" calcext:value-type="float">
            <text:p>12.63422</text:p>
          </table:table-cell>
          <table:table-cell office:value-type="float" office:value="12.52286" calcext:value-type="float">
            <text:p>12.52286</text:p>
          </table:table-cell>
          <table:table-cell office:value-type="float" office:value="13.41867" calcext:value-type="float">
            <text:p>13.41867</text:p>
          </table:table-cell>
          <table:table-cell office:value-type="float" office:value="13.30426" calcext:value-type="float">
            <text:p>13.30426</text:p>
          </table:table-cell>
          <table:table-cell office:value-type="float" office:value="13.86014" calcext:value-type="float">
            <text:p>13.86014</text:p>
          </table:table-cell>
          <table:table-cell office:value-type="float" office:value="13.75797" calcext:value-type="float">
            <text:p>13.75797</text:p>
          </table:table-cell>
          <table:table-cell office:value-type="float" office:value="13.90216" calcext:value-type="float">
            <text:p>13.90216</text:p>
          </table:table-cell>
          <table:table-cell office:value-type="float" office:value="13.81412" calcext:value-type="float">
            <text:p>13.81412</text:p>
          </table:table-cell>
          <table:table-cell office:value-type="float" office:value="17.66211" calcext:value-type="float">
            <text:p>17.66211</text:p>
          </table:table-cell>
          <table:table-cell office:value-type="float" office:value="4.064728" calcext:value-type="float">
            <text:p>4.0647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10.2077" calcext:value-type="float">
            <text:p>10.2077</text:p>
          </table:table-cell>
          <table:table-cell office:value-type="float" office:value="13.3" calcext:value-type="float">
            <text:p>13.3</text:p>
          </table:table-cell>
          <table:table-cell office:value-type="float" office:value="0.71" calcext:value-type="float">
            <text:p>0.71</text:p>
          </table:table-cell>
          <table:table-cell office:value-type="float" office:value="1.002668" calcext:value-type="float">
            <text:p>1.002668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363.672" calcext:value-type="float">
            <text:p>363.672</text:p>
          </table:table-cell>
          <table:table-cell office:value-type="float" office:value="0.1" calcext:value-type="float">
            <text:p>0.1</text:p>
          </table:table-cell>
          <table:table-cell office:value-type="float" office:value="13.21304" calcext:value-type="float">
            <text:p>13.21304</text:p>
          </table:table-cell>
          <table:table-cell office:value-type="float" office:value="5.896759" calcext:value-type="float">
            <text:p>5.896759</text:p>
          </table:table-cell>
          <table:table-cell office:value-type="float" office:value="11.51151" calcext:value-type="float">
            <text:p>11.51151</text:p>
          </table:table-cell>
          <table:table-cell office:value-type="float" office:value="7.130005" calcext:value-type="float">
            <text:p>7.130005</text:p>
          </table:table-cell>
          <table:table-cell office:value-type="float" office:value="10.43729" calcext:value-type="float">
            <text:p>10.43729</text:p>
          </table:table-cell>
          <table:table-cell office:value-type="float" office:value="7.711823" calcext:value-type="float">
            <text:p>7.711823</text:p>
          </table:table-cell>
          <table:table-cell office:value-type="float" office:value="9.782196" calcext:value-type="float">
            <text:p>9.782196</text:p>
          </table:table-cell>
          <table:table-cell office:value-type="float" office:value="8.161621" calcext:value-type="float">
            <text:p>8.161621</text:p>
          </table:table-cell>
          <table:table-cell office:value-type="float" office:value="9.485931" calcext:value-type="float">
            <text:p>9.485931</text:p>
          </table:table-cell>
          <table:table-cell office:value-type="float" office:value="8.420105" calcext:value-type="float">
            <text:p>8.420105</text:p>
          </table:table-cell>
          <table:table-cell office:value-type="float" office:value="9.285278" calcext:value-type="float">
            <text:p>9.285278</text:p>
          </table:table-cell>
          <table:table-cell office:value-type="float" office:value="8.703003" calcext:value-type="float">
            <text:p>8.703003</text:p>
          </table:table-cell>
          <table:table-cell office:value-type="float" office:value="9.297821" calcext:value-type="float">
            <text:p>9.297821</text:p>
          </table:table-cell>
          <table:table-cell office:value-type="float" office:value="8.925812" calcext:value-type="float">
            <text:p>8.925812</text:p>
          </table:table-cell>
          <table:table-cell office:value-type="float" office:value="9.410309" calcext:value-type="float">
            <text:p>9.410309</text:p>
          </table:table-cell>
          <table:table-cell office:value-type="float" office:value="9.148956" calcext:value-type="float">
            <text:p>9.148956</text:p>
          </table:table-cell>
          <table:table-cell office:value-type="float" office:value="10.18759" calcext:value-type="float">
            <text:p>10.18759</text:p>
          </table:table-cell>
          <table:table-cell office:value-type="float" office:value="10.13681" calcext:value-type="float">
            <text:p>10.13681</text:p>
          </table:table-cell>
          <table:table-cell office:value-type="float" office:value="11.49155" calcext:value-type="float">
            <text:p>11.49155</text:p>
          </table:table-cell>
          <table:table-cell office:value-type="float" office:value="11.4231" calcext:value-type="float">
            <text:p>11.4231</text:p>
          </table:table-cell>
          <table:table-cell office:value-type="float" office:value="12.52173" calcext:value-type="float">
            <text:p>12.52173</text:p>
          </table:table-cell>
          <table:table-cell office:value-type="float" office:value="12.41968" calcext:value-type="float">
            <text:p>12.41968</text:p>
          </table:table-cell>
          <table:table-cell office:value-type="float" office:value="13.3031" calcext:value-type="float">
            <text:p>13.3031</text:p>
          </table:table-cell>
          <table:table-cell office:value-type="float" office:value="13.19232" calcext:value-type="float">
            <text:p>13.19232</text:p>
          </table:table-cell>
          <table:table-cell office:value-type="float" office:value="13.7569" calcext:value-type="float">
            <text:p>13.7569</text:p>
          </table:table-cell>
          <table:table-cell office:value-type="float" office:value="13.65573" calcext:value-type="float">
            <text:p>13.65573</text:p>
          </table:table-cell>
          <table:table-cell office:value-type="float" office:value="13.8132" calcext:value-type="float">
            <text:p>13.8132</text:p>
          </table:table-cell>
          <table:table-cell office:value-type="float" office:value="13.72369" calcext:value-type="float">
            <text:p>13.72369</text:p>
          </table:table-cell>
          <table:table-cell office:value-type="float" office:value="24.21732" calcext:value-type="float">
            <text:p>24.21732</text:p>
          </table:table-cell>
          <table:table-cell office:value-type="float" office:value="-0.875061" calcext:value-type="float">
            <text:p>-0.875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9.915308" calcext:value-type="float">
            <text:p>9.915308</text:p>
          </table:table-cell>
          <table:table-cell office:value-type="float" office:value="20.88" calcext:value-type="float">
            <text:p>20.88</text:p>
          </table:table-cell>
          <table:table-cell office:value-type="float" office:value="1.24" calcext:value-type="float">
            <text:p>1.24</text:p>
          </table:table-cell>
          <table:table-cell office:value-type="float" office:value="0.9244364" calcext:value-type="float">
            <text:p>0.9244364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230.796" calcext:value-type="float">
            <text:p>230.796</text:p>
          </table:table-cell>
          <table:table-cell office:value-type="float" office:value="0" calcext:value-type="float">
            <text:p>0</text:p>
          </table:table-cell>
          <table:table-cell office:value-type="float" office:value="13.36371" calcext:value-type="float">
            <text:p>13.36371</text:p>
          </table:table-cell>
          <table:table-cell office:value-type="float" office:value="4.495148" calcext:value-type="float">
            <text:p>4.495148</text:p>
          </table:table-cell>
          <table:table-cell office:value-type="float" office:value="11.50485" calcext:value-type="float">
            <text:p>11.50485</text:p>
          </table:table-cell>
          <table:table-cell office:value-type="float" office:value="5.673523" calcext:value-type="float">
            <text:p>5.673523</text:p>
          </table:table-cell>
          <table:table-cell office:value-type="float" office:value="10.31384" calcext:value-type="float">
            <text:p>10.31384</text:p>
          </table:table-cell>
          <table:table-cell office:value-type="float" office:value="6.642761" calcext:value-type="float">
            <text:p>6.642761</text:p>
          </table:table-cell>
          <table:table-cell office:value-type="float" office:value="9.641541" calcext:value-type="float">
            <text:p>9.641541</text:p>
          </table:table-cell>
          <table:table-cell office:value-type="float" office:value="7.467194" calcext:value-type="float">
            <text:p>7.467194</text:p>
          </table:table-cell>
          <table:table-cell office:value-type="float" office:value="9.373779" calcext:value-type="float">
            <text:p>9.373779</text:p>
          </table:table-cell>
          <table:table-cell office:value-type="float" office:value="7.981171" calcext:value-type="float">
            <text:p>7.981171</text:p>
          </table:table-cell>
          <table:table-cell office:value-type="float" office:value="9.252533" calcext:value-type="float">
            <text:p>9.252533</text:p>
          </table:table-cell>
          <table:table-cell office:value-type="float" office:value="8.515839" calcext:value-type="float">
            <text:p>8.515839</text:p>
          </table:table-cell>
          <table:table-cell office:value-type="float" office:value="9.299652" calcext:value-type="float">
            <text:p>9.299652</text:p>
          </table:table-cell>
          <table:table-cell office:value-type="float" office:value="8.904999" calcext:value-type="float">
            <text:p>8.904999</text:p>
          </table:table-cell>
          <table:table-cell office:value-type="float" office:value="9.481506" calcext:value-type="float">
            <text:p>9.481506</text:p>
          </table:table-cell>
          <table:table-cell office:value-type="float" office:value="9.41394" calcext:value-type="float">
            <text:p>9.41394</text:p>
          </table:table-cell>
          <table:table-cell office:value-type="float" office:value="10.24774" calcext:value-type="float">
            <text:p>10.24774</text:p>
          </table:table-cell>
          <table:table-cell office:value-type="float" office:value="10.18839" calcext:value-type="float">
            <text:p>10.18839</text:p>
          </table:table-cell>
          <table:table-cell office:value-type="float" office:value="11.42252" calcext:value-type="float">
            <text:p>11.42252</text:p>
          </table:table-cell>
          <table:table-cell office:value-type="float" office:value="11.37662" calcext:value-type="float">
            <text:p>11.37662</text:p>
          </table:table-cell>
          <table:table-cell office:value-type="float" office:value="12.41867" calcext:value-type="float">
            <text:p>12.41867</text:p>
          </table:table-cell>
          <table:table-cell office:value-type="float" office:value="12.32861" calcext:value-type="float">
            <text:p>12.32861</text:p>
          </table:table-cell>
          <table:table-cell office:value-type="float" office:value="13.19122" calcext:value-type="float">
            <text:p>13.19122</text:p>
          </table:table-cell>
          <table:table-cell office:value-type="float" office:value="13.08609" calcext:value-type="float">
            <text:p>13.08609</text:p>
          </table:table-cell>
          <table:table-cell office:value-type="float" office:value="13.65466" calcext:value-type="float">
            <text:p>13.65466</text:p>
          </table:table-cell>
          <table:table-cell office:value-type="float" office:value="13.5542" calcext:value-type="float">
            <text:p>13.5542</text:p>
          </table:table-cell>
          <table:table-cell office:value-type="float" office:value="13.72272" calcext:value-type="float">
            <text:p>13.72272</text:p>
          </table:table-cell>
          <table:table-cell office:value-type="float" office:value="13.63046" calcext:value-type="float">
            <text:p>13.63046</text:p>
          </table:table-cell>
          <table:table-cell office:value-type="float" office:value="25.88168" calcext:value-type="float">
            <text:p>25.88168</text:p>
          </table:table-cell>
          <table:table-cell office:value-type="float" office:value="-0.7962646" calcext:value-type="float">
            <text:p>-0.7962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9.699118" calcext:value-type="float">
            <text:p>9.699118</text:p>
          </table:table-cell>
          <table:table-cell office:value-type="float" office:value="22.92" calcext:value-type="float">
            <text:p>22.92</text:p>
          </table:table-cell>
          <table:table-cell office:value-type="float" office:value="3.52" calcext:value-type="float">
            <text:p>3.52</text:p>
          </table:table-cell>
          <table:table-cell office:value-type="float" office:value="0.8654324" calcext:value-type="float">
            <text:p>0.8654324</text:p>
          </table:table-cell>
          <table:table-cell office:value-type="float" office:value="0.6886085" calcext:value-type="float">
            <text:p>0.6886085</text:p>
          </table:table-cell>
          <table:table-cell office:value-type="float" office:value="373.968" calcext:value-type="float">
            <text:p>373.968</text:p>
          </table:table-cell>
          <table:table-cell office:value-type="float" office:value="0" calcext:value-type="float">
            <text:p>0</text:p>
          </table:table-cell>
          <table:table-cell office:value-type="float" office:value="14.62369" calcext:value-type="float">
            <text:p>14.62369</text:p>
          </table:table-cell>
          <table:table-cell office:value-type="float" office:value="6.832825" calcext:value-type="float">
            <text:p>6.832825</text:p>
          </table:table-cell>
          <table:table-cell office:value-type="float" office:value="12.57242" calcext:value-type="float">
            <text:p>12.57242</text:p>
          </table:table-cell>
          <table:table-cell office:value-type="float" office:value="7.500641" calcext:value-type="float">
            <text:p>7.500641</text:p>
          </table:table-cell>
          <table:table-cell office:value-type="float" office:value="11.25635" calcext:value-type="float">
            <text:p>11.25635</text:p>
          </table:table-cell>
          <table:table-cell office:value-type="float" office:value="8.047028" calcext:value-type="float">
            <text:p>8.047028</text:p>
          </table:table-cell>
          <table:table-cell office:value-type="float" office:value="10.43552" calcext:value-type="float">
            <text:p>10.43552</text:p>
          </table:table-cell>
          <table:table-cell office:value-type="float" office:value="8.485321" calcext:value-type="float">
            <text:p>8.485321</text:p>
          </table:table-cell>
          <table:table-cell office:value-type="float" office:value="10.04926" calcext:value-type="float">
            <text:p>10.04926</text:p>
          </table:table-cell>
          <table:table-cell office:value-type="float" office:value="8.747833" calcext:value-type="float">
            <text:p>8.747833</text:p>
          </table:table-cell>
          <table:table-cell office:value-type="float" office:value="9.779175" calcext:value-type="float">
            <text:p>9.779175</text:p>
          </table:table-cell>
          <table:table-cell office:value-type="float" office:value="9.027954" calcext:value-type="float">
            <text:p>9.027954</text:p>
          </table:table-cell>
          <table:table-cell office:value-type="float" office:value="9.704407" calcext:value-type="float">
            <text:p>9.704407</text:p>
          </table:table-cell>
          <table:table-cell office:value-type="float" office:value="9.248047" calcext:value-type="float">
            <text:p>9.248047</text:p>
          </table:table-cell>
          <table:table-cell office:value-type="float" office:value="9.689178" calcext:value-type="float">
            <text:p>9.689178</text:p>
          </table:table-cell>
          <table:table-cell office:value-type="float" office:value="9.484131" calcext:value-type="float">
            <text:p>9.484131</text:p>
          </table:table-cell>
          <table:table-cell office:value-type="float" office:value="10.30539" calcext:value-type="float">
            <text:p>10.30539</text:p>
          </table:table-cell>
          <table:table-cell office:value-type="float" office:value="10.2482" calcext:value-type="float">
            <text:p>10.2482</text:p>
          </table:table-cell>
          <table:table-cell office:value-type="float" office:value="11.37622" calcext:value-type="float">
            <text:p>11.37622</text:p>
          </table:table-cell>
          <table:table-cell office:value-type="float" office:value="11.34314" calcext:value-type="float">
            <text:p>11.34314</text:p>
          </table:table-cell>
          <table:table-cell office:value-type="float" office:value="12.32773" calcext:value-type="float">
            <text:p>12.32773</text:p>
          </table:table-cell>
          <table:table-cell office:value-type="float" office:value="12.24915" calcext:value-type="float">
            <text:p>12.24915</text:p>
          </table:table-cell>
          <table:table-cell office:value-type="float" office:value="13.08499" calcext:value-type="float">
            <text:p>13.08499</text:p>
          </table:table-cell>
          <table:table-cell office:value-type="float" office:value="12.98584" calcext:value-type="float">
            <text:p>12.98584</text:p>
          </table:table-cell>
          <table:table-cell office:value-type="float" office:value="13.55316" calcext:value-type="float">
            <text:p>13.55316</text:p>
          </table:table-cell>
          <table:table-cell office:value-type="float" office:value="13.45413" calcext:value-type="float">
            <text:p>13.45413</text:p>
          </table:table-cell>
          <table:table-cell office:value-type="float" office:value="13.62949" calcext:value-type="float">
            <text:p>13.62949</text:p>
          </table:table-cell>
          <table:table-cell office:value-type="float" office:value="13.53735" calcext:value-type="float">
            <text:p>13.53735</text:p>
          </table:table-cell>
          <table:table-cell office:value-type="float" office:value="27.26025" calcext:value-type="float">
            <text:p>27.26025</text:p>
          </table:table-cell>
          <table:table-cell office:value-type="float" office:value="0.8313904" calcext:value-type="float">
            <text:p>0.8313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8.085254" calcext:value-type="float">
            <text:p>8.085254</text:p>
          </table:table-cell>
          <table:table-cell office:value-type="float" office:value="6.13" calcext:value-type="float">
            <text:p>6.13</text:p>
          </table:table-cell>
          <table:table-cell office:value-type="float" office:value="-1.74" calcext:value-type="float">
            <text:p>-1.74</text:p>
          </table:table-cell>
          <table:table-cell office:value-type="float" office:value="0.7017527" calcext:value-type="float">
            <text:p>0.7017527</text:p>
          </table:table-cell>
          <table:table-cell office:value-type="float" office:value="0.4753611" calcext:value-type="float">
            <text:p>0.4753611</text:p>
          </table:table-cell>
          <table:table-cell office:value-type="float" office:value="439.632" calcext:value-type="float">
            <text:p>439.632</text:p>
          </table:table-cell>
          <table:table-cell office:value-type="float" office:value="0" calcext:value-type="float">
            <text:p>0</text:p>
          </table:table-cell>
          <table:table-cell office:value-type="float" office:value="10.4631" calcext:value-type="float">
            <text:p>10.4631</text:p>
          </table:table-cell>
          <table:table-cell office:value-type="float" office:value="4.990997" calcext:value-type="float">
            <text:p>4.990997</text:p>
          </table:table-cell>
          <table:table-cell office:value-type="float" office:value="9.545441" calcext:value-type="float">
            <text:p>9.545441</text:p>
          </table:table-cell>
          <table:table-cell office:value-type="float" office:value="6.256439" calcext:value-type="float">
            <text:p>6.256439</text:p>
          </table:table-cell>
          <table:table-cell office:value-type="float" office:value="9.222321" calcext:value-type="float">
            <text:p>9.222321</text:p>
          </table:table-cell>
          <table:table-cell office:value-type="float" office:value="7.273315" calcext:value-type="float">
            <text:p>7.273315</text:p>
          </table:table-cell>
          <table:table-cell office:value-type="float" office:value="9.656433" calcext:value-type="float">
            <text:p>9.656433</text:p>
          </table:table-cell>
          <table:table-cell office:value-type="float" office:value="8.076599" calcext:value-type="float">
            <text:p>8.076599</text:p>
          </table:table-cell>
          <table:table-cell office:value-type="float" office:value="9.754639" calcext:value-type="float">
            <text:p>9.754639</text:p>
          </table:table-cell>
          <table:table-cell office:value-type="float" office:value="8.554993" calcext:value-type="float">
            <text:p>8.554993</text:p>
          </table:table-cell>
          <table:table-cell office:value-type="float" office:value="9.769379" calcext:value-type="float">
            <text:p>9.769379</text:p>
          </table:table-cell>
          <table:table-cell office:value-type="float" office:value="9.024719" calcext:value-type="float">
            <text:p>9.024719</text:p>
          </table:table-cell>
          <table:table-cell office:value-type="float" office:value="9.721771" calcext:value-type="float">
            <text:p>9.721771</text:p>
          </table:table-cell>
          <table:table-cell office:value-type="float" office:value="9.334076" calcext:value-type="float">
            <text:p>9.334076</text:p>
          </table:table-cell>
          <table:table-cell office:value-type="float" office:value="9.791901" calcext:value-type="float">
            <text:p>9.791901</text:p>
          </table:table-cell>
          <table:table-cell office:value-type="float" office:value="9.693329" calcext:value-type="float">
            <text:p>9.693329</text:p>
          </table:table-cell>
          <table:table-cell office:value-type="float" office:value="10.38101" calcext:value-type="float">
            <text:p>10.38101</text:p>
          </table:table-cell>
          <table:table-cell office:value-type="float" office:value="10.30621" calcext:value-type="float">
            <text:p>10.30621</text:p>
          </table:table-cell>
          <table:table-cell office:value-type="float" office:value="11.3429" calcext:value-type="float">
            <text:p>11.3429</text:p>
          </table:table-cell>
          <table:table-cell office:value-type="float" office:value="11.32458" calcext:value-type="float">
            <text:p>11.32458</text:p>
          </table:table-cell>
          <table:table-cell office:value-type="float" office:value="12.24835" calcext:value-type="float">
            <text:p>12.24835</text:p>
          </table:table-cell>
          <table:table-cell office:value-type="float" office:value="12.18036" calcext:value-type="float">
            <text:p>12.18036</text:p>
          </table:table-cell>
          <table:table-cell office:value-type="float" office:value="12.98483" calcext:value-type="float">
            <text:p>12.98483</text:p>
          </table:table-cell>
          <table:table-cell office:value-type="float" office:value="12.89206" calcext:value-type="float">
            <text:p>12.89206</text:p>
          </table:table-cell>
          <table:table-cell office:value-type="float" office:value="13.45309" calcext:value-type="float">
            <text:p>13.45309</text:p>
          </table:table-cell>
          <table:table-cell office:value-type="float" office:value="13.35645" calcext:value-type="float">
            <text:p>13.35645</text:p>
          </table:table-cell>
          <table:table-cell office:value-type="float" office:value="13.53638" calcext:value-type="float">
            <text:p>13.53638</text:p>
          </table:table-cell>
          <table:table-cell office:value-type="float" office:value="13.44638" calcext:value-type="float">
            <text:p>13.44638</text:p>
          </table:table-cell>
          <table:table-cell office:value-type="float" office:value="19.74826" calcext:value-type="float">
            <text:p>19.74826</text:p>
          </table:table-cell>
          <table:table-cell office:value-type="float" office:value="-1.742249" calcext:value-type="float">
            <text:p>-1.742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1.27836" calcext:value-type="float">
            <text:p>1.27836</text:p>
          </table:table-cell>
          <table:table-cell office:value-type="float" office:value="1.54" calcext:value-type="float">
            <text:p>1.54</text:p>
          </table:table-cell>
          <table:table-cell office:value-type="float" office:value="-0.31" calcext:value-type="float">
            <text:p>-0.31</text:p>
          </table:table-cell>
          <table:table-cell office:value-type="float" office:value="0.6017783" calcext:value-type="float">
            <text:p>0.6017783</text:p>
          </table:table-cell>
          <table:table-cell office:value-type="float" office:value="0.5272001" calcext:value-type="float">
            <text:p>0.5272001</text:p>
          </table:table-cell>
          <table:table-cell office:value-type="float" office:value="316.692" calcext:value-type="float">
            <text:p>316.692</text:p>
          </table:table-cell>
          <table:table-cell office:value-type="float" office:value="0" calcext:value-type="float">
            <text:p>0</text:p>
          </table:table-cell>
          <table:table-cell office:value-type="float" office:value="5.216248" calcext:value-type="float">
            <text:p>5.216248</text:p>
          </table:table-cell>
          <table:table-cell office:value-type="float" office:value="2.87262" calcext:value-type="float">
            <text:p>2.87262</text:p>
          </table:table-cell>
          <table:table-cell office:value-type="float" office:value="6.372589" calcext:value-type="float">
            <text:p>6.372589</text:p>
          </table:table-cell>
          <table:table-cell office:value-type="float" office:value="4.06488" calcext:value-type="float">
            <text:p>4.06488</text:p>
          </table:table-cell>
          <table:table-cell office:value-type="float" office:value="7.351105" calcext:value-type="float">
            <text:p>7.351105</text:p>
          </table:table-cell>
          <table:table-cell office:value-type="float" office:value="5.137817" calcext:value-type="float">
            <text:p>5.137817</text:p>
          </table:table-cell>
          <table:table-cell office:value-type="float" office:value="8.131165" calcext:value-type="float">
            <text:p>8.131165</text:p>
          </table:table-cell>
          <table:table-cell office:value-type="float" office:value="6.163422" calcext:value-type="float">
            <text:p>6.163422</text:p>
          </table:table-cell>
          <table:table-cell office:value-type="float" office:value="8.56546" calcext:value-type="float">
            <text:p>8.56546</text:p>
          </table:table-cell>
          <table:table-cell office:value-type="float" office:value="6.870819" calcext:value-type="float">
            <text:p>6.870819</text:p>
          </table:table-cell>
          <table:table-cell office:value-type="float" office:value="9.017578" calcext:value-type="float">
            <text:p>9.017578</text:p>
          </table:table-cell>
          <table:table-cell office:value-type="float" office:value="7.704895" calcext:value-type="float">
            <text:p>7.704895</text:p>
          </table:table-cell>
          <table:table-cell office:value-type="float" office:value="9.33139" calcext:value-type="float">
            <text:p>9.33139</text:p>
          </table:table-cell>
          <table:table-cell office:value-type="float" office:value="8.425507" calcext:value-type="float">
            <text:p>8.425507</text:p>
          </table:table-cell>
          <table:table-cell office:value-type="float" office:value="9.744049" calcext:value-type="float">
            <text:p>9.744049</text:p>
          </table:table-cell>
          <table:table-cell office:value-type="float" office:value="9.405853" calcext:value-type="float">
            <text:p>9.405853</text:p>
          </table:table-cell>
          <table:table-cell office:value-type="float" office:value="10.38916" calcext:value-type="float">
            <text:p>10.38916</text:p>
          </table:table-cell>
          <table:table-cell office:value-type="float" office:value="10.35703" calcext:value-type="float">
            <text:p>10.35703</text:p>
          </table:table-cell>
          <table:table-cell office:value-type="float" office:value="11.32443" calcext:value-type="float">
            <text:p>11.32443</text:p>
          </table:table-cell>
          <table:table-cell office:value-type="float" office:value="11.30612" calcext:value-type="float">
            <text:p>11.30612</text:p>
          </table:table-cell>
          <table:table-cell office:value-type="float" office:value="12.17969" calcext:value-type="float">
            <text:p>12.17969</text:p>
          </table:table-cell>
          <table:table-cell office:value-type="float" office:value="12.12067" calcext:value-type="float">
            <text:p>12.12067</text:p>
          </table:table-cell>
          <table:table-cell office:value-type="float" office:value="12.89111" calcext:value-type="float">
            <text:p>12.89111</text:p>
          </table:table-cell>
          <table:table-cell office:value-type="float" office:value="12.8046" calcext:value-type="float">
            <text:p>12.8046</text:p>
          </table:table-cell>
          <table:table-cell office:value-type="float" office:value="13.35544" calcext:value-type="float">
            <text:p>13.35544</text:p>
          </table:table-cell>
          <table:table-cell office:value-type="float" office:value="13.26212" calcext:value-type="float">
            <text:p>13.26212</text:p>
          </table:table-cell>
          <table:table-cell office:value-type="float" office:value="13.44543" calcext:value-type="float">
            <text:p>13.44543</text:p>
          </table:table-cell>
          <table:table-cell office:value-type="float" office:value="13.35684" calcext:value-type="float">
            <text:p>13.35684</text:p>
          </table:table-cell>
          <table:table-cell office:value-type="float" office:value="1.407196" calcext:value-type="float">
            <text:p>1.407196</text:p>
          </table:table-cell>
          <table:table-cell office:value-type="float" office:value="-1.450348" calcext:value-type="float">
            <text:p>-1.4503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5.53999" calcext:value-type="float">
            <text:p>5.53999</text:p>
          </table:table-cell>
          <table:table-cell office:value-type="float" office:value="-0.5" calcext:value-type="float">
            <text:p>-0.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5200318" calcext:value-type="float">
            <text:p>0.5200318</text:p>
          </table:table-cell>
          <table:table-cell office:value-type="float" office:value="0.2454458" calcext:value-type="float">
            <text:p>0.2454458</text:p>
          </table:table-cell>
          <table:table-cell office:value-type="float" office:value="607.212" calcext:value-type="float">
            <text:p>607.212</text:p>
          </table:table-cell>
          <table:table-cell office:value-type="float" office:value="0" calcext:value-type="float">
            <text:p>0</text:p>
          </table:table-cell>
          <table:table-cell office:value-type="float" office:value="3.707214" calcext:value-type="float">
            <text:p>3.707214</text:p>
          </table:table-cell>
          <table:table-cell office:value-type="float" office:value="-2.157043" calcext:value-type="float">
            <text:p>-2.157043</text:p>
          </table:table-cell>
          <table:table-cell office:value-type="float" office:value="4.206512" calcext:value-type="float">
            <text:p>4.206512</text:p>
          </table:table-cell>
          <table:table-cell office:value-type="float" office:value="0.8314209" calcext:value-type="float">
            <text:p>0.8314209</text:p>
          </table:table-cell>
          <table:table-cell office:value-type="float" office:value="5.113922" calcext:value-type="float">
            <text:p>5.113922</text:p>
          </table:table-cell>
          <table:table-cell office:value-type="float" office:value="2.745697" calcext:value-type="float">
            <text:p>2.745697</text:p>
          </table:table-cell>
          <table:table-cell office:value-type="float" office:value="6.142273" calcext:value-type="float">
            <text:p>6.142273</text:p>
          </table:table-cell>
          <table:table-cell office:value-type="float" office:value="4.363647" calcext:value-type="float">
            <text:p>4.363647</text:p>
          </table:table-cell>
          <table:table-cell office:value-type="float" office:value="6.852539" calcext:value-type="float">
            <text:p>6.852539</text:p>
          </table:table-cell>
          <table:table-cell office:value-type="float" office:value="5.381775" calcext:value-type="float">
            <text:p>5.381775</text:p>
          </table:table-cell>
          <table:table-cell office:value-type="float" office:value="7.690552" calcext:value-type="float">
            <text:p>7.690552</text:p>
          </table:table-cell>
          <table:table-cell office:value-type="float" office:value="6.527893" calcext:value-type="float">
            <text:p>6.527893</text:p>
          </table:table-cell>
          <table:table-cell office:value-type="float" office:value="8.414917" calcext:value-type="float">
            <text:p>8.414917</text:p>
          </table:table-cell>
          <table:table-cell office:value-type="float" office:value="7.483002" calcext:value-type="float">
            <text:p>7.483002</text:p>
          </table:table-cell>
          <table:table-cell office:value-type="float" office:value="9.400299" calcext:value-type="float">
            <text:p>9.400299</text:p>
          </table:table-cell>
          <table:table-cell office:value-type="float" office:value="8.791595" calcext:value-type="float">
            <text:p>8.791595</text:p>
          </table:table-cell>
          <table:table-cell office:value-type="float" office:value="10.35596" calcext:value-type="float">
            <text:p>10.35596</text:p>
          </table:table-cell>
          <table:table-cell office:value-type="float" office:value="10.1712" calcext:value-type="float">
            <text:p>10.1712</text:p>
          </table:table-cell>
          <table:table-cell office:value-type="float" office:value="11.30585" calcext:value-type="float">
            <text:p>11.30585</text:p>
          </table:table-cell>
          <table:table-cell office:value-type="float" office:value="11.25778" calcext:value-type="float">
            <text:p>11.25778</text:p>
          </table:table-cell>
          <table:table-cell office:value-type="float" office:value="12.12009" calcext:value-type="float">
            <text:p>12.12009</text:p>
          </table:table-cell>
          <table:table-cell office:value-type="float" office:value="12.06174" calcext:value-type="float">
            <text:p>12.06174</text:p>
          </table:table-cell>
          <table:table-cell office:value-type="float" office:value="12.80374" calcext:value-type="float">
            <text:p>12.80374</text:p>
          </table:table-cell>
          <table:table-cell office:value-type="float" office:value="12.72266" calcext:value-type="float">
            <text:p>12.72266</text:p>
          </table:table-cell>
          <table:table-cell office:value-type="float" office:value="13.26114" calcext:value-type="float">
            <text:p>13.26114</text:p>
          </table:table-cell>
          <table:table-cell office:value-type="float" office:value="13.17053" calcext:value-type="float">
            <text:p>13.17053</text:p>
          </table:table-cell>
          <table:table-cell office:value-type="float" office:value="13.3559" calcext:value-type="float">
            <text:p>13.3559</text:p>
          </table:table-cell>
          <table:table-cell office:value-type="float" office:value="13.2674" calcext:value-type="float">
            <text:p>13.2674</text:p>
          </table:table-cell>
          <table:table-cell office:value-type="float" office:value="1.920959" calcext:value-type="float">
            <text:p>1.920959</text:p>
          </table:table-cell>
          <table:table-cell office:value-type="float" office:value="-11.07288" calcext:value-type="float">
            <text:p>-11.07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9.325074" calcext:value-type="float">
            <text:p>9.325074</text:p>
          </table:table-cell>
          <table:table-cell office:value-type="float" office:value="0.6" calcext:value-type="float">
            <text:p>0.6</text:p>
          </table:table-cell>
          <table:table-cell office:value-type="float" office:value="-12.92" calcext:value-type="float">
            <text:p>-12.92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0.2034923" calcext:value-type="float">
            <text:p>0.2034923</text:p>
          </table:table-cell>
          <table:table-cell office:value-type="float" office:value="345.528" calcext:value-type="float">
            <text:p>345.528</text:p>
          </table:table-cell>
          <table:table-cell office:value-type="float" office:value="0.1" calcext:value-type="float">
            <text:p>0.1</text:p>
          </table:table-cell>
          <table:table-cell office:value-type="float" office:value="3.03476" calcext:value-type="float">
            <text:p>3.03476</text:p>
          </table:table-cell>
          <table:table-cell office:value-type="float" office:value="-4.494812" calcext:value-type="float">
            <text:p>-4.494812</text:p>
          </table:table-cell>
          <table:table-cell office:value-type="float" office:value="2.241089" calcext:value-type="float">
            <text:p>2.241089</text:p>
          </table:table-cell>
          <table:table-cell office:value-type="float" office:value="-0.3144531" calcext:value-type="float">
            <text:p>-0.3144531</text:p>
          </table:table-cell>
          <table:table-cell office:value-type="float" office:value="2.700745" calcext:value-type="float">
            <text:p>2.700745</text:p>
          </table:table-cell>
          <table:table-cell office:value-type="float" office:value="1.315887" calcext:value-type="float">
            <text:p>1.315887</text:p>
          </table:table-cell>
          <table:table-cell office:value-type="float" office:value="4.315704" calcext:value-type="float">
            <text:p>4.315704</text:p>
          </table:table-cell>
          <table:table-cell office:value-type="float" office:value="2.909271" calcext:value-type="float">
            <text:p>2.909271</text:p>
          </table:table-cell>
          <table:table-cell office:value-type="float" office:value="5.346985" calcext:value-type="float">
            <text:p>5.346985</text:p>
          </table:table-cell>
          <table:table-cell office:value-type="float" office:value="3.993347" calcext:value-type="float">
            <text:p>3.993347</text:p>
          </table:table-cell>
          <table:table-cell office:value-type="float" office:value="6.506927" calcext:value-type="float">
            <text:p>6.506927</text:p>
          </table:table-cell>
          <table:table-cell office:value-type="float" office:value="5.205872" calcext:value-type="float">
            <text:p>5.205872</text:p>
          </table:table-cell>
          <table:table-cell office:value-type="float" office:value="7.470093" calcext:value-type="float">
            <text:p>7.470093</text:p>
          </table:table-cell>
          <table:table-cell office:value-type="float" office:value="6.2742" calcext:value-type="float">
            <text:p>6.2742</text:p>
          </table:table-cell>
          <table:table-cell office:value-type="float" office:value="8.784912" calcext:value-type="float">
            <text:p>8.784912</text:p>
          </table:table-cell>
          <table:table-cell office:value-type="float" office:value="7.945374" calcext:value-type="float">
            <text:p>7.945374</text:p>
          </table:table-cell>
          <table:table-cell office:value-type="float" office:value="10.16855" calcext:value-type="float">
            <text:p>10.16855</text:p>
          </table:table-cell>
          <table:table-cell office:value-type="float" office:value="9.836823" calcext:value-type="float">
            <text:p>9.836823</text:p>
          </table:table-cell>
          <table:table-cell office:value-type="float" office:value="11.25705" calcext:value-type="float">
            <text:p>11.25705</text:p>
          </table:table-cell>
          <table:table-cell office:value-type="float" office:value="11.15796" calcext:value-type="float">
            <text:p>11.15796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11.99146" calcext:value-type="float">
            <text:p>11.99146</text:p>
          </table:table-cell>
          <table:table-cell office:value-type="float" office:value="12.72183" calcext:value-type="float">
            <text:p>12.72183</text:p>
          </table:table-cell>
          <table:table-cell office:value-type="float" office:value="12.64365" calcext:value-type="float">
            <text:p>12.64365</text:p>
          </table:table-cell>
          <table:table-cell office:value-type="float" office:value="13.16962" calcext:value-type="float">
            <text:p>13.16962</text:p>
          </table:table-cell>
          <table:table-cell office:value-type="float" office:value="13.08221" calcext:value-type="float">
            <text:p>13.08221</text:p>
          </table:table-cell>
          <table:table-cell office:value-type="float" office:value="13.26648" calcext:value-type="float">
            <text:p>13.26648</text:p>
          </table:table-cell>
          <table:table-cell office:value-type="float" office:value="13.17981" calcext:value-type="float">
            <text:p>13.17981</text:p>
          </table:table-cell>
          <table:table-cell office:value-type="float" office:value="7.403809" calcext:value-type="float">
            <text:p>7.403809</text:p>
          </table:table-cell>
          <table:table-cell office:value-type="float" office:value="-14.15793" calcext:value-type="float">
            <text:p>-14.15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7.261902" calcext:value-type="float">
            <text:p>7.261902</text:p>
          </table:table-cell>
          <table:table-cell office:value-type="float" office:value="7.45" calcext:value-type="float">
            <text:p>7.45</text:p>
          </table:table-cell>
          <table:table-cell office:value-type="float" office:value="-5.3" calcext:value-type="float">
            <text:p>-5.3</text:p>
          </table:table-cell>
          <table:table-cell office:value-type="float" office:value="0.725821" calcext:value-type="float">
            <text:p>0.725821</text:p>
          </table:table-cell>
          <table:table-cell office:value-type="float" office:value="0.3656197" calcext:value-type="float">
            <text:p>0.3656197</text:p>
          </table:table-cell>
          <table:table-cell office:value-type="float" office:value="171.504" calcext:value-type="float">
            <text:p>171.504</text:p>
          </table:table-cell>
          <table:table-cell office:value-type="float" office:value="0" calcext:value-type="float">
            <text:p>0</text:p>
          </table:table-cell>
          <table:table-cell office:value-type="float" office:value="5.642822" calcext:value-type="float">
            <text:p>5.642822</text:p>
          </table:table-cell>
          <table:table-cell office:value-type="float" office:value="-0.7392883" calcext:value-type="float">
            <text:p>-0.7392883</text:p>
          </table:table-cell>
          <table:table-cell office:value-type="float" office:value="4.536011" calcext:value-type="float">
            <text:p>4.536011</text:p>
          </table:table-cell>
          <table:table-cell office:value-type="float" office:value="0.9078674" calcext:value-type="float">
            <text:p>0.9078674</text:p>
          </table:table-cell>
          <table:table-cell office:value-type="float" office:value="4.311127" calcext:value-type="float">
            <text:p>4.311127</text:p>
          </table:table-cell>
          <table:table-cell office:value-type="float" office:value="2.034424" calcext:value-type="float">
            <text:p>2.034424</text:p>
          </table:table-cell>
          <table:table-cell office:value-type="float" office:value="4.532776" calcext:value-type="float">
            <text:p>4.532776</text:p>
          </table:table-cell>
          <table:table-cell office:value-type="float" office:value="3.155151" calcext:value-type="float">
            <text:p>3.155151</text:p>
          </table:table-cell>
          <table:table-cell office:value-type="float" office:value="4.872467" calcext:value-type="float">
            <text:p>4.872467</text:p>
          </table:table-cell>
          <table:table-cell office:value-type="float" office:value="3.978149" calcext:value-type="float">
            <text:p>3.978149</text:p>
          </table:table-cell>
          <table:table-cell office:value-type="float" office:value="5.423981" calcext:value-type="float">
            <text:p>5.423981</text:p>
          </table:table-cell>
          <table:table-cell office:value-type="float" office:value="4.970856" calcext:value-type="float">
            <text:p>4.970856</text:p>
          </table:table-cell>
          <table:table-cell office:value-type="float" office:value="6.270355" calcext:value-type="float">
            <text:p>6.270355</text:p>
          </table:table-cell>
          <table:table-cell office:value-type="float" office:value="5.992035" calcext:value-type="float">
            <text:p>5.992035</text:p>
          </table:table-cell>
          <table:table-cell office:value-type="float" office:value="7.937836" calcext:value-type="float">
            <text:p>7.937836</text:p>
          </table:table-cell>
          <table:table-cell office:value-type="float" office:value="7.436615" calcext:value-type="float">
            <text:p>7.436615</text:p>
          </table:table-cell>
          <table:table-cell office:value-type="float" office:value="9.832611" calcext:value-type="float">
            <text:p>9.832611</text:p>
          </table:table-cell>
          <table:table-cell office:value-type="float" office:value="9.434387" calcext:value-type="float">
            <text:p>9.434387</text:p>
          </table:table-cell>
          <table:table-cell office:value-type="float" office:value="11.15659" calcext:value-type="float">
            <text:p>11.15659</text:p>
          </table:table-cell>
          <table:table-cell office:value-type="float" office:value="10.99881" calcext:value-type="float">
            <text:p>10.99881</text:p>
          </table:table-cell>
          <table:table-cell office:value-type="float" office:value="11.99063" calcext:value-type="float">
            <text:p>11.99063</text:p>
          </table:table-cell>
          <table:table-cell office:value-type="float" office:value="11.89926" calcext:value-type="float">
            <text:p>11.89926</text:p>
          </table:table-cell>
          <table:table-cell office:value-type="float" office:value="12.64276" calcext:value-type="float">
            <text:p>12.64276</text:p>
          </table:table-cell>
          <table:table-cell office:value-type="float" office:value="12.56131" calcext:value-type="float">
            <text:p>12.56131</text:p>
          </table:table-cell>
          <table:table-cell office:value-type="float" office:value="13.0813" calcext:value-type="float">
            <text:p>13.0813</text:p>
          </table:table-cell>
          <table:table-cell office:value-type="float" office:value="12.9957" calcext:value-type="float">
            <text:p>12.9957</text:p>
          </table:table-cell>
          <table:table-cell office:value-type="float" office:value="13.17889" calcext:value-type="float">
            <text:p>13.17889</text:p>
          </table:table-cell>
          <table:table-cell office:value-type="float" office:value="13.09396" calcext:value-type="float">
            <text:p>13.09396</text:p>
          </table:table-cell>
          <table:table-cell office:value-type="float" office:value="9.002869" calcext:value-type="float">
            <text:p>9.002869</text:p>
          </table:table-cell>
          <table:table-cell office:value-type="float" office:value="-5.04245" calcext:value-type="float">
            <text:p>-5.04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7.34076" calcext:value-type="float">
            <text:p>7.34076</text:p>
          </table:table-cell>
          <table:table-cell office:value-type="float" office:value="7.53" calcext:value-type="float">
            <text:p>7.53</text:p>
          </table:table-cell>
          <table:table-cell office:value-type="float" office:value="-5.49" calcext:value-type="float">
            <text:p>-5.49</text:p>
          </table:table-cell>
          <table:table-cell office:value-type="float" office:value="0.7629126" calcext:value-type="float">
            <text:p>0.7629126</text:p>
          </table:table-cell>
          <table:table-cell office:value-type="float" office:value="0.360463" calcext:value-type="float">
            <text:p>0.360463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0" calcext:value-type="float">
            <text:p>0</text:p>
          </table:table-cell>
          <table:table-cell office:value-type="float" office:value="5.932709" calcext:value-type="float">
            <text:p>5.932709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4.957977" calcext:value-type="float">
            <text:p>4.957977</text:p>
          </table:table-cell>
          <table:table-cell office:value-type="float" office:value="1.596527" calcext:value-type="float">
            <text:p>1.596527</text:p>
          </table:table-cell>
          <table:table-cell office:value-type="float" office:value="4.68866" calcext:value-type="float">
            <text:p>4.68866</text:p>
          </table:table-cell>
          <table:table-cell office:value-type="float" office:value="2.556915" calcext:value-type="float">
            <text:p>2.556915</text:p>
          </table:table-cell>
          <table:table-cell office:value-type="float" office:value="4.810883" calcext:value-type="float">
            <text:p>4.810883</text:p>
          </table:table-cell>
          <table:table-cell office:value-type="float" office:value="3.520508" calcext:value-type="float">
            <text:p>3.520508</text:p>
          </table:table-cell>
          <table:table-cell office:value-type="float" office:value="5.062378" calcext:value-type="float">
            <text:p>5.062378</text:p>
          </table:table-cell>
          <table:table-cell office:value-type="float" office:value="4.230469" calcext:value-type="float">
            <text:p>4.230469</text:p>
          </table:table-cell>
          <table:table-cell office:value-type="float" office:value="5.505981" calcext:value-type="float">
            <text:p>5.505981</text:p>
          </table:table-cell>
          <table:table-cell office:value-type="float" office:value="5.076111" calcext:value-type="float">
            <text:p>5.076111</text:p>
          </table:table-cell>
          <table:table-cell office:value-type="float" office:value="6.174225" calcext:value-type="float">
            <text:p>6.174225</text:p>
          </table:table-cell>
          <table:table-cell office:value-type="float" office:value="5.935516" calcext:value-type="float">
            <text:p>5.935516</text:p>
          </table:table-cell>
          <table:table-cell office:value-type="float" office:value="7.434631" calcext:value-type="float">
            <text:p>7.434631</text:p>
          </table:table-cell>
          <table:table-cell office:value-type="float" office:value="7.213867" calcext:value-type="float">
            <text:p>7.213867</text:p>
          </table:table-cell>
          <table:table-cell office:value-type="float" office:value="9.430573" calcext:value-type="float">
            <text:p>9.430573</text:p>
          </table:table-cell>
          <table:table-cell office:value-type="float" office:value="9.113007" calcext:value-type="float">
            <text:p>9.113007</text:p>
          </table:table-cell>
          <table:table-cell office:value-type="float" office:value="10.99689" calcext:value-type="float">
            <text:p>10.99689</text:p>
          </table:table-cell>
          <table:table-cell office:value-type="float" office:value="10.80719" calcext:value-type="float">
            <text:p>10.80719</text:p>
          </table:table-cell>
          <table:table-cell office:value-type="float" office:value="11.89816" calcext:value-type="float">
            <text:p>11.89816</text:p>
          </table:table-cell>
          <table:table-cell office:value-type="float" office:value="11.78284" calcext:value-type="float">
            <text:p>11.78284</text:p>
          </table:table-cell>
          <table:table-cell office:value-type="float" office:value="12.56046" calcext:value-type="float">
            <text:p>12.56046</text:p>
          </table:table-cell>
          <table:table-cell office:value-type="float" office:value="12.47293" calcext:value-type="float">
            <text:p>12.47293</text:p>
          </table:table-cell>
          <table:table-cell office:value-type="float" office:value="12.99478" calcext:value-type="float">
            <text:p>12.99478</text:p>
          </table:table-cell>
          <table:table-cell office:value-type="float" office:value="12.90964" calcext:value-type="float">
            <text:p>12.90964</text:p>
          </table:table-cell>
          <table:table-cell office:value-type="float" office:value="13.09308" calcext:value-type="float">
            <text:p>13.09308</text:p>
          </table:table-cell>
          <table:table-cell office:value-type="float" office:value="13.00916" calcext:value-type="float">
            <text:p>13.00916</text:p>
          </table:table-cell>
          <table:table-cell office:value-type="float" office:value="9.29364" calcext:value-type="float">
            <text:p>9.29364</text:p>
          </table:table-cell>
          <table:table-cell office:value-type="float" office:value="-3.796875" calcext:value-type="float">
            <text:p>-3.796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9.392879" calcext:value-type="float">
            <text:p>9.392879</text:p>
          </table:table-cell>
          <table:table-cell office:value-type="float" office:value="6.96" calcext:value-type="float">
            <text:p>6.96</text:p>
          </table:table-cell>
          <table:table-cell office:value-type="float" office:value="-6.35" calcext:value-type="float">
            <text:p>-6.35</text:p>
          </table:table-cell>
          <table:table-cell office:value-type="float" office:value="0.695976" calcext:value-type="float">
            <text:p>0.695976</text:p>
          </table:table-cell>
          <table:table-cell office:value-type="float" office:value="0.3379297" calcext:value-type="float">
            <text:p>0.3379297</text:p>
          </table:table-cell>
          <table:table-cell office:value-type="float" office:value="381.816" calcext:value-type="float">
            <text:p>381.816</text:p>
          </table:table-cell>
          <table:table-cell office:value-type="float" office:value="0" calcext:value-type="float">
            <text:p>0</text:p>
          </table:table-cell>
          <table:table-cell office:value-type="float" office:value="7.411987" calcext:value-type="float">
            <text:p>7.411987</text:p>
          </table:table-cell>
          <table:table-cell office:value-type="float" office:value="0.2411499" calcext:value-type="float">
            <text:p>0.2411499</text:p>
          </table:table-cell>
          <table:table-cell office:value-type="float" office:value="6.055847" calcext:value-type="float">
            <text:p>6.055847</text:p>
          </table:table-cell>
          <table:table-cell office:value-type="float" office:value="1.582275" calcext:value-type="float">
            <text:p>1.582275</text:p>
          </table:table-cell>
          <table:table-cell office:value-type="float" office:value="5.434814" calcext:value-type="float">
            <text:p>5.434814</text:p>
          </table:table-cell>
          <table:table-cell office:value-type="float" office:value="2.629517" calcext:value-type="float">
            <text:p>2.629517</text:p>
          </table:table-cell>
          <table:table-cell office:value-type="float" office:value="5.287415" calcext:value-type="float">
            <text:p>5.287415</text:p>
          </table:table-cell>
          <table:table-cell office:value-type="float" office:value="3.626343" calcext:value-type="float">
            <text:p>3.626343</text:p>
          </table:table-cell>
          <table:table-cell office:value-type="float" office:value="5.387024" calcext:value-type="float">
            <text:p>5.387024</text:p>
          </table:table-cell>
          <table:table-cell office:value-type="float" office:value="4.323181" calcext:value-type="float">
            <text:p>4.323181</text:p>
          </table:table-cell>
          <table:table-cell office:value-type="float" office:value="5.686523" calcext:value-type="float">
            <text:p>5.686523</text:p>
          </table:table-cell>
          <table:table-cell office:value-type="float" office:value="5.131775" calcext:value-type="float">
            <text:p>5.131775</text:p>
          </table:table-cell>
          <table:table-cell office:value-type="float" office:value="6.197693" calcext:value-type="float">
            <text:p>6.197693</text:p>
          </table:table-cell>
          <table:table-cell office:value-type="float" office:value="5.915131" calcext:value-type="float">
            <text:p>5.915131</text:p>
          </table:table-cell>
          <table:table-cell office:value-type="float" office:value="7.213379" calcext:value-type="float">
            <text:p>7.213379</text:p>
          </table:table-cell>
          <table:table-cell office:value-type="float" office:value="7.095734" calcext:value-type="float">
            <text:p>7.095734</text:p>
          </table:table-cell>
          <table:table-cell office:value-type="float" office:value="9.110168" calcext:value-type="float">
            <text:p>9.110168</text:p>
          </table:table-cell>
          <table:table-cell office:value-type="float" office:value="8.874542" calcext:value-type="float">
            <text:p>8.874542</text:p>
          </table:table-cell>
          <table:table-cell office:value-type="float" office:value="10.80515" calcext:value-type="float">
            <text:p>10.80515</text:p>
          </table:table-cell>
          <table:table-cell office:value-type="float" office:value="10.61288" calcext:value-type="float">
            <text:p>10.61288</text:p>
          </table:table-cell>
          <table:table-cell office:value-type="float" office:value="11.78152" calcext:value-type="float">
            <text:p>11.78152</text:p>
          </table:table-cell>
          <table:table-cell office:value-type="float" office:value="11.65045" calcext:value-type="float">
            <text:p>11.65045</text:p>
          </table:table-cell>
          <table:table-cell office:value-type="float" office:value="12.47192" calcext:value-type="float">
            <text:p>12.47192</text:p>
          </table:table-cell>
          <table:table-cell office:value-type="float" office:value="12.37619" calcext:value-type="float">
            <text:p>12.37619</text:p>
          </table:table-cell>
          <table:table-cell office:value-type="float" office:value="12.90875" calcext:value-type="float">
            <text:p>12.90875</text:p>
          </table:table-cell>
          <table:table-cell office:value-type="float" office:value="12.82288" calcext:value-type="float">
            <text:p>12.82288</text:p>
          </table:table-cell>
          <table:table-cell office:value-type="float" office:value="13.00827" calcext:value-type="float">
            <text:p>13.00827</text:p>
          </table:table-cell>
          <table:table-cell office:value-type="float" office:value="12.92685" calcext:value-type="float">
            <text:p>12.92685</text:p>
          </table:table-cell>
          <table:table-cell office:value-type="float" office:value="15.58572" calcext:value-type="float">
            <text:p>15.58572</text:p>
          </table:table-cell>
          <table:table-cell office:value-type="float" office:value="-3.973663" calcext:value-type="float">
            <text:p>-3.973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9.517775" calcext:value-type="float">
            <text:p>9.517775</text:p>
          </table:table-cell>
          <table:table-cell office:value-type="float" office:value="1.5" calcext:value-type="float">
            <text:p>1.5</text:p>
          </table:table-cell>
          <table:table-cell office:value-type="float" office:value="-8.76" calcext:value-type="float">
            <text:p>-8.76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0.2813816" calcext:value-type="float">
            <text:p>0.2813816</text:p>
          </table:table-cell>
          <table:table-cell office:value-type="float" office:value="350.964" calcext:value-type="float">
            <text:p>350.964</text:p>
          </table:table-cell>
          <table:table-cell office:value-type="float" office:value="0" calcext:value-type="float">
            <text:p>0</text:p>
          </table:table-cell>
          <table:table-cell office:value-type="float" office:value="5.575745" calcext:value-type="float">
            <text:p>5.575745</text:p>
          </table:table-cell>
          <table:table-cell office:value-type="float" office:value="-0.2504272" calcext:value-type="float">
            <text:p>-0.2504272</text:p>
          </table:table-cell>
          <table:table-cell office:value-type="float" office:value="4.727295" calcext:value-type="float">
            <text:p>4.727295</text:p>
          </table:table-cell>
          <table:table-cell office:value-type="float" office:value="1.35553" calcext:value-type="float">
            <text:p>1.35553</text:p>
          </table:table-cell>
          <table:table-cell office:value-type="float" office:value="4.535767" calcext:value-type="float">
            <text:p>4.535767</text:p>
          </table:table-cell>
          <table:table-cell office:value-type="float" office:value="2.57959" calcext:value-type="float">
            <text:p>2.57959</text:p>
          </table:table-cell>
          <table:table-cell office:value-type="float" office:value="4.778809" calcext:value-type="float">
            <text:p>4.778809</text:p>
          </table:table-cell>
          <table:table-cell office:value-type="float" office:value="3.650574" calcext:value-type="float">
            <text:p>3.650574</text:p>
          </table:table-cell>
          <table:table-cell office:value-type="float" office:value="5.20517" calcext:value-type="float">
            <text:p>5.20517</text:p>
          </table:table-cell>
          <table:table-cell office:value-type="float" office:value="4.367676" calcext:value-type="float">
            <text:p>4.367676</text:p>
          </table:table-cell>
          <table:table-cell office:value-type="float" office:value="5.682861" calcext:value-type="float">
            <text:p>5.682861</text:p>
          </table:table-cell>
          <table:table-cell office:value-type="float" office:value="5.17099" calcext:value-type="float">
            <text:p>5.17099</text:p>
          </table:table-cell>
          <table:table-cell office:value-type="float" office:value="6.207306" calcext:value-type="float">
            <text:p>6.207306</text:p>
          </table:table-cell>
          <table:table-cell office:value-type="float" office:value="5.91153" calcext:value-type="float">
            <text:p>5.91153</text:p>
          </table:table-cell>
          <table:table-cell office:value-type="float" office:value="7.1138" calcext:value-type="float">
            <text:p>7.1138</text:p>
          </table:table-cell>
          <table:table-cell office:value-type="float" office:value="6.999146" calcext:value-type="float">
            <text:p>6.999146</text:p>
          </table:table-cell>
          <table:table-cell office:value-type="float" office:value="8.872467" calcext:value-type="float">
            <text:p>8.872467</text:p>
          </table:table-cell>
          <table:table-cell office:value-type="float" office:value="8.69873" calcext:value-type="float">
            <text:p>8.69873</text:p>
          </table:table-cell>
          <table:table-cell office:value-type="float" office:value="10.61093" calcext:value-type="float">
            <text:p>10.61093</text:p>
          </table:table-cell>
          <table:table-cell office:value-type="float" office:value="10.43076" calcext:value-type="float">
            <text:p>10.43076</text:p>
          </table:table-cell>
          <table:table-cell office:value-type="float" office:value="11.64902" calcext:value-type="float">
            <text:p>11.64902</text:p>
          </table:table-cell>
          <table:table-cell office:value-type="float" office:value="11.51117" calcext:value-type="float">
            <text:p>11.51117</text:p>
          </table:table-cell>
          <table:table-cell office:value-type="float" office:value="12.37515" calcext:value-type="float">
            <text:p>12.37515</text:p>
          </table:table-cell>
          <table:table-cell office:value-type="float" office:value="12.27148" calcext:value-type="float">
            <text:p>12.27148</text:p>
          </table:table-cell>
          <table:table-cell office:value-type="float" office:value="12.82196" calcext:value-type="float">
            <text:p>12.82196</text:p>
          </table:table-cell>
          <table:table-cell office:value-type="float" office:value="12.73422" calcext:value-type="float">
            <text:p>12.73422</text:p>
          </table:table-cell>
          <table:table-cell office:value-type="float" office:value="12.92599" calcext:value-type="float">
            <text:p>12.92599</text:p>
          </table:table-cell>
          <table:table-cell office:value-type="float" office:value="12.84467" calcext:value-type="float">
            <text:p>12.84467</text:p>
          </table:table-cell>
          <table:table-cell office:value-type="float" office:value="8.049622" calcext:value-type="float">
            <text:p>8.049622</text:p>
          </table:table-cell>
          <table:table-cell office:value-type="float" office:value="-5.400269" calcext:value-type="float">
            <text:p>-5.400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8.158657" calcext:value-type="float">
            <text:p>8.158657</text:p>
          </table:table-cell>
          <table:table-cell office:value-type="float" office:value="14.16" calcext:value-type="float">
            <text:p>14.16</text:p>
          </table:table-cell>
          <table:table-cell office:value-type="float" office:value="-7.88" calcext:value-type="float">
            <text:p>-7.88</text:p>
          </table:table-cell>
          <table:table-cell office:value-type="float" office:value="0.740611" calcext:value-type="float">
            <text:p>0.740611</text:p>
          </table:table-cell>
          <table:table-cell office:value-type="float" office:value="0.3009562" calcext:value-type="float">
            <text:p>0.3009562</text:p>
          </table:table-cell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6.181549" calcext:value-type="float">
            <text:p>6.181549</text:p>
          </table:table-cell>
          <table:table-cell office:value-type="float" office:value="-1.451385" calcext:value-type="float">
            <text:p>-1.451385</text:p>
          </table:table-cell>
          <table:table-cell office:value-type="float" office:value="4.870911" calcext:value-type="float">
            <text:p>4.870911</text:p>
          </table:table-cell>
          <table:table-cell office:value-type="float" office:value="0.3842468" calcext:value-type="float">
            <text:p>0.3842468</text:p>
          </table:table-cell>
          <table:table-cell office:value-type="float" office:value="4.558472" calcext:value-type="float">
            <text:p>4.558472</text:p>
          </table:table-cell>
          <table:table-cell office:value-type="float" office:value="1.642487" calcext:value-type="float">
            <text:p>1.642487</text:p>
          </table:table-cell>
          <table:table-cell office:value-type="float" office:value="4.592712" calcext:value-type="float">
            <text:p>4.592712</text:p>
          </table:table-cell>
          <table:table-cell office:value-type="float" office:value="2.841675" calcext:value-type="float">
            <text:p>2.841675</text:p>
          </table:table-cell>
          <table:table-cell office:value-type="float" office:value="4.789917" calcext:value-type="float">
            <text:p>4.789917</text:p>
          </table:table-cell>
          <table:table-cell office:value-type="float" office:value="3.677185" calcext:value-type="float">
            <text:p>3.677185</text:p>
          </table:table-cell>
          <table:table-cell office:value-type="float" office:value="5.302917" calcext:value-type="float">
            <text:p>5.302917</text:p>
          </table:table-cell>
          <table:table-cell office:value-type="float" office:value="4.623932" calcext:value-type="float">
            <text:p>4.623932</text:p>
          </table:table-cell>
          <table:table-cell office:value-type="float" office:value="5.972443" calcext:value-type="float">
            <text:p>5.972443</text:p>
          </table:table-cell>
          <table:table-cell office:value-type="float" office:value="5.496307" calcext:value-type="float">
            <text:p>5.496307</text:p>
          </table:table-cell>
          <table:table-cell office:value-type="float" office:value="6.998047" calcext:value-type="float">
            <text:p>6.998047</text:p>
          </table:table-cell>
          <table:table-cell office:value-type="float" office:value="6.741302" calcext:value-type="float">
            <text:p>6.741302</text:p>
          </table:table-cell>
          <table:table-cell office:value-type="float" office:value="8.69696" calcext:value-type="float">
            <text:p>8.69696</text:p>
          </table:table-cell>
          <table:table-cell office:value-type="float" office:value="8.510681" calcext:value-type="float">
            <text:p>8.510681</text:p>
          </table:table-cell>
          <table:table-cell office:value-type="float" office:value="10.42896" calcext:value-type="float">
            <text:p>10.42896</text:p>
          </table:table-cell>
          <table:table-cell office:value-type="float" office:value="10.2597" calcext:value-type="float">
            <text:p>10.2597</text:p>
          </table:table-cell>
          <table:table-cell office:value-type="float" office:value="11.5097" calcext:value-type="float">
            <text:p>11.5097</text:p>
          </table:table-cell>
          <table:table-cell office:value-type="float" office:value="11.37091" calcext:value-type="float">
            <text:p>11.37091</text:p>
          </table:table-cell>
          <table:table-cell office:value-type="float" office:value="12.27036" calcext:value-type="float">
            <text:p>12.27036</text:p>
          </table:table-cell>
          <table:table-cell office:value-type="float" office:value="12.1622" calcext:value-type="float">
            <text:p>12.1622</text:p>
          </table:table-cell>
          <table:table-cell office:value-type="float" office:value="12.73328" calcext:value-type="float">
            <text:p>12.73328</text:p>
          </table:table-cell>
          <table:table-cell office:value-type="float" office:value="12.64316" calcext:value-type="float">
            <text:p>12.64316</text:p>
          </table:table-cell>
          <table:table-cell office:value-type="float" office:value="12.84381" calcext:value-type="float">
            <text:p>12.84381</text:p>
          </table:table-cell>
          <table:table-cell office:value-type="float" office:value="12.76202" calcext:value-type="float">
            <text:p>12.76202</text:p>
          </table:table-cell>
          <table:table-cell office:value-type="float" office:value="10.65506" calcext:value-type="float">
            <text:p>10.65506</text:p>
          </table:table-cell>
          <table:table-cell office:value-type="float" office:value="-6.326508" calcext:value-type="float">
            <text:p>-6.3265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8.374392" calcext:value-type="float">
            <text:p>8.374392</text:p>
          </table:table-cell>
          <table:table-cell office:value-type="float" office:value="17.6" calcext:value-type="float">
            <text:p>17.6</text:p>
          </table:table-cell>
          <table:table-cell office:value-type="float" office:value="-4.1" calcext:value-type="float">
            <text:p>-4.1</text:p>
          </table:table-cell>
          <table:table-cell office:value-type="float" office:value="0.8040062" calcext:value-type="float">
            <text:p>0.8040062</text:p>
          </table:table-cell>
          <table:table-cell office:value-type="float" office:value="0.3997522" calcext:value-type="float">
            <text:p>0.3997522</text:p>
          </table:table-cell>
          <table:table-cell office:value-type="float" office:value="333.612" calcext:value-type="float">
            <text:p>333.612</text:p>
          </table:table-cell>
          <table:table-cell office:value-type="float" office:value="0" calcext:value-type="float">
            <text:p>0</text:p>
          </table:table-cell>
          <table:table-cell office:value-type="float" office:value="9.683716" calcext:value-type="float">
            <text:p>9.683716</text:p>
          </table:table-cell>
          <table:table-cell office:value-type="float" office:value="1.035004" calcext:value-type="float">
            <text:p>1.035004</text:p>
          </table:table-cell>
          <table:table-cell office:value-type="float" office:value="7.532593" calcext:value-type="float">
            <text:p>7.532593</text:p>
          </table:table-cell>
          <table:table-cell office:value-type="float" office:value="2.122437" calcext:value-type="float">
            <text:p>2.122437</text:p>
          </table:table-cell>
          <table:table-cell office:value-type="float" office:value="6.405731" calcext:value-type="float">
            <text:p>6.405731</text:p>
          </table:table-cell>
          <table:table-cell office:value-type="float" office:value="2.981964" calcext:value-type="float">
            <text:p>2.981964</text:p>
          </table:table-cell>
          <table:table-cell office:value-type="float" office:value="5.927399" calcext:value-type="float">
            <text:p>5.927399</text:p>
          </table:table-cell>
          <table:table-cell office:value-type="float" office:value="3.788452" calcext:value-type="float">
            <text:p>3.788452</text:p>
          </table:table-cell>
          <table:table-cell office:value-type="float" office:value="5.817719" calcext:value-type="float">
            <text:p>5.817719</text:p>
          </table:table-cell>
          <table:table-cell office:value-type="float" office:value="4.34787" calcext:value-type="float">
            <text:p>4.34787</text:p>
          </table:table-cell>
          <table:table-cell office:value-type="float" office:value="5.904663" calcext:value-type="float">
            <text:p>5.904663</text:p>
          </table:table-cell>
          <table:table-cell office:value-type="float" office:value="5.007965" calcext:value-type="float">
            <text:p>5.007965</text:p>
          </table:table-cell>
          <table:table-cell office:value-type="float" office:value="6.167999" calcext:value-type="float">
            <text:p>6.167999</text:p>
          </table:table-cell>
          <table:table-cell office:value-type="float" office:value="5.670868" calcext:value-type="float">
            <text:p>5.670868</text:p>
          </table:table-cell>
          <table:table-cell office:value-type="float" office:value="6.759766" calcext:value-type="float">
            <text:p>6.759766</text:p>
          </table:table-cell>
          <table:table-cell office:value-type="float" office:value="6.699341" calcext:value-type="float">
            <text:p>6.699341</text:p>
          </table:table-cell>
          <table:table-cell office:value-type="float" office:value="8.508667" calcext:value-type="float">
            <text:p>8.508667</text:p>
          </table:table-cell>
          <table:table-cell office:value-type="float" office:value="8.34848" calcext:value-type="float">
            <text:p>8.34848</text:p>
          </table:table-cell>
          <table:table-cell office:value-type="float" office:value="10.25793" calcext:value-type="float">
            <text:p>10.25793</text:p>
          </table:table-cell>
          <table:table-cell office:value-type="float" office:value="10.09341" calcext:value-type="float">
            <text:p>10.09341</text:p>
          </table:table-cell>
          <table:table-cell office:value-type="float" office:value="11.36948" calcext:value-type="float">
            <text:p>11.36948</text:p>
          </table:table-cell>
          <table:table-cell office:value-type="float" office:value="11.23083" calcext:value-type="float">
            <text:p>11.23083</text:p>
          </table:table-cell>
          <table:table-cell office:value-type="float" office:value="12.16101" calcext:value-type="float">
            <text:p>12.16101</text:p>
          </table:table-cell>
          <table:table-cell office:value-type="float" office:value="12.04865" calcext:value-type="float">
            <text:p>12.04865</text:p>
          </table:table-cell>
          <table:table-cell office:value-type="float" office:value="12.64215" calcext:value-type="float">
            <text:p>12.64215</text:p>
          </table:table-cell>
          <table:table-cell office:value-type="float" office:value="12.54926" calcext:value-type="float">
            <text:p>12.54926</text:p>
          </table:table-cell>
          <table:table-cell office:value-type="float" office:value="12.76114" calcext:value-type="float">
            <text:p>12.76114</text:p>
          </table:table-cell>
          <table:table-cell office:value-type="float" office:value="12.67712" calcext:value-type="float">
            <text:p>12.67712</text:p>
          </table:table-cell>
          <table:table-cell office:value-type="float" office:value="23.70862" calcext:value-type="float">
            <text:p>23.70862</text:p>
          </table:table-cell>
          <table:table-cell office:value-type="float" office:value="-3.255127" calcext:value-type="float">
            <text:p>-3.255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.649807" calcext:value-type="float">
            <text:p>3.649807</text:p>
          </table:table-cell>
          <table:table-cell office:value-type="float" office:value="6.26" calcext:value-type="float">
            <text:p>6.26</text:p>
          </table:table-cell>
          <table:table-cell office:value-type="float" office:value="-2.89" calcext:value-type="float">
            <text:p>-2.89</text:p>
          </table:table-cell>
          <table:table-cell office:value-type="float" office:value="0.6519955" calcext:value-type="float">
            <text:p>0.6519955</text:p>
          </table:table-cell>
          <table:table-cell office:value-type="float" office:value="0.4370461" calcext:value-type="float">
            <text:p>0.4370461</text:p>
          </table:table-cell>
          <table:table-cell office:value-type="float" office:value="153.828" calcext:value-type="float">
            <text:p>153.828</text:p>
          </table:table-cell>
          <table:table-cell office:value-type="float" office:value="0" calcext:value-type="float">
            <text:p>0</text:p>
          </table:table-cell>
          <table:table-cell office:value-type="float" office:value="4.997711" calcext:value-type="float">
            <text:p>4.997711</text:p>
          </table:table-cell>
          <table:table-cell office:value-type="float" office:value="1.927734" calcext:value-type="float">
            <text:p>1.927734</text:p>
          </table:table-cell>
          <table:table-cell office:value-type="float" office:value="4.839142" calcext:value-type="float">
            <text:p>4.839142</text:p>
          </table:table-cell>
          <table:table-cell office:value-type="float" office:value="3.018158" calcext:value-type="float">
            <text:p>3.018158</text:p>
          </table:table-cell>
          <table:table-cell office:value-type="float" office:value="5.099182" calcext:value-type="float">
            <text:p>5.099182</text:p>
          </table:table-cell>
          <table:table-cell office:value-type="float" office:value="3.872803" calcext:value-type="float">
            <text:p>3.872803</text:p>
          </table:table-cell>
          <table:table-cell office:value-type="float" office:value="5.523346" calcext:value-type="float">
            <text:p>5.523346</text:p>
          </table:table-cell>
          <table:table-cell office:value-type="float" office:value="4.598969" calcext:value-type="float">
            <text:p>4.598969</text:p>
          </table:table-cell>
          <table:table-cell office:value-type="float" office:value="5.716248" calcext:value-type="float">
            <text:p>5.716248</text:p>
          </table:table-cell>
          <table:table-cell office:value-type="float" office:value="5.072418" calcext:value-type="float">
            <text:p>5.072418</text:p>
          </table:table-cell>
          <table:table-cell office:value-type="float" office:value="5.91214" calcext:value-type="float">
            <text:p>5.91214</text:p>
          </table:table-cell>
          <table:table-cell office:value-type="float" office:value="5.594025" calcext:value-type="float">
            <text:p>5.594025</text:p>
          </table:table-cell>
          <table:table-cell office:value-type="float" office:value="6.227966" calcext:value-type="float">
            <text:p>6.227966</text:p>
          </table:table-cell>
          <table:table-cell office:value-type="float" office:value="6.088043" calcext:value-type="float">
            <text:p>6.088043</text:p>
          </table:table-cell>
          <table:table-cell office:value-type="float" office:value="6.876099" calcext:value-type="float">
            <text:p>6.876099</text:p>
          </table:table-cell>
          <table:table-cell office:value-type="float" office:value="6.763031" calcext:value-type="float">
            <text:p>6.763031</text:p>
          </table:table-cell>
          <table:table-cell office:value-type="float" office:value="8.347351" calcext:value-type="float">
            <text:p>8.347351</text:p>
          </table:table-cell>
          <table:table-cell office:value-type="float" office:value="8.280701" calcext:value-type="float">
            <text:p>8.280701</text:p>
          </table:table-cell>
          <table:table-cell office:value-type="float" office:value="10.09174" calcext:value-type="float">
            <text:p>10.09174</text:p>
          </table:table-cell>
          <table:table-cell office:value-type="float" office:value="9.945953" calcext:value-type="float">
            <text:p>9.945953</text:p>
          </table:table-cell>
          <table:table-cell office:value-type="float" office:value="11.22937" calcext:value-type="float">
            <text:p>11.22937</text:p>
          </table:table-cell>
          <table:table-cell office:value-type="float" office:value="11.09326" calcext:value-type="float">
            <text:p>11.09326</text:p>
          </table:table-cell>
          <table:table-cell office:value-type="float" office:value="12.04745" calcext:value-type="float">
            <text:p>12.04745</text:p>
          </table:table-cell>
          <table:table-cell office:value-type="float" office:value="11.93274" calcext:value-type="float">
            <text:p>11.93274</text:p>
          </table:table-cell>
          <table:table-cell office:value-type="float" office:value="12.54828" calcext:value-type="float">
            <text:p>12.54828</text:p>
          </table:table-cell>
          <table:table-cell office:value-type="float" office:value="12.45297" calcext:value-type="float">
            <text:p>12.45297</text:p>
          </table:table-cell>
          <table:table-cell office:value-type="float" office:value="12.67624" calcext:value-type="float">
            <text:p>12.67624</text:p>
          </table:table-cell>
          <table:table-cell office:value-type="float" office:value="12.59222" calcext:value-type="float">
            <text:p>12.59222</text:p>
          </table:table-cell>
          <table:table-cell office:value-type="float" office:value="6.826813" calcext:value-type="float">
            <text:p>6.826813</text:p>
          </table:table-cell>
          <table:table-cell office:value-type="float" office:value="-2.755524" calcext:value-type="float">
            <text:p>-2.755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1.222194" calcext:value-type="float">
            <text:p>1.222194</text:p>
          </table:table-cell>
          <table:table-cell office:value-type="float" office:value="4.6" calcext:value-type="float">
            <text:p>4.6</text:p>
          </table:table-cell>
          <table:table-cell office:value-type="float" office:value="-1.06" calcext:value-type="float">
            <text:p>-1.06</text:p>
          </table:table-cell>
          <table:table-cell office:value-type="float" office:value="0.6725045" calcext:value-type="float">
            <text:p>0.6725045</text:p>
          </table:table-cell>
          <table:table-cell office:value-type="float" office:value="0.4994111" calcext:value-type="float">
            <text:p>0.4994111</text:p>
          </table:table-cell>
          <table:table-cell office:value-type="float" office:value="322.38" calcext:value-type="float">
            <text:p>322.38</text:p>
          </table:table-cell>
          <table:table-cell office:value-type="float" office:value="5.7" calcext:value-type="float">
            <text:p>5.7</text:p>
          </table:table-cell>
          <table:table-cell office:value-type="float" office:value="3.128113" calcext:value-type="float">
            <text:p>3.128113</text:p>
          </table:table-cell>
          <table:table-cell office:value-type="float" office:value="1.541748" calcext:value-type="float">
            <text:p>1.541748</text:p>
          </table:table-cell>
          <table:table-cell office:value-type="float" office:value="3.417847" calcext:value-type="float">
            <text:p>3.417847</text:p>
          </table:table-cell>
          <table:table-cell office:value-type="float" office:value="2.362671" calcext:value-type="float">
            <text:p>2.362671</text:p>
          </table:table-cell>
          <table:table-cell office:value-type="float" office:value="4.073059" calcext:value-type="float">
            <text:p>4.073059</text:p>
          </table:table-cell>
          <table:table-cell office:value-type="float" office:value="3.127106" calcext:value-type="float">
            <text:p>3.127106</text:p>
          </table:table-cell>
          <table:table-cell office:value-type="float" office:value="4.716492" calcext:value-type="float">
            <text:p>4.716492</text:p>
          </table:table-cell>
          <table:table-cell office:value-type="float" office:value="3.888306" calcext:value-type="float">
            <text:p>3.888306</text:p>
          </table:table-cell>
          <table:table-cell office:value-type="float" office:value="5.141144" calcext:value-type="float">
            <text:p>5.141144</text:p>
          </table:table-cell>
          <table:table-cell office:value-type="float" office:value="4.437103" calcext:value-type="float">
            <text:p>4.437103</text:p>
          </table:table-cell>
          <table:table-cell office:value-type="float" office:value="5.633911" calcext:value-type="float">
            <text:p>5.633911</text:p>
          </table:table-cell>
          <table:table-cell office:value-type="float" office:value="5.101135" calcext:value-type="float">
            <text:p>5.101135</text:p>
          </table:table-cell>
          <table:table-cell office:value-type="float" office:value="6.117126" calcext:value-type="float">
            <text:p>6.117126</text:p>
          </table:table-cell>
          <table:table-cell office:value-type="float" office:value="5.747833" calcext:value-type="float">
            <text:p>5.747833</text:p>
          </table:table-cell>
          <table:table-cell office:value-type="float" office:value="6.876526" calcext:value-type="float">
            <text:p>6.876526</text:p>
          </table:table-cell>
          <table:table-cell office:value-type="float" office:value="6.740204" calcext:value-type="float">
            <text:p>6.740204</text:p>
          </table:table-cell>
          <table:table-cell office:value-type="float" office:value="8.280121" calcext:value-type="float">
            <text:p>8.280121</text:p>
          </table:table-cell>
          <table:table-cell office:value-type="float" office:value="8.207397" calcext:value-type="float">
            <text:p>8.207397</text:p>
          </table:table-cell>
          <table:table-cell office:value-type="float" office:value="9.94455" calcext:value-type="float">
            <text:p>9.94455</text:p>
          </table:table-cell>
          <table:table-cell office:value-type="float" office:value="9.820984" calcext:value-type="float">
            <text:p>9.820984</text:p>
          </table:table-cell>
          <table:table-cell office:value-type="float" office:value="11.09186" calcext:value-type="float">
            <text:p>11.09186</text:p>
          </table:table-cell>
          <table:table-cell office:value-type="float" office:value="10.96362" calcext:value-type="float">
            <text:p>10.96362</text:p>
          </table:table-cell>
          <table:table-cell office:value-type="float" office:value="11.93158" calcext:value-type="float">
            <text:p>11.93158</text:p>
          </table:table-cell>
          <table:table-cell office:value-type="float" office:value="11.81668" calcext:value-type="float">
            <text:p>11.81668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35495" calcext:value-type="float">
            <text:p>12.35495</text:p>
          </table:table-cell>
          <table:table-cell office:value-type="float" office:value="12.59134" calcext:value-type="float">
            <text:p>12.59134</text:p>
          </table:table-cell>
          <table:table-cell office:value-type="float" office:value="12.50598" calcext:value-type="float">
            <text:p>12.50598</text:p>
          </table:table-cell>
          <table:table-cell office:value-type="float" office:value="1.971497" calcext:value-type="float">
            <text:p>1.971497</text:p>
          </table:table-cell>
          <table:table-cell office:value-type="float" office:value="-2.007935" calcext:value-type="float">
            <text:p>-2.0079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1.833861" calcext:value-type="float">
            <text:p>1.833861</text:p>
          </table:table-cell>
          <table:table-cell office:value-type="float" office:value="0.74" calcext:value-type="float">
            <text:p>0.74</text:p>
          </table:table-cell>
          <table:table-cell office:value-type="float" office:value="-1.12" calcext:value-type="float">
            <text:p>-1.12</text:p>
          </table:table-cell>
          <table:table-cell office:value-type="float" office:value="0.5684384" calcext:value-type="float">
            <text:p>0.5684384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222.156" calcext:value-type="float">
            <text:p>222.156</text:p>
          </table:table-cell>
          <table:table-cell office:value-type="float" office:value="0.9" calcext:value-type="float">
            <text:p>0.9</text:p>
          </table:table-cell>
          <table:table-cell office:value-type="float" office:value="2.327576" calcext:value-type="float">
            <text:p>2.327576</text:p>
          </table:table-cell>
          <table:table-cell office:value-type="float" office:value="0.4799194" calcext:value-type="float">
            <text:p>0.4799194</text:p>
          </table:table-cell>
          <table:table-cell office:value-type="float" office:value="2.642029" calcext:value-type="float">
            <text:p>2.642029</text:p>
          </table:table-cell>
          <table:table-cell office:value-type="float" office:value="1.562805" calcext:value-type="float">
            <text:p>1.562805</text:p>
          </table:table-cell>
          <table:table-cell office:value-type="float" office:value="3.111877" calcext:value-type="float">
            <text:p>3.111877</text:p>
          </table:table-cell>
          <table:table-cell office:value-type="float" office:value="2.4505" calcext:value-type="float">
            <text:p>2.4505</text:p>
          </table:table-cell>
          <table:table-cell office:value-type="float" office:value="3.875153" calcext:value-type="float">
            <text:p>3.875153</text:p>
          </table:table-cell>
          <table:table-cell office:value-type="float" office:value="3.303802" calcext:value-type="float">
            <text:p>3.303802</text:p>
          </table:table-cell>
          <table:table-cell office:value-type="float" office:value="4.426361" calcext:value-type="float">
            <text:p>4.426361</text:p>
          </table:table-cell>
          <table:table-cell office:value-type="float" office:value="3.906281" calcext:value-type="float">
            <text:p>3.906281</text:p>
          </table:table-cell>
          <table:table-cell office:value-type="float" office:value="5.093781" calcext:value-type="float">
            <text:p>5.093781</text:p>
          </table:table-cell>
          <table:table-cell office:value-type="float" office:value="4.626892" calcext:value-type="float">
            <text:p>4.626892</text:p>
          </table:table-cell>
          <table:table-cell office:value-type="float" office:value="5.743042" calcext:value-type="float">
            <text:p>5.743042</text:p>
          </table:table-cell>
          <table:table-cell office:value-type="float" office:value="5.347717" calcext:value-type="float">
            <text:p>5.347717</text:p>
          </table:table-cell>
          <table:table-cell office:value-type="float" office:value="6.737762" calcext:value-type="float">
            <text:p>6.737762</text:p>
          </table:table-cell>
          <table:table-cell office:value-type="float" office:value="6.456757" calcext:value-type="float">
            <text:p>6.456757</text:p>
          </table:table-cell>
          <table:table-cell office:value-type="float" office:value="8.206299" calcext:value-type="float">
            <text:p>8.206299</text:p>
          </table:table-cell>
          <table:table-cell office:value-type="float" office:value="8.067749" calcext:value-type="float">
            <text:p>8.067749</text:p>
          </table:table-cell>
          <table:table-cell office:value-type="float" office:value="9.819702" calcext:value-type="float">
            <text:p>9.819702</text:p>
          </table:table-cell>
          <table:table-cell office:value-type="float" office:value="9.699707" calcext:value-type="float">
            <text:p>9.699707</text:p>
          </table:table-cell>
          <table:table-cell office:value-type="float" office:value="10.96231" calcext:value-type="float">
            <text:p>10.96231</text:p>
          </table:table-cell>
          <table:table-cell office:value-type="float" office:value="10.84076" calcext:value-type="float">
            <text:p>10.84076</text:p>
          </table:table-cell>
          <table:table-cell office:value-type="float" office:value="11.81546" calcext:value-type="float">
            <text:p>11.81546</text:p>
          </table:table-cell>
          <table:table-cell office:value-type="float" office:value="11.70187" calcext:value-type="float">
            <text:p>11.70187</text:p>
          </table:table-cell>
          <table:table-cell office:value-type="float" office:value="12.35394" calcext:value-type="float">
            <text:p>12.35394</text:p>
          </table:table-cell>
          <table:table-cell office:value-type="float" office:value="12.25583" calcext:value-type="float">
            <text:p>12.25583</text:p>
          </table:table-cell>
          <table:table-cell office:value-type="float" office:value="12.50507" calcext:value-type="float">
            <text:p>12.50507</text:p>
          </table:table-cell>
          <table:table-cell office:value-type="float" office:value="12.41891" calcext:value-type="float">
            <text:p>12.41891</text:p>
          </table:table-cell>
          <table:table-cell office:value-type="float" office:value="1.732025" calcext:value-type="float">
            <text:p>1.732025</text:p>
          </table:table-cell>
          <table:table-cell office:value-type="float" office:value="-2.473389" calcext:value-type="float">
            <text:p>-2.473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1.957918" calcext:value-type="float">
            <text:p>1.957918</text:p>
          </table:table-cell>
          <table:table-cell office:value-type="float" office:value="1.15" calcext:value-type="float">
            <text:p>1.15</text:p>
          </table:table-cell>
          <table:table-cell office:value-type="float" office:value="-1.36" calcext:value-type="float">
            <text:p>-1.36</text:p>
          </table:table-cell>
          <table:table-cell office:value-type="float" office:value="0.5853114" calcext:value-type="float">
            <text:p>0.5853114</text:p>
          </table:table-cell>
          <table:table-cell office:value-type="float" office:value="0.4886693" calcext:value-type="float">
            <text:p>0.4886693</text:p>
          </table:table-cell>
          <table:table-cell office:value-type="float" office:value="324.468" calcext:value-type="float">
            <text:p>324.468</text:p>
          </table:table-cell>
          <table:table-cell office:value-type="float" office:value="1.4" calcext:value-type="float">
            <text:p>1.4</text:p>
          </table:table-cell>
          <table:table-cell office:value-type="float" office:value="1.511658" calcext:value-type="float">
            <text:p>1.511658</text:p>
          </table:table-cell>
          <table:table-cell office:value-type="float" office:value="-0.528595" calcext:value-type="float">
            <text:p>-0.528595</text:p>
          </table:table-cell>
          <table:table-cell office:value-type="float" office:value="1.923218" calcext:value-type="float">
            <text:p>1.923218</text:p>
          </table:table-cell>
          <table:table-cell office:value-type="float" office:value="0.8108215" calcext:value-type="float">
            <text:p>0.8108215</text:p>
          </table:table-cell>
          <table:table-cell office:value-type="float" office:value="2.432465" calcext:value-type="float">
            <text:p>2.432465</text:p>
          </table:table-cell>
          <table:table-cell office:value-type="float" office:value="1.808594" calcext:value-type="float">
            <text:p>1.808594</text:p>
          </table:table-cell>
          <table:table-cell office:value-type="float" office:value="3.289703" calcext:value-type="float">
            <text:p>3.289703</text:p>
          </table:table-cell>
          <table:table-cell office:value-type="float" office:value="2.740448" calcext:value-type="float">
            <text:p>2.740448</text:p>
          </table:table-cell>
          <table:table-cell office:value-type="float" office:value="3.89566" calcext:value-type="float">
            <text:p>3.89566</text:p>
          </table:table-cell>
          <table:table-cell office:value-type="float" office:value="3.370728" calcext:value-type="float">
            <text:p>3.370728</text:p>
          </table:table-cell>
          <table:table-cell office:value-type="float" office:value="4.620361" calcext:value-type="float">
            <text:p>4.620361</text:p>
          </table:table-cell>
          <table:table-cell office:value-type="float" office:value="4.12851" calcext:value-type="float">
            <text:p>4.12851</text:p>
          </table:table-cell>
          <table:table-cell office:value-type="float" office:value="5.343506" calcext:value-type="float">
            <text:p>5.343506</text:p>
          </table:table-cell>
          <table:table-cell office:value-type="float" office:value="4.910858" calcext:value-type="float">
            <text:p>4.910858</text:p>
          </table:table-cell>
          <table:table-cell office:value-type="float" office:value="6.453979" calcext:value-type="float">
            <text:p>6.453979</text:p>
          </table:table-cell>
          <table:table-cell office:value-type="float" office:value="6.130127" calcext:value-type="float">
            <text:p>6.130127</text:p>
          </table:table-cell>
          <table:table-cell office:value-type="float" office:value="8.065979" calcext:value-type="float">
            <text:p>8.065979</text:p>
          </table:table-cell>
          <table:table-cell office:value-type="float" office:value="7.878448" calcext:value-type="float">
            <text:p>7.878448</text:p>
          </table:table-cell>
          <table:table-cell office:value-type="float" office:value="9.698364" calcext:value-type="float">
            <text:p>9.698364</text:p>
          </table:table-cell>
          <table:table-cell office:value-type="float" office:value="9.567902" calcext:value-type="float">
            <text:p>9.567902</text:p>
          </table:table-cell>
          <table:table-cell office:value-type="float" office:value="10.83948" calcext:value-type="float">
            <text:p>10.83948</text:p>
          </table:table-cell>
          <table:table-cell office:value-type="float" office:value="10.71906" calcext:value-type="float">
            <text:p>10.71906</text:p>
          </table:table-cell>
          <table:table-cell office:value-type="float" office:value="11.70065" calcext:value-type="float">
            <text:p>11.70065</text:p>
          </table:table-cell>
          <table:table-cell office:value-type="float" office:value="11.58844" calcext:value-type="float">
            <text:p>11.58844</text:p>
          </table:table-cell>
          <table:table-cell office:value-type="float" office:value="12.25479" calcext:value-type="float">
            <text:p>12.25479</text:p>
          </table:table-cell>
          <table:table-cell office:value-type="float" office:value="12.15555" calcext:value-type="float">
            <text:p>12.15555</text:p>
          </table:table-cell>
          <table:table-cell office:value-type="float" office:value="12.418" calcext:value-type="float">
            <text:p>12.418</text:p>
          </table:table-cell>
          <table:table-cell office:value-type="float" office:value="12.32941" calcext:value-type="float">
            <text:p>12.32941</text:p>
          </table:table-cell>
          <table:table-cell office:value-type="float" office:value="1.028168" calcext:value-type="float">
            <text:p>1.028168</text:p>
          </table:table-cell>
          <table:table-cell office:value-type="float" office:value="-4.06601" calcext:value-type="float">
            <text:p>-4.066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2.788203" calcext:value-type="float">
            <text:p>2.788203</text:p>
          </table:table-cell>
          <table:table-cell office:value-type="float" office:value="-1.68" calcext:value-type="float">
            <text:p>-1.68</text:p>
          </table:table-cell>
          <table:table-cell office:value-type="float" office:value="-5.99" calcext:value-type="float">
            <text:p>-5.99</text:p>
          </table:table-cell>
          <table:table-cell office:value-type="float" office:value="0.4774402" calcext:value-type="float">
            <text:p>0.4774402</text:p>
          </table:table-cell>
          <table:table-cell office:value-type="float" office:value="0.3472032" calcext:value-type="float">
            <text:p>0.3472032</text:p>
          </table:table-cell>
          <table:table-cell office:value-type="float" office:value="471.168" calcext:value-type="float">
            <text:p>471.168</text:p>
          </table:table-cell>
          <table:table-cell office:value-type="float" office:value="0" calcext:value-type="float">
            <text:p>0</text:p>
          </table:table-cell>
          <table:table-cell office:value-type="float" office:value="0.8082275" calcext:value-type="float">
            <text:p>0.8082275</text:p>
          </table:table-cell>
          <table:table-cell office:value-type="float" office:value="-2.595032" calcext:value-type="float">
            <text:p>-2.595032</text:p>
          </table:table-cell>
          <table:table-cell office:value-type="float" office:value="1.115601" calcext:value-type="float">
            <text:p>1.115601</text:p>
          </table:table-cell>
          <table:table-cell office:value-type="float" office:value="-0.187561" calcext:value-type="float">
            <text:p>-0.187561</text:p>
          </table:table-cell>
          <table:table-cell office:value-type="float" office:value="1.819977" calcext:value-type="float">
            <text:p>1.819977</text:p>
          </table:table-cell>
          <table:table-cell office:value-type="float" office:value="0.8324585" calcext:value-type="float">
            <text:p>0.8324585</text:p>
          </table:table-cell>
          <table:table-cell office:value-type="float" office:value="2.725403" calcext:value-type="float">
            <text:p>2.725403</text:p>
          </table:table-cell>
          <table:table-cell office:value-type="float" office:value="1.870514" calcext:value-type="float">
            <text:p>1.870514</text:p>
          </table:table-cell>
          <table:table-cell office:value-type="float" office:value="3.360565" calcext:value-type="float">
            <text:p>3.360565</text:p>
          </table:table-cell>
          <table:table-cell office:value-type="float" office:value="2.619476" calcext:value-type="float">
            <text:p>2.619476</text:p>
          </table:table-cell>
          <table:table-cell office:value-type="float" office:value="4.123108" calcext:value-type="float">
            <text:p>4.123108</text:p>
          </table:table-cell>
          <table:table-cell office:value-type="float" office:value="3.520752" calcext:value-type="float">
            <text:p>3.520752</text:p>
          </table:table-cell>
          <table:table-cell office:value-type="float" office:value="4.907257" calcext:value-type="float">
            <text:p>4.907257</text:p>
          </table:table-cell>
          <table:table-cell office:value-type="float" office:value="4.413727" calcext:value-type="float">
            <text:p>4.413727</text:p>
          </table:table-cell>
          <table:table-cell office:value-type="float" office:value="6.126923" calcext:value-type="float">
            <text:p>6.126923</text:p>
          </table:table-cell>
          <table:table-cell office:value-type="float" office:value="5.765015" calcext:value-type="float">
            <text:p>5.765015</text:p>
          </table:table-cell>
          <table:table-cell office:value-type="float" office:value="7.876282" calcext:value-type="float">
            <text:p>7.876282</text:p>
          </table:table-cell>
          <table:table-cell office:value-type="float" office:value="7.651825" calcext:value-type="float">
            <text:p>7.651825</text:p>
          </table:table-cell>
          <table:table-cell office:value-type="float" office:value="9.566467" calcext:value-type="float">
            <text:p>9.566467</text:p>
          </table:table-cell>
          <table:table-cell office:value-type="float" office:value="9.420776" calcext:value-type="float">
            <text:p>9.420776</text:p>
          </table:table-cell>
          <table:table-cell office:value-type="float" office:value="10.71777" calcext:value-type="float">
            <text:p>10.71777</text:p>
          </table:table-cell>
          <table:table-cell office:value-type="float" office:value="10.59512" calcext:value-type="float">
            <text:p>10.59512</text:p>
          </table:table-cell>
          <table:table-cell office:value-type="float" office:value="11.58728" calcext:value-type="float">
            <text:p>11.58728</text:p>
          </table:table-cell>
          <table:table-cell office:value-type="float" office:value="11.47559" calcext:value-type="float">
            <text:p>11.47559</text:p>
          </table:table-cell>
          <table:table-cell office:value-type="float" office:value="12.15448" calcext:value-type="float">
            <text:p>12.15448</text:p>
          </table:table-cell>
          <table:table-cell office:value-type="float" office:value="12.05521" calcext:value-type="float">
            <text:p>12.05521</text:p>
          </table:table-cell>
          <table:table-cell office:value-type="float" office:value="12.32846" calcext:value-type="float">
            <text:p>12.32846</text:p>
          </table:table-cell>
          <table:table-cell office:value-type="float" office:value="12.23984" calcext:value-type="float">
            <text:p>12.23984</text:p>
          </table:table-cell>
          <table:table-cell office:value-type="float" office:value="-0.04772949" calcext:value-type="float">
            <text:p>-0.04772949</text:p>
          </table:table-cell>
          <table:table-cell office:value-type="float" office:value="-8.659515" calcext:value-type="float">
            <text:p>-8.659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1.724159" calcext:value-type="float">
            <text:p>1.724159</text:p>
          </table:table-cell>
          <table:table-cell office:value-type="float" office:value="-1.23" calcext:value-type="float">
            <text:p>-1.23</text:p>
          </table:table-cell>
          <table:table-cell office:value-type="float" office:value="-7.35" calcext:value-type="float">
            <text:p>-7.35</text:p>
          </table:table-cell>
          <table:table-cell office:value-type="float" office:value="0.4932973" calcext:value-type="float">
            <text:p>0.4932973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327.456" calcext:value-type="float">
            <text:p>327.456</text:p>
          </table:table-cell>
          <table:table-cell office:value-type="float" office:value="0" calcext:value-type="float">
            <text:p>0</text:p>
          </table:table-cell>
          <table:table-cell office:value-type="float" office:value="-0.3768921" calcext:value-type="float">
            <text:p>-0.3768921</text:p>
          </table:table-cell>
          <table:table-cell office:value-type="float" office:value="-3.2341" calcext:value-type="float">
            <text:p>-3.2341</text:p>
          </table:table-cell>
          <table:table-cell office:value-type="float" office:value="0.05252075" calcext:value-type="float">
            <text:p>0.05252075</text:p>
          </table:table-cell>
          <table:table-cell office:value-type="float" office:value="-0.2861023" calcext:value-type="float">
            <text:p>-0.2861023</text:p>
          </table:table-cell>
          <table:table-cell office:value-type="float" office:value="0.8196411" calcext:value-type="float">
            <text:p>0.8196411</text:p>
          </table:table-cell>
          <table:table-cell office:value-type="float" office:value="0.6193848" calcext:value-type="float">
            <text:p>0.6193848</text:p>
          </table:table-cell>
          <table:table-cell office:value-type="float" office:value="1.856781" calcext:value-type="float">
            <text:p>1.856781</text:p>
          </table:table-cell>
          <table:table-cell office:value-type="float" office:value="1.514282" calcext:value-type="float">
            <text:p>1.514282</text:p>
          </table:table-cell>
          <table:table-cell office:value-type="float" office:value="2.607483" calcext:value-type="float">
            <text:p>2.607483</text:p>
          </table:table-cell>
          <table:table-cell office:value-type="float" office:value="2.181671" calcext:value-type="float">
            <text:p>2.181671</text:p>
          </table:table-cell>
          <table:table-cell office:value-type="float" office:value="3.512054" calcext:value-type="float">
            <text:p>3.512054</text:p>
          </table:table-cell>
          <table:table-cell office:value-type="float" office:value="3.017792" calcext:value-type="float">
            <text:p>3.017792</text:p>
          </table:table-cell>
          <table:table-cell office:value-type="float" office:value="4.407898" calcext:value-type="float">
            <text:p>4.407898</text:p>
          </table:table-cell>
          <table:table-cell office:value-type="float" office:value="3.932007" calcext:value-type="float">
            <text:p>3.932007</text:p>
          </table:table-cell>
          <table:table-cell office:value-type="float" office:value="5.76123" calcext:value-type="float">
            <text:p>5.76123</text:p>
          </table:table-cell>
          <table:table-cell office:value-type="float" office:value="5.364685" calcext:value-type="float">
            <text:p>5.364685</text:p>
          </table:table-cell>
          <table:table-cell office:value-type="float" office:value="7.649323" calcext:value-type="float">
            <text:p>7.649323</text:p>
          </table:table-cell>
          <table:table-cell office:value-type="float" office:value="7.391937" calcext:value-type="float">
            <text:p>7.391937</text:p>
          </table:table-cell>
          <table:table-cell office:value-type="float" office:value="9.419159" calcext:value-type="float">
            <text:p>9.419159</text:p>
          </table:table-cell>
          <table:table-cell office:value-type="float" office:value="9.256714" calcext:value-type="float">
            <text:p>9.256714</text:p>
          </table:table-cell>
          <table:table-cell office:value-type="float" office:value="10.59381" calcext:value-type="float">
            <text:p>10.59381</text:p>
          </table:table-cell>
          <table:table-cell office:value-type="float" office:value="10.46457" calcext:value-type="float">
            <text:p>10.46457</text:p>
          </table:table-cell>
          <table:table-cell office:value-type="float" office:value="11.47443" calcext:value-type="float">
            <text:p>11.47443</text:p>
          </table:table-cell>
          <table:table-cell office:value-type="float" office:value="11.36215" calcext:value-type="float">
            <text:p>11.36215</text:p>
          </table:table-cell>
          <table:table-cell office:value-type="float" office:value="12.05417" calcext:value-type="float">
            <text:p>12.05417</text:p>
          </table:table-cell>
          <table:table-cell office:value-type="float" office:value="11.95404" calcext:value-type="float">
            <text:p>11.95404</text:p>
          </table:table-cell>
          <table:table-cell office:value-type="float" office:value="12.23889" calcext:value-type="float">
            <text:p>12.23889</text:p>
          </table:table-cell>
          <table:table-cell office:value-type="float" office:value="12.14914" calcext:value-type="float">
            <text:p>12.14914</text:p>
          </table:table-cell>
          <table:table-cell office:value-type="float" office:value="-1.53476" calcext:value-type="float">
            <text:p>-1.53476</text:p>
          </table:table-cell>
          <table:table-cell office:value-type="float" office:value="-10.17075" calcext:value-type="float">
            <text:p>-10.17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4.719816" calcext:value-type="float">
            <text:p>4.719816</text:p>
          </table:table-cell>
          <table:table-cell office:value-type="float" office:value="6.45" calcext:value-type="float">
            <text:p>6.45</text:p>
          </table:table-cell>
          <table:table-cell office:value-type="float" office:value="-1.99" calcext:value-type="float">
            <text:p>-1.99</text:p>
          </table:table-cell>
          <table:table-cell office:value-type="float" office:value="0.7976986" calcext:value-type="float">
            <text:p>0.7976986</text:p>
          </table:table-cell>
          <table:table-cell office:value-type="float" office:value="0.4667841" calcext:value-type="float">
            <text:p>0.4667841</text:p>
          </table:table-cell>
          <table:table-cell office:value-type="float" office:value="269.964" calcext:value-type="float">
            <text:p>269.964</text:p>
          </table:table-cell>
          <table:table-cell office:value-type="float" office:value="0" calcext:value-type="float">
            <text:p>0</text:p>
          </table:table-cell>
          <table:table-cell office:value-type="float" office:value="2.004395" calcext:value-type="float">
            <text:p>2.004395</text:p>
          </table:table-cell>
          <table:table-cell office:value-type="float" office:value="-1.8797" calcext:value-type="float">
            <text:p>-1.8797</text:p>
          </table:table-cell>
          <table:table-cell office:value-type="float" office:value="0.3468018" calcext:value-type="float">
            <text:p>0.3468018</text:p>
          </table:table-cell>
          <table:table-cell office:value-type="float" office:value="-0.1427002" calcext:value-type="float">
            <text:p>-0.1427002</text:p>
          </table:table-cell>
          <table:table-cell office:value-type="float" office:value="0.9151001" calcext:value-type="float">
            <text:p>0.9151001</text:p>
          </table:table-cell>
          <table:table-cell office:value-type="float" office:value="0.6071472" calcext:value-type="float">
            <text:p>0.6071472</text:p>
          </table:table-cell>
          <table:table-cell office:value-type="float" office:value="1.604614" calcext:value-type="float">
            <text:p>1.604614</text:p>
          </table:table-cell>
          <table:table-cell office:value-type="float" office:value="1.437653" calcext:value-type="float">
            <text:p>1.437653</text:p>
          </table:table-cell>
          <table:table-cell office:value-type="float" office:value="2.178436" calcext:value-type="float">
            <text:p>2.178436</text:p>
          </table:table-cell>
          <table:table-cell office:value-type="float" office:value="2.086304" calcext:value-type="float">
            <text:p>2.086304</text:p>
          </table:table-cell>
          <table:table-cell office:value-type="float" office:value="3.014465" calcext:value-type="float">
            <text:p>3.014465</text:p>
          </table:table-cell>
          <table:table-cell office:value-type="float" office:value="2.861572" calcext:value-type="float">
            <text:p>2.861572</text:p>
          </table:table-cell>
          <table:table-cell office:value-type="float" office:value="3.928467" calcext:value-type="float">
            <text:p>3.928467</text:p>
          </table:table-cell>
          <table:table-cell office:value-type="float" office:value="3.707458" calcext:value-type="float">
            <text:p>3.707458</text:p>
          </table:table-cell>
          <table:table-cell office:value-type="float" office:value="5.360931" calcext:value-type="float">
            <text:p>5.360931</text:p>
          </table:table-cell>
          <table:table-cell office:value-type="float" office:value="5.054504" calcext:value-type="float">
            <text:p>5.054504</text:p>
          </table:table-cell>
          <table:table-cell office:value-type="float" office:value="7.389099" calcext:value-type="float">
            <text:p>7.389099</text:p>
          </table:table-cell>
          <table:table-cell office:value-type="float" office:value="7.122772" calcext:value-type="float">
            <text:p>7.122772</text:p>
          </table:table-cell>
          <table:table-cell office:value-type="float" office:value="9.254883" calcext:value-type="float">
            <text:p>9.254883</text:p>
          </table:table-cell>
          <table:table-cell office:value-type="float" office:value="9.076752" calcext:value-type="float">
            <text:p>9.076752</text:p>
          </table:table-cell>
          <table:table-cell office:value-type="float" office:value="10.46317" calcext:value-type="float">
            <text:p>10.46317</text:p>
          </table:table-cell>
          <table:table-cell office:value-type="float" office:value="10.32617" calcext:value-type="float">
            <text:p>10.32617</text:p>
          </table:table-cell>
          <table:table-cell office:value-type="float" office:value="11.36099" calcext:value-type="float">
            <text:p>11.36099</text:p>
          </table:table-cell>
          <table:table-cell office:value-type="float" office:value="11.24603" calcext:value-type="float">
            <text:p>11.24603</text:p>
          </table:table-cell>
          <table:table-cell office:value-type="float" office:value="11.953" calcext:value-type="float">
            <text:p>11.953</text:p>
          </table:table-cell>
          <table:table-cell office:value-type="float" office:value="11.85275" calcext:value-type="float">
            <text:p>11.85275</text:p>
          </table:table-cell>
          <table:table-cell office:value-type="float" office:value="12.14819" calcext:value-type="float">
            <text:p>12.14819</text:p>
          </table:table-cell>
          <table:table-cell office:value-type="float" office:value="12.05765" calcext:value-type="float">
            <text:p>12.05765</text:p>
          </table:table-cell>
          <table:table-cell office:value-type="float" office:value="5.691681" calcext:value-type="float">
            <text:p>5.691681</text:p>
          </table:table-cell>
          <table:table-cell office:value-type="float" office:value="-5.960602" calcext:value-type="float">
            <text:p>-5.9606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6.250169" calcext:value-type="float">
            <text:p>6.250169</text:p>
          </table:table-cell>
          <table:table-cell office:value-type="float" office:value="4.98" calcext:value-type="float">
            <text:p>4.98</text:p>
          </table:table-cell>
          <table:table-cell office:value-type="float" office:value="-3.51" calcext:value-type="float">
            <text:p>-3.51</text:p>
          </table:table-cell>
          <table:table-cell office:value-type="float" office:value="0.7660371" calcext:value-type="float">
            <text:p>0.7660371</text:p>
          </table:table-cell>
          <table:table-cell office:value-type="float" office:value="0.4175635" calcext:value-type="float">
            <text:p>0.4175635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0" calcext:value-type="float">
            <text:p>0</text:p>
          </table:table-cell>
          <table:table-cell office:value-type="float" office:value="3.451385" calcext:value-type="float">
            <text:p>3.451385</text:p>
          </table:table-cell>
          <table:table-cell office:value-type="float" office:value="-0.9111328" calcext:value-type="float">
            <text:p>-0.9111328</text:p>
          </table:table-cell>
          <table:table-cell office:value-type="float" office:value="2.199921" calcext:value-type="float">
            <text:p>2.199921</text:p>
          </table:table-cell>
          <table:table-cell office:value-type="float" office:value="-0.02731323" calcext:value-type="float">
            <text:p>-0.02731323</text:p>
          </table:table-cell>
          <table:table-cell office:value-type="float" office:value="1.948425" calcext:value-type="float">
            <text:p>1.948425</text:p>
          </table:table-cell>
          <table:table-cell office:value-type="float" office:value="0.6763916" calcext:value-type="float">
            <text:p>0.6763916</text:p>
          </table:table-cell>
          <table:table-cell office:value-type="float" office:value="2.213867" calcext:value-type="float">
            <text:p>2.213867</text:p>
          </table:table-cell>
          <table:table-cell office:value-type="float" office:value="1.437836" calcext:value-type="float">
            <text:p>1.437836</text:p>
          </table:table-cell>
          <table:table-cell office:value-type="float" office:value="2.54834" calcext:value-type="float">
            <text:p>2.54834</text:p>
          </table:table-cell>
          <table:table-cell office:value-type="float" office:value="2.031738" calcext:value-type="float">
            <text:p>2.031738</text:p>
          </table:table-cell>
          <table:table-cell office:value-type="float" office:value="3.062683" calcext:value-type="float">
            <text:p>3.062683</text:p>
          </table:table-cell>
          <table:table-cell office:value-type="float" office:value="2.7724" calcext:value-type="float">
            <text:p>2.7724</text:p>
          </table:table-cell>
          <table:table-cell office:value-type="float" office:value="3.734222" calcext:value-type="float">
            <text:p>3.734222</text:p>
          </table:table-cell>
          <table:table-cell office:value-type="float" office:value="3.597687" calcext:value-type="float">
            <text:p>3.597687</text:p>
          </table:table-cell>
          <table:table-cell office:value-type="float" office:value="5.051971" calcext:value-type="float">
            <text:p>5.051971</text:p>
          </table:table-cell>
          <table:table-cell office:value-type="float" office:value="4.871521" calcext:value-type="float">
            <text:p>4.871521</text:p>
          </table:table-cell>
          <table:table-cell office:value-type="float" office:value="7.120087" calcext:value-type="float">
            <text:p>7.120087</text:p>
          </table:table-cell>
          <table:table-cell office:value-type="float" office:value="6.88205" calcext:value-type="float">
            <text:p>6.88205</text:p>
          </table:table-cell>
          <table:table-cell office:value-type="float" office:value="9.074799" calcext:value-type="float">
            <text:p>9.074799</text:p>
          </table:table-cell>
          <table:table-cell office:value-type="float" office:value="8.889069" calcext:value-type="float">
            <text:p>8.889069</text:p>
          </table:table-cell>
          <table:table-cell office:value-type="float" office:value="10.32471" calcext:value-type="float">
            <text:p>10.32471</text:p>
          </table:table-cell>
          <table:table-cell office:value-type="float" office:value="10.17984" calcext:value-type="float">
            <text:p>10.17984</text:p>
          </table:table-cell>
          <table:table-cell office:value-type="float" office:value="11.24487" calcext:value-type="float">
            <text:p>11.24487</text:p>
          </table:table-cell>
          <table:table-cell office:value-type="float" office:value="11.12662" calcext:value-type="float">
            <text:p>11.12662</text:p>
          </table:table-cell>
          <table:table-cell office:value-type="float" office:value="11.85172" calcext:value-type="float">
            <text:p>11.85172</text:p>
          </table:table-cell>
          <table:table-cell office:value-type="float" office:value="11.74985" calcext:value-type="float">
            <text:p>11.74985</text:p>
          </table:table-cell>
          <table:table-cell office:value-type="float" office:value="12.05667" calcext:value-type="float">
            <text:p>12.05667</text:p>
          </table:table-cell>
          <table:table-cell office:value-type="float" office:value="11.96487" calcext:value-type="float">
            <text:p>11.96487</text:p>
          </table:table-cell>
          <table:table-cell office:value-type="float" office:value="9.030243" calcext:value-type="float">
            <text:p>9.030243</text:p>
          </table:table-cell>
          <table:table-cell office:value-type="float" office:value="-4.328583" calcext:value-type="float">
            <text:p>-4.328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1.23012" calcext:value-type="float">
            <text:p>1.23012</text:p>
          </table:table-cell>
          <table:table-cell office:value-type="float" office:value="0.05" calcext:value-type="float">
            <text:p>0.05</text:p>
          </table:table-cell>
          <table:table-cell office:value-type="float" office:value="-9.2" calcext:value-type="float">
            <text:p>-9.2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0.2720311" calcext:value-type="float">
            <text:p>0.2720311</text:p>
          </table:table-cell>
          <table:table-cell office:value-type="float" office:value="643.788" calcext:value-type="float">
            <text:p>643.788</text:p>
          </table:table-cell>
          <table:table-cell office:value-type="float" office:value="0.1" calcext:value-type="float">
            <text:p>0.1</text:p>
          </table:table-cell>
          <table:table-cell office:value-type="float" office:value="0.01235962" calcext:value-type="float">
            <text:p>0.01235962</text:p>
          </table:table-cell>
          <table:table-cell office:value-type="float" office:value="-3.65097" calcext:value-type="float">
            <text:p>-3.65097</text:p>
          </table:table-cell>
          <table:table-cell office:value-type="float" office:value="0.7498474" calcext:value-type="float">
            <text:p>0.7498474</text:p>
          </table:table-cell>
          <table:table-cell office:value-type="float" office:value="-0.3887939" calcext:value-type="float">
            <text:p>-0.3887939</text:p>
          </table:table-cell>
          <table:table-cell office:value-type="float" office:value="1.380585" calcext:value-type="float">
            <text:p>1.380585</text:p>
          </table:table-cell>
          <table:table-cell office:value-type="float" office:value="0.412323" calcext:value-type="float">
            <text:p>0.412323</text:p>
          </table:table-cell>
          <table:table-cell office:value-type="float" office:value="2.010437" calcext:value-type="float">
            <text:p>2.010437</text:p>
          </table:table-cell>
          <table:table-cell office:value-type="float" office:value="1.261932" calcext:value-type="float">
            <text:p>1.261932</text:p>
          </table:table-cell>
          <table:table-cell office:value-type="float" office:value="2.478821" calcext:value-type="float">
            <text:p>2.478821</text:p>
          </table:table-cell>
          <table:table-cell office:value-type="float" office:value="1.902588" calcext:value-type="float">
            <text:p>1.902588</text:p>
          </table:table-cell>
          <table:table-cell office:value-type="float" office:value="3.061859" calcext:value-type="float">
            <text:p>3.061859</text:p>
          </table:table-cell>
          <table:table-cell office:value-type="float" office:value="2.690796" calcext:value-type="float">
            <text:p>2.690796</text:p>
          </table:table-cell>
          <table:table-cell office:value-type="float" office:value="3.736969" calcext:value-type="float">
            <text:p>3.736969</text:p>
          </table:table-cell>
          <table:table-cell office:value-type="float" office:value="3.506042" calcext:value-type="float">
            <text:p>3.506042</text:p>
          </table:table-cell>
          <table:table-cell office:value-type="float" office:value="4.871063" calcext:value-type="float">
            <text:p>4.871063</text:p>
          </table:table-cell>
          <table:table-cell office:value-type="float" office:value="4.757172" calcext:value-type="float">
            <text:p>4.757172</text:p>
          </table:table-cell>
          <table:table-cell office:value-type="float" office:value="6.879852" calcext:value-type="float">
            <text:p>6.879852</text:p>
          </table:table-cell>
          <table:table-cell office:value-type="float" office:value="6.69519" calcext:value-type="float">
            <text:p>6.69519</text:p>
          </table:table-cell>
          <table:table-cell office:value-type="float" office:value="8.887115" calcext:value-type="float">
            <text:p>8.887115</text:p>
          </table:table-cell>
          <table:table-cell office:value-type="float" office:value="8.705933" calcext:value-type="float">
            <text:p>8.705933</text:p>
          </table:table-cell>
          <table:table-cell office:value-type="float" office:value="10.17828" calcext:value-type="float">
            <text:p>10.17828</text:p>
          </table:table-cell>
          <table:table-cell office:value-type="float" office:value="10.02908" calcext:value-type="float">
            <text:p>10.02908</text:p>
          </table:table-cell>
          <table:table-cell office:value-type="float" office:value="11.12537" calcext:value-type="float">
            <text:p>11.12537</text:p>
          </table:table-cell>
          <table:table-cell office:value-type="float" office:value="11.00323" calcext:value-type="float">
            <text:p>11.00323</text:p>
          </table:table-cell>
          <table:table-cell office:value-type="float" office:value="11.74875" calcext:value-type="float">
            <text:p>11.74875</text:p>
          </table:table-cell>
          <table:table-cell office:value-type="float" office:value="11.64511" calcext:value-type="float">
            <text:p>11.64511</text:p>
          </table:table-cell>
          <table:table-cell office:value-type="float" office:value="11.9639" calcext:value-type="float">
            <text:p>11.9639</text:p>
          </table:table-cell>
          <table:table-cell office:value-type="float" office:value="11.87149" calcext:value-type="float">
            <text:p>11.87149</text:p>
          </table:table-cell>
          <table:table-cell office:value-type="float" office:value="-1.954132" calcext:value-type="float">
            <text:p>-1.954132</text:p>
          </table:table-cell>
          <table:table-cell office:value-type="float" office:value="-10.94266" calcext:value-type="float">
            <text:p>-10.942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9.056202" calcext:value-type="float">
            <text:p>9.056202</text:p>
          </table:table-cell>
          <table:table-cell office:value-type="float" office:value="-5.86" calcext:value-type="float">
            <text:p>-5.86</text:p>
          </table:table-cell>
          <table:table-cell office:value-type="float" office:value="-11.65" calcext:value-type="float">
            <text:p>-11.65</text:p>
          </table:table-cell>
          <table:table-cell office:value-type="float" office:value="0.3506077" calcext:value-type="float">
            <text:p>0.3506077</text:p>
          </table:table-cell>
          <table:table-cell office:value-type="float" office:value="0.2249014" calcext:value-type="float">
            <text:p>0.2249014</text:p>
          </table:table-cell>
          <table:table-cell office:value-type="float" office:value="480.816" calcext:value-type="float">
            <text:p>480.816</text:p>
          </table:table-cell>
          <table:table-cell office:value-type="float" office:value="0" calcext:value-type="float">
            <text:p>0</text:p>
          </table:table-cell>
          <table:table-cell office:value-type="float" office:value="1.903748" calcext:value-type="float">
            <text:p>1.903748</text:p>
          </table:table-cell>
          <table:table-cell office:value-type="float" office:value="-4.27475" calcext:value-type="float">
            <text:p>-4.27475</text:p>
          </table:table-cell>
          <table:table-cell office:value-type="float" office:value="0.2637024" calcext:value-type="float">
            <text:p>0.2637024</text:p>
          </table:table-cell>
          <table:table-cell office:value-type="float" office:value="-0.5122986" calcext:value-type="float">
            <text:p>-0.5122986</text:p>
          </table:table-cell>
          <table:table-cell office:value-type="float" office:value="0.7114868" calcext:value-type="float">
            <text:p>0.7114868</text:p>
          </table:table-cell>
          <table:table-cell office:value-type="float" office:value="0.2405396" calcext:value-type="float">
            <text:p>0.2405396</text:p>
          </table:table-cell>
          <table:table-cell office:value-type="float" office:value="1.319183" calcext:value-type="float">
            <text:p>1.319183</text:p>
          </table:table-cell>
          <table:table-cell office:value-type="float" office:value="1.070435" calcext:value-type="float">
            <text:p>1.070435</text:p>
          </table:table-cell>
          <table:table-cell office:value-type="float" office:value="1.896393" calcext:value-type="float">
            <text:p>1.896393</text:p>
          </table:table-cell>
          <table:table-cell office:value-type="float" office:value="1.702026" calcext:value-type="float">
            <text:p>1.702026</text:p>
          </table:table-cell>
          <table:table-cell office:value-type="float" office:value="2.68515" calcext:value-type="float">
            <text:p>2.68515</text:p>
          </table:table-cell>
          <table:table-cell office:value-type="float" office:value="2.450043" calcext:value-type="float">
            <text:p>2.450043</text:p>
          </table:table-cell>
          <table:table-cell office:value-type="float" office:value="3.501709" calcext:value-type="float">
            <text:p>3.501709</text:p>
          </table:table-cell>
          <table:table-cell office:value-type="float" office:value="3.251282" calcext:value-type="float">
            <text:p>3.251282</text:p>
          </table:table-cell>
          <table:table-cell office:value-type="float" office:value="4.754913" calcext:value-type="float">
            <text:p>4.754913</text:p>
          </table:table-cell>
          <table:table-cell office:value-type="float" office:value="4.517181" calcext:value-type="float">
            <text:p>4.517181</text:p>
          </table:table-cell>
          <table:table-cell office:value-type="float" office:value="6.693329" calcext:value-type="float">
            <text:p>6.693329</text:p>
          </table:table-cell>
          <table:table-cell office:value-type="float" office:value="6.505005" calcext:value-type="float">
            <text:p>6.505005</text:p>
          </table:table-cell>
          <table:table-cell office:value-type="float" office:value="8.704041" calcext:value-type="float">
            <text:p>8.704041</text:p>
          </table:table-cell>
          <table:table-cell office:value-type="float" office:value="8.529999" calcext:value-type="float">
            <text:p>8.529999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9.878174" calcext:value-type="float">
            <text:p>9.878174</text:p>
          </table:table-cell>
          <table:table-cell office:value-type="float" office:value="11.00192" calcext:value-type="float">
            <text:p>11.00192</text:p>
          </table:table-cell>
          <table:table-cell office:value-type="float" office:value="10.87695" calcext:value-type="float">
            <text:p>10.87695</text:p>
          </table:table-cell>
          <table:table-cell office:value-type="float" office:value="11.64401" calcext:value-type="float">
            <text:p>11.64401</text:p>
          </table:table-cell>
          <table:table-cell office:value-type="float" office:value="11.53854" calcext:value-type="float">
            <text:p>11.53854</text:p>
          </table:table-cell>
          <table:table-cell office:value-type="float" office:value="11.87051" calcext:value-type="float">
            <text:p>11.87051</text:p>
          </table:table-cell>
          <table:table-cell office:value-type="float" office:value="11.77728" calcext:value-type="float">
            <text:p>11.77728</text:p>
          </table:table-cell>
          <table:table-cell office:value-type="float" office:value="4.773773" calcext:value-type="float">
            <text:p>4.773773</text:p>
          </table:table-cell>
          <table:table-cell office:value-type="float" office:value="-12.37814" calcext:value-type="float">
            <text:p>-12.37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6.545367" calcext:value-type="float">
            <text:p>6.545367</text:p>
          </table:table-cell>
          <table:table-cell office:value-type="float" office:value="-9.06" calcext:value-type="float">
            <text:p>-9.06</text:p>
          </table:table-cell>
          <table:table-cell office:value-type="float" office:value="-13.74" calcext:value-type="float">
            <text:p>-13.74</text:p>
          </table:table-cell>
          <table:table-cell office:value-type="float" office:value="0.2749757" calcext:value-type="float">
            <text:p>0.2749757</text:p>
          </table:table-cell>
          <table:table-cell office:value-type="float" office:value="0.1906657" calcext:value-type="float">
            <text:p>0.1906657</text:p>
          </table:table-cell>
          <table:table-cell office:value-type="float" office:value="152.172" calcext:value-type="float">
            <text:p>152.172</text:p>
          </table:table-cell>
          <table:table-cell office:value-type="float" office:value="0" calcext:value-type="float">
            <text:p>0</text:p>
          </table:table-cell>
          <table:table-cell office:value-type="float" office:value="-0.2865295" calcext:value-type="float">
            <text:p>-0.2865295</text:p>
          </table:table-cell>
          <table:table-cell office:value-type="float" office:value="-4.773407" calcext:value-type="float">
            <text:p>-4.773407</text:p>
          </table:table-cell>
          <table:table-cell office:value-type="float" office:value="-0.1759338" calcext:value-type="float">
            <text:p>-0.1759338</text:p>
          </table:table-cell>
          <table:table-cell office:value-type="float" office:value="-1.018036" calcext:value-type="float">
            <text:p>-1.018036</text:p>
          </table:table-cell>
          <table:table-cell office:value-type="float" office:value="0.3406372" calcext:value-type="float">
            <text:p>0.3406372</text:p>
          </table:table-cell>
          <table:table-cell office:value-type="float" office:value="-0.06253052" calcext:value-type="float">
            <text:p>-0.06253052</text:p>
          </table:table-cell>
          <table:table-cell office:value-type="float" office:value="1.096771" calcext:value-type="float">
            <text:p>1.096771</text:p>
          </table:table-cell>
          <table:table-cell office:value-type="float" office:value="0.7554626" calcext:value-type="float">
            <text:p>0.7554626</text:p>
          </table:table-cell>
          <table:table-cell office:value-type="float" office:value="1.701904" calcext:value-type="float">
            <text:p>1.701904</text:p>
          </table:table-cell>
          <table:table-cell office:value-type="float" office:value="1.384216" calcext:value-type="float">
            <text:p>1.384216</text:p>
          </table:table-cell>
          <table:table-cell office:value-type="float" office:value="2.446564" calcext:value-type="float">
            <text:p>2.446564</text:p>
          </table:table-cell>
          <table:table-cell office:value-type="float" office:value="2.164581" calcext:value-type="float">
            <text:p>2.164581</text:p>
          </table:table-cell>
          <table:table-cell office:value-type="float" office:value="3.248901" calcext:value-type="float">
            <text:p>3.248901</text:p>
          </table:table-cell>
          <table:table-cell office:value-type="float" office:value="2.996155" calcext:value-type="float">
            <text:p>2.996155</text:p>
          </table:table-cell>
          <table:table-cell office:value-type="float" office:value="4.515076" calcext:value-type="float">
            <text:p>4.515076</text:p>
          </table:table-cell>
          <table:table-cell office:value-type="float" office:value="4.294647" calcext:value-type="float">
            <text:p>4.294647</text:p>
          </table:table-cell>
          <table:table-cell office:value-type="float" office:value="6.50296" calcext:value-type="float">
            <text:p>6.50296</text:p>
          </table:table-cell>
          <table:table-cell office:value-type="float" office:value="6.308197" calcext:value-type="float">
            <text:p>6.308197</text:p>
          </table:table-cell>
          <table:table-cell office:value-type="float" office:value="8.528198" calcext:value-type="float">
            <text:p>8.528198</text:p>
          </table:table-cell>
          <table:table-cell office:value-type="float" office:value="8.356018" calcext:value-type="float">
            <text:p>8.356018</text:p>
          </table:table-cell>
          <table:table-cell office:value-type="float" office:value="9.876617" calcext:value-type="float">
            <text:p>9.876617</text:p>
          </table:table-cell>
          <table:table-cell office:value-type="float" office:value="9.727661" calcext:value-type="float">
            <text:p>9.727661</text:p>
          </table:table-cell>
          <table:table-cell office:value-type="float" office:value="10.87561" calcext:value-type="float">
            <text:p>10.87561</text:p>
          </table:table-cell>
          <table:table-cell office:value-type="float" office:value="10.74908" calcext:value-type="float">
            <text:p>10.74908</text:p>
          </table:table-cell>
          <table:table-cell office:value-type="float" office:value="11.53741" calcext:value-type="float">
            <text:p>11.53741</text:p>
          </table:table-cell>
          <table:table-cell office:value-type="float" office:value="11.43021" calcext:value-type="float">
            <text:p>11.43021</text:p>
          </table:table-cell>
          <table:table-cell office:value-type="float" office:value="11.77628" calcext:value-type="float">
            <text:p>11.77628</text:p>
          </table:table-cell>
          <table:table-cell office:value-type="float" office:value="11.68146" calcext:value-type="float">
            <text:p>11.68146</text:p>
          </table:table-cell>
          <table:table-cell office:value-type="float" office:value="-0.9146423" calcext:value-type="float">
            <text:p>-0.9146423</text:p>
          </table:table-cell>
          <table:table-cell office:value-type="float" office:value="-13.92441" calcext:value-type="float">
            <text:p>-13.924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7.607344" calcext:value-type="float">
            <text:p>7.607344</text:p>
          </table:table-cell>
          <table:table-cell office:value-type="float" office:value="-7.3" calcext:value-type="float">
            <text:p>-7.3</text:p>
          </table:table-cell>
          <table:table-cell office:value-type="float" office:value="-16.6" calcext:value-type="float">
            <text:p>-16.6</text:p>
          </table:table-cell>
          <table:table-cell office:value-type="float" office:value="0.3145202" calcext:value-type="float">
            <text:p>0.3145202</text:p>
          </table:table-cell>
          <table:table-cell office:value-type="float" office:value="0.1514385" calcext:value-type="float">
            <text:p>0.1514385</text:p>
          </table:table-cell>
          <table:table-cell office:value-type="float" office:value="142.812" calcext:value-type="float">
            <text:p>142.812</text:p>
          </table:table-cell>
          <table:table-cell office:value-type="float" office:value="0" calcext:value-type="float">
            <text:p>0</text:p>
          </table:table-cell>
          <table:table-cell office:value-type="float" office:value="0.6777649" calcext:value-type="float">
            <text:p>0.6777649</text:p>
          </table:table-cell>
          <table:table-cell office:value-type="float" office:value="-6.463196" calcext:value-type="float">
            <text:p>-6.463196</text:p>
          </table:table-cell>
          <table:table-cell office:value-type="float" office:value="-0.8504639" calcext:value-type="float">
            <text:p>-0.8504639</text:p>
          </table:table-cell>
          <table:table-cell office:value-type="float" office:value="-1.99707" calcext:value-type="float">
            <text:p>-1.99707</text:p>
          </table:table-cell>
          <table:table-cell office:value-type="float" office:value="-0.05914307" calcext:value-type="float">
            <text:p>-0.05914307</text:p>
          </table:table-cell>
          <table:table-cell office:value-type="float" office:value="-0.2155762" calcext:value-type="float">
            <text:p>-0.2155762</text:p>
          </table:table-cell>
          <table:table-cell office:value-type="float" office:value="0.7509766" calcext:value-type="float">
            <text:p>0.7509766</text:p>
          </table:table-cell>
          <table:table-cell office:value-type="float" office:value="0.5619812" calcext:value-type="float">
            <text:p>0.5619812</text:p>
          </table:table-cell>
          <table:table-cell office:value-type="float" office:value="1.379547" calcext:value-type="float">
            <text:p>1.379547</text:p>
          </table:table-cell>
          <table:table-cell office:value-type="float" office:value="1.161346" calcext:value-type="float">
            <text:p>1.161346</text:p>
          </table:table-cell>
          <table:table-cell office:value-type="float" office:value="2.160309" calcext:value-type="float">
            <text:p>2.160309</text:p>
          </table:table-cell>
          <table:table-cell office:value-type="float" office:value="1.910767" calcext:value-type="float">
            <text:p>1.910767</text:p>
          </table:table-cell>
          <table:table-cell office:value-type="float" office:value="2.992828" calcext:value-type="float">
            <text:p>2.992828</text:p>
          </table:table-cell>
          <table:table-cell office:value-type="float" office:value="2.740631" calcext:value-type="float">
            <text:p>2.740631</text:p>
          </table:table-cell>
          <table:table-cell office:value-type="float" office:value="4.292358" calcext:value-type="float">
            <text:p>4.292358</text:p>
          </table:table-cell>
          <table:table-cell office:value-type="float" office:value="4.057312" calcext:value-type="float">
            <text:p>4.057312</text:p>
          </table:table-cell>
          <table:table-cell office:value-type="float" office:value="6.306122" calcext:value-type="float">
            <text:p>6.306122</text:p>
          </table:table-cell>
          <table:table-cell office:value-type="float" office:value="6.106201" calcext:value-type="float">
            <text:p>6.106201</text:p>
          </table:table-cell>
          <table:table-cell office:value-type="float" office:value="8.354187" calcext:value-type="float">
            <text:p>8.354187</text:p>
          </table:table-cell>
          <table:table-cell office:value-type="float" office:value="8.182404" calcext:value-type="float">
            <text:p>8.182404</text:p>
          </table:table-cell>
          <table:table-cell office:value-type="float" office:value="9.726105" calcext:value-type="float">
            <text:p>9.726105</text:p>
          </table:table-cell>
          <table:table-cell office:value-type="float" office:value="9.576752" calcext:value-type="float">
            <text:p>9.576752</text:p>
          </table:table-cell>
          <table:table-cell office:value-type="float" office:value="10.74777" calcext:value-type="float">
            <text:p>10.74777</text:p>
          </table:table-cell>
          <table:table-cell office:value-type="float" office:value="10.61923" calcext:value-type="float">
            <text:p>10.61923</text:p>
          </table:table-cell>
          <table:table-cell office:value-type="float" office:value="11.42905" calcext:value-type="float">
            <text:p>11.42905</text:p>
          </table:table-cell>
          <table:table-cell office:value-type="float" office:value="11.31998" calcext:value-type="float">
            <text:p>11.31998</text:p>
          </table:table-cell>
          <table:table-cell office:value-type="float" office:value="11.68045" calcext:value-type="float">
            <text:p>11.68045</text:p>
          </table:table-cell>
          <table:table-cell office:value-type="float" office:value="11.58429" calcext:value-type="float">
            <text:p>11.58429</text:p>
          </table:table-cell>
          <table:table-cell office:value-type="float" office:value="3.303619" calcext:value-type="float">
            <text:p>3.303619</text:p>
          </table:table-cell>
          <table:table-cell office:value-type="float" office:value="-16.45911" calcext:value-type="float">
            <text:p>-16.459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4.758086" calcext:value-type="float">
            <text:p>4.758086</text:p>
          </table:table-cell>
          <table:table-cell office:value-type="float" office:value="-2.96" calcext:value-type="float">
            <text:p>-2.96</text:p>
          </table:table-cell>
          <table:table-cell office:value-type="float" office:value="-11.21" calcext:value-type="float">
            <text:p>-11.21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0.2327797" calcext:value-type="float">
            <text:p>0.2327797</text:p>
          </table:table-cell>
          <table:table-cell office:value-type="float" office:value="240.552" calcext:value-type="float">
            <text:p>240.552</text:p>
          </table:table-cell>
          <table:table-cell office:value-type="float" office:value="0" calcext:value-type="float">
            <text:p>0</text:p>
          </table:table-cell>
          <table:table-cell office:value-type="float" office:value="-0.1077576" calcext:value-type="float">
            <text:p>-0.1077576</text:p>
          </table:table-cell>
          <table:table-cell office:value-type="float" office:value="-5.563721" calcext:value-type="float">
            <text:p>-5.563721</text:p>
          </table:table-cell>
          <table:table-cell office:value-type="float" office:value="-0.804718" calcext:value-type="float">
            <text:p>-0.804718</text:p>
          </table:table-cell>
          <table:table-cell office:value-type="float" office:value="-1.948456" calcext:value-type="float">
            <text:p>-1.948456</text:p>
          </table:table-cell>
          <table:table-cell office:value-type="float" office:value="-0.06991577" calcext:value-type="float">
            <text:p>-0.06991577</text:p>
          </table:table-cell>
          <table:table-cell office:value-type="float" office:value="-0.2287292" calcext:value-type="float">
            <text:p>-0.2287292</text:p>
          </table:table-cell>
          <table:table-cell office:value-type="float" office:value="0.5751343" calcext:value-type="float">
            <text:p>0.5751343</text:p>
          </table:table-cell>
          <table:table-cell office:value-type="float" office:value="0.4932861" calcext:value-type="float">
            <text:p>0.4932861</text:p>
          </table:table-cell>
          <table:table-cell office:value-type="float" office:value="1.158417" calcext:value-type="float">
            <text:p>1.158417</text:p>
          </table:table-cell>
          <table:table-cell office:value-type="float" office:value="1.08255" calcext:value-type="float">
            <text:p>1.08255</text:p>
          </table:table-cell>
          <table:table-cell office:value-type="float" office:value="1.908417" calcext:value-type="float">
            <text:p>1.908417</text:p>
          </table:table-cell>
          <table:table-cell office:value-type="float" office:value="1.793518" calcext:value-type="float">
            <text:p>1.793518</text:p>
          </table:table-cell>
          <table:table-cell office:value-type="float" office:value="2.738525" calcext:value-type="float">
            <text:p>2.738525</text:p>
          </table:table-cell>
          <table:table-cell office:value-type="float" office:value="2.583191" calcext:value-type="float">
            <text:p>2.583191</text:p>
          </table:table-cell>
          <table:table-cell office:value-type="float" office:value="4.054993" calcext:value-type="float">
            <text:p>4.054993</text:p>
          </table:table-cell>
          <table:table-cell office:value-type="float" office:value="3.854858" calcext:value-type="float">
            <text:p>3.854858</text:p>
          </table:table-cell>
          <table:table-cell office:value-type="float" office:value="6.104126" calcext:value-type="float">
            <text:p>6.104126</text:p>
          </table:table-cell>
          <table:table-cell office:value-type="float" office:value="5.905151" calcext:value-type="float">
            <text:p>5.905151</text:p>
          </table:table-cell>
          <table:table-cell office:value-type="float" office:value="8.180603" calcext:value-type="float">
            <text:p>8.180603</text:p>
          </table:table-cell>
          <table:table-cell office:value-type="float" office:value="8.007599" calcext:value-type="float">
            <text:p>8.007599</text:p>
          </table:table-cell>
          <table:table-cell office:value-type="float" office:value="9.575195" calcext:value-type="float">
            <text:p>9.575195</text:p>
          </table:table-cell>
          <table:table-cell office:value-type="float" office:value="9.425476" calcext:value-type="float">
            <text:p>9.425476</text:p>
          </table:table-cell>
          <table:table-cell office:value-type="float" office:value="10.61792" calcext:value-type="float">
            <text:p>10.61792</text:p>
          </table:table-cell>
          <table:table-cell office:value-type="float" office:value="10.48862" calcext:value-type="float">
            <text:p>10.48862</text:p>
          </table:table-cell>
          <table:table-cell office:value-type="float" office:value="11.31882" calcext:value-type="float">
            <text:p>11.31882</text:p>
          </table:table-cell>
          <table:table-cell office:value-type="float" office:value="11.20831" calcext:value-type="float">
            <text:p>11.20831</text:p>
          </table:table-cell>
          <table:table-cell office:value-type="float" office:value="11.58328" calcext:value-type="float">
            <text:p>11.58328</text:p>
          </table:table-cell>
          <table:table-cell office:value-type="float" office:value="11.48581" calcext:value-type="float">
            <text:p>11.48581</text:p>
          </table:table-cell>
          <table:table-cell office:value-type="float" office:value="1.745789" calcext:value-type="float">
            <text:p>1.745789</text:p>
          </table:table-cell>
          <table:table-cell office:value-type="float" office:value="-13.58963" calcext:value-type="float">
            <text:p>-13.58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5.693794" calcext:value-type="float">
            <text:p>5.693794</text:p>
          </table:table-cell>
          <table:table-cell office:value-type="float" office:value="-1.12" calcext:value-type="float">
            <text:p>-1.12</text:p>
          </table:table-cell>
          <table:table-cell office:value-type="float" office:value="-4.95" calcext:value-type="float">
            <text:p>-4.95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379.872" calcext:value-type="float">
            <text:p>379.872</text:p>
          </table:table-cell>
          <table:table-cell office:value-type="float" office:value="0.2" calcext:value-type="float">
            <text:p>0.2</text:p>
          </table:table-cell>
          <table:table-cell office:value-type="float" office:value="0.9899902" calcext:value-type="float">
            <text:p>0.9899902</text:p>
          </table:table-cell>
          <table:table-cell office:value-type="float" office:value="-3.35025" calcext:value-type="float">
            <text:p>-3.35025</text:p>
          </table:table-cell>
          <table:table-cell office:value-type="float" office:value="-0.4248657" calcext:value-type="float">
            <text:p>-0.4248657</text:p>
          </table:table-cell>
          <table:table-cell office:value-type="float" office:value="-1.244965" calcext:value-type="float">
            <text:p>-1.244965</text:p>
          </table:table-cell>
          <table:table-cell office:value-type="float" office:value="-0.01864624" calcext:value-type="float">
            <text:p>-0.01864624</text:p>
          </table:table-cell>
          <table:table-cell office:value-type="float" office:value="-0.1377258" calcext:value-type="float">
            <text:p>-0.1377258</text:p>
          </table:table-cell>
          <table:table-cell office:value-type="float" office:value="0.5780029" calcext:value-type="float">
            <text:p>0.5780029</text:p>
          </table:table-cell>
          <table:table-cell office:value-type="float" office:value="0.5175476" calcext:value-type="float">
            <text:p>0.5175476</text:p>
          </table:table-cell>
          <table:table-cell office:value-type="float" office:value="1.099304" calcext:value-type="float">
            <text:p>1.099304</text:p>
          </table:table-cell>
          <table:table-cell office:value-type="float" office:value="1.064423" calcext:value-type="float">
            <text:p>1.064423</text:p>
          </table:table-cell>
          <table:table-cell office:value-type="float" office:value="1.792633" calcext:value-type="float">
            <text:p>1.792633</text:p>
          </table:table-cell>
          <table:table-cell office:value-type="float" office:value="1.734985" calcext:value-type="float">
            <text:p>1.734985</text:p>
          </table:table-cell>
          <table:table-cell office:value-type="float" office:value="2.582062" calcext:value-type="float">
            <text:p>2.582062</text:p>
          </table:table-cell>
          <table:table-cell office:value-type="float" office:value="2.488495" calcext:value-type="float">
            <text:p>2.488495</text:p>
          </table:table-cell>
          <table:table-cell office:value-type="float" office:value="3.853088" calcext:value-type="float">
            <text:p>3.853088</text:p>
          </table:table-cell>
          <table:table-cell office:value-type="float" office:value="3.705811" calcext:value-type="float">
            <text:p>3.705811</text:p>
          </table:table-cell>
          <table:table-cell office:value-type="float" office:value="5.903137" calcext:value-type="float">
            <text:p>5.903137</text:p>
          </table:table-cell>
          <table:table-cell office:value-type="float" office:value="5.720581" calcext:value-type="float">
            <text:p>5.720581</text:p>
          </table:table-cell>
          <table:table-cell office:value-type="float" office:value="8.005829" calcext:value-type="float">
            <text:p>8.005829</text:p>
          </table:table-cell>
          <table:table-cell office:value-type="float" office:value="7.835419" calcext:value-type="float">
            <text:p>7.835419</text:p>
          </table:table-cell>
          <table:table-cell office:value-type="float" office:value="9.423889" calcext:value-type="float">
            <text:p>9.423889</text:p>
          </table:table-cell>
          <table:table-cell office:value-type="float" office:value="9.273926" calcext:value-type="float">
            <text:p>9.273926</text:p>
          </table:table-cell>
          <table:table-cell office:value-type="float" office:value="10.48727" calcext:value-type="float">
            <text:p>10.48727</text:p>
          </table:table-cell>
          <table:table-cell office:value-type="float" office:value="10.35709" calcext:value-type="float">
            <text:p>10.35709</text:p>
          </table:table-cell>
          <table:table-cell office:value-type="float" office:value="11.20718" calcext:value-type="float">
            <text:p>11.20718</text:p>
          </table:table-cell>
          <table:table-cell office:value-type="float" office:value="11.09537" calcext:value-type="float">
            <text:p>11.09537</text:p>
          </table:table-cell>
          <table:table-cell office:value-type="float" office:value="11.48474" calcext:value-type="float">
            <text:p>11.48474</text:p>
          </table:table-cell>
          <table:table-cell office:value-type="float" office:value="11.38556" calcext:value-type="float">
            <text:p>11.38556</text:p>
          </table:table-cell>
          <table:table-cell office:value-type="float" office:value="3.799072" calcext:value-type="float">
            <text:p>3.799072</text:p>
          </table:table-cell>
          <table:table-cell office:value-type="float" office:value="-7.919342" calcext:value-type="float">
            <text:p>-7.919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2.456741" calcext:value-type="float">
            <text:p>2.456741</text:p>
          </table:table-cell>
          <table:table-cell office:value-type="float" office:value="0.85" calcext:value-type="float">
            <text:p>0.85</text:p>
          </table:table-cell>
          <table:table-cell office:value-type="float" office:value="-4.81" calcext:value-type="float">
            <text:p>-4.81</text:p>
          </table:table-cell>
          <table:table-cell office:value-type="float" office:value="0.5729223" calcext:value-type="float">
            <text:p>0.5729223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514.152" calcext:value-type="float">
            <text:p>514.152</text:p>
          </table:table-cell>
          <table:table-cell office:value-type="float" office:value="0.1" calcext:value-type="float">
            <text:p>0.1</text:p>
          </table:table-cell>
          <table:table-cell office:value-type="float" office:value="0.04550171" calcext:value-type="float">
            <text:p>0.04550171</text:p>
          </table:table-cell>
          <table:table-cell office:value-type="float" office:value="-2.855408" calcext:value-type="float">
            <text:p>-2.855408</text:p>
          </table:table-cell>
          <table:table-cell office:value-type="float" office:value="-0.4432983" calcext:value-type="float">
            <text:p>-0.4432983</text:p>
          </table:table-cell>
          <table:table-cell office:value-type="float" office:value="-0.8986206" calcext:value-type="float">
            <text:p>-0.8986206</text:p>
          </table:table-cell>
          <table:table-cell office:value-type="float" office:value="-0.02032471" calcext:value-type="float">
            <text:p>-0.02032471</text:p>
          </table:table-cell>
          <table:table-cell office:value-type="float" office:value="-0.08566284" calcext:value-type="float">
            <text:p>-0.08566284</text:p>
          </table:table-cell>
          <table:table-cell office:value-type="float" office:value="0.5610962" calcext:value-type="float">
            <text:p>0.5610962</text:p>
          </table:table-cell>
          <table:table-cell office:value-type="float" office:value="0.5328064" calcext:value-type="float">
            <text:p>0.5328064</text:p>
          </table:table-cell>
          <table:table-cell office:value-type="float" office:value="1.073273" calcext:value-type="float">
            <text:p>1.073273</text:p>
          </table:table-cell>
          <table:table-cell office:value-type="float" office:value="1.044067" calcext:value-type="float">
            <text:p>1.044067</text:p>
          </table:table-cell>
          <table:table-cell office:value-type="float" office:value="1.734222" calcext:value-type="float">
            <text:p>1.734222</text:p>
          </table:table-cell>
          <table:table-cell office:value-type="float" office:value="1.681519" calcext:value-type="float">
            <text:p>1.681519</text:p>
          </table:table-cell>
          <table:table-cell office:value-type="float" office:value="2.48761" calcext:value-type="float">
            <text:p>2.48761</text:p>
          </table:table-cell>
          <table:table-cell office:value-type="float" office:value="2.40918" calcext:value-type="float">
            <text:p>2.40918</text:p>
          </table:table-cell>
          <table:table-cell office:value-type="float" office:value="3.704468" calcext:value-type="float">
            <text:p>3.704468</text:p>
          </table:table-cell>
          <table:table-cell office:value-type="float" office:value="3.586395" calcext:value-type="float">
            <text:p>3.586395</text:p>
          </table:table-cell>
          <table:table-cell office:value-type="float" office:value="5.718719" calcext:value-type="float">
            <text:p>5.718719</text:p>
          </table:table-cell>
          <table:table-cell office:value-type="float" office:value="5.556671" calcext:value-type="float">
            <text:p>5.556671</text:p>
          </table:table-cell>
          <table:table-cell office:value-type="float" office:value="7.833649" calcext:value-type="float">
            <text:p>7.833649</text:p>
          </table:table-cell>
          <table:table-cell office:value-type="float" office:value="7.667725" calcext:value-type="float">
            <text:p>7.667725</text:p>
          </table:table-cell>
          <table:table-cell office:value-type="float" office:value="9.272369" calcext:value-type="float">
            <text:p>9.272369</text:p>
          </table:table-cell>
          <table:table-cell office:value-type="float" office:value="9.123108" calcext:value-type="float">
            <text:p>9.123108</text:p>
          </table:table-cell>
          <table:table-cell office:value-type="float" office:value="10.35574" calcext:value-type="float">
            <text:p>10.35574</text:p>
          </table:table-cell>
          <table:table-cell office:value-type="float" office:value="10.22485" calcext:value-type="float">
            <text:p>10.22485</text:p>
          </table:table-cell>
          <table:table-cell office:value-type="float" office:value="11.09421" calcext:value-type="float">
            <text:p>11.09421</text:p>
          </table:table-cell>
          <table:table-cell office:value-type="float" office:value="10.98105" calcext:value-type="float">
            <text:p>10.98105</text:p>
          </table:table-cell>
          <table:table-cell office:value-type="float" office:value="11.38455" calcext:value-type="float">
            <text:p>11.38455</text:p>
          </table:table-cell>
          <table:table-cell office:value-type="float" office:value="11.28418" calcext:value-type="float">
            <text:p>11.28418</text:p>
          </table:table-cell>
          <table:table-cell office:value-type="float" office:value="1.051727" calcext:value-type="float">
            <text:p>1.051727</text:p>
          </table:table-cell>
          <table:table-cell office:value-type="float" office:value="-7.483521" calcext:value-type="float">
            <text:p>-7.483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8.377729" calcext:value-type="float">
            <text:p>8.377729</text:p>
          </table:table-cell>
          <table:table-cell office:value-type="float" office:value="1.27" calcext:value-type="float">
            <text:p>1.27</text:p>
          </table:table-cell>
          <table:table-cell office:value-type="float" office:value="-6.77" calcext:value-type="float">
            <text:p>-6.77</text:p>
          </table:table-cell>
          <table:table-cell office:value-type="float" office:value="0.5903343" calcext:value-type="float">
            <text:p>0.5903343</text:p>
          </table:table-cell>
          <table:table-cell office:value-type="float" office:value="0.3273936" calcext:value-type="float">
            <text:p>0.3273936</text:p>
          </table:table-cell>
          <table:table-cell office:value-type="float" office:value="447.552" calcext:value-type="float">
            <text:p>447.552</text:p>
          </table:table-cell>
          <table:table-cell office:value-type="float" office:value="0" calcext:value-type="float">
            <text:p>0</text:p>
          </table:table-cell>
          <table:table-cell office:value-type="float" office:value="2.226868" calcext:value-type="float">
            <text:p>2.226868</text:p>
          </table:table-cell>
          <table:table-cell office:value-type="float" office:value="-2.961487" calcext:value-type="float">
            <text:p>-2.961487</text:p>
          </table:table-cell>
          <table:table-cell office:value-type="float" office:value="-0.1253052" calcext:value-type="float">
            <text:p>-0.1253052</text:p>
          </table:table-cell>
          <table:table-cell office:value-type="float" office:value="-0.9220276" calcext:value-type="float">
            <text:p>-0.9220276</text:p>
          </table:table-cell>
          <table:table-cell office:value-type="float" office:value="0.02474976" calcext:value-type="float">
            <text:p>0.02474976</text:p>
          </table:table-cell>
          <table:table-cell office:value-type="float" office:value="-0.09100342" calcext:value-type="float">
            <text:p>-0.09100342</text:p>
          </table:table-cell>
          <table:table-cell office:value-type="float" office:value="0.5687866" calcext:value-type="float">
            <text:p>0.5687866</text:p>
          </table:table-cell>
          <table:table-cell office:value-type="float" office:value="0.5029602" calcext:value-type="float">
            <text:p>0.5029602</text:p>
          </table:table-cell>
          <table:table-cell office:value-type="float" office:value="1.044922" calcext:value-type="float">
            <text:p>1.044922</text:p>
          </table:table-cell>
          <table:table-cell office:value-type="float" office:value="1.009064" calcext:value-type="float">
            <text:p>1.009064</text:p>
          </table:table-cell>
          <table:table-cell office:value-type="float" office:value="1.680725" calcext:value-type="float">
            <text:p>1.680725</text:p>
          </table:table-cell>
          <table:table-cell office:value-type="float" office:value="1.640137" calcext:value-type="float">
            <text:p>1.640137</text:p>
          </table:table-cell>
          <table:table-cell office:value-type="float" office:value="2.408295" calcext:value-type="float">
            <text:p>2.408295</text:p>
          </table:table-cell>
          <table:table-cell office:value-type="float" office:value="2.343262" calcext:value-type="float">
            <text:p>2.343262</text:p>
          </table:table-cell>
          <table:table-cell office:value-type="float" office:value="3.585266" calcext:value-type="float">
            <text:p>3.585266</text:p>
          </table:table-cell>
          <table:table-cell office:value-type="float" office:value="3.481995" calcext:value-type="float">
            <text:p>3.481995</text:p>
          </table:table-cell>
          <table:table-cell office:value-type="float" office:value="5.555054" calcext:value-type="float">
            <text:p>5.555054</text:p>
          </table:table-cell>
          <table:table-cell office:value-type="float" office:value="5.409424" calcext:value-type="float">
            <text:p>5.409424</text:p>
          </table:table-cell>
          <table:table-cell office:value-type="float" office:value="7.666016" calcext:value-type="float">
            <text:p>7.666016</text:p>
          </table:table-cell>
          <table:table-cell office:value-type="float" office:value="7.507446" calcext:value-type="float">
            <text:p>7.507446</text:p>
          </table:table-cell>
          <table:table-cell office:value-type="float" office:value="9.121521" calcext:value-type="float">
            <text:p>9.121521</text:p>
          </table:table-cell>
          <table:table-cell office:value-type="float" office:value="8.973907" calcext:value-type="float">
            <text:p>8.973907</text:p>
          </table:table-cell>
          <table:table-cell office:value-type="float" office:value="10.22354" calcext:value-type="float">
            <text:p>10.22354</text:p>
          </table:table-cell>
          <table:table-cell office:value-type="float" office:value="10.09149" calcext:value-type="float">
            <text:p>10.09149</text:p>
          </table:table-cell>
          <table:table-cell office:value-type="float" office:value="10.97986" calcext:value-type="float">
            <text:p>10.97986</text:p>
          </table:table-cell>
          <table:table-cell office:value-type="float" office:value="10.86542" calcext:value-type="float">
            <text:p>10.86542</text:p>
          </table:table-cell>
          <table:table-cell office:value-type="float" office:value="11.28311" calcext:value-type="float">
            <text:p>11.28311</text:p>
          </table:table-cell>
          <table:table-cell office:value-type="float" office:value="11.18121" calcext:value-type="float">
            <text:p>11.18121</text:p>
          </table:table-cell>
          <table:table-cell office:value-type="float" office:value="6.962982" calcext:value-type="float">
            <text:p>6.962982</text:p>
          </table:table-cell>
          <table:table-cell office:value-type="float" office:value="-7.182648" calcext:value-type="float">
            <text:p>-7.182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.367683" calcext:value-type="float">
            <text:p>3.367683</text:p>
          </table:table-cell>
          <table:table-cell office:value-type="float" office:value="4.62" calcext:value-type="float">
            <text:p>4.62</text:p>
          </table:table-cell>
          <table:table-cell office:value-type="float" office:value="-9.48" calcext:value-type="float">
            <text:p>-9.48</text:p>
          </table:table-cell>
          <table:table-cell office:value-type="float" office:value="0.7401673" calcext:value-type="float">
            <text:p>0.7401673</text:p>
          </table:table-cell>
          <table:table-cell office:value-type="float" office:value="0.2662276" calcext:value-type="float">
            <text:p>0.2662276</text:p>
          </table:table-cell>
          <table:table-cell office:value-type="float" office:value="254.988" calcext:value-type="float">
            <text:p>254.988</text:p>
          </table:table-cell>
          <table:table-cell office:value-type="float" office:value="0.6" calcext:value-type="float">
            <text:p>0.6</text:p>
          </table:table-cell>
          <table:table-cell office:value-type="float" office:value="0.274353" calcext:value-type="float">
            <text:p>0.274353</text:p>
          </table:table-cell>
          <table:table-cell office:value-type="float" office:value="-3.982147" calcext:value-type="float">
            <text:p>-3.982147</text:p>
          </table:table-cell>
          <table:table-cell office:value-type="float" office:value="-0.4361572" calcext:value-type="float">
            <text:p>-0.4361572</text:p>
          </table:table-cell>
          <table:table-cell office:value-type="float" office:value="-1.06131" calcext:value-type="float">
            <text:p>-1.06131</text:p>
          </table:table-cell>
          <table:table-cell office:value-type="float" office:value="-0.0213623" calcext:value-type="float">
            <text:p>-0.0213623</text:p>
          </table:table-cell>
          <table:table-cell office:value-type="float" office:value="-0.1105957" calcext:value-type="float">
            <text:p>-0.1105957</text:p>
          </table:table-cell>
          <table:table-cell office:value-type="float" office:value="0.5385742" calcext:value-type="float">
            <text:p>0.5385742</text:p>
          </table:table-cell>
          <table:table-cell office:value-type="float" office:value="0.4772949" calcext:value-type="float">
            <text:p>0.4772949</text:p>
          </table:table-cell>
          <table:table-cell office:value-type="float" office:value="1.025055" calcext:value-type="float">
            <text:p>1.025055</text:p>
          </table:table-cell>
          <table:table-cell office:value-type="float" office:value="0.9736938" calcext:value-type="float">
            <text:p>0.9736938</text:p>
          </table:table-cell>
          <table:table-cell office:value-type="float" office:value="1.639587" calcext:value-type="float">
            <text:p>1.639587</text:p>
          </table:table-cell>
          <table:table-cell office:value-type="float" office:value="1.579254" calcext:value-type="float">
            <text:p>1.579254</text:p>
          </table:table-cell>
          <table:table-cell office:value-type="float" office:value="2.34259" calcext:value-type="float">
            <text:p>2.34259</text:p>
          </table:table-cell>
          <table:table-cell office:value-type="float" office:value="2.266571" calcext:value-type="float">
            <text:p>2.266571</text:p>
          </table:table-cell>
          <table:table-cell office:value-type="float" office:value="3.480988" calcext:value-type="float">
            <text:p>3.480988</text:p>
          </table:table-cell>
          <table:table-cell office:value-type="float" office:value="3.384979" calcext:value-type="float">
            <text:p>3.384979</text:p>
          </table:table-cell>
          <table:table-cell office:value-type="float" office:value="5.407959" calcext:value-type="float">
            <text:p>5.407959</text:p>
          </table:table-cell>
          <table:table-cell office:value-type="float" office:value="5.275513" calcext:value-type="float">
            <text:p>5.275513</text:p>
          </table:table-cell>
          <table:table-cell office:value-type="float" office:value="7.505768" calcext:value-type="float">
            <text:p>7.505768</text:p>
          </table:table-cell>
          <table:table-cell office:value-type="float" office:value="7.35437" calcext:value-type="float">
            <text:p>7.35437</text:p>
          </table:table-cell>
          <table:table-cell office:value-type="float" office:value="8.972351" calcext:value-type="float">
            <text:p>8.972351</text:p>
          </table:table-cell>
          <table:table-cell office:value-type="float" office:value="8.828186" calcext:value-type="float">
            <text:p>8.828186</text:p>
          </table:table-cell>
          <table:table-cell office:value-type="float" office:value="10.09009" calcext:value-type="float">
            <text:p>10.09009</text:p>
          </table:table-cell>
          <table:table-cell office:value-type="float" office:value="9.958893" calcext:value-type="float">
            <text:p>9.958893</text:p>
          </table:table-cell>
          <table:table-cell office:value-type="float" office:value="10.86423" calcext:value-type="float">
            <text:p>10.86423</text:p>
          </table:table-cell>
          <table:table-cell office:value-type="float" office:value="10.74902" calcext:value-type="float">
            <text:p>10.74902</text:p>
          </table:table-cell>
          <table:table-cell office:value-type="float" office:value="11.18015" calcext:value-type="float">
            <text:p>11.18015</text:p>
          </table:table-cell>
          <table:table-cell office:value-type="float" office:value="11.07684" calcext:value-type="float">
            <text:p>11.07684</text:p>
          </table:table-cell>
          <table:table-cell office:value-type="float" office:value="2.193146" calcext:value-type="float">
            <text:p>2.193146</text:p>
          </table:table-cell>
          <table:table-cell office:value-type="float" office:value="-10.90359" calcext:value-type="float">
            <text:p>-10.90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7.791728" calcext:value-type="float">
            <text:p>7.791728</text:p>
          </table:table-cell>
          <table:table-cell office:value-type="float" office:value="5.65" calcext:value-type="float">
            <text:p>5.65</text:p>
          </table:table-cell>
          <table:table-cell office:value-type="float" office:value="-1.07" calcext:value-type="float">
            <text:p>-1.07</text:p>
          </table:table-cell>
          <table:table-cell office:value-type="float" office:value="0.7227228" calcext:value-type="float">
            <text:p>0.7227228</text:p>
          </table:table-cell>
          <table:table-cell office:value-type="float" office:value="0.4990491" calcext:value-type="float">
            <text:p>0.4990491</text:p>
          </table:table-cell>
          <table:table-cell office:value-type="float" office:value="471.6" calcext:value-type="float">
            <text:p>471.6</text:p>
          </table:table-cell>
          <table:table-cell office:value-type="float" office:value="0" calcext:value-type="float">
            <text:p>0</text:p>
          </table:table-cell>
          <table:table-cell office:value-type="float" office:value="2.683563" calcext:value-type="float">
            <text:p>2.683563</text:p>
          </table:table-cell>
          <table:table-cell office:value-type="float" office:value="-1.078552" calcext:value-type="float">
            <text:p>-1.078552</text:p>
          </table:table-cell>
          <table:table-cell office:value-type="float" office:value="0.1516724" calcext:value-type="float">
            <text:p>0.1516724</text:p>
          </table:table-cell>
          <table:table-cell office:value-type="float" office:value="-0.4500427" calcext:value-type="float">
            <text:p>-0.4500427</text:p>
          </table:table-cell>
          <table:table-cell office:value-type="float" office:value="0.06402588" calcext:value-type="float">
            <text:p>0.06402588</text:p>
          </table:table-cell>
          <table:table-cell office:value-type="float" office:value="-0.02258301" calcext:value-type="float">
            <text:p>-0.02258301</text:p>
          </table:table-cell>
          <table:table-cell office:value-type="float" office:value="0.5680237" calcext:value-type="float">
            <text:p>0.5680237</text:p>
          </table:table-cell>
          <table:table-cell office:value-type="float" office:value="0.5149841" calcext:value-type="float">
            <text:p>0.5149841</text:p>
          </table:table-cell>
          <table:table-cell office:value-type="float" office:value="1.012146" calcext:value-type="float">
            <text:p>1.012146</text:p>
          </table:table-cell>
          <table:table-cell office:value-type="float" office:value="0.9801025" calcext:value-type="float">
            <text:p>0.9801025</text:p>
          </table:table-cell>
          <table:table-cell office:value-type="float" office:value="1.57959" calcext:value-type="float">
            <text:p>1.57959</text:p>
          </table:table-cell>
          <table:table-cell office:value-type="float" office:value="1.568909" calcext:value-type="float">
            <text:p>1.568909</text:p>
          </table:table-cell>
          <table:table-cell office:value-type="float" office:value="2.266113" calcext:value-type="float">
            <text:p>2.266113</text:p>
          </table:table-cell>
          <table:table-cell office:value-type="float" office:value="2.232574" calcext:value-type="float">
            <text:p>2.232574</text:p>
          </table:table-cell>
          <table:table-cell office:value-type="float" office:value="3.384064" calcext:value-type="float">
            <text:p>3.384064</text:p>
          </table:table-cell>
          <table:table-cell office:value-type="float" office:value="3.305847" calcext:value-type="float">
            <text:p>3.305847</text:p>
          </table:table-cell>
          <table:table-cell office:value-type="float" office:value="5.274109" calcext:value-type="float">
            <text:p>5.274109</text:p>
          </table:table-cell>
          <table:table-cell office:value-type="float" office:value="5.152039" calcext:value-type="float">
            <text:p>5.152039</text:p>
          </table:table-cell>
          <table:table-cell office:value-type="float" office:value="7.352783" calcext:value-type="float">
            <text:p>7.352783</text:p>
          </table:table-cell>
          <table:table-cell office:value-type="float" office:value="7.209198" calcext:value-type="float">
            <text:p>7.209198</text:p>
          </table:table-cell>
          <table:table-cell office:value-type="float" office:value="8.826691" calcext:value-type="float">
            <text:p>8.826691</text:p>
          </table:table-cell>
          <table:table-cell office:value-type="float" office:value="8.685425" calcext:value-type="float">
            <text:p>8.685425</text:p>
          </table:table-cell>
          <table:table-cell office:value-type="float" office:value="9.95752" calcext:value-type="float">
            <text:p>9.95752</text:p>
          </table:table-cell>
          <table:table-cell office:value-type="float" office:value="9.827179" calcext:value-type="float">
            <text:p>9.827179</text:p>
          </table:table-cell>
          <table:table-cell office:value-type="float" office:value="10.7478" calcext:value-type="float">
            <text:p>10.7478</text:p>
          </table:table-cell>
          <table:table-cell office:value-type="float" office:value="10.63162" calcext:value-type="float">
            <text:p>10.63162</text:p>
          </table:table-cell>
          <table:table-cell office:value-type="float" office:value="11.07578" calcext:value-type="float">
            <text:p>11.07578</text:p>
          </table:table-cell>
          <table:table-cell office:value-type="float" office:value="10.97131" calcext:value-type="float">
            <text:p>10.97131</text:p>
          </table:table-cell>
          <table:table-cell office:value-type="float" office:value="8.879242" calcext:value-type="float">
            <text:p>8.879242</text:p>
          </table:table-cell>
          <table:table-cell office:value-type="float" office:value="-2.727783" calcext:value-type="float">
            <text:p>-2.727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7.251749" calcext:value-type="float">
            <text:p>7.251749</text:p>
          </table:table-cell>
          <table:table-cell office:value-type="float" office:value="3.72" calcext:value-type="float">
            <text:p>3.72</text:p>
          </table:table-cell>
          <table:table-cell office:value-type="float" office:value="-4.81" calcext:value-type="float">
            <text:p>-4.81</text:p>
          </table:table-cell>
          <table:table-cell office:value-type="float" office:value="0.6810787" calcext:value-type="float">
            <text:p>0.6810787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216.396" calcext:value-type="float">
            <text:p>216.396</text:p>
          </table:table-cell>
          <table:table-cell office:value-type="float" office:value="0" calcext:value-type="float">
            <text:p>0</text:p>
          </table:table-cell>
          <table:table-cell office:value-type="float" office:value="1.001007" calcext:value-type="float">
            <text:p>1.001007</text:p>
          </table:table-cell>
          <table:table-cell office:value-type="float" office:value="-0.8930664" calcext:value-type="float">
            <text:p>-0.8930664</text:p>
          </table:table-cell>
          <table:table-cell office:value-type="float" office:value="0.04031372" calcext:value-type="float">
            <text:p>0.04031372</text:p>
          </table:table-cell>
          <table:table-cell office:value-type="float" office:value="-0.243103" calcext:value-type="float">
            <text:p>-0.243103</text:p>
          </table:table-cell>
          <table:table-cell office:value-type="float" office:value="0.05059814" calcext:value-type="float">
            <text:p>0.05059814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5596924" calcext:value-type="float">
            <text:p>0.5596924</text:p>
          </table:table-cell>
          <table:table-cell office:value-type="float" office:value="0.5381165" calcext:value-type="float">
            <text:p>0.5381165</text:p>
          </table:table-cell>
          <table:table-cell office:value-type="float" office:value="0.9980774" calcext:value-type="float">
            <text:p>0.9980774</text:p>
          </table:table-cell>
          <table:table-cell office:value-type="float" office:value="0.9849548" calcext:value-type="float">
            <text:p>0.9849548</text:p>
          </table:table-cell>
          <table:table-cell office:value-type="float" office:value="1.571228" calcext:value-type="float">
            <text:p>1.571228</text:p>
          </table:table-cell>
          <table:table-cell office:value-type="float" office:value="1.546265" calcext:value-type="float">
            <text:p>1.546265</text:p>
          </table:table-cell>
          <table:table-cell office:value-type="float" office:value="2.232147" calcext:value-type="float">
            <text:p>2.232147</text:p>
          </table:table-cell>
          <table:table-cell office:value-type="float" office:value="2.191345" calcext:value-type="float">
            <text:p>2.191345</text:p>
          </table:table-cell>
          <table:table-cell office:value-type="float" office:value="3.305145" calcext:value-type="float">
            <text:p>3.305145</text:p>
          </table:table-cell>
          <table:table-cell office:value-type="float" office:value="3.238159" calcext:value-type="float">
            <text:p>3.238159</text:p>
          </table:table-cell>
          <table:table-cell office:value-type="float" office:value="5.150848" calcext:value-type="float">
            <text:p>5.150848</text:p>
          </table:table-cell>
          <table:table-cell office:value-type="float" office:value="5.040863" calcext:value-type="float">
            <text:p>5.040863</text:p>
          </table:table-cell>
          <table:table-cell office:value-type="float" office:value="7.207764" calcext:value-type="float">
            <text:p>7.207764</text:p>
          </table:table-cell>
          <table:table-cell office:value-type="float" office:value="7.071503" calcext:value-type="float">
            <text:p>7.071503</text:p>
          </table:table-cell>
          <table:table-cell office:value-type="float" office:value="8.68396" calcext:value-type="float">
            <text:p>8.68396</text:p>
          </table:table-cell>
          <table:table-cell office:value-type="float" office:value="8.547028" calcext:value-type="float">
            <text:p>8.547028</text:p>
          </table:table-cell>
          <table:table-cell office:value-type="float" office:value="9.825806" calcext:value-type="float">
            <text:p>9.825806</text:p>
          </table:table-cell>
          <table:table-cell office:value-type="float" office:value="9.696594" calcext:value-type="float">
            <text:p>9.696594</text:p>
          </table:table-cell>
          <table:table-cell office:value-type="float" office:value="10.6304" calcext:value-type="float">
            <text:p>10.6304</text:p>
          </table:table-cell>
          <table:table-cell office:value-type="float" office:value="10.51395" calcext:value-type="float">
            <text:p>10.51395</text:p>
          </table:table-cell>
          <table:table-cell office:value-type="float" office:value="10.97021" calcext:value-type="float">
            <text:p>10.97021</text:p>
          </table:table-cell>
          <table:table-cell office:value-type="float" office:value="10.86499" calcext:value-type="float">
            <text:p>10.86499</text:p>
          </table:table-cell>
          <table:table-cell office:value-type="float" office:value="7.414276" calcext:value-type="float">
            <text:p>7.414276</text:p>
          </table:table-cell>
          <table:table-cell office:value-type="float" office:value="-4.454834" calcext:value-type="float">
            <text:p>-4.454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8.382568" calcext:value-type="float">
            <text:p>8.382568</text:p>
          </table:table-cell>
          <table:table-cell office:value-type="float" office:value="6.63" calcext:value-type="float">
            <text:p>6.63</text:p>
          </table:table-cell>
          <table:table-cell office:value-type="float" office:value="-5.6" calcext:value-type="float">
            <text:p>-5.6</text:p>
          </table:table-cell>
          <table:table-cell office:value-type="float" office:value="0.7773445" calcext:value-type="float">
            <text:p>0.7773445</text:p>
          </table:table-cell>
          <table:table-cell office:value-type="float" office:value="0.3575067" calcext:value-type="float">
            <text:p>0.3575067</text:p>
          </table:table-cell>
          <table:table-cell office:value-type="float" office:value="278.352" calcext:value-type="float">
            <text:p>278.352</text:p>
          </table:table-cell>
          <table:table-cell office:value-type="float" office:value="0" calcext:value-type="float">
            <text:p>0</text:p>
          </table:table-cell>
          <table:table-cell office:value-type="float" office:value="2.010101" calcext:value-type="float">
            <text:p>2.010101</text:p>
          </table:table-cell>
          <table:table-cell office:value-type="float" office:value="-1.708923" calcext:value-type="float">
            <text:p>-1.708923</text:p>
          </table:table-cell>
          <table:table-cell office:value-type="float" office:value="0.1904297" calcext:value-type="float">
            <text:p>0.1904297</text:p>
          </table:table-cell>
          <table:table-cell office:value-type="float" office:value="-0.3172913" calcext:value-type="float">
            <text:p>-0.3172913</text:p>
          </table:table-cell>
          <table:table-cell office:value-type="float" office:value="0.07061768" calcext:value-type="float">
            <text:p>0.07061768</text:p>
          </table:table-cell>
          <table:table-cell office:value-type="float" office:value="0.0008544922" calcext:value-type="float">
            <text:p>0.0008544922</text:p>
          </table:table-cell>
          <table:table-cell office:value-type="float" office:value="0.5641479" calcext:value-type="float">
            <text:p>0.5641479</text:p>
          </table:table-cell>
          <table:table-cell office:value-type="float" office:value="0.5261841" calcext:value-type="float">
            <text:p>0.5261841</text:p>
          </table:table-cell>
          <table:table-cell office:value-type="float" office:value="0.9882202" calcext:value-type="float">
            <text:p>0.9882202</text:p>
          </table:table-cell>
          <table:table-cell office:value-type="float" office:value="0.9683838" calcext:value-type="float">
            <text:p>0.9683838</text:p>
          </table:table-cell>
          <table:table-cell office:value-type="float" office:value="1.545868" calcext:value-type="float">
            <text:p>1.545868</text:p>
          </table:table-cell>
          <table:table-cell office:value-type="float" office:value="1.521179" calcext:value-type="float">
            <text:p>1.521179</text:p>
          </table:table-cell>
          <table:table-cell office:value-type="float" office:value="2.190857" calcext:value-type="float">
            <text:p>2.190857</text:p>
          </table:table-cell>
          <table:table-cell office:value-type="float" office:value="2.150604" calcext:value-type="float">
            <text:p>2.150604</text:p>
          </table:table-cell>
          <table:table-cell office:value-type="float" office:value="3.237488" calcext:value-type="float">
            <text:p>3.237488</text:p>
          </table:table-cell>
          <table:table-cell office:value-type="float" office:value="3.173218" calcext:value-type="float">
            <text:p>3.173218</text:p>
          </table:table-cell>
          <table:table-cell office:value-type="float" office:value="5.039734" calcext:value-type="float">
            <text:p>5.039734</text:p>
          </table:table-cell>
          <table:table-cell office:value-type="float" office:value="4.938171" calcext:value-type="float">
            <text:p>4.938171</text:p>
          </table:table-cell>
          <table:table-cell office:value-type="float" office:value="7.070068" calcext:value-type="float">
            <text:p>7.070068</text:p>
          </table:table-cell>
          <table:table-cell office:value-type="float" office:value="6.941254" calcext:value-type="float">
            <text:p>6.941254</text:p>
          </table:table-cell>
          <table:table-cell office:value-type="float" office:value="8.545624" calcext:value-type="float">
            <text:p>8.545624</text:p>
          </table:table-cell>
          <table:table-cell office:value-type="float" office:value="8.413147" calcext:value-type="float">
            <text:p>8.413147</text:p>
          </table:table-cell>
          <table:table-cell office:value-type="float" office:value="9.695251" calcext:value-type="float">
            <text:p>9.695251</text:p>
          </table:table-cell>
          <table:table-cell office:value-type="float" office:value="9.566925" calcext:value-type="float">
            <text:p>9.566925</text:p>
          </table:table-cell>
          <table:table-cell office:value-type="float" office:value="10.51273" calcext:value-type="float">
            <text:p>10.51273</text:p>
          </table:table-cell>
          <table:table-cell office:value-type="float" office:value="10.39624" calcext:value-type="float">
            <text:p>10.39624</text:p>
          </table:table-cell>
          <table:table-cell office:value-type="float" office:value="10.86389" calcext:value-type="float">
            <text:p>10.86389</text:p>
          </table:table-cell>
          <table:table-cell office:value-type="float" office:value="10.75775" calcext:value-type="float">
            <text:p>10.75775</text:p>
          </table:table-cell>
          <table:table-cell office:value-type="float" office:value="9.611847" calcext:value-type="float">
            <text:p>9.611847</text:p>
          </table:table-cell>
          <table:table-cell office:value-type="float" office:value="-6.291016" calcext:value-type="float">
            <text:p>-6.2910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5.981225" calcext:value-type="float">
            <text:p>5.981225</text:p>
          </table:table-cell>
          <table:table-cell office:value-type="float" office:value="10.29" calcext:value-type="float">
            <text:p>10.29</text:p>
          </table:table-cell>
          <table:table-cell office:value-type="float" office:value="1.25" calcext:value-type="float">
            <text:p>1.25</text:p>
          </table:table-cell>
          <table:table-cell office:value-type="float" office:value="0.8690575" calcext:value-type="float">
            <text:p>0.8690575</text:p>
          </table:table-cell>
          <table:table-cell office:value-type="float" office:value="0.5894942" calcext:value-type="float">
            <text:p>0.5894942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0" calcext:value-type="float">
            <text:p>0</text:p>
          </table:table-cell>
          <table:table-cell office:value-type="float" office:value="3.307739" calcext:value-type="float">
            <text:p>3.307739</text:p>
          </table:table-cell>
          <table:table-cell office:value-type="float" office:value="-0.2747498" calcext:value-type="float">
            <text:p>-0.2747498</text:p>
          </table:table-cell>
          <table:table-cell office:value-type="float" office:value="0.4382019" calcext:value-type="float">
            <text:p>0.4382019</text:p>
          </table:table-cell>
          <table:table-cell office:value-type="float" office:value="-0.07751465" calcext:value-type="float">
            <text:p>-0.07751465</text:p>
          </table:table-cell>
          <table:table-cell office:value-type="float" office:value="0.1036682" calcext:value-type="float">
            <text:p>0.1036682</text:p>
          </table:table-cell>
          <table:table-cell office:value-type="float" office:value="0.03433228" calcext:value-type="float">
            <text:p>0.03433228</text:p>
          </table:table-cell>
          <table:table-cell office:value-type="float" office:value="0.580719" calcext:value-type="float">
            <text:p>0.580719</text:p>
          </table:table-cell>
          <table:table-cell office:value-type="float" office:value="0.5445862" calcext:value-type="float">
            <text:p>0.5445862</text:p>
          </table:table-cell>
          <table:table-cell office:value-type="float" office:value="0.9901428" calcext:value-type="float">
            <text:p>0.9901428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1.520874" calcext:value-type="float">
            <text:p>1.520874</text:p>
          </table:table-cell>
          <table:table-cell office:value-type="float" office:value="1.504578" calcext:value-type="float">
            <text:p>1.504578</text:p>
          </table:table-cell>
          <table:table-cell office:value-type="float" office:value="2.150146" calcext:value-type="float">
            <text:p>2.150146</text:p>
          </table:table-cell>
          <table:table-cell office:value-type="float" office:value="2.118225" calcext:value-type="float">
            <text:p>2.118225</text:p>
          </table:table-cell>
          <table:table-cell office:value-type="float" office:value="3.172546" calcext:value-type="float">
            <text:p>3.172546</text:p>
          </table:table-cell>
          <table:table-cell office:value-type="float" office:value="3.11499" calcext:value-type="float">
            <text:p>3.11499</text:p>
          </table:table-cell>
          <table:table-cell office:value-type="float" office:value="4.937164" calcext:value-type="float">
            <text:p>4.937164</text:p>
          </table:table-cell>
          <table:table-cell office:value-type="float" office:value="4.842834" calcext:value-type="float">
            <text:p>4.842834</text:p>
          </table:table-cell>
          <table:table-cell office:value-type="float" office:value="6.939941" calcext:value-type="float">
            <text:p>6.939941</text:p>
          </table:table-cell>
          <table:table-cell office:value-type="float" office:value="6.817627" calcext:value-type="float">
            <text:p>6.817627</text:p>
          </table:table-cell>
          <table:table-cell office:value-type="float" office:value="8.411774" calcext:value-type="float">
            <text:p>8.411774</text:p>
          </table:table-cell>
          <table:table-cell office:value-type="float" office:value="8.283264" calcext:value-type="float">
            <text:p>8.283264</text:p>
          </table:table-cell>
          <table:table-cell office:value-type="float" office:value="9.565613" calcext:value-type="float">
            <text:p>9.565613</text:p>
          </table:table-cell>
          <table:table-cell office:value-type="float" office:value="9.439819" calcext:value-type="float">
            <text:p>9.439819</text:p>
          </table:table-cell>
          <table:table-cell office:value-type="float" office:value="10.39502" calcext:value-type="float">
            <text:p>10.39502</text:p>
          </table:table-cell>
          <table:table-cell office:value-type="float" office:value="10.27835" calcext:value-type="float">
            <text:p>10.27835</text:p>
          </table:table-cell>
          <table:table-cell office:value-type="float" office:value="10.75662" calcext:value-type="float">
            <text:p>10.75662</text:p>
          </table:table-cell>
          <table:table-cell office:value-type="float" office:value="10.64978" calcext:value-type="float">
            <text:p>10.64978</text:p>
          </table:table-cell>
          <table:table-cell office:value-type="float" office:value="16.6554" calcext:value-type="float">
            <text:p>16.6554</text:p>
          </table:table-cell>
          <table:table-cell office:value-type="float" office:value="-1.639526" calcext:value-type="float">
            <text:p>-1.6395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4.105349" calcext:value-type="float">
            <text:p>4.105349</text:p>
          </table:table-cell>
          <table:table-cell office:value-type="float" office:value="6.58" calcext:value-type="float">
            <text:p>6.58</text:p>
          </table:table-cell>
          <table:table-cell office:value-type="float" office:value="-1.48" calcext:value-type="float">
            <text:p>-1.48</text:p>
          </table:table-cell>
          <table:table-cell office:value-type="float" office:value="0.7972032" calcext:value-type="float">
            <text:p>0.7972032</text:p>
          </table:table-cell>
          <table:table-cell office:value-type="float" office:value="0.4844299" calcext:value-type="float">
            <text:p>0.4844299</text:p>
          </table:table-cell>
          <table:table-cell office:value-type="float" office:value="228.528" calcext:value-type="float">
            <text:p>228.528</text:p>
          </table:table-cell>
          <table:table-cell office:value-type="float" office:value="0.1" calcext:value-type="float">
            <text:p>0.1</text:p>
          </table:table-cell>
          <table:table-cell office:value-type="float" office:value="2.360474" calcext:value-type="float">
            <text:p>2.360474</text:p>
          </table:table-cell>
          <table:table-cell office:value-type="float" office:value="-0.3148804" calcext:value-type="float">
            <text:p>-0.3148804</text:p>
          </table:table-cell>
          <table:table-cell office:value-type="float" office:value="0.3157959" calcext:value-type="float">
            <text:p>0.3157959</text:p>
          </table:table-cell>
          <table:table-cell office:value-type="float" office:value="-0.05593872" calcext:value-type="float">
            <text:p>-0.05593872</text:p>
          </table:table-cell>
          <table:table-cell office:value-type="float" office:value="0.0866394" calcext:value-type="float">
            <text:p>0.0866394</text:p>
          </table:table-cell>
          <table:table-cell office:value-type="float" office:value="0.03817749" calcext:value-type="float">
            <text:p>0.03817749</text:p>
          </table:table-cell>
          <table:table-cell office:value-type="float" office:value="0.5697021" calcext:value-type="float">
            <text:p>0.5697021</text:p>
          </table:table-cell>
          <table:table-cell office:value-type="float" office:value="0.546814" calcext:value-type="float">
            <text:p>0.546814</text:p>
          </table:table-cell>
          <table:table-cell office:value-type="float" office:value="0.9744568" calcext:value-type="float">
            <text:p>0.9744568</text:p>
          </table:table-cell>
          <table:table-cell office:value-type="float" office:value="0.958313" calcext:value-type="float">
            <text:p>0.958313</text:p>
          </table:table-cell>
          <table:table-cell office:value-type="float" office:value="1.504181" calcext:value-type="float">
            <text:p>1.504181</text:p>
          </table:table-cell>
          <table:table-cell office:value-type="float" office:value="1.481171" calcext:value-type="float">
            <text:p>1.481171</text:p>
          </table:table-cell>
          <table:table-cell office:value-type="float" office:value="2.117798" calcext:value-type="float">
            <text:p>2.117798</text:p>
          </table:table-cell>
          <table:table-cell office:value-type="float" office:value="2.082458" calcext:value-type="float">
            <text:p>2.082458</text:p>
          </table:table-cell>
          <table:table-cell office:value-type="float" office:value="3.11441" calcext:value-type="float">
            <text:p>3.11441</text:p>
          </table:table-cell>
          <table:table-cell office:value-type="float" office:value="3.059662" calcext:value-type="float">
            <text:p>3.059662</text:p>
          </table:table-cell>
          <table:table-cell office:value-type="float" office:value="4.841858" calcext:value-type="float">
            <text:p>4.841858</text:p>
          </table:table-cell>
          <table:table-cell office:value-type="float" office:value="4.753815" calcext:value-type="float">
            <text:p>4.753815</text:p>
          </table:table-cell>
          <table:table-cell office:value-type="float" office:value="6.816345" calcext:value-type="float">
            <text:p>6.816345</text:p>
          </table:table-cell>
          <table:table-cell office:value-type="float" office:value="6.699951" calcext:value-type="float">
            <text:p>6.699951</text:p>
          </table:table-cell>
          <table:table-cell office:value-type="float" office:value="8.281952" calcext:value-type="float">
            <text:p>8.281952</text:p>
          </table:table-cell>
          <table:table-cell office:value-type="float" office:value="8.158203" calcext:value-type="float">
            <text:p>8.158203</text:p>
          </table:table-cell>
          <table:table-cell office:value-type="float" office:value="9.438507" calcext:value-type="float">
            <text:p>9.438507</text:p>
          </table:table-cell>
          <table:table-cell office:value-type="float" office:value="9.315125" calcext:value-type="float">
            <text:p>9.315125</text:p>
          </table:table-cell>
          <table:table-cell office:value-type="float" office:value="10.27713" calcext:value-type="float">
            <text:p>10.27713</text:p>
          </table:table-cell>
          <table:table-cell office:value-type="float" office:value="10.16098" calcext:value-type="float">
            <text:p>10.16098</text:p>
          </table:table-cell>
          <table:table-cell office:value-type="float" office:value="10.64865" calcext:value-type="float">
            <text:p>10.64865</text:p>
          </table:table-cell>
          <table:table-cell office:value-type="float" office:value="10.54129" calcext:value-type="float">
            <text:p>10.54129</text:p>
          </table:table-cell>
          <table:table-cell office:value-type="float" office:value="12.21524" calcext:value-type="float">
            <text:p>12.21524</text:p>
          </table:table-cell>
          <table:table-cell office:value-type="float" office:value="-2.476776" calcext:value-type="float">
            <text:p>-2.476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6.107756" calcext:value-type="float">
            <text:p>6.107756</text:p>
          </table:table-cell>
          <table:table-cell office:value-type="float" office:value="1" calcext:value-type="float">
            <text:p>1</text:p>
          </table:table-cell>
          <table:table-cell office:value-type="float" office:value="-7.51" calcext:value-type="float">
            <text:p>-7.51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0.3095464" calcext:value-type="float">
            <text:p>0.3095464</text:p>
          </table:table-cell>
          <table:table-cell office:value-type="float" office:value="239.76" calcext:value-type="float">
            <text:p>239.76</text:p>
          </table:table-cell>
          <table:table-cell office:value-type="float" office:value="0" calcext:value-type="float">
            <text:p>0</text:p>
          </table:table-cell>
          <table:table-cell office:value-type="float" office:value="0.9098206" calcext:value-type="float">
            <text:p>0.9098206</text:p>
          </table:table-cell>
          <table:table-cell office:value-type="float" office:value="-0.8808899" calcext:value-type="float">
            <text:p>-0.8808899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-0.1027832" calcext:value-type="float">
            <text:p>-0.1027832</text:p>
          </table:table-cell>
          <table:table-cell office:value-type="float" office:value="0.2705383" calcext:value-type="float">
            <text:p>0.2705383</text:p>
          </table:table-cell>
          <table:table-cell office:value-type="float" office:value="0.0335083" calcext:value-type="float">
            <text:p>0.0335083</text:p>
          </table:table-cell>
          <table:table-cell office:value-type="float" office:value="0.6924744" calcext:value-type="float">
            <text:p>0.6924744</text:p>
          </table:table-cell>
          <table:table-cell office:value-type="float" office:value="0.5408325" calcext:value-type="float">
            <text:p>0.5408325</text:p>
          </table:table-cell>
          <table:table-cell office:value-type="float" office:value="1.041138" calcext:value-type="float">
            <text:p>1.041138</text:p>
          </table:table-cell>
          <table:table-cell office:value-type="float" office:value="0.9472351" calcext:value-type="float">
            <text:p>0.9472351</text:p>
          </table:table-cell>
          <table:table-cell office:value-type="float" office:value="1.495575" calcext:value-type="float">
            <text:p>1.495575</text:p>
          </table:table-cell>
          <table:table-cell office:value-type="float" office:value="1.4617" calcext:value-type="float">
            <text:p>1.4617</text:p>
          </table:table-cell>
          <table:table-cell office:value-type="float" office:value="2.082001" calcext:value-type="float">
            <text:p>2.082001</text:p>
          </table:table-cell>
          <table:table-cell office:value-type="float" office:value="2.051941" calcext:value-type="float">
            <text:p>2.051941</text:p>
          </table:table-cell>
          <table:table-cell office:value-type="float" office:value="3.059082" calcext:value-type="float">
            <text:p>3.059082</text:p>
          </table:table-cell>
          <table:table-cell office:value-type="float" office:value="3.005676" calcext:value-type="float">
            <text:p>3.005676</text:p>
          </table:table-cell>
          <table:table-cell office:value-type="float" office:value="4.75293" calcext:value-type="float">
            <text:p>4.75293</text:p>
          </table:table-cell>
          <table:table-cell office:value-type="float" office:value="4.669403" calcext:value-type="float">
            <text:p>4.669403</text:p>
          </table:table-cell>
          <table:table-cell office:value-type="float" office:value="6.698792" calcext:value-type="float">
            <text:p>6.698792</text:p>
          </table:table-cell>
          <table:table-cell office:value-type="float" office:value="6.588196" calcext:value-type="float">
            <text:p>6.588196</text:p>
          </table:table-cell>
          <table:table-cell office:value-type="float" office:value="8.156921" calcext:value-type="float">
            <text:p>8.156921</text:p>
          </table:table-cell>
          <table:table-cell office:value-type="float" office:value="8.037079" calcext:value-type="float">
            <text:p>8.037079</text:p>
          </table:table-cell>
          <table:table-cell office:value-type="float" office:value="9.313843" calcext:value-type="float">
            <text:p>9.313843</text:p>
          </table:table-cell>
          <table:table-cell office:value-type="float" office:value="9.192474" calcext:value-type="float">
            <text:p>9.192474</text:p>
          </table:table-cell>
          <table:table-cell office:value-type="float" office:value="10.15973" calcext:value-type="float">
            <text:p>10.15973</text:p>
          </table:table-cell>
          <table:table-cell office:value-type="float" office:value="10.04413" calcext:value-type="float">
            <text:p>10.04413</text:p>
          </table:table-cell>
          <table:table-cell office:value-type="float" office:value="10.54013" calcext:value-type="float">
            <text:p>10.54013</text:p>
          </table:table-cell>
          <table:table-cell office:value-type="float" office:value="10.43262" calcext:value-type="float">
            <text:p>10.43262</text:p>
          </table:table-cell>
          <table:table-cell office:value-type="float" office:value="6.57019" calcext:value-type="float">
            <text:p>6.57019</text:p>
          </table:table-cell>
          <table:table-cell office:value-type="float" office:value="-5.391052" calcext:value-type="float">
            <text:p>-5.3910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8.552049" calcext:value-type="float">
            <text:p>8.552049</text:p>
          </table:table-cell>
          <table:table-cell office:value-type="float" office:value="3.36" calcext:value-type="float">
            <text:p>3.36</text:p>
          </table:table-cell>
          <table:table-cell office:value-type="float" office:value="-10.57" calcext:value-type="float">
            <text:p>-10.57</text:p>
          </table:table-cell>
          <table:table-cell office:value-type="float" office:value="0.6665344" calcext:value-type="float">
            <text:p>0.6665344</text:p>
          </table:table-cell>
          <table:table-cell office:value-type="float" office:value="0.2446837" calcext:value-type="float">
            <text:p>0.2446837</text:p>
          </table:table-cell>
          <table:table-cell office:value-type="float" office:value="194.04" calcext:value-type="float">
            <text:p>194.04</text:p>
          </table:table-cell>
          <table:table-cell office:value-type="float" office:value="0" calcext:value-type="float">
            <text:p>0</text:p>
          </table:table-cell>
          <table:table-cell office:value-type="float" office:value="1.086823" calcext:value-type="float">
            <text:p>1.086823</text:p>
          </table:table-cell>
          <table:table-cell office:value-type="float" office:value="-3.846924" calcext:value-type="float">
            <text:p>-3.846924</text:p>
          </table:table-cell>
          <table:table-cell office:value-type="float" office:value="0.1555481" calcext:value-type="float">
            <text:p>0.1555481</text:p>
          </table:table-cell>
          <table:table-cell office:value-type="float" office:value="-0.5066223" calcext:value-type="float">
            <text:p>-0.5066223</text:p>
          </table:table-cell>
          <table:table-cell office:value-type="float" office:value="0.4162292" calcext:value-type="float">
            <text:p>0.4162292</text:p>
          </table:table-cell>
          <table:table-cell office:value-type="float" office:value="0.01678467" calcext:value-type="float">
            <text:p>0.01678467</text:p>
          </table:table-cell>
          <table:table-cell office:value-type="float" office:value="0.79599" calcext:value-type="float">
            <text:p>0.79599</text:p>
          </table:table-cell>
          <table:table-cell office:value-type="float" office:value="0.568634" calcext:value-type="float">
            <text:p>0.568634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0.9801636" calcext:value-type="float">
            <text:p>0.9801636</text:p>
          </table:table-cell>
          <table:table-cell office:value-type="float" office:value="1.575195" calcext:value-type="float">
            <text:p>1.575195</text:p>
          </table:table-cell>
          <table:table-cell office:value-type="float" office:value="1.491821" calcext:value-type="float">
            <text:p>1.491821</text:p>
          </table:table-cell>
          <table:table-cell office:value-type="float" office:value="2.10498" calcext:value-type="float">
            <text:p>2.10498</text:p>
          </table:table-cell>
          <table:table-cell office:value-type="float" office:value="2.058502" calcext:value-type="float">
            <text:p>2.058502</text:p>
          </table:table-cell>
          <table:table-cell office:value-type="float" office:value="3.00528" calcext:value-type="float">
            <text:p>3.00528</text:p>
          </table:table-cell>
          <table:table-cell office:value-type="float" office:value="2.983826" calcext:value-type="float">
            <text:p>2.983826</text:p>
          </table:table-cell>
          <table:table-cell office:value-type="float" office:value="4.668549" calcext:value-type="float">
            <text:p>4.668549</text:p>
          </table:table-cell>
          <table:table-cell office:value-type="float" office:value="4.593292" calcext:value-type="float">
            <text:p>4.593292</text:p>
          </table:table-cell>
          <table:table-cell office:value-type="float" office:value="6.587006" calcext:value-type="float">
            <text:p>6.587006</text:p>
          </table:table-cell>
          <table:table-cell office:value-type="float" office:value="6.481293" calcext:value-type="float">
            <text:p>6.481293</text:p>
          </table:table-cell>
          <table:table-cell office:value-type="float" office:value="8.035828" calcext:value-type="float">
            <text:p>8.035828</text:p>
          </table:table-cell>
          <table:table-cell office:value-type="float" office:value="7.91922" calcext:value-type="float">
            <text:p>7.91922</text:p>
          </table:table-cell>
          <table:table-cell office:value-type="float" office:value="9.191223" calcext:value-type="float">
            <text:p>9.191223</text:p>
          </table:table-cell>
          <table:table-cell office:value-type="float" office:value="9.072113" calcext:value-type="float">
            <text:p>9.072113</text:p>
          </table:table-cell>
          <table:table-cell office:value-type="float" office:value="10.04294" calcext:value-type="float">
            <text:p>10.04294</text:p>
          </table:table-cell>
          <table:table-cell office:value-type="float" office:value="9.928131" calcext:value-type="float">
            <text:p>9.928131</text:p>
          </table:table-cell>
          <table:table-cell office:value-type="float" office:value="10.43149" calcext:value-type="float">
            <text:p>10.43149</text:p>
          </table:table-cell>
          <table:table-cell office:value-type="float" office:value="10.32394" calcext:value-type="float">
            <text:p>10.32394</text:p>
          </table:table-cell>
          <table:table-cell office:value-type="float" office:value="8.203796" calcext:value-type="float">
            <text:p>8.203796</text:p>
          </table:table-cell>
          <table:table-cell office:value-type="float" office:value="-12.54333" calcext:value-type="float">
            <text:p>-12.54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6.270303" calcext:value-type="float">
            <text:p>6.270303</text:p>
          </table:table-cell>
          <table:table-cell office:value-type="float" office:value="6.17" calcext:value-type="float">
            <text:p>6.17</text:p>
          </table:table-cell>
          <table:table-cell office:value-type="float" office:value="-5.41" calcext:value-type="float">
            <text:p>-5.41</text:p>
          </table:table-cell>
          <table:table-cell office:value-type="float" office:value="0.7525485" calcext:value-type="float">
            <text:p>0.7525485</text:p>
          </table:table-cell>
          <table:table-cell office:value-type="float" office:value="0.3626256" calcext:value-type="float">
            <text:p>0.3626256</text:p>
          </table:table-cell>
          <table:table-cell office:value-type="float" office:value="315.216" calcext:value-type="float">
            <text:p>315.216</text:p>
          </table:table-cell>
          <table:table-cell office:value-type="float" office:value="0" calcext:value-type="float">
            <text:p>0</text:p>
          </table:table-cell>
          <table:table-cell office:value-type="float" office:value="0.9526978" calcext:value-type="float">
            <text:p>0.9526978</text:p>
          </table:table-cell>
          <table:table-cell office:value-type="float" office:value="-2.02298" calcext:value-type="float">
            <text:p>-2.02298</text:p>
          </table:table-cell>
          <table:table-cell office:value-type="float" office:value="0.1551819" calcext:value-type="float">
            <text:p>0.1551819</text:p>
          </table:table-cell>
          <table:table-cell office:value-type="float" office:value="-0.2628479" calcext:value-type="float">
            <text:p>-0.2628479</text:p>
          </table:table-cell>
          <table:table-cell office:value-type="float" office:value="0.4434509" calcext:value-type="float">
            <text:p>0.4434509</text:p>
          </table:table-cell>
          <table:table-cell office:value-type="float" office:value="0.1882935" calcext:value-type="float">
            <text:p>0.1882935</text:p>
          </table:table-cell>
          <table:table-cell office:value-type="float" office:value="0.8336182" calcext:value-type="float">
            <text:p>0.8336182</text:p>
          </table:table-cell>
          <table:table-cell office:value-type="float" office:value="0.6880798" calcext:value-type="float">
            <text:p>0.6880798</text:p>
          </table:table-cell>
          <table:table-cell office:value-type="float" office:value="1.163757" calcext:value-type="float">
            <text:p>1.163757</text:p>
          </table:table-cell>
          <table:table-cell office:value-type="float" office:value="1.071503" calcext:value-type="float">
            <text:p>1.071503</text:p>
          </table:table-cell>
          <table:table-cell office:value-type="float" office:value="1.603363" calcext:value-type="float">
            <text:p>1.603363</text:p>
          </table:table-cell>
          <table:table-cell office:value-type="float" office:value="1.551605" calcext:value-type="float">
            <text:p>1.551605</text:p>
          </table:table-cell>
          <table:table-cell office:value-type="float" office:value="2.120422" calcext:value-type="float">
            <text:p>2.120422</text:p>
          </table:table-cell>
          <table:table-cell office:value-type="float" office:value="2.094269" calcext:value-type="float">
            <text:p>2.094269</text:p>
          </table:table-cell>
          <table:table-cell office:value-type="float" office:value="2.984344" calcext:value-type="float">
            <text:p>2.984344</text:p>
          </table:table-cell>
          <table:table-cell office:value-type="float" office:value="2.974579" calcext:value-type="float">
            <text:p>2.974579</text:p>
          </table:table-cell>
          <table:table-cell office:value-type="float" office:value="4.59256" calcext:value-type="float">
            <text:p>4.59256</text:p>
          </table:table-cell>
          <table:table-cell office:value-type="float" office:value="4.530762" calcext:value-type="float">
            <text:p>4.530762</text:p>
          </table:table-cell>
          <table:table-cell office:value-type="float" office:value="6.480225" calcext:value-type="float">
            <text:p>6.480225</text:p>
          </table:table-cell>
          <table:table-cell office:value-type="float" office:value="6.380768" calcext:value-type="float">
            <text:p>6.380768</text:p>
          </table:table-cell>
          <table:table-cell office:value-type="float" office:value="7.91803" calcext:value-type="float">
            <text:p>7.91803</text:p>
          </table:table-cell>
          <table:table-cell office:value-type="float" office:value="7.80545" calcext:value-type="float">
            <text:p>7.80545</text:p>
          </table:table-cell>
          <table:table-cell office:value-type="float" office:value="9.070892" calcext:value-type="float">
            <text:p>9.070892</text:p>
          </table:table-cell>
          <table:table-cell office:value-type="float" office:value="8.953674" calcext:value-type="float">
            <text:p>8.953674</text:p>
          </table:table-cell>
          <table:table-cell office:value-type="float" office:value="9.926971" calcext:value-type="float">
            <text:p>9.926971</text:p>
          </table:table-cell>
          <table:table-cell office:value-type="float" office:value="9.813354" calcext:value-type="float">
            <text:p>9.813354</text:p>
          </table:table-cell>
          <table:table-cell office:value-type="float" office:value="10.32285" calcext:value-type="float">
            <text:p>10.32285</text:p>
          </table:table-cell>
          <table:table-cell office:value-type="float" office:value="10.21591" calcext:value-type="float">
            <text:p>10.21591</text:p>
          </table:table-cell>
          <table:table-cell office:value-type="float" office:value="7.018372" calcext:value-type="float">
            <text:p>7.018372</text:p>
          </table:table-cell>
          <table:table-cell office:value-type="float" office:value="-6.795532" calcext:value-type="float">
            <text:p>-6.7955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2.018801" calcext:value-type="float">
            <text:p>2.018801</text:p>
          </table:table-cell>
          <table:table-cell office:value-type="float" office:value="9.56" calcext:value-type="float">
            <text:p>9.56</text:p>
          </table:table-cell>
          <table:table-cell office:value-type="float" office:value="1.15" calcext:value-type="float">
            <text:p>1.15</text:p>
          </table:table-cell>
          <table:table-cell office:value-type="float" office:value="1.034363" calcext:value-type="float">
            <text:p>1.034363</text:p>
          </table:table-cell>
          <table:table-cell office:value-type="float" office:value="0.5853114" calcext:value-type="float">
            <text:p>0.5853114</text:p>
          </table:table-cell>
          <table:table-cell office:value-type="float" office:value="427.464" calcext:value-type="float">
            <text:p>427.464</text:p>
          </table:table-cell>
          <table:table-cell office:value-type="float" office:value="0" calcext:value-type="float">
            <text:p>0</text:p>
          </table:table-cell>
          <table:table-cell office:value-type="float" office:value="0.5582581" calcext:value-type="float">
            <text:p>0.5582581</text:p>
          </table:table-cell>
          <table:table-cell office:value-type="float" office:value="-0.2869263" calcext:value-type="float">
            <text:p>-0.2869263</text:p>
          </table:table-cell>
          <table:table-cell office:value-type="float" office:value="0.1124573" calcext:value-type="float">
            <text:p>0.1124573</text:p>
          </table:table-cell>
          <table:table-cell office:value-type="float" office:value="-0.01638794" calcext:value-type="float">
            <text:p>-0.01638794</text:p>
          </table:table-cell>
          <table:table-cell office:value-type="float" office:value="0.4613647" calcext:value-type="float">
            <text:p>0.4613647</text:p>
          </table:table-cell>
          <table:table-cell office:value-type="float" office:value="0.3652039" calcext:value-type="float">
            <text:p>0.3652039</text:p>
          </table:table-cell>
          <table:table-cell office:value-type="float" office:value="0.8726807" calcext:value-type="float">
            <text:p>0.8726807</text:p>
          </table:table-cell>
          <table:table-cell office:value-type="float" office:value="0.8057251" calcext:value-type="float">
            <text:p>0.8057251</text:p>
          </table:table-cell>
          <table:table-cell office:value-type="float" office:value="1.206573" calcext:value-type="float">
            <text:p>1.206573</text:p>
          </table:table-cell>
          <table:table-cell office:value-type="float" office:value="1.156982" calcext:value-type="float">
            <text:p>1.156982</text:p>
          </table:table-cell>
          <table:table-cell office:value-type="float" office:value="1.633301" calcext:value-type="float">
            <text:p>1.633301</text:p>
          </table:table-cell>
          <table:table-cell office:value-type="float" office:value="1.603149" calcext:value-type="float">
            <text:p>1.603149</text:p>
          </table:table-cell>
          <table:table-cell office:value-type="float" office:value="2.136658" calcext:value-type="float">
            <text:p>2.136658</text:p>
          </table:table-cell>
          <table:table-cell office:value-type="float" office:value="2.120667" calcext:value-type="float">
            <text:p>2.120667</text:p>
          </table:table-cell>
          <table:table-cell office:value-type="float" office:value="2.974548" calcext:value-type="float">
            <text:p>2.974548</text:p>
          </table:table-cell>
          <table:table-cell office:value-type="float" office:value="2.967438" calcext:value-type="float">
            <text:p>2.967438</text:p>
          </table:table-cell>
          <table:table-cell office:value-type="float" office:value="4.530182" calcext:value-type="float">
            <text:p>4.530182</text:p>
          </table:table-cell>
          <table:table-cell office:value-type="float" office:value="4.477173" calcext:value-type="float">
            <text:p>4.477173</text:p>
          </table:table-cell>
          <table:table-cell office:value-type="float" office:value="6.379761" calcext:value-type="float">
            <text:p>6.379761</text:p>
          </table:table-cell>
          <table:table-cell office:value-type="float" office:value="6.286926" calcext:value-type="float">
            <text:p>6.286926</text:p>
          </table:table-cell>
          <table:table-cell office:value-type="float" office:value="7.804291" calcext:value-type="float">
            <text:p>7.804291</text:p>
          </table:table-cell>
          <table:table-cell office:value-type="float" office:value="7.695831" calcext:value-type="float">
            <text:p>7.695831</text:p>
          </table:table-cell>
          <table:table-cell office:value-type="float" office:value="8.952454" calcext:value-type="float">
            <text:p>8.952454</text:p>
          </table:table-cell>
          <table:table-cell office:value-type="float" office:value="8.838287" calcext:value-type="float">
            <text:p>8.838287</text:p>
          </table:table-cell>
          <table:table-cell office:value-type="float" office:value="9.812134" calcext:value-type="float">
            <text:p>9.812134</text:p>
          </table:table-cell>
          <table:table-cell office:value-type="float" office:value="9.699524" calcext:value-type="float">
            <text:p>9.699524</text:p>
          </table:table-cell>
          <table:table-cell office:value-type="float" office:value="10.21478" calcext:value-type="float">
            <text:p>10.21478</text:p>
          </table:table-cell>
          <table:table-cell office:value-type="float" office:value="10.10812" calcext:value-type="float">
            <text:p>10.10812</text:p>
          </table:table-cell>
          <table:table-cell office:value-type="float" office:value="2.769043" calcext:value-type="float">
            <text:p>2.769043</text:p>
          </table:table-cell>
          <table:table-cell office:value-type="float" office:value="-1.59079" calcext:value-type="float">
            <text:p>-1.59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8.548582" calcext:value-type="float">
            <text:p>8.548582</text:p>
          </table:table-cell>
          <table:table-cell office:value-type="float" office:value="13.25" calcext:value-type="float">
            <text:p>13.25</text:p>
          </table:table-cell>
          <table:table-cell office:value-type="float" office:value="-1.83" calcext:value-type="float">
            <text:p>-1.83</text:p>
          </table:table-cell>
          <table:table-cell office:value-type="float" office:value="1.108348" calcext:value-type="float">
            <text:p>1.108348</text:p>
          </table:table-cell>
          <table:table-cell office:value-type="float" office:value="0.4722573" calcext:value-type="float">
            <text:p>0.4722573</text:p>
          </table:table-cell>
          <table:table-cell office:value-type="float" office:value="419.364" calcext:value-type="float">
            <text:p>419.364</text:p>
          </table:table-cell>
          <table:table-cell office:value-type="float" office:value="0" calcext:value-type="float">
            <text:p>0</text:p>
          </table:table-cell>
          <table:table-cell office:value-type="float" office:value="6.433777" calcext:value-type="float">
            <text:p>6.433777</text:p>
          </table:table-cell>
          <table:table-cell office:value-type="float" office:value="0.4815674" calcext:value-type="float">
            <text:p>0.4815674</text:p>
          </table:table-cell>
          <table:table-cell office:value-type="float" office:value="4.398865" calcext:value-type="float">
            <text:p>4.398865</text:p>
          </table:table-cell>
          <table:table-cell office:value-type="float" office:value="0.1152649" calcext:value-type="float">
            <text:p>0.1152649</text:p>
          </table:table-cell>
          <table:table-cell office:value-type="float" office:value="3.293579" calcext:value-type="float">
            <text:p>3.293579</text:p>
          </table:table-cell>
          <table:table-cell office:value-type="float" office:value="0.4629822" calcext:value-type="float">
            <text:p>0.4629822</text:p>
          </table:table-cell>
          <table:table-cell office:value-type="float" office:value="2.720581" calcext:value-type="float">
            <text:p>2.720581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2.524658" calcext:value-type="float">
            <text:p>2.524658</text:p>
          </table:table-cell>
          <table:table-cell office:value-type="float" office:value="1.207306" calcext:value-type="float">
            <text:p>1.207306</text:p>
          </table:table-cell>
          <table:table-cell office:value-type="float" office:value="2.508209" calcext:value-type="float">
            <text:p>2.508209</text:p>
          </table:table-cell>
          <table:table-cell office:value-type="float" office:value="1.633759" calcext:value-type="float">
            <text:p>1.633759</text:p>
          </table:table-cell>
          <table:table-cell office:value-type="float" office:value="2.651215" calcext:value-type="float">
            <text:p>2.651215</text:p>
          </table:table-cell>
          <table:table-cell office:value-type="float" office:value="2.136932" calcext:value-type="float">
            <text:p>2.136932</text:p>
          </table:table-cell>
          <table:table-cell office:value-type="float" office:value="3.059021" calcext:value-type="float">
            <text:p>3.059021</text:p>
          </table:table-cell>
          <table:table-cell office:value-type="float" office:value="2.966431" calcext:value-type="float">
            <text:p>2.966431</text:p>
          </table:table-cell>
          <table:table-cell office:value-type="float" office:value="4.476624" calcext:value-type="float">
            <text:p>4.476624</text:p>
          </table:table-cell>
          <table:table-cell office:value-type="float" office:value="4.435669" calcext:value-type="float">
            <text:p>4.435669</text:p>
          </table:table-cell>
          <table:table-cell office:value-type="float" office:value="6.286011" calcext:value-type="float">
            <text:p>6.286011</text:p>
          </table:table-cell>
          <table:table-cell office:value-type="float" office:value="6.199615" calcext:value-type="float">
            <text:p>6.199615</text:p>
          </table:table-cell>
          <table:table-cell office:value-type="float" office:value="7.694733" calcext:value-type="float">
            <text:p>7.694733</text:p>
          </table:table-cell>
          <table:table-cell office:value-type="float" office:value="7.590759" calcext:value-type="float">
            <text:p>7.590759</text:p>
          </table:table-cell>
          <table:table-cell office:value-type="float" office:value="8.837097" calcext:value-type="float">
            <text:p>8.837097</text:p>
          </table:table-cell>
          <table:table-cell office:value-type="float" office:value="8.725494" calcext:value-type="float">
            <text:p>8.725494</text:p>
          </table:table-cell>
          <table:table-cell office:value-type="float" office:value="9.698334" calcext:value-type="float">
            <text:p>9.698334</text:p>
          </table:table-cell>
          <table:table-cell office:value-type="float" office:value="9.586975" calcext:value-type="float">
            <text:p>9.586975</text:p>
          </table:table-cell>
          <table:table-cell office:value-type="float" office:value="10.10699" calcext:value-type="float">
            <text:p>10.10699</text:p>
          </table:table-cell>
          <table:table-cell office:value-type="float" office:value="10.00082" calcext:value-type="float">
            <text:p>10.00082</text:p>
          </table:table-cell>
          <table:table-cell office:value-type="float" office:value="21.33276" calcext:value-type="float">
            <text:p>21.33276</text:p>
          </table:table-cell>
          <table:table-cell office:value-type="float" office:value="-2.37207" calcext:value-type="float">
            <text:p>-2.3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8.204667" calcext:value-type="float">
            <text:p>8.204667</text:p>
          </table:table-cell>
          <table:table-cell office:value-type="float" office:value="5.45" calcext:value-type="float">
            <text:p>5.45</text:p>
          </table:table-cell>
          <table:table-cell office:value-type="float" office:value="-3.94" calcext:value-type="float">
            <text:p>-3.94</text:p>
          </table:table-cell>
          <table:table-cell office:value-type="float" office:value="0.6929613" calcext:value-type="float">
            <text:p>0.6929613</text:p>
          </table:table-cell>
          <table:table-cell office:value-type="float" office:value="0.4045137" calcext:value-type="float">
            <text:p>0.4045137</text:p>
          </table:table-cell>
          <table:table-cell office:value-type="float" office:value="309.888" calcext:value-type="float">
            <text:p>309.888</text:p>
          </table:table-cell>
          <table:table-cell office:value-type="float" office:value="0" calcext:value-type="float">
            <text:p>0</text:p>
          </table:table-cell>
          <table:table-cell office:value-type="float" office:value="6.230927" calcext:value-type="float">
            <text:p>6.230927</text:p>
          </table:table-cell>
          <table:table-cell office:value-type="float" office:value="-0.208374" calcext:value-type="float">
            <text:p>-0.208374</text:p>
          </table:table-cell>
          <table:table-cell office:value-type="float" office:value="4.401154" calcext:value-type="float">
            <text:p>4.401154</text:p>
          </table:table-cell>
          <table:table-cell office:value-type="float" office:value="0.5124207" calcext:value-type="float">
            <text:p>0.5124207</text:p>
          </table:table-cell>
          <table:table-cell office:value-type="float" office:value="3.463165" calcext:value-type="float">
            <text:p>3.463165</text:p>
          </table:table-cell>
          <table:table-cell office:value-type="float" office:value="1.108917" calcext:value-type="float">
            <text:p>1.108917</text:p>
          </table:table-cell>
          <table:table-cell office:value-type="float" office:value="3.012299" calcext:value-type="float">
            <text:p>3.012299</text:p>
          </table:table-cell>
          <table:table-cell office:value-type="float" office:value="1.615631" calcext:value-type="float">
            <text:p>1.615631</text:p>
          </table:table-cell>
          <table:table-cell office:value-type="float" office:value="2.85788" calcext:value-type="float">
            <text:p>2.85788</text:p>
          </table:table-cell>
          <table:table-cell office:value-type="float" office:value="1.949036" calcext:value-type="float">
            <text:p>1.949036</text:p>
          </table:table-cell>
          <table:table-cell office:value-type="float" office:value="2.833893" calcext:value-type="float">
            <text:p>2.833893</text:p>
          </table:table-cell>
          <table:table-cell office:value-type="float" office:value="2.323853" calcext:value-type="float">
            <text:p>2.323853</text:p>
          </table:table-cell>
          <table:table-cell office:value-type="float" office:value="2.995026" calcext:value-type="float">
            <text:p>2.995026</text:p>
          </table:table-cell>
          <table:table-cell office:value-type="float" office:value="2.659119" calcext:value-type="float">
            <text:p>2.659119</text:p>
          </table:table-cell>
          <table:table-cell office:value-type="float" office:value="3.331207" calcext:value-type="float">
            <text:p>3.331207</text:p>
          </table:table-cell>
          <table:table-cell office:value-type="float" office:value="3.063141" calcext:value-type="float">
            <text:p>3.063141</text:p>
          </table:table-cell>
          <table:table-cell office:value-type="float" office:value="4.471985" calcext:value-type="float">
            <text:p>4.471985</text:p>
          </table:table-cell>
          <table:table-cell office:value-type="float" office:value="4.435547" calcext:value-type="float">
            <text:p>4.435547</text:p>
          </table:table-cell>
          <table:table-cell office:value-type="float" office:value="6.19873" calcext:value-type="float">
            <text:p>6.19873</text:p>
          </table:table-cell>
          <table:table-cell office:value-type="float" office:value="6.127777" calcext:value-type="float">
            <text:p>6.127777</text:p>
          </table:table-cell>
          <table:table-cell office:value-type="float" office:value="7.589691" calcext:value-type="float">
            <text:p>7.589691</text:p>
          </table:table-cell>
          <table:table-cell office:value-type="float" office:value="7.491302" calcext:value-type="float">
            <text:p>7.491302</text:p>
          </table:table-cell>
          <table:table-cell office:value-type="float" office:value="8.724335" calcext:value-type="float">
            <text:p>8.724335</text:p>
          </table:table-cell>
          <table:table-cell office:value-type="float" office:value="8.61554" calcext:value-type="float">
            <text:p>8.61554</text:p>
          </table:table-cell>
          <table:table-cell office:value-type="float" office:value="9.585785" calcext:value-type="float">
            <text:p>9.585785</text:p>
          </table:table-cell>
          <table:table-cell office:value-type="float" office:value="9.475891" calcext:value-type="float">
            <text:p>9.475891</text:p>
          </table:table-cell>
          <table:table-cell office:value-type="float" office:value="9.999695" calcext:value-type="float">
            <text:p>9.999695</text:p>
          </table:table-cell>
          <table:table-cell office:value-type="float" office:value="9.894257" calcext:value-type="float">
            <text:p>9.894257</text:p>
          </table:table-cell>
          <table:table-cell office:value-type="float" office:value="15.77917" calcext:value-type="float">
            <text:p>15.77917</text:p>
          </table:table-cell>
          <table:table-cell office:value-type="float" office:value="-3.236359" calcext:value-type="float">
            <text:p>-3.236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7.00367" calcext:value-type="float">
            <text:p>7.00367</text:p>
          </table:table-cell>
          <table:table-cell office:value-type="float" office:value="4.08" calcext:value-type="float">
            <text:p>4.08</text:p>
          </table:table-cell>
          <table:table-cell office:value-type="float" office:value="-4.95" calcext:value-type="float">
            <text:p>-4.95</text:p>
          </table:table-cell>
          <table:table-cell office:value-type="float" office:value="0.683827" calcext:value-type="float">
            <text:p>0.683827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261.252" calcext:value-type="float">
            <text:p>261.252</text:p>
          </table:table-cell>
          <table:table-cell office:value-type="float" office:value="0" calcext:value-type="float">
            <text:p>0</text:p>
          </table:table-cell>
          <table:table-cell office:value-type="float" office:value="4.240936" calcext:value-type="float">
            <text:p>4.240936</text:p>
          </table:table-cell>
          <table:table-cell office:value-type="float" office:value="-0.1999207" calcext:value-type="float">
            <text:p>-0.1999207</text:p>
          </table:table-cell>
          <table:table-cell office:value-type="float" office:value="3.255798" calcext:value-type="float">
            <text:p>3.255798</text:p>
          </table:table-cell>
          <table:table-cell office:value-type="float" office:value="0.5554504" calcext:value-type="float">
            <text:p>0.5554504</text:p>
          </table:table-cell>
          <table:table-cell office:value-type="float" office:value="2.842407" calcext:value-type="float">
            <text:p>2.842407</text:p>
          </table:table-cell>
          <table:table-cell office:value-type="float" office:value="1.161865" calcext:value-type="float">
            <text:p>1.161865</text:p>
          </table:table-cell>
          <table:table-cell office:value-type="float" office:value="2.673523" calcext:value-type="float">
            <text:p>2.673523</text:p>
          </table:table-cell>
          <table:table-cell office:value-type="float" office:value="1.701691" calcext:value-type="float">
            <text:p>1.701691</text:p>
          </table:table-cell>
          <table:table-cell office:value-type="float" office:value="2.671875" calcext:value-type="float">
            <text:p>2.671875</text:p>
          </table:table-cell>
          <table:table-cell office:value-type="float" office:value="2.065796" calcext:value-type="float">
            <text:p>2.065796</text:p>
          </table:table-cell>
          <table:table-cell office:value-type="float" office:value="2.823212" calcext:value-type="float">
            <text:p>2.823212</text:p>
          </table:table-cell>
          <table:table-cell office:value-type="float" office:value="2.474518" calcext:value-type="float">
            <text:p>2.474518</text:p>
          </table:table-cell>
          <table:table-cell office:value-type="float" office:value="3.017883" calcext:value-type="float">
            <text:p>3.017883</text:p>
          </table:table-cell>
          <table:table-cell office:value-type="float" office:value="2.849487" calcext:value-type="float">
            <text:p>2.849487</text:p>
          </table:table-cell>
          <table:table-cell office:value-type="float" office:value="3.469177" calcext:value-type="float">
            <text:p>3.469177</text:p>
          </table:table-cell>
          <table:table-cell office:value-type="float" office:value="3.334625" calcext:value-type="float">
            <text:p>3.334625</text:p>
          </table:table-cell>
          <table:table-cell office:value-type="float" office:value="4.537689" calcext:value-type="float">
            <text:p>4.537689</text:p>
          </table:table-cell>
          <table:table-cell office:value-type="float" office:value="4.472656" calcext:value-type="float">
            <text:p>4.472656</text:p>
          </table:table-cell>
          <table:table-cell office:value-type="float" office:value="6.127136" calcext:value-type="float">
            <text:p>6.127136</text:p>
          </table:table-cell>
          <table:table-cell office:value-type="float" office:value="6.079193" calcext:value-type="float">
            <text:p>6.079193</text:p>
          </table:table-cell>
          <table:table-cell office:value-type="float" office:value="7.490326" calcext:value-type="float">
            <text:p>7.490326</text:p>
          </table:table-cell>
          <table:table-cell office:value-type="float" office:value="7.401428" calcext:value-type="float">
            <text:p>7.401428</text:p>
          </table:table-cell>
          <table:table-cell office:value-type="float" office:value="8.61438" calcext:value-type="float">
            <text:p>8.61438</text:p>
          </table:table-cell>
          <table:table-cell office:value-type="float" office:value="8.509369" calcext:value-type="float">
            <text:p>8.509369</text:p>
          </table:table-cell>
          <table:table-cell office:value-type="float" office:value="9.474731" calcext:value-type="float">
            <text:p>9.474731</text:p>
          </table:table-cell>
          <table:table-cell office:value-type="float" office:value="9.366638" calcext:value-type="float">
            <text:p>9.366638</text:p>
          </table:table-cell>
          <table:table-cell office:value-type="float" office:value="9.893158" calcext:value-type="float">
            <text:p>9.893158</text:p>
          </table:table-cell>
          <table:table-cell office:value-type="float" office:value="9.788696" calcext:value-type="float">
            <text:p>9.788696</text:p>
          </table:table-cell>
          <table:table-cell office:value-type="float" office:value="8.189545" calcext:value-type="float">
            <text:p>8.189545</text:p>
          </table:table-cell>
          <table:table-cell office:value-type="float" office:value="-3.758789" calcext:value-type="float">
            <text:p>-3.7587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8.593711" calcext:value-type="float">
            <text:p>8.593711</text:p>
          </table:table-cell>
          <table:table-cell office:value-type="float" office:value="7.88" calcext:value-type="float">
            <text:p>7.88</text:p>
          </table:table-cell>
          <table:table-cell office:value-type="float" office:value="-5.68" calcext:value-type="float">
            <text:p>-5.68</text:p>
          </table:table-cell>
          <table:table-cell office:value-type="float" office:value="0.7170846" calcext:value-type="float">
            <text:p>0.7170846</text:p>
          </table:table-cell>
          <table:table-cell office:value-type="float" office:value="0.3553714" calcext:value-type="float">
            <text:p>0.3553714</text:p>
          </table:table-cell>
          <table:table-cell office:value-type="float" office:value="276.048" calcext:value-type="float">
            <text:p>276.048</text:p>
          </table:table-cell>
          <table:table-cell office:value-type="float" office:value="0" calcext:value-type="float">
            <text:p>0</text:p>
          </table:table-cell>
          <table:table-cell office:value-type="float" office:value="4.846313" calcext:value-type="float">
            <text:p>4.846313</text:p>
          </table:table-cell>
          <table:table-cell office:value-type="float" office:value="-0.7529907" calcext:value-type="float">
            <text:p>-0.7529907</text:p>
          </table:table-cell>
          <table:table-cell office:value-type="float" office:value="3.456146" calcext:value-type="float">
            <text:p>3.456146</text:p>
          </table:table-cell>
          <table:table-cell office:value-type="float" office:value="0.1066589" calcext:value-type="float">
            <text:p>0.1066589</text:p>
          </table:table-cell>
          <table:table-cell office:value-type="float" office:value="2.980621" calcext:value-type="float">
            <text:p>2.980621</text:p>
          </table:table-cell>
          <table:table-cell office:value-type="float" office:value="0.7931824" calcext:value-type="float">
            <text:p>0.7931824</text:p>
          </table:table-cell>
          <table:table-cell office:value-type="float" office:value="2.737518" calcext:value-type="float">
            <text:p>2.737518</text:p>
          </table:table-cell>
          <table:table-cell office:value-type="float" office:value="1.425385" calcext:value-type="float">
            <text:p>1.425385</text:p>
          </table:table-cell>
          <table:table-cell office:value-type="float" office:value="2.70401" calcext:value-type="float">
            <text:p>2.70401</text:p>
          </table:table-cell>
          <table:table-cell office:value-type="float" office:value="1.857269" calcext:value-type="float">
            <text:p>1.857269</text:p>
          </table:table-cell>
          <table:table-cell office:value-type="float" office:value="2.805786" calcext:value-type="float">
            <text:p>2.805786</text:p>
          </table:table-cell>
          <table:table-cell office:value-type="float" office:value="2.341248" calcext:value-type="float">
            <text:p>2.341248</text:p>
          </table:table-cell>
          <table:table-cell office:value-type="float" office:value="3.039673" calcext:value-type="float">
            <text:p>3.039673</text:p>
          </table:table-cell>
          <table:table-cell office:value-type="float" office:value="2.791016" calcext:value-type="float">
            <text:p>2.791016</text:p>
          </table:table-cell>
          <table:table-cell office:value-type="float" office:value="3.495453" calcext:value-type="float">
            <text:p>3.495453</text:p>
          </table:table-cell>
          <table:table-cell office:value-type="float" office:value="3.467163" calcext:value-type="float">
            <text:p>3.467163</text:p>
          </table:table-cell>
          <table:table-cell office:value-type="float" office:value="4.575043" calcext:value-type="float">
            <text:p>4.575043</text:p>
          </table:table-cell>
          <table:table-cell office:value-type="float" office:value="4.538269" calcext:value-type="float">
            <text:p>4.538269</text:p>
          </table:table-cell>
          <table:table-cell office:value-type="float" office:value="6.078766" calcext:value-type="float">
            <text:p>6.078766</text:p>
          </table:table-cell>
          <table:table-cell office:value-type="float" office:value="6.043976" calcext:value-type="float">
            <text:p>6.043976</text:p>
          </table:table-cell>
          <table:table-cell office:value-type="float" office:value="7.400574" calcext:value-type="float">
            <text:p>7.400574</text:p>
          </table:table-cell>
          <table:table-cell office:value-type="float" office:value="7.322296" calcext:value-type="float">
            <text:p>7.322296</text:p>
          </table:table-cell>
          <table:table-cell office:value-type="float" office:value="8.50827" calcext:value-type="float">
            <text:p>8.50827</text:p>
          </table:table-cell>
          <table:table-cell office:value-type="float" office:value="8.40802" calcext:value-type="float">
            <text:p>8.40802</text:p>
          </table:table-cell>
          <table:table-cell office:value-type="float" office:value="9.36554" calcext:value-type="float">
            <text:p>9.36554</text:p>
          </table:table-cell>
          <table:table-cell office:value-type="float" office:value="9.259735" calcext:value-type="float">
            <text:p>9.259735</text:p>
          </table:table-cell>
          <table:table-cell office:value-type="float" office:value="9.787628" calcext:value-type="float">
            <text:p>9.787628</text:p>
          </table:table-cell>
          <table:table-cell office:value-type="float" office:value="9.684387" calcext:value-type="float">
            <text:p>9.684387</text:p>
          </table:table-cell>
          <table:table-cell office:value-type="float" office:value="11.13864" calcext:value-type="float">
            <text:p>11.13864</text:p>
          </table:table-cell>
          <table:table-cell office:value-type="float" office:value="-4.616211" calcext:value-type="float">
            <text:p>-4.616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8.039962" calcext:value-type="float">
            <text:p>8.039962</text:p>
          </table:table-cell>
          <table:table-cell office:value-type="float" office:value="1.61" calcext:value-type="float">
            <text:p>1.61</text:p>
          </table:table-cell>
          <table:table-cell office:value-type="float" office:value="-8.74" calcext:value-type="float">
            <text:p>-8.74</text:p>
          </table:table-cell>
          <table:table-cell office:value-type="float" office:value="0.6047762" calcext:value-type="float">
            <text:p>0.6047762</text:p>
          </table:table-cell>
          <table:table-cell office:value-type="float" office:value="0.2818135" calcext:value-type="float">
            <text:p>0.2818135</text:p>
          </table:table-cell>
          <table:table-cell office:value-type="float" office:value="199.548" calcext:value-type="float">
            <text:p>199.548</text:p>
          </table:table-cell>
          <table:table-cell office:value-type="float" office:value="0" calcext:value-type="float">
            <text:p>0</text:p>
          </table:table-cell>
          <table:table-cell office:value-type="float" office:value="3.394073" calcext:value-type="float">
            <text:p>3.394073</text:p>
          </table:table-cell>
          <table:table-cell office:value-type="float" office:value="-0.7111206" calcext:value-type="float">
            <text:p>-0.7111206</text:p>
          </table:table-cell>
          <table:table-cell office:value-type="float" office:value="2.623505" calcext:value-type="float">
            <text:p>2.623505</text:p>
          </table:table-cell>
          <table:table-cell office:value-type="float" office:value="0.2261047" calcext:value-type="float">
            <text:p>0.2261047</text:p>
          </table:table-cell>
          <table:table-cell office:value-type="float" office:value="2.344299" calcext:value-type="float">
            <text:p>2.344299</text:p>
          </table:table-cell>
          <table:table-cell office:value-type="float" office:value="0.9652405" calcext:value-type="float">
            <text:p>0.9652405</text:p>
          </table:table-cell>
          <table:table-cell office:value-type="float" office:value="2.395721" calcext:value-type="float">
            <text:p>2.395721</text:p>
          </table:table-cell>
          <table:table-cell office:value-type="float" office:value="1.591095" calcext:value-type="float">
            <text:p>1.591095</text:p>
          </table:table-cell>
          <table:table-cell office:value-type="float" office:value="2.595734" calcext:value-type="float">
            <text:p>2.595734</text:p>
          </table:table-cell>
          <table:table-cell office:value-type="float" office:value="2.002686" calcext:value-type="float">
            <text:p>2.002686</text:p>
          </table:table-cell>
          <table:table-cell office:value-type="float" office:value="2.805664" calcext:value-type="float">
            <text:p>2.805664</text:p>
          </table:table-cell>
          <table:table-cell office:value-type="float" office:value="2.458435" calcext:value-type="float">
            <text:p>2.458435</text:p>
          </table:table-cell>
          <table:table-cell office:value-type="float" office:value="3.057159" calcext:value-type="float">
            <text:p>3.057159</text:p>
          </table:table-cell>
          <table:table-cell office:value-type="float" office:value="2.87973" calcext:value-type="float">
            <text:p>2.87973</text:p>
          </table:table-cell>
          <table:table-cell office:value-type="float" office:value="3.536102" calcext:value-type="float">
            <text:p>3.536102</text:p>
          </table:table-cell>
          <table:table-cell office:value-type="float" office:value="3.494965" calcext:value-type="float">
            <text:p>3.494965</text:p>
          </table:table-cell>
          <table:table-cell office:value-type="float" office:value="4.59729" calcext:value-type="float">
            <text:p>4.59729</text:p>
          </table:table-cell>
          <table:table-cell office:value-type="float" office:value="4.575287" calcext:value-type="float">
            <text:p>4.575287</text:p>
          </table:table-cell>
          <table:table-cell office:value-type="float" office:value="6.043671" calcext:value-type="float">
            <text:p>6.043671</text:p>
          </table:table-cell>
          <table:table-cell office:value-type="float" office:value="6.013519" calcext:value-type="float">
            <text:p>6.013519</text:p>
          </table:table-cell>
          <table:table-cell office:value-type="float" office:value="7.321503" calcext:value-type="float">
            <text:p>7.321503</text:p>
          </table:table-cell>
          <table:table-cell office:value-type="float" office:value="7.251312" calcext:value-type="float">
            <text:p>7.251312</text:p>
          </table:table-cell>
          <table:table-cell office:value-type="float" office:value="8.406982" calcext:value-type="float">
            <text:p>8.406982</text:p>
          </table:table-cell>
          <table:table-cell office:value-type="float" office:value="8.312897" calcext:value-type="float">
            <text:p>8.312897</text:p>
          </table:table-cell>
          <table:table-cell office:value-type="float" office:value="9.258636" calcext:value-type="float">
            <text:p>9.258636</text:p>
          </table:table-cell>
          <table:table-cell office:value-type="float" office:value="9.155273" calcext:value-type="float">
            <text:p>9.155273</text:p>
          </table:table-cell>
          <table:table-cell office:value-type="float" office:value="9.683319" calcext:value-type="float">
            <text:p>9.683319</text:p>
          </table:table-cell>
          <table:table-cell office:value-type="float" office:value="9.581696" calcext:value-type="float">
            <text:p>9.581696</text:p>
          </table:table-cell>
          <table:table-cell office:value-type="float" office:value="6.207794" calcext:value-type="float">
            <text:p>6.207794</text:p>
          </table:table-cell>
          <table:table-cell office:value-type="float" office:value="-5.881195" calcext:value-type="float">
            <text:p>-5.881195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4:23.343568789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